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2" style:family="table-column">
      <style:table-column-properties fo:break-before="auto" style:column-width="5.53cm"/>
    </style:style>
    <style:style style:name="co3" style:family="table-column">
      <style:table-column-properties fo:break-before="auto" style:column-width="4.471cm"/>
    </style:style>
    <style:style style:name="co4" style:family="table-column">
      <style:table-column-properties fo:break-before="auto" style:column-width="3.757cm"/>
    </style:style>
    <style:style style:name="co5" style:family="table-column">
      <style:table-column-properties fo:break-before="auto" style:column-width="6.662cm"/>
    </style:style>
    <style:style style:name="co6" style:family="table-column">
      <style:table-column-properties fo:break-before="auto" style:column-width="7.281cm"/>
    </style:style>
    <style:style style:name="co7" style:family="table-column">
      <style:table-column-properties fo:break-before="auto" style:column-width="4.016cm"/>
    </style:style>
    <style:style style:name="co8" style:family="table-column">
      <style:table-column-properties fo:break-before="auto" style:column-width="2.353cm"/>
    </style:style>
    <style:style style:name="co9" style:family="table-column">
      <style:table-column-properties fo:break-before="auto" style:column-width="1.291cm"/>
    </style:style>
    <style:style style:name="co10" style:family="table-column">
      <style:table-column-properties fo:break-before="auto" style:column-width="2.267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4.073cm"/>
    </style:style>
    <style:style style:name="co14" style:family="table-column">
      <style:table-column-properties fo:break-before="auto" style:column-width="0.672cm"/>
    </style:style>
    <style:style style:name="co15" style:family="table-column">
      <style:table-column-properties fo:break-before="auto" style:column-width="0.699cm"/>
    </style:style>
    <style:style style:name="co16" style:family="table-column">
      <style:table-column-properties fo:break-before="auto" style:column-width="3.161cm"/>
    </style:style>
    <style:style style:name="co17" style:family="table-column">
      <style:table-column-properties fo:break-before="auto" style:column-width="0.411cm"/>
    </style:style>
    <style:style style:name="co18" style:family="table-column">
      <style:table-column-properties fo:break-before="auto" style:column-width="3.526cm"/>
    </style:style>
    <style:style style:name="co19" style:family="table-column">
      <style:table-column-properties fo:break-before="auto" style:column-width="1.752cm"/>
    </style:style>
    <style:style style:name="co20" style:family="table-column">
      <style:table-column-properties fo:break-before="auto" style:column-width="0.891cm"/>
    </style:style>
    <style:style style:name="co21" style:family="table-column">
      <style:table-column-properties fo:break-before="auto" style:column-width="0.982cm"/>
    </style:style>
    <style:style style:name="co22" style:family="table-column">
      <style:table-column-properties fo:break-before="auto" style:column-width="2.305cm"/>
    </style:style>
    <style:style style:name="co23" style:family="table-column">
      <style:table-column-properties fo:break-before="auto" style:column-width="2.429cm"/>
    </style:style>
    <style:style style:name="co24" style:family="table-column">
      <style:table-column-properties fo:break-before="auto" style:column-width="1.967cm"/>
    </style:style>
    <style:style style:name="co25" style:family="table-column">
      <style:table-column-properties fo:break-before="auto" style:column-width="1.536cm"/>
    </style:style>
    <style:style style:name="co26" style:family="table-column">
      <style:table-column-properties fo:break-before="auto" style:column-width="1.321cm"/>
    </style:style>
    <style:style style:name="co27" style:family="table-column">
      <style:table-column-properties fo:break-before="auto" style:column-width="1.014cm"/>
    </style:style>
    <style:style style:name="co28" style:family="table-column">
      <style:table-column-properties fo:break-before="auto" style:column-width="2.09cm"/>
    </style:style>
    <style:style style:name="co29"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37" style:family="table-column">
      <style:table-column-properties fo:break-before="auto" style:column-width="3.175cm"/>
    </style:style>
    <style:style style:name="co38" style:family="table-column">
      <style:table-column-properties fo:break-before="auto" style:column-width="2.258cm"/>
    </style:style>
    <style:style style:name="co39" style:family="table-column">
      <style:table-column-properties fo:break-before="auto" style:column-width="9.537cm"/>
    </style:style>
    <style:style style:name="co40" style:family="table-column">
      <style:table-column-properties fo:break-before="auto" style:column-width="7.22cm"/>
    </style:style>
    <style:style style:name="co41" style:family="table-column">
      <style:table-column-properties fo:break-before="auto" style:column-width="10.947cm"/>
    </style:style>
    <style:style style:name="co42" style:family="table-column">
      <style:table-column-properties fo:break-before="auto" style:column-width="25.912cm"/>
    </style:style>
    <style:style style:name="co43" style:family="table-column">
      <style:table-column-properties fo:break-before="auto" style:column-width="2.776cm"/>
    </style:style>
    <style:style style:name="co44" style:family="table-column">
      <style:table-column-properties fo:break-before="auto" style:column-width="0.45cm"/>
    </style:style>
    <style:style style:name="co45" style:family="table-column">
      <style:table-column-properties fo:break-before="auto" style:column-width="8.146cm"/>
    </style:style>
    <style:style style:name="co46" style:family="table-column">
      <style:table-column-properties fo:break-before="auto" style:column-width="1cm"/>
    </style:style>
    <style:style style:name="co47" style:family="table-column">
      <style:table-column-properties fo:break-before="auto" style:column-width="4.406cm"/>
    </style:style>
    <style:style style:name="co48" style:family="table-column">
      <style:table-column-properties fo:break-before="auto" style:column-width="1.732cm"/>
    </style:style>
    <style:style style:name="co49" style:family="table-column">
      <style:table-column-properties fo:break-before="auto" style:column-width="4.212cm"/>
    </style:style>
    <style:style style:name="co50" style:family="table-column">
      <style:table-column-properties fo:break-before="auto" style:column-width="16.596cm"/>
    </style:style>
    <style:style style:name="co51" style:family="table-column">
      <style:table-column-properties fo:break-before="auto" style:column-width="14.767cm"/>
    </style:style>
    <style:style style:name="co52" style:family="table-column">
      <style:table-column-properties fo:break-before="auto" style:column-width="7.537cm"/>
    </style:style>
    <style:style style:name="co53" style:family="table-column">
      <style:table-column-properties fo:break-before="auto" style:column-width="0.476cm"/>
    </style:style>
    <style:style style:name="co54" style:family="table-column">
      <style:table-column-properties fo:break-before="auto" style:column-width="0.506cm"/>
    </style:style>
    <style:style style:name="co55" style:family="table-column">
      <style:table-column-properties fo:break-before="auto" style:column-width="1.353cm"/>
    </style:style>
    <style:style style:name="co56" style:family="table-column">
      <style:table-column-properties fo:break-before="auto" style:column-width="1.138cm"/>
    </style:style>
    <style:style style:name="co57" style:family="table-column">
      <style:table-column-properties fo:break-before="auto" style:column-width="1.506cm"/>
    </style:style>
    <style:style style:name="co58" style:family="table-column">
      <style:table-column-properties fo:break-before="auto" style:column-width="1.475cm"/>
    </style:style>
    <style:style style:name="co59" style:family="table-column">
      <style:table-column-properties fo:break-before="auto" style:column-width="0.277cm"/>
    </style:style>
    <style:style style:name="co60" style:family="table-column">
      <style:table-column-properties fo:break-before="auto" style:column-width="0.388cm"/>
    </style:style>
    <style:style style:name="co61" style:family="table-column">
      <style:table-column-properties fo:break-before="auto" style:column-width="0.36cm"/>
    </style:style>
    <style:style style:name="co62" style:family="table-column">
      <style:table-column-properties fo:break-before="auto" style:column-width="0.526cm"/>
    </style:style>
    <style:style style:name="co63" style:family="table-column">
      <style:table-column-properties fo:break-before="auto" style:column-width="0.559cm"/>
    </style:style>
    <style:style style:name="co64" style:family="table-column">
      <style:table-column-properties fo:break-before="auto" style:column-width="0.67cm"/>
    </style:style>
    <style:style style:name="co65" style:family="table-column">
      <style:table-column-properties fo:break-before="auto" style:column-width="3.953cm"/>
    </style:style>
    <style:style style:name="co66" style:family="table-column">
      <style:table-column-properties fo:break-before="auto" style:column-width="4.942cm"/>
    </style:style>
    <style:style style:name="co67" style:family="table-column">
      <style:table-column-properties fo:break-before="auto" style:column-width="29.699cm"/>
    </style:style>
    <style:style style:name="co68" style:family="table-column">
      <style:table-column-properties fo:break-before="auto" style:column-width="4.128cm"/>
    </style:style>
    <style:style style:name="co69" style:family="table-column">
      <style:table-column-properties fo:break-before="auto" style:column-width="2.508cm"/>
    </style:style>
    <style:style style:name="co70" style:family="table-column">
      <style:table-column-properties fo:break-before="auto" style:column-width="0.799cm"/>
    </style:style>
    <style:style style:name="co71" style:family="table-column">
      <style:table-column-properties fo:break-before="auto" style:column-width="0.829cm"/>
    </style:style>
    <style:style style:name="co72" style:family="table-column">
      <style:table-column-properties fo:break-before="auto" style:column-width="0.669cm"/>
    </style:style>
    <style:style style:name="co73" style:family="table-column">
      <style:table-column-properties fo:break-before="auto" style:column-width="10.426cm"/>
    </style:style>
    <style:style style:name="co74" style:family="table-column">
      <style:table-column-properties fo:break-before="auto" style:column-width="0.43cm"/>
    </style:style>
    <style:style style:name="co75" style:family="table-column">
      <style:table-column-properties fo:break-before="auto" style:column-width="1.076cm"/>
    </style:style>
    <style:style style:name="co76" style:family="table-column">
      <style:table-column-properties fo:break-before="auto" style:column-width="1.044cm"/>
    </style:style>
    <style:style style:name="co77" style:family="table-column">
      <style:table-column-properties fo:break-before="auto" style:column-width="1.845cm"/>
    </style:style>
    <style:style style:name="co78" style:family="table-column">
      <style:table-column-properties fo:break-before="auto" style:column-width="1.413cm"/>
    </style:style>
    <style:style style:name="co79" style:family="table-column">
      <style:table-column-properties fo:break-before="auto" style:column-width="0.676cm"/>
    </style:style>
    <style:style style:name="co80" style:family="table-column">
      <style:table-column-properties fo:break-before="auto" style:column-width="0.767cm"/>
    </style:style>
    <style:style style:name="co81" style:family="table-column">
      <style:table-column-properties fo:break-before="auto" style:column-width="0.614cm"/>
    </style:style>
    <style:style style:name="co82" style:family="table-column">
      <style:table-column-properties fo:break-before="auto" style:column-width="0.552cm"/>
    </style:style>
    <style:style style:name="co83" style:family="table-column">
      <style:table-column-properties fo:break-before="auto" style:column-width="0.445cm"/>
    </style:style>
    <style:style style:name="co84" style:family="table-column">
      <style:table-column-properties fo:break-before="auto" style:column-width="4.396cm"/>
    </style:style>
    <style:style style:name="co85" style:family="table-column">
      <style:table-column-properties fo:break-before="auto" style:column-width="3.995cm"/>
    </style:style>
    <style:style style:name="co86" style:family="table-column">
      <style:table-column-properties fo:break-before="auto" style:column-width="4.498cm"/>
    </style:style>
    <style:style style:name="co87" style:family="table-column">
      <style:table-column-properties fo:break-before="auto" style:column-width="2.094cm"/>
    </style:style>
    <style:style style:name="co88" style:family="table-column">
      <style:table-column-properties fo:break-before="auto" style:column-width="2.344cm"/>
    </style:style>
    <style:style style:name="co89" style:family="table-column">
      <style:table-column-properties fo:break-before="auto" style:column-width="2.369cm"/>
    </style:style>
    <style:style style:name="co90" style:family="table-column">
      <style:table-column-properties fo:break-before="auto" style:column-width="3.261cm"/>
    </style:style>
    <style:style style:name="co91" style:family="table-column">
      <style:table-column-properties fo:break-before="auto" style:column-width="5.943cm"/>
    </style:style>
    <style:style style:name="co92" style:family="table-column">
      <style:table-column-properties fo:break-before="auto" style:column-width="2.953cm"/>
    </style:style>
    <style:style style:name="co93" style:family="table-column">
      <style:table-column-properties fo:break-before="auto" style:column-width="0.549cm"/>
    </style:style>
    <style:style style:name="co94" style:family="table-column">
      <style:table-column-properties fo:break-before="auto" style:column-width="6.048cm"/>
    </style:style>
    <style:style style:name="co95" style:family="table-column">
      <style:table-column-properties fo:break-before="auto" style:column-width="1.986cm"/>
    </style:style>
    <style:style style:name="co96" style:family="table-column">
      <style:table-column-properties fo:break-before="auto" style:column-width="0.847cm"/>
    </style:style>
    <style:style style:name="co97" style:family="table-column">
      <style:table-column-properties fo:break-before="auto" style:column-width="0.755cm"/>
    </style:style>
    <style:style style:name="co98" style:family="table-column">
      <style:table-column-properties fo:break-before="auto" style:column-width="1.378cm"/>
    </style:style>
    <style:style style:name="co99" style:family="table-column">
      <style:table-column-properties fo:break-before="auto" style:column-width="4.011cm"/>
    </style:style>
    <style:style style:name="co100" style:family="table-column">
      <style:table-column-properties fo:break-before="auto" style:column-width="1.03cm"/>
    </style:style>
    <style:style style:name="co101" style:family="table-column">
      <style:table-column-properties fo:break-before="auto" style:column-width="0.893cm"/>
    </style:style>
    <style:style style:name="co102" style:family="table-column">
      <style:table-column-properties fo:break-before="auto" style:column-width="0.995cm"/>
    </style:style>
    <style:style style:name="co103" style:family="table-column">
      <style:table-column-properties fo:break-before="auto" style:column-width="0.57cm"/>
    </style:style>
    <style:style style:name="co104" style:family="table-column">
      <style:table-column-properties fo:break-before="auto" style:column-width="0.88cm"/>
    </style:style>
    <style:style style:name="co105" style:family="table-column">
      <style:table-column-properties fo:break-before="auto" style:column-width="0.503cm"/>
    </style:style>
    <style:style style:name="co106" style:family="table-column">
      <style:table-column-properties fo:break-before="auto" style:column-width="4.868cm"/>
    </style:style>
    <style:style style:name="co107" style:family="table-column">
      <style:table-column-properties fo:break-before="auto" style:column-width="8.805cm"/>
    </style:style>
    <style:style style:name="co108" style:family="table-column">
      <style:table-column-properties fo:break-before="auto" style:column-width="10.977cm"/>
    </style:style>
    <style:style style:name="co109" style:family="table-column">
      <style:table-column-properties fo:break-before="auto" style:column-width="9.788cm"/>
    </style:style>
    <style:style style:name="co110" style:family="table-column">
      <style:table-column-properties fo:break-before="auto" style:column-width="2.766cm"/>
    </style:style>
    <style:style style:name="co111" style:family="table-column">
      <style:table-column-properties fo:break-before="auto" style:column-width="2.499cm"/>
    </style:style>
    <style:style style:name="co112" style:family="table-column">
      <style:table-column-properties fo:break-before="auto" style:column-width="1.824cm"/>
    </style:style>
    <style:style style:name="co113" style:family="table-column">
      <style:table-column-properties fo:break-before="auto" style:column-width="25.852cm"/>
    </style:style>
    <style:style style:name="co114" style:family="table-column">
      <style:table-column-properties fo:break-before="auto" style:column-width="2.127cm"/>
    </style:style>
    <style:style style:name="co115" style:family="table-column">
      <style:table-column-properties fo:break-before="auto" style:column-width="2.371cm"/>
    </style:style>
    <style:style style:name="co116" style:family="table-column">
      <style:table-column-properties fo:break-before="auto" style:column-width="2.309cm"/>
    </style:style>
    <style:style style:name="co117" style:family="table-column">
      <style:table-column-properties fo:break-before="auto" style:column-width="1.459cm"/>
    </style:style>
    <style:style style:name="co118" style:family="table-column">
      <style:table-column-properties fo:break-before="auto" style:column-width="0.646cm"/>
    </style:style>
    <style:style style:name="co119" style:family="table-column">
      <style:table-column-properties fo:break-before="auto" style:column-width="3.653cm"/>
    </style:style>
    <style:style style:name="co120" style:family="table-column">
      <style:table-column-properties fo:break-before="auto" style:column-width="1.106cm"/>
    </style:style>
    <style:style style:name="co121" style:family="table-column">
      <style:table-column-properties fo:break-before="auto" style:column-width="1.875cm"/>
    </style:style>
    <style:style style:name="co122" style:family="table-column">
      <style:table-column-properties fo:break-before="auto" style:column-width="1.63cm"/>
    </style:style>
    <style:style style:name="co123" style:family="table-column">
      <style:table-column-properties fo:break-before="auto" style:column-width="0.584cm"/>
    </style:style>
    <style:style style:name="co124" style:family="table-column">
      <style:table-column-properties fo:break-before="auto" style:column-width="0.522cm"/>
    </style:style>
    <style:style style:name="co125" style:family="table-column">
      <style:table-column-properties fo:break-before="auto" style:column-width="0.474cm"/>
    </style:style>
    <style:style style:name="co126" style:family="table-column">
      <style:table-column-properties fo:break-before="auto" style:column-width="0.536cm"/>
    </style:style>
    <style:style style:name="co127" style:family="table-column">
      <style:table-column-properties fo:break-before="auto" style:column-width="5.205cm"/>
    </style:style>
    <style:style style:name="co128" style:family="table-column">
      <style:table-column-properties fo:break-before="auto" style:column-width="9.04cm"/>
    </style:style>
    <style:style style:name="co129" style:family="table-column">
      <style:table-column-properties fo:break-before="auto" style:column-width="2.921cm"/>
    </style:style>
    <style:style style:name="co130" style:family="table-column">
      <style:table-column-properties fo:break-before="auto" style:column-width="13.531cm"/>
    </style:style>
    <style:style style:name="co131" style:family="table-column">
      <style:table-column-properties fo:break-before="auto" style:column-width="5.45cm"/>
    </style:style>
    <style:style style:name="co132" style:family="table-column">
      <style:table-column-properties fo:break-before="auto" style:column-width="2.99cm"/>
    </style:style>
    <style:style style:name="co133" style:family="table-column">
      <style:table-column-properties fo:break-before="auto" style:column-width="0.499cm"/>
    </style:style>
    <style:style style:name="co134" style:family="table-column">
      <style:table-column-properties fo:break-before="auto" style:column-width="3.404cm"/>
    </style:style>
    <style:style style:name="co135" style:family="table-column">
      <style:table-column-properties fo:break-before="auto" style:column-width="4.68cm"/>
    </style:style>
    <style:style style:name="co136" style:family="table-column">
      <style:table-column-properties fo:break-before="auto" style:column-width="0.824cm"/>
    </style:style>
    <style:style style:name="co137" style:family="table-column">
      <style:table-column-properties fo:break-before="auto" style:column-width="0.788cm"/>
    </style:style>
    <style:style style:name="co138" style:family="table-column">
      <style:table-column-properties fo:break-before="auto" style:column-width="1.441cm"/>
    </style:style>
    <style:style style:name="co139" style:family="table-column">
      <style:table-column-properties fo:break-before="auto" style:column-width="1.201cm"/>
    </style:style>
    <style:style style:name="co140" style:family="table-column">
      <style:table-column-properties fo:break-before="auto" style:column-width="1.235cm"/>
    </style:style>
    <style:style style:name="co141" style:family="table-column">
      <style:table-column-properties fo:break-before="auto" style:column-width="0.404cm"/>
    </style:style>
    <style:style style:name="co142" style:family="table-column">
      <style:table-column-properties fo:break-before="auto" style:column-width="0.39cm"/>
    </style:style>
    <style:style style:name="co143" style:family="table-column">
      <style:table-column-properties fo:break-before="auto" style:column-width="1.616cm"/>
    </style:style>
    <style:style style:name="co144" style:family="table-column">
      <style:table-column-properties fo:break-before="auto" style:column-width="0.416cm"/>
    </style:style>
    <style:style style:name="co145" style:family="table-column">
      <style:table-column-properties fo:break-before="auto" style:column-width="1.289cm"/>
    </style:style>
    <style:style style:name="co146" style:family="table-column">
      <style:table-column-properties fo:break-before="auto" style:column-width="1.032cm"/>
    </style:style>
    <style:style style:name="co147" style:family="table-column">
      <style:table-column-properties fo:break-before="auto" style:column-width="5.562cm"/>
    </style:style>
    <style:style style:name="co148" style:family="table-column">
      <style:table-column-properties fo:break-before="auto" style:column-width="10.224cm"/>
    </style:style>
    <style:style style:name="co149" style:family="table-column">
      <style:table-column-properties fo:break-before="auto" style:column-width="10.213cm"/>
    </style:style>
    <style:style style:name="co150" style:family="table-column">
      <style:table-column-properties fo:break-before="auto" style:column-width="0.82cm"/>
    </style:style>
    <style:style style:name="co151" style:family="table-column">
      <style:table-column-properties fo:break-before="auto" style:column-width="0.972cm"/>
    </style:style>
    <style:style style:name="co152" style:family="table-column">
      <style:table-column-properties fo:break-before="auto" style:column-width="2.036cm"/>
    </style:style>
    <style:style style:name="co153" style:family="table-column">
      <style:table-column-properties fo:break-before="auto" style:column-width="0.533cm"/>
    </style:style>
    <style:style style:name="co154" style:family="table-column">
      <style:table-column-properties fo:break-before="auto" style:column-width="16.566cm"/>
    </style:style>
    <style:style style:name="co155" style:family="table-column">
      <style:table-column-properties fo:break-before="auto" style:column-width="6.108cm"/>
    </style:style>
    <style:style style:name="co156" style:family="table-column">
      <style:table-column-properties fo:break-before="auto" style:column-width="1.245cm"/>
    </style:style>
    <style:style style:name="co157" style:family="table-column">
      <style:table-column-properties fo:break-before="auto" style:column-width="5.045cm"/>
    </style:style>
    <style:style style:name="co158" style:family="table-column">
      <style:table-column-properties fo:break-before="auto" style:column-width="5.288cm"/>
    </style:style>
    <style:style style:name="co159" style:family="table-column">
      <style:table-column-properties fo:break-before="auto" style:column-width="6.473cm"/>
    </style:style>
    <style:style style:name="co160" style:family="table-column">
      <style:table-column-properties fo:break-before="auto" style:column-width="0.383cm"/>
    </style:style>
    <style:style style:name="co161" style:family="table-column">
      <style:table-column-properties fo:break-before="auto" style:column-width="6.853cm"/>
    </style:style>
    <style:style style:name="co162" style:family="table-column">
      <style:table-column-properties fo:break-before="auto" style:column-width="6.779cm"/>
    </style:style>
    <style:style style:name="co163" style:family="table-column">
      <style:table-column-properties fo:break-before="auto" style:column-width="6.705cm"/>
    </style:style>
    <style:style style:name="co164" style:family="table-column">
      <style:table-column-properties fo:break-before="auto" style:column-width="8.105cm"/>
    </style:style>
    <style:style style:name="co165" style:family="table-column">
      <style:table-column-properties fo:break-before="auto" style:column-width="32.757cm"/>
    </style:style>
    <style:style style:name="ro1" style:family="table-row">
      <style:table-row-properties style:row-height="0.496cm" fo:break-before="auto" style:use-optimal-row-height="true"/>
    </style:style>
    <style:style style:name="ro2" style:family="table-row">
      <style:table-row-properties style:row-height="0.982cm" fo:break-before="auto" style:use-optimal-row-height="true"/>
    </style:style>
    <style:style style:name="ro3" style:family="table-row">
      <style:table-row-properties style:row-height="2.351cm" fo:break-before="auto" style:use-optimal-row-height="true"/>
    </style:style>
    <style:style style:name="ro4" style:family="table-row">
      <style:table-row-properties style:row-height="0.499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1.438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3.568cm" fo:break-before="auto" style:use-optimal-row-height="true"/>
    </style:style>
    <style:style style:name="ro10" style:family="table-row">
      <style:table-row-properties style:row-height="0.561cm" fo:break-before="auto" style:use-optimal-row-height="true"/>
    </style:style>
    <style:style style:name="ro11" style:family="table-row">
      <style:table-row-properties style:row-height="0.623cm" fo:break-before="auto" style:use-optimal-row-height="false"/>
    </style:style>
    <style:style style:name="ro12" style:family="table-row">
      <style:table-row-properties style:row-height="0.496cm" fo:break-before="auto" style:use-optimal-row-height="false"/>
    </style:style>
    <style:style style:name="ro13" style:family="table-row">
      <style:table-row-properties style:row-height="2.808cm" fo:break-before="auto" style:use-optimal-row-height="true"/>
    </style:style>
    <style:style style:name="ro14" style:family="table-row">
      <style:table-row-properties style:row-height="3.53cm" fo:break-before="auto" style:use-optimal-row-height="true"/>
    </style:style>
    <style:style style:name="ro15" style:family="table-row">
      <style:table-row-properties style:row-height="0.526cm" fo:break-before="auto" style:use-optimal-row-height="true"/>
    </style:style>
    <style:style style:name="ro16" style:family="table-row">
      <style:table-row-properties style:row-height="2.663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5.089cm" fo:break-before="auto" style:use-optimal-row-height="true"/>
    </style:style>
    <style:style style:name="ro19" style:family="table-row">
      <style:table-row-properties style:row-height="1.362cm" fo:break-before="auto" style:use-optimal-row-height="true"/>
    </style:style>
    <style:style style:name="ro20" style:family="table-row">
      <style:table-row-properties style:row-height="4.685cm" fo:break-before="auto" style:use-optimal-row-height="true"/>
    </style:style>
    <style:style style:name="ro21" style:family="table-row">
      <style:table-row-properties style:row-height="1.796cm" fo:break-before="auto" style:use-optimal-row-height="true"/>
    </style:style>
    <style:style style:name="ro22" style:family="table-row">
      <style:table-row-properties style:row-height="1.894cm" fo:break-before="auto" style:use-optimal-row-height="true"/>
    </style:style>
    <style:style style:name="ro23" style:family="table-row">
      <style:table-row-properties style:row-height="8.424cm" fo:break-before="auto" style:use-optimal-row-height="true"/>
    </style:style>
    <style:style style:name="ro24" style:family="table-row">
      <style:table-row-properties style:row-height="5.967cm" fo:break-before="auto" style:use-optimal-row-height="true"/>
    </style:style>
    <style:style style:name="ro25" style:family="table-row">
      <style:table-row-properties style:row-height="6.95cm" fo:break-before="auto" style:use-optimal-row-height="true"/>
    </style:style>
    <style:style style:name="ro26" style:family="table-row">
      <style:table-row-properties style:row-height="2.316cm" fo:break-before="auto" style:use-optimal-row-height="true"/>
    </style:style>
    <style:style style:name="ro27" style:family="table-row">
      <style:table-row-properties style:row-height="2.835cm" fo:break-before="auto" style:use-optimal-row-height="false"/>
    </style:style>
    <style:style style:name="ro28" style:family="table-row">
      <style:table-row-properties style:row-height="2.071cm" fo:break-before="auto" style:use-optimal-row-height="true"/>
    </style:style>
    <style:style style:name="ro29" style:family="table-row">
      <style:table-row-properties style:row-height="3.018cm" fo:break-before="auto" style:use-optimal-row-height="true"/>
    </style:style>
    <style:style style:name="ro30" style:family="table-row">
      <style:table-row-properties style:row-height="1.316cm" fo:break-before="auto" style:use-optimal-row-height="true"/>
    </style:style>
    <style:style style:name="ro31" style:family="table-row">
      <style:table-row-properties style:row-height="0.912cm" fo:break-before="auto" style:use-optimal-row-height="true"/>
    </style:style>
    <style:style style:name="ro32" style:family="table-row">
      <style:table-row-properties style:row-height="0.45cm" fo:break-before="auto" style:use-optimal-row-height="false"/>
    </style:style>
    <style:style style:name="ro33" style:family="table-row">
      <style:table-row-properties style:row-height="3.844cm" fo:break-before="auto" style:use-optimal-row-height="true"/>
    </style:style>
    <style:style style:name="ro34" style:family="table-row">
      <style:table-row-properties style:row-height="1.473cm" fo:break-before="auto" style:use-optimal-row-height="true"/>
    </style:style>
    <style:style style:name="ro35" style:family="table-row">
      <style:table-row-properties style:row-height="1.947cm" fo:break-before="auto" style:use-optimal-row-height="true"/>
    </style:style>
    <style:style style:name="ro36" style:family="table-row">
      <style:table-row-properties style:row-height="1cm" fo:break-before="auto" style:use-optimal-row-height="true"/>
    </style:style>
    <style:style style:name="ro37" style:family="table-row">
      <style:table-row-properties style:row-height="1.485cm" fo:break-before="auto" style:use-optimal-row-height="true"/>
    </style:style>
    <style:style style:name="ro38" style:family="table-row">
      <style:table-row-properties style:row-height="0.499cm" fo:break-before="auto" style:use-optimal-row-height="true"/>
    </style:style>
    <style:style style:name="ro39" style:family="table-row">
      <style:table-row-properties style:row-height="1.813cm" fo:break-before="auto" style:use-optimal-row-height="true"/>
    </style:style>
    <style:style style:name="ro40" style:family="table-row">
      <style:table-row-properties style:row-height="3.669cm" fo:break-before="auto" style:use-optimal-row-height="false"/>
    </style:style>
    <style:style style:name="ro41" style:family="table-row">
      <style:table-row-properties style:row-height="2.252cm" fo:break-before="auto" style:use-optimal-row-height="false"/>
    </style:style>
    <style:style style:name="ro42" style:family="table-row">
      <style:table-row-properties style:row-height="1.974cm" fo:break-before="auto" style:use-optimal-row-height="false"/>
    </style:style>
    <style:style style:name="ro43" style:family="table-row">
      <style:table-row-properties style:row-height="3.366cm" fo:break-before="auto" style:use-optimal-row-height="false"/>
    </style:style>
    <style:style style:name="ro44" style:family="table-row">
      <style:table-row-properties style:row-height="1.138cm" fo:break-before="auto" style:use-optimal-row-height="false"/>
    </style:style>
    <style:style style:name="ro45" style:family="table-row">
      <style:table-row-properties style:row-height="3.364cm" fo:break-before="auto" style:use-optimal-row-height="true"/>
    </style:style>
    <style:style style:name="ro46" style:family="table-row">
      <style:table-row-properties style:row-height="2.895cm" fo:break-before="auto" style:use-optimal-row-height="true"/>
    </style:style>
    <style:style style:name="ro47" style:family="table-row">
      <style:table-row-properties style:row-height="2.579cm" fo:break-before="auto" style:use-optimal-row-height="true"/>
    </style:style>
    <style:style style:name="ro48" style:family="table-row">
      <style:table-row-properties style:row-height="0.573cm" fo:break-before="auto" style:use-optimal-row-height="false"/>
    </style:style>
    <style:style style:name="ro49" style:family="table-row">
      <style:table-row-properties style:row-height="2.05cm" fo:break-before="auto" style:use-optimal-row-height="false"/>
    </style:style>
    <style:style style:name="ro50" style:family="table-row">
      <style:table-row-properties style:row-height="2.157cm" fo:break-before="auto" style:use-optimal-row-height="true"/>
    </style:style>
    <style:style style:name="ro51" style:family="table-row">
      <style:table-row-properties style:row-height="1.595cm" fo:break-before="auto" style:use-optimal-row-height="false"/>
    </style:style>
    <style:style style:name="ro52" style:family="table-row">
      <style:table-row-properties style:row-height="1.737cm" fo:break-before="auto" style:use-optimal-row-height="true"/>
    </style:style>
    <style:style style:name="ro53" style:family="table-row">
      <style:table-row-properties style:row-height="1.468cm" fo:break-before="auto" style:use-optimal-row-height="false"/>
    </style:style>
    <style:style style:name="ro54" style:family="table-row">
      <style:table-row-properties style:row-height="0.961cm" fo:break-before="auto" style:use-optimal-row-height="false"/>
    </style:style>
    <style:style style:name="ro55" style:family="table-row">
      <style:table-row-properties style:row-height="6.2cm" fo:break-before="auto" style:use-optimal-row-height="true"/>
    </style:style>
    <style:style style:name="ro56" style:family="table-row">
      <style:table-row-properties style:row-height="0.579cm" fo:break-before="auto" style:use-optimal-row-height="true"/>
    </style:style>
    <style:style style:name="ro57" style:family="table-row">
      <style:table-row-properties style:row-height="0.947cm" fo:break-before="auto" style:use-optimal-row-height="true"/>
    </style:style>
    <style:style style:name="ro58" style:family="table-row">
      <style:table-row-properties style:row-height="5.422cm" fo:break-before="auto" style:use-optimal-row-height="true"/>
    </style:style>
    <style:style style:name="ro59" style:family="table-row">
      <style:table-row-properties style:row-height="1.842cm" fo:break-before="auto" style:use-optimal-row-height="true"/>
    </style:style>
    <style:style style:name="ro60" style:family="table-row">
      <style:table-row-properties style:row-height="3.632cm" fo:break-before="auto" style:use-optimal-row-height="true"/>
    </style:style>
    <style:style style:name="ro61" style:family="table-row">
      <style:table-row-properties style:row-height="1.395cm" fo:break-before="auto" style:use-optimal-row-height="true"/>
    </style:style>
    <style:style style:name="ro62" style:family="table-row">
      <style:table-row-properties style:row-height="3.184cm" fo:break-before="auto" style:use-optimal-row-height="true"/>
    </style:style>
    <style:style style:name="ro63" style:family="table-row">
      <style:table-row-properties style:row-height="4.08cm" fo:break-before="auto" style:use-optimal-row-height="true"/>
    </style:style>
    <style:style style:name="ro64" style:family="table-row">
      <style:table-row-properties style:row-height="3.313cm" fo:break-before="auto" style:use-optimal-row-height="true"/>
    </style:style>
    <style:style style:name="ro65" style:family="table-row">
      <style:table-row-properties style:row-height="2.23c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0.06pt solid #000000"/>
    </style:style>
    <style:style style:name="ce60"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1" style:family="table-cell" style:parent-style-name="Default">
      <style:table-cell-properties fo:background-color="#00ffff"/>
      <style:text-properties fo:font-size="6pt" style:font-size-asian="6pt" style:font-size-complex="6pt"/>
    </style:style>
    <style:style style:name="ce62" style:family="table-cell" style:parent-style-name="Default">
      <style:table-cell-properties fo:background-color="#00ff00"/>
      <style:text-properties fo:font-size="11pt" style:font-size-asian="11pt" style:font-size-complex="11pt"/>
    </style:style>
    <style:style style:name="ce63"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64" style:family="table-cell" style:parent-style-name="Default">
      <style:table-cell-properties fo:background-color="#00ffff"/>
    </style:style>
    <style:style style:name="ce65"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8"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2"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9"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81"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transparent"/>
    </style:style>
    <style:style style:name="ce85" style:family="table-cell" style:parent-style-name="Default">
      <style:table-cell-properties fo:background-color="#ff0000"/>
    </style:style>
    <style:style style:name="ce86" style:family="table-cell" style:parent-style-name="Default">
      <style:text-properties fo:font-size="6pt" style:font-size-asian="6pt" style:font-size-complex="6pt"/>
    </style:style>
    <style:style style:name="ce8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1"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92"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3"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4"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6"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9"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00"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5"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07" style:family="table-cell" style:parent-style-name="Default">
      <style:table-cell-properties fo:background-color="#00ff00"/>
    </style:style>
    <style:style style:name="ce108"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0"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3" style:family="table-cell" style:parent-style-name="Default">
      <style:text-properties style:text-line-through-style="solid" style:text-line-through-type="single"/>
    </style:style>
    <style:style style:name="ce114"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5"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7" style:family="table-cell" style:parent-style-name="Default">
      <style:table-cell-properties fo:background-color="#ff0000"/>
      <style:text-properties fo:color="#000000"/>
    </style:style>
    <style:style style:name="ce11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1"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5"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6"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7"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9"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0"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1" style:family="table-cell" style:parent-style-name="Default">
      <style:table-cell-properties fo:border="0.06pt solid #000000"/>
      <style:text-properties fo:font-weight="bold" style:font-weight-asian="bold" style:font-weight-complex="bold"/>
    </style:style>
    <style:style style:name="ce132" style:family="table-cell" style:parent-style-name="Default">
      <style:table-cell-properties fo:background-color="#e6ff00" fo:border="0.06pt solid #000000"/>
    </style:style>
    <style:style style:name="ce133" style:family="table-cell" style:parent-style-name="Default">
      <style:table-cell-properties fo:background-color="transparent" fo:border="0.06pt solid #000000"/>
    </style:style>
    <style:style style:name="ce134" style:family="table-cell" style:parent-style-name="Default">
      <style:text-properties style:font-name="Arial" fo:font-size="10pt" style:font-size-asian="10pt" style:font-size-complex="10pt"/>
    </style:style>
    <style:style style:name="ce135"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6"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7" style:family="table-cell" style:parent-style-name="Default">
      <style:text-properties style:use-window-font-color="true" style:font-name="Arial" fo:font-size="10pt" style:font-size-asian="10pt" style:font-size-complex="10pt"/>
    </style:style>
    <style:style style:name="ce138" style:family="table-cell" style:parent-style-name="Default" style:data-style-name="N0">
      <style:table-cell-properties fo:wrap-option="wrap" fo:border="none" style:vertical-align="bottom"/>
      <style:text-properties style:use-window-font-color="true" style:text-line-through-style="none" style:text-line-through-typ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0"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141"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2"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3"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4" style:family="table-cell" style:parent-style-name="Default" style:data-style-name="N100">
      <style:text-properties fo:font-size="6pt" style:font-size-asian="6pt" style:font-size-complex="6pt"/>
    </style:style>
    <style:style style:name="ce145" style:family="table-cell" style:parent-style-name="Default" style:data-style-name="N100">
      <style:table-cell-properties fo:background-color="#ff0000"/>
      <style:text-properties fo:font-size="6pt" style:font-size-asian="6pt" style:font-size-complex="6pt"/>
    </style:style>
    <style:style style:name="ce146"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7"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8"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51"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ext-properties fo:font-weight="bold" style:font-weight-asian="bold" style:font-weight-complex="bold"/>
    </style:style>
    <style:style style:name="ce153" style:family="table-cell" style:parent-style-name="Default">
      <style:text-properties fo:color="#00ffff"/>
    </style:style>
    <style:style style:name="ce154" style:family="table-cell" style:parent-style-name="Default">
      <style:table-cell-properties fo:background-color="#ff0000" fo:border="0.06pt solid #000000"/>
    </style:style>
    <style:style style:name="ce155"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style:font-name="Consolas" fo:font-size="10pt" fo:country="none" style:country-asian="none" style:country-complex="none" style:font-name-asian="Consolas" style:font-size-asian="10pt" style:font-size-complex="5.69999980926514pt"/>
    </style:style>
    <style:style style:name="T4" style:family="text">
      <style:text-properties style:font-name="Consolas" fo:font-size="10pt" fo:country="none" style:country-asian="none" style:country-complex="none" style:font-name-asian="Consolas" style:font-size-asian="10pt" style:font-size-complex="5.69999980926514pt" fo:color="#000000"/>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fo:color="#000000" style:font-name="Consolas" fo:font-size="10pt" style:font-name-asian="Consolas" style:font-size-asian="10pt" style:font-size-complex="5.69999980926514pt"/>
    </style:style>
    <style:style style:name="T9" style:family="text">
      <style:text-properties style:font-name="Arial"/>
    </style:style>
    <style:style style:name="T10"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number-columns-repeated="6"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calcext:value-type="string" table:number-columns-spanned="6" table:number-rows-spanned="1">
            <text:p>Déchets</text:p>
          </table:table-cell>
          <table:covered-table-cell table:number-columns-repeated="5"/>
          <table:table-cell table:number-columns-repeated="11"/>
          <table:table-cell office:value-type="string" calcext:value-type="string">
            <text:p><text:s/></text:p>
          </table:table-cell>
          <table:table-cell table:number-columns-repeated="10"/>
          <table:table-cell table:formula="of:=CONCATENATE([.AS6];&quot; &quot;;[Docs.C10];[.AS6];&quot; &quot;;[.AS6];[.AT6];[.AB6];[.BC6];[.AX6];[Docs.C10];[.AX6];[.AW6];[.AE6];[.BC6];[.AX6];#REF!.[.C5];[.AX6];[.AW6];[.AH6];[.BB6];[.AX6];[.E6];[.AX6];[.AU6];[.AZ6];[.AB6];[Docs.C10];[.BA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1"/>
          <table:table-cell table:number-columns-repeated="10"/>
          <table:table-cell table:number-columns-repeated="2"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style-name="ce2"/>
          <table:table-cell table:style-name="ce41" table:number-columns-repeated="3"/>
          <table:table-cell/>
          <table:table-cell table:style-name="ce59" office:value-type="string" calcext:value-type="string" table:number-columns-spanned="2" table:number-rows-spanned="1">
            <text:p>Champs calculés</text:p>
          </table:table-cell>
          <table:covered-table-cell table:style-name="ce59"/>
          <table:table-cell table:style-name="ce59"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3">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23" office:value-type="string" calcext:value-type="string">
            <text:p>conseils</text:p>
          </table:table-cell>
          <table:table-cell table:style-name="ce32" office:value-type="string" calcext:value-type="string">
            <text:p>Images</text:p>
          </table:table-cell>
          <table:table-cell table:style-name="ce14" office:value-type="string" calcext:value-type="string">
            <text:p>Image secondaire</text:p>
          </table:table-cell>
          <table:table-cell table:style-name="ce22" office:value-type="string" calcext:value-type="string">
            <text:p>Source</text:p>
          </table:table-cell>
          <table:table-cell table:style-name="ce22"/>
          <table:table-cell/>
          <table:table-cell table:style-name="ce59" office:value-type="string" calcext:value-type="string">
            <text:p>Grande image pour groovy</text:p>
          </table:table-cell>
          <table:table-cell table:number-columns-repeated="3" table:style-name="ce59" office:value-type="string" calcext:value-type="string">
            <text:p>_</text:p>
          </table:table-cell>
          <table:table-cell/>
          <table:table-cell table:style-name="ce60" office:value-type="string" calcext:value-type="string">
            <text:p><text:span text:style-name="T1">var</text:span><text:span text:style-name="T2">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text:p>
          </table:table-cell>
          <table:table-cell table:style-name="ce24"/>
          <table:table-cell table:style-name="ce32" office:value-type="string" calcext:value-type="string">
            <text:p>bouteille_acide_chlorhydriqu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divers</text:p>
          </table:table-cell>
          <table:table-cell/>
          <table:table-cell table:formula="of:=SUBSTITUTE([.H5];&quot;_petit&quot;;&quot;&quot;)" office:value-type="string" office:string-value="bouteille_acide_chlorhydrique_mini.png" calcext:value-type="string">
            <text:p>bouteille_acide_chlorhydrique_mini.png</text:p>
          </table:table-cell>
          <table:table-cell table:number-columns-repeated="4"/>
          <table:table-cell table:style-name="ce61" table:formula="of:=JSONDECHETS([.A5];[.B5];[.C5];[.D5];[.E5];[.F5];[.G5];[.H5];[.I5];[.J5])" office:value-type="string" office:string-value="{&quot;code&quot;:&quot;dec_acides&quot;,&quot;nom&quot;:&quot;Acides&quot;,&quot;cat_usuel&quot;:&quot;cu_toxique&quot;,&quot;cat_trait&quot;:&quot;cat_ddm&quot;,&quot;descr&quot;:&quot;acide&quot;,&quot;mots_cles&quot;:&quot;acide&quot;,&quot;cons&quot;:&quot;cons_toxique&quot;,&quot;image&quot;:&quot;bouteille_acide_chlorhydrique_mini.png&quot;,&quot;modco&quot;:&quot;modco_decheterie,modco_ecopoint&quot;,&quot;recyc&quot;:&quot;PAS_POUBELLE&quot;,&quot;src&quot;:&quot;MieuxTrierANantes 02/2015&quot;}," calcext:value-type="string">
            <text:p>{"code":"dec_acides","nom":"Acides","cat_usuel":"cu_toxique","cat_trait":"cat_ddm","descr":"acide","mots_cles":"acide","cons":"cons_toxique","image":"bouteille_acide_chlorhydrique_mini.png","modco":"modco_decheterie,modco_ecopoint","recyc":"PAS_POUBELLE","src":"MieuxTrierANantes 02/2015"},</text:p>
          </table:table-cell>
          <table:table-cell office:value-type="string" calcext:value-type="string">
            <text:p><text:s/></text:p>
          </table:table-cell>
          <table:table-cell table:style-name="ce62" table:formula="of:=GROOVYDECHETS([Docs.C9];#REF!.[.C4];#REF!.[.D4];#REF!.e4;[.E5];[.F5];[.G5];[.Z5];[.I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1" office:value-type="string" calcext:value-type="string">
            <text:p>aérosol, bombe aérosol, déodorant, laque</text:p>
          </table:table-cell>
          <table:table-cell table:style-name="ce25" office:value-type="string" calcext:value-type="string">
            <text:p>cons_sansbouchon,cons_bouchonamour</text:p>
          </table:table-cell>
          <table:table-cell table:style-name="ce32" office:value-type="string" calcext:value-type="string">
            <text:p>aerosol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6];&quot;_petit&quot;;&quot;&quot;)" office:value-type="string" office:string-value="aerosol_mini.png" calcext:value-type="string">
            <text:p>aerosol_mini.png</text:p>
          </table:table-cell>
          <table:table-cell office:value-type="string" calcext:value-type="string">
            <text:p><text:s/></text:p>
          </table:table-cell>
          <table:table-cell table:number-columns-repeated="3"/>
          <table:table-cell table:style-name="ce61" table:formula="of:=JSONDECHETS([.A6];[.B6];[.C6];[.D6];[.E6];[.F6];[.G6];[.H6];[.I6];[.J6])" office:value-type="string" office:string-value="{&quot;code&quot;:&quot;dec_aerosols&quot;,&quot;nom&quot;:&quot;Aérosols&quot;,&quot;cat_usuel&quot;:&quot;cu_metal&quot;,&quot;cat_trait&quot;:&quot;cat_acier&quot;,&quot;descr&quot;:&quot;aérosol, bombe aérosol, déodorant, laque&quot;,&quot;mots_cles&quot;:&quot;aerosol, bombe aerosol, deodorant, laque&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nom":"Aérosols","cat_usuel":"cu_metal","cat_trait":"cat_acier","descr":"aérosol, bombe aérosol, déodorant, laque","mots_cles":"aerosol, bombe aerosol, deodorant, laque","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10];#REF!.[.C5];#REF!.[.D5];#REF!.e5;[.E6];[.F6];[.G6];[.Z6];[.I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genda</text:p>
          </table:table-cell>
          <table:table-cell table:style-name="ce24"/>
          <table:table-cell table:style-name="ce32" office:value-type="string" calcext:value-type="string">
            <text:p>agenda_mini.png</text:p>
          </table:table-cell>
          <table:table-cell table:style-name="ce14"/>
          <table:table-cell table:style-name="ce46" office:value-type="string" calcext:value-type="string">
            <text:p>MieuxTrierANantes 02/2015</text:p>
          </table:table-cell>
          <table:table-cell table:style-name="ce22"/>
          <table:table-cell/>
          <table:table-cell table:formula="of:=SUBSTITUTE([.H7];&quot;_petit&quot;;&quot;&quot;)" office:value-type="string" office:string-value="agenda_mini.png" calcext:value-type="string">
            <text:p>agenda_mini.png</text:p>
          </table:table-cell>
          <table:table-cell office:value-type="string" calcext:value-type="string">
            <text:p><text:s/></text:p>
          </table:table-cell>
          <table:table-cell table:number-columns-repeated="3"/>
          <table:table-cell table:style-name="ce61" table:formula="of:=JSONDECHETS([.A7];[.B7];[.C7];[.D7];[.E7];[.F7];[.G7];[.H7];[.I7];[.J7])" office:value-type="string" office:string-value="{&quot;code&quot;:&quot;dec_agenda&quot;,&quot;nom&quot;:&quot;Agenda&quot;,&quot;cat_usuel&quot;:&quot;cu_papierscartons&quot;,&quot;cat_trait&quot;:&quot;cat_papiercarton&quot;,&quot;descr&quot;:&quot;agenda&quot;,&quot;mots_cles&quot;:&quot;agenda&quot;,&quot;image&quot;:&quot;agenda_mini.png&quot;,&quot;modco&quot;:&quot;modco_contpapiercarton,modco_bacjaune,modco_sacjaune,modco_contembjournmag&quot;,&quot;recyc&quot;:&quot;OUI&quot;,&quot;src&quot;:&quot;MieuxTrierANantes 02/2015&quot;}," calcext:value-type="string">
            <text:p>{"code":"dec_agenda","nom":"Agenda","cat_usuel":"cu_papierscartons","cat_trait":"cat_papiercarton","descr":"agenda","mots_cles":"agenda","image":"agenda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11];#REF!.[.C6];#REF!.[.D6];#REF!.e6;[.E7];[.F7];[.G7];[.Z7];[.I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cu_divers</text:p>
          </table:table-cell>
          <table:table-cell table:style-name="ce13"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24" office:value-type="string" calcext:value-type="string">
            <text:p>cons_ampoulemercure,cons_recuppdv2</text:p>
          </table:table-cell>
          <table:table-cell table:style-name="ce32" office:value-type="string" calcext:value-type="string">
            <text:p>ampoules_basse_consommation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8];&quot;_petit&quot;;&quot;&quot;)" office:value-type="string" office:string-value="ampoules_basse_consommation_mini.png" calcext:value-type="string">
            <text:p>ampoules_basse_consommation_mini.png</text:p>
          </table:table-cell>
          <table:table-cell office:value-type="string" calcext:value-type="string">
            <text:p><text:s/></text:p>
          </table:table-cell>
          <table:table-cell table:number-columns-repeated="3"/>
          <table:table-cell table:style-name="ce61" table:formula="of:=JSONDECHETS([.A8];[.B8];[.C8];[.D8];[.E8];[.F8];[.G8];[.H8];[.I8];[.J8])" office:value-type="string" office:string-value="{&quot;code&quot;:&quot;dec_ampouleBasseConso&quot;,&quot;nom&quot;:&quot;Ampoule basse consommation&quot;,&quot;cat_usuel&quot;:&quot;cu_divers&quot;,&quot;cat_trait&quot;:&quot;cat_ampouleseco&quot;,&quot;descr&quot;:&quot;ampoule basse consommation, ampoule à économie d'énergie, lampe à économie d'énergie&quot;,&quot;mots_cles&quot;:&quot;ampoule basse consommation, ampoule a economie d'energie, lampe a economie d'energie&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nom":"Ampoule basse consommation","cat_usuel":"cu_divers","cat_trait":"cat_ampouleseco","descr":"ampoule basse consommation, ampoule à économie d'énergie, lampe à économie d'énergie","mots_cles":"ampoule basse consommation, ampoule a economie d'energie, lampe a economie d'energie","cons":"cons_ampoulemercure,cons_recuppdv2,","image":"ampoules_basse_consommation_mini.png","modco":"modco_pointsdevente","recyc":"PAS_POUBELLE","src":"MieuxTrierANantes 02/2015"},</text:p>
          </table:table-cell>
          <table:table-cell office:value-type="string" calcext:value-type="string">
            <text:p><text:s/></text:p>
          </table:table-cell>
          <table:table-cell table:style-name="ce62" table:formula="of:=GROOVYDECHETS([Docs.C12];#REF!.[.C7];#REF!.[.D7];#REF!.e7;[.E8];[.F8];[.G8];[.Z8];[.I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text:p>
          </table:table-cell>
          <table:table-cell table:style-name="ce24"/>
          <table:table-cell table:style-name="ce32" office:value-type="string" calcext:value-type="string">
            <text:p>ampou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9];&quot;_petit&quot;;&quot;&quot;)" office:value-type="string" office:string-value="ampoule_mini.png" calcext:value-type="string">
            <text:p>ampoule_mini.png</text:p>
          </table:table-cell>
          <table:table-cell office:value-type="string" calcext:value-type="string">
            <text:p><text:s/></text:p>
          </table:table-cell>
          <table:table-cell table:number-columns-repeated="3"/>
          <table:table-cell table:style-name="ce61" table:formula="of:=JSONDECHETS([.A9];[.B9];[.C9];[.D9];[.E9];[.F9];[.G9];[.H9];[.I9];[.J9])" office:value-type="string" office:string-value="{&quot;code&quot;:&quot;dec_ampouleClassique&quot;,&quot;nom&quot;:&quot;Ampoule classique&quot;,&quot;cat_usuel&quot;:&quot;cu_divers&quot;,&quot;cat_trait&quot;:&quot;cat_omr&quot;,&quot;descr&quot;:&quot;ampoule classique, ampoule à incandescence&quot;,&quot;mots_cles&quot;:&quot;ampoule classique, ampoule a incandescence&quot;,&quot;image&quot;:&quot;ampoule_mini.png&quot;,&quot;modco&quot;:&quot;modco_bacbleu,modco_sacbleu&quot;,&quot;recyc&quot;:&quot;NON&quot;,&quot;src&quot;:&quot;MieuxTrierANantes 02/2015&quot;}," calcext:value-type="string">
            <text:p>{"code":"dec_ampouleClassique","nom":"Ampoule classique","cat_usuel":"cu_divers","cat_trait":"cat_omr","descr":"ampoule classique, ampoule à incandescence","mots_cles":"ampoule classique, ampoule a incandescence","image":"ampoule_mini.png","modco":"modco_bacbleu,modco_sacbleu","recyc":"NON","src":"MieuxTrierANantes 02/2015"},</text:p>
          </table:table-cell>
          <table:table-cell office:value-type="string" calcext:value-type="string">
            <text:p><text:s/></text:p>
          </table:table-cell>
          <table:table-cell table:style-name="ce62" table:formula="of:=GROOVYDECHETS([Docs.C14];#REF!.[.C8];#REF!.[.D8];#REF!.e8;[.E9];[.F9];[.G9];[.Z9];[.I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24"/>
          <table:table-cell table:style-name="ce32" office:value-type="string" calcext:value-type="string">
            <text:p>annuaire_mini.png</text:p>
          </table:table-cell>
          <table:table-cell table:style-name="ce32"/>
          <table:table-cell table:style-name="ce46" office:value-type="string" calcext:value-type="string">
            <text:p>MieuxTrierANantes 02/2015</text:p>
          </table:table-cell>
          <table:table-cell table:style-name="ce46"/>
          <table:table-cell/>
          <table:table-cell table:formula="of:=SUBSTITUTE([.H10];&quot;_petit&quot;;&quot;&quot;)" office:value-type="string" office:string-value="annuaire_mini.png" calcext:value-type="string">
            <text:p>annuaire_mini.png</text:p>
          </table:table-cell>
          <table:table-cell office:value-type="string" calcext:value-type="string">
            <text:p><text:s/></text:p>
          </table:table-cell>
          <table:table-cell table:number-columns-repeated="3"/>
          <table:table-cell table:style-name="ce61" table:formula="of:=JSONDECHETS([.A10];[.B10];[.C10];[.D10];[.E10];[.F10];[.G10];[.H10];[.I10];[.J10])" office:value-type="string" office:string-value="{&quot;code&quot;:&quot;dec_annuaire&quot;,&quot;nom&quot;:&quot;Annuaire&quot;,&quot;cat_usuel&quot;:&quot;cu_papierscartons&quot;,&quot;cat_trait&quot;:&quot;cat_papiercarton&quot;,&quot;descr&quot;:&quot;annuaire&quot;,&quot;mots_cles&quot;:&quot;annuaire&quot;,&quot;image&quot;:&quot;annuaire_mini.png&quot;,&quot;modco&quot;:&quot;modco_contpapiercarton,modco_bacjaune,modco_sacjaune,modco_contembjournmag&quot;,&quot;recyc&quot;:&quot;OUI&quot;,&quot;src&quot;:&quot;MieuxTrierANantes 02/2015&quot;}," calcext:value-type="string">
            <text:p>{"code":"dec_annuaire","nom":"Annuaire","cat_usuel":"cu_papierscartons","cat_trait":"cat_papiercarton","descr":"annuaire","mots_cles":"annuaire","image":"annuair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13];#REF!.[.C9];#REF!.[.D9];#REF!.e9;[.E10];[.F10];[.G10];[.Z10];[.I1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Fourmis</text:p>
          </table:table-cell>
          <table:table-cell table:style-name="ce9" office:value-type="string" calcext:value-type="string">
            <text:p>Anti-fourmi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s</text:p>
          </table:table-cell>
          <table:table-cell table:style-name="ce26"/>
          <table:table-cell table:style-name="ce33" table:number-columns-repeated="2"/>
          <table:table-cell table:style-name="ce48" office:value-type="string" calcext:value-type="string">
            <text:p>MieuxTrierANantes 02/2015</text:p>
          </table:table-cell>
          <table:table-cell table:style-name="ce57" office:value-type="string" calcext:value-type="string">
            <text:p>scu_toxiqueparasite</text:p>
          </table:table-cell>
          <table:table-cell/>
          <table:table-cell table:formula="of:=SUBSTITUTE([.H11];&quot;_petit&quot;;&quot;&quot;)">
            <text:p/>
          </table:table-cell>
          <table:table-cell office:value-type="string" calcext:value-type="string">
            <text:p><text:s/></text:p>
          </table:table-cell>
          <table:table-cell table:number-columns-repeated="3"/>
          <table:table-cell table:style-name="ce61" table:formula="of:=JSONDECHETS([.A11];[.B11];[.C11];[.D11];[.E11];[.F11];[.G11];[.H11];[.I11];[.J11])" office:value-type="string" office:string-value="{&quot;code&quot;:&quot;dec_antiFourmis&quot;,&quot;nom&quot;:&quot;Anti-fourmis&quot;,&quot;cat_usuel&quot;:&quot;cu_toxique&quot;,&quot;cat_trait&quot;:&quot;cat_ddm&quot;,&quot;descr&quot;:&quot;anti-fourmis&quot;,&quot;mots_cles&quot;:&quot;anti fourmis&quot;,&quot;cons&quot;:&quot;cons_toxique&quot;,&quot;image&quot;:&quot;image_defaut_mini.png&quot;,&quot;modco&quot;:&quot;modco_decheterie,modco_ecopoint&quot;,&quot;recyc&quot;:&quot;PAS_POUBELLE&quot;,&quot;src&quot;:&quot;MieuxTrierANantes 02/2015&quot;}," calcext:value-type="string">
            <text:p>{"code":"dec_antiFourmis","nom":"Anti-fourmis","cat_usuel":"cu_toxique","cat_trait":"cat_ddm","descr":"anti-fourmis","mots_cles":"anti fourmi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15];#REF!.[.C10];#REF!.[.D10];#REF!.e10;[.E11];[.F11];[.G11];[.Z11];[.I1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26"/>
          <table:table-cell table:style-name="ce33" table:number-columns-repeated="2"/>
          <table:table-cell table:style-name="ce46" office:value-type="string" calcext:value-type="string">
            <text:p>MieuxTrierANantes 02/2015</text:p>
          </table:table-cell>
          <table:table-cell table:style-name="ce46"/>
          <table:table-cell/>
          <table:table-cell table:formula="of:=SUBSTITUTE([.H12];&quot;_petit&quot;;&quot;&quot;)">
            <text:p/>
          </table:table-cell>
          <table:table-cell office:value-type="string" calcext:value-type="string">
            <text:p><text:s/></text:p>
          </table:table-cell>
          <table:table-cell table:number-columns-repeated="3"/>
          <table:table-cell table:style-name="ce61" table:formula="of:=JSONDECHETS([.A12];[.B12];[.C12];[.D12];[.E12];[.F12];[.G12];[.H12];[.I12];[.J12])" office:value-type="string" office:string-value="{&quot;code&quot;:&quot;dec_antigel&quot;,&quot;nom&quot;:&quot;Antigel&quot;,&quot;cat_usuel&quot;:&quot;cu_toxique&quot;,&quot;cat_trait&quot;:&quot;cat_ddm&quot;,&quot;descr&quot;:&quot;antigel&quot;,&quot;mots_cles&quot;:&quot;antigel&quot;,&quot;cons&quot;:&quot;cons_toxique&quot;,&quot;image&quot;:&quot;image_defaut_mini.png&quot;,&quot;modco&quot;:&quot;modco_decheterie,modco_ecopoint&quot;,&quot;recyc&quot;:&quot;PAS_POUBELLE&quot;,&quot;src&quot;:&quot;MieuxTrierANantes 02/2015&quot;}," calcext:value-type="string">
            <text:p>{"code":"dec_antigel","nom":"Antigel","cat_usuel":"cu_toxique","cat_trait":"cat_ddm","descr":"antigel","mots_cles":"antigel","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16];#REF!.[.C11];#REF!.[.D11];#REF!.e11;[.E12];[.F12];[.G12];[.Z12];[.I1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text:p>
          </table:table-cell>
          <table:table-cell table:style-name="ce26"/>
          <table:table-cell table:style-name="ce33" table:number-columns-repeated="2"/>
          <table:table-cell table:style-name="ce48" office:value-type="string" calcext:value-type="string">
            <text:p>MieuxTrierANantes 02/2015</text:p>
          </table:table-cell>
          <table:table-cell table:style-name="ce48"/>
          <table:table-cell/>
          <table:table-cell table:formula="of:=SUBSTITUTE([.H13];&quot;_petit&quot;;&quot;&quot;)">
            <text:p/>
          </table:table-cell>
          <table:table-cell office:value-type="string" calcext:value-type="string">
            <text:p><text:s/></text:p>
          </table:table-cell>
          <table:table-cell table:number-columns-repeated="3"/>
          <table:table-cell table:style-name="ce61" table:formula="of:=JSONDECHETS([.A13];[.B13];[.C13];[.D13];[.E13];[.F13];[.G13];[.H13];[.I13];[.J13])" office:value-type="string" office:string-value="{&quot;code&quot;:&quot;dec_appareilElectronique&quot;,&quot;nom&quot;:&quot;Appareil électronique&quot;,&quot;cat_usuel&quot;:&quot;cu_encombrantelectronique&quot;,&quot;cat_trait&quot;:&quot;cat_d3e&quot;,&quot;descr&quot;:&quot;appareil électronique&quot;,&quot;mots_cles&quot;:&quot;appareil electronique&quot;,&quot;cons&quot;:&quot;cons_recuppdv1,cons_ecoparticipation&quot;,&quot;image&quot;:&quot;image_defaut_mini.png&quot;,&quot;modco&quot;:&quot;modco_decheterie,modco_ecopoint,smco_reprise&quot;,&quot;recyc&quot;:&quot;PAS_POUBELLE&quot;,&quot;src&quot;:&quot;MieuxTrierANantes 02/2015&quot;}," calcext:value-type="string">
            <text:p>{"code":"dec_appareilElectronique","nom":"Appareil électronique","cat_usuel":"cu_encombrantelectronique","cat_trait":"cat_d3e","descr":"appareil électronique","mots_cles":"appareil electroniqu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62" table:formula="of:=GROOVYDECHETS([Docs.C17];#REF!.[.C12];#REF!.[.D12];#REF!.e12;[.E13];[.F13];[.G13];[.Z13];[.I1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24"/>
          <table:table-cell table:style-name="ce32" office:value-type="string" calcext:value-type="string">
            <text:p>chauffage_soufflant_mini.png</text:p>
          </table:table-cell>
          <table:table-cell table:style-name="ce32"/>
          <table:table-cell table:style-name="ce49" office:value-type="string" calcext:value-type="string">
            <text:p>MieuxTrierANantes 02/2015</text:p>
          </table:table-cell>
          <table:table-cell table:style-name="ce49"/>
          <table:table-cell/>
          <table:table-cell table:formula="of:=SUBSTITUTE([.H14];&quot;_petit&quot;;&quot;&quot;)" office:value-type="string" office:string-value="chauffage_soufflant_mini.png" calcext:value-type="string">
            <text:p>chauffage_soufflant_mini.png</text:p>
          </table:table-cell>
          <table:table-cell office:value-type="string" calcext:value-type="string">
            <text:p><text:s/></text:p>
          </table:table-cell>
          <table:table-cell table:number-columns-repeated="3"/>
          <table:table-cell table:style-name="ce61" table:formula="of:=JSONDECHETS([.A14];[.B14];[.C14];[.D14];[.E14];[.F14];[.G14];[.H14];[.I14];[.J14])" office:value-type="string" office:string-value="{&quot;code&quot;:&quot;dec_appareilsChauffant&quot;,&quot;nom&quot;:&quot;Appareil chauffant&quot;,&quot;cat_usuel&quot;:&quot;cu_encombrantelectronique&quot;,&quot;cat_trait&quot;:&quot;cat_d3e&quot;,&quot;descr&quot;:&quot;appareil chauffant, appareil de chauffage, chauffage, appareil de cuisson, four&quot;,&quot;mots_cles&quot;:&quot;appareil chauffant, appareil de chauffage, chauffage, appareil de cuisson, four&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nom":"Appareil chauffant","cat_usuel":"cu_encombrantelectronique","cat_trait":"cat_d3e","descr":"appareil chauffant, appareil de chauffage, chauffage, appareil de cuisson, four","mots_cles":"appareil chauffant, appareil de chauffage, chauffage, appareil de cuisson, four","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style-name="ce62" table:formula="of:=GROOVYDECHETS([Docs.C18];#REF!.[.C13];#REF!.[.D13];#REF!.e13;[.E14];[.F14];[.G14];[.Z14];[.I14])"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24"/>
          <table:table-cell table:style-name="ce32" office:value-type="string" calcext:value-type="string">
            <text:p>machine_a_cafe_mini.png</text:p>
          </table:table-cell>
          <table:table-cell table:style-name="ce32"/>
          <table:table-cell table:style-name="ce47" office:value-type="string" calcext:value-type="string">
            <text:p>MieuxTrierANantes 02/2015</text:p>
          </table:table-cell>
          <table:table-cell table:style-name="ce47"/>
          <table:table-cell/>
          <table:table-cell table:formula="of:=SUBSTITUTE([.H15];&quot;_petit&quot;;&quot;&quot;)" office:value-type="string" office:string-value="machine_a_cafe_mini.png" calcext:value-type="string">
            <text:p>machine_a_cafe_mini.png</text:p>
          </table:table-cell>
          <table:table-cell office:value-type="string" calcext:value-type="string">
            <text:p><text:s/></text:p>
          </table:table-cell>
          <table:table-cell table:number-columns-repeated="3"/>
          <table:table-cell table:style-name="ce61" table:formula="of:=JSONDECHETS([.A15];[.B15];[.C15];[.D15];[.E15];[.F15];[.G15];[.H15];[.I15];[.J15])" office:value-type="string" office:string-value="{&quot;code&quot;:&quot;dec_appareilsElectromenager&quot;,&quot;nom&quot;:&quot;Appareil électroménager&quot;,&quot;cat_usuel&quot;:&quot;cu_encombrantelectronique&quot;,&quot;cat_trait&quot;:&quot;cat_encombrant&quot;,&quot;descr&quot;:&quot;appareil électroménager,petit électroménager&quot;,&quot;mots_cles&quot;:&quot;appareil electromenager,petit electromenager&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nom":"Appareil électroménager","cat_usuel":"cu_encombrantelectronique","cat_trait":"cat_encombrant","descr":"appareil électroménager,petit électroménager","mots_cles":"appareil electromenager,petit electromenager","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style-name="ce62" table:formula="of:=GROOVYDECHETS([Docs.C19];#REF!.[.C14];#REF!.[.D14];#REF!.e14;[.E15];[.F15];[.G15];[.Z15];[.I1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s de lessives, barils en carton</text:p>
          </table:table-cell>
          <table:table-cell table:style-name="ce24"/>
          <table:table-cell table:style-name="ce32" office:value-type="string" calcext:value-type="string">
            <text:p>baril_lessiv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6];&quot;_petit&quot;;&quot;&quot;)" office:value-type="string" office:string-value="baril_lessive_mini.png" calcext:value-type="string">
            <text:p>baril_lessive_mini.png</text:p>
          </table:table-cell>
          <table:table-cell office:value-type="string" calcext:value-type="string">
            <text:p><text:s/></text:p>
          </table:table-cell>
          <table:table-cell table:number-columns-repeated="3"/>
          <table:table-cell table:style-name="ce61" table:formula="of:=JSONDECHETS([.A16];[.B16];[.C16];[.D16];[.E16];[.F16];[.G16];[.H16];[.I16];[.J16])" office:value-type="string" office:string-value="{&quot;code&quot;:&quot;dec_barilLessive&quot;,&quot;nom&quot;:&quot;Baril lessive&quot;,&quot;cat_usuel&quot;:&quot;cu_papierscartons&quot;,&quot;cat_trait&quot;:&quot;cat_papiercarton&quot;,&quot;descr&quot;:&quot;baril de lessive, paquets de lessives, barils en carton&quot;,&quot;mots_cles&quot;:&quot;baril de lessive, paquets de lessives, barils en carton&quot;,&quot;image&quot;:&quot;baril_lessive_mini.png&quot;,&quot;modco&quot;:&quot;modco_contpapiercarton,modco_bacjaune,modco_sacjaune,modco_contembjournmag&quot;,&quot;recyc&quot;:&quot;OUI&quot;,&quot;src&quot;:&quot;MieuxTrierANantes 02/2015&quot;}," calcext:value-type="string">
            <text:p>{"code":"dec_barilLessive","nom":"Baril lessive","cat_usuel":"cu_papierscartons","cat_trait":"cat_papiercarton","descr":"baril de lessive, paquets de lessives, barils en carton","mots_cles":"baril de lessive, paquets de lessives, barils en carton","image":"baril_lessiv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20];#REF!.[.C15];#REF!.[.D15];#REF!.e15;[.E16];[.F16];[.G16];[.Z16];[.I1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24"/>
          <table:table-cell table:style-name="ce32" office:value-type="string" calcext:value-type="string">
            <text:p>barquette_aluminium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7];&quot;_petit&quot;;&quot;&quot;)" office:value-type="string" office:string-value="barquette_aluminium_mini.png" calcext:value-type="string">
            <text:p>barquette_aluminium_mini.png</text:p>
          </table:table-cell>
          <table:table-cell office:value-type="string" calcext:value-type="string">
            <text:p><text:s/></text:p>
          </table:table-cell>
          <table:table-cell table:number-columns-repeated="3"/>
          <table:table-cell table:style-name="ce61" table:formula="of:=JSONDECHETS([.A17];[.B17];[.C17];[.D17];[.E17];[.F17];[.G17];[.H17];[.I17];[.J17])" office:value-type="string" office:string-value="{&quot;code&quot;:&quot;dec_barquetteAluminium&quot;,&quot;nom&quot;:&quot;Barquette aluminium&quot;,&quot;cat_usuel&quot;:&quot;cu_metal&quot;,&quot;cat_trait&quot;:&quot;cat_allu&quot;,&quot;descr&quot;:&quot;barquette aluminium, barquette pizza, barquette quiche&quot;,&quot;mots_cles&quot;:&quot;barquette aluminium, barquette pizza, barquette quiche&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nom":"Barquette aluminium","cat_usuel":"cu_metal","cat_trait":"cat_allu","descr":"barquette aluminium, barquette pizza, barquette quiche","mots_cles":"barquette aluminium, barquette pizza, barquette quiche","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21];#REF!.[.C16];#REF!.[.D16];#REF!.e16;[.E17];[.F17];[.G17];[.Z17];[.I1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24"/>
          <table:table-cell table:style-name="ce32" office:value-type="string" calcext:value-type="string">
            <text:p>barquette_polystyrene_mini.png</text:p>
          </table:table-cell>
          <table:table-cell table:style-name="ce32"/>
          <table:table-cell table:style-name="ce22" office:value-type="string" calcext:value-type="string">
            <text:p>MieuxTrierANantes 02/2015</text:p>
          </table:table-cell>
          <table:table-cell table:style-name="ce22"/>
          <table:table-cell/>
          <table:table-cell table:formula="of:=SUBSTITUTE([.H18];&quot;_petit&quot;;&quot;&quot;)" office:value-type="string" office:string-value="barquette_polystyrene_mini.png" calcext:value-type="string">
            <text:p>barquette_polystyrene_mini.png</text:p>
          </table:table-cell>
          <table:table-cell office:value-type="string" calcext:value-type="string">
            <text:p><text:s/></text:p>
          </table:table-cell>
          <table:table-cell table:number-columns-repeated="3"/>
          <table:table-cell table:style-name="ce61" table:formula="of:=JSONDECHETS([.A18];[.B18];[.C18];[.D18];[.E18];[.F18];[.G18];[.H18];[.I18];[.J18])" office:value-type="string" office:string-value="{&quot;code&quot;:&quot;dec_barquettePolystyrene&quot;,&quot;nom&quot;:&quot;Barquette polystyrène&quot;,&quot;cat_usuel&quot;:&quot;cu_plastique&quot;,&quot;cat_trait&quot;:&quot;cat_omr_plastique&quot;,&quot;descr&quot;:&quot;barquette polystyrène, barquette plastique&quot;,&quot;mots_cles&quot;:&quot;barquette polystyrene, barquette plastique&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nom":"Barquette polystyrène","cat_usuel":"cu_plastique","cat_trait":"cat_omr_plastique","descr":"barquette polystyrène, barquette plastique","mots_cles":"barquette polystyrene, barquette plastique","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Docs.C22];#REF!.[.C18];#REF!.[.D18];#REF!.e18;[.E18];[.F18];[.G18];[.Z18];[.I1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se</text:p>
          </table:table-cell>
          <table:table-cell table:style-name="ce9" office:value-type="string" calcext:value-type="string">
            <text:p>Base</text:p>
          </table:table-cell>
          <table:table-cell table:style-name="ce4" office:value-type="string" calcext:value-type="string">
            <text:p>cu_toxique</text:p>
          </table:table-cell>
          <table:table-cell table:style-name="ce9" office:value-type="string" calcext:value-type="string">
            <text:p>cat_ddm</text:p>
          </table:table-cell>
          <table:table-cell/>
          <table:table-cell table:style-name="ce9" office:value-type="string" calcext:value-type="string">
            <text:p>base, produit chimique</text:p>
          </table:table-cell>
          <table:table-cell table:style-name="ce26"/>
          <table:table-cell table:style-name="ce33"/>
          <table:table-cell table:style-name="ce42"/>
          <table:table-cell table:style-name="ce50" office:value-type="string" calcext:value-type="string">
            <text:p>MieuxTrierANantes 02/2015</text:p>
          </table:table-cell>
          <table:table-cell table:style-name="ce9" office:value-type="string" calcext:value-type="string">
            <text:p>scu_toxiquedivers</text:p>
          </table:table-cell>
          <table:table-cell/>
          <table:table-cell table:formula="of:=SUBSTITUTE([.H19];&quot;_petit&quot;;&quot;&quot;)">
            <text:p/>
          </table:table-cell>
          <table:table-cell office:value-type="string" calcext:value-type="string">
            <text:p><text:s/></text:p>
          </table:table-cell>
          <table:table-cell table:number-columns-repeated="3"/>
          <table:table-cell table:style-name="ce61" table:formula="of:=JSONDECHETS([.A19];[.B19];[.C19];[.D19];[.E19];[.F19];[.G19];[.H19];[.I19];[.J19])" office:value-type="string" office:string-value="{&quot;code&quot;:&quot;dec_base&quot;,&quot;nom&quot;:&quot;Base&quot;,&quot;cat_usuel&quot;:&quot;cu_toxique&quot;,&quot;cat_trait&quot;:&quot;cat_ddm&quot;,&quot;descr&quot;:&quot;base, produit chimique&quot;,&quot;mots_cles&quot;:&quot;base, produit chimique&quot;,&quot;cons&quot;:&quot;cons_toxique&quot;,&quot;image&quot;:&quot;image_defaut_mini.png&quot;,&quot;modco&quot;:&quot;modco_decheterie,modco_ecopoint&quot;,&quot;recyc&quot;:&quot;PAS_POUBELLE&quot;,&quot;src&quot;:&quot;MieuxTrierANantes 02/2015&quot;}," calcext:value-type="string">
            <text:p>{"code":"dec_base","nom":"Base","cat_usuel":"cu_toxique","cat_trait":"cat_ddm","descr":"base, produit chimique","mots_cles":"base, produit chimiqu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23];#REF!.[.C19];#REF!.[.D19];#REF!.e19;[.E19];[.F19];[.G19];[.Z19];[.I1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s de voiture</text:p>
          </table:table-cell>
          <table:table-cell table:style-name="ce24"/>
          <table:table-cell table:style-name="ce32" office:value-type="string" calcext:value-type="string">
            <text:p>batterie_voitur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garage</text:p>
          </table:table-cell>
          <table:table-cell/>
          <table:table-cell table:formula="of:=SUBSTITUTE([.H20];&quot;_petit&quot;;&quot;&quot;)" office:value-type="string" office:string-value="batterie_voiture_mini.png" calcext:value-type="string">
            <text:p>batterie_voiture_mini.png</text:p>
          </table:table-cell>
          <table:table-cell office:value-type="string" calcext:value-type="string">
            <text:p><text:s/></text:p>
          </table:table-cell>
          <table:table-cell table:number-columns-repeated="3"/>
          <table:table-cell table:style-name="ce61" table:formula="of:=JSONDECHETS([.A20];[.B20];[.C20];[.D20];[.E20];[.F20];[.G20];[.H20];[.I20];[.J20])" office:value-type="string" office:string-value="{&quot;code&quot;:&quot;dec_batteriesVoiture&quot;,&quot;nom&quot;:&quot;Batteries voiture&quot;,&quot;cat_usuel&quot;:&quot;cu_toxique&quot;,&quot;cat_trait&quot;:&quot;cat_batterie&quot;,&quot;descr&quot;:&quot;batteries de voiture&quot;,&quot;mots_cles&quot;:&quot;batteries de voiture&quot;,&quot;cons&quot;:&quot;cons_toxique&quot;,&quot;image&quot;:&quot;batterie_voiture_mini.png&quot;,&quot;modco&quot;:&quot;smco_garage,modco_decheterie,modco_ecopoint&quot;,&quot;recyc&quot;:&quot;OUI&quot;,&quot;src&quot;:&quot;MieuxTrierANantes 02/2015&quot;}," calcext:value-type="string">
            <text:p>{"code":"dec_batteriesVoiture","nom":"Batteries voiture","cat_usuel":"cu_toxique","cat_trait":"cat_batterie","descr":"batteries de voiture","mots_cles":"batteries de voiture","cons":"cons_toxique","image":"batterie_voiture_mini.png","modco":"smco_garage,modco_decheterie,modco_ecopoint","recyc":"OUI","src":"MieuxTrierANantes 02/2015"},</text:p>
          </table:table-cell>
          <table:table-cell office:value-type="string" calcext:value-type="string">
            <text:p><text:s/></text:p>
          </table:table-cell>
          <table:table-cell table:style-name="ce62" table:formula="of:=GROOVYDECHETS([Docs.C24];#REF!.[.C20];#REF!.[.D20];#REF!.e20;[.E20];[.F20];[.G20];[.Z20];[.I2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26"/>
          <table:table-cell table:style-name="ce33" office:value-type="string" calcext:value-type="string">
            <text:p>huile_moteur_mini.png</text:p>
          </table:table-cell>
          <table:table-cell table:style-name="ce42"/>
          <table:table-cell table:style-name="ce51" office:value-type="string" calcext:value-type="string">
            <text:p>MieuxTrierANantes 02/2015</text:p>
          </table:table-cell>
          <table:table-cell table:style-name="ce51"/>
          <table:table-cell/>
          <table:table-cell table:formula="of:=SUBSTITUTE([.H21];&quot;_petit&quot;;&quot;&quot;)" office:value-type="string" office:string-value="huile_moteur_mini.png" calcext:value-type="string">
            <text:p>huile_moteur_mini.png</text:p>
          </table:table-cell>
          <table:table-cell office:value-type="string" calcext:value-type="string">
            <text:p><text:s/></text:p>
          </table:table-cell>
          <table:table-cell table:number-columns-repeated="3"/>
          <table:table-cell table:style-name="ce61" table:formula="of:=JSONDECHETS([.A21];[.B21];[.C21];[.D21];[.E21];[.F21];[.G21];[.H21];[.I21];[.J21])" office:value-type="string" office:string-value="{&quot;code&quot;:&quot;dec_bidonDHuileMoteurVide&quot;,&quot;nom&quot;:&quot;Bidon d'huile moteur vide&quot;,&quot;cat_usuel&quot;:&quot;cu_toxique&quot;,&quot;cat_trait&quot;:&quot;cat_omr&quot;,&quot;descr&quot;:&quot;bidon d'huile moteur vide&quot;,&quot;mots_cles&quot;:&quot;bidon d'huile moteur vide&quot;,&quot;image&quot;:&quot;huile_moteur_mini.png&quot;,&quot;modco&quot;:&quot;modco_bacbleu,modco_sacbleu&quot;,&quot;recyc&quot;:&quot;NON&quot;,&quot;src&quot;:&quot;MieuxTrierANantes 02/2015&quot;}," calcext:value-type="string">
            <text:p>{"code":"dec_bidonDHuileMoteurVide","nom":"Bidon d'huile moteur vide","cat_usuel":"cu_toxique","cat_trait":"cat_omr","descr":"bidon d'huile moteur vide","mots_cles":"bidon d'huile moteur vide","image":"huile_moteur_mini.png","modco":"modco_bacbleu,modco_sacbleu","recyc":"NON","src":"MieuxTrierANantes 02/2015"},</text:p>
          </table:table-cell>
          <table:table-cell office:value-type="string" calcext:value-type="string">
            <text:p><text:s/></text:p>
          </table:table-cell>
          <table:table-cell table:style-name="ce62" table:formula="of:=GROOVYDECHETS([Docs.C25];#REF!.[.C21];#REF!.[.D21];#REF!.e21;[.E21];[.F21];[.G21];[.Z21];[.I2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24"/>
          <table:table-cell table:style-name="ce32" office:value-type="string" calcext:value-type="string">
            <text:p>bidon_met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2];&quot;_petit&quot;;&quot;&quot;)" office:value-type="string" office:string-value="bidon_metal_mini.png" calcext:value-type="string">
            <text:p>bidon_metal_mini.png</text:p>
          </table:table-cell>
          <table:table-cell office:value-type="string" calcext:value-type="string">
            <text:p><text:s/></text:p>
          </table:table-cell>
          <table:table-cell table:number-columns-repeated="3"/>
          <table:table-cell table:style-name="ce61" table:formula="of:=JSONDECHETS([.A22];[.B22];[.C22];[.D22];[.E22];[.F22];[.G22];[.H22];[.I22];[.J22])" office:value-type="string" office:string-value="{&quot;code&quot;:&quot;dec_bidonMetal&quot;,&quot;nom&quot;:&quot;Bidon métal vide&quot;,&quot;cat_usuel&quot;:&quot;cu_metal&quot;,&quot;cat_trait&quot;:&quot;cat_acier&quot;,&quot;descr&quot;:&quot;bidon de métal vide&quot;,&quot;mots_cles&quot;:&quot;bidon de metal vide&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nom":"Bidon métal vide","cat_usuel":"cu_metal","cat_trait":"cat_acier","descr":"bidon de métal vide","mots_cles":"bidon de metal vide","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26];#REF!.[.C22];#REF!.[.D22];#REF!.e22;[.E22];[.F22];[.G22];[.Z22];[.I2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24" office:value-type="string" calcext:value-type="string">
            <text:p>cons_sansbouchon,cons_couverclemetal,cons_potsmoutarde</text:p>
          </table:table-cell>
          <table:table-cell table:style-name="ce32" office:value-type="string" calcext:value-type="string">
            <text:p>bocal_verr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23];&quot;_petit&quot;;&quot;&quot;)" office:value-type="string" office:string-value="bocal_verre_mini.png" calcext:value-type="string">
            <text:p>bocal_verre_mini.png</text:p>
          </table:table-cell>
          <table:table-cell office:value-type="string" calcext:value-type="string">
            <text:p><text:s/></text:p>
          </table:table-cell>
          <table:table-cell table:number-columns-repeated="3"/>
          <table:table-cell table:style-name="ce61" table:formula="of:=JSONDECHETS([.A23];[.B23];[.C23];[.D23];[.E23];[.F23];[.G23];[.H23];[.I23];[.J23])" office:value-type="string" office:string-value="{&quot;code&quot;:&quot;dec_bocalEnVerre&quot;,&quot;nom&quot;:&quot;Bocal verre&quot;,&quot;cat_usuel&quot;:&quot;cu_verrevaisselle&quot;,&quot;cat_trait&quot;:&quot;cat_verre&quot;,&quot;descr&quot;:&quot;bocal en verre, nutella, pâte a tartiner, pot en verre&quot;,&quot;mots_cles&quot;:&quot;bocal en verre, nutella, pate a tartiner, pot en verre&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nom":"Bocal verre","cat_usuel":"cu_verrevaisselle","cat_trait":"cat_verre","descr":"bocal en verre, nutella, pâte a tartiner, pot en verre","mots_cles":"bocal en verre, nutella, pate a tartiner, pot en verre","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style-name="ce62" table:formula="of:=GROOVYDECHETS([Docs.C27];#REF!.[.C24];#REF!.[.D24];#REF!.e24;[.E23];[.F23];[.G23];[.Z23];[.I2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s en plastique</text:p>
          </table:table-cell>
          <table:table-cell table:style-name="ce24"/>
          <table:table-cell table:style-name="ce32" office:value-type="string" calcext:value-type="string">
            <text:p>boite_a_oeufs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4];&quot;_petit&quot;;&quot;&quot;)" office:value-type="string" office:string-value="boite_a_oeufs_plastique_mini.png" calcext:value-type="string">
            <text:p>boite_a_oeufs_plastique_mini.png</text:p>
          </table:table-cell>
          <table:table-cell office:value-type="string" calcext:value-type="string">
            <text:p><text:s/></text:p>
          </table:table-cell>
          <table:table-cell table:number-columns-repeated="3"/>
          <table:table-cell table:style-name="ce61" table:formula="of:=JSONDECHETS([.A24];[.B24];[.C24];[.D24];[.E24];[.F24];[.G24];[.H24];[.I24];[.J24])" office:value-type="string" office:string-value="{&quot;code&quot;:&quot;dec_boiteAOeufsEnPlastique&quot;,&quot;nom&quot;:&quot;Boîte à œufs plastique&quot;,&quot;cat_usuel&quot;:&quot;cu_plastique&quot;,&quot;cat_trait&quot;:&quot;cat_omr_plastique&quot;,&quot;descr&quot;:&quot;boîte à œufs en plastique&quot;,&quot;mots_cles&quot;:&quot;boite a œufs en plastique&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nom":"Boîte à œufs plastique","cat_usuel":"cu_plastique","cat_trait":"cat_omr_plastique","descr":"boîte à œufs en plastique","mots_cles":"boite a œufs en plastique","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Conseil.C28];[.B24];[.C24];[.D24];[.E24];[.F24];[.G24];[.Z24];[.I24])" office:value-type="string" office:string-value="Dechet L'association \&quot;Deuxième vie\&quot; recence les associations et entreprises spécialisées qui redonnent une vie au déchet.&lt;br/&gt;&lt;a href='http :\\www.deuxieme-vie.org' &gt;www.deuxieme-vie.org&lt;/a&gt; = new Dechet(code:&quot;L'association \&quot;Deuxième vie\&quot; recence les associations et entreprises spécialisées qui redonnent une vie au déchet.&lt;br/&gt;&lt;a href='http :\\www.deuxieme-vie.org' &gt;www.deuxieme-vie.org&lt;/a&gt;&quot;,nom:&quot;Boîte à œufs plastique&quot;,cat_usuel:cu_plastique,cat_trait:cat_omr_plastique,descr:&quot;boîte à œufs en plastique&quot;,cons:&quot;&quot;,image:&quot;&quot;,image_secondaire:&quot;&quot;); L'association \&quot;Deuxième vie\&quot; recence les associations et entreprises spécialisées qui redonnent une vie au déchet.&lt;br/&gt;&lt;a href='http :\\www.deuxieme-vie.org' &gt;www.deuxieme-vie.org&lt;/a&gt;.save();" calcext:value-type="string">
            <text:p>Dechet L'association \"Deuxième vie\" recence les associations et entreprises spécialisées qui redonnent une vie au déchet.&lt;br/&gt;&lt;a href='http :\\www.deuxieme-vie.org' &gt;www.deuxieme-vie.org&lt;/a&gt; = new Dechet(code:"L'association \"Deuxième vie\" recence les associations et entreprises spécialisées qui redonnent une vie au déchet.&lt;br/&gt;&lt;a href='http :\\www.deuxieme-vie.org' &gt;www.deuxieme-vie.org&lt;/a&gt;",nom:"Boîte à œufs plastique",cat_usuel:cu_plastique,cat_trait:cat_omr_plastique,descr:"boîte à œufs en plastique",cons:"",image:"",image_secondaire:""); L'association \"Deuxième vie\" recence les associations et entreprises spécialisées qui redonnent une vie au déchet.&lt;br/&gt;&lt;a href='http :\\www.deuxieme-vie.org' &gt;www.deuxieme-vie.org&lt;/a&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24"/>
          <table:table-cell table:style-name="ce32" office:value-type="string" calcext:value-type="string">
            <text:p>boite_camember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5];&quot;_petit&quot;;&quot;&quot;)" office:value-type="string" office:string-value="boite_camembert_mini.png" calcext:value-type="string">
            <text:p>boite_camembert_mini.png</text:p>
          </table:table-cell>
          <table:table-cell office:value-type="string" calcext:value-type="string">
            <text:p><text:s/></text:p>
          </table:table-cell>
          <table:table-cell table:number-columns-repeated="3"/>
          <table:table-cell table:style-name="ce61" table:formula="of:=JSONDECHETS([.A25];[.B25];[.C25];[.D25];[.E25];[.F25];[.G25];[.H25];[.I25];[.J25])" office:value-type="string" office:string-value="{&quot;code&quot;:&quot;dec_boiteCamembertEnBois&quot;,&quot;nom&quot;:&quot;Boîte camembert bois&quot;,&quot;cat_usuel&quot;:&quot;cu_vertbois&quot;,&quot;cat_trait&quot;:&quot;cat_omr&quot;,&quot;descr&quot;:&quot;boîte camembert en bois&quot;,&quot;mots_cles&quot;:&quot;boite camembert en bois&quot;,&quot;image&quot;:&quot;boite_camembert_mini.png&quot;,&quot;modco&quot;:&quot;modco_bacbleu,modco_sacbleu&quot;,&quot;recyc&quot;:&quot;NON&quot;,&quot;src&quot;:&quot;MieuxTrierANantes 02/2015&quot;}," calcext:value-type="string">
            <text:p>{"code":"dec_boiteCamembertEnBois","nom":"Boîte camembert bois","cat_usuel":"cu_vertbois","cat_trait":"cat_omr","descr":"boîte camembert en bois","mots_cles":"boite camembert en bois","image":"boite_camembert_mini.png","modco":"modco_bacbleu,modco_sacbleu","recyc":"NON","src":"MieuxTrierANantes 02/2015"},</text:p>
          </table:table-cell>
          <table:table-cell office:value-type="string" calcext:value-type="string">
            <text:p><text:s/></text:p>
          </table:table-cell>
          <table:table-cell table:style-name="ce62" table:formula="of:=GROOVYDECHETS([Conseil.C29];[.B25];[.C25];[.D25];[.E25];[.F25];[.G25];[.Z25];[.I25])" office:value-type="string" office:string-value="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nom:&quot;Boîte camembert bois&quot;,cat_usuel:cu_vertbois,cat_trait:cat_omr,descr:&quot;boîte camembert en bois&quot;,cons:&quot;&quot;,image:&quot;&quot;,image_secondaire:&quot;&quo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 calcext:value-type="string">
            <text:p>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nom:"Boîte camembert bois",cat_usuel:cu_vertbois,cat_trait:cat_omr,descr:"boîte camembert en bois",cons:"",image:"",image_secondaire:"");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24"/>
          <table:table-cell table:style-name="ce32" office:value-type="string" calcext:value-type="string">
            <text:p>conserve_ratatouil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6];&quot;_petit&quot;;&quot;&quot;)" office:value-type="string" office:string-value="conserve_ratatouille_mini.png" calcext:value-type="string">
            <text:p>conserve_ratatouille_mini.png</text:p>
          </table:table-cell>
          <table:table-cell office:value-type="string" calcext:value-type="string">
            <text:p><text:s/></text:p>
          </table:table-cell>
          <table:table-cell table:number-columns-repeated="3"/>
          <table:table-cell table:style-name="ce61" table:formula="of:=JSONDECHETS([.A26];[.B26];[.C26];[.D26];[.E26];[.F26];[.G26];[.H26];[.I26];[.J26])" office:value-type="string" office:string-value="{&quot;code&quot;:&quot;dec_boiteConserve&quot;,&quot;nom&quot;:&quot;Boîte conserve&quot;,&quot;cat_usuel&quot;:&quot;cu_metal&quot;,&quot;cat_trait&quot;:&quot;cat_acier&quot;,&quot;descr&quot;:&quot;boîte de conserve, conserve&quot;,&quot;mots_cles&quot;:&quot;boite de conserve, conserve&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nom":"Boîte conserve","cat_usuel":"cu_metal","cat_trait":"cat_acier","descr":"boîte de conserve, conserve","mots_cles":"boite de conserve, conserve","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66];[.B26];[.C26];[.D26];[.E26];[.F26];[.G26];[.Z26];[.I26])" office:value-type="string" office:string-value="Dechet 0 = new Dechet(code:&quot;&quot;,nom:&quot;Boîte conserve&quot;,cat_usuel:cu_metal,cat_trait:cat_acier,descr:&quot;boîte de conserve, conserve&quot;,cons:&quot;&quot;,image:&quot;&quot;,image_secondaire:&quot;&quot;); 0.save();" calcext:value-type="string">
            <text:p>Dechet 0 = new Dechet(code:"",nom:"Boîte conserve",cat_usuel:cu_metal,cat_trait:cat_acier,descr:"boîte de conserve, conserve",cons:"",image:"",image_secondaire:"");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24"/>
          <table:table-cell table:style-name="ce32" office:value-type="string" calcext:value-type="string">
            <text:p>boite_met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7];&quot;_petit&quot;;&quot;&quot;)" office:value-type="string" office:string-value="boite_metal_mini.png" calcext:value-type="string">
            <text:p>boite_metal_mini.png</text:p>
          </table:table-cell>
          <table:table-cell office:value-type="string" calcext:value-type="string">
            <text:p><text:s/></text:p>
          </table:table-cell>
          <table:table-cell table:number-columns-repeated="3"/>
          <table:table-cell table:style-name="ce61" table:formula="of:=JSONDECHETS([.A27];[.B27];[.C27];[.D27];[.E27];[.F27];[.G27];[.H27];[.I27];[.J27])" office:value-type="string" office:string-value="{&quot;code&quot;:&quot;dec_boiteMetallique&quot;,&quot;nom&quot;:&quot;Boite métallique&quot;,&quot;cat_usuel&quot;:&quot;cu_metal&quot;,&quot;cat_trait&quot;:&quot;cat_acier&quot;,&quot;descr&quot;:&quot;boite métallique&quot;,&quot;mots_cles&quot;:&quot;boite metallique&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nom":"Boite métallique","cat_usuel":"cu_metal","cat_trait":"cat_acier","descr":"boite métallique","mots_cles":"boite metallique","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0];[.B27];[.C27];[.D27];[.E27];[.F27];[.G27];[.Z27];[.I27])" office:value-type="string" office:string-value="Dechet Les petites canettes métalliques, les canettes écrasées, les feuilles d'aluminium froissées, les capsules de type Nespresso... sont rejetées par le processus de tri du fait de leur taille.&lt;br/&gt;En revanche le gros aluminium (barquettes...) est recyclé. = new Dechet(code:&quot;Les petites canettes métalliques, les canettes écrasées, les feuilles d'aluminium froissées, les capsules de type Nespresso... sont rejetées par le processus de tri du fait de leur taille.&lt;br/&gt;En revanche le gros aluminium (barquettes...) est recyclé.&quot;,nom:&quot;Boite métallique&quot;,cat_usuel:cu_metal,cat_trait:cat_acier,descr:&quot;boite métallique&quot;,cons:&quot;&quot;,image:&quot;&quot;,image_secondaire:&quot;&quot;); Les petites canettes métalliques, les canettes écrasées, les feuilles d'aluminium froissées, les capsules de type Nespresso... sont rejetées par le processus de tri du fait de leur taille.&lt;br/&gt;En revanche le gros aluminium (barquettes...) est recyclé..save();" calcext:value-type="string">
            <text:p>Dechet Les petites canettes métalliques, les canettes écrasées, les feuilles d'aluminium froissées, les capsules de type Nespresso... sont rejetées par le processus de tri du fait de leur taille.&lt;br/&gt;En revanche le gros aluminium (barquettes...) est recyclé. = new Dechet(code:"Les petites canettes métalliques, les canettes écrasées, les feuilles d'aluminium froissées, les capsules de type Nespresso... sont rejetées par le processus de tri du fait de leur taille.&lt;br/&gt;En revanche le gros aluminium (barquettes...) est recyclé.",nom:"Boite métallique",cat_usuel:cu_metal,cat_trait:cat_acier,descr:"boite métallique",cons:"",image:"",image_secondaire:""); Les petites canettes métalliques, les canettes écrasées, les feuilles d'aluminium froissées, les capsules de type Nespresso... sont rejetées par le processus de tri du fait de leur taille.&lt;br/&gt;En revanche le gros aluminium (barquettes...) est recyclé..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s en carton</text:p>
          </table:table-cell>
          <table:table-cell table:style-name="ce24"/>
          <table:table-cell table:style-name="ce32" office:value-type="string" calcext:value-type="string">
            <text:p>boite_a_oeuf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8];&quot;_petit&quot;;&quot;&quot;)" office:value-type="string" office:string-value="boite_a_oeufs_mini.png" calcext:value-type="string">
            <text:p>boite_a_oeufs_mini.png</text:p>
          </table:table-cell>
          <table:table-cell office:value-type="string" calcext:value-type="string">
            <text:p><text:s/></text:p>
          </table:table-cell>
          <table:table-cell table:number-columns-repeated="3"/>
          <table:table-cell table:style-name="ce61" table:formula="of:=JSONDECHETS([.A28];[.B28];[.C28];[.D28];[.E28];[.F28];[.G28];[.H28];[.I28];[.J28])" office:value-type="string" office:string-value="{&quot;code&quot;:&quot;dec_boiteOeufsEnCarton&quot;,&quot;nom&quot;:&quot;Boîte œufs carton&quot;,&quot;cat_usuel&quot;:&quot;cu_papierscartons&quot;,&quot;cat_trait&quot;:&quot;cat_papiercarton&quot;,&quot;descr&quot;:&quot;boîte à œufs en carton&quot;,&quot;mots_cles&quot;:&quot;boite a œufs en carton&quot;,&quot;image&quot;:&quot;boite_a_oeufs_mini.png&quot;,&quot;modco&quot;:&quot;modco_contpapiercarton,modco_bacjaune,modco_sacjaune,modco_contembjournmag&quot;,&quot;recyc&quot;:&quot;OUI&quot;,&quot;src&quot;:&quot;MieuxTrierANantes 02/2015&quot;}," calcext:value-type="string">
            <text:p>{"code":"dec_boiteOeufsEnCarton","nom":"Boîte œufs carton","cat_usuel":"cu_papierscartons","cat_trait":"cat_papiercarton","descr":"boîte à œufs en carton","mots_cles":"boite a œufs en carton","image":"boite_a_oeuf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Conseil.C31];[.B28];[.C28];[.D28];[.E28];[.F28];[.G28];[.Z28];[.I28])" office:value-type="string" office:string-value="Dechet Ce sont des produits toxiques car contiennent un peu de mercure. C'est pourquoi il faut les ramener en déchèterie ou les points de ventes (supermachés, magasins de bricolage...). = new Dechet(code:&quot;Ce sont des produits toxiques car contiennent un peu de mercure. C'est pourquoi il faut les ramener en déchèterie ou les points de ventes (supermachés, magasins de bricolage...).&quot;,nom:&quot;Boîte œufs carton&quot;,cat_usuel:cu_papierscartons,cat_trait:cat_papiercarton,descr:&quot;boîte à œufs en carton&quot;,cons:&quot;&quot;,image:&quot;&quot;,image_secondaire:&quot;&quot;); Ce sont des produits toxiques car contiennent un peu de mercure. C'est pourquoi il faut les ramener en déchèterie ou les points de ventes (supermachés, magasins de bricolage...)..save();" calcext:value-type="string">
            <text:p>Dechet Ce sont des produits toxiques car contiennent un peu de mercure. C'est pourquoi il faut les ramener en déchèterie ou les points de ventes (supermachés, magasins de bricolage...). = new Dechet(code:"Ce sont des produits toxiques car contiennent un peu de mercure. C'est pourquoi il faut les ramener en déchèterie ou les points de ventes (supermachés, magasins de bricolage...).",nom:"Boîte œufs carton",cat_usuel:cu_papierscartons,cat_trait:cat_papiercarton,descr:"boîte à œufs en carton",cons:"",image:"",image_secondaire:""); Ce sont des produits toxiques car contiennent un peu de mercure. C'est pourquoi il faut les ramener en déchèterie ou les points de ventes (supermachés, magasins de brico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6" office:value-type="string" calcext:value-type="string">
            <text:p>cons_sansbouchon</text:p>
          </table:table-cell>
          <table:table-cell table:style-name="ce32" office:value-type="string" calcext:value-type="string">
            <text:p>mousse_a_ras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9];&quot;_petit&quot;;&quot;&quot;)" office:value-type="string" office:string-value="mousse_a_raser_mini.png" calcext:value-type="string">
            <text:p>mousse_a_raser_mini.png</text:p>
          </table:table-cell>
          <table:table-cell office:value-type="string" calcext:value-type="string">
            <text:p><text:s/></text:p>
          </table:table-cell>
          <table:table-cell table:number-columns-repeated="3"/>
          <table:table-cell table:style-name="ce61" table:formula="of:=JSONDECHETS([.A29];[.B29];[.C29];[.D29];[.E29];[.F29];[.G29];[.H29];[.I29];[.J29])" office:value-type="string" office:string-value="{&quot;code&quot;:&quot;dec_bombeMousseARaser&quot;,&quot;nom&quot;:&quot;Bombe mousse à raser&quot;,&quot;cat_usuel&quot;:&quot;cu_metal&quot;,&quot;cat_trait&quot;:&quot;cat_acier&quot;,&quot;descr&quot;:&quot;bombe mousse à raser&quot;,&quot;mots_cles&quot;:&quot;bombe mousse a raser&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nom":"Bombe mousse à raser","cat_usuel":"cu_metal","cat_trait":"cat_acier","descr":"bombe mousse à raser","mots_cles":"bombe mousse a raser","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2];[.B29];[.C29];[.D29];[.E29];[.F29];[.G29];[.Z29];[.I29])" office:value-type="string" office:string-value="Dechet Le bouchon/couvercle doit être trié séparément (même s'il peut être trié). &lt;br/&gt;Voir déchet&lt;i&gt; Bouchon plastique'&lt;/i&gt; et déchet&lt;i&gt; 'Couvercle métallique'&lt;/i&gt;. = new Dechet(code:&quot;Le bouchon/couvercle doit être trié séparément (même s'il peut être trié). &lt;br/&gt;Voir déchet&lt;i&gt; Bouchon plastique'&lt;/i&gt; et déchet&lt;i&gt; 'Couvercle métallique'&lt;/i&gt;.&quot;,nom:&quot;Bombe mousse à raser&quot;,cat_usuel:cu_metal,cat_trait:cat_acier,descr:&quot;bombe mousse à raser&quot;,cons:&quot;cons_sansbouchon&quot;,image:&quot;&quot;,image_secondaire:&quot;&quot;); Le bouchon/couvercle doit être trié séparément (même s'il peut être trié). &lt;br/&gt;Voir déchet&lt;i&gt; Bouchon plastique'&lt;/i&gt; et déchet&lt;i&gt; 'Couvercle métallique'&lt;/i&gt;..save();" calcext:value-type="string">
            <text:p>Dechet Le bouchon/couvercle doit être trié séparément (même s'il peut être trié). &lt;br/&gt;Voir déchet&lt;i&gt; Bouchon plastique'&lt;/i&gt; et déchet&lt;i&gt; 'Couvercle métallique'&lt;/i&gt;. = new Dechet(code:"Le bouchon/couvercle doit être trié séparément (même s'il peut être trié). &lt;br/&gt;Voir déchet&lt;i&gt; Bouchon plastique'&lt;/i&gt; et déchet&lt;i&gt; 'Couvercle métallique'&lt;/i&gt;.",nom:"Bombe mousse à raser",cat_usuel:cu_metal,cat_trait:cat_acier,descr:"bombe mousse à raser",cons:"cons_sansbouchon",image:"",image_secondaire:""); Le bouchon/couvercle doit être trié séparément (même s'il peut être trié). &lt;br/&gt;Voir déchet&lt;i&gt; Bouchon plastique'&lt;/i&gt; et déchet&lt;i&gt; 'Couvercle métallique'&lt;/i&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6" office:value-type="string" calcext:value-type="string">
            <text:p>cons_sansbouchon,cons_pastoxique</text:p>
          </table:table-cell>
          <table:table-cell table:style-name="ce32" office:value-type="string" calcext:value-type="string">
            <text:p>peinture_aeroso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0];&quot;_petit&quot;;&quot;&quot;)" office:value-type="string" office:string-value="peinture_aerosol_mini.png" calcext:value-type="string">
            <text:p>peinture_aerosol_mini.png</text:p>
          </table:table-cell>
          <table:table-cell office:value-type="string" calcext:value-type="string">
            <text:p><text:s/></text:p>
          </table:table-cell>
          <table:table-cell table:number-columns-repeated="3"/>
          <table:table-cell table:style-name="ce61" table:formula="of:=JSONDECHETS([.A30];[.B30];[.C30];[.D30];[.E30];[.F30];[.G30];[.H30];[.I30];[.J30])" office:value-type="string" office:string-value="{&quot;code&quot;:&quot;dec_bombePeinture&quot;,&quot;nom&quot;:&quot;Bombe peinture&quot;,&quot;cat_usuel&quot;:&quot;cu_toxique&quot;,&quot;cat_trait&quot;:&quot;cat_ddm&quot;,&quot;descr&quot;:&quot;bombe de peinture, peinture aérosol&quot;,&quot;mots_cles&quot;:&quot;bombe de peinture, peinture aerosol&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nom":"Bombe peinture","cat_usuel":"cu_toxique","cat_trait":"cat_ddm","descr":"bombe de peinture, peinture aérosol","mots_cles":"bombe de peinture, peinture aerosol","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style-name="ce62" table:formula="of:=GROOVYDECHETS([Conseil.C34];[.B30];[.C30];[.D30];[.E30];[.F30];[.G30];[.Z30];[.I30])" office:value-type="string" office:string-value="Dechet Les pots de moutarde et de Nutella (qui peuvent être transformés en verre à boire) peuvent être recyclés (conseil AlloPropreté 05/2014). = new Dechet(code:&quot;Les pots de moutarde et de Nutella (qui peuvent être transformés en verre à boire) peuvent être recyclés (conseil AlloPropreté 05/2014).&quot;,nom:&quot;Bombe peinture&quot;,cat_usuel:cu_toxique,cat_trait:cat_ddm,descr:&quot;bombe de peinture, peinture aérosol&quot;,cons:&quot;cons_sansbouchon,cons_pastoxique&quot;,image:&quot;&quot;,image_secondaire:&quot;&quot;); Les pots de moutarde et de Nutella (qui peuvent être transformés en verre à boire) peuvent être recyclés (conseil AlloPropreté 05/2014)..save();" calcext:value-type="string">
            <text:p>Dechet Les pots de moutarde et de Nutella (qui peuvent être transformés en verre à boire) peuvent être recyclés (conseil AlloPropreté 05/2014). = new Dechet(code:"Les pots de moutarde et de Nutella (qui peuvent être transformés en verre à boire) peuvent être recyclés (conseil AlloPropreté 05/2014).",nom:"Bombe peinture",cat_usuel:cu_toxique,cat_trait:cat_ddm,descr:"bombe de peinture, peinture aérosol",cons:"cons_sansbouchon,cons_pastoxique",image:"",image_secondaire:""); Les pots de moutarde et de Nutella (qui peuvent être transformés en verre à boire) peuvent être recyclés (conseil AlloPropreté 05/2014)..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12" office:value-type="string" calcext:value-type="string">
            <text:p>cons_bouchonliege</text:p>
          </table:table-cell>
          <table:table-cell table:style-name="ce32" office:value-type="string" calcext:value-type="string">
            <text:p>bouchon_lieg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1];&quot;_petit&quot;;&quot;&quot;)" office:value-type="string" office:string-value="bouchon_liege_mini.png" calcext:value-type="string">
            <text:p>bouchon_liege_mini.png</text:p>
          </table:table-cell>
          <table:table-cell office:value-type="string" calcext:value-type="string">
            <text:p><text:s/></text:p>
          </table:table-cell>
          <table:table-cell table:number-columns-repeated="3"/>
          <table:table-cell table:style-name="ce61" table:formula="of:=JSONDECHETS([.A31];[.B31];[.C31];[.D31];[.E31];[.F31];[.G31];[.H31];[.I31];[.J31])" office:value-type="string" office:string-value="{&quot;code&quot;:&quot;dec_bouchonLiege&quot;,&quot;nom&quot;:&quot;Bouchon liège&quot;,&quot;cat_usuel&quot;:&quot;cu_divers&quot;,&quot;cat_trait&quot;:&quot;cat_omr&quot;,&quot;descr&quot;:&quot;bouchon de liège&quot;,&quot;mots_cles&quot;:&quot;bouchon de liege&quot;,&quot;cons&quot;:&quot;cons_bouchonliege,&quot;,&quot;image&quot;:&quot;bouchon_liege_mini.png&quot;,&quot;modco&quot;:&quot;modco_bacbleu,modco_sacbleu&quot;,&quot;recyc&quot;:&quot;NON&quot;,&quot;src&quot;:&quot;MieuxTrierANantes 02/2015&quot;}," calcext:value-type="string">
            <text:p>{"code":"dec_bouchonLiege","nom":"Bouchon liège","cat_usuel":"cu_divers","cat_trait":"cat_omr","descr":"bouchon de liège","mots_cles":"bouchon de liege","cons":"cons_bouchonliege,","image":"bouchon_liege_mini.png","modco":"modco_bacbleu,modco_sacbleu","recyc":"NON","src":"MieuxTrierANantes 02/2015"},</text:p>
          </table:table-cell>
          <table:table-cell office:value-type="string" calcext:value-type="string">
            <text:p><text:s/></text:p>
          </table:table-cell>
          <table:table-cell table:style-name="ce62" table:formula="of:=GROOVYDECHETS([Conseil.C35];[.B31];[.C31];[.D31];[.E31];[.F31];[.G31];[.Z31];[.I31])" office:value-type="string" office:string-value="Dechet Vous achetez un appareil neuf, le distributeur est désormais tenu de reprendre  l'ancien à l'achat ou la livraison. C'est le principe de la reprise « un pour un ». = new Dechet(code:&quot;Vous achetez un appareil neuf, le distributeur est désormais tenu de reprendre  l'ancien à l'achat ou la livraison. C'est le principe de la reprise « un pour un ».&quot;,nom:&quot;Bouchon liège&quot;,cat_usuel:cu_divers,cat_trait:cat_omr,descr:&quot;bouchon de liège&quot;,cons:&quot;cons_bouchonliege&quot;,image:&quot;&quot;,image_secondaire:&quot;&quot;); Vous achetez un appareil neuf, le distributeur est désormais tenu de reprendre  l'ancien à l'achat ou la livraison. C'est le principe de la reprise « un pour un »..save();" calcext:value-type="string">
            <text:p>Dechet Vous achetez un appareil neuf, le distributeur est désormais tenu de reprendre <text:s/>l'ancien à l'achat ou la livraison. C'est le principe de la reprise « un pour un ». = new Dechet(code:"Vous achetez un appareil neuf, le distributeur est désormais tenu de reprendre <text:s/>l'ancien à l'achat ou la livraison. C'est le principe de la reprise « un pour un ».",nom:"Bouchon liège",cat_usuel:cu_divers,cat_trait:cat_omr,descr:"bouchon de liège",cons:"cons_bouchonliege",image:"",image_secondaire:""); Vous achetez un appareil neuf, le distributeur est désormais tenu de reprendre <text:s/>l'ancien à l'achat ou la livraison. C'est le principe de la reprise « un pour un »..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 bouchon plastique</text:p>
          </table:table-cell>
          <table:table-cell table:style-name="ce24" office:value-type="string" calcext:value-type="string">
            <text:p>cons_bouchonamour</text:p>
          </table:table-cell>
          <table:table-cell office:value-type="string" calcext:value-type="string">
            <text:p>bouchon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2];&quot;_petit&quot;;&quot;&quot;)" office:value-type="string" office:string-value="bouchon_plastique_mini.png" calcext:value-type="string">
            <text:p>bouchon_plastique_mini.png</text:p>
          </table:table-cell>
          <table:table-cell office:value-type="string" calcext:value-type="string">
            <text:p><text:s/></text:p>
          </table:table-cell>
          <table:table-cell table:number-columns-repeated="3"/>
          <table:table-cell table:style-name="ce61" table:formula="of:=JSONDECHETS([.A32];[.B32];[.C32];[.D32];[.E32];[.F32];[.G32];[.H32];[.I32];[.J32])" office:value-type="string" office:string-value="{&quot;code&quot;:&quot;dec_bouchonPlastique&quot;,&quot;nom&quot;:&quot;Bouchon plastique&quot;,&quot;cat_usuel&quot;:&quot;cu_plastique&quot;,&quot;cat_trait&quot;:&quot;cat_emr&quot;,&quot;descr&quot;:&quot;bouchon plastique, bouchon plastique&quot;,&quot;mots_cles&quot;:&quot;bouchon plastique, bouchon plastique&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nom":"Bouchon plastique","cat_usuel":"cu_plastique","cat_trait":"cat_emr","descr":"bouchon plastique, bouchon plastique","mots_cles":"bouchon plastique, bouchon plastique","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6];[.B32];[.C32];[.D32];[.E32];[.F32];[.G32];[.Z32];[.I32])" office:value-type="string" office:string-value="Dechet Les points de vente sont obligés de récupérer les objets usagés s'ils les vendent : cartouches d'imprimantes, piles et accumulateurs, ampoules basse consommation, tubes fluorescent (néons). = new Dechet(code:&quot;Les points de vente sont obligés de récupérer les objets usagés s'ils les vendent : cartouches d'imprimantes, piles et accumulateurs, ampoules basse consommation, tubes fluorescent (néons).&quot;,nom:&quot;Bouchon plastique&quot;,cat_usuel:cu_plastique,cat_trait:cat_emr,descr:&quot;bouchon plastique, bouchon plastique&quot;,cons:&quot;cons_bouchonamour&quot;,image:&quot;&quot;,image_secondaire:&quot;&quot;); Les points de vente sont obligés de récupérer les objets usagés s'ils les vendent : cartouches d'imprimantes, piles et accumulateurs, ampoules basse consommation, tubes fluorescent (néons)..save();" calcext:value-type="string">
            <text:p>Dechet Les points de vente sont obligés de récupérer les objets usagés s'ils les vendent : cartouches d'imprimantes, piles et accumulateurs, ampoules basse consommation, tubes fluorescent (néons). = new Dechet(code:"Les points de vente sont obligés de récupérer les objets usagés s'ils les vendent : cartouches d'imprimantes, piles et accumulateurs, ampoules basse consommation, tubes fluorescent (néons).",nom:"Bouchon plastique",cat_usuel:cu_plastique,cat_trait:cat_emr,descr:"bouchon plastique, bouchon plastique",cons:"cons_bouchonamour",image:"",image_secondaire:""); Les points de vente sont obligés de récupérer les objets usagés s'ils les vendent : cartouches d'imprimantes, piles et accumulateurs, ampoules basse consommation, tubes fluorescent (néons)..save();</text:p>
          </table:table-cell>
          <table:table-cell office:value-type="string" calcext:value-type="string">
            <text:p><text:s/></text:p>
          </table:table-cell>
          <table:table-cell table:number-columns-repeated="251"/>
        </table:table-row>
        <table:table-row table:style-name="ro4">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24" office:value-type="string" calcext:value-type="string">
            <text:p>cons_bouchon,cons_bouchonamour</text:p>
          </table:table-cell>
          <table:table-cell table:style-name="ce32" office:value-type="string" calcext:value-type="string">
            <text:p>grande_bouteille_hui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33];&quot;_petit&quot;;&quot;&quot;)" office:value-type="string" office:string-value="grande_bouteille_huile_mini.png" calcext:value-type="string">
            <text:p>grande_bouteille_huile_mini.png</text:p>
          </table:table-cell>
          <table:table-cell office:value-type="string" calcext:value-type="string">
            <text:p><text:s/></text:p>
          </table:table-cell>
          <table:table-cell table:number-columns-repeated="3"/>
          <table:table-cell table:style-name="ce61" table:formula="of:=JSONDECHETS([.A33];[.B33];[.C33];[.D33];[.E33];[.F33];[.G33];[.H33];[.I33];[.J33])" office:value-type="string" office:string-value="{&quot;code&quot;:&quot;dec_bouteilleDhuileAlimentaire&quot;,&quot;nom&quot;:&quot;Bouteille d'huile&quot;,&quot;cat_usuel&quot;:&quot;cu_plastique&quot;,&quot;cat_trait&quot;:&quot;cat_emr&quot;,&quot;descr&quot;:&quot;bouteille d'huile, bouteille d'eau&quot;,&quot;mots_cles&quot;:&quot;bouteille d'huile, bouteille d'eau&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nom":"Bouteille d'huile","cat_usuel":"cu_plastique","cat_trait":"cat_emr","descr":"bouteille d'huile, bouteille d'eau","mots_cles":"bouteille d'huile, bouteille d'eau","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7];[.B33];[.C33];[.D33];[.E33];[.F33];[.G33];[.Z33];[.I33])" office:value-type="string" office:string-value="Dechet Seul le 'verre d'emballage' (bouteille, bocaux) peut être recyclé (on peut l'intégrer au calcin utilisé dans les fours verriers) = new Dechet(code:&quot;Seul le 'verre d'emballage' (bouteille, bocaux) peut être recyclé (on peut l'intégrer au calcin utilisé dans les fours verriers)&quot;,nom:&quot;Bouteille d'huile&quot;,cat_usuel:cu_plastique,cat_trait:cat_emr,descr:&quot;bouteille d'huile, bouteille d'eau&quot;,cons:&quot;cons_bouchon,cons_bouchonamour&quot;,image:&quot;&quot;,image_secondaire:&quot;&quot;); Seul le 'verre d'emballage' (bouteille, bocaux) peut être recyclé (on peut l'intégrer au calcin utilisé dans les fours verriers).save();" calcext:value-type="string">
            <text:p>Dechet Seul le 'verre d'emballage' (bouteille, bocaux) peut être recyclé (on peut l'intégrer au calcin utilisé dans les fours verriers) = new Dechet(code:"Seul le 'verre d'emballage' (bouteille, bocaux) peut être recyclé (on peut l'intégrer au calcin utilisé dans les fours verriers)",nom:"Bouteille d'huile",cat_usuel:cu_plastique,cat_trait:cat_emr,descr:"bouteille d'huile, bouteille d'eau",cons:"cons_bouchon,cons_bouchonamour",image:"",image_secondaire:""); Seul le 'verre d'emballage' (bouteille, bocaux) peut être recyclé (on peut l'intégrer au calcin utilisé dans les fours verrie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26" office:value-type="string" calcext:value-type="string">
            <text:p>,cons_sansbouchon</text:p>
          </table:table-cell>
          <table:table-cell table:style-name="ce33" office:value-type="string" calcext:value-type="string">
            <text:p>bouteille_huile_olive_mini.png</text:p>
          </table:table-cell>
          <table:table-cell table:style-name="ce42"/>
          <table:table-cell table:style-name="ce47" office:value-type="string" calcext:value-type="string">
            <text:p>MieuxTrierANantes 02/2015</text:p>
          </table:table-cell>
          <table:table-cell table:style-name="ce47"/>
          <table:table-cell/>
          <table:table-cell table:formula="of:=SUBSTITUTE([.H34];&quot;_petit&quot;;&quot;&quot;)" office:value-type="string" office:string-value="bouteille_huile_olive_mini.png" calcext:value-type="string">
            <text:p>bouteille_huile_olive_mini.png</text:p>
          </table:table-cell>
          <table:table-cell office:value-type="string" calcext:value-type="string">
            <text:p><text:s/></text:p>
          </table:table-cell>
          <table:table-cell table:number-columns-repeated="3"/>
          <table:table-cell table:style-name="ce61" table:formula="of:=JSONDECHETS([.A34];[.B34];[.C34];[.D34];[.E34];[.F34];[.G34];[.H34];[.I34];[.J34])" office:value-type="string" office:string-value="{&quot;code&quot;:&quot;dec_bouteilleDhuileEnVerre&quot;,&quot;nom&quot;:&quot;Bouteille d'huile verre&quot;,&quot;cat_usuel&quot;:&quot;cu_verrevaisselle&quot;,&quot;cat_trait&quot;:&quot;cat_verre&quot;,&quot;descr&quot;:&quot;bouteille d'huile en verre&quot;,&quot;mots_cles&quot;:&quot;bouteille d'huile en verr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nom":"Bouteille d'huile verre","cat_usuel":"cu_verrevaisselle","cat_trait":"cat_verre","descr":"bouteille d'huile en verre","mots_cles":"bouteille d'huile en verr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style-name="ce62" table:formula="of:=GROOVYDECHETS([Conseil.C38];[.B34];[.C34];[.D34];[.E34];[.F34];[.G34];[.Z34];[.I34])" office:value-type="string" office:string-value="Dechet Les pharmacies ont l'obligation de récupérer les anciens médicaments, avec ou sans conditionnement. = new Dechet(code:&quot;Les pharmacies ont l'obligation de récupérer les anciens médicaments, avec ou sans conditionnement.&quot;,nom:&quot;Bouteille d'huile verre&quot;,cat_usuel:cu_verrevaisselle,cat_trait:cat_verre,descr:&quot;bouteille d'huile en verre&quot;,cons:&quot;,cons_sansbouchon&quot;,image:&quot;&quot;,image_secondaire:&quot;&quot;); Les pharmacies ont l'obligation de récupérer les anciens médicaments, avec ou sans conditionnement..save();" calcext:value-type="string">
            <text:p>Dechet Les pharmacies ont l'obligation de récupérer les anciens médicaments, avec ou sans conditionnement. = new Dechet(code:"Les pharmacies ont l'obligation de récupérer les anciens médicaments, avec ou sans conditionnement.",nom:"Bouteille d'huile verre",cat_usuel:cu_verrevaisselle,cat_trait:cat_verre,descr:"bouteille d'huile en verre",cons:",cons_sansbouchon",image:"",image_secondaire:""); Les pharmacies ont l'obligation de récupérer les anciens médicaments, avec ou sans conditionn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Gaz</text:p>
          </table:table-cell>
          <table:table-cell table:style-name="ce9" office:value-type="string" calcext:value-type="string">
            <text:p>Bouteille de gaz</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18"/>
          <table:table-cell table:style-name="ce9" office:value-type="string" calcext:value-type="string">
            <text:p>bouteille de gaz</text:p>
          </table:table-cell>
          <table:table-cell table:style-name="ce26"/>
          <table:table-cell table:style-name="ce33" office:value-type="string" calcext:value-type="string">
            <text:p>bouteille_gaz_mini.png</text:p>
          </table:table-cell>
          <table:table-cell table:style-name="ce42"/>
          <table:table-cell table:style-name="ce47" office:value-type="string" calcext:value-type="string">
            <text:p>MieuxTrierANantes 12/2014</text:p>
          </table:table-cell>
          <table:table-cell table:style-name="ce47"/>
          <table:table-cell/>
          <table:table-cell table:formula="of:=SUBSTITUTE([.H35];&quot;_petit&quot;;&quot;&quot;)" office:value-type="string" office:string-value="bouteille_gaz_mini.png" calcext:value-type="string">
            <text:p>bouteille_gaz_mini.png</text:p>
          </table:table-cell>
          <table:table-cell office:value-type="string" calcext:value-type="string">
            <text:p><text:s/></text:p>
          </table:table-cell>
          <table:table-cell table:number-columns-repeated="3"/>
          <table:table-cell table:style-name="ce61" table:formula="of:=JSONDECHETS([.A35];[.B35];[.C35];[.D35];[.E35];[.F35];[.G35];[.H35];[.I35];[.J35])" office:value-type="string" office:string-value="{&quot;code&quot;:&quot;dec_bouteilleGaz&quot;,&quot;nom&quot;:&quot;Bouteille de gaz&quot;,&quot;cat_usuel&quot;:&quot;cu_metal&quot;,&quot;cat_trait&quot;:&quot;cat_ddm_gros&quot;,&quot;descr&quot;:&quot;bouteille de gaz&quot;,&quot;mots_cles&quot;:&quot;bouteille de gaz&quot;,&quot;cons&quot;:&quot;cons_toxique&quot;,&quot;image&quot;:&quot;bouteille_gaz_mini.png&quot;,&quot;modco&quot;:&quot;modco_decheterie&quot;,&quot;recyc&quot;:&quot;PAS_POUBELLE&quot;,&quot;commentaires&quot;:&quot;faq_fiche_lombricompost&quot;,&quot;src&quot;:&quot;MieuxTrierANantes 12/2014&quot;}," calcext:value-type="string">
            <text:p>{"code":"dec_bouteilleGaz","nom":"Bouteille de gaz","cat_usuel":"cu_metal","cat_trait":"cat_ddm_gros","descr":"bouteille de gaz","mots_cles":"bouteille de gaz","cons":"cons_toxique","image":"bouteille_gaz_mini.png","modco":"modco_decheterie","recyc":"PAS_POUBELLE","commentaires":"faq_fiche_lombricompost","src":"MieuxTrierANantes 12/2014"},</text:p>
          </table:table-cell>
          <table:table-cell office:value-type="string" calcext:value-type="string">
            <text:p><text:s/></text:p>
          </table:table-cell>
          <table:table-cell table:style-name="ce62" table:formula="of:=GROOVYDECHETS([Conseil.C39];[.B35];[.C35];[.D35];[.E35];[.F35];[.G35];[.Z35];[.I35])" office:value-type="string" office:string-value="Dechet La fenêtre en plastique peut être laissée  (source : AlloPropreté le 07/08/2013) = new Dechet(code:&quot;La fenêtre en plastique peut être laissée  (source : AlloPropreté le 07/08/2013)&quot;,nom:&quot;Bouteille de gaz&quot;,cat_usuel:cu_metal,cat_trait:cat_ddm_gros,descr:&quot;bouteille de gaz&quot;,cons:&quot;&quot;,image:&quot;&quot;,image_secondaire:&quot;&quot;); La fenêtre en plastique peut être laissée  (source : AlloPropreté le 07/08/2013).save();" calcext:value-type="string">
            <text:p>Dechet La fenêtre en plastique peut être laissée <text:s/>(source : AlloPropreté le 07/08/2013) = new Dechet(code:"La fenêtre en plastique peut être laissée <text:s/>(source : AlloPropreté le 07/08/2013)",nom:"Bouteille de gaz",cat_usuel:cu_metal,cat_trait:cat_ddm_gros,descr:"bouteille de gaz",cons:"",image:"",image_secondaire:""); La fenêtre en plastique peut être laissée <text:s/>(source : AlloPropreté le 07/08/2013).save();</text:p>
          </table:table-cell>
          <table:table-cell office:value-type="string" calcext:value-type="string">
            <text:p><text:s/></text:p>
          </table:table-cell>
          <table:table-cell table:number-columns-repeated="251"/>
        </table:table-row>
        <table:table-row table:style-name="ro4">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24" office:value-type="string" calcext:value-type="string">
            <text:p>cons_bouchon,cons_bouchonamour,cons_capsulelait</text:p>
          </table:table-cell>
          <table:table-cell table:style-name="ce32" office:value-type="string" calcext:value-type="string">
            <text:p>bouteille_lait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36];&quot;_petit&quot;;&quot;&quot;)" office:value-type="string" office:string-value="bouteille_lait_mini.png" calcext:value-type="string">
            <text:p>bouteille_lait_mini.png</text:p>
          </table:table-cell>
          <table:table-cell office:value-type="string" calcext:value-type="string">
            <text:p><text:s/></text:p>
          </table:table-cell>
          <table:table-cell table:number-columns-repeated="3"/>
          <table:table-cell table:style-name="ce61" table:formula="of:=JSONDECHETS([.A36];[.B36];[.C36];[.D36];[.E36];[.F36];[.G36];[.H36];[.I36];[.J36])" office:value-type="string" office:string-value="{&quot;code&quot;:&quot;dec_bouteilleLait&quot;,&quot;nom&quot;:&quot;Bouteille lait&quot;,&quot;cat_usuel&quot;:&quot;cu_plastique&quot;,&quot;cat_trait&quot;:&quot;cat_emr&quot;,&quot;descr&quot;:&quot;bouteille de lait&quot;,&quot;mots_cles&quot;:&quot;bouteille de lait&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nom":"Bouteille lait","cat_usuel":"cu_plastique","cat_trait":"cat_emr","descr":"bouteille de lait","mots_cles":"bouteille de lait","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0];[.B36];[.C36];[.D36];[.E36];[.F36];[.G36];[.Z36];[.I36])" office:value-type="string" office:string-value="Dechet Les Tétra Pak se recyclent : le carton est récupéré, le reste est très rarement récupéré. Préféré les emballages en verre. = new Dechet(code:&quot;Les Tétra Pak se recyclent : le carton est récupéré, le reste est très rarement récupéré. Préféré les emballages en verre.&quot;,nom:&quot;Bouteille lait&quot;,cat_usuel:cu_plastique,cat_trait:cat_emr,descr:&quot;bouteille de lait&quot;,cons:&quot;cons_bouchon,cons_bouchonamour,cons_capsulelait&quot;,image:&quot;&quot;,image_secondaire:&quot;&quot;); Les Tétra Pak se recyclent : le carton est récupéré, le reste est très rarement récupéré. Préféré les emballages en verre..save();" calcext:value-type="string">
            <text:p>Dechet Les Tétra Pak se recyclent : le carton est récupéré, le reste est très rarement récupéré. Préféré les emballages en verre. = new Dechet(code:"Les Tétra Pak se recyclent : le carton est récupéré, le reste est très rarement récupéré. Préféré les emballages en verre.",nom:"Bouteille lait",cat_usuel:cu_plastique,cat_trait:cat_emr,descr:"bouteille de lait",cons:"cons_bouchon,cons_bouchonamour,cons_capsulelait",image:"",image_secondaire:""); Les Tétra Pak se recyclent : le carton est récupéré, le reste est très rarement récupéré. Préféré les emballages en 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24" office:value-type="string" calcext:value-type="string">
            <text:p>cons_bouchon,cons_bouchonamour</text:p>
          </table:table-cell>
          <table:table-cell table:style-name="ce32" office:value-type="string" calcext:value-type="string">
            <text:p>bouteille_transparente_mini.png</text:p>
          </table:table-cell>
          <table:table-cell table:style-name="ce14" office:value-type="string" calcext:value-type="string">
            <text:p>ketchup_mini.png</text:p>
          </table:table-cell>
          <table:table-cell table:style-name="ce47" office:value-type="string" calcext:value-type="string">
            <text:p>MieuxTrierANantes 02/2015</text:p>
          </table:table-cell>
          <table:table-cell table:style-name="ce47"/>
          <table:table-cell/>
          <table:table-cell table:formula="of:=SUBSTITUTE([.H37];&quot;_petit&quot;;&quot;&quot;)" office:value-type="string" office:string-value="bouteille_transparente_mini.png" calcext:value-type="string">
            <text:p>bouteille_transparente_mini.png</text:p>
          </table:table-cell>
          <table:table-cell office:value-type="string" calcext:value-type="string">
            <text:p><text:s/></text:p>
          </table:table-cell>
          <table:table-cell table:number-columns-repeated="3"/>
          <table:table-cell table:style-name="ce61" table:formula="of:=JSONDECHETS([.A37];[.B37];[.C37];[.D37];[.E37];[.F37];[.G37];[.H37];[.I37];[.J37])" office:value-type="string" office:string-value="{&quot;code&quot;:&quot;dec_bouteillePlastique&quot;,&quot;nom&quot;:&quot;Bouteille plastique&quot;,&quot;cat_usuel&quot;:&quot;cu_plastique&quot;,&quot;cat_trait&quot;:&quot;cat_emr&quot;,&quot;descr&quot;:&quot;bouteille en plastique, bouteille de soda&quot;,&quot;mots_cles&quot;:&quot;bouteille en plastique, bouteille de 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nom":"Bouteille plastique","cat_usuel":"cu_plastique","cat_trait":"cat_emr","descr":"bouteille en plastique, bouteille de soda","mots_cles":"bouteille en plastique, bouteille de 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1];[.B37];[.C37];[.D37];[.E37];[.F37];[.G37];[.Z37];[.I37])" office:value-type="string" office:string-value="Dechet Les relais sont des lieux de réapprovisionnement destinés à dépanner : vous pouvez retirer 3 rouleaux de sacs (bleus et/ou jaunes). Vous pouvez vous y rendre 2 fois par an. = new Dechet(code:&quot;Les relais sont des lieux de réapprovisionnement destinés à dépanner : vous pouvez retirer 3 rouleaux de sacs (bleus et/ou jaunes). Vous pouvez vous y rendre 2 fois par an.&quot;,nom:&quot;Bouteille plastique&quot;,cat_usuel:cu_plastique,cat_trait:cat_emr,descr:&quot;bouteille en plastique, bouteille de soda&quot;,cons:&quot;cons_bouchon,cons_bouchonamour&quot;,image:&quot;&quot;,image_secondaire:&quot;ketchup_mini.png&quot;); Les relais sont des lieux de réapprovisionnement destinés à dépanner : vous pouvez retirer 3 rouleaux de sacs (bleus et/ou jaunes). Vous pouvez vous y rendre 2 fois par an..save();" calcext:value-type="string">
            <text:p>Dechet Les relais sont des lieux de réapprovisionnement destinés à dépanner : vous pouvez retirer 3 rouleaux de sacs (bleus et/ou jaunes). Vous pouvez vous y rendre 2 fois par an. = new Dechet(code:"Les relais sont des lieux de réapprovisionnement destinés à dépanner : vous pouvez retirer 3 rouleaux de sacs (bleus et/ou jaunes). Vous pouvez vous y rendre 2 fois par an.",nom:"Bouteille plastique",cat_usuel:cu_plastique,cat_trait:cat_emr,descr:"bouteille en plastique, bouteille de soda",cons:"cons_bouchon,cons_bouchonamour",image:"",image_secondaire:"ketchup_mini.png"); Les relais sont des lieux de réapprovisionnement destinés à dépanner : vous pouvez retirer 3 rouleaux de sacs (bleus et/ou jaunes). Vous pouvez vous y rendre 2 fois par a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26" office:value-type="string" calcext:value-type="string">
            <text:p>cons_bouchon,cons_bouchonamour</text:p>
          </table:table-cell>
          <table:table-cell table:style-name="ce33"/>
          <table:table-cell table:style-name="ce42"/>
          <table:table-cell table:style-name="ce46" office:value-type="string" calcext:value-type="string">
            <text:p>MieuxTrierANantes 02/2015</text:p>
          </table:table-cell>
          <table:table-cell table:style-name="ce46"/>
          <table:table-cell/>
          <table:table-cell table:formula="of:=SUBSTITUTE([.H38];&quot;_petit&quot;;&quot;&quot;)">
            <text:p/>
          </table:table-cell>
          <table:table-cell office:value-type="string" calcext:value-type="string">
            <text:p><text:s/></text:p>
          </table:table-cell>
          <table:table-cell table:number-columns-repeated="3"/>
          <table:table-cell table:style-name="ce61" table:formula="of:=JSONDECHETS([.A38];[.B38];[.C38];[.D38];[.E38];[.F38];[.G38];[.H38];[.I38];[.J38])" office:value-type="string" office:string-value="{&quot;code&quot;:&quot;dec_bouteilleProduitMenagerNonVide&quot;,&quot;nom&quot;:&quot;Bouteille produit ménager non vide&quot;,&quot;cat_usuel&quot;:&quot;cu_plastique&quot;,&quot;cat_trait&quot;:&quot;cat_omr_plastique&quot;,&quot;descr&quot;:&quot;bouteille produit ménager non vide&quot;,&quot;mots_cles&quot;:&quot;bouteille produit menager non vide&quot;,&quot;cons&quot;:&quot;cons_bouchon,cons_bouchonamour,cons_pasuniquementbouteilleflacon&quot;,&quot;image&quot;:&quot;image_defaut_mini.png&quot;,&quot;modco&quot;:&quot;modco_bacjaunenantes,modco_bacbleuhorsnantes,modco_sacbleu&quot;,&quot;recyc&quot;:&quot;OUI_ET_NON&quot;,&quot;src&quot;:&quot;MieuxTrierANantes 02/2015&quot;}," calcext:value-type="string">
            <text:p>{"code":"dec_bouteilleProduitMenagerNonVide","nom":"Bouteille produit ménager non vide","cat_usuel":"cu_plastique","cat_trait":"cat_omr_plastique","descr":"bouteille produit ménager non vide","mots_cles":"bouteille produit menager non vide","cons":"cons_bouchon,cons_bouchonamour,cons_pasuniquementbouteilleflacon","image":"image_defaut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Conseil.C42];[.B38];[.C38];[.D38];[.E38];[.F38];[.G38];[.Z38];[.I38])" office:value-type="string" office:string-value="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nom:&quot;Bouteille produit ménager non vide&quot;,cat_usuel:cu_plastique,cat_trait:cat_omr_plastique,descr:&quot;bouteille produit ménager non vide&quot;,cons:&quot;cons_bouchon,cons_bouchonamour&quot;,image:&quot;&quot;,image_secondaire:&quot;&quo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 calcext:value-type="string">
            <text:p>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nom:"Bouteille produit ménager non vide",cat_usuel:cu_plastique,cat_trait:cat_omr_plastique,descr:"bouteille produit ménager non vide",cons:"cons_bouchon,cons_bouchonamour",image:"",image_secondaire:"");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26" office:value-type="string" calcext:value-type="string">
            <text:p>cons_bouchon,cons_bouchonamour</text:p>
          </table:table-cell>
          <table:table-cell table:style-name="ce33"/>
          <table:table-cell table:style-name="ce42"/>
          <table:table-cell table:style-name="ce47" office:value-type="string" calcext:value-type="string">
            <text:p>MieuxTrierANantes 02/2015</text:p>
          </table:table-cell>
          <table:table-cell table:style-name="ce47"/>
          <table:table-cell/>
          <table:table-cell table:formula="of:=SUBSTITUTE([.H39];&quot;_petit&quot;;&quot;&quot;)">
            <text:p/>
          </table:table-cell>
          <table:table-cell office:value-type="string" calcext:value-type="string">
            <text:p><text:s/></text:p>
          </table:table-cell>
          <table:table-cell table:number-columns-repeated="3"/>
          <table:table-cell table:style-name="ce61" table:formula="of:=JSONDECHETS([.A39];[.B39];[.C39];[.D39];[.E39];[.F39];[.G39];[.H39];[.I39];[.J39])" office:value-type="string" office:string-value="{&quot;code&quot;:&quot;dec_bouteilleProduitMenagerVide&quot;,&quot;nom&quot;:&quot;Bouteille produit ménager vide&quot;,&quot;cat_usuel&quot;:&quot;cu_plastique&quot;,&quot;cat_trait&quot;:&quot;cat_emr&quot;,&quot;descr&quot;:&quot;bouteille produit ménager vide&quot;,&quot;mots_cles&quot;:&quot;bouteille produit menager vide&quot;,&quot;cons&quot;:&quot;cons_bouchon,cons_bouchonamour,&quot;,&quot;image&quot;:&quot;image_defaut_mini.png&quot;,&quot;modco&quot;:&quot;modco_decheterie,modco_ecopoint,modco_bacjaune,modco_sacjaune,modco_contembjournmag&quot;,&quot;recyc&quot;:&quot;OUI&quot;,&quot;src&quot;:&quot;MieuxTrierANantes 02/2015&quot;}," calcext:value-type="string">
            <text:p>{"code":"dec_bouteilleProduitMenagerVide","nom":"Bouteille produit ménager vide","cat_usuel":"cu_plastique","cat_trait":"cat_emr","descr":"bouteille produit ménager vide","mots_cles":"bouteille produit menager vide","cons":"cons_bouchon,cons_bouchonamour,","image":"image_defaut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3];[.B39];[.C39];[.D39];[.E39];[.F39];[.G39];[.Z39];[.I39])" office:value-type="string" office:string-value="Dechet Pour le retrait, munissez-vous de votre carte de retrait, envoyée par courrier.&lt;br/&gt;&lt;IMG SRC=\&quot;resources/images/carte_retrait_trisacs.png\&quot; /&gt; = new Dechet(code:&quot;Pour le retrait, munissez-vous de votre carte de retrait, envoyée par courrier.&lt;br/&gt;&lt;IMG SRC=\&quot;resources/images/carte_retrait_trisacs.png\&quot; /&gt;&quot;,nom:&quot;Bouteille produit ménager vide&quot;,cat_usuel:cu_plastique,cat_trait:cat_emr,descr:&quot;bouteille produit ménager vide&quot;,cons:&quot;cons_bouchon,cons_bouchonamour&quot;,image:&quot;&quot;,image_secondaire:&quot;&quot;); Pour le retrait, munissez-vous de votre carte de retrait, envoyée par courrier.&lt;br/&gt;&lt;IMG SRC=\&quot;resources/images/carte_retrait_trisacs.png\&quot; /&gt;.save();" calcext:value-type="string">
            <text:p>Dechet Pour le retrait, munissez-vous de votre carte de retrait, envoyée par courrier.&lt;br/&gt;&lt;IMG SRC=\"resources/images/carte_retrait_trisacs.png\" /&gt; = new Dechet(code:"Pour le retrait, munissez-vous de votre carte de retrait, envoyée par courrier.&lt;br/&gt;&lt;IMG SRC=\"resources/images/carte_retrait_trisacs.png\" /&gt;",nom:"Bouteille produit ménager vide",cat_usuel:cu_plastique,cat_trait:cat_emr,descr:"bouteille produit ménager vide",cons:"cons_bouchon,cons_bouchonamour",image:"",image_secondaire:""); Pour le retrait, munissez-vous de votre carte de retrait, envoyée par courrier.&lt;br/&gt;&lt;IMG SRC=\"resources/images/carte_retrait_trisacs.png\" /&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s de sirop (métal)</text:p>
          </table:table-cell>
          <table:table-cell table:style-name="ce24" office:value-type="string" calcext:value-type="string">
            <text:p>cons_bouchon,cons_bouchonamour</text:p>
          </table:table-cell>
          <table:table-cell table:style-name="ce32" office:value-type="string" calcext:value-type="string">
            <text:p>bouteille_sirop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0];&quot;_petit&quot;;&quot;&quot;)" office:value-type="string" office:string-value="bouteille_sirop_mini.png" calcext:value-type="string">
            <text:p>bouteille_sirop_mini.png</text:p>
          </table:table-cell>
          <table:table-cell office:value-type="string" calcext:value-type="string">
            <text:p><text:s/></text:p>
          </table:table-cell>
          <table:table-cell table:number-columns-repeated="3"/>
          <table:table-cell table:style-name="ce61" table:formula="of:=JSONDECHETS([.A40];[.B40];[.C40];[.D40];[.E40];[.F40];[.G40];[.H40];[.I40];[.J40])" office:value-type="string" office:string-value="{&quot;code&quot;:&quot;dec_bouteillesSirop&quot;,&quot;nom&quot;:&quot;Bouteilles sirop (métal)&quot;,&quot;cat_usuel&quot;:&quot;cu_metal&quot;,&quot;cat_trait&quot;:&quot;cat_acier&quot;,&quot;descr&quot;:&quot;bouteilles de sirop (métal)&quot;,&quot;mots_cles&quot;:&quot;bouteilles de sirop (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nom":"Bouteilles sirop (métal)","cat_usuel":"cu_metal","cat_trait":"cat_acier","descr":"bouteilles de sirop (métal)","mots_cles":"bouteilles de sirop (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4];[.B40];[.C40];[.D40];[.E40];[.F40];[.G40];[.Z40];[.I40])" office:value-type="string" office:string-value="Dechet Ne laver les éléments triés (ceci est réalisé dans les centres de tri). Il suffit de les vider. = new Dechet(code:&quot;Ne laver les éléments triés (ceci est réalisé dans les centres de tri). Il suffit de les vider.&quot;,nom:&quot;Bouteilles sirop (métal)&quot;,cat_usuel:cu_metal,cat_trait:cat_acier,descr:&quot;bouteilles de sirop (métal)&quot;,cons:&quot;cons_bouchon,cons_bouchonamour&quot;,image:&quot;&quot;,image_secondaire:&quot;&quot;); Ne laver les éléments triés (ceci est réalisé dans les centres de tri). Il suffit de les vider..save();" calcext:value-type="string">
            <text:p>Dechet Ne laver les éléments triés (ceci est réalisé dans les centres de tri). Il suffit de les vider. = new Dechet(code:"Ne laver les éléments triés (ceci est réalisé dans les centres de tri). Il suffit de les vider.",nom:"Bouteilles sirop (métal)",cat_usuel:cu_metal,cat_trait:cat_acier,descr:"bouteilles de sirop (métal)",cons:"cons_bouchon,cons_bouchonamour",image:"",image_secondaire:""); Ne laver les éléments triés (ceci est réalisé dans les centres de tri). Il suffit de les vid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27" office:value-type="string" calcext:value-type="string">
            <text:p>cons_sansbouchon</text:p>
          </table:table-cell>
          <table:table-cell table:style-name="ce32" office:value-type="string" calcext:value-type="string">
            <text:p>bouteil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41];&quot;_petit&quot;;&quot;&quot;)" office:value-type="string" office:string-value="bouteille_mini.png" calcext:value-type="string">
            <text:p>bouteille_mini.png</text:p>
          </table:table-cell>
          <table:table-cell office:value-type="string" calcext:value-type="string">
            <text:p><text:s/></text:p>
          </table:table-cell>
          <table:table-cell table:number-columns-repeated="3"/>
          <table:table-cell table:style-name="ce61" table:formula="of:=JSONDECHETS([.A41];[.B41];[.C41];[.D41];[.E41];[.F41];[.G41];[.H41];[.I41];[.J41])" office:value-type="string" office:string-value="{&quot;code&quot;:&quot;dec_bouteilleVerre&quot;,&quot;nom&quot;:&quot;Bouteille verre&quot;,&quot;cat_usuel&quot;:&quot;cu_verrevaisselle&quot;,&quot;cat_trait&quot;:&quot;cat_verre&quot;,&quot;descr&quot;:&quot;bouteille en verre, bouteille de vin, bouteille de bière&quot;,&quot;mots_cles&quot;:&quot;bouteille en verre, bouteille de vin, bouteille de biere&quot;,&quot;cons&quot;:&quot;cons_sansbouchon,cons_verre&quot;,&quot;image&quot;:&quot;bouteille_mini.png&quot;,&quot;modco&quot;:&quot;modco_contverre,modco_decheterie,modco_ecopoint&quot;,&quot;recyc&quot;:&quot;OUI&quot;,&quot;src&quot;:&quot;MieuxTrierANantes 02/2015&quot;}," calcext:value-type="string">
            <text:p>{"code":"dec_bouteilleVerre","nom":"Bouteille verre","cat_usuel":"cu_verrevaisselle","cat_trait":"cat_verre","descr":"bouteille en verre, bouteille de vin, bouteille de bière","mots_cles":"bouteille en verre, bouteille de vin, bouteille de biere","cons":"cons_sansbouchon,cons_verre","image":"bouteille_mini.png","modco":"modco_contverre,modco_decheterie,modco_ecopoint","recyc":"OUI","src":"MieuxTrierANantes 02/2015"},</text:p>
          </table:table-cell>
          <table:table-cell office:value-type="string" calcext:value-type="string">
            <text:p><text:s/></text:p>
          </table:table-cell>
          <table:table-cell table:style-name="ce62" table:formula="of:=GROOVYDECHETS([Conseil.C45];[.B41];[.C41];[.D41];[.E41];[.F41];[.G41];[.Z41];[.I41])" office:value-type="string" office:string-value="Dechet Numéro gratuit. 8h à 17h du lundi au samedi = new Dechet(code:&quot;Numéro gratuit. 8h à 17h du lundi au samedi&quot;,nom:&quot;Bouteille verre&quot;,cat_usuel:cu_verrevaisselle,cat_trait:cat_verre,descr:&quot;bouteille en verre, bouteille de vin, bouteille de bière&quot;,cons:&quot;cons_sansbouchon&quot;,image:&quot;&quot;,image_secondaire:&quot;&quot;); Numéro gratuit. 8h à 17h du lundi au samedi.save();" calcext:value-type="string">
            <text:p>Dechet Numéro gratuit. 8h à 17h du lundi au samedi = new Dechet(code:"Numéro gratuit. 8h à 17h du lundi au samedi",nom:"Bouteille verre",cat_usuel:cu_verrevaisselle,cat_trait:cat_verre,descr:"bouteille en verre, bouteille de vin, bouteille de bière",cons:"cons_sansbouchon",image:"",image_secondaire:""); Numéro gratuit. 8h à 17h du lundi au samedi.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cu_vertbois</text:p>
          </table:table-cell>
          <table:table-cell table:style-name="ce15"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24"/>
          <table:table-cell table:style-name="ce32" office:value-type="string" calcext:value-type="string">
            <text:p>feuillages_mini.png</text:p>
          </table:table-cell>
          <table:table-cell table:style-name="ce14"/>
          <table:table-cell table:style-name="ce46" office:value-type="string" calcext:value-type="string">
            <text:p>MieuxTrierANantes 12/2014</text:p>
          </table:table-cell>
          <table:table-cell table:style-name="ce46"/>
          <table:table-cell/>
          <table:table-cell table:formula="of:=SUBSTITUTE([.H42];&quot;_petit&quot;;&quot;&quot;)" office:value-type="string" office:string-value="feuillages_mini.png" calcext:value-type="string">
            <text:p>feuillages_mini.png</text:p>
          </table:table-cell>
          <table:table-cell office:value-type="string" calcext:value-type="string">
            <text:p><text:s/></text:p>
          </table:table-cell>
          <table:table-cell table:number-columns-repeated="3"/>
          <table:table-cell table:style-name="ce61" table:formula="of:=JSONDECHETS([.A42];[.B42];[.C42];[.D42];[.E42];[.F42];[.G42];[.H42];[.I42];[.J42])" office:value-type="string" office:string-value="{&quot;code&quot;:&quot;dec_branchage&quot;,&quot;nom&quot;:&quot;Branchage feuillage&quot;,&quot;cat_usuel&quot;:&quot;cu_vertbois&quot;,&quot;cat_trait&quot;:&quot;cat_organiquegros&quot;,&quot;descr&quot;:&quot;branchage, feuillage, taille d'arbre&quot;,&quot;mots_cles&quot;:&quot;branchage, feuillage, taille d'arbre&quot;,&quot;cons&quot;:&quot;cons_compostage&quot;,&quot;image&quot;:&quot;feuillages_mini.png&quot;,&quot;modco&quot;:&quot;modco_decheterie,modco_ecopoint,modco_compostage&quot;,&quot;recyc&quot;:&quot;PAS_POUBELLE&quot;,&quot;src&quot;:&quot;MieuxTrierANantes 12/2014&quot;}," calcext:value-type="string">
            <text:p>{"code":"dec_branchage","nom":"Branchage feuillage","cat_usuel":"cu_vertbois","cat_trait":"cat_organiquegros","descr":"branchage, feuillage, taille d'arbre","mots_cles":"branchage, feuillage, taille d'arbre","cons":"cons_compostage","image":"feuillages_mini.png","modco":"modco_decheterie,modco_ecopoint,modco_compostage","recyc":"PAS_POUBELLE","src":"MieuxTrierANantes 12/2014"},</text:p>
          </table:table-cell>
          <table:table-cell office:value-type="string" calcext:value-type="string">
            <text:p><text:s/></text:p>
          </table:table-cell>
          <table:table-cell table:style-name="ce62" table:formula="of:=GROOVYDECHETS([Conseil.C46];[.B42];[.C42];[.D42];[.E42];[.F42];[.G42];[.Z42];[.I42])" office:value-type="string" office:string-value="Dechet Les bombes de peintures contiennent des produits toxiques, et ne peuvent pas être recyclées (contrairement aux bombes aérosols comme les déodorants). = new Dechet(code:&quot;Les bombes de peintures contiennent des produits toxiques, et ne peuvent pas être recyclées (contrairement aux bombes aérosols comme les déodorants).&quot;,nom:&quot;Branchage feuillage&quot;,cat_usuel:cu_vertbois,cat_trait:cat_organiquegros,descr:&quot;branchage, feuillage, taille d'arbre&quot;,cons:&quot;&quot;,image:&quot;&quot;,image_secondaire:&quot;&quot;); Les bombes de peintures contiennent des produits toxiques, et ne peuvent pas être recyclées (contrairement aux bombes aérosols comme les déodorants)..save();" calcext:value-type="string">
            <text:p>Dechet Les bombes de peintures contiennent des produits toxiques, et ne peuvent pas être recyclées (contrairement aux bombes aérosols comme les déodorants). = new Dechet(code:"Les bombes de peintures contiennent des produits toxiques, et ne peuvent pas être recyclées (contrairement aux bombes aérosols comme les déodorants).",nom:"Branchage feuillage",cat_usuel:cu_vertbois,cat_trait:cat_organiquegros,descr:"branchage, feuillage, taille d'arbre",cons:"",image:"",image_secondaire:""); Les bombes de peintures contiennent des produits toxiques, et ne peuvent pas être recyclées (contrairement aux bombes aérosols comme les déodor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24" office:value-type="string" calcext:value-type="string">
            <text:p>bouchon_brique,cons_tetrapak,cons_bouchon,cons_bouchonamour</text:p>
          </table:table-cell>
          <table:table-cell table:style-name="ce32" office:value-type="string" calcext:value-type="string">
            <text:p>brique_alimentair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43];&quot;_petit&quot;;&quot;&quot;)" office:value-type="string" office:string-value="brique_alimentaire_mini.png" calcext:value-type="string">
            <text:p>brique_alimentaire_mini.png</text:p>
          </table:table-cell>
          <table:table-cell office:value-type="string" calcext:value-type="string">
            <text:p><text:s/></text:p>
          </table:table-cell>
          <table:table-cell table:number-columns-repeated="3"/>
          <table:table-cell table:style-name="ce61" table:formula="of:=JSONDECHETS([.A43];[.B43];[.C43];[.D43];[.E43];[.F43];[.G43];[.H43];[.I43];[.J43])" office:value-type="string" office:string-value="{&quot;code&quot;:&quot;dec_briqueAlimentaire&quot;,&quot;nom&quot;:&quot;Brique alimentaire&quot;,&quot;cat_usuel&quot;:&quot;cu_plastique&quot;,&quot;cat_trait&quot;:&quot;cat_ela&quot;,&quot;descr&quot;:&quot;brique alimentaire, brique de lait, tétra pack&quot;,&quot;mots_cles&quot;:&quot;brique alimentaire, brique de lait, tetra 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nom":"Brique alimentaire","cat_usuel":"cu_plastique","cat_trait":"cat_ela","descr":"brique alimentaire, brique de lait, tétra pack","mots_cles":"brique alimentaire, brique de lait, tetra 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style-name="ce62" table:formula="of:=GROOVYDECHETS([Conseil.C47];[.B43];[.C43];[.D43];[.E43];[.F43];[.G43];[.Z43];[.I43])" office:value-type="string" office:string-value="Dechet Les produits toxiques ne doivent pas être mis avec les ordures ménagères. Ils doivent être déposés dans les déchèteries et écopoints. = new Dechet(code:&quot;Les produits toxiques ne doivent pas être mis avec les ordures ménagères. Ils doivent être déposés dans les déchèteries et écopoints.&quot;,nom:&quot;Brique alimentaire&quot;,cat_usuel:cu_plastique,cat_trait:cat_ela,descr:&quot;brique alimentaire, brique de lait, tétra pack&quot;,cons:&quot;bouchon_brique,cons_tetrapak,cons_bouchon,cons_bouchonamour&quot;,image:&quot;&quot;,image_secondaire:&quot;&quot;); Les produits toxiques ne doivent pas être mis avec les ordures ménagères. Ils doivent être déposés dans les déchèteries et écopoints..save();" calcext:value-type="string">
            <text:p>Dechet Les produits toxiques ne doivent pas être mis avec les ordures ménagères. Ils doivent être déposés dans les déchèteries et écopoints. = new Dechet(code:"Les produits toxiques ne doivent pas être mis avec les ordures ménagères. Ils doivent être déposés dans les déchèteries et écopoints.",nom:"Brique alimentaire",cat_usuel:cu_plastique,cat_trait:cat_ela,descr:"brique alimentaire, brique de lait, tétra pack",cons:"bouchon_brique,cons_tetrapak,cons_bouchon,cons_bouchonamour",image:"",image_secondaire:""); Les produits toxiques ne doivent pas être mis avec les ordures ménagères. Ils doivent être déposés dans les déchèteries et écopoi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24"/>
          <table:table-cell table:style-name="ce32" office:value-type="string" calcext:value-type="string">
            <text:p>cag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44];&quot;_petit&quot;;&quot;&quot;)" office:value-type="string" office:string-value="cagette_mini.png" calcext:value-type="string">
            <text:p>cagette_mini.png</text:p>
          </table:table-cell>
          <table:table-cell office:value-type="string" calcext:value-type="string">
            <text:p><text:s/></text:p>
          </table:table-cell>
          <table:table-cell table:number-columns-repeated="3"/>
          <table:table-cell table:style-name="ce61" table:formula="of:=JSONDECHETS([.A44];[.B44];[.C44];[.D44];[.E44];[.F44];[.G44];[.H44];[.I44];[.J44])" office:value-type="string" office:string-value="{&quot;code&quot;:&quot;dec_cagetteBois&quot;,&quot;nom&quot;:&quot;Cagette bois&quot;,&quot;cat_usuel&quot;:&quot;cu_vertbois&quot;,&quot;cat_trait&quot;:&quot;cat_omr&quot;,&quot;descr&quot;:&quot;cagette bois, cageot&quot;,&quot;mots_cles&quot;:&quot;cagette bois, cageot&quot;,&quot;image&quot;:&quot;cagette_mini.png&quot;,&quot;modco&quot;:&quot;modco_bacbleu,modco_sacbleu&quot;,&quot;recyc&quot;:&quot;NON&quot;,&quot;src&quot;:&quot;MieuxTrierANantes 02/2015&quot;}," calcext:value-type="string">
            <text:p>{"code":"dec_cagetteBois","nom":"Cagette bois","cat_usuel":"cu_vertbois","cat_trait":"cat_omr","descr":"cagette bois, cageot","mots_cles":"cagette bois, cageot","image":"cagette_mini.png","modco":"modco_bacbleu,modco_sacbleu","recyc":"NON","src":"MieuxTrierANantes 02/2015"},</text:p>
          </table:table-cell>
          <table:table-cell office:value-type="string" calcext:value-type="string">
            <text:p><text:s/></text:p>
          </table:table-cell>
          <table:table-cell table:style-name="ce62" table:formula="of:=GROOVYDECHETS([Conseil.C56];[.B44];[.C44];[.D44];[.E44];[.F44];[.G44];[.Z44];[.I44])" office:value-type="string" office:string-value="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nom:&quot;Cagette bois&quot;,cat_usuel:cu_vertbois,cat_trait:cat_omr,descr:&quot;cagette bois, cageot&quot;,cons:&quot;&quot;,image:&quot;&quot;,image_secondaire:&quot;&quo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 calcext:value-type="string">
            <text:p>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nom:"Cagette bois",cat_usuel:cu_vertbois,cat_trait:cat_omr,descr:"cagette bois, cageot",cons:"",image:"",image_secondaire:"");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s (sans spirale), carnet</text:p>
          </table:table-cell>
          <table:table-cell table:style-name="ce24"/>
          <table:table-cell table:style-name="ce32" office:value-type="string" calcext:value-type="string">
            <text:p>bloc_note_mini.png</text:p>
          </table:table-cell>
          <table:table-cell table:style-name="ce14" office:value-type="string" calcext:value-type="string">
            <text:p>cahier_mini.png</text:p>
          </table:table-cell>
          <table:table-cell table:style-name="ce22" office:value-type="string" calcext:value-type="string">
            <text:p>MieuxTrierANantes 02/2015</text:p>
          </table:table-cell>
          <table:table-cell table:style-name="ce22"/>
          <table:table-cell/>
          <table:table-cell table:formula="of:=SUBSTITUTE([.H45];&quot;_petit&quot;;&quot;&quot;)" office:value-type="string" office:string-value="bloc_note_mini.png" calcext:value-type="string">
            <text:p>bloc_note_mini.png</text:p>
          </table:table-cell>
          <table:table-cell office:value-type="string" calcext:value-type="string">
            <text:p><text:s/></text:p>
          </table:table-cell>
          <table:table-cell table:number-columns-repeated="3"/>
          <table:table-cell table:style-name="ce61" table:formula="of:=JSONDECHETS([.A45];[.B45];[.C45];[.D45];[.E45];[.F45];[.G45];[.H45];[.I45];[.J45])" office:value-type="string" office:string-value="{&quot;code&quot;:&quot;dec_cahier&quot;,&quot;nom&quot;:&quot;Cahier&quot;,&quot;cat_usuel&quot;:&quot;cu_papierscartons&quot;,&quot;cat_trait&quot;:&quot;cat_papiercarton&quot;,&quot;descr&quot;:&quot;cahier, cahier, bloc notes (sans spirale), carnet&quot;,&quot;mots_cles&quot;:&quot;cahier, cahier, bloc notes (sans spirale), carnet&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nom":"Cahier","cat_usuel":"cu_papierscartons","cat_trait":"cat_papiercarton","descr":"cahier, cahier, bloc notes (sans spirale), carnet","mots_cles":"cahier, cahier, bloc notes (sans spirale), carnet","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Conseil.C59];[.B45];[.C45];[.D45];[.E45];[.F45];[.G45];[.Z45];[.I45])" office:value-type="string" office:string-value="Dechet 0 = new Dechet(code:&quot;&quot;,nom:&quot;Cahier&quot;,cat_usuel:cu_papierscartons,cat_trait:cat_papiercarton,descr:&quot;cahier, cahier, bloc notes (sans spirale), carnet&quot;,cons:&quot;&quot;,image:&quot;&quot;,image_secondaire:&quot;cahier_mini.png&quot;); 0.save();" calcext:value-type="string">
            <text:p>Dechet 0 = new Dechet(code:"",nom:"Cahier",cat_usuel:cu_papierscartons,cat_trait:cat_papiercarton,descr:"cahier, cahier, bloc notes (sans spirale), carnet",cons:"",image:"",image_secondaire:"cahier_mini.png");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24"/>
          <table:table-cell table:style-name="ce32" office:value-type="string" calcext:value-type="string">
            <text:p>calendri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6];&quot;_petit&quot;;&quot;&quot;)" office:value-type="string" office:string-value="calendrier_mini.png" calcext:value-type="string">
            <text:p>calendrier_mini.png</text:p>
          </table:table-cell>
          <table:table-cell office:value-type="string" calcext:value-type="string">
            <text:p><text:s/></text:p>
          </table:table-cell>
          <table:table-cell table:number-columns-repeated="3"/>
          <table:table-cell table:style-name="ce61" table:formula="of:=JSONDECHETS([.A46];[.B46];[.C46];[.D46];[.E46];[.F46];[.G46];[.H46];[.I46];[.J46])" office:value-type="string" office:string-value="{&quot;code&quot;:&quot;dec_calendrier&quot;,&quot;nom&quot;:&quot;Calendrier&quot;,&quot;cat_usuel&quot;:&quot;cu_papierscartons&quot;,&quot;cat_trait&quot;:&quot;cat_papiercarton&quot;,&quot;descr&quot;:&quot;calendrier&quot;,&quot;mots_cles&quot;:&quot;calendrier&quot;,&quot;image&quot;:&quot;calendrier_mini.png&quot;,&quot;modco&quot;:&quot;modco_contpapiercarton,modco_bacjaune,modco_sacjaune,modco_contembjournmag&quot;,&quot;recyc&quot;:&quot;OUI&quot;,&quot;src&quot;:&quot;MieuxTrierANantes 02/2015&quot;}," calcext:value-type="string">
            <text:p>{"code":"dec_calendrier","nom":"Calendrier","cat_usuel":"cu_papierscartons","cat_trait":"cat_papiercarton","descr":"calendrier","mots_cles":"calendrier","image":"calendr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46];[.B46];[.C46];[.D46];[.E46];[.F46];[.G46];[.Z46];[.I46])" office:value-type="string" office:string-value="Dechet dec_calendrier = new Dechet(code:&quot;dec_calendrier&quot;,nom:&quot;Calendrier&quot;,cat_usuel:cu_papierscartons,cat_trait:cat_papiercarton,descr:&quot;calendrier&quot;,cons:&quot;&quot;,image:&quot;&quot;,image_secondaire:&quot;&quot;); dec_calendrier.save();" calcext:value-type="string">
            <text:p>Dechet dec_calendrier = new Dechet(code:"dec_calendrier",nom:"Calendrier",cat_usuel:cu_papierscartons,cat_trait:cat_papiercarton,descr:"calendrier",cons:"",image:"",image_secondaire:""); dec_calendr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24"/>
          <table:table-cell table:style-name="ce34" office:value-type="string" calcext:value-type="string">
            <text:p>cann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7];&quot;_petit&quot;;&quot;&quot;)" office:value-type="string" office:string-value="cannette_mini.png" calcext:value-type="string">
            <text:p>cannette_mini.png</text:p>
          </table:table-cell>
          <table:table-cell office:value-type="string" calcext:value-type="string">
            <text:p><text:s/></text:p>
          </table:table-cell>
          <table:table-cell table:number-columns-repeated="3"/>
          <table:table-cell table:style-name="ce61" table:formula="of:=JSONDECHETS([.A47];[.B47];[.C47];[.D47];[.E47];[.F47];[.G47];[.H47];[.I47];[.J47])" office:value-type="string" office:string-value="{&quot;code&quot;:&quot;dec_canetteSoda&quot;,&quot;nom&quot;:&quot;Canette soda&quot;,&quot;cat_usuel&quot;:&quot;cu_metal&quot;,&quot;cat_trait&quot;:&quot;cat_acier&quot;,&quot;descr&quot;:&quot;canette de soda&quot;,&quot;mots_cles&quot;:&quot;canette de 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nom":"Canette soda","cat_usuel":"cu_metal","cat_trait":"cat_acier","descr":"canette de soda","mots_cles":"canette de 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47];[.B47];[.C47];[.D47];[.E47];[.F47];[.G47];[.Z47];[.I47])" office:value-type="string" office:string-value="Dechet dec_canetteSoda = new Dechet(code:&quot;dec_canetteSoda&quot;,nom:&quot;Canette soda&quot;,cat_usuel:cu_metal,cat_trait:cat_acier,descr:&quot;canette de soda&quot;,cons:&quot;&quot;,image:&quot;&quot;,image_secondaire:&quot;&quot;); dec_canetteSoda.save();" calcext:value-type="string">
            <text:p>Dechet dec_canetteSoda = new Dechet(code:"dec_canetteSoda",nom:"Canette soda",cat_usuel:cu_metal,cat_trait:cat_acier,descr:"canette de soda",cons:"",image:"",image_secondaire:""); dec_canetteSoda.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24" office:value-type="string" calcext:value-type="string">
            <text:p>cons_nespresso,cons_trop_petit</text:p>
          </table:table-cell>
          <table:table-cell table:style-name="ce32" office:value-type="string" calcext:value-type="string">
            <text:p>dosette_cafe_plastiqu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48];&quot;_petit&quot;;&quot;&quot;)" office:value-type="string" office:string-value="dosette_cafe_plastique_mini.png" calcext:value-type="string">
            <text:p>dosette_cafe_plastique_mini.png</text:p>
          </table:table-cell>
          <table:table-cell office:value-type="string" calcext:value-type="string">
            <text:p><text:s/></text:p>
          </table:table-cell>
          <table:table-cell table:number-columns-repeated="3"/>
          <table:table-cell table:style-name="ce61" table:formula="of:=JSONDECHETS([.A48];[.B48];[.C48];[.D48];[.E48];[.F48];[.G48];[.H48];[.I48];[.J48])" office:value-type="string" office:string-value="{&quot;code&quot;:&quot;dec_capsuleCafe&quot;,&quot;nom&quot;:&quot;capsule café&quot;,&quot;cat_usuel&quot;:&quot;cu_metal&quot;,&quot;cat_trait&quot;:&quot;cat_omr&quot;,&quot;descr&quot;:&quot;capsule de café, capsule métal ou plastique dosette café&quot;,&quot;mots_cles&quot;:&quot;capsule de cafe, capsule metal ou plastique dosette cafe&quot;,&quot;cons&quot;:&quot;cons_nespresso,cons_trop_petit,&quot;,&quot;image&quot;:&quot;dosette_cafe_plastique_mini.png&quot;,&quot;modco&quot;:&quot;modco_bacbleu,modco_sacbleu&quot;,&quot;recyc&quot;:&quot;NON&quot;,&quot;src&quot;:&quot;MieuxTrierANantes 02/2015&quot;}," calcext:value-type="string">
            <text:p>{"code":"dec_capsuleCafe","nom":"capsule café","cat_usuel":"cu_metal","cat_trait":"cat_omr","descr":"capsule de café, capsule métal ou plastique dosette café","mots_cles":"capsule de cafe, capsule metal ou plastique dosette cafe","cons":"cons_nespresso,cons_trop_petit,","image":"dosette_cafe_plastique_mini.png","modco":"modco_bacbleu,modco_sacbleu","recyc":"NON","src":"MieuxTrierANantes 02/2015"},</text:p>
          </table:table-cell>
          <table:table-cell office:value-type="string" calcext:value-type="string">
            <text:p><text:s/></text:p>
          </table:table-cell>
          <table:table-cell table:style-name="ce62" table:formula="of:=GROOVYDECHETS([.A48];[.B48];[.C48];[.D48];[.E48];[.F48];[.G48];[.Z48];[.I48])" office:value-type="string" office:string-value="Dechet dec_capsuleCafe = new Dechet(code:&quot;dec_capsuleCafe&quot;,nom:&quot;capsule café&quot;,cat_usuel:cu_metal,cat_trait:cat_omr,descr:&quot;capsule de café, capsule métal ou plastique dosette café&quot;,cons:&quot;cons_nespresso,cons_trop_petit&quot;,image:&quot;&quot;,image_secondaire:&quot;&quot;); dec_capsuleCafe.save();" calcext:value-type="string">
            <text:p>Dechet dec_capsuleCafe = new Dechet(code:"dec_capsuleCafe",nom:"capsule café",cat_usuel:cu_metal,cat_trait:cat_omr,descr:"capsule de café, capsule métal ou plastique dosette café",cons:"cons_nespresso,cons_trop_petit",image:"",image_secondaire:""); dec_capsuleCaf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24"/>
          <table:table-cell table:style-name="ce32" office:value-type="string" calcext:value-type="string">
            <text:p>carte_posta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9];&quot;_petit&quot;;&quot;&quot;)" office:value-type="string" office:string-value="carte_postale_mini.png" calcext:value-type="string">
            <text:p>carte_postale_mini.png</text:p>
          </table:table-cell>
          <table:table-cell office:value-type="string" calcext:value-type="string">
            <text:p><text:s/></text:p>
          </table:table-cell>
          <table:table-cell table:number-columns-repeated="3"/>
          <table:table-cell table:style-name="ce61" table:formula="of:=JSONDECHETS([.A49];[.B49];[.C49];[.D49];[.E49];[.F49];[.G49];[.H49];[.I49];[.J49])" office:value-type="string" office:string-value="{&quot;code&quot;:&quot;dec_cartePostale&quot;,&quot;nom&quot;:&quot;Carte postale&quot;,&quot;cat_usuel&quot;:&quot;cu_papierscartons&quot;,&quot;cat_trait&quot;:&quot;cat_papiercarton&quot;,&quot;descr&quot;:&quot;carte postale&quot;,&quot;mots_cles&quot;:&quot;carte postale&quot;,&quot;image&quot;:&quot;carte_postale_mini.png&quot;,&quot;modco&quot;:&quot;modco_contpapiercarton,modco_bacjaune,modco_sacjaune,modco_contembjournmag&quot;,&quot;recyc&quot;:&quot;OUI&quot;,&quot;src&quot;:&quot;MieuxTrierANantes 02/2015&quot;}," calcext:value-type="string">
            <text:p>{"code":"dec_cartePostale","nom":"Carte postale","cat_usuel":"cu_papierscartons","cat_trait":"cat_papiercarton","descr":"carte postale","mots_cles":"carte postale","image":"carte_postal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49];[.B49];[.C49];[.D49];[.E49];[.F49];[.G49];[.Z49];[.I49])" office:value-type="string" office:string-value="Dechet dec_cartePostale = new Dechet(code:&quot;dec_cartePostale&quot;,nom:&quot;Carte postale&quot;,cat_usuel:cu_papierscartons,cat_trait:cat_papiercarton,descr:&quot;carte postale&quot;,cons:&quot;&quot;,image:&quot;&quot;,image_secondaire:&quot;&quot;); dec_cartePostale.save();" calcext:value-type="string">
            <text:p>Dechet dec_cartePostale = new Dechet(code:"dec_cartePostale",nom:"Carte postale",cat_usuel:cu_papierscartons,cat_trait:cat_papiercarton,descr:"carte postale",cons:"",image:"",image_secondaire:""); dec_cartePost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s ou grands)</text:p>
          </table:table-cell>
          <table:table-cell table:style-name="ce24"/>
          <table:table-cell table:style-name="ce32" office:value-type="string" calcext:value-type="string">
            <text:p>carton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50];&quot;_petit&quot;;&quot;&quot;)" office:value-type="string" office:string-value="carton_mini.png" calcext:value-type="string">
            <text:p>carton_mini.png</text:p>
          </table:table-cell>
          <table:table-cell office:value-type="string" calcext:value-type="string">
            <text:p><text:s/></text:p>
          </table:table-cell>
          <table:table-cell table:number-columns-repeated="3"/>
          <table:table-cell table:style-name="ce61" table:formula="of:=JSONDECHETS([.A50];[.B50];[.C50];[.D50];[.E50];[.F50];[.G50];[.H50];[.I50];[.J50])" office:value-type="string" office:string-value="{&quot;code&quot;:&quot;dec_cartonPetitsOuGrands&quot;,&quot;nom&quot;:&quot;Carton (petits ou grands)&quot;,&quot;cat_usuel&quot;:&quot;cu_papierscartons&quot;,&quot;cat_trait&quot;:&quot;cat_papiercarton&quot;,&quot;descr&quot;:&quot;carton (petits ou grands)&quot;,&quot;mots_cles&quot;:&quot;carton (petits ou grands)&quot;,&quot;image&quot;:&quot;carton_mini.png&quot;,&quot;modco&quot;:&quot;modco_contpapiercarton,modco_bacjaune,modco_sacjaune,modco_contembjournmag&quot;,&quot;recyc&quot;:&quot;OUI&quot;,&quot;src&quot;:&quot;MieuxTrierANantes 02/2015&quot;}," calcext:value-type="string">
            <text:p>{"code":"dec_cartonPetitsOuGrands","nom":"Carton (petits ou grands)","cat_usuel":"cu_papierscartons","cat_trait":"cat_papiercarton","descr":"carton (petits ou grands)","mots_cles":"carton (petits ou grands)","image":"carton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50];[.B50];[.C50];[.D50];[.E50];[.F50];[.G50];[.Z50];[.I50])" office:value-type="string" office:string-value="Dechet dec_cartonPetitsOuGrands = new Dechet(code:&quot;dec_cartonPetitsOuGrands&quot;,nom:&quot;Carton (petits ou grands)&quot;,cat_usuel:cu_papierscartons,cat_trait:cat_papiercarton,descr:&quot;carton (petits ou grands)&quot;,cons:&quot;&quot;,image:&quot;&quot;,image_secondaire:&quot;&quot;); dec_cartonPetitsOuGrands.save();" calcext:value-type="string">
            <text:p>Dechet dec_cartonPetitsOuGrands = new Dechet(code:"dec_cartonPetitsOuGrands",nom:"Carton (petits ou grands)",cat_usuel:cu_papierscartons,cat_trait:cat_papiercarton,descr:"carton (petits ou grands)",cons:"",image:"",image_secondaire:""); dec_cartonPetitsOuGrand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cu_toxique</text:p>
          </table:table-cell>
          <table:table-cell table:style-name="ce15" office:value-type="string" calcext:value-type="string">
            <text:p>cat_cartouche</text:p>
          </table:table-cell>
          <table:table-cell/>
          <table:table-cell table:style-name="ce4" office:value-type="string" calcext:value-type="string">
            <text:p>cartouches encres</text:p>
          </table:table-cell>
          <table:table-cell table:style-name="ce24"/>
          <table:table-cell table:style-name="ce32" office:value-type="string" calcext:value-type="string">
            <text:p>cartouches_imprimante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divers</text:p>
          </table:table-cell>
          <table:table-cell/>
          <table:table-cell table:formula="of:=SUBSTITUTE([.H51];&quot;_petit&quot;;&quot;&quot;)" office:value-type="string" office:string-value="cartouches_imprimantes_mini.png" calcext:value-type="string">
            <text:p>cartouches_imprimantes_mini.png</text:p>
          </table:table-cell>
          <table:table-cell office:value-type="string" calcext:value-type="string">
            <text:p><text:s/></text:p>
          </table:table-cell>
          <table:table-cell table:number-columns-repeated="3"/>
          <table:table-cell table:style-name="ce61" table:formula="of:=JSONDECHETS([.A51];[.B51];[.C51];[.D51];[.E51];[.F51];[.G51];[.H51];[.I51];[.J51])" office:value-type="string" office:string-value="{&quot;code&quot;:&quot;dec_cartouchesEncres&quot;,&quot;nom&quot;:&quot;Cartouches encres&quot;,&quot;cat_usuel&quot;:&quot;cu_toxique&quot;,&quot;cat_trait&quot;:&quot;cat_cartouche&quot;,&quot;descr&quot;:&quot;cartouches encres&quot;,&quot;mots_cles&quot;:&quot;cartouches encres&quot;,&quot;image&quot;:&quot;cartouches_imprimantes_mini.png&quot;,&quot;modco&quot;:&quot;modco_pointsdevente,modco_decheterie,modco_ecopoint&quot;,&quot;recyc&quot;:&quot;PAS_POUBELLE&quot;,&quot;src&quot;:&quot;MieuxTrierANantes 02/2015&quot;}," calcext:value-type="string">
            <text:p>{"code":"dec_cartouchesEncres","nom":"Cartouches encres","cat_usuel":"cu_toxique","cat_trait":"cat_cartouche","descr":"cartouches encres","mots_cles":"cartouches encres","image":"cartouches_imprimantes_mini.png","modco":"modco_pointsdevente,modco_decheterie,modco_ecopoint","recyc":"PAS_POUBELLE","src":"MieuxTrierANantes 02/2015"},</text:p>
          </table:table-cell>
          <table:table-cell office:value-type="string" calcext:value-type="string">
            <text:p><text:s/></text:p>
          </table:table-cell>
          <table:table-cell table:style-name="ce62" table:formula="of:=GROOVYDECHETS([.A51];[.B51];[.C51];[.D51];[.E51];[.F51];[.G51];[.Z51];[.I51])" office:value-type="string" office:string-value="Dechet dec_cartouchesEncres = new Dechet(code:&quot;dec_cartouchesEncres&quot;,nom:&quot;Cartouches encres&quot;,cat_usuel:cu_toxique,cat_trait:cat_cartouche,descr:&quot;cartouches encres&quot;,cons:&quot;&quot;,image:&quot;&quot;,image_secondaire:&quot;&quot;); dec_cartouchesEncres.save();" calcext:value-type="string">
            <text:p>Dechet dec_cartouchesEncres = new Dechet(code:"dec_cartouchesEncres",nom:"Cartouches encres",cat_usuel:cu_toxique,cat_trait:cat_cartouche,descr:"cartouches encres",cons:"",image:"",image_secondaire:""); dec_cartouchesEncr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table:table-cell table:style-name="ce24" office:value-type="string" calcext:value-type="string">
            <text:p>cd_sansemballage_mini.png</text:p>
          </table:table-cell>
          <table:table-cell table:style-name="ce32" office:value-type="string" calcext:value-type="string">
            <text:p>pochette_cd_mini.png</text:p>
          </table:table-cell>
          <table:table-cell table:style-name="ce22" office:value-type="string" calcext:value-type="string">
            <text:p>MieuxTrierANantes 02/2015</text:p>
          </table:table-cell>
          <table:table-cell table:style-name="ce22"/>
          <table:table-cell/>
          <table:table-cell table:formula="of:=SUBSTITUTE([.H52];&quot;_petit&quot;;&quot;&quot;)" office:value-type="string" office:string-value="cd_sansemballage_mini.png" calcext:value-type="string">
            <text:p>cd_sansemballage_mini.png</text:p>
          </table:table-cell>
          <table:table-cell office:value-type="string" calcext:value-type="string">
            <text:p><text:s/></text:p>
          </table:table-cell>
          <table:table-cell table:number-columns-repeated="3"/>
          <table:table-cell table:style-name="ce61" table:formula="of:=JSONDECHETS([.A52];[.B52];[.C52];[.D52];[.E52];[.F52];[.G52];[.H52];[.I52];[.J52])" office:value-type="string" office:string-value="{&quot;code&quot;:&quot;dec_cdDvdK7&quot;,&quot;nom&quot;:&quot;CD/DVD/K7&quot;,&quot;cat_usuel&quot;:&quot;cu_divers&quot;,&quot;cat_trait&quot;:&quot;cat_omr&quot;,&quot;descr&quot;:&quot;CD/DVD/K7, cassette audio, cassette vidéo&quot;,&quot;mots_cles&quot;:&quot;CD/DVD/K7, cassette audio, cassette video&quot;,&quot;image&quot;:&quot;cd_sansemballage_mini.png&quot;,&quot;image_secondaire&quot;:&quot;pochette_cd_mini.png&quot;,&quot;modco&quot;:&quot;modco_bacbleu,modco_sacbleu&quot;,&quot;recyc&quot;:&quot;NON&quot;,&quot;src&quot;:&quot;MieuxTrierANantes 02/2015&quot;}," calcext:value-type="string">
            <text:p>{"code":"dec_cdDvdK7","nom":"CD/DVD/K7","cat_usuel":"cu_divers","cat_trait":"cat_omr","descr":"CD/DVD/K7, cassette audio, cassette vidéo","mots_cles":"CD/DVD/K7, cassette audio, cassette video","image":"cd_sansemballage_mini.png","image_secondaire":"pochette_cd_mini.png","modco":"modco_bacbleu,modco_sacbleu","recyc":"NON","src":"MieuxTrierANantes 02/2015"},</text:p>
          </table:table-cell>
          <table:table-cell office:value-type="string" calcext:value-type="string">
            <text:p><text:s/></text:p>
          </table:table-cell>
          <table:table-cell table:style-name="ce62" table:formula="of:=GROOVYDECHETS([.A52];[.B52];[.C52];[.D52];[.E52];[.F52];[.G52];[.Z52];[.I52])" office:value-type="string" office:string-value="Dechet dec_cdDvdK7 = new Dechet(code:&quot;dec_cdDvdK7&quot;,nom:&quot;CD/DVD/K7&quot;,cat_usuel:cu_divers,cat_trait:cat_omr,descr:&quot;CD/DVD/K7, cassette audio, cassette vidéo&quot;,cons:&quot;&quot;,image:&quot;&quot;,image_secondaire:&quot;pochette_cd_mini.png&quot;); dec_cdDvdK7.save();" calcext:value-type="string">
            <text:p>Dechet dec_cdDvdK7 = new Dechet(code:"dec_cdDvdK7",nom:"CD/DVD/K7",cat_usuel:cu_divers,cat_trait:cat_omr,descr:"CD/DVD/K7, cassette audio, cassette vidéo",cons:"",image:"",image_secondaire:"pochette_cd_mini.png"); dec_cdDvdK7.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4"/>
          <table:table-cell table:style-name="ce24" office:value-type="string" calcext:value-type="string">
            <text:p>chaussures_mini.png</text:p>
          </table:table-cell>
          <table:table-cell table:style-name="ce14"/>
          <table:table-cell table:style-name="ce52" office:value-type="string" calcext:value-type="string">
            <text:p>MieuxTrierANantes 02/2015</text:p>
          </table:table-cell>
          <table:table-cell table:style-name="ce52"/>
          <table:table-cell/>
          <table:table-cell table:formula="of:=SUBSTITUTE([.H53];&quot;_petit&quot;;&quot;&quot;)" office:value-type="string" office:string-value="chaussures_mini.png" calcext:value-type="string">
            <text:p>chaussures_mini.png</text:p>
          </table:table-cell>
          <table:table-cell office:value-type="string" calcext:value-type="string">
            <text:p><text:s/></text:p>
          </table:table-cell>
          <table:table-cell table:number-columns-repeated="3"/>
          <table:table-cell table:style-name="ce61" table:formula="of:=JSONDECHETS([.A53];[.B53];[.C53];[.D53];[.E53];[.F53];[.G53];[.H53];[.I53];[.J53])" office:value-type="string" office:string-value="{&quot;code&quot;:&quot;dec_chaussureEnBonEtat&quot;,&quot;nom&quot;:&quot;Chaussure bon état&quot;,&quot;cat_usuel&quot;:&quot;cu_vetementtissu&quot;,&quot;cat_trait&quot;:&quot;cat_vetement&quot;,&quot;descr&quot;:&quot;chaussure en bon état, bote en bon état&quot;,&quot;mots_cles&quot;:&quot;chaussure en bon etat, bote en bon etat&quot;,&quot;image&quot;:&quot;chaussures_mini.png&quot;,&quot;modco&quot;:&quot;smco_conteneurlerelais,smco_reempvet,modco_bacbleu,modco_sacbleu&quot;,&quot;recyc&quot;:&quot;NON&quot;,&quot;src&quot;:&quot;MieuxTrierANantes 02/2015&quot;}," calcext:value-type="string">
            <text:p>{"code":"dec_chaussureEnBonEtat","nom":"Chaussure bon état","cat_usuel":"cu_vetementtissu","cat_trait":"cat_vetement","descr":"chaussure en bon état, bote en bon état","mots_cles":"chaussure en bon etat, bote en bon etat","image":"chaussures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53];[.B53];[.C53];[.D53];[.E53];[.F53];[.G53];[.Z53];[.I53])" office:value-type="string" office:string-value="Dechet dec_chaussureEnBonEtat = new Dechet(code:&quot;dec_chaussureEnBonEtat&quot;,nom:&quot;Chaussure bon état&quot;,cat_usuel:cu_vetementtissu,cat_trait:cat_vetement,descr:&quot;chaussure en bon état, bote en bon état&quot;,cons:&quot;&quot;,image:&quot;&quot;,image_secondaire:&quot;&quot;); dec_chaussureEnBonEtat.save();" calcext:value-type="string">
            <text:p>Dechet dec_chaussureEnBonEtat = new Dechet(code:"dec_chaussureEnBonEtat",nom:"Chaussure bon état",cat_usuel:cu_vetementtissu,cat_trait:cat_vetement,descr:"chaussure en bon état, bote en bon état",cons:"",image:"",image_secondaire:""); dec_chaussure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s usagées, bote usagée, chaussure en mauvais état</text:p>
          </table:table-cell>
          <table:table-cell table:style-name="ce4"/>
          <table:table-cell table:style-name="ce12"/>
          <table:table-cell table:style-name="ce14"/>
          <table:table-cell table:style-name="ce46" office:value-type="string" calcext:value-type="string">
            <text:p>MieuxTrierANantes 02/2015</text:p>
          </table:table-cell>
          <table:table-cell table:style-name="ce46"/>
          <table:table-cell/>
          <table:table-cell table:formula="of:=SUBSTITUTE([.H54];&quot;_petit&quot;;&quot;&quot;)">
            <text:p/>
          </table:table-cell>
          <table:table-cell office:value-type="string" calcext:value-type="string">
            <text:p><text:s/></text:p>
          </table:table-cell>
          <table:table-cell table:number-columns-repeated="3"/>
          <table:table-cell table:style-name="ce61" table:formula="of:=JSONDECHETS([.A54];[.B54];[.C54];[.D54];[.E54];[.F54];[.G54];[.H54];[.I54];[.J54])" office:value-type="string" office:string-value="{&quot;code&quot;:&quot;dec_chaussuresUsagees&quot;,&quot;nom&quot;:&quot;Chaussures usagées&quot;,&quot;cat_usuel&quot;:&quot;cu_vetementtissu&quot;,&quot;cat_trait&quot;:&quot;cat_omr&quot;,&quot;descr&quot;:&quot;chaussures usagées, bote usagée, chaussure en mauvais état&quot;,&quot;mots_cles&quot;:&quot;chaussures usagees, bote usagee, chaussure en mauvais etat&quot;,&quot;image&quot;:&quot;image_defaut_mini.png&quot;,&quot;modco&quot;:&quot;modco_bacbleu,modco_sacbleu&quot;,&quot;recyc&quot;:&quot;NON&quot;,&quot;src&quot;:&quot;MieuxTrierANantes 02/2015&quot;}," calcext:value-type="string">
            <text:p>{"code":"dec_chaussuresUsagees","nom":"Chaussures usagées","cat_usuel":"cu_vetementtissu","cat_trait":"cat_omr","descr":"chaussures usagées, bote usagée, chaussure en mauvais état","mots_cles":"chaussures usagees, bote usagee, chaussure en mauvais etat","image":"image_defaut_mini.png","modco":"modco_bacbleu,modco_sacbleu","recyc":"NON","src":"MieuxTrierANantes 02/2015"},</text:p>
          </table:table-cell>
          <table:table-cell office:value-type="string" calcext:value-type="string">
            <text:p><text:s/></text:p>
          </table:table-cell>
          <table:table-cell table:style-name="ce62" table:formula="of:=GROOVYDECHETS([.A54];[.B54];[.C54];[.D54];[.E54];[.F54];[.G54];[.Z54];[.I54])" office:value-type="string" office:string-value="Dechet dec_chaussuresUsagees = new Dechet(code:&quot;dec_chaussuresUsagees&quot;,nom:&quot;Chaussures usagées&quot;,cat_usuel:cu_vetementtissu,cat_trait:cat_omr,descr:&quot;chaussures usagées, bote usagée, chaussure en mauvais état&quot;,cons:&quot;&quot;,image:&quot;&quot;,image_secondaire:&quot;&quot;); dec_chaussuresUsagees.save();" calcext:value-type="string">
            <text:p>Dechet dec_chaussuresUsagees = new Dechet(code:"dec_chaussuresUsagees",nom:"Chaussures usagées",cat_usuel:cu_vetementtissu,cat_trait:cat_omr,descr:"chaussures usagées, bote usagée, chaussure en mauvais état",cons:"",image:"",image_secondaire:""); dec_chaussuresUsage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igarette</text:p>
          </table:table-cell>
          <table:table-cell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24"/>
          <table:table-cell table:style-name="ce32" office:value-type="string" calcext:value-type="string">
            <text:p>megot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5];&quot;_petit&quot;;&quot;&quot;)" office:value-type="string" office:string-value="megot_mini.png" calcext:value-type="string">
            <text:p>megot_mini.png</text:p>
          </table:table-cell>
          <table:table-cell office:value-type="string" calcext:value-type="string">
            <text:p><text:s/></text:p>
          </table:table-cell>
          <table:table-cell table:number-columns-repeated="3"/>
          <table:table-cell table:style-name="ce61" table:formula="of:=JSONDECHETS([.A55];[.B55];[.C55];[.D55];[.E55];[.F55];[.G55];[.H55];[.I55];[.J55])" office:value-type="string" office:string-value="{&quot;code&quot;:&quot;dec_cigarette&quot;,&quot;nom&quot;:&quot;Cigarette&quot;,&quot;cat_usuel&quot;:&quot;cu_divers&quot;,&quot;cat_trait&quot;:&quot;cat_omr&quot;,&quot;descr&quot;:&quot;cigarette, mégot, cigare&quot;,&quot;mots_cles&quot;:&quot;cigarette, megot, cigare&quot;,&quot;image&quot;:&quot;megot_mini.png&quot;,&quot;modco&quot;:&quot;modco_bacbleu,modco_sacbleu&quot;,&quot;recyc&quot;:&quot;NON&quot;,&quot;src&quot;:&quot;MieuxTrierANantes 02/2015&quot;}," calcext:value-type="string">
            <text:p>{"code":"dec_cigarette","nom":"Cigarette","cat_usuel":"cu_divers","cat_trait":"cat_omr","descr":"cigarette, mégot, cigare","mots_cles":"cigarette, megot, cigare","image":"megot_mini.png","modco":"modco_bacbleu,modco_sacbleu","recyc":"NON","src":"MieuxTrierANantes 02/2015"},</text:p>
          </table:table-cell>
          <table:table-cell office:value-type="string" calcext:value-type="string">
            <text:p><text:s/></text:p>
          </table:table-cell>
          <table:table-cell table:style-name="ce62" table:formula="of:=GROOVYDECHETS([.A55];[.B55];[.C55];[.D55];[.E55];[.F55];[.G55];[.Z55];[.I55])" office:value-type="string" office:string-value="Dechet dec_cigarette = new Dechet(code:&quot;dec_cigarette&quot;,nom:&quot;Cigarette&quot;,cat_usuel:cu_divers,cat_trait:cat_omr,descr:&quot;cigarette, mégot, cigare&quot;,cons:&quot;&quot;,image:&quot;&quot;,image_secondaire:&quot;&quot;); dec_cigarette.save();" calcext:value-type="string">
            <text:p>Dechet dec_cigarette = new Dechet(code:"dec_cigarette",nom:"Cigarette",cat_usuel:cu_divers,cat_trait:cat_omr,descr:"cigarette, mégot, cigare",cons:"",image:"",image_secondaire:""); dec_cigar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24"/>
          <table:table-cell table:style-name="ce32" office:value-type="string" calcext:value-type="string">
            <text:p>classeur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6];&quot;_petit&quot;;&quot;&quot;)" office:value-type="string" office:string-value="classeur_mini.png" calcext:value-type="string">
            <text:p>classeur_mini.png</text:p>
          </table:table-cell>
          <table:table-cell office:value-type="string" calcext:value-type="string">
            <text:p><text:s/></text:p>
          </table:table-cell>
          <table:table-cell table:number-columns-repeated="3"/>
          <table:table-cell table:style-name="ce61" table:formula="of:=JSONDECHETS([.A56];[.B56];[.C56];[.D56];[.E56];[.F56];[.G56];[.H56];[.I56];[.J56])" office:value-type="string" office:string-value="{&quot;code&quot;:&quot;dec_classeur&quot;,&quot;nom&quot;:&quot;Classeur&quot;,&quot;cat_usuel&quot;:&quot;cu_papierscartons&quot;,&quot;cat_trait&quot;:&quot;cat_omr&quot;,&quot;descr&quot;:&quot;classeur&quot;,&quot;mots_cles&quot;:&quot;classeur&quot;,&quot;image&quot;:&quot;classeur_mini.png&quot;,&quot;modco&quot;:&quot;modco_bacbleu,modco_sacbleu&quot;,&quot;recyc&quot;:&quot;NON&quot;,&quot;src&quot;:&quot;MieuxTrierANantes 02/2015&quot;}," calcext:value-type="string">
            <text:p>{"code":"dec_classeur","nom":"Classeur","cat_usuel":"cu_papierscartons","cat_trait":"cat_omr","descr":"classeur","mots_cles":"classeur","image":"classeur_mini.png","modco":"modco_bacbleu,modco_sacbleu","recyc":"NON","src":"MieuxTrierANantes 02/2015"},</text:p>
          </table:table-cell>
          <table:table-cell office:value-type="string" calcext:value-type="string">
            <text:p><text:s/></text:p>
          </table:table-cell>
          <table:table-cell table:style-name="ce62" table:formula="of:=GROOVYDECHETS([.A56];[.B56];[.C56];[.D56];[.E56];[.F56];[.G56];[.Z56];[.I56])" office:value-type="string" office:string-value="Dechet dec_classeur = new Dechet(code:&quot;dec_classeur&quot;,nom:&quot;Classeur&quot;,cat_usuel:cu_papierscartons,cat_trait:cat_omr,descr:&quot;classeur&quot;,cons:&quot;&quot;,image:&quot;&quot;,image_secondaire:&quot;&quot;); dec_classeur.save();" calcext:value-type="string">
            <text:p>Dechet dec_classeur = new Dechet(code:"dec_classeur",nom:"Classeur",cat_usuel:cu_papierscartons,cat_trait:cat_omr,descr:"classeur",cons:"",image:"",image_secondaire:""); dec_class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24"/>
          <table:table-cell table:style-name="ce32" office:value-type="string" calcext:value-type="string">
            <text:p>colle_a_boi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7];&quot;_petit&quot;;&quot;&quot;)" office:value-type="string" office:string-value="colle_a_bois_mini.png" calcext:value-type="string">
            <text:p>colle_a_bois_mini.png</text:p>
          </table:table-cell>
          <table:table-cell office:value-type="string" calcext:value-type="string">
            <text:p><text:s/></text:p>
          </table:table-cell>
          <table:table-cell table:number-columns-repeated="3"/>
          <table:table-cell table:style-name="ce61" table:formula="of:=JSONDECHETS([.A57];[.B57];[.C57];[.D57];[.E57];[.F57];[.G57];[.H57];[.I57];[.J57])" office:value-type="string" office:string-value="{&quot;code&quot;:&quot;dec_colles&quot;,&quot;nom&quot;:&quot;Colles&quot;,&quot;cat_usuel&quot;:&quot;cu_toxique&quot;,&quot;cat_trait&quot;:&quot;cat_ddm&quot;,&quot;descr&quot;:&quot;colles&quot;,&quot;mots_cles&quot;:&quot;colles&quot;,&quot;cons&quot;:&quot;cons_toxique&quot;,&quot;image&quot;:&quot;colle_a_bois_mini.png&quot;,&quot;modco&quot;:&quot;modco_decheterie,modco_ecopoint&quot;,&quot;recyc&quot;:&quot;PAS_POUBELLE&quot;,&quot;src&quot;:&quot;MieuxTrierANantes 02/2015&quot;}," calcext:value-type="string">
            <text:p>{"code":"dec_colles","nom":"Colles","cat_usuel":"cu_toxique","cat_trait":"cat_ddm","descr":"colles","mots_cles":"colles","cons":"cons_toxique","image":"colle_a_bois_mini.png","modco":"modco_decheterie,modco_ecopoint","recyc":"PAS_POUBELLE","src":"MieuxTrierANantes 02/2015"},</text:p>
          </table:table-cell>
          <table:table-cell office:value-type="string" calcext:value-type="string">
            <text:p><text:s/></text:p>
          </table:table-cell>
          <table:table-cell table:style-name="ce62" table:formula="of:=GROOVYDECHETS([.A57];[.B57];[.C57];[.D57];[.E57];[.F57];[.G57];[.Z57];[.I57])" office:value-type="string" office:string-value="Dechet dec_colles = new Dechet(code:&quot;dec_colles&quot;,nom:&quot;Colles&quot;,cat_usuel:cu_toxique,cat_trait:cat_ddm,descr:&quot;colles&quot;,cons:&quot;&quot;,image:&quot;&quot;,image_secondaire:&quot;&quot;); dec_colles.save();" calcext:value-type="string">
            <text:p>Dechet dec_colles = new Dechet(code:"dec_colles",nom:"Colles",cat_usuel:cu_toxique,cat_trait:cat_ddm,descr:"colles",cons:"",image:"",image_secondaire:""); dec_col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24"/>
          <table:table-cell table:style-name="ce32" office:value-type="string" calcext:value-type="string">
            <text:p>congelat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58];&quot;_petit&quot;;&quot;&quot;)" office:value-type="string" office:string-value="congelateur_mini.png" calcext:value-type="string">
            <text:p>congelateur_mini.png</text:p>
          </table:table-cell>
          <table:table-cell office:value-type="string" calcext:value-type="string">
            <text:p><text:s/></text:p>
          </table:table-cell>
          <table:table-cell table:number-columns-repeated="3"/>
          <table:table-cell table:style-name="ce61" table:formula="of:=JSONDECHETS([.A58];[.B58];[.C58];[.D58];[.E58];[.F58];[.G58];[.H58];[.I58];[.J58])" office:value-type="string" office:string-value="{&quot;code&quot;:&quot;dec_congelateurs&quot;,&quot;nom&quot;:&quot;congélateurs&quot;,&quot;cat_usuel&quot;:&quot;cu_encombrantelectronique&quot;,&quot;cat_trait&quot;:&quot;cat_d3e&quot;,&quot;descr&quot;:&quot;congélateurs&quot;,&quot;mots_cles&quot;:&quot;congelateu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nom":"congélateurs","cat_usuel":"cu_encombrantelectronique","cat_trait":"cat_d3e","descr":"congélateurs","mots_cles":"congelateu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style-name="ce62" table:formula="of:=GROOVYDECHETS([.A58];[.B58];[.C58];[.D58];[.E58];[.F58];[.G58];[.Z58];[.I58])" office:value-type="string" office:string-value="Dechet dec_congelateurs = new Dechet(code:&quot;dec_congelateurs&quot;,nom:&quot;congélateurs&quot;,cat_usuel:cu_encombrantelectronique,cat_trait:cat_d3e,descr:&quot;congélateurs&quot;,cons:&quot;&quot;,image:&quot;&quot;,image_secondaire:&quot;&quot;); dec_congelateurs.save();" calcext:value-type="string">
            <text:p>Dechet dec_congelateurs = new Dechet(code:"dec_congelateurs",nom:"congélateurs",cat_usuel:cu_encombrantelectronique,cat_trait:cat_d3e,descr:"congélateurs",cons:"",image:"",image_secondaire:""); dec_congelat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24"/>
          <table:table-cell table:style-name="ce32" office:value-type="string" calcext:value-type="string">
            <text:p>cotons_tige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9];&quot;_petit&quot;;&quot;&quot;)" office:value-type="string" office:string-value="cotons_tiges_mini.png" calcext:value-type="string">
            <text:p>cotons_tiges_mini.png</text:p>
          </table:table-cell>
          <table:table-cell office:value-type="string" calcext:value-type="string">
            <text:p><text:s/></text:p>
          </table:table-cell>
          <table:table-cell table:number-columns-repeated="3"/>
          <table:table-cell table:style-name="ce61" table:formula="of:=JSONDECHETS([.A59];[.B59];[.C59];[.D59];[.E59];[.F59];[.G59];[.H59];[.I59];[.J59])" office:value-type="string" office:string-value="{&quot;code&quot;:&quot;dec_cotonTige&quot;,&quot;nom&quot;:&quot;Coton tige&quot;,&quot;cat_usuel&quot;:&quot;cu_divers&quot;,&quot;cat_trait&quot;:&quot;cat_omr&quot;,&quot;descr&quot;:&quot;coton tige&quot;,&quot;mots_cles&quot;:&quot;coton tige&quot;,&quot;image&quot;:&quot;cotons_tiges_mini.png&quot;,&quot;modco&quot;:&quot;modco_bacbleu,modco_sacbleu&quot;,&quot;recyc&quot;:&quot;NON&quot;,&quot;src&quot;:&quot;MieuxTrierANantes 02/2015&quot;}," calcext:value-type="string">
            <text:p>{"code":"dec_cotonTige","nom":"Coton tige","cat_usuel":"cu_divers","cat_trait":"cat_omr","descr":"coton tige","mots_cles":"coton tige","image":"cotons_tiges_mini.png","modco":"modco_bacbleu,modco_sacbleu","recyc":"NON","src":"MieuxTrierANantes 02/2015"},</text:p>
          </table:table-cell>
          <table:table-cell office:value-type="string" calcext:value-type="string">
            <text:p><text:s/></text:p>
          </table:table-cell>
          <table:table-cell table:style-name="ce62" table:formula="of:=GROOVYDECHETS([.A59];[.B59];[.C59];[.D59];[.E59];[.F59];[.G59];[.Z59];[.I59])" office:value-type="string" office:string-value="Dechet dec_cotonTige = new Dechet(code:&quot;dec_cotonTige&quot;,nom:&quot;Coton tige&quot;,cat_usuel:cu_divers,cat_trait:cat_omr,descr:&quot;coton tige&quot;,cons:&quot;&quot;,image:&quot;&quot;,image_secondaire:&quot;&quot;); dec_cotonTige.save();" calcext:value-type="string">
            <text:p>Dechet dec_cotonTige = new Dechet(code:"dec_cotonTige",nom:"Coton tige",cat_usuel:cu_divers,cat_trait:cat_omr,descr:"coton tige",cons:"",image:"",image_secondaire:""); dec_cotonTi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24" office:value-type="string" calcext:value-type="string">
            <text:p>cons_dec_coucheBebe</text:p>
          </table:table-cell>
          <table:table-cell table:style-name="ce32" office:value-type="string" calcext:value-type="string">
            <text:p>couche_beb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60];&quot;_petit&quot;;&quot;&quot;)" office:value-type="string" office:string-value="couche_bebe_mini.png" calcext:value-type="string">
            <text:p>couche_bebe_mini.png</text:p>
          </table:table-cell>
          <table:table-cell office:value-type="string" calcext:value-type="string">
            <text:p><text:s/></text:p>
          </table:table-cell>
          <table:table-cell table:number-columns-repeated="3"/>
          <table:table-cell table:style-name="ce61" table:formula="of:=JSONDECHETS([.A60];[.B60];[.C60];[.D60];[.E60];[.F60];[.G60];[.H60];[.I60];[.J60])" office:value-type="string" office:string-value="{&quot;code&quot;:&quot;dec_coucheBebe&quot;,&quot;nom&quot;:&quot;Couche bébé&quot;,&quot;cat_usuel&quot;:&quot;cu_divers&quot;,&quot;cat_trait&quot;:&quot;cat_omr&quot;,&quot;descr&quot;:&quot;couche bébé&quot;,&quot;mots_cles&quot;:&quot;couche bebe&quot;,&quot;cons&quot;:&quot;cons_dec_coucheBebe,&quot;,&quot;image&quot;:&quot;couche_bebe_mini.png&quot;,&quot;modco&quot;:&quot;modco_bacbleu,modco_sacbleu&quot;,&quot;recyc&quot;:&quot;NON&quot;,&quot;commentaires&quot;:&quot;faq_modco_contmpb&quot;,&quot;src&quot;:&quot;MieuxTrierANantes 02/2015&quot;}," calcext:value-type="string">
            <text:p>{"code":"dec_coucheBebe","nom":"Couche bébé","cat_usuel":"cu_divers","cat_trait":"cat_omr","descr":"couche bébé","mots_cles":"couche bebe","cons":"cons_dec_coucheBebe,","image":"couche_bebe_mini.png","modco":"modco_bacbleu,modco_sacbleu","recyc":"NON","commentaires":"faq_modco_contmpb","src":"MieuxTrierANantes 02/2015"},</text:p>
          </table:table-cell>
          <table:table-cell office:value-type="string" calcext:value-type="string">
            <text:p><text:s/></text:p>
          </table:table-cell>
          <table:table-cell table:style-name="ce62" table:formula="of:=GROOVYDECHETS([.A60];[.B60];[.C60];[.D60];[.E60];[.F60];[.G60];[.Z60];[.I60])" office:value-type="string" office:string-value="Dechet dec_coucheBebe = new Dechet(code:&quot;dec_coucheBebe&quot;,nom:&quot;Couche bébé&quot;,cat_usuel:cu_divers,cat_trait:cat_omr,descr:&quot;couche bébé&quot;,cons:&quot;cons_dec_coucheBebe&quot;,image:&quot;&quot;,image_secondaire:&quot;&quot;); dec_coucheBebe.save();" calcext:value-type="string">
            <text:p>Dechet dec_coucheBebe = new Dechet(code:"dec_coucheBebe",nom:"Couche bébé",cat_usuel:cu_divers,cat_trait:cat_omr,descr:"couche bébé",cons:"cons_dec_coucheBebe",image:"",image_secondaire:""); dec_coucheBe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text:p>
          </table:table-cell>
          <table:table-cell table:style-name="ce24" office:value-type="string" calcext:value-type="string">
            <text:p>cons_trop_petit</text:p>
          </table:table-cell>
          <table:table-cell table:style-name="ce32" office:value-type="string" calcext:value-type="string">
            <text:p>couvercle_boc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61];&quot;_petit&quot;;&quot;&quot;)" office:value-type="string" office:string-value="couvercle_bocal_mini.png" calcext:value-type="string">
            <text:p>couvercle_bocal_mini.png</text:p>
          </table:table-cell>
          <table:table-cell office:value-type="string" calcext:value-type="string">
            <text:p><text:s/></text:p>
          </table:table-cell>
          <table:table-cell table:number-columns-repeated="3"/>
          <table:table-cell table:style-name="ce61" table:formula="of:=JSONDECHETS([.A61];[.B61];[.C61];[.D61];[.E61];[.F61];[.G61];[.H61];[.I61];[.J61])" office:value-type="string" office:string-value="{&quot;code&quot;:&quot;dec_couverclePotEnVerre&quot;,&quot;nom&quot;:&quot;Couvercle métallique&quot;,&quot;cat_usuel&quot;:&quot;cu_metal&quot;,&quot;cat_trait&quot;:&quot;cat_omr&quot;,&quot;descr&quot;:&quot;couvercle de pot en verre, couvercle métallique, capsule bière&quot;,&quot;mots_cles&quot;:&quot;couvercle de pot en verre, couvercle metallique, capsule biere&quot;,&quot;cons&quot;:&quot;cons_trop_petit,&quot;,&quot;image&quot;:&quot;couvercle_bocal_mini.png&quot;,&quot;modco&quot;:&quot;modco_bacbleu,modco_sacbleu&quot;,&quot;recyc&quot;:&quot;NON&quot;,&quot;src&quot;:&quot;MieuxTrierANantes 02/2015&quot;}," calcext:value-type="string">
            <text:p>{"code":"dec_couverclePotEnVerre","nom":"Couvercle métallique","cat_usuel":"cu_metal","cat_trait":"cat_omr","descr":"couvercle de pot en verre, couvercle métallique, capsule bière","mots_cles":"couvercle de pot en verre, couvercle metallique, capsule biere","cons":"cons_trop_petit,","image":"couvercle_bocal_mini.png","modco":"modco_bacbleu,modco_sacbleu","recyc":"NON","src":"MieuxTrierANantes 02/2015"},</text:p>
          </table:table-cell>
          <table:table-cell office:value-type="string" calcext:value-type="string">
            <text:p><text:s/></text:p>
          </table:table-cell>
          <table:table-cell table:style-name="ce62" table:formula="of:=GROOVYDECHETS([.A61];[.B61];[.C61];[.D61];[.E61];[.F61];[.G61];[.Z61];[.I61])" office:value-type="string" office:string-value="Dechet dec_couverclePotEnVerre = new Dechet(code:&quot;dec_couverclePotEnVerre&quot;,nom:&quot;Couvercle métallique&quot;,cat_usuel:cu_metal,cat_trait:cat_omr,descr:&quot;couvercle de pot en verre, couvercle métallique, capsule bière&quot;,cons:&quot;cons_trop_petit&quot;,image:&quot;&quot;,image_secondaire:&quot;&quot;); dec_couverclePotEnVerre.save();" calcext:value-type="string">
            <text:p>Dechet dec_couverclePotEnVerre = new Dechet(code:"dec_couverclePotEnVerre",nom:"Couvercle métallique",cat_usuel:cu_metal,cat_trait:cat_omr,descr:"couvercle de pot en verre, couvercle métallique, capsule bière",cons:"cons_trop_petit",image:"",image_secondaire:""); dec_couverclePotEn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24"/>
          <table:table-cell table:style-name="ce32" office:value-type="string" calcext:value-type="string">
            <text:p>fourchette_mini.png</text:p>
          </table:table-cell>
          <table:table-cell table:style-name="ce14" office:value-type="string" calcext:value-type="string">
            <text:p>couteau_mini.png, cuillere_mini.png</text:p>
          </table:table-cell>
          <table:table-cell table:style-name="ce22" office:value-type="string" calcext:value-type="string">
            <text:p>MieuxTrierANantes 02/2015</text:p>
          </table:table-cell>
          <table:table-cell table:style-name="ce22"/>
          <table:table-cell/>
          <table:table-cell table:formula="of:=SUBSTITUTE([.H62];&quot;_petit&quot;;&quot;&quot;)" office:value-type="string" office:string-value="fourchette_mini.png" calcext:value-type="string">
            <text:p>fourchette_mini.png</text:p>
          </table:table-cell>
          <table:table-cell office:value-type="string" calcext:value-type="string">
            <text:p><text:s/></text:p>
          </table:table-cell>
          <table:table-cell table:number-columns-repeated="3"/>
          <table:table-cell table:style-name="ce61" table:formula="of:=JSONDECHETS([.A62];[.B62];[.C62];[.D62];[.E62];[.F62];[.G62];[.H62];[.I62];[.J62])" office:value-type="string" office:string-value="{&quot;code&quot;:&quot;dec_couverts&quot;,&quot;nom&quot;:&quot;Couverts&quot;,&quot;cat_usuel&quot;:&quot;cu_metal&quot;,&quot;cat_trait&quot;:&quot;cat_omr&quot;,&quot;descr&quot;:&quot;couverts, couteau, cuillère, fourchette&quot;,&quot;mots_cles&quot;:&quot;couverts, couteau, cuillere, fourchette&quot;,&quot;image&quot;:&quot;fourchette_mini.png&quot;,&quot;image_secondaire&quot;:&quot;couteau_mini.png, cuillere_mini.png&quot;,&quot;modco&quot;:&quot;modco_bacbleu,modco_sacbleu&quot;,&quot;recyc&quot;:&quot;NON&quot;,&quot;src&quot;:&quot;MieuxTrierANantes 02/2015&quot;}," calcext:value-type="string">
            <text:p>{"code":"dec_couverts","nom":"Couverts","cat_usuel":"cu_metal","cat_trait":"cat_omr","descr":"couverts, couteau, cuillère, fourchette","mots_cles":"couverts, couteau, cuillere, fourchette","image":"fourchette_mini.png","image_secondaire":"couteau_mini.png, cuillere_mini.png","modco":"modco_bacbleu,modco_sacbleu","recyc":"NON","src":"MieuxTrierANantes 02/2015"},</text:p>
          </table:table-cell>
          <table:table-cell office:value-type="string" calcext:value-type="string">
            <text:p><text:s/></text:p>
          </table:table-cell>
          <table:table-cell table:style-name="ce62" table:formula="of:=GROOVYDECHETS([.A62];[.B62];[.C62];[.D62];[.E62];[.F62];[.G62];[.Z62];[.I62])" office:value-type="string" office:string-value="Dechet dec_couverts = new Dechet(code:&quot;dec_couverts&quot;,nom:&quot;Couverts&quot;,cat_usuel:cu_metal,cat_trait:cat_omr,descr:&quot;couverts, couteau, cuillère, fourchette&quot;,cons:&quot;&quot;,image:&quot;&quot;,image_secondaire:&quot;couteau_mini.png, cuillere_mini.png&quot;); dec_couverts.save();" calcext:value-type="string">
            <text:p>Dechet dec_couverts = new Dechet(code:"dec_couverts",nom:"Couverts",cat_usuel:cu_metal,cat_trait:cat_omr,descr:"couverts, couteau, cuillère, fourchette",cons:"",image:"",image_secondaire:"couteau_mini.png, cuillere_mini.png"); dec_couver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26"/>
          <table:table-cell table:style-name="ce35" office:value-type="string" calcext:value-type="string">
            <text:p>creme_main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63];&quot;_petit&quot;;&quot;&quot;)" office:value-type="string" office:string-value="creme_main_mini.png" calcext:value-type="string">
            <text:p>creme_main_mini.png</text:p>
          </table:table-cell>
          <table:table-cell office:value-type="string" calcext:value-type="string">
            <text:p><text:s/></text:p>
          </table:table-cell>
          <table:table-cell table:number-columns-repeated="3"/>
          <table:table-cell table:style-name="ce61" table:formula="of:=JSONDECHETS([.A63];[.B63];[.C63];[.D63];[.E63];[.F63];[.G63];[.H63];[.I63];[.J63])" office:value-type="string" office:string-value="{&quot;code&quot;:&quot;dec_cremeEnTube&quot;,&quot;nom&quot;:&quot;Crème en tube&quot;,&quot;cat_usuel&quot;:&quot;cu_plastique&quot;,&quot;cat_trait&quot;:&quot;cat_omr&quot;,&quot;descr&quot;:&quot;crème en tube&quot;,&quot;mots_cles&quot;:&quot;creme en tube&quot;,&quot;image&quot;:&quot;creme_main_mini.png&quot;,&quot;modco&quot;:&quot;modco_bacbleu,modco_sacbleu&quot;,&quot;recyc&quot;:&quot;NON&quot;,&quot;src&quot;:&quot;MieuxTrierANantes 02/2015&quot;}," calcext:value-type="string">
            <text:p>{"code":"dec_cremeEnTube","nom":"Crème en tube","cat_usuel":"cu_plastique","cat_trait":"cat_omr","descr":"crème en tube","mots_cles":"creme en tube","image":"creme_main_mini.png","modco":"modco_bacbleu,modco_sacbleu","recyc":"NON","src":"MieuxTrierANantes 02/2015"},</text:p>
          </table:table-cell>
          <table:table-cell office:value-type="string" calcext:value-type="string">
            <text:p><text:s/></text:p>
          </table:table-cell>
          <table:table-cell table:style-name="ce62" table:formula="of:=GROOVYDECHETS([.A63];[.B63];[.C63];[.D63];[.E63];[.F63];[.G63];[.Z63];[.I63])" office:value-type="string" office:string-value="Dechet dec_cremeEnTube = new Dechet(code:&quot;dec_cremeEnTube&quot;,nom:&quot;Crème en tube&quot;,cat_usuel:cu_plastique,cat_trait:cat_omr,descr:&quot;crème en tube&quot;,cons:&quot;&quot;,image:&quot;&quot;,image_secondaire:&quot;&quot;); dec_cremeEnTube.save();" calcext:value-type="string">
            <text:p>Dechet dec_cremeEnTube = new Dechet(code:"dec_cremeEnTube",nom:"Crème en tube",cat_usuel:cu_plastique,cat_trait:cat_omr,descr:"crème en tube",cons:"",image:"",image_secondaire:""); dec_cremeEn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12" office:value-type="string" calcext:value-type="string">
            <text:p>cons_bouchonamour</text:p>
          </table:table-cell>
          <table:table-cell table:style-name="ce32" office:value-type="string" calcext:value-type="string">
            <text:p>dentifrice_mini.png</text:p>
          </table:table-cell>
          <table:table-cell table:style-name="ce14" office:value-type="string" calcext:value-type="string">
            <text:p>creme_main_mini.png</text:p>
          </table:table-cell>
          <table:table-cell table:style-name="ce46" office:value-type="string" calcext:value-type="string">
            <text:p>MieuxTrierANantes 02/2015</text:p>
          </table:table-cell>
          <table:table-cell table:style-name="ce46"/>
          <table:table-cell/>
          <table:table-cell table:formula="of:=SUBSTITUTE([.H64];&quot;_petit&quot;;&quot;&quot;)" office:value-type="string" office:string-value="dentifrice_mini.png" calcext:value-type="string">
            <text:p>dentifrice_mini.png</text:p>
          </table:table-cell>
          <table:table-cell office:value-type="string" calcext:value-type="string">
            <text:p><text:s/></text:p>
          </table:table-cell>
          <table:table-cell table:number-columns-repeated="3"/>
          <table:table-cell table:style-name="ce61" table:formula="of:=JSONDECHETS([.A64];[.B64];[.C64];[.D64];[.E64];[.F64];[.G64];[.H64];[.I64];[.J64])" office:value-type="string" office:string-value="{&quot;code&quot;:&quot;dec_cremeEtDentifriceTube&quot;,&quot;nom&quot;:&quot;Crème et dentifrice (tube)&quot;,&quot;cat_usuel&quot;:&quot;cu_divers&quot;,&quot;cat_trait&quot;:&quot;cat_omr&quot;,&quot;descr&quot;:&quot;crème et dentifrice (tube), crème en tube, tube de dentifrice&quot;,&quot;mots_cles&quot;:&quot;creme et dentifrice (tube), creme en tube, tube de dentifric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nom":"Crème et dentifrice (tube)","cat_usuel":"cu_divers","cat_trait":"cat_omr","descr":"crème et dentifrice (tube), crème en tube, tube de dentifrice","mots_cles":"creme et dentifrice (tube), creme en tube, tube de dentifrice","cons":"cons_bouchonamour,","image":"dentifrice_mini.png","image_secondaire":"creme_main_mini.png","modco":"modco_bacbleu,modco_sacbleu","recyc":"NON","src":"MieuxTrierANantes 02/2015"},</text:p>
          </table:table-cell>
          <table:table-cell office:value-type="string" calcext:value-type="string">
            <text:p><text:s/></text:p>
          </table:table-cell>
          <table:table-cell table:style-name="ce62" table:formula="of:=GROOVYDECHETS([.A64];[.B64];[.C64];[.D64];[.E64];[.F64];[.G64];[.Z64];[.I64])" office:value-type="string" office:string-value="Dechet dec_cremeEtDentifriceTube = new Dechet(code:&quot;dec_cremeEtDentifriceTube&quot;,nom:&quot;Crème et dentifrice (tube)&quot;,cat_usuel:cu_divers,cat_trait:cat_omr,descr:&quot;crème et dentifrice (tube), crème en tube, tube de dentifrice&quot;,cons:&quot;cons_bouchonamour&quot;,image:&quot;&quot;,image_secondaire:&quot;creme_main_mini.png&quot;); dec_cremeEtDentifriceTube.save();" calcext:value-type="string">
            <text:p>Dechet dec_cremeEtDentifriceTube = new Dechet(code:"dec_cremeEtDentifriceTube",nom:"Crème et dentifrice (tube)",cat_usuel:cu_divers,cat_trait:cat_omr,descr:"crème et dentifrice (tube), crème en tube, tube de dentifrice",cons:"cons_bouchonamour",image:"",image_secondaire:"creme_main_mini.png"); dec_cremeEtDentifrice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24"/>
          <table:table-cell table:style-name="ce32" office:value-type="string" calcext:value-type="string">
            <text:p>desinfectant_toilett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5];&quot;_petit&quot;;&quot;&quot;)" office:value-type="string" office:string-value="desinfectant_toilette_mini.png" calcext:value-type="string">
            <text:p>desinfectant_toilette_mini.png</text:p>
          </table:table-cell>
          <table:table-cell office:value-type="string" calcext:value-type="string">
            <text:p><text:s/></text:p>
          </table:table-cell>
          <table:table-cell table:number-columns-repeated="3"/>
          <table:table-cell table:style-name="ce61" table:formula="of:=JSONDECHETS([.A65];[.B65];[.C65];[.D65];[.E65];[.F65];[.G65];[.H65];[.I65];[.J65])" office:value-type="string" office:string-value="{&quot;code&quot;:&quot;dec_deboucheurLiquide&quot;,&quot;nom&quot;:&quot;Déboucheur liquide&quot;,&quot;cat_usuel&quot;:&quot;cu_toxique&quot;,&quot;cat_trait&quot;:&quot;cat_ddm&quot;,&quot;descr&quot;:&quot;déboucheur liquide&quot;,&quot;mots_cles&quot;:&quot;deboucheur liquide&quot;,&quot;cons&quot;:&quot;cons_toxique&quot;,&quot;image&quot;:&quot;desinfectant_toilette_mini.png&quot;,&quot;modco&quot;:&quot;modco_decheterie,modco_ecopoint&quot;,&quot;recyc&quot;:&quot;PAS_POUBELLE&quot;,&quot;src&quot;:&quot;MieuxTrierANantes 02/2015&quot;}," calcext:value-type="string">
            <text:p>{"code":"dec_deboucheurLiquide","nom":"Déboucheur liquide","cat_usuel":"cu_toxique","cat_trait":"cat_ddm","descr":"déboucheur liquide","mots_cles":"deboucheur liquide","cons":"cons_toxique","image":"desinfectant_toilette_mini.png","modco":"modco_decheterie,modco_ecopoint","recyc":"PAS_POUBELLE","src":"MieuxTrierANantes 02/2015"},</text:p>
          </table:table-cell>
          <table:table-cell office:value-type="string" calcext:value-type="string">
            <text:p><text:s/></text:p>
          </table:table-cell>
          <table:table-cell table:style-name="ce62" table:formula="of:=GROOVYDECHETS([.A65];[.B65];[.C65];[.D65];[.E65];[.F65];[.G65];[.Z65];[.I65])" office:value-type="string" office:string-value="Dechet dec_deboucheurLiquide = new Dechet(code:&quot;dec_deboucheurLiquide&quot;,nom:&quot;Déboucheur liquide&quot;,cat_usuel:cu_toxique,cat_trait:cat_ddm,descr:&quot;déboucheur liquide&quot;,cons:&quot;&quot;,image:&quot;&quot;,image_secondaire:&quot;&quot;); dec_deboucheurLiquide.save();" calcext:value-type="string">
            <text:p>Dechet dec_deboucheurLiquide = new Dechet(code:"dec_deboucheurLiquide",nom:"Déboucheur liquide",cat_usuel:cu_toxique,cat_trait:cat_ddm,descr:"déboucheur liquide",cons:"",image:"",image_secondaire:""); dec_deboucheurLiquid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26"/>
          <table:table-cell table:style-name="ce33" office:value-type="string" calcext:value-type="string">
            <text:p>stick_deodorant.png</text:p>
          </table:table-cell>
          <table:table-cell table:style-name="ce42"/>
          <table:table-cell table:style-name="ce46" office:value-type="string" calcext:value-type="string">
            <text:p>MieuxTrierANantes 01/2015</text:p>
          </table:table-cell>
          <table:table-cell table:style-name="ce46"/>
          <table:table-cell/>
          <table:table-cell table:formula="of:=SUBSTITUTE([.H66];&quot;_petit&quot;;&quot;&quot;)" office:value-type="string" office:string-value="stick_deodorant.png" calcext:value-type="string">
            <text:p>stick_deodorant.png</text:p>
          </table:table-cell>
          <table:table-cell office:value-type="string" calcext:value-type="string">
            <text:p><text:s/></text:p>
          </table:table-cell>
          <table:table-cell table:number-columns-repeated="3"/>
          <table:table-cell table:style-name="ce61" table:formula="of:=JSONDECHETS([.A66];[.B66];[.C66];[.D66];[.E66];[.F66];[.G66];[.H66];[.I66];[.J66])" office:value-type="string" office:string-value="{&quot;code&quot;:&quot;dec_deodorantStick&quot;,&quot;nom&quot;:&quot;Déodorant stick&quot;,&quot;cat_usuel&quot;:&quot;cu_divers&quot;,&quot;cat_trait&quot;:&quot;cat_omr&quot;,&quot;descr&quot;:&quot;déodorant stick, déodorant à bille&quot;,&quot;mots_cles&quot;:&quot;deodorant stick, deodorant a bille&quot;,&quot;image&quot;:&quot;stick_deodorant.png&quot;,&quot;modco&quot;:&quot;modco_bacbleu,modco_sacbleu&quot;,&quot;recyc&quot;:&quot;NON&quot;,&quot;src&quot;:&quot;MieuxTrierANantes 01/2015&quot;}," calcext:value-type="string">
            <text:p>{"code":"dec_deodorantStick","nom":"Déodorant stick","cat_usuel":"cu_divers","cat_trait":"cat_omr","descr":"déodorant stick, déodorant à bille","mots_cles":"deodorant stick, deodorant a bille","image":"stick_deodorant.png","modco":"modco_bacbleu,modco_sacbleu","recyc":"NON","src":"MieuxTrierANantes 01/2015"},</text:p>
          </table:table-cell>
          <table:table-cell office:value-type="string" calcext:value-type="string">
            <text:p><text:s/></text:p>
          </table:table-cell>
          <table:table-cell table:style-name="ce62" table:formula="of:=GROOVYDECHETS([.A66];[.B66];[.C66];[.D66];[.E66];[.F66];[.G66];[.Z66];[.I66])" office:value-type="string" office:string-value="Dechet dec_deodorantStick = new Dechet(code:&quot;dec_deodorantStick&quot;,nom:&quot;Déodorant stick&quot;,cat_usuel:cu_divers,cat_trait:cat_omr,descr:&quot;déodorant stick, déodorant à bille&quot;,cons:&quot;&quot;,image:&quot;&quot;,image_secondaire:&quot;&quot;); dec_deodorantStick.save();" calcext:value-type="string">
            <text:p>Dechet dec_deodorantStick = new Dechet(code:"dec_deodorantStick",nom:"Déodorant stick",cat_usuel:cu_divers,cat_trait:cat_omr,descr:"déodorant stick, déodorant à bille",cons:"",image:"",image_secondaire:""); dec_deodorantStick.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24" office:value-type="string" calcext:value-type="string">
            <text:p>cons_pasbouchonamour</text:p>
          </table:table-cell>
          <table:table-cell table:style-name="ce32" office:value-type="string" calcext:value-type="string">
            <text:p>detacheur_universel_vetemen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7];&quot;_petit&quot;;&quot;&quot;)" office:value-type="string" office:string-value="detacheur_universel_vetement_mini.png" calcext:value-type="string">
            <text:p>detacheur_universel_vetement_mini.png</text:p>
          </table:table-cell>
          <table:table-cell office:value-type="string" calcext:value-type="string">
            <text:p><text:s/></text:p>
          </table:table-cell>
          <table:table-cell table:number-columns-repeated="3"/>
          <table:table-cell table:style-name="ce61" table:formula="of:=JSONDECHETS([.A67];[.B67];[.C67];[.D67];[.E67];[.F67];[.G67];[.H67];[.I67];[.J67])" office:value-type="string" office:string-value="{&quot;code&quot;:&quot;dec_detachant&quot;,&quot;nom&quot;:&quot;Détachant&quot;,&quot;cat_usuel&quot;:&quot;cu_toxique&quot;,&quot;cat_trait&quot;:&quot;cat_ddm&quot;,&quot;descr&quot;:&quot;détachant (c'est un produit toxique)&quot;,&quot;mots_cles&quot;:&quot;detachant (c'est un produit toxique)&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nom":"Détachant","cat_usuel":"cu_toxique","cat_trait":"cat_ddm","descr":"détachant (c'est un produit toxique)","mots_cles":"detachant (c'est un produit toxique)","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style-name="ce62" table:formula="of:=GROOVYDECHETS([.A67];[.B67];[.C67];[.D67];[.E67];[.F67];[.G67];[.Z67];[.I67])" office:value-type="string" office:string-value="Dechet dec_detachant = new Dechet(code:&quot;dec_detachant&quot;,nom:&quot;Détachant&quot;,cat_usuel:cu_toxique,cat_trait:cat_ddm,descr:&quot;détachant (c'est un produit toxique)&quot;,cons:&quot;cons_pasbouchonamour&quot;,image:&quot;&quot;,image_secondaire:&quot;&quot;); dec_detachant.save();" calcext:value-type="string">
            <text:p>Dechet dec_detachant = new Dechet(code:"dec_detachant",nom:"Détachant",cat_usuel:cu_toxique,cat_trait:cat_ddm,descr:"détachant (c'est un produit toxique)",cons:"cons_pasbouchonamour",image:"",image_secondaire:""); dec_detacha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24" office:value-type="string" calcext:value-type="string">
            <text:p>cons_pasbouchonamour</text:p>
          </table:table-cell>
          <table:table-cell table:style-name="ce32" office:value-type="string" calcext:value-type="string">
            <text:p>bouteille_eau_de_javel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8];&quot;_petit&quot;;&quot;&quot;)" office:value-type="string" office:string-value="bouteille_eau_de_javel_mini.png" calcext:value-type="string">
            <text:p>bouteille_eau_de_javel_mini.png</text:p>
          </table:table-cell>
          <table:table-cell office:value-type="string" calcext:value-type="string">
            <text:p><text:s/></text:p>
          </table:table-cell>
          <table:table-cell table:number-columns-repeated="3"/>
          <table:table-cell table:style-name="ce61" table:formula="of:=JSONDECHETS([.A68];[.B68];[.C68];[.D68];[.E68];[.F68];[.G68];[.H68];[.I68];[.J68])" office:value-type="string" office:string-value="{&quot;code&quot;:&quot;dec_eauJavel&quot;,&quot;nom&quot;:&quot;Eau Javel&quot;,&quot;cat_usuel&quot;:&quot;cu_toxique&quot;,&quot;cat_trait&quot;:&quot;cat_ddm&quot;,&quot;descr&quot;:&quot;eau de Javel&quot;,&quot;mots_cles&quot;:&quot;eau de Javel&quot;,&quot;cons&quot;:&quot;cons_pasbouchonamour,cons_toxique&quot;,&quot;image&quot;:&quot;bouteille_eau_de_javel_mini.png&quot;,&quot;modco&quot;:&quot;modco_decheterie,modco_ecopoint&quot;,&quot;recyc&quot;:&quot;PAS_POUBELLE&quot;,&quot;src&quot;:&quot;MieuxTrierANantes 02/2015&quot;}," calcext:value-type="string">
            <text:p>{"code":"dec_eauJavel","nom":"Eau Javel","cat_usuel":"cu_toxique","cat_trait":"cat_ddm","descr":"eau de Javel","mots_cles":"eau de Javel","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style-name="ce62" table:formula="of:=GROOVYDECHETS([.A68];[.B68];[.C68];[.D68];[.E68];[.F68];[.G68];[.Z68];[.I68])" office:value-type="string" office:string-value="Dechet dec_eauJavel = new Dechet(code:&quot;dec_eauJavel&quot;,nom:&quot;Eau Javel&quot;,cat_usuel:cu_toxique,cat_trait:cat_ddm,descr:&quot;eau de Javel&quot;,cons:&quot;cons_pasbouchonamour&quot;,image:&quot;&quot;,image_secondaire:&quot;&quot;); dec_eauJavel.save();" calcext:value-type="string">
            <text:p>Dechet dec_eauJavel = new Dechet(code:"dec_eauJavel",nom:"Eau Javel",cat_usuel:cu_toxique,cat_trait:cat_ddm,descr:"eau de Javel",cons:"cons_pasbouchonamour",image:"",image_secondaire:""); dec_eauJave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cu_papierscartons</text:p>
          </table:table-cell>
          <table:table-cell table:style-name="ce16" office:value-type="string" calcext:value-type="string">
            <text:p>cat_papiercarton</text:p>
          </table:table-cell>
          <table:table-cell table:style-name="ce4"/>
          <table:table-cell table:style-name="ce4" office:value-type="string" calcext:value-type="string">
            <text:p>emballages en carton plat, Suremballage carton, cartonnette, boîte de céréales, boîte à pizza</text:p>
          </table:table-cell>
          <table:table-cell table:style-name="ce24" office:value-type="string" calcext:value-type="string">
            <text:p>cons_souille</text:p>
          </table:table-cell>
          <table:table-cell table:style-name="ce32" office:value-type="string" calcext:value-type="string">
            <text:p>carton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69];&quot;_petit&quot;;&quot;&quot;)" office:value-type="string" office:string-value="cartonette_mini.png" calcext:value-type="string">
            <text:p>cartonette_mini.png</text:p>
          </table:table-cell>
          <table:table-cell office:value-type="string" calcext:value-type="string">
            <text:p><text:s/></text:p>
          </table:table-cell>
          <table:table-cell table:number-columns-repeated="3"/>
          <table:table-cell table:style-name="ce61" table:formula="of:=JSONDECHETS([.A69];[.B69];[.C69];[.D69];[.E69];[.F69];[.G69];[.H69];[.I69];[.J69])" office:value-type="string" office:string-value="{&quot;code&quot;:&quot;dec_emballagesEnCartonPlat&quot;,&quot;nom&quot;:&quot;Emballages carton plat&quot;,&quot;cat_usuel&quot;:&quot;cu_papierscartons&quot;,&quot;cat_trait&quot;:&quot;cat_papiercarton&quot;,&quot;descr&quot;:&quot;emballages en carton plat, Suremballage carton, cartonnette, boîte de céréales, boîte à pizza&quot;,&quot;mots_cles&quot;:&quot;emballages en carton plat, Suremballage carton, cartonnette, boite de cereales, boite a pizza&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nom":"Emballages carton plat","cat_usuel":"cu_papierscartons","cat_trait":"cat_papiercarton","descr":"emballages en carton plat, Suremballage carton, cartonnette, boîte de céréales, boîte à pizza","mots_cles":"emballages en carton plat, Suremballage carton, cartonnette, boite de cereales, boite a pizza","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69];[.B69];[.C69];[.D69];[.E69];[.F69];[.G69];[.Z69];[.I69])" office:value-type="string" office:string-value="Dechet dec_emballagesEnCartonPlat = new Dechet(code:&quot;dec_emballagesEnCartonPlat&quot;,nom:&quot;Emballages carton plat&quot;,cat_usuel:cu_papierscartons,cat_trait:cat_papiercarton,descr:&quot;emballages en carton plat, Suremballage carton, cartonnette, boîte de céréales, boîte à pizza&quot;,cons:&quot;cons_souille&quot;,image:&quot;&quot;,image_secondaire:&quot;&quot;); dec_emballagesEnCartonPlat.save();" calcext:value-type="string">
            <text:p>Dechet dec_emballagesEnCartonPlat = new Dechet(code:"dec_emballagesEnCartonPlat",nom:"Emballages carton plat",cat_usuel:cu_papierscartons,cat_trait:cat_papiercarton,descr:"emballages en carton plat, Suremballage carton, cartonnette, boîte de céréales, boîte à pizza",cons:"cons_souille",image:"",image_secondaire:""); dec_emballagesEnCartonPl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graisChimiques</text:p>
          </table:table-cell>
          <table:table-cell table:style-name="ce9" office:value-type="string" calcext:value-type="string">
            <text:p>Engrais chim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jardin</text:p>
          </table:table-cell>
          <table:table-cell/>
          <table:table-cell table:formula="of:=SUBSTITUTE([.H70];&quot;_petit&quot;;&quot;&quot;)">
            <text:p/>
          </table:table-cell>
          <table:table-cell office:value-type="string" calcext:value-type="string">
            <text:p><text:s/></text:p>
          </table:table-cell>
          <table:table-cell table:number-columns-repeated="3"/>
          <table:table-cell table:style-name="ce61" table:formula="of:=JSONDECHETS([.A70];[.B70];[.C70];[.D70];[.E70];[.F70];[.G70];[.H70];[.I70];[.J70])" office:value-type="string" office:string-value="{&quot;code&quot;:&quot;dec_engraisChimiques&quot;,&quot;nom&quot;:&quot;Engrais chimiques&quot;,&quot;cat_usuel&quot;:&quot;cu_toxique&quot;,&quot;cat_trait&quot;:&quot;cat_ddm&quot;,&quot;descr&quot;:&quot;engrais chimiques&quot;,&quot;mots_cles&quot;:&quot;engrais chimiques&quot;,&quot;cons&quot;:&quot;cons_toxique&quot;,&quot;image&quot;:&quot;image_defaut_mini.png&quot;,&quot;modco&quot;:&quot;modco_decheterie,modco_ecopoint&quot;,&quot;recyc&quot;:&quot;PAS_POUBELLE&quot;,&quot;src&quot;:&quot;MieuxTrierANantes 02/2015&quot;}," calcext:value-type="string">
            <text:p>{"code":"dec_engraisChimiques","nom":"Engrais chimiques","cat_usuel":"cu_toxique","cat_trait":"cat_ddm","descr":"engrais chimiques","mots_cles":"engrais chimique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0];[.B70];[.C70];[.D70];[.E70];[.F70];[.G70];[.Z70];[.I70])" office:value-type="string" office:string-value="Dechet dec_engraisChimiques = new Dechet(code:&quot;dec_engraisChimiques&quot;,nom:&quot;Engrais chimiques&quot;,cat_usuel:cu_toxique,cat_trait:cat_ddm,descr:&quot;engrais chimiques&quot;,cons:&quot;&quot;,image:&quot;&quot;,image_secondaire:&quot;&quot;); dec_engraisChimiques.save();" calcext:value-type="string">
            <text:p>Dechet dec_engraisChimiques = new Dechet(code:"dec_engraisChimiques",nom:"Engrais chimiques",cat_usuel:cu_toxique,cat_trait:cat_ddm,descr:"engrais chimiques",cons:"",image:"",image_secondaire:""); dec_engraisChim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24" office:value-type="string" calcext:value-type="string">
            <text:p>cons_fenetre_enveloppe</text:p>
          </table:table-cell>
          <table:table-cell table:style-name="ce32" office:value-type="string" calcext:value-type="string">
            <text:p>enveloppe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71];&quot;_petit&quot;;&quot;&quot;)" office:value-type="string" office:string-value="enveloppes_mini.png" calcext:value-type="string">
            <text:p>enveloppes_mini.png</text:p>
          </table:table-cell>
          <table:table-cell office:value-type="string" calcext:value-type="string">
            <text:p><text:s/></text:p>
          </table:table-cell>
          <table:table-cell table:number-columns-repeated="3"/>
          <table:table-cell table:style-name="ce61" table:formula="of:=JSONDECHETS([.A71];[.B71];[.C71];[.D71];[.E71];[.F71];[.G71];[.H71];[.I71];[.J71])" office:value-type="string" office:string-value="{&quot;code&quot;:&quot;dec_enveloppe&quot;,&quot;nom&quot;:&quot;Enveloppe&quot;,&quot;cat_usuel&quot;:&quot;cu_papierscartons&quot;,&quot;cat_trait&quot;:&quot;cat_papiercarton&quot;,&quot;descr&quot;:&quot;enveloppe&quot;,&quot;mots_cles&quot;:&quot;envelop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nom":"Enveloppe","cat_usuel":"cu_papierscartons","cat_trait":"cat_papiercarton","descr":"enveloppe","mots_cles":"envelop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71];[.B71];[.C71];[.D71];[.E71];[.F71];[.G71];[.Z71];[.I71])" office:value-type="string" office:string-value="Dechet dec_enveloppe = new Dechet(code:&quot;dec_enveloppe&quot;,nom:&quot;Enveloppe&quot;,cat_usuel:cu_papierscartons,cat_trait:cat_papiercarton,descr:&quot;enveloppe&quot;,cons:&quot;cons_fenetre_enveloppe&quot;,image:&quot;&quot;,image_secondaire:&quot;&quot;); dec_enveloppe.save();" calcext:value-type="string">
            <text:p>Dechet dec_enveloppe = new Dechet(code:"dec_enveloppe",nom:"Enveloppe",cat_usuel:cu_papierscartons,cat_trait:cat_papiercarton,descr:"enveloppe",cons:"cons_fenetre_enveloppe",image:"",image_secondaire:""); dec_envelop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13"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 restes de repas, épluchures, restes de repas, nourriture</text:p>
          </table:table-cell>
          <table:table-cell table:style-name="ce24"/>
          <table:table-cell table:style-name="ce32" office:value-type="string" calcext:value-type="string">
            <text:p>epeluchure_mini.png</text:p>
          </table:table-cell>
          <table:table-cell table:style-name="ce14"/>
          <table:table-cell table:style-name="ce5" office:value-type="string" calcext:value-type="string">
            <text:p>MieuxTrierANantes 02/2015</text:p>
          </table:table-cell>
          <table:table-cell table:style-name="ce5"/>
          <table:table-cell/>
          <table:table-cell table:formula="of:=SUBSTITUTE([.H72];&quot;_petit&quot;;&quot;&quot;)" office:value-type="string" office:string-value="epeluchure_mini.png" calcext:value-type="string">
            <text:p>epeluchure_mini.png</text:p>
          </table:table-cell>
          <table:table-cell office:value-type="string" calcext:value-type="string">
            <text:p><text:s/></text:p>
          </table:table-cell>
          <table:table-cell table:number-columns-repeated="3"/>
          <table:table-cell table:style-name="ce61" table:formula="of:=JSONDECHETS([.A72];[.B72];[.C72];[.D72];[.E72];[.F72];[.G72];[.H72];[.I72];[.J72])" office:value-type="string" office:string-value="{&quot;code&quot;:&quot;dec_epeluchuresRestesRepas&quot;,&quot;nom&quot;:&quot;Épluchures / restes repas&quot;,&quot;cat_usuel&quot;:&quot;cu_vertbois&quot;,&quot;cat_trait&quot;:&quot;cat_organique&quot;,&quot;descr&quot;:&quot;épluchures / restes de repas, épluchures, restes de repas, nourriture&quot;,&quot;mots_cles&quot;:&quot;epluchures / restes de repas, epluchures, restes de repas, nourriture&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nom":"Épluchures / restes repas","cat_usuel":"cu_vertbois","cat_trait":"cat_organique","descr":"épluchures / restes de repas, épluchures, restes de repas, nourriture","mots_cles":"epluchures / restes de repas, epluchures, restes de repas, nourriture","cons":"cons_compostage","image":"epeluchure_mini.png","modco":"modco_bacbleu,modco_sacbleu,modco_decheterie,modco_compostage","recyc":"NON","src":"MieuxTrierANantes 02/2015"},</text:p>
          </table:table-cell>
          <table:table-cell office:value-type="string" calcext:value-type="string">
            <text:p><text:s/></text:p>
          </table:table-cell>
          <table:table-cell table:style-name="ce62" table:formula="of:=GROOVYDECHETS([.A72];[.B72];[.C72];[.D72];[.E72];[.F72];[.G72];[.Z72];[.I72])" office:value-type="string" office:string-value="Dechet dec_epeluchuresRestesRepas = new Dechet(code:&quot;dec_epeluchuresRestesRepas&quot;,nom:&quot;Épluchures / restes repas&quot;,cat_usuel:cu_vertbois,cat_trait:cat_organique,descr:&quot;épluchures / restes de repas, épluchures, restes de repas, nourriture&quot;,cons:&quot;&quot;,image:&quot;&quot;,image_secondaire:&quot;&quot;); dec_epeluchuresRestesRepas.save();" calcext:value-type="string">
            <text:p>Dechet dec_epeluchuresRestesRepas = new Dechet(code:"dec_epeluchuresRestesRepas",nom:"Épluchures / restes repas",cat_usuel:cu_vertbois,cat_trait:cat_organique,descr:"épluchures / restes de repas, épluchures, restes de repas, nourriture",cons:"",image:"",image_secondaire:""); dec_epeluchuresRestesRep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s audio et vidéo</text:p>
          </table:table-cell>
          <table:table-cell table:style-name="ce24"/>
          <table:table-cell table:style-name="ce32" office:value-type="string" calcext:value-type="string">
            <text:p>chaine_hifi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73];&quot;_petit&quot;;&quot;&quot;)" office:value-type="string" office:string-value="chaine_hifi_mini.png" calcext:value-type="string">
            <text:p>chaine_hifi_mini.png</text:p>
          </table:table-cell>
          <table:table-cell office:value-type="string" calcext:value-type="string">
            <text:p><text:s/></text:p>
          </table:table-cell>
          <table:table-cell table:number-columns-repeated="3"/>
          <table:table-cell table:style-name="ce61" table:formula="of:=JSONDECHETS([.A73];[.B73];[.C73];[.D73];[.E73];[.F73];[.G73];[.H73];[.I73];[.J73])" office:value-type="string" office:string-value="{&quot;code&quot;:&quot;dec_equipementsAudioEtVideo&quot;,&quot;nom&quot;:&quot;Équipements audio et vidéo&quot;,&quot;cat_usuel&quot;:&quot;cu_encombrantelectronique&quot;,&quot;cat_trait&quot;:&quot;cat_d3e&quot;,&quot;descr&quot;:&quot;équipements audio et vidéo&quot;,&quot;mots_cles&quot;:&quot;equipements audio et video&quot;,&quot;cons&quot;:&quot;cons_recuppdv1,cons_ecoparticipation&quot;,&quot;image&quot;:&quot;chaine_hifi_mini.png&quot;,&quot;modco&quot;:&quot;modco_decheterie,modco_ecopoint,smco_reprise&quot;,&quot;recyc&quot;:&quot;PAS_POUBELLE&quot;,&quot;src&quot;:&quot;MieuxTrierANantes 02/2015&quot;}," calcext:value-type="string">
            <text:p>{"code":"dec_equipementsAudioEtVideo","nom":"Équipements audio et vidéo","cat_usuel":"cu_encombrantelectronique","cat_trait":"cat_d3e","descr":"équipements audio et vidéo","mots_cles":"equipements audio et video","cons":"cons_recuppdv1,cons_ecoparticipation","image":"chaine_hifi_mini.png","modco":"modco_decheterie,modco_ecopoint,smco_reprise","recyc":"PAS_POUBELLE","src":"MieuxTrierANantes 02/2015"},</text:p>
          </table:table-cell>
          <table:table-cell office:value-type="string" calcext:value-type="string">
            <text:p><text:s/></text:p>
          </table:table-cell>
          <table:table-cell table:style-name="ce62" table:formula="of:=GROOVYDECHETS([.A73];[.B73];[.C73];[.D73];[.E73];[.F73];[.G73];[.Z73];[.I73])" office:value-type="string" office:string-value="Dechet dec_equipementsAudioEtVideo = new Dechet(code:&quot;dec_equipementsAudioEtVideo&quot;,nom:&quot;Équipements audio et vidéo&quot;,cat_usuel:cu_encombrantelectronique,cat_trait:cat_d3e,descr:&quot;équipements audio et vidéo&quot;,cons:&quot;&quot;,image:&quot;&quot;,image_secondaire:&quot;&quot;); dec_equipementsAudioEtVideo.save();" calcext:value-type="string">
            <text:p>Dechet dec_equipementsAudioEtVideo = new Dechet(code:"dec_equipementsAudioEtVideo",nom:"Équipements audio et vidéo",cat_usuel:cu_encombrantelectronique,cat_trait:cat_d3e,descr:"équipements audio et vidéo",cons:"",image:"",image_secondaire:""); dec_equipementsAudioEtVide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divers</text:p>
          </table:table-cell>
          <table:table-cell/>
          <table:table-cell table:formula="of:=SUBSTITUTE([.H74];&quot;_petit&quot;;&quot;&quot;)">
            <text:p/>
          </table:table-cell>
          <table:table-cell office:value-type="string" calcext:value-type="string">
            <text:p><text:s/></text:p>
          </table:table-cell>
          <table:table-cell table:number-columns-repeated="3"/>
          <table:table-cell table:style-name="ce61" table:formula="of:=JSONDECHETS([.A74];[.B74];[.C74];[.D74];[.E74];[.F74];[.G74];[.H74];[.I74];[.J74])" office:value-type="string" office:string-value="{&quot;code&quot;:&quot;dec_essenceTerebenthine&quot;,&quot;nom&quot;:&quot;Essence térébenthine&quot;,&quot;cat_usuel&quot;:&quot;cu_toxique&quot;,&quot;cat_trait&quot;:&quot;cat_ddm&quot;,&quot;descr&quot;:&quot;essence de térébenthine&quot;,&quot;mots_cles&quot;:&quot;essence de terebenthine&quot;,&quot;cons&quot;:&quot;cons_toxique&quot;,&quot;image&quot;:&quot;image_defaut_mini.png&quot;,&quot;modco&quot;:&quot;modco_decheterie,modco_ecopoint&quot;,&quot;recyc&quot;:&quot;PAS_POUBELLE&quot;,&quot;src&quot;:&quot;MieuxTrierANantes 02/2015&quot;}," calcext:value-type="string">
            <text:p>{"code":"dec_essenceTerebenthine","nom":"Essence térébenthine","cat_usuel":"cu_toxique","cat_trait":"cat_ddm","descr":"essence de térébenthine","mots_cles":"essence de terebenth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4];[.B74];[.C74];[.D74];[.E74];[.F74];[.G74];[.Z74];[.I74])" office:value-type="string" office:string-value="Dechet dec_essenceTerebenthine = new Dechet(code:&quot;dec_essenceTerebenthine&quot;,nom:&quot;Essence térébenthine&quot;,cat_usuel:cu_toxique,cat_trait:cat_ddm,descr:&quot;essence de térébenthine&quot;,cons:&quot;&quot;,image:&quot;&quot;,image_secondaire:&quot;&quot;); dec_essenceTerebenthine.save();" calcext:value-type="string">
            <text:p>Dechet dec_essenceTerebenthine = new Dechet(code:"dec_essenceTerebenthine",nom:"Essence térébenthine",cat_usuel:cu_toxique,cat_trait:cat_ddm,descr:"essence de térébenthine",cons:"",image:"",image_secondaire:""); dec_essenceTerebenth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24"/>
          <table:table-cell table:style-name="ce36" office:value-type="string" calcext:value-type="string">
            <text:p>rouleau_carton_essui_tou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75];&quot;_petit&quot;;&quot;&quot;)" office:value-type="string" office:string-value="rouleau_carton_essui_tout_mini.png" calcext:value-type="string">
            <text:p>rouleau_carton_essui_tout_mini.png</text:p>
          </table:table-cell>
          <table:table-cell office:value-type="string" calcext:value-type="string">
            <text:p><text:s/></text:p>
          </table:table-cell>
          <table:table-cell table:number-columns-repeated="3"/>
          <table:table-cell table:style-name="ce61" table:formula="of:=JSONDECHETS([.A75];[.B75];[.C75];[.D75];[.E75];[.F75];[.G75];[.H75];[.I75];[.J75])" office:value-type="string" office:string-value="{&quot;code&quot;:&quot;dec_essuiToutRouleauCarton&quot;,&quot;nom&quot;:&quot;Essuie-tout (rouleau carton)&quot;,&quot;cat_usuel&quot;:&quot;cu_papierscartons&quot;,&quot;cat_trait&quot;:&quot;cat_papiercarton&quot;,&quot;descr&quot;:&quot;essuie-tout (rouleau carton), rouleau carton papier toilette&quot;,&quot;mots_cles&quot;:&quot;essuie tout (rouleau carton), rouleau carton papier toilette&quot;,&quot;image&quot;:&quot;rouleau_carton_essui_tout_mini.png&quot;,&quot;modco&quot;:&quot;modco_contpapiercarton,modco_bacjaune,modco_sacjaune,modco_contembjournmag&quot;,&quot;recyc&quot;:&quot;OUI&quot;,&quot;src&quot;:&quot;MieuxTrierANantes 02/2015&quot;}," calcext:value-type="string">
            <text:p>{"code":"dec_essuiToutRouleauCarton","nom":"Essuie-tout (rouleau carton)","cat_usuel":"cu_papierscartons","cat_trait":"cat_papiercarton","descr":"essuie-tout (rouleau carton), rouleau carton papier toilette","mots_cles":"essuie tout (rouleau carton), rouleau carton papier toilette","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75];[.B75];[.C75];[.D75];[.E75];[.F75];[.G75];[.Z75];[.I75])" office:value-type="string" office:string-value="Dechet dec_essuiToutRouleauCarton = new Dechet(code:&quot;dec_essuiToutRouleauCarton&quot;,nom:&quot;Essuie-tout (rouleau carton)&quot;,cat_usuel:cu_papierscartons,cat_trait:cat_papiercarton,descr:&quot;essuie-tout (rouleau carton), rouleau carton papier toilette&quot;,cons:&quot;&quot;,image:&quot;&quot;,image_secondaire:&quot;&quot;); dec_essuiToutRouleauCarton.save();" calcext:value-type="string">
            <text:p>Dechet dec_essuiToutRouleauCarton = new Dechet(code:"dec_essuiToutRouleauCarton",nom:"Essuie-tout (rouleau carton)",cat_usuel:cu_papierscartons,cat_trait:cat_papiercarton,descr:"essuie-tout (rouleau carton), rouleau carton papier toilette",cons:"",image:"",image_secondaire:""); dec_essuiTout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3" office:value-type="string" calcext:value-type="string">
            <text:p>essuie-tout (sauf rouleau carton), sopalin, papier absorbant, papier toilette</text:p>
          </table:table-cell>
          <table:table-cell table:style-name="ce24" office:value-type="string" calcext:value-type="string">
            <text:p>cons_souille</text:p>
          </table:table-cell>
          <table:table-cell table:style-name="ce32" office:value-type="string" calcext:value-type="string">
            <text:p>essui_tout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76];&quot;_petit&quot;;&quot;&quot;)" office:value-type="string" office:string-value="essui_tout_mini.png" calcext:value-type="string">
            <text:p>essui_tout_mini.png</text:p>
          </table:table-cell>
          <table:table-cell office:value-type="string" calcext:value-type="string">
            <text:p><text:s/></text:p>
          </table:table-cell>
          <table:table-cell table:number-columns-repeated="3"/>
          <table:table-cell table:style-name="ce61" table:formula="of:=JSONDECHETS([.A76];[.B76];[.C76];[.D76];[.E76];[.F76];[.G76];[.H76];[.I76];[.J76])" office:value-type="string" office:string-value="{&quot;code&quot;:&quot;dec_essuiToutSaufRouleauCarton&quot;,&quot;nom&quot;:&quot;Essuie-tout (sauf rouleau carton)&quot;,&quot;cat_usuel&quot;:&quot;cu_papierscartons&quot;,&quot;cat_trait&quot;:&quot;cat_omr&quot;,&quot;descr&quot;:&quot;essuie-tout (sauf rouleau carton), sopalin, papier absorbant, papier toilette&quot;,&quot;mots_cles&quot;:&quot;essuie tout (sauf rouleau carton), sopalin, papier absorbant, papier toilette&quot;,&quot;cons&quot;:&quot;cons_souille,&quot;,&quot;image&quot;:&quot;essui_tout_mini.png&quot;,&quot;modco&quot;:&quot;modco_bacbleu,modco_sacbleu&quot;,&quot;recyc&quot;:&quot;NON&quot;,&quot;src&quot;:&quot;MieuxTrierANantes 02/2015&quot;}," calcext:value-type="string">
            <text:p>{"code":"dec_essuiToutSaufRouleauCarton","nom":"Essuie-tout (sauf rouleau carton)","cat_usuel":"cu_papierscartons","cat_trait":"cat_omr","descr":"essuie-tout (sauf rouleau carton), sopalin, papier absorbant, papier toilette","mots_cles":"essuie tout (sauf rouleau carton), sopalin, papier absorbant, papier toilette","cons":"cons_souille,","image":"essui_tout_mini.png","modco":"modco_bacbleu,modco_sacbleu","recyc":"NON","src":"MieuxTrierANantes 02/2015"},</text:p>
          </table:table-cell>
          <table:table-cell office:value-type="string" calcext:value-type="string">
            <text:p><text:s/></text:p>
          </table:table-cell>
          <table:table-cell table:style-name="ce62" table:formula="of:=GROOVYDECHETS([.A76];[.B76];[.C76];[.D76];[.E76];[.F76];[.G76];[.Z76];[.I76])" office:value-type="string" office:string-value="Dechet dec_essuiToutSaufRouleauCarton = new Dechet(code:&quot;dec_essuiToutSaufRouleauCarton&quot;,nom:&quot;Essuie-tout (sauf rouleau carton)&quot;,cat_usuel:cu_papierscartons,cat_trait:cat_omr,descr:&quot;essuie-tout (sauf rouleau carton), sopalin, papier absorbant, papier toilette&quot;,cons:&quot;cons_souille&quot;,image:&quot;&quot;,image_secondaire:&quot;&quot;); dec_essuiToutSaufRouleauCarton.save();" calcext:value-type="string">
            <text:p>Dechet dec_essuiToutSaufRouleauCarton = new Dechet(code:"dec_essuiToutSaufRouleauCarton",nom:"Essuie-tout (sauf rouleau carton)",cat_usuel:cu_papierscartons,cat_trait:cat_omr,descr:"essuie-tout (sauf rouleau carton), sopalin, papier absorbant, papier toilette",cons:"cons_souille",image:"",image_secondaire:""); dec_essuiToutSauf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26"/>
          <table:table-cell table:style-name="ce33" office:value-type="string" calcext:value-type="string">
            <text:p>film_plastique_mini.png</text:p>
          </table:table-cell>
          <table:table-cell table:style-name="ce42"/>
          <table:table-cell table:style-name="ce48" office:value-type="string" calcext:value-type="string">
            <text:p>MieuxTrierANantes 02/2015</text:p>
          </table:table-cell>
          <table:table-cell table:style-name="ce48"/>
          <table:table-cell/>
          <table:table-cell table:formula="of:=SUBSTITUTE([.H77];&quot;_petit&quot;;&quot;&quot;)" office:value-type="string" office:string-value="film_plastique_mini.png" calcext:value-type="string">
            <text:p>film_plastique_mini.png</text:p>
          </table:table-cell>
          <table:table-cell office:value-type="string" calcext:value-type="string">
            <text:p><text:s/></text:p>
          </table:table-cell>
          <table:table-cell table:number-columns-repeated="3"/>
          <table:table-cell table:style-name="ce61" table:formula="of:=JSONDECHETS([.A77];[.B77];[.C77];[.D77];[.E77];[.F77];[.G77];[.H77];[.I77];[.J77])" office:value-type="string" office:string-value="{&quot;code&quot;:&quot;dec_filmPlastique&quot;,&quot;nom&quot;:&quot;Film plastique&quot;,&quot;cat_usuel&quot;:&quot;cu_plastique&quot;,&quot;cat_trait&quot;:&quot;cat_omr_plastique&quot;,&quot;descr&quot;:&quot;film plastique&quot;,&quot;mots_cles&quot;:&quot;film plastique&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nom":"Film plastique","cat_usuel":"cu_plastique","cat_trait":"cat_omr_plastique","descr":"film plastique","mots_cles":"film plastique","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77];[.B77];[.C77];[.D77];[.E77];[.F77];[.G77];[.Z77];[.I77])" office:value-type="string" office:string-value="Dechet dec_filmPlastique = new Dechet(code:&quot;dec_filmPlastique&quot;,nom:&quot;Film plastique&quot;,cat_usuel:cu_plastique,cat_trait:cat_omr_plastique,descr:&quot;film plastique&quot;,cons:&quot;&quot;,image:&quot;&quot;,image_secondaire:&quot;&quot;); dec_filmPlastique.save();" calcext:value-type="string">
            <text:p>Dechet dec_filmPlastique = new Dechet(code:"dec_filmPlastique",nom:"Film plastique",cat_usuel:cu_plastique,cat_trait:cat_omr_plastique,descr:"film plastique",cons:"",image:"",image_secondaire:""); dec_film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s photographiques, diapositive, pellicule</text:p>
          </table:table-cell>
          <table:table-cell table:style-name="ce26"/>
          <table:table-cell table:style-name="ce33"/>
          <table:table-cell table:style-name="ce42"/>
          <table:table-cell table:style-name="ce46" office:value-type="string" calcext:value-type="string">
            <text:p>MieuxTrierANantes 02/2015</text:p>
          </table:table-cell>
          <table:table-cell table:style-name="ce9" office:value-type="string" calcext:value-type="string">
            <text:p>scu_toxiquedivers</text:p>
          </table:table-cell>
          <table:table-cell/>
          <table:table-cell table:formula="of:=SUBSTITUTE([.H78];&quot;_petit&quot;;&quot;&quot;)">
            <text:p/>
          </table:table-cell>
          <table:table-cell office:value-type="string" calcext:value-type="string">
            <text:p><text:s/></text:p>
          </table:table-cell>
          <table:table-cell table:number-columns-repeated="3"/>
          <table:table-cell table:style-name="ce61" table:formula="of:=JSONDECHETS([.A78];[.B78];[.C78];[.D78];[.E78];[.F78];[.G78];[.H78];[.I78];[.J78])" office:value-type="string" office:string-value="{&quot;code&quot;:&quot;dec_filmsPhotographiques&quot;,&quot;nom&quot;:&quot;Films photographiques&quot;,&quot;cat_usuel&quot;:&quot;cu_toxique&quot;,&quot;cat_trait&quot;:&quot;cat_ddm&quot;,&quot;descr&quot;:&quot;films photographiques, diapositive, pellicule&quot;,&quot;mots_cles&quot;:&quot;films photographiques, diapositive, pellicule&quot;,&quot;cons&quot;:&quot;cons_toxique&quot;,&quot;image&quot;:&quot;image_defaut_mini.png&quot;,&quot;modco&quot;:&quot;modco_decheterie,modco_ecopoint&quot;,&quot;recyc&quot;:&quot;PAS_POUBELLE&quot;,&quot;src&quot;:&quot;MieuxTrierANantes 02/2015&quot;}," calcext:value-type="string">
            <text:p>{"code":"dec_filmsPhotographiques","nom":"Films photographiques","cat_usuel":"cu_toxique","cat_trait":"cat_ddm","descr":"films photographiques, diapositive, pellicule","mots_cles":"films photographiques, diapositive, pellicu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8];[.B78];[.C78];[.D78];[.E78];[.F78];[.G78];[.Z78];[.I78])" office:value-type="string" office:string-value="Dechet dec_filmsPhotographiques = new Dechet(code:&quot;dec_filmsPhotographiques&quot;,nom:&quot;Films photographiques&quot;,cat_usuel:cu_toxique,cat_trait:cat_ddm,descr:&quot;films photographiques, diapositive, pellicule&quot;,cons:&quot;&quot;,image:&quot;&quot;,image_secondaire:&quot;&quot;); dec_filmsPhotographiques.save();" calcext:value-type="string">
            <text:p>Dechet dec_filmsPhotographiques = new Dechet(code:"dec_filmsPhotographiques",nom:"Films photographiques",cat_usuel:cu_toxique,cat_trait:cat_ddm,descr:"films photographiques, diapositive, pellicule",cons:"",image:"",image_secondaire:""); dec_filmsPhotograph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treAHuile</text:p>
          </table:table-cell>
          <table:table-cell table:style-name="ce9" office:value-type="string" calcext:value-type="string">
            <text:p>Filtre à huil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garage</text:p>
          </table:table-cell>
          <table:table-cell/>
          <table:table-cell table:formula="of:=SUBSTITUTE([.H79];&quot;_petit&quot;;&quot;&quot;)">
            <text:p/>
          </table:table-cell>
          <table:table-cell office:value-type="string" calcext:value-type="string">
            <text:p><text:s/></text:p>
          </table:table-cell>
          <table:table-cell table:number-columns-repeated="3"/>
          <table:table-cell table:style-name="ce61" table:formula="of:=JSONDECHETS([.A79];[.B79];[.C79];[.D79];[.E79];[.F79];[.G79];[.H79];[.I79];[.J79])" office:value-type="string" office:string-value="{&quot;code&quot;:&quot;dec_filtreAHuile&quot;,&quot;nom&quot;:&quot;Filtre à huile&quot;,&quot;cat_usuel&quot;:&quot;cu_toxique&quot;,&quot;cat_trait&quot;:&quot;cat_ddm&quot;,&quot;descr&quot;:&quot;filtre à huile&quot;,&quot;mots_cles&quot;:&quot;filtre a huile&quot;,&quot;cons&quot;:&quot;cons_toxique&quot;,&quot;image&quot;:&quot;image_defaut_mini.png&quot;,&quot;modco&quot;:&quot;modco_decheterie,modco_ecopoint&quot;,&quot;recyc&quot;:&quot;PAS_POUBELLE&quot;,&quot;src&quot;:&quot;MieuxTrierANantes 02/2015&quot;}," calcext:value-type="string">
            <text:p>{"code":"dec_filtreAHuile","nom":"Filtre à huile","cat_usuel":"cu_toxique","cat_trait":"cat_ddm","descr":"filtre à huile","mots_cles":"filtre a hui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9];[.B79];[.C79];[.D79];[.E79];[.F79];[.G79];[.Z79];[.I79])" office:value-type="string" office:string-value="Dechet dec_filtreAHuile = new Dechet(code:&quot;dec_filtreAHuile&quot;,nom:&quot;Filtre à huile&quot;,cat_usuel:cu_toxique,cat_trait:cat_ddm,descr:&quot;filtre à huile&quot;,cons:&quot;&quot;,image:&quot;&quot;,image_secondaire:&quot;&quot;); dec_filtreAHuile.save();" calcext:value-type="string">
            <text:p>Dechet dec_filtreAHuile = new Dechet(code:"dec_filtreAHuile",nom:"Filtre à huile",cat_usuel:cu_toxique,cat_trait:cat_ddm,descr:"filtre à huile",cons:"",image:"",image_secondaire:""); dec_filtreAHui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s d'entretien, Flacon produit ménager vide, flacon de produits d'entretien</text:p>
          </table:table-cell>
          <table:table-cell table:style-name="ce24" office:value-type="string" calcext:value-type="string">
            <text:p>cons_bouchon,cons_bouchonamour</text:p>
          </table:table-cell>
          <table:table-cell table:style-name="ce32" office:value-type="string" calcext:value-type="string">
            <text:p>bouteille_white_spirit_mini.png</text:p>
          </table:table-cell>
          <table:table-cell table:style-name="ce14" office:value-type="string" calcext:value-type="string">
            <text:p>bouteille_pec_citron_mini.png</text:p>
          </table:table-cell>
          <table:table-cell table:style-name="ce47" office:value-type="string" calcext:value-type="string">
            <text:p>MieuxTrierANantes 02/2015</text:p>
          </table:table-cell>
          <table:table-cell table:style-name="ce47"/>
          <table:table-cell/>
          <table:table-cell table:formula="of:=SUBSTITUTE([.H80];&quot;_petit&quot;;&quot;&quot;)" office:value-type="string" office:string-value="bouteille_white_spirit_mini.png" calcext:value-type="string">
            <text:p>bouteille_white_spirit_mini.png</text:p>
          </table:table-cell>
          <table:table-cell office:value-type="string" calcext:value-type="string">
            <text:p><text:s/></text:p>
          </table:table-cell>
          <table:table-cell table:number-columns-repeated="3"/>
          <table:table-cell table:style-name="ce61" table:formula="of:=JSONDECHETS([.A80];[.B80];[.C80];[.D80];[.E80];[.F80];[.G80];[.H80];[.I80];[.J80])" office:value-type="string" office:string-value="{&quot;code&quot;:&quot;dec_flaconProduitsDentretien&quot;,&quot;nom&quot;:&quot;Flacon de produits d'entretien&quot;,&quot;cat_usuel&quot;:&quot;cu_plastique&quot;,&quot;cat_trait&quot;:&quot;cat_emr&quot;,&quot;descr&quot;:&quot;flacon de produits d'entretien, Flacon produit ménager vide, flacon de produits d'entretien&quot;,&quot;mots_cles&quot;:&quot;flacon de produits d'entretien, Flacon produit menager vide, flacon de produits d'entretien&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nom":"Flacon de produits d'entretien","cat_usuel":"cu_plastique","cat_trait":"cat_emr","descr":"flacon de produits d'entretien, Flacon produit ménager vide, flacon de produits d'entretien","mots_cles":"flacon de produits d'entretien, Flacon produit menager vide, flacon de produits d'entretien","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80];[.B80];[.C80];[.D80];[.E80];[.F80];[.G80];[.Z80];[.I80])" office:value-type="string" office:string-value="Dechet dec_flaconProduitsDentretien = new Dechet(code:&quot;dec_flaconProduitsDentretien&quot;,nom:&quot;Flacon de produits d'entretien&quot;,cat_usuel:cu_plastique,cat_trait:cat_emr,descr:&quot;flacon de produits d'entretien, Flacon produit ménager vide, flacon de produits d'entretien&quot;,cons:&quot;cons_bouchon,cons_bouchonamour&quot;,image:&quot;&quot;,image_secondaire:&quot;bouteille_pec_citron_mini.png&quot;); dec_flaconProduitsDentretien.save();" calcext:value-type="string">
            <text:p>Dechet dec_flaconProduitsDentretien = new Dechet(code:"dec_flaconProduitsDentretien",nom:"Flacon de produits d'entretien",cat_usuel:cu_plastique,cat_trait:cat_emr,descr:"flacon de produits d'entretien, Flacon produit ménager vide, flacon de produits d'entretien",cons:"cons_bouchon,cons_bouchonamour",image:"",image_secondaire:"bouteille_pec_citron_mini.png"); dec_flacon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24" office:value-type="string" calcext:value-type="string">
            <text:p>cons_bouchon,cons_bouchonamour</text:p>
          </table:table-cell>
          <table:table-cell table:style-name="ce32" office:value-type="string" calcext:value-type="string">
            <text:p>flacon_savon_mini.png</text:p>
          </table:table-cell>
          <table:table-cell table:style-name="ce14" office:value-type="string" calcext:value-type="string">
            <text:p>bouteille_savon_mini.png</text:p>
          </table:table-cell>
          <table:table-cell table:style-name="ce47" office:value-type="string" calcext:value-type="string">
            <text:p>MieuxTrierANantes 02/2015</text:p>
          </table:table-cell>
          <table:table-cell table:style-name="ce47"/>
          <table:table-cell/>
          <table:table-cell table:formula="of:=SUBSTITUTE([.H81];&quot;_petit&quot;;&quot;&quot;)" office:value-type="string" office:string-value="flacon_savon_mini.png" calcext:value-type="string">
            <text:p>flacon_savon_mini.png</text:p>
          </table:table-cell>
          <table:table-cell office:value-type="string" calcext:value-type="string">
            <text:p><text:s/></text:p>
          </table:table-cell>
          <table:table-cell table:number-columns-repeated="3"/>
          <table:table-cell table:style-name="ce61" table:formula="of:=JSONDECHETS([.A81];[.B81];[.C81];[.D81];[.E81];[.F81];[.G81];[.H81];[.I81];[.J81])" office:value-type="string" office:string-value="{&quot;code&quot;:&quot;dec_flaconSavon&quot;,&quot;nom&quot;:&quot;Flacon savon&quot;,&quot;cat_usuel&quot;:&quot;cu_plastique&quot;,&quot;cat_trait&quot;:&quot;cat_emr&quot;,&quot;descr&quot;:&quot;flacon de savon, Flacon en plastique, flacon de savon&quot;,&quot;mots_cles&quot;:&quot;flacon de savon, Flacon en plastique, flacon de savon&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nom":"Flacon savon","cat_usuel":"cu_plastique","cat_trait":"cat_emr","descr":"flacon de savon, Flacon en plastique, flacon de savon","mots_cles":"flacon de savon, Flacon en plastique, flacon de savon","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81];[.B81];[.C81];[.D81];[.E81];[.F81];[.G81];[.Z81];[.I81])" office:value-type="string" office:string-value="Dechet dec_flaconSavon = new Dechet(code:&quot;dec_flaconSavon&quot;,nom:&quot;Flacon savon&quot;,cat_usuel:cu_plastique,cat_trait:cat_emr,descr:&quot;flacon de savon, Flacon en plastique, flacon de savon&quot;,cons:&quot;cons_bouchon,cons_bouchonamour&quot;,image:&quot;&quot;,image_secondaire:&quot;bouteille_savon_mini.png&quot;); dec_flaconSavon.save();" calcext:value-type="string">
            <text:p>Dechet dec_flaconSavon = new Dechet(code:"dec_flaconSavon",nom:"Flacon savon",cat_usuel:cu_plastique,cat_trait:cat_emr,descr:"flacon de savon, Flacon en plastique, flacon de savon",cons:"cons_bouchon,cons_bouchonamour",image:"",image_secondaire:"bouteille_savon_mini.png"); dec_flaconSav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ngicides</text:p>
          </table:table-cell>
          <table:table-cell table:style-name="ce10" office:value-type="string" calcext:value-type="string">
            <text:p>Fo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jardin</text:p>
          </table:table-cell>
          <table:table-cell/>
          <table:table-cell table:formula="of:=SUBSTITUTE([.H82];&quot;_petit&quot;;&quot;&quot;)">
            <text:p/>
          </table:table-cell>
          <table:table-cell office:value-type="string" calcext:value-type="string">
            <text:p><text:s/></text:p>
          </table:table-cell>
          <table:table-cell table:number-columns-repeated="3"/>
          <table:table-cell table:style-name="ce61" table:formula="of:=JSONDECHETS([.A82];[.B82];[.C82];[.D82];[.E82];[.F82];[.G82];[.H82];[.I82];[.J82])" office:value-type="string" office:string-value="{&quot;code&quot;:&quot;dec_fongicides&quot;,&quot;nom&quot;:&quot;Fongicide&quot;,&quot;cat_usuel&quot;:&quot;cu_toxique&quot;,&quot;cat_trait&quot;:&quot;cat_ddm&quot;,&quot;descr&quot;:&quot;fongicide&quot;,&quot;mots_cles&quot;:&quot;fongicide&quot;,&quot;cons&quot;:&quot;cons_toxique&quot;,&quot;image&quot;:&quot;image_defaut_mini.png&quot;,&quot;modco&quot;:&quot;modco_decheterie,modco_ecopoint&quot;,&quot;recyc&quot;:&quot;PAS_POUBELLE&quot;,&quot;src&quot;:&quot;MieuxTrierANantes 02/2015&quot;}," calcext:value-type="string">
            <text:p>{"code":"dec_fongicides","nom":"Fongicide","cat_usuel":"cu_toxique","cat_trait":"cat_ddm","descr":"fongicide","mots_cles":"fongicid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82];[.B82];[.C82];[.D82];[.E82];[.F82];[.G82];[.Z82];[.I82])" office:value-type="string" office:string-value="Dechet dec_fongicides = new Dechet(code:&quot;dec_fongicides&quot;,nom:&quot;Fongicide&quot;,cat_usuel:cu_toxique,cat_trait:cat_ddm,descr:&quot;fongicide&quot;,cons:&quot;&quot;,image:&quot;&quot;,image_secondaire:&quot;&quot;); dec_fongicides.save();" calcext:value-type="string">
            <text:p>Dechet dec_fongicides = new Dechet(code:"dec_fongicides",nom:"Fongicide",cat_usuel:cu_toxique,cat_trait:cat_ddm,descr:"fongicide",cons:"",image:"",image_secondaire:""); dec_fong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cu_divers</text:p>
          </table:table-cell>
          <table:table-cell table:style-name="ce4" office:value-type="string" calcext:value-type="string">
            <text:p>cat_omr</text:p>
          </table:table-cell>
          <table:table-cell table:style-name="ce19"/>
          <table:table-cell table:style-name="ce4" office:value-type="string" calcext:value-type="string">
            <text:p>fournitures (hors papier), fournitures de bureau, crayon, stylo, feutre, gomme, agrafeuse, règle, compas, pochette plastique, classeur, trombone, taille-crayon, ciseaux</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3];&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83];[.B83];[.C83];[.D83];[.E83];[.F83];[.G83];[.H83];[.I83];[.J83])" office:value-type="string" office:string-value="{&quot;code&quot;:&quot;dec_fournituresHorsPapier&quot;,&quot;nom&quot;:&quot;Fournitures (hors papier)&quot;,&quot;cat_usuel&quot;:&quot;cu_divers&quot;,&quot;cat_trait&quot;:&quot;cat_omr&quot;,&quot;descr&quot;:&quot;fournitures (hors papier), fournitures de bureau, crayon, stylo, feutre, gomme, agrafeuse, règle, compas, pochette plastique, classeur, trombone, taille-crayon, ciseaux&quot;,&quot;mots_cles&quot;:&quot;fournitures (hors papier), fournitures de bureau, crayon, stylo, feutre, gomme, agrafeuse, regle, compas, pochette plastique, classeur, trombone, taille crayon, ciseaux&quot;,&quot;image&quot;:&quot;crayon_mini.png&quot;,&quot;modco&quot;:&quot;modco_bacbleu,modco_sacbleu&quot;,&quot;recyc&quot;:&quot;NON&quot;,&quot;src&quot;:&quot;MieuxTrierANantes 02/2015&quot;}," calcext:value-type="string">
            <text:p>{"code":"dec_fournituresHorsPapier","nom":"Fournitures (hors papier)","cat_usuel":"cu_divers","cat_trait":"cat_omr","descr":"fournitures (hors papier), fournitures de bureau, crayon, stylo, feutre, gomme, agrafeuse, règle, compas, pochette plastique, classeur, trombone, taille-crayon, ciseaux","mots_cles":"fournitures (hors papier), fournitures de bureau, crayon, stylo, feutre, gomme, agrafeuse, regle, compas, pochette plastique, classeur, trombone, taille crayon, ciseaux","image":"crayon_mini.png","modco":"modco_bacbleu,modco_sacbleu","recyc":"NON","src":"MieuxTrierANantes 02/2015"},</text:p>
          </table:table-cell>
          <table:table-cell office:value-type="string" calcext:value-type="string">
            <text:p><text:s/></text:p>
          </table:table-cell>
          <table:table-cell table:style-name="ce62" table:formula="of:=GROOVYDECHETS([.A83];[.B83];[.C83];[.D83];[.E83];[.F83];[.G83];[.Z83];[.I83])" office:value-type="string" office:string-value="Dechet dec_fournituresHorsPapier = new Dechet(code:&quot;dec_fournituresHorsPapier&quot;,nom:&quot;Fournitures (hors papier)&quot;,cat_usuel:cu_divers,cat_trait:cat_omr,descr:&quot;fournitures (hors papier), fournitures de bureau, crayon, stylo, feutre, gomme, agrafeuse, règle, compas, pochette plastique, classeur, trombone, taille-crayon, ciseaux&quot;,cons:&quot;&quot;,image:&quot;&quot;,image_secondaire:&quot;&quot;); dec_fournituresHorsPapier.save();" calcext:value-type="string">
            <text:p>Dechet dec_fournituresHorsPapier = new Dechet(code:"dec_fournituresHorsPapier",nom:"Fournitures (hors papier)",cat_usuel:cu_divers,cat_trait:cat_omr,descr:"fournitures (hors papier), fournitures de bureau, crayon, stylo, feutre, gomme, agrafeuse, règle, compas, pochette plastique, classeur, trombone, taille-crayon, ciseaux",cons:"",image:"",image_secondaire:""); dec_fournituresHors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0"/>
          <table:table-cell table:style-name="ce4" office:value-type="string" calcext:value-type="string">
            <text:p>gazon, pelouse, herbe</text:p>
          </table:table-cell>
          <table:table-cell table:style-name="ce24"/>
          <table:table-cell table:style-name="ce32" office:value-type="string" calcext:value-type="string">
            <text:p>pelous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84];&quot;_petit&quot;;&quot;&quot;)" office:value-type="string" office:string-value="pelouse_mini.png" calcext:value-type="string">
            <text:p>pelouse_mini.png</text:p>
          </table:table-cell>
          <table:table-cell office:value-type="string" calcext:value-type="string">
            <text:p><text:s/></text:p>
          </table:table-cell>
          <table:table-cell table:number-columns-repeated="3"/>
          <table:table-cell table:style-name="ce61" table:formula="of:=JSONDECHETS([.A84];[.B84];[.C84];[.D84];[.E84];[.F84];[.G84];[.H84];[.I84];[.J84])" office:value-type="string" office:string-value="{&quot;code&quot;:&quot;dec_gazon&quot;,&quot;nom&quot;:&quot;Gazon&quot;,&quot;cat_usuel&quot;:&quot;cu_vertbois&quot;,&quot;cat_trait&quot;:&quot;cat_organiquegros&quot;,&quot;descr&quot;:&quot;gazon, pelouse, herbe&quot;,&quot;mots_cles&quot;:&quot;gazon, pelouse, herbe&quot;,&quot;cons&quot;:&quot;cons_compostage&quot;,&quot;image&quot;:&quot;pelouse_mini.png&quot;,&quot;modco&quot;:&quot;modco_decheterie,modco_ecopoint,modco_compostage&quot;,&quot;recyc&quot;:&quot;PAS_POUBELLE&quot;,&quot;src&quot;:&quot;MieuxTrierANantes 02/2015&quot;}," calcext:value-type="string">
            <text:p>{"code":"dec_gazon","nom":"Gazon","cat_usuel":"cu_vertbois","cat_trait":"cat_organiquegros","descr":"gazon, pelouse, herbe","mots_cles":"gazon, pelouse, herbe","cons":"cons_compostage","image":"pelouse_mini.png","modco":"modco_decheterie,modco_ecopoint,modco_compostage","recyc":"PAS_POUBELLE","src":"MieuxTrierANantes 02/2015"},</text:p>
          </table:table-cell>
          <table:table-cell office:value-type="string" calcext:value-type="string">
            <text:p><text:s/></text:p>
          </table:table-cell>
          <table:table-cell table:style-name="ce62" table:formula="of:=GROOVYDECHETS([.A84];[.B84];[.C84];[.D84];[.E84];[.F84];[.G84];[.Z84];[.I84])" office:value-type="string" office:string-value="Dechet dec_gazon = new Dechet(code:&quot;dec_gazon&quot;,nom:&quot;Gazon&quot;,cat_usuel:cu_vertbois,cat_trait:cat_organiquegros,descr:&quot;gazon, pelouse, herbe&quot;,cons:&quot;&quot;,image:&quot;&quot;,image_secondaire:&quot;&quot;); dec_gazon.save();" calcext:value-type="string">
            <text:p>Dechet dec_gazon = new Dechet(code:"dec_gazon",nom:"Gazon",cat_usuel:cu_vertbois,cat_trait:cat_organiquegros,descr:"gazon, pelouse, herbe",cons:"",image:"",image_secondaire:""); dec_gaz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24"/>
          <table:table-cell table:style-name="ce32" office:value-type="string" calcext:value-type="string">
            <text:p>gravat_mini.png</text:p>
          </table:table-cell>
          <table:table-cell table:style-name="ce14"/>
          <table:table-cell table:style-name="ce46" office:value-type="string" calcext:value-type="string">
            <text:p>MieuxTrierANantes 02/2015</text:p>
          </table:table-cell>
          <table:table-cell table:style-name="ce58" office:value-type="string" calcext:value-type="string">
            <text:p>mis dans matériaux</text:p>
          </table:table-cell>
          <table:table-cell/>
          <table:table-cell table:formula="of:=SUBSTITUTE([.H85];&quot;_petit&quot;;&quot;&quot;)" office:value-type="string" office:string-value="gravat_mini.png" calcext:value-type="string">
            <text:p>gravat_mini.png</text:p>
          </table:table-cell>
          <table:table-cell office:value-type="string" calcext:value-type="string">
            <text:p><text:s/></text:p>
          </table:table-cell>
          <table:table-cell table:number-columns-repeated="3"/>
          <table:table-cell table:style-name="ce61" table:formula="of:=JSONDECHETS([.A85];[.B85];[.C85];[.D85];[.E85];[.F85];[.G85];[.H85];[.I85];[.J85])" office:value-type="string" office:string-value="{&quot;code&quot;:&quot;dec_gravat&quot;,&quot;nom&quot;:&quot;Gravât&quot;,&quot;cat_usuel&quot;:&quot;cu_vertbois&quot;,&quot;cat_trait&quot;:&quot;cat_materiaux&quot;,&quot;descr&quot;:&quot;gravât&quot;,&quot;mots_cles&quot;:&quot;gravat&quot;,&quot;cons&quot;:&quot;cons_paspoubelle&quot;,&quot;image&quot;:&quot;gravat_mini.png&quot;,&quot;modco&quot;:&quot;modco_decheterie&quot;,&quot;recyc&quot;:&quot;PAS_POUBELLE&quot;,&quot;src&quot;:&quot;MieuxTrierANantes 02/2015&quot;}," calcext:value-type="string">
            <text:p>{"code":"dec_gravat","nom":"Gravât","cat_usuel":"cu_vertbois","cat_trait":"cat_materiaux","descr":"gravât","mots_cles":"gravat","cons":"cons_paspoubelle","image":"gravat_mini.png","modco":"modco_decheterie","recyc":"PAS_POUBELLE","src":"MieuxTrierANantes 02/2015"},</text:p>
          </table:table-cell>
          <table:table-cell office:value-type="string" calcext:value-type="string">
            <text:p><text:s/></text:p>
          </table:table-cell>
          <table:table-cell table:style-name="ce62" table:formula="of:=GROOVYDECHETS([.A85];[.B85];[.C85];[.D85];[.E85];[.F85];[.G85];[.Z85];[.I85])" office:value-type="string" office:string-value="Dechet dec_gravat = new Dechet(code:&quot;dec_gravat&quot;,nom:&quot;Gravât&quot;,cat_usuel:cu_vertbois,cat_trait:cat_materiaux,descr:&quot;gravât&quot;,cons:&quot;&quot;,image:&quot;&quot;,image_secondaire:&quot;&quot;); dec_gravat.save();" calcext:value-type="string">
            <text:p>Dechet dec_gravat = new Dechet(code:"dec_gravat",nom:"Gravât",cat_usuel:cu_vertbois,cat_trait:cat_materiaux,descr:"gravât",cons:"",image:"",image_secondaire:""); dec_grav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24"/>
          <table:table-cell table:style-name="ce32" office:value-type="string" calcext:value-type="string">
            <text:p>grillag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6];&quot;_petit&quot;;&quot;&quot;)" office:value-type="string" office:string-value="grillage_mini.png" calcext:value-type="string">
            <text:p>grillage_mini.png</text:p>
          </table:table-cell>
          <table:table-cell office:value-type="string" calcext:value-type="string">
            <text:p><text:s/></text:p>
          </table:table-cell>
          <table:table-cell table:number-columns-repeated="3"/>
          <table:table-cell table:style-name="ce61" table:formula="of:=JSONDECHETS([.A86];[.B86];[.C86];[.D86];[.E86];[.F86];[.G86];[.H86];[.I86];[.J86])" office:value-type="string" office:string-value="{&quot;code&quot;:&quot;dec_grillage&quot;,&quot;nom&quot;:&quot;Grillage&quot;,&quot;cat_usuel&quot;:&quot;cu_divers&quot;,&quot;cat_trait&quot;:&quot;cat_encombrant&quot;,&quot;descr&quot;:&quot;grillage, clôture&quot;,&quot;mots_cles&quot;:&quot;grillage, cloture&quot;,&quot;cons&quot;:&quot;cons_numerosencombrants,cons_encombrants&quot;,&quot;image&quot;:&quot;grillage_mini.png&quot;,&quot;modco&quot;:&quot;modco_encombrant,modco_decheterie&quot;,&quot;recyc&quot;:&quot;PAS_POUBELLE&quot;,&quot;src&quot;:&quot;MieuxTrierANantes 02/2015&quot;}," calcext:value-type="string">
            <text:p>{"code":"dec_grillage","nom":"Grillage","cat_usuel":"cu_divers","cat_trait":"cat_encombrant","descr":"grillage, clôture","mots_cles":"grillage, cloture","cons":"cons_numerosencombrants,cons_encombrants","image":"grillage_mini.png","modco":"modco_encombrant,modco_decheterie","recyc":"PAS_POUBELLE","src":"MieuxTrierANantes 02/2015"},</text:p>
          </table:table-cell>
          <table:table-cell office:value-type="string" calcext:value-type="string">
            <text:p><text:s/></text:p>
          </table:table-cell>
          <table:table-cell table:style-name="ce62" table:formula="of:=GROOVYDECHETS([.A86];[.B86];[.C86];[.D86];[.E86];[.F86];[.G86];[.Z86];[.I86])" office:value-type="string" office:string-value="Dechet dec_grillage = new Dechet(code:&quot;dec_grillage&quot;,nom:&quot;Grillage&quot;,cat_usuel:cu_divers,cat_trait:cat_encombrant,descr:&quot;grillage, clôture&quot;,cons:&quot;&quot;,image:&quot;&quot;,image_secondaire:&quot;&quot;); dec_grillage.save();" calcext:value-type="string">
            <text:p>Dechet dec_grillage = new Dechet(code:"dec_grillage",nom:"Grillage",cat_usuel:cu_divers,cat_trait:cat_encombrant,descr:"grillage, clôture",cons:"",image:"",image_secondaire:""); dec_gril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cu_divers</text:p>
          </table:table-cell>
          <table:table-cell table:style-name="ce15" office:value-type="string" calcext:value-type="string">
            <text:p>cat_instrument</text:p>
          </table:table-cell>
          <table:table-cell table:style-name="ce4"/>
          <table:table-cell table:style-name="ce4" office:value-type="string" calcext:value-type="string">
            <text:p>guitare</text:p>
          </table:table-cell>
          <table:table-cell table:style-name="ce24"/>
          <table:table-cell table:style-name="ce32" office:value-type="string" calcext:value-type="string">
            <text:p>guitar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7];&quot;_petit&quot;;&quot;&quot;)" office:value-type="string" office:string-value="guitare_mini.png" calcext:value-type="string">
            <text:p>guitare_mini.png</text:p>
          </table:table-cell>
          <table:table-cell office:value-type="string" calcext:value-type="string">
            <text:p><text:s/></text:p>
          </table:table-cell>
          <table:table-cell table:number-columns-repeated="3"/>
          <table:table-cell table:style-name="ce61" table:formula="of:=JSONDECHETS([.A87];[.B87];[.C87];[.D87];[.E87];[.F87];[.G87];[.H87];[.I87];[.J87])" office:value-type="string" office:string-value="{&quot;code&quot;:&quot;dec_guitare&quot;,&quot;nom&quot;:&quot;Guitare&quot;,&quot;cat_usuel&quot;:&quot;cu_divers&quot;,&quot;cat_trait&quot;:&quot;cat_instrument&quot;,&quot;descr&quot;:&quot;guitare&quot;,&quot;mots_cles&quot;:&quot;guitare&quot;,&quot;image&quot;:&quot;guitare_mini.png&quot;,&quot;modco&quot;:&quot;smco_reempdivers,modco_decheterie,modco_ecopoint,modco_encombrant&quot;,&quot;recyc&quot;:&quot;PAS_POUBELLE&quot;,&quot;src&quot;:&quot;MieuxTrierANantes 02/2015&quot;}," calcext:value-type="string">
            <text:p>{"code":"dec_guitare","nom":"Guitare","cat_usuel":"cu_divers","cat_trait":"cat_instrument","descr":"guitare","mots_cles":"guitare","image":"guitare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87];[.B87];[.C87];[.D87];[.E87];[.F87];[.G87];[.Z87];[.I87])" office:value-type="string" office:string-value="Dechet dec_guitare = new Dechet(code:&quot;dec_guitare&quot;,nom:&quot;Guitare&quot;,cat_usuel:cu_divers,cat_trait:cat_instrument,descr:&quot;guitare&quot;,cons:&quot;&quot;,image:&quot;&quot;,image_secondaire:&quot;&quot;); dec_guitare.save();" calcext:value-type="string">
            <text:p>Dechet dec_guitare = new Dechet(code:"dec_guitare",nom:"Guitare",cat_usuel:cu_divers,cat_trait:cat_instrument,descr:"guitare",cons:"",image:"",image_secondaire:""); dec_guita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erbicides</text:p>
          </table:table-cell>
          <table:table-cell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24"/>
          <table:table-cell table:style-name="ce32" office:value-type="string" calcext:value-type="string">
            <text:p>desherban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jardin</text:p>
          </table:table-cell>
          <table:table-cell/>
          <table:table-cell table:formula="of:=SUBSTITUTE([.H88];&quot;_petit&quot;;&quot;&quot;)" office:value-type="string" office:string-value="desherbant_mini.png" calcext:value-type="string">
            <text:p>desherbant_mini.png</text:p>
          </table:table-cell>
          <table:table-cell office:value-type="string" calcext:value-type="string">
            <text:p><text:s/></text:p>
          </table:table-cell>
          <table:table-cell table:number-columns-repeated="3"/>
          <table:table-cell table:style-name="ce61" table:formula="of:=JSONDECHETS([.A88];[.B88];[.C88];[.D88];[.E88];[.F88];[.G88];[.H88];[.I88];[.J88])" office:value-type="string" office:string-value="{&quot;code&quot;:&quot;dec_herbicides&quot;,&quot;nom&quot;:&quot;Herbicide&quot;,&quot;cat_usuel&quot;:&quot;cu_toxique&quot;,&quot;cat_trait&quot;:&quot;cat_ddm&quot;,&quot;descr&quot;:&quot;herbicide, désherbant&quot;,&quot;mots_cles&quot;:&quot;herbicide, desherbant&quot;,&quot;cons&quot;:&quot;cons_toxique&quot;,&quot;image&quot;:&quot;desherbant_mini.png&quot;,&quot;modco&quot;:&quot;modco_decheterie,modco_ecopoint&quot;,&quot;recyc&quot;:&quot;PAS_POUBELLE&quot;,&quot;src&quot;:&quot;MieuxTrierANantes 02/2015&quot;}," calcext:value-type="string">
            <text:p>{"code":"dec_herbicides","nom":"Herbicide","cat_usuel":"cu_toxique","cat_trait":"cat_ddm","descr":"herbicide, désherbant","mots_cles":"herbicide, desherbant","cons":"cons_toxique","image":"desherbant_mini.png","modco":"modco_decheterie,modco_ecopoint","recyc":"PAS_POUBELLE","src":"MieuxTrierANantes 02/2015"},</text:p>
          </table:table-cell>
          <table:table-cell office:value-type="string" calcext:value-type="string">
            <text:p><text:s/></text:p>
          </table:table-cell>
          <table:table-cell table:style-name="ce62" table:formula="of:=GROOVYDECHETS([.A88];[.B88];[.C88];[.D88];[.E88];[.F88];[.G88];[.Z88];[.I88])" office:value-type="string" office:string-value="Dechet dec_herbicides = new Dechet(code:&quot;dec_herbicides&quot;,nom:&quot;Herbicide&quot;,cat_usuel:cu_toxique,cat_trait:cat_ddm,descr:&quot;herbicide, désherbant&quot;,cons:&quot;&quot;,image:&quot;&quot;,image_secondaire:&quot;&quot;); dec_herbicides.save();" calcext:value-type="string">
            <text:p>Dechet dec_herbicides = new Dechet(code:"dec_herbicides",nom:"Herbicide",cat_usuel:cu_toxique,cat_trait:cat_ddm,descr:"herbicide, désherbant",cons:"",image:"",image_secondaire:""); dec_herb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Minerale</text:p>
          </table:table-cell>
          <table:table-cell table:style-name="ce10" office:value-type="string" calcext:value-type="string">
            <text:p>Huile minéra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89];&quot;_petit&quot;;&quot;&quot;)">
            <text:p/>
          </table:table-cell>
          <table:table-cell office:value-type="string" calcext:value-type="string">
            <text:p><text:s/></text:p>
          </table:table-cell>
          <table:table-cell table:number-columns-repeated="3"/>
          <table:table-cell table:style-name="ce61" table:formula="of:=JSONDECHETS([.A89];[.B89];[.C89];[.D89];[.E89];[.F89];[.G89];[.H89];[.I89];[.J89])" office:value-type="string" office:string-value="{&quot;code&quot;:&quot;dec_huileMinerale&quot;,&quot;nom&quot;:&quot;Huile minérale&quot;,&quot;cat_usuel&quot;:&quot;cu_toxique&quot;,&quot;cat_trait&quot;:&quot;cat_ddm&quot;,&quot;descr&quot;:&quot;huile minérale&quot;,&quot;mots_cles&quot;:&quot;huile minerale&quot;,&quot;cons&quot;:&quot;cons_toxique&quot;,&quot;image&quot;:&quot;image_defaut_mini.png&quot;,&quot;modco&quot;:&quot;modco_decheterie,modco_ecopoint&quot;,&quot;recyc&quot;:&quot;PAS_POUBELLE&quot;,&quot;src&quot;:&quot;MieuxTrierANantes 02/2015&quot;}," calcext:value-type="string">
            <text:p>{"code":"dec_huileMinerale","nom":"Huile minérale","cat_usuel":"cu_toxique","cat_trait":"cat_ddm","descr":"huile minérale","mots_cles":"huile minera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89];[.B89];[.C89];[.D89];[.E89];[.F89];[.G89];[.Z89];[.I89])" office:value-type="string" office:string-value="Dechet dec_huileMinerale = new Dechet(code:&quot;dec_huileMinerale&quot;,nom:&quot;Huile minérale&quot;,cat_usuel:cu_toxique,cat_trait:cat_ddm,descr:&quot;huile minérale&quot;,cons:&quot;&quot;,image:&quot;&quot;,image_secondaire:&quot;&quot;); dec_huileMinerale.save();" calcext:value-type="string">
            <text:p>Dechet dec_huileMinerale = new Dechet(code:"dec_huileMinerale",nom:"Huile minérale",cat_usuel:cu_toxique,cat_trait:cat_ddm,descr:"huile minérale",cons:"",image:"",image_secondaire:""); dec_huileMiner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Vidange</text:p>
          </table:table-cell>
          <table:table-cell table:style-name="ce10" office:value-type="string" calcext:value-type="string">
            <text:p>Huile vidang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90];&quot;_petit&quot;;&quot;&quot;)">
            <text:p/>
          </table:table-cell>
          <table:table-cell office:value-type="string" calcext:value-type="string">
            <text:p><text:s/></text:p>
          </table:table-cell>
          <table:table-cell table:number-columns-repeated="3"/>
          <table:table-cell table:style-name="ce61" table:formula="of:=JSONDECHETS([.A90];[.B90];[.C90];[.D90];[.E90];[.F90];[.G90];[.H90];[.I90];[.J90])" office:value-type="string" office:string-value="{&quot;code&quot;:&quot;dec_huileVidange&quot;,&quot;nom&quot;:&quot;Huile vidange&quot;,&quot;cat_usuel&quot;:&quot;cu_toxique&quot;,&quot;cat_trait&quot;:&quot;cat_ddm&quot;,&quot;descr&quot;:&quot;huile de vidange&quot;,&quot;mots_cles&quot;:&quot;huile de vidange&quot;,&quot;cons&quot;:&quot;cons_toxique&quot;,&quot;image&quot;:&quot;image_defaut_mini.png&quot;,&quot;modco&quot;:&quot;modco_decheterie,modco_ecopoint&quot;,&quot;recyc&quot;:&quot;PAS_POUBELLE&quot;,&quot;src&quot;:&quot;MieuxTrierANantes 02/2015&quot;}," calcext:value-type="string">
            <text:p>{"code":"dec_huileVidange","nom":"Huile vidange","cat_usuel":"cu_toxique","cat_trait":"cat_ddm","descr":"huile de vidange","mots_cles":"huile de vidang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0];[.B90];[.C90];[.D90];[.E90];[.F90];[.G90];[.Z90];[.I90])" office:value-type="string" office:string-value="Dechet dec_huileVidange = new Dechet(code:&quot;dec_huileVidange&quot;,nom:&quot;Huile vidange&quot;,cat_usuel:cu_toxique,cat_trait:cat_ddm,descr:&quot;huile de vidange&quot;,cons:&quot;&quot;,image:&quot;&quot;,image_secondaire:&quot;&quot;); dec_huileVidange.save();" calcext:value-type="string">
            <text:p>Dechet dec_huileVidange = new Dechet(code:"dec_huileVidange",nom:"Huile vidange",cat_usuel:cu_toxique,cat_trait:cat_ddm,descr:"huile de vidange",cons:"",image:"",image_secondaire:""); dec_huileVidan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insecticides</text:p>
          </table:table-cell>
          <table:table-cell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insecticides</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9" office:value-type="string" calcext:value-type="string">
            <text:p>scu_toxiqueparasite</text:p>
          </table:table-cell>
          <table:table-cell/>
          <table:table-cell table:formula="of:=SUBSTITUTE([.H91];&quot;_petit&quot;;&quot;&quot;)">
            <text:p/>
          </table:table-cell>
          <table:table-cell office:value-type="string" calcext:value-type="string">
            <text:p><text:s/></text:p>
          </table:table-cell>
          <table:table-cell table:number-columns-repeated="3"/>
          <table:table-cell table:style-name="ce61" table:formula="of:=JSONDECHETS([.A91];[.B91];[.C91];[.D91];[.E91];[.F91];[.G91];[.H91];[.I91];[.J91])" office:value-type="string" office:string-value="{&quot;code&quot;:&quot;dec_insecticides&quot;,&quot;nom&quot;:&quot;Insecticides&quot;,&quot;cat_usuel&quot;:&quot;cu_toxique&quot;,&quot;cat_trait&quot;:&quot;cat_ddm&quot;,&quot;descr&quot;:&quot;insecticides&quot;,&quot;mots_cles&quot;:&quot;insecticides&quot;,&quot;cons&quot;:&quot;cons_toxique&quot;,&quot;image&quot;:&quot;image_defaut_mini.png&quot;,&quot;modco&quot;:&quot;modco_decheterie,modco_ecopoint&quot;,&quot;recyc&quot;:&quot;PAS_POUBELLE&quot;,&quot;src&quot;:&quot;MieuxTrierANantes 02/2015&quot;}," calcext:value-type="string">
            <text:p>{"code":"dec_insecticides","nom":"Insecticides","cat_usuel":"cu_toxique","cat_trait":"cat_ddm","descr":"insecticides","mots_cles":"insecticide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1];[.B91];[.C91];[.D91];[.E91];[.F91];[.G91];[.Z91];[.I91])" office:value-type="string" office:string-value="Dechet dec_insecticides = new Dechet(code:&quot;dec_insecticides&quot;,nom:&quot;Insecticides&quot;,cat_usuel:cu_toxique,cat_trait:cat_ddm,descr:&quot;insecticides&quot;,cons:&quot;&quot;,image:&quot;&quot;,image_secondaire:&quot;&quot;); dec_insecticides.save();" calcext:value-type="string">
            <text:p>Dechet dec_insecticides = new Dechet(code:"dec_insecticides",nom:"Insecticides",cat_usuel:cu_toxique,cat_trait:cat_ddm,descr:"insecticides",cons:"",image:"",image_secondaire:""); dec_insect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24"/>
          <table:table-cell table:style-name="ce32" office:value-type="string" calcext:value-type="string">
            <text:p>jeu_enfant_avec_pi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92];&quot;_petit&quot;;&quot;&quot;)" office:value-type="string" office:string-value="jeu_enfant_avec_pile_mini.png" calcext:value-type="string">
            <text:p>jeu_enfant_avec_pile_mini.png</text:p>
          </table:table-cell>
          <table:table-cell office:value-type="string" calcext:value-type="string">
            <text:p><text:s/></text:p>
          </table:table-cell>
          <table:table-cell table:number-columns-repeated="3"/>
          <table:table-cell table:style-name="ce61" table:formula="of:=JSONDECHETS([.A92];[.B92];[.C92];[.D92];[.E92];[.F92];[.G92];[.H92];[.I92];[.J92])" office:value-type="string" office:string-value="{&quot;code&quot;:&quot;dec_jouetsAlimentesParElectricite&quot;,&quot;nom&quot;:&quot;Jouet alimenté par électricité&quot;,&quot;cat_usuel&quot;:&quot;cu_encombrantelectronique&quot;,&quot;cat_trait&quot;:&quot;cat_jouetpile&quot;,&quot;descr&quot;:&quot;jouet alimenté par électricité, jeu avec pile, train électrique&quot;,&quot;mots_cles&quot;:&quot;jouet alimente par electricite, jeu avec pile, train electrique&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nom":"Jouet alimenté par électricité","cat_usuel":"cu_encombrantelectronique","cat_trait":"cat_jouetpile","descr":"jouet alimenté par électricité, jeu avec pile, train électrique","mots_cles":"jouet alimente par electricite, jeu avec pile, train electrique","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style-name="ce62" table:formula="of:=GROOVYDECHETS([.A92];[.B92];[.C92];[.D92];[.E92];[.F92];[.G92];[.Z92];[.I92])" office:value-type="string" office:string-value="Dechet dec_jouetsAlimentesParElectricite = new Dechet(code:&quot;dec_jouetsAlimentesParElectricite&quot;,nom:&quot;Jouet alimenté par électricité&quot;,cat_usuel:cu_encombrantelectronique,cat_trait:cat_jouetpile,descr:&quot;jouet alimenté par électricité, jeu avec pile, train électrique&quot;,cons:&quot;&quot;,image:&quot;&quot;,image_secondaire:&quot;&quot;); dec_jouetsAlimentesParElectricite.save();" calcext:value-type="string">
            <text:p>Dechet dec_jouetsAlimentesParElectricite = new Dechet(code:"dec_jouetsAlimentesParElectricite",nom:"Jouet alimenté par électricité",cat_usuel:cu_encombrantelectronique,cat_trait:cat_jouetpile,descr:"jouet alimenté par électricité, jeu avec pile, train électrique",cons:"",image:"",image_secondaire:""); dec_jouetsAlimentes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24"/>
          <table:table-cell table:style-name="ce32" office:value-type="string" calcext:value-type="string">
            <text:p>petite_voiture_mini.png</text:p>
          </table:table-cell>
          <table:table-cell table:style-name="ce14" office:value-type="string" calcext:value-type="string">
            <text:p>jouet_enfant_mini.png</text:p>
          </table:table-cell>
          <table:table-cell table:style-name="ce46" office:value-type="string" calcext:value-type="string">
            <text:p>MieuxTrierANantes 02/2015</text:p>
          </table:table-cell>
          <table:table-cell table:style-name="ce46"/>
          <table:table-cell/>
          <table:table-cell table:formula="of:=SUBSTITUTE([.H93];&quot;_petit&quot;;&quot;&quot;)" office:value-type="string" office:string-value="petite_voiture_mini.png" calcext:value-type="string">
            <text:p>petite_voiture_mini.png</text:p>
          </table:table-cell>
          <table:table-cell office:value-type="string" calcext:value-type="string">
            <text:p><text:s/></text:p>
          </table:table-cell>
          <table:table-cell table:number-columns-repeated="3"/>
          <table:table-cell table:style-name="ce61" table:formula="of:=JSONDECHETS([.A93];[.B93];[.C93];[.D93];[.E93];[.F93];[.G93];[.H93];[.I93];[.J93])" office:value-type="string" office:string-value="{&quot;code&quot;:&quot;dec_jouetsNonElectroniques&quot;,&quot;nom&quot;:&quot;Jouet non électronique&quot;,&quot;cat_usuel&quot;:&quot;cu_divers&quot;,&quot;cat_trait&quot;:&quot;cat_jouet&quot;,&quot;descr&quot;:&quot;jouet non électronique, jeu, peluche, poupée, petite voiture&quot;,&quot;mots_cles&quot;:&quot;jouet non electronique, jeu, peluche, poupee, petite voiture&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nom":"Jouet non électronique","cat_usuel":"cu_divers","cat_trait":"cat_jouet","descr":"jouet non électronique, jeu, peluche, poupée, petite voiture","mots_cles":"jouet non electronique, jeu, peluche, poupee, petite voiture","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style-name="ce62" table:formula="of:=GROOVYDECHETS([.A93];[.B93];[.C93];[.D93];[.E93];[.F93];[.G93];[.Z93];[.I93])" office:value-type="string" office:string-value="Dechet dec_jouetsNonElectroniques = new Dechet(code:&quot;dec_jouetsNonElectroniques&quot;,nom:&quot;Jouet non électronique&quot;,cat_usuel:cu_divers,cat_trait:cat_jouet,descr:&quot;jouet non électronique, jeu, peluche, poupée, petite voiture&quot;,cons:&quot;&quot;,image:&quot;&quot;,image_secondaire:&quot;jouet_enfant_mini.png&quot;); dec_jouetsNonElectroniques.save();" calcext:value-type="string">
            <text:p>Dechet dec_jouetsNonElectroniques = new Dechet(code:"dec_jouetsNonElectroniques",nom:"Jouet non électronique",cat_usuel:cu_divers,cat_trait:cat_jouet,descr:"jouet non électronique, jeu, peluche, poupée, petite voiture",cons:"",image:"",image_secondaire:"jouet_enfant_mini.png"); dec_jouetsNonElectron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rnal</text:p>
          </table:table-cell>
          <table:table-cell table:style-name="ce10" office:value-type="string" calcext:value-type="string">
            <text:p>Journa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24"/>
          <table:table-cell table:style-name="ce32" office:value-type="string" calcext:value-type="string">
            <text:p>journ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94];&quot;_petit&quot;;&quot;&quot;)" office:value-type="string" office:string-value="journal_mini.png" calcext:value-type="string">
            <text:p>journal_mini.png</text:p>
          </table:table-cell>
          <table:table-cell office:value-type="string" calcext:value-type="string">
            <text:p><text:s/></text:p>
          </table:table-cell>
          <table:table-cell table:number-columns-repeated="3"/>
          <table:table-cell table:style-name="ce61" table:formula="of:=JSONDECHETS([.A94];[.B94];[.C94];[.D94];[.E94];[.F94];[.G94];[.H94];[.I94];[.J94])" office:value-type="string" office:string-value="{&quot;code&quot;:&quot;dec_journal&quot;,&quot;nom&quot;:&quot;Journal&quot;,&quot;cat_usuel&quot;:&quot;cu_papierscartons&quot;,&quot;cat_trait&quot;:&quot;cat_papiercarton&quot;,&quot;descr&quot;:&quot;journal, revue&quot;,&quot;mots_cles&quot;:&quot;journal, revue&quot;,&quot;image&quot;:&quot;journal_mini.png&quot;,&quot;modco&quot;:&quot;modco_contpapiercarton,modco_bacjaune,modco_sacjaune,modco_contembjournmag&quot;,&quot;recyc&quot;:&quot;OUI&quot;,&quot;src&quot;:&quot;MieuxTrierANantes 02/2015&quot;}," calcext:value-type="string">
            <text:p>{"code":"dec_journal","nom":"Journal","cat_usuel":"cu_papierscartons","cat_trait":"cat_papiercarton","descr":"journal, revue","mots_cles":"journal, revue","image":"journal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94];[.B94];[.C94];[.D94];[.E94];[.F94];[.G94];[.Z94];[.I94])" office:value-type="string" office:string-value="Dechet dec_journal = new Dechet(code:&quot;dec_journal&quot;,nom:&quot;Journal&quot;,cat_usuel:cu_papierscartons,cat_trait:cat_papiercarton,descr:&quot;journal, revue&quot;,cons:&quot;&quot;,image:&quot;&quot;,image_secondaire:&quot;&quot;); dec_journal.save();" calcext:value-type="string">
            <text:p>Dechet dec_journal = new Dechet(code:"dec_journal",nom:"Journal",cat_usuel:cu_papierscartons,cat_trait:cat_papiercarton,descr:"journal, revue",cons:"",image:"",image_secondaire:""); dec_journa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28"/>
          <table:table-cell table:style-name="ce37" office:value-type="string" calcext:value-type="string">
            <text:p>pelotes_laine_mini.png</text:p>
          </table:table-cell>
          <table:table-cell table:style-name="ce43"/>
          <table:table-cell table:style-name="ce22" office:value-type="string" calcext:value-type="string">
            <text:p>MieuxTrierANantes 02/2015</text:p>
          </table:table-cell>
          <table:table-cell table:style-name="ce22"/>
          <table:table-cell/>
          <table:table-cell table:formula="of:=SUBSTITUTE([.H95];&quot;_petit&quot;;&quot;&quot;)" office:value-type="string" office:string-value="pelotes_laine_mini.png" calcext:value-type="string">
            <text:p>pelotes_laine_mini.png</text:p>
          </table:table-cell>
          <table:table-cell office:value-type="string" calcext:value-type="string">
            <text:p><text:s/></text:p>
          </table:table-cell>
          <table:table-cell table:number-columns-repeated="3"/>
          <table:table-cell table:style-name="ce61" table:formula="of:=JSONDECHETS([.A95];[.B95];[.C95];[.D95];[.E95];[.F95];[.G95];[.H95];[.I95];[.J95])" office:value-type="string" office:string-value="{&quot;code&quot;:&quot;dec_laine&quot;,&quot;nom&quot;:&quot;Laine&quot;,&quot;cat_usuel&quot;:&quot;cu_vetementtissu&quot;,&quot;cat_trait&quot;:&quot;cat_vetement&quot;,&quot;descr&quot;:&quot;laine&quot;,&quot;mots_cles&quot;:&quot;laine&quot;,&quot;image&quot;:&quot;pelotes_laine_mini.png&quot;,&quot;modco&quot;:&quot;smco_conteneurlerelais,smco_reempvet,modco_bacbleu,modco_sacbleu&quot;,&quot;recyc&quot;:&quot;NON&quot;,&quot;src&quot;:&quot;MieuxTrierANantes 02/2015&quot;}," calcext:value-type="string">
            <text:p>{"code":"dec_laine","nom":"Laine","cat_usuel":"cu_vetementtissu","cat_trait":"cat_vetement","descr":"laine","mots_cles":"laine","image":"pelotes_laine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95];[.B95];[.C95];[.D95];[.E95];[.F95];[.G95];[.Z95];[.I95])" office:value-type="string" office:string-value="Dechet dec_laine = new Dechet(code:&quot;dec_laine&quot;,nom:&quot;Laine&quot;,cat_usuel:cu_vetementtissu,cat_trait:cat_vetement,descr:&quot;laine&quot;,cons:&quot;&quot;,image:&quot;&quot;,image_secondaire:&quot;&quot;); dec_laine.save();" calcext:value-type="string">
            <text:p>Dechet dec_laine = new Dechet(code:"dec_laine",nom:"Laine",cat_usuel:cu_vetementtissu,cat_trait:cat_vetement,descr:"laine",cons:"",image:"",image_secondaire:""); dec_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cu_divers</text:p>
          </table:table-cell>
          <table:table-cell table:style-name="ce15"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24"/>
          <table:table-cell table:style-name="ce32" office:value-type="string" calcext:value-type="string">
            <text:p>laine_roch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96];&quot;_petit&quot;;&quot;&quot;)" office:value-type="string" office:string-value="laine_roche_mini.png" calcext:value-type="string">
            <text:p>laine_roche_mini.png</text:p>
          </table:table-cell>
          <table:table-cell office:value-type="string" calcext:value-type="string">
            <text:p><text:s/></text:p>
          </table:table-cell>
          <table:table-cell table:number-columns-repeated="3"/>
          <table:table-cell table:style-name="ce61" table:formula="of:=JSONDECHETS([.A96];[.B96];[.C96];[.D96];[.E96];[.F96];[.G96];[.H96];[.I96];[.J96])" office:value-type="string" office:string-value="{&quot;code&quot;:&quot;dec_laineVerre&quot;,&quot;nom&quot;:&quot;Laine de verre&quot;,&quot;cat_usuel&quot;:&quot;cu_divers&quot;,&quot;cat_trait&quot;:&quot;cat_materiaux&quot;,&quot;descr&quot;:&quot;laine de verre, laine de verre, laine de roche&quot;,&quot;mots_cles&quot;:&quot;laine de verre, laine de verre, laine de roche&quot;,&quot;cons&quot;:&quot;cons_paspoubelle&quot;,&quot;image&quot;:&quot;laine_roche_mini.png&quot;,&quot;modco&quot;:&quot;modco_decheterie&quot;,&quot;recyc&quot;:&quot;PAS_POUBELLE&quot;,&quot;src&quot;:&quot;MieuxTrierANantes 02/2015&quot;}," calcext:value-type="string">
            <text:p>{"code":"dec_laineVerre","nom":"Laine de verre","cat_usuel":"cu_divers","cat_trait":"cat_materiaux","descr":"laine de verre, laine de verre, laine de roche","mots_cles":"laine de verre, laine de verre, laine de roche","cons":"cons_paspoubelle","image":"laine_roche_mini.png","modco":"modco_decheterie","recyc":"PAS_POUBELLE","src":"MieuxTrierANantes 02/2015"},</text:p>
          </table:table-cell>
          <table:table-cell office:value-type="string" calcext:value-type="string">
            <text:p><text:s/></text:p>
          </table:table-cell>
          <table:table-cell table:style-name="ce62" table:formula="of:=GROOVYDECHETS([.A96];[.B96];[.C96];[.D96];[.E96];[.F96];[.G96];[.Z96];[.I96])" office:value-type="string" office:string-value="Dechet dec_laineVerre = new Dechet(code:&quot;dec_laineVerre&quot;,nom:&quot;Laine de verre&quot;,cat_usuel:cu_divers,cat_trait:cat_materiaux,descr:&quot;laine de verre, laine de verre, laine de roche&quot;,cons:&quot;&quot;,image:&quot;&quot;,image_secondaire:&quot;&quot;); dec_laineVerre.save();" calcext:value-type="string">
            <text:p>Dechet dec_laineVerre = new Dechet(code:"dec_laineVerre",nom:"Laine de verre",cat_usuel:cu_divers,cat_trait:cat_materiaux,descr:"laine de verre, laine de verre, laine de roche",cons:"",image:"",image_secondaire:""); dec_laine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24"/>
          <table:table-cell table:style-name="ce32" office:value-type="string" calcext:value-type="string">
            <text:p>lampe_chevet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97];&quot;_petit&quot;;&quot;&quot;)" office:value-type="string" office:string-value="lampe_chevet_mini.png" calcext:value-type="string">
            <text:p>lampe_chevet_mini.png</text:p>
          </table:table-cell>
          <table:table-cell office:value-type="string" calcext:value-type="string">
            <text:p><text:s/></text:p>
          </table:table-cell>
          <table:table-cell table:number-columns-repeated="3"/>
          <table:table-cell table:style-name="ce61" table:formula="of:=JSONDECHETS([.A97];[.B97];[.C97];[.D97];[.E97];[.F97];[.G97];[.H97];[.I97];[.J97])" office:value-type="string" office:string-value="{&quot;code&quot;:&quot;dec_lampe&quot;,&quot;nom&quot;:&quot;Lampe&quot;,&quot;cat_usuel&quot;:&quot;cu_encombrantelectronique&quot;,&quot;cat_trait&quot;:&quot;cat_d3e&quot;,&quot;descr&quot;:&quot;lampe&quot;,&quot;mots_cles&quot;:&quot;lampe&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nom":"Lampe","cat_usuel":"cu_encombrantelectronique","cat_trait":"cat_d3e","descr":"lampe","mots_cles":"lampe","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style-name="ce62" table:formula="of:=GROOVYDECHETS([.A97];[.B97];[.C97];[.D97];[.E97];[.F97];[.G97];[.Z97];[.I97])" office:value-type="string" office:string-value="Dechet dec_lampe = new Dechet(code:&quot;dec_lampe&quot;,nom:&quot;Lampe&quot;,cat_usuel:cu_encombrantelectronique,cat_trait:cat_d3e,descr:&quot;lampe&quot;,cons:&quot;&quot;,image:&quot;&quot;,image_secondaire:&quot;&quot;); dec_lampe.save();" calcext:value-type="string">
            <text:p>Dechet dec_lampe = new Dechet(code:"dec_lampe",nom:"Lampe",cat_usuel:cu_encombrantelectronique,cat_trait:cat_d3e,descr:"lampe",cons:"",image:"",image_secondaire:""); dec_lam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24"/>
          <table:table-cell table:style-name="ce32" office:value-type="string" calcext:value-type="string">
            <text:p>ling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98];&quot;_petit&quot;;&quot;&quot;)" office:value-type="string" office:string-value="lingette_mini.png" calcext:value-type="string">
            <text:p>lingette_mini.png</text:p>
          </table:table-cell>
          <table:table-cell office:value-type="string" calcext:value-type="string">
            <text:p><text:s/></text:p>
          </table:table-cell>
          <table:table-cell table:number-columns-repeated="3"/>
          <table:table-cell table:style-name="ce61" table:formula="of:=JSONDECHETS([.A98];[.B98];[.C98];[.D98];[.E98];[.F98];[.G98];[.H98];[.I98];[.J98])" office:value-type="string" office:string-value="{&quot;code&quot;:&quot;dec_lingette&quot;,&quot;nom&quot;:&quot;Lingette&quot;,&quot;cat_usuel&quot;:&quot;cu_divers&quot;,&quot;cat_trait&quot;:&quot;cat_omr&quot;,&quot;descr&quot;:&quot;lingette&quot;,&quot;mots_cles&quot;:&quot;lingette&quot;,&quot;image&quot;:&quot;lingette_mini.png&quot;,&quot;modco&quot;:&quot;modco_bacbleu,modco_sacbleu&quot;,&quot;recyc&quot;:&quot;NON&quot;,&quot;src&quot;:&quot;MieuxTrierANantes 02/2015&quot;}," calcext:value-type="string">
            <text:p>{"code":"dec_lingette","nom":"Lingette","cat_usuel":"cu_divers","cat_trait":"cat_omr","descr":"lingette","mots_cles":"lingette","image":"lingette_mini.png","modco":"modco_bacbleu,modco_sacbleu","recyc":"NON","src":"MieuxTrierANantes 02/2015"},</text:p>
          </table:table-cell>
          <table:table-cell office:value-type="string" calcext:value-type="string">
            <text:p><text:s/></text:p>
          </table:table-cell>
          <table:table-cell table:style-name="ce62" table:formula="of:=GROOVYDECHETS([.A98];[.B98];[.C98];[.D98];[.E98];[.F98];[.G98];[.Z98];[.I98])" office:value-type="string" office:string-value="Dechet dec_lingette = new Dechet(code:&quot;dec_lingette&quot;,nom:&quot;Lingette&quot;,cat_usuel:cu_divers,cat_trait:cat_omr,descr:&quot;lingette&quot;,cons:&quot;&quot;,image:&quot;&quot;,image_secondaire:&quot;&quot;); dec_lingette.save();" calcext:value-type="string">
            <text:p>Dechet dec_lingette = new Dechet(code:"dec_lingette",nom:"Lingette",cat_usuel:cu_divers,cat_trait:cat_omr,descr:"lingette",cons:"",image:"",image_secondaire:""); dec_ling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garage</text:p>
          </table:table-cell>
          <table:table-cell/>
          <table:table-cell table:formula="of:=SUBSTITUTE([.H99];&quot;_petit&quot;;&quot;&quot;)">
            <text:p/>
          </table:table-cell>
          <table:table-cell office:value-type="string" calcext:value-type="string">
            <text:p><text:s/></text:p>
          </table:table-cell>
          <table:table-cell table:number-columns-repeated="3"/>
          <table:table-cell table:style-name="ce61" table:formula="of:=JSONDECHETS([.A99];[.B99];[.C99];[.D99];[.E99];[.F99];[.G99];[.H99];[.I99];[.J99])" office:value-type="string" office:string-value="{&quot;code&quot;:&quot;dec_liquideRefroidissement&quot;,&quot;nom&quot;:&quot;Liquide refroidissement&quot;,&quot;cat_usuel&quot;:&quot;cu_toxique&quot;,&quot;cat_trait&quot;:&quot;cat_ddm&quot;,&quot;descr&quot;:&quot;liquide de refroidissement&quot;,&quot;mots_cles&quot;:&quot;liquide de refroidissement&quot;,&quot;cons&quot;:&quot;cons_toxique&quot;,&quot;image&quot;:&quot;image_defaut_mini.png&quot;,&quot;modco&quot;:&quot;modco_decheterie,modco_ecopoint&quot;,&quot;recyc&quot;:&quot;PAS_POUBELLE&quot;,&quot;src&quot;:&quot;MieuxTrierANantes 02/2015&quot;}," calcext:value-type="string">
            <text:p>{"code":"dec_liquideRefroidissement","nom":"Liquide refroidissement","cat_usuel":"cu_toxique","cat_trait":"cat_ddm","descr":"liquide de refroidissement","mots_cles":"liquide de refroidissement","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9];[.B99];[.C99];[.D99];[.E99];[.F99];[.G99];[.Z99];[.I99])" office:value-type="string" office:string-value="Dechet dec_liquideRefroidissement = new Dechet(code:&quot;dec_liquideRefroidissement&quot;,nom:&quot;Liquide refroidissement&quot;,cat_usuel:cu_toxique,cat_trait:cat_ddm,descr:&quot;liquide de refroidissement&quot;,cons:&quot;&quot;,image:&quot;&quot;,image_secondaire:&quot;&quot;); dec_liquideRefroidissement.save();" calcext:value-type="string">
            <text:p>Dechet dec_liquideRefroidissement = new Dechet(code:"dec_liquideRefroidissement",nom:"Liquide refroidissement",cat_usuel:cu_toxique,cat_trait:cat_ddm,descr:"liquide de refroidissement",cons:"",image:"",image_secondaire:""); dec_liquideRefroidiss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46"/>
          <table:table-cell/>
          <table:table-cell table:formula="of:=SUBSTITUTE([.H100];&quot;_petit&quot;;&quot;&quot;)">
            <text:p/>
          </table:table-cell>
          <table:table-cell office:value-type="string" calcext:value-type="string">
            <text:p><text:s/></text:p>
          </table:table-cell>
          <table:table-cell table:number-columns-repeated="3"/>
          <table:table-cell table:style-name="ce61" table:formula="of:=JSONDECHETS([.A100];[.B100];[.C100];[.D100];[.E100];[.F100];[.G100];[.H100];[.I100];[.J100])" office:value-type="string" office:string-value="{&quot;code&quot;:&quot;dec_litierePourAnimaux&quot;,&quot;nom&quot;:&quot;Litière pour animaux&quot;,&quot;cat_usuel&quot;:&quot;cu_divers&quot;,&quot;cat_trait&quot;:&quot;cat_omr&quot;,&quot;descr&quot;:&quot;litière pour animaux&quot;,&quot;mots_cles&quot;:&quot;litiere pour animaux&quot;,&quot;image&quot;:&quot;image_defaut_mini.png&quot;,&quot;modco&quot;:&quot;modco_bacbleu,modco_sacbleu&quot;,&quot;recyc&quot;:&quot;NON&quot;,&quot;src&quot;:&quot;MieuxTrierANantes 02/2015&quot;}," calcext:value-type="string">
            <text:p>{"code":"dec_litierePourAnimaux","nom":"Litière pour animaux","cat_usuel":"cu_divers","cat_trait":"cat_omr","descr":"litière pour animaux","mots_cles":"litiere pour animaux","image":"image_defaut_mini.png","modco":"modco_bacbleu,modco_sacbleu","recyc":"NON","src":"MieuxTrierANantes 02/2015"},</text:p>
          </table:table-cell>
          <table:table-cell office:value-type="string" calcext:value-type="string">
            <text:p><text:s/></text:p>
          </table:table-cell>
          <table:table-cell table:style-name="ce62" table:formula="of:=GROOVYDECHETS([.A100];[.B100];[.C100];[.D100];[.E100];[.F100];[.G100];[.Z100];[.I100])" office:value-type="string" office:string-value="Dechet dec_litierePourAnimaux = new Dechet(code:&quot;dec_litierePourAnimaux&quot;,nom:&quot;Litière pour animaux&quot;,cat_usuel:cu_divers,cat_trait:cat_omr,descr:&quot;litière pour animaux&quot;,cons:&quot;&quot;,image:&quot;&quot;,image_secondaire:&quot;&quot;); dec_litierePourAnimaux.save();" calcext:value-type="string">
            <text:p>Dechet dec_litierePourAnimaux = new Dechet(code:"dec_litierePourAnimaux",nom:"Litière pour animaux",cat_usuel:cu_divers,cat_trait:cat_omr,descr:"litière pour animaux",cons:"",image:"",image_secondaire:""); dec_litierePourAnimaux.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text:p>
          </table:table-cell>
          <table:table-cell table:style-name="ce24"/>
          <table:table-cell table:style-name="ce32" office:value-type="string" calcext:value-type="string">
            <text:p>livr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1];&quot;_petit&quot;;&quot;&quot;)" office:value-type="string" office:string-value="livre_mini.png" calcext:value-type="string">
            <text:p>livre_mini.png</text:p>
          </table:table-cell>
          <table:table-cell office:value-type="string" calcext:value-type="string">
            <text:p><text:s/></text:p>
          </table:table-cell>
          <table:table-cell table:number-columns-repeated="3"/>
          <table:table-cell table:style-name="ce61" table:formula="of:=JSONDECHETS([.A101];[.B101];[.C101];[.D101];[.E101];[.F101];[.G101];[.H101];[.I101];[.J101])" office:value-type="string" office:string-value="{&quot;code&quot;:&quot;dec_livre&quot;,&quot;nom&quot;:&quot;Livre&quot;,&quot;cat_usuel&quot;:&quot;cu_papierscartons&quot;,&quot;cat_trait&quot;:&quot;cat_papiercarton&quot;,&quot;descr&quot;:&quot;livre&quot;,&quot;mots_cles&quot;:&quot;livre&quot;,&quot;image&quot;:&quot;livre_mini.png&quot;,&quot;modco&quot;:&quot;modco_contpapiercarton,modco_bacjaune,modco_sacjaune,modco_contembjournmag&quot;,&quot;recyc&quot;:&quot;OUI&quot;,&quot;src&quot;:&quot;MieuxTrierANantes 02/2015&quot;}," calcext:value-type="string">
            <text:p>{"code":"dec_livre","nom":"Livre","cat_usuel":"cu_papierscartons","cat_trait":"cat_papiercarton","descr":"livre","mots_cles":"livre","image":"livr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01];[.B101];[.C101];[.D101];[.E101];[.F101];[.G101];[.Z101];[.I101])" office:value-type="string" office:string-value="Dechet dec_livre = new Dechet(code:&quot;dec_livre&quot;,nom:&quot;Livre&quot;,cat_usuel:cu_papierscartons,cat_trait:cat_papiercarton,descr:&quot;livre&quot;,cons:&quot;&quot;,image:&quot;&quot;,image_secondaire:&quot;&quot;); dec_livre.save();" calcext:value-type="string">
            <text:p>Dechet dec_livre = new Dechet(code:"dec_livre",nom:"Livre",cat_usuel:cu_papierscartons,cat_trait:cat_papiercarton,descr:"livre",cons:"",image:"",image_secondaire:""); dec_liv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cu_divers</text:p>
          </table:table-cell>
          <table:table-cell table:style-name="ce15" office:value-type="string" calcext:value-type="string">
            <text:p>cat_lunette</text:p>
          </table:table-cell>
          <table:table-cell table:style-name="ce4"/>
          <table:table-cell table:style-name="ce4" office:value-type="string" calcext:value-type="string">
            <text:p>lunette</text:p>
          </table:table-cell>
          <table:table-cell table:style-name="ce24"/>
          <table:table-cell table:style-name="ce32" office:value-type="string" calcext:value-type="string">
            <text:p>lun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02];&quot;_petit&quot;;&quot;&quot;)" office:value-type="string" office:string-value="lunette_mini.png" calcext:value-type="string">
            <text:p>lunette_mini.png</text:p>
          </table:table-cell>
          <table:table-cell office:value-type="string" calcext:value-type="string">
            <text:p><text:s/></text:p>
          </table:table-cell>
          <table:table-cell table:number-columns-repeated="3"/>
          <table:table-cell table:style-name="ce61" table:formula="of:=JSONDECHETS([.A102];[.B102];[.C102];[.D102];[.E102];[.F102];[.G102];[.H102];[.I102];[.J102])" office:value-type="string" office:string-value="{&quot;code&quot;:&quot;dec_lunette&quot;,&quot;nom&quot;:&quot;Lunette&quot;,&quot;cat_usuel&quot;:&quot;cu_divers&quot;,&quot;cat_trait&quot;:&quot;cat_lunette&quot;,&quot;descr&quot;:&quot;lunette&quot;,&quot;mots_cles&quot;:&quot;lunette&quot;,&quot;image&quot;:&quot;lunette_mini.png&quot;,&quot;modco&quot;:&quot;modco_bacbleu,modco_sacbleu,smco_vendeurlunette&quot;,&quot;recyc&quot;:&quot;PAS_POUBELLE&quot;,&quot;src&quot;:&quot;MieuxTrierANantes 02/2015&quot;}," calcext:value-type="string">
            <text:p>{"code":"dec_lunette","nom":"Lunette","cat_usuel":"cu_divers","cat_trait":"cat_lunette","descr":"lunette","mots_cles":"lunette","image":"lunette_mini.png","modco":"modco_bacbleu,modco_sacbleu,smco_vendeurlunette","recyc":"PAS_POUBELLE","src":"MieuxTrierANantes 02/2015"},</text:p>
          </table:table-cell>
          <table:table-cell office:value-type="string" calcext:value-type="string">
            <text:p><text:s/></text:p>
          </table:table-cell>
          <table:table-cell table:style-name="ce62" table:formula="of:=GROOVYDECHETS([.A102];[.B102];[.C102];[.D102];[.E102];[.F102];[.G102];[.Z102];[.I102])" office:value-type="string" office:string-value="Dechet dec_lunette = new Dechet(code:&quot;dec_lunette&quot;,nom:&quot;Lunette&quot;,cat_usuel:cu_divers,cat_trait:cat_lunette,descr:&quot;lunette&quot;,cons:&quot;&quot;,image:&quot;&quot;,image_secondaire:&quot;&quot;); dec_lunette.save();" calcext:value-type="string">
            <text:p>Dechet dec_lunette = new Dechet(code:"dec_lunette",nom:"Lunette",cat_usuel:cu_divers,cat_trait:cat_lunette,descr:"lunette",cons:"",image:"",image_secondaire:""); dec_lu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gazine</text:p>
          </table:table-cell>
          <table:table-cell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24"/>
          <table:table-cell table:style-name="ce32" office:value-type="string" calcext:value-type="string">
            <text:p>magazine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3];&quot;_petit&quot;;&quot;&quot;)" office:value-type="string" office:string-value="magazines_mini.png" calcext:value-type="string">
            <text:p>magazines_mini.png</text:p>
          </table:table-cell>
          <table:table-cell office:value-type="string" calcext:value-type="string">
            <text:p><text:s/></text:p>
          </table:table-cell>
          <table:table-cell table:number-columns-repeated="3"/>
          <table:table-cell table:style-name="ce61" table:formula="of:=JSONDECHETS([.A103];[.B103];[.C103];[.D103];[.E103];[.F103];[.G103];[.H103];[.I103];[.J103])" office:value-type="string" office:string-value="{&quot;code&quot;:&quot;dec_magazine&quot;,&quot;nom&quot;:&quot;Magazine&quot;,&quot;cat_usuel&quot;:&quot;cu_papierscartons&quot;,&quot;cat_trait&quot;:&quot;cat_papiercarton&quot;,&quot;descr&quot;:&quot;magazine, revue&quot;,&quot;mots_cles&quot;:&quot;magazine, revue&quot;,&quot;image&quot;:&quot;magazines_mini.png&quot;,&quot;modco&quot;:&quot;modco_contpapiercarton,modco_bacjaune,modco_sacjaune,modco_contembjournmag&quot;,&quot;recyc&quot;:&quot;OUI&quot;,&quot;src&quot;:&quot;MieuxTrierANantes 02/2015&quot;}," calcext:value-type="string">
            <text:p>{"code":"dec_magazine","nom":"Magazine","cat_usuel":"cu_papierscartons","cat_trait":"cat_papiercarton","descr":"magazine, revue","mots_cles":"magazine, revue","image":"magazine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03];[.B103];[.C103];[.D103];[.E103];[.F103];[.G103];[.Z103];[.I103])" office:value-type="string" office:string-value="Dechet dec_magazine = new Dechet(code:&quot;dec_magazine&quot;,nom:&quot;Magazine&quot;,cat_usuel:cu_papierscartons,cat_trait:cat_papiercarton,descr:&quot;magazine, revue&quot;,cons:&quot;&quot;,image:&quot;&quot;,image_secondaire:&quot;&quot;); dec_magazine.save();" calcext:value-type="string">
            <text:p>Dechet dec_magazine = new Dechet(code:"dec_magazine",nom:"Magazine",cat_usuel:cu_papierscartons,cat_trait:cat_papiercarton,descr:"magazine, revue",cons:"",image:"",image_secondaire:""); dec_magaz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garage</text:p>
          </table:table-cell>
          <table:table-cell/>
          <table:table-cell table:formula="of:=SUBSTITUTE([.H104];&quot;_petit&quot;;&quot;&quot;)">
            <text:p/>
          </table:table-cell>
          <table:table-cell office:value-type="string" calcext:value-type="string">
            <text:p><text:s/></text:p>
          </table:table-cell>
          <table:table-cell table:number-columns-repeated="3"/>
          <table:table-cell table:style-name="ce61" table:formula="of:=JSONDECHETS([.A104];[.B104];[.C104];[.D104];[.E104];[.F104];[.G104];[.H104];[.I104];[.J104])" office:value-type="string" office:string-value="{&quot;code&quot;:&quot;dec_masticCarrosserie&quot;,&quot;nom&quot;:&quot;Mastic carrosserie&quot;,&quot;cat_usuel&quot;:&quot;cu_toxique&quot;,&quot;cat_trait&quot;:&quot;cat_ddm&quot;,&quot;descr&quot;:&quot;mastic de carrosserie&quot;,&quot;mots_cles&quot;:&quot;mastic de carrosserie&quot;,&quot;cons&quot;:&quot;cons_toxique&quot;,&quot;image&quot;:&quot;image_defaut_mini.png&quot;,&quot;modco&quot;:&quot;modco_decheterie,modco_ecopoint&quot;,&quot;recyc&quot;:&quot;PAS_POUBELLE&quot;,&quot;src&quot;:&quot;MieuxTrierANantes 02/2015&quot;}," calcext:value-type="string">
            <text:p>{"code":"dec_masticCarrosserie","nom":"Mastic carrosserie","cat_usuel":"cu_toxique","cat_trait":"cat_ddm","descr":"mastic de carrosserie","mots_cles":"mastic de carrosseri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04];[.B104];[.C104];[.D104];[.E104];[.F104];[.G104];[.Z104];[.I104])" office:value-type="string" office:string-value="Dechet dec_masticCarrosserie = new Dechet(code:&quot;dec_masticCarrosserie&quot;,nom:&quot;Mastic carrosserie&quot;,cat_usuel:cu_toxique,cat_trait:cat_ddm,descr:&quot;mastic de carrosserie&quot;,cons:&quot;&quot;,image:&quot;&quot;,image_secondaire:&quot;&quot;); dec_masticCarrosserie.save();" calcext:value-type="string">
            <text:p>Dechet dec_masticCarrosserie = new Dechet(code:"dec_masticCarrosserie",nom:"Mastic carrosserie",cat_usuel:cu_toxique,cat_trait:cat_ddm,descr:"mastic de carrosserie",cons:"",image:"",image_secondaire:""); dec_masticCarross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24"/>
          <table:table-cell table:style-name="ce32" office:value-type="string" calcext:value-type="string">
            <text:p>matelas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05];&quot;_petit&quot;;&quot;&quot;)" office:value-type="string" office:string-value="matelas_mini.png" calcext:value-type="string">
            <text:p>matelas_mini.png</text:p>
          </table:table-cell>
          <table:table-cell office:value-type="string" calcext:value-type="string">
            <text:p><text:s/></text:p>
          </table:table-cell>
          <table:table-cell table:number-columns-repeated="3"/>
          <table:table-cell table:style-name="ce61" table:formula="of:=JSONDECHETS([.A105];[.B105];[.C105];[.D105];[.E105];[.F105];[.G105];[.H105];[.I105];[.J105])" office:value-type="string" office:string-value="{&quot;code&quot;:&quot;dec_matelas&quot;,&quot;nom&quot;:&quot;Matelas&quot;,&quot;cat_usuel&quot;:&quot;cu_vetementtissu&quot;,&quot;cat_trait&quot;:&quot;cat_encombrant&quot;,&quot;descr&quot;:&quot;matelas&quot;,&quot;mots_cles&quot;:&quot;matelas&quot;,&quot;cons&quot;:&quot;cons_numerosencombrants,cons_encombrants&quot;,&quot;image&quot;:&quot;matelas_mini.png&quot;,&quot;modco&quot;:&quot;modco_encombrant,modco_decheterie&quot;,&quot;recyc&quot;:&quot;PAS_POUBELLE&quot;,&quot;src&quot;:&quot;MieuxTrierANantes 02/2015&quot;}," calcext:value-type="string">
            <text:p>{"code":"dec_matelas","nom":"Matelas","cat_usuel":"cu_vetementtissu","cat_trait":"cat_encombrant","descr":"matelas","mots_cles":"matelas","cons":"cons_numerosencombrants,cons_encombrants","image":"matelas_mini.png","modco":"modco_encombrant,modco_decheterie","recyc":"PAS_POUBELLE","src":"MieuxTrierANantes 02/2015"},</text:p>
          </table:table-cell>
          <table:table-cell office:value-type="string" calcext:value-type="string">
            <text:p><text:s/></text:p>
          </table:table-cell>
          <table:table-cell table:style-name="ce62" table:formula="of:=GROOVYDECHETS([.A105];[.B105];[.C105];[.D105];[.E105];[.F105];[.G105];[.Z105];[.I105])" office:value-type="string" office:string-value="Dechet dec_matelas = new Dechet(code:&quot;dec_matelas&quot;,nom:&quot;Matelas&quot;,cat_usuel:cu_vetementtissu,cat_trait:cat_encombrant,descr:&quot;matelas&quot;,cons:&quot;&quot;,image:&quot;&quot;,image_secondaire:&quot;&quot;); dec_matelas.save();" calcext:value-type="string">
            <text:p>Dechet dec_matelas = new Dechet(code:"dec_matelas",nom:"Matelas",cat_usuel:cu_vetementtissu,cat_trait:cat_encombrant,descr:"matelas",cons:"",image:"",image_secondaire:""); dec_matel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14" office:value-type="string" calcext:value-type="string">
            <text:p>cons_recupmedicament</text:p>
          </table:table-cell>
          <table:table-cell table:style-name="ce32" office:value-type="string" calcext:value-type="string">
            <text:p>medicament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medicament</text:p>
          </table:table-cell>
          <table:table-cell/>
          <table:table-cell table:formula="of:=SUBSTITUTE([.H106];&quot;_petit&quot;;&quot;&quot;)" office:value-type="string" office:string-value="medicaments_mini.png" calcext:value-type="string">
            <text:p>medicaments_mini.png</text:p>
          </table:table-cell>
          <table:table-cell office:value-type="string" calcext:value-type="string">
            <text:p><text:s/></text:p>
          </table:table-cell>
          <table:table-cell table:number-columns-repeated="3"/>
          <table:table-cell table:style-name="ce61" table:formula="of:=JSONDECHETS([.A106];[.B106];[.C106];[.D106];[.E106];[.F106];[.G106];[.H106];[.I106];[.J106])" office:value-type="string" office:string-value="{&quot;code&quot;:&quot;dec_medicaments&quot;,&quot;nom&quot;:&quot;Médicament&quot;,&quot;cat_usuel&quot;:&quot;scu_medicament&quot;,&quot;cat_trait&quot;:&quot;cat_medicament&quot;,&quot;descr&quot;:&quot;médicament&quot;,&quot;mots_cles&quot;:&quot;medicament&quot;,&quot;cons&quot;:&quot;cons_recupmedicament,&quot;,&quot;image&quot;:&quot;medicaments_mini.png&quot;,&quot;modco&quot;:&quot;smco_pharmacie,modco_decheterie,modco_ecopoint&quot;,&quot;recyc&quot;:&quot;PAS_POUBELLE&quot;,&quot;src&quot;:&quot;MieuxTrierANantes 02/2015&quot;}," calcext:value-type="string">
            <text:p>{"code":"dec_medicaments","nom":"Médicament","cat_usuel":"scu_medicament","cat_trait":"cat_medicament","descr":"médicament","mots_cles":"medicament","cons":"cons_recupmedicament,","image":"medicaments_mini.png","modco":"smco_pharmacie,modco_decheterie,modco_ecopoint","recyc":"PAS_POUBELLE","src":"MieuxTrierANantes 02/2015"},</text:p>
          </table:table-cell>
          <table:table-cell office:value-type="string" calcext:value-type="string">
            <text:p><text:s/></text:p>
          </table:table-cell>
          <table:table-cell table:style-name="ce62" table:formula="of:=GROOVYDECHETS([.A106];[.B106];[.C106];[.D106];[.E106];[.F106];[.G106];[.Z106];[.I106])" office:value-type="string" office:string-value="Dechet dec_medicaments = new Dechet(code:&quot;dec_medicaments&quot;,nom:&quot;Médicament&quot;,cat_usuel:scu_medicament,cat_trait:cat_medicament,descr:&quot;médicament&quot;,cons:&quot;cons_recupmedicament&quot;,image:&quot;&quot;,image_secondaire:&quot;&quot;); dec_medicaments.save();" calcext:value-type="string">
            <text:p>Dechet dec_medicaments = new Dechet(code:"dec_medicaments",nom:"Médicament",cat_usuel:scu_medicament,cat_trait:cat_medicament,descr:"médicament",cons:"cons_recupmedicament",image:"",image_secondaire:""); dec_medicame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24"/>
          <table:table-cell table:style-name="ce32" office:value-type="string" calcext:value-type="string">
            <text:p>canap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07];&quot;_petit&quot;;&quot;&quot;)" office:value-type="string" office:string-value="canape_mini.png" calcext:value-type="string">
            <text:p>canape_mini.png</text:p>
          </table:table-cell>
          <table:table-cell office:value-type="string" calcext:value-type="string">
            <text:p><text:s/></text:p>
          </table:table-cell>
          <table:table-cell table:number-columns-repeated="3"/>
          <table:table-cell table:style-name="ce61" table:formula="of:=JSONDECHETS([.A107];[.B107];[.C107];[.D107];[.E107];[.F107];[.G107];[.H107];[.I107];[.J107])" office:value-type="string" office:string-value="{&quot;code&quot;:&quot;dec_meuble&quot;,&quot;nom&quot;:&quot;Meuble&quot;,&quot;cat_usuel&quot;:&quot;cu_divers&quot;,&quot;cat_trait&quot;:&quot;cat_encombrant&quot;,&quot;descr&quot;:&quot;meuble&quot;,&quot;mots_cles&quot;:&quot;meuble&quot;,&quot;cons&quot;:&quot;cons_numerosencombrants,cons_encombrants&quot;,&quot;image&quot;:&quot;canape_mini.png&quot;,&quot;modco&quot;:&quot;modco_encombrant,modco_decheterie&quot;,&quot;recyc&quot;:&quot;PAS_POUBELLE&quot;,&quot;src&quot;:&quot;MieuxTrierANantes 02/2015&quot;}," calcext:value-type="string">
            <text:p>{"code":"dec_meuble","nom":"Meuble","cat_usuel":"cu_divers","cat_trait":"cat_encombrant","descr":"meuble","mots_cles":"meuble","cons":"cons_numerosencombrants,cons_encombrants","image":"canape_mini.png","modco":"modco_encombrant,modco_decheterie","recyc":"PAS_POUBELLE","src":"MieuxTrierANantes 02/2015"},</text:p>
          </table:table-cell>
          <table:table-cell office:value-type="string" calcext:value-type="string">
            <text:p><text:s/></text:p>
          </table:table-cell>
          <table:table-cell table:style-name="ce62" table:formula="of:=GROOVYDECHETS([.A107];[.B107];[.C107];[.D107];[.E107];[.F107];[.G107];[.Z107];[.I107])" office:value-type="string" office:string-value="Dechet dec_meuble = new Dechet(code:&quot;dec_meuble&quot;,nom:&quot;Meuble&quot;,cat_usuel:cu_divers,cat_trait:cat_encombrant,descr:&quot;meuble&quot;,cons:&quot;&quot;,image:&quot;&quot;,image_secondaire:&quot;&quot;); dec_meuble.save();" calcext:value-type="string">
            <text:p>Dechet dec_meuble = new Dechet(code:"dec_meuble",nom:"Meuble",cat_usuel:cu_divers,cat_trait:cat_encombrant,descr:"meuble",cons:"",image:"",image_secondaire:""); dec_meu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24"/>
          <table:table-cell table:style-name="ce32" office:value-type="string" calcext:value-type="string">
            <text:p>miroi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8];&quot;_petit&quot;;&quot;&quot;)" office:value-type="string" office:string-value="miroir_mini.png" calcext:value-type="string">
            <text:p>miroir_mini.png</text:p>
          </table:table-cell>
          <table:table-cell office:value-type="string" calcext:value-type="string">
            <text:p><text:s/></text:p>
          </table:table-cell>
          <table:table-cell table:number-columns-repeated="3"/>
          <table:table-cell table:style-name="ce61" table:formula="of:=JSONDECHETS([.A108];[.B108];[.C108];[.D108];[.E108];[.F108];[.G108];[.H108];[.I108];[.J108])" office:value-type="string" office:string-value="{&quot;code&quot;:&quot;dec_miroir&quot;,&quot;nom&quot;:&quot;Miroir&quot;,&quot;cat_usuel&quot;:&quot;cu_verrevaisselle&quot;,&quot;cat_trait&quot;:&quot;cat_verrenonvalovaisselleporcelaine&quot;,&quot;descr&quot;:&quot;miroir&quot;,&quot;mots_cles&quot;:&quot;miroir&quot;,&quot;cons&quot;:&quot;cons_verre&quot;,&quot;image&quot;:&quot;miroir_mini.png&quot;,&quot;modco&quot;:&quot;modco_bacbleu,modco_sacbleu,modco_decheterie,modco_ecopoint,smco_vaisselle&quot;,&quot;recyc&quot;:&quot;NON&quot;,&quot;commentaires&quot;:&quot;faq_pb_plastique&quot;,&quot;src&quot;:&quot;MieuxTrierANantes 02/2015&quot;}," calcext:value-type="string">
            <text:p>{"code":"dec_miroir","nom":"Miroir","cat_usuel":"cu_verrevaisselle","cat_trait":"cat_verrenonvalovaisselleporcelaine","descr":"miroir","mots_cles":"miroir","cons":"cons_verre","image":"miroir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08];[.B108];[.C108];[.D108];[.E108];[.F108];[.G108];[.Z108];[.I108])" office:value-type="string" office:string-value="Dechet dec_miroir = new Dechet(code:&quot;dec_miroir&quot;,nom:&quot;Miroir&quot;,cat_usuel:cu_verrevaisselle,cat_trait:cat_verrenonvalovaisselleporcelaine,descr:&quot;miroir&quot;,cons:&quot;&quot;,image:&quot;&quot;,image_secondaire:&quot;&quot;); dec_miroir.save();" calcext:value-type="string">
            <text:p>Dechet dec_miroir = new Dechet(code:"dec_miroir",nom:"Miroir",cat_usuel:cu_verrevaisselle,cat_trait:cat_verrenonvalovaisselleporcelaine,descr:"miroir",cons:"",image:"",image_secondaire:""); dec_mir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24"/>
          <table:table-cell table:style-name="ce32" office:value-type="string" calcext:value-type="string">
            <text:p>moqu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9];&quot;_petit&quot;;&quot;&quot;)" office:value-type="string" office:string-value="moquette_mini.png" calcext:value-type="string">
            <text:p>moquette_mini.png</text:p>
          </table:table-cell>
          <table:table-cell office:value-type="string" calcext:value-type="string">
            <text:p><text:s/></text:p>
          </table:table-cell>
          <table:table-cell table:number-columns-repeated="3"/>
          <table:table-cell table:style-name="ce61" table:formula="of:=JSONDECHETS([.A109];[.B109];[.C109];[.D109];[.E109];[.F109];[.G109];[.H109];[.I109];[.J109])" office:value-type="string" office:string-value="{&quot;code&quot;:&quot;dec_moquette&quot;,&quot;nom&quot;:&quot;Moquette&quot;,&quot;cat_usuel&quot;:&quot;cu_divers&quot;,&quot;cat_trait&quot;:&quot;cat_omr&quot;,&quot;descr&quot;:&quot;moquette&quot;,&quot;mots_cles&quot;:&quot;moquette&quot;,&quot;image&quot;:&quot;moquette_mini.png&quot;,&quot;modco&quot;:&quot;modco_bacbleu,modco_sacbleu&quot;,&quot;recyc&quot;:&quot;NON&quot;,&quot;src&quot;:&quot;MieuxTrierANantes 02/2015&quot;}," calcext:value-type="string">
            <text:p>{"code":"dec_moquette","nom":"Moquette","cat_usuel":"cu_divers","cat_trait":"cat_omr","descr":"moquette","mots_cles":"moquette","image":"moquette_mini.png","modco":"modco_bacbleu,modco_sacbleu","recyc":"NON","src":"MieuxTrierANantes 02/2015"},</text:p>
          </table:table-cell>
          <table:table-cell office:value-type="string" calcext:value-type="string">
            <text:p><text:s/></text:p>
          </table:table-cell>
          <table:table-cell table:style-name="ce62" table:formula="of:=GROOVYDECHETS([.A109];[.B109];[.C109];[.D109];[.E109];[.F109];[.G109];[.Z109];[.I109])" office:value-type="string" office:string-value="Dechet dec_moquette = new Dechet(code:&quot;dec_moquette&quot;,nom:&quot;Moquette&quot;,cat_usuel:cu_divers,cat_trait:cat_omr,descr:&quot;moquette&quot;,cons:&quot;&quot;,image:&quot;&quot;,image_secondaire:&quot;&quot;); dec_moquette.save();" calcext:value-type="string">
            <text:p>Dechet dec_moquette = new Dechet(code:"dec_moquette",nom:"Moquette",cat_usuel:cu_divers,cat_trait:cat_omr,descr:"moquette",cons:"",image:"",image_secondaire:""); dec_moqu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24"/>
          <table:table-cell table:style-name="ce32" office:value-type="string" calcext:value-type="string">
            <text:p>mortaura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parasite</text:p>
          </table:table-cell>
          <table:table-cell/>
          <table:table-cell table:formula="of:=SUBSTITUTE([.H110];&quot;_petit&quot;;&quot;&quot;)" office:value-type="string" office:string-value="mortaurat_mini.png" calcext:value-type="string">
            <text:p>mortaurat_mini.png</text:p>
          </table:table-cell>
          <table:table-cell office:value-type="string" calcext:value-type="string">
            <text:p><text:s/></text:p>
          </table:table-cell>
          <table:table-cell table:number-columns-repeated="3"/>
          <table:table-cell table:style-name="ce61" table:formula="of:=JSONDECHETS([.A110];[.B110];[.C110];[.D110];[.E110];[.F110];[.G110];[.H110];[.I110];[.J110])" office:value-type="string" office:string-value="{&quot;code&quot;:&quot;dec_mortAuxRats&quot;,&quot;nom&quot;:&quot;Mort aux rats&quot;,&quot;cat_usuel&quot;:&quot;cu_toxique&quot;,&quot;cat_trait&quot;:&quot;cat_ddm&quot;,&quot;descr&quot;:&quot;mort aux rats, raticide &quot;,&quot;mots_cles&quot;:&quot;mort aux rats, raticide &quot;,&quot;cons&quot;:&quot;cons_toxique&quot;,&quot;image&quot;:&quot;mortaurat_mini.png&quot;,&quot;modco&quot;:&quot;modco_decheterie,modco_ecopoint&quot;,&quot;recyc&quot;:&quot;PAS_POUBELLE&quot;,&quot;src&quot;:&quot;MieuxTrierANantes 02/2015&quot;}," calcext:value-type="string">
            <text:p>{"code":"dec_mortAuxRats","nom":"Mort aux rats","cat_usuel":"cu_toxique","cat_trait":"cat_ddm","descr":"mort aux rats, raticide ","mots_cles":"mort aux rats, raticide ","cons":"cons_toxique","image":"mortaurat_mini.png","modco":"modco_decheterie,modco_ecopoint","recyc":"PAS_POUBELLE","src":"MieuxTrierANantes 02/2015"},</text:p>
          </table:table-cell>
          <table:table-cell office:value-type="string" calcext:value-type="string">
            <text:p><text:s/></text:p>
          </table:table-cell>
          <table:table-cell table:style-name="ce62" table:formula="of:=GROOVYDECHETS([.A110];[.B110];[.C110];[.D110];[.E110];[.F110];[.G110];[.Z110];[.I110])" office:value-type="string" office:string-value="Dechet dec_mortAuxRats = new Dechet(code:&quot;dec_mortAuxRats&quot;,nom:&quot;Mort aux rats&quot;,cat_usuel:cu_toxique,cat_trait:cat_ddm,descr:&quot;mort aux rats, raticide &quot;,cons:&quot;&quot;,image:&quot;&quot;,image_secondaire:&quot;&quot;); dec_mortAuxRats.save();" calcext:value-type="string">
            <text:p>Dechet dec_mortAuxRats = new Dechet(code:"dec_mortAuxRats",nom:"Mort aux rats",cat_usuel:cu_toxique,cat_trait:cat_ddm,descr:"mort aux rats, raticide ",cons:"",image:"",image_secondaire:""); dec_mortAuxRa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24" office:value-type="string" calcext:value-type="string">
            <text:p>cons_souille</text:p>
          </table:table-cell>
          <table:table-cell table:style-name="ce32" office:value-type="string" calcext:value-type="string">
            <text:p>mouchoir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11];&quot;_petit&quot;;&quot;&quot;)" office:value-type="string" office:string-value="mouchoirs_mini.png" calcext:value-type="string">
            <text:p>mouchoirs_mini.png</text:p>
          </table:table-cell>
          <table:table-cell office:value-type="string" calcext:value-type="string">
            <text:p><text:s/></text:p>
          </table:table-cell>
          <table:table-cell table:number-columns-repeated="3"/>
          <table:table-cell table:style-name="ce61" table:formula="of:=JSONDECHETS([.A111];[.B111];[.C111];[.D111];[.E111];[.F111];[.G111];[.H111];[.I111];[.J111])" office:value-type="string" office:string-value="{&quot;code&quot;:&quot;dec_mouchoir&quot;,&quot;nom&quot;:&quot;Mouchoir&quot;,&quot;cat_usuel&quot;:&quot;cu_divers&quot;,&quot;cat_trait&quot;:&quot;cat_omr&quot;,&quot;descr&quot;:&quot;mouchoir&quot;,&quot;mots_cles&quot;:&quot;mouchoir&quot;,&quot;cons&quot;:&quot;cons_souille,&quot;,&quot;image&quot;:&quot;mouchoirs_mini.png&quot;,&quot;modco&quot;:&quot;modco_bacbleu,modco_sacbleu&quot;,&quot;recyc&quot;:&quot;NON&quot;,&quot;src&quot;:&quot;MieuxTrierANantes 02/2015&quot;}," calcext:value-type="string">
            <text:p>{"code":"dec_mouchoir","nom":"Mouchoir","cat_usuel":"cu_divers","cat_trait":"cat_omr","descr":"mouchoir","mots_cles":"mouchoir","cons":"cons_souille,","image":"mouchoirs_mini.png","modco":"modco_bacbleu,modco_sacbleu","recyc":"NON","src":"MieuxTrierANantes 02/2015"},</text:p>
          </table:table-cell>
          <table:table-cell office:value-type="string" calcext:value-type="string">
            <text:p><text:s/></text:p>
          </table:table-cell>
          <table:table-cell table:style-name="ce62" table:formula="of:=GROOVYDECHETS([.A111];[.B111];[.C111];[.D111];[.E111];[.F111];[.G111];[.Z111];[.I111])" office:value-type="string" office:string-value="Dechet dec_mouchoir = new Dechet(code:&quot;dec_mouchoir&quot;,nom:&quot;Mouchoir&quot;,cat_usuel:cu_divers,cat_trait:cat_omr,descr:&quot;mouchoir&quot;,cons:&quot;cons_souille&quot;,image:&quot;&quot;,image_secondaire:&quot;&quot;); dec_mouchoir.save();" calcext:value-type="string">
            <text:p>Dechet dec_mouchoir = new Dechet(code:"dec_mouchoir",nom:"Mouchoir",cat_usuel:cu_divers,cat_trait:cat_omr,descr:"mouchoir",cons:"cons_souille",image:"",image_secondaire:""); dec_mouch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aphtaline</text:p>
          </table:table-cell>
          <table:table-cell table:style-name="ce10" office:value-type="string" calcext:value-type="string">
            <text:p>Naphtal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parasite</text:p>
          </table:table-cell>
          <table:table-cell/>
          <table:table-cell table:formula="of:=SUBSTITUTE([.H112];&quot;_petit&quot;;&quot;&quot;)">
            <text:p/>
          </table:table-cell>
          <table:table-cell office:value-type="string" calcext:value-type="string">
            <text:p><text:s/></text:p>
          </table:table-cell>
          <table:table-cell table:number-columns-repeated="3"/>
          <table:table-cell table:style-name="ce61" table:formula="of:=JSONDECHETS([.A112];[.B112];[.C112];[.D112];[.E112];[.F112];[.G112];[.H112];[.I112];[.J112])" office:value-type="string" office:string-value="{&quot;code&quot;:&quot;dec_naphtaline&quot;,&quot;nom&quot;:&quot;Naphtaline&quot;,&quot;cat_usuel&quot;:&quot;cu_toxique&quot;,&quot;cat_trait&quot;:&quot;cat_ddm&quot;,&quot;descr&quot;:&quot;naphtaline&quot;,&quot;mots_cles&quot;:&quot;naphtaline&quot;,&quot;cons&quot;:&quot;cons_toxique&quot;,&quot;image&quot;:&quot;image_defaut_mini.png&quot;,&quot;modco&quot;:&quot;modco_decheterie,modco_ecopoint&quot;,&quot;recyc&quot;:&quot;PAS_POUBELLE&quot;,&quot;src&quot;:&quot;MieuxTrierANantes 02/2015&quot;}," calcext:value-type="string">
            <text:p>{"code":"dec_naphtaline","nom":"Naphtaline","cat_usuel":"cu_toxique","cat_trait":"cat_ddm","descr":"naphtaline","mots_cles":"naphtal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12];[.B112];[.C112];[.D112];[.E112];[.F112];[.G112];[.Z112];[.I112])" office:value-type="string" office:string-value="Dechet dec_naphtaline = new Dechet(code:&quot;dec_naphtaline&quot;,nom:&quot;Naphtaline&quot;,cat_usuel:cu_toxique,cat_trait:cat_ddm,descr:&quot;naphtaline&quot;,cons:&quot;&quot;,image:&quot;&quot;,image_secondaire:&quot;&quot;); dec_naphtaline.save();" calcext:value-type="string">
            <text:p>Dechet dec_naphtaline = new Dechet(code:"dec_naphtaline",nom:"Naphtaline",cat_usuel:cu_toxique,cat_trait:cat_ddm,descr:"naphtaline",cons:"",image:"",image_secondaire:""); dec_naphtal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5" office:value-type="string" calcext:value-type="string">
            <text:p>dec_neons</text:p>
          </table:table-cell>
          <table:table-cell table:style-name="ce5" office:value-type="string" calcext:value-type="string">
            <text:p>Néon</text:p>
          </table:table-cell>
          <table:table-cell table:style-name="ce4" office:value-type="string" calcext:value-type="string">
            <text:p>cu_toxique</text:p>
          </table:table-cell>
          <table:table-cell table:style-name="ce17" office:value-type="string" calcext:value-type="string">
            <text:p>cat_ampouleseco</text:p>
          </table:table-cell>
          <table:table-cell table:style-name="ce5"/>
          <table:table-cell table:style-name="ce5" office:value-type="string" calcext:value-type="string">
            <text:p>néon</text:p>
          </table:table-cell>
          <table:table-cell table:style-name="ce29"/>
          <table:table-cell table:style-name="ce34" office:value-type="string" calcext:value-type="string">
            <text:p>neon_mini.png</text:p>
          </table:table-cell>
          <table:table-cell table:style-name="ce44"/>
          <table:table-cell table:style-name="ce54" office:value-type="string" calcext:value-type="string">
            <text:p>MieuxTrierANantes 02/2015</text:p>
          </table:table-cell>
          <table:table-cell table:style-name="ce5" office:value-type="string" calcext:value-type="string">
            <text:p>scu_toxiquedivers</text:p>
          </table:table-cell>
          <table:table-cell/>
          <table:table-cell table:formula="of:=SUBSTITUTE([.H113];&quot;_petit&quot;;&quot;&quot;)" office:value-type="string" office:string-value="neon_mini.png" calcext:value-type="string">
            <text:p>neon_mini.png</text:p>
          </table:table-cell>
          <table:table-cell office:value-type="string" calcext:value-type="string">
            <text:p><text:s/></text:p>
          </table:table-cell>
          <table:table-cell table:number-columns-repeated="3"/>
          <table:table-cell table:style-name="ce61" table:formula="of:=JSONDECHETS([.A113];[.B113];[.C113];[.D113];[.E113];[.F113];[.G113];[.H113];[.I113];[.J113])" office:value-type="string" office:string-value="{&quot;code&quot;:&quot;dec_neons&quot;,&quot;nom&quot;:&quot;Néon&quot;,&quot;cat_usuel&quot;:&quot;cu_toxique&quot;,&quot;cat_trait&quot;:&quot;cat_ampouleseco&quot;,&quot;descr&quot;:&quot;néon&quot;,&quot;mots_cles&quot;:&quot;neon&quot;,&quot;image&quot;:&quot;neon_mini.png&quot;,&quot;modco&quot;:&quot;modco_pointsdevente&quot;,&quot;recyc&quot;:&quot;PAS_POUBELLE&quot;,&quot;src&quot;:&quot;MieuxTrierANantes 02/2015&quot;}," calcext:value-type="string">
            <text:p>{"code":"dec_neons","nom":"Néon","cat_usuel":"cu_toxique","cat_trait":"cat_ampouleseco","descr":"néon","mots_cles":"neon","image":"neon_mini.png","modco":"modco_pointsdevente","recyc":"PAS_POUBELLE","src":"MieuxTrierANantes 02/2015"},</text:p>
          </table:table-cell>
          <table:table-cell office:value-type="string" calcext:value-type="string">
            <text:p><text:s/></text:p>
          </table:table-cell>
          <table:table-cell table:style-name="ce62" table:formula="of:=GROOVYDECHETS([.A113];[.B113];[.C113];[.D113];[.E113];[.F113];[.G113];[.Z113];[.I113])" office:value-type="string" office:string-value="Dechet dec_neons = new Dechet(code:&quot;dec_neons&quot;,nom:&quot;Néon&quot;,cat_usuel:cu_toxique,cat_trait:cat_ampouleseco,descr:&quot;néon&quot;,cons:&quot;&quot;,image:&quot;&quot;,image_secondaire:&quot;&quot;); dec_neons.save();" calcext:value-type="string">
            <text:p>Dechet dec_neons = new Dechet(code:"dec_neons",nom:"Néon",cat_usuel:cu_toxique,cat_trait:cat_ampouleseco,descr:"néon",cons:"",image:"",image_secondaire:""); dec_neon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28"/>
          <table:table-cell table:style-name="ce37" office:value-type="string" calcext:value-type="string">
            <text:p>bouteille_ammoniaque_mini.png</text:p>
          </table:table-cell>
          <table:table-cell table:style-name="ce43"/>
          <table:table-cell table:style-name="ce53" office:value-type="string" calcext:value-type="string">
            <text:p>MieuxTrierANantes 02/2015</text:p>
          </table:table-cell>
          <table:table-cell table:style-name="ce10" office:value-type="string" calcext:value-type="string">
            <text:p>scu_toxiquecuisine</text:p>
          </table:table-cell>
          <table:table-cell/>
          <table:table-cell table:formula="of:=SUBSTITUTE([.H114];&quot;_petit&quot;;&quot;&quot;)" office:value-type="string" office:string-value="bouteille_ammoniaque_mini.png" calcext:value-type="string">
            <text:p>bouteille_ammoniaque_mini.png</text:p>
          </table:table-cell>
          <table:table-cell office:value-type="string" calcext:value-type="string">
            <text:p><text:s/></text:p>
          </table:table-cell>
          <table:table-cell table:number-columns-repeated="3"/>
          <table:table-cell table:style-name="ce61" table:formula="of:=JSONDECHETS([.A114];[.B114];[.C114];[.D114];[.E114];[.F114];[.G114];[.H114];[.I114];[.J114])" office:value-type="string" office:string-value="{&quot;code&quot;:&quot;dec_nettoyantsALAmmoniac&quot;,&quot;nom&quot;:&quot;Nettoyant à l'ammoniac&quot;,&quot;cat_usuel&quot;:&quot;cu_toxique&quot;,&quot;cat_trait&quot;:&quot;cat_ddm&quot;,&quot;descr&quot;:&quot;nettoyant à l'ammoniac&quot;,&quot;mots_cles&quot;:&quot;nettoyant a l'ammoniac&quot;,&quot;cons&quot;:&quot;cons_toxique&quot;,&quot;image&quot;:&quot;bouteille_ammoniaque_mini.png&quot;,&quot;modco&quot;:&quot;modco_decheterie,modco_ecopoint&quot;,&quot;recyc&quot;:&quot;PAS_POUBELLE&quot;,&quot;src&quot;:&quot;MieuxTrierANantes 02/2015&quot;}," calcext:value-type="string">
            <text:p>{"code":"dec_nettoyantsALAmmoniac","nom":"Nettoyant à l'ammoniac","cat_usuel":"cu_toxique","cat_trait":"cat_ddm","descr":"nettoyant à l'ammoniac","mots_cles":"nettoyant a l'ammoniac","cons":"cons_toxique","image":"bouteille_ammoniaque_mini.png","modco":"modco_decheterie,modco_ecopoint","recyc":"PAS_POUBELLE","src":"MieuxTrierANantes 02/2015"},</text:p>
          </table:table-cell>
          <table:table-cell office:value-type="string" calcext:value-type="string">
            <text:p><text:s/></text:p>
          </table:table-cell>
          <table:table-cell table:style-name="ce62" table:formula="of:=GROOVYDECHETS([.A114];[.B114];[.C114];[.D114];[.E114];[.F114];[.G114];[.Z114];[.I114])" office:value-type="string" office:string-value="Dechet dec_nettoyantsALAmmoniac = new Dechet(code:&quot;dec_nettoyantsALAmmoniac&quot;,nom:&quot;Nettoyant à l'ammoniac&quot;,cat_usuel:cu_toxique,cat_trait:cat_ddm,descr:&quot;nettoyant à l'ammoniac&quot;,cons:&quot;&quot;,image:&quot;&quot;,image_secondaire:&quot;&quot;); dec_nettoyantsALAmmoniac.save();" calcext:value-type="string">
            <text:p>Dechet dec_nettoyantsALAmmoniac = new Dechet(code:"dec_nettoyantsALAmmoniac",nom:"Nettoyant à l'ammoniac",cat_usuel:cu_toxique,cat_trait:cat_ddm,descr:"nettoyant à l'ammoniac",cons:"",image:"",image_secondaire:""); dec_nettoyantsALAmmoniac.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s cuivre et argenterie</text:p>
          </table:table-cell>
          <table:table-cell table:style-name="ce26"/>
          <table:table-cell table:style-name="ce33" office:value-type="string" calcext:value-type="string">
            <text:p>nettoyant_cuivre_mini.png</text:p>
          </table:table-cell>
          <table:table-cell table:style-name="ce42"/>
          <table:table-cell table:style-name="ce48" office:value-type="string" calcext:value-type="string">
            <text:p>MieuxTrierANantes 02/2015</text:p>
          </table:table-cell>
          <table:table-cell table:style-name="ce9" office:value-type="string" calcext:value-type="string">
            <text:p>scu_toxiquecuisine</text:p>
          </table:table-cell>
          <table:table-cell/>
          <table:table-cell table:formula="of:=SUBSTITUTE([.H115];&quot;_petit&quot;;&quot;&quot;)" office:value-type="string" office:string-value="nettoyant_cuivre_mini.png" calcext:value-type="string">
            <text:p>nettoyant_cuivre_mini.png</text:p>
          </table:table-cell>
          <table:table-cell office:value-type="string" calcext:value-type="string">
            <text:p><text:s/></text:p>
          </table:table-cell>
          <table:table-cell table:number-columns-repeated="3"/>
          <table:table-cell table:style-name="ce61" table:formula="of:=JSONDECHETS([.A115];[.B115];[.C115];[.D115];[.E115];[.F115];[.G115];[.H115];[.I115];[.J115])" office:value-type="string" office:string-value="{&quot;code&quot;:&quot;dec_nettoyantsCuivreEtArgenterie&quot;,&quot;nom&quot;:&quot;Nettoyants cuivre et argenterie&quot;,&quot;cat_usuel&quot;:&quot;cu_toxique&quot;,&quot;cat_trait&quot;:&quot;cat_ddm&quot;,&quot;descr&quot;:&quot;nettoyants cuivre et argenterie&quot;,&quot;mots_cles&quot;:&quot;nettoyants cuivre et argenterie&quot;,&quot;cons&quot;:&quot;cons_toxique&quot;,&quot;image&quot;:&quot;nettoyant_cuivre_mini.png&quot;,&quot;modco&quot;:&quot;modco_decheterie,modco_ecopoint&quot;,&quot;recyc&quot;:&quot;PAS_POUBELLE&quot;,&quot;src&quot;:&quot;MieuxTrierANantes 02/2015&quot;}," calcext:value-type="string">
            <text:p>{"code":"dec_nettoyantsCuivreEtArgenterie","nom":"Nettoyants cuivre et argenterie","cat_usuel":"cu_toxique","cat_trait":"cat_ddm","descr":"nettoyants cuivre et argenterie","mots_cles":"nettoyants cuivre et argenterie","cons":"cons_toxique","image":"nettoyant_cuivre_mini.png","modco":"modco_decheterie,modco_ecopoint","recyc":"PAS_POUBELLE","src":"MieuxTrierANantes 02/2015"},</text:p>
          </table:table-cell>
          <table:table-cell office:value-type="string" calcext:value-type="string">
            <text:p><text:s/></text:p>
          </table:table-cell>
          <table:table-cell table:style-name="ce62" table:formula="of:=GROOVYDECHETS([.A115];[.B115];[.C115];[.D115];[.E115];[.F115];[.G115];[.Z115];[.I115])" office:value-type="string" office:string-value="Dechet dec_nettoyantsCuivreEtArgenterie = new Dechet(code:&quot;dec_nettoyantsCuivreEtArgenterie&quot;,nom:&quot;Nettoyants cuivre et argenterie&quot;,cat_usuel:cu_toxique,cat_trait:cat_ddm,descr:&quot;nettoyants cuivre et argenterie&quot;,cons:&quot;&quot;,image:&quot;&quot;,image_secondaire:&quot;&quot;); dec_nettoyantsCuivreEtArgenterie.save();" calcext:value-type="string">
            <text:p>Dechet dec_nettoyantsCuivreEtArgenterie = new Dechet(code:"dec_nettoyantsCuivreEtArgenterie",nom:"Nettoyants cuivre et argenterie",cat_usuel:cu_toxique,cat_trait:cat_ddm,descr:"nettoyants cuivre et argenterie",cons:"",image:"",image_secondaire:""); dec_nettoyantsCuivreEtArgen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28"/>
          <table:table-cell table:style-name="ce37"/>
          <table:table-cell table:style-name="ce43"/>
          <table:table-cell table:style-name="ce55" office:value-type="string" calcext:value-type="string">
            <text:p>MieuxTrierANantes 02/2015</text:p>
          </table:table-cell>
          <table:table-cell table:style-name="ce55"/>
          <table:table-cell/>
          <table:table-cell table:formula="of:=SUBSTITUTE([.H116];&quot;_petit&quot;;&quot;&quot;)">
            <text:p/>
          </table:table-cell>
          <table:table-cell office:value-type="string" calcext:value-type="string">
            <text:p><text:s/></text:p>
          </table:table-cell>
          <table:table-cell table:number-columns-repeated="3"/>
          <table:table-cell table:style-name="ce61" table:formula="of:=JSONDECHETS([.A116];[.B116];[.C116];[.D116];[.E116];[.F116];[.G116];[.H116];[.I116];[.J116])" office:value-type="string" office:string-value="{&quot;code&quot;:&quot;dec_objetEnTerreCuite&quot;,&quot;nom&quot;:&quot;Objet terre cuite&quot;,&quot;cat_usuel&quot;:&quot;cu_divers&quot;,&quot;cat_trait&quot;:&quot;cat_verrenonvalovaisselleporcelaine&quot;,&quot;descr&quot;:&quot;objet en terre cuite&quot;,&quot;mots_cles&quot;:&quot;objet en terre cuite&quot;,&quot;cons&quot;:&quot;cons_verre&quot;,&quot;image&quot;:&quot;image_defaut_mini.png&quot;,&quot;modco&quot;:&quot;modco_bacbleu,modco_sacbleu,modco_decheterie,modco_ecopoint,smco_vaisselle&quot;,&quot;recyc&quot;:&quot;NON&quot;,&quot;src&quot;:&quot;MieuxTrierANantes 02/2015&quot;}," calcext:value-type="string">
            <text:p>{"code":"dec_objetEnTerreCuite","nom":"Objet terre cuite","cat_usuel":"cu_divers","cat_trait":"cat_verrenonvalovaisselleporcelaine","descr":"objet en terre cuite","mots_cles":"objet en terre cuite","cons":"cons_verre","image":"image_defaut_mini.png","modco":"modco_bacbleu,modco_sacbleu,modco_decheterie,modco_ecopoint,smco_vaisselle","recyc":"NON","src":"MieuxTrierANantes 02/2015"},</text:p>
          </table:table-cell>
          <table:table-cell office:value-type="string" calcext:value-type="string">
            <text:p><text:s/></text:p>
          </table:table-cell>
          <table:table-cell table:style-name="ce62" table:formula="of:=GROOVYDECHETS([.A116];[.B116];[.C116];[.D116];[.E116];[.F116];[.G116];[.Z116];[.I116])" office:value-type="string" office:string-value="Dechet dec_objetEnTerreCuite = new Dechet(code:&quot;dec_objetEnTerreCuite&quot;,nom:&quot;Objet terre cuite&quot;,cat_usuel:cu_divers,cat_trait:cat_verrenonvalovaisselleporcelaine,descr:&quot;objet en terre cuite&quot;,cons:&quot;&quot;,image:&quot;&quot;,image_secondaire:&quot;&quot;); dec_objetEnTerreCuite.save();" calcext:value-type="string">
            <text:p>Dechet dec_objetEnTerreCuite = new Dechet(code:"dec_objetEnTerreCuite",nom:"Objet terre cuite",cat_usuel:cu_divers,cat_trait:cat_verrenonvalovaisselleporcelaine,descr:"objet en terre cuite",cons:"",image:"",image_secondaire:""); dec_objetEnTerreCu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s portables</text:p>
          </table:table-cell>
          <table:table-cell table:style-name="ce24"/>
          <table:table-cell table:style-name="ce32" office:value-type="string" calcext:value-type="string">
            <text:p>ordi_portable_mini.png</text:p>
          </table:table-cell>
          <table:table-cell table:style-name="ce14"/>
          <table:table-cell table:style-name="ce49" office:value-type="string" calcext:value-type="string">
            <text:p>MieuxTrierANantes 02/2015</text:p>
          </table:table-cell>
          <table:table-cell table:style-name="ce4" office:value-type="string" calcext:value-type="string">
            <text:p>scu_medicament</text:p>
          </table:table-cell>
          <table:table-cell/>
          <table:table-cell table:formula="of:=SUBSTITUTE([.H117];&quot;_petit&quot;;&quot;&quot;)" office:value-type="string" office:string-value="ordi_portable_mini.png" calcext:value-type="string">
            <text:p>ordi_portable_mini.png</text:p>
          </table:table-cell>
          <table:table-cell office:value-type="string" calcext:value-type="string">
            <text:p><text:s/></text:p>
          </table:table-cell>
          <table:table-cell table:number-columns-repeated="3"/>
          <table:table-cell table:style-name="ce61" table:formula="of:=JSONDECHETS([.A117];[.B117];[.C117];[.D117];[.E117];[.F117];[.G117];[.H117];[.I117];[.J117])" office:value-type="string" office:string-value="{&quot;code&quot;:&quot;dec_ordinateursPortables&quot;,&quot;nom&quot;:&quot;Ordinateurs portables&quot;,&quot;cat_usuel&quot;:&quot;scu_medicament&quot;,&quot;cat_trait&quot;:&quot;cat_d3e&quot;,&quot;descr&quot;:&quot;ordinateurs portables&quot;,&quot;mots_cles&quot;:&quot;ordinateurs portables&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nom":"Ordinateurs portables","cat_usuel":"scu_medicament","cat_trait":"cat_d3e","descr":"ordinateurs portables","mots_cles":"ordinateurs portables","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style-name="ce62" table:formula="of:=GROOVYDECHETS([.A117];[.B117];[.C117];[.D117];[.E117];[.F117];[.G117];[.Z117];[.I117])" office:value-type="string" office:string-value="Dechet dec_ordinateursPortables = new Dechet(code:&quot;dec_ordinateursPortables&quot;,nom:&quot;Ordinateurs portables&quot;,cat_usuel:scu_medicament,cat_trait:cat_d3e,descr:&quot;ordinateurs portables&quot;,cons:&quot;&quot;,image:&quot;&quot;,image_secondaire:&quot;&quot;); dec_ordinateursPortables.save();" calcext:value-type="string">
            <text:p>Dechet dec_ordinateursPortables = new Dechet(code:"dec_ordinateursPortables",nom:"Ordinateurs portables",cat_usuel:scu_medicament,cat_trait:cat_d3e,descr:"ordinateurs portables",cons:"",image:"",image_secondaire:""); dec_ordinateursPortab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utillageAlimenteParElectricite</text:p>
          </table:table-cell>
          <table:table-cell table:style-name="ce11" office:value-type="string" calcext:value-type="string">
            <text:p>Outillage alimenté par électricité</text:p>
          </table:table-cell>
          <table:table-cell table:style-name="ce11" office:value-type="string" calcext:value-type="string">
            <text:p>cu_encombrantelectronique</text:p>
          </table:table-cell>
          <table:table-cell table:style-name="ce11" office:value-type="string" calcext:value-type="string">
            <text:p>cat_d3e</text:p>
          </table:table-cell>
          <table:table-cell table:style-name="ce11"/>
          <table:table-cell table:style-name="ce11" office:value-type="string" calcext:value-type="string">
            <text:p>outillage alimenté par électricité</text:p>
          </table:table-cell>
          <table:table-cell table:style-name="ce30"/>
          <table:table-cell table:style-name="ce38"/>
          <table:table-cell table:style-name="ce45"/>
          <table:table-cell table:style-name="ce56" office:value-type="string" calcext:value-type="string">
            <text:p>MieuxTrierANantes 02/2015</text:p>
          </table:table-cell>
          <table:table-cell table:style-name="ce56"/>
          <table:table-cell/>
          <table:table-cell table:formula="of:=SUBSTITUTE([.H118];&quot;_petit&quot;;&quot;&quot;)">
            <text:p/>
          </table:table-cell>
          <table:table-cell office:value-type="string" calcext:value-type="string">
            <text:p><text:s/></text:p>
          </table:table-cell>
          <table:table-cell table:number-columns-repeated="3"/>
          <table:table-cell table:style-name="ce61" table:formula="of:=JSONDECHETS([.A118];[.B118];[.C118];[.D118];[.E118];[.F118];[.G118];[.H118];[.I118];[.J118])" office:value-type="string" office:string-value="{&quot;code&quot;:&quot;dec_outillageAlimenteParElectricite&quot;,&quot;nom&quot;:&quot;Outillage alimenté par électricité&quot;,&quot;cat_usuel&quot;:&quot;cu_encombrantelectronique&quot;,&quot;cat_trait&quot;:&quot;cat_d3e&quot;,&quot;descr&quot;:&quot;outillage alimenté par électricité&quot;,&quot;mots_cles&quot;:&quot;outillage alimente par electricite&quot;,&quot;cons&quot;:&quot;cons_recuppdv1,cons_ecoparticipation&quot;,&quot;image&quot;:&quot;image_defaut_mini.png&quot;,&quot;modco&quot;:&quot;modco_decheterie,modco_ecopoint,smco_reprise&quot;,&quot;recyc&quot;:&quot;PAS_POUBELLE&quot;,&quot;src&quot;:&quot;MieuxTrierANantes 02/2015&quot;}," calcext:value-type="string">
            <text:p>{"code":"dec_outillageAlimenteParElectricite","nom":"Outillage alimenté par électricité","cat_usuel":"cu_encombrantelectronique","cat_trait":"cat_d3e","descr":"outillage alimenté par électricité","mots_cles":"outillage alimente par electricit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62" table:formula="of:=GROOVYDECHETS([.A118];[.B118];[.C118];[.D118];[.E118];[.F118];[.G118];[.Z118];[.I118])" office:value-type="string" office:string-value="Dechet dec_outillageAlimenteParElectricite = new Dechet(code:&quot;dec_outillageAlimenteParElectricite&quot;,nom:&quot;Outillage alimenté par électricité&quot;,cat_usuel:cu_encombrantelectronique,cat_trait:cat_d3e,descr:&quot;outillage alimenté par électricité&quot;,cons:&quot;&quot;,image:&quot;&quot;,image_secondaire:&quot;&quot;); dec_outillageAlimenteParElectricite.save();" calcext:value-type="string">
            <text:p>Dechet dec_outillageAlimenteParElectricite = new Dechet(code:"dec_outillageAlimenteParElectricite",nom:"Outillage alimenté par électricité",cat_usuel:cu_encombrantelectronique,cat_trait:cat_d3e,descr:"outillage alimenté par électricité",cons:"",image:"",image_secondaire:""); dec_outillageAlimente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s bricolage ou jardinage, marteau, tournevis, cisaille, scie, râteau, hache</text:p>
          </table:table-cell>
          <table:table-cell table:style-name="ce30"/>
          <table:table-cell table:style-name="ce32" office:value-type="string" calcext:value-type="string">
            <text:p>tournevis_mini.png</text:p>
          </table:table-cell>
          <table:table-cell table:style-name="ce14" office:value-type="string" calcext:value-type="string">
            <text:p>marteau_2_mini.png</text:p>
          </table:table-cell>
          <table:table-cell table:style-name="ce46" office:value-type="string" calcext:value-type="string">
            <text:p>MieuxTrierANantes 02/2015</text:p>
          </table:table-cell>
          <table:table-cell table:style-name="ce46"/>
          <table:table-cell/>
          <table:table-cell table:formula="of:=SUBSTITUTE([.H119];&quot;_petit&quot;;&quot;&quot;)" office:value-type="string" office:string-value="tournevis_mini.png" calcext:value-type="string">
            <text:p>tournevis_mini.png</text:p>
          </table:table-cell>
          <table:table-cell office:value-type="string" calcext:value-type="string">
            <text:p><text:s/></text:p>
          </table:table-cell>
          <table:table-cell table:number-columns-repeated="3"/>
          <table:table-cell table:style-name="ce61" table:formula="of:=JSONDECHETS([.A119];[.B119];[.C119];[.D119];[.E119];[.F119];[.G119];[.H119];[.I119];[.J119])" office:value-type="string" office:string-value="{&quot;code&quot;:&quot;dec_outilsBricolageOuJardinage&quot;,&quot;nom&quot;:&quot;outils bricolage ou jardinage&quot;,&quot;cat_usuel&quot;:&quot;cu_divers&quot;,&quot;cat_trait&quot;:&quot;cat_omr&quot;,&quot;descr&quot;:&quot;outils bricolage ou jardinage, marteau, tournevis, cisaille, scie, râteau, hache&quot;,&quot;mots_cles&quot;:&quot;outils bricolage ou jardinage, marteau, tournevis, cisaille, scie, rateau, hache&quot;,&quot;image&quot;:&quot;tournevis_mini.png&quot;,&quot;image_secondaire&quot;:&quot;marteau_2_mini.png&quot;,&quot;modco&quot;:&quot;modco_bacbleu,modco_sacbleu&quot;,&quot;recyc&quot;:&quot;NON&quot;,&quot;src&quot;:&quot;MieuxTrierANantes 02/2015&quot;}," calcext:value-type="string">
            <text:p>{"code":"dec_outilsBricolageOuJardinage","nom":"outils bricolage ou jardinage","cat_usuel":"cu_divers","cat_trait":"cat_omr","descr":"outils bricolage ou jardinage, marteau, tournevis, cisaille, scie, râteau, hache","mots_cles":"outils bricolage ou jardinage, marteau, tournevis, cisaille, scie, rateau, hache","image":"tournevis_mini.png","image_secondaire":"marteau_2_mini.png","modco":"modco_bacbleu,modco_sacbleu","recyc":"NON","src":"MieuxTrierANantes 02/2015"},</text:p>
          </table:table-cell>
          <table:table-cell office:value-type="string" calcext:value-type="string">
            <text:p><text:s/></text:p>
          </table:table-cell>
          <table:table-cell table:style-name="ce62" table:formula="of:=GROOVYDECHETS([.A119];[.B119];[.C119];[.D119];[.E119];[.F119];[.G119];[.Z119];[.I119])" office:value-type="string" office:string-value="Dechet dec_outilsBricolageOuJardinage = new Dechet(code:&quot;dec_outilsBricolageOuJardinage&quot;,nom:&quot;outils bricolage ou jardinage&quot;,cat_usuel:cu_divers,cat_trait:cat_omr,descr:&quot;outils bricolage ou jardinage, marteau, tournevis, cisaille, scie, râteau, hache&quot;,cons:&quot;&quot;,image:&quot;&quot;,image_secondaire:&quot;marteau_2_mini.png&quot;); dec_outilsBricolageOuJardinage.save();" calcext:value-type="string">
            <text:p>Dechet dec_outilsBricolageOuJardinage = new Dechet(code:"dec_outilsBricolageOuJardinage",nom:"outils bricolage ou jardinage",cat_usuel:cu_divers,cat_trait:cat_omr,descr:"outils bricolage ou jardinage, marteau, tournevis, cisaille, scie, râteau, hache",cons:"",image:"",image_secondaire:"marteau_2_mini.png"); dec_outilsBricolageOuJardin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30"/>
          <table:table-cell table:style-name="ce38" office:value-type="string" calcext:value-type="string">
            <text:p>feuilles_petit_2.png</text:p>
          </table:table-cell>
          <table:table-cell table:style-name="ce45"/>
          <table:table-cell table:style-name="ce46" office:value-type="string" calcext:value-type="string">
            <text:p>MieuxTrierANantes 02/2015</text:p>
          </table:table-cell>
          <table:table-cell table:style-name="ce46"/>
          <table:table-cell/>
          <table:table-cell table:formula="of:=SUBSTITUTE([.H120];&quot;_petit&quot;;&quot;&quot;)" office:value-type="string" office:string-value="feuilles_2.png" calcext:value-type="string">
            <text:p>feuilles_2.png</text:p>
          </table:table-cell>
          <table:table-cell office:value-type="string" calcext:value-type="string">
            <text:p><text:s/></text:p>
          </table:table-cell>
          <table:table-cell table:number-columns-repeated="3"/>
          <table:table-cell table:style-name="ce61" table:formula="of:=JSONDECHETS([.A120];[.B120];[.C120];[.D120];[.E120];[.F120];[.G120];[.H120];[.I120];[.J120])" office:value-type="string" office:string-value="{&quot;code&quot;:&quot;dec_papier&quot;,&quot;nom&quot;:&quot;Papier&quot;,&quot;cat_usuel&quot;:&quot;cu_papierscartons&quot;,&quot;cat_trait&quot;:&quot;cat_papiercarton&quot;,&quot;descr&quot;:&quot;papier, prospectus, publicité, feuille (imprimée ou non)&quot;,&quot;mots_cles&quot;:&quot;papier, prospectus, publicite, feuille (imprimee ou non)&quot;,&quot;image&quot;:&quot;feuilles_petit_2.png&quot;,&quot;modco&quot;:&quot;modco_contpapiercarton,modco_bacjaune,modco_sacjaune,modco_contembjournmag&quot;,&quot;recyc&quot;:&quot;OUI&quot;,&quot;src&quot;:&quot;MieuxTrierANantes 02/2015&quot;}," calcext:value-type="string">
            <text:p>{"code":"dec_papier","nom":"Papier","cat_usuel":"cu_papierscartons","cat_trait":"cat_papiercarton","descr":"papier, prospectus, publicité, feuille (imprimée ou non)","mots_cles":"papier, prospectus, publicite, feuille (imprimee ou non)","image":"feuilles_petit_2.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20];[.B120];[.C120];[.D120];[.E120];[.F120];[.G120];[.Z120];[.I120])" office:value-type="string" office:string-value="Dechet dec_papier = new Dechet(code:&quot;dec_papier&quot;,nom:&quot;Papier&quot;,cat_usuel:cu_papierscartons,cat_trait:cat_papiercarton,descr:&quot;papier, prospectus, publicité, feuille (imprimée ou non)&quot;,cons:&quot;&quot;,image:&quot;&quot;,image_secondaire:&quot;&quot;); dec_papier.save();" calcext:value-type="string">
            <text:p>Dechet dec_papier = new Dechet(code:"dec_papier",nom:"Papier",cat_usuel:cu_papierscartons,cat_trait:cat_papiercarton,descr:"papier, prospectus, publicité, feuille (imprimée ou non)",cons:"",image:"",image_secondaire:""); dec_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24" office:value-type="string" calcext:value-type="string">
            <text:p>cons_papieralu</text:p>
          </table:table-cell>
          <table:table-cell table:style-name="ce32" office:value-type="string" calcext:value-type="string">
            <text:p>papier_alu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21];&quot;_petit&quot;;&quot;&quot;)" office:value-type="string" office:string-value="papier_alu_mini.png" calcext:value-type="string">
            <text:p>papier_alu_mini.png</text:p>
          </table:table-cell>
          <table:table-cell office:value-type="string" calcext:value-type="string">
            <text:p><text:s/></text:p>
          </table:table-cell>
          <table:table-cell table:number-columns-repeated="3"/>
          <table:table-cell table:style-name="ce61" table:formula="of:=JSONDECHETS([.A121];[.B121];[.C121];[.D121];[.E121];[.F121];[.G121];[.H121];[.I121];[.J121])" office:value-type="string" office:string-value="{&quot;code&quot;:&quot;dec_papierAluminium&quot;,&quot;nom&quot;:&quot;Papier aluminium&quot;,&quot;cat_usuel&quot;:&quot;cu_metal&quot;,&quot;cat_trait&quot;:&quot;cat_omr&quot;,&quot;descr&quot;:&quot;papier aluminium&quot;,&quot;mots_cles&quot;:&quot;papier aluminium&quot;,&quot;cons&quot;:&quot;cons_papieralu,&quot;,&quot;image&quot;:&quot;papier_alu_mini.png&quot;,&quot;modco&quot;:&quot;modco_bacbleu,modco_sacbleu&quot;,&quot;recyc&quot;:&quot;NON&quot;,&quot;src&quot;:&quot;MieuxTrierANantes 02/2015&quot;}," calcext:value-type="string">
            <text:p>{"code":"dec_papierAluminium","nom":"Papier aluminium","cat_usuel":"cu_metal","cat_trait":"cat_omr","descr":"papier aluminium","mots_cles":"papier aluminium","cons":"cons_papieralu,","image":"papier_alu_mini.png","modco":"modco_bacbleu,modco_sacbleu","recyc":"NON","src":"MieuxTrierANantes 02/2015"},</text:p>
          </table:table-cell>
          <table:table-cell office:value-type="string" calcext:value-type="string">
            <text:p><text:s/></text:p>
          </table:table-cell>
          <table:table-cell table:style-name="ce62" table:formula="of:=GROOVYDECHETS([.A121];[.B121];[.C121];[.D121];[.E121];[.F121];[.G121];[.Z121];[.I121])" office:value-type="string" office:string-value="Dechet dec_papierAluminium = new Dechet(code:&quot;dec_papierAluminium&quot;,nom:&quot;Papier aluminium&quot;,cat_usuel:cu_metal,cat_trait:cat_omr,descr:&quot;papier aluminium&quot;,cons:&quot;cons_papieralu&quot;,image:&quot;&quot;,image_secondaire:&quot;&quot;); dec_papierAluminium.save();" calcext:value-type="string">
            <text:p>Dechet dec_papierAluminium = new Dechet(code:"dec_papierAluminium",nom:"Papier aluminium",cat_usuel:cu_metal,cat_trait:cat_omr,descr:"papier aluminium",cons:"cons_papieralu",image:"",image_secondaire:""); dec_papier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26"/>
          <table:table-cell table:style-name="ce33" office:value-type="string" calcext:value-type="string">
            <text:p>papier_cadeau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122];&quot;_petit&quot;;&quot;&quot;)" office:value-type="string" office:string-value="papier_cadeau_mini.png" calcext:value-type="string">
            <text:p>papier_cadeau_mini.png</text:p>
          </table:table-cell>
          <table:table-cell office:value-type="string" calcext:value-type="string">
            <text:p><text:s/></text:p>
          </table:table-cell>
          <table:table-cell table:number-columns-repeated="3"/>
          <table:table-cell table:style-name="ce61" table:formula="of:=JSONDECHETS([.A122];[.B122];[.C122];[.D122];[.E122];[.F122];[.G122];[.H122];[.I122];[.J122])" office:value-type="string" office:string-value="{&quot;code&quot;:&quot;dec_papierCadeau&quot;,&quot;nom&quot;:&quot;Papier cadeau&quot;,&quot;cat_usuel&quot;:&quot;cu_papierscartons&quot;,&quot;cat_trait&quot;:&quot;cat_omr&quot;,&quot;descr&quot;:&quot;papier cadeau&quot;,&quot;mots_cles&quot;:&quot;papier cadeau&quot;,&quot;image&quot;:&quot;papier_cadeau_mini.png&quot;,&quot;modco&quot;:&quot;modco_bacbleu,modco_sacbleu&quot;,&quot;recyc&quot;:&quot;NON&quot;,&quot;commentaires&quot;:&quot;faq_papierparticulier&quot;,&quot;src&quot;:&quot;MieuxTrierANantes 02/2015&quot;}," calcext:value-type="string">
            <text:p>{"code":"dec_papierCadeau","nom":"Papier cadeau","cat_usuel":"cu_papierscartons","cat_trait":"cat_omr","descr":"papier cadeau","mots_cles":"papier cadeau","image":"papier_cadeau_mini.png","modco":"modco_bacbleu,modco_sacbleu","recyc":"NON","commentaires":"faq_papierparticulier","src":"MieuxTrierANantes 02/2015"},</text:p>
          </table:table-cell>
          <table:table-cell office:value-type="string" calcext:value-type="string">
            <text:p><text:s/></text:p>
          </table:table-cell>
          <table:table-cell table:style-name="ce62" table:formula="of:=GROOVYDECHETS([.A122];[.B122];[.C122];[.D122];[.E122];[.F122];[.G122];[.Z122];[.I122])" office:value-type="string" office:string-value="Dechet dec_papierCadeau = new Dechet(code:&quot;dec_papierCadeau&quot;,nom:&quot;Papier cadeau&quot;,cat_usuel:cu_papierscartons,cat_trait:cat_omr,descr:&quot;papier cadeau&quot;,cons:&quot;&quot;,image:&quot;&quot;,image_secondaire:&quot;&quot;); dec_papierCadeau.save();" calcext:value-type="string">
            <text:p>Dechet dec_papierCadeau = new Dechet(code:"dec_papierCadeau",nom:"Papier cadeau",cat_usuel:cu_papierscartons,cat_trait:cat_omr,descr:"papier cadeau",cons:"",image:"",image_secondaire:""); dec_papierCad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28"/>
          <table:table-cell table:style-name="ce39" office:value-type="string" calcext:value-type="string">
            <text:p>papier_peint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23];&quot;_petit&quot;;&quot;&quot;)" office:value-type="string" office:string-value="papier_peint_mini.png" calcext:value-type="string">
            <text:p>papier_peint_mini.png</text:p>
          </table:table-cell>
          <table:table-cell office:value-type="string" calcext:value-type="string">
            <text:p><text:s/></text:p>
          </table:table-cell>
          <table:table-cell table:number-columns-repeated="3"/>
          <table:table-cell table:style-name="ce61" table:formula="of:=JSONDECHETS([.A123];[.B123];[.C123];[.D123];[.E123];[.F123];[.G123];[.H123];[.I123];[.J123])" office:value-type="string" office:string-value="{&quot;code&quot;:&quot;dec_papierPeint&quot;,&quot;nom&quot;:&quot;Papier peint&quot;,&quot;cat_usuel&quot;:&quot;cu_papierscartons&quot;,&quot;cat_trait&quot;:&quot;cat_omr&quot;,&quot;descr&quot;:&quot;papier peint, crépon&quot;,&quot;mots_cles&quot;:&quot;papier peint, crepon&quot;,&quot;image&quot;:&quot;papier_peint_mini.png&quot;,&quot;modco&quot;:&quot;modco_bacbleu,modco_sacbleu&quot;,&quot;recyc&quot;:&quot;NON&quot;,&quot;commentaires&quot;:&quot;faq_papierparticulier&quot;,&quot;src&quot;:&quot;MieuxTrierANantes 02/2015&quot;}," calcext:value-type="string">
            <text:p>{"code":"dec_papierPeint","nom":"Papier peint","cat_usuel":"cu_papierscartons","cat_trait":"cat_omr","descr":"papier peint, crépon","mots_cles":"papier peint, crepon","image":"papier_peint_mini.png","modco":"modco_bacbleu,modco_sacbleu","recyc":"NON","commentaires":"faq_papierparticulier","src":"MieuxTrierANantes 02/2015"},</text:p>
          </table:table-cell>
          <table:table-cell office:value-type="string" calcext:value-type="string">
            <text:p><text:s/></text:p>
          </table:table-cell>
          <table:table-cell table:style-name="ce62" table:formula="of:=GROOVYDECHETS([.A123];[.B123];[.C123];[.D123];[.E123];[.F123];[.G123];[.Z123];[.I123])" office:value-type="string" office:string-value="Dechet dec_papierPeint = new Dechet(code:&quot;dec_papierPeint&quot;,nom:&quot;Papier peint&quot;,cat_usuel:cu_papierscartons,cat_trait:cat_omr,descr:&quot;papier peint, crépon&quot;,cons:&quot;&quot;,image:&quot;&quot;,image_secondaire:&quot;&quot;); dec_papierPeint.save();" calcext:value-type="string">
            <text:p>Dechet dec_papierPeint = new Dechet(code:"dec_papierPeint",nom:"Papier peint",cat_usuel:cu_papierscartons,cat_trait:cat_omr,descr:"papier peint, crépon",cons:"",image:"",image_secondaire:""); dec_papierPei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24"/>
          <table:table-cell table:style-name="ce32" office:value-type="string" calcext:value-type="string">
            <text:p>parpaing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24];&quot;_petit&quot;;&quot;&quot;)" office:value-type="string" office:string-value="parpaing_mini.png" calcext:value-type="string">
            <text:p>parpaing_mini.png</text:p>
          </table:table-cell>
          <table:table-cell office:value-type="string" calcext:value-type="string">
            <text:p><text:s/></text:p>
          </table:table-cell>
          <table:table-cell table:number-columns-repeated="3"/>
          <table:table-cell table:style-name="ce61" table:formula="of:=JSONDECHETS([.A124];[.B124];[.C124];[.D124];[.E124];[.F124];[.G124];[.H124];[.I124];[.J124])" office:value-type="string" office:string-value="{&quot;code&quot;:&quot;dec_parpaing&quot;,&quot;nom&quot;:&quot;Parpaing&quot;,&quot;cat_usuel&quot;:&quot;cu_encombrantelectronique&quot;,&quot;cat_trait&quot;:&quot;cat_materiaux&quot;,&quot;descr&quot;:&quot;parpaing&quot;,&quot;mots_cles&quot;:&quot;parpaing&quot;,&quot;cons&quot;:&quot;cons_paspoubelle&quot;,&quot;image&quot;:&quot;parpaing_mini.png&quot;,&quot;modco&quot;:&quot;modco_decheterie&quot;,&quot;recyc&quot;:&quot;PAS_POUBELLE&quot;,&quot;src&quot;:&quot;MieuxTrierANantes 02/2015&quot;}," calcext:value-type="string">
            <text:p>{"code":"dec_parpaing","nom":"Parpaing","cat_usuel":"cu_encombrantelectronique","cat_trait":"cat_materiaux","descr":"parpaing","mots_cles":"parpaing","cons":"cons_paspoubelle","image":"parpaing_mini.png","modco":"modco_decheterie","recyc":"PAS_POUBELLE","src":"MieuxTrierANantes 02/2015"},</text:p>
          </table:table-cell>
          <table:table-cell office:value-type="string" calcext:value-type="string">
            <text:p><text:s/></text:p>
          </table:table-cell>
          <table:table-cell table:style-name="ce62" table:formula="of:=GROOVYDECHETS([.A124];[.B124];[.C124];[.D124];[.E124];[.F124];[.G124];[.Z124];[.I124])" office:value-type="string" office:string-value="Dechet dec_parpaing = new Dechet(code:&quot;dec_parpaing&quot;,nom:&quot;Parpaing&quot;,cat_usuel:cu_encombrantelectronique,cat_trait:cat_materiaux,descr:&quot;parpaing&quot;,cons:&quot;&quot;,image:&quot;&quot;,image_secondaire:&quot;&quot;); dec_parpaing.save();" calcext:value-type="string">
            <text:p>Dechet dec_parpaing = new Dechet(code:"dec_parpaing",nom:"Parpaing",cat_usuel:cu_encombrantelectronique,cat_trait:cat_materiaux,descr:"parpaing",cons:"",image:"",image_secondaire:""); dec_parpaing.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8" office:value-type="string" calcext:value-type="string">
            <text:p>cons_pastoxique</text:p>
          </table:table-cell>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125];&quot;_petit&quot;;&quot;&quot;)">
            <text:p/>
          </table:table-cell>
          <table:table-cell office:value-type="string" calcext:value-type="string">
            <text:p><text:s/></text:p>
          </table:table-cell>
          <table:table-cell table:number-columns-repeated="3"/>
          <table:table-cell table:style-name="ce61" table:formula="of:=JSONDECHETS([.A125];[.B125];[.C125];[.D125];[.E125];[.F125];[.G125];[.H125];[.I125];[.J125])" office:value-type="string" office:string-value="{&quot;code&quot;:&quot;dec_peintureAntirouille&quot;,&quot;nom&quot;:&quot;Peinture antirouille&quot;,&quot;cat_usuel&quot;:&quot;cu_toxique&quot;,&quot;cat_trait&quot;:&quot;cat_ddm&quot;,&quot;descr&quot;:&quot;peinture antirouille&quot;,&quot;mots_cles&quot;:&quot;peinture antirouille&quot;,&quot;cons&quot;:&quot;cons_pastoxique,cons_toxique&quot;,&quot;image&quot;:&quot;image_defaut_mini.png&quot;,&quot;modco&quot;:&quot;modco_decheterie,modco_ecopoint&quot;,&quot;recyc&quot;:&quot;PAS_POUBELLE&quot;,&quot;src&quot;:&quot;MieuxTrierANantes 02/2015&quot;}," calcext:value-type="string">
            <text:p>{"code":"dec_peintureAntirouille","nom":"Peinture antirouille","cat_usuel":"cu_toxique","cat_trait":"cat_ddm","descr":"peinture antirouille","mots_cles":"peinture antirouille","cons":"cons_pastoxique,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25];[.B125];[.C125];[.D125];[.E125];[.F125];[.G125];[.Z125];[.I125])" office:value-type="string" office:string-value="Dechet dec_peintureAntirouille = new Dechet(code:&quot;dec_peintureAntirouille&quot;,nom:&quot;Peinture antirouille&quot;,cat_usuel:cu_toxique,cat_trait:cat_ddm,descr:&quot;peinture antirouille&quot;,cons:&quot;cons_pastoxique&quot;,image:&quot;&quot;,image_secondaire:&quot;&quot;); dec_peintureAntirouille.save();" calcext:value-type="string">
            <text:p>Dechet dec_peintureAntirouille = new Dechet(code:"dec_peintureAntirouille",nom:"Peinture antirouille",cat_usuel:cu_toxique,cat_trait:cat_ddm,descr:"peinture antirouille",cons:"cons_pastoxique",image:"",image_secondaire:""); dec_peintureAntirouil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24"/>
          <table:table-cell table:style-name="ce32" office:value-type="string" calcext:value-type="string">
            <text:p>peintur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brico</text:p>
          </table:table-cell>
          <table:table-cell/>
          <table:table-cell table:formula="of:=SUBSTITUTE([.H126];&quot;_petit&quot;;&quot;&quot;)" office:value-type="string" office:string-value="peinture_mini.png" calcext:value-type="string">
            <text:p>peinture_mini.png</text:p>
          </table:table-cell>
          <table:table-cell office:value-type="string" calcext:value-type="string">
            <text:p><text:s/></text:p>
          </table:table-cell>
          <table:table-cell table:number-columns-repeated="3"/>
          <table:table-cell table:style-name="ce61" table:formula="of:=JSONDECHETS([.A126];[.B126];[.C126];[.D126];[.E126];[.F126];[.G126];[.H126];[.I126];[.J126])" office:value-type="string" office:string-value="{&quot;code&quot;:&quot;dec_peinturesHuileEtEau&quot;,&quot;nom&quot;:&quot;Peinture huile et eau&quot;,&quot;cat_usuel&quot;:&quot;cu_toxique&quot;,&quot;cat_trait&quot;:&quot;cat_ddm&quot;,&quot;descr&quot;:&quot;peinture huile et eau&quot;,&quot;mots_cles&quot;:&quot;peinture huile et eau&quot;,&quot;cons&quot;:&quot;cons_toxique&quot;,&quot;image&quot;:&quot;peinture_mini.png&quot;,&quot;modco&quot;:&quot;modco_decheterie,modco_ecopoint&quot;,&quot;recyc&quot;:&quot;PAS_POUBELLE&quot;,&quot;src&quot;:&quot;MieuxTrierANantes 02/2015&quot;}," calcext:value-type="string">
            <text:p>{"code":"dec_peinturesHuileEtEau","nom":"Peinture huile et eau","cat_usuel":"cu_toxique","cat_trait":"cat_ddm","descr":"peinture huile et eau","mots_cles":"peinture huile et eau","cons":"cons_toxique","image":"peinture_mini.png","modco":"modco_decheterie,modco_ecopoint","recyc":"PAS_POUBELLE","src":"MieuxTrierANantes 02/2015"},</text:p>
          </table:table-cell>
          <table:table-cell office:value-type="string" calcext:value-type="string">
            <text:p><text:s/></text:p>
          </table:table-cell>
          <table:table-cell table:style-name="ce62" table:formula="of:=GROOVYDECHETS([.A126];[.B126];[.C126];[.D126];[.E126];[.F126];[.G126];[.Z126];[.I126])" office:value-type="string" office:string-value="Dechet dec_peinturesHuileEtEau = new Dechet(code:&quot;dec_peinturesHuileEtEau&quot;,nom:&quot;Peinture huile et eau&quot;,cat_usuel:cu_toxique,cat_trait:cat_ddm,descr:&quot;peinture huile et eau&quot;,cons:&quot;&quot;,image:&quot;&quot;,image_secondaire:&quot;&quot;); dec_peinturesHuileEtEau.save();" calcext:value-type="string">
            <text:p>Dechet dec_peinturesHuileEtEau = new Dechet(code:"dec_peinturesHuileEtEau",nom:"Peinture huile et eau",cat_usuel:cu_toxique,cat_trait:cat_ddm,descr:"peinture huile et eau",cons:"",image:"",image_secondaire:""); dec_peinturesHuileEt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u_encombrantelectronique</text:p>
          </table:table-cell>
          <table:table-cell table:style-name="ce15" office:value-type="string" calcext:value-type="string">
            <text:p>cat_info</text:p>
          </table:table-cell>
          <table:table-cell/>
          <table:table-cell table:style-name="ce4" office:value-type="string" calcext:value-type="string">
            <text:p>périphériques informatiques, écran, clavier, souris, imprimante</text:p>
          </table:table-cell>
          <table:table-cell table:style-name="ce24"/>
          <table:table-cell table:style-name="ce32" office:value-type="string" calcext:value-type="string">
            <text:p>clavier_ordi_mini.png</text:p>
          </table:table-cell>
          <table:table-cell table:style-name="ce14" office:value-type="string" calcext:value-type="string">
            <text:p>souris_mini.png</text:p>
          </table:table-cell>
          <table:table-cell table:style-name="ce49" office:value-type="string" calcext:value-type="string">
            <text:p>MieuxTrierANantes 02/2015</text:p>
          </table:table-cell>
          <table:table-cell table:style-name="ce49"/>
          <table:table-cell/>
          <table:table-cell table:formula="of:=SUBSTITUTE([.H127];&quot;_petit&quot;;&quot;&quot;)" office:value-type="string" office:string-value="clavier_ordi_mini.png" calcext:value-type="string">
            <text:p>clavier_ordi_mini.png</text:p>
          </table:table-cell>
          <table:table-cell office:value-type="string" calcext:value-type="string">
            <text:p><text:s/></text:p>
          </table:table-cell>
          <table:table-cell table:number-columns-repeated="3"/>
          <table:table-cell table:style-name="ce61" table:formula="of:=JSONDECHETS([.A127];[.B127];[.C127];[.D127];[.E127];[.F127];[.G127];[.H127];[.I127];[.J127])" office:value-type="string" office:string-value="{&quot;code&quot;:&quot;dec_peripheriquesInformatiques&quot;,&quot;nom&quot;:&quot;Périphériques informatiques&quot;,&quot;cat_usuel&quot;:&quot;cu_encombrantelectronique&quot;,&quot;cat_trait&quot;:&quot;cat_info&quot;,&quot;descr&quot;:&quot;périphériques informatiques, écran, clavier, souris, imprimante&quot;,&quot;mots_cles&quot;:&quot;peripheriques informatiques, ecran, clavier, souris, imprimante&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nom":"Périphériques informatiques","cat_usuel":"cu_encombrantelectronique","cat_trait":"cat_info","descr":"périphériques informatiques, écran, clavier, souris, imprimante","mots_cles":"peripheriques informatiques, ecran, clavier, souris, imprimante","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style-name="ce62" table:formula="of:=GROOVYDECHETS([.A127];[.B127];[.C127];[.D127];[.E127];[.F127];[.G127];[.Z127];[.I127])" office:value-type="string" office:string-value="Dechet dec_peripheriquesInformatiques = new Dechet(code:&quot;dec_peripheriquesInformatiques&quot;,nom:&quot;Périphériques informatiques&quot;,cat_usuel:cu_encombrantelectronique,cat_trait:cat_info,descr:&quot;périphériques informatiques, écran, clavier, souris, imprimante&quot;,cons:&quot;&quot;,image:&quot;&quot;,image_secondaire:&quot;souris_mini.png&quot;); dec_peripheriquesInformatiques.save();" calcext:value-type="string">
            <text:p>Dechet dec_peripheriquesInformatiques = new Dechet(code:"dec_peripheriquesInformatiques",nom:"Périphériques informatiques",cat_usuel:cu_encombrantelectronique,cat_trait:cat_info,descr:"périphériques informatiques, écran, clavier, souris, imprimante",cons:"",image:"",image_secondaire:"souris_mini.png"); dec_peripheriquesInformat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ano</text:p>
          </table:table-cell>
          <table:table-cell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piano</text:p>
          </table:table-cell>
          <table:table-cell table:style-name="ce28"/>
          <table:table-cell table:style-name="ce37"/>
          <table:table-cell table:style-name="ce43"/>
          <table:table-cell table:style-name="ce47" office:value-type="string" calcext:value-type="string">
            <text:p>MieuxTrierANantes 02/2015</text:p>
          </table:table-cell>
          <table:table-cell table:style-name="ce47"/>
          <table:table-cell/>
          <table:table-cell table:formula="of:=SUBSTITUTE([.H128];&quot;_petit&quot;;&quot;&quot;)">
            <text:p/>
          </table:table-cell>
          <table:table-cell office:value-type="string" calcext:value-type="string">
            <text:p><text:s/></text:p>
          </table:table-cell>
          <table:table-cell table:number-columns-repeated="3"/>
          <table:table-cell table:style-name="ce61" table:formula="of:=JSONDECHETS([.A128];[.B128];[.C128];[.D128];[.E128];[.F128];[.G128];[.H128];[.I128];[.J128])" office:value-type="string" office:string-value="{&quot;code&quot;:&quot;dec_piano&quot;,&quot;nom&quot;:&quot;Piano&quot;,&quot;cat_usuel&quot;:&quot;cu_divers&quot;,&quot;cat_trait&quot;:&quot;cat_instrument&quot;,&quot;descr&quot;:&quot;piano&quot;,&quot;mots_cles&quot;:&quot;piano&quot;,&quot;image&quot;:&quot;image_defaut_mini.png&quot;,&quot;modco&quot;:&quot;smco_reempdivers,modco_decheterie,modco_ecopoint,modco_encombrant&quot;,&quot;recyc&quot;:&quot;PAS_POUBELLE&quot;,&quot;src&quot;:&quot;MieuxTrierANantes 02/2015&quot;}," calcext:value-type="string">
            <text:p>{"code":"dec_piano","nom":"Piano","cat_usuel":"cu_divers","cat_trait":"cat_instrument","descr":"piano","mots_cles":"piano","image":"image_defaut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128];[.B128];[.C128];[.D128];[.E128];[.F128];[.G128];[.Z128];[.I128])" office:value-type="string" office:string-value="Dechet dec_piano = new Dechet(code:&quot;dec_piano&quot;,nom:&quot;Piano&quot;,cat_usuel:cu_divers,cat_trait:cat_instrument,descr:&quot;piano&quot;,cons:&quot;&quot;,image:&quot;&quot;,image_secondaire:&quot;&quot;); dec_piano.save();" calcext:value-type="string">
            <text:p>Dechet dec_piano = new Dechet(code:"dec_piano",nom:"Piano",cat_usuel:cu_divers,cat_trait:cat_instrument,descr:"piano",cons:"",image:"",image_secondaire:""); dec_pian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les</text:p>
          </table:table-cell>
          <table:table-cell table:style-name="ce4" office:value-type="string" calcext:value-type="string">
            <text:p>Piles</text:p>
          </table:table-cell>
          <table:table-cell table:style-name="ce4" office:value-type="string" calcext:value-type="string">
            <text:p>cu_toxique</text:p>
          </table:table-cell>
          <table:table-cell table:style-name="ce15" office:value-type="string" calcext:value-type="string">
            <text:p>cat_pile</text:p>
          </table:table-cell>
          <table:table-cell/>
          <table:table-cell table:style-name="ce4" office:value-type="string" calcext:value-type="string">
            <text:p>piles, petits accumulateurs</text:p>
          </table:table-cell>
          <table:table-cell table:style-name="ce24" office:value-type="string" calcext:value-type="string">
            <text:p>cons_pilerechargeable,cons_recuppdv2</text:p>
          </table:table-cell>
          <table:table-cell table:style-name="ce32" office:value-type="string" calcext:value-type="string">
            <text:p>pile_45_mini.png</text:p>
          </table:table-cell>
          <table:table-cell table:style-name="ce14" office:value-type="string" calcext:value-type="string">
            <text:p>pile9v_mini.png</text:p>
          </table:table-cell>
          <table:table-cell table:style-name="ce46" office:value-type="string" calcext:value-type="string">
            <text:p>MieuxTrierANantes 12/2014</text:p>
          </table:table-cell>
          <table:table-cell table:style-name="ce11" office:value-type="string" calcext:value-type="string">
            <text:p>scu_toxiquedivers</text:p>
          </table:table-cell>
          <table:table-cell/>
          <table:table-cell table:formula="of:=SUBSTITUTE([.H129];&quot;_petit&quot;;&quot;&quot;)" office:value-type="string" office:string-value="pile_45_mini.png" calcext:value-type="string">
            <text:p>pile_45_mini.png</text:p>
          </table:table-cell>
          <table:table-cell office:value-type="string" calcext:value-type="string">
            <text:p><text:s/></text:p>
          </table:table-cell>
          <table:table-cell table:number-columns-repeated="3"/>
          <table:table-cell table:style-name="ce61" table:formula="of:=JSONDECHETS([.A129];[.B129];[.C129];[.D129];[.E129];[.F129];[.G129];[.H129];[.I129];[.J129])" office:value-type="string" office:string-value="{&quot;code&quot;:&quot;dec_piles&quot;,&quot;nom&quot;:&quot;Piles&quot;,&quot;cat_usuel&quot;:&quot;cu_toxique&quot;,&quot;cat_trait&quot;:&quot;cat_pile&quot;,&quot;descr&quot;:&quot;piles, petits accumulateurs&quot;,&quot;mots_cles&quot;:&quot;piles, petits accumulateurs&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nom":"Piles","cat_usuel":"cu_toxique","cat_trait":"cat_pile","descr":"piles, petits accumulateurs","mots_cles":"piles, petits accumulateurs","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style-name="ce62" table:formula="of:=GROOVYDECHETS([.A129];[.B129];[.C129];[.D129];[.E129];[.F129];[.G129];[.Z129];[.I129])" office:value-type="string" office:string-value="Dechet dec_piles = new Dechet(code:&quot;dec_piles&quot;,nom:&quot;Piles&quot;,cat_usuel:cu_toxique,cat_trait:cat_pile,descr:&quot;piles, petits accumulateurs&quot;,cons:&quot;cons_pilerechargeable,cons_recuppdv2&quot;,image:&quot;&quot;,image_secondaire:&quot;pile9v_mini.png&quot;); dec_piles.save();" calcext:value-type="string">
            <text:p>Dechet dec_piles = new Dechet(code:"dec_piles",nom:"Piles",cat_usuel:cu_toxique,cat_trait:cat_pile,descr:"piles, petits accumulateurs",cons:"cons_pilerechargeable,cons_recuppdv2",image:"",image_secondaire:"pile9v_mini.png"); dec_pi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24"/>
          <table:table-cell table:style-name="ce32" office:value-type="string" calcext:value-type="string">
            <text:p>planche_bois_mini.png</text:p>
          </table:table-cell>
          <table:table-cell table:style-name="ce14" office:value-type="string" calcext:value-type="string">
            <text:p>morceaux_de_bois_mini.png</text:p>
          </table:table-cell>
          <table:table-cell table:style-name="ce47" office:value-type="string" calcext:value-type="string">
            <text:p>MieuxTrierANantes 02/2015</text:p>
          </table:table-cell>
          <table:table-cell table:style-name="ce47"/>
          <table:table-cell/>
          <table:table-cell table:formula="of:=SUBSTITUTE([.H130];&quot;_petit&quot;;&quot;&quot;)" office:value-type="string" office:string-value="planche_bois_mini.png" calcext:value-type="string">
            <text:p>planche_bois_mini.png</text:p>
          </table:table-cell>
          <table:table-cell office:value-type="string" calcext:value-type="string">
            <text:p><text:s/></text:p>
          </table:table-cell>
          <table:table-cell table:number-columns-repeated="3"/>
          <table:table-cell table:style-name="ce61" table:formula="of:=JSONDECHETS([.A130];[.B130];[.C130];[.D130];[.E130];[.F130];[.G130];[.H130];[.I130];[.J130])" office:value-type="string" office:string-value="{&quot;code&quot;:&quot;dec_plancheBois&quot;,&quot;nom&quot;:&quot;Planche bois&quot;,&quot;cat_usuel&quot;:&quot;cu_vertbois&quot;,&quot;cat_trait&quot;:&quot;cat_materiaux&quot;,&quot;descr&quot;:&quot;planche de bois&quot;,&quot;mots_cles&quot;:&quot;planche de bois&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nom":"Planche bois","cat_usuel":"cu_vertbois","cat_trait":"cat_materiaux","descr":"planche de bois","mots_cles":"planche de bois","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style-name="ce62" table:formula="of:=GROOVYDECHETS([.A130];[.B130];[.C130];[.D130];[.E130];[.F130];[.G130];[.Z130];[.I130])" office:value-type="string" office:string-value="Dechet dec_plancheBois = new Dechet(code:&quot;dec_plancheBois&quot;,nom:&quot;Planche bois&quot;,cat_usuel:cu_vertbois,cat_trait:cat_materiaux,descr:&quot;planche de bois&quot;,cons:&quot;&quot;,image:&quot;&quot;,image_secondaire:&quot;morceaux_de_bois_mini.png&quot;); dec_plancheBois.save();" calcext:value-type="string">
            <text:p>Dechet dec_plancheBois = new Dechet(code:"dec_plancheBois",nom:"Planche bois",cat_usuel:cu_vertbois,cat_trait:cat_materiaux,descr:"planche de bois",cons:"",image:"",image_secondaire:"morceaux_de_bois_mini.png"); dec_planche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24"/>
          <table:table-cell table:style-name="ce32" office:value-type="string" calcext:value-type="string">
            <text:p>plant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31];&quot;_petit&quot;;&quot;&quot;)" office:value-type="string" office:string-value="plante_mini.png" calcext:value-type="string">
            <text:p>plante_mini.png</text:p>
          </table:table-cell>
          <table:table-cell office:value-type="string" calcext:value-type="string">
            <text:p><text:s/></text:p>
          </table:table-cell>
          <table:table-cell table:number-columns-repeated="3"/>
          <table:table-cell table:style-name="ce61" table:formula="of:=JSONDECHETS([.A131];[.B131];[.C131];[.D131];[.E131];[.F131];[.G131];[.H131];[.I131];[.J131])" office:value-type="string" office:string-value="{&quot;code&quot;:&quot;dec_plante&quot;,&quot;nom&quot;:&quot;Plante&quot;,&quot;cat_usuel&quot;:&quot;cu_vertbois&quot;,&quot;cat_trait&quot;:&quot;cat_organiquegros&quot;,&quot;descr&quot;:&quot;plante&quot;,&quot;mots_cles&quot;:&quot;plante&quot;,&quot;cons&quot;:&quot;cons_compostage&quot;,&quot;image&quot;:&quot;plante_mini.png&quot;,&quot;modco&quot;:&quot;modco_decheterie,modco_ecopoint,modco_compostage&quot;,&quot;recyc&quot;:&quot;PAS_POUBELLE&quot;,&quot;src&quot;:&quot;MieuxTrierANantes 02/2015&quot;}," calcext:value-type="string">
            <text:p>{"code":"dec_plante","nom":"Plante","cat_usuel":"cu_vertbois","cat_trait":"cat_organiquegros","descr":"plante","mots_cles":"plante","cons":"cons_compostage","image":"plante_mini.png","modco":"modco_decheterie,modco_ecopoint,modco_compostage","recyc":"PAS_POUBELLE","src":"MieuxTrierANantes 02/2015"},</text:p>
          </table:table-cell>
          <table:table-cell office:value-type="string" calcext:value-type="string">
            <text:p><text:s/></text:p>
          </table:table-cell>
          <table:table-cell table:style-name="ce62" table:formula="of:=GROOVYDECHETS([.A131];[.B131];[.C131];[.D131];[.E131];[.F131];[.G131];[.Z131];[.I131])" office:value-type="string" office:string-value="Dechet dec_plante = new Dechet(code:&quot;dec_plante&quot;,nom:&quot;Plante&quot;,cat_usuel:cu_vertbois,cat_trait:cat_organiquegros,descr:&quot;plante&quot;,cons:&quot;&quot;,image:&quot;&quot;,image_secondaire:&quot;&quot;); dec_plante.save();" calcext:value-type="string">
            <text:p>Dechet dec_plante = new Dechet(code:"dec_plante",nom:"Plante",cat_usuel:cu_vertbois,cat_trait:cat_organiquegros,descr:"plante",cons:"",image:"",image_secondaire:""); dec_plan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24"/>
          <table:table-cell table:style-name="ce32" office:value-type="string" calcext:value-type="string">
            <text:p>pneu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32];&quot;_petit&quot;;&quot;&quot;)" office:value-type="string" office:string-value="pneu_mini.png" calcext:value-type="string">
            <text:p>pneu_mini.png</text:p>
          </table:table-cell>
          <table:table-cell office:value-type="string" calcext:value-type="string">
            <text:p><text:s/></text:p>
          </table:table-cell>
          <table:table-cell table:number-columns-repeated="3"/>
          <table:table-cell table:style-name="ce61" table:formula="of:=JSONDECHETS([.A132];[.B132];[.C132];[.D132];[.E132];[.F132];[.G132];[.H132];[.I132];[.J132])" office:value-type="string" office:string-value="{&quot;code&quot;:&quot;dec_pneu&quot;,&quot;nom&quot;:&quot;Pneu&quot;,&quot;cat_usuel&quot;:&quot;cu_divers&quot;,&quot;cat_trait&quot;:&quot;cat_encombrant&quot;,&quot;descr&quot;:&quot;pneu&quot;,&quot;mots_cles&quot;:&quot;pneu&quot;,&quot;cons&quot;:&quot;cons_numerosencombrants,cons_encombrants&quot;,&quot;image&quot;:&quot;pneu_mini.png&quot;,&quot;modco&quot;:&quot;modco_encombrant,modco_decheterie&quot;,&quot;recyc&quot;:&quot;PAS_POUBELLE&quot;,&quot;src&quot;:&quot;MieuxTrierANantes 02/2015&quot;}," calcext:value-type="string">
            <text:p>{"code":"dec_pneu","nom":"Pneu","cat_usuel":"cu_divers","cat_trait":"cat_encombrant","descr":"pneu","mots_cles":"pneu","cons":"cons_numerosencombrants,cons_encombrants","image":"pneu_mini.png","modco":"modco_encombrant,modco_decheterie","recyc":"PAS_POUBELLE","src":"MieuxTrierANantes 02/2015"},</text:p>
          </table:table-cell>
          <table:table-cell office:value-type="string" calcext:value-type="string">
            <text:p><text:s/></text:p>
          </table:table-cell>
          <table:table-cell table:style-name="ce62" table:formula="of:=GROOVYDECHETS([.A132];[.B132];[.C132];[.D132];[.E132];[.F132];[.G132];[.Z132];[.I132])" office:value-type="string" office:string-value="Dechet dec_pneu = new Dechet(code:&quot;dec_pneu&quot;,nom:&quot;Pneu&quot;,cat_usuel:cu_divers,cat_trait:cat_encombrant,descr:&quot;pneu&quot;,cons:&quot;&quot;,image:&quot;&quot;,image_secondaire:&quot;&quot;); dec_pneu.save();" calcext:value-type="string">
            <text:p>Dechet dec_pneu = new Dechet(code:"dec_pneu",nom:"Pneu",cat_usuel:cu_divers,cat_trait:cat_encombrant,descr:"pneu",cons:"",image:"",image_secondaire:""); dec_pne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24"/>
          <table:table-cell table:style-name="ce32" office:value-type="string" calcext:value-type="string">
            <text:p>polystyren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3];&quot;_petit&quot;;&quot;&quot;)" office:value-type="string" office:string-value="polystyrene_mini.png" calcext:value-type="string">
            <text:p>polystyrene_mini.png</text:p>
          </table:table-cell>
          <table:table-cell office:value-type="string" calcext:value-type="string">
            <text:p><text:s/></text:p>
          </table:table-cell>
          <table:table-cell table:number-columns-repeated="3"/>
          <table:table-cell table:style-name="ce61" table:formula="of:=JSONDECHETS([.A133];[.B133];[.C133];[.D133];[.E133];[.F133];[.G133];[.H133];[.I133];[.J133])" office:value-type="string" office:string-value="{&quot;code&quot;:&quot;dec_polystyrene&quot;,&quot;nom&quot;:&quot;Polystyrène&quot;,&quot;cat_usuel&quot;:&quot;cu_plastique&quot;,&quot;cat_trait&quot;:&quot;cat_omr_plastique&quot;,&quot;descr&quot;:&quot;polystyrène, barquette de polystyrène&quot;,&quot;mots_cles&quot;:&quot;polystyrene, barquette de polystyrene&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nom":"Polystyrène","cat_usuel":"cu_plastique","cat_trait":"cat_omr_plastique","descr":"polystyrène, barquette de polystyrène","mots_cles":"polystyrene, barquette de polystyrene","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3];[.B133];[.C133];[.D133];[.E133];[.F133];[.G133];[.Z133];[.I133])" office:value-type="string" office:string-value="Dechet dec_polystyrene = new Dechet(code:&quot;dec_polystyrene&quot;,nom:&quot;Polystyrène&quot;,cat_usuel:cu_plastique,cat_trait:cat_omr_plastique,descr:&quot;polystyrène, barquette de polystyrène&quot;,cons:&quot;&quot;,image:&quot;&quot;,image_secondaire:&quot;&quot;); dec_polystyrene.save();" calcext:value-type="string">
            <text:p>Dechet dec_polystyrene = new Dechet(code:"dec_polystyrene",nom:"Polystyrène",cat_usuel:cu_plastique,cat_trait:cat_omr_plastique,descr:"polystyrène, barquette de polystyrène",cons:"",image:"",image_secondaire:""); dec_polystyre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31"/>
          <table:table-cell table:style-name="ce32" office:value-type="string" calcext:value-type="string">
            <text:p>vase_mini.png</text:p>
          </table:table-cell>
          <table:table-cell table:style-name="ce14" office:value-type="string" calcext:value-type="string">
            <text:p>theiere_mini.png</text:p>
          </table:table-cell>
          <table:table-cell table:style-name="ce22" office:value-type="string" calcext:value-type="string">
            <text:p>MieuxTrierANantes 02/2015</text:p>
          </table:table-cell>
          <table:table-cell table:style-name="ce22"/>
          <table:table-cell/>
          <table:table-cell table:formula="of:=SUBSTITUTE([.H134];&quot;_petit&quot;;&quot;&quot;)" office:value-type="string" office:string-value="vase_mini.png" calcext:value-type="string">
            <text:p>vase_mini.png</text:p>
          </table:table-cell>
          <table:table-cell office:value-type="string" calcext:value-type="string">
            <text:p><text:s/></text:p>
          </table:table-cell>
          <table:table-cell table:number-columns-repeated="3"/>
          <table:table-cell table:style-name="ce61" table:formula="of:=JSONDECHETS([.A134];[.B134];[.C134];[.D134];[.E134];[.F134];[.G134];[.H134];[.I134];[.J134])" office:value-type="string" office:string-value="{&quot;code&quot;:&quot;dec_porcelaine&quot;,&quot;nom&quot;:&quot;Porcelaine&quot;,&quot;cat_usuel&quot;:&quot;cu_verrevaisselle&quot;,&quot;cat_trait&quot;:&quot;cat_verrenonvalovaisselleporcelaine&quot;,&quot;descr&quot;:&quot;porcelaine, vase&quot;,&quot;mots_cles&quot;:&quot;porcelaine, vase&quot;,&quot;cons&quot;:&quot;cons_verre&quot;,&quot;image&quot;:&quot;vase_mini.png&quot;,&quot;image_secondaire&quot;:&quot;theiere_mini.png&quot;,&quot;modco&quot;:&quot;modco_bacbleu,modco_sacbleu,modco_decheterie,modco_ecopoint,smco_vaisselle&quot;,&quot;recyc&quot;:&quot;NON&quot;,&quot;commentaires&quot;:&quot;faq_pb_plastique&quot;,&quot;src&quot;:&quot;MieuxTrierANantes 02/2015&quot;}," calcext:value-type="string">
            <text:p>{"code":"dec_porcelaine","nom":"Porcelaine","cat_usuel":"cu_verrevaisselle","cat_trait":"cat_verrenonvalovaisselleporcelaine","descr":"porcelaine, vase","mots_cles":"porcelaine, vase","cons":"cons_verre","image":"vase_mini.png","image_secondaire":"theie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34];[.B134];[.C134];[.D134];[.E134];[.F134];[.G134];[.Z134];[.I134])" office:value-type="string" office:string-value="Dechet dec_porcelaine = new Dechet(code:&quot;dec_porcelaine&quot;,nom:&quot;Porcelaine&quot;,cat_usuel:cu_verrevaisselle,cat_trait:cat_verrenonvalovaisselleporcelaine,descr:&quot;porcelaine, vase&quot;,cons:&quot;&quot;,image:&quot;&quot;,image_secondaire:&quot;theiere_mini.png&quot;); dec_porcelaine.save();" calcext:value-type="string">
            <text:p>Dechet dec_porcelaine = new Dechet(code:"dec_porcelaine",nom:"Porcelaine",cat_usuel:cu_verrevaisselle,cat_trait:cat_verrenonvalovaisselleporcelaine,descr:"porcelaine, vase",cons:"",image:"",image_secondaire:"theiere_mini.png"); dec_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office:value-type="string" calcext:value-type="string">
            <text:p>cons_bouchonamour</text:p>
          </table:table-cell>
          <table:table-cell table:style-name="ce32" office:value-type="string" calcext:value-type="string">
            <text:p>pot_creme_fraich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5];&quot;_petit&quot;;&quot;&quot;)" office:value-type="string" office:string-value="pot_creme_fraiche_mini.png" calcext:value-type="string">
            <text:p>pot_creme_fraiche_mini.png</text:p>
          </table:table-cell>
          <table:table-cell office:value-type="string" calcext:value-type="string">
            <text:p><text:s/></text:p>
          </table:table-cell>
          <table:table-cell table:number-columns-repeated="3"/>
          <table:table-cell table:style-name="ce61" table:formula="of:=JSONDECHETS([.A135];[.B135];[.C135];[.D135];[.E135];[.F135];[.G135];[.H135];[.I135];[.J135])" office:value-type="string" office:string-value="{&quot;code&quot;:&quot;dec_potCremeFraîche&quot;,&quot;nom&quot;:&quot;Pot crème fraîche&quot;,&quot;cat_usuel&quot;:&quot;cu_plastique&quot;,&quot;cat_trait&quot;:&quot;cat_omr_plastique&quot;,&quot;descr&quot;:&quot;pot de crème fraîche&quot;,&quot;mots_cles&quot;:&quot;pot de creme fraiche&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nom":"Pot crème fraîche","cat_usuel":"cu_plastique","cat_trait":"cat_omr_plastique","descr":"pot de crème fraîche","mots_cles":"pot de creme fraiche","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5];[.B135];[.C135];[.D135];[.E135];[.F135];[.G135];[.Z135];[.I135])" office:value-type="string" office:string-value="Dechet dec_potCremeFraîche = new Dechet(code:&quot;dec_potCremeFraîche&quot;,nom:&quot;Pot crème fraîche&quot;,cat_usuel:cu_plastique,cat_trait:cat_omr_plastique,descr:&quot;pot de crème fraîche&quot;,cons:&quot;cons_bouchonamour&quot;,image:&quot;&quot;,image_secondaire:&quot;&quot;); dec_potCremeFraîche.save();" calcext:value-type="string">
            <text:p>Dechet dec_potCremeFraîche = new Dechet(code:"dec_potCremeFraîche",nom:"Pot crème fraîche",cat_usuel:cu_plastique,cat_trait:cat_omr_plastique,descr:"pot de crème fraîche",cons:"cons_bouchonamour",image:"",image_secondaire:""); dec_potCremeFraîch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text:p>
          </table:table-cell>
          <table:table-cell table:style-name="ce28"/>
          <table:table-cell table:style-name="ce37" office:value-type="string" calcext:value-type="string">
            <text:p>pot_en_terre_mini.png</text:p>
          </table:table-cell>
          <table:table-cell table:style-name="ce43"/>
          <table:table-cell table:style-name="ce22" office:value-type="string" calcext:value-type="string">
            <text:p>MieuxTrierANantes 02/2015</text:p>
          </table:table-cell>
          <table:table-cell table:style-name="ce22"/>
          <table:table-cell/>
          <table:table-cell table:formula="of:=SUBSTITUTE([.H136];&quot;_petit&quot;;&quot;&quot;)" office:value-type="string" office:string-value="pot_en_terre_mini.png" calcext:value-type="string">
            <text:p>pot_en_terre_mini.png</text:p>
          </table:table-cell>
          <table:table-cell office:value-type="string" calcext:value-type="string">
            <text:p><text:s/></text:p>
          </table:table-cell>
          <table:table-cell table:number-columns-repeated="3"/>
          <table:table-cell table:style-name="ce61" table:formula="of:=JSONDECHETS([.A136];[.B136];[.C136];[.D136];[.E136];[.F136];[.G136];[.H136];[.I136];[.J136])" office:value-type="string" office:string-value="{&quot;code&quot;:&quot;dec_poterie&quot;,&quot;nom&quot;:&quot;Poterie&quot;,&quot;cat_usuel&quot;:&quot;cu_verrevaisselle&quot;,&quot;cat_trait&quot;:&quot;cat_verrenonvalovaisselleporcelaine&quot;,&quot;descr&quot;:&quot;poterie&quot;,&quot;mots_cles&quot;:&quot;poterie&quot;,&quot;cons&quot;:&quot;cons_verre&quot;,&quot;image&quot;:&quot;pot_en_terre_mini.png&quot;,&quot;modco&quot;:&quot;modco_bacbleu,modco_sacbleu,modco_decheterie,modco_ecopoint,smco_vaisselle&quot;,&quot;recyc&quot;:&quot;NON&quot;,&quot;commentaires&quot;:&quot;faq_pb_plastique&quot;,&quot;src&quot;:&quot;MieuxTrierANantes 02/2015&quot;}," calcext:value-type="string">
            <text:p>{"code":"dec_poterie","nom":"Poterie","cat_usuel":"cu_verrevaisselle","cat_trait":"cat_verrenonvalovaisselleporcelaine","descr":"poterie","mots_cles":"poterie","cons":"cons_verre","image":"pot_en_ter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36];[.B136];[.C136];[.D136];[.E136];[.F136];[.G136];[.Z136];[.I136])" office:value-type="string" office:string-value="Dechet dec_poterie = new Dechet(code:&quot;dec_poterie&quot;,nom:&quot;Poterie&quot;,cat_usuel:cu_verrevaisselle,cat_trait:cat_verrenonvalovaisselleporcelaine,descr:&quot;poterie&quot;,cons:&quot;&quot;,image:&quot;&quot;,image_secondaire:&quot;&quot;); dec_poterie.save();" calcext:value-type="string">
            <text:p>Dechet dec_poterie = new Dechet(code:"dec_poterie",nom:"Poterie",cat_usuel:cu_verrevaisselle,cat_trait:cat_verrenonvalovaisselleporcelaine,descr:"poterie",cons:"",image:"",image_secondaire:""); dec_po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24"/>
          <table:table-cell table:style-name="ce32" office:value-type="string" calcext:value-type="string">
            <text:p>peinture_acrylique_mini.png</text:p>
          </table:table-cell>
          <table:table-cell table:style-name="ce14" office:value-type="string" calcext:value-type="string">
            <text:p>pot_peinture_mini.png</text:p>
          </table:table-cell>
          <table:table-cell table:style-name="ce22" office:value-type="string" calcext:value-type="string">
            <text:p>MieuxTrierANantes 02/2015</text:p>
          </table:table-cell>
          <table:table-cell table:style-name="ce22"/>
          <table:table-cell/>
          <table:table-cell table:formula="of:=SUBSTITUTE([.H137];&quot;_petit&quot;;&quot;&quot;)" office:value-type="string" office:string-value="peinture_acrylique_mini.png" calcext:value-type="string">
            <text:p>peinture_acrylique_mini.png</text:p>
          </table:table-cell>
          <table:table-cell office:value-type="string" calcext:value-type="string">
            <text:p><text:s/></text:p>
          </table:table-cell>
          <table:table-cell table:number-columns-repeated="3"/>
          <table:table-cell table:style-name="ce61" table:formula="of:=JSONDECHETS([.A137];[.B137];[.C137];[.D137];[.E137];[.F137];[.G137];[.H137];[.I137];[.J137])" office:value-type="string" office:string-value="{&quot;code&quot;:&quot;dec_potPeinture&quot;,&quot;nom&quot;:&quot;Pot peinture&quot;,&quot;cat_usuel&quot;:&quot;cu_toxique&quot;,&quot;cat_trait&quot;:&quot;cat_ddm&quot;,&quot;descr&quot;:&quot;pot de peinture, peinture à huile, peinture à l'eau, peinture, acrylique, peinture glycéro&quot;,&quot;mots_cles&quot;:&quot;pot de peinture, peinture a huile, peinture a l'eau, peinture, acrylique, peinture glycero&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nom":"Pot peinture","cat_usuel":"cu_toxique","cat_trait":"cat_ddm","descr":"pot de peinture, peinture à huile, peinture à l'eau, peinture, acrylique, peinture glycéro","mots_cles":"pot de peinture, peinture a huile, peinture a l'eau, peinture, acrylique, peinture glycero","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style-name="ce62" table:formula="of:=GROOVYDECHETS([.A137];[.B137];[.C137];[.D137];[.E137];[.F137];[.G137];[.Z137];[.I137])" office:value-type="string" office:string-value="Dechet dec_potPeinture = new Dechet(code:&quot;dec_potPeinture&quot;,nom:&quot;Pot peinture&quot;,cat_usuel:cu_toxique,cat_trait:cat_ddm,descr:&quot;pot de peinture, peinture à huile, peinture à l'eau, peinture, acrylique, peinture glycéro&quot;,cons:&quot;&quot;,image:&quot;&quot;,image_secondaire:&quot;pot_peinture_mini.png&quot;); dec_potPeinture.save();" calcext:value-type="string">
            <text:p>Dechet dec_potPeinture = new Dechet(code:"dec_potPeinture",nom:"Pot peinture",cat_usuel:cu_toxique,cat_trait:cat_ddm,descr:"pot de peinture, peinture à huile, peinture à l'eau, peinture, acrylique, peinture glycéro",cons:"",image:"",image_secondaire:"pot_peinture_mini.png"); dec_potPein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24"/>
          <table:table-cell table:style-name="ce32" office:value-type="string" calcext:value-type="string">
            <text:p>yaour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8];&quot;_petit&quot;;&quot;&quot;)" office:value-type="string" office:string-value="yaourt_mini.png" calcext:value-type="string">
            <text:p>yaourt_mini.png</text:p>
          </table:table-cell>
          <table:table-cell office:value-type="string" calcext:value-type="string">
            <text:p><text:s/></text:p>
          </table:table-cell>
          <table:table-cell table:number-columns-repeated="3"/>
          <table:table-cell table:style-name="ce61" table:formula="of:=JSONDECHETS([.A138];[.B138];[.C138];[.D138];[.E138];[.F138];[.G138];[.H138];[.I138];[.J138])" office:value-type="string" office:string-value="{&quot;code&quot;:&quot;dec_potYaourt&quot;,&quot;nom&quot;:&quot;Pot yaourt&quot;,&quot;cat_usuel&quot;:&quot;cu_plastique&quot;,&quot;cat_trait&quot;:&quot;cat_omr_plastique&quot;,&quot;descr&quot;:&quot;pot de yaourt&quot;,&quot;mots_cles&quot;:&quot;pot de yaour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nom":"Pot yaourt","cat_usuel":"cu_plastique","cat_trait":"cat_omr_plastique","descr":"pot de yaourt","mots_cles":"pot de yaour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8];[.B138];[.C138];[.D138];[.E138];[.F138];[.G138];[.Z138];[.I138])" office:value-type="string" office:string-value="Dechet dec_potYaourt = new Dechet(code:&quot;dec_potYaourt&quot;,nom:&quot;Pot yaourt&quot;,cat_usuel:cu_plastique,cat_trait:cat_omr_plastique,descr:&quot;pot de yaourt&quot;,cons:&quot;&quot;,image:&quot;&quot;,image_secondaire:&quot;&quot;); dec_potYaourt.save();" calcext:value-type="string">
            <text:p>Dechet dec_potYaourt = new Dechet(code:"dec_potYaourt",nom:"Pot yaourt",cat_usuel:cu_plastique,cat_trait:cat_omr_plastique,descr:"pot de yaourt",cons:"",image:"",image_secondaire:""); dec_potYaour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28"/>
          <table:table-cell table:style-name="ce37"/>
          <table:table-cell table:style-name="ce43"/>
          <table:table-cell table:style-name="ce22" office:value-type="string" calcext:value-type="string">
            <text:p>MieuxTrierANantes 02/2015</text:p>
          </table:table-cell>
          <table:table-cell table:style-name="ce22"/>
          <table:table-cell/>
          <table:table-cell table:formula="of:=SUBSTITUTE([.H139];&quot;_petit&quot;;&quot;&quot;)">
            <text:p/>
          </table:table-cell>
          <table:table-cell office:value-type="string" calcext:value-type="string">
            <text:p><text:s/></text:p>
          </table:table-cell>
          <table:table-cell table:number-columns-repeated="3"/>
          <table:table-cell table:style-name="ce61" table:formula="of:=JSONDECHETS([.A139];[.B139];[.C139];[.D139];[.E139];[.F139];[.G139];[.H139];[.I139];[.J139])" office:value-type="string" office:string-value="{&quot;code&quot;:&quot;dec_produitPhytosanitaire&quot;,&quot;nom&quot;:&quot;Produit phytosanitaire&quot;,&quot;cat_usuel&quot;:&quot;cu_toxique&quot;,&quot;cat_trait&quot;:&quot;cat_ddm&quot;,&quot;descr&quot;:&quot;produit phytosanitaire&quot;,&quot;mots_cles&quot;:&quot;produit phytosanitaire&quot;,&quot;cons&quot;:&quot;cons_toxique&quot;,&quot;image&quot;:&quot;image_defaut_mini.png&quot;,&quot;modco&quot;:&quot;modco_decheterie,modco_ecopoint&quot;,&quot;recyc&quot;:&quot;PAS_POUBELLE&quot;,&quot;src&quot;:&quot;MieuxTrierANantes 02/2015&quot;}," calcext:value-type="string">
            <text:p>{"code":"dec_produitPhytosanitaire","nom":"Produit phytosanitaire","cat_usuel":"cu_toxique","cat_trait":"cat_ddm","descr":"produit phytosanitaire","mots_cles":"produit phytosanitair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39];[.B139];[.C139];[.D139];[.E139];[.F139];[.G139];[.Z139];[.I139])" office:value-type="string" office:string-value="Dechet dec_produitPhytosanitaire = new Dechet(code:&quot;dec_produitPhytosanitaire&quot;,nom:&quot;Produit phytosanitaire&quot;,cat_usuel:cu_toxique,cat_trait:cat_ddm,descr:&quot;produit phytosanitaire&quot;,cons:&quot;&quot;,image:&quot;&quot;,image_secondaire:&quot;&quot;); dec_produitPhytosanitaire.save();" calcext:value-type="string">
            <text:p>Dechet dec_produitPhytosanitaire = new Dechet(code:"dec_produitPhytosanitaire",nom:"Produit phytosanitaire",cat_usuel:cu_toxique,cat_trait:cat_ddm,descr:"produit phytosanitaire",cons:"",image:"",image_secondaire:""); dec_produitPhytosanitai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s de beauté, cosmétique, rouge à lèvres, maquillage, vernis</text:p>
          </table:table-cell>
          <table:table-cell table:style-name="ce24"/>
          <table:table-cell table:style-name="ce32" office:value-type="string" calcext:value-type="string">
            <text:p>rouge_a_levr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40];&quot;_petit&quot;;&quot;&quot;)" office:value-type="string" office:string-value="rouge_a_levre_mini.png" calcext:value-type="string">
            <text:p>rouge_a_levre_mini.png</text:p>
          </table:table-cell>
          <table:table-cell office:value-type="string" calcext:value-type="string">
            <text:p><text:s/></text:p>
          </table:table-cell>
          <table:table-cell table:number-columns-repeated="3"/>
          <table:table-cell table:style-name="ce61" table:formula="of:=JSONDECHETS([.A140];[.B140];[.C140];[.D140];[.E140];[.F140];[.G140];[.H140];[.I140];[.J140])" office:value-type="string" office:string-value="{&quot;code&quot;:&quot;dec_produitsBeaute&quot;,&quot;nom&quot;:&quot;Produit beauté&quot;,&quot;cat_usuel&quot;:&quot;cu_divers&quot;,&quot;cat_trait&quot;:&quot;cat_omr&quot;,&quot;descr&quot;:&quot;produits de beauté, cosmétique, rouge à lèvres, maquillage, vernis&quot;,&quot;mots_cles&quot;:&quot;produits de beaute, cosmetique, rouge a levres, maquillage, vernis&quot;,&quot;image&quot;:&quot;rouge_a_levre_mini.png&quot;,&quot;modco&quot;:&quot;modco_bacbleu,modco_sacbleu&quot;,&quot;recyc&quot;:&quot;NON&quot;,&quot;src&quot;:&quot;MieuxTrierANantes 02/2015&quot;}," calcext:value-type="string">
            <text:p>{"code":"dec_produitsBeaute","nom":"Produit beauté","cat_usuel":"cu_divers","cat_trait":"cat_omr","descr":"produits de beauté, cosmétique, rouge à lèvres, maquillage, vernis","mots_cles":"produits de beaute, cosmetique, rouge a levres, maquillage, vernis","image":"rouge_a_levre_mini.png","modco":"modco_bacbleu,modco_sacbleu","recyc":"NON","src":"MieuxTrierANantes 02/2015"},</text:p>
          </table:table-cell>
          <table:table-cell office:value-type="string" calcext:value-type="string">
            <text:p><text:s/></text:p>
          </table:table-cell>
          <table:table-cell table:style-name="ce62" table:formula="of:=GROOVYDECHETS([.A140];[.B140];[.C140];[.D140];[.E140];[.F140];[.G140];[.Z140];[.I140])" office:value-type="string" office:string-value="Dechet dec_produitsBeaute = new Dechet(code:&quot;dec_produitsBeaute&quot;,nom:&quot;Produit beauté&quot;,cat_usuel:cu_divers,cat_trait:cat_omr,descr:&quot;produits de beauté, cosmétique, rouge à lèvres, maquillage, vernis&quot;,cons:&quot;&quot;,image:&quot;&quot;,image_secondaire:&quot;&quot;); dec_produitsBeaute.save();" calcext:value-type="string">
            <text:p>Dechet dec_produitsBeaute = new Dechet(code:"dec_produitsBeaute",nom:"Produit beauté",cat_usuel:cu_divers,cat_trait:cat_omr,descr:"produits de beauté, cosmétique, rouge à lèvres, maquillage, vernis",cons:"",image:"",image_secondaire:""); dec_produitsBeau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30"/>
          <table:table-cell table:style-name="ce38" office:value-type="string" calcext:value-type="string">
            <text:p>produits_entretien_mini.png</text:p>
          </table:table-cell>
          <table:table-cell table:style-name="ce45"/>
          <table:table-cell table:style-name="ce56" office:value-type="string" calcext:value-type="string">
            <text:p>MieuxTrierANantes 02/2015</text:p>
          </table:table-cell>
          <table:table-cell table:style-name="ce11" office:value-type="string" calcext:value-type="string">
            <text:p>scu_toxiquedivers</text:p>
          </table:table-cell>
          <table:table-cell/>
          <table:table-cell table:formula="of:=SUBSTITUTE([.H141];&quot;_petit&quot;;&quot;&quot;)" office:value-type="string" office:string-value="produits_entretien_mini.png" calcext:value-type="string">
            <text:p>produits_entretien_mini.png</text:p>
          </table:table-cell>
          <table:table-cell office:value-type="string" calcext:value-type="string">
            <text:p><text:s/></text:p>
          </table:table-cell>
          <table:table-cell table:number-columns-repeated="3"/>
          <table:table-cell table:style-name="ce61" table:formula="of:=JSONDECHETS([.A141];[.B141];[.C141];[.D141];[.E141];[.F141];[.G141];[.H141];[.I141];[.J141])" office:value-type="string" office:string-value="{&quot;code&quot;:&quot;dec_produitsDEntretien&quot;,&quot;nom&quot;:&quot;Produit d'entretien&quot;,&quot;cat_usuel&quot;:&quot;cu_toxique&quot;,&quot;cat_trait&quot;:&quot;cat_ddm&quot;,&quot;descr&quot;:&quot;produit d'entretien, nettoyant à sol&quot;,&quot;mots_cles&quot;:&quot;produit d'entretien, nettoyant a sol&quot;,&quot;cons&quot;:&quot;cons_toxique&quot;,&quot;image&quot;:&quot;produits_entretien_mini.png&quot;,&quot;modco&quot;:&quot;modco_decheterie,modco_ecopoint&quot;,&quot;recyc&quot;:&quot;PAS_POUBELLE&quot;,&quot;src&quot;:&quot;MieuxTrierANantes 02/2015&quot;}," calcext:value-type="string">
            <text:p>{"code":"dec_produitsDEntretien","nom":"Produit d'entretien","cat_usuel":"cu_toxique","cat_trait":"cat_ddm","descr":"produit d'entretien, nettoyant à sol","mots_cles":"produit d'entretien, nettoyant a sol","cons":"cons_toxique","image":"produits_entretien_mini.png","modco":"modco_decheterie,modco_ecopoint","recyc":"PAS_POUBELLE","src":"MieuxTrierANantes 02/2015"},</text:p>
          </table:table-cell>
          <table:table-cell office:value-type="string" calcext:value-type="string">
            <text:p><text:s/></text:p>
          </table:table-cell>
          <table:table-cell table:style-name="ce62" table:formula="of:=GROOVYDECHETS([.A141];[.B141];[.C141];[.D141];[.E141];[.F141];[.G141];[.Z141];[.I141])" office:value-type="string" office:string-value="Dechet dec_produitsDEntretien = new Dechet(code:&quot;dec_produitsDEntretien&quot;,nom:&quot;Produit d'entretien&quot;,cat_usuel:cu_toxique,cat_trait:cat_ddm,descr:&quot;produit d'entretien, nettoyant à sol&quot;,cons:&quot;&quot;,image:&quot;&quot;,image_secondaire:&quot;&quot;); dec_produitsDEntretien.save();" calcext:value-type="string">
            <text:p>Dechet dec_produitsDEntretien = new Dechet(code:"dec_produitsDEntretien",nom:"Produit d'entretien",cat_usuel:cu_toxique,cat_trait:cat_ddm,descr:"produit d'entretien, nettoyant à sol",cons:"",image:"",image_secondaire:""); dec_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24"/>
          <table:table-cell table:style-name="ce14" office:value-type="string" calcext:value-type="string">
            <text:p>traitement_de_bois_mini.png</text:p>
          </table:table-cell>
          <table:table-cell table:style-name="ce32" office:value-type="string" calcext:value-type="string">
            <text:p>teinte_a_bois_mini.png</text:p>
          </table:table-cell>
          <table:table-cell table:style-name="ce46" office:value-type="string" calcext:value-type="string">
            <text:p>MieuxTrierANantes 02/2015</text:p>
          </table:table-cell>
          <table:table-cell table:style-name="ce46"/>
          <table:table-cell/>
          <table:table-cell table:formula="of:=SUBSTITUTE([.H142];&quot;_petit&quot;;&quot;&quot;)" office:value-type="string" office:string-value="traitement_de_bois_mini.png" calcext:value-type="string">
            <text:p>traitement_de_bois_mini.png</text:p>
          </table:table-cell>
          <table:table-cell office:value-type="string" calcext:value-type="string">
            <text:p><text:s/></text:p>
          </table:table-cell>
          <table:table-cell table:number-columns-repeated="3"/>
          <table:table-cell table:style-name="ce61" table:formula="of:=JSONDECHETS([.A142];[.B142];[.C142];[.D142];[.E142];[.F142];[.G142];[.H142];[.I142];[.J142])" office:value-type="string" office:string-value="{&quot;code&quot;:&quot;dec_produitsTraitementDuBois&quot;,&quot;nom&quot;:&quot;Produit traitement bois&quot;,&quot;cat_usuel&quot;:&quot;cu_toxique&quot;,&quot;cat_trait&quot;:&quot;cat_ddm&quot;,&quot;descr&quot;:&quot;produit de traitement du bois&quot;,&quot;mots_cles&quot;:&quot;produit de traitement du bois&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nom":"Produit traitement bois","cat_usuel":"cu_toxique","cat_trait":"cat_ddm","descr":"produit de traitement du bois","mots_cles":"produit de traitement du bois","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style-name="ce62" table:formula="of:=GROOVYDECHETS([.A142];[.B142];[.C142];[.D142];[.E142];[.F142];[.G142];[.Z142];[.I142])" office:value-type="string" office:string-value="Dechet dec_produitsTraitementDuBois = new Dechet(code:&quot;dec_produitsTraitementDuBois&quot;,nom:&quot;Produit traitement bois&quot;,cat_usuel:cu_toxique,cat_trait:cat_ddm,descr:&quot;produit de traitement du bois&quot;,cons:&quot;&quot;,image:&quot;&quot;,image_secondaire:&quot;teinte_a_bois_mini.png&quot;); dec_produitsTraitementDuBois.save();" calcext:value-type="string">
            <text:p>Dechet dec_produitsTraitementDuBois = new Dechet(code:"dec_produitsTraitementDuBois",nom:"Produit traitement bois",cat_usuel:cu_toxique,cat_trait:cat_ddm,descr:"produit de traitement du bois",cons:"",image:"",image_secondaire:"teinte_a_bois_mini.png"); dec_produitsTraitementDu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diographie</text:p>
          </table:table-cell>
          <table:table-cell table:style-name="ce10" office:value-type="string" calcext:value-type="string">
            <text:p>Radiograph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1" office:value-type="string" calcext:value-type="string">
            <text:p>scu_toxiquedivers</text:p>
          </table:table-cell>
          <table:table-cell/>
          <table:table-cell table:formula="of:=SUBSTITUTE([.H143];&quot;_petit&quot;;&quot;&quot;)">
            <text:p/>
          </table:table-cell>
          <table:table-cell office:value-type="string" calcext:value-type="string">
            <text:p><text:s/></text:p>
          </table:table-cell>
          <table:table-cell table:number-columns-repeated="3"/>
          <table:table-cell table:style-name="ce61" table:formula="of:=JSONDECHETS([.A143];[.B143];[.C143];[.D143];[.E143];[.F143];[.G143];[.H143];[.I143];[.J143])" office:value-type="string" office:string-value="{&quot;code&quot;:&quot;dec_radiographie&quot;,&quot;nom&quot;:&quot;Radiographie&quot;,&quot;cat_usuel&quot;:&quot;cu_toxique&quot;,&quot;cat_trait&quot;:&quot;cat_ddm&quot;,&quot;descr&quot;:&quot;radiographie&quot;,&quot;mots_cles&quot;:&quot;radiographie&quot;,&quot;cons&quot;:&quot;cons_toxique&quot;,&quot;image&quot;:&quot;image_defaut_mini.png&quot;,&quot;modco&quot;:&quot;modco_decheterie,modco_ecopoint&quot;,&quot;recyc&quot;:&quot;PAS_POUBELLE&quot;,&quot;src&quot;:&quot;MieuxTrierANantes 02/2015&quot;}," calcext:value-type="string">
            <text:p>{"code":"dec_radiographie","nom":"Radiographie","cat_usuel":"cu_toxique","cat_trait":"cat_ddm","descr":"radiographie","mots_cles":"radiographi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3];[.B143];[.C143];[.D143];[.E143];[.F143];[.G143];[.Z143];[.I143])" office:value-type="string" office:string-value="Dechet dec_radiographie = new Dechet(code:&quot;dec_radiographie&quot;,nom:&quot;Radiographie&quot;,cat_usuel:cu_toxique,cat_trait:cat_ddm,descr:&quot;radiographie&quot;,cons:&quot;&quot;,image:&quot;&quot;,image_secondaire:&quot;&quot;); dec_radiographie.save();" calcext:value-type="string">
            <text:p>Dechet dec_radiographie = new Dechet(code:"dec_radiographie",nom:"Radiographie",cat_usuel:cu_toxique,cat_trait:cat_ddm,descr:"radiographie",cons:"",image:"",image_secondaire:""); dec_radiograph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24"/>
          <table:table-cell table:style-name="ce32" office:value-type="string" calcext:value-type="string">
            <text:p>rasoir_jetab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44];&quot;_petit&quot;;&quot;&quot;)" office:value-type="string" office:string-value="rasoir_jetable_mini.png" calcext:value-type="string">
            <text:p>rasoir_jetable_mini.png</text:p>
          </table:table-cell>
          <table:table-cell office:value-type="string" calcext:value-type="string">
            <text:p><text:s/></text:p>
          </table:table-cell>
          <table:table-cell table:number-columns-repeated="3"/>
          <table:table-cell table:style-name="ce61" table:formula="of:=JSONDECHETS([.A144];[.B144];[.C144];[.D144];[.E144];[.F144];[.G144];[.H144];[.I144];[.J144])" office:value-type="string" office:string-value="{&quot;code&quot;:&quot;dec_rasoirJetable&quot;,&quot;nom&quot;:&quot;Rasoir jetable&quot;,&quot;cat_usuel&quot;:&quot;cu_divers&quot;,&quot;cat_trait&quot;:&quot;cat_omr&quot;,&quot;descr&quot;:&quot;rasoir jetable&quot;,&quot;mots_cles&quot;:&quot;rasoir jetable&quot;,&quot;image&quot;:&quot;rasoir_jetable_mini.png&quot;,&quot;modco&quot;:&quot;modco_bacbleu,modco_sacbleu&quot;,&quot;recyc&quot;:&quot;NON&quot;,&quot;src&quot;:&quot;MieuxTrierANantes 02/2015&quot;}," calcext:value-type="string">
            <text:p>{"code":"dec_rasoirJetable","nom":"Rasoir jetable","cat_usuel":"cu_divers","cat_trait":"cat_omr","descr":"rasoir jetable","mots_cles":"rasoir jetable","image":"rasoir_jetable_mini.png","modco":"modco_bacbleu,modco_sacbleu","recyc":"NON","src":"MieuxTrierANantes 02/2015"},</text:p>
          </table:table-cell>
          <table:table-cell office:value-type="string" calcext:value-type="string">
            <text:p><text:s/></text:p>
          </table:table-cell>
          <table:table-cell table:style-name="ce62" table:formula="of:=GROOVYDECHETS([.A144];[.B144];[.C144];[.D144];[.E144];[.F144];[.G144];[.Z144];[.I144])" office:value-type="string" office:string-value="Dechet dec_rasoirJetable = new Dechet(code:&quot;dec_rasoirJetable&quot;,nom:&quot;Rasoir jetable&quot;,cat_usuel:cu_divers,cat_trait:cat_omr,descr:&quot;rasoir jetable&quot;,cons:&quot;&quot;,image:&quot;&quot;,image_secondaire:&quot;&quot;); dec_rasoirJetable.save();" calcext:value-type="string">
            <text:p>Dechet dec_rasoirJetable = new Dechet(code:"dec_rasoirJetable",nom:"Rasoir jetable",cat_usuel:cu_divers,cat_trait:cat_omr,descr:"rasoir jetable",cons:"",image:"",image_secondaire:""); dec_rasoirJeta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28"/>
          <table:table-cell table:style-name="ce40" office:value-type="string" calcext:value-type="string">
            <text:p>nettoyant_four_mini.png</text:p>
          </table:table-cell>
          <table:table-cell table:style-name="ce43"/>
          <table:table-cell table:style-name="ce46" office:value-type="string" calcext:value-type="string">
            <text:p>MieuxTrierANantes 02/2015</text:p>
          </table:table-cell>
          <table:table-cell table:style-name="ce10" office:value-type="string" calcext:value-type="string">
            <text:p>scu_toxiquecuisine</text:p>
          </table:table-cell>
          <table:table-cell/>
          <table:table-cell table:formula="of:=SUBSTITUTE([.H145];&quot;_petit&quot;;&quot;&quot;)" office:value-type="string" office:string-value="nettoyant_four_mini.png" calcext:value-type="string">
            <text:p>nettoyant_four_mini.png</text:p>
          </table:table-cell>
          <table:table-cell office:value-type="string" calcext:value-type="string">
            <text:p><text:s/></text:p>
          </table:table-cell>
          <table:table-cell table:number-columns-repeated="3"/>
          <table:table-cell table:style-name="ce61" table:formula="of:=JSONDECHETS([.A145];[.B145];[.C145];[.D145];[.E145];[.F145];[.G145];[.H145];[.I145];[.J145])" office:value-type="string" office:string-value="{&quot;code&quot;:&quot;dec_recurantsPourFour&quot;,&quot;nom&quot;:&quot;Récurant pour four&quot;,&quot;cat_usuel&quot;:&quot;cu_toxique&quot;,&quot;cat_trait&quot;:&quot;cat_ddm&quot;,&quot;descr&quot;:&quot;récurant pour four&quot;,&quot;mots_cles&quot;:&quot;recurant pour four&quot;,&quot;cons&quot;:&quot;cons_toxique&quot;,&quot;image&quot;:&quot;nettoyant_four_mini.png&quot;,&quot;modco&quot;:&quot;modco_decheterie,modco_ecopoint&quot;,&quot;recyc&quot;:&quot;PAS_POUBELLE&quot;,&quot;src&quot;:&quot;MieuxTrierANantes 02/2015&quot;}," calcext:value-type="string">
            <text:p>{"code":"dec_recurantsPourFour","nom":"Récurant pour four","cat_usuel":"cu_toxique","cat_trait":"cat_ddm","descr":"récurant pour four","mots_cles":"recurant pour four","cons":"cons_toxique","image":"nettoyant_four_mini.png","modco":"modco_decheterie,modco_ecopoint","recyc":"PAS_POUBELLE","src":"MieuxTrierANantes 02/2015"},</text:p>
          </table:table-cell>
          <table:table-cell office:value-type="string" calcext:value-type="string">
            <text:p><text:s/></text:p>
          </table:table-cell>
          <table:table-cell table:style-name="ce62" table:formula="of:=GROOVYDECHETS([.A145];[.B145];[.C145];[.D145];[.E145];[.F145];[.G145];[.Z145];[.I145])" office:value-type="string" office:string-value="Dechet dec_recurantsPourFour = new Dechet(code:&quot;dec_recurantsPourFour&quot;,nom:&quot;Récurant pour four&quot;,cat_usuel:cu_toxique,cat_trait:cat_ddm,descr:&quot;récurant pour four&quot;,cons:&quot;&quot;,image:&quot;&quot;,image_secondaire:&quot;&quot;); dec_recurantsPourFour.save();" calcext:value-type="string">
            <text:p>Dechet dec_recurantsPourFour = new Dechet(code:"dec_recurantsPourFour",nom:"Récurant pour four",cat_usuel:cu_toxique,cat_trait:cat_ddm,descr:"récurant pour four",cons:"",image:"",image_secondaire:""); dec_recurantsPourFo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s pour toilett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sdb</text:p>
          </table:table-cell>
          <table:table-cell/>
          <table:table-cell table:formula="of:=SUBSTITUTE([.H146];&quot;_petit&quot;;&quot;&quot;)">
            <text:p/>
          </table:table-cell>
          <table:table-cell office:value-type="string" calcext:value-type="string">
            <text:p><text:s/></text:p>
          </table:table-cell>
          <table:table-cell table:number-columns-repeated="3"/>
          <table:table-cell table:style-name="ce61" table:formula="of:=JSONDECHETS([.A146];[.B146];[.C146];[.D146];[.E146];[.F146];[.G146];[.H146];[.I146];[.J146])" office:value-type="string" office:string-value="{&quot;code&quot;:&quot;dec_recurantsPourToilette&quot;,&quot;nom&quot;:&quot;Récurant pour toilette&quot;,&quot;cat_usuel&quot;:&quot;cu_toxique&quot;,&quot;cat_trait&quot;:&quot;cat_ddm&quot;,&quot;descr&quot;:&quot;récurants pour toilette&quot;,&quot;mots_cles&quot;:&quot;recurants pour toilette&quot;,&quot;cons&quot;:&quot;cons_toxique&quot;,&quot;image&quot;:&quot;image_defaut_mini.png&quot;,&quot;modco&quot;:&quot;modco_decheterie,modco_ecopoint&quot;,&quot;recyc&quot;:&quot;PAS_POUBELLE&quot;,&quot;src&quot;:&quot;MieuxTrierANantes 02/2015&quot;}," calcext:value-type="string">
            <text:p>{"code":"dec_recurantsPourToilette","nom":"Récurant pour toilette","cat_usuel":"cu_toxique","cat_trait":"cat_ddm","descr":"récurants pour toilette","mots_cles":"recurants pour toilett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6];[.B146];[.C146];[.D146];[.E146];[.F146];[.G146];[.Z146];[.I146])" office:value-type="string" office:string-value="Dechet dec_recurantsPourToilette = new Dechet(code:&quot;dec_recurantsPourToilette&quot;,nom:&quot;Récurant pour toilette&quot;,cat_usuel:cu_toxique,cat_trait:cat_ddm,descr:&quot;récurants pour toilette&quot;,cons:&quot;&quot;,image:&quot;&quot;,image_secondaire:&quot;&quot;); dec_recurantsPourToilette.save();" calcext:value-type="string">
            <text:p>Dechet dec_recurantsPourToilette = new Dechet(code:"dec_recurantsPourToilette",nom:"Récurant pour toilette",cat_usuel:cu_toxique,cat_trait:cat_ddm,descr:"récurants pour toilette",cons:"",image:"",image_secondaire:""); dec_recurantsPourToil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24"/>
          <table:table-cell table:style-name="ce32" office:value-type="string" calcext:value-type="string">
            <text:p>refrigerat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47];&quot;_petit&quot;;&quot;&quot;)" office:value-type="string" office:string-value="refrigerateur_mini.png" calcext:value-type="string">
            <text:p>refrigerateur_mini.png</text:p>
          </table:table-cell>
          <table:table-cell office:value-type="string" calcext:value-type="string">
            <text:p><text:s/></text:p>
          </table:table-cell>
          <table:table-cell table:number-columns-repeated="3"/>
          <table:table-cell table:style-name="ce61" table:formula="of:=JSONDECHETS([.A147];[.B147];[.C147];[.D147];[.E147];[.F147];[.G147];[.H147];[.I147];[.J147])" office:value-type="string" office:string-value="{&quot;code&quot;:&quot;dec_refrigerateur&quot;,&quot;nom&quot;:&quot;Réfrigérateur&quot;,&quot;cat_usuel&quot;:&quot;cu_encombrantelectronique&quot;,&quot;cat_trait&quot;:&quot;cat_d3e&quot;,&quot;descr&quot;:&quot;réfrigérateur&quot;,&quot;mots_cles&quot;:&quot;refrigerateu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nom":"Réfrigérateur","cat_usuel":"cu_encombrantelectronique","cat_trait":"cat_d3e","descr":"réfrigérateur","mots_cles":"refrigerateu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style-name="ce62" table:formula="of:=GROOVYDECHETS([.A147];[.B147];[.C147];[.D147];[.E147];[.F147];[.G147];[.Z147];[.I147])" office:value-type="string" office:string-value="Dechet dec_refrigerateur = new Dechet(code:&quot;dec_refrigerateur&quot;,nom:&quot;Réfrigérateur&quot;,cat_usuel:cu_encombrantelectronique,cat_trait:cat_d3e,descr:&quot;réfrigérateur&quot;,cons:&quot;&quot;,image:&quot;&quot;,image_secondaire:&quot;&quot;); dec_refrigerateur.save();" calcext:value-type="string">
            <text:p>Dechet dec_refrigerateur = new Dechet(code:"dec_refrigerateur",nom:"Réfrigérateur",cat_usuel:cu_encombrantelectronique,cat_trait:cat_d3e,descr:"réfrigérateur",cons:"",image:"",image_secondaire:""); dec_refrigerat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sines</text:p>
          </table:table-cell>
          <table:table-cell table:style-name="ce10" office:value-type="string" calcext:value-type="string">
            <text:p>Rés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brico</text:p>
          </table:table-cell>
          <table:table-cell/>
          <table:table-cell table:formula="of:=SUBSTITUTE([.H148];&quot;_petit&quot;;&quot;&quot;)">
            <text:p/>
          </table:table-cell>
          <table:table-cell office:value-type="string" calcext:value-type="string">
            <text:p><text:s/></text:p>
          </table:table-cell>
          <table:table-cell table:number-columns-repeated="3"/>
          <table:table-cell table:style-name="ce61" table:formula="of:=JSONDECHETS([.A148];[.B148];[.C148];[.D148];[.E148];[.F148];[.G148];[.H148];[.I148];[.J148])" office:value-type="string" office:string-value="{&quot;code&quot;:&quot;dec_resines&quot;,&quot;nom&quot;:&quot;Résine&quot;,&quot;cat_usuel&quot;:&quot;cu_toxique&quot;,&quot;cat_trait&quot;:&quot;cat_ddm&quot;,&quot;descr&quot;:&quot;résine&quot;,&quot;mots_cles&quot;:&quot;resine&quot;,&quot;cons&quot;:&quot;cons_toxique&quot;,&quot;image&quot;:&quot;image_defaut_mini.png&quot;,&quot;modco&quot;:&quot;modco_decheterie,modco_ecopoint&quot;,&quot;recyc&quot;:&quot;PAS_POUBELLE&quot;,&quot;src&quot;:&quot;MieuxTrierANantes 02/2015&quot;}," calcext:value-type="string">
            <text:p>{"code":"dec_resines","nom":"Résine","cat_usuel":"cu_toxique","cat_trait":"cat_ddm","descr":"résine","mots_cles":"res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8];[.B148];[.C148];[.D148];[.E148];[.F148];[.G148];[.Z148];[.I148])" office:value-type="string" office:string-value="Dechet dec_resines = new Dechet(code:&quot;dec_resines&quot;,nom:&quot;Résine&quot;,cat_usuel:cu_toxique,cat_trait:cat_ddm,descr:&quot;résine&quot;,cons:&quot;&quot;,image:&quot;&quot;,image_secondaire:&quot;&quot;); dec_resines.save();" calcext:value-type="string">
            <text:p>Dechet dec_resines = new Dechet(code:"dec_resines",nom:"Résine",cat_usuel:cu_toxique,cat_trait:cat_ddm,descr:"résine",cons:"",image:"",image_secondaire:""); dec_resin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divers</text:p>
          </table:table-cell>
          <table:table-cell/>
          <table:table-cell table:formula="of:=SUBSTITUTE([.H149];&quot;_petit&quot;;&quot;&quot;)">
            <text:p/>
          </table:table-cell>
          <table:table-cell office:value-type="string" calcext:value-type="string">
            <text:p><text:s/></text:p>
          </table:table-cell>
          <table:table-cell table:number-columns-repeated="3"/>
          <table:table-cell table:style-name="ce61" table:formula="of:=JSONDECHETS([.A149];[.B149];[.C149];[.D149];[.E149];[.F149];[.G149];[.H149];[.I149];[.J149])" office:value-type="string" office:string-value="{&quot;code&quot;:&quot;dec_revelateurEtFixateurPhoto&quot;,&quot;nom&quot;:&quot;Révélateur et fixateur photo&quot;,&quot;cat_usuel&quot;:&quot;cu_toxique&quot;,&quot;cat_trait&quot;:&quot;cat_ddm&quot;,&quot;descr&quot;:&quot;révélateur et fixateur photo&quot;,&quot;mots_cles&quot;:&quot;revelateur et fixateur photo&quot;,&quot;cons&quot;:&quot;cons_toxique&quot;,&quot;image&quot;:&quot;image_defaut_mini.png&quot;,&quot;modco&quot;:&quot;modco_decheterie,modco_ecopoint&quot;,&quot;recyc&quot;:&quot;PAS_POUBELLE&quot;,&quot;src&quot;:&quot;MieuxTrierANantes 02/2015&quot;}," calcext:value-type="string">
            <text:p>{"code":"dec_revelateurEtFixateurPhoto","nom":"Révélateur et fixateur photo","cat_usuel":"cu_toxique","cat_trait":"cat_ddm","descr":"révélateur et fixateur photo","mots_cles":"revelateur et fixateur photo","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9];[.B149];[.C149];[.D149];[.E149];[.F149];[.G149];[.Z149];[.I149])" office:value-type="string" office:string-value="Dechet dec_revelateurEtFixateurPhoto = new Dechet(code:&quot;dec_revelateurEtFixateurPhoto&quot;,nom:&quot;Révélateur et fixateur photo&quot;,cat_usuel:cu_toxique,cat_trait:cat_ddm,descr:&quot;révélateur et fixateur photo&quot;,cons:&quot;&quot;,image:&quot;&quot;,image_secondaire:&quot;&quot;); dec_revelateurEtFixateurPhoto.save();" calcext:value-type="string">
            <text:p>Dechet dec_revelateurEtFixateurPhoto = new Dechet(code:"dec_revelateurEtFixateurPhoto",nom:"Révélateur et fixateur photo",cat_usuel:cu_toxique,cat_trait:cat_ddm,descr:"révélateur et fixateur photo",cons:"",image:"",image_secondaire:""); dec_revelateurEtFixateurPhot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24" office:value-type="string" calcext:value-type="string">
            <text:p>cons_souille</text:p>
          </table:table-cell>
          <table:table-cell table:style-name="ce32" office:value-type="string" calcext:value-type="string">
            <text:p>sac_papi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50];&quot;_petit&quot;;&quot;&quot;)" office:value-type="string" office:string-value="sac_papier_mini.png" calcext:value-type="string">
            <text:p>sac_papier_mini.png</text:p>
          </table:table-cell>
          <table:table-cell office:value-type="string" calcext:value-type="string">
            <text:p><text:s/></text:p>
          </table:table-cell>
          <table:table-cell table:number-columns-repeated="3"/>
          <table:table-cell table:style-name="ce61" table:formula="of:=JSONDECHETS([.A150];[.B150];[.C150];[.D150];[.E150];[.F150];[.G150];[.H150];[.I150];[.J150])" office:value-type="string" office:string-value="{&quot;code&quot;:&quot;dec_sacEnPapier&quot;,&quot;nom&quot;:&quot;Sac papier&quot;,&quot;cat_usuel&quot;:&quot;cu_papierscartons&quot;,&quot;cat_trait&quot;:&quot;cat_papiercarton&quot;,&quot;descr&quot;:&quot;sac en papier&quot;,&quot;mots_cles&quot;:&quot;sac en papier&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nom":"Sac papier","cat_usuel":"cu_papierscartons","cat_trait":"cat_papiercarton","descr":"sac en papier","mots_cles":"sac en papier","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50];[.B150];[.C150];[.D150];[.E150];[.F150];[.G150];[.Z150];[.I150])" office:value-type="string" office:string-value="Dechet dec_sacEnPapier = new Dechet(code:&quot;dec_sacEnPapier&quot;,nom:&quot;Sac papier&quot;,cat_usuel:cu_papierscartons,cat_trait:cat_papiercarton,descr:&quot;sac en papier&quot;,cons:&quot;cons_souille&quot;,image:&quot;&quot;,image_secondaire:&quot;&quot;); dec_sacEnPapier.save();" calcext:value-type="string">
            <text:p>Dechet dec_sacEnPapier = new Dechet(code:"dec_sacEnPapier",nom:"Sac papier",cat_usuel:cu_papierscartons,cat_trait:cat_papiercarton,descr:"sac en papier",cons:"cons_souille",image:"",image_secondaire:""); dec_sacEn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24"/>
          <table:table-cell table:style-name="ce32" office:value-type="string" calcext:value-type="string">
            <text:p>sac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51];&quot;_petit&quot;;&quot;&quot;)" office:value-type="string" office:string-value="sac_plastique_mini.png" calcext:value-type="string">
            <text:p>sac_plastique_mini.png</text:p>
          </table:table-cell>
          <table:table-cell office:value-type="string" calcext:value-type="string">
            <text:p><text:s/></text:p>
          </table:table-cell>
          <table:table-cell table:number-columns-repeated="3"/>
          <table:table-cell table:style-name="ce61" table:formula="of:=JSONDECHETS([.A151];[.B151];[.C151];[.D151];[.E151];[.F151];[.G151];[.H151];[.I151];[.J151])" office:value-type="string" office:string-value="{&quot;code&quot;:&quot;dec_sacPlastique&quot;,&quot;nom&quot;:&quot;Sac plastique&quot;,&quot;cat_usuel&quot;:&quot;cu_plastique&quot;,&quot;cat_trait&quot;:&quot;cat_omr_plastique&quot;,&quot;descr&quot;:&quot;sac plastique&quot;,&quot;mots_cles&quot;:&quot;sac plastique&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nom":"Sac plastique","cat_usuel":"cu_plastique","cat_trait":"cat_omr_plastique","descr":"sac plastique","mots_cles":"sac plastique","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51];[.B151];[.C151];[.D151];[.E151];[.F151];[.G151];[.Z151];[.I151])" office:value-type="string" office:string-value="Dechet dec_sacPlastique = new Dechet(code:&quot;dec_sacPlastique&quot;,nom:&quot;Sac plastique&quot;,cat_usuel:cu_plastique,cat_trait:cat_omr_plastique,descr:&quot;sac plastique&quot;,cons:&quot;&quot;,image:&quot;&quot;,image_secondaire:&quot;&quot;); dec_sacPlastique.save();" calcext:value-type="string">
            <text:p>Dechet dec_sacPlastique = new Dechet(code:"dec_sacPlastique",nom:"Sac plastique",cat_usuel:cu_plastique,cat_trait:cat_omr_plastique,descr:"sac plastique",cons:"",image:"",image_secondaire:""); dec_sac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cooter</text:p>
          </table:table-cell>
          <table:table-cell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28"/>
          <table:table-cell table:style-name="ce37" office:value-type="string" calcext:value-type="string">
            <text:p>scooter_mini.png</text:p>
          </table:table-cell>
          <table:table-cell table:style-name="ce43"/>
          <table:table-cell table:style-name="ce47" office:value-type="string" calcext:value-type="string">
            <text:p>MieuxTrierANantes 02/2015</text:p>
          </table:table-cell>
          <table:table-cell table:style-name="ce47"/>
          <table:table-cell/>
          <table:table-cell table:formula="of:=SUBSTITUTE([.H152];&quot;_petit&quot;;&quot;&quot;)" office:value-type="string" office:string-value="scooter_mini.png" calcext:value-type="string">
            <text:p>scooter_mini.png</text:p>
          </table:table-cell>
          <table:table-cell office:value-type="string" calcext:value-type="string">
            <text:p><text:s/></text:p>
          </table:table-cell>
          <table:table-cell table:number-columns-repeated="3"/>
          <table:table-cell table:style-name="ce61" table:formula="of:=JSONDECHETS([.A152];[.B152];[.C152];[.D152];[.E152];[.F152];[.G152];[.H152];[.I152];[.J152])" office:value-type="string" office:string-value="{&quot;code&quot;:&quot;dec_scooter&quot;,&quot;nom&quot;:&quot;Scooter&quot;,&quot;cat_usuel&quot;:&quot;cu_divers&quot;,&quot;cat_trait&quot;:&quot;cat_encombrant&quot;,&quot;descr&quot;:&quot;scooter, mobylette&quot;,&quot;mots_cles&quot;:&quot;scooter, mobylette&quot;,&quot;cons&quot;:&quot;cons_numerosencombrants,cons_encombrants&quot;,&quot;image&quot;:&quot;scooter_mini.png&quot;,&quot;modco&quot;:&quot;modco_encombrant,modco_decheterie&quot;,&quot;recyc&quot;:&quot;PAS_POUBELLE&quot;,&quot;src&quot;:&quot;MieuxTrierANantes 02/2015&quot;}," calcext:value-type="string">
            <text:p>{"code":"dec_scooter","nom":"Scooter","cat_usuel":"cu_divers","cat_trait":"cat_encombrant","descr":"scooter, mobylette","mots_cles":"scooter, mobylette","cons":"cons_numerosencombrants,cons_encombrants","image":"scooter_mini.png","modco":"modco_encombrant,modco_decheterie","recyc":"PAS_POUBELLE","src":"MieuxTrierANantes 02/2015"},</text:p>
          </table:table-cell>
          <table:table-cell office:value-type="string" calcext:value-type="string">
            <text:p><text:s/></text:p>
          </table:table-cell>
          <table:table-cell table:style-name="ce62" table:formula="of:=GROOVYDECHETS([.A152];[.B152];[.C152];[.D152];[.E152];[.F152];[.G152];[.Z152];[.I152])" office:value-type="string" office:string-value="Dechet dec_scooter = new Dechet(code:&quot;dec_scooter&quot;,nom:&quot;Scooter&quot;,cat_usuel:cu_divers,cat_trait:cat_encombrant,descr:&quot;scooter, mobylette&quot;,cons:&quot;&quot;,image:&quot;&quot;,image_secondaire:&quot;&quot;); dec_scooter.save();" calcext:value-type="string">
            <text:p>Dechet dec_scooter = new Dechet(code:"dec_scooter",nom:"Scooter",cat_usuel:cu_divers,cat_trait:cat_encombrant,descr:"scooter, mobylette",cons:"",image:"",image_secondaire:""); dec_scoot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28"/>
          <table:table-cell table:style-name="ce37" office:value-type="string" calcext:value-type="string">
            <text:p>bouteille_white_spirit_2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53];&quot;_petit&quot;;&quot;&quot;)" office:value-type="string" office:string-value="bouteille_white_spirit_2_mini.png" calcext:value-type="string">
            <text:p>bouteille_white_spirit_2_mini.png</text:p>
          </table:table-cell>
          <table:table-cell office:value-type="string" calcext:value-type="string">
            <text:p><text:s/></text:p>
          </table:table-cell>
          <table:table-cell table:number-columns-repeated="3"/>
          <table:table-cell table:style-name="ce61" table:formula="of:=JSONDECHETS([.A153];[.B153];[.C153];[.D153];[.E153];[.F153];[.G153];[.H153];[.I153];[.J153])" office:value-type="string" office:string-value="{&quot;code&quot;:&quot;dec_solvants&quot;,&quot;nom&quot;:&quot;Solvant&quot;,&quot;cat_usuel&quot;:&quot;cu_toxique&quot;,&quot;cat_trait&quot;:&quot;cat_ddm&quot;,&quot;descr&quot;:&quot;solvant, diluant, white spirit&quot;,&quot;mots_cles&quot;:&quot;solvant, diluant, white spirit&quot;,&quot;cons&quot;:&quot;cons_toxique&quot;,&quot;image&quot;:&quot;bouteille_white_spirit_2_mini.png&quot;,&quot;modco&quot;:&quot;modco_decheterie,modco_ecopoint&quot;,&quot;recyc&quot;:&quot;PAS_POUBELLE&quot;,&quot;src&quot;:&quot;MieuxTrierANantes 02/2015&quot;}," calcext:value-type="string">
            <text:p>{"code":"dec_solvants","nom":"Solvant","cat_usuel":"cu_toxique","cat_trait":"cat_ddm","descr":"solvant, diluant, white spirit","mots_cles":"solvant, diluant, white spirit","cons":"cons_toxique","image":"bouteille_white_spirit_2_mini.png","modco":"modco_decheterie,modco_ecopoint","recyc":"PAS_POUBELLE","src":"MieuxTrierANantes 02/2015"},</text:p>
          </table:table-cell>
          <table:table-cell office:value-type="string" calcext:value-type="string">
            <text:p><text:s/></text:p>
          </table:table-cell>
          <table:table-cell table:style-name="ce62" table:formula="of:=GROOVYDECHETS([.A153];[.B153];[.C153];[.D153];[.E153];[.F153];[.G153];[.Z153];[.I153])" office:value-type="string" office:string-value="Dechet dec_solvants = new Dechet(code:&quot;dec_solvants&quot;,nom:&quot;Solvant&quot;,cat_usuel:cu_toxique,cat_trait:cat_ddm,descr:&quot;solvant, diluant, white spirit&quot;,cons:&quot;&quot;,image:&quot;&quot;,image_secondaire:&quot;&quot;); dec_solvants.save();" calcext:value-type="string">
            <text:p>Dechet dec_solvants = new Dechet(code:"dec_solvants",nom:"Solvant",cat_usuel:cu_toxique,cat_trait:cat_ddm,descr:"solvant, diluant, white spirit",cons:"",image:"",image_secondaire:""); dec_solv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54];&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154];[.B154];[.C154];[.D154];[.E154];[.F154];[.G154];[.H154];[.I154];[.J154])" office:value-type="string" office:string-value="{&quot;code&quot;:&quot;dec_stylo&quot;,&quot;nom&quot;:&quot;Stylo&quot;,&quot;cat_usuel&quot;:&quot;cu_plastique&quot;,&quot;cat_trait&quot;:&quot;cat_omr_plastique&quot;,&quot;descr&quot;:&quot;stylo&quot;,&quot;mots_cles&quot;:&quot;stylo&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nom":"Stylo","cat_usuel":"cu_plastique","cat_trait":"cat_omr_plastique","descr":"stylo","mots_cles":"stylo","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54];[.B154];[.C154];[.D154];[.E154];[.F154];[.G154];[.Z154];[.I154])" office:value-type="string" office:string-value="Dechet dec_stylo = new Dechet(code:&quot;dec_stylo&quot;,nom:&quot;Stylo&quot;,cat_usuel:cu_plastique,cat_trait:cat_omr_plastique,descr:&quot;stylo&quot;,cons:&quot;&quot;,image:&quot;&quot;,image_secondaire:&quot;&quot;); dec_stylo.save();" calcext:value-type="string">
            <text:p>Dechet dec_stylo = new Dechet(code:"dec_stylo",nom:"Stylo",cat_usuel:cu_plastique,cat_trait:cat_omr_plastique,descr:"stylo",cons:"",image:"",image_secondaire:""); dec_sty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19"/>
          <table:table-cell table:style-name="ce4" office:value-type="string" calcext:value-type="string">
            <text:p>table à repasser</text:p>
          </table:table-cell>
          <table:table-cell table:style-name="ce24"/>
          <table:table-cell table:style-name="ce32" office:value-type="string" calcext:value-type="string">
            <text:p>table_a_repasser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55];&quot;_petit&quot;;&quot;&quot;)" office:value-type="string" office:string-value="table_a_repasser_mini.png" calcext:value-type="string">
            <text:p>table_a_repasser_mini.png</text:p>
          </table:table-cell>
          <table:table-cell office:value-type="string" calcext:value-type="string">
            <text:p><text:s/></text:p>
          </table:table-cell>
          <table:table-cell table:number-columns-repeated="3"/>
          <table:table-cell table:style-name="ce61" table:formula="of:=JSONDECHETS([.A155];[.B155];[.C155];[.D155];[.E155];[.F155];[.G155];[.H155];[.I155];[.J155])" office:value-type="string" office:string-value="{&quot;code&quot;:&quot;dec_tableARepasser&quot;,&quot;nom&quot;:&quot;Table à repasser&quot;,&quot;cat_usuel&quot;:&quot;cu_encombrantelectronique&quot;,&quot;cat_trait&quot;:&quot;cat_encombrant&quot;,&quot;descr&quot;:&quot;table à repasser&quot;,&quot;mots_cles&quot;:&quot;table a repasser&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nom":"Table à repasser","cat_usuel":"cu_encombrantelectronique","cat_trait":"cat_encombrant","descr":"table à repasser","mots_cles":"table a repasser","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style-name="ce62" table:formula="of:=GROOVYDECHETS([.A155];[.B155];[.C155];[.D155];[.E155];[.F155];[.G155];[.Z155];[.I155])" office:value-type="string" office:string-value="Dechet dec_tableARepasser = new Dechet(code:&quot;dec_tableARepasser&quot;,nom:&quot;Table à repasser&quot;,cat_usuel:cu_encombrantelectronique,cat_trait:cat_encombrant,descr:&quot;table à repasser&quot;,cons:&quot;&quot;,image:&quot;&quot;,image_secondaire:&quot;&quot;); dec_tableARepasser.save();" calcext:value-type="string">
            <text:p>Dechet dec_tableARepasser = new Dechet(code:"dec_tableARepasser",nom:"Table à repasser",cat_usuel:cu_encombrantelectronique,cat_trait:cat_encombrant,descr:"table à repasser",cons:"",image:"",image_secondaire:""); dec_tableARepass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24"/>
          <table:table-cell table:style-name="ce32" office:value-type="string" calcext:value-type="string">
            <text:p>telephone_fix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56];&quot;_petit&quot;;&quot;&quot;)" office:value-type="string" office:string-value="telephone_fixe_mini.png" calcext:value-type="string">
            <text:p>telephone_fixe_mini.png</text:p>
          </table:table-cell>
          <table:table-cell office:value-type="string" calcext:value-type="string">
            <text:p><text:s/></text:p>
          </table:table-cell>
          <table:table-cell table:number-columns-repeated="3"/>
          <table:table-cell table:style-name="ce61" table:formula="of:=JSONDECHETS([.A156];[.B156];[.C156];[.D156];[.E156];[.F156];[.G156];[.H156];[.I156];[.J156])" office:value-type="string" office:string-value="{&quot;code&quot;:&quot;dec_telephonie&quot;,&quot;nom&quot;:&quot;Téléphonie&quot;,&quot;cat_usuel&quot;:&quot;cu_encombrantelectronique&quot;,&quot;cat_trait&quot;:&quot;cat_d3e&quot;,&quot;descr&quot;:&quot;téléphonie&quot;,&quot;mots_cles&quot;:&quot;telephonie&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nom":"Téléphonie","cat_usuel":"cu_encombrantelectronique","cat_trait":"cat_d3e","descr":"téléphonie","mots_cles":"telephonie","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style-name="ce62" table:formula="of:=GROOVYDECHETS([.A156];[.B156];[.C156];[.D156];[.E156];[.F156];[.G156];[.Z156];[.I156])" office:value-type="string" office:string-value="Dechet dec_telephonie = new Dechet(code:&quot;dec_telephonie&quot;,nom:&quot;Téléphonie&quot;,cat_usuel:cu_encombrantelectronique,cat_trait:cat_d3e,descr:&quot;téléphonie&quot;,cons:&quot;&quot;,image:&quot;&quot;,image_secondaire:&quot;&quot;); dec_telephonie.save();" calcext:value-type="string">
            <text:p>Dechet dec_telephonie = new Dechet(code:"dec_telephonie",nom:"Téléphonie",cat_usuel:cu_encombrantelectronique,cat_trait:cat_d3e,descr:"téléphonie",cons:"",image:"",image_secondaire:""); dec_teleph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24"/>
          <table:table-cell table:style-name="ce32" office:value-type="string" calcext:value-type="string">
            <text:p>televis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57];&quot;_petit&quot;;&quot;&quot;)" office:value-type="string" office:string-value="televiseur_mini.png" calcext:value-type="string">
            <text:p>televiseur_mini.png</text:p>
          </table:table-cell>
          <table:table-cell office:value-type="string" calcext:value-type="string">
            <text:p><text:s/></text:p>
          </table:table-cell>
          <table:table-cell table:number-columns-repeated="3"/>
          <table:table-cell table:style-name="ce61" table:formula="of:=JSONDECHETS([.A157];[.B157];[.C157];[.D157];[.E157];[.F157];[.G157];[.H157];[.I157];[.J157])" office:value-type="string" office:string-value="{&quot;code&quot;:&quot;dec_televiseurs&quot;,&quot;nom&quot;:&quot;Téléviseur&quot;,&quot;cat_usuel&quot;:&quot;cu_encombrantelectronique&quot;,&quot;cat_trait&quot;:&quot;cat_d3e&quot;,&quot;descr&quot;:&quot;téléviseur&quot;,&quot;mots_cles&quot;:&quot;televiseur&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nom":"Téléviseur","cat_usuel":"cu_encombrantelectronique","cat_trait":"cat_d3e","descr":"téléviseur","mots_cles":"televiseur","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style-name="ce62" table:formula="of:=GROOVYDECHETS([.A157];[.B157];[.C157];[.D157];[.E157];[.F157];[.G157];[.Z157];[.I157])" office:value-type="string" office:string-value="Dechet dec_televiseurs = new Dechet(code:&quot;dec_televiseurs&quot;,nom:&quot;Téléviseur&quot;,cat_usuel:cu_encombrantelectronique,cat_trait:cat_d3e,descr:&quot;téléviseur&quot;,cons:&quot;&quot;,image:&quot;&quot;,image_secondaire:&quot;&quot;); dec_televiseurs.save();" calcext:value-type="string">
            <text:p>Dechet dec_televiseurs = new Dechet(code:"dec_televiseurs",nom:"Téléviseur",cat_usuel:cu_encombrantelectronique,cat_trait:cat_d3e,descr:"téléviseur",cons:"",image:"",image_secondaire:""); dec_televis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28"/>
          <table:table-cell table:style-name="ce37" office:value-type="string" calcext:value-type="string">
            <text:p>thermometre_mercure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58];&quot;_petit&quot;;&quot;&quot;)" office:value-type="string" office:string-value="thermometre_mercure_mini.png" calcext:value-type="string">
            <text:p>thermometre_mercure_mini.png</text:p>
          </table:table-cell>
          <table:table-cell office:value-type="string" calcext:value-type="string">
            <text:p><text:s/></text:p>
          </table:table-cell>
          <table:table-cell table:number-columns-repeated="3"/>
          <table:table-cell table:style-name="ce61" table:formula="of:=JSONDECHETS([.A158];[.B158];[.C158];[.D158];[.E158];[.F158];[.G158];[.H158];[.I158];[.J158])" office:value-type="string" office:string-value="{&quot;code&quot;:&quot;dec_thermometreAMercure&quot;,&quot;nom&quot;:&quot;Thermomètre à mercure&quot;,&quot;cat_usuel&quot;:&quot;cu_toxique&quot;,&quot;cat_trait&quot;:&quot;cat_ddm&quot;,&quot;descr&quot;:&quot;thermomètre à mercure&quot;,&quot;mots_cles&quot;:&quot;thermometre a mercure&quot;,&quot;cons&quot;:&quot;cons_toxique&quot;,&quot;image&quot;:&quot;thermometre_mercure_mini.png&quot;,&quot;modco&quot;:&quot;modco_decheterie,modco_ecopoint&quot;,&quot;recyc&quot;:&quot;PAS_POUBELLE&quot;,&quot;src&quot;:&quot;MieuxTrierANantes 02/2015&quot;}," calcext:value-type="string">
            <text:p>{"code":"dec_thermometreAMercure","nom":"Thermomètre à mercure","cat_usuel":"cu_toxique","cat_trait":"cat_ddm","descr":"thermomètre à mercure","mots_cles":"thermometre a mercure","cons":"cons_toxique","image":"thermometre_mercure_mini.png","modco":"modco_decheterie,modco_ecopoint","recyc":"PAS_POUBELLE","src":"MieuxTrierANantes 02/2015"},</text:p>
          </table:table-cell>
          <table:table-cell office:value-type="string" calcext:value-type="string">
            <text:p><text:s/></text:p>
          </table:table-cell>
          <table:table-cell table:style-name="ce62" table:formula="of:=GROOVYDECHETS([.A158];[.B158];[.C158];[.D158];[.E158];[.F158];[.G158];[.Z158];[.I158])" office:value-type="string" office:string-value="Dechet dec_thermometreAMercure = new Dechet(code:&quot;dec_thermometreAMercure&quot;,nom:&quot;Thermomètre à mercure&quot;,cat_usuel:cu_toxique,cat_trait:cat_ddm,descr:&quot;thermomètre à mercure&quot;,cons:&quot;&quot;,image:&quot;&quot;,image_secondaire:&quot;&quot;); dec_thermometreAMercure.save();" calcext:value-type="string">
            <text:p>Dechet dec_thermometreAMercure = new Dechet(code:"dec_thermometreAMercure",nom:"Thermomètre à mercure",cat_usuel:cu_toxique,cat_trait:cat_ddm,descr:"thermomètre à mercure",cons:"",image:"",image_secondaire:""); dec_thermometreAMerc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46"/>
          <table:table-cell/>
          <table:table-cell table:formula="of:=SUBSTITUTE([.H159];&quot;_petit&quot;;&quot;&quot;)">
            <text:p/>
          </table:table-cell>
          <table:table-cell office:value-type="string" calcext:value-type="string">
            <text:p><text:s/></text:p>
          </table:table-cell>
          <table:table-cell table:number-columns-repeated="3"/>
          <table:table-cell table:style-name="ce61" table:formula="of:=JSONDECHETS([.A159];[.B159];[.C159];[.D159];[.E159];[.F159];[.G159];[.H159];[.I159];[.J159])" office:value-type="string" office:string-value="{&quot;code&quot;:&quot;dec_trompette&quot;,&quot;nom&quot;:&quot;Trompette&quot;,&quot;cat_usuel&quot;:&quot;cu_divers&quot;,&quot;cat_trait&quot;:&quot;cat_instrument&quot;,&quot;descr&quot;:&quot;trompette&quot;,&quot;mots_cles&quot;:&quot;trompette&quot;,&quot;image&quot;:&quot;image_defaut_mini.png&quot;,&quot;modco&quot;:&quot;smco_reempdivers,modco_decheterie,modco_ecopoint,modco_encombrant&quot;,&quot;recyc&quot;:&quot;PAS_POUBELLE&quot;,&quot;src&quot;:&quot;MieuxTrierANantes 02/2015&quot;}," calcext:value-type="string">
            <text:p>{"code":"dec_trompette","nom":"Trompette","cat_usuel":"cu_divers","cat_trait":"cat_instrument","descr":"trompette","mots_cles":"trompette","image":"image_defaut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159];[.B159];[.C159];[.D159];[.E159];[.F159];[.G159];[.Z159];[.I159])" office:value-type="string" office:string-value="Dechet dec_trompette = new Dechet(code:&quot;dec_trompette&quot;,nom:&quot;Trompette&quot;,cat_usuel:cu_divers,cat_trait:cat_instrument,descr:&quot;trompette&quot;,cons:&quot;&quot;,image:&quot;&quot;,image_secondaire:&quot;&quot;); dec_trompette.save();" calcext:value-type="string">
            <text:p>Dechet dec_trompette = new Dechet(code:"dec_trompette",nom:"Trompette",cat_usuel:cu_divers,cat_trait:cat_instrument,descr:"trompette",cons:"",image:"",image_secondaire:""); dec_tromp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trottinette</text:p>
          </table:table-cell>
          <table:table-cell table:style-name="ce28"/>
          <table:table-cell table:style-name="ce37" office:value-type="string" calcext:value-type="string">
            <text:p>trottinette_mini.png</text:p>
          </table:table-cell>
          <table:table-cell table:style-name="ce43"/>
          <table:table-cell table:style-name="ce46" office:value-type="string" calcext:value-type="string">
            <text:p>MieuxTrierANantes 12/2014</text:p>
          </table:table-cell>
          <table:table-cell table:style-name="ce47"/>
          <table:table-cell/>
          <table:table-cell table:formula="of:=SUBSTITUTE([.H160];&quot;_petit&quot;;&quot;&quot;)" office:value-type="string" office:string-value="trottinette_mini.png" calcext:value-type="string">
            <text:p>trottinette_mini.png</text:p>
          </table:table-cell>
          <table:table-cell office:value-type="string" calcext:value-type="string">
            <text:p><text:s/></text:p>
          </table:table-cell>
          <table:table-cell table:number-columns-repeated="3"/>
          <table:table-cell table:style-name="ce61" table:formula="of:=JSONDECHETS([.A160];[.B160];[.C160];[.D160];[.E160];[.F160];[.G160];[.H160];[.I160];[.J160])" office:value-type="string" office:string-value="{&quot;code&quot;:&quot;dec_trottinnette&quot;,&quot;nom&quot;:&quot;Trottinette&quot;,&quot;cat_usuel&quot;:&quot;cu_metal&quot;,&quot;cat_trait&quot;:&quot;cat_velo&quot;,&quot;descr&quot;:&quot;trottinette&quot;,&quot;mots_cles&quot;:&quot;trottinette&quot;,&quot;image&quot;:&quot;trottinette_mini.png&quot;,&quot;modco&quot;:&quot;smco_velo,modco_decheterie,modco_ecopoint&quot;,&quot;recyc&quot;:&quot;PAS_POUBELLE&quot;,&quot;src&quot;:&quot;MieuxTrierANantes 12/2014&quot;}," calcext:value-type="string">
            <text:p>{"code":"dec_trottinnette","nom":"Trottinette","cat_usuel":"cu_metal","cat_trait":"cat_velo","descr":"trottinette","mots_cles":"trottinette","image":"trottinette_mini.png","modco":"smco_velo,modco_decheterie,modco_ecopoint","recyc":"PAS_POUBELLE","src":"MieuxTrierANantes 12/2014"},</text:p>
          </table:table-cell>
          <table:table-cell office:value-type="string" calcext:value-type="string">
            <text:p><text:s/></text:p>
          </table:table-cell>
          <table:table-cell table:style-name="ce62" table:formula="of:=GROOVYDECHETS([.A160];[.B160];[.C160];[.D160];[.E160];[.F160];[.G160];[.Z160];[.I160])" office:value-type="string" office:string-value="Dechet dec_trottinnette = new Dechet(code:&quot;dec_trottinnette&quot;,nom:&quot;Trottinette&quot;,cat_usuel:cu_metal,cat_trait:cat_velo,descr:&quot;trottinette&quot;,cons:&quot;&quot;,image:&quot;&quot;,image_secondaire:&quot;&quot;); dec_trottinnette.save();" calcext:value-type="string">
            <text:p>Dechet dec_trottinnette = new Dechet(code:"dec_trottinnette",nom:"Trottinette",cat_usuel:cu_metal,cat_trait:cat_velo,descr:"trottinette",cons:"",image:"",image_secondaire:""); dec_trottin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beFluorescent</text:p>
          </table:table-cell>
          <table:table-cell table:style-name="ce10" office:value-type="string" calcext:value-type="string">
            <text:p>Tube fluoresc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divers</text:p>
          </table:table-cell>
          <table:table-cell/>
          <table:table-cell table:formula="of:=SUBSTITUTE([.H161];&quot;_petit&quot;;&quot;&quot;)">
            <text:p/>
          </table:table-cell>
          <table:table-cell office:value-type="string" calcext:value-type="string">
            <text:p><text:s/></text:p>
          </table:table-cell>
          <table:table-cell table:number-columns-repeated="3"/>
          <table:table-cell table:style-name="ce61" table:formula="of:=JSONDECHETS([.A161];[.B161];[.C161];[.D161];[.E161];[.F161];[.G161];[.H161];[.I161];[.J161])" office:value-type="string" office:string-value="{&quot;code&quot;:&quot;dec_tubeFluorescent&quot;,&quot;nom&quot;:&quot;Tube fluorescent&quot;,&quot;cat_usuel&quot;:&quot;cu_toxique&quot;,&quot;cat_trait&quot;:&quot;cat_ddm&quot;,&quot;descr&quot;:&quot;tube fluorescent, tube fluo&quot;,&quot;mots_cles&quot;:&quot;tube fluorescent, tube fluo&quot;,&quot;cons&quot;:&quot;cons_toxique&quot;,&quot;image&quot;:&quot;image_defaut_mini.png&quot;,&quot;modco&quot;:&quot;modco_decheterie,modco_ecopoint&quot;,&quot;recyc&quot;:&quot;PAS_POUBELLE&quot;,&quot;src&quot;:&quot;MieuxTrierANantes 02/2015&quot;}," calcext:value-type="string">
            <text:p>{"code":"dec_tubeFluorescent","nom":"Tube fluorescent","cat_usuel":"cu_toxique","cat_trait":"cat_ddm","descr":"tube fluorescent, tube fluo","mots_cles":"tube fluorescent, tube fluo","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61];[.B161];[.C161];[.D161];[.E161];[.F161];[.G161];[.Z161];[.I161])" office:value-type="string" office:string-value="Dechet dec_tubeFluorescent = new Dechet(code:&quot;dec_tubeFluorescent&quot;,nom:&quot;Tube fluorescent&quot;,cat_usuel:cu_toxique,cat_trait:cat_ddm,descr:&quot;tube fluorescent, tube fluo&quot;,cons:&quot;&quot;,image:&quot;&quot;,image_secondaire:&quot;&quot;); dec_tubeFluorescent.save();" calcext:value-type="string">
            <text:p>Dechet dec_tubeFluorescent = new Dechet(code:"dec_tubeFluorescent",nom:"Tube fluorescent",cat_usuel:cu_toxique,cat_trait:cat_ddm,descr:"tube fluorescent, tube fluo",cons:"",image:"",image_secondaire:""); dec_tubeFluoresc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26"/>
          <table:table-cell table:style-name="ce33" office:value-type="string" calcext:value-type="string">
            <text:p>tuyau_arrosage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162];&quot;_petit&quot;;&quot;&quot;)" office:value-type="string" office:string-value="tuyau_arrosage_mini.png" calcext:value-type="string">
            <text:p>tuyau_arrosage_mini.png</text:p>
          </table:table-cell>
          <table:table-cell office:value-type="string" calcext:value-type="string">
            <text:p><text:s/></text:p>
          </table:table-cell>
          <table:table-cell table:number-columns-repeated="3"/>
          <table:table-cell table:style-name="ce61" table:formula="of:=JSONDECHETS([.A162];[.B162];[.C162];[.D162];[.E162];[.F162];[.G162];[.H162];[.I162];[.J162])" office:value-type="string" office:string-value="{&quot;code&quot;:&quot;dec_tuyauDarrosage&quot;,&quot;nom&quot;:&quot;Tuyau arrosage&quot;,&quot;cat_usuel&quot;:&quot;cu_plastique&quot;,&quot;cat_trait&quot;:&quot;cat_omr_plastique&quot;,&quot;descr&quot;:&quot;tuyau d'arrosage&quot;,&quot;mots_cles&quot;:&quot;tuyau d'arrosag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nom":"Tuyau arrosage","cat_usuel":"cu_plastique","cat_trait":"cat_omr_plastique","descr":"tuyau d'arrosage","mots_cles":"tuyau d'arrosag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62];[.B162];[.C162];[.D162];[.E162];[.F162];[.G162];[.Z162];[.I162])" office:value-type="string" office:string-value="Dechet dec_tuyauDarrosage = new Dechet(code:&quot;dec_tuyauDarrosage&quot;,nom:&quot;Tuyau arrosage&quot;,cat_usuel:cu_plastique,cat_trait:cat_omr_plastique,descr:&quot;tuyau d'arrosage&quot;,cons:&quot;&quot;,image:&quot;&quot;,image_secondaire:&quot;&quot;); dec_tuyauDarrosage.save();" calcext:value-type="string">
            <text:p>Dechet dec_tuyauDarrosage = new Dechet(code:"dec_tuyauDarrosage",nom:"Tuyau arrosage",cat_usuel:cu_plastique,cat_trait:cat_omr_plastique,descr:"tuyau d'arrosage",cons:"",image:"",image_secondaire:""); dec_tuyauDarro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30"/>
          <table:table-cell table:style-name="ce38" office:value-type="string" calcext:value-type="string">
            <text:p>spatule_cuisine_mini.png</text:p>
          </table:table-cell>
          <table:table-cell table:style-name="ce45"/>
          <table:table-cell table:style-name="ce46" office:value-type="string" calcext:value-type="string">
            <text:p>MieuxTrierANantes 02/2015</text:p>
          </table:table-cell>
          <table:table-cell table:style-name="ce46"/>
          <table:table-cell/>
          <table:table-cell table:formula="of:=SUBSTITUTE([.H163];&quot;_petit&quot;;&quot;&quot;)" office:value-type="string" office:string-value="spatule_cuisine_mini.png" calcext:value-type="string">
            <text:p>spatule_cuisine_mini.png</text:p>
          </table:table-cell>
          <table:table-cell office:value-type="string" calcext:value-type="string">
            <text:p><text:s/></text:p>
          </table:table-cell>
          <table:table-cell table:number-columns-repeated="3"/>
          <table:table-cell table:style-name="ce61" table:formula="of:=JSONDECHETS([.A163];[.B163];[.C163];[.D163];[.E163];[.F163];[.G163];[.H163];[.I163];[.J163])" office:value-type="string" office:string-value="{&quot;code&quot;:&quot;dec_UstensileCuisine&quot;,&quot;nom&quot;:&quot;Ustensile cuisine&quot;,&quot;cat_usuel&quot;:&quot;cu_divers&quot;,&quot;cat_trait&quot;:&quot;cat_omr&quot;,&quot;descr&quot;:&quot;ustensile de cuisine, casserole, marmite, cocotte, poêle, wok, spatule&quot;,&quot;mots_cles&quot;:&quot;ustensile de cuisine, casserole, marmite, cocotte, poele, wok, spatule&quot;,&quot;image&quot;:&quot;spatule_cuisine_mini.png&quot;,&quot;modco&quot;:&quot;modco_bacbleu,modco_sacbleu&quot;,&quot;recyc&quot;:&quot;NON&quot;,&quot;src&quot;:&quot;MieuxTrierANantes 02/2015&quot;}," calcext:value-type="string">
            <text:p>{"code":"dec_UstensileCuisine","nom":"Ustensile cuisine","cat_usuel":"cu_divers","cat_trait":"cat_omr","descr":"ustensile de cuisine, casserole, marmite, cocotte, poêle, wok, spatule","mots_cles":"ustensile de cuisine, casserole, marmite, cocotte, poele, wok, spatule","image":"spatule_cuisine_mini.png","modco":"modco_bacbleu,modco_sacbleu","recyc":"NON","src":"MieuxTrierANantes 02/2015"},</text:p>
          </table:table-cell>
          <table:table-cell office:value-type="string" calcext:value-type="string">
            <text:p><text:s/></text:p>
          </table:table-cell>
          <table:table-cell table:style-name="ce62" table:formula="of:=GROOVYDECHETS([.A163];[.B163];[.C163];[.D163];[.E163];[.F163];[.G163];[.Z163];[.I163])" office:value-type="string" office:string-value="Dechet dec_UstensileCuisine = new Dechet(code:&quot;dec_UstensileCuisine&quot;,nom:&quot;Ustensile cuisine&quot;,cat_usuel:cu_divers,cat_trait:cat_omr,descr:&quot;ustensile de cuisine, casserole, marmite, cocotte, poêle, wok, spatule&quot;,cons:&quot;&quot;,image:&quot;&quot;,image_secondaire:&quot;&quot;); dec_UstensileCuisine.save();" calcext:value-type="string">
            <text:p>Dechet dec_UstensileCuisine = new Dechet(code:"dec_UstensileCuisine",nom:"Ustensile cuisine",cat_usuel:cu_divers,cat_trait:cat_omr,descr:"ustensile de cuisine, casserole, marmite, cocotte, poêle, wok, spatule",cons:"",image:"",image_secondaire:""); dec_UstensileCuis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24"/>
          <table:table-cell table:style-name="ce32" office:value-type="string" calcext:value-type="string">
            <text:p>assiette_cart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64];&quot;_petit&quot;;&quot;&quot;)" office:value-type="string" office:string-value="assiette_carton_mini.png" calcext:value-type="string">
            <text:p>assiette_carton_mini.png</text:p>
          </table:table-cell>
          <table:table-cell office:value-type="string" calcext:value-type="string">
            <text:p><text:s/></text:p>
          </table:table-cell>
          <table:table-cell table:number-columns-repeated="3"/>
          <table:table-cell table:style-name="ce61" table:formula="of:=JSONDECHETS([.A164];[.B164];[.C164];[.D164];[.E164];[.F164];[.G164];[.H164];[.I164];[.J164])" office:value-type="string" office:string-value="{&quot;code&quot;:&quot;dec_vaisselleCarton&quot;,&quot;nom&quot;:&quot;Vaisselle carton&quot;,&quot;cat_usuel&quot;:&quot;cu_papierscartons&quot;,&quot;cat_trait&quot;:&quot;cat_omr&quot;,&quot;descr&quot;:&quot;vaisselle carton, assiette carton, gobelet carton&quot;,&quot;mots_cles&quot;:&quot;vaisselle carton, assiette carton, gobelet carton&quot;,&quot;image&quot;:&quot;assiette_carton_mini.png&quot;,&quot;modco&quot;:&quot;modco_bacbleu,modco_sacbleu&quot;,&quot;recyc&quot;:&quot;NON&quot;,&quot;src&quot;:&quot;MieuxTrierANantes 02/2015&quot;}," calcext:value-type="string">
            <text:p>{"code":"dec_vaisselleCarton","nom":"Vaisselle carton","cat_usuel":"cu_papierscartons","cat_trait":"cat_omr","descr":"vaisselle carton, assiette carton, gobelet carton","mots_cles":"vaisselle carton, assiette carton, gobelet carton","image":"assiette_carton_mini.png","modco":"modco_bacbleu,modco_sacbleu","recyc":"NON","src":"MieuxTrierANantes 02/2015"},</text:p>
          </table:table-cell>
          <table:table-cell office:value-type="string" calcext:value-type="string">
            <text:p><text:s/></text:p>
          </table:table-cell>
          <table:table-cell table:style-name="ce62" table:formula="of:=GROOVYDECHETS([.A164];[.B164];[.C164];[.D164];[.E164];[.F164];[.G164];[.Z164];[.I164])" office:value-type="string" office:string-value="Dechet dec_vaisselleCarton = new Dechet(code:&quot;dec_vaisselleCarton&quot;,nom:&quot;Vaisselle carton&quot;,cat_usuel:cu_papierscartons,cat_trait:cat_omr,descr:&quot;vaisselle carton, assiette carton, gobelet carton&quot;,cons:&quot;&quot;,image:&quot;&quot;,image_secondaire:&quot;&quot;); dec_vaisselleCarton.save();" calcext:value-type="string">
            <text:p>Dechet dec_vaisselleCarton = new Dechet(code:"dec_vaisselleCarton",nom:"Vaisselle carton",cat_usuel:cu_papierscartons,cat_trait:cat_omr,descr:"vaisselle carton, assiette carton, gobelet carton",cons:"",image:"",image_secondaire:""); dec_vaisselle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24" office:value-type="string" calcext:value-type="string">
            <text:p>cons_remplacergobelet,cons_vaissellebiodegradable</text:p>
          </table:table-cell>
          <table:table-cell table:style-name="ce32" office:value-type="string" calcext:value-type="string">
            <text:p>gobelet_plastique_mini.png</text:p>
          </table:table-cell>
          <table:table-cell table:style-name="ce14"/>
          <table:table-cell table:style-name="ce46" office:value-type="string" calcext:value-type="string">
            <text:p>MieuxTrierANantes 14/2014</text:p>
          </table:table-cell>
          <table:table-cell table:style-name="ce46"/>
          <table:table-cell/>
          <table:table-cell table:formula="of:=SUBSTITUTE([.H165];&quot;_petit&quot;;&quot;&quot;)" office:value-type="string" office:string-value="gobelet_plastique_mini.png" calcext:value-type="string">
            <text:p>gobelet_plastique_mini.png</text:p>
          </table:table-cell>
          <table:table-cell office:value-type="string" calcext:value-type="string">
            <text:p><text:s/></text:p>
          </table:table-cell>
          <table:table-cell table:number-columns-repeated="3"/>
          <table:table-cell table:style-name="ce61" table:formula="of:=JSONDECHETS([.A165];[.B165];[.C165];[.D165];[.E165];[.F165];[.G165];[.H165];[.I165];[.J165])" office:value-type="string" office:string-value="{&quot;code&quot;:&quot;dec_vaissellePlastique&quot;,&quot;nom&quot;:&quot;Vaisselle plastique&quot;,&quot;cat_usuel&quot;:&quot;cu_plastique&quot;,&quot;cat_trait&quot;:&quot;cat_omr_plastique&quot;,&quot;descr&quot;:&quot;vaisselle plastique, gobelet plastique, couvert plastique, couteau plastique, fourchette plastique, cuillère plastique&quot;,&quot;mots_cles&quot;:&quot;vaisselle plastique, gobelet plastique, couvert plastique, couteau plastique, fourchette plastique, cuillere plastique&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nom":"Vaisselle plastique","cat_usuel":"cu_plastique","cat_trait":"cat_omr_plastique","descr":"vaisselle plastique, gobelet plastique, couvert plastique, couteau plastique, fourchette plastique, cuillère plastique","mots_cles":"vaisselle plastique, gobelet plastique, couvert plastique, couteau plastique, fourchette plastique, cuillere plastique","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style-name="ce62" table:formula="of:=GROOVYDECHETS([.A165];[.B165];[.C165];[.D165];[.E165];[.F165];[.G165];[.Z165];[.I165])" office:value-type="string" office:string-value="Dechet dec_vaissellePlastique = new Dechet(code:&quot;dec_vaissellePlastique&quot;,nom:&quot;Vaisselle plastique&quot;,cat_usuel:cu_plastique,cat_trait:cat_omr_plastique,descr:&quot;vaisselle plastique, gobelet plastique, couvert plastique, couteau plastique, fourchette plastique, cuillère plastique&quot;,cons:&quot;cons_remplacergobelet,cons_vaissellebiodegradable&quot;,image:&quot;&quot;,image_secondaire:&quot;&quot;); dec_vaissellePlastique.save();" calcext:value-type="string">
            <text:p>Dechet dec_vaissellePlastique = new Dechet(code:"dec_vaissellePlastique",nom:"Vaisselle plastique",cat_usuel:cu_plastique,cat_trait:cat_omr_plastique,descr:"vaisselle plastique, gobelet plastique, couvert plastique, couteau plastique, fourchette plastique, cuillère plastique",cons:"cons_remplacergobelet,cons_vaissellebiodegradable",image:"",image_secondaire:""); dec_vaisselle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table-cell table:style-name="ce32" office:value-type="string" calcext:value-type="string">
            <text:p>assiette_mini.png</text:p>
          </table:table-cell>
          <table:table-cell table:style-name="ce14" office:value-type="string" calcext:value-type="string">
            <text:p>bol_mini.png, tasse_mini.png, plat_en_faience_mini.png</text:p>
          </table:table-cell>
          <table:table-cell table:style-name="ce22" office:value-type="string" calcext:value-type="string">
            <text:p>MieuxTrierANantes 02/2015</text:p>
          </table:table-cell>
          <table:table-cell table:style-name="ce22"/>
          <table:table-cell/>
          <table:table-cell table:formula="of:=SUBSTITUTE([.H166];&quot;_petit&quot;;&quot;&quot;)" office:value-type="string" office:string-value="assiette_mini.png" calcext:value-type="string">
            <text:p>assiette_mini.png</text:p>
          </table:table-cell>
          <table:table-cell office:value-type="string" calcext:value-type="string">
            <text:p><text:s/></text:p>
          </table:table-cell>
          <table:table-cell table:number-columns-repeated="3"/>
          <table:table-cell table:style-name="ce61" table:formula="of:=JSONDECHETS([.A166];[.B166];[.C166];[.D166];[.E166];[.F166];[.G165];[.H166];[.I166];[.J166])" office:value-type="string" office:string-value="{&quot;code&quot;:&quot;dec_vaisselleVerrePorcelaine&quot;,&quot;nom&quot;:&quot;Vaisselle (verre, porcelaine...)&quot;,&quot;cat_usuel&quot;:&quot;cu_verrevaisselle&quot;,&quot;cat_trait&quot;:&quot;cat_verrenonvalovaisselleporcelaine&quot;,&quot;descr&quot;:&quot;assiette, tasse, bol, plat, verre à boire, poterie, porcelaine, faïence, carafe, verre&quot;,&quot;mots_cles&quot;:&quot;assiette, tasse, bol, plat, verre a boire, poterie, porcelaine, faience, carafe, verre&quot;,&quot;cons&quot;:&quot;cons_remplacergobelet,cons_vaissellebiodegradable,cons_verre&quot;,&quot;image&quot;:&quot;assiette_mini.png&quot;,&quot;image_secondaire&quot;:&quot;bol_mini.png, tasse_mini.png, plat_en_faience_mini.png&quot;,&quot;modco&quot;:&quot;modco_bacbleu,modco_sacbleu,modco_decheterie,modco_ecopoint,smco_vaisselle&quot;,&quot;recyc&quot;:&quot;NON&quot;,&quot;commentaires&quot;:&quot;faq_pb_plastique&quot;,&quot;src&quot;:&quot;MieuxTrierANantes 02/2015&quot;}," calcext:value-type="string">
            <text:p>{"code":"dec_vaisselleVerrePorcelaine","nom":"Vaisselle (verre, porcelaine...)","cat_usuel":"cu_verrevaisselle","cat_trait":"cat_verrenonvalovaisselleporcelaine","descr":"assiette, tasse, bol, plat, verre à boire, poterie, porcelaine, faïence, carafe, verre","mots_cles":"assiette, tasse, bol, plat, verre a boire, poterie, porcelaine, faience, carafe, verre","cons":"cons_remplacergobelet,cons_vaissellebiodegradable,cons_verre","image":"assiette_mini.png","image_secondaire":"bol_mini.png, tasse_mini.png, plat_en_faienc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66];[.B166];[.C166];[.D166];[.E166];[.F166];[.G165];[.Z166];[.I166])" office:value-type="string" office:string-value="Dechet dec_vaisselleVerrePorcelaine = new Dechet(code:&quot;dec_vaisselleVerrePorcelaine&quot;,nom:&quot;Vaisselle (verre, porcelaine...)&quot;,cat_usuel:cu_verrevaisselle,cat_trait:cat_verrenonvalovaisselleporcelaine,descr:&quot;assiette, tasse, bol, plat, verre à boire, poterie, porcelaine, faïence, carafe, verre&quot;,cons:&quot;cons_remplacergobelet,cons_vaissellebiodegradable&quot;,image:&quot;&quot;,image_secondaire:&quot;bol_mini.png, tasse_mini.png, plat_en_faience_mini.png&quot;); dec_vaisselleVerrePorcelaine.save();" calcext:value-type="string">
            <text:p>Dechet dec_vaisselleVerrePorcelaine = new Dechet(code:"dec_vaisselleVerrePorcelaine",nom:"Vaisselle (verre, porcelaine...)",cat_usuel:cu_verrevaisselle,cat_trait:cat_verrenonvalovaisselleporcelaine,descr:"assiette, tasse, bol, plat, verre à boire, poterie, porcelaine, faïence, carafe, verre",cons:"cons_remplacergobelet,cons_vaissellebiodegradable",image:"",image_secondaire:"bol_mini.png, tasse_mini.png, plat_en_faience_mini.png"); dec_vaisselleVerre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vélo, bicyclette, vélo, skateboard</text:p>
          </table:table-cell>
          <table:table-cell table:style-name="ce28"/>
          <table:table-cell table:style-name="ce37" office:value-type="string" calcext:value-type="string">
            <text:p>veloenfant_mini.png</text:p>
          </table:table-cell>
          <table:table-cell table:style-name="ce43" office:value-type="string" calcext:value-type="string">
            <text:p>skateboard_mini.png</text:p>
          </table:table-cell>
          <table:table-cell table:style-name="ce47" office:value-type="string" calcext:value-type="string">
            <text:p>MieuxTrierANantes 02/2015</text:p>
          </table:table-cell>
          <table:table-cell table:style-name="ce47"/>
          <table:table-cell/>
          <table:table-cell table:formula="of:=SUBSTITUTE([.H167];&quot;_petit&quot;;&quot;&quot;)" office:value-type="string" office:string-value="veloenfant_mini.png" calcext:value-type="string">
            <text:p>veloenfant_mini.png</text:p>
          </table:table-cell>
          <table:table-cell office:value-type="string" calcext:value-type="string">
            <text:p><text:s/></text:p>
          </table:table-cell>
          <table:table-cell table:number-columns-repeated="3"/>
          <table:table-cell table:style-name="ce61" table:formula="of:=JSONDECHETS([.A167];[.B167];[.C167];[.D167];[.E167];[.F167];[.G167];[.H167];[.I167];[.J167])" office:value-type="string" office:string-value="{&quot;code&quot;:&quot;dec_velo&quot;,&quot;nom&quot;:&quot;Vélo&quot;,&quot;cat_usuel&quot;:&quot;cu_metal&quot;,&quot;cat_trait&quot;:&quot;cat_velo&quot;,&quot;descr&quot;:&quot;vélo, bicyclette, vélo, skateboard&quot;,&quot;mots_cles&quot;:&quot;velo, bicyclette, velo, 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nom":"Vélo","cat_usuel":"cu_metal","cat_trait":"cat_velo","descr":"vélo, bicyclette, vélo, skateboard","mots_cles":"velo, bicyclette, velo, 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style-name="ce62" table:formula="of:=GROOVYDECHETS([.A167];[.B167];[.C167];[.D167];[.E167];[.F167];[.G167];[.Z167];[.I167])" office:value-type="string" office:string-value="Dechet dec_velo = new Dechet(code:&quot;dec_velo&quot;,nom:&quot;Vélo&quot;,cat_usuel:cu_metal,cat_trait:cat_velo,descr:&quot;vélo, bicyclette, vélo, skateboard&quot;,cons:&quot;&quot;,image:&quot;&quot;,image_secondaire:&quot;skateboard_mini.png&quot;); dec_velo.save();" calcext:value-type="string">
            <text:p>Dechet dec_velo = new Dechet(code:"dec_velo",nom:"Vélo",cat_usuel:cu_metal,cat_trait:cat_velo,descr:"vélo, bicyclette, vélo, skateboard",cons:"",image:"",image_secondaire:"skateboard_mini.png"); dec_ve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en bon état, pantalon, chemise, pull, veste, jupe, robe</text:p>
          </table:table-cell>
          <table:table-cell table:style-name="ce24"/>
          <table:table-cell table:style-name="ce32" office:value-type="string" calcext:value-type="string">
            <text:p>chemis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68];&quot;_petit&quot;;&quot;&quot;)" office:value-type="string" office:string-value="chemise_mini.png" calcext:value-type="string">
            <text:p>chemise_mini.png</text:p>
          </table:table-cell>
          <table:table-cell office:value-type="string" calcext:value-type="string">
            <text:p><text:s/></text:p>
          </table:table-cell>
          <table:table-cell table:number-columns-repeated="3"/>
          <table:table-cell table:style-name="ce61" table:formula="of:=JSONDECHETS([.A168];[.B168];[.C168];[.D168];[.E168];[.F168];[.G168];[.H168];[.I168];[.J168])" office:value-type="string" office:string-value="{&quot;code&quot;:&quot;dec_vetementEnBonEtat&quot;,&quot;nom&quot;:&quot;Vêtement bon état&quot;,&quot;cat_usuel&quot;:&quot;cu_vetementtissu&quot;,&quot;cat_trait&quot;:&quot;cat_vetement&quot;,&quot;descr&quot;:&quot;vêtement en bon état, pantalon, chemise, pull, veste, jupe, robe&quot;,&quot;mots_cles&quot;:&quot;vetement en bon etat, pantalon, chemise, pull, veste, jupe, robe&quot;,&quot;image&quot;:&quot;chemise_mini.png&quot;,&quot;modco&quot;:&quot;smco_conteneurlerelais,smco_reempvet,modco_bacbleu,modco_sacbleu&quot;,&quot;recyc&quot;:&quot;NON&quot;,&quot;src&quot;:&quot;MieuxTrierANantes 02/2015&quot;}," calcext:value-type="string">
            <text:p>{"code":"dec_vetementEnBonEtat","nom":"Vêtement bon état","cat_usuel":"cu_vetementtissu","cat_trait":"cat_vetement","descr":"vêtement en bon état, pantalon, chemise, pull, veste, jupe, robe","mots_cles":"vetement en bon etat, pantalon, chemise, pull, veste, jupe, robe","image":"chemise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168];[.B168];[.C168];[.D168];[.E168];[.F168];[.G168];[.Z168];[.I168])" office:value-type="string" office:string-value="Dechet dec_vetementEnBonEtat = new Dechet(code:&quot;dec_vetementEnBonEtat&quot;,nom:&quot;Vêtement bon état&quot;,cat_usuel:cu_vetementtissu,cat_trait:cat_vetement,descr:&quot;vêtement en bon état, pantalon, chemise, pull, veste, jupe, robe&quot;,cons:&quot;&quot;,image:&quot;&quot;,image_secondaire:&quot;&quot;); dec_vetementEnBonEtat.save();" calcext:value-type="string">
            <text:p>Dechet dec_vetementEnBonEtat = new Dechet(code:"dec_vetementEnBonEtat",nom:"Vêtement bon état",cat_usuel:cu_vetementtissu,cat_trait:cat_vetement,descr:"vêtement en bon état, pantalon, chemise, pull, veste, jupe, robe",cons:"",image:"",image_secondaire:""); dec_vetement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en mauvais état</text:p>
          </table:table-cell>
          <table:table-cell table:style-name="ce24"/>
          <table:table-cell table:style-name="ce32" office:value-type="string" calcext:value-type="string">
            <text:p>jean_usag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69];&quot;_petit&quot;;&quot;&quot;)" office:value-type="string" office:string-value="jean_usage_mini.png" calcext:value-type="string">
            <text:p>jean_usage_mini.png</text:p>
          </table:table-cell>
          <table:table-cell office:value-type="string" calcext:value-type="string">
            <text:p><text:s/></text:p>
          </table:table-cell>
          <table:table-cell table:number-columns-repeated="3"/>
          <table:table-cell table:style-name="ce61" table:formula="of:=JSONDECHETS([.A169];[.B169];[.C169];[.D169];[.E169];[.F169];[.G169];[.H169];[.I169];[.J169])" office:value-type="string" office:string-value="{&quot;code&quot;:&quot;dec_vetementUsage&quot;,&quot;nom&quot;:&quot;Vêtement usagé&quot;,&quot;cat_usuel&quot;:&quot;cu_vetementtissu&quot;,&quot;cat_trait&quot;:&quot;cat_omr&quot;,&quot;descr&quot;:&quot;vêtement usagé, vêtement en mauvais état&quot;,&quot;mots_cles&quot;:&quot;vetement usage, vetement en mauvais etat&quot;,&quot;image&quot;:&quot;jean_usage_mini.png&quot;,&quot;modco&quot;:&quot;modco_bacbleu,modco_sacbleu&quot;,&quot;recyc&quot;:&quot;NON&quot;,&quot;src&quot;:&quot;MieuxTrierANantes 02/2015&quot;}," calcext:value-type="string">
            <text:p>{"code":"dec_vetementUsage","nom":"Vêtement usagé","cat_usuel":"cu_vetementtissu","cat_trait":"cat_omr","descr":"vêtement usagé, vêtement en mauvais état","mots_cles":"vetement usage, vetement en mauvais etat","image":"jean_usage_mini.png","modco":"modco_bacbleu,modco_sacbleu","recyc":"NON","src":"MieuxTrierANantes 02/2015"},</text:p>
          </table:table-cell>
          <table:table-cell office:value-type="string" calcext:value-type="string">
            <text:p><text:s/></text:p>
          </table:table-cell>
          <table:table-cell table:style-name="ce62" table:formula="of:=GROOVYDECHETS([.A169];[.B169];[.C169];[.D169];[.E169];[.F169];[.G169];[.Z169];[.I169])" office:value-type="string" office:string-value="Dechet dec_vetementUsage = new Dechet(code:&quot;dec_vetementUsage&quot;,nom:&quot;Vêtement usagé&quot;,cat_usuel:cu_vetementtissu,cat_trait:cat_omr,descr:&quot;vêtement usagé, vêtement en mauvais état&quot;,cons:&quot;&quot;,image:&quot;&quot;,image_secondaire:&quot;&quot;); dec_vetementUsage.save();" calcext:value-type="string">
            <text:p>Dechet dec_vetementUsage = new Dechet(code:"dec_vetementUsage",nom:"Vêtement usagé",cat_usuel:cu_vetementtissu,cat_trait:cat_omr,descr:"vêtement usagé, vêtement en mauvais état",cons:"",image:"",image_secondaire:""); dec_vetementU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rreaboire</text:p>
          </table:table-cell>
          <table:table-cell table:style-name="ce4" office:value-type="string" calcext:value-type="string">
            <text:p>Verre à boi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28"/>
          <table:table-cell table:style-name="ce37" office:value-type="string" calcext:value-type="string">
            <text:p>verre_a_boire_petit.png</text:p>
          </table:table-cell>
          <table:table-cell table:style-name="ce43"/>
          <table:table-cell table:style-name="ce22" office:value-type="string" calcext:value-type="string">
            <text:p>MieuxTrierANantes 12/2013</text:p>
          </table:table-cell>
          <table:table-cell table:style-name="ce22"/>
          <table:table-cell/>
          <table:table-cell table:formula="of:=SUBSTITUTE([.H170];&quot;_petit&quot;;&quot;&quot;)" office:value-type="string" office:string-value="verre_a_boire.png" calcext:value-type="string">
            <text:p>verre_a_boire.png</text:p>
          </table:table-cell>
          <table:table-cell office:value-type="string" calcext:value-type="string">
            <text:p><text:s/></text:p>
          </table:table-cell>
          <table:table-cell table:number-columns-repeated="3"/>
          <table:table-cell table:style-name="ce61" table:formula="of:=JSONDECHETS([.A170];[.B170];[.C170];[.D170];[.E170];[.F170];[.G170];[.H170];[.I170];[.J170])" office:value-type="string" office:string-value="{&quot;code&quot;:&quot;dec_verreaboire&quot;,&quot;nom&quot;:&quot;Verre à boire&quot;,&quot;cat_usuel&quot;:&quot;cu_verrevaisselle&quot;,&quot;cat_trait&quot;:&quot;cat_verrenonvalovaisselleporcelaine&quot;,&quot;descr&quot;:&quot;verre à boire&quot;,&quot;mots_cles&quot;:&quot;verre a boire&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nom":"Verre à boire","cat_usuel":"cu_verrevaisselle","cat_trait":"cat_verrenonvalovaisselleporcelaine","descr":"verre à boire","mots_cles":"verre a boire","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style-name="ce62"/>
          <table:table-cell table:number-columns-repeated="252"/>
        </table:table-row>
        <table:table-row table:style-name="ro4">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28"/>
          <table:table-cell table:style-name="ce37"/>
          <table:table-cell table:style-name="ce43"/>
          <table:table-cell table:style-name="ce22" office:value-type="string" calcext:value-type="string">
            <text:p>MieuxTrierANantes 02/2015</text:p>
          </table:table-cell>
          <table:table-cell table:style-name="ce22"/>
          <table:table-cell/>
          <table:table-cell table:formula="of:=SUBSTITUTE([.H171];&quot;_petit&quot;;&quot;&quot;)">
            <text:p/>
          </table:table-cell>
          <table:table-cell office:value-type="string" calcext:value-type="string">
            <text:p><text:s/></text:p>
          </table:table-cell>
          <table:table-cell table:number-columns-repeated="3"/>
          <table:table-cell table:style-name="ce61" table:formula="of:=JSONDECHETS([.A171];[.B171];[.C171];[.D171];[.E171];[.F171];[.G171];[.H171];[.I171];[.J171])" office:value-type="string" office:string-value="{&quot;code&quot;:&quot;dec_vitre&quot;,&quot;nom&quot;:&quot;Vitre&quot;,&quot;cat_usuel&quot;:&quot;cu_verrevaisselle&quot;,&quot;cat_trait&quot;:&quot;cat_verrenonvalovaisselleporcelaine&quot;,&quot;descr&quot;:&quot;vitre&quot;,&quot;mots_cles&quot;:&quot;vitre&quot;,&quot;cons&quot;:&quot;cons_verre&quot;,&quot;image&quot;:&quot;image_defaut_mini.png&quot;,&quot;modco&quot;:&quot;modco_bacbleu,modco_sacbleu,modco_decheterie,modco_ecopoint,smco_vaisselle&quot;,&quot;recyc&quot;:&quot;NON&quot;,&quot;commentaires&quot;:&quot;faq_pb_plastique&quot;,&quot;src&quot;:&quot;MieuxTrierANantes 02/2015&quot;}," calcext:value-type="string">
            <text:p>{"code":"dec_vitre","nom":"Vitre","cat_usuel":"cu_verrevaisselle","cat_trait":"cat_verrenonvalovaisselleporcelaine","descr":"vitre","mots_cles":"vitre","cons":"cons_verre","image":"image_defaut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71];[.B171];[.C171];[.D171];[.E171];[.F171];[.G171];[.Z171];[.I171])" office:value-type="string" office:string-value="Dechet dec_vitre = new Dechet(code:&quot;dec_vitre&quot;,nom:&quot;Vitre&quot;,cat_usuel:cu_verrevaisselle,cat_trait:cat_verrenonvalovaisselleporcelaine,descr:&quot;vitre&quot;,cons:&quot;&quot;,image:&quot;&quot;,image_secondaire:&quot;&quot;); dec_vitre.save();" calcext:value-type="string">
            <text:p>Dechet dec_vitre = new Dechet(code:"dec_vitre",nom:"Vitre",cat_usuel:cu_verrevaisselle,cat_trait:cat_verrenonvalovaisselleporcelaine,descr:"vitre",cons:"",image:"",image_secondaire:""); dec_vit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24"/>
          <table:table-cell table:style-name="ce32" office:value-type="string" calcext:value-type="string">
            <text:p>voitur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72];&quot;_petit&quot;;&quot;&quot;)" office:value-type="string" office:string-value="voiture_mini.png" calcext:value-type="string">
            <text:p>voiture_mini.png</text:p>
          </table:table-cell>
          <table:table-cell office:value-type="string" calcext:value-type="string">
            <text:p><text:s/></text:p>
          </table:table-cell>
          <table:table-cell table:number-columns-repeated="3"/>
          <table:table-cell table:style-name="ce61" table:formula="of:=JSONDECHETS([.A172];[.B172];[.C172];[.D172];[.E172];[.F172];[.G172];[.H172];[.I172];[.J172])" office:value-type="string" office:string-value="{&quot;code&quot;:&quot;dec_voiture&quot;,&quot;nom&quot;:&quot;Voiture&quot;,&quot;cat_usuel&quot;:&quot;cu_divers&quot;,&quot;cat_trait&quot;:&quot;cat_voiture&quot;,&quot;descr&quot;:&quot;voiture&quot;,&quot;mots_cles&quot;:&quot;voiture&quot;,&quot;image&quot;:&quot;voiture_mini.png&quot;,&quot;modco&quot;:&quot;smco_vendeurcassevoiture,modco_reprise&quot;,&quot;recyc&quot;:&quot;OUI&quot;,&quot;src&quot;:&quot;MieuxTrierANantes 02/2015&quot;}," calcext:value-type="string">
            <text:p>{"code":"dec_voiture","nom":"Voiture","cat_usuel":"cu_divers","cat_trait":"cat_voiture","descr":"voiture","mots_cles":"voiture","image":"voiture_mini.png","modco":"smco_vendeurcassevoiture,modco_reprise","recyc":"OUI","src":"MieuxTrierANantes 02/2015"},</text:p>
          </table:table-cell>
          <table:table-cell office:value-type="string" calcext:value-type="string">
            <text:p><text:s/></text:p>
          </table:table-cell>
          <table:table-cell table:style-name="ce62" table:formula="of:=GROOVYDECHETS([.A172];[.B172];[.C172];[.D172];[.E172];[.F172];[.G172];[.Z172];[.I172])" office:value-type="string" office:string-value="Dechet dec_voiture = new Dechet(code:&quot;dec_voiture&quot;,nom:&quot;Voiture&quot;,cat_usuel:cu_divers,cat_trait:cat_voiture,descr:&quot;voiture&quot;,cons:&quot;&quot;,image:&quot;&quot;,image_secondaire:&quot;&quot;); dec_voiture.save();" calcext:value-type="string">
            <text:p>Dechet dec_voiture = new Dechet(code:"dec_voiture",nom:"Voiture",cat_usuel:cu_divers,cat_trait:cat_voiture,descr:"voiture",cons:"",image:"",image_secondaire:""); dec_voi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table-cell table:style-name="ce12"/>
          <table:table-cell table:style-name="ce14" table:number-columns-repeated="3"/>
          <table:table-cell table:style-name="ce22"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6"/>
          <table:table-cell table:style-name="ce61"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5"/>
          <table:table-cell table:style-name="ce4"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6">
          <table:table-cell table:style-name="ce4" office:value-type="string" calcext:value-type="string">
            <text:p>dec_enduitsEtVernis</text:p>
          </table:table-cell>
          <table:table-cell table:style-name="ce4" office:value-type="string" calcext:value-type="string">
            <text:p>Enduits et vern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24"/>
          <table:table-cell table:style-name="ce32" office:value-type="string" calcext:value-type="string">
            <text:p>verni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brico</text:p>
          </table:table-cell>
          <table:table-cell/>
          <table:table-cell table:formula="of:=SUBSTITUTE([.H196];&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61" table:formula="of:=JSONDECHETS([.A196];[.B196];[.C196];[.D196];[.E196];[.F196];[.G196];[.H196];[.I196];[.J196])" office:value-type="string" office:string-value="{&quot;code&quot;:&quot;dec_enduitsEtVernis&quot;,&quot;nom&quot;:&quot;Enduits et vernis&quot;,&quot;cat_usuel&quot;:&quot;cu_toxique&quot;,&quot;cat_trait&quot;:&quot;cat_ddm&quot;,&quot;descr&quot;:&quot;enduits et vernis&quot;,&quot;mots_cles&quot;:&quot;enduits et vernis&quot;,&quot;cons&quot;:&quot;cons_toxique&quot;,&quot;image&quot;:&quot;vernis_mini.png&quot;,&quot;modco&quot;:&quot;modco_decheterie,modco_ecopoint&quot;,&quot;recyc&quot;:&quot;PAS_POUBELLE&quot;,&quot;src&quot;:&quot;MieuxTrierANantes 02/2015&quot;}," calcext:value-type="string">
            <text:p>{"code":"dec_enduitsEtVernis","nom":"Enduits et vernis","cat_usuel":"cu_toxique","cat_trait":"cat_ddm","descr":"enduits et vernis","mots_cles":"enduits et vernis","cons":"cons_toxique","image":"vernis_mini.png","modco":"modco_decheterie,modco_ecopoint","recyc":"PAS_POUBELLE","src":"MieuxTrierANantes 02/2015"},</text:p>
          </table:table-cell>
          <table:table-cell office:value-type="string" calcext:value-type="string">
            <text:p><text:s/></text:p>
          </table:table-cell>
          <table:table-cell table:style-name="ce62" table:formula="of:=GROOVYDECHETS([.A196];[.B196];[.C196];[.D196];[.E196];[.F196];[.G196];z#REF!;[.I196])" office:value-type="string" office:string-value="" calcext:value-type="error">
            <text:p>Err :509</text:p>
          </table:table-cell>
          <table:table-cell table:number-columns-repeated="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number-rows-repeated="1048261">
          <table:table-cell table:number-columns-repeated="272"/>
        </table:table-row>
        <table:table-row table:style-name="ro1">
          <table:table-cell table:number-columns-repeated="272"/>
        </table:table-row>
      </table:table>
      <table:table table:name="Docs" table:style-name="ta1" table:print="false">
        <office:forms form:automatic-focus="false" form:apply-design-mode="false"/>
        <table:table-column table:style-name="co1" table:default-cell-style-name="Default"/>
        <table:table-column table:style-name="co39" table:default-cell-style-name="Default"/>
        <table:table-column table:style-name="co3" table:default-cell-style-name="Default"/>
        <table:table-column table:style-name="co4" table:number-columns-repeated="2" table:default-cell-style-name="Default"/>
        <table:table-column table:style-name="co38" table:default-cell-style-name="Default"/>
        <table:table-column table:style-name="co8" table:default-cell-style-name="Default"/>
        <table:table-column table:style-name="co10"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number-columns-repeated="7"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calcext:value-type="string">
            <text:p>Doc imprimable</text:p>
          </table:table-cell>
          <table:table-cell table:number-columns-repeated="9"/>
          <table:table-cell office:value-type="string" calcext:value-type="string">
            <text:p><text:s/></text:p>
          </table:table-cell>
          <table:table-cell table:number-columns-repeated="9"/>
          <table:table-cell table:formula="of:=CONCATENATE([.AK6];&quot; &quot;;#REF!;[.AK6];&quot; &quot;;[.AK6];[.AL6];[.T6];[.AU6];[.AP6];#REF!;[.AP6];[.AO6];[.W6];[.AU6];[.AP6];#REF!.#REF!;[.AP6];[.AO6];[.Z6];[.AT6];[.AP6];#REF!;[.AP6];[.AM6];[.AR6];[.T6];#REF!;[.AS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8">
          <table:table-cell table:style-name="ce1" office:value-type="string" calcext:value-type="string" table:number-columns-spanned="5"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4"/>
          <table:table-cell/>
          <table:table-cell table:style-name="ce1"/>
          <table:table-cell table:number-columns-repeated="4"/>
          <table:table-cell office:value-type="string" calcext:value-type="string">
            <text:p><text:s/></text:p>
          </table:table-cell>
          <table:table-cell table:number-columns-repeated="252"/>
        </table:table-row>
        <table:table-row table:style-name="ro5">
          <table:table-cell table:style-name="ce2" table:number-columns-spanned="5" table:number-rows-spanned="1"/>
          <table:covered-table-cell table:number-columns-repeated="4"/>
          <table:table-cell/>
          <table:table-cell table:style-name="ce2"/>
          <table:table-cell table:style-name="ce41"/>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mots clés</text:p>
          </table:table-cell>
          <table:table-cell table:style-name="ce8" office:value-type="string" calcext:value-type="string">
            <text:p>file</text:p>
          </table:table-cell>
          <table:table-cell table:style-name="ce8" office:value-type="string" calcext:value-type="string">
            <text:p>url</text:p>
          </table:table-cell>
          <table:table-cell table:style-name="ce8" office:value-type="string" calcext:value-type="string">
            <text:p>Description</text:p>
          </table:table-cell>
          <table:table-cell table:style-name="ce32" office:value-type="string" calcext:value-type="string">
            <text:p>Images</text:p>
          </table:table-cell>
          <table:table-cell table:style-name="ce22" office:value-type="string" calcext:value-type="string">
            <text:p>Source</text:p>
          </table:table-cell>
          <table:table-cell table:number-columns-repeated="2"/>
          <table:table-cell table:style-name="ce63"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9">
          <table:table-cell table:style-name="ce4" office:value-type="string" calcext:value-type="string">
            <text:p>doc_compostage</text:p>
          </table:table-cell>
          <table:table-cell table:style-name="ce4" office:value-type="string" calcext:value-type="string">
            <text:p>Compostage</text:p>
          </table:table-cell>
          <table:table-cell table:style-name="ce4" office:value-type="string" calcext:value-type="string">
            <text:p>compostage</text:p>
          </table:table-cell>
          <table:table-cell table:style-name="ce4" office:value-type="string" calcext:value-type="string">
            <text:p>Compostage.pdf</text:p>
          </table:table-cell>
          <table:table-cell table:style-name="ce4"/>
          <table:table-cell table:style-name="ce4" office:value-type="string" calcext:value-type="string">
            <text:p>Des conseils pour réaliser le compostage. Document complet et précis.</text:p>
          </table:table-cell>
          <table:table-cell table:style-name="ce4" office:value-type="string" calcext:value-type="string">
            <text:p>epeluchure_mini.png</text:p>
          </table:table-cell>
          <table:table-cell table:style-name="ce4"/>
          <table:table-cell table:number-columns-repeated="2"/>
          <table:table-cell table:style-name="ce61" table:formula="of:=JSONDOCS([.A5];[.B5];[.C5];[.D5];[.E5];[.G5];[.H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trisacs</text:p>
          </table:table-cell>
          <table:table-cell table:style-name="ce4" office:value-type="string" calcext:value-type="string">
            <text:p>Tri’Sac - Consignes de tri</text:p>
          </table:table-cell>
          <table:table-cell table:style-name="ce4" office:value-type="string" calcext:value-type="string">
            <text:p>trisac,consigne</text:p>
          </table:table-cell>
          <table:table-cell table:style-name="ce4" office:value-type="string" calcext:value-type="string">
            <text:p>ConsignesDeTri_Trisacs.pdf</text:p>
          </table:table-cell>
          <table:table-cell table:style-name="ce4" table:number-columns-repeated="2"/>
          <table:table-cell table:style-name="ce4" office:value-type="string" calcext:value-type="string">
            <text:p>sacs_jaune_et_bleu.png</text:p>
          </table:table-cell>
          <table:table-cell table:style-name="ce4" office:value-type="string" calcext:value-type="string">
            <text:p>MieuxTrierANantes 03/2015</text:p>
          </table:table-cell>
          <table:table-cell table:number-columns-repeated="2"/>
          <table:table-cell table:style-name="ce61" table:formula="of:=JSONDOCS([.A6];[.B6];[.C6];[.D6];[.E6];[.G6];[.H6])" office:value-type="string" office:string-value="{&quot;code&quot;:&quot;doc_trisacs&quot;,&quot;nom&quot;:&quot;Tri’Sac - Consignes de tri&quot;,&quot;mots_cles&quot;:&quot;trisac,consigne&quot;,&quot;url&quot;:&quot;www.mieuxtrieranantes.fr/docs/ConsignesDeTri_Trisacs.pdf&quot;,&quot;image&quot;:&quot;sacs_jaune_et_bleu.png&quot;,&quot;src&quot;:&quot;MieuxTrierANantes 03/2015&quot;}," calcext:value-type="string">
            <text:p>{"code":"doc_trisacs","nom":"Tri’Sac - Consignes de tri","mots_cles":"trisac,consigne","url":"www.mieuxtrieranantes.fr/docs/ConsignesDeTri_Trisacs.pdf","image":"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4" office:value-type="string" calcext:value-type="string">
            <text:p>annuaire,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4" office:value-type="string" calcext:value-type="string">
            <text:p>Annuaire des acteurs de l’économie numérique et sociale sur Nantes.</text:p>
          </table:table-cell>
          <table:table-cell table:style-name="ce4"/>
          <table:table-cell table:style-name="ce4" office:value-type="string" calcext:value-type="string">
            <text:p>MieuxTrierANantes 03/2015</text:p>
          </table:table-cell>
          <table:table-cell table:number-columns-repeated="2"/>
          <table:table-cell table:style-name="ce61" table:formula="of:=JSONDOCS([.A7];[.B7];[.C7];[.D7];[.E7];[.G7];[.H7])" office:value-type="string" office:string-value="{&quot;code&quot;:&quot;doc_annuaireess&quot;,&quot;nom&quot;:&quot;Annuaire économie sociale et solidaire – Nantes&quot;,&quot;mots_cles&quot;:&quot;annuaire,ess&quot;,&quot;url&quot;:&quot;www.ecoresp.net/ged/448/Annuaire_acteurs_ESS_prevention_dechet.pdf&quot;,&quot;src&quot;:&quot;MieuxTrierANantes 03/2015&quot;}," calcext:value-type="string">
            <text:p>{"code":"doc_annuaireess","nom":"Annuaire économie sociale et solidaire – Nantes","mots_cles":"annuaire,ess","url":"www.ecoresp.net/ged/448/Annuaire_acteurs_ESS_prevention_dechet.pdf","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4" office:value-type="string" calcext:value-type="string">
            <text:p>nantes,horaires,collecte</text:p>
          </table:table-cell>
          <table:table-cell table:style-name="ce4" office:value-type="string" calcext:value-type="string">
            <text:p>carte-jours-de-collecte-nantes_1326127232003.pdf</text:p>
          </table:table-cell>
          <table:table-cell table:style-name="ce4"/>
          <table:table-cell table:style-name="ce4" office:value-type="string" calcext:value-type="string">
            <text:p>Créé le 9 janvier 2012</text:p>
          </table:table-cell>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61" table:formula="of:=JSONDOCS([.A8];[.B8];[.C8];[.D8];[.E8];[.G8];[.H8])" office:value-type="string" office:string-value="{&quot;code&quot;:&quot;doc_jours_collectes_nantes&quot;,&quot;nom&quot;:&quot;Carte des jours de collecte à Nantes&quot;,&quot;mots_cles&quot;:&quot;nantes,horaires,collecte&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4" office:value-type="string" calcext:value-type="string">
            <text:p>bouguenais,horaires,collecte</text:p>
          </table:table-cell>
          <table:table-cell table:style-name="ce4" office:value-type="string" calcext:value-type="string">
            <text:p>memo-bouguenais_1282834955329.pdf</text:p>
          </table:table-cell>
          <table:table-cell table:style-name="ce4" table:number-columns-repeated="3"/>
          <table:table-cell table:style-name="ce4" office:value-type="string" calcext:value-type="string">
            <text:p>03/2015</text:p>
          </table:table-cell>
          <table:table-cell table:number-columns-repeated="2"/>
          <table:table-cell table:style-name="ce61" table:formula="of:=JSONDOCS([.A9];[.B9];[.C9];[.D9];[.E9];[.G9];[.H9])" office:value-type="string" office:string-value="{&quot;code&quot;:&quot;doc_memoboug&quot;,&quot;nom&quot;:&quot;Mémo Bouguenais sur site 'Nantes Métropole'&quot;,&quot;mots_cles&quot;:&quot;bouguenais,horaires,collecte&quot;,&quot;url&quot;:&quot;www.mieuxtrieranantes.fr/docs/memo-bouguenais_1282834955329.pdf&quot;,&quot;src&quot;:&quot;03/2015&quot;}," calcext:value-type="string">
            <text:p>{"code":"doc_memoboug","nom":"Mémo Bouguenais sur site 'Nantes Métropole'","mots_cles":"bouguenais,horaires,collecte","url":"www.mieuxtrieranantes.fr/docs/memo-bouguenais_1282834955329.pdf","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4" office:value-type="string" calcext:value-type="string">
            <text:p>carquefou,horaires,collecte</text:p>
          </table:table-cell>
          <table:table-cell table:style-name="ce4" office:value-type="string" calcext:value-type="string">
            <text:p>memo-carquefou_1282835093377.pdf</text:p>
          </table:table-cell>
          <table:table-cell table:style-name="ce4" table:number-columns-repeated="3"/>
          <table:table-cell table:style-name="ce4" office:value-type="string" calcext:value-type="string">
            <text:p>03/2015</text:p>
          </table:table-cell>
          <table:table-cell table:number-columns-repeated="2"/>
          <table:table-cell table:style-name="ce61" table:formula="of:=JSONDOCS([.A10];[.B10];[.C10];[.D10];[.E10];[.G10];[.H10])" office:value-type="string" office:string-value="{&quot;code&quot;:&quot;doc_memocarquefou&quot;,&quot;nom&quot;:&quot;Mémo Carquefou sur site 'Nantes Métropole'&quot;,&quot;mots_cles&quot;:&quot;carquefou,horaires,collecte&quot;,&quot;url&quot;:&quot;www.mieuxtrieranantes.fr/docs/memo-carquefou_1282835093377.pdf&quot;,&quot;src&quot;:&quot;03/2015&quot;}," calcext:value-type="string">
            <text:p>{"code":"doc_memocarquefou","nom":"Mémo Carquefou sur site 'Nantes Métropole'","mots_cles":"carquefou,horaires,collecte","url":"www.mieuxtrieranantes.fr/docs/memo-carquefou_1282835093377.pdf","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4" office:value-type="string" calcext:value-type="string">
            <text:p>montagne,horaires,collecte</text:p>
          </table:table-cell>
          <table:table-cell table:style-name="ce4" office:value-type="string" calcext:value-type="string">
            <text:p>memo-la-montagne-1296561052760_1302267950441.pdf</text:p>
          </table:table-cell>
          <table:table-cell table:style-name="ce4" table:number-columns-repeated="3"/>
          <table:table-cell table:style-name="ce4" office:value-type="string" calcext:value-type="string">
            <text:p>03/2015</text:p>
          </table:table-cell>
          <table:table-cell table:number-columns-repeated="2"/>
          <table:table-cell table:style-name="ce61" table:formula="of:=JSONDOCS([.A11];[.B11];[.C11];[.D11];[.E11];[.G11];[.H11])" office:value-type="string" office:string-value="{&quot;code&quot;:&quot;doc_memolamontagne&quot;,&quot;nom&quot;:&quot;Mémo La Montagne sur site 'Nantes Métropole'&quot;,&quot;mots_cles&quot;:&quot;montagne,horaires,collecte&quot;,&quot;url&quot;:&quot;www.mieuxtrieranantes.fr/docs/memo-la-montagne-1296561052760_1302267950441.pdf&quot;,&quot;src&quot;:&quot;03/2015&quot;}," calcext:value-type="string">
            <text:p>{"code":"doc_memolamontagne","nom":"Mémo La Montagne sur site 'Nantes Métropole'","mots_cles":"montagne,horaires,collecte","url":"www.mieuxtrieranantes.fr/docs/memo-la-montagne-1296561052760_1302267950441.pdf","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4" office:value-type="string" calcext:value-type="string">
            <text:p>chapelle,erdre,horaires,collecte</text:p>
          </table:table-cell>
          <table:table-cell table:style-name="ce4" office:value-type="string" calcext:value-type="string">
            <text:p>memo-la-chapelle-sur-erdre-1296561007469_1302267598517.pdf</text:p>
          </table:table-cell>
          <table:table-cell table:style-name="ce4" table:number-columns-repeated="3"/>
          <table:table-cell table:style-name="ce4" office:value-type="string" calcext:value-type="string">
            <text:p>03/2015</text:p>
          </table:table-cell>
          <table:table-cell table:number-columns-repeated="2"/>
          <table:table-cell table:style-name="ce61" table:formula="of:=JSONDOCS([.A12];[.B12];[.C12];[.D12];[.E12];[.G12];[.H12])" office:value-type="string" office:string-value="{&quot;code&quot;:&quot;doc_memolachapellesurerdre&quot;,&quot;nom&quot;:&quot;Mémo La Chapelle Sur Erdre sur site 'Nantes Métropole'&quot;,&quot;mots_cles&quot;:&quot;chapelle,erdre,horaires,collecte&quot;,&quot;url&quot;:&quot;www.mieuxtrieranantes.fr/docs/memo-la-chapelle-sur-erdre-1296561007469_1302267598517.pdf&quot;,&quot;src&quot;:&quot;03/2015&quot;}," calcext:value-type="string">
            <text:p>{"code":"doc_memolachapellesurerdre","nom":"Mémo La Chapelle Sur Erdre sur site 'Nantes Métropole'","mots_cles":"chapelle,erdre,horaires,collecte","url":"www.mieuxtrieranantes.fr/docs/memo-la-chapelle-sur-erdre-1296561007469_1302267598517.pdf","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4" office:value-type="string" calcext:value-type="string">
            <text:p>orvault,horaires,collecte</text:p>
          </table:table-cell>
          <table:table-cell table:style-name="ce4" office:value-type="string" calcext:value-type="string">
            <text:p>memo-orvault_1282835689006.pdf</text:p>
          </table:table-cell>
          <table:table-cell table:style-name="ce4" table:number-columns-repeated="3"/>
          <table:table-cell table:style-name="ce4" office:value-type="string" calcext:value-type="string">
            <text:p>03/2015</text:p>
          </table:table-cell>
          <table:table-cell table:number-columns-repeated="2"/>
          <table:table-cell table:style-name="ce61" table:formula="of:=JSONDOCS([.A13];[.B13];[.C13];[.D13];[.E13];[.G13];[.H13])" office:value-type="string" office:string-value="{&quot;code&quot;:&quot;doc_memoorvault&quot;,&quot;nom&quot;:&quot;Mémo Orvault sur site 'Nantes Métropole'&quot;,&quot;mots_cles&quot;:&quot;orvault,horaires,collecte&quot;,&quot;url&quot;:&quot;www.mieuxtrieranantes.fr/docs/memo-orvault_1282835689006.pdf&quot;,&quot;src&quot;:&quot;03/2015&quot;}," calcext:value-type="string">
            <text:p>{"code":"doc_memoorvault","nom":"Mémo Orvault sur site 'Nantes Métropole'","mots_cles":"orvault,horaires,collecte","url":"www.mieuxtrieranantes.fr/docs/memo-orvault_1282835689006.pdf","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4" office:value-type="string" calcext:value-type="string">
            <text:p>reze,horaires,collecte</text:p>
          </table:table-cell>
          <table:table-cell table:style-name="ce4" office:value-type="string" calcext:value-type="string">
            <text:p>memo-reze_1282835751490.pdf</text:p>
          </table:table-cell>
          <table:table-cell table:style-name="ce4" table:number-columns-repeated="3"/>
          <table:table-cell table:style-name="ce4" office:value-type="string" calcext:value-type="string">
            <text:p>03/2015</text:p>
          </table:table-cell>
          <table:table-cell table:number-columns-repeated="2"/>
          <table:table-cell table:style-name="ce61" table:formula="of:=JSONDOCS([.A14];[.B14];[.C14];[.D14];[.E14];[.G14];[.H14])" office:value-type="string" office:string-value="{&quot;code&quot;:&quot;doc_memoreze&quot;,&quot;nom&quot;:&quot;Mémo Rezé sur site 'Nantes Métropole'&quot;,&quot;mots_cles&quot;:&quot;reze,horaires,collecte&quot;,&quot;url&quot;:&quot;www.mieuxtrieranantes.fr/docs/memo-reze_1282835751490.pdf&quot;,&quot;src&quot;:&quot;03/2015&quot;}," calcext:value-type="string">
            <text:p>{"code":"doc_memoreze","nom":"Mémo Rezé sur site 'Nantes Métropole'","mots_cles":"reze,horaires,collecte","url":"www.mieuxtrieranantes.fr/docs/memo-reze_1282835751490.pdf","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4" office:value-type="string" calcext:value-type="string">
            <text:p>saint-herblain,st-herblain,herblain,horaires,collecte</text:p>
          </table:table-cell>
          <table:table-cell table:style-name="ce4" office:value-type="string" calcext:value-type="string">
            <text:p>memo-saint-herblain_1282835815451.pdf</text:p>
          </table:table-cell>
          <table:table-cell table:style-name="ce4" table:number-columns-repeated="3"/>
          <table:table-cell table:style-name="ce4" office:value-type="string" calcext:value-type="string">
            <text:p>03/2015</text:p>
          </table:table-cell>
          <table:table-cell table:number-columns-repeated="2"/>
          <table:table-cell table:style-name="ce61" table:formula="of:=JSONDOCS([.A15];[.B15];[.C15];[.D15];[.E15];[.G15];[.H15])" office:value-type="string" office:string-value="{&quot;code&quot;:&quot;doc_memosaintherblain&quot;,&quot;nom&quot;:&quot;Mémo Saint-Herblain sur site 'Nantes Métropole'&quot;,&quot;mots_cles&quot;:&quot;saint herblain,st herblain,herblain,horaires,collecte&quot;,&quot;url&quot;:&quot;www.mieuxtrieranantes.fr/docs/memo-saint-herblain_1282835815451.pdf&quot;,&quot;src&quot;:&quot;03/2015&quot;}," calcext:value-type="string">
            <text:p>{"code":"doc_memosaintherblain","nom":"Mémo Saint-Herblain sur site 'Nantes Métropole'","mots_cles":"saint herblain,st herblain,herblain,horaires,collecte","url":"www.mieuxtrieranantes.fr/docs/memo-saint-herblain_1282835815451.pdf","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4" office:value-type="string" calcext:value-type="string">
            <text:p>st-sébastien,saint-sébastien,sébastien,carquefou,horaires,collecte</text:p>
          </table:table-cell>
          <table:table-cell table:style-name="ce4" office:value-type="string" calcext:value-type="string">
            <text:p>memo-saint-sebastien_1282835889068.pdf</text:p>
          </table:table-cell>
          <table:table-cell table:style-name="ce4" table:number-columns-repeated="3"/>
          <table:table-cell table:style-name="ce4" office:value-type="string" calcext:value-type="string">
            <text:p>03/2015</text:p>
          </table:table-cell>
          <table:table-cell table:number-columns-repeated="2"/>
          <table:table-cell table:style-name="ce61" table:formula="of:=JSONDOCS([.A16];[.B16];[.C16];[.D16];[.E16];[.G16];[.H16])" office:value-type="string" office:string-value="{&quot;code&quot;:&quot;doc_memosaintsebastien&quot;,&quot;nom&quot;:&quot;Mémo Saint-Sébastien sur site 'Nantes Métropole'&quot;,&quot;mots_cles&quot;:&quot;st sebastien,saint sebastien,sebastien,carquefou,horaires,collecte&quot;,&quot;url&quot;:&quot;www.mieuxtrieranantes.fr/docs/memo-saint-sebastien_1282835889068.pdf&quot;,&quot;src&quot;:&quot;03/2015&quot;}," calcext:value-type="string">
            <text:p>{"code":"doc_memosaintsebastien","nom":"Mémo Saint-Sébastien sur site 'Nantes Métropole'","mots_cles":"st sebastien,saint sebastien,sebastien,carquefou,horaires,collecte","url":"www.mieuxtrieranantes.fr/docs/memo-saint-sebastien_1282835889068.pdf","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4" office:value-type="string" calcext:value-type="string">
            <text:p>Saint-jean-boisseau,boisseau,horaires,collecte</text:p>
          </table:table-cell>
          <table:table-cell table:style-name="ce4" office:value-type="string" calcext:value-type="string">
            <text:p>memo-st-jean-boiseau-1296561133663_1302269567876.pdf</text:p>
          </table:table-cell>
          <table:table-cell/>
          <table:table-cell table:style-name="ce4" table:number-columns-repeated="2"/>
          <table:table-cell table:style-name="ce4" office:value-type="string" calcext:value-type="string">
            <text:p>03/2015</text:p>
          </table:table-cell>
          <table:table-cell table:number-columns-repeated="2"/>
          <table:table-cell table:style-name="ce61" table:formula="of:=JSONDOCS([.A17];[.B17];[.C17];[.D17];[.E17];[.G17];[.H17])" office:value-type="string" office:string-value="{&quot;code&quot;:&quot;doc_memosjb&quot;,&quot;nom&quot;:&quot;Mémo Saint-Jean-Boiseau sur site 'Nantes Métropole'&quot;,&quot;mots_cles&quot;:&quot;Saint jean boisseau,boisseau,horaires,collecte&quot;,&quot;url&quot;:&quot;www.mieuxtrieranantes.fr/docs/memo-st-jean-boiseau-1296561133663_1302269567876.pdf&quot;,&quot;src&quot;:&quot;03/2015&quot;}," calcext:value-type="string">
            <text:p>{"code":"doc_memosjb","nom":"Mémo Saint-Jean-Boiseau sur site 'Nantes Métropole'","mots_cles":"Saint jean boisseau,boisseau,horaires,collecte","url":"www.mieuxtrieranantes.fr/docs/memo-st-jean-boiseau-1296561133663_1302269567876.pdf","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4" office:value-type="string" calcext:value-type="string">
            <text:p>thouaré,horaires,collecte</text:p>
          </table:table-cell>
          <table:table-cell table:style-name="ce4" office:value-type="string" calcext:value-type="string">
            <text:p>memo-thouare-1296561208069_1302270598579.pdf</text:p>
          </table:table-cell>
          <table:table-cell table:style-name="ce4" table:number-columns-repeated="3"/>
          <table:table-cell table:style-name="ce4" office:value-type="string" calcext:value-type="string">
            <text:p>03/2015</text:p>
          </table:table-cell>
          <table:table-cell table:number-columns-repeated="2"/>
          <table:table-cell table:style-name="ce61" table:formula="of:=JSONDOCS([.A18];[.B18];[.C18];[.D18];[.E18];[.G18];[.H18])" office:value-type="string" office:string-value="{&quot;code&quot;:&quot;doc_memothouare&quot;,&quot;nom&quot;:&quot;Mémo Thouré sur site 'Nantes Métropole'&quot;,&quot;mots_cles&quot;:&quot;thouare,horaires,collecte&quot;,&quot;url&quot;:&quot;www.mieuxtrieranantes.fr/docs/memo-thouare-1296561208069_1302270598579.pdf&quot;,&quot;src&quot;:&quot;03/2015&quot;}," calcext:value-type="string">
            <text:p>{"code":"doc_memothouare","nom":"Mémo Thouré sur site 'Nantes Métropole'","mots_cles":"thouare,horaires,collecte","url":"www.mieuxtrieranantes.fr/docs/memo-thouare-1296561208069_1302270598579.pdf","src":"03/2015"},</text:p>
          </table:table-cell>
          <table:table-cell office:value-type="string" calcext:value-type="string">
            <text:p><text:s/></text:p>
          </table:table-cell>
          <table:table-cell table:number-columns-repeated="252"/>
        </table:table-row>
        <table:table-row table:style-name="ro4">
          <table:table-cell table:style-name="ce4" table:number-columns-repeated="8"/>
          <table:table-cell table:number-columns-repeated="2"/>
          <table:table-cell table:style-name="ce64" office:value-type="string" calcext:value-type="string">
            <text:p>{}</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8"/>
          <table:table-cell table:number-columns-repeated="2"/>
          <table:table-cell table:style-name="ce64"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4">
          <table:table-cell table:style-name="ce4" table:number-columns-repeated="8"/>
          <table:table-cell table:number-columns-repeated="7"/>
          <table:table-cell office:value-type="string" calcext:value-type="string">
            <text:p><text:s/></text:p>
          </table:table-cell>
          <table:table-cell table:number-columns-repeated="248"/>
        </table:table-row>
        <table:table-row table:style-name="ro4">
          <table:table-cell table:style-name="ce4" table:number-columns-repeated="8"/>
          <table:table-cell table:number-columns-repeated="7"/>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0">
          <table:table-cell table:number-columns-repeated="2"/>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2"/>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number-rows-repeated="1048432">
          <table:table-cell table:number-columns-repeated="264"/>
        </table:table-row>
        <table:table-row table:style-name="ro5">
          <table:table-cell table:number-columns-repeated="264"/>
        </table:table-row>
      </table:table>
      <table:table table:name="Conseil" table:style-name="ta2" table:print="false">
        <table:table-column table:style-name="co40" table:default-cell-style-name="Default"/>
        <table:table-column table:style-name="co41" table:default-cell-style-name="Default"/>
        <table:table-column table:style-name="co42" table:default-cell-style-name="Default"/>
        <table:table-column table:style-name="co37" table:default-cell-style-name="Default"/>
        <table:table-column table:style-name="co43" table:default-cell-style-name="Default"/>
        <table:table-column table:style-name="co16" table:default-cell-style-name="Default"/>
        <table:table-column table:style-name="co44" table:default-cell-style-name="Default"/>
        <table:table-column table:style-name="co45" table:default-cell-style-name="Default"/>
        <table:table-column table:style-name="co46" table:number-columns-repeated="17" table:default-cell-style-name="Default"/>
        <table:table-column table:style-name="co37" table:number-columns-repeated="230" table:default-cell-style-name="Default"/>
        <table:table-row table:style-name="ro4">
          <table:table-cell table:style-name="ce65" office:value-type="string" calcext:value-type="string" table:number-columns-spanned="4" table:number-rows-spanned="1">
            <text:p>Conseils et fiches</text:p>
          </table:table-cell>
          <table:covered-table-cell table:number-columns-repeated="3"/>
          <table:table-cell table:number-columns-repeated="251"/>
        </table:table-row>
        <table:table-row table:style-name="ro4">
          <table:table-cell table:style-name="ce66" office:value-type="string" calcext: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4">
          <table:table-cell table:style-name="ce41" table:number-columns-repeated="3"/>
          <table:table-cell table:number-columns-repeated="5"/>
          <table:table-cell office:value-type="string" calcext:value-type="string">
            <text:p><text:s/></text:p>
          </table:table-cell>
          <table:table-cell table:number-columns-repeated="246"/>
        </table:table-row>
        <table:table-row table:style-name="ro4">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Description</text:p>
          </table:table-cell>
          <table:table-cell table:style-name="ce82" office:value-type="string" calcext:value-type="string">
            <text:p>Fiche</text:p>
          </table:table-cell>
          <table:table-cell office:value-type="string" calcext:value-type="string">
            <text:p>Date vérif</text:p>
          </table:table-cell>
          <table:table-cell office:value-type="string" calcext:value-type="string">
            <text:p>Source</text:p>
          </table:table-cell>
          <table:table-cell/>
          <table:table-cell table:style-name="ce60"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22"/>
          <table:table-cell table:style-name="ce84" office:value-type="string" calcext:value-type="string">
            <text:p>Vérif le 03/2013</text:p>
          </table:table-cell>
          <table:table-cell table:number-columns-repeated="2"/>
          <table:table-cell table:style-name="ce64" table:formula="of:=JSONCONSEIL([.A5];[.B5];[.C5];[.D5];[.E5];[.F5])" office:value-type="string" office:string-value="{&quot;code&quot;:&quot;cons_collectes_bacs&quot;,&quot;nom&quot;:&quot;Une collecte par semaine pour les bacs&quot;,&quot;descr&quot;:&quot;Depuis lundi 2 janvier 2012, il y a une collecte de bac jaune par semaine, et une collecte de bac bleu par semaine également.&quot;}," calcext:value-type="string">
            <text:p>{"code":"cons_collectes_bacs","nom":"Une collecte par semaine pour les bacs","descr":"Depuis lundi 2 janvier 2012, il y a une collecte de bac jaune par semaine, et une collecte de bac bleu par semaine égalemen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ac_casse</text:p>
          </table:table-cell>
          <table:table-cell table:style-name="ce6" office:value-type="string" calcext:value-type="string">
            <text:p>Bac cassé</text:p>
          </table:table-cell>
          <table:table-cell table:style-name="ce12"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22"/>
          <table:table-cell table:style-name="ce84" office:value-type="string" calcext:value-type="string">
            <text:p>Vérif le 03/2013</text:p>
          </table:table-cell>
          <table:table-cell table:number-columns-repeated="2"/>
          <table:table-cell table:style-name="ce64" table:formula="of:=JSONCONSEIL([.A6];[.B6];[.C6];[.D6];[.E6];[.F6])" office:value-type="string" office:string-value="{&quot;code&quot;:&quot;cons_bac_casse&quot;,&quot;nom&quot;:&quot;Bac cassé&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 calcext:value-type="string">
            <text:p>{"code":"cons_bac_casse","nom":"Bac cassé","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oeudtrisac</text:p>
          </table:table-cell>
          <table:table-cell table:style-name="ce6" office:value-type="string" calcext:value-type="string">
            <text:p>Double nœud</text:p>
          </table:table-cell>
          <table:table-cell table:style-name="ce12" office:value-type="string" calcext:value-type="string">
            <text:p>Les sacs doivent être fermés par un double nœud.</text:p>
          </table:table-cell>
          <table:table-cell table:style-name="ce22"/>
          <table:table-cell table:style-name="ce84" office:value-type="string" calcext:value-type="string">
            <text:p>Vérif le 03/2013</text:p>
          </table:table-cell>
          <table:table-cell table:number-columns-repeated="2"/>
          <table:table-cell table:style-name="ce64" table:formula="of:=JSONCONSEIL([.A7];[.B7];[.C7];[.D7];[.E7];[.F7])" office:value-type="string" office:string-value="{&quot;code&quot;:&quot;cons_noeudtrisac&quot;,&quot;nom&quot;:&quot;Double nœud&quot;,&quot;descr&quot;:&quot;Les sacs doivent être fermés par un double nœud.&quot;}," calcext:value-type="string">
            <text:p>{"code":"cons_noeudtrisac","nom":"Double nœud","descr":"Les sacs doivent être fermés par un double nœud."},</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trisac</text:p>
          </table:table-cell>
          <table:table-cell table:style-name="ce6" office:value-type="string" calcext:value-type="string">
            <text:p>Quoi mettre dans les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22"/>
          <table:table-cell table:style-name="ce84" office:value-type="string" calcext:value-type="string">
            <text:p>Vérif le 03/2013</text:p>
          </table:table-cell>
          <table:table-cell table:number-columns-repeated="2"/>
          <table:table-cell table:style-name="ce64" table:formula="of:=JSONCONSEIL([.A8];[.B8];[.C8];[.D8];[.E8];[.F8])" office:value-type="string" office:string-value="{&quot;code&quot;:&quot;cons_trisac&quot;,&quot;nom&quot;:&quot;Quoi mettre dans les Tri'sac&quot;,&quot;descr&quot;:&quot;Les sacs Trisac sont bleus pour les ordures ménagères, jaunes pour les déchets recyclables (emballages carton, bouteilles plastiques, papier).&quot;}," calcext:value-type="string">
            <text:p>{"code":"cons_trisac","nom":"Quoi mettre dans les Tri'sac","descr":"Les sacs Trisac sont bleus pour les ordures ménagères, jaunes pour les déchets recyclables (emballages carton, bouteilles plastiques, papie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12" office:value-type="string" calcext:value-type="string">
            <text:p>N'utilisez pas d'autres types de sacs poubelles que les sacs jaunes et bleus de Tri'sac.</text:p>
          </table:table-cell>
          <table:table-cell table:style-name="ce22"/>
          <table:table-cell table:style-name="ce84" office:value-type="string" calcext:value-type="string">
            <text:p>Vérif le 03/2013</text:p>
          </table:table-cell>
          <table:table-cell table:number-columns-repeated="2"/>
          <table:table-cell table:style-name="ce64" table:formula="of:=JSONCONSEIL([.A9];[.B9];[.C9];[.D9];[.E9];[.F9])" office:value-type="string" office:string-value="{&quot;code&quot;:&quot;cons_passacpoubelle&quot;,&quot;nom&quot;:&quot;Utiliser uniquement les sacs Tri'sac.&quot;,&quot;descr&quot;:&quot;N'utilisez pas d'autres types de sacs poubelles que les sacs jaunes et bleus de Tri'sac.&quot;}," calcext:value-type="string">
            <text:p>{"code":"cons_passacpoubelle","nom":"Utiliser uniquement les sacs Tri'sac.","descr":"N'utilisez pas d'autres types de sacs poubelles que les sacs jaunes et bleus de Tri'sac."},</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cier</text:p>
          </table:table-cell>
          <table:table-cell table:style-name="ce6" office:value-type="string" calcext:value-type="string">
            <text:p>L'acier disparaît en 5-10 ans.</text:p>
          </table:table-cell>
          <table:table-cell table:style-name="ce12" office:value-type="string" calcext:value-type="string">
            <text:p>L'acier se recycle très facilement, mais à l'air libre, il met de 5 à 10 ans à disparaître.</text:p>
          </table:table-cell>
          <table:table-cell table:style-name="ce22" office:value-type="string" calcext:value-type="string">
            <text:p>fiche_acier</text:p>
          </table:table-cell>
          <table:table-cell table:style-name="ce84" office:value-type="string" calcext:value-type="string">
            <text:p>Vérif le 03/2013</text:p>
          </table:table-cell>
          <table:table-cell table:number-columns-repeated="2"/>
          <table:table-cell table:style-name="ce64" table:formula="of:=JSONCONSEIL([.A10];[.B10];[.C10];[.D10];[.E10];[.F10])" office:value-type="string" office:string-value="{&quot;code&quot;:&quot;cons_acier&quot;,&quot;nom&quot;:&quot;L'acier disparaît en 5-10 ans.&quot;,&quot;descr&quot;:&quot;L'acier se recycle très facilement, mais à l'air libre, il met de 5 à 10 ans à disparaître.&quot;,&quot;fiche&quot;:&quot;fiche_acier&quot;}," calcext:value-type="string">
            <text:p>{"code":"cons_acier","nom":"L'acier disparaît en 5-10 ans.","descr":"L'acier se recycle très facilement, mais à l'air libre, il met de 5 à 10 ans à disparaître.","fiche":"fiche_acie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22"/>
          <table:table-cell table:style-name="ce84" office:value-type="string" calcext:value-type="string">
            <text:p>Vérif le 03/2013</text:p>
          </table:table-cell>
          <table:table-cell table:number-columns-repeated="2"/>
          <table:table-cell table:style-name="ce64" table:formula="of:=JSONCONSEIL([.A11];[.B11];[.C11];[.D11];[.E11];[.F11])" office:value-type="string" office:string-value="{&quot;code&quot;:&quot;cons_arcencielvalorena&quot;,&quot;nom&quot;:&quot;2 sites d'incinération&quot;,&quot;descr&quot;:&quot;Les ordures ménagères sont incinérées à l'usine d'Arc en Ciel (Couëron) et Valoréna (Nantes). Une partie de l'énergie récupérée alimente un réseau de chauffage urbain.&quot;}," calcext:value-type="string">
            <text:p>{"code":"cons_arcencielvalorena","nom":"2 sites d'incinération","descr":"Les ordures ménagères sont incinérées à l'usine d'Arc en Ciel (Couëron) et Valoréna (Nantes). Une partie de l'énergie récupérée alimente un réseau de chauffage urbai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12" office:value-type="string" calcext:value-type="string">
            <text:p>IL y a 879 conteneurs verres sur l la communauté urbaine, soit 1 conteneur pour 625 habitants.</text:p>
          </table:table-cell>
          <table:table-cell table:style-name="ce22"/>
          <table:table-cell table:style-name="ce84" office:value-type="string" calcext:value-type="string">
            <text:p>Vérif le 03/2013</text:p>
          </table:table-cell>
          <table:table-cell table:number-columns-repeated="2"/>
          <table:table-cell table:style-name="ce64" table:formula="of:=JSONCONSEIL([.A12];[.B12];[.C12];[.D12];[.E12];[.F12])" office:value-type="string" office:string-value="{&quot;code&quot;:&quot;cons_nbconteneurverre&quot;,&quot;nom&quot;:&quot;879 conteneurs en verre&quot;,&quot;descr&quot;:&quot;IL y a 879 conteneurs verres sur l la communauté urbaine, soit 1 conteneur pour 625 habitants.&quot;}," calcext:value-type="string">
            <text:p>{"code":"cons_nbconteneurverre","nom":"879 conteneurs en verre","descr":"IL y a 879 conteneurs verres sur l la communauté urbaine, soit 1 conteneur pour 625 habita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2" office:value-type="string" calcext:value-type="string">
            <text:p>fiche_encombrant</text:p>
          </table:table-cell>
          <table:table-cell table:style-name="ce84" office:value-type="string" calcext:value-type="string">
            <text:p>Vérif le 03/2013</text:p>
          </table:table-cell>
          <table:table-cell table:number-columns-repeated="2"/>
          <table:table-cell table:style-name="ce64" table:formula="of:=JSONCONSEIL([.A13];[.B13];[.C13];[.D13];[.E13];[.F13])" office:value-type="string" office:string-value="{&quot;code&quot;:&quot;cons_encombrants&quot;,&quot;nom&quot;:&quot;Collecte des encombrants&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fiche&quot;:&quot;fiche_encombrant&quot;}," calcext:value-type="string">
            <text:p>{"code":"cons_encombrants","nom":"Collecte des encombrants","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fiche":"fiche_encombran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12"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2"/>
          <table:table-cell table:style-name="ce84" office:value-type="string" calcext:value-type="string">
            <text:p>Vérif le 03/2013</text:p>
          </table:table-cell>
          <table:table-cell table:number-columns-repeated="2"/>
          <table:table-cell table:style-name="ce64" table:formula="of:=JSONCONSEIL([.A14];[.B14];[.C14];[.D14];[.E14];[.F14])" office:value-type="string" office:string-value="{&quot;code&quot;:&quot;cons_numerosencombrants&quot;,&quot;nom&quot;:&quot;Numéros de téléphones des encombrant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 calcext:value-type="string">
            <text:p>{"code":"cons_numerosencombrants","nom":"Numéros de téléphones des encombrant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text:p>
          </table:table-cell>
          <table:table-cell table:style-name="ce6" office:value-type="string" calcext:value-type="string">
            <text:p>Bouchons acceptés</text:p>
          </table:table-cell>
          <table:table-cell table:style-name="ce24" office:value-type="string" calcext:value-type="string">
            <text:p>Vous pouvez mettre les bouchons en plastique.</text:p>
          </table:table-cell>
          <table:table-cell table:style-name="ce22"/>
          <table:table-cell table:number-columns-repeated="3"/>
          <table:table-cell table:style-name="ce64" table:formula="of:=JSONCONSEIL([.A15];[.B15];[.C15];[.D15];[.E15];[.F15])" office:value-type="string" office:string-value="{&quot;code&quot;:&quot;cons_bouchon&quot;,&quot;nom&quot;:&quot;Bouchons acceptés&quot;,&quot;descr&quot;:&quot;Vous pouvez mettre les bouchons en plastique.&quot;}," calcext:value-type="string">
            <text:p>{"code":"cons_bouchon","nom":"Bouchons acceptés","descr":"Vous pouvez mettre les bouchons en plastiqu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24"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2" office:value-type="string" calcext:value-type="string">
            <text:p>fiche_bouchon_amour</text:p>
          </table:table-cell>
          <table:table-cell table:number-columns-repeated="3"/>
          <table:table-cell table:style-name="ce64" table:formula="of:=JSONCONSEIL([.A16];[.B16];[.C16];[.D16];[.E16];[.F16])" office:value-type="string" office:string-value="{&quot;code&quot;:&quot;cons_bouchonamour&quot;,&quot;nom&quot;:&quot;Bouchon d'amour récupère les bouchons plastiques&quot;,&quot;descr&quot;:&quot;Bouchons acceptés : eau, lait, soda, huile, vinaigre, vin, compote, crème fraîche, liquide vaisselle, aérosols, dentifrice, shampooing...&lt;br/&gt;Bouchons refusés : produits toxiques, détergents, liège.&quot;,&quot;fiche&quot;:&quot;fiche_bouchon_amour&quot;}," calcext:value-type="string">
            <text:p>{"code":"cons_bouchonamour","nom":"Bouchon d'amour récupère les bouchons plastiques","descr":"Bouchons acceptés : eau, lait, soda, huile, vinaigre, vin, compote, crème fraîche, liquide vaisselle, aérosols, dentifrice, shampooing...&lt;br/&gt;Bouchons refusés : produits toxiques, détergents, liège.","fiche":"fiche_bouchon_amou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24"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2"/>
          <table:table-cell table:number-columns-repeated="3"/>
          <table:table-cell table:style-name="ce64" table:formula="of:=JSONCONSEIL([.A17];[.B17];[.C17];[.D17];[.E17];[.F17])" office:value-type="string" office:string-value="{&quot;code&quot;:&quot;cons_bouchonliege&quot;,&quot;nom&quot;:&quot;Action Cancer 44 récupère les bouchons de liège&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 calcext:value-type="string">
            <text:p>{"code":"cons_bouchonliege","nom":"Action Cancer 44 récupère les bouchons de liège","descr":"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llu</text:p>
          </table:table-cell>
          <table:table-cell table:style-name="ce6" office:value-type="string" calcext:value-type="string">
            <text:p>L'aluminium se recycle à 100% ! </text:p>
          </table:table-cell>
          <table:table-cell table:style-name="ce12" office:value-type="string" calcext:value-type="string">
            <text:p>Il peut être recyclé à l'infini sans perdre ses caractéristiques physiques.</text:p>
          </table:table-cell>
          <table:table-cell table:style-name="ce22"/>
          <table:table-cell table:number-columns-repeated="3"/>
          <table:table-cell table:style-name="ce64" table:formula="of:=JSONCONSEIL([.A18];[.B18];[.C18];[.D18];[.E18];[.F18])" office:value-type="string" office:string-value="{&quot;code&quot;:&quot;cons_allu&quot;,&quot;nom&quot;:&quot;L'aluminium se recycle à 100% ! &quot;,&quot;descr&quot;:&quot;Il peut être recyclé à l'infini sans perdre ses caractéristiques physiques.&quot;}," calcext:value-type="string">
            <text:p>{"code":"cons_allu","nom":"L'aluminium se recycle à 100% ! ","descr":"Il peut être recyclé à l'infini sans perdre ses caractéristiques physiques."},</text:p>
          </table:table-cell>
          <table:table-cell office:value-type="string" calcext:value-type="string">
            <text:p><text:s/></text:p>
          </table:table-cell>
          <table:table-cell table:number-columns-repeated="246"/>
        </table:table-row>
        <table:table-row table:style-name="ro4">
          <table:table-cell table:style-name="ce5" office:value-type="string" calcext:value-type="string">
            <text:p>cons_couverclemetal</text:p>
          </table:table-cell>
          <table:table-cell table:style-name="ce73" office:value-type="string" calcext:value-type="string">
            <text:p>Bouchons métalliques</text:p>
          </table:table-cell>
          <table:table-cell table:style-name="ce75" office:value-type="string" calcext:value-type="string">
            <text:p>Les bouchons métalliques peuvent se mettre avec le métal.</text:p>
          </table:table-cell>
          <table:table-cell table:style-name="ce47"/>
          <table:table-cell table:style-name="ce84" office:value-type="string" calcext:value-type="string">
            <text:p>Vérif le 06/2013</text:p>
          </table:table-cell>
          <table:table-cell table:number-columns-repeated="2"/>
          <table:table-cell table:style-name="ce64" table:formula="of:=JSONCONSEIL([.A19];[.B19];[.C19];[.D19];[.E19];[.F19])" office:value-type="string" office:string-value="{&quot;code&quot;:&quot;cons_couverclemetal&quot;,&quot;nom&quot;:&quot;Bouchons métalliques&quot;,&quot;descr&quot;:&quot;Les bouchons métalliques peuvent se mettre avec le métal.&quot;}," calcext:value-type="string">
            <text:p>{"code":"cons_couverclemetal","nom":"Bouchons métalliques","descr":"Les bouchons métalliques peuvent se mettre avec le métal."},</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12" office:value-type="string" calcext:value-type="string">
            <text:p>Ne pas mettre de bouchons, de couvercles ou de collerettes de plomb (autour des bouteilles en verre)</text:p>
          </table:table-cell>
          <table:table-cell table:style-name="ce22"/>
          <table:table-cell table:number-columns-repeated="3"/>
          <table:table-cell table:style-name="ce64" table:formula="of:=JSONCONSEIL([.A20];[.B20];[.C20];[.D20];[.E20];[.F20])" office:value-type="string" office:string-value="{&quot;code&quot;:&quot;cons_sans_bouchon_ni_couvercle&quot;,&quot;nom&quot;:&quot;Ni bouchon ni couvercle&quot;,&quot;descr&quot;:&quot;Ne pas mettre de bouchons, de couvercles ou de collerettes de plomb (autour des bouteilles en verre)&quot;}," calcext:value-type="string">
            <text:p>{"code":"cons_sans_bouchon_ni_couvercle","nom":"Ni bouchon ni couvercle","descr":"Ne pas mettre de bouchons, de couvercles ou de collerettes de plomb (autour des bouteilles en verr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12" office:value-type="string" calcext:value-type="string">
            <text:p>Les bouchons suivant sont refusés : produits toxiques, détergents.</text:p>
          </table:table-cell>
          <table:table-cell table:style-name="ce22"/>
          <table:table-cell table:number-columns-repeated="3"/>
          <table:table-cell table:style-name="ce64" table:formula="of:=JSONCONSEIL([.A21];[.B21];[.C21];[.D21];[.E21];[.F21])" office:value-type="string" office:string-value="{&quot;code&quot;:&quot;cons_pasbouchonamour&quot;,&quot;nom&quot;:&quot;Ne pas mettre dans les bouchons d'amour&quot;,&quot;descr&quot;:&quot;Les bouchons suivant sont refusés : produits toxiques, détergents.&quot;}," calcext:value-type="string">
            <text:p>{"code":"cons_pasbouchonamour","nom":"Ne pas mettre dans les bouchons d'amour","descr":"Les bouchons suivant sont refusés : produits toxiques, déterge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12" office:value-type="string" calcext:value-type="string">
            <text:p>Utiliser de préférence de la vaiselle en plastique dur, que l'on ne jette pas : verre, tasse, gobelet...</text:p>
          </table:table-cell>
          <table:table-cell table:style-name="ce22"/>
          <table:table-cell table:number-columns-repeated="3"/>
          <table:table-cell table:style-name="ce64" table:formula="of:=JSONCONSEIL([.A22];[.B22];[.C22];[.D22];[.E22];[.F22])" office:value-type="string" office:string-value="{&quot;code&quot;:&quot;cons_remplacergobelet&quot;,&quot;nom&quot;:&quot;Supprimer la vaisselle jetable&quot;,&quot;descr&quot;:&quot;Utiliser de préférence de la vaiselle en plastique dur, que l'on ne jette pas : verre, tasse, gobelet...&quot;}," calcext:value-type="string">
            <text:p>{"code":"cons_remplacergobelet","nom":"Supprimer la vaisselle jetable","descr":"Utiliser de préférence de la vaiselle en plastique dur, que l'on ne jette pas : verre, tasse, gobele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76" office:value-type="string" calcext:value-type="string">
            <text:p>A base de fibre de canne à sucre, la vaiselle bio-dégradable.</text:p>
          </table:table-cell>
          <table:table-cell table:style-name="ce22"/>
          <table:table-cell table:number-columns-repeated="3"/>
          <table:table-cell table:style-name="ce64" table:formula="of:=JSONCONSEIL([.A23];[.B23];[.C23];[.D23];[.E23];[.F23])" office:value-type="string" office:string-value="{&quot;code&quot;:&quot;cons_vaissellebiodegradable&quot;,&quot;nom&quot;:&quot;Vaisselle bio-dégradable&quot;,&quot;descr&quot;:&quot;A base de fibre de canne à sucre, la vaiselle bio-dégradable.&quot;}," calcext:value-type="string">
            <text:p>{"code":"cons_vaissellebiodegradable","nom":"Vaisselle bio-dégradable","descr":"A base de fibre de canne à sucre, la vaiselle bio-dégradabl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ilerechargeable</text:p>
          </table:table-cell>
          <table:table-cell table:style-name="ce6" office:value-type="string" calcext:value-type="string">
            <text:p>Pile rechargeable</text:p>
          </table:table-cell>
          <table:table-cell table:style-name="ce77" office:value-type="string" calcext:value-type="string">
            <text:p>Selon une étude réalisée en 2007 par Bio Intelligence Service, les piles rechargeables ont jusqu'à 32 fois moins d'impact sur l'environnement que les piles jetables.</text:p>
          </table:table-cell>
          <table:table-cell table:style-name="ce22"/>
          <table:table-cell table:style-name="ce84" office:value-type="string" calcext:value-type="string">
            <text:p>Vérif le 03/2013</text:p>
          </table:table-cell>
          <table:table-cell table:number-columns-repeated="2"/>
          <table:table-cell table:style-name="ce64" table:formula="of:=JSONCONSEIL([.A24];[.B24];[.C24];[.D24];[.E24];[.F24])" office:value-type="string" office:string-value="{&quot;code&quot;:&quot;cons_pilerechargeable&quot;,&quot;nom&quot;:&quot;Pile rechargeable&quot;,&quot;descr&quot;:&quot;Selon une étude réalisée en 2007 par Bio Intelligence Service, les piles rechargeables ont jusqu'à 32 fois moins d'impact sur l'environnement que les piles jetables.&quot;}," calcext:value-type="string">
            <text:p>{"code":"cons_pilerechargeable","nom":"Pile rechargeable","descr":"Selon une étude réalisée en 2007 par Bio Intelligence Service, les piles rechargeables ont jusqu'à 32 fois moins d'impact sur l'environnement que les piles jetabl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mpostage</text:p>
          </table:table-cell>
          <table:table-cell table:style-name="ce6" office:value-type="string" calcext:value-type="string">
            <text:p>Compostage</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22" office:value-type="string" calcext:value-type="string">
            <text:p>fiche_compostage</text:p>
          </table:table-cell>
          <table:table-cell table:style-name="ce84" office:value-type="string" calcext:value-type="string">
            <text:p>Vérif le 04/2013</text:p>
          </table:table-cell>
          <table:table-cell table:number-columns-repeated="2"/>
          <table:table-cell table:style-name="ce64" table:formula="of:=JSONCONSEIL([.A25];[.B25];[.C25];[.D25];[.E25];[.F25])" office:value-type="string" office:string-value="{&quot;code&quot;:&quot;cons_compostage&quot;,&quot;nom&quot;:&quot;Compostage&quot;,&quot;descr&quot;:&quot;Vous pouvez déposer au compost les restes de la cuisine (épluchures, marc de café...), du jardin (feuilles...), de la maison (cheveux, essuie-tout...). Eviter les produits laitiers et les viandes.&quot;,&quot;fiche&quot;:&quot;fiche_compostage&quot;}," calcext:value-type="string">
            <text:p>{"code":"cons_compostage","nom":"Compostage","descr":"Vous pouvez déposer au compost les restes de la cuisine (épluchures, marc de café...), du jardin (feuilles...), de la maison (cheveux, essuie-tout...). Eviter les produits laitiers et les viandes.","fiche":"fiche_compostage"},</text:p>
          </table:table-cell>
          <table:table-cell office:value-type="string" calcext:value-type="string">
            <text:p><text:s/></text:p>
          </table:table-cell>
          <table:table-cell table:number-columns-repeated="246"/>
        </table:table-row>
        <table:table-row table:style-name="ro4">
          <table:table-cell table:style-name="ce68" office:value-type="string" calcext:value-type="string">
            <text:p>cons_souille</text:p>
          </table:table-cell>
          <table:table-cell table:style-name="ce6" office:value-type="string" calcext:value-type="string">
            <text:p>Papiers souillés</text:p>
          </table:table-cell>
          <table:table-cell table:style-name="ce77" office:value-type="string" calcext:value-type="string">
            <text:p>Les papiers sales (tachés de nourriture...) sont considérés comme souillés et ne peuvent être recyclés.</text:p>
          </table:table-cell>
          <table:table-cell table:style-name="ce22"/>
          <table:table-cell table:number-columns-repeated="3"/>
          <table:table-cell table:style-name="ce64" table:formula="of:=JSONCONSEIL([.A26];[.B26];[.C26];[.D26];[.E26];[.F26])" office:value-type="string" office:string-value="{&quot;code&quot;:&quot;cons_souille&quot;,&quot;nom&quot;:&quot;Papiers souillés&quot;,&quot;descr&quot;:&quot;Les papiers sales (tachés de nourriture...) sont considérés comme souillés et ne peuvent être recyclés.&quot;}," calcext:value-type="string">
            <text:p>{"code":"cons_souille","nom":"Papiers souillés","descr":"Les papiers sales (tachés de nourriture...) sont considérés comme souillés et ne peuvent être recyclé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coparticipation</text:p>
          </table:table-cell>
          <table:table-cell table:style-name="ce6" office:value-type="string" calcext:value-type="string">
            <text:p>Écoparticipation</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2"/>
          <table:table-cell table:style-name="ce84" office:value-type="string" calcext:value-type="string">
            <text:p>Vérif le 03/2013</text:p>
          </table:table-cell>
          <table:table-cell table:number-columns-repeated="2"/>
          <table:table-cell table:style-name="ce64" table:formula="of:=JSONCONSEIL([.A27];[.B27];[.C27];[.D27];[.E27];[.F27])" office:value-type="string" office:string-value="{&quot;code&quot;:&quot;cons_ecoparticipation&quot;,&quot;nom&quot;:&quot;Écoparticipation&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 calcext:value-type="string">
            <text:p>{"code":"cons_ecoparticipation","nom":"Écoparticipation","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deuxiemevie</text:p>
          </table:table-cell>
          <table:table-cell table:style-name="ce6" office:value-type="string" calcext:value-type="string">
            <text:p>Deuxième vi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22"/>
          <table:table-cell table:number-columns-repeated="3"/>
          <table:table-cell table:style-name="ce64" table:formula="of:=JSONCONSEIL([.A28];[.B28];[.C28];[.D28];[.E28];[.F28])" office:value-type="string" office:string-value="{&quot;code&quot;:&quot;cons_deuxiemevie&quot;,&quot;nom&quot;:&quot;Deuxième vie&quot;,&quot;descr&quot;:&quot;L'association \&quot;Deuxième vie\&quot; recence les associations et entreprises spécialisées qui redonnent une vie au déchet.&lt;br/&gt;&lt;a href='http :\\www.deuxieme-vie.org' &gt;www.deuxieme-vie.org&lt;/a&gt;&quot;}," calcext:value-type="string">
            <text:p>{"code":"cons_deuxiemevie","nom":"Deuxième vie","descr":"L'association \"Deuxième vie\" recence les associations et entreprises spécialisées qui redonnent une vie au déchet.&lt;br/&gt;&lt;a href='http :\\www.deuxieme-vie.org' &gt;www.deuxieme-vie.org&lt;/a&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6" office:value-type="string" calcext:value-type="string">
            <text:p>fiche_pet</text:p>
          </table:table-cell>
          <table:table-cell table:number-columns-repeated="3"/>
          <table:table-cell table:style-name="ce64" table:formula="of:=JSONCONSEIL([.A29];[.B29];[.C29];[.D29];[.E29];[.F29])" office:value-type="string" office:string-value="{&quot;code&quot;:&quot;cons_pasuniquementbouteilleflacon&quot;,&quot;nom&quot;:&quot;Tous les plastiques dans les bacs jaunes nantai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quot;fiche&quot;:&quot;fiche_pet&quot;}," calcext:value-type="string">
            <text:p>{"code":"cons_pasuniquementbouteilleflacon","nom":"Tous les plastiques dans les bacs jaunes nantai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fiche":"fiche_pe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2"/>
          <table:table-cell table:number-columns-repeated="3"/>
          <table:table-cell table:style-name="ce64" table:formula="of:=JSONCONSEIL([.A30];[.B30];[.C30];[.D30];[.E30];[.F30])" office:value-type="string" office:string-value="{&quot;code&quot;:&quot;cons_papieralu&quot;,&quot;nom&quot;:&quot;Petit aluminium non recyclé&quot;,&quot;descr&quot;:&quot;Les petites canettes métalliques, les canettes écrasées, les feuilles d'aluminium froissées, les capsules de type Nespresso... sont rejetées par le processus de tri du fait de leur taille.&lt;br/&gt;En revanche le gros aluminium (barquettes...) est recyclé.&quot;}," calcext:value-type="string">
            <text:p>{"code":"cons_papieralu","nom":"Petit aluminium non recyclé","descr":"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22"/>
          <table:table-cell table:number-columns-repeated="3"/>
          <table:table-cell table:style-name="ce64" table:formula="of:=JSONCONSEIL([.A31];[.B31];[.C31];[.D31];[.E31];[.F31])" office:value-type="string" office:string-value="{&quot;code&quot;:&quot;cons_ampoulemercure&quot;,&quot;nom&quot;:&quot;Le mercure est toxique&quot;,&quot;descr&quot;:&quot;Ce sont des produits toxiques car contiennent un peu de mercure. C'est pourquoi il faut les ramener en déchèterie ou les points de ventes (supermachés, magasins de bricolage...).&quot;}," calcext:value-type="string">
            <text:p>{"code":"cons_ampoulemercure","nom":"Le mercure est toxique","descr":"Ce sont des produits toxiques car contiennent un peu de mercure. C'est pourquoi il faut les ramener en déchèterie ou les points de ventes (supermachés, magasins de bricolag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22"/>
          <table:table-cell table:number-columns-repeated="3"/>
          <table:table-cell table:style-name="ce64" table:formula="of:=JSONCONSEIL([.A32];[.B32];[.C32];[.D32];[.E32];[.F32])" office:value-type="string" office:string-value="{&quot;code&quot;:&quot;cons_sansbouchon&quot;,&quot;nom&quot;:&quot;Que faire du bouchon / couvercle ?&quot;,&quot;descr&quot;:&quot;Le bouchon/couvercle doit être trié séparément (même s'il peut être trié). &lt;br/&gt;Voir déchet&lt;i&gt; Bouchon plastique'&lt;/i&gt; et déchet&lt;i&gt; 'Couvercle métallique'&lt;/i&gt;.&quot;}," calcext:value-type="string">
            <text:p>{"code":"cons_sansbouchon","nom":"Que faire du bouchon / couvercle ?","descr":"Le bouchon/couvercle doit être trié séparément (même s'il peut être trié). &lt;br/&gt;Voir déchet&lt;i&gt; Bouchon plastique'&lt;/i&gt; et déchet&lt;i&gt; 'Couvercle métallique'&lt;/i&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apsulelait</text:p>
          </table:table-cell>
          <table:table-cell table:style-name="ce6" office:value-type="string" calcext:value-type="string">
            <text:p>Que faire de la capsule métallique ?</text:p>
          </table:table-cell>
          <table:table-cell table:style-name="ce12" office:value-type="string" calcext:value-type="string">
            <text:p>La capsule doit être mis dans les déchets ménagers ('bac bleu' ou 'sac bleu')</text:p>
          </table:table-cell>
          <table:table-cell table:style-name="ce22"/>
          <table:table-cell table:number-columns-repeated="3"/>
          <table:table-cell table:style-name="ce64" table:formula="of:=JSONCONSEIL([.A33];[.B33];[.C33];[.D33];[.E33];[.F33])" office:value-type="string" office:string-value="{&quot;code&quot;:&quot;cons_capsulelait&quot;,&quot;nom&quot;:&quot;Que faire de la capsule métallique ?&quot;,&quot;descr&quot;:&quot;La capsule doit être mis dans les déchets ménagers ('bac bleu' ou 'sac bleu')&quot;}," calcext:value-type="string">
            <text:p>{"code":"cons_capsulelait","nom":"Que faire de la capsule métallique ?","descr":"La capsule doit être mis dans les déchets ménagers ('bac bleu' ou 'sac bleu')"},</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22"/>
          <table:table-cell table:number-columns-repeated="3"/>
          <table:table-cell table:style-name="ce64" table:formula="of:=JSONCONSEIL([.A34];[.B34];[.C34];[.D34];[.E34];[.F34])" office:value-type="string" office:string-value="{&quot;code&quot;:&quot;cons_potsmoutarde&quot;,&quot;nom&quot;:&quot;Les verres des pots de moutarde et nutella&quot;,&quot;descr&quot;:&quot;Les pots de moutarde et de Nutella (qui peuvent être transformés en verre à boire) peuvent être recyclés (conseil AlloPropreté 05/2014).&quot;}," calcext:value-type="string">
            <text:p>{"code":"cons_potsmoutarde","nom":"Les verres des pots de moutarde et nutella","descr":"Les pots de moutarde et de Nutella (qui peuvent être transformés en verre à boire) peuvent être recyclés (conseil AlloPropreté 05/2014)."},</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12" office:value-type="string" calcext:value-type="string">
            <text:p>Vous achetez un appareil neuf, le distributeur est désormais tenu de reprendre <text:s/>l'ancien à l'achat ou la livraison. C'est le principe de la reprise « un pour un ».</text:p>
          </table:table-cell>
          <table:table-cell table:style-name="ce22" office:value-type="string" calcext:value-type="string">
            <text:p>fiche_reprise</text:p>
          </table:table-cell>
          <table:table-cell office:value-type="string" calcext:value-type="string">
            <text:p><text:s/></text:p>
          </table:table-cell>
          <table:table-cell table:number-columns-repeated="2"/>
          <table:table-cell table:style-name="ce64" table:formula="of:=JSONCONSEIL([.A35];[.B35];[.C35];[.D35];[.E35];[.F35])" office:value-type="string" office:string-value="{&quot;code&quot;:&quot;cons_recuppdv1&quot;,&quot;nom&quot;:&quot;Les magasins récupèrent l'ancien appareil pour l'achat d'un nouveau&quot;,&quot;descr&quot;:&quot;Vous achetez un appareil neuf, le distributeur est désormais tenu de reprendre  l'ancien à l'achat ou la livraison. C'est le principe de la reprise « un pour un ».&quot;,&quot;fiche&quot;:&quot;fiche_reprise&quot;}," calcext:value-type="string">
            <text:p>{"code":"cons_recuppdv1","nom":"Les magasins récupèrent l'ancien appareil pour l'achat d'un nouveau","descr":"Vous achetez un appareil neuf, le distributeur est désormais tenu de reprendre <text:s/>l'ancien à l'achat ou la livraison. C'est le principe de la reprise « un pour un ».","fiche":"fiche_reprise"},</text:p>
          </table:table-cell>
          <table:table-cell office:value-type="string" calcext:value-type="string">
            <text:p><text:s/></text:p>
          </table:table-cell>
          <table:table-cell table:number-columns-repeated="246"/>
        </table:table-row>
        <table:table-row table:style-name="ro4">
          <table:table-cell table:style-name="ce69" office:value-type="string" calcext:value-type="string">
            <text:p>cons_recuppdv2</text:p>
          </table:table-cell>
          <table:table-cell table:style-name="ce69" office:value-type="string" calcext:value-type="string">
            <text:p>Les magasins qui les vendent récupèrent : cartouches d'imprimantes, piles, ampoules basse consommation, néon</text:p>
          </table:table-cell>
          <table:table-cell table:style-name="ce78"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83"/>
          <table:table-cell office:value-type="string" calcext:value-type="string">
            <text:p><text:s/></text:p>
          </table:table-cell>
          <table:table-cell table:number-columns-repeated="2"/>
          <table:table-cell table:style-name="ce64" table:formula="of:=JSONCONSEIL([.A36];[.B36];[.C36];[.D36];[.E36];[.F36])" office:value-type="string" office:string-value="{&quot;code&quot;:&quot;cons_recuppdv2&quot;,&quot;nom&quot;:&quot;Les magasins qui les vendent récupèrent : cartouches d'imprimantes, piles, ampoules basse consommation, néon&quot;,&quot;descr&quot;:&quot;Les points de vente sont obligés de récupérer les objets usagés s'ils les vendent : cartouches d'imprimantes, piles et accumulateurs, ampoules basse consommation, tubes fluorescent (néons).&quot;}," calcext:value-type="string">
            <text:p>{"code":"cons_recuppdv2","nom":"Les magasins qui les vendent récupèrent : cartouches d'imprimantes, piles, ampoules basse consommation, néon","descr":"Les points de vente sont obligés de récupérer les objets usagés s'ils les vendent : cartouches d'imprimantes, piles et accumulateurs, ampoules basse consommation, tubes fluorescent (néon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fiche_verre</text:p>
          </table:table-cell>
          <table:table-cell table:number-columns-repeated="3"/>
          <table:table-cell table:style-name="ce64" table:formula="of:=JSONCONSEIL([.A37];[.B37];[.C37];[.D37];[.E37];[.F37])" office:value-type="string" office:string-value="{&quot;code&quot;:&quot;cons_verre&quot;,&quot;nom&quot;:&quot;Recyclage du verre&quot;,&quot;descr&quot;:&quot;Seul le 'verre d'emballage' (bouteille, bocaux) peut être recyclé (on peut l'intégrer au calcin utilisé dans les fours verriers)&quot;,&quot;fiche&quot;:&quot;fiche_verre&quot;}," calcext:value-type="string">
            <text:p>{"code":"cons_verre","nom":"Recyclage du verre","descr":"Seul le 'verre d'emballage' (bouteille, bocaux) peut être recyclé (on peut l'intégrer au calcin utilisé dans les fours verriers)","fiche":"fiche_verre"},</text:p>
          </table:table-cell>
          <table:table-cell office:value-type="string" calcext:value-type="string">
            <text:p><text:s/></text:p>
          </table:table-cell>
          <table:table-cell table:number-columns-repeated="246"/>
        </table:table-row>
        <table:table-row table:style-name="ro4">
          <table:table-cell table:style-name="ce14" office:value-type="string" calcext:value-type="string">
            <text:p>cons_recupmedicament</text:p>
          </table:table-cell>
          <table:table-cell table:style-name="ce18" office:value-type="string" calcext:value-type="string">
            <text:p>Récupération des médicaments</text:p>
          </table:table-cell>
          <table:table-cell table:style-name="ce14" office:value-type="string" calcext:value-type="string">
            <text:p>Les pharmacies ont l'obligation de récupérer les anciens médicaments, avec ou sans conditionnement.</text:p>
          </table:table-cell>
          <table:table-cell table:style-name="ce22" office:value-type="string" calcext:value-type="string">
            <text:p>fiche_medicament</text:p>
          </table:table-cell>
          <table:table-cell table:number-columns-repeated="3"/>
          <table:table-cell table:style-name="ce64" table:formula="of:=JSONCONSEIL([.A38];[.B38];[.C38];[.D38];[.E38];[.F38])" office:value-type="string" office:string-value="{&quot;code&quot;:&quot;cons_recupmedicament&quot;,&quot;nom&quot;:&quot;Récupération des médicaments&quot;,&quot;descr&quot;:&quot;Les pharmacies ont l'obligation de récupérer les anciens médicaments, avec ou sans conditionnement.&quot;,&quot;fiche&quot;:&quot;fiche_medicament&quot;}," calcext:value-type="string">
            <text:p>{"code":"cons_recupmedicament","nom":"Récupération des médicaments","descr":"Les pharmacies ont l'obligation de récupérer les anciens médicaments, avec ou sans conditionnement.","fiche":"fiche_medicament"},</text:p>
          </table:table-cell>
          <table:table-cell office:value-type="string" calcext:value-type="string">
            <text:p><text:s/></text:p>
          </table:table-cell>
          <table:table-cell table:number-columns-repeated="246"/>
        </table:table-row>
        <table:table-row table:style-name="ro4">
          <table:table-cell table:style-name="ce70" office:value-type="string" calcext:value-type="string">
            <text:p>cons_fenetre_enveloppe</text:p>
          </table:table-cell>
          <table:table-cell table:style-name="ce18" office:value-type="string" calcext:value-type="string">
            <text:p>Suppression fenêtre</text:p>
          </table:table-cell>
          <table:table-cell table:style-name="ce79" office:value-type="string" calcext:value-type="string">
            <text:p>La fenêtre en plastique peut être laissée <text:s/>(source : AlloPropreté le 07/08/2013)</text:p>
          </table:table-cell>
          <table:table-cell table:style-name="ce18"/>
          <table:table-cell table:number-columns-repeated="3"/>
          <table:table-cell table:style-name="ce64" table:formula="of:=JSONCONSEIL([.A39];[.B39];[.C39];[.D39];[.E39];[.F39])" office:value-type="string" office:string-value="{&quot;code&quot;:&quot;cons_fenetre_enveloppe&quot;,&quot;nom&quot;:&quot;Suppression fenêtre&quot;,&quot;descr&quot;:&quot;La fenêtre en plastique peut être laissée  (source : AlloPropreté le 07/08/2013)&quot;}," calcext:value-type="string">
            <text:p>{"code":"cons_fenetre_enveloppe","nom":"Suppression fenêtre","descr":"La fenêtre en plastique peut être laissée <text:s/>(source : AlloPropreté le 07/08/2013)"},</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tetrapak</text:p>
          </table:table-cell>
          <table:table-cell table:style-name="ce18" office:value-type="string" calcext:value-type="string">
            <text:p>Recyclage Tétrapak</text:p>
          </table:table-cell>
          <table:table-cell table:style-name="ce18" office:value-type="string" calcext:value-type="string">
            <text:p>Les Tétra Pak se recyclent : le carton est récupéré, le reste est très rarement récupéré. Préféré les emballages en verre.</text:p>
          </table:table-cell>
          <table:table-cell table:style-name="ce18" office:value-type="string" calcext:value-type="string">
            <text:p>fiche_tetrapak</text:p>
          </table:table-cell>
          <table:table-cell table:number-columns-repeated="3"/>
          <table:table-cell table:style-name="ce64" table:formula="of:=JSONCONSEIL([.A40];[.B40];[.C40];[.D40];[.E40];[.F40])" office:value-type="string" office:string-value="{&quot;code&quot;:&quot;cons_tetrapak&quot;,&quot;nom&quot;:&quot;Recyclage Tétrapak&quot;,&quot;descr&quot;:&quot;Les Tétra Pak se recyclent : le carton est récupéré, le reste est très rarement récupéré. Préféré les emballages en verre.&quot;,&quot;fiche&quot;:&quot;fiche_tetrapak&quot;}," calcext:value-type="string">
            <text:p>{"code":"cons_tetrapak","nom":"Recyclage Tétrapak","descr":"Les Tétra Pak se recyclent : le carton est récupéré, le reste est très rarement récupéré. Préféré les emballages en verre.","fiche":"fiche_tetrapak"},</text:p>
          </table:table-cell>
          <table:table-cell office:value-type="string" calcext:value-type="string">
            <text:p><text:s/></text:p>
          </table:table-cell>
          <table:table-cell table:number-columns-repeated="246"/>
        </table:table-row>
        <table:table-row table:style-name="ro11">
          <table:table-cell table:style-name="ce18" office:value-type="string" calcext:value-type="string">
            <text:p>cons_distrisac_relais</text:p>
          </table:table-cell>
          <table:table-cell table:style-name="ce18" office:value-type="string" calcext:value-type="string">
            <text:p>Retrait de sacs en relais (3 rouleaux par retrait, 2 retraits par an)</text:p>
          </table:table-cell>
          <table:table-cell table:style-name="ce18" office:value-type="string" calcext:value-type="string">
            <text:p>Les relais sont des lieux de réapprovisionnement destinés à dépanner : vous pouvez retirer 3 rouleaux de sacs (bleus et/ou jaunes). Vous pouvez vous y rendre 2 fois par an.</text:p>
          </table:table-cell>
          <table:table-cell/>
          <table:table-cell table:style-name="ce84" office:value-type="string" calcext:value-type="string">
            <text:p>Vérif le 04/2013</text:p>
          </table:table-cell>
          <table:table-cell table:number-columns-repeated="2"/>
          <table:table-cell table:style-name="ce64" table:formula="of:=JSONCONSEIL([.A41];[.B41];[.C41];[.D41];[.E41];[.F41])" office:value-type="string" office:string-value="{&quot;code&quot;:&quot;cons_distrisac_relais&quot;,&quot;nom&quot;:&quot;Retrait de sacs en relais (3 rouleaux par retrait, 2 retraits par an)&quot;,&quot;descr&quot;:&quot;Les relais sont des lieux de réapprovisionnement destinés à dépanner : vous pouvez retirer 3 rouleaux de sacs (bleus et/ou jaunes). Vous pouvez vous y rendre 2 fois par an.&quot;}," calcext:value-type="string">
            <text:p>{"code":"cons_distrisac_relais","nom":"Retrait de sacs en relais (3 rouleaux par retrait, 2 retraits par an)","descr":"Les relais sont des lieux de réapprovisionnement destinés à dépanner : vous pouvez retirer 3 rouleaux de sacs (bleus et/ou jaunes). Vous pouvez vous y rendre 2 fois par an."},</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distrisac_achat</text:p>
          </table:table-cell>
          <table:table-cell table:style-name="ce18" office:value-type="string" calcext:value-type="string">
            <text:p>Achats de sacs Trisacs (2,20 € le rouleau de 30 sacs)</text:p>
          </table:table-cell>
          <table:table-cell table:style-name="ce18"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9"/>
          <table:table-cell table:style-name="ce84" office:value-type="string" calcext:value-type="string">
            <text:p>Vérif le 04/2013</text:p>
          </table:table-cell>
          <table:table-cell table:number-columns-repeated="2"/>
          <table:table-cell table:style-name="ce64" table:formula="of:=JSONCONSEIL([.A42];[.B42];[.C42];[.D42];[.E42];[.F42])" office:value-type="string" office:string-value="{&quot;code&quot;:&quot;cons_distrisac_achat&quot;,&quot;nom&quot;:&quot;Achats de sacs Trisacs (2,20 € le rouleau de 30 sacs)&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 calcext:value-type="string">
            <text:p>{"code":"cons_distrisac_achat","nom":"Achats de sacs Trisacs (2,20 € le rouleau de 30 sacs)","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distrisac_piecesobligatoires</text:p>
          </table:table-cell>
          <table:table-cell table:style-name="ce18" office:value-type="string" calcext:value-type="string">
            <text:p>Amener carte retrait pour <text:s/>\"dépôt\" et <text:s/>\"rendez-vous\"</text:p>
          </table:table-cell>
          <table:table-cell table:style-name="ce18" office:value-type="string" calcext:value-type="string">
            <text:p>Pour le retrait, munissez-vous de votre carte de retrait, envoyée par courrier.&lt;br/&gt;&lt;IMG SRC=\"resources/images/carte_retrait_trisacs.png\" /&gt;</text:p>
          </table:table-cell>
          <table:table-cell table:style-name="ce59"/>
          <table:table-cell table:style-name="ce85" office:value-type="string" calcext:value-type="string">
            <text:p>A VERIFIER</text:p>
          </table:table-cell>
          <table:table-cell table:number-columns-repeated="2"/>
          <table:table-cell table:style-name="ce64" table:formula="of:=JSONCONSEIL([.A43];[.B43];[.C43];[.D43];[.E43];[.F43])" office:value-type="string" office:string-value="{&quot;code&quot;:&quot;cons_distrisac_piecesobligatoires&quot;,&quot;nom&quot;:&quot;Amener carte retrait pour  \&quot;dépôt\&quot; et  \&quot;rendez-vous\&quot;&quot;,&quot;descr&quot;:&quot;Pour le retrait, munissez-vous de votre carte de retrait, envoyée par courrier.&lt;br/&gt;&lt;IMG SRC=\&quot;resources/images/carte_retrait_trisacs.png\&quot; /&gt;&quot;}," calcext:value-type="string">
            <text:p>{"code":"cons_distrisac_piecesobligatoires","nom":"Amener carte retrait pour <text:s/>\"dépôt\" et <text:s/>\"rendez-vous\"","descr":"Pour le retrait, munissez-vous de votre carte de retrait, envoyée par courrier.&lt;br/&gt;&lt;IMG SRC=\"resources/images/carte_retrait_trisacs.png\" /&gt;"},</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vider_paslaver</text:p>
          </table:table-cell>
          <table:table-cell table:style-name="ce18" office:value-type="string" calcext:value-type="string">
            <text:p>Vidé, mais pas lavé</text:p>
          </table:table-cell>
          <table:table-cell table:style-name="ce18" office:value-type="string" calcext:value-type="string">
            <text:p>Ne laver les éléments triés (ceci est réalisé dans les centres de tri). Il suffit de les vider.</text:p>
          </table:table-cell>
          <table:table-cell table:style-name="ce59"/>
          <table:table-cell table:style-name="ce85" office:value-type="string" calcext:value-type="string">
            <text:p>A INTEGRER</text:p>
          </table:table-cell>
          <table:table-cell table:number-columns-repeated="2"/>
          <table:table-cell table:style-name="ce64" table:formula="of:=JSONCONSEIL([.A44];[.B44];[.C44];[.D44];[.E44];[.F44])" office:value-type="string" office:string-value="{&quot;code&quot;:&quot;cons_vider_paslaver&quot;,&quot;nom&quot;:&quot;Vidé, mais pas lavé&quot;,&quot;descr&quot;:&quot;Ne laver les éléments triés (ceci est réalisé dans les centres de tri). Il suffit de les vider.&quot;}," calcext:value-type="string">
            <text:p>{"code":"cons_vider_paslaver","nom":"Vidé, mais pas lavé","descr":"Ne laver les éléments triés (ceci est réalisé dans les centres de tri). Il suffit de les vider."},</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alloproprete</text:p>
          </table:table-cell>
          <table:table-cell table:style-name="ce18" office:value-type="string" calcext:value-type="string">
            <text:p>Des questions ? 0800 344 000</text:p>
          </table:table-cell>
          <table:table-cell table:style-name="ce18" office:value-type="string" calcext:value-type="string">
            <text:p>Numéro gratuit. 8h à 17h du lundi au samedi</text:p>
          </table:table-cell>
          <table:table-cell table:style-name="ce59"/>
          <table:table-cell table:number-columns-repeated="3"/>
          <table:table-cell table:style-name="ce64" table:formula="of:=JSONCONSEIL([.A45];[.B45];[.C45];[.D45];[.E45];[.F45])" office:value-type="string" office:string-value="{&quot;code&quot;:&quot;cons_alloproprete&quot;,&quot;nom&quot;:&quot;Des questions ? 0800 344 000&quot;,&quot;descr&quot;:&quot;Numéro gratuit. 8h à 17h du lundi au samedi&quot;}," calcext:value-type="string">
            <text:p>{"code":"cons_alloproprete","nom":"Des questions ? 0800 344 000","descr":"Numéro gratuit. 8h à 17h du lundi au samedi"},</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pastoxique</text:p>
          </table:table-cell>
          <table:table-cell table:style-name="ce18" office:value-type="string" calcext:value-type="string">
            <text:p>Non recyclable car présence produits toxiques</text:p>
          </table:table-cell>
          <table:table-cell table:style-name="ce18" office:value-type="string" calcext:value-type="string">
            <text:p>Les bombes de peintures contiennent des produits toxiques, et ne peuvent pas être recyclées (contrairement aux bombes aérosols comme les déodorants).</text:p>
          </table:table-cell>
          <table:table-cell table:style-name="ce59"/>
          <table:table-cell table:number-columns-repeated="3"/>
          <table:table-cell table:style-name="ce64" table:formula="of:=JSONCONSEIL([.A46];[.B46];[.C46];[.D46];[.E46];[.F46])" office:value-type="string" office:string-value="{&quot;code&quot;:&quot;cons_pastoxique&quot;,&quot;nom&quot;:&quot;Non recyclable car présence produits toxiques&quot;,&quot;descr&quot;:&quot;Les bombes de peintures contiennent des produits toxiques, et ne peuvent pas être recyclées (contrairement aux bombes aérosols comme les déodorants).&quot;}," calcext:value-type="string">
            <text:p>{"code":"cons_pastoxique","nom":"Non recyclable car présence produits toxiques","descr":"Les bombes de peintures contiennent des produits toxiques, et ne peuvent pas être recyclées (contrairement aux bombes aérosols comme les déodorants)."},</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toxique</text:p>
          </table:table-cell>
          <table:table-cell table:style-name="ce18" office:value-type="string" calcext:value-type="string">
            <text:p>Produit toxique</text:p>
          </table:table-cell>
          <table:table-cell table:style-name="ce18" office:value-type="string" calcext:value-type="string">
            <text:p>Les produits toxiques ne doivent pas être mis avec les ordures ménagères. Ils doivent être déposés dans les déchèteries et écopoints.</text:p>
          </table:table-cell>
          <table:table-cell table:style-name="ce59"/>
          <table:table-cell table:number-columns-repeated="3"/>
          <table:table-cell table:style-name="ce64" table:formula="of:=JSONCONSEIL([.A47];[.B47];[.C47];[.D47];[.E47];[.F47])" office:value-type="string" office:string-value="{&quot;code&quot;:&quot;cons_toxique&quot;,&quot;nom&quot;:&quot;Produit toxique&quot;,&quot;descr&quot;:&quot;Les produits toxiques ne doivent pas être mis avec les ordures ménagères. Ils doivent être déposés dans les déchèteries et écopoints.&quot;}," calcext:value-type="string">
            <text:p>{"code":"cons_toxique","nom":"Produit toxique","descr":"Les produits toxiques ne doivent pas être mis avec les ordures ménagères. Ils doivent être déposés dans les déchèteries et écopoints."},</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lerelais</text:p>
          </table:table-cell>
          <table:table-cell table:style-name="ce74" office:value-type="string" calcext:value-type="string">
            <text:p>Vous pouvez déposer dans les conteneurs \"Le Relais\"</text:p>
          </table:table-cell>
          <table:table-cell table:style-name="ce18" office:value-type="string" calcext:value-type="string">
            <text:p>Vêtements, linge de maison, chaussures (liées par paire), maroquinerie &lt;B&gt;dans un sac bien fermé&lt;/B&gt;.</text:p>
          </table:table-cell>
          <table:table-cell table:style-name="ce59" office:value-type="string" calcext:value-type="string">
            <text:p>fiche_contvet</text:p>
          </table:table-cell>
          <table:table-cell table:number-columns-repeated="3"/>
          <table:table-cell table:style-name="ce64" table:formula="of:=JSONCONSEIL([.A48];[.B48];[.C48];[.D48];[.E48];[.F48])" office:value-type="string" office:string-value="{&quot;code&quot;:&quot;cons_lerelais&quot;,&quot;nom&quot;:&quot;Vous pouvez déposer dans les conteneurs \&quot;Le Relais\&quot;&quot;,&quot;descr&quot;:&quot;Vêtements, linge de maison, chaussures (liées par paire), maroquinerie &lt;B&gt;dans un sac bien fermé&lt;/B&gt;.&quot;,&quot;fiche&quot;:&quot;fiche_contvet&quot;}," calcext:value-type="string">
            <text:p>{"code":"cons_lerelais","nom":"Vous pouvez déposer dans les conteneurs \"Le Relais\"","descr":"Vêtements, linge de maison, chaussures (liées par paire), maroquinerie &lt;B&gt;dans un sac bien fermé&lt;/B&gt;.","fiche":"fiche_contvet"},</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sacs</text:p>
          </table:table-cell>
          <table:table-cell table:style-name="ce74" office:value-type="string" calcext:value-type="string">
            <text:p>Rappels sur les sacs</text:p>
          </table:table-cell>
          <table:table-cell table:style-name="ce80" office:value-type="string" calcext:value-type="string">
            <text:p>Les sacs sont à déposer dans le même bac, les déchets recyclables dans le sac jaune, les déchets non recyclables dans le sac bleu.</text:p>
          </table:table-cell>
          <table:table-cell table:style-name="ce18" office:value-type="string" calcext:value-type="string">
            <text:p>fiche_sacjaune</text:p>
          </table:table-cell>
          <table:table-cell table:number-columns-repeated="3"/>
          <table:table-cell table:style-name="ce64" table:formula="of:=JSONCONSEIL([.A49];[.B49];[.C49];[.D49];[.E49];[.F49])" office:value-type="string" office:string-value="{&quot;code&quot;:&quot;cons_sacs&quot;,&quot;nom&quot;:&quot;Rappels sur les sacs&quot;,&quot;descr&quot;:&quot;Les sacs sont à déposer dans le même bac, les déchets recyclables dans le sac jaune, les déchets non recyclables dans le sac bleu.&quot;,&quot;fiche&quot;:&quot;fiche_sacjaune&quot;}," calcext:value-type="string">
            <text:p>{"code":"cons_sacs","nom":"Rappels sur les sacs","descr":"Les sacs sont à déposer dans le même bac, les déchets recyclables dans le sac jaune, les déchets non recyclables dans le sac bleu.","fiche":"fiche_sacjaun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bacs</text:p>
          </table:table-cell>
          <table:table-cell table:style-name="ce74" office:value-type="string" calcext:value-type="string">
            <text:p>Rappels sur les bacs</text:p>
          </table:table-cell>
          <table:table-cell table:style-name="ce80" office:value-type="string" calcext:value-type="string">
            <text:p>Les déchets recyclables dans le bac jaune, les déchets non recyclables dans le bac bleu.</text:p>
          </table:table-cell>
          <table:table-cell table:style-name="ce18" office:value-type="string" calcext:value-type="string">
            <text:p>fiche_bacjaune</text:p>
          </table:table-cell>
          <table:table-cell table:number-columns-repeated="3"/>
          <table:table-cell table:style-name="ce64" table:formula="of:=JSONCONSEIL([.A50];[.B50];[.C50];[.D50];[.E50];[.F50])" office:value-type="string" office:string-value="{&quot;code&quot;:&quot;cons_bacs&quot;,&quot;nom&quot;:&quot;Rappels sur les bacs&quot;,&quot;descr&quot;:&quot;Les déchets recyclables dans le bac jaune, les déchets non recyclables dans le bac bleu.&quot;,&quot;fiche&quot;:&quot;fiche_bacjaune&quot;}," calcext:value-type="string">
            <text:p>{"code":"cons_bacs","nom":"Rappels sur les bacs","descr":"Les déchets recyclables dans le bac jaune, les déchets non recyclables dans le bac bleu.","fiche":"fiche_bacjaune"},</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collecte6h14h</text:p>
          </table:table-cell>
          <table:table-cell table:style-name="ce74" office:value-type="string" calcext:value-type="string">
            <text:p>Les collectes ont lieu de 6h à 14h</text:p>
          </table:table-cell>
          <table:table-cell table:style-name="ce18" office:value-type="string" calcext:value-type="string">
            <text:p>Présentez votre bac avant 6h ou la veille.</text:p>
          </table:table-cell>
          <table:table-cell table:style-name="ce59"/>
          <table:table-cell table:number-columns-repeated="3"/>
          <table:table-cell table:style-name="ce64" table:formula="of:=JSONCONSEIL([.A51];[.B51];[.C51];[.D51];[.E51];[.F51])" office:value-type="string" office:string-value="{&quot;code&quot;:&quot;cons_collecte6h14h&quot;,&quot;nom&quot;:&quot;Les collectes ont lieu de 6h à 14h&quot;,&quot;descr&quot;:&quot;Présentez votre bac avant 6h ou la veille.&quot;}," calcext:value-type="string">
            <text:p>{"code":"cons_collecte6h14h","nom":"Les collectes ont lieu de 6h à 14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collecte6h21h</text:p>
          </table:table-cell>
          <table:table-cell table:style-name="ce74" office:value-type="string" calcext:value-type="string">
            <text:p>Les collectes ont lieu de 6h à 21h</text:p>
          </table:table-cell>
          <table:table-cell table:style-name="ce18" office:value-type="string" calcext:value-type="string">
            <text:p>Présentez votre bac avant 6h ou la veille.</text:p>
          </table:table-cell>
          <table:table-cell table:style-name="ce59"/>
          <table:table-cell table:number-columns-repeated="3"/>
          <table:table-cell table:style-name="ce64" table:formula="of:=JSONCONSEIL([.A52];[.B52];[.C52];[.D52];[.E52];[.F52])" office:value-type="string" office:string-value="{&quot;code&quot;:&quot;cons_collecte6h21h&quot;,&quot;nom&quot;:&quot;Les collectes ont lieu de 6h à 21h&quot;,&quot;descr&quot;:&quot;Présentez votre bac avant 6h ou la veille.&quot;}," calcext:value-type="string">
            <text:p>{"code":"cons_collecte6h21h","nom":"Les collectes ont lieu de 6h à 21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0800800868</text:p>
          </table:table-cell>
          <table:table-cell table:style-name="ce18" office:value-type="string" calcext:value-type="string">
            <text:p>Des questions ? 0800 800 868</text:p>
          </table:table-cell>
          <table:table-cell table:style-name="ce18" office:value-type="string" calcext:value-type="string">
            <text:p>Numéro gratuit. 8h à 17h du lundi au samedi</text:p>
          </table:table-cell>
          <table:table-cell table:style-name="ce59"/>
          <table:table-cell table:number-columns-repeated="3"/>
          <table:table-cell table:style-name="ce64" table:formula="of:=JSONCONSEIL([.A53];[.B53];[.C53];[.D53];[.E53];[.F53])" office:value-type="string" office:string-value="{&quot;code&quot;:&quot;cons_0800800868&quot;,&quot;nom&quot;:&quot;Des questions ? 0800 800 868&quot;,&quot;descr&quot;:&quot;Numéro gratuit. 8h à 17h du lundi au samedi&quot;}," calcext:value-type="string">
            <text:p>{"code":"cons_0800800868","nom":"Des questions ? 0800 800 868","descr":"Numéro gratuit. 8h à 17h du lundi au samedi"},</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0800007076</text:p>
          </table:table-cell>
          <table:table-cell table:style-name="ce18" office:value-type="string" calcext:value-type="string">
            <text:p>Des questions ? 0800 007 076</text:p>
          </table:table-cell>
          <table:table-cell table:style-name="ce18" office:value-type="string" calcext:value-type="string">
            <text:p>De 8h à 18h du lundi au samedi, appel gratuit depuis un téléphone fixe</text:p>
          </table:table-cell>
          <table:table-cell table:style-name="ce59"/>
          <table:table-cell table:number-columns-repeated="3"/>
          <table:table-cell table:style-name="ce64" table:formula="of:=JSONCONSEIL([.A54];[.B54];[.C54];[.D54];[.E54];[.F54])" office:value-type="string" office:string-value="{&quot;code&quot;:&quot;cons_0800007076&quot;,&quot;nom&quot;:&quot;Des questions ? 0800 007 076&quot;,&quot;descr&quot;:&quot;De 8h à 18h du lundi au samedi, appel gratuit depuis un téléphone fixe&quot;}," calcext:value-type="string">
            <text:p>{"code":"cons_0800007076","nom":"Des questions ? 0800 007 076","descr":"De 8h à 18h du lundi au samedi, appel gratuit depuis un téléphone fixe"},</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dec_coucheBebe</text:p>
          </table:table-cell>
          <table:table-cell table:style-name="ce18" office:value-type="string" calcext:value-type="string">
            <text:p>Couches lavables</text:p>
          </table:table-cell>
          <table:table-cell table:style-name="ce1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59"/>
          <table:table-cell table:number-columns-repeated="3"/>
          <table:table-cell table:style-name="ce64" table:formula="of:=JSONCONSEIL([.A55];[.B55];[.C55];[.D55];[.E55];[.F55])" office:value-type="string" office:string-value="{&quot;code&quot;:&quot;cons_dec_coucheBebe&quot;,&quot;nom&quot;:&quot;Couches lavable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quot;}," calcext:value-type="string">
            <text:p>{"code":"cons_dec_coucheBebe","nom":"Couches lavable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nespresso</text:p>
          </table:table-cell>
          <table:table-cell table:style-name="ce18" office:value-type="string" calcext:value-type="string">
            <text:p>Nespresso récupère ses capsules et soutien le recyclage du petit aluminium.</text:p>
          </table:table-cell>
          <table:table-cell table:style-name="ce18"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9"/>
          <table:table-cell table:number-columns-repeated="3"/>
          <table:table-cell table:style-name="ce64" table:formula="of:=JSONCONSEIL([.A56];[.B56];[.C56];[.D56];[.E56];[.F56])" office:value-type="string" office:string-value="{&quot;code&quot;:&quot;cons_nespresso&quot;,&quot;nom&quot;:&quot;Nespresso récupère ses capsules et soutien le recyclage du petit aluminium.&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 calcext:value-type="string">
            <text:p>{"code":"cons_nespresso","nom":"Nespresso récupère ses capsules et soutien le recyclage du petit aluminium.","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trop_petit</text:p>
          </table:table-cell>
          <table:table-cell table:style-name="ce18" office:value-type="string" calcext:value-type="string">
            <text:p>Trop petit pour être trié</text:p>
          </table:table-cell>
          <table:table-cell table:style-name="ce18" office:value-type="string" calcext:value-type="string">
            <text:p>Ce matériau pourrait être récyclé, mais étant trop petit (ou ne représentant pas assez de métières) il doit être mis avec les ordures ménagères.</text:p>
          </table:table-cell>
          <table:table-cell table:style-name="ce59"/>
          <table:table-cell office:value-type="string" calcext:value-type="string">
            <text:p>Vérif le 04/2015</text:p>
          </table:table-cell>
          <table:table-cell table:number-columns-repeated="2"/>
          <table:table-cell table:style-name="ce64" table:formula="of:=JSONCONSEIL([.A57];[.B57];[.C57];[.D57];[.E57];[.F57])" office:value-type="string" office:string-value="{&quot;code&quot;:&quot;cons_trop_petit&quot;,&quot;nom&quot;:&quot;Trop petit pour être trié&quot;,&quot;descr&quot;:&quot;Ce matériau pourrait être récyclé, mais étant trop petit (ou ne représentant pas assez de métières) il doit être mis avec les ordures ménagères.&quot;}," calcext:value-type="string">
            <text:p>{"code":"cons_trop_petit","nom":"Trop petit pour être trié","descr":"Ce matériau pourrait être récyclé, mais étant trop petit (ou ne représentant pas assez de métières) il doit être mis avec les ordures ménagères."},</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plus2vers</text:p>
          </table:table-cell>
          <table:table-cell table:style-name="ce18" office:value-type="string" calcext:value-type="string">
            <text:p>Asso Plus2vers : partage de lombrics et conseils sur le lombricompostage</text:p>
          </table:table-cell>
          <table:table-cell table:style-name="ce18"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9"/>
          <table:table-cell table:number-columns-repeated="3"/>
          <table:table-cell table:style-name="ce64" table:formula="of:=JSONCONSEIL([.A58];[.B58];[.C58];[.D58];[.E58];[.F58])" office:value-type="string" office:string-value="{&quot;code&quot;:&quot;cons_plus2vers&quot;,&quot;nom&quot;:&quot;Asso Plus2vers : partage de lombrics et conseils sur le lombricompostage&quot;,&quot;descr&quot;:&quot;L'association nantaise Plus2vers recence les donateurs de lombrics (une carte permet de les localiser) et donne de nombreux conseils sur le lombricompostage.&lt;br/&gt;Voir &lt;a href='plus2vers.fr' target='_blank'&gt;plus2vers.fr&lt;/a&gt;&quot;}," calcext:value-type="string">
            <text:p>{"code":"cons_plus2vers","nom":"Asso Plus2vers : partage de lombrics et conseils sur le lombricompostage","descr":"L'association nantaise Plus2vers recence les donateurs de lombrics (une carte permet de les localiser) et donne de nombreux conseils sur le lombricompostage.&lt;br/&gt;Voir &lt;a href='plus2vers.fr' target='_blank'&gt;plus2vers.fr&lt;/a&gt;"},</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assocompostage</text:p>
          </table:table-cell>
          <table:table-cell table:style-name="ce18" office:value-type="string" calcext:value-type="string">
            <text:p>2 assos sur compostage à Nantes</text:p>
          </table:table-cell>
          <table:table-cell table:style-name="ce18"/>
          <table:table-cell table:style-name="ce59"/>
          <table:table-cell table:number-columns-repeated="3"/>
          <table:table-cell table:style-name="ce64" table:formula="of:=JSONCONSEIL([.A59];[.B59];[.C59];[.D59];[.E59];[.F59])" office:value-type="string" office:string-value="{&quot;code&quot;:&quot;cons_assocompostage&quot;,&quot;nom&quot;:&quot;2 assos sur compostage à Nantes&quot;}," calcext:value-type="string">
            <text:p>{"code":"cons_assocompostage","nom":"2 assos sur compostage à Nantes"},</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decheterieecopointquartheure</text:p>
          </table:table-cell>
          <table:table-cell table:style-name="ce18" office:value-type="string" calcext:value-type="string">
            <text:p>Venir 15 minutes avant la fin</text:p>
          </table:table-cell>
          <table:table-cell table:style-name="ce18" office:value-type="string" calcext:value-type="string">
            <text:p>Venir un quart d'heure avant la fermeture (le gardien refusera éventuellement l'entrée)</text:p>
          </table:table-cell>
          <table:table-cell table:style-name="ce18"/>
          <table:table-cell table:number-columns-repeated="3"/>
          <table:table-cell table:style-name="ce64" table:formula="of:=JSONCONSEIL([.A60];[.B60];[.C60];[.D60];[.E60];[.F60])" office:value-type="string" office:string-value="{&quot;code&quot;:&quot;cons_decheterieecopointquartheure&quot;,&quot;nom&quot;:&quot;Venir 15 minutes avant la fin&quot;,&quot;descr&quot;:&quot;Venir un quart d'heure avant la fermeture (le gardien refusera éventuellement l'entrée)&quot;}," calcext:value-type="string">
            <text:p>{"code":"cons_decheterieecopointquartheure","nom":"Venir 15 minutes avant la fin","descr":"Venir un quart d'heure avant la fermeture (le gardien refusera éventuellement l'entrée)"},</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dechetecolimite2metres</text:p>
          </table:table-cell>
          <table:table-cell table:style-name="ce18" office:value-type="string" calcext:value-type="string">
            <text:p>Limite de 2 mètres</text:p>
          </table:table-cell>
          <table:table-cell table:style-name="ce18" office:value-type="string" calcext:value-type="string">
            <text:p>Une barre limite les véhicules de plus de 2 mètres de haut, sauf pour les déchèteries de La Chapelle-sur-Erdre et de Saint-Sébastien-sur-Loire.</text:p>
          </table:table-cell>
          <table:table-cell table:style-name="ce18"/>
          <table:table-cell table:number-columns-repeated="3"/>
          <table:table-cell table:style-name="ce64" table:formula="of:=JSONCONSEIL([.A61];[.B61];[.C61];[.D61];[.E61];[.F61])" office:value-type="string" office:string-value="{&quot;code&quot;:&quot;cons_dechetecolimite2metres&quot;,&quot;nom&quot;:&quot;Limite de 2 mètres&quot;,&quot;descr&quot;:&quot;Une barre limite les véhicules de plus de 2 mètres de haut, sauf pour les déchèteries de La Chapelle-sur-Erdre et de Saint-Sébastien-sur-Loire.&quot;}," calcext:value-type="string">
            <text:p>{"code":"cons_dechetecolimite2metres","nom":"Limite de 2 mètres","descr":"Une barre limite les véhicules de plus de 2 mètres de haut, sauf pour les déchèteries de La Chapelle-sur-Erdre et de Saint-Sébastien-sur-Loire."},</text:p>
          </table:table-cell>
          <table:table-cell office:value-type="string" calcext:value-type="string">
            <text:p><text:s/></text:p>
          </table:table-cell>
          <table:table-cell table:number-columns-repeated="246"/>
        </table:table-row>
        <table:table-row table:style-name="ro4">
          <table:table-cell table:number-columns-repeated="2"/>
          <table:table-cell table:style-name="ce81"/>
          <table:table-cell table:number-columns-repeated="4"/>
          <table:table-cell table:style-name="ce61" office:value-type="string" calcext:value-type="string">
            <text:p>{} ];</text:p>
          </table:table-cell>
          <table:table-cell office:value-type="string" calcext:value-type="string">
            <text:p><text:s/></text:p>
          </table:table-cell>
          <table:table-cell table:number-columns-repeated="246"/>
        </table:table-row>
        <table:table-row table:style-name="ro4">
          <table:table-cell table:number-columns-repeated="8"/>
          <table:table-cell office:value-type="string" calcext:value-type="string">
            <text:p><text:s/></text:p>
          </table:table-cell>
          <table:table-cell table:number-columns-repeated="246"/>
        </table:table-row>
        <table:table-row table:style-name="ro4">
          <table:table-cell table:number-columns-repeated="8"/>
          <table:table-cell table:style-name="ce86" table:number-columns-repeated="16"/>
          <table:table-cell table:number-columns-repeated="231"/>
        </table:table-row>
        <table:table-row table:style-name="ro4" table:number-rows-repeated="2">
          <table:table-cell table:number-columns-repeated="255"/>
        </table:table-row>
        <table:table-row table:style-name="ro4">
          <table:table-cell table:number-columns-repeated="4"/>
          <table:table-cell table:style-name="ce85"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4">
          <table:table-cell table:style-name="ce6" office:value-type="string" calcext:value-type="string">
            <text:p>cons_coupant</text:p>
          </table:table-cell>
          <table:table-cell table:style-name="ce6" office:value-type="string" calcext:value-type="string">
            <text:p>Coupant</text:p>
          </table:table-cell>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22"/>
          <table:table-cell table:style-name="ce85" office:value-type="string" calcext:value-type="string">
            <text:p>FAUX DESORMAIS</text:p>
          </table:table-cell>
          <table:table-cell table:number-columns-repeated="2"/>
          <table:table-cell table:style-name="ce64" table:formula="of:=JSONCONSEIL([.A68];[.B68];[.C68];[.D68];[.E68];[.F68])" office:value-type="string" office:string-value="{&quot;code&quot;:&quot;cons_coupant&quot;,&quot;nom&quot;:&quot;Coupant&quot;,&quot;descr&quot;:&quot;Certains déchets non valorisables (vaisselle, faïence, miroir) ne peuvent être mis dans les sacs poubelles car ils déchireraient les sacs, ou seraient dangereux à manipuler.&quot;}," calcext:value-type="string">
            <text:p>{"code":"cons_coupant","nom":"Coupant","descr":"Certains déchets non valorisables (vaisselle, faïence, miroir) ne peuvent être mis dans les sacs poubelles car ils déchireraient les sacs, ou seraient dangereux à manipuler."},</text:p>
          </table:table-cell>
          <table:table-cell table:number-columns-repeated="247"/>
        </table:table-row>
        <table:table-row table:style-name="ro4" table:number-rows-repeated="65478">
          <table:table-cell table:number-columns-repeated="255"/>
        </table:table-row>
        <table:table-row table:style-name="ro12">
          <table:table-cell table:number-columns-repeated="255"/>
        </table:table-row>
        <table:table-row table:style-name="ro1" table:number-rows-repeated="983028">
          <table:table-cell table:number-columns-repeated="255"/>
        </table:table-row>
        <table:table-row table:style-name="ro1">
          <table:table-cell table:number-columns-repeated="255"/>
        </table:table-row>
      </table:table>
      <table:table table:name="Commentaire" table:style-name="ta2" table:print="false">
        <table:table-column table:style-name="co47" table:default-cell-style-name="Default"/>
        <table:table-column table:style-name="co48" table:default-cell-style-name="Default"/>
        <table:table-column table:style-name="co10"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44" table:default-cell-style-name="Default"/>
        <table:table-column table:style-name="co52" table:default-cell-style-name="Default"/>
        <table:table-column table:style-name="co44" table:default-cell-style-name="Default"/>
        <table:table-column table:style-name="co53" table:default-cell-style-name="Default"/>
        <table:table-column table:style-name="co37" table:default-cell-style-name="Default"/>
        <table:table-column table:style-name="co54" table:default-cell-style-name="Default"/>
        <table:table-column table:style-name="co55" table:default-cell-style-name="Default"/>
        <table:table-column table:style-name="co56" table:number-columns-repeated="4"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15" table:number-columns-repeated="2" table:default-cell-style-name="Default"/>
        <table:table-column table:style-name="co64" table:default-cell-style-name="Default"/>
        <table:table-column table:style-name="co37" table:number-columns-repeated="233" table:default-cell-style-name="Default"/>
        <table:table-row table:style-name="ro4">
          <table:table-cell table:style-name="ce65" office:value-type="string" calcext:value-type="string" table:number-columns-spanned="7" table:number-rows-spanned="1">
            <text:p>FAQ</text:p>
          </table:table-cell>
          <table:covered-table-cell table:number-columns-repeated="3" table:style-name="ce65"/>
          <table:covered-table-cell table:number-columns-repeated="3"/>
          <table:table-cell table:number-columns-repeated="254"/>
        </table:table-row>
        <table:table-row table:style-name="ro4">
          <table:table-cell table:style-name="ce66" office:value-type="string" calcext:value-type="string" table:number-columns-spanned="7" table:number-rows-spanned="1">
            <text:p>Commentaires associés à un élément de l'application.</text:p>
          </table:table-cell>
          <table:covered-table-cell table:number-columns-repeated="3" table:style-name="ce66"/>
          <table:covered-table-cell table:number-columns-repeated="3"/>
          <table:table-cell table:number-columns-repeated="2"/>
          <table:table-cell table:number-columns-repeated="4" office:value-type="string" calcext:value-type="string">
            <text:p><text:s/></text:p>
          </table:table-cell>
          <table:table-cell table:number-columns-repeated="248"/>
        </table:table-row>
        <table:table-row table:style-name="ro4">
          <table:table-cell table:style-name="ce41" table:number-columns-repeated="6"/>
          <table:table-cell table:number-columns-repeated="3"/>
          <table:table-cell table:number-columns-repeated="4" office:value-type="string" calcext:value-type="string">
            <text:p><text:s/></text:p>
          </table:table-cell>
          <table:table-cell table:number-columns-repeated="248"/>
        </table:table-row>
        <table:table-row table:style-name="ro4">
          <table:table-cell table:style-name="ce87" office:value-type="string" calcext:value-type="string">
            <text:p>Code</text:p>
          </table:table-cell>
          <table:table-cell table:style-name="ce87" office:value-type="string" calcext:value-type="string">
            <text:p>Type</text:p>
          </table:table-cell>
          <table:table-cell table:style-name="ce87" office:value-type="string" calcext:value-type="string">
            <text:p>Auteurs</text:p>
          </table:table-cell>
          <table:table-cell table:style-name="ce87" office:value-type="string" calcext:value-type="string">
            <text:p>Dates</text:p>
          </table:table-cell>
          <table:table-cell table:style-name="ce87" office:value-type="string" calcext:value-type="string">
            <text:p>Nom</text:p>
          </table:table-cell>
          <table:table-cell table:style-name="ce87" office:value-type="string" calcext:value-type="string">
            <text:p>Description</text:p>
          </table:table-cell>
          <table:table-cell table:style-name="ce87" office:value-type="string" calcext:value-type="string">
            <text:p>Éléments</text:p>
          </table:table-cell>
          <table:table-cell/>
          <table:table-cell table:style-name="ce60"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3">
          <table:table-cell table:style-name="ce18" office:value-type="string" calcext:value-type="string">
            <text:p>faq_papierparticulier</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Il existe des papiers cadeaux qui peuvent être recyclés.</text:p>
          </table:table-cell>
          <table:table-cell table:style-name="ce18"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90" office:value-type="string" calcext:value-type="string">
            <text:p>dec_papierCadeau,dec_papierPeint</text:p>
          </table:table-cell>
          <table:table-cell/>
          <table:table-cell table:style-name="ce64" table:formula="of:=JSON_COMMENTAIRE([.A5];[.B5];[.C5];[.D5];[.E5];[.F5];[.G5];[.H5])" office:value-type="string" office:string-value="{&quot;code&quot;:&quot;faq_papierparticulier&quot;,&quot;type&quot;:&quot;appli&quot;,&quot;auteurs&quot;:&quot;Chris-ren&quot;,&quot;dates&quot;:&quot;41275&quot;,&quot;nom&quot;:&quot;Il existe des papiers cadeaux qui peuvent être recyclés.&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4">
          <table:table-cell table:style-name="ce18" office:value-type="string" calcext:value-type="string">
            <text:p>faq_imagemanquante</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Image manquante ou incorrecte</text:p>
          </table:table-cell>
          <table:table-cell table:style-name="ce1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
          <table:table-cell/>
          <table:table-cell table:style-name="ce64" table:formula="of:=JSON_COMMENTAIRE([.A6];[.B6];[.C6];[.D6];[.E6];[.F6];[.G6];[.H6])" office:value-type="string" office:string-value="{&quot;code&quot;:&quot;faq_imagemanquante&quot;,&quot;type&quot;:&quot;appli&quot;,&quot;auteurs&quot;:&quot;Chris-ren&quot;,&quot;dates&quot;:&quot;41275&quot;,&quot;nom&quot;:&quot;Image manquante ou incorrect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 calcext:value-type="string">
            <text:p>{"code":"faq_imagemanquante","type":"appli","auteurs":"Chris-ren","dates":"41275","nom":"Image manquante ou incorrect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cons_nbconteneurverre</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Info inutile ?</text:p>
          </table:table-cell>
          <table:table-cell table:style-name="ce18" office:value-type="string" calcext:value-type="string">
            <text:p>Est-ce utile comme info ?</text:p>
          </table:table-cell>
          <table:table-cell table:style-name="ce18" office:value-type="string" calcext:value-type="string">
            <text:p>cons_nbconteneurverre</text:p>
          </table:table-cell>
          <table:table-cell/>
          <table:table-cell table:style-name="ce64" table:formula="of:=JSON_COMMENTAIRE([.A7];[.B7];[.C7];[.D7];[.E7];[.F7];[.G7];[.H7])" office:value-type="string" office:string-value="{&quot;code&quot;:&quot;faq_cons_nbconteneurverre&quot;,&quot;type&quot;:&quot;appli&quot;,&quot;auteurs&quot;:&quot;Chris-ren&quot;,&quot;dates&quot;:&quot;41275&quot;,&quot;nom&quot;:&quot;Info inutile ?&quot;,&quot;descr&quot;:&quot;Est-ce utile comme info ?&quot;,&quot;elements&quot;:&quot;cons_nbconteneurverre&quot;}," calcext:value-type="string">
            <text:p>{"code":"faq_cons_nbconteneurverre","type":"appli","auteurs":"Chris-ren","dates":"41275","nom":"Info inutile ?","descr":"Est-ce utile comme info ?","elements":"cons_nbconteneurverre"},</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uaie</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1" calcext:value-type="date">
            <text:p>01/06/13</text:p>
          </table:table-cell>
          <table:table-cell table:style-name="ce18" office:value-type="string" calcext:value-type="string">
            <text:p>Quartiers administratifs</text:p>
          </table:table-cell>
          <table:table-cell table:style-name="ce1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table:table-cell/>
          <table:table-cell table:style-name="ce64" table:formula="of:=JSON_COMMENTAIRE([.A8];[.B8];[.C8];[.D8];[.E8];[.F8];[.G8];[.H8])" office:value-type="string" office:string-value="{&quot;code&quot;:&quot;faq_uaie&quot;,&quot;type&quot;:&quot;appli&quot;,&quot;auteurs&quot;:&quot;Chris-ren&quot;,&quot;dates&quot;:&quot;41426&quot;,&quot;nom&quot;:&quot;Quartiers administratif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 calcext:value-type="string">
            <text:p>{"code":"faq_uaie","type":"appli","auteurs":"Chris-ren","dates":"41426","nom":"Quartiers administratif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fiche_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5" calcext:value-type="date">
            <text:p>05/06/13</text:p>
          </table:table-cell>
          <table:table-cell table:style-name="ce18" office:value-type="string" calcext:value-type="string">
            <text:p>Conseils Compostri</text:p>
          </table:table-cell>
          <table:table-cell table:style-name="ce18" office:value-type="string" calcext:value-type="string">
            <text:p>En réalité on peut mettre les déchets type branches, coquilles de noix et noisettes... à condition de les découper en petits morceaux.</text:p>
          </table:table-cell>
          <table:table-cell table:style-name="ce16" office:value-type="string" calcext:value-type="string">
            <text:p>fiche_compostage</text:p>
          </table:table-cell>
          <table:table-cell/>
          <table:table-cell table:style-name="ce64" table:formula="of:=JSON_COMMENTAIRE([.A9];[.B9];[.C9];[.D9];[.E9];[.F9];[.G9];[.H9])" office:value-type="string" office:string-value="{&quot;code&quot;:&quot;faq_fiche_compost&quot;,&quot;type&quot;:&quot;appli&quot;,&quot;auteurs&quot;:&quot;Chris-ren&quot;,&quot;dates&quot;:&quot;41430&quot;,&quot;nom&quot;:&quot;Conseils Compostri&quot;,&quot;descr&quot;:&quot;En réalité on peut mettre les déchets type branches, coquilles de noix et noisettes... à condition de les découper en petits morceaux.&quot;,&quot;elements&quot;:&quot;fiche_compostage&quot;}," calcext:value-type="string">
            <text:p>{"code":"faq_fiche_compost","type":"appli","auteurs":"Chris-ren","dates":"41430","nom":"Conseils Compostri","descr":"En réalité on peut mettre les déchets type branches, coquilles de noix et noisettes... à condition de les découper en petits morceaux.","elements":"fiche_compostage"},</text:p>
          </table:table-cell>
          <table:table-cell office:value-type="string" calcext:value-type="string">
            <text:p><text:s/></text:p>
          </table:table-cell>
          <table:table-cell table:number-columns-repeated="251"/>
        </table:table-row>
        <table:table-row table:style-name="ro4">
          <table:table-cell table:style-name="ce18" office:value-type="string" calcext:value-type="string">
            <text:p>faq_fiche_lombri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5" calcext:value-type="date">
            <text:p>05/06/13</text:p>
          </table:table-cell>
          <table:table-cell table:style-name="ce18" office:value-type="string" calcext:value-type="string">
            <text:p>Retour d'expérience</text:p>
          </table:table-cell>
          <table:table-cell table:style-name="ce1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calcext:value-type="string">
            <text:p>fiche_lombricompost</text:p>
          </table:table-cell>
          <table:table-cell/>
          <table:table-cell table:style-name="ce64" table:formula="of:=JSON_COMMENTAIRE([.A10];[.B10];[.C10];[.D10];[.E10];[.F10];[.G10];[.H10])" office:value-type="string" office:string-value="{&quot;code&quot;:&quot;faq_fiche_lombricompost&quot;,&quot;type&quot;:&quot;appli&quot;,&quot;auteurs&quot;:&quot;Chris-ren&quot;,&quot;dates&quot;:&quot;41430&quot;,&quot;nom&quot;:&quot;Retour d'expérience&quot;,&quot;descr&quot;:&quot;J'ai tué toute ma colonie une fois avec des poussières d'aspirateur (trop d'éléments synthétiques comme les poussières des vêtements).&lt;br/&gt;Je mets l'ail et les mouchoirs usagers&lt;br/&gt;&quot;,&quot;elements&quot;:&quot;fiche_lombricompost&quot;}," calcext:value-type="string">
            <text:p>{"code":"faq_fiche_lombricompost","type":"appli","auteurs":"Chris-ren","dates":"41430","nom":"Retour d'expérience","descr":"J'ai tué toute ma colonie une fois avec des poussières d'aspirateur (trop d'éléments synthétiques comme les poussières des vêtements).&lt;br/&gt;Je mets l'ail et les mouchoirs usagers&lt;br/&gt;","elements":"fiche_lombricompost"},</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donnees_ourecycler</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5" calcext:value-type="date">
            <text:p>05/06/13</text:p>
          </table:table-cell>
          <table:table-cell table:style-name="ce18" office:value-type="string" calcext:value-type="string">
            <text:p>Données de <text:a xlink:href="http://ourecycler.fr/" xlink:type="simple">http://ourecycler.fr/</text:a> non exploitables</text:p>
          </table:table-cell>
          <table:table-cell table:style-name="ce1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table:table-cell/>
          <table:table-cell table:style-name="ce64" table:formula="of:=JSON_COMMENTAIRE([.A11];[.B11];[.C11];[.D11];[.E11];[.F11];[.G11];[.H11])" office:value-type="string" office:string-value="{&quot;code&quot;:&quot;faq_donnees_ourecycler&quot;,&quot;type&quot;:&quot;appli&quot;,&quot;auteurs&quot;:&quot;Chris-ren&quot;,&quot;dates&quot;:&quot;41430&quot;,&quot;nom&quot;:&quot;Données de http://ourecycler.fr/ non exploitables&quot;,&quot;descr&quot;:&quot;Les données affichées sur http://ourecycler.fr/ sont inexploitables : les associations collectrices sont rarement mentionnées, si l'on regarde précisément les adresses fournies correspondent à des commerces (?), \&quot;recyclage solidaire\&quot; n'est pas une structure de collecte directe mais une société qui récupère auprès d'associations&quot;}," calcext:value-type="string">
            <text:p>{"code":"faq_donnees_ourecycler","type":"appli","auteurs":"Chris-ren","dates":"41430","nom":"Données de http://ourecycler.fr/ non exploitables","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number-columns-repeated="252"/>
        </table:table-row>
        <table:table-row table:style-name="ro4">
          <table:table-cell table:style-name="ce18" office:value-type="string" calcext:value-type="string">
            <text:p>faq_modco_contmpb</text:p>
          </table:table-cell>
          <table:table-cell table:style-name="ce18" office:value-type="string" calcext:value-type="string">
            <text:p>modco</text:p>
          </table:table-cell>
          <table:table-cell table:style-name="ce18" office:value-type="string" calcext:value-type="string">
            <text:p>Chris-ren</text:p>
          </table:table-cell>
          <table:table-cell table:style-name="ce89" office:value-type="date" office:date-value="2013-06-15" calcext:value-type="date">
            <text:p>15/06/13</text:p>
          </table:table-cell>
          <table:table-cell table:style-name="ce18" office:value-type="string" calcext:value-type="string">
            <text:p>Pas de brique ni de métal </text:p>
          </table:table-cell>
          <table:table-cell table:style-name="ce1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calcext:value-type="string">
            <text:p>modco_contmpb</text:p>
          </table:table-cell>
          <table:table-cell/>
          <table:table-cell table:style-name="ce64" table:formula="of:=JSON_COMMENTAIRE([.A12];[.B12];[.C12];[.D12];[.E12];[.F12];[.G12];[.H12])" office:value-type="string" office:string-value="{&quot;code&quot;:&quot;faq_modco_contmpb&quot;,&quot;type&quot;:&quot;modco&quot;,&quot;auteurs&quot;:&quot;Chris-ren&quot;,&quot;dates&quot;:&quot;41440&quot;,&quot;nom&quot;:&quot;Pas de brique ni de métal &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elements&quot;:&quot;modco_contmpb&quot;}," calcext:value-type="string">
            <text:p>{"code":"faq_modco_contmpb","type":"modco","auteurs":"Chris-ren","dates":"41440","nom":"Pas de brique ni de métal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elements":"modco_contmpb"},</text:p>
          </table:table-cell>
          <table:table-cell table:number-columns-repeated="252"/>
        </table:table-row>
        <table:table-row table:style-name="ro4">
          <table:table-cell table:style-name="ce18" office:value-type="string" calcext:value-type="string">
            <text:p>faq_pb_plastique</text:p>
          </table:table-cell>
          <table:table-cell table:style-name="ce18" office:value-type="string" calcext:value-type="string">
            <text:p>appli</text:p>
          </table:table-cell>
          <table:table-cell table:style-name="ce18" office:value-type="string" calcext:value-type="string">
            <text:p>Chris-ren</text:p>
          </table:table-cell>
          <table:table-cell table:style-name="ce89"/>
          <table:table-cell table:style-name="ce18" office:value-type="string" calcext:value-type="string">
            <text:p>Pb plastique</text:p>
          </table:table-cell>
          <table:table-cell table:style-name="ce18" office:value-type="string" calcext:value-type="string">
            <text:p>Les plastiques sont mis dans la catégorie de traitement cat_emr, alors qu'il existe des conteneurs réservés aux plastiques (donc pas à tous les emr)</text:p>
          </table:table-cell>
          <table:table-cell table:style-name="ce18"/>
          <table:table-cell/>
          <table:table-cell table:style-name="ce64" table:formula="of:=JSON_COMMENTAIRE([.A13];[.B13];[.C13];[.D13];[.E13];[.F13];[.G13];[.H13])" office:value-type="string" office:string-value="{&quot;code&quot;:&quot;faq_pb_plastique&quot;,&quot;type&quot;:&quot;appli&quot;,&quot;auteurs&quot;:&quot;Chris-ren&quot;,&quot;nom&quot;:&quot;Pb plastique&quot;,&quot;descr&quot;:&quot;Les plastiques sont mis dans la catégorie de traitement cat_emr, alors qu'il existe des conteneurs réservés aux plastiques (donc pas à tous les emr)&quot;}," calcext:value-type="string">
            <text:p>{"code":"faq_pb_plastique","type":"appli","auteurs":"Chris-ren","nom":"Pb plastique","descr":"Les plastiques sont mis dans la catégorie de traitement cat_emr, alors qu'il existe des conteneurs réservés aux plastiques (donc pas à tous les emr)"},</text:p>
          </table:table-cell>
          <table:table-cell table:number-columns-repeated="252"/>
        </table:table-row>
        <table:table-row table:style-name="ro4">
          <table:table-cell table:style-name="ce18" office:value-type="string" calcext:value-type="string">
            <text:p>faq_bouteillegaz</text:p>
          </table:table-cell>
          <table:table-cell table:style-name="ce18" office:value-type="string" calcext:value-type="string">
            <text:p>dechet</text:p>
          </table:table-cell>
          <table:table-cell table:style-name="ce18" office:value-type="string" calcext:value-type="string">
            <text:p>Chris-ren</text:p>
          </table:table-cell>
          <table:table-cell table:style-name="ce89" office:value-type="date" office:date-value="2014-01-20" calcext:value-type="date">
            <text:p>20/01/14</text:p>
          </table:table-cell>
          <table:table-cell table:style-name="ce18" office:value-type="string" calcext:value-type="string">
            <text:p>Bouteille de gaz</text:p>
          </table:table-cell>
          <table:table-cell table:style-name="ce18" office:value-type="string" calcext:value-type="string">
            <text:p>Témoignage : les écopoints ne les acceptent pas.</text:p>
          </table:table-cell>
          <table:table-cell table:style-name="ce88" office:value-type="string" calcext:value-type="string">
            <text:p>dec_bouteilleGaz</text:p>
          </table:table-cell>
          <table:table-cell/>
          <table:table-cell table:style-name="ce64" table:formula="of:=JSON_COMMENTAIRE([.A14];[.B14];[.C14];[.D14];[.E14];[.F14];[.G14];[.H14])" office:value-type="string" office:string-value="{&quot;code&quot;:&quot;faq_bouteillegaz&quot;,&quot;type&quot;:&quot;dechet&quot;,&quot;auteurs&quot;:&quot;Chris-ren&quot;,&quot;dates&quot;:&quot;41659&quot;,&quot;nom&quot;:&quot;Bouteille de gaz&quot;,&quot;descr&quot;:&quot;Témoignage : les écopoints ne les acceptent pas.&quot;,&quot;elements&quot;:&quot;dec_bouteilleGaz&quot;}," calcext:value-type="string">
            <text:p>{"code":"faq_bouteillegaz","type":"dechet","auteurs":"Chris-ren","dates":"41659","nom":"Bouteille de gaz","descr":"Témoignage : les écopoints ne les acceptent pas.","elements":"dec_bouteilleGaz"},</text:p>
          </table:table-cell>
          <table:table-cell table:number-columns-repeated="252"/>
        </table:table-row>
        <table:table-row table:style-name="ro4">
          <table:table-cell table:style-name="ce18" office:value-type="string" calcext:value-type="string">
            <text:p>fac_depotamiante</text:p>
          </table:table-cell>
          <table:table-cell table:style-name="ce18" office:value-type="string" calcext:value-type="string">
            <text:p>dechet</text:p>
          </table:table-cell>
          <table:table-cell table:style-name="ce18" office:value-type="string" calcext:value-type="string">
            <text:p>Chris-ren</text:p>
          </table:table-cell>
          <table:table-cell table:style-name="ce89" office:value-type="date" office:date-value="2014-01-20" calcext:value-type="date">
            <text:p>20/01/14</text:p>
          </table:table-cell>
          <table:table-cell table:style-name="ce18" office:value-type="string" calcext:value-type="string">
            <text:p>Dépôt amiante</text:p>
          </table:table-cell>
          <table:table-cell table:style-name="ce1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table:table-cell/>
          <table:table-cell table:style-name="ce64" table:formula="of:=JSON_COMMENTAIRE([.A15];[.B15];[.C15];[.D15];[.E15];[.F15];[.G15];[.H15])" office:value-type="string" office:string-value="{&quot;code&quot;:&quot;fac_depotamiante&quot;,&quot;type&quot;:&quot;dechet&quot;,&quot;auteurs&quot;:&quot;Chris-ren&quot;,&quot;dates&quot;:&quot;41659&quot;,&quot;nom&quot;:&quot;Dépôt amiante&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 calcext:value-type="string">
            <text:p>{"code":"fac_depotamiante","type":"dechet","auteurs":"Chris-ren","dates":"41659","nom":"Dépôt amiante","descr":"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number-columns-repeated="252"/>
        </table:table-row>
        <table:table-row table:style-name="ro4">
          <table:table-cell table:style-name="ce18" office:value-type="string" calcext:value-type="string">
            <text:p>fac_nantesecologie</text:p>
          </table:table-cell>
          <table:table-cell table:style-name="ce18" office:value-type="string" calcext:value-type="string">
            <text:p>dechet</text:p>
          </table:table-cell>
          <table:table-cell table:style-name="ce18" office:value-type="string" calcext:value-type="string">
            <text:p>Chris-ren</text:p>
          </table:table-cell>
          <table:table-cell table:style-name="ce89" office:value-type="date" office:date-value="2014-04-11" calcext:value-type="date">
            <text:p>11/04/14</text:p>
          </table:table-cell>
          <table:table-cell table:style-name="ce18" office:value-type="string" calcext:value-type="string">
            <text:p>La réinsertion par le tri</text:p>
          </table:table-cell>
          <table:table-cell table:style-name="ce1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calcext:value-type="string">
            <text:p>stco_reemploi35,stco_reemploi51</text:p>
          </table:table-cell>
          <table:table-cell/>
          <table:table-cell table:style-name="ce64" table:formula="of:=JSON_COMMENTAIRE([.A16];[.B16];[.C16];[.D16];[.E16];[.F16];[.G16];[.H16])" office:value-type="string" office:string-value="{&quot;code&quot;:&quot;fac_nantesecologie&quot;,&quot;type&quot;:&quot;dechet&quot;,&quot;auteurs&quot;:&quot;Chris-ren&quot;,&quot;dates&quot;:&quot;41740&quot;,&quot;nom&quot;:&quot;La réinsertion par le tri&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elements&quot;:&quot;stco_reemploi35,stco_reemploi51&quot;}," calcext:value-type="string">
            <text:p>{"code":"fac_nantesecologie","type":"dechet","auteurs":"Chris-ren","dates":"41740","nom":"La réinsertion par le tri","descr":"Cette association est destinée à réinsérer des personnes tout en triant manuellement les livres/manuels scolaires. Les ouvrages corrects sont revendus au magasin, tandis que l'on sépare le papier et la couverture des ouvrages abimés (pour mieux les valoriser).","elements":"stco_reemploi35,stco_reemploi51"},</text:p>
          </table:table-cell>
          <table:table-cell table:number-columns-repeated="252"/>
        </table:table-row>
        <table:table-row table:style-name="ro4">
          <table:table-cell table:style-name="ce88" office:value-type="string" calcext:value-type="string">
            <text:p>fac_coucheBebe</text:p>
          </table:table-cell>
          <table:table-cell table:style-name="ce18" office:value-type="string" calcext:value-type="string">
            <text:p>dechet</text:p>
          </table:table-cell>
          <table:table-cell table:style-name="ce80" office:value-type="string" calcext:value-type="string">
            <text:p>Chris-ren</text:p>
          </table:table-cell>
          <table:table-cell table:style-name="ce89" office:value-type="date" office:date-value="2014-12-10" calcext:value-type="date">
            <text:p>10/12/14</text:p>
          </table:table-cell>
          <table:table-cell table:style-name="ce18" office:value-type="string" calcext:value-type="string">
            <text:p>Couches lavables oui mais les couches imperméables</text:p>
          </table:table-cell>
          <table:table-cell table:style-name="ce1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91" office:value-type="string" calcext:value-type="string">
            <text:p>dec_coucheBebe</text:p>
          </table:table-cell>
          <table:table-cell/>
          <table:table-cell table:style-name="ce64" table:formula="of:=JSON_COMMENTAIRE([.A17];[.B17];[.C17];[.D17];[.E17];[.F17];[.G17];[.H17])" office:value-type="string" office:string-value="{&quot;code&quot;:&quot;fac_coucheBebe&quot;,&quot;type&quot;:&quot;dechet&quot;,&quot;auteurs&quot;:&quot;Chris-ren&quot;,&quot;dates&quot;:&quot;41983&quot;,&quot;nom&quot;:&quot;Couches lavables oui mais les couches imperméables&quot;,&quot;descr&quot;:&quot;Parmi les couches lavables certaines sont vraiment mieux (exemple : modèle 'Bum Genius') car elles sont imperméables. Les personnes qui m'ont dit avoir arrêté avaient toutes des couches cotons à l'ancienne.&quot;,&quot;elements&quot;:&quot;dec_coucheBebe&quot;}," calcext:value-type="string">
            <text:p>{"code":"fac_coucheBebe","type":"dechet","auteurs":"Chris-ren","dates":"41983","nom":"Couches lavables oui mais les couches imperméables","descr":"Parmi les couches lavables certaines sont vraiment mieux (exemple : modèle 'Bum Genius') car elles sont imperméables. Les personnes qui m'ont dit avoir arrêté avaient toutes des couches cotons à l'ancienne.","elements":"dec_coucheBebe"},</text:p>
          </table:table-cell>
          <table:table-cell table:number-columns-repeated="252"/>
        </table:table-row>
        <table:table-row table:style-name="ro4">
          <table:table-cell table:style-name="ce18" office:value-type="string" calcext:value-type="string">
            <text:p>faq_cons_coupant</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4-12" calcext:value-type="date">
            <text:p>12/04/13</text:p>
          </table:table-cell>
          <table:table-cell table:style-name="ce18" office:value-type="string" calcext:value-type="string">
            <text:p>Conseil coupant admis</text:p>
          </table:table-cell>
          <table:table-cell table:style-name="ce18" office:value-type="string" calcext:value-type="string">
            <text:p>Depuis un an les documentations de Nantes Métropôle signalent que l'on peut mettre les déchets coupants dans les sacs.</text:p>
          </table:table-cell>
          <table:table-cell table:style-name="ce90" office:value-type="string" calcext:value-type="string">
            <text:p>dec_miroir,dec_porcelaine,dec_poterie,dec_vaisselleVerrePorcelaine,dec_vitre</text:p>
          </table:table-cell>
          <table:table-cell/>
          <table:table-cell table:style-name="ce64" table:formula="of:=JSON_COMMENTAIRE([.A18];[.B18];[.C18];[.D18];[.E18];[.F18];[.G18];[.H18])" office:value-type="string" office:string-value="{&quot;code&quot;:&quot;faq_cons_coupant&quot;,&quot;type&quot;:&quot;appli&quot;,&quot;auteurs&quot;:&quot;Chris-ren&quot;,&quot;dates&quot;:&quot;41376&quot;,&quot;nom&quot;:&quot;Conseil coupant admis&quot;,&quot;descr&quot;:&quot;Depuis un an les documentations de Nantes Métropôle signalent que l'on peut mettre les déchets coupants dans les sacs.&quot;,&quot;elements&quot;:&quot;dec_miroir,dec_porcelaine,dec_poterie,dec_vaisselleVerrePorcelaine,dec_vitre&quot;}," calcext:value-type="string">
            <text:p>{"code":"faq_cons_coupant","type":"appli","auteurs":"Chris-ren","dates":"41376","nom":"Conseil coupant admis","descr":"Depuis un an les documentations de Nantes Métropôle signalent que l'on peut mettre les déchets coupants dans les sac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4">
          <table:table-cell table:style-name="ce18" table:number-columns-repeated="7"/>
          <table:table-cell/>
          <table:table-cell table:style-name="ce61"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4">
          <table:table-cell table:number-columns-repeated="5"/>
          <table:table-cell table:style-name="ce81"/>
          <table:table-cell table:number-columns-repeated="3"/>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panneaux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Panneaux Écotox / site Internet pas à jour</text:p>
          </table:table-cell>
          <table:table-cell table:style-name="ce1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table-cell/>
          <table:table-cell table:style-name="ce64" table:formula="of:=JSON_COMMENTAIRE([.A25];[.B25];[.C25];[.D25];[.E25];[.F25];[.G25];[.H25])" office:value-type="string" office:string-value="{&quot;code&quot;:&quot;faq_panneaux_ecotox&quot;,&quot;type&quot;:&quot;modco&quot;,&quot;auteurs&quot;:&quot;Chris-ren&quot;,&quot;dates&quot;:&quot;41275&quot;,&quot;nom&quot;:&quot;Panneaux Écotox / site Internet pas à jour&quot;,&quot;descr&quot;:&quot;Les jours de passages sont incorrectes sur les panneaux 'écotox' ! De même les mémos sur le site de Nantes Métropole sont ceux de l'année précédente. (les passage affichés sur ce site ont eux été vérifiés).&quot;}," calcext:value-type="string">
            <text:p>{"code":"faq_panneaux_ecotox","type":"modco","auteurs":"Chris-ren","dates":"41275","nom":"Panneaux Écotox / site Internet pas à jour","descr":"Les jours de passages sont incorrectes sur les panneaux 'écotox' ! De même les mémos sur le site de Nantes Métropole sont ceux de l'année précédente. (les passage affichés sur ce site ont eux été vérifiés)."},</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Usage Écotox</text:p>
          </table:table-cell>
          <table:table-cell table:style-name="ce1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
          <table:table-cell/>
          <table:table-cell table:style-name="ce64" table:formula="of:=JSON_COMMENTAIRE([.A26];[.B26];[.C26];[.D26];[.E26];[.F26];[.G26];[.H26])" office:value-type="string" office:string-value="{&quot;code&quot;:&quot;faq_ecotox&quot;,&quot;type&quot;:&quot;modco&quot;,&quot;auteurs&quot;:&quot;Chris-ren&quot;,&quot;dates&quot;:&quot;41275&quot;,&quot;nom&quot;:&quot;Usage Écotox&quot;,&quot;descr&quot;:&quot;Peu de personnes se déplacent en réalité vers ces camions (mal indiqués, accessibles en semaine uniquement). Écotox réalise en revanche des passages dans les déchèteries et les écopoints.&quot;}," calcext:value-type="string">
            <text:p>{"code":"faq_ecotox","type":"modco","auteurs":"Chris-ren","dates":"41275","nom":"Usage Écotox","descr":"Peu de personnes se déplacent en réalité vers ces camions (mal indiqués, accessibles en semaine uniquement). Écotox réalise en revanche des passages dans les déchèteries et les écopoints."},</text:p>
          </table:table-cell>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12"/>
          <table:table-cell table:style-name="ce86" office:value-type="string" calcext:value-type="string">
            <text:p><text:s/></text:p>
          </table:table-cell>
          <table:table-cell table:number-columns-repeated="248"/>
        </table:table-row>
        <table:table-row table:style-name="ro4" table:number-rows-repeated="12">
          <table:table-cell table:number-columns-repeated="261"/>
        </table:table-row>
        <table:table-row table:style-name="ro4">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58"/>
        </table:table-row>
        <table:table-row table:style-name="ro4" table:number-rows-repeated="65493">
          <table:table-cell table:number-columns-repeated="261"/>
        </table:table-row>
        <table:table-row table:style-name="ro12">
          <table:table-cell table:number-columns-repeated="261"/>
        </table:table-row>
        <table:table-row table:style-name="ro5" table:number-rows-repeated="983033">
          <table:table-cell table:number-columns-repeated="261"/>
        </table:table-row>
        <table:table-row table:style-name="ro5">
          <table:table-cell table:number-columns-repeated="261"/>
        </table:table-row>
      </table:table>
      <table:table table:name="Fiches" table:style-name="ta3" table:print="false">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54" table:number-columns-repeated="3" table:default-cell-style-name="Default"/>
        <table:table-column table:style-name="co37" table:number-columns-repeated="233" table:default-cell-style-name="Default"/>
        <table:table-row table:style-name="ro1">
          <table:table-cell table:style-name="ce65" office:value-type="string" calcext:value-type="string" table:number-columns-spanned="4" table:number-rows-spanned="1">
            <text:p>Fiches</text:p>
          </table:table-cell>
          <table:covered-table-cell table:number-columns-repeated="3"/>
          <table:table-cell table:number-columns-repeated="251"/>
        </table:table-row>
        <table:table-row table:style-name="ro1">
          <table:table-cell table:style-name="ce66" office:value-type="string" calcext:value-type="string" table:number-columns-spanned="4" table:number-rows-spanned="1">
            <text:p>Les fiches ont un contenu plus important, et sont présentés sur des pages séparées</text:p>
          </table:table-cell>
          <table:covered-table-cell table:number-columns-repeated="3"/>
          <table:table-cell table:number-columns-repeated="4" office:value-type="string" calcext:value-type="string">
            <text:p><text:s/></text:p>
          </table:table-cell>
          <table:table-cell table:number-columns-repeated="247"/>
        </table:table-row>
        <table:table-row table:style-name="ro5">
          <table:table-cell table:style-name="ce41" table:number-columns-repeated="4"/>
          <table:table-cell table:number-columns-repeated="251"/>
        </table:table-row>
        <table:table-row table:style-name="ro15">
          <table:table-cell table:style-name="ce6" office:value-type="string" calcext:value-type="string">
            <text:p>_Code</text:p>
          </table:table-cell>
          <table:table-cell table:style-name="ce6" office:value-type="string" calcext:value-type="string">
            <text:p>_Nom</text:p>
          </table:table-cell>
          <table:table-cell table:style-name="ce12" office:value-type="string" calcext:value-type="string">
            <text:p>_Description</text:p>
          </table:table-cell>
          <table:table-cell table:style-name="ce22" office:value-type="string" calcext:value-type="string">
            <text:p>_Image</text:p>
          </table:table-cell>
          <table:table-cell table:style-name="ce59" office:value-type="string" calcext:value-type="string">
            <text:p>_Bouton</text:p>
          </table:table-cell>
          <table:table-cell table:number-columns-repeated="3"/>
          <table:table-cell table:style-name="ce60" office:value-type="string" calcext:value-type="string">
            <text:p><text:span text:style-name="T1">var</text:span><text:span text:style-name="T2"> _infosDatas = [</text:span></text:p>
          </table:table-cell>
          <table:table-cell table:style-name="ce86"/>
          <table:table-cell table:number-columns-repeated="245"/>
        </table:table-row>
        <table:table-row table:style-name="ro10">
          <table:table-cell office:value-type="string" calcext:value-type="string">
            <text:p>fiche_aremacs</text:p>
          </table:table-cell>
          <table:table-cell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table:style-name="ce16" office:value-type="string" calcext:value-type="string">
            <text:p>images_non_libres/aremacs_mini.png</text:p>
          </table:table-cell>
          <table:table-cell table:style-name="ce59" office:value-type="string" calcext:value-type="string">
            <text:p>fiche</text:p>
          </table:table-cell>
          <table:table-cell table:number-columns-repeated="3"/>
          <table:table-cell table:style-name="ce99" table:formula="of:=JSON_FICHE([.A5];[.B5];[.C5];[.D5];[.E5];[.F5];[.G5];[.H5])" office:value-type="string" office:string-value="{&quot;code&quot;:&quot;fiche_aremacs&quot;,&quot;nom&quot;:&quot;Aremacs&quot;,&quot;desc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bouton&quot;:&quot;fiche&quot;,&quot;image&quot;:&quot;images_non_libres/aremacs_mini.png&quot;}," calcext:value-type="string">
            <text:p>{"code":"fiche_aremacs","nom":"Aremacs","desc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bouton":"fiche","image":"images_non_libres/aremacs_mini.png"},</text:p>
          </table:table-cell>
          <table:table-cell table:style-name="ce86" office:value-type="string" calcext:value-type="string">
            <text:p><text:s/></text:p>
          </table:table-cell>
          <table:table-cell table:number-columns-repeated="245"/>
        </table:table-row>
        <table:table-row table:style-name="ro16">
          <table:table-cell table:style-name="ce18" office:value-type="string" calcext:value-type="string">
            <text:p>fiche_bacjaune</text:p>
          </table:table-cell>
          <table:table-cell table:style-name="ce18" office:value-type="string" calcext:value-type="string">
            <text:p>Bacs jaunes et bleus</text:p>
          </table:table-cell>
          <table:table-cell table:style-name="ce92"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6" office:value-type="string" calcext:value-type="string">
            <text:p>bacs_jaune_et_bleu.png</text:p>
          </table:table-cell>
          <table:table-cell table:style-name="ce59" office:value-type="string" calcext:value-type="string">
            <text:p>fiche</text:p>
          </table:table-cell>
          <table:table-cell table:number-columns-repeated="3"/>
          <table:table-cell table:style-name="ce99" table:formula="of:=JSON_FICHE([.A6];[.B6];[.C6];[.D6];[.E6];[.F6];[.G6];[.H6])" office:value-type="string" office:string-value="{&quot;code&quot;:&quot;fiche_bacjaune&quot;,&quot;nom&quot;:&quot;Bacs jaunes et bleu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bouton&quot;:&quot;fiche&quot;,&quot;image&quot;:&quot;bacs_jaune_et_bleu.png&quot;}," calcext:value-type="string">
            <text:p>{"code":"fiche_bacjaune","nom":"Bacs jaunes et bleu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bouton":"fiche","image":"bacs_jaune_et_bleu.png"},</text:p>
          </table:table-cell>
          <table:table-cell table:style-name="ce86" office:value-type="string" calcext:value-type="string">
            <text:p><text:s/></text:p>
          </table:table-cell>
          <table:table-cell table:number-columns-repeated="245"/>
        </table:table-row>
        <table:table-row table:style-name="ro3">
          <table:table-cell table:style-name="ce6" office:value-type="string" calcext:value-type="string">
            <text:p>fiche_bouchon_amour</text:p>
          </table:table-cell>
          <table:table-cell table:style-name="ce6" office:value-type="string" calcext:value-type="string">
            <text:p>Bouchons d'amour</text:p>
          </table:table-cell>
          <table:table-cell table:style-name="ce93"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6" office:value-type="string" calcext:value-type="string">
            <text:p>bouchon_plastique_mini.png</text:p>
          </table:table-cell>
          <table:table-cell table:style-name="ce59" office:value-type="string" calcext:value-type="string">
            <text:p>fiche</text:p>
          </table:table-cell>
          <table:table-cell table:number-columns-repeated="3"/>
          <table:table-cell table:style-name="ce99" table:formula="of:=JSON_FICHE([.A7];[.B7];[.C7];[.D7];[.E7];[.F7];[.G7];[.H7])" office:value-type="string" office:string-value="{&quot;code&quot;:&quot;fiche_bouchon_amour&quot;,&quot;nom&quot;:&quot;Bouchons d'amour&quot;,&quot;descr&quot;:&quot;&lt;IMG SRC=\&quot;resources/images/bouchon_plastique_mini.png\&quot; width=\&quot;50px\&quot;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quot;http://www.bouchonsdamour.com/les-bons-bouchons\&quot; target='_blank' id='bouchons_amour_link'&gt;http://www.bouchonsdamour.com/les-bons-bouchons&lt;/a&gt;&quot;,&quot;bouton&quot;:&quot;fiche&quot;,&quot;image&quot;:&quot;bouchon_plastique_mini.png&quot;}," calcext:value-type="string">
            <text:p>{"code":"fiche_bouchon_amour","nom":"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bouton":"fiche","image":"bouchon_plastique_mini.png"},</text:p>
          </table:table-cell>
          <table:table-cell table:style-name="ce86" office:value-type="string" calcext:value-type="string">
            <text:p><text:s/></text:p>
          </table:table-cell>
          <table:table-cell table:number-columns-repeated="245"/>
        </table:table-row>
        <table:table-row table:style-name="ro17">
          <table:table-cell table:style-name="ce16" office:value-type="string" calcext:value-type="string">
            <text:p>fiche_encombrant</text:p>
          </table:table-cell>
          <table:table-cell table:style-name="ce16" office:value-type="string" calcext:value-type="string">
            <text:p>Collecte des encombrants</text:p>
          </table:table-cell>
          <table:table-cell table:style-name="ce6"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text:p>
          </table:table-cell>
          <table:table-cell table:style-name="ce16" office:value-type="string" calcext:value-type="string">
            <text:p>encombrant_mini.png</text:p>
          </table:table-cell>
          <table:table-cell table:style-name="ce59" office:value-type="string" calcext:value-type="string">
            <text:p>fiche</text:p>
          </table:table-cell>
          <table:table-cell table:number-columns-repeated="3"/>
          <table:table-cell table:style-name="ce99" table:formula="of:=JSON_FICHE([.A8];[.B8];[.C8];[.D8];[.E8];[.F8];[.G8];[.H8])" office:value-type="string" office:string-value="{&quot;code&quot;:&quot;fiche_encombrant&quot;,&quot;nom&quot;:&quot;Collecte des encombrants&quot;,&quot;desc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quot;,&quot;bouton&quot;:&quot;fiche&quot;,&quot;image&quot;:&quot;encombrant_mini.png&quot;}," calcext:value-type="string">
            <text:p>{"code":"fiche_encombrant","nom":"Collecte des encombrants","desc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bouton":"fiche","image":"encombrant_mini.png"},</text:p>
          </table:table-cell>
          <table:table-cell table:style-name="ce86" office:value-type="string" calcext:value-type="string">
            <text:p><text:s/></text:p>
          </table:table-cell>
          <table:table-cell table:number-columns-repeated="245"/>
        </table:table-row>
        <table:table-row table:style-name="ro18">
          <table:table-cell table:style-name="ce16" office:value-type="string" calcext:value-type="string">
            <text:p>fiche_compostage</text:p>
          </table:table-cell>
          <table:table-cell table:style-name="ce16" office:value-type="string" calcext:value-type="string">
            <text:p>Compostage</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6" office:value-type="string" calcext:value-type="string">
            <text:p>composteur_mini.png</text:p>
          </table:table-cell>
          <table:table-cell table:style-name="ce59" office:value-type="string" calcext:value-type="string">
            <text:p>fiche</text:p>
          </table:table-cell>
          <table:table-cell table:number-columns-repeated="3"/>
          <table:table-cell table:style-name="ce99" table:formula="of:=JSON_FICHE([.A9];[.B9];[.C9];[.D9];[.E9];[.F9];[.G9];[.H9])" office:value-type="string" office:string-value="{&quot;code&quot;:&quot;fiche_compostage&quot;,&quot;nom&quot;:&quot;Compostage&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bouton&quot;:&quot;fiche&quot;,&quot;image&quot;:&quot;composteur_mini.png&quot;,&quot;commentaire&quot;:&quot;faq_cons_nbconteneurverre&quot;}," calcext:value-type="string">
            <text:p>{"code":"fiche_compostage","nom":"Compostage","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bouton":"fiche","image":"composteur_mini.png","commentaire":"faq_cons_nbconteneurverre"},</text:p>
          </table:table-cell>
          <table:table-cell table:style-name="ce86" office:value-type="string" calcext:value-type="string">
            <text:p><text:s/></text:p>
          </table:table-cell>
          <table:table-cell table:number-columns-repeated="245"/>
        </table:table-row>
        <table:table-row table:style-name="ro5">
          <table:table-cell office:value-type="string" calcext:value-type="string">
            <text:p>fiche_compostri</text:p>
          </table:table-cell>
          <table:table-cell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table:style-name="ce16" office:value-type="string" calcext:value-type="string">
            <text:p>images_non_libres/logo_compostri_mini.png</text:p>
          </table:table-cell>
          <table:table-cell table:style-name="ce59" office:value-type="string" calcext:value-type="string">
            <text:p>fiche</text:p>
          </table:table-cell>
          <table:table-cell table:number-columns-repeated="3"/>
          <table:table-cell table:style-name="ce99" table:formula="of:=JSON_FICHE([.A10];[.B10];[.C10];[.D10];[.E10];[.F10];[.G10];[.H10])" office:value-type="string" office:string-value="{&quot;code&quot;:&quot;fiche_compostri&quot;,&quot;nom&quot;:&quot;Compostri&quot;,&quot;desc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 calcext:value-type="string">
            <text:p>{"code":"fiche_compostri","nom":"Compostri","desc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bouton":"fiche","image":"images_non_libres/logo_compostri_mini.png"},</text:p>
          </table:table-cell>
          <table:table-cell table:style-name="ce86"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19">
          <table:table-cell table:style-name="ce18" office:value-type="string" calcext:value-type="string">
            <text:p>fiche_contembjournmag</text:p>
          </table:table-cell>
          <table:table-cell table:style-name="ce18" office:value-type="string" calcext:value-type="string">
            <text:p>Cont. embal. journ. mag.</text:p>
          </table:table-cell>
          <table:table-cell table:style-name="ce18"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6" office:value-type="string" calcext:value-type="string">
            <text:p>conteneur_emballages_journaux_magazines_mini.png</text:p>
          </table:table-cell>
          <table:table-cell table:style-name="ce59" office:value-type="string" calcext:value-type="string">
            <text:p>fiche</text:p>
          </table:table-cell>
          <table:table-cell table:number-columns-repeated="3"/>
          <table:table-cell table:style-name="ce99" table:formula="of:=JSON_FICHE([.A11];[.B11];[.C11];[.D11];[.E11];[.F11];[.G11];[.H11])" office:value-type="string" office:string-value="{&quot;code&quot;:&quot;fiche_contembjournmag&quot;,&quot;nom&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bouton&quot;:&quot;fiche&quot;,&quot;image&quot;:&quot;conteneur_emballages_journaux_magazines_mini.png&quot;}," calcext:value-type="string">
            <text:p>{"code":"fiche_contembjournmag","nom":"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bouton":"fiche","image":"conteneur_emballages_journaux_magazines_mini.png"},</text:p>
          </table:table-cell>
          <table:table-cell table:style-name="ce86" office:value-type="string" calcext:value-type="string">
            <text:p><text:s/></text:p>
          </table:table-cell>
          <table:table-cell table:number-columns-repeated="245"/>
        </table:table-row>
        <table:table-row table:style-name="ro20">
          <table:table-cell table:style-name="ce16" office:value-type="string" calcext:value-type="string">
            <text:p>fiche_contvet</text:p>
          </table:table-cell>
          <table:table-cell table:style-name="ce16" office:value-type="string" calcext:value-type="string">
            <text:p>Conteneurs vêtements</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6" office:value-type="string" calcext:value-type="string">
            <text:p>conteneur_lerelais_mini.png</text:p>
          </table:table-cell>
          <table:table-cell table:style-name="ce59" office:value-type="string" calcext:value-type="string">
            <text:p>fiche</text:p>
          </table:table-cell>
          <table:table-cell table:number-columns-repeated="3"/>
          <table:table-cell table:style-name="ce99" table:formula="of:=JSON_FICHE([.A12];[.B12];[.C12];[.D12];[.E12];[.F12];[.G12];[.H12])" office:value-type="string" office:string-value="{&quot;code&quot;:&quot;fiche_contvet&quot;,&quot;nom&quot;:&quot;Conteneurs vêtements&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bouton&quot;:&quot;fiche&quot;,&quot;image&quot;:&quot;conteneur_lerelais_mini.png&quot;}," calcext:value-type="string">
            <text:p>{"code":"fiche_contvet","nom":"Conteneurs vêtements","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bouton":"fiche","image":"conteneur_lerelais_mini.png"},</text:p>
          </table:table-cell>
          <table:table-cell table:style-name="ce86" office:value-type="string" calcext:value-type="string">
            <text:p><text:s/></text:p>
          </table:table-cell>
          <table:table-cell table:number-columns-repeated="245"/>
        </table:table-row>
        <table:table-row table:style-name="ro8">
          <table:table-cell table:style-name="ce18" office:value-type="string" calcext:value-type="string">
            <text:p>fiche_contpapiercarton</text:p>
          </table:table-cell>
          <table:table-cell table:style-name="ce18" office:value-type="string" calcext:value-type="string">
            <text:p>Conteneur papier carton</text:p>
          </table:table-cell>
          <table:table-cell table:style-name="ce18"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6" office:value-type="string" calcext:value-type="string">
            <text:p>conteneur_carton_mini.png</text:p>
          </table:table-cell>
          <table:table-cell table:style-name="ce59" office:value-type="string" calcext:value-type="string">
            <text:p>fiche</text:p>
          </table:table-cell>
          <table:table-cell table:number-columns-repeated="3"/>
          <table:table-cell table:style-name="ce99" table:formula="of:=JSON_FICHE([.A13];[.B13];[.C13];[.D13];[.E13];[.F13];[.G13];[.H13])" office:value-type="string" office:string-value="{&quot;code&quot;:&quot;fiche_contpapiercarton&quot;,&quot;nom&quot;:&quot;Conteneur papier carton&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bouton&quot;:&quot;fiche&quot;,&quot;image&quot;:&quot;conteneur_carton_mini.png&quot;}," calcext:value-type="string">
            <text:p>{"code":"fiche_contpapiercarton","nom":"Conteneur papier carton","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bouton":"fiche","image":"conteneur_carton_mini.png"},</text:p>
          </table:table-cell>
          <table:table-cell table:style-name="ce86" office:value-type="string" calcext:value-type="string">
            <text:p><text:s/></text:p>
          </table:table-cell>
          <table:table-cell table:number-columns-repeated="245"/>
        </table:table-row>
        <table:table-row table:style-name="ro21">
          <table:table-cell table:style-name="ce18" office:value-type="string" calcext:value-type="string">
            <text:p>fiche_contmpb</text:p>
          </table:table-cell>
          <table:table-cell table:style-name="ce18" office:value-type="string" calcext:value-type="string">
            <text:p>Conteneur plastique</text:p>
          </table:table-cell>
          <table:table-cell table:style-name="ce74"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6" office:value-type="string" calcext:value-type="string">
            <text:p>conteneur_plastique_mini.png</text:p>
          </table:table-cell>
          <table:table-cell table:style-name="ce59" office:value-type="string" calcext:value-type="string">
            <text:p>fiche</text:p>
          </table:table-cell>
          <table:table-cell table:number-columns-repeated="3"/>
          <table:table-cell table:style-name="ce99" table:formula="of:=JSON_FICHE([.A14];[.B14];[.C14];[.D14];[.E14];[.F14];[.G14];[.H14])" office:value-type="string" office:string-value="{&quot;code&quot;:&quot;fiche_contmpb&quot;,&quot;nom&quot;:&quot;Conteneur plastique&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bouton&quot;:&quot;fiche&quot;,&quot;image&quot;:&quot;conteneur_plastique_mini.png&quot;}," calcext:value-type="string">
            <text:p>{"code":"fiche_contmpb","nom":"Conteneur plastique","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bouton":"fiche","image":"conteneur_plastique_mini.png"},</text:p>
          </table:table-cell>
          <table:table-cell table:style-name="ce86" office:value-type="string" calcext:value-type="string">
            <text:p><text:s/></text:p>
          </table:table-cell>
          <table:table-cell table:number-columns-repeated="245"/>
        </table:table-row>
        <table:table-row table:style-name="ro8">
          <table:table-cell table:style-name="ce18" office:value-type="string" calcext:value-type="string">
            <text:p>fiche_contverre</text:p>
          </table:table-cell>
          <table:table-cell table:style-name="ce18" office:value-type="string" calcext:value-type="string">
            <text:p>Conteneur verre</text:p>
          </table:table-cell>
          <table:table-cell table:style-name="ce18"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6" office:value-type="string" calcext:value-type="string">
            <text:p>conteneur_verre_mini.png</text:p>
          </table:table-cell>
          <table:table-cell table:style-name="ce59" office:value-type="string" calcext:value-type="string">
            <text:p>fiche</text:p>
          </table:table-cell>
          <table:table-cell table:number-columns-repeated="3"/>
          <table:table-cell table:style-name="ce99" table:formula="of:=JSON_FICHE([.A15];[.B15];[.C15];[.D15];[.E15];[.F15];[.G15];[.H15])" office:value-type="string" office:string-value="{&quot;code&quot;:&quot;fiche_contverre&quot;,&quot;nom&quot;:&quot;Conteneur verre&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bouton&quot;:&quot;fiche&quot;,&quot;image&quot;:&quot;conteneur_verre_mini.png&quot;}," calcext:value-type="string">
            <text:p>{"code":"fiche_contverre","nom":"Conteneur verre","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bouton":"fiche","image":"conteneur_verre_mini.png"},</text:p>
          </table:table-cell>
          <table:table-cell table:style-name="ce86" office:value-type="string" calcext:value-type="string">
            <text:p><text:s/></text:p>
          </table:table-cell>
          <table:table-cell table:number-columns-repeated="245"/>
        </table:table-row>
        <table:table-row table:style-name="ro13">
          <table:table-cell table:style-name="ce18" office:value-type="string" calcext:value-type="string">
            <text:p>fiche_ecopoint</text:p>
          </table:table-cell>
          <table:table-cell table:style-name="ce18" office:value-type="string" calcext:value-type="string">
            <text:p>Déchèteries / écopoint</text:p>
          </table:table-cell>
          <table:table-cell table:style-name="ce18"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 office:value-type="string" calcext:value-type="string">
            <text:p>ecopoint_viarme_mini.png</text:p>
          </table:table-cell>
          <table:table-cell table:style-name="ce59" office:value-type="string" calcext:value-type="string">
            <text:p>fiche</text:p>
          </table:table-cell>
          <table:table-cell table:number-columns-repeated="3"/>
          <table:table-cell table:style-name="ce99" table:formula="of:=JSON_FICHE([.A16];[.B16];[.C16];[.D16];[.E16];[.F16];[.G16];[.H16])" office:value-type="string" office:string-value="{&quot;code&quot;:&quot;fiche_ecopoint&quot;,&quot;nom&quot;:&quot;Déchèteries / écopoint&quot;,&quot;desc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bouton&quot;:&quot;fiche&quot;,&quot;image&quot;:&quot;ecopoint_viarme_mini.png&quot;}," calcext:value-type="string">
            <text:p>{"code":"fiche_ecopoint","nom":"Déchèteries / écopoint","desc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bouton":"fiche","image":"ecopoint_viarme_mini.png"},</text:p>
          </table:table-cell>
          <table:table-cell table:style-name="ce86" office:value-type="string" calcext:value-type="string">
            <text:p><text:s/></text:p>
          </table:table-cell>
          <table:table-cell table:number-columns-repeated="245"/>
        </table:table-row>
        <table:table-row table:style-name="ro22">
          <table:table-cell table:style-name="ce68" office:value-type="string" calcext:value-type="string">
            <text:p>fiche_ecoparticipation</text:p>
          </table:table-cell>
          <table:table-cell table:style-name="ce6" office:value-type="string" calcext:value-type="string">
            <text:p>Eco-participation</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ticket_caisse_ecoparticipation_mini.png</text:p>
          </table:table-cell>
          <table:table-cell table:style-name="ce59" office:value-type="string" calcext:value-type="string">
            <text:p>fiche</text:p>
          </table:table-cell>
          <table:table-cell table:number-columns-repeated="3"/>
          <table:table-cell table:style-name="ce99" table:formula="of:=JSON_FICHE([.A17];[.B17];[.C17];[.D17];[.E17];[.F17];[.G17];[.H17])" office:value-type="string" office:string-value="{&quot;code&quot;:&quot;fiche_ecoparticipation&quot;,&quot;nom&quot;:&quot;Eco-participation&quot;,&quot;descr&quot;:&quot;&lt;IMG SRC='resources/images/ticket_caisse_ecoparticipation_mini.png' ALIGN='right' /&gt;A l'achat d'un appareil neuf, vous payez une \&quot;éco-participation\&quot;,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bouton&quot;:&quot;fiche&quot;,&quot;image&quot;:&quot;ticket_caisse_ecoparticipation_mini.png&quot;}," calcext:value-type="string">
            <text:p>{"code":"fiche_ecoparticipation","nom":"Eco-participation","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bouton":"fiche","image":"ticket_caisse_ecoparticipation_mini.png"},</text:p>
          </table:table-cell>
          <table:table-cell table:style-name="ce86" office:value-type="string" calcext:value-type="string">
            <text:p><text:s/></text:p>
          </table:table-cell>
          <table:table-cell table:number-columns-repeated="245"/>
        </table:table-row>
        <table:table-row table:style-name="ro17">
          <table:table-cell table:style-name="ce6" office:value-type="string" calcext:value-type="string">
            <text:p>fiche_poubelle</text:p>
          </table:table-cell>
          <table:table-cell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97" office:value-type="string" calcext:value-type="string">
            <text:p>images_externes_libres/portrait_eugene_poubelle_mini.png</text:p>
          </table:table-cell>
          <table:table-cell table:style-name="ce59" office:value-type="string" calcext:value-type="string">
            <text:p>fiche</text:p>
          </table:table-cell>
          <table:table-cell table:number-columns-repeated="3"/>
          <table:table-cell table:style-name="ce99" table:formula="of:=JSON_FICHE([.A18];[.B18];[.C18];[.D18];[.E18];[.F18];[.G18];[.H18])" office:value-type="string" office:string-value="{&quot;code&quot;:&quot;fiche_poubelle&quot;,&quot;nom&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bouton&quot;:&quot;fiche&quot;,&quot;image&quot;:&quot;images_externes_libres/portrait_eugene_poubelle_mini.png&quot;}," calcext:value-type="string">
            <text:p>{"code":"fiche_poubelle","nom":"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bouton":"fiche","image":"images_externes_libres/portrait_eugene_poubelle_mini.png"},</text:p>
          </table:table-cell>
          <table:table-cell table:style-name="ce86" office:value-type="string" calcext:value-type="string">
            <text:p><text:s/></text:p>
          </table:table-cell>
          <table:table-cell table:number-columns-repeated="245"/>
        </table:table-row>
        <table:table-row table:style-name="ro23">
          <table:table-cell table:style-name="ce6" office:value-type="string" calcext:value-type="string">
            <text:p>fiche_logos</text:p>
          </table:table-cell>
          <table:table-cell table:style-name="ce6" office:value-type="string" calcext:value-type="string">
            <text:p>Logos utilisés</text:p>
          </table:table-cell>
          <table:table-cell table:style-name="ce94"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98" office:value-type="string" calcext:value-type="string">
            <text:p><text:span text:style-name="T6">images_non_libres/</text:span><text:span text:style-name="T7">logo_contribution_mini.png</text:span></text:p>
          </table:table-cell>
          <table:table-cell table:style-name="ce59" office:value-type="string" calcext:value-type="string">
            <text:p>fiche</text:p>
          </table:table-cell>
          <table:table-cell table:number-columns-repeated="3"/>
          <table:table-cell table:style-name="ce99" table:formula="of:=JSON_FICHE([.A19];[.B19];[.C19];[.D19];[.E19];[.F19];[.G19];[.H19])" office:value-type="string" office:string-value="{&quot;code&quot;:&quot;fiche_logos&quot;,&quot;nom&quot;:&quot;Logos utilisés&quot;,&quot;descr&quot;:&quot;&lt;IMG SRC=\&quot;resources/images/images_non_libres/logo_contribution_petit.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 calcext:value-type="string">
            <text:p>{"code":"fiche_logos","nom":"Logos utilisés","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text:p>
          </table:table-cell>
          <table:table-cell table:style-name="ce86" office:value-type="string" calcext:value-type="string">
            <text:p><text:s/></text:p>
          </table:table-cell>
          <table:table-cell table:number-columns-repeated="245"/>
        </table:table-row>
        <table:table-row table:style-name="ro24">
          <table:table-cell table:style-name="ce6" office:value-type="string" calcext:value-type="string">
            <text:p>fiche_lombricompost</text:p>
          </table:table-cell>
          <table:table-cell table:style-name="ce6" office:value-type="string" calcext:value-type="string">
            <text:p>Lombricompost</text:p>
          </table:table-cell>
          <table:table-cell table:style-name="ce94"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text:a xlink:href="http://fr.ekopedia.org/Lombricompostage" xlink:type="simple">http://fr.ekopedia.org/Lombricompostage</text:a>&lt;/A&gt;.&lt;BR/&gt;</text:p>
          </table:table-cell>
          <table:table-cell table:style-name="ce6" office:value-type="string" calcext:value-type="string">
            <text:p>compost_mini.png</text:p>
          </table:table-cell>
          <table:table-cell table:style-name="ce59" office:value-type="string" calcext:value-type="string">
            <text:p>fiche</text:p>
          </table:table-cell>
          <table:table-cell table:number-columns-repeated="3"/>
          <table:table-cell table:style-name="ce99" table:formula="of:=JSON_FICHE([.A20];[.B20];[.C20];[.D20];[.E20];[.F20];[.G20];[.H20])" office:value-type="string" office:string-value="{&quot;code&quot;:&quot;fiche_lombricompost&quot;,&quot;nom&quot;:&quot;Lombricompost&quot;,&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quot;http://fr.ekopedia.org/Lombricompostage\&quot; target='_blank'&gt;http://fr.ekopedia.org/Lombricompostage&lt;/A&gt;.&lt;BR/&gt;&quot;,&quot;bouton&quot;:&quot;fiche&quot;,&quot;image&quot;:&quot;compost_mini.png&quot;,&quot;commentaire&quot;:&quot;faq_uaie&quot;}," calcext:value-type="string">
            <text:p>{"code":"fiche_lombricompost","nom":"Lombricompost","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bouton":"fiche","image":"compost_mini.png","commentaire":"faq_uaie"},</text:p>
          </table:table-cell>
          <table:table-cell table:style-name="ce86" office:value-type="string" calcext:value-type="string">
            <text:p><text:s/></text:p>
          </table:table-cell>
          <table:table-cell table:number-columns-repeated="245"/>
        </table:table-row>
        <table:table-row table:style-name="ro25">
          <table:table-cell table:style-name="ce6" office:value-type="string" calcext:value-type="string">
            <text:p>fiche_mieuxtrierannantes</text:p>
          </table:table-cell>
          <table:table-cell table:style-name="ce6" office:value-type="string" calcext:value-type="string">
            <text:p>Mieux trier à Nantes</text:p>
          </table:table-cell>
          <table:table-cell table:style-name="ce94"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6" office:value-type="string" calcext:value-type="string">
            <text:p>logo_mieuxtrieranantes.png</text:p>
          </table:table-cell>
          <table:table-cell table:style-name="ce59" office:value-type="string" calcext:value-type="string">
            <text:p>fiche</text:p>
          </table:table-cell>
          <table:table-cell table:number-columns-repeated="3"/>
          <table:table-cell table:style-name="ce99" table:formula="of:=JSON_FICHE([.A21];[.B21];[.C21];[.D21];[.E21];[.F21];[.G21];[.H21])" office:value-type="string" office:string-value="{&quot;code&quot;:&quot;fiche_mieuxtrierannantes&quot;,&quot;nom&quot;:&quot;Mieux trier à Nantes&quot;,&quot;desc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bouton&quot;:&quot;fiche&quot;,&quot;image&quot;:&quot;logo_mieuxtrieranantes.png&quot;}," calcext:value-type="string">
            <text:p>{"code":"fiche_mieuxtrierannantes","nom":"Mieux trier à Nantes","desc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bouton":"fiche","image":"logo_mieuxtrieranantes.png"},</text:p>
          </table:table-cell>
          <table:table-cell table:style-name="ce86" office:value-type="string" calcext:value-type="string">
            <text:p><text:s/></text:p>
          </table:table-cell>
          <table:table-cell table:number-columns-repeated="245"/>
        </table:table-row>
        <table:table-row table:style-name="ro26">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94"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6" office:value-type="string" calcext:value-type="string">
            <text:p><text:span text:style-name="T6">images_non_libres/</text:span>logo_plus2vers.png</text:p>
          </table:table-cell>
          <table:table-cell table:style-name="ce59" office:value-type="string" calcext:value-type="string">
            <text:p>fiche</text:p>
          </table:table-cell>
          <table:table-cell table:number-columns-repeated="3"/>
          <table:table-cell table:style-name="ce99" table:formula="of:=JSON_FICHE([.A22];[.B22];[.C22];[.D22];[.E22];[.F22];[.G22];[.H22])" office:value-type="string" office:string-value="{&quot;code&quot;:&quot;fiche_plus2vers&quot;,&quot;nom&quot;:&quot;Plus2vers - échange de lombrics&quot;,&quot;desc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bouton&quot;:&quot;fiche&quot;,&quot;image&quot;:&quot;images_non_libres/logo_plus2vers.png&quot;}," calcext:value-type="string">
            <text:p>{"code":"fiche_plus2vers","nom":"Plus2vers - échange de lombrics","desc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bouton":"fiche","image":"images_non_libres/logo_plus2vers.png"},</text:p>
          </table:table-cell>
          <table:table-cell table:style-name="ce86" office:value-type="string" calcext:value-type="string">
            <text:p><text:s/></text:p>
          </table:table-cell>
          <table:table-cell table:number-columns-repeated="245"/>
        </table:table-row>
        <table:table-row table:style-name="ro3">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medicaments_mini.png</text:p>
          </table:table-cell>
          <table:table-cell table:style-name="ce59" office:value-type="string" calcext:value-type="string">
            <text:p>fiche</text:p>
          </table:table-cell>
          <table:table-cell table:number-columns-repeated="3"/>
          <table:table-cell table:style-name="ce99" table:formula="of:=JSON_FICHE([.A23];[.B23];[.C23];[.D23];[.E23];[.F23];[.G23];[.H23])" office:value-type="string" office:string-value="{&quot;code&quot;:&quot;fiche_medicament&quot;,&quot;nom&quot;:&quot;Récupération médicaments&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bouton&quot;:&quot;fiche&quot;,&quot;image&quot;:&quot;medicaments_mini.png&quot;}," calcext:value-type="string">
            <text:p>{"code":"fiche_medicament","nom":"Récupération médicaments","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bouton":"fiche","image":"medicaments_mini.png"},</text:p>
          </table:table-cell>
          <table:table-cell table:style-name="ce86" office:value-type="string" calcext:value-type="string">
            <text:p><text:s/></text:p>
          </table:table-cell>
          <table:table-cell table:number-columns-repeated="245"/>
        </table:table-row>
        <table:table-row table:style-name="ro27">
          <table:table-cell table:style-name="ce18" office:value-type="string" calcext:value-type="string">
            <text:p>fiche_plusieurstrisac</text:p>
          </table:table-cell>
          <table:table-cell table:style-name="ce18" office:value-type="string" calcext:value-type="string">
            <text:p>Récupérer sacs jaunes et bleus</text:p>
          </table:table-cell>
          <table:table-cell table:style-name="ce95"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 office:value-type="string" calcext:value-type="string">
            <text:p>distributeur_trisac_mini.png</text:p>
          </table:table-cell>
          <table:table-cell table:style-name="ce59" office:value-type="string" calcext:value-type="string">
            <text:p>fiche</text:p>
          </table:table-cell>
          <table:table-cell table:number-columns-repeated="3"/>
          <table:table-cell table:style-name="ce99" table:formula="of:=JSON_FICHE([.A24];[.B24];[.C24];[.D24];[.E24];[.F24];[.G24];[.H24])" office:value-type="string" office:string-value="{&quot;code&quot;:&quot;fiche_plusieurstrisac&quot;,&quot;nom&quot;:&quot;Récupérer sacs jaunes et bleus&quot;,&quot;descr&quot;:&quot;Il y a plusieurs moyens pour récupérer les rouleaux de sacs jaunes et bleus (trisacs) &lt;li&gt;- les \&quot;rendez-vous\&quot; dans le quartier d'habitation (2 à 4 par an dans chaque quartier).&lt;li&gt;- les \&quot;relais\&quot;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bouton&quot;:&quot;fiche&quot;,&quot;image&quot;:&quot;distributeur_trisac_mini.png&quot;}," calcext:value-type="string">
            <text:p>{"code":"fiche_plusieurstrisac","nom":"Récupérer sacs jaunes et bleu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bouton":"fiche","image":"distributeur_trisac_mini.png"},</text:p>
          </table:table-cell>
          <table:table-cell table:style-name="ce86" office:value-type="string" calcext:value-type="string">
            <text:p><text:s/></text:p>
          </table:table-cell>
          <table:table-cell table:number-columns-repeated="245"/>
        </table:table-row>
        <table:table-row table:style-name="ro28">
          <table:table-cell table:style-name="ce6" office:value-type="string" calcext:value-type="string">
            <text:p>fiche_acier</text:p>
          </table:table-cell>
          <table:table-cell table:style-name="ce6" office:value-type="string" calcext:value-type="string">
            <text:p>Recyclage acier</text:p>
          </table:table-cell>
          <table:table-cell table:style-name="ce96"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6" office:value-type="string" calcext:value-type="string">
            <text:p>aerosol_mini.png</text:p>
          </table:table-cell>
          <table:table-cell table:style-name="ce59" office:value-type="string" calcext:value-type="string">
            <text:p>fiche</text:p>
          </table:table-cell>
          <table:table-cell table:number-columns-repeated="3"/>
          <table:table-cell table:style-name="ce99" table:formula="of:=JSON_FICHE([.A25];[.B25];[.C25];[.D25];[.E25];[.F25];[.G25];[.H25])" office:value-type="string" office:string-value="{&quot;code&quot;:&quot;fiche_acier&quot;,&quot;nom&quot;:&quot;Recyclage acier&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bouton&quot;:&quot;fiche&quot;,&quot;image&quot;:&quot;aerosol_mini.png&quot;}," calcext:value-type="string">
            <text:p>{"code":"fiche_acier","nom":"Recyclage acier","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bouton":"fiche","image":"aerosol_mini.png"},</text:p>
          </table:table-cell>
          <table:table-cell table:style-name="ce86" office:value-type="string" calcext:value-type="string">
            <text:p><text:s/></text:p>
          </table:table-cell>
          <table:table-cell table:number-columns-repeated="245"/>
        </table:table-row>
        <table:table-row table:style-name="ro5">
          <table:table-cell office:value-type="string" calcext:value-type="string">
            <text:p>fiche_recyclage_entreprse</text:p>
          </table:table-cell>
          <table:table-cell office:value-type="string" calcext:value-type="string">
            <text:p>Recyclage en entreprise</text:p>
          </table:table-cell>
          <table:table-cell office:value-type="string" calcext: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16" office:value-type="string" calcext:value-type="string">
            <text:p>images_non_libres/association_arbres_mini.png</text:p>
          </table:table-cell>
          <table:table-cell table:style-name="ce59"/>
          <table:table-cell table:number-columns-repeated="3"/>
          <table:table-cell table:style-name="ce99" table:formula="of:=JSON_FICHE([.A26];[.B26];[.C26];[.D26];[.E26];[.F26];[.G26];[.H26])" office:value-type="string" office:string-value="{&quot;code&quot;:&quot;fiche_recyclage_entreprse&quot;,&quot;nom&quot;:&quot;Recyclage en entreprise&quot;,&quot;descr&quot;:&quot;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quot;,&quot;image&quot;:&quot;images_non_libres/association_arbres_mini.png&quot;}," calcext:value-type="string">
            <text:p>{"code":"fiche_recyclage_entreprse","nom":"Recyclage en entreprise","descr":"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image":"images_non_libres/association_arbres_mini.png"},</text:p>
          </table:table-cell>
          <table:table-cell table:style-name="ce86" office:value-type="string" calcext:value-type="string">
            <text:p><text:s/></text:p>
          </table:table-cell>
          <table:table-cell table:number-columns-repeated="245"/>
        </table:table-row>
        <table:table-row table:style-name="ro3">
          <table:table-cell table:style-name="ce6" office:value-type="string" calcext:value-type="string">
            <text:p>fiche_pet</text:p>
          </table:table-cell>
          <table:table-cell table:style-name="ce6" office:value-type="string" calcext:value-type="string">
            <text:p>Recyclage plastique</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bouteille_transparente_mini.png</text:p>
          </table:table-cell>
          <table:table-cell table:style-name="ce59" office:value-type="string" calcext:value-type="string">
            <text:p>fiche</text:p>
          </table:table-cell>
          <table:table-cell table:number-columns-repeated="3"/>
          <table:table-cell table:style-name="ce99" table:formula="of:=JSON_FICHE([.A27];[.B27];[.C27];[.D27];[.E27];[.F27];[.G27];[.H27])" office:value-type="string" office:string-value="{&quot;code&quot;:&quot;fiche_pet&quot;,&quot;nom&quot;:&quot;Recyclage plastique&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bouton&quot;:&quot;fiche&quot;,&quot;image&quot;:&quot;bouteille_transparente_mini.png&quot;}," calcext:value-type="string">
            <text:p>{"code":"fiche_pet","nom":"Recyclage plastique","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bouton":"fiche","image":"bouteille_transparente_mini.png"},</text:p>
          </table:table-cell>
          <table:table-cell table:style-name="ce86" office:value-type="string" calcext:value-type="string">
            <text:p><text:s/></text:p>
          </table:table-cell>
          <table:table-cell table:number-columns-repeated="245"/>
        </table:table-row>
        <table:table-row table:style-name="ro29">
          <table:table-cell table:style-name="ce6" office:value-type="string" calcext:value-type="string">
            <text:p>fiche_tetrapak</text:p>
          </table:table-cell>
          <table:table-cell table:style-name="ce6" office:value-type="string" calcext:value-type="string">
            <text:p>Recyclage Tétrapak</text:p>
          </table:table-cell>
          <table:table-cell table:style-name="ce94"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6" office:value-type="string" calcext:value-type="string">
            <text:p>brique_lait_mini.png</text:p>
          </table:table-cell>
          <table:table-cell table:style-name="ce59" office:value-type="string" calcext:value-type="string">
            <text:p>fiche</text:p>
          </table:table-cell>
          <table:table-cell table:number-columns-repeated="3"/>
          <table:table-cell table:style-name="ce99" table:formula="of:=JSON_FICHE([.A28];[.B28];[.C28];[.D28];[.E28];[.F28];[.G28];[.H28])" office:value-type="string" office:string-value="{&quot;code&quot;:&quot;fiche_tetrapak&quot;,&quot;nom&quot;:&quot;Recyclage Tétrapak&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bouton&quot;:&quot;fiche&quot;,&quot;image&quot;:&quot;brique_lait_mini.png&quot;}," calcext:value-type="string">
            <text:p>{"code":"fiche_tetrapak","nom":"Recyclage Tétrapak","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bouton":"fiche","image":"brique_lait_mini.png"},</text:p>
          </table:table-cell>
          <table:table-cell table:style-name="ce86" office:value-type="string" calcext:value-type="string">
            <text:p><text:s/></text:p>
          </table:table-cell>
          <table:table-cell table:number-columns-repeated="245"/>
        </table:table-row>
        <table:table-row table:style-name="ro13">
          <table:table-cell table:style-name="ce6" office:value-type="string" calcext:value-type="string">
            <text:p>fiche_verre</text:p>
          </table:table-cell>
          <table:table-cell table:style-name="ce6" office:value-type="string" calcext:value-type="string">
            <text:p>Recyclage verre</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bocal_verre_mini.png</text:p>
          </table:table-cell>
          <table:table-cell table:style-name="ce59" office:value-type="string" calcext:value-type="string">
            <text:p>fiche</text:p>
          </table:table-cell>
          <table:table-cell table:number-columns-repeated="3"/>
          <table:table-cell table:style-name="ce99" table:formula="of:=JSON_FICHE([.A29];[.B29];[.C29];[.D29];[.E29];[.F29];[.G29];[.H29])" office:value-type="string" office:string-value="{&quot;code&quot;:&quot;fiche_verre&quot;,&quot;nom&quot;:&quot;Recyclage verre&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bouton&quot;:&quot;fiche&quot;,&quot;image&quot;:&quot;bocal_verre_mini.png&quot;}," calcext:value-type="string">
            <text:p>{"code":"fiche_verre","nom":"Recyclage verre","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bouton":"fiche","image":"bocal_verre_mini.png"},</text:p>
          </table:table-cell>
          <table:table-cell table:style-name="ce86" office:value-type="string" calcext:value-type="string">
            <text:p><text:s/></text:p>
          </table:table-cell>
          <table:table-cell table:number-columns-repeated="245"/>
        </table:table-row>
        <table:table-row table:style-name="ro5">
          <table:table-cell office:value-type="string" calcext:value-type="string">
            <text:p>fiche_velo</text:p>
          </table:table-cell>
          <table:table-cell office:value-type="string" calcext:value-type="string">
            <text:p>Réemploi vélo</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16" office:value-type="string" calcext:value-type="string">
            <text:p>veloenfant_mini.png</text:p>
          </table:table-cell>
          <table:table-cell table:style-name="ce59" office:value-type="string" calcext:value-type="string">
            <text:p>fiche</text:p>
          </table:table-cell>
          <table:table-cell table:number-columns-repeated="3"/>
          <table:table-cell table:style-name="ce99" table:formula="of:=JSON_FICHE([.A30];[.B30];[.C30];[.D30];[.E30];[.F30];[.G30];[.H30])" office:value-type="string" office:string-value="{&quot;code&quot;:&quot;fiche_velo&quot;,&quot;nom&quot;:&quot;Réemploi vélo&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bouton&quot;:&quot;fiche&quot;,&quot;image&quot;:&quot;veloenfant_mini.png&quot;}," calcext:value-type="string">
            <text:p>{"code":"fiche_velo","nom":"Réemploi vélo","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bouton":"fiche","image":"veloenfant_mini.png"},</text:p>
          </table:table-cell>
          <table:table-cell table:style-name="ce86" office:value-type="string" calcext:value-type="string">
            <text:p><text:s/></text:p>
          </table:table-cell>
          <table:table-cell table:number-columns-repeated="245"/>
        </table:table-row>
        <table:table-row table:style-name="ro8">
          <table:table-cell table:style-name="ce18" office:value-type="string" calcext:value-type="string">
            <text:p>fiche_reprise</text:p>
          </table:table-cell>
          <table:table-cell table:style-name="ce18" office:value-type="string" calcext:value-type="string">
            <text:p>Reprise magasins</text:p>
          </table:table-cell>
          <table:table-cell table:style-name="ce18"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6" office:value-type="string" calcext:value-type="string">
            <text:p>telephone_mini.png</text:p>
          </table:table-cell>
          <table:table-cell table:style-name="ce59" office:value-type="string" calcext:value-type="string">
            <text:p>fiche</text:p>
          </table:table-cell>
          <table:table-cell table:number-columns-repeated="3"/>
          <table:table-cell table:style-name="ce99" table:formula="of:=JSON_FICHE([.A31];[.B31];[.C31];[.D31];[.E31];[.F31];[.G31];[.H31])" office:value-type="string" office:string-value="{&quot;code&quot;:&quot;fiche_reprise&quot;,&quot;nom&quot;:&quot;Reprise magasin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bouton&quot;:&quot;fiche&quot;,&quot;image&quot;:&quot;telephone_mini.png&quot;}," calcext:value-type="string">
            <text:p>{"code":"fiche_reprise","nom":"Reprise magasin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bouton":"fiche","image":"telephone_mini.png"},</text:p>
          </table:table-cell>
          <table:table-cell table:style-name="ce86" office:value-type="string" calcext:value-type="string">
            <text:p><text:s/></text:p>
          </table:table-cell>
          <table:table-cell table:number-columns-repeated="245"/>
        </table:table-row>
        <table:table-row table:style-name="ro29">
          <table:table-cell table:style-name="ce18" office:value-type="string" calcext:value-type="string">
            <text:p>fiche_sacjaune</text:p>
          </table:table-cell>
          <table:table-cell table:style-name="ce18" office:value-type="string" calcext:value-type="string">
            <text:p>Sacs jaunes et bleus</text:p>
          </table:table-cell>
          <table:table-cell table:style-name="ce95"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6" office:value-type="string" calcext:value-type="string">
            <text:p>sacs_jaune_et_bleu.png</text:p>
          </table:table-cell>
          <table:table-cell table:style-name="ce59" office:value-type="string" calcext:value-type="string">
            <text:p>fiche</text:p>
          </table:table-cell>
          <table:table-cell table:number-columns-repeated="3"/>
          <table:table-cell table:style-name="ce99" table:formula="of:=JSON_FICHE([.A32];[.B32];[.C32];[.D32];[.E32];[.F32];[.G32];[.H32])" office:value-type="string" office:string-value="{&quot;code&quot;:&quot;fiche_sacjaune&quot;,&quot;nom&quot;:&quot;Sacs jaunes et bleus&quot;,&quot;desc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bouton&quot;:&quot;fiche&quot;,&quot;image&quot;:&quot;sacs_jaune_et_bleu.png&quot;}," calcext:value-type="string">
            <text:p>{"code":"fiche_sacjaune","nom":"Sacs jaunes et bleus","desc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bouton":"fiche","image":"sacs_jaune_et_bleu.png"},</text:p>
          </table:table-cell>
          <table:table-cell table:style-name="ce86" office:value-type="string" calcext:value-type="string">
            <text:p><text:s/></text:p>
          </table:table-cell>
          <table:table-cell table:number-columns-repeated="245"/>
        </table:table-row>
        <table:table-row table:style-name="ro30">
          <table:table-cell table:style-name="ce6" office:value-type="string" calcext:value-type="string">
            <text:p>fiche_arcenciel</text:p>
          </table:table-cell>
          <table:table-cell table:style-name="ce6" office:value-type="string" calcext:value-type="string">
            <text:p>Usine Arc-en-ciel</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usine_arcenciel_mini.png</text:p>
          </table:table-cell>
          <table:table-cell table:style-name="ce59" office:value-type="string" calcext:value-type="string">
            <text:p>fiche</text:p>
          </table:table-cell>
          <table:table-cell table:number-columns-repeated="3"/>
          <table:table-cell table:style-name="ce99" table:formula="of:=JSON_FICHE([.A33];[.B33];[.C33];[.D33];[.E33];[.F33];[.G33];[.H33])" office:value-type="string" office:string-value="{&quot;code&quot;:&quot;fiche_arcenciel&quot;,&quot;nom&quot;:&quot;Usine Arc-en-ciel&quot;,&quot;desc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bouton&quot;:&quot;fiche&quot;,&quot;image&quot;:&quot;usine_arcenciel_mini.png&quot;}," calcext:value-type="string">
            <text:p>{"code":"fiche_arcenciel","nom":"Usine Arc-en-ciel","desc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bouton":"fiche","image":"usine_arcenciel_mini.png"},</text:p>
          </table:table-cell>
          <table:table-cell table:style-name="ce86" office:value-type="string" calcext:value-type="string">
            <text:p><text:s/></text:p>
          </table:table-cell>
          <table:table-cell table:number-columns-repeated="245"/>
        </table:table-row>
        <table:table-row table:style-name="ro22">
          <table:table-cell table:style-name="ce6" office:value-type="string" calcext:value-type="string">
            <text:p>fiche_valorena</text:p>
          </table:table-cell>
          <table:table-cell table:style-name="ce6" office:value-type="string" calcext:value-type="string">
            <text:p>Usine Valorena</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images_non_libres/usine_valorena.png</text:p>
          </table:table-cell>
          <table:table-cell table:style-name="ce59" office:value-type="string" calcext:value-type="string">
            <text:p>fiche</text:p>
          </table:table-cell>
          <table:table-cell table:number-columns-repeated="3"/>
          <table:table-cell table:style-name="ce99" table:formula="of:=JSON_FICHE([.A34];[.B34];[.C34];[.D34];[.E34];[.F34];[.G34];[.H34])" office:value-type="string" office:string-value="{&quot;code&quot;:&quot;fiche_valorena&quot;,&quot;nom&quot;:&quot;Usine Valorena&quot;,&quot;desc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bouton&quot;:&quot;fiche&quot;,&quot;image&quot;:&quot;images_non_libres/usine_valorena.png&quot;}," calcext:value-type="string">
            <text:p>{"code":"fiche_valorena","nom":"Usine Valorena","desc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bouton":"fiche","image":"images_non_libres/usine_valorena.png"},</text:p>
          </table:table-cell>
          <table:table-cell table:style-name="ce86" office:value-type="string" calcext:value-type="string">
            <text:p><text:s/></text:p>
          </table:table-cell>
          <table:table-cell table:number-columns-repeated="245"/>
        </table:table-row>
        <table:table-row table:style-name="ro5">
          <table:table-cell table:style-name="ce81" table:number-columns-repeated="4"/>
          <table:table-cell table:number-columns-repeated="4"/>
          <table:table-cell table:style-name="ce61" office:value-type="string" calcext:value-type="string">
            <text:p>{} ];</text:p>
          </table:table-cell>
          <table:table-cell table:style-name="ce86" office:value-type="string" calcext:value-type="string">
            <text:p><text:s/></text:p>
          </table:table-cell>
          <table:table-cell table:number-columns-repeated="245"/>
        </table:table-row>
        <table:table-row table:style-name="ro1" table:number-rows-repeated="2">
          <table:table-cell table:number-columns-repeated="255"/>
        </table:table-row>
        <table:table-row table:style-name="ro5">
          <table:table-cell table:number-columns-repeated="255"/>
        </table:table-row>
        <table:table-row table:style-name="ro1" table:number-rows-repeated="8">
          <table:table-cell table:number-columns-repeated="255"/>
        </table:table-row>
        <table:table-row table:style-name="ro5">
          <table:table-cell table:number-columns-repeated="255"/>
        </table:table-row>
        <table:table-row table:style-name="ro1" table:number-rows-repeated="87">
          <table:table-cell table:number-columns-repeated="255"/>
        </table:table-row>
        <table:table-row table:style-name="ro5">
          <table:table-cell table:number-columns-repeated="255"/>
        </table:table-row>
        <table:table-row table:style-name="ro1" table:number-rows-repeated="44">
          <table:table-cell table:number-columns-repeated="255"/>
        </table:table-row>
        <table:table-row table:style-name="ro5">
          <table:table-cell table:number-columns-repeated="255"/>
        </table:table-row>
        <table:table-row table:style-name="ro1" table:number-rows-repeated="1048395">
          <table:table-cell table:number-columns-repeated="255"/>
        </table:table-row>
        <table:table-row table:style-name="ro1">
          <table:table-cell table:number-columns-repeated="255"/>
        </table:table-row>
      </table:table>
      <table:table table:name="CategorieUsuelle" table:style-name="ta4" table:print="false">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10" table:default-cell-style-name="Default"/>
        <table:table-column table:style-name="co93" table:number-columns-repeated="3" table:default-cell-style-name="Default"/>
        <table:table-column table:style-name="co94" table:default-cell-style-name="Default"/>
        <table:table-column table:style-name="co17" table:number-columns-repeated="2" table:default-cell-style-name="Default"/>
        <table:table-column table:style-name="co95" table:number-columns-repeated="2" table:default-cell-style-name="Default"/>
        <table:table-column table:style-name="co17" table:default-cell-style-name="Default"/>
        <table:table-column table:style-name="co95" table:number-columns-repeated="2" table:default-cell-style-name="Default"/>
        <table:table-column table:style-name="co96" table:number-columns-repeated="3" table:default-cell-style-name="Default"/>
        <table:table-column table:style-name="co97" table:default-cell-style-name="Default"/>
        <table:table-column table:style-name="co98" table:default-cell-style-name="Default"/>
        <table:table-column table:style-name="co99" table:default-cell-style-name="Default"/>
        <table:table-column table:style-name="co10" table:default-cell-style-name="Default"/>
        <table:table-column table:style-name="co100" table:default-cell-style-name="Default"/>
        <table:table-column table:style-name="co101" table:default-cell-style-name="Default"/>
        <table:table-column table:style-name="co102" table:default-cell-style-name="Default"/>
        <table:table-column table:style-name="co30" table:number-columns-repeated="3" table:default-cell-style-name="Default"/>
        <table:table-column table:style-name="co103" table:default-cell-style-name="Default"/>
        <table:table-column table:style-name="co79" table:number-columns-repeated="3" table:default-cell-style-name="Default"/>
        <table:table-column table:style-name="co104" table:default-cell-style-name="Default"/>
        <table:table-column table:style-name="co10" table:default-cell-style-name="Default"/>
        <table:table-column table:style-name="co32" table:default-cell-style-name="Default"/>
        <table:table-column table:style-name="co17" table:default-cell-style-name="Default"/>
        <table:table-column table:style-name="co105" table:number-columns-repeated="6" table:default-cell-style-name="Default"/>
        <table:table-column table:style-name="co35" table:default-cell-style-name="Default"/>
        <table:table-column table:style-name="co105" table:default-cell-style-name="Default"/>
        <table:table-column table:style-name="co36" table:default-cell-style-name="Default"/>
        <table:table-column table:style-name="co37" table:number-columns-repeated="219" table:default-cell-style-name="Default"/>
        <table:table-row table:style-name="ro1">
          <table:table-cell table:style-name="ce65" office:value-type="string" calcext: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calcext:value-type="string">
            <text:p><text:s/></text:p>
          </table:table-cell>
          <table:table-cell table:number-columns-repeated="254"/>
        </table:table-row>
        <table:table-row table:style-name="ro5">
          <table:table-cell table:number-columns-repeated="18"/>
          <table:table-cell office:value-type="string" calcext:value-type="string">
            <text:p><text:s/></text:p>
          </table:table-cell>
          <table:table-cell table:number-columns-repeated="251"/>
        </table:table-row>
        <table:table-row table:style-name="ro31">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Description</text:p>
          </table:table-cell>
          <table:table-cell table:style-name="ce67" office:value-type="string" calcext:value-type="string">
            <text:p>Sous-catégories</text:p>
          </table:table-cell>
          <table:table-cell table:style-name="ce67" office:value-type="string" calcext:value-type="string">
            <text:p>EstSousCatégorie</text:p>
          </table:table-cell>
          <table:table-cell table:style-name="ce87" office:value-type="string" calcext:value-type="string">
            <text:p>Bouton</text:p>
          </table:table-cell>
          <table:table-cell table:style-name="ce67" office:value-type="string" calcext:value-type="string">
            <text:p>Source</text:p>
          </table:table-cell>
          <table:table-cell table:style-name="ce67" office:value-type="string" calcext:value-type="string">
            <text:p>Image</text:p>
          </table:table-cell>
          <table:table-cell table:style-name="ce67" office:value-type="string" calcext:value-type="string">
            <text:p>Statut</text:p>
          </table:table-cell>
          <table:table-cell table:style-name="ce87" office:value-type="string" calcext:value-type="string">
            <text:p><text:s/></text:p>
          </table:table-cell>
          <table:table-cell table:style-name="ce104" table:number-columns-repeated="3"/>
          <table:table-cell table:style-name="ce60"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4">
          <table:table-cell table:style-name="ce6" office:value-type="string" calcext:value-type="string">
            <text:p>cu_plastique</text:p>
          </table:table-cell>
          <table:table-cell table:style-name="ce6" office:value-type="string" calcext:value-type="string">
            <text:p>Plastique Brique</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outeille_lai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5];[.B5];[.C5];[.D5];[.E5];[.F5];[.G5];[.H5];[.I5])" office:value-type="string" office:string-value="{&quot;code&quot;:&quot;cu_plastique&quot;,&quot;nom&quot;:&quot;Plastique Brique&quot;,&quot;sous_cat&quot;:&quot;false&quot;,&quot;image&quot;:&quot;bouteille_lait_mini.png&quot;,&quot;bouton&quot;:&quot;cu&quot;}," calcext:value-type="string">
            <text:p>{"code":"cu_plastique","nom":"Plastique Brique","sous_cat":"false","image":"bouteille_lait_mini.png","bouton":"cu"},</text:p>
          </table:table-cell>
          <table:table-cell table:number-columns-repeated="2"/>
          <table:table-cell table:style-name="ce107" table:formula="of:=GROOVYCATEGORIEUSUELLE([.A5];[.B5];[.C5];[.D5];[.E5];[.F5];[.G5];[.AB5];[.I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papierscartons</text:p>
          </table:table-cell>
          <table:table-cell table:style-name="ce6" office:value-type="string" calcext:value-type="string">
            <text:p>Papier Carton</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ourn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6];[.B6];[.C6];[.D6];[.E6];[.F6];[.G6];[.H6];[.I6])" office:value-type="string" office:string-value="{&quot;code&quot;:&quot;cu_papierscartons&quot;,&quot;nom&quot;:&quot;Papier Carton&quot;,&quot;sous_cat&quot;:&quot;false&quot;,&quot;image&quot;:&quot;journal_mini.png&quot;,&quot;bouton&quot;:&quot;cu&quot;}," calcext:value-type="string">
            <text:p>{"code":"cu_papierscartons","nom":"Papier Carton","sous_cat":"false","image":"journal_mini.png","bouton":"cu"},</text:p>
          </table:table-cell>
          <table:table-cell table:number-columns-repeated="2"/>
          <table:table-cell table:style-name="ce107" table:formula="of:=GROOVYCATEGORIEUSUELLE([.A6];[.B6];[.C6];[.D6];[.E6];[.F6];[.G6];[.AB6];[.I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metal</text:p>
          </table:table-cell>
          <table:table-cell table:style-name="ce6" office:value-type="string" calcext:value-type="string">
            <text:p>Métal</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idon_met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7];[.B7];[.C7];[.D7];[.E7];[.F7];[.G7];[.H7];[.I7])" office:value-type="string" office:string-value="{&quot;code&quot;:&quot;cu_metal&quot;,&quot;nom&quot;:&quot;Métal&quot;,&quot;sous_cat&quot;:&quot;false&quot;,&quot;image&quot;:&quot;bidon_metal_mini.png&quot;,&quot;bouton&quot;:&quot;cu&quot;}," calcext:value-type="string">
            <text:p>{"code":"cu_metal","nom":"Métal","sous_cat":"false","image":"bidon_metal_mini.png","bouton":"cu"},</text:p>
          </table:table-cell>
          <table:table-cell table:number-columns-repeated="2"/>
          <table:table-cell table:style-name="ce107" table:formula="of:=GROOVYCATEGORIEUSUELLE([.A7];[.B7];[.C7];[.D7];[.E7];[.F7];[.G7];[.AB7];[.I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tbois</text:p>
          </table:table-cell>
          <table:table-cell table:style-name="ce6" office:value-type="string" calcext:value-type="string">
            <text:p>Déchet vert Bois</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epeluch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8];[.B8];[.C8];[.D8];[.E8];[.F8];[.G8];[.H8];[.I8])" office:value-type="string" office:string-value="{&quot;code&quot;:&quot;cu_vertbois&quot;,&quot;nom&quot;:&quot;Déchet vert Bois&quot;,&quot;sous_cat&quot;:&quot;false&quot;,&quot;image&quot;:&quot;epeluchure_mini.png&quot;,&quot;bouton&quot;:&quot;cu&quot;}," calcext:value-type="string">
            <text:p>{"code":"cu_vertbois","nom":"Déchet vert Bois","sous_cat":"false","image":"epeluchure_mini.png","bouton":"cu"},</text:p>
          </table:table-cell>
          <table:table-cell table:number-columns-repeated="2"/>
          <table:table-cell table:style-name="ce107" table:formula="of:=GROOVYCATEGORIEUSUELLE([.A8];[.B8];[.C8];[.D8];[.E8];[.F8];[.G8];[.AB8];[.I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revaisselle</text:p>
          </table:table-cell>
          <table:table-cell table:style-name="ce6" office:value-type="string" calcext:value-type="string">
            <text:p>Verre Vaisselle</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vas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9];[.B9];[.C9];[.D9];[.E9];[.F9];[.G9];[.H9];[.I9])" office:value-type="string" office:string-value="{&quot;code&quot;:&quot;cu_verrevaisselle&quot;,&quot;nom&quot;:&quot;Verre Vaisselle&quot;,&quot;sous_cat&quot;:&quot;false&quot;,&quot;image&quot;:&quot;vase_mini.png&quot;,&quot;bouton&quot;:&quot;cu&quot;}," calcext:value-type="string">
            <text:p>{"code":"cu_verrevaisselle","nom":"Verre Vaisselle","sous_cat":"false","image":"vase_mini.png","bouton":"cu"},</text:p>
          </table:table-cell>
          <table:table-cell table:number-columns-repeated="2"/>
          <table:table-cell table:style-name="ce107" table:formula="of:=GROOVYCATEGORIEUSUELLE([.A9];[.B9];[.C9];[.D9];[.E9];[.F9];[.G9];[.AB9];[.I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tementtissu</text:p>
          </table:table-cell>
          <table:table-cell table:style-name="ce6" office:value-type="string" calcext:value-type="string">
            <text:p>Vêtement Tissu</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ean_usa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0];[.B10];[.C10];[.D10];[.E10];[.F10];[.G10];[.H10];[.I10])" office:value-type="string" office:string-value="{&quot;code&quot;:&quot;cu_vetementtissu&quot;,&quot;nom&quot;:&quot;Vêtement Tissu&quot;,&quot;sous_cat&quot;:&quot;false&quot;,&quot;image&quot;:&quot;jean_usage_mini.png&quot;,&quot;bouton&quot;:&quot;cu&quot;}," calcext:value-type="string">
            <text:p>{"code":"cu_vetementtissu","nom":"Vêtement Tissu","sous_cat":"false","image":"jean_usage_mini.png","bouton":"cu"},</text:p>
          </table:table-cell>
          <table:table-cell table:number-columns-repeated="2"/>
          <table:table-cell table:style-name="ce107" table:formula="of:=GROOVYCATEGORIEUSUELLE([.A10];[.B10];[.C10];[.D10];[.E10];[.F10];[.G10];[.AB10];[.I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efrigerateur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1];[.B11];[.C11];[.D11];[.E11];[.F11];[.G11];[.H11];[.I11])" office:value-type="string" office:string-value="{&quot;code&quot;:&quot;cu_encombrantelectronique&quot;,&quot;nom&quot;:&quot;Encombrant Élec.&quot;,&quot;sous_cat&quot;:&quot;false&quot;,&quot;image&quot;:&quot;refrigerateur_mini.png&quot;,&quot;bouton&quot;:&quot;cu&quot;}," calcext:value-type="string">
            <text:p>{"code":"cu_encombrantelectronique","nom":"Encombrant Élec.","sous_cat":"false","image":"refrigerateur_mini.png","bouton":"cu"},</text:p>
          </table:table-cell>
          <table:table-cell table:number-columns-repeated="2"/>
          <table:table-cell table:style-name="ce107" table:formula="of:=GROOVYCATEGORIEUSUELLE([.A11];[.B11];[.C11];[.D11];[.E11];[.F11];[.G11];[.AB11];[.I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cu_divers</text:p>
          </table:table-cell>
          <table:table-cell table:style-name="ce18" office:value-type="string" calcext:value-type="string">
            <text:p>Divers</text:p>
          </table:table-cell>
          <table:table-cell table:style-name="ce18"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ouge_a_lev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2];[.B12];[.C12];[.D12];[.E12];[.F12];[.G12];[.H12];[.I12])" office:value-type="string" office:string-value="{&quot;code&quot;:&quot;cu_divers&quot;,&quot;nom&quot;:&quot;Divers&quot;,&quot;sous_cat&quot;:&quot;false&quot;,&quot;image&quot;:&quot;rouge_a_levre_mini.png&quot;,&quot;bouton&quot;:&quot;cu&quot;}," calcext:value-type="string">
            <text:p>{"code":"cu_divers","nom":"Divers","sous_cat":"false","image":"rouge_a_levre_mini.png","bouton":"cu"},</text:p>
          </table:table-cell>
          <table:table-cell table:number-columns-repeated="2"/>
          <table:table-cell table:style-name="ce107" table:formula="of:=GROOVYCATEGORIEUSUELLE([.A12];[.B12];[.C12];[.D12];[.E12];[.F12];[.G12];[.AB12];[.I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medicament</text:p>
          </table:table-cell>
          <table:table-cell table:style-name="ce18" office:value-type="string" calcext:value-type="string">
            <text:p>Médicament</text:p>
          </table:table-cell>
          <table:table-cell table:style-name="ce18" table:number-columns-repeated="2"/>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3];[.B13];[.C13];[.D13];[.E13];[.F13];[.G13];[.H13];[.I13])" office:value-type="string" office:string-value="{&quot;code&quot;:&quot;scu_medicament&quot;,&quot;nom&quot;:&quot;Médicament&quot;,&quot;sous_cat&quot;:&quot;true&quot;,&quot;image&quot;:&quot;medicaments_mini.png&quot;,&quot;bouton&quot;:&quot;cu_toxique&quot;}," calcext:value-type="string">
            <text:p>{"code":"scu_medicament","nom":"Médicament","sous_cat":"true","image":"medicaments_mini.png","bouton":"cu_toxique"},</text:p>
          </table:table-cell>
          <table:table-cell table:number-columns-repeated="2"/>
          <table:table-cell table:style-name="ce107" table:formula="of:=GROOVYCATEGORIEUSUELLE([.A13];[.B13];[.C13];[.D13];[.E13];[.F13];[.G13];[.AB13];[.I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jardin</text:p>
          </table:table-cell>
          <table:table-cell table:style-name="ce18" office:value-type="string" calcext:value-type="string">
            <text:p>Déchet toxique du Jardinage</text:p>
          </table:table-cell>
          <table:table-cell table:style-name="ce18" office:value-type="string" calcext:value-type="string">
            <text:p><text:s/>Engrais chimiques, herbicides, fongicides, insecticide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4];[.B14];[.C14];[.D14];[.E14];[.F14];[.G14];[.H14];[.I14])" office:value-type="string" office:string-value="{&quot;code&quot;:&quot;scu_toxiquejardin&quot;,&quot;nom&quot;:&quot;Déchet toxique du Jardinage&quot;,&quot;descr&quot;:&quot; Engrais chimiques, herbicides, fongicides, insecticides...&quot;,&quot;sous_cat&quot;:&quot;true&quot;,&quot;image&quot;:&quot;desherbant_mini.png&quot;,&quot;bouton&quot;:&quot;cu_toxique&quot;}," calcext:value-type="string">
            <text:p>{"code":"scu_toxiquejardin","nom":"Déchet toxique du Jardinage","descr":" Engrais chimiques, herbicides, fongicides, insecticides...","sous_cat":"true","image":"desherbant_mini.png","bouton":"cu_toxique"},</text:p>
          </table:table-cell>
          <table:table-cell table:number-columns-repeated="2"/>
          <table:table-cell table:style-name="ce107" table:formula="of:=GROOVYCATEGORIEUSUELLE([.A14];[.B14];[.C14];[.D14];[.E14];[.F14];[.G14];[.AB14];[.I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garage</text:p>
          </table:table-cell>
          <table:table-cell table:style-name="ce18" office:value-type="string" calcext:value-type="string">
            <text:p>Déchet toxique du Garage</text:p>
          </table:table-cell>
          <table:table-cell table:style-name="ce18" office:value-type="string" calcext:value-type="string">
            <text:p><text:s/>Antigel, liquide de refroidissement, mastic de carrosserie, peinture antirouille, huile minérale, filtre à huile...</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5];[.B15];[.C15];[.D15];[.E15];[.F15];[.G15];[.H15];[.I15])" office:value-type="string" office:string-value="{&quot;code&quot;:&quot;scu_toxiquegarage&quot;,&quot;nom&quot;:&quot;Déchet toxique du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descr":" Antigel, liquide de refroidissement, mastic de carrosserie, peinture antirouille, huile minérale, filtre à huile...","sous_cat":"true","image":"batterie_voiture_mini.png","bouton":"cu_toxique"},</text:p>
          </table:table-cell>
          <table:table-cell table:number-columns-repeated="2"/>
          <table:table-cell table:style-name="ce107" table:formula="of:=GROOVYCATEGORIEUSUELLE([.A15];[.B15];[.C15];[.D15];[.E15];[.F15];[.G15];[.AB15];[.I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cuisine</text:p>
          </table:table-cell>
          <table:table-cell table:style-name="ce18" office:value-type="string" calcext:value-type="string">
            <text:p>Déchet toxique de la Cuisine</text:p>
          </table:table-cell>
          <table:table-cell table:style-name="ce18" office:value-type="string" calcext:value-type="string">
            <text:p>Nettoyants cuivre et argenterie, nettoyants à l'ammoniac, récurant pour four...</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37" office:value-type="string" calcext:value-type="string">
            <text:p>bouteille_ammoniaqu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6];[.B16];[.C16];[.D16];[.E16];[.F16];[.G16];[.H16];[.I16])" office:value-type="string" office:string-value="{&quot;code&quot;:&quot;scu_toxiquecuisine&quot;,&quot;nom&quot;:&quot;Déchet toxique de la Cuisine&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descr":"Nettoyants cuivre et argenterie, nettoyants à l'ammoniac, récurant pour four...","sous_cat":"true","image":"bouteille_ammoniaque_mini.png","bouton":"cu_toxique"},</text:p>
          </table:table-cell>
          <table:table-cell table:number-columns-repeated="2"/>
          <table:table-cell table:style-name="ce107" table:formula="of:=GROOVYCATEGORIEUSUELLE([.A16];[.B16];[.C16];[.D16];[.E16];[.F16];[.G16];[.AB16];[.I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sdb</text:p>
          </table:table-cell>
          <table:table-cell table:style-name="ce18" office:value-type="string" calcext:value-type="string">
            <text:p>Déchet toxique de la Salle de bain</text:p>
          </table:table-cell>
          <table:table-cell table:style-name="ce18" office:value-type="string" calcext:value-type="string">
            <text:p>Déboucheur liquide, détachant, eau de Javel, nettoyants à sol, récurant pour toilette, thermomètres à mercure...</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7];[.B17];[.C17];[.D17];[.E17];[.F17];[.G17];[.H17];[.I17])" office:value-type="string" office:string-value="{&quot;code&quot;:&quot;scu_toxiquesdb&quot;,&quot;nom&quot;:&quot;Déchet toxique de la Salle de bain&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descr":"Déboucheur liquide, détachant, eau de Javel, nettoyants à sol, récurant pour toilette, thermomètres à mercure...","sous_cat":"true","image":"desinfectant_toilette_mini.png","bouton":"cu_toxique"},</text:p>
          </table:table-cell>
          <table:table-cell table:number-columns-repeated="2"/>
          <table:table-cell table:style-name="ce107" table:formula="of:=GROOVYCATEGORIEUSUELLE([.A17];[.B17];[.C17];[.D17];[.E17];[.F17];[.G17];[.AB17];[.I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brico</text:p>
          </table:table-cell>
          <table:table-cell table:style-name="ce18" office:value-type="string" calcext:value-type="string">
            <text:p>Déchet toxique du Bricolage</text:p>
          </table:table-cell>
          <table:table-cell table:style-name="ce18" office:value-type="string" calcext:value-type="string">
            <text:p>Colles, produits de traitement du bois, enduits et vernis, peintures huile et eau, <text:s/>laques, résines, diluants, solvant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pein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8];[.B18];[.C18];[.D18];[.E18];[.F18];[.G18];[.H18];[.I18])" office:value-type="string" office:string-value="{&quot;code&quot;:&quot;scu_toxiquebrico&quot;,&quot;nom&quot;:&quot;Déchet toxique du Bricolage&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descr":"Colles, produits de traitement du bois, enduits et vernis, peintures huile et eau, <text:s/>laques, résines, diluants, solvants...","sous_cat":"true","image":"peinture_mini.png","bouton":"cu_toxique"},</text:p>
          </table:table-cell>
          <table:table-cell table:number-columns-repeated="2"/>
          <table:table-cell table:style-name="ce107" table:formula="of:=GROOVYCATEGORIEUSUELLE([.A18];[.B18];[.C18];[.D18];[.E18];[.F18];[.G18];[.AB18];[.I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parasite</text:p>
          </table:table-cell>
          <table:table-cell table:style-name="ce18" office:value-type="string" calcext:value-type="string">
            <text:p>Déchet toxique du traitement des parasites</text:p>
          </table:table-cell>
          <table:table-cell table:style-name="ce18" office:value-type="string" calcext:value-type="string">
            <text:p>Anti-fourmis, insecticides, naphtaline, mort aux rat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9];[.B19];[.C19];[.D19];[.E19];[.F19];[.G19];[.H19];[.I19])" office:value-type="string" office:string-value="{&quot;code&quot;:&quot;scu_toxiqueparasite&quot;,&quot;nom&quot;:&quot;Déchet toxique du traitement des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descr":"Anti-fourmis, insecticides, naphtaline, mort aux rats...","sous_cat":"true","image":"mortaurat_mini.png","bouton":"cu_toxique"},</text:p>
          </table:table-cell>
          <table:table-cell table:number-columns-repeated="2"/>
          <table:table-cell table:style-name="ce107" table:formula="of:=GROOVYCATEGORIEUSUELLE([.A19];[.B19];[.C19];[.D19];[.E19];[.F19];[.G19];[.AB19];[.I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divers</text:p>
          </table:table-cell>
          <table:table-cell table:style-name="ce18" office:value-type="string" calcext:value-type="string">
            <text:p>Déchet toxique divers</text:p>
          </table:table-cell>
          <table:table-cell table:style-name="ce18" office:value-type="string" calcext:value-type="string">
            <text:p>acides, bases, essence de térébenthine, radiographie, révélateur et fixateur photo, néon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0];[.B20];[.C20];[.D20];[.E20];[.F20];[.G20];[.H20];[.I20])" office:value-type="string" office:string-value="{&quot;code&quot;:&quot;scu_toxiquedivers&quot;,&quot;nom&quot;:&quot;Déchet toxique divers&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descr":"acides, bases, essence de térébenthine, radiographie, révélateur et fixateur photo, néons...","sous_cat":"true","image":"pile_45_mini.png","bouton":"cu_toxique"},</text:p>
          </table:table-cell>
          <table:table-cell table:number-columns-repeated="2"/>
          <table:table-cell table:style-name="ce107" table:formula="of:=GROOVYCATEGORIEUSUELLE([.A20];[.B20];[.C20];[.D20];[.E20];[.F20];[.G20];[.AB20];[.I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cu_toxique</text:p>
          </table:table-cell>
          <table:table-cell table:style-name="ce18" office:value-type="string" calcext:value-type="string">
            <text:p>Toxique</text:p>
          </table:table-cell>
          <table:table-cell table:style-name="ce18"/>
          <table:table-cell table:style-name="ce18" office:value-type="string" calcext:value-type="string">
            <text:p>scu_medicament,scu_toxiquejardin,scu_toxiquegarage,scu_toxiquecuisine,scu_toxiquesdb,scu_toxiquebrico,scu_toxiqueparasite,scu_toxiquedivers</text:p>
          </table:table-cell>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1];[.B21];[.C21];[.D21];[.E21];[.F21];[.G21];[.H21];[.I21])" office:value-type="string" office:string-value="{&quot;code&quot;:&quot;cu_toxique&quot;,&quot;nom&quot;:&quot;Toxique&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07" table:formula="of:=GROOVYCATEGORIEUSUELLE([.A21];[.B21];[.C21];[.D21];[.E21];[.F21];[.G21];[.AB21];[.I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07"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5">
          <table:table-cell table:style-name="ce81" table:number-columns-repeated="9"/>
          <table:table-cell table:style-name="ce103" table:number-columns-repeated="4"/>
          <table:table-cell table:style-name="ce106"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5">
          <table:table-cell table:style-name="ce100" table:number-columns-repeated="14"/>
          <table:table-cell table:number-columns-repeated="256"/>
        </table:table-row>
        <table:table-row table:style-name="ro1">
          <table:table-cell table:style-name="ce100" table:number-columns-repeated="14"/>
          <table:table-cell table:number-columns-repeated="256"/>
        </table:table-row>
        <table:table-row table:style-name="ro5">
          <table:table-cell table:style-name="ce100" table:number-columns-repeated="14"/>
          <table:table-cell table:number-columns-repeated="256"/>
        </table:table-row>
        <table:table-row table:style-name="ro1" table:number-rows-repeated="2">
          <table:table-cell table:style-name="ce100" table:number-columns-repeated="14"/>
          <table:table-cell table:number-columns-repeated="256"/>
        </table:table-row>
        <table:table-row table:style-name="ro5">
          <table:table-cell table:number-columns-repeated="270"/>
        </table:table-row>
        <table:table-row table:style-name="ro4">
          <table:table-cell table:style-name="ce18" office:value-type="string" calcext:value-type="string">
            <text:p>cu_electronique</text:p>
          </table:table-cell>
          <table:table-cell table:style-name="ce88" office:value-type="string" calcext:value-type="string">
            <text:p>Électronique</text:p>
          </table:table-cell>
          <table:table-cell table:style-name="ce18"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telephone_fix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9];[.B29];[.C29];[.D29];[.E29];[.F29];[.G29];[.H29];[.I29])" office:value-type="string" office:string-value="{&quot;code&quot;:&quot;cu_electronique&quot;,&quot;nom&quot;:&quot;Électronique&quot;,&quot;sous_cat&quot;:&quot;false&quot;,&quot;image&quot;:&quot;telephone_fixe_mini.png&quot;,&quot;bouton&quot;:&quot;cu&quot;}," calcext:value-type="string">
            <text:p>{"code":"cu_electronique","nom":"Électronique","sous_cat":"false","image":"telephone_fixe_mini.png","bouton":"cu"},</text:p>
          </table:table-cell>
          <table:table-cell table:number-columns-repeated="2"/>
          <table:table-cell table:style-name="ce107" table:formula="of:=GROOVYCATEGORIEUSUELLE([.A29];[.B29];[.C29];[.D29];[.E29];[.F29];[.G29];[.AB29];[.I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1">
          <table:table-cell table:number-columns-repeated="270"/>
        </table:table-row>
        <table:table-row table:style-name="ro5">
          <table:table-cell table:number-columns-repeated="270"/>
        </table:table-row>
        <table:table-row table:style-name="ro1" table:number-rows-repeated="1048533">
          <table:table-cell table:number-columns-repeated="270"/>
        </table:table-row>
        <table:table-row table:style-name="ro1">
          <table:table-cell table:number-columns-repeated="270"/>
        </table:table-row>
      </table:table>
      <table:table table:name="CategorieTraitement" table:style-name="ta5" table:print="false">
        <table:table-column table:style-name="co37"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7" table:number-columns-repeated="2" table:default-cell-style-name="Default"/>
        <table:table-column table:style-name="co114" table:default-cell-style-name="Default"/>
        <table:table-column table:style-name="co115" table:default-cell-style-name="Default"/>
        <table:table-column table:style-name="co116" table:default-cell-style-name="Default"/>
        <table:table-column table:style-name="co17" table:number-columns-repeated="3" table:default-cell-style-name="Default"/>
        <table:table-column table:style-name="co117" table:default-cell-style-name="Default"/>
        <table:table-column table:style-name="co118" table:number-columns-repeated="2" table:default-cell-style-name="Default"/>
        <table:table-column table:style-name="co119" table:default-cell-style-name="Default"/>
        <table:table-column table:style-name="co10" table:default-cell-style-name="Default"/>
        <table:table-column table:style-name="co120" table:default-cell-style-name="Default"/>
        <table:table-column table:style-name="co121" table:default-cell-style-name="Default"/>
        <table:table-column table:style-name="co122" table:default-cell-style-name="Default"/>
        <table:table-column table:style-name="co78" table:default-cell-style-name="Default"/>
        <table:table-column table:style-name="co26" table:default-cell-style-name="Default"/>
        <table:table-column table:style-name="co123" table:default-cell-style-name="Default"/>
        <table:table-column table:style-name="co124" table:default-cell-style-name="Default"/>
        <table:table-column table:style-name="co123" table:default-cell-style-name="Default"/>
        <table:table-column table:style-name="co125" table:default-cell-style-name="Default"/>
        <table:table-column table:style-name="co126" table:number-columns-repeated="3" table:default-cell-style-name="Default"/>
        <table:table-column table:style-name="co17" table:number-columns-repeated="2" table:default-cell-style-name="Default"/>
        <table:table-column table:style-name="co37" table:default-cell-style-name="Default"/>
        <table:table-column table:style-name="co32"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9" table:default-cell-style-name="Default"/>
        <table:table-row table:style-name="ro1">
          <table:table-cell table:style-name="ce65"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32">
          <table:table-cell table:number-columns-spanned="5" table:number-rows-spanned="1"/>
          <table:covered-table-cell table:number-columns-repeated="4"/>
          <table:table-cell table:number-columns-repeated="3"/>
          <table:table-cell table:style-name="ce113"/>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41"/>
          <table:table-cell table:style-name="ce109"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Modes De Collectes</text:p>
          </table:table-cell>
          <table:table-cell table:style-name="ce67" office:value-type="string" calcext:value-type="string">
            <text:p>description</text:p>
          </table:table-cell>
          <table:table-cell table:style-name="ce67" office:value-type="string" calcext:value-type="string">
            <text:p>Conseil</text:p>
          </table:table-cell>
          <table:table-cell table:style-name="ce67" office:value-type="string" calcext:value-type="string">
            <text:p>Recyclable ?</text:p>
          </table:table-cell>
          <table:table-cell office:value-type="string" calcext:value-type="string">
            <text:p>Statut</text:p>
          </table:table-cell>
          <table:table-cell/>
          <table:table-cell table:style-name="ce114" office:value-type="string" calcext:value-type="string">
            <text:p><text:span text:style-name="T8">{ </text:span>'categories_traitements'<text:span text:style-name="T8">:[</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33">
          <table:table-cell table:style-name="ce15" office:value-type="string" calcext:value-type="string">
            <text:p>cat_omr</text:p>
          </table:table-cell>
          <table:table-cell table:style-name="ce15" office:value-type="string" calcext:value-type="string">
            <text:p>Ordures Ménagères Résiduelles (OMR)</text:p>
          </table:table-cell>
          <table:table-cell table:style-name="ce15" office:value-type="string" calcext:value-type="string">
            <text:p>modco_bacbleu,modco_sacbleu</text:p>
          </table:table-cell>
          <table:table-cell table:style-name="ce15"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calcext:value-type="string">
            <text:p>NON</text:p>
          </table:table-cell>
          <table:table-cell table:style-name="ce85" office:value-type="string" calcext:value-type="string">
            <text:p>KO texte trop long</text:p>
          </table:table-cell>
          <table:table-cell office:value-type="string" calcext:value-type="string">
            <text:p><text:s/></text:p>
          </table:table-cell>
          <table:table-cell table:style-name="ce115" table:formula="of:=JSONCATEGORIETRAITEMENT([.A5];[.B5];[.C5];[.D5];[.E5];[.F5];[.G5])" office:value-type="string" office:string-value="{&quot;code&quot;:&quot;cat_omr&quot;,&quot;nom&quot;:&quot;Ordures Ménagères Résiduelles (OMR)&quot;,&quot;modesCollecte&quot;:&quot;modco_bacbleu,modco_sacbleu&quot;,&quot;descr&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nom":"Ordures Ménagères Résiduelles (OMR)","modesCollecte":"modco_bacbleu,modco_sacbleu","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07" table:formula="of:=GROOVYCATEGORIETRAITEMENT([.A5];[.B5];[.C5];[.D5];[.E5];[.F5];[.G5];[.X5];[.I5])" office:value-type="string" office:string-value="cat_trait cat_omr = new cat_trait(code:&quot;cat_omr&quot;,nom:&quot;Ordures Ménagères Résiduelles (OMR)&quot;,descr:&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_trait cat_omr = new cat_trait(code:"cat_omr",nom:"Ordures Ménagères Résiduelles (OMR)",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17" office:value-type="string" calcext:value-type="string">
            <text:p>cat_omr.addToModesCollecte(modco_bacbleu);cat_omr.addToModesCollecte(modco_sacbleu);</text:p>
          </table:table-cell>
          <table:table-cell table:style-name="ce107"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34">
          <table:table-cell table:style-name="ce4" office:value-type="string" calcext:value-type="string">
            <text:p>cat_omr_plastique</text:p>
          </table:table-cell>
          <table:table-cell table:style-name="ce15" office:value-type="string" calcext:value-type="string">
            <text:p>Ordures Ménagères Résiduelles (OMR) recyclé sur Nantes uniquement</text:p>
          </table:table-cell>
          <table:table-cell table:style-name="ce16" office:value-type="string" calcext:value-type="string">
            <text:p>modco_bacjaunenantes,modco_bacbleuhorsnantes,modco_sacbleu</text:p>
          </table:table-cell>
          <table:table-cell table:style-name="ce15"/>
          <table:table-cell table:style-name="ce6" office:value-type="string" calcext:value-type="string">
            <text:p>cons_pasuniquementbouteilleflacon</text:p>
          </table:table-cell>
          <table:table-cell table:style-name="ce16" office:value-type="string" calcext:value-type="string">
            <text:p>OUI_ET_NON</text:p>
          </table:table-cell>
          <table:table-cell table:style-name="ce85"/>
          <table:table-cell office:value-type="string" calcext:value-type="string">
            <text:p><text:s/></text:p>
          </table:table-cell>
          <table:table-cell table:style-name="ce115" table:formula="of:=JSONCATEGORIETRAITEMENT([.A6];[.B6];[.C6];[.D6];[.E6];[.F6];[.G6])" office:value-type="string" office:string-value="{&quot;code&quot;:&quot;cat_omr_plastique&quot;,&quot;nom&quot;:&quot;Ordures Ménagères Résiduelles (OMR) recyclé sur Nantes uniquement&quot;,&quot;modesCollecte&quot;:&quot;modco_bacjaunenantes,modco_bacbleuhorsnantes,modco_sacbleu&quot;,&quot;cons&quot;:&quot;cons_pasuniquementbouteilleflacon&quot;,&quot;recyclable&quot;:&quot;OUI_ET_NON&quot;}," calcext:value-type="string">
            <text:p>{"code":"cat_omr_plastique","nom":"Ordures Ménagères Résiduelles (OMR) recyclé sur Nantes uniquement","modesCollecte":"modco_bacjaunenantes,modco_bacbleuhorsnantes,modco_sacbleu","cons":"cons_pasuniquementbouteilleflacon","recyclable":"OUI_ET_NON"},</text:p>
          </table:table-cell>
          <table:table-cell office:value-type="string" calcext:value-type="string">
            <text:p><text:s/></text:p>
          </table:table-cell>
          <table:table-cell/>
          <table:table-cell table:style-name="ce107" table:formula="of:=GROOVYCATEGORIETRAITEMENT([.A6];[.B6];[.C6];[.D6];[.E6];[.F6];[.G6];[.X6];[.I6])" office:value-type="string" office:string-value="cat_trait cat_omr_plastique = new cat_trait(code:&quot;cat_omr_plastique&quot;,nom:&quot;Ordures Ménagères Résiduelles (OMR) recyclé sur Nantes uniquement&quot;,descr:&quot;&quot;); " calcext:value-type="string">
            <text:p>cat_trait cat_omr_plastique = new cat_trait(code:"cat_omr_plastique",nom:"Ordures Ménagères Résiduelles (OMR) recyclé sur Nantes uniquement",descr:""); </text:p>
          </table:table-cell>
          <table:table-cell table:style-name="ce117" office:value-type="string" calcext:value-type="string">
            <text:p>cat_omr_plastique.addToModesCollecte(modco_bacjaune);</text:p>
          </table:table-cell>
          <table:table-cell table:style-name="ce107"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emr</text:p>
          </table:table-cell>
          <table:table-cell table:style-name="ce15" office:value-type="string" calcext:value-type="string">
            <text:p>Emballages ménagers récupérés (EMR)</text:p>
          </table:table-cell>
          <table:table-cell table:style-name="ce15" office:value-type="string" calcext:value-type="string">
            <text:p>modco_decheterie,modco_ecopoint,modco_bacjaune,modco_sacjaune,modco_contembjournmag</text:p>
          </table:table-cell>
          <table:table-cell table:style-name="ce15" office:value-type="string" calcext:value-type="string">
            <text:p>Boîtes en carton plat ou ondulé, les étuis, les sacs et sachets en papier…</text:p>
          </table:table-cell>
          <table:table-cell table:style-name="ce15"/>
          <table:table-cell table:style-name="ce15" office:value-type="string" calcext:value-type="string">
            <text:p>OUI</text:p>
          </table:table-cell>
          <table:table-cell table:style-name="ce85" office:value-type="string" calcext:value-type="string">
            <text:p>Contient aussi le plastique</text:p>
          </table:table-cell>
          <table:table-cell office:value-type="string" calcext:value-type="string">
            <text:p><text:s/></text:p>
          </table:table-cell>
          <table:table-cell table:style-name="ce115" table:formula="of:=JSONCATEGORIETRAITEMENT([.A7];[.B7];[.C7];[.D7];[.E7];[.F7];[.G7])" office:value-type="string" office:string-value="{&quot;code&quot;:&quot;cat_emr&quot;,&quot;nom&quot;:&quot;Emballages ménagers récupérés (EMR)&quot;,&quot;modesCollecte&quot;:&quot;modco_decheterie,modco_ecopoint,modco_bacjaune,modco_sacjaune,modco_contembjournmag&quot;,&quot;descr&quot;:&quot;Boîtes en carton plat ou ondulé, les étuis, les sacs et sachets en papier…&quot;,&quot;recyclable&quot;:&quot;OUI&quot;}," calcext:value-type="string">
            <text:p>{"code":"cat_emr","nom":"Emballages ménagers récupérés (EMR)","modesCollecte":"modco_decheterie,modco_ecopoint,modco_bacjaune,modco_sacjaune,modco_contembjournmag","descr":"Boîtes en carton plat ou ondulé, les étuis, les sacs et sachets en papier…","recyclable":"OUI"},</text:p>
          </table:table-cell>
          <table:table-cell office:value-type="string" calcext:value-type="string">
            <text:p><text:s/></text:p>
          </table:table-cell>
          <table:table-cell/>
          <table:table-cell table:style-name="ce107" table:formula="of:=GROOVYCATEGORIETRAITEMENT([.A7];[.B7];[.C7];[.D7];[.E7];[.F7];[.G7];[.X7];[.I7])" office:value-type="string" office:string-value="cat_trait cat_emr = new cat_trait(code:&quot;cat_emr&quot;,nom:&quot;Emballages ménagers récupérés (EMR)&quot;,descr:&quot;Boîtes en carton plat ou ondulé, les étuis, les sacs et sachets en papier…&quot;); " calcext:value-type="string">
            <text:p>cat_trait cat_emr = new cat_trait(code:"cat_emr",nom:"Emballages ménagers récupérés (EMR)",descr:"Boîtes en carton plat ou ondulé, les étuis, les sacs et sachets en papier…"); </text:p>
          </table:table-cell>
          <table:table-cell table:style-name="ce85" office:value-type="string" calcext:value-type="string">
            <text:p>cat_emr.addToModesCollecte(modco_contmpb);cat_emr.addToModesCollecte(modco_bacjaune);cat_emr.addToModesCollecte(modco_sacjaune);</text:p>
          </table:table-cell>
          <table:table-cell table:style-name="ce107"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ela</text:p>
          </table:table-cell>
          <table:table-cell table:style-name="ce15" office:value-type="string" calcext:value-type="string">
            <text:p>Emballages pour liquides alimentaires (ELA)</text:p>
          </table:table-cell>
          <table:table-cell table:style-name="ce16" office:value-type="string" calcext:value-type="string">
            <text:p>modco_bacjaune,modco_sacjaune,modco_contembjournmag</text:p>
          </table:table-cell>
          <table:table-cell table:style-name="ce15"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calcext:value-type="string">
            <text:p>OUI</text:p>
          </table:table-cell>
          <table:table-cell table:style-name="ce85" office:value-type="string" calcext:value-type="string">
            <text:p>KO Ajouter le conseil</text:p>
          </table:table-cell>
          <table:table-cell office:value-type="string" calcext:value-type="string">
            <text:p><text:s/></text:p>
          </table:table-cell>
          <table:table-cell table:style-name="ce115" table:formula="of:=JSONCATEGORIETRAITEMENT([.A8];[.B8];[.C8];[.D8];[.E8];[.F8];[.G8])" office:value-type="string" office:string-value="{&quot;code&quot;:&quot;cat_ela&quot;,&quot;nom&quot;:&quot;Emballages pour liquides alimentaires (ELA)&quot;,&quot;modesCollecte&quot;:&quot;modco_bacjaune,modco_sacjaune,modco_contembjournmag&quot;,&quot;descr&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nom":"Emballages pour liquides alimentaires (ELA)","modesCollecte":"modco_bacjaune,modco_sacjaune,modco_contembjournmag","descr":"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07" table:formula="of:=GROOVYCATEGORIETRAITEMENT([.A8];[.B8];[.C8];[.D8];[.E8];[.F8];[.G8];[.X8];[.I8])" office:value-type="string" office:string-value="cat_trait cat_ela = new cat_trait(code:&quot;cat_ela&quot;,nom:&quot;Emballages pour liquides alimentaires (ELA)&quot;,descr:&quot;Ces emballages (briques jus d'orange, lait, potage...) sont recyclables. Du fait de leur composition (75 % de carton, 20% de plastique et 5% d'aluminium), ils nécessitent des installations spécifiques pour pouvoir être traités.&quot;); " calcext:value-type="string">
            <text:p>cat_trait cat_ela = new cat_trait(code:"cat_ela",nom:"Emballages pour liquides alimentaires (ELA)",descr:"Ces emballages (briques jus d'orange, lait, potage...) sont recyclables. Du fait de leur composition (75 % de carton, 20% de plastique et 5% d'aluminium), ils nécessitent des installations spécifiques pour pouvoir être traités."); </text:p>
          </table:table-cell>
          <table:table-cell table:style-name="ce107" office:value-type="string" calcext:value-type="string">
            <text:p>cat_omr_plastique.addToModesCollecte(modco_bacjaune);</text:p>
          </table:table-cell>
          <table:table-cell table:style-name="ce107"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36">
          <table:table-cell table:style-name="ce15" office:value-type="string" calcext:value-type="string">
            <text:p>cat_acier</text:p>
          </table:table-cell>
          <table:table-cell table:style-name="ce15" office:value-type="string" calcext:value-type="string">
            <text:p>Acier</text:p>
          </table:table-cell>
          <table:table-cell table:style-name="ce15" office:value-type="string" calcext:value-type="string">
            <text:p>modco_decheterie,modco_ecopoint,modco_bacjaune,modco_sacjaune,modco_contembjournmag</text:p>
          </table:table-cell>
          <table:table-cell table:style-name="ce15"/>
          <table:table-cell table:style-name="ce15" office:value-type="string" calcext:value-type="string">
            <text:p>cons_ferraille,cons_acier</text:p>
          </table:table-cell>
          <table:table-cell table:style-name="ce15"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9];[.B9];[.C9];[.D9];[.E9];[.F9];[.G9])" office:value-type="string" office:string-value="{&quot;code&quot;:&quot;cat_acier&quot;,&quot;nom&quot;:&quot;Acier&quot;,&quot;modesCollecte&quot;:&quot;modco_decheterie,modco_ecopoint,modco_bacjaune,modco_sacjaune,modco_contembjournmag&quot;,&quot;cons&quot;:&quot;cons_ferraille,cons_acier&quot;,&quot;recyclable&quot;:&quot;OUI&quot;}," calcext:value-type="string">
            <text:p>{"code":"cat_acier","nom":"Acier","modesCollecte":"modco_decheterie,modco_ecopoint,modco_bacjaune,modco_sacjaune,modco_contembjournmag","cons":"cons_ferraille,cons_acier","recyclable":"OUI"},</text:p>
          </table:table-cell>
          <table:table-cell office:value-type="string" calcext:value-type="string">
            <text:p><text:s/></text:p>
          </table:table-cell>
          <table:table-cell/>
          <table:table-cell table:style-name="ce107" table:formula="of:=GROOVYCATEGORIETRAITEMENT([.A9];[.B9];[.C9];[.D9];[.E9];[.F9];[.G9];[.X9];[.I9])" office:value-type="string" office:string-value="cat_trait cat_acier = new cat_trait(code:&quot;cat_acier&quot;,nom:&quot;Acier&quot;,descr:&quot;&quot;); " calcext:value-type="string">
            <text:p>cat_trait cat_acier = new cat_trait(code:"cat_acier",nom:"Acier",descr:""); </text:p>
          </table:table-cell>
          <table:table-cell table:style-name="ce85" office:value-type="string" calcext:value-type="string">
            <text:p>cat_emr.addToModesCollecte(modco_contmpb);cat_emr.addToModesCollecte(modco_bacjaune);cat_emr.addToModesCollecte(modco_sacjaune);</text:p>
          </table:table-cell>
          <table:table-cell table:style-name="ce107"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5">
          <table:table-cell table:style-name="ce15" office:value-type="string" calcext:value-type="string">
            <text:p>cat_allu</text:p>
          </table:table-cell>
          <table:table-cell table:style-name="ce15" office:value-type="string" calcext:value-type="string">
            <text:p>Aluminium</text:p>
          </table:table-cell>
          <table:table-cell table:style-name="ce15" office:value-type="string" calcext:value-type="string">
            <text:p>modco_decheterie,modco_ecopoint,modco_bacjaune,modco_sacjaune,modco_contembjournmag</text:p>
          </table:table-cell>
          <table:table-cell table:style-name="ce15"/>
          <table:table-cell table:style-name="ce4" office:value-type="string" calcext:value-type="string">
            <text:p>cons_allu</text:p>
          </table:table-cell>
          <table:table-cell table:style-name="ce4"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0];[.B10];[.C10];[.D10];[.E10];[.F10];[.G10])" office:value-type="string" office:string-value="{&quot;code&quot;:&quot;cat_allu&quot;,&quot;nom&quot;:&quot;Aluminium&quot;,&quot;modesCollecte&quot;:&quot;modco_decheterie,modco_ecopoint,modco_bacjaune,modco_sacjaune,modco_contembjournmag&quot;,&quot;cons&quot;:&quot;cons_allu&quot;,&quot;recyclable&quot;:&quot;OUI&quot;}," calcext:value-type="string">
            <text:p>{"code":"cat_allu","nom":"Aluminium","modesCollecte":"modco_decheterie,modco_ecopoint,modco_bacjaune,modco_sacjaune,modco_contembjournmag","cons":"cons_allu","recyclable":"OUI"},</text:p>
          </table:table-cell>
          <table:table-cell office:value-type="string" calcext:value-type="string">
            <text:p><text:s/></text:p>
          </table:table-cell>
          <table:table-cell/>
          <table:table-cell table:style-name="ce107" table:formula="of:=GROOVYCATEGORIETRAITEMENT([.A10];[.B10];[.C10];[.D10];[.E10];[.F10];[.G10];[.X10];[.I10])" office:value-type="string" office:string-value="cat_trait cat_allu = new cat_trait(code:&quot;cat_allu&quot;,nom:&quot;Aluminium&quot;,descr:&quot;&quot;); " calcext:value-type="string">
            <text:p>cat_trait cat_allu = new cat_trait(code:"cat_allu",nom:"Aluminium",descr:""); </text:p>
          </table:table-cell>
          <table:table-cell table:style-name="ce85" office:value-type="string" calcext:value-type="string">
            <text:p>cat_emr.addToModesCollecte(modco_contmpb);cat_emr.addToModesCollecte(modco_bacjaune);cat_emr.addToModesCollecte(modco_sacjaune);</text:p>
          </table:table-cell>
          <table:table-cell table:style-name="ce107"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36">
          <table:table-cell table:style-name="ce15" office:value-type="string" calcext:value-type="string">
            <text:p>cat_encombrant</text:p>
          </table:table-cell>
          <table:table-cell table:style-name="ce15" office:value-type="string" calcext:value-type="string">
            <text:p>Encombrants</text:p>
          </table:table-cell>
          <table:table-cell table:style-name="ce15" office:value-type="string" calcext:value-type="string">
            <text:p>modco_encombrant,modco_decheterie</text:p>
          </table:table-cell>
          <table:table-cell table:style-name="ce15"/>
          <table:table-cell table:style-name="ce15" office:value-type="string" calcext:value-type="string">
            <text:p>cons_numerosencombrants,cons_encombrants</text:p>
          </table:table-cell>
          <table:table-cell table:style-name="ce15" office:value-type="string" calcext:value-type="string">
            <text:p>PAS_POUBELLE</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1];[.B11];[.C11];[.D11];[.E11];[.F11];[.G11])" office:value-type="string" office:string-value="{&quot;code&quot;:&quot;cat_encombrant&quot;,&quot;nom&quot;:&quot;Encombrants&quot;,&quot;modesCollecte&quot;:&quot;modco_encombrant,modco_decheterie&quot;,&quot;cons&quot;:&quot;cons_numerosencombrants,cons_encombrants&quot;,&quot;recyclable&quot;:&quot;PAS_POUBELLE&quot;}," calcext:value-type="string">
            <text:p>{"code":"cat_encombrant","nom":"Encombrants","modesCollecte":"modco_encombrant,modco_decheterie","cons":"cons_numerosencombrants,cons_encombrants","recyclable":"PAS_POUBELLE"},</text:p>
          </table:table-cell>
          <table:table-cell office:value-type="string" calcext:value-type="string">
            <text:p><text:s/></text:p>
          </table:table-cell>
          <table:table-cell/>
          <table:table-cell table:style-name="ce107" table:formula="of:=GROOVYCATEGORIETRAITEMENT([.A11];[.B11];[.C11];[.D11];[.E11];[.F11];[.G11];[.X11];[.I11])" office:value-type="string" office:string-value="cat_trait cat_encombrant = new cat_trait(code:&quot;cat_encombrant&quot;,nom:&quot;Encombrants&quot;,descr:&quot;&quot;); " calcext:value-type="string">
            <text:p>cat_trait cat_encombrant = new cat_trait(code:"cat_encombrant",nom:"Encombrants",descr:""); </text:p>
          </table:table-cell>
          <table:table-cell table:style-name="ce107" office:value-type="string" calcext:value-type="string">
            <text:p>cat_omr_plastique.addToModesCollecte(modco_bacjaune);</text:p>
          </table:table-cell>
          <table:table-cell table:style-name="ce107"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organiquegros</text:p>
          </table:table-cell>
          <table:table-cell table:style-name="ce15" office:value-type="string" calcext:value-type="string">
            <text:p>Déchets organiques</text:p>
          </table:table-cell>
          <table:table-cell table:style-name="ce15" office:value-type="string" calcext:value-type="string">
            <text:p>modco_decheterie,modco_ecopoint,modco_compostage</text:p>
          </table:table-cell>
          <table:table-cell table:style-name="ce15" office:value-type="string" calcext:value-type="string">
            <text:p>déchets de jardin, sapin de noël</text:p>
          </table:table-cell>
          <table:table-cell table:style-name="ce15" office:value-type="string" calcext:value-type="string">
            <text:p>cons_compostage</text:p>
          </table:table-cell>
          <table:table-cell table:style-name="ce15" office:value-type="string" calcext:value-type="string">
            <text:p>PAS_POUBELLE</text:p>
          </table:table-cell>
          <table:table-cell table:style-name="ce84" office:value-type="string" calcext:value-type="string">
            <text:p>Vérif le 05/13</text:p>
          </table:table-cell>
          <table:table-cell office:value-type="string" calcext:value-type="string">
            <text:p>ils sont tous dans compostage</text:p>
          </table:table-cell>
          <table:table-cell table:style-name="ce115" table:formula="of:=JSONCATEGORIETRAITEMENT([.A12];[.B12];[.C12];[.D12];[.E12];[.F12];[.G12])" office:value-type="string" office:string-value="{&quot;code&quot;:&quot;cat_organiquegros&quot;,&quot;nom&quot;:&quot;Déchets organiques&quot;,&quot;modesCollecte&quot;:&quot;modco_decheterie,modco_ecopoint,modco_compostage&quot;,&quot;descr&quot;:&quot;déchets de jardin, sapin de noël&quot;,&quot;cons&quot;:&quot;cons_compostage&quot;,&quot;recyclable&quot;:&quot;PAS_POUBELLE&quot;}," calcext:value-type="string">
            <text:p>{"code":"cat_organiquegros","nom":"Déchets organiques","modesCollecte":"modco_decheterie,modco_ecopoint,modco_compostage","descr":"déchets de jardin, sapin de noël","cons":"cons_compostage","recyclable":"PAS_POUBELLE"},</text:p>
          </table:table-cell>
          <table:table-cell office:value-type="string" calcext:value-type="string">
            <text:p><text:s/></text:p>
          </table:table-cell>
          <table:table-cell/>
          <table:table-cell table:style-name="ce107" table:formula="of:=GROOVYCATEGORIETRAITEMENT([.A12];[.B12];[.C12];[.D12];[.E12];[.F12];[.G12];[.X12];[.I12])" office:value-type="string" office:string-value="cat_trait cat_organiquegros = new cat_trait(code:&quot;cat_organiquegros&quot;,nom:&quot;Déchets organiques&quot;,descr:&quot;déchets de jardin, sapin de noël&quot;); " calcext:value-type="string">
            <text:p>cat_trait cat_organiquegros = new cat_trait(code:"cat_organiquegros",nom:"Déchets organiques",descr:"déchets de jardin, sapin de noël"); </text:p>
          </table:table-cell>
          <table:table-cell table:style-name="ce107" office:value-type="string" calcext:value-type="string">
            <text:p>cat_omr_plastique.addToModesCollecte(modco_bacjaune);</text:p>
          </table:table-cell>
          <table:table-cell table:style-name="ce107"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organique</text:p>
          </table:table-cell>
          <table:table-cell table:style-name="ce15" office:value-type="string" calcext:value-type="string">
            <text:p>Déchets organiques</text:p>
          </table:table-cell>
          <table:table-cell table:style-name="ce15" office:value-type="string" calcext:value-type="string">
            <text:p>modco_bacbleu,modco_sacbleu,modco_decheterie,modco_compostage</text:p>
          </table:table-cell>
          <table:table-cell table:style-name="ce15" office:value-type="string" calcext:value-type="string">
            <text:p>thé, épluchure, papier à usage unique (papier toilette, essuie-tout), plante, reste de repas (nourriture)</text:p>
          </table:table-cell>
          <table:table-cell table:style-name="ce15" office:value-type="string" calcext:value-type="string">
            <text:p>cons_compostage</text:p>
          </table:table-cell>
          <table:table-cell table:style-name="ce15" office:value-type="string" calcext:value-type="string">
            <text:p>NON</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3];[.B13];[.C13];[.D13];[.E13];[.F13];[.G13])" office:value-type="string" office:string-value="{&quot;code&quot;:&quot;cat_organique&quot;,&quot;nom&quot;:&quot;Déchets organiques&quot;,&quot;modesCollecte&quot;:&quot;modco_bacbleu,modco_sacbleu,modco_decheterie,modco_compostage&quot;,&quot;descr&quot;:&quot;thé, épluchure, papier à usage unique (papier toilette, essuie-tout), plante, reste de repas (nourriture)&quot;,&quot;cons&quot;:&quot;cons_compostage&quot;,&quot;recyclable&quot;:&quot;NON&quot;}," calcext:value-type="string">
            <text:p>{"code":"cat_organique","nom":"Déchets organiques","modesCollecte":"modco_bacbleu,modco_sacbleu,modco_decheterie,modco_compostage","descr":"thé, épluchure, papier à usage unique (papier toilette, essuie-tout), plante, reste de repas (nourriture)","cons":"cons_compostage","recyclable":"NON"},</text:p>
          </table:table-cell>
          <table:table-cell office:value-type="string" calcext:value-type="string">
            <text:p><text:s/></text:p>
          </table:table-cell>
          <table:table-cell/>
          <table:table-cell table:style-name="ce107" table:formula="of:=GROOVYCATEGORIETRAITEMENT([.A13];[.B13];[.C13];[.D13];[.E13];[.F13];[.G13];[.X13];[.I13])" office:value-type="string" office:string-value="cat_trait cat_organique = new cat_trait(code:&quot;cat_organique&quot;,nom:&quot;Déchets organiques&quot;,descr:&quot;thé, épluchure, papier à usage unique (papier toilette, essuie-tout), plante, reste de repas (nourriture)&quot;); " calcext:value-type="string">
            <text:p>cat_trait cat_organique = new cat_trait(code:"cat_organique",nom:"Déchets organiques",descr:"thé, épluchure, papier à usage unique (papier toilette, essuie-tout), plante, reste de repas (nourriture)"); </text:p>
          </table:table-cell>
          <table:table-cell table:style-name="ce107" office:value-type="string" calcext:value-type="string">
            <text:p>cat_omr_plastique.addToModesCollecte(modco_bacjaune);</text:p>
          </table:table-cell>
          <table:table-cell table:style-name="ce107"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36">
          <table:table-cell table:style-name="ce15" office:value-type="string" calcext:value-type="string">
            <text:p>cat_papiercarton</text:p>
          </table:table-cell>
          <table:table-cell table:style-name="ce15" office:value-type="string" calcext:value-type="string">
            <text:p>Papiers cartons cartonnettes</text:p>
          </table:table-cell>
          <table:table-cell table:style-name="ce15" office:value-type="string" calcext:value-type="string">
            <text:p>modco_contpapiercarton,modco_bacjaune,modco_sacjaune,modco_contembjournmag</text:p>
          </table:table-cell>
          <table:table-cell table:style-name="ce15" table:number-columns-repeated="2"/>
          <table:table-cell table:style-name="ce15"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4];[.B14];[.C14];[.D14];[.E14];[.F14];[.G14])" office:value-type="string" office:string-value="{&quot;code&quot;:&quot;cat_papiercarton&quot;,&quot;nom&quot;:&quot;Papiers cartons cartonnettes&quot;,&quot;modesCollecte&quot;:&quot;modco_contpapiercarton,modco_bacjaune,modco_sacjaune,modco_contembjournmag&quot;,&quot;recyclable&quot;:&quot;OUI&quot;}," calcext:value-type="string">
            <text:p>{"code":"cat_papiercarton","nom":"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07" table:formula="of:=GROOVYCATEGORIETRAITEMENT([.A14];[.B14];[.C14];[.D14];[.E14];[.F14];[.G14];[.X14];[.I14])" office:value-type="string" office:string-value="cat_trait cat_papiercarton = new cat_trait(code:&quot;cat_papiercarton&quot;,nom:&quot;Papiers cartons cartonnettes&quot;,descr:&quot;&quot;); " calcext:value-type="string">
            <text:p>cat_trait cat_papiercarton = new cat_trait(code:"cat_papiercarton",nom:"Papiers cartons cartonnettes",descr:""); </text:p>
          </table:table-cell>
          <table:table-cell table:style-name="ce107" office:value-type="string" calcext:value-type="string">
            <text:p>cat_omr_plastique.addToModesCollecte(modco_bacjaune);</text:p>
          </table:table-cell>
          <table:table-cell table:style-name="ce107"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verre</text:p>
          </table:table-cell>
          <table:table-cell table:style-name="ce15" office:value-type="string" calcext:value-type="string">
            <text:p>Verre d'emballage</text:p>
          </table:table-cell>
          <table:table-cell table:style-name="ce16" office:value-type="string" calcext:value-type="string">
            <text:p>modco_contverre,modco_decheterie,modco_ecopoint</text:p>
          </table:table-cell>
          <table:table-cell table:style-name="ce110" office:value-type="string" calcext:value-type="string">
            <text:p>&lt;P&gt;Les bouteilles de verre et le verre d'emballage (bocaux...) sont &lt;B&gt;recyclable&lt;/B&gt;, contrairement aux autres types de verre et la vaisselle/porcelaine.&lt;/P&gt;</text:p>
          </table:table-cell>
          <table:table-cell table:style-name="ce15" office:value-type="string" calcext:value-type="string">
            <text:p>cons_verre</text:p>
          </table:table-cell>
          <table:table-cell table:style-name="ce15"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5];[.B15];[.C15];[.D15];[.E15];[.F15];[.G15])" office:value-type="string" office:string-value="{&quot;code&quot;:&quot;cat_verre&quot;,&quot;nom&quot;:&quot;Verre d'emballage&quot;,&quot;modesCollecte&quot;:&quot;modco_contverre,modco_decheterie,modco_ecopoint&quot;,&quot;descr&quot;:&quot;&lt;P&gt;Les bouteilles de verre et le verre d'emballage (bocaux...) sont &lt;B&gt;recyclable&lt;/B&gt;, contrairement aux autres types de verre et la vaisselle/porcelaine.&lt;/P&gt;&quot;,&quot;cons&quot;:&quot;cons_verre&quot;,&quot;recyclable&quot;:&quot;OUI&quot;}," calcext:value-type="string">
            <text:p>{"code":"cat_verre","nom":"Verre d'emballage","modesCollecte":"modco_contverre,modco_decheterie,modco_ecopoint","descr":"&lt;P&gt;Les bouteilles de verre et le verre d'emballage (bocaux...) sont &lt;B&gt;recyclable&lt;/B&gt;, contrairement aux autres types de verre et la vaisselle/porcelaine.&lt;/P&gt;","cons":"cons_verre","recyclable":"OUI"},</text:p>
          </table:table-cell>
          <table:table-cell office:value-type="string" calcext:value-type="string">
            <text:p><text:s/></text:p>
          </table:table-cell>
          <table:table-cell/>
          <table:table-cell table:style-name="ce107" table:formula="of:=GROOVYCATEGORIETRAITEMENT([.A15];[.B15];[.C15];[.D15];[.E15];[.F15];[.G15];[.X15];[.I15])" office:value-type="string" office:string-value="cat_trait cat_verre = new cat_trait(code:&quot;cat_verre&quot;,nom:&quot;Verre d'emballage&quot;,descr:&quot;&lt;P&gt;Les bouteilles de verre et le verre d'emballage (bocaux...) sont &lt;B&gt;recyclable&lt;/B&gt;, contrairement aux autres types de verre et la vaisselle/porcelaine.&lt;/P&gt;&quot;); " calcext:value-type="string">
            <text:p>cat_trait cat_verre = new cat_trait(code:"cat_verre",nom:"Verre d'emballage",descr:"&lt;P&gt;Les bouteilles de verre et le verre d'emballage (bocaux...) sont &lt;B&gt;recyclable&lt;/B&gt;, contrairement aux autres types de verre et la vaisselle/porcelaine.&lt;/P&gt;"); </text:p>
          </table:table-cell>
          <table:table-cell table:style-name="ce107" office:value-type="string" calcext:value-type="string">
            <text:p>cat_omr_plastique.addToModesCollecte(modco_bacjaune);</text:p>
          </table:table-cell>
          <table:table-cell table:style-name="ce107"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verrenonvalovaisselleporcelaine</text:p>
          </table:table-cell>
          <table:table-cell table:style-name="ce15" office:value-type="string" calcext:value-type="string">
            <text:p>Vaisselle</text:p>
          </table:table-cell>
          <table:table-cell table:style-name="ce78" office:value-type="string" calcext:value-type="string">
            <text:p>modco_bacbleu,modco_sacbleu,modco_decheterie,modco_ecopoint,smco_vaisselle</text:p>
          </table:table-cell>
          <table:table-cell table:style-name="ce110" office:value-type="string" calcext:value-type="string">
            <text:p>&lt;P&gt;On ne recycle que les bouteilles de verre et le verre d'emballage (bocaux...). Les autres types de verre et la vaisselle/porcelaine ne sont &lt;B&gt;pas recyclables&lt;/B&gt;.&lt;/P&gt;</text:p>
          </table:table-cell>
          <table:table-cell table:style-name="ce15" office:value-type="string" calcext:value-type="string">
            <text:p>cons_verre</text:p>
          </table:table-cell>
          <table:table-cell table:style-name="ce15" office:value-type="string" calcext:value-type="string">
            <text:p>NON</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6];[.B16];[.C16];[.D16];[.E16];[.F16];[.G16])" office:value-type="string" office:string-value="{&quot;code&quot;:&quot;cat_verrenonvalovaisselleporcelaine&quot;,&quot;nom&quot;:&quot;Vaisselle&quot;,&quot;modesCollecte&quot;:&quot;modco_bacbleu,modco_sacbleu,modco_decheterie,modco_ecopoint,smco_vaisselle&quot;,&quot;descr&quot;:&quot;&lt;P&gt;On ne recycle que les bouteilles de verre et le verre d'emballage (bocaux...). Les autres types de verre et la vaisselle/porcelaine ne sont &lt;B&gt;pas recyclables&lt;/B&gt;.&lt;/P&gt;&quot;,&quot;cons&quot;:&quot;cons_verre&quot;,&quot;recyclable&quot;:&quot;NON&quot;}," calcext:value-type="string">
            <text:p>{"code":"cat_verrenonvalovaisselleporcelaine","nom":"Vaisselle","modesCollecte":"modco_bacbleu,modco_sacbleu,modco_decheterie,modco_ecopoint,smco_vaisselle","descr":"&lt;P&gt;On ne recycle que les bouteilles de verre et le verre d'emballage (bocaux...). Les autres types de verre et la vaisselle/porcelaine ne sont &lt;B&gt;pas recyclables&lt;/B&gt;.&lt;/P&gt;","cons":"cons_verre","recyclable":"NON"},</text:p>
          </table:table-cell>
          <table:table-cell office:value-type="string" calcext:value-type="string">
            <text:p><text:s/></text:p>
          </table:table-cell>
          <table:table-cell/>
          <table:table-cell table:style-name="ce107" table:formula="of:=GROOVYCATEGORIETRAITEMENT([.A16];[.B16];[.C16];[.D16];[.E16];[.F16];[.G16];[.X16];[.I16])" office:value-type="string" office:string-value="cat_trait cat_verrenonvalovaisselleporcelaine = new cat_trait(code:&quot;cat_verrenonvalovaisselleporcelaine&quot;,nom:&quot;Vaisselle&quot;,descr:&quot;&lt;P&gt;On ne recycle que les bouteilles de verre et le verre d'emballage (bocaux...). Les autres types de verre et la vaisselle/porcelaine ne sont &lt;B&gt;pas recyclables&lt;/B&gt;.&lt;/P&gt;&quot;); " calcext:value-type="string">
            <text:p>cat_trait cat_verrenonvalovaisselleporcelaine = new cat_trait(code:"cat_verrenonvalovaisselleporcelaine",nom:"Vaisselle",descr:"&lt;P&gt;On ne recycle que les bouteilles de verre et le verre d'emballage (bocaux...). Les autres types de verre et la vaisselle/porcelaine ne sont &lt;B&gt;pas recyclables&lt;/B&gt;.&lt;/P&gt;"); </text:p>
          </table:table-cell>
          <table:table-cell table:style-name="ce107" office:value-type="string" calcext:value-type="string">
            <text:p>cat_omr_plastique.addToModesCollecte(modco_bacjaune);</text:p>
          </table:table-cell>
          <table:table-cell table:style-name="ce107"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d3e</text:p>
          </table:table-cell>
          <table:table-cell table:style-name="ce15" office:value-type="string" calcext:value-type="string">
            <text:p>Déchets d'équipement électrique et électronique (D3E)</text:p>
          </table:table-cell>
          <table:table-cell table:style-name="ce15" office:value-type="string" calcext:value-type="string">
            <text:p>modco_decheterie,modco_ecopoint,smco_reprise</text:p>
          </table:table-cell>
          <table:table-cell table:style-name="ce15"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7];[.B17];[.C17];[.D17];[.E17];[.F17];[.G17])" office:value-type="string" office:string-value="{&quot;code&quot;:&quot;cat_d3e&quot;,&quot;nom&quot;:&quot;Déchets d'équipement électrique et électronique (D3E)&quot;,&quot;modesCollecte&quot;:&quot;modco_decheterie,modco_ecopoint,smco_reprise&quot;,&quot;descr&quot;:&quot;La collecte des D3E concerne tous équipements fonctionnement avec de l'électricité (sur secteur, par pile ou accumulateurs) : le gros et petit électroménager, le matériel audiovisuel, informatique.&quot;,&quot;cons&quot;:&quot;cons_recuppdv1,cons_ecoparticipation&quot;,&quot;recyclable&quot;:&quot;PAS_POUBELLE&quot;}," calcext:value-type="string">
            <text:p>{"code":"cat_d3e","nom":"Déchets d'équipement électrique et électronique (D3E)","modesCollecte":"modco_decheterie,modco_ecopoint,smco_reprise","descr":"La collecte des D3E concerne tous équipements fonctionnement avec de l'électricité (sur secteur, par pile ou accumulateurs) : le gros et petit électroménager, le matériel audiovisuel, informatique.","cons":"cons_recuppdv1,cons_ecoparticipation","recyclable":"PAS_POUBELLE"},</text:p>
          </table:table-cell>
          <table:table-cell office:value-type="string" calcext:value-type="string">
            <text:p><text:s/></text:p>
          </table:table-cell>
          <table:table-cell/>
          <table:table-cell table:style-name="ce107" table:formula="of:=GROOVYCATEGORIETRAITEMENT([.A17];[.B17];[.C17];[.D17];[.E17];[.F17];[.G17];[.X17];[.I17])" office:value-type="string" office:string-value="cat_trait cat_d3e = new cat_trait(code:&quot;cat_d3e&quot;,nom:&quot;Déchets d'équipement électrique et électronique (D3E)&quot;,descr:&quot;La collecte des D3E concerne tous équipements fonctionnement avec de l'électricité (sur secteur, par pile ou accumulateurs) : le gros et petit électroménager, le matériel audiovisuel, informatique.&quot;); " calcext:value-type="string">
            <text:p>cat_trait cat_d3e = new cat_trait(code:"cat_d3e",nom:"Déchets d'équipement électrique et électronique (D3E)",descr:"La collecte des D3E concerne tous équipements fonctionnement avec de l'électricité (sur secteur, par pile ou accumulateurs) : le gros et petit électroménager, le matériel audiovisuel, informatique."); </text:p>
          </table:table-cell>
          <table:table-cell table:style-name="ce107" office:value-type="string" calcext:value-type="string">
            <text:p>cat_omr_plastique.addToModesCollecte(modco_bacjaune);</text:p>
          </table:table-cell>
          <table:table-cell table:style-name="ce107"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13">
          <table:table-cell table:style-name="ce15" office:value-type="string" calcext:value-type="string">
            <text:p>cat_ddm</text:p>
          </table:table-cell>
          <table:table-cell table:style-name="ce15" office:value-type="string" calcext:value-type="string">
            <text:p>Les déchets dangereux des ménages (DDM)</text:p>
          </table:table-cell>
          <table:table-cell table:style-name="ce15" office:value-type="string" calcext:value-type="string">
            <text:p>modco_decheterie,modco_ecopoint</text:p>
          </table:table-cell>
          <table:table-cell table:style-name="ce15"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4" office:value-type="string" calcext:value-type="string">
            <text:p>Vérif le 05/13</text:p>
          </table:table-cell>
          <table:table-cell office:value-type="string" calcext:value-type="string">
            <text:p><text:s/></text:p>
          </table:table-cell>
          <table:table-cell table:style-name="ce115" table:formula="of:=JSONCATEGORIETRAITEMENT([.A18];[.B18];[.C18];[.D18];[.E18];[.F18];[.G18])" office:value-type="string" office:string-value="{&quot;code&quot;:&quot;cat_ddm&quot;,&quot;nom&quot;:&quot;Les déchets dangereux des ménages (DDM)&quot;,&quot;modesCollecte&quot;:&quot;modco_decheterie,modco_ecopoint&quot;,&quot;descr&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quot;:&quot;cons_toxique&quot;,&quot;recyclable&quot;:&quot;PAS_POUBELLE&quot;}," calcext:value-type="string">
            <text:p>{"code":"cat_ddm","nom":"Les déchets dangereux des ménages (DDM)","modesCollecte":"modco_decheterie,modco_ecopoint","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cons_toxique","recyclable":"PAS_POUBELLE"},</text:p>
          </table:table-cell>
          <table:table-cell office:value-type="string" calcext:value-type="string">
            <text:p><text:s/></text:p>
          </table:table-cell>
          <table:table-cell/>
          <table:table-cell table:style-name="ce107" table:formula="of:=GROOVYCATEGORIETRAITEMENT([.A18];[.B18];[.C18];[.D18];[.E18];[.F18];[.G18];[.X18];[.I18])" office:value-type="string" office:string-value="cat_trait cat_ddm = new cat_trait(code:&quot;cat_ddm&quot;,nom:&quot;Les déchets dangereux des ménages (DDM)&quot;,descr:&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_trait cat_ddm = new cat_trait(code:"cat_ddm",nom:"Les déchets dangereux des ménages (DDM)",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07" office:value-type="string" calcext:value-type="string">
            <text:p>cat_omr_plastique.addToModesCollecte(modco_bacjaune);</text:p>
          </table:table-cell>
          <table:table-cell table:style-name="ce107"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ddm_gros</text:p>
          </table:table-cell>
          <table:table-cell table:style-name="ce15" office:value-type="string" calcext:value-type="string">
            <text:p>Les déchets dangereux des ménages (DDM) trop gros</text:p>
          </table:table-cell>
          <table:table-cell table:style-name="ce15" office:value-type="string" calcext:value-type="string">
            <text:p>modco_decheterie</text:p>
          </table:table-cell>
          <table:table-cell table:style-name="ce15" office:value-type="string" calcext:value-type="string">
            <text:p>Idem cat_ddm mais que les gros déchets</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4"/>
          <table:table-cell/>
          <table:table-cell table:style-name="ce115"/>
          <table:table-cell table:number-columns-repeated="2"/>
          <table:table-cell table:style-name="ce107" table:number-columns-repeated="3"/>
          <table:table-cell table:number-columns-repeated="253"/>
        </table:table-row>
        <table:table-row table:style-name="ro36">
          <table:table-cell table:style-name="ce15" office:value-type="string" calcext:value-type="string">
            <text:p>cat_vetement</text:p>
          </table:table-cell>
          <table:table-cell table:style-name="ce15" office:value-type="string" calcext:value-type="string">
            <text:p>Vêtements (propres)</text:p>
          </table:table-cell>
          <table:table-cell table:style-name="ce15" office:value-type="string" calcext:value-type="string">
            <text:p>smco_conteneurlerelais,smco_reempvet,modco_bacbleu,modco_sacbleu</text:p>
          </table:table-cell>
          <table:table-cell table:style-name="ce15" table:number-columns-repeated="2"/>
          <table:table-cell table:style-name="ce15" office:value-type="string" calcext:value-type="string">
            <text:p>NON</text:p>
          </table:table-cell>
          <table:table-cell/>
          <table:table-cell office:value-type="string" calcext:value-type="string">
            <text:p><text:s/></text:p>
          </table:table-cell>
          <table:table-cell table:style-name="ce115" table:formula="of:=JSONCATEGORIETRAITEMENT([.A20];[.B20];[.C20];[.D20];[.E20];[.F20];[.G20])" office:value-type="string" office:string-value="{&quot;code&quot;:&quot;cat_vetement&quot;,&quot;nom&quot;:&quot;Vêtements (propres)&quot;,&quot;modesCollecte&quot;:&quot;smco_conteneurlerelais,smco_reempvet,modco_bacbleu,modco_sacbleu&quot;,&quot;recyclable&quot;:&quot;NON&quot;}," calcext:value-type="string">
            <text:p>{"code":"cat_vetement","nom":"Vêtements (propres)","modesCollecte":"smco_conteneurlerelais,smco_reempvet,modco_bacbleu,modco_sacbleu","recyclable":"NON"},</text:p>
          </table:table-cell>
          <table:table-cell office:value-type="string" calcext:value-type="string">
            <text:p><text:s/></text:p>
          </table:table-cell>
          <table:table-cell/>
          <table:table-cell table:style-name="ce107" table:formula="of:=GROOVYCATEGORIETRAITEMENT([.A20];[.B20];[.C20];[.D20];[.E20];[.F20];[.G20];[.X20];[.I20])" office:value-type="string" office:string-value="cat_trait cat_vetement = new cat_trait(code:&quot;cat_vetement&quot;,nom:&quot;Vêtements (propres)&quot;,descr:&quot;&quot;); " calcext:value-type="string">
            <text:p>cat_trait cat_vetement = new cat_trait(code:"cat_vetement",nom:"Vêtements (propres)",descr:""); </text:p>
          </table:table-cell>
          <table:table-cell table:style-name="ce107" office:value-type="string" calcext:value-type="string">
            <text:p>cat_omr_plastique.addToModesCollecte(modco_bacjaune);</text:p>
          </table:table-cell>
          <table:table-cell table:style-name="ce107"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velo</text:p>
          </table:table-cell>
          <table:table-cell table:style-name="ce15" office:value-type="string" calcext:value-type="string">
            <text:p>Vélo/trottinette</text:p>
          </table:table-cell>
          <table:table-cell table:style-name="ce6" office:value-type="string" calcext:value-type="string">
            <text:p>smco_velo,modco_decheterie,modco_ecopoint</text:p>
          </table:table-cell>
          <table:table-cell table:style-name="ce15" table:number-columns-repeated="2"/>
          <table:table-cell table:style-name="ce15" office:value-type="string" calcext:value-type="string">
            <text:p>PAS_POUBELLE</text:p>
          </table:table-cell>
          <table:table-cell table:style-name="ce112" office:value-type="string" calcext:value-type="string">
            <text:p>vérif le 03/2013</text:p>
          </table:table-cell>
          <table:table-cell office:value-type="string" calcext:value-type="string">
            <text:p><text:s/></text:p>
          </table:table-cell>
          <table:table-cell table:style-name="ce115" table:formula="of:=JSONCATEGORIETRAITEMENT([.A21];[.B21];[.C21];[.D21];[.E21];[.F21];[.G21])" office:value-type="string" office:string-value="{&quot;code&quot;:&quot;cat_velo&quot;,&quot;nom&quot;:&quot;Vélo/trottinette&quot;,&quot;modesCollecte&quot;:&quot;smco_velo,modco_decheterie,modco_ecopoint&quot;,&quot;recyclable&quot;:&quot;PAS_POUBELLE&quot;}," calcext:value-type="string">
            <text:p>{"code":"cat_velo","nom":"Vélo/trottinette","modesCollecte":"smco_velo,modco_decheterie,modco_ecopoint","recyclable":"PAS_POUBELLE"},</text:p>
          </table:table-cell>
          <table:table-cell office:value-type="string" calcext:value-type="string">
            <text:p><text:s/></text:p>
          </table:table-cell>
          <table:table-cell/>
          <table:table-cell table:style-name="ce107" table:formula="of:=GROOVYCATEGORIETRAITEMENT([.A21];[.B21];[.C21];[.D21];[.E21];[.F21];[.G21];[.X21];[.I21])" office:value-type="string" office:string-value="cat_trait cat_velo = new cat_trait(code:&quot;cat_velo&quot;,nom:&quot;Vélo/trottinette&quot;,descr:&quot;&quot;); " calcext:value-type="string">
            <text:p>cat_trait cat_velo = new cat_trait(code:"cat_velo",nom:"Vélo/trottinette",descr:""); </text:p>
          </table:table-cell>
          <table:table-cell table:style-name="ce107" office:value-type="string" calcext:value-type="string">
            <text:p>cat_omr_plastique.addToModesCollecte(modco_bacjaune);</text:p>
          </table:table-cell>
          <table:table-cell table:style-name="ce107"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2">
          <table:table-cell table:style-name="ce15" office:value-type="string" calcext:value-type="string">
            <text:p>cat_lunette</text:p>
          </table:table-cell>
          <table:table-cell table:style-name="ce15" office:value-type="string" calcext:value-type="string">
            <text:p>Lunettes</text:p>
          </table:table-cell>
          <table:table-cell table:style-name="ce15" office:value-type="string" calcext:value-type="string">
            <text:p>modco_bacbleu,modco_sacbleu,smco_vendeurlunette</text:p>
          </table:table-cell>
          <table:table-cell table:style-name="ce15" table:number-columns-repeated="2"/>
          <table:table-cell table:style-name="ce15" office:value-type="string" calcext:value-type="string">
            <text:p>PAS_POUBELLE</text:p>
          </table:table-cell>
          <table:table-cell table:style-name="ce112" office:value-type="string" calcext:value-type="string">
            <text:p>vérif le 03/2013</text:p>
          </table:table-cell>
          <table:table-cell office:value-type="string" calcext:value-type="string">
            <text:p><text:s/></text:p>
          </table:table-cell>
          <table:table-cell table:style-name="ce115" table:formula="of:=JSONCATEGORIETRAITEMENT([.A22];[.B22];[.C22];[.D22];[.E22];[.F22];[.G22])" office:value-type="string" office:string-value="{&quot;code&quot;:&quot;cat_lunette&quot;,&quot;nom&quot;:&quot;Lunettes&quot;,&quot;modesCollecte&quot;:&quot;modco_bacbleu,modco_sacbleu,smco_vendeurlunette&quot;,&quot;recyclable&quot;:&quot;PAS_POUBELLE&quot;}," calcext:value-type="string">
            <text:p>{"code":"cat_lunette","nom":"Lunettes","modesCollecte":"modco_bacbleu,modco_sacbleu,smco_vendeurlunette","recyclable":"PAS_POUBELLE"},</text:p>
          </table:table-cell>
          <table:table-cell office:value-type="string" calcext:value-type="string">
            <text:p><text:s/></text:p>
          </table:table-cell>
          <table:table-cell/>
          <table:table-cell table:style-name="ce107" table:formula="of:=GROOVYCATEGORIETRAITEMENT([.A22];[.B22];[.C22];[.D22];[.E22];[.F22];[.G22];[.X22];[.I22])" office:value-type="string" office:string-value="cat_trait cat_lunette = new cat_trait(code:&quot;cat_lunette&quot;,nom:&quot;Lunettes&quot;,descr:&quot;&quot;); " calcext:value-type="string">
            <text:p>cat_trait cat_lunette = new cat_trait(code:"cat_lunette",nom:"Lunettes",descr:""); </text:p>
          </table:table-cell>
          <table:table-cell table:style-name="ce107" office:value-type="string" calcext:value-type="string">
            <text:p>cat_omr_plastique.addToModesCollecte(modco_bacjaune);</text:p>
          </table:table-cell>
          <table:table-cell table:style-name="ce107"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36">
          <table:table-cell table:style-name="ce15" office:value-type="string" calcext:value-type="string">
            <text:p>cat_instrument</text:p>
          </table:table-cell>
          <table:table-cell table:style-name="ce15" office:value-type="string" calcext:value-type="string">
            <text:p>Instrument de musique</text:p>
          </table:table-cell>
          <table:table-cell table:style-name="ce15" office:value-type="string" calcext:value-type="string">
            <text:p>smco_reempdivers,modco_decheterie,modco_ecopoint,modco_encombra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3];[.B23];[.C23];[.D23];[.E23];[.F23];[.G23])" office:value-type="string" office:string-value="{&quot;code&quot;:&quot;cat_instrument&quot;,&quot;nom&quot;:&quot;Instrument de musique&quot;,&quot;modesCollecte&quot;:&quot;smco_reempdivers,modco_decheterie,modco_ecopoint,modco_encombrant&quot;,&quot;recyclable&quot;:&quot;PAS_POUBELLE&quot;}," calcext:value-type="string">
            <text:p>{"code":"cat_instrument","nom":"Instrument de musique","modesCollecte":"smco_reempdivers,modco_decheterie,modco_ecopoint,modco_encombrant","recyclable":"PAS_POUBELLE"},</text:p>
          </table:table-cell>
          <table:table-cell office:value-type="string" calcext:value-type="string">
            <text:p><text:s/></text:p>
          </table:table-cell>
          <table:table-cell/>
          <table:table-cell table:style-name="ce107" table:formula="of:=GROOVYCATEGORIETRAITEMENT([.A23];[.B23];[.C23];[.D23];[.E23];[.F23];[.G23];[.X23];[.I23])" office:value-type="string" office:string-value="cat_trait cat_instrument = new cat_trait(code:&quot;cat_instrument&quot;,nom:&quot;Instrument de musique&quot;,descr:&quot;&quot;); " calcext:value-type="string">
            <text:p>cat_trait cat_instrument = new cat_trait(code:"cat_instrument",nom:"Instrument de musique",descr:""); </text:p>
          </table:table-cell>
          <table:table-cell table:style-name="ce107" office:value-type="string" calcext:value-type="string">
            <text:p>cat_omr_plastique.addToModesCollecte(modco_bacjaune);</text:p>
          </table:table-cell>
          <table:table-cell table:style-name="ce107"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36">
          <table:table-cell table:style-name="ce15" office:value-type="string" calcext:value-type="string">
            <text:p>cat_info</text:p>
          </table:table-cell>
          <table:table-cell table:style-name="ce15" office:value-type="string" calcext:value-type="string">
            <text:p>Équipements informatiques</text:p>
          </table:table-cell>
          <table:table-cell table:style-name="ce4" office:value-type="string" calcext:value-type="string">
            <text:p>smco_reempinfo,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4];[.B24];[.C24];[.D24];[.E24];[.F24];[.G24])" office:value-type="string" office:string-value="{&quot;code&quot;:&quot;cat_info&quot;,&quot;nom&quot;:&quot;Équipements informatiques&quot;,&quot;modesCollecte&quot;:&quot;smco_reempinfo,modco_decheterie,modco_ecopoint&quot;,&quot;recyclable&quot;:&quot;PAS_POUBELLE&quot;}," calcext:value-type="string">
            <text:p>{"code":"cat_info","nom":"Équipements informatiques","modesCollecte":"smco_reempinfo,modco_decheterie,modco_ecopoint","recyclable":"PAS_POUBELLE"},</text:p>
          </table:table-cell>
          <table:table-cell office:value-type="string" calcext:value-type="string">
            <text:p><text:s/></text:p>
          </table:table-cell>
          <table:table-cell/>
          <table:table-cell table:style-name="ce107" table:formula="of:=GROOVYCATEGORIETRAITEMENT([.A24];[.B24];[.C24];[.D24];[.E24];[.F24];[.G24];[.X24];[.I24])" office:value-type="string" office:string-value="cat_trait cat_info = new cat_trait(code:&quot;cat_info&quot;,nom:&quot;Équipements informatiques&quot;,descr:&quot;&quot;); " calcext:value-type="string">
            <text:p>cat_trait cat_info = new cat_trait(code:"cat_info",nom:"Équipements informatiques",descr:""); </text:p>
          </table:table-cell>
          <table:table-cell table:style-name="ce107" office:value-type="string" calcext:value-type="string">
            <text:p>cat_omr_plastique.addToModesCollecte(modco_bacjaune);</text:p>
          </table:table-cell>
          <table:table-cell table:style-name="ce107"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36">
          <table:table-cell table:style-name="ce16" office:value-type="string" calcext:value-type="string">
            <text:p>cat_ampouleseco</text:p>
          </table:table-cell>
          <table:table-cell table:style-name="ce16" office:value-type="string" calcext:value-type="string">
            <text:p>Ampoules basses consommations / néons</text:p>
          </table:table-cell>
          <table:table-cell table:style-name="ce16" office:value-type="string" calcext:value-type="string">
            <text:p>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8/2013</text:p>
          </table:table-cell>
          <table:table-cell/>
          <table:table-cell table:style-name="ce115" table:formula="of:=JSONCATEGORIETRAITEMENT([.A25];[.B25];[.C25];[.D25];[.E25];[.F25];[.G25])" office:value-type="string" office:string-value="{&quot;code&quot;:&quot;cat_ampouleseco&quot;,&quot;nom&quot;:&quot;Ampoules basses consommations / néons&quot;,&quot;modesCollecte&quot;:&quot;modco_pointsdevente&quot;,&quot;recyclable&quot;:&quot;PAS_POUBELLE&quot;}," calcext:value-type="string">
            <text:p>{"code":"cat_ampouleseco","nom":"Ampoules basses consommations / néons","modesCollecte":"modco_pointsdevente","recyclable":"PAS_POUBELLE"},</text:p>
          </table:table-cell>
          <table:table-cell table:number-columns-repeated="2"/>
          <table:table-cell table:style-name="ce107" table:number-columns-repeated="3"/>
          <table:table-cell table:number-columns-repeated="253"/>
        </table:table-row>
        <table:table-row table:style-name="ro36">
          <table:table-cell table:style-name="ce15" office:value-type="string" calcext:value-type="string">
            <text:p>cat_cartouche</text:p>
          </table:table-cell>
          <table:table-cell table:style-name="ce15" office:value-type="string" calcext:value-type="string">
            <text:p>Cartouche d'encre</text:p>
          </table:table-cell>
          <table:table-cell table:style-name="ce4" office:value-type="string" calcext:value-type="string">
            <text:p>modco_pointsdevent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6];[.B26];[.C26];[.D26];[.E26];[.F26];[.G26])" office:value-type="string" office:string-value="{&quot;code&quot;:&quot;cat_cartouche&quot;,&quot;nom&quot;:&quot;Cartouche d'encre&quot;,&quot;modesCollecte&quot;:&quot;modco_pointsdevente,modco_decheterie,modco_ecopoint&quot;,&quot;recyclable&quot;:&quot;PAS_POUBELLE&quot;}," calcext:value-type="string">
            <text:p>{"code":"cat_cartouche","nom":"Cartouche d'encre","modesCollecte":"modco_pointsdevente,modco_decheterie,modco_ecopoint","recyclable":"PAS_POUBELLE"},</text:p>
          </table:table-cell>
          <table:table-cell office:value-type="string" calcext:value-type="string">
            <text:p><text:s/></text:p>
          </table:table-cell>
          <table:table-cell/>
          <table:table-cell table:style-name="ce107" table:formula="of:=GROOVYCATEGORIETRAITEMENT([.A26];[.B26];[.C26];[.D26];[.E26];[.F26];[.G26];[.X26];[.I26])" office:value-type="string" office:string-value="cat_trait cat_cartouche = new cat_trait(code:&quot;cat_cartouche&quot;,nom:&quot;Cartouche d'encre&quot;,descr:&quot;&quot;); " calcext:value-type="string">
            <text:p>cat_trait cat_cartouche = new cat_trait(code:"cat_cartouche",nom:"Cartouche d'encre",descr:""); </text:p>
          </table:table-cell>
          <table:table-cell table:style-name="ce107" office:value-type="string" calcext:value-type="string">
            <text:p>cat_omr_plastique.addToModesCollecte(modco_bacjaune);</text:p>
          </table:table-cell>
          <table:table-cell table:style-name="ce107"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pile</text:p>
          </table:table-cell>
          <table:table-cell table:style-name="ce15" office:value-type="string" calcext:value-type="string">
            <text:p>Pile</text:p>
          </table:table-cell>
          <table:table-cell table:style-name="ce13" office:value-type="string" calcext:value-type="string">
            <text:p>modco_decheterie,modco_ecopoint,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7];[.B27];[.C27];[.D27];[.E27];[.F27];[.G27])" office:value-type="string" office:string-value="{&quot;code&quot;:&quot;cat_pile&quot;,&quot;nom&quot;:&quot;Pile&quot;,&quot;modesCollecte&quot;:&quot;modco_decheterie,modco_ecopoint,modco_pointsdevente&quot;,&quot;recyclable&quot;:&quot;PAS_POUBELLE&quot;}," calcext:value-type="string">
            <text:p>{"code":"cat_pile","nom":"Pile","modesCollecte":"modco_decheterie,modco_ecopoint,modco_pointsdevente","recyclable":"PAS_POUBELLE"},</text:p>
          </table:table-cell>
          <table:table-cell office:value-type="string" calcext:value-type="string">
            <text:p><text:s/></text:p>
          </table:table-cell>
          <table:table-cell/>
          <table:table-cell table:style-name="ce107" table:formula="of:=GROOVYCATEGORIETRAITEMENT([.A27];[.B27];[.C27];[.D27];[.E27];[.F27];[.G27];[.X27];[.I27])" office:value-type="string" office:string-value="cat_trait cat_pile = new cat_trait(code:&quot;cat_pile&quot;,nom:&quot;Pile&quot;,descr:&quot;&quot;); " calcext:value-type="string">
            <text:p>cat_trait cat_pile = new cat_trait(code:"cat_pile",nom:"Pile",descr:""); </text:p>
          </table:table-cell>
          <table:table-cell table:style-name="ce107" office:value-type="string" calcext:value-type="string">
            <text:p>cat_omr_plastique.addToModesCollecte(modco_bacjaune);</text:p>
          </table:table-cell>
          <table:table-cell table:style-name="ce107"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jouetpile</text:p>
          </table:table-cell>
          <table:table-cell table:style-name="ce15" office:value-type="string" calcext:value-type="string">
            <text:p>Jouet (avec pile)</text:p>
          </table:table-cell>
          <table:table-cell table:style-name="ce4" office:value-type="string" calcext:value-type="string">
            <text:p>smco_reempjouet,modco_decheterie,modco_ecopoint</text:p>
          </table:table-cell>
          <table:table-cell table:style-name="ce15"/>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8];[.B28];[.C28];[.D28];[.E28];[.F28];[.G28])" office:value-type="string" office:string-value="{&quot;code&quot;:&quot;cat_jouetpile&quot;,&quot;nom&quot;:&quot;Jouet (avec pile)&quot;,&quot;modesCollecte&quot;:&quot;smco_reempjouet,modco_decheterie,modco_ecopoint&quot;,&quot;cons&quot;:&quot;cons_recuppdv1,cons_ecoparticipation&quot;,&quot;recyclable&quot;:&quot;PAS_POUBELLE&quot;}," calcext:value-type="string">
            <text:p>{"code":"cat_jouetpile","nom":"Jouet (avec pile)","modesCollecte":"smco_reempjouet,modco_decheterie,modco_ecopoint","cons":"cons_recuppdv1,cons_ecoparticipation","recyclable":"PAS_POUBELLE"},</text:p>
          </table:table-cell>
          <table:table-cell office:value-type="string" calcext:value-type="string">
            <text:p><text:s/></text:p>
          </table:table-cell>
          <table:table-cell/>
          <table:table-cell table:style-name="ce107" table:formula="of:=GROOVYCATEGORIETRAITEMENT([.A28];[.B28];[.C28];[.D28];[.E28];[.F28];[.G28];[.X28];[.I28])" office:value-type="string" office:string-value="cat_trait cat_jouetpile = new cat_trait(code:&quot;cat_jouetpile&quot;,nom:&quot;Jouet (avec pile)&quot;,descr:&quot;&quot;); " calcext:value-type="string">
            <text:p>cat_trait cat_jouetpile = new cat_trait(code:"cat_jouetpile",nom:"Jouet (avec pile)",descr:""); </text:p>
          </table:table-cell>
          <table:table-cell table:style-name="ce107" office:value-type="string" calcext:value-type="string">
            <text:p>cat_omr_plastique.addToModesCollecte(modco_bacjaune);</text:p>
          </table:table-cell>
          <table:table-cell table:style-name="ce107"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jouet</text:p>
          </table:table-cell>
          <table:table-cell table:style-name="ce15" office:value-type="string" calcext:value-type="string">
            <text:p>Jouet (sans pile)</text:p>
          </table:table-cell>
          <table:table-cell table:style-name="ce4" office:value-type="string" calcext:value-type="string">
            <text:p>smco_reempjouet,modco_bacbleu,modco_sacbleu</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9];[.B29];[.C29];[.D29];[.E29];[.F29];[.G29])" office:value-type="string" office:string-value="{&quot;code&quot;:&quot;cat_jouet&quot;,&quot;nom&quot;:&quot;Jouet (sans pile)&quot;,&quot;modesCollecte&quot;:&quot;smco_reempjouet,modco_bacbleu,modco_sacbleu&quot;,&quot;recyclable&quot;:&quot;PAS_POUBELLE&quot;}," calcext:value-type="string">
            <text:p>{"code":"cat_jouet","nom":"Jouet (sans pile)","modesCollecte":"smco_reempjouet,modco_bacbleu,modco_sacbleu","recyclable":"PAS_POUBELLE"},</text:p>
          </table:table-cell>
          <table:table-cell office:value-type="string" calcext:value-type="string">
            <text:p><text:s/></text:p>
          </table:table-cell>
          <table:table-cell/>
          <table:table-cell table:style-name="ce107" table:formula="of:=GROOVYCATEGORIETRAITEMENT([.A29];[.B29];[.C29];[.D29];[.E29];[.F29];[.G29];[.X29];[.I29])" office:value-type="string" office:string-value="cat_trait cat_jouet = new cat_trait(code:&quot;cat_jouet&quot;,nom:&quot;Jouet (sans pile)&quot;,descr:&quot;&quot;); " calcext:value-type="string">
            <text:p>cat_trait cat_jouet = new cat_trait(code:"cat_jouet",nom:"Jouet (sans pile)",descr:""); </text:p>
          </table:table-cell>
          <table:table-cell table:style-name="ce107" office:value-type="string" calcext:value-type="string">
            <text:p>cat_omr_plastique.addToModesCollecte(modco_bacjaune);</text:p>
          </table:table-cell>
          <table:table-cell table:style-name="ce107"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36">
          <table:table-cell table:style-name="ce15" office:value-type="string" calcext:value-type="string">
            <text:p>cat_batterie</text:p>
          </table:table-cell>
          <table:table-cell table:style-name="ce15" office:value-type="string" calcext:value-type="string">
            <text:p>Batterie</text:p>
          </table:table-cell>
          <table:table-cell table:style-name="ce4" office:value-type="string" calcext:value-type="string">
            <text:p>smco_garage,modco_decheterie,modco_ecopoint</text:p>
          </table:table-cell>
          <table:table-cell table:style-name="ce15"/>
          <table:table-cell table:style-name="ce110" office:value-type="string" calcext:value-type="string">
            <text:p>cons_toxique</text:p>
          </table:table-cell>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0];[.B30];[.C30];[.D30];[.E30];[.F30];[.G30])" office:value-type="string" office:string-value="{&quot;code&quot;:&quot;cat_batterie&quot;,&quot;nom&quot;:&quot;Batterie&quot;,&quot;modesCollecte&quot;:&quot;smco_garage,modco_decheterie,modco_ecopoint&quot;,&quot;cons&quot;:&quot;cons_toxique&quot;,&quot;recyclable&quot;:&quot;OUI&quot;}," calcext:value-type="string">
            <text:p>{"code":"cat_batterie","nom":"Batterie","modesCollecte":"smco_garage,modco_decheterie,modco_ecopoint","cons":"cons_toxique","recyclable":"OUI"},</text:p>
          </table:table-cell>
          <table:table-cell office:value-type="string" calcext:value-type="string">
            <text:p><text:s/></text:p>
          </table:table-cell>
          <table:table-cell/>
          <table:table-cell table:style-name="ce107" table:formula="of:=GROOVYCATEGORIETRAITEMENT([.A30];[.B30];[.C30];[.D30];[.E30];[.F30];[.G30];[.X30];[.I30])" office:value-type="string" office:string-value="cat_trait cat_batterie = new cat_trait(code:&quot;cat_batterie&quot;,nom:&quot;Batterie&quot;,descr:&quot;&quot;); " calcext:value-type="string">
            <text:p>cat_trait cat_batterie = new cat_trait(code:"cat_batterie",nom:"Batterie",descr:""); </text:p>
          </table:table-cell>
          <table:table-cell table:style-name="ce107" office:value-type="string" calcext:value-type="string">
            <text:p>cat_omr_plastique.addToModesCollecte(modco_bacjaune);</text:p>
          </table:table-cell>
          <table:table-cell table:style-name="ce107"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voiture</text:p>
          </table:table-cell>
          <table:table-cell table:style-name="ce15" office:value-type="string" calcext:value-type="string">
            <text:p>Voitures</text:p>
          </table:table-cell>
          <table:table-cell table:style-name="ce4" office:value-type="string" calcext:value-type="string">
            <text:p>smco_vendeurcassevoiture,modco_reprise</text:p>
          </table:table-cell>
          <table:table-cell table:style-name="ce15" table:number-columns-repeated="2"/>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1];[.B31];[.C31];[.D31];[.E31];[.F31];[.G31])" office:value-type="string" office:string-value="{&quot;code&quot;:&quot;cat_voiture&quot;,&quot;nom&quot;:&quot;Voitures&quot;,&quot;modesCollecte&quot;:&quot;smco_vendeurcassevoiture,modco_reprise&quot;,&quot;recyclable&quot;:&quot;OUI&quot;}," calcext:value-type="string">
            <text:p>{"code":"cat_voiture","nom":"Voitures","modesCollecte":"smco_vendeurcassevoiture,modco_reprise","recyclable":"OUI"},</text:p>
          </table:table-cell>
          <table:table-cell office:value-type="string" calcext:value-type="string">
            <text:p><text:s/></text:p>
          </table:table-cell>
          <table:table-cell/>
          <table:table-cell table:style-name="ce107" table:formula="of:=GROOVYCATEGORIETRAITEMENT([.A31];[.B31];[.C31];[.D31];[.E31];[.F31];[.G31];[.X31];[.I31])" office:value-type="string" office:string-value="cat_trait cat_voiture = new cat_trait(code:&quot;cat_voiture&quot;,nom:&quot;Voitures&quot;,descr:&quot;&quot;); " calcext:value-type="string">
            <text:p>cat_trait cat_voiture = new cat_trait(code:"cat_voiture",nom:"Voitures",descr:""); </text:p>
          </table:table-cell>
          <table:table-cell table:style-name="ce107" office:value-type="string" calcext:value-type="string">
            <text:p>cat_omr_plastique.addToModesCollecte(modco_bacjaune);</text:p>
          </table:table-cell>
          <table:table-cell table:style-name="ce107"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36">
          <table:table-cell table:style-name="ce15" office:value-type="string" calcext:value-type="string">
            <text:p>cat_medicament</text:p>
          </table:table-cell>
          <table:table-cell table:style-name="ce15" office:value-type="string" calcext:value-type="string">
            <text:p>Médicaments</text:p>
          </table:table-cell>
          <table:table-cell table:style-name="ce4" office:value-type="string" calcext:value-type="string">
            <text:p>smco_pharmaci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2];[.B32];[.C32];[.D32];[.E32];[.F32];[.G32])" office:value-type="string" office:string-value="{&quot;code&quot;:&quot;cat_medicament&quot;,&quot;nom&quot;:&quot;Médicaments&quot;,&quot;modesCollecte&quot;:&quot;smco_pharmacie,modco_decheterie,modco_ecopoint&quot;,&quot;recyclable&quot;:&quot;PAS_POUBELLE&quot;}," calcext:value-type="string">
            <text:p>{"code":"cat_medicament","nom":"Médicaments","modesCollecte":"smco_pharmacie,modco_decheterie,modco_ecopoint","recyclable":"PAS_POUBELLE"},</text:p>
          </table:table-cell>
          <table:table-cell office:value-type="string" calcext:value-type="string">
            <text:p><text:s/></text:p>
          </table:table-cell>
          <table:table-cell/>
          <table:table-cell table:style-name="ce107" table:formula="of:=GROOVYCATEGORIETRAITEMENT([.A32];[.B32];[.C32];[.D32];[.E32];[.F32];[.G32];[.X32];[.I32])" office:value-type="string" office:string-value="cat_trait cat_medicament = new cat_trait(code:&quot;cat_medicament&quot;,nom:&quot;Médicaments&quot;,descr:&quot;&quot;); " calcext:value-type="string">
            <text:p>cat_trait cat_medicament = new cat_trait(code:"cat_medicament",nom:"Médicaments",descr:""); </text:p>
          </table:table-cell>
          <table:table-cell table:style-name="ce107" office:value-type="string" calcext:value-type="string">
            <text:p>cat_omr_plastique.addToModesCollecte(modco_bacjaune);</text:p>
          </table:table-cell>
          <table:table-cell table:style-name="ce107"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materiaux</text:p>
          </table:table-cell>
          <table:table-cell table:style-name="ce15" office:value-type="string" calcext:value-type="string">
            <text:p>Matériaux</text:p>
          </table:table-cell>
          <table:table-cell table:style-name="ce15" office:value-type="string" calcext:value-type="string">
            <text:p>modco_decheterie</text:p>
          </table:table-cell>
          <table:table-cell table:style-name="ce15"/>
          <table:table-cell table:style-name="ce111" office:value-type="string" calcext:value-type="string">
            <text:p>cons_paspoubelle</text:p>
          </table:table-cell>
          <table:table-cell table:style-name="ce15" office:value-type="string" calcext:value-type="string">
            <text:p>PAS_POUBELLE</text:p>
          </table:table-cell>
          <table:table-cell table:style-name="ce85" office:value-type="string" calcext:value-type="string">
            <text:p>KO A VERIFIER modco_bacbleu,modco_sacbleu,modco_decheterie, </text:p>
          </table:table-cell>
          <table:table-cell office:value-type="string" calcext:value-type="string">
            <text:p><text:s/></text:p>
          </table:table-cell>
          <table:table-cell table:style-name="ce115" table:formula="of:=JSONCATEGORIETRAITEMENT([.A33];[.B33];[.C33];[.D33];[.E33];[.F33];[.G33])" office:value-type="string" office:string-value="{&quot;code&quot;:&quot;cat_materiaux&quot;,&quot;nom&quot;:&quot;Matériaux&quot;,&quot;modesCollecte&quot;:&quot;modco_decheterie&quot;,&quot;cons&quot;:&quot;cons_paspoubelle&quot;,&quot;recyclable&quot;:&quot;PAS_POUBELLE&quot;}," calcext:value-type="string">
            <text:p>{"code":"cat_materiaux","nom":"Matériaux","modesCollecte":"modco_decheterie","cons":"cons_paspoubelle","recyclable":"PAS_POUBELLE"},</text:p>
          </table:table-cell>
          <table:table-cell office:value-type="string" calcext:value-type="string">
            <text:p><text:s/></text:p>
          </table:table-cell>
          <table:table-cell/>
          <table:table-cell table:style-name="ce107" table:formula="of:=GROOVYCATEGORIETRAITEMENT([.A33];[.B33];[.C33];[.D33];[.E33];[.F33];[.G33];[.X33];[.I33])" office:value-type="string" office:string-value="cat_trait cat_materiaux = new cat_trait(code:&quot;cat_materiaux&quot;,nom:&quot;Matériaux&quot;,descr:&quot;&quot;); " calcext:value-type="string">
            <text:p>cat_trait cat_materiaux = new cat_trait(code:"cat_materiaux",nom:"Matériaux",descr:""); </text:p>
          </table:table-cell>
          <table:table-cell table:style-name="ce107" office:value-type="string" calcext:value-type="string">
            <text:p>cat_omr_plastique.addToModesCollecte(modco_bacjaune);</text:p>
          </table:table-cell>
          <table:table-cell table:style-name="ce107"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1">
          <table:table-cell table:style-name="ce108"/>
          <table:table-cell table:style-name="ce110" table:number-columns-repeated="5"/>
          <table:table-cell/>
          <table:table-cell office:value-type="string" calcext:value-type="string">
            <text:p><text:s/></text:p>
          </table:table-cell>
          <table:table-cell table:style-name="ce116"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6" table:print="false">
        <office:forms form:automatic-focus="false" form:apply-design-mode="false"/>
        <table:table-column table:style-name="co127" table:default-cell-style-name="Default"/>
        <table:table-column table:style-name="co128" table:default-cell-style-name="Default"/>
        <table:table-column table:style-name="co129" table:default-cell-style-name="Default"/>
        <table:table-column table:style-name="co77" table:default-cell-style-name="Default"/>
        <table:table-column table:style-name="co130" table:default-cell-style-name="Default"/>
        <table:table-column table:style-name="co131" table:number-columns-repeated="2" table:default-cell-style-name="Default"/>
        <table:table-column table:style-name="co132" table:number-columns-repeated="2" table:default-cell-style-name="Default"/>
        <table:table-column table:style-name="co25" table:default-cell-style-name="Default"/>
        <table:table-column table:style-name="co133" table:default-cell-style-name="Default"/>
        <table:table-column table:style-name="co134" table:default-cell-style-name="Default"/>
        <table:table-column table:style-name="co17" table:number-columns-repeated="2" table:default-cell-style-name="Default"/>
        <table:table-column table:style-name="co135" table:default-cell-style-name="Default"/>
        <table:table-column table:style-name="co17" table:number-columns-repeated="2" table:default-cell-style-name="Default"/>
        <table:table-column table:style-name="co37" table:default-cell-style-name="Default"/>
        <table:table-column table:style-name="co136" table:number-columns-repeated="4" table:default-cell-style-name="Default"/>
        <table:table-column table:style-name="co137" table:default-cell-style-name="Default"/>
        <table:table-column table:style-name="co10" table:number-columns-repeated="2" table:default-cell-style-name="Default"/>
        <table:table-column table:style-name="co138" table:default-cell-style-name="Default"/>
        <table:table-column table:style-name="co139" table:default-cell-style-name="Default"/>
        <table:table-column table:style-name="co140" table:number-columns-repeated="2" table:default-cell-style-name="Default"/>
        <table:table-column table:style-name="co141" table:number-columns-repeated="2" table:default-cell-style-name="Default"/>
        <table:table-column table:style-name="co63" table:default-cell-style-name="Default"/>
        <table:table-column table:style-name="co15" table:number-columns-repeated="2" table:default-cell-style-name="Default"/>
        <table:table-column table:style-name="co64" table:default-cell-style-name="Default"/>
        <table:table-column table:style-name="co142" table:number-columns-repeated="2" table:default-cell-style-name="Default"/>
        <table:table-column table:style-name="co10" table:default-cell-style-name="Default"/>
        <table:table-column table:style-name="co143" table:default-cell-style-name="Default"/>
        <table:table-column table:style-name="co144" table:number-columns-repeated="3" table:default-cell-style-name="Default"/>
        <table:table-column table:style-name="co142" table:default-cell-style-name="Default"/>
        <table:table-column table:style-name="co83" table:default-cell-style-name="Default"/>
        <table:table-column table:style-name="co144" table:default-cell-style-name="Default"/>
        <table:table-column table:style-name="co142" table:default-cell-style-name="Default"/>
        <table:table-column table:style-name="co145" table:default-cell-style-name="Default"/>
        <table:table-column table:style-name="co142" table:default-cell-style-name="Default"/>
        <table:table-column table:style-name="co144" table:default-cell-style-name="Default"/>
        <table:table-column table:style-name="co37" table:number-columns-repeated="219" table:default-cell-style-name="Default"/>
        <table:table-row table:style-name="ro5">
          <table:table-cell table:style-name="ce65" office:value-type="string" calcext:value-type="string" table:number-columns-spanned="7" table:number-rows-spanned="1">
            <text:p>Modes de collectes</text:p>
          </table:table-cell>
          <table:covered-table-cell table:number-columns-repeated="6"/>
          <table:table-cell table:number-columns-repeated="261"/>
        </table:table-row>
        <table:table-row table:style-name="ro5">
          <table:table-cell table:style-name="ce100" office:value-type="string" calcext:value-type="string" table:number-columns-spanned="7" table:number-rows-spanned="1">
            <text:p>On retrouve le modeDeCollecte sur le déchet ou sur sa catégorieUsuelle</text:p>
          </table:table-cell>
          <table:covered-table-cell table:number-columns-repeated="6"/>
          <table:table-cell table:number-columns-repeated="5"/>
          <table:table-cell office:value-type="string" calcext:value-type="string">
            <text:p><text:s/></text:p>
          </table:table-cell>
          <table:table-cell table:number-columns-repeated="255"/>
        </table:table-row>
        <table:table-row table:style-name="ro38">
          <table:table-cell/>
          <table:table-cell table:style-name="ce120" office:value-type="string" calcext:value-type="string">
            <text:p>Qu'est-ce que les déchets secs ?</text:p>
          </table:table-cell>
          <table:table-cell table:number-columns-repeated="10"/>
          <table:table-cell office:value-type="string" calcext:value-type="string">
            <text:p><text:s/></text:p>
          </table:table-cell>
          <table:table-cell table:number-columns-repeated="255"/>
        </table:table-row>
        <table:table-row table:style-name="ro39">
          <table:table-cell table:style-name="ce87" office:value-type="string" calcext:value-type="string">
            <text:p>Code</text:p>
          </table:table-cell>
          <table:table-cell table:style-name="ce87" office:value-type="string" calcext:value-type="string">
            <text:p>Nom</text:p>
          </table:table-cell>
          <table:table-cell table:style-name="ce87" office:value-type="string" calcext:value-type="string">
            <text:p>Sous Modes de Collecte</text:p>
          </table:table-cell>
          <table:table-cell table:style-name="ce87" office:value-type="string" calcext:value-type="string">
            <text:p>Est un sous mode de collecte</text:p>
          </table:table-cell>
          <table:table-cell table:style-name="ce87" office:value-type="string" calcext:value-type="string">
            <text:p>description</text:p>
          </table:table-cell>
          <table:table-cell table:style-name="ce87" office:value-type="string" calcext:value-type="string">
            <text:p>admis</text:p>
          </table:table-cell>
          <table:table-cell table:style-name="ce87" office:value-type="string" calcext:value-type="string">
            <text:p>Conseils</text:p>
          </table:table-cell>
          <table:table-cell table:style-name="ce87" office:value-type="string" calcext:value-type="string">
            <text:p>Image</text:p>
          </table:table-cell>
          <table:table-cell table:style-name="ce131" office:value-type="string" calcext:value-type="string">
            <text:p>Statut</text:p>
          </table:table-cell>
          <table:table-cell table:style-name="ce131" office:value-type="string" calcext:value-type="string">
            <text:p>Bouton</text:p>
          </table:table-cell>
          <table:table-cell/>
          <table:table-cell table:style-name="ce60"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0">
          <table:table-cell table:style-name="ce118" office:value-type="string" calcext:value-type="string">
            <text:p>modco_contmpb</text:p>
          </table:table-cell>
          <table:table-cell table:style-name="ce118" office:value-type="string" calcext:value-type="string">
            <text:p>Conteneur plastique</text:p>
          </table:table-cell>
          <table:table-cell table:style-name="ce118"/>
          <table:table-cell table:style-name="ce122" office:value-type="string" calcext:value-type="string">
            <text:p>false</text:p>
          </table:table-cell>
          <table:table-cell table:style-name="ce124"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24"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29"/>
          <table:table-cell table:style-name="ce126" office:value-type="string" calcext:value-type="string">
            <text:p>conteneur_plastiqu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5];[.B5];[.C5];[.D5];[.E5];[.F5];[.G5];[.H5];[.I5];[.J5])"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text:p>
          </table:table-cell>
          <table:table-cell office:value-type="string" calcext:value-type="string">
            <text:p><text:s/></text:p>
          </table:table-cell>
          <table:table-cell/>
          <table:table-cell table:style-name="ce107" table:formula="of:=GROOVYMODECOLLECTE([.A5];[.B5];[.C5];[.D5];[.E5];[.G5];[.H5];[.Z5];[.K5])" office:value-type="string" office:string-value="ModeCollecte modco_contmpb = new ModeCollecte(code:&quot;modco_contmpb&quot;,nom:&quot;Conteneur plastique&quot;,descr:&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 modco_contmpb.save();" calcext:value-type="string">
            <text:p>ModeCollecte modco_contmpb = new ModeCollecte(code:"modco_contmpb",nom:"Conteneur plastiqu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 modco_contmpb.save();</text:p>
          </table:table-cell>
          <table:table-cell office:value-type="string" calcext:value-type="string">
            <text:p><text:s/></text:p>
          </table:table-cell>
          <table:table-cell table:number-columns-repeated="252"/>
        </table:table-row>
        <table:table-row table:style-name="ro41">
          <table:table-cell table:style-name="ce118" office:value-type="string" calcext:value-type="string">
            <text:p>modco_contpapiercarton</text:p>
          </table:table-cell>
          <table:table-cell table:style-name="ce118" office:value-type="string" calcext:value-type="string">
            <text:p>Conteneur&lt;br/&gt;papier carton</text:p>
          </table:table-cell>
          <table:table-cell table:style-name="ce118"/>
          <table:table-cell table:style-name="ce122" office:value-type="string" calcext:value-type="string">
            <text:p>false</text:p>
          </table:table-cell>
          <table:table-cell table:style-name="ce118" office:value-type="string" calcext:value-type="string">
            <text:p>On peut mettre : cartons (bruns), cartonnettes, emballage en carton, enveloppe, feuilles, journaux, magazines, prospectus, <text:s/>boîte à œuf en carton.</text:p>
          </table:table-cell>
          <table:table-cell table:style-name="ce118" office:value-type="string" calcext:value-type="string">
            <text:p>cartons (bruns), cartonnettes, emballage en carton, enveloppe, feuilles, journaux, magazines, prospectus, <text:s/>boîte à œuf en carton</text:p>
          </table:table-cell>
          <table:table-cell table:style-name="ce118" office:value-type="string" calcext:value-type="string">
            <text:p>cons_souille</text:p>
          </table:table-cell>
          <table:table-cell table:style-name="ce126" office:value-type="string" calcext:value-type="string">
            <text:p>conteneur_carton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6];[.B6];[.C6];[.D6];[.E6];[.F6];[.G6];[.H6];[.I6];[.J6])" office:value-type="string" office:string-value="{&quot;code&quot;:&quot;modco_contpapiercarton&quot;,&quot;nom&quot;:&quot;Conteneur papier carton&quot;,&quot;libelleBouton&quot;:&quot;Conteneur&lt;br/&gt;papier carton&quot;,&quot;modesCollecte&quot;:&quot;false&quot;,&quot;descr&quot;:&quot;On peut mettre : cartons (bruns), cartonnettes, emballage en carton, enveloppe, feuilles, journaux, magazines, prospectus,  boîte à œuf en carton.&quot;,&quot;admis&quot;:&quot;cartons (bruns), cartonnettes, emballage en carton, enveloppe, feuilles, journaux, magazines, prospectus,  boîte à œuf en carton&quot;,&quot;cons&quot;:&quot;cons_souille&quot;,&quot;icone&quot;:&quot;modco&quot;,&quot;image&quot;:&quot;conteneur_carton_mini.png&quot;}," calcext:value-type="string">
            <text:p>{"code":"modco_contpapiercarton","nom":"Conteneur papier carton","libelleBouton":"Conteneur&lt;br/&gt;papier carton","modesCollecte":"false","descr":"On peut mettre : cartons (bruns), cartonnettes, emballage en carton, enveloppe, feuilles, journaux, magazines, prospectus, <text:s/>boîte à œuf en carton.","admis":"cartons (bruns), cartonnettes, emballage en carton, enveloppe, feuilles, journaux, magazines, prospectus, <text:s/>boîte à œuf en carton","cons":"cons_souille","icone":"modco","image":"conteneur_carton_mini.png"},</text:p>
          </table:table-cell>
          <table:table-cell office:value-type="string" calcext:value-type="string">
            <text:p><text:s/></text:p>
          </table:table-cell>
          <table:table-cell/>
          <table:table-cell table:style-name="ce107" table:formula="of:=GROOVYMODECOLLECTE([.A6];[.B6];[.C6];[.D6];[.E6];[.G6];[.H6];[.Z6];[.K6])" office:value-type="string" office:string-value="ModeCollecte modco_contpapiercarton = new ModeCollecte(code:&quot;modco_contpapiercarton&quot;,nom:&quot;Conteneur&lt;br/&gt;papier carton&quot;,descr:&quot;On peut mettre : cartons (bruns), cartonnettes, emballage en carton, enveloppe, feuilles, journaux, magazines, prospectus,  boîte à œuf en carton.&quot;); modco_contpapiercarton.save();" calcext:value-type="string">
            <text:p>ModeCollecte modco_contpapiercarton = new ModeCollecte(code:"modco_contpapiercarton",nom:"Conteneur&lt;br/&gt;papier carton",descr:"On peut mettre : cartons (bruns), cartonnettes, emballage en carton, enveloppe, feuilles, journaux, magazines, prospectus, <text:s/>boîte à œuf en carton."); modco_contpapiercarton.save();</text:p>
          </table:table-cell>
          <table:table-cell office:value-type="string" calcext:value-type="string">
            <text:p><text:s/></text:p>
          </table:table-cell>
          <table:table-cell table:number-columns-repeated="252"/>
        </table:table-row>
        <table:table-row table:style-name="ro42">
          <table:table-cell table:style-name="ce118" office:value-type="string" calcext:value-type="string">
            <text:p>modco_contverre</text:p>
          </table:table-cell>
          <table:table-cell table:style-name="ce118" office:value-type="string" calcext:value-type="string">
            <text:p>Conteneur verre</text:p>
          </table:table-cell>
          <table:table-cell table:style-name="ce118"/>
          <table:table-cell table:style-name="ce122" office:value-type="string" calcext:value-type="string">
            <text:p>false</text:p>
          </table:table-cell>
          <table:table-cell table:style-name="ce118"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18" office:value-type="string" calcext:value-type="string">
            <text:p>bouteilles, pots, bocaux</text:p>
          </table:table-cell>
          <table:table-cell table:style-name="ce118" office:value-type="string" calcext:value-type="string">
            <text:p>cons_verre,cons_sans_bouchon_ni_couvercle,cons_nbconteneurverre</text:p>
          </table:table-cell>
          <table:table-cell table:style-name="ce126" office:value-type="string" calcext:value-type="string">
            <text:p>conteneur_verr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7];[.B7];[.C7];[.D7];[.E7];[.F7];[.G7];[.H7];[.I7];[.J7])" office:value-type="string" office:string-value="{&quot;code&quot;:&quot;modco_contverre&quot;,&quot;nom&quot;:&quot;Conteneur verre&quot;,&quot;libelleBouton&quot;:&quot;Conteneur verre&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admis&quot;:&quot;bouteilles, pots, bocaux&quot;,&quot;cons&quot;:&quot;cons_verre,cons_sans_bouchon_ni_couvercle,cons_nbconteneurverre&quot;,&quot;icone&quot;:&quot;modco&quot;,&quot;image&quot;:&quot;conteneur_verre_mini.png&quot;}," calcext:value-type="string">
            <text:p>{"code":"modco_contverre","nom":"Conteneur verre","libelleBouton":"Conteneur verre","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admis":"bouteilles, pots, bocaux","cons":"cons_verre,cons_sans_bouchon_ni_couvercle,cons_nbconteneurverre","icone":"modco","image":"conteneur_verre_mini.png"},</text:p>
          </table:table-cell>
          <table:table-cell office:value-type="string" calcext:value-type="string">
            <text:p><text:s/></text:p>
          </table:table-cell>
          <table:table-cell/>
          <table:table-cell table:style-name="ce107" table:formula="of:=GROOVYMODECOLLECTE([.A7];[.B7];[.C7];[.D7];[.E7];[.G7];[.H7];[.Z7];[.K7])" office:value-type="string" office:string-value="ModeCollecte modco_contverre = new ModeCollecte(code:&quot;modco_contverre&quot;,nom:&quot;Conteneur verre&quot;,descr:&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 modco_contverre.save();" calcext:value-type="string">
            <text:p>ModeCollecte modco_contverre = new ModeCollecte(code:"modco_contverre",nom:"Conteneur verr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 modco_contverre.save();</text:p>
          </table:table-cell>
          <table:table-cell office:value-type="string" calcext:value-type="string">
            <text:p><text:s/></text:p>
          </table:table-cell>
          <table:table-cell table:number-columns-repeated="252"/>
        </table:table-row>
        <table:table-row table:style-name="ro43">
          <table:table-cell table:style-name="ce118" office:value-type="string" calcext:value-type="string">
            <text:p>modco_contembjournmag</text:p>
          </table:table-cell>
          <table:table-cell table:style-name="ce118" office:value-type="string" calcext:value-type="string">
            <text:p>Conteneur&lt;br/&gt;emballages&lt;br/&gt;journaux magazines</text:p>
          </table:table-cell>
          <table:table-cell table:style-name="ce118"/>
          <table:table-cell table:style-name="ce122" office:value-type="string" calcext:value-type="string">
            <text:p>false</text:p>
          </table:table-cell>
          <table:table-cell table:style-name="ce118"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18" office:value-type="string" calcext:value-type="string">
            <text:p>boîte de conserve, barquette aluminium, cannette, aérosol, bouteille métal sirop, bouteilles d'eau, flacon, brique (jus de fruit, lait), cartonnettes, papier, journaux, magazines</text:p>
          </table:table-cell>
          <table:table-cell table:style-name="ce118" office:value-type="string" calcext:value-type="string">
            <text:p>cons_sans_bouchon_ni_couvercle</text:p>
          </table:table-cell>
          <table:table-cell table:style-name="ce126" office:value-type="string" calcext:value-type="string">
            <text:p>conteneur_emballages_journaux_magazines_mini.png</text:p>
          </table:table-cell>
          <table:table-cell table:style-name="ce132" office:value-type="string" calcext:value-type="string">
            <text:p>Vérif le 06/2013</text:p>
          </table:table-cell>
          <table:table-cell table:style-name="ce132" office:value-type="string" calcext:value-type="string">
            <text:p>modco</text:p>
          </table:table-cell>
          <table:table-cell/>
          <table:table-cell table:style-name="ce64" table:formula="of:=JSONMODESDECOLLECTE([.A8];[.B8];[.C8];[.D8];[.E8];[.F8];[.G8];[.H8];[.I8];[.J8])" office:value-type="string" office:string-value="{&quot;code&quot;:&quot;modco_contembjournmag&quot;,&quot;nom&quot;:&quot;Conteneur emballages journaux magazines&quot;,&quot;libelleBouton&quot;:&quot;Conteneur&lt;br/&gt;emballages&lt;br/&gt;journaux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admis&quot;:&quot;boîte de conserve, barquette aluminium, cannette, aérosol, bouteille métal sirop, bouteilles d'eau, flacon, brique (jus de fruit, lait), cartonnettes, papier, journaux, magazines&quot;,&quot;cons&quot;:&quot;cons_sans_bouchon_ni_couvercle&quot;,&quot;icone&quot;:&quot;modco&quot;,&quot;image&quot;:&quot;conteneur_emballages_journaux_magazines_mini.png&quot;}," calcext:value-type="string">
            <text:p>{"code":"modco_contembjournmag","nom":"Conteneur emballages journaux magazines","libelleBouton":"Conteneur&lt;br/&gt;emballages&lt;br/&gt;journaux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admis":"boîte de conserve, barquette aluminium, cannette, aérosol, bouteille métal sirop, bouteilles d'eau, flacon, brique (jus de fruit, lait), cartonnettes, papier, journaux, magazines","cons":"cons_sans_bouchon_ni_couvercle","icone":"modco","image":"conteneur_emballages_journaux_magazines_mini.png"},</text:p>
          </table:table-cell>
          <table:table-cell office:value-type="string" calcext:value-type="string">
            <text:p><text:s/></text:p>
          </table:table-cell>
          <table:table-cell/>
          <table:table-cell table:style-name="ce107" table:formula="of:=GROOVYMODECOLLECTE([.A8];[.B8];[.C8];[.D8];[.E8];[.G8];[.H8];[.Z8];[.K8])" office:value-type="string" office:string-value="ModeCollecte modco_contembjournmag = new ModeCollecte(code:&quot;modco_contembjournmag&quot;,nom:&quot;Conteneur&lt;br/&gt;emballages&lt;br/&gt;journaux magazines&quot;,descr:&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 modco_contembjournmag.save();" calcext:value-type="string">
            <text:p>ModeCollecte modco_contembjournmag = new ModeCollecte(code:"modco_contembjournmag",nom:"Conteneur&lt;br/&gt;emballages&lt;br/&gt;journaux magazines",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 modco_contembjournmag.save();</text:p>
          </table:table-cell>
          <table:table-cell table:number-columns-repeated="253"/>
        </table:table-row>
        <table:table-row table:style-name="ro43">
          <table:table-cell table:style-name="ce118" office:value-type="string" calcext:value-type="string">
            <text:p>modco_bacbleuhorsnantes</text:p>
          </table:table-cell>
          <table:table-cell table:style-name="ce118" office:value-type="string" calcext:value-type="string">
            <text:p>Bacs bleus (hors Nantes)</text:p>
          </table:table-cell>
          <table:table-cell table:style-name="ce118"/>
          <table:table-cell table:style-name="ce122" office:value-type="string" calcext:value-type="string">
            <text:p>false</text:p>
          </table:table-cell>
          <table:table-cell table:style-name="ce118" office:value-type="string" calcext:value-type="string">
            <text:p>&lt;IMG SRC='resources/images/bac_bleu_mini.png' ALIGN='right' WIDTH='150px' /&gt;On met les &lt;B&gt;déchets ménagers non recyclés&lt;/B&gt;.</text:p>
          </table:table-cell>
          <table:table-cell table:style-name="ce118"/>
          <table:table-cell table:style-name="ce118" office:value-type="string" calcext:value-type="string">
            <text:p>cons_bac_casse,cons_collectes_bacs,cons_arcencielvalorena</text:p>
          </table:table-cell>
          <table:table-cell table:style-name="ce126" office:value-type="string" calcext:value-type="string">
            <text:p>bac_bleu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9];[.B9];[.C9];[.D9];[.E9];[.F9];[.G9];[.H9];[.I9];[.J9])" office:value-type="string" office:string-value="{&quot;code&quot;:&quot;modco_bacbleuhorsnantes&quot;,&quot;nom&quot;:&quot;Bacs bleus (hors Nantes)&quot;,&quot;libelleBouton&quot;:&quot;Bacs bleus (hors Nantes)&quot;,&quot;modesCollecte&quot;:&quot;false&quot;,&quot;descr&quot;:&quot;&lt;IMG SRC='resources/images/bac_bleu_mini.png' ALIGN='right' WIDTH='150px' /&gt;On met les &lt;B&gt;déchets ménagers non recyclés&lt;/B&gt;.&quot;,&quot;cons&quot;:&quot;cons_bac_casse,cons_collectes_bacs,cons_arcencielvalorena&quot;,&quot;icone&quot;:&quot;modco&quot;,&quot;image&quot;:&quot;bac_bleu_mini.png&quot;}," calcext:value-type="string">
            <text:p>{"code":"modco_bacbleuhorsnantes","nom":"Bacs bleus (hors Nantes)","libelleBouton":"Bacs bleus (hors Nantes)","modesCollecte":"false","descr":"&lt;IMG SRC='resources/images/bac_bleu_mini.png' ALIGN='right' WIDTH='150px' /&gt;On met les &lt;B&gt;déchets ménagers non recyclés&lt;/B&gt;.","cons":"cons_bac_casse,cons_collectes_bacs,cons_arcencielvalorena","icone":"modco","image":"bac_bleu_mini.png"},</text:p>
          </table:table-cell>
          <table:table-cell office:value-type="string" calcext:value-type="string">
            <text:p><text:s/></text:p>
          </table:table-cell>
          <table:table-cell/>
          <table:table-cell table:style-name="ce107" table:formula="of:=GROOVYMODECOLLECTE([.A9];[.B9];[.C9];[.D9];[.E9];[.G9];[.H9];[.Z9];[.K9])" office:value-type="string" office:string-value="ModeCollecte modco_bacbleuhorsnantes = new ModeCollecte(code:&quot;modco_bacbleuhorsnantes&quot;,nom:&quot;Bacs bleus (hors Nantes)&quot;,descr:&quot;&lt;IMG SRC='resources/images/bac_bleu_mini.png' ALIGN='right' WIDTH='150px' /&gt;On met les &lt;B&gt;déchets ménagers non recyclés&lt;/B&gt;.&quot;); modco_bacbleuhorsnantes.save();" calcext:value-type="string">
            <text:p>ModeCollecte modco_bacbleuhorsnantes = new ModeCollecte(code:"modco_bacbleuhorsnantes",nom:"Bacs bleus (hors Nantes)",descr:"&lt;IMG SRC='resources/images/bac_bleu_mini.png' ALIGN='right' WIDTH='150px' /&gt;On met les &lt;B&gt;déchets ménagers non recyclés&lt;/B&gt;."); modco_bacbleuhorsnantes.save();</text:p>
          </table:table-cell>
          <table:table-cell table:number-columns-repeated="253"/>
        </table:table-row>
        <table:table-row table:style-name="ro44">
          <table:table-cell table:style-name="ce118" office:value-type="string" calcext:value-type="string">
            <text:p>modco_bacbleu</text:p>
          </table:table-cell>
          <table:table-cell table:style-name="ce118" office:value-type="string" calcext:value-type="string">
            <text:p>Bacs bleus</text:p>
          </table:table-cell>
          <table:table-cell table:style-name="ce118"/>
          <table:table-cell table:style-name="ce122" table:formula="of:=[.D9]" office:value-type="string" office:string-value="false" calcext:value-type="string">
            <text:p>false</text:p>
          </table:table-cell>
          <table:table-cell table:style-name="ce118" table:formula="of:=[.E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18"/>
          <table:table-cell table:style-name="ce118" table:formula="of:=[.G9]" office:value-type="string" office:string-value="cons_bac_casse,cons_collectes_bacs,cons_arcencielvalorena" calcext:value-type="string">
            <text:p>cons_bac_casse,cons_collectes_bacs,cons_arcencielvalorena</text:p>
          </table:table-cell>
          <table:table-cell table:style-name="ce126" table:formula="of:=[.H9]" office:value-type="string" office:string-value="bac_bleu_mini.png" calcext:value-type="string">
            <text:p>bac_bleu_mini.png</text:p>
          </table:table-cell>
          <table:table-cell table:style-name="ce132" table:formula="of:=[.I9]" office:value-type="string" office:string-value="Vérif le 03/2013" calcext:value-type="string">
            <text:p>Vérif le 03/2013</text:p>
          </table:table-cell>
          <table:table-cell table:style-name="ce132" table:formula="of:=[.J9]" office:value-type="string" office:string-value="modco" calcext:value-type="string">
            <text:p>modco</text:p>
          </table:table-cell>
          <table:table-cell/>
          <table:table-cell table:style-name="ce64" table:formula="of:=JSONMODESDECOLLECTE([.A10];[.B10];[.C10];[.D10];[.E10];[.F10];[.G10];[.H10];[.I10];[.J10])" office:value-type="string" office:string-value="{&quot;code&quot;:&quot;modco_bacbleu&quot;,&quot;nom&quot;:&quot;Bacs bleus&quot;,&quot;libelleBouton&quot;:&quot;Bacs bleus&quot;,&quot;modesCollecte&quot;:&quot;false&quot;,&quot;descr&quot;:&quot;&lt;IMG SRC='resources/images/bac_bleu_mini.png' ALIGN='right' WIDTH='150px' /&gt;On met les &lt;B&gt;déchets ménagers non recyclés&lt;/B&gt;.&quot;,&quot;cons&quot;:&quot;cons_bac_casse,cons_collectes_bacs,cons_arcencielvalorena&quot;,&quot;icone&quot;:&quot;modco&quot;,&quot;image&quot;:&quot;bac_bleu_mini.png&quot;}," calcext:value-type="string">
            <text:p>{"code":"modco_bacbleu","nom":"Bacs bleus","libelleBouton":"Bacs bleus","modesCollecte":"false","descr":"&lt;IMG SRC='resources/images/bac_bleu_mini.png' ALIGN='right' WIDTH='150px' /&gt;On met les &lt;B&gt;déchets ménagers non recyclés&lt;/B&gt;.","cons":"cons_bac_casse,cons_collectes_bacs,cons_arcencielvalorena","icone":"modco","image":"bac_bleu_mini.png"},</text:p>
          </table:table-cell>
          <table:table-cell office:value-type="string" calcext:value-type="string">
            <text:p><text:s/></text:p>
          </table:table-cell>
          <table:table-cell/>
          <table:table-cell table:style-name="ce107" table:formula="of:=GROOVYMODECOLLECTE([.A10];[.B10];[.C10];[.D10];[.E10];[.G10];[.H10];[.Z10];[.K10])" office:value-type="string" office:string-value="ModeCollecte modco_bacbleu = new ModeCollecte(code:&quot;modco_bacbleu&quot;,nom:&quot;Bacs bleus&quot;,descr:&quot;&lt;IMG SRC='resources/images/bac_bleu_mini.png' ALIGN='right' WIDTH='150px' /&gt;On met les &lt;B&gt;déchets ménagers non recyclés&lt;/B&gt;.&quot;); modco_bacbleu.save();" calcext:value-type="string">
            <text:p>ModeCollecte modco_bacbleu = new ModeCollecte(code:"modco_bacbleu",nom:"Bacs bleus",descr:"&lt;IMG SRC='resources/images/bac_bleu_mini.png' ALIGN='right' WIDTH='150px' /&gt;On met les &lt;B&gt;déchets ménagers non recyclés&lt;/B&gt;."); modco_bacbleu.save();</text:p>
          </table:table-cell>
          <table:table-cell office:value-type="string" calcext:value-type="string">
            <text:p><text:s/></text:p>
          </table:table-cell>
          <table:table-cell table:number-columns-repeated="252"/>
        </table:table-row>
        <table:table-row table:style-name="ro45">
          <table:table-cell table:style-name="ce118" office:value-type="string" calcext:value-type="string">
            <text:p>modco_bacjaunenantes</text:p>
          </table:table-cell>
          <table:table-cell table:style-name="ce118" office:value-type="string" calcext:value-type="string">
            <text:p>Bacs jaunes (Nantes)</text:p>
          </table:table-cell>
          <table:table-cell table:style-name="ce118"/>
          <table:table-cell table:style-name="ce122" office:value-type="string" calcext:value-type="string">
            <text:p>false</text:p>
          </table:table-cell>
          <table:table-cell table:style-name="ce125"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25"/>
          <table:table-cell table:style-name="ce118" office:value-type="string" calcext:value-type="string">
            <text:p>cons_pasuniquementbouteilleflacon,cons_bac_casse,cons_collectes_bacs</text:p>
          </table:table-cell>
          <table:table-cell table:style-name="ce126" office:value-type="string" calcext:value-type="string">
            <text:p>bac_jaune_en_cours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11];[.B11];[.C11];[.D11];[.E11];[.F11];[.G11];[.H11];[.I11];[.J11])" office:value-type="string" office:string-value="{&quot;code&quot;:&quot;modco_bacjaunenantes&quot;,&quot;nom&quot;:&quot;Bacs jaunes (Nantes)&quot;,&quot;libelleBouton&quot;:&quot;Bacs jaune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cons&quot;:&quot;cons_pasuniquementbouteilleflacon,cons_bac_casse,cons_collectes_bacs&quot;,&quot;icone&quot;:&quot;modco&quot;,&quot;image&quot;:&quot;bac_jaune_en_cours_mini.png&quot;}," calcext:value-type="string">
            <text:p>{"code":"modco_bacjaunenantes","nom":"Bacs jaunes (Nantes)","libelleBouton":"Bacs jaune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cons":"cons_pasuniquementbouteilleflacon,cons_bac_casse,cons_collectes_bacs","icone":"modco","image":"bac_jaune_en_cours_mini.png"},</text:p>
          </table:table-cell>
          <table:table-cell office:value-type="string" calcext:value-type="string">
            <text:p><text:s/></text:p>
          </table:table-cell>
          <table:table-cell/>
          <table:table-cell table:style-name="ce107" table:formula="of:=GROOVYMODECOLLECTE([.A11];[.B11];[.C11];[.D11];[.E11];[.G11];[.H11];[.Z11];[.K11])" office:value-type="string" office:string-value="ModeCollecte modco_bacjaunenantes = new ModeCollecte(code:&quot;modco_bacjaunenantes&quot;,nom:&quot;Bacs jaunes (Nantes)&quot;,descr:&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 modco_bacjaunenantes.save();" calcext:value-type="string">
            <text:p>ModeCollecte modco_bacjaunenantes = new ModeCollecte(code:"modco_bacjaunenantes",nom:"Bacs jaunes (Nantes)",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 modco_bacjaunenantes.save();</text:p>
          </table:table-cell>
          <table:table-cell table:number-columns-repeated="253"/>
        </table:table-row>
        <table:table-row table:style-name="ro46">
          <table:table-cell table:style-name="ce118" office:value-type="string" calcext:value-type="string">
            <text:p>modco_bacjaune</text:p>
          </table:table-cell>
          <table:table-cell table:style-name="ce118" office:value-type="string" calcext:value-type="string">
            <text:p>Bacs jaunes</text:p>
          </table:table-cell>
          <table:table-cell table:style-name="ce118"/>
          <table:table-cell table:style-name="ce122" office:value-type="string" calcext:value-type="string">
            <text:p>false</text:p>
          </table:table-cell>
          <table:table-cell table:style-name="ce125"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25"/>
          <table:table-cell table:style-name="ce118" office:value-type="string" calcext:value-type="string">
            <text:p>cons_pasuniquementbouteilleflacon,cons_bac_casse,cons_collectes_bacs</text:p>
          </table:table-cell>
          <table:table-cell table:style-name="ce126" office:value-type="string" calcext:value-type="string">
            <text:p>bac_jaune_en_cours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12];[.B12];[.C12];[.D12];[.E12];[.F12];[.G12];[.H12];[.I12];[.J12])" office:value-type="string" office:string-value="{&quot;code&quot;:&quot;modco_bacjaune&quot;,&quot;nom&quot;:&quot;Bacs jaunes&quot;,&quot;libelleBouton&quot;:&quot;Bacs jaune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cons&quot;:&quot;cons_pasuniquementbouteilleflacon,cons_bac_casse,cons_collectes_bacs&quot;,&quot;icone&quot;:&quot;modco&quot;,&quot;image&quot;:&quot;bac_jaune_en_cours_mini.png&quot;}," calcext:value-type="string">
            <text:p>{"code":"modco_bacjaune","nom":"Bacs jaunes","libelleBouton":"Bacs jaune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cons":"cons_pasuniquementbouteilleflacon,cons_bac_casse,cons_collectes_bacs","icone":"modco","image":"bac_jaune_en_cours_mini.png"},</text:p>
          </table:table-cell>
          <table:table-cell office:value-type="string" calcext:value-type="string">
            <text:p><text:s/></text:p>
          </table:table-cell>
          <table:table-cell/>
          <table:table-cell table:style-name="ce107" table:formula="of:=GROOVYMODECOLLECTE([.A12];[.B12];[.C12];[.D12];[.E12];[.G12];[.H12];[.Z12];[.K12])" office:value-type="string" office:string-value="ModeCollecte modco_bacjaune = new ModeCollecte(code:&quot;modco_bacjaune&quot;,nom:&quot;Bacs jaunes&quot;,descr:&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 modco_bacjaune.save();" calcext:value-type="string">
            <text:p>ModeCollecte modco_bacjaune = new ModeCollecte(code:"modco_bacjaune",nom:"Bacs jaunes",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 modco_bacjaune.save();</text:p>
          </table:table-cell>
          <table:table-cell office:value-type="string" calcext:value-type="string">
            <text:p><text:s/></text:p>
          </table:table-cell>
          <table:table-cell table:number-columns-repeated="252"/>
        </table:table-row>
        <table:table-row table:style-name="ro4">
          <table:table-cell table:style-name="ce118" office:value-type="string" calcext:value-type="string">
            <text:p>modco_sacbleu</text:p>
          </table:table-cell>
          <table:table-cell table:style-name="ce118" office:value-type="string" calcext:value-type="string">
            <text:p>Sacs bleus</text:p>
          </table:table-cell>
          <table:table-cell table:style-name="ce118"/>
          <table:table-cell table:style-name="ce122" office:value-type="string" calcext:value-type="string">
            <text:p>false</text:p>
          </table:table-cell>
          <table:table-cell table:style-name="ce126" office:value-type="string" calcext:value-type="string">
            <text:p>&lt;IMG SRC='resources/images/sac_bleu_mini.png' ALIGN='right' WIDTH='150px' /&gt;On met dans les sacs bleus les &lt;B&gt;déchets ménagers non recyclés&lt;/B&gt;.</text:p>
          </table:table-cell>
          <table:table-cell table:style-name="ce126"/>
          <table:table-cell table:style-name="ce118" office:value-type="string" calcext:value-type="string">
            <text:p>cons_noeudtrisac,cons_passacpoubelle</text:p>
          </table:table-cell>
          <table:table-cell table:style-name="ce126" office:value-type="string" calcext:value-type="string">
            <text:p>sac_bleu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13];[.B13];[.C13];[.D13];[.E13];[.F13];[.G13];[.H13];[.I13];[.J13])" office:value-type="string" office:string-value="{&quot;code&quot;:&quot;modco_sacbleu&quot;,&quot;nom&quot;:&quot;Sacs bleus&quot;,&quot;libelleBouton&quot;:&quot;Sacs bleus&quot;,&quot;modesCollecte&quot;:&quot;false&quot;,&quot;descr&quot;:&quot;&lt;IMG SRC='resources/images/sac_bleu_mini.png' ALIGN='right' WIDTH='150px' /&gt;On met dans les sacs bleus les &lt;B&gt;déchets ménagers non recyclés&lt;/B&gt;.&quot;,&quot;cons&quot;:&quot;cons_noeudtrisac,cons_passacpoubelle&quot;,&quot;icone&quot;:&quot;modco&quot;,&quot;image&quot;:&quot;sac_bleu_mini.png&quot;}," calcext:value-type="string">
            <text:p>{"code":"modco_sacbleu","nom":"Sacs bleus","libelleBouton":"Sacs bleus","modesCollecte":"false","descr":"&lt;IMG SRC='resources/images/sac_bleu_mini.png' ALIGN='right' WIDTH='150px' /&gt;On met dans les sacs bleus les &lt;B&gt;déchets ménagers non recyclés&lt;/B&gt;.","cons":"cons_noeudtrisac,cons_passacpoubelle","icone":"modco","image":"sac_bleu_mini.png"},</text:p>
          </table:table-cell>
          <table:table-cell office:value-type="string" calcext:value-type="string">
            <text:p><text:s/></text:p>
          </table:table-cell>
          <table:table-cell/>
          <table:table-cell table:style-name="ce107" table:formula="of:=GROOVYMODECOLLECTE([.A13];[.B13];[.C13];[.D13];[.E13];[.G13];[.H13];[.Z13];[.K13])" office:value-type="string" office:string-value="ModeCollecte modco_sacbleu = new ModeCollecte(code:&quot;modco_sacbleu&quot;,nom:&quot;Sacs bleus&quot;,descr:&quot;&lt;IMG SRC='resources/images/sac_bleu_mini.png' ALIGN='right' WIDTH='150px' /&gt;On met dans les sacs bleus les &lt;B&gt;déchets ménagers non recyclés&lt;/B&gt;.&quot;); modco_sacbleu.save();" calcext:value-type="string">
            <text:p>ModeCollecte modco_sacbleu = new ModeCollecte(code:"modco_sacbleu",nom:"Sacs bleus",descr:"&lt;IMG SRC='resources/images/sac_bleu_mini.png' ALIGN='right' WIDTH='150px' /&gt;On met dans les sacs bleus les &lt;B&gt;déchets ménagers non recyclés&lt;/B&gt;."); modco_sacbleu.save();</text:p>
          </table:table-cell>
          <table:table-cell office:value-type="string" calcext:value-type="string">
            <text:p><text:s/></text:p>
          </table:table-cell>
          <table:table-cell table:number-columns-repeated="252"/>
        </table:table-row>
        <table:table-row table:style-name="ro47">
          <table:table-cell table:style-name="ce118" office:value-type="string" calcext:value-type="string">
            <text:p>modco_sacjaune</text:p>
          </table:table-cell>
          <table:table-cell table:style-name="ce118" office:value-type="string" calcext:value-type="string">
            <text:p>Sacs jaunes</text:p>
          </table:table-cell>
          <table:table-cell table:style-name="ce118"/>
          <table:table-cell table:style-name="ce122" office:value-type="string" calcext:value-type="string">
            <text:p>false</text:p>
          </table:table-cell>
          <table:table-cell table:style-name="ce118"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18"/>
          <table:table-cell table:style-name="ce118" office:value-type="string" calcext:value-type="string">
            <text:p>cons_souille,cons_noeudtrisac,cons_passacpoubelle</text:p>
          </table:table-cell>
          <table:table-cell table:style-name="ce126" office:value-type="string" calcext:value-type="string">
            <text:p>sac_jaun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14];[.B14];[.C14];[.D14];[.E14];[.F14];[.G14];[.H14];[.I14];[.J14])" office:value-type="string" office:string-value="{&quot;code&quot;:&quot;modco_sacjaune&quot;,&quot;nom&quot;:&quot;Sacs jaunes&quot;,&quot;libelleBouton&quot;:&quot;Sacs jaunes&quot;,&quot;modesCollecte&quot;:&quot;false&quot;,&quot;descr&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cons&quot;:&quot;cons_souille,cons_noeudtrisac,cons_passacpoubelle&quot;,&quot;icone&quot;:&quot;modco&quot;,&quot;image&quot;:&quot;sac_jaune_mini.png&quot;}," calcext:value-type="string">
            <text:p>{"code":"modco_sacjaune","nom":"Sacs jaunes","libelleBouton":"Sacs jaunes","modesCollecte":"false","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cons":"cons_souille,cons_noeudtrisac,cons_passacpoubelle","icone":"modco","image":"sac_jaune_mini.png"},</text:p>
          </table:table-cell>
          <table:table-cell office:value-type="string" calcext:value-type="string">
            <text:p><text:s/></text:p>
          </table:table-cell>
          <table:table-cell/>
          <table:table-cell table:style-name="ce107" table:formula="of:=GROOVYMODECOLLECTE([.A14];[.B14];[.C14];[.D14];[.E14];[.G14];[.H14];[.Z14];[.K14])" office:value-type="string" office:string-value="ModeCollecte modco_sacjaune = new ModeCollecte(code:&quot;modco_sacjaune&quot;,nom:&quot;Sacs jaunes&quot;,descr:&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 modco_sacjaune.save();" calcext:value-type="string">
            <text:p>ModeCollecte modco_sacjaune = new ModeCollecte(code:"modco_sacjaune",nom:"Sacs jaunes",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 modco_sacjaune.save();</text:p>
          </table:table-cell>
          <table:table-cell office:value-type="string" calcext:value-type="string">
            <text:p><text:s/></text:p>
          </table:table-cell>
          <table:table-cell table:number-columns-repeated="252"/>
        </table:table-row>
        <table:table-row table:style-name="ro47">
          <table:table-cell table:style-name="ce118" office:value-type="string" calcext:value-type="string">
            <text:p>modco_ecopoint</text:p>
          </table:table-cell>
          <table:table-cell table:style-name="ce118" office:value-type="string" calcext:value-type="string">
            <text:p><text:span text:style-name="T9">É</text:span>copoint</text:p>
          </table:table-cell>
          <table:table-cell table:style-name="ce118"/>
          <table:table-cell table:style-name="ce122" office:value-type="string" calcext:value-type="string">
            <text:p>false</text:p>
          </table:table-cell>
          <table:table-cell table:style-name="ce118" office:value-type="string" calcext: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18" table:number-columns-repeated="2"/>
          <table:table-cell table:style-name="ce118" office:value-type="string" calcext:value-type="string">
            <text:p>ecopoint_viarm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15];[.B15];[.C15];[.D15];[.E15];[.F15];[.G15];[.H15];[.I15];[.J15])" office:value-type="string" office:string-value="{&quot;code&quot;:&quot;modco_ecopoint&quot;,&quot;nom&quot;:&quot;Écopoint&quot;,&quot;libelleBouton&quot;:&quot;Écopoint&quot;,&quot;modesCollecte&quot;:&quot;false&quot;,&quot;descr&quot;:&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quot;icone&quot;:&quot;modco&quot;,&quot;image&quot;:&quot;ecopoint_viarme_mini.png&quot;}," calcext:value-type="string">
            <text:p>{"code":"modco_ecopoint","nom":"Écopoint","libelleBouton":"Écopoint","modesCollecte":"false","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icone":"modco","image":"ecopoint_viarme_mini.png"},</text:p>
          </table:table-cell>
          <table:table-cell office:value-type="string" calcext:value-type="string">
            <text:p><text:s/></text:p>
          </table:table-cell>
          <table:table-cell/>
          <table:table-cell table:style-name="ce107" table:formula="of:=GROOVYMODECOLLECTE([.A15];[.B15];[.C15];[.D15];[.E15];[.G15];[.H15];[.Z15];[.K15])" office:value-type="string" office:string-value="ModeCollecte modco_ecopoint = new ModeCollecte(code:&quot;modco_ecopoint&quot;,nom:&quot;Écopoint&quot;,descr:&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 modco_ecopoint.save();" calcext:value-type="string">
            <text:p>ModeCollecte modco_ecopoint = new ModeCollecte(code:"modco_ecopoint",nom:"Écopoint",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 modco_ecopoint.save();</text:p>
          </table:table-cell>
          <table:table-cell office:value-type="string" calcext:value-type="string">
            <text:p><text:s/></text:p>
          </table:table-cell>
          <table:table-cell table:number-columns-repeated="252"/>
        </table:table-row>
        <table:table-row table:style-name="ro5">
          <table:table-cell table:style-name="ce18" office:value-type="string" calcext:value-type="string">
            <text:p>modco_contomr</text:p>
          </table:table-cell>
          <table:table-cell table:style-name="ce18" office:value-type="string" calcext:value-type="string">
            <text:p>Conteneurs déchets ménagers</text:p>
          </table:table-cell>
          <table:table-cell table:style-name="ce18"/>
          <table:table-cell table:style-name="ce102" office:value-type="string" calcext:value-type="string">
            <text:p>false</text:p>
          </table:table-cell>
          <table:table-cell table:style-name="ce18" office:value-type="string" calcext:value-type="string">
            <text:p>On met les &lt;B&gt;déchets ménagers non recyclés&lt;/B&gt;.</text:p>
          </table:table-cell>
          <table:table-cell table:style-name="ce18" table:number-columns-repeated="3"/>
          <table:table-cell table:style-name="ce133" table:number-columns-repeated="2"/>
          <table:table-cell/>
          <table:table-cell table:style-name="ce64" table:formula="of:=JSONMODESDECOLLECTE([.A16];[.B16];[.C16];[.D16];[.E16];[.F16];[.G16];[.H16];[.I16];[.J16])" office:value-type="string" office:string-value="{&quot;code&quot;:&quot;modco_contomr&quot;,&quot;nom&quot;:&quot;Conteneurs déchets ménagers&quot;,&quot;libelleBouton&quot;:&quot;Conteneurs déchets ménagers&quot;,&quot;modesCollecte&quot;:&quot;false&quot;,&quot;descr&quot;:&quot;On met les &lt;B&gt;déchets ménagers non recyclés&lt;/B&gt;.&quot;,&quot;image&quot;:&quot;image_defaut_mini.png&quot;}," calcext:value-type="string">
            <text:p>{"code":"modco_contomr","nom":"Conteneurs déchets ménagers","libelleBouton":"Conteneurs déchets ménagers","modesCollecte":"false","descr":"On met les &lt;B&gt;déchets ménagers non recyclés&lt;/B&gt;.","image":"image_defaut_mini.png"},</text:p>
          </table:table-cell>
          <table:table-cell office:value-type="string" calcext:value-type="string">
            <text:p><text:s/></text:p>
          </table:table-cell>
          <table:table-cell/>
          <table:table-cell table:style-name="ce107" table:formula="of:=GROOVYMODECOLLECTE([.A16];[.B16];[.C16];[.D16];[.E16];[.G16];[.H16];[.Z16];[.K16])" office:value-type="string" office:string-value="ModeCollecte modco_contomr = new ModeCollecte(code:&quot;modco_contomr&quot;,nom:&quot;Conteneurs déchets ménagers&quot;,descr:&quot;On met les &lt;B&gt;déchets ménagers non recyclés&lt;/B&gt;.&quot;); modco_contomr.save();" calcext:value-type="string">
            <text:p>ModeCollecte modco_contomr = new ModeCollecte(code:"modco_contomr",nom:"Conteneurs déchets ménagers",descr:"On met les &lt;B&gt;déchets ménagers non recyclés&lt;/B&gt;."); modco_contomr.save();</text:p>
          </table:table-cell>
          <table:table-cell office:value-type="string" calcext:value-type="string">
            <text:p><text:s/></text:p>
          </table:table-cell>
          <table:table-cell table:number-columns-repeated="252"/>
        </table:table-row>
        <table:table-row table:style-name="ro48">
          <table:table-cell table:style-name="ce18" office:value-type="string" calcext:value-type="string">
            <text:p>modco_dechetssecs</text:p>
          </table:table-cell>
          <table:table-cell table:style-name="ce18" office:value-type="string" calcext:value-type="string">
            <text:p>Conteneurs déchets secs</text:p>
          </table:table-cell>
          <table:table-cell table:style-name="ce18"/>
          <table:table-cell table:style-name="ce102" office:value-type="string" calcext:value-type="string">
            <text:p>false</text:p>
          </table:table-cell>
          <table:table-cell table:style-name="ce127" office:value-type="string" calcext:value-type="string">
            <text:p>On met les &lt;B&gt;déchets ménagers non recyclés&lt;/B&gt;.</text:p>
          </table:table-cell>
          <table:table-cell table:style-name="ce127"/>
          <table:table-cell table:style-name="ce18"/>
          <table:table-cell table:style-name="ce16"/>
          <table:table-cell table:style-name="ce59"/>
          <table:table-cell table:style-name="ce133"/>
          <table:table-cell/>
          <table:table-cell table:style-name="ce64" table:formula="of:=JSONMODESDECOLLECTE([.A17];[.B17];[.C17];[.D17];[.E17];[.F17];[.G17];[.H17];[.I17];[.J17])" office:value-type="string" office:string-value="{&quot;code&quot;:&quot;modco_dechetssecs&quot;,&quot;nom&quot;:&quot;Conteneurs déchets secs&quot;,&quot;libelleBouton&quot;:&quot;Conteneurs déchets secs&quot;,&quot;modesCollecte&quot;:&quot;false&quot;,&quot;descr&quot;:&quot;On met les &lt;B&gt;déchets ménagers non recyclés&lt;/B&gt;.&quot;,&quot;image&quot;:&quot;image_defaut_mini.png&quot;}," calcext:value-type="string">
            <text:p>{"code":"modco_dechetssecs","nom":"Conteneurs déchets secs","libelleBouton":"Conteneurs déchets secs","modesCollecte":"false","descr":"On met les &lt;B&gt;déchets ménagers non recyclés&lt;/B&gt;.","image":"image_defaut_mini.png"},</text:p>
          </table:table-cell>
          <table:table-cell office:value-type="string" calcext:value-type="string">
            <text:p><text:s/></text:p>
          </table:table-cell>
          <table:table-cell/>
          <table:table-cell table:style-name="ce107" table:formula="of:=GROOVYMODECOLLECTE([.A17];[.B17];[.C17];[.D17];[.E17];[.G17];[.H17];[.Z17];[.K17])" office:value-type="string" office:string-value="ModeCollecte modco_dechetssecs = new ModeCollecte(code:&quot;modco_dechetssecs&quot;,nom:&quot;Conteneurs déchets secs&quot;,descr:&quot;On met les &lt;B&gt;déchets ménagers non recyclés&lt;/B&gt;.&quot;); modco_dechetssecs.save();" calcext:value-type="string">
            <text:p>ModeCollecte modco_dechetssecs = new ModeCollecte(code:"modco_dechetssecs",nom:"Conteneurs déchets secs",descr:"On met les &lt;B&gt;déchets ménagers non recyclés&lt;/B&gt;."); modco_dechetssecs.save();</text:p>
          </table:table-cell>
          <table:table-cell office:value-type="string" calcext:value-type="string">
            <text:p><text:s/></text:p>
          </table:table-cell>
          <table:table-cell table:number-columns-repeated="252"/>
        </table:table-row>
        <table:table-row table:style-name="ro49">
          <table:table-cell table:style-name="ce18" office:value-type="string" calcext:value-type="string">
            <text:p>modco_reemploi</text:p>
          </table:table-cell>
          <table:table-cell table:style-name="ce18" office:value-type="string" calcext:value-type="string">
            <text:p>Entreprises et assos spécialisées</text:p>
          </table:table-cell>
          <table:table-cell table:style-name="ce1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02" office:value-type="string" calcext:value-type="string">
            <text:p>false</text:p>
          </table:table-cell>
          <table:table-cell table:style-name="ce1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table:table-cell table:style-name="ce18" office:value-type="string" calcext:value-type="string">
            <text:p>cons_deuxiemevie</text:p>
          </table:table-cell>
          <table:table-cell table:style-name="ce16" office:value-type="string" calcext:value-type="string">
            <text:p>structures_reemplois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table-cell table:style-name="ce64" table:formula="of:=JSONMODESDECOLLECTE([.A18];[.B18];[.C18];[.D18];[.E18];[.F18];[.G18];[.H18];[.I18];[.J18])" office:value-type="string" office:string-value="{&quot;code&quot;:&quot;modco_reemploi&quot;,&quot;nom&quot;:&quot;Entreprises et assos spécialisées&quot;,&quot;libelleBouton&quot;:&quot;Entreprises et assos spécialisée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cons&quot;:&quot;cons_deuxiemevie&quot;,&quot;icone&quot;:&quot;modco&quot;,&quot;image&quot;:&quot;structures_reemplois_mini.png&quot;}," calcext:value-type="string">
            <text:p>{"code":"modco_reemploi","nom":"Entreprises et assos spécialisées","libelleBouton":"Entreprises et assos spécialisée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cons":"cons_deuxiemevie","icone":"modco","image":"structures_reemplois_mini.png"},</text:p>
          </table:table-cell>
          <table:table-cell office:value-type="string" calcext:value-type="string">
            <text:p><text:s/></text:p>
          </table:table-cell>
          <table:table-cell/>
          <table:table-cell table:style-name="ce107" table:formula="of:=GROOVYMODECOLLECTE([.A18];[.B18];[.C18];[.D18];[.E18];[.G18];[.H18];[.Z18];[.K18])" office:value-type="string" office:string-value="ModeCollecte modco_reemploi = new ModeCollecte(code:&quot;modco_reemploi&quot;,nom:&quot;Entreprises et assos spécialisées&quot;,descr:&quot;De très nombreuses associations et entreprises solidaires récupèrent les déchets pour qu'ils aient une deuxième vie. Elles récupèrent : jouets, cartouches d'imprimante, électroménager, anciens appareils informatique, livres, revues, CD, BD, meubles, vêtements...&quot;); modco_reemploi.save();" calcext:value-type="string">
            <text:p>ModeCollecte modco_reemploi = new ModeCollecte(code:"modco_reemploi",nom:"Entreprises et assos spécialisées",descr:"De très nombreuses associations et entreprises solidaires récupèrent les déchets pour qu'ils aient une deuxième vie. Elles récupèrent : jouets, cartouches d'imprimante, électroménager, anciens appareils informatique, livres, revues, CD, BD, meubles, vêtements..."); modco_reemploi.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modco_pointsdevente</text:p>
          </table:table-cell>
          <table:table-cell table:style-name="ce18" office:value-type="string" calcext:value-type="string">
            <text:p>Reprise en points de vente</text:p>
          </table:table-cell>
          <table:table-cell table:style-name="ce18" office:value-type="string" calcext:value-type="string">
            <text:p>smco_vendeurcartoucheencre,smco_vendeurpile,smco_reprise,smco_vendeur_lampe_eco,smco_vendeurcassevoiture,smco_garage</text:p>
          </table:table-cell>
          <table:table-cell table:style-name="ce102" office:value-type="string" calcext:value-type="string">
            <text:p>false</text:p>
          </table:table-cell>
          <table:table-cell table:style-name="ce9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5"/>
          <table:table-cell table:style-name="ce6" office:value-type="string" calcext:value-type="string">
            <text:p>cons_recuppdv1,cons_recuppdv2</text:p>
          </table:table-cell>
          <table:table-cell table:style-name="ce130" office:value-type="string" calcext:value-type="string">
            <text:p>recyclage_point_de_vente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table-cell table:style-name="ce64" table:formula="of:=JSONMODESDECOLLECTE([.A19];[.B19];[.C19];[.D19];[.E19];[.F19];[.G19];[.H19];[.I19];[.J19])" office:value-type="string" office:string-value="{&quot;code&quot;:&quot;modco_pointsdevente&quot;,&quot;nom&quot;:&quot;Reprise en points de vente&quot;,&quot;libelleBouton&quot;:&quot;Reprise en points de vente&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cons&quot;:&quot;cons_recuppdv1,cons_recuppdv2&quot;,&quot;icone&quot;:&quot;modco&quot;,&quot;image&quot;:&quot;recyclage_point_de_vente_mini.png&quot;}," calcext:value-type="string">
            <text:p>{"code":"modco_pointsdevente","nom":"Reprise en points de vente","libelleBouton":"Reprise en points de vente","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cons":"cons_recuppdv1,cons_recuppdv2","icone":"modco","image":"recyclage_point_de_vente_mini.png"},</text:p>
          </table:table-cell>
          <table:table-cell office:value-type="string" calcext:value-type="string">
            <text:p><text:s/></text:p>
          </table:table-cell>
          <table:table-cell/>
          <table:table-cell table:style-name="ce107" table:formula="of:=GROOVYMODECOLLECTE([.A19];[.B19];[.C19];[.D19];[.E19];[.G19];[.H19];[.Z19];[.K19])" office:value-type="string" office:string-value="ModeCollecte modco_pointsdevente = new ModeCollecte(code:&quot;modco_pointsdevente&quot;,nom:&quot;Reprise en points de vente&quot;,descr:&quot;Les points de vente sont obligés de récupérer les objets usagés s'ils les vendent : cartouches d'imprimantes, piles et accumulateurs, ampoules basse consommation, tubes fluorescent (néons).&quot;); modco_pointsdevente.save();" calcext:value-type="string">
            <text:p>ModeCollecte modco_pointsdevente = new ModeCollecte(code:"modco_pointsdevente",nom:"Reprise en points de vente",descr:"Les points de vente sont obligés de récupérer les objets usagés s'ils les vendent : cartouches d'imprimantes, piles et accumulateurs, ampoules basse consommation, tubes fluorescent (néons)."); modco_pointsdevente.save();</text:p>
          </table:table-cell>
          <table:table-cell office:value-type="string" calcext:value-type="string">
            <text:p><text:s/></text:p>
          </table:table-cell>
          <table:table-cell table:number-columns-repeated="252"/>
        </table:table-row>
        <table:table-row table:style-name="ro50">
          <table:table-cell table:style-name="ce18" office:value-type="string" calcext:value-type="string">
            <text:p>modco_decheterie</text:p>
          </table:table-cell>
          <table:table-cell table:style-name="ce18" office:value-type="string" calcext:value-type="string">
            <text:p>Déchèteries</text:p>
          </table:table-cell>
          <table:table-cell table:style-name="ce18"/>
          <table:table-cell table:style-name="ce102" office:value-type="string" calcext:value-type="string">
            <text:p>false</text:p>
          </table:table-cell>
          <table:table-cell table:style-name="ce118"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18"/>
          <table:table-cell table:style-name="ce18"/>
          <table:table-cell table:style-name="ce130" office:value-type="string" calcext:value-type="string">
            <text:p>panneau_dechetterie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table-cell table:style-name="ce64" table:formula="of:=JSONMODESDECOLLECTE([.A20];[.B20];[.C20];[.D20];[.E20];[.F20];[.G20];[.H20];[.I20];[.J20])" office:value-type="string" office:string-value="{&quot;code&quot;:&quot;modco_decheterie&quot;,&quot;nom&quot;:&quot;Déchèteries&quot;,&quot;libelleBouto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icone&quot;:&quot;modco&quot;,&quot;image&quot;:&quot;panneau_dechetterie_mini.png&quot;}," calcext:value-type="string">
            <text:p>{"code":"modco_decheterie","nom":"Déchèteries","libelleBouto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icone":"modco","image":"panneau_dechetterie_mini.png"},</text:p>
          </table:table-cell>
          <table:table-cell office:value-type="string" calcext:value-type="string">
            <text:p><text:s/></text:p>
          </table:table-cell>
          <table:table-cell/>
          <table:table-cell table:style-name="ce107" table:formula="of:=GROOVYMODECOLLECTE([.A20];[.B20];[.C20];[.D20];[.E20];[.G20];[.H20];[.Z20];[.K20])" office:value-type="string" office:string-value="ModeCollecte modco_decheterie = new ModeCollecte(code:&quot;modco_decheterie&quot;,nom:&quot;Déchèteries&quot;,descr:&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 modco_decheterie.save();" calcext:value-type="string">
            <text:p>ModeCollecte modco_decheterie = new ModeCollecte(code:"modco_decheterie",nom:"Déchèteries",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 modco_decheterie.save();</text:p>
          </table:table-cell>
          <table:table-cell office:value-type="string" calcext:value-type="string">
            <text:p><text:s/></text:p>
          </table:table-cell>
          <table:table-cell table:number-columns-repeated="252"/>
        </table:table-row>
        <table:table-row table:style-name="ro51">
          <table:table-cell table:style-name="ce18" office:value-type="string" calcext:value-type="string">
            <text:p>modco_compostage</text:p>
          </table:table-cell>
          <table:table-cell table:style-name="ce18" office:value-type="string" calcext:value-type="string">
            <text:p>Compostage</text:p>
          </table:table-cell>
          <table:table-cell table:style-name="ce18"/>
          <table:table-cell table:style-name="ce102" office:value-type="string" calcext:value-type="string">
            <text:p>false</text:p>
          </table:table-cell>
          <table:table-cell table:style-name="ce15" office:value-type="string" calcext:value-type="string">
            <text:p>thé, épluchure, papier à usage unique (papier toilette, essuie-tout), plante, reste de repas (nourriture)&lt;BR/&gt;Voir &lt;I&gt;&lt;A HREF='fich:fiche_compostage'&gt;fiche 'Compostage'&lt;/A&gt;&lt;/I&gt; .</text:p>
          </table:table-cell>
          <table:table-cell table:style-name="ce15"/>
          <table:table-cell table:style-name="ce18"/>
          <table:table-cell table:style-name="ce18" office:value-type="string" calcext:value-type="string">
            <text:p>composteur_mini.png</text:p>
          </table:table-cell>
          <table:table-cell table:style-name="ce59" office:value-type="string" calcext:value-type="string">
            <text:p>vérif le 03/2013</text:p>
          </table:table-cell>
          <table:table-cell table:style-name="ce133"/>
          <table:table-cell/>
          <table:table-cell table:style-name="ce64" table:formula="of:=JSONMODESDECOLLECTE([.A21];[.B21];[.C21];[.D21];[.E21];[.F21];[.G21];[.H21];[.I21];[.J21])" office:value-type="string" office:string-value="{&quot;code&quot;:&quot;modco_compostage&quot;,&quot;nom&quot;:&quot;Compostage&quot;,&quot;libelleBouton&quot;:&quot;Compostage&quot;,&quot;modesCollecte&quot;:&quot;false&quot;,&quot;descr&quot;:&quot;thé, épluchure, papier à usage unique (papier toilette, essuie-tout), plante, reste de repas (nourriture)&lt;BR/&gt;Voir &lt;I&gt;&lt;A HREF='fich:fiche_compostage'&gt;fiche 'Compostage'&lt;/A&gt;&lt;/I&gt; .&quot;,&quot;image&quot;:&quot;composteur_mini.png&quot;}," calcext:value-type="string">
            <text:p>{"code":"modco_compostage","nom":"Compostage","libelleBouton":"Compostage","modesCollecte":"false","descr":"thé, épluchure, papier à usage unique (papier toilette, essuie-tout), plante, reste de repas (nourriture)&lt;BR/&gt;Voir &lt;I&gt;&lt;A HREF='fich:fiche_compostage'&gt;fiche 'Compostage'&lt;/A&gt;&lt;/I&gt; .","image":"composteur_mini.png"},</text:p>
          </table:table-cell>
          <table:table-cell office:value-type="string" calcext:value-type="string">
            <text:p><text:s/></text:p>
          </table:table-cell>
          <table:table-cell/>
          <table:table-cell table:style-name="ce107" table:formula="of:=GROOVYMODECOLLECTE([.A21];[.B21];[.C21];[.D21];[.E21];[.G21];[.H21];[.Z21];[.K21])" office:value-type="string" office:string-value="ModeCollecte modco_compostage = new ModeCollecte(code:&quot;modco_compostage&quot;,nom:&quot;Compostage&quot;,descr:&quot;thé, épluchure, papier à usage unique (papier toilette, essuie-tout), plante, reste de repas (nourriture)&lt;BR/&gt;Voir &lt;I&gt;&lt;A HREF='fich:fiche_compostage'&gt;fiche 'Compostage'&lt;/A&gt;&lt;/I&gt; .&quot;); modco_compostage.save();" calcext:value-type="string">
            <text:p>ModeCollecte modco_compostage = new ModeCollecte(code:"modco_compostage",nom:"Compostage",descr:"thé, épluchure, papier à usage unique (papier toilette, essuie-tout), plante, reste de repas (nourriture)&lt;BR/&gt;Voir &lt;I&gt;&lt;A HREF='fich:fiche_compostage'&gt;fiche 'Compostage'&lt;/A&gt;&lt;/I&gt; ."); modco_compostage.save();</text:p>
          </table:table-cell>
          <table:table-cell office:value-type="string" calcext:value-type="string">
            <text:p><text:s/></text:p>
          </table:table-cell>
          <table:table-cell table:number-columns-repeated="252"/>
        </table:table-row>
        <table:table-row table:style-name="ro52">
          <table:table-cell table:style-name="ce18" office:value-type="string" calcext:value-type="string">
            <text:p>modco_encombrant</text:p>
          </table:table-cell>
          <table:table-cell table:style-name="ce18" office:value-type="string" calcext:value-type="string">
            <text:p>Point dépôt encombrant</text:p>
          </table:table-cell>
          <table:table-cell table:style-name="ce18"/>
          <table:table-cell table:style-name="ce102" office:value-type="string" calcext:value-type="string">
            <text:p>false</text:p>
          </table:table-cell>
          <table:table-cell table:style-name="ce127"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27"/>
          <table:table-cell table:style-name="ce18"/>
          <table:table-cell table:style-name="ce18" office:value-type="string" calcext:value-type="string">
            <text:p>encombrant_mini.png</text:p>
          </table:table-cell>
          <table:table-cell table:style-name="ce59"/>
          <table:table-cell table:style-name="ce133" office:value-type="string" calcext:value-type="string">
            <text:p>modco</text:p>
          </table:table-cell>
          <table:table-cell/>
          <table:table-cell table:style-name="ce64" table:formula="of:=JSONMODESDECOLLECTE([.A22];[.B22];[.C22];[.D22];[.E22];[.F22];[.G22];[.H22];[.I22];[.J22])" office:value-type="string" office:string-value="{&quot;code&quot;:&quot;modco_encombrant&quot;,&quot;nom&quot;:&quot;Point dépôt encombrant&quot;,&quot;libelleBouton&quot;:&quot;Point dépôt encombrant&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icone&quot;:&quot;modco&quot;,&quot;image&quot;:&quot;encombrant_mini.png&quot;}," calcext:value-type="string">
            <text:p>{"code":"modco_encombrant","nom":"Point dépôt encombrant","libelleBouton":"Point dépôt encombrant","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icone":"modco","image":"encombrant_mini.png"},</text:p>
          </table:table-cell>
          <table:table-cell office:value-type="string" calcext:value-type="string">
            <text:p><text:s/></text:p>
          </table:table-cell>
          <table:table-cell/>
          <table:table-cell table:style-name="ce107" table:formula="of:=GROOVYMODECOLLECTE([.A22];[.B22];[.C22];[.D22];[.E22];[.G22];[.H22];[.Z22];[.K22])" office:value-type="string" office:string-value="ModeCollecte modco_encombrant = new ModeCollecte(code:&quot;modco_encombrant&quot;,nom:&quot;Point dépôt encombrant&quot;,descr:&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 modco_encombrant.save();" calcext:value-type="string">
            <text:p>ModeCollecte modco_encombrant = new ModeCollecte(code:"modco_encombrant",nom:"Point dépôt encombrant",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 modco_encombrant.save();</text:p>
          </table:table-cell>
          <table:table-cell office:value-type="string" calcext:value-type="string">
            <text:p><text:s/></text:p>
          </table:table-cell>
          <table:table-cell table:number-columns-repeated="252"/>
        </table:table-row>
        <table:table-row table:style-name="ro53">
          <table:table-cell table:style-name="ce16" office:value-type="string" calcext:value-type="string">
            <text:p>smco_conteneurlerelais</text:p>
          </table:table-cell>
          <table:table-cell table:style-name="ce16" office:value-type="string" calcext:value-type="string">
            <text:p>Conteneur vêtements</text:p>
          </table:table-cell>
          <table:table-cell table:style-name="ce18"/>
          <table:table-cell table:style-name="ce102" office:value-type="string" calcext:value-type="string">
            <text:p>false</text:p>
          </table:table-cell>
          <table:table-cell table:style-name="ce1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table:table-cell table:style-name="ce18" office:value-type="string" calcext:value-type="string">
            <text:p>cons_lerelais</text:p>
          </table:table-cell>
          <table:table-cell table:style-name="ce16" office:value-type="string" calcext:value-type="string">
            <text:p>conteneur_lerelais_mini.png</text:p>
          </table:table-cell>
          <table:table-cell table:style-name="ce59"/>
          <table:table-cell table:style-name="ce133" office:value-type="string" calcext:value-type="string">
            <text:p>modco</text:p>
          </table:table-cell>
          <table:table-cell/>
          <table:table-cell table:style-name="ce64" table:formula="of:=JSONMODESDECOLLECTE([.A23];[.B23];[.C23];[.D23];[.E23];[.F23];[.G23];[.H23];[.I23];[.J23])" office:value-type="string" office:string-value="{&quot;code&quot;:&quot;smco_conteneurlerelais&quot;,&quot;nom&quot;:&quot;Conteneur vêtements&quot;,&quot;libelleBouton&quot;:&quot;Conteneur vêtements&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cons&quot;:&quot;cons_lerelais&quot;,&quot;icone&quot;:&quot;modco&quot;,&quot;image&quot;:&quot;conteneur_lerelais_mini.png&quot;}," calcext:value-type="string">
            <text:p>{"code":"smco_conteneurlerelais","nom":"Conteneur vêtements","libelleBouton":"Conteneur vêtements","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cons":"cons_lerelais","icone":"modco","image":"conteneur_lerelais_mini.png"},</text:p>
          </table:table-cell>
          <table:table-cell office:value-type="string" calcext:value-type="string">
            <text:p><text:s/></text:p>
          </table:table-cell>
          <table:table-cell/>
          <table:table-cell table:style-name="ce107" table:formula="of:=GROOVYMODECOLLECTE([.A23];[.B23];[.C23];[.D23];[.E23];[.G23];[.H23];[.Z23];[.K23])" office:value-type="string" office:string-value="ModeCollecte smco_conteneurlerelais = new ModeCollecte(code:&quot;smco_conteneurlerelais&quot;,nom:&quot;Conteneur vêtements&quot;,descr:&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 smco_conteneurlerelais.save();" calcext:value-type="string">
            <text:p>ModeCollecte smco_conteneurlerelais = new ModeCollecte(code:"smco_conteneurlerelais",nom:"Conteneur vêtements",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 smco_conteneurlerelai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electromenag <text:s/></text:p>
          </table:table-cell>
          <table:table-cell table:style-name="ce18" office:value-type="string" calcext:value-type="string">
            <text:p>Réemploi appareils électroménager</text:p>
          </table:table-cell>
          <table:table-cell table:style-name="ce18"/>
          <table:table-cell table:style-name="ce102" office:value-type="string" calcext:value-type="string">
            <text:p>true</text:p>
          </table:table-cell>
          <table:table-cell table:style-name="ce18" office:value-type="string" calcext:value-type="string">
            <text:p>Réemploi des appareils électroménager</text:p>
          </table:table-cell>
          <table:table-cell table:style-name="ce18" table:number-columns-repeated="3"/>
          <table:table-cell table:style-name="ce59"/>
          <table:table-cell table:style-name="ce133"/>
          <table:table-cell/>
          <table:table-cell table:style-name="ce64" table:formula="of:=JSONMODESDECOLLECTE([.A24];[.B24];[.C24];[.D24];[.E24];[.F24];[.G24];[.H24];[.I24];[.J24])" office:value-type="string" office:string-value="{&quot;code&quot;:&quot;smco_reempelectromenag  &quot;,&quot;nom&quot;:&quot;Réemploi appareils électroménager&quot;,&quot;libelleBouton&quot;:&quot;Réemploi appareils électroménager&quot;,&quot;modesCollecte&quot;:&quot;true&quot;,&quot;descr&quot;:&quot;Réemploi des appareils électroménager&quot;,&quot;image&quot;:&quot;image_defaut_mini.png&quot;}," calcext:value-type="string">
            <text:p>{"code":"smco_reempelectromenag <text:s/>","nom":"Réemploi appareils électroménager","libelleBouton":"Réemploi appareils électroménager","modesCollecte":"true","descr":"Réemploi des appareils électroménager","image":"image_defaut_mini.png"},</text:p>
          </table:table-cell>
          <table:table-cell office:value-type="string" calcext:value-type="string">
            <text:p><text:s/></text:p>
          </table:table-cell>
          <table:table-cell/>
          <table:table-cell table:style-name="ce107" table:formula="of:=GROOVYMODECOLLECTE([.A24];[.B24];[.C24];[.D24];[.E24];[.G24];[.H24];[.Z24];[.K24])" office:value-type="string" office:string-value="ModeCollecte smco_reempelectromenag   = new ModeCollecte(code:&quot;smco_reempelectromenag  &quot;,nom:&quot;Réemploi appareils électroménager&quot;,descr:&quot;Réemploi des appareils électroménager&quot;); smco_reempelectromenag  .save();" calcext:value-type="string">
            <text:p>ModeCollecte smco_reempelectromenag <text:s text:c="2"/>= new ModeCollecte(code:"smco_reempelectromenag <text:s/>",nom:"Réemploi appareils électroménager",descr:"Réemploi des appareils électroménager"); smco_reempelectromenag <text: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info</text:p>
          </table:table-cell>
          <table:table-cell table:style-name="ce18" office:value-type="string" calcext:value-type="string">
            <text:p>Réemploi appareils informatique</text:p>
          </table:table-cell>
          <table:table-cell table:style-name="ce18"/>
          <table:table-cell table:style-name="ce102" office:value-type="string" calcext:value-type="string">
            <text:p>true</text:p>
          </table:table-cell>
          <table:table-cell table:style-name="ce127" office:value-type="string" calcext:value-type="string">
            <text:p>Plusieurs organismes ('Alis 44' à Nantes, 'Actif Ouest' à Saint-Herblain, 'Nâga' à Rezé) récupèrent les anciens apareils informatiques. &lt;br/&gt;Voir page 'lieux'.</text:p>
          </table:table-cell>
          <table:table-cell table:style-name="ce127"/>
          <table:table-cell table:style-name="ce18" table:number-columns-repeated="2"/>
          <table:table-cell table:style-name="ce59"/>
          <table:table-cell table:style-name="ce133"/>
          <table:table-cell/>
          <table:table-cell table:style-name="ce64" table:formula="of:=JSONMODESDECOLLECTE([.A25];[.B25];[.C25];[.D25];[.E25];[.F25];[.G25];[.H25];[.I25];[.J25])" office:value-type="string" office:string-value="{&quot;code&quot;:&quot;smco_reempinfo&quot;,&quot;nom&quot;:&quot;Réemploi appareils informatique&quot;,&quot;libelleBouton&quot;:&quot;Réemploi appareils informatique&quot;,&quot;modesCollecte&quot;:&quot;true&quot;,&quot;descr&quot;:&quot;Plusieurs organismes ('Alis 44' à Nantes, 'Actif Ouest' à Saint-Herblain, 'Nâga' à Rezé) récupèrent les anciens apareils informatiques. &lt;br/&gt;Voir page 'lieux'.&quot;,&quot;image&quot;:&quot;image_defaut_mini.png&quot;}," calcext:value-type="string">
            <text:p>{"code":"smco_reempinfo","nom":"Réemploi appareils informatique","libelleBouton":"Réemploi appareils informatique","modesCollecte":"true","descr":"Plusieurs organismes ('Alis 44' à Nantes, 'Actif Ouest' à Saint-Herblain, 'Nâga' à Rezé) récupèrent les anciens apareils informatiques. &lt;br/&gt;Voir page 'lieux'.","image":"image_defaut_mini.png"},</text:p>
          </table:table-cell>
          <table:table-cell office:value-type="string" calcext:value-type="string">
            <text:p><text:s/></text:p>
          </table:table-cell>
          <table:table-cell/>
          <table:table-cell table:style-name="ce107" table:formula="of:=GROOVYMODECOLLECTE([.A25];[.B25];[.C25];[.D25];[.E25];[.G25];[.H25];[.Z25];[.K25])" office:value-type="string" office:string-value="ModeCollecte smco_reempinfo = new ModeCollecte(code:&quot;smco_reempinfo&quot;,nom:&quot;Réemploi appareils informatique&quot;,descr:&quot;Plusieurs organismes ('Alis 44' à Nantes, 'Actif Ouest' à Saint-Herblain, 'Nâga' à Rezé) récupèrent les anciens apareils informatiques. &lt;br/&gt;Voir page 'lieux'.&quot;); smco_reempinfo.save();" calcext:value-type="string">
            <text:p>ModeCollecte smco_reempinfo = new ModeCollecte(code:"smco_reempinfo",nom:"Réemploi appareils informatique",descr:"Plusieurs organismes ('Alis 44' à Nantes, 'Actif Ouest' à Saint-Herblain, 'Nâga' à Rezé) récupèrent les anciens apareils informatiques. &lt;br/&gt;Voir page 'lieux'."); smco_reempinfo.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cartouchetoner</text:p>
          </table:table-cell>
          <table:table-cell table:style-name="ce18" office:value-type="string" calcext:value-type="string">
            <text:p>Réemploi cartouches encres et tuners</text:p>
          </table:table-cell>
          <table:table-cell table:style-name="ce18"/>
          <table:table-cell table:style-name="ce102" office:value-type="string" calcext:value-type="string">
            <text:p>true</text:p>
          </table:table-cell>
          <table:table-cell table:style-name="ce127" office:value-type="string" calcext:value-type="string">
            <text:p>Plusieurs organismes ('Lever l'encre' et 'Oce'encre' à Nantes, 'encre Station' à Saint-Herblain) récupèrent les anciennes cartouches d'encrest. &lt;br/&gt;Voir page 'lieux'.</text:p>
          </table:table-cell>
          <table:table-cell table:style-name="ce127"/>
          <table:table-cell table:style-name="ce18" table:number-columns-repeated="2"/>
          <table:table-cell table:style-name="ce59"/>
          <table:table-cell table:style-name="ce133"/>
          <table:table-cell/>
          <table:table-cell table:style-name="ce64" table:formula="of:=JSONMODESDECOLLECTE([.A26];[.B26];[.C26];[.D26];[.E26];[.F26];[.G26];[.H26];[.I26];[.J26])" office:value-type="string" office:string-value="{&quot;code&quot;:&quot;smco_reempcartouchetoner&quot;,&quot;nom&quot;:&quot;Réemploi cartouches encres et tuners&quot;,&quot;libelleBouton&quot;:&quot;Réemploi cartouches encres et tuners&quot;,&quot;modesCollecte&quot;:&quot;true&quot;,&quot;descr&quot;:&quot;Plusieurs organismes ('Lever l'encre' et 'Oce'encre' à Nantes, 'encre Station' à Saint-Herblain) récupèrent les anciennes cartouches d'encrest. &lt;br/&gt;Voir page 'lieux'.&quot;,&quot;image&quot;:&quot;image_defaut_mini.png&quot;}," calcext:value-type="string">
            <text:p>{"code":"smco_reempcartouchetoner","nom":"Réemploi cartouches encres et tuners","libelleBouton":"Réemploi cartouches encres et tuners","modesCollecte":"true","descr":"Plusieurs organismes ('Lever l'encre' et 'Oce'encre' à Nantes, 'encre Station' à Saint-Herblain) récupèrent les anciennes cartouches d'encrest. &lt;br/&gt;Voir page 'lieux'.","image":"image_defaut_mini.png"},</text:p>
          </table:table-cell>
          <table:table-cell office:value-type="string" calcext:value-type="string">
            <text:p><text:s/></text:p>
          </table:table-cell>
          <table:table-cell/>
          <table:table-cell table:style-name="ce107" table:formula="of:=GROOVYMODECOLLECTE([.A26];[.B26];[.C26];[.D26];[.E26];[.G26];[.H26];[.Z26];[.K26])" office:value-type="string" office:string-value="ModeCollecte smco_reempcartouchetoner = new ModeCollecte(code:&quot;smco_reempcartouchetoner&quot;,nom:&quot;Réemploi cartouches encres et tuners&quot;,descr:&quot;Plusieurs organismes ('Lever l'encre' et 'Oce'encre' à Nantes, 'encre Station' à Saint-Herblain) récupèrent les anciennes cartouches d'encrest. &lt;br/&gt;Voir page 'lieux'.&quot;); smco_reempcartouchetoner.save();" calcext:value-type="string">
            <text:p>ModeCollecte smco_reempcartouchetoner = new ModeCollecte(code:"smco_reempcartouchetoner",nom:"Réemploi cartouches encres et tuners",descr:"Plusieurs organismes ('Lever l'encre' et 'Oce'encre' à Nantes, 'encre Station' à Saint-Herblain) récupèrent les anciennes cartouches d'encrest. &lt;br/&gt;Voir page 'lieux'."); smco_reempcartouchetoner.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livreCD</text:p>
          </table:table-cell>
          <table:table-cell table:style-name="ce18" office:value-type="string" calcext:value-type="string">
            <text:p>Réemploi livre/BD/CD/DVD</text:p>
          </table:table-cell>
          <table:table-cell table:style-name="ce18"/>
          <table:table-cell table:style-name="ce102" office:value-type="string" calcext:value-type="string">
            <text:p>true</text:p>
          </table:table-cell>
          <table:table-cell table:style-name="ce127" office:value-type="string" calcext:value-type="string">
            <text:p>Plusieurs organismes (association &lt;a href='lieu:stco_reemploi51'&gt;Nantes écologie&lt;/a&gt;, &lt;a href='lieu:stco_reemploi47'&gt;La croix rouge&lt;/a&gt;...) récupèrent les anciens livres.</text:p>
          </table:table-cell>
          <table:table-cell table:style-name="ce127"/>
          <table:table-cell table:style-name="ce18" table:number-columns-repeated="2"/>
          <table:table-cell table:style-name="ce59"/>
          <table:table-cell table:style-name="ce133"/>
          <table:table-cell/>
          <table:table-cell table:style-name="ce64" table:formula="of:=JSONMODESDECOLLECTE([.A27];[.B27];[.C27];[.D27];[.E27];[.F27];[.G27];[.H27];[.I27];[.J27])" office:value-type="string" office:string-value="{&quot;code&quot;:&quot;smco_reemplivreCD&quot;,&quot;nom&quot;:&quot;Réemploi livre/BD/CD/DVD&quot;,&quot;libelleBouton&quot;:&quot;Réemploi livre/BD/CD/DVD&quot;,&quot;modesCollecte&quot;:&quot;true&quot;,&quot;descr&quot;:&quot;Plusieurs organismes (association &lt;a href='lieu:stco_reemploi51'&gt;Nantes écologie&lt;/a&gt;, &lt;a href='lieu:stco_reemploi47'&gt;La croix rouge&lt;/a&gt;...) récupèrent les anciens livres.&quot;,&quot;image&quot;:&quot;image_defaut_mini.png&quot;}," calcext:value-type="string">
            <text:p>{"code":"smco_reemplivreCD","nom":"Réemploi livre/BD/CD/DVD","libelleBouton":"Réemploi livre/BD/CD/DVD","modesCollecte":"true","descr":"Plusieurs organismes (association &lt;a href='lieu:stco_reemploi51'&gt;Nantes écologie&lt;/a&gt;, &lt;a href='lieu:stco_reemploi47'&gt;La croix rouge&lt;/a&gt;...) récupèrent les anciens livres.","image":"image_defaut_mini.png"},</text:p>
          </table:table-cell>
          <table:table-cell office:value-type="string" calcext:value-type="string">
            <text:p><text:s/></text:p>
          </table:table-cell>
          <table:table-cell/>
          <table:table-cell table:style-name="ce107" table:formula="of:=GROOVYMODECOLLECTE([.A27];[.B27];[.C27];[.D27];[.E27];[.G27];[.H27];[.Z27];[.K27])" office:value-type="string" office:string-value="ModeCollecte smco_reemplivreCD = new ModeCollecte(code:&quot;smco_reemplivreCD&quot;,nom:&quot;Réemploi livre/BD/CD/DVD&quot;,descr:&quot;Plusieurs organismes (association &lt;a href='lieu:stco_reemploi51'&gt;Nantes écologie&lt;/a&gt;, &lt;a href='lieu:stco_reemploi47'&gt;La croix rouge&lt;/a&gt;...) récupèrent les anciens livres.&quot;); smco_reemplivreCD.save();" calcext:value-type="string">
            <text:p>ModeCollecte smco_reemplivreCD = new ModeCollecte(code:"smco_reemplivreCD",nom:"Réemploi livre/BD/CD/DVD",descr:"Plusieurs organismes (association &lt;a href='lieu:stco_reemploi51'&gt;Nantes écologie&lt;/a&gt;, &lt;a href='lieu:stco_reemploi47'&gt;La croix rouge&lt;/a&gt;...) récupèrent les anciens livres."); smco_reemplivreCD.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jouet</text:p>
          </table:table-cell>
          <table:table-cell table:style-name="ce18" office:value-type="string" calcext:value-type="string">
            <text:p>Réemploi jouets</text:p>
          </table:table-cell>
          <table:table-cell table:style-name="ce121" office:value-type="string" calcext:value-type="string">
            <text:p>cat_omr</text:p>
          </table:table-cell>
          <table:table-cell table:style-name="ce102" office:value-type="string" calcext:value-type="string">
            <text:p>true</text:p>
          </table:table-cell>
          <table:table-cell table:style-name="ce127" office:value-type="string" calcext:value-type="string">
            <text:p>Plusieurs organismes ('Ateliers du Retz Emploi', 'La Ressourcerie de l'ïle', 'Emmaüs', 'Véti Frat', 'La Croix Rouge') récupèrent les anciens jouets. &lt;br/&gt;Voir page 'lieux'.</text:p>
          </table:table-cell>
          <table:table-cell table:style-name="ce127"/>
          <table:table-cell table:style-name="ce18" table:number-columns-repeated="2"/>
          <table:table-cell table:style-name="ce59"/>
          <table:table-cell table:style-name="ce133"/>
          <table:table-cell/>
          <table:table-cell table:style-name="ce64" table:formula="of:=JSONMODESDECOLLECTE([.A28];[.B28];[.C28];[.D28];[.E28];[.F28];[.G28];[.H28];[.I28];[.J28])" office:value-type="string" office:string-value="{&quot;code&quot;:&quot;smco_reempjouet&quot;,&quot;nom&quot;:&quot;Réemploi jouets&quot;,&quot;libelleBouton&quot;:&quot;Réemploi jouets&quot;,&quot;sous_modes_collecte&quot;:&quot;cat_omr&quot;,&quot;modesCollecte&quot;:&quot;true&quot;,&quot;descr&quot;:&quot;Plusieurs organismes ('Ateliers du Retz Emploi', 'La Ressourcerie de l'ïle', 'Emmaüs', 'Véti Frat', 'La Croix Rouge') récupèrent les anciens jouets. &lt;br/&gt;Voir page 'lieux'.&quot;,&quot;image&quot;:&quot;image_defaut_mini.png&quot;}," calcext:value-type="string">
            <text:p>{"code":"smco_reempjouet","nom":"Réemploi jouets","libelleBouton":"Réemploi jouets","sous_modes_collecte":"cat_omr","modesCollecte":"true","descr":"Plusieurs organismes ('Ateliers du Retz Emploi', 'La Ressourcerie de l'ïle', 'Emmaüs', 'Véti Frat', 'La Croix Rouge') récupèrent les anciens jouets. &lt;br/&gt;Voir page 'lieux'.","image":"image_defaut_mini.png"},</text:p>
          </table:table-cell>
          <table:table-cell office:value-type="string" calcext:value-type="string">
            <text:p><text:s/></text:p>
          </table:table-cell>
          <table:table-cell/>
          <table:table-cell table:style-name="ce107" table:formula="of:=GROOVYMODECOLLECTE([.A28];[.B28];[.C28];[.D28];[.E28];[.G28];[.H28];[.Z28];[.K28])" office:value-type="string" office:string-value="ModeCollecte smco_reempjouet = new ModeCollecte(code:&quot;smco_reempjouet&quot;,nom:&quot;Réemploi jouets&quot;,descr:&quot;Plusieurs organismes ('Ateliers du Retz Emploi', 'La Ressourcerie de l'ïle', 'Emmaüs', 'Véti Frat', 'La Croix Rouge') récupèrent les anciens jouets. &lt;br/&gt;Voir page 'lieux'.&quot;); smco_reempjouet.save();" calcext:value-type="string">
            <text:p>ModeCollecte smco_reempjouet = new ModeCollecte(code:"smco_reempjouet",nom:"Réemploi jouets",descr:"Plusieurs organismes ('Ateliers du Retz Emploi', 'La Ressourcerie de l'ïle', 'Emmaüs', 'Véti Frat', 'La Croix Rouge') récupèrent les anciens jouets. &lt;br/&gt;Voir page 'lieux'."); smco_reempjouet.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meuble</text:p>
          </table:table-cell>
          <table:table-cell table:style-name="ce18" office:value-type="string" calcext:value-type="string">
            <text:p>Réemploi meubles</text:p>
          </table:table-cell>
          <table:table-cell table:style-name="ce18"/>
          <table:table-cell table:style-name="ce102" office:value-type="string" calcext:value-type="string">
            <text:p>true</text:p>
          </table:table-cell>
          <table:table-cell table:style-name="ce127" office:value-type="string" calcext:value-type="string">
            <text:p>Plusieurs organismes ('Emmaus', 'Secours Populaire', 'Retz'agir', 'Le comptoir du Solilab') récupèrent les anciens meubles. &lt;br/&gt;Voir page 'lieux'.</text:p>
          </table:table-cell>
          <table:table-cell table:style-name="ce127"/>
          <table:table-cell table:style-name="ce18" table:number-columns-repeated="2"/>
          <table:table-cell table:style-name="ce59"/>
          <table:table-cell table:style-name="ce133"/>
          <table:table-cell/>
          <table:table-cell table:style-name="ce64" table:formula="of:=JSONMODESDECOLLECTE([.A29];[.B29];[.C29];[.D29];[.E29];[.F29];[.G29];[.H29];[.I29];[.J29])" office:value-type="string" office:string-value="{&quot;code&quot;:&quot;smco_reempmeuble&quot;,&quot;nom&quot;:&quot;Réemploi meubles&quot;,&quot;libelleBouton&quot;:&quot;Réemploi meubles&quot;,&quot;modesCollecte&quot;:&quot;true&quot;,&quot;descr&quot;:&quot;Plusieurs organismes ('Emmaus', 'Secours Populaire', 'Retz'agir', 'Le comptoir du Solilab') récupèrent les anciens meubles. &lt;br/&gt;Voir page 'lieux'.&quot;,&quot;image&quot;:&quot;image_defaut_mini.png&quot;}," calcext:value-type="string">
            <text:p>{"code":"smco_reempmeuble","nom":"Réemploi meubles","libelleBouton":"Réemploi meubles","modesCollecte":"true","descr":"Plusieurs organismes ('Emmaus', 'Secours Populaire', 'Retz'agir', 'Le comptoir du Solilab') récupèrent les anciens meubles. &lt;br/&gt;Voir page 'lieux'.","image":"image_defaut_mini.png"},</text:p>
          </table:table-cell>
          <table:table-cell office:value-type="string" calcext:value-type="string">
            <text:p><text:s/></text:p>
          </table:table-cell>
          <table:table-cell/>
          <table:table-cell table:style-name="ce107" table:formula="of:=GROOVYMODECOLLECTE([.A29];[.B29];[.C29];[.D29];[.E29];[.G29];[.H29];[.Z29];[.K29])" office:value-type="string" office:string-value="ModeCollecte smco_reempmeuble = new ModeCollecte(code:&quot;smco_reempmeuble&quot;,nom:&quot;Réemploi meubles&quot;,descr:&quot;Plusieurs organismes ('Emmaus', 'Secours Populaire', 'Retz'agir', 'Le comptoir du Solilab') récupèrent les anciens meubles. &lt;br/&gt;Voir page 'lieux'.&quot;); smco_reempmeuble.save();" calcext:value-type="string">
            <text:p>ModeCollecte smco_reempmeuble = new ModeCollecte(code:"smco_reempmeuble",nom:"Réemploi meubles",descr:"Plusieurs organismes ('Emmaus', 'Secours Populaire', 'Retz'agir', 'Le comptoir du Solilab') récupèrent les anciens meubles. &lt;br/&gt;Voir page 'lieux'."); smco_reempmeubl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vet</text:p>
          </table:table-cell>
          <table:table-cell table:style-name="ce18" office:value-type="string" calcext:value-type="string">
            <text:p>Réemploi vêtements</text:p>
          </table:table-cell>
          <table:table-cell table:style-name="ce18"/>
          <table:table-cell table:style-name="ce102" office:value-type="string" calcext:value-type="string">
            <text:p>true</text:p>
          </table:table-cell>
          <table:table-cell table:style-name="ce127" office:value-type="string" calcext:value-type="string">
            <text:p>Plusieurs organismes ('Ding-Fring', 'Secours Populaire', ) récupèrent les vêtements. &lt;br/&gt;Voir page 'lieux'.</text:p>
          </table:table-cell>
          <table:table-cell table:style-name="ce127"/>
          <table:table-cell table:style-name="ce18" table:number-columns-repeated="2"/>
          <table:table-cell table:style-name="ce59"/>
          <table:table-cell table:style-name="ce133"/>
          <table:table-cell/>
          <table:table-cell table:style-name="ce64" table:formula="of:=JSONMODESDECOLLECTE([.A30];[.B30];[.C30];[.D30];[.E30];[.F30];[.G30];[.H30];[.I30];[.J30])" office:value-type="string" office:string-value="{&quot;code&quot;:&quot;smco_reempvet&quot;,&quot;nom&quot;:&quot;Réemploi vêtements&quot;,&quot;libelleBouton&quot;:&quot;Réemploi vêtements&quot;,&quot;modesCollecte&quot;:&quot;true&quot;,&quot;descr&quot;:&quot;Plusieurs organismes ('Ding-Fring', 'Secours Populaire', ) récupèrent les vêtements. &lt;br/&gt;Voir page 'lieux'.&quot;,&quot;image&quot;:&quot;image_defaut_mini.png&quot;}," calcext:value-type="string">
            <text:p>{"code":"smco_reempvet","nom":"Réemploi vêtements","libelleBouton":"Réemploi vêtements","modesCollecte":"true","descr":"Plusieurs organismes ('Ding-Fring', 'Secours Populaire', ) récupèrent les vêtements. &lt;br/&gt;Voir page 'lieux'.","image":"image_defaut_mini.png"},</text:p>
          </table:table-cell>
          <table:table-cell office:value-type="string" calcext:value-type="string">
            <text:p><text:s/></text:p>
          </table:table-cell>
          <table:table-cell/>
          <table:table-cell table:style-name="ce107" table:formula="of:=GROOVYMODECOLLECTE([.A30];[.B30];[.C30];[.D30];[.E30];[.G30];[.H30];[.Z30];[.K30])" office:value-type="string" office:string-value="ModeCollecte smco_reempvet = new ModeCollecte(code:&quot;smco_reempvet&quot;,nom:&quot;Réemploi vêtements&quot;,descr:&quot;Plusieurs organismes ('Ding-Fring', 'Secours Populaire', ) récupèrent les vêtements. &lt;br/&gt;Voir page 'lieux'.&quot;); smco_reempvet.save();" calcext:value-type="string">
            <text:p>ModeCollecte smco_reempvet = new ModeCollecte(code:"smco_reempvet",nom:"Réemploi vêtements",descr:"Plusieurs organismes ('Ding-Fring', 'Secours Populaire', ) récupèrent les vêtements. &lt;br/&gt;Voir page 'lieux'."); smco_reempvet.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divers</text:p>
          </table:table-cell>
          <table:table-cell table:style-name="ce18" office:value-type="string" calcext:value-type="string">
            <text:p>Réemploi Objets divers</text:p>
          </table:table-cell>
          <table:table-cell table:style-name="ce18"/>
          <table:table-cell table:style-name="ce102" office:value-type="string" calcext:value-type="string">
            <text:p>true</text:p>
          </table:table-cell>
          <table:table-cell table:style-name="ce127" office:value-type="string" calcext:value-type="string">
            <text:p>Plusieurs organismes (associations...) récupèrent les anciens meubles. &lt;br/&gt;Voir page 'lieux'.</text:p>
          </table:table-cell>
          <table:table-cell table:style-name="ce127"/>
          <table:table-cell table:style-name="ce18" table:number-columns-repeated="2"/>
          <table:table-cell table:style-name="ce59"/>
          <table:table-cell table:style-name="ce133"/>
          <table:table-cell/>
          <table:table-cell table:style-name="ce64" table:formula="of:=JSONMODESDECOLLECTE([.A31];[.B31];[.C31];[.D31];[.E31];[.F31];[.G31];[.H31];[.I31];[.J31])" office:value-type="string" office:string-value="{&quot;code&quot;:&quot;smco_reempdivers&quot;,&quot;nom&quot;:&quot;Réemploi Objets divers&quot;,&quot;libelleBouton&quot;:&quot;Réemploi Objets divers&quot;,&quot;modesCollecte&quot;:&quot;true&quot;,&quot;descr&quot;:&quot;Plusieurs organismes (associations...) récupèrent les anciens meubles. &lt;br/&gt;Voir page 'lieux'.&quot;,&quot;image&quot;:&quot;image_defaut_mini.png&quot;}," calcext:value-type="string">
            <text:p>{"code":"smco_reempdivers","nom":"Réemploi Objets divers","libelleBouton":"Réemploi Objets divers","modesCollecte":"true","descr":"Plusieurs organismes (associations...) récupèrent les anciens meubles. &lt;br/&gt;Voir page 'lieux'.","image":"image_defaut_mini.png"},</text:p>
          </table:table-cell>
          <table:table-cell office:value-type="string" calcext:value-type="string">
            <text:p><text:s/></text:p>
          </table:table-cell>
          <table:table-cell/>
          <table:table-cell table:style-name="ce107" table:formula="of:=GROOVYMODECOLLECTE([.A31];[.B31];[.C31];[.D31];[.E31];[.G31];[.H31];[.Z31];[.K31])" office:value-type="string" office:string-value="ModeCollecte smco_reempdivers = new ModeCollecte(code:&quot;smco_reempdivers&quot;,nom:&quot;Réemploi Objets divers&quot;,descr:&quot;Plusieurs organismes (associations...) récupèrent les anciens meubles. &lt;br/&gt;Voir page 'lieux'.&quot;); smco_reempdivers.save();" calcext:value-type="string">
            <text:p>ModeCollecte smco_reempdivers = new ModeCollecte(code:"smco_reempdivers",nom:"Réemploi Objets divers",descr:"Plusieurs organismes (associations...) récupèrent les anciens meubles. &lt;br/&gt;Voir page 'lieux'."); smco_reempdiver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aisselle</text:p>
          </table:table-cell>
          <table:table-cell table:style-name="ce18" office:value-type="string" calcext:value-type="string">
            <text:p>Réemploi Vaisselle</text:p>
          </table:table-cell>
          <table:table-cell table:style-name="ce18"/>
          <table:table-cell table:style-name="ce102" office:value-type="string" calcext:value-type="string">
            <text:p>true</text:p>
          </table:table-cell>
          <table:table-cell table:style-name="ce128"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28"/>
          <table:table-cell table:style-name="ce18" table:number-columns-repeated="2"/>
          <table:table-cell table:style-name="ce59"/>
          <table:table-cell table:style-name="ce133"/>
          <table:table-cell/>
          <table:table-cell table:style-name="ce64" table:formula="of:=JSONMODESDECOLLECTE([.A32];[.B32];[.C32];[.D32];[.E32];[.F32];[.G32];[.H32];[.I32];[.J32])" office:value-type="string" office:string-value="{&quot;code&quot;:&quot;smco_vaisselle&quot;,&quot;nom&quot;:&quot;Réemploi Vaisselle&quot;,&quot;libelleBouton&quot;:&quot;Réemploi Vaisselle&quot;,&quot;modesCollecte&quot;:&quot;true&quot;,&quot;descr&quot;:&quot;Plusieurs organismes (association &lt;a href='lieu:stco_reemploi47'&gt;La croix rouge&lt;/a&gt;, &lt;a href='lieu:stco_reemploi55'&gt;Ecorev&lt;/a&gt;...) récupèrent les anciens livres.&quot;,&quot;image&quot;:&quot;image_defaut_mini.png&quot;}," calcext:value-type="string">
            <text:p>{"code":"smco_vaisselle","nom":"Réemploi Vaisselle","libelleBouton":"Réemploi Vaisselle","modesCollecte":"true","descr":"Plusieurs organismes (association &lt;a href='lieu:stco_reemploi47'&gt;La croix rouge&lt;/a&gt;, &lt;a href='lieu:stco_reemploi55'&gt;Ecorev&lt;/a&gt;...) récupèrent les anciens livres.","image":"image_defaut_mini.png"},</text:p>
          </table:table-cell>
          <table:table-cell office:value-type="string" calcext:value-type="string">
            <text:p><text:s/></text:p>
          </table:table-cell>
          <table:table-cell/>
          <table:table-cell table:style-name="ce107" table:formula="of:=GROOVYMODECOLLECTE([.A32];[.B32];[.C32];[.D32];[.E32];[.G32];[.H32];[.Z32];[.K32])" office:value-type="string" office:string-value="ModeCollecte smco_vaisselle = new ModeCollecte(code:&quot;smco_vaisselle&quot;,nom:&quot;Réemploi Vaisselle&quot;,descr:&quot;Plusieurs organismes (association &lt;a href='lieu:stco_reemploi47'&gt;La croix rouge&lt;/a&gt;, &lt;a href='lieu:stco_reemploi55'&gt;Ecorev&lt;/a&gt;...) récupèrent les anciens livres.&quot;); smco_vaisselle.save();" calcext:value-type="string">
            <text:p>ModeCollecte smco_vaisselle = new ModeCollecte(code:"smco_vaisselle",nom:"Réemploi Vaisselle",descr:"Plusieurs organismes (association &lt;a href='lieu:stco_reemploi47'&gt;La croix rouge&lt;/a&gt;, &lt;a href='lieu:stco_reemploi55'&gt;Ecorev&lt;/a&gt;...) récupèrent les anciens livres."); smco_vaisselle.save();</text:p>
          </table:table-cell>
          <table:table-cell office:value-type="string" calcext:value-type="string">
            <text:p><text:s/></text:p>
          </table:table-cell>
          <table:table-cell table:number-columns-repeated="252"/>
        </table:table-row>
        <table:table-row table:style-name="ro4">
          <table:table-cell table:style-name="ce88" office:value-type="string" calcext:value-type="string">
            <text:p>smco_papier</text:p>
          </table:table-cell>
          <table:table-cell table:style-name="ce88" office:value-type="string" calcext:value-type="string">
            <text:p>Recyclage papier associations.</text:p>
          </table:table-cell>
          <table:table-cell table:style-name="ce18"/>
          <table:table-cell table:style-name="ce102" office:value-type="string" calcext:value-type="string">
            <text:p>true</text:p>
          </table:table-cell>
          <table:table-cell table:style-name="ce88"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88" table:number-columns-repeated="3"/>
          <table:table-cell table:style-name="ce59"/>
          <table:table-cell table:style-name="ce133"/>
          <table:table-cell/>
          <table:table-cell table:style-name="ce64" table:formula="of:=JSONMODESDECOLLECTE([.A33];[.B33];[.C33];[.D33];[.E33];[.F33];[.G33];[.H33];[.I33];[.J33])" office:value-type="string" office:string-value="{&quot;code&quot;:&quot;smco_papier&quot;,&quot;nom&quot;:&quot;Recyclage papier associations.&quot;,&quot;libelleBouton&quot;:&quot;Recyclage papier associations.&quot;,&quot;modesCollecte&quot;:&quot;true&quot;,&quot;descr&quot;:&quot;Plusieurs organismes (association &lt;a href='lieu:stco_reemploi51'&gt;Nantes écologie&lt;/a&gt;, &lt;a href='lieu:stco_reemploi47'&gt;La croix rouge&lt;/a&gt;...) récupèrent les anciens livres. &lt;br/&gt;Voir page 'lieux'.&quot;,&quot;image&quot;:&quot;image_defaut_mini.png&quot;}," calcext:value-type="string">
            <text:p>{"code":"smco_papier","nom":"Recyclage papier associations.","libelleBouton":"Recyclage papier associations.","modesCollecte":"true","descr":"Plusieurs organismes (association &lt;a href='lieu:stco_reemploi51'&gt;Nantes écologie&lt;/a&gt;, &lt;a href='lieu:stco_reemploi47'&gt;La croix rouge&lt;/a&gt;...) récupèrent les anciens livres. &lt;br/&gt;Voir page 'lieux'.","image":"image_defaut_mini.png"},</text:p>
          </table:table-cell>
          <table:table-cell office:value-type="string" calcext:value-type="string">
            <text:p><text:s/></text:p>
          </table:table-cell>
          <table:table-cell/>
          <table:table-cell table:style-name="ce107" table:formula="of:=GROOVYMODECOLLECTE([.A33];[.B33];[.C33];[.D33];[.E33];[.G33];[.H33];[.Z33];[.K33])" office:value-type="string" office:string-value="ModeCollecte smco_papier = new ModeCollecte(code:&quot;smco_papier&quot;,nom:&quot;Recyclage papier associations.&quot;,descr:&quot;Plusieurs organismes (association &lt;a href='lieu:stco_reemploi51'&gt;Nantes écologie&lt;/a&gt;, &lt;a href='lieu:stco_reemploi47'&gt;La croix rouge&lt;/a&gt;...) récupèrent les anciens livres. &lt;br/&gt;Voir page 'lieux'.&quot;); smco_papier.save();" calcext:value-type="string">
            <text:p>ModeCollecte smco_papier = new ModeCollecte(code:"smco_papier",nom:"Recyclage papier associations.",descr:"Plusieurs organismes (association &lt;a href='lieu:stco_reemploi51'&gt;Nantes écologie&lt;/a&gt;, &lt;a href='lieu:stco_reemploi47'&gt;La croix rouge&lt;/a&gt;...) récupèrent les anciens livres. &lt;br/&gt;Voir page 'lieux'."); smco_papier.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ndeurlunette</text:p>
          </table:table-cell>
          <table:table-cell table:style-name="ce18" office:value-type="string" calcext:value-type="string">
            <text:p>Vendeur lunette</text:p>
          </table:table-cell>
          <table:table-cell table:style-name="ce18"/>
          <table:table-cell table:style-name="ce102" office:value-type="string" calcext:value-type="string">
            <text:p>true</text:p>
          </table:table-cell>
          <table:table-cell table:style-name="ce1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 table:number-columns-repeated="3"/>
          <table:table-cell table:style-name="ce59" table:number-columns-repeated="2"/>
          <table:table-cell/>
          <table:table-cell table:style-name="ce64" table:formula="of:=JSONMODESDECOLLECTE([.A34];[.B34];[.C34];[.D34];[.E34];[.F34];[.G34];[.H34];[.I34];[.J34])" office:value-type="string" office:string-value="{&quot;code&quot;:&quot;smco_vendeurlunette&quot;,&quot;nom&quot;:&quot;Vendeur lunette&quot;,&quot;libelleBouton&quot;:&quot;Vendeur lunette&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image&quot;:&quot;image_defaut_mini.png&quot;}," calcext:value-type="string">
            <text:p>{"code":"smco_vendeurlunette","nom":"Vendeur lunette","libelleBouton":"Vendeur lunette","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image":"image_defaut_mini.png"},</text:p>
          </table:table-cell>
          <table:table-cell office:value-type="string" calcext:value-type="string">
            <text:p><text:s/></text:p>
          </table:table-cell>
          <table:table-cell/>
          <table:table-cell table:style-name="ce107" table:formula="of:=GROOVYMODECOLLECTE([.A34];[.B34];[.C34];[.D34];[.E34];[.G34];[.H34];[.Z34];[.K34])" office:value-type="string" office:string-value="ModeCollecte smco_vendeurlunette = new ModeCollecte(code:&quot;smco_vendeurlunette&quot;,nom:&quot;Vendeur lunette&quot;,descr:&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 smco_vendeurlunette.save();" calcext:value-type="string">
            <text:p>ModeCollecte smco_vendeurlunette = new ModeCollecte(code:"smco_vendeurlunette",nom:"Vendeur lunett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 smco_vendeurlunette.save();</text:p>
          </table:table-cell>
          <table:table-cell office:value-type="string" calcext:value-type="string">
            <text:p><text:s/></text:p>
          </table:table-cell>
          <table:table-cell table:number-columns-repeated="252"/>
        </table:table-row>
        <table:table-row table:style-name="ro54">
          <table:table-cell table:style-name="ce118" office:value-type="string" calcext:value-type="string">
            <text:p>smco_reprise</text:p>
          </table:table-cell>
          <table:table-cell table:style-name="ce118" office:value-type="string" calcext:value-type="string">
            <text:p>Reprise par magasins</text:p>
          </table:table-cell>
          <table:table-cell table:style-name="ce118"/>
          <table:table-cell table:style-name="ce122" office:value-type="string" calcext:value-type="string">
            <text:p>true</text:p>
          </table:table-cell>
          <table:table-cell table:style-name="ce118" office:value-type="string" calcext:value-type="string">
            <text:p>Vous achetez un appareil neuf, le distributeur est désormais tenu de reprendre <text:s/>l'ancien à l'achat ou la livraison. C'est le principe de la reprise « un pour un ». <text:s/></text:p>
          </table:table-cell>
          <table:table-cell table:style-name="ce118"/>
          <table:table-cell table:style-name="ce118" office:value-type="string" calcext:value-type="string">
            <text:p>cons_ecopart</text:p>
          </table:table-cell>
          <table:table-cell table:style-name="ce118"/>
          <table:table-cell table:style-name="ce132" table:number-columns-repeated="2"/>
          <table:table-cell/>
          <table:table-cell table:style-name="ce64" table:formula="of:=JSONMODESDECOLLECTE([.A35];[.B35];[.C35];[.D35];[.E35];[.F35];[.G35];[.H35];[.I35];[.J35])" office:value-type="string" office:string-value="{&quot;code&quot;:&quot;smco_reprise&quot;,&quot;nom&quot;:&quot;Reprise par magasins&quot;,&quot;libelleBouton&quot;:&quot;Reprise par magasins&quot;,&quot;modesCollecte&quot;:&quot;true&quot;,&quot;descr&quot;:&quot;Vous achetez un appareil neuf, le distributeur est désormais tenu de reprendre  l'ancien à l'achat ou la livraison. C'est le principe de la reprise « un pour un ».  &quot;,&quot;cons&quot;:&quot;cons_ecopart&quot;,&quot;image&quot;:&quot;image_defaut_mini.png&quot;}," calcext:value-type="string">
            <text:p>{"code":"smco_reprise","nom":"Reprise par magasins","libelleBouton":"Reprise par magasins","modesCollecte":"true","descr":"Vous achetez un appareil neuf, le distributeur est désormais tenu de reprendre <text:s/>l'ancien à l'achat ou la livraison. C'est le principe de la reprise « un pour un ». <text:s/>","cons":"cons_ecopart","image":"image_defaut_mini.png"},</text:p>
          </table:table-cell>
          <table:table-cell office:value-type="string" calcext:value-type="string">
            <text:p><text:s/></text:p>
          </table:table-cell>
          <table:table-cell/>
          <table:table-cell table:style-name="ce107" table:formula="of:=GROOVYMODECOLLECTE([.A35];[.B35];[.C35];[.D35];[.E35];[.G35];[.H35];[.Z35];[.K35])" office:value-type="string" office:string-value="ModeCollecte smco_reprise = new ModeCollecte(code:&quot;smco_reprise&quot;,nom:&quot;Reprise par magasins&quot;,descr:&quot;Vous achetez un appareil neuf, le distributeur est désormais tenu de reprendre  l'ancien à l'achat ou la livraison. C'est le principe de la reprise « un pour un ».  &quot;); smco_reprise.save();" calcext:value-type="string">
            <text:p>ModeCollecte smco_reprise = new ModeCollecte(code:"smco_reprise",nom:"Reprise par magasins",descr:"Vous achetez un appareil neuf, le distributeur est désormais tenu de reprendre <text:s/>l'ancien à l'achat ou la livraison. C'est le principe de la reprise « un pour un ». <text:s/>"); smco_repris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ndeurcassevoiture</text:p>
          </table:table-cell>
          <table:table-cell table:style-name="ce18" office:value-type="string" calcext:value-type="string">
            <text:p>Casse automobile</text:p>
          </table:table-cell>
          <table:table-cell table:style-name="ce18"/>
          <table:table-cell table:style-name="ce102" office:value-type="string" calcext:value-type="string">
            <text:p>true</text:p>
          </table:table-cell>
          <table:table-cell table:style-name="ce18" office:value-type="string" calcext:value-type="string">
            <text:p>Les casses automobile ('fourrières') récupèrent les anciens véhicules.</text:p>
          </table:table-cell>
          <table:table-cell table:style-name="ce18" table:number-columns-repeated="3"/>
          <table:table-cell table:style-name="ce59" office:value-type="string" calcext:value-type="string">
            <text:p>vérif le 03/2013</text:p>
          </table:table-cell>
          <table:table-cell table:style-name="ce59"/>
          <table:table-cell/>
          <table:table-cell table:style-name="ce64" table:formula="of:=JSONMODESDECOLLECTE([.A36];[.B36];[.C36];[.D36];[.E36];[.F36];[.G36];[.H36];[.I36];[.J36])" office:value-type="string" office:string-value="{&quot;code&quot;:&quot;smco_vendeurcassevoiture&quot;,&quot;nom&quot;:&quot;Casse automobile&quot;,&quot;libelleBouton&quot;:&quot;Casse automobile&quot;,&quot;modesCollecte&quot;:&quot;true&quot;,&quot;descr&quot;:&quot;Les casses automobile ('fourrières') récupèrent les anciens véhicules.&quot;,&quot;image&quot;:&quot;image_defaut_mini.png&quot;}," calcext:value-type="string">
            <text:p>{"code":"smco_vendeurcassevoiture","nom":"Casse automobile","libelleBouton":"Casse automobile","modesCollecte":"true","descr":"Les casses automobile ('fourrières') récupèrent les anciens véhicules.","image":"image_defaut_mini.png"},</text:p>
          </table:table-cell>
          <table:table-cell office:value-type="string" calcext:value-type="string">
            <text:p><text:s/></text:p>
          </table:table-cell>
          <table:table-cell/>
          <table:table-cell table:style-name="ce107" table:formula="of:=GROOVYMODECOLLECTE([.A36];[.B36];[.C36];[.D36];[.E36];[.G36];[.H36];[.Z36];[.K36])" office:value-type="string" office:string-value="ModeCollecte smco_vendeurcassevoiture = new ModeCollecte(code:&quot;smco_vendeurcassevoiture&quot;,nom:&quot;Casse automobile&quot;,descr:&quot;Les casses automobile ('fourrières') récupèrent les anciens véhicules.&quot;); smco_vendeurcassevoiture.save();" calcext:value-type="string">
            <text:p>ModeCollecte smco_vendeurcassevoiture = new ModeCollecte(code:"smco_vendeurcassevoiture",nom:"Casse automobile",descr:"Les casses automobile ('fourrières') récupèrent les anciens véhicules."); smco_vendeurcassevoitur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lo</text:p>
          </table:table-cell>
          <table:table-cell table:style-name="ce18" office:value-type="string" calcext:value-type="string">
            <text:p>Réemploi <text:s/>vélos</text:p>
          </table:table-cell>
          <table:table-cell table:style-name="ce18"/>
          <table:table-cell table:style-name="ce102" office:value-type="string" calcext:value-type="string">
            <text:p>true</text:p>
          </table:table-cell>
          <table:table-cell table:style-name="ce18"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8" table:number-columns-repeated="3"/>
          <table:table-cell table:style-name="ce133" office:value-type="string" calcext:value-type="string">
            <text:p>Vérif le 03/2013</text:p>
          </table:table-cell>
          <table:table-cell table:style-name="ce133"/>
          <table:table-cell/>
          <table:table-cell table:style-name="ce64" table:formula="of:=JSONMODESDECOLLECTE([.A37];[.B37];[.C37];[.D37];[.E37];[.F37];[.G37];[.H37];[.I37];[.J37])" office:value-type="string" office:string-value="{&quot;code&quot;:&quot;smco_velo&quot;,&quot;nom&quot;:&quot;Réemploi  vélos&quot;,&quot;libelleBouton&quot;:&quot;Réemploi  vélos&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image&quot;:&quot;image_defaut_mini.png&quot;}," calcext:value-type="string">
            <text:p>{"code":"smco_velo","nom":"Réemploi <text:s/>vélos","libelleBouton":"Réemploi <text:s/>vélos","modesCollecte":"true","descr":"Plusieurs organismes (associations &lt;a href='lieu:stco_reemploi14'&gt;ATAO&lt;/a&gt;, <text:s/>&lt;a href='lieu:stco_reemploi14'&gt;Place aux vélos&lt;/a&gt;, <text:s/>&lt;a href='lieu:stco_reemploiajout2'&gt;Transformeur&lt;/a&gt;, Vélo Campus) récupèrent les anciens vélos.","image":"image_defaut_mini.png"},</text:p>
          </table:table-cell>
          <table:table-cell office:value-type="string" calcext:value-type="string">
            <text:p><text:s/></text:p>
          </table:table-cell>
          <table:table-cell/>
          <table:table-cell table:style-name="ce107" table:formula="of:=GROOVYMODECOLLECTE([.A37];[.B37];[.C37];[.D37];[.E37];[.G37];[.H37];[.Z37];[.K37])" office:value-type="string" office:string-value="ModeCollecte smco_velo = new ModeCollecte(code:&quot;smco_velo&quot;,nom:&quot;Réemploi  vélos&quot;,descr:&quot;Plusieurs organismes (associations &lt;a href='lieu:stco_reemploi14'&gt;ATAO&lt;/a&gt;,  &lt;a href='lieu:stco_reemploi14'&gt;Place aux vélos&lt;/a&gt;,  &lt;a href='lieu:stco_reemploiajout2'&gt;Transformeur&lt;/a&gt;, Vélo Campus) récupèrent les anciens vélos.&quot;); smco_velo.save();" calcext:value-type="string">
            <text:p>ModeCollecte smco_velo = new ModeCollecte(code:"smco_velo",nom:"Réemploi <text:s/>vélos",descr:"Plusieurs organismes (associations &lt;a href='lieu:stco_reemploi14'&gt;ATAO&lt;/a&gt;, <text:s/>&lt;a href='lieu:stco_reemploi14'&gt;Place aux vélos&lt;/a&gt;, <text:s/>&lt;a href='lieu:stco_reemploiajout2'&gt;Transformeur&lt;/a&gt;, Vélo Campus) récupèrent les anciens vélos."); smco_velo.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pharmacie</text:p>
          </table:table-cell>
          <table:table-cell table:style-name="ce18" office:value-type="string" calcext:value-type="string">
            <text:p>Pharmacie</text:p>
          </table:table-cell>
          <table:table-cell table:style-name="ce18"/>
          <table:table-cell table:style-name="ce102" office:value-type="string" calcext:value-type="string">
            <text:p>true</text:p>
          </table:table-cell>
          <table:table-cell table:style-name="ce18" office:value-type="string" calcext:value-type="string">
            <text:p>Les pharmacies ont l'obligation de récupérer les anciens médicaments, avec ou sans conditionnement. &lt;br/&gt;Voir fiche 'Médicaments'.</text:p>
          </table:table-cell>
          <table:table-cell table:style-name="ce18" table:number-columns-repeated="3"/>
          <table:table-cell table:style-name="ce133" office:value-type="string" calcext:value-type="string">
            <text:p>Vérif le 03/2013</text:p>
          </table:table-cell>
          <table:table-cell table:style-name="ce133"/>
          <table:table-cell/>
          <table:table-cell table:style-name="ce64" table:formula="of:=JSONMODESDECOLLECTE([.A38];[.B38];[.C38];[.D38];[.E38];[.F38];[.G38];[.H38];[.I38];[.J38])" office:value-type="string" office:string-value="{&quot;code&quot;:&quot;smco_pharmacie&quot;,&quot;nom&quot;:&quot;Pharmacie&quot;,&quot;libelleBouton&quot;:&quot;Pharmacie&quot;,&quot;modesCollecte&quot;:&quot;true&quot;,&quot;descr&quot;:&quot;Les pharmacies ont l'obligation de récupérer les anciens médicaments, avec ou sans conditionnement. &lt;br/&gt;Voir fiche 'Médicaments'.&quot;,&quot;image&quot;:&quot;image_defaut_mini.png&quot;}," calcext:value-type="string">
            <text:p>{"code":"smco_pharmacie","nom":"Pharmacie","libelleBouton":"Pharmacie","modesCollecte":"true","descr":"Les pharmacies ont l'obligation de récupérer les anciens médicaments, avec ou sans conditionnement. &lt;br/&gt;Voir fiche 'Médicaments'.","image":"image_defaut_mini.png"},</text:p>
          </table:table-cell>
          <table:table-cell office:value-type="string" calcext:value-type="string">
            <text:p><text:s/></text:p>
          </table:table-cell>
          <table:table-cell/>
          <table:table-cell table:style-name="ce107" table:formula="of:=GROOVYMODECOLLECTE([.A38];[.B38];[.C38];[.D38];[.E38];[.G38];[.H38];[.Z38];[.K38])" office:value-type="string" office:string-value="ModeCollecte smco_pharmacie = new ModeCollecte(code:&quot;smco_pharmacie&quot;,nom:&quot;Pharmacie&quot;,descr:&quot;Les pharmacies ont l'obligation de récupérer les anciens médicaments, avec ou sans conditionnement. &lt;br/&gt;Voir fiche 'Médicaments'.&quot;); smco_pharmacie.save();" calcext:value-type="string">
            <text:p>ModeCollecte smco_pharmacie = new ModeCollecte(code:"smco_pharmacie",nom:"Pharmacie",descr:"Les pharmacies ont l'obligation de récupérer les anciens médicaments, avec ou sans conditionnement. &lt;br/&gt;Voir fiche 'Médicaments'."); smco_pharmacie.save();</text:p>
          </table:table-cell>
          <table:table-cell office:value-type="string" calcext:value-type="string">
            <text:p><text:s/></text:p>
          </table:table-cell>
          <table:table-cell table:number-columns-repeated="252"/>
        </table:table-row>
        <table:table-row table:style-name="ro4">
          <table:table-cell table:style-name="ce119"/>
          <table:table-cell table:style-name="ce69" table:number-columns-repeated="2"/>
          <table:table-cell table:style-name="ce123"/>
          <table:table-cell table:style-name="ce69" table:number-columns-repeated="4"/>
          <table:table-cell table:number-columns-repeated="3"/>
          <table:table-cell table:style-name="ce61"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260"/>
        </table:table-row>
        <table:table-row table:style-name="ro4" table:number-rows-repeated="4">
          <table:table-cell table:number-columns-repeated="268"/>
        </table:table-row>
        <table:table-row table:style-name="ro5">
          <table:table-cell table:number-columns-repeated="268"/>
        </table:table-row>
        <table:table-row table:style-name="ro5">
          <table:table-cell table:number-columns-repeated="12"/>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5" table:number-rows-repeated="4">
          <table:table-cell table:number-columns-repeated="268"/>
        </table:table-row>
        <table:table-row table:style-name="ro55">
          <table:table-cell table:style-name="ce118" office:value-type="string" calcext:value-type="string">
            <text:p>modco_ecotox</text:p>
          </table:table-cell>
          <table:table-cell table:style-name="ce118" office:value-type="string" calcext:value-type="string">
            <text:p>Ecotox</text:p>
          </table:table-cell>
          <table:table-cell table:style-name="ce118"/>
          <table:table-cell table:style-name="ce122" office:value-type="string" calcext:value-type="string">
            <text:p>false</text:p>
          </table:table-cell>
          <table:table-cell table:style-name="ce118"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18" table:number-columns-repeated="2"/>
          <table:table-cell table:style-name="ce126" office:value-type="string" calcext:value-type="string">
            <text:p>ecotox_panneau_malakoff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table-cell office:value-type="string" calcext:value-type="string">
            <text:p><text:s/></text:p>
          </table:table-cell>
          <table:table-cell/>
          <table:table-cell table:style-name="ce107" table:formula="of:=GROOVYMODECOLLECTE([.B55];[.C55];[.D55];[.E55];[.F55];[.G55];[.H55];y#ref !;[.K55])" office:value-type="string" office:string-value="" calcext:value-type="error">
            <text:p>Err :508</text:p>
          </table:table-cell>
          <table:table-cell table:number-columns-repeated="253"/>
        </table:table-row>
        <table:table-row table:style-name="ro1">
          <table:table-cell table:style-name="ce18" office:value-type="string" calcext:value-type="string">
            <text:p>smco_vendeur_lampe_eco</text:p>
          </table:table-cell>
          <table:table-cell table:style-name="ce18" office:value-type="string" calcext:value-type="string">
            <text:p>Vendeur lampe économie énergie</text:p>
          </table:table-cell>
          <table:table-cell table:style-name="ce18"/>
          <table:table-cell table:style-name="ce102" office:value-type="string" calcext:value-type="string">
            <text:p>true</text:p>
          </table:table-cell>
          <table:table-cell table:style-name="ce18" table:number-columns-repeated="4"/>
          <table:table-cell table:style-name="ce59" table:number-columns-repeated="2"/>
          <table:table-cell/>
          <table:table-cell table:style-name="ce64"/>
          <table:table-cell table:number-columns-repeated="256"/>
        </table:table-row>
        <table:table-row table:style-name="ro1">
          <table:table-cell table:style-name="ce18" office:value-type="string" calcext:value-type="string">
            <text:p>smco_vendeurcartoucheencre</text:p>
          </table:table-cell>
          <table:table-cell table:style-name="ce18" office:value-type="string" calcext:value-type="string">
            <text:p>Vendeur cartouche d'encre</text:p>
          </table:table-cell>
          <table:table-cell table:style-name="ce18"/>
          <table:table-cell table:style-name="ce102" office:value-type="string" calcext:value-type="string">
            <text:p>true</text:p>
          </table:table-cell>
          <table:table-cell table:style-name="ce18" table:number-columns-repeated="4"/>
          <table:table-cell table:style-name="ce59"/>
          <table:table-cell table:style-name="ce133"/>
          <table:table-cell/>
          <table:table-cell table:style-name="ce64"/>
          <table:table-cell table:number-columns-repeated="256"/>
        </table:table-row>
        <table:table-row table:style-name="ro5" table:number-rows-repeated="1048518">
          <table:table-cell table:number-columns-repeated="268"/>
        </table:table-row>
        <table:table-row table:style-name="ro5">
          <table:table-cell table:number-columns-repeated="268"/>
        </table:table-row>
      </table:table>
      <table:table table:name="Vérif" table:style-name="ta7" table:print="false">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42" table:number-columns-repeated="2" table:default-cell-style-name="Default"/>
        <table:table-column table:style-name="co10" table:default-cell-style-name="Default"/>
        <table:table-column table:style-name="co150" table:default-cell-style-name="Default"/>
        <table:table-column table:style-name="co151" table:default-cell-style-name="Default"/>
        <table:table-column table:style-name="co104" table:default-cell-style-name="Default"/>
        <table:table-column table:style-name="co152" table:default-cell-style-name="Default"/>
        <table:table-column table:style-name="co116" table:default-cell-style-name="Default"/>
        <table:table-column table:style-name="co34" table:default-cell-style-name="Default"/>
        <table:table-column table:style-name="co153" table:number-columns-repeated="3" table:default-cell-style-name="Default"/>
        <table:table-column table:style-name="co10" table:default-cell-style-name="Default"/>
        <table:table-column table:style-name="co154" table:default-cell-style-name="Default"/>
        <table:table-row table:style-name="ro56">
          <table:table-cell table:style-name="ce134" table:number-columns-repeated="4"/>
          <table:table-cell table:number-columns-repeated="2"/>
          <table:table-cell table:style-name="ce140" table:formula="of:=CONCATENATE(&quot;{ '&quot;;[.I1];&quot;':[&quot;)" office:value-type="string" office:string-value="{ 'verifications':[" calcext:value-type="string">
            <text:p>{ 'verifications':[</text:p>
          </table:table-cell>
          <table:table-cell table:style-name="ce86" office:value-type="string" calcext:value-type="string">
            <text:p><text:s/></text:p>
          </table:table-cell>
          <table:table-cell table:style-name="ce141" office:value-type="string" calcext:value-type="string">
            <text:p>verifications</text:p>
          </table:table-cell>
          <table:table-cell table:number-columns-repeated="9"/>
        </table:table-row>
        <table:table-row table:style-name="ro57">
          <table:table-cell table:style-name="ce134" office:value-type="float" office:value="1" calcext:value-type="float">
            <text:p>1</text:p>
          </table:table-cell>
          <table:table-cell table:style-name="ce135" office:value-type="string" calcext:value-type="string">
            <text:p>acide</text:p>
          </table:table-cell>
          <table:table-cell table:style-name="ce136" office:value-type="string" calcext:value-type="string">
            <text:p>modco_decheterie,modco_ecopoint</text:p>
          </table:table-cell>
          <table:table-cell table:style-name="ce134" table:formula="of:=[.C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2];[.I2];[.N2];[.A2];[.O2];[.J2];[.N2];[.B2];[.O2];[.K2];[.N2];[.D2];[.P2])" office:value-type="string" office:string-value="{&quot;code&quot;:&quot;1&quot;,&quot;mots&quot;:&quot;acide&quot;,&quot;modes_collecte&quot;:&quot;modco_decheterie,modco_ecopoint&quot;}," calcext:value-type="string">
            <text:p>{"code":"1","mots":"acid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table:style-name="ce146" office:value-type="string" calcext:value-type="string">
            <text:p>orange (déchet dangereux des ménages  : déchèterie de Nantes, Ecopoint nantais, point de collecte ecotox)</text:p>
          </table:table-cell>
        </table:table-row>
        <table:table-row table:style-name="ro1">
          <table:table-cell table:style-name="ce134" office:value-type="float" office:value="2" calcext:value-type="float">
            <text:p>2</text:p>
          </table:table-cell>
          <table:table-cell table:style-name="ce135" office:value-type="string" calcext:value-type="string">
            <text:p>ampoule basse consommation</text:p>
          </table:table-cell>
          <table:table-cell table:style-name="ce136" office:value-type="string" calcext:value-type="string">
            <text:p>modco_decheterie,modco_ecopoint</text:p>
          </table:table-cell>
          <table:table-cell table:style-name="ce134" table:formula="of:=[.C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3];[.I3];[.N3];[.A3];[.O3];[.J3];[.N3];[.B3];[.O3];[.K3];[.N3];[.D3];[.P3])" office:value-type="string" office:string-value="{&quot;code&quot;:&quot;2&quot;,&quot;mots&quot;:&quot;ampoule basse consommation&quot;,&quot;modes_collecte&quot;:&quot;modco_decheterie,modco_ecopoint&quot;}," calcext:value-type="string">
            <text:p>{"code":"2","mots":"ampoule basse consommation","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 calcext:value-type="float">
            <text:p>3</text:p>
          </table:table-cell>
          <table:table-cell table:style-name="ce135" office:value-type="string" calcext:value-type="string">
            <text:p>ampoule halogène</text:p>
          </table:table-cell>
          <table:table-cell table:style-name="ce136" office:value-type="string" calcext:value-type="string">
            <text:p>modco_decheterie,modco_ecopoint</text:p>
          </table:table-cell>
          <table:table-cell table:style-name="ce134" table:formula="of:=[.C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4];[.I4];[.N4];[.A4];[.O4];[.J4];[.N4];[.B4];[.O4];[.K4];[.N4];[.D4];[.P4])" office:value-type="string" office:string-value="{&quot;code&quot;:&quot;3&quot;,&quot;mots&quot;:&quot;ampoule halogène&quot;,&quot;modes_collecte&quot;:&quot;modco_decheterie,modco_ecopoint&quot;}," calcext:value-type="string">
            <text:p>{"code":"3","mots":"ampoule halogèn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 calcext:value-type="float">
            <text:p>4</text:p>
          </table:table-cell>
          <table:table-cell table:style-name="ce135" office:value-type="string" calcext:value-type="string">
            <text:p>bombe de peinture</text:p>
          </table:table-cell>
          <table:table-cell table:style-name="ce136" office:value-type="string" calcext:value-type="string">
            <text:p>modco_decheterie,modco_ecopoint</text:p>
          </table:table-cell>
          <table:table-cell table:style-name="ce134" table:formula="of:=[.C5]"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5];[.I5];[.N5];[.A5];[.O5];[.J5];[.N5];[.B5];[.O5];[.K5];[.N5];[.D5];[.P5])" office:value-type="string" office:string-value="{&quot;code&quot;:&quot;4&quot;,&quot;mots&quot;:&quot;bombe de peinture&quot;,&quot;modes_collecte&quot;:&quot;modco_decheterie,modco_ecopoint&quot;}," calcext:value-type="string">
            <text:p>{"code":"4","mots":"bombe de peintur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8">
          <table:table-cell table:style-name="ce134" office:value-type="float" office:value="5" calcext:value-type="float">
            <text:p>5</text:p>
          </table:table-cell>
          <table:table-cell table:style-name="ce135" office:value-type="string" calcext:value-type="string">
            <text:p>bouteille produit ménager non vidée</text:p>
          </table:table-cell>
          <table:table-cell table:style-name="ce136" office:value-type="string" calcext:value-type="string">
            <text:p>modco_decheterie,modco_ecopoint</text:p>
          </table:table-cell>
          <table:table-cell table:style-name="ce134" table:formula="of:=[.C6]"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6];[.I6];[.N6];[.A6];[.O6];[.J6];[.N6];[.B6];[.O6];[.K6];[.N6];[.D6];[.P6])" office:value-type="string" office:string-value="{&quot;code&quot;:&quot;5&quot;,&quot;mots&quot;:&quot;bouteille produit ménager non vidée&quot;,&quot;modes_collecte&quot;:&quot;modco_decheterie,modco_ecopoint&quot;}," calcext:value-type="string">
            <text:p>{"code":"5","mots":"bouteille produit ménager non vidé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 calcext:value-type="float">
            <text:p>6</text:p>
          </table:table-cell>
          <table:table-cell table:style-name="ce135" office:value-type="string" calcext:value-type="string">
            <text:p>néon</text:p>
          </table:table-cell>
          <table:table-cell table:style-name="ce136" office:value-type="string" calcext:value-type="string">
            <text:p>modco_decheterie,modco_ecopoint</text:p>
          </table:table-cell>
          <table:table-cell table:style-name="ce134" table:formula="of:=[.C7]"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7];[.I7];[.N7];[.A7];[.O7];[.J7];[.N7];[.B7];[.O7];[.K7];[.N7];[.D7];[.P7])" office:value-type="string" office:string-value="{&quot;code&quot;:&quot;6&quot;,&quot;mots&quot;:&quot;néon&quot;,&quot;modes_collecte&quot;:&quot;modco_decheterie,modco_ecopoint&quot;}," calcext:value-type="string">
            <text:p>{"code":"6","mots":"néon","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 calcext:value-type="float">
            <text:p>7</text:p>
          </table:table-cell>
          <table:table-cell table:style-name="ce135" office:value-type="string" calcext:value-type="string">
            <text:p>pile</text:p>
          </table:table-cell>
          <table:table-cell table:style-name="ce136" office:value-type="string" calcext:value-type="string">
            <text:p>modco_decheterie,modco_ecopoint</text:p>
          </table:table-cell>
          <table:table-cell table:style-name="ce134" table:formula="of:=[.C8]"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8];[.I8];[.N8];[.A8];[.O8];[.J8];[.N8];[.B8];[.O8];[.K8];[.N8];[.D8];[.P8])" office:value-type="string" office:string-value="{&quot;code&quot;:&quot;7&quot;,&quot;mots&quot;:&quot;pile&quot;,&quot;modes_collecte&quot;:&quot;modco_decheterie,modco_ecopoint&quot;}," calcext:value-type="string">
            <text:p>{"code":"7","mots":"pil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 calcext:value-type="float">
            <text:p>8</text:p>
          </table:table-cell>
          <table:table-cell table:style-name="ce135" office:value-type="string" calcext:value-type="string">
            <text:p>pot de peinture</text:p>
          </table:table-cell>
          <table:table-cell table:style-name="ce136" office:value-type="string" calcext:value-type="string">
            <text:p>modco_decheterie,modco_ecopoint</text:p>
          </table:table-cell>
          <table:table-cell table:style-name="ce134" table:formula="of:=[.C9]"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9];[.I9];[.N9];[.A9];[.O9];[.J9];[.N9];[.B9];[.O9];[.K9];[.N9];[.D9];[.P9])" office:value-type="string" office:string-value="{&quot;code&quot;:&quot;8&quot;,&quot;mots&quot;:&quot;pot de peinture&quot;,&quot;modes_collecte&quot;:&quot;modco_decheterie,modco_ecopoint&quot;}," calcext:value-type="string">
            <text:p>{"code":"8","mots":"pot de peintur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 calcext:value-type="float">
            <text:p>9</text:p>
          </table:table-cell>
          <table:table-cell table:style-name="ce135" office:value-type="string" calcext:value-type="string">
            <text:p>produits phytosanitaires</text:p>
          </table:table-cell>
          <table:table-cell table:style-name="ce136" office:value-type="string" calcext:value-type="string">
            <text:p>modco_decheterie,modco_ecopoint</text:p>
          </table:table-cell>
          <table:table-cell table:style-name="ce134" table:formula="of:=[.C10]"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0];[.I10];[.N10];[.A10];[.O10];[.J10];[.N10];[.B10];[.O10];[.K10];[.N10];[.D10];[.P10])" office:value-type="string" office:string-value="{&quot;code&quot;:&quot;9&quot;,&quot;mots&quot;:&quot;produits phytosanitaires&quot;,&quot;modes_collecte&quot;:&quot;modco_decheterie,modco_ecopoint&quot;}," calcext:value-type="string">
            <text:p>{"code":"9","mots":"produits phytosanitaires","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 calcext:value-type="float">
            <text:p>10</text:p>
          </table:table-cell>
          <table:table-cell table:style-name="ce135" office:value-type="string" calcext:value-type="string">
            <text:p>radiographie</text:p>
          </table:table-cell>
          <table:table-cell table:style-name="ce136" office:value-type="string" calcext:value-type="string">
            <text:p>modco_decheterie,modco_ecopoint</text:p>
          </table:table-cell>
          <table:table-cell table:style-name="ce134" table:formula="of:=[.C11]"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1];[.I11];[.N11];[.A11];[.O11];[.J11];[.N11];[.B11];[.O11];[.K11];[.N11];[.D11];[.P11])" office:value-type="string" office:string-value="{&quot;code&quot;:&quot;10&quot;,&quot;mots&quot;:&quot;radiographie&quot;,&quot;modes_collecte&quot;:&quot;modco_decheterie,modco_ecopoint&quot;}," calcext:value-type="string">
            <text:p>{"code":"10","mots":"radiographi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 calcext:value-type="float">
            <text:p>11</text:p>
          </table:table-cell>
          <table:table-cell table:style-name="ce135" office:value-type="string" calcext:value-type="string">
            <text:p>solvants</text:p>
          </table:table-cell>
          <table:table-cell table:style-name="ce136" office:value-type="string" calcext:value-type="string">
            <text:p>modco_decheterie,modco_ecopoint</text:p>
          </table:table-cell>
          <table:table-cell table:style-name="ce134" table:formula="of:=[.C1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2];[.I12];[.N12];[.A12];[.O12];[.J12];[.N12];[.B12];[.O12];[.K12];[.N12];[.D12];[.P12])" office:value-type="string" office:string-value="{&quot;code&quot;:&quot;11&quot;,&quot;mots&quot;:&quot;solvants&quot;,&quot;modes_collecte&quot;:&quot;modco_decheterie,modco_ecopoint&quot;}," calcext:value-type="string">
            <text:p>{"code":"11","mots":"solvants","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2" calcext:value-type="float">
            <text:p>12</text:p>
          </table:table-cell>
          <table:table-cell table:style-name="ce135" office:value-type="string" calcext:value-type="string">
            <text:p>tube fluorescent</text:p>
          </table:table-cell>
          <table:table-cell table:style-name="ce136" office:value-type="string" calcext:value-type="string">
            <text:p>modco_decheterie,modco_ecopoint</text:p>
          </table:table-cell>
          <table:table-cell table:style-name="ce134" table:formula="of:=[.C1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3];[.I13];[.N13];[.A13];[.O13];[.J13];[.N13];[.B13];[.O13];[.K13];[.N13];[.D13];[.P13])" office:value-type="string" office:string-value="{&quot;code&quot;:&quot;12&quot;,&quot;mots&quot;:&quot;tube fluorescent&quot;,&quot;modes_collecte&quot;:&quot;modco_decheterie,modco_ecopoint&quot;}," calcext:value-type="string">
            <text:p>{"code":"12","mots":"tube fluorescent","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3" calcext:value-type="float">
            <text:p>13</text:p>
          </table:table-cell>
          <table:table-cell table:style-name="ce135" office:value-type="string" calcext:value-type="string">
            <text:p>thermomètre à mercure</text:p>
          </table:table-cell>
          <table:table-cell table:style-name="ce136" office:value-type="string" calcext:value-type="string">
            <text:p>modco_decheterie,modco_ecopoint</text:p>
          </table:table-cell>
          <table:table-cell table:style-name="ce134" table:formula="of:=[.C1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4];[.I14];[.N14];[.A14];[.O14];[.J14];[.N14];[.B14];[.O14];[.K14];[.N14];[.D14];[.P14])" office:value-type="string" office:string-value="{&quot;code&quot;:&quot;13&quot;,&quot;mots&quot;:&quot;thermomètre à mercure&quot;,&quot;modes_collecte&quot;:&quot;modco_decheterie,modco_ecopoint&quot;}," calcext:value-type="string">
            <text:p>{"code":"13","mots":"thermomètre à mercur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4" calcext:value-type="float">
            <text:p>14</text:p>
          </table:table-cell>
          <table:table-cell table:style-name="ce135" office:value-type="string" calcext:value-type="string">
            <text:p>annuaire</text:p>
          </table:table-cell>
          <table:table-cell table:style-name="ce137" office:value-type="string" calcext:value-type="string">
            <text:p>modco_sacjaune,modco_bacjaune</text:p>
          </table:table-cell>
          <table:table-cell table:style-name="ce134" table:formula="of:=[.C1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5];[.I15];[.N15];[.A15];[.O15];[.J15];[.N15];[.B15];[.O15];[.K15];[.N15];[.D15];[.P15])" office:value-type="string" office:string-value="{&quot;code&quot;:&quot;14&quot;,&quot;mots&quot;:&quot;annuaire&quot;,&quot;modes_collecte&quot;:&quot;modco_sacjaune,modco_bacjaune&quot;}," calcext:value-type="string">
            <text:p>{"code":"14","mots":"annuair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jaune : bac ou sac à déchets recyclables</text:p>
          </table:table-cell>
        </table:table-row>
        <table:table-row table:style-name="ro1">
          <table:table-cell table:style-name="ce134" office:value-type="float" office:value="15" calcext:value-type="float">
            <text:p>15</text:p>
          </table:table-cell>
          <table:table-cell table:style-name="ce135" office:value-type="string" calcext:value-type="string">
            <text:p>baril de lessive</text:p>
          </table:table-cell>
          <table:table-cell table:style-name="ce137" office:value-type="string" calcext:value-type="string">
            <text:p>modco_sacjaune,modco_bacjaune</text:p>
          </table:table-cell>
          <table:table-cell table:style-name="ce134" table:formula="of:=[.C1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6];[.I16];[.N16];[.A16];[.O16];[.J16];[.N16];[.B16];[.O16];[.K16];[.N16];[.D16];[.P16])" office:value-type="string" office:string-value="{&quot;code&quot;:&quot;15&quot;,&quot;mots&quot;:&quot;baril de lessive&quot;,&quot;modes_collecte&quot;:&quot;modco_sacjaune,modco_bacjaune&quot;}," calcext:value-type="string">
            <text:p>{"code":"15","mots":"baril de lessiv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6" calcext:value-type="float">
            <text:p>16</text:p>
          </table:table-cell>
          <table:table-cell table:style-name="ce135" office:value-type="string" calcext:value-type="string">
            <text:p>barquette aluminium</text:p>
          </table:table-cell>
          <table:table-cell table:style-name="ce137" office:value-type="string" calcext:value-type="string">
            <text:p>modco_sacjaune,modco_bacjaune</text:p>
          </table:table-cell>
          <table:table-cell table:style-name="ce134" table:formula="of:=[.C1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7];[.I17];[.N17];[.A17];[.O17];[.J17];[.N17];[.B17];[.O17];[.K17];[.N17];[.D17];[.P17])" office:value-type="string" office:string-value="{&quot;code&quot;:&quot;16&quot;,&quot;mots&quot;:&quot;barquette aluminium&quot;,&quot;modes_collecte&quot;:&quot;modco_sacjaune,modco_bacjaune&quot;}," calcext:value-type="string">
            <text:p>{"code":"16","mots":"barquette aluminium","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7" calcext:value-type="float">
            <text:p>17</text:p>
          </table:table-cell>
          <table:table-cell table:style-name="ce135" office:value-type="string" calcext:value-type="string">
            <text:p>boîte de conserve</text:p>
          </table:table-cell>
          <table:table-cell table:style-name="ce137" office:value-type="string" calcext:value-type="string">
            <text:p>modco_sacjaune,modco_bacjaune</text:p>
          </table:table-cell>
          <table:table-cell table:style-name="ce134" table:formula="of:=[.C1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8];[.I18];[.N18];[.A18];[.O18];[.J18];[.N18];[.B18];[.O18];[.K18];[.N18];[.D18];[.P18])" office:value-type="string" office:string-value="{&quot;code&quot;:&quot;17&quot;,&quot;mots&quot;:&quot;boîte de conserve&quot;,&quot;modes_collecte&quot;:&quot;modco_sacjaune,modco_bacjaune&quot;}," calcext:value-type="string">
            <text:p>{"code":"17","mots":"boîte de conserv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8" calcext:value-type="float">
            <text:p>18</text:p>
          </table:table-cell>
          <table:table-cell table:style-name="ce135" office:value-type="string" calcext:value-type="string">
            <text:p>boîte à œuf en carton</text:p>
          </table:table-cell>
          <table:table-cell table:style-name="ce137" office:value-type="string" calcext:value-type="string">
            <text:p>modco_sacjaune,modco_bacjaune</text:p>
          </table:table-cell>
          <table:table-cell table:style-name="ce134" table:formula="of:=[.C1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9];[.I19];[.N19];[.A19];[.O19];[.J19];[.N19];[.B19];[.O19];[.K19];[.N19];[.D19];[.P19])" office:value-type="string" office:string-value="{&quot;code&quot;:&quot;18&quot;,&quot;mots&quot;:&quot;boîte à œuf en carton&quot;,&quot;modes_collecte&quot;:&quot;modco_sacjaune,modco_bacjaune&quot;}," calcext:value-type="string">
            <text:p>{"code":"18","mots":"boîte à œuf en carton","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9" calcext:value-type="float">
            <text:p>19</text:p>
          </table:table-cell>
          <table:table-cell table:style-name="ce135" office:value-type="string" calcext:value-type="string">
            <text:p>bombe aérosol</text:p>
          </table:table-cell>
          <table:table-cell table:style-name="ce137" office:value-type="string" calcext:value-type="string">
            <text:p>modco_sacjaune,modco_bacjaune</text:p>
          </table:table-cell>
          <table:table-cell table:style-name="ce134" table:formula="of:=[.C2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0];[.I20];[.N20];[.A20];[.O20];[.J20];[.N20];[.B20];[.O20];[.K20];[.N20];[.D20];[.P20])" office:value-type="string" office:string-value="{&quot;code&quot;:&quot;19&quot;,&quot;mots&quot;:&quot;bombe aérosol&quot;,&quot;modes_collecte&quot;:&quot;modco_sacjaune,modco_bacjaune&quot;}," calcext:value-type="string">
            <text:p>{"code":"19","mots":"bombe aérosol","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0" calcext:value-type="float">
            <text:p>20</text:p>
          </table:table-cell>
          <table:table-cell table:style-name="ce135" office:value-type="string" calcext:value-type="string">
            <text:p>bombe mousse à raser</text:p>
          </table:table-cell>
          <table:table-cell table:style-name="ce137" office:value-type="string" calcext:value-type="string">
            <text:p>modco_sacjaune,modco_bacjaune</text:p>
          </table:table-cell>
          <table:table-cell table:style-name="ce134" table:formula="of:=[.C2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1];[.I21];[.N21];[.A21];[.O21];[.J21];[.N21];[.B21];[.O21];[.K21];[.N21];[.D21];[.P21])" office:value-type="string" office:string-value="{&quot;code&quot;:&quot;20&quot;,&quot;mots&quot;:&quot;bombe mousse à raser&quot;,&quot;modes_collecte&quot;:&quot;modco_sacjaune,modco_bacjaune&quot;}," calcext:value-type="string">
            <text:p>{"code":"20","mots":"bombe mousse à ras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1" calcext:value-type="float">
            <text:p>21</text:p>
          </table:table-cell>
          <table:table-cell table:style-name="ce135" office:value-type="string" calcext:value-type="string">
            <text:p>bouteille d'huile plastique</text:p>
          </table:table-cell>
          <table:table-cell table:style-name="ce137" office:value-type="string" calcext:value-type="string">
            <text:p>modco_sacjaune,modco_bacjaune</text:p>
          </table:table-cell>
          <table:table-cell table:style-name="ce134" table:formula="of:=[.C2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2];[.I22];[.N22];[.A22];[.O22];[.J22];[.N22];[.B22];[.O22];[.K22];[.N22];[.D22];[.P22])" office:value-type="string" office:string-value="{&quot;code&quot;:&quot;21&quot;,&quot;mots&quot;:&quot;bouteille d'huile plastique&quot;,&quot;modes_collecte&quot;:&quot;modco_sacjaune,modco_bacjaune&quot;}," calcext:value-type="string">
            <text:p>{"code":"21","mots":"bouteille d'huile plastiq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2" calcext:value-type="float">
            <text:p>22</text:p>
          </table:table-cell>
          <table:table-cell table:style-name="ce135" office:value-type="string" calcext:value-type="string">
            <text:p>bouteille en plastique</text:p>
          </table:table-cell>
          <table:table-cell table:style-name="ce137" office:value-type="string" calcext:value-type="string">
            <text:p>modco_sacjaune,modco_bacjaune</text:p>
          </table:table-cell>
          <table:table-cell table:style-name="ce134" table:formula="of:=[.C2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3];[.I23];[.N23];[.A23];[.O23];[.J23];[.N23];[.B23];[.O23];[.K23];[.N23];[.D23];[.P23])" office:value-type="string" office:string-value="{&quot;code&quot;:&quot;22&quot;,&quot;mots&quot;:&quot;bouteille en plastique&quot;,&quot;modes_collecte&quot;:&quot;modco_sacjaune,modco_bacjaune&quot;}," calcext:value-type="string">
            <text:p>{"code":"22","mots":"bouteille en plastiq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3" calcext:value-type="float">
            <text:p>23</text:p>
          </table:table-cell>
          <table:table-cell table:style-name="ce135" office:value-type="string" calcext:value-type="string">
            <text:p>bouteille produit ménager vide</text:p>
          </table:table-cell>
          <table:table-cell table:style-name="ce137" office:value-type="string" calcext:value-type="string">
            <text:p>modco_sacjaune,modco_bacjaune</text:p>
          </table:table-cell>
          <table:table-cell table:style-name="ce134" table:formula="of:=[.C2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4];[.I24];[.N24];[.A24];[.O24];[.J24];[.N24];[.B24];[.O24];[.K24];[.N24];[.D24];[.P24])" office:value-type="string" office:string-value="{&quot;code&quot;:&quot;23&quot;,&quot;mots&quot;:&quot;bouteille produit ménager vide&quot;,&quot;modes_collecte&quot;:&quot;modco_sacjaune,modco_bacjaune&quot;}," calcext:value-type="string">
            <text:p>{"code":"23","mots":"bouteille produit ménager vid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4" calcext:value-type="float">
            <text:p>24</text:p>
          </table:table-cell>
          <table:table-cell table:style-name="ce135" office:value-type="string" calcext:value-type="string">
            <text:p>brique alimentaire</text:p>
          </table:table-cell>
          <table:table-cell table:style-name="ce137" office:value-type="string" calcext:value-type="string">
            <text:p>modco_sacjaune,modco_bacjaune</text:p>
          </table:table-cell>
          <table:table-cell table:style-name="ce134" table:formula="of:=[.C2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5];[.I25];[.N25];[.A25];[.O25];[.J25];[.N25];[.B25];[.O25];[.K25];[.N25];[.D25];[.P25])" office:value-type="string" office:string-value="{&quot;code&quot;:&quot;24&quot;,&quot;mots&quot;:&quot;brique alimentaire&quot;,&quot;modes_collecte&quot;:&quot;modco_sacjaune,modco_bacjaune&quot;}," calcext:value-type="string">
            <text:p>{"code":"24","mots":"brique alimentair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5" calcext:value-type="float">
            <text:p>25</text:p>
          </table:table-cell>
          <table:table-cell table:style-name="ce135" office:value-type="string" calcext:value-type="string">
            <text:p>journaux</text:p>
          </table:table-cell>
          <table:table-cell table:style-name="ce137" office:value-type="string" calcext:value-type="string">
            <text:p>modco_sacjaune,modco_bacjaune</text:p>
          </table:table-cell>
          <table:table-cell table:style-name="ce134" table:formula="of:=[.C2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6];[.I26];[.N26];[.A26];[.O26];[.J26];[.N26];[.B26];[.O26];[.K26];[.N26];[.D26];[.P26])" office:value-type="string" office:string-value="{&quot;code&quot;:&quot;25&quot;,&quot;mots&quot;:&quot;journaux&quot;,&quot;modes_collecte&quot;:&quot;modco_sacjaune,modco_bacjaune&quot;}," calcext:value-type="string">
            <text:p>{"code":"25","mots":"journaux","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6" calcext:value-type="float">
            <text:p>26</text:p>
          </table:table-cell>
          <table:table-cell table:style-name="ce135" office:value-type="string" calcext:value-type="string">
            <text:p>cahier</text:p>
          </table:table-cell>
          <table:table-cell table:style-name="ce137" office:value-type="string" calcext:value-type="string">
            <text:p>modco_sacjaune,modco_bacjaune</text:p>
          </table:table-cell>
          <table:table-cell table:style-name="ce134" table:formula="of:=[.C2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7];[.I27];[.N27];[.A27];[.O27];[.J27];[.N27];[.B27];[.O27];[.K27];[.N27];[.D27];[.P27])" office:value-type="string" office:string-value="{&quot;code&quot;:&quot;26&quot;,&quot;mots&quot;:&quot;cahier&quot;,&quot;modes_collecte&quot;:&quot;modco_sacjaune,modco_bacjaune&quot;}," calcext:value-type="string">
            <text:p>{"code":"26","mots":"cahi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7" calcext:value-type="float">
            <text:p>27</text:p>
          </table:table-cell>
          <table:table-cell table:style-name="ce135" office:value-type="string" calcext:value-type="string">
            <text:p>canette</text:p>
          </table:table-cell>
          <table:table-cell table:style-name="ce137" office:value-type="string" calcext:value-type="string">
            <text:p>modco_sacjaune,modco_bacjaune</text:p>
          </table:table-cell>
          <table:table-cell table:style-name="ce134" table:formula="of:=[.C2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8];[.I28];[.N28];[.A28];[.O28];[.J28];[.N28];[.B28];[.O28];[.K28];[.N28];[.D28];[.P28])" office:value-type="string" office:string-value="{&quot;code&quot;:&quot;27&quot;,&quot;mots&quot;:&quot;canette&quot;,&quot;modes_collecte&quot;:&quot;modco_sacjaune,modco_bacjaune&quot;}," calcext:value-type="string">
            <text:p>{"code":"27","mots":"canett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8" calcext:value-type="float">
            <text:p>28</text:p>
          </table:table-cell>
          <table:table-cell table:style-name="ce135" office:value-type="string" calcext:value-type="string">
            <text:p>carton (petit ou grand)</text:p>
          </table:table-cell>
          <table:table-cell table:style-name="ce137" office:value-type="string" calcext:value-type="string">
            <text:p>modco_sacjaune,modco_bacjaune</text:p>
          </table:table-cell>
          <table:table-cell table:style-name="ce134" table:formula="of:=[.C2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9];[.I29];[.N29];[.A29];[.O29];[.J29];[.N29];[.B29];[.O29];[.K29];[.N29];[.D29];[.P29])" office:value-type="string" office:string-value="{&quot;code&quot;:&quot;28&quot;,&quot;mots&quot;:&quot;carton (petit ou grand)&quot;,&quot;modes_collecte&quot;:&quot;modco_sacjaune,modco_bacjaune&quot;}," calcext:value-type="string">
            <text:p>{"code":"28","mots":"carton (petit ou grand)","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2 fois cartons !</text:p>
          </table:table-cell>
        </table:table-row>
        <table:table-row table:style-name="ro1">
          <table:table-cell table:style-name="ce134" office:value-type="float" office:value="29" calcext:value-type="float">
            <text:p>29</text:p>
          </table:table-cell>
          <table:table-cell table:style-name="ce135" office:value-type="string" calcext:value-type="string">
            <text:p>enveloppe</text:p>
          </table:table-cell>
          <table:table-cell table:style-name="ce137" office:value-type="string" calcext:value-type="string">
            <text:p>modco_sacjaune,modco_bacjaune</text:p>
          </table:table-cell>
          <table:table-cell table:style-name="ce134" table:formula="of:=[.C3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0];[.I30];[.N30];[.A30];[.O30];[.J30];[.N30];[.B30];[.O30];[.K30];[.N30];[.D30];[.P30])" office:value-type="string" office:string-value="{&quot;code&quot;:&quot;29&quot;,&quot;mots&quot;:&quot;enveloppe&quot;,&quot;modes_collecte&quot;:&quot;modco_sacjaune,modco_bacjaune&quot;}," calcext:value-type="string">
            <text:p>{"code":"29","mots":"envelopp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0" calcext:value-type="float">
            <text:p>30</text:p>
          </table:table-cell>
          <table:table-cell table:style-name="ce135" office:value-type="string" calcext:value-type="string">
            <text:p>flacon produit ménager vide</text:p>
          </table:table-cell>
          <table:table-cell table:style-name="ce137" office:value-type="string" calcext:value-type="string">
            <text:p>modco_sacjaune,modco_bacjaune</text:p>
          </table:table-cell>
          <table:table-cell table:style-name="ce134" table:formula="of:=[.C3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1];[.I31];[.N31];[.A31];[.O31];[.J31];[.N31];[.B31];[.O31];[.K31];[.N31];[.D31];[.P31])" office:value-type="string" office:string-value="{&quot;code&quot;:&quot;30&quot;,&quot;mots&quot;:&quot;flacon produit ménager vide&quot;,&quot;modes_collecte&quot;:&quot;modco_sacjaune,modco_bacjaune&quot;}," calcext:value-type="string">
            <text:p>{"code":"30","mots":"flacon produit ménager vid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1" calcext:value-type="float">
            <text:p>31</text:p>
          </table:table-cell>
          <table:table-cell table:style-name="ce135" office:value-type="string" calcext:value-type="string">
            <text:p>flacon en plastique</text:p>
          </table:table-cell>
          <table:table-cell table:style-name="ce137" office:value-type="string" calcext:value-type="string">
            <text:p>modco_sacjaune,modco_bacjaune</text:p>
          </table:table-cell>
          <table:table-cell table:style-name="ce134" table:formula="of:=[.C3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2];[.I32];[.N32];[.A32];[.O32];[.J32];[.N32];[.B32];[.O32];[.K32];[.N32];[.D32];[.P32])" office:value-type="string" office:string-value="{&quot;code&quot;:&quot;31&quot;,&quot;mots&quot;:&quot;flacon en plastique&quot;,&quot;modes_collecte&quot;:&quot;modco_sacjaune,modco_bacjaune&quot;}," calcext:value-type="string">
            <text:p>{"code":"31","mots":"flacon en plastiq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2" calcext:value-type="float">
            <text:p>32</text:p>
          </table:table-cell>
          <table:table-cell table:style-name="ce135" office:value-type="string" calcext:value-type="string">
            <text:p>livre</text:p>
          </table:table-cell>
          <table:table-cell table:style-name="ce137" office:value-type="string" calcext:value-type="string">
            <text:p>modco_sacjaune,modco_bacjaune</text:p>
          </table:table-cell>
          <table:table-cell table:style-name="ce134" table:formula="of:=[.C3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3];[.I33];[.N33];[.A33];[.O33];[.J33];[.N33];[.B33];[.O33];[.K33];[.N33];[.D33];[.P33])" office:value-type="string" office:string-value="{&quot;code&quot;:&quot;32&quot;,&quot;mots&quot;:&quot;livre&quot;,&quot;modes_collecte&quot;:&quot;modco_sacjaune,modco_bacjaune&quot;}," calcext:value-type="string">
            <text:p>{"code":"32","mots":"livr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3" calcext:value-type="float">
            <text:p>33</text:p>
          </table:table-cell>
          <table:table-cell table:style-name="ce135" office:value-type="string" calcext:value-type="string">
            <text:p>magazine, revue,</text:p>
          </table:table-cell>
          <table:table-cell table:style-name="ce137" office:value-type="string" calcext:value-type="string">
            <text:p>modco_sacjaune,modco_bacjaune</text:p>
          </table:table-cell>
          <table:table-cell table:style-name="ce134" table:formula="of:=[.C3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4];[.I34];[.N34];[.A34];[.O34];[.J34];[.N34];[.B34];[.O34];[.K34];[.N34];[.D34];[.P34])" office:value-type="string" office:string-value="{&quot;code&quot;:&quot;33&quot;,&quot;mots&quot;:&quot;magazine, revue,&quot;,&quot;modes_collecte&quot;:&quot;modco_sacjaune,modco_bacjaune&quot;}," calcext:value-type="string">
            <text:p>{"code":"33","mots":"magazine, rev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4" calcext:value-type="float">
            <text:p>34</text:p>
          </table:table-cell>
          <table:table-cell table:style-name="ce135" office:value-type="string" calcext:value-type="string">
            <text:p>papier</text:p>
          </table:table-cell>
          <table:table-cell table:style-name="ce137" office:value-type="string" calcext:value-type="string">
            <text:p>modco_sacjaune,modco_bacjaune</text:p>
          </table:table-cell>
          <table:table-cell table:style-name="ce134" table:formula="of:=[.C3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5];[.I35];[.N35];[.A35];[.O35];[.J35];[.N35];[.B35];[.O35];[.K35];[.N35];[.D35];[.P35])" office:value-type="string" office:string-value="{&quot;code&quot;:&quot;34&quot;,&quot;mots&quot;:&quot;papier&quot;,&quot;modes_collecte&quot;:&quot;modco_sacjaune,modco_bacjaune&quot;}," calcext:value-type="string">
            <text:p>{"code":"34","mots":"papi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5" calcext:value-type="float">
            <text:p>35</text:p>
          </table:table-cell>
          <table:table-cell table:style-name="ce135" office:value-type="string" calcext:value-type="string">
            <text:p>sac en papier</text:p>
          </table:table-cell>
          <table:table-cell table:style-name="ce137" office:value-type="string" calcext:value-type="string">
            <text:p>modco_sacjaune,modco_bacjaune</text:p>
          </table:table-cell>
          <table:table-cell table:style-name="ce134" table:formula="of:=[.C3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6];[.I36];[.N36];[.A36];[.O36];[.J36];[.N36];[.B36];[.O36];[.K36];[.N36];[.D36];[.P36])" office:value-type="string" office:string-value="{&quot;code&quot;:&quot;35&quot;,&quot;mots&quot;:&quot;sac en papier&quot;,&quot;modes_collecte&quot;:&quot;modco_sacjaune,modco_bacjaune&quot;}," calcext:value-type="string">
            <text:p>{"code":"35","mots":"sac en papi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6" calcext:value-type="float">
            <text:p>36</text:p>
          </table:table-cell>
          <table:table-cell table:style-name="ce135" office:value-type="string" calcext:value-type="string">
            <text:p>ampoule classique</text:p>
          </table:table-cell>
          <table:table-cell table:style-name="ce137" office:value-type="string" calcext:value-type="string">
            <text:p>modco_sacbleu,modco_bacbleu</text:p>
          </table:table-cell>
          <table:table-cell table:style-name="ce134" table:formula="of:=[.C3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7];[.I37];[.N37];[.A37];[.O37];[.J37];[.N37];[.B37];[.O37];[.K37];[.N37];[.D37];[.P37])" office:value-type="string" office:string-value="{&quot;code&quot;:&quot;36&quot;,&quot;mots&quot;:&quot;ampoule classique&quot;,&quot;modes_collecte&quot;:&quot;modco_sacbleu,modco_bacbleu&quot;}," calcext:value-type="string">
            <text:p>{"code":"36","mots":"ampoule class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bleu (bac ou sac à déchets non recyclables)</text:p>
          </table:table-cell>
        </table:table-row>
        <table:table-row table:style-name="ro1">
          <table:table-cell table:style-name="ce134" office:value-type="float" office:value="37" calcext:value-type="float">
            <text:p>37</text:p>
          </table:table-cell>
          <table:table-cell table:style-name="ce135" office:value-type="string" calcext:value-type="string">
            <text:p>assiette</text:p>
          </table:table-cell>
          <table:table-cell table:style-name="ce137" office:value-type="string" calcext:value-type="string">
            <text:p>modco_sacbleu,modco_bacbleu</text:p>
          </table:table-cell>
          <table:table-cell table:style-name="ce134" table:formula="of:=[.C3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8];[.I38];[.N38];[.A38];[.O38];[.J38];[.N38];[.B38];[.O38];[.K38];[.N38];[.D38];[.P38])" office:value-type="string" office:string-value="{&quot;code&quot;:&quot;37&quot;,&quot;mots&quot;:&quot;assiette&quot;,&quot;modes_collecte&quot;:&quot;modco_sacbleu,modco_bacbleu&quot;}," calcext:value-type="string">
            <text:p>{"code":"37","mots":"assiett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8" calcext:value-type="float">
            <text:p>38</text:p>
          </table:table-cell>
          <table:table-cell table:style-name="ce135" office:value-type="string" calcext:value-type="string">
            <text:p>barquette plastique</text:p>
          </table:table-cell>
          <table:table-cell table:style-name="ce137" office:value-type="string" calcext:value-type="string">
            <text:p>modco_sacbleu,modco_bacbleu</text:p>
          </table:table-cell>
          <table:table-cell table:style-name="ce134" table:formula="of:=[.C3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9];[.I39];[.N39];[.A39];[.O39];[.J39];[.N39];[.B39];[.O39];[.K39];[.N39];[.D39];[.P39])" office:value-type="string" office:string-value="{&quot;code&quot;:&quot;38&quot;,&quot;mots&quot;:&quot;barquette plastique&quot;,&quot;modes_collecte&quot;:&quot;modco_sacbleu,modco_bacbleu&quot;}," calcext:value-type="string">
            <text:p>{"code":"38","mots":"barquette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9" calcext:value-type="float">
            <text:p>39</text:p>
          </table:table-cell>
          <table:table-cell table:style-name="ce135" office:value-type="string" calcext:value-type="string">
            <text:p>barquette polystyrène</text:p>
          </table:table-cell>
          <table:table-cell table:style-name="ce137" office:value-type="string" calcext:value-type="string">
            <text:p>modco_sacbleu,modco_bacbleu</text:p>
          </table:table-cell>
          <table:table-cell table:style-name="ce134" table:formula="of:=[.C4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0];[.I40];[.N40];[.A40];[.O40];[.J40];[.N40];[.B40];[.O40];[.K40];[.N40];[.D40];[.P40])" office:value-type="string" office:string-value="{&quot;code&quot;:&quot;39&quot;,&quot;mots&quot;:&quot;barquette polystyrène&quot;,&quot;modes_collecte&quot;:&quot;modco_sacbleu,modco_bacbleu&quot;}," calcext:value-type="string">
            <text:p>{"code":"39","mots":"barquette polystyrè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0" calcext:value-type="float">
            <text:p>40</text:p>
          </table:table-cell>
          <table:table-cell table:style-name="ce135" office:value-type="string" calcext:value-type="string">
            <text:p>bidon d'huile moteur vide</text:p>
          </table:table-cell>
          <table:table-cell table:style-name="ce137" office:value-type="string" calcext:value-type="string">
            <text:p>modco_sacbleu,modco_bacbleu</text:p>
          </table:table-cell>
          <table:table-cell table:style-name="ce134" table:formula="of:=[.C4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1];[.I41];[.N41];[.A41];[.O41];[.J41];[.N41];[.B41];[.O41];[.K41];[.N41];[.D41];[.P41])" office:value-type="string" office:string-value="{&quot;code&quot;:&quot;40&quot;,&quot;mots&quot;:&quot;bidon d'huile moteur vide&quot;,&quot;modes_collecte&quot;:&quot;modco_sacbleu,modco_bacbleu&quot;}," calcext:value-type="string">
            <text:p>{"code":"40","mots":"bidon d'huile moteur vid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1" calcext:value-type="float">
            <text:p>41</text:p>
          </table:table-cell>
          <table:table-cell table:style-name="ce135" office:value-type="string" calcext:value-type="string">
            <text:p>boîte camembert en bois</text:p>
          </table:table-cell>
          <table:table-cell table:style-name="ce137" office:value-type="string" calcext:value-type="string">
            <text:p>modco_sacbleu,modco_bacbleu</text:p>
          </table:table-cell>
          <table:table-cell table:style-name="ce134" table:formula="of:=[.C4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2];[.I42];[.N42];[.A42];[.O42];[.J42];[.N42];[.B42];[.O42];[.K42];[.N42];[.D42];[.P42])" office:value-type="string" office:string-value="{&quot;code&quot;:&quot;41&quot;,&quot;mots&quot;:&quot;boîte camembert en bois&quot;,&quot;modes_collecte&quot;:&quot;modco_sacbleu,modco_bacbleu&quot;}," calcext:value-type="string">
            <text:p>{"code":"41","mots":"boîte camembert en bois","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2" calcext:value-type="float">
            <text:p>42</text:p>
          </table:table-cell>
          <table:table-cell table:style-name="ce135" office:value-type="string" calcext:value-type="string">
            <text:p>boîte à œuf en plastique</text:p>
          </table:table-cell>
          <table:table-cell table:style-name="ce137" office:value-type="string" calcext:value-type="string">
            <text:p>modco_sacbleu,modco_bacbleu</text:p>
          </table:table-cell>
          <table:table-cell table:style-name="ce134" table:formula="of:=[.C4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3];[.I43];[.N43];[.A43];[.O43];[.J43];[.N43];[.B43];[.O43];[.K43];[.N43];[.D43];[.P43])" office:value-type="string" office:string-value="{&quot;code&quot;:&quot;42&quot;,&quot;mots&quot;:&quot;boîte à œuf en plastique&quot;,&quot;modes_collecte&quot;:&quot;modco_sacbleu,modco_bacbleu&quot;}," calcext:value-type="string">
            <text:p>{"code":"42","mots":"boîte à œuf en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3" calcext:value-type="float">
            <text:p>43</text:p>
          </table:table-cell>
          <table:table-cell table:style-name="ce135" office:value-type="string" calcext:value-type="string">
            <text:p>CD/DVD/K7</text:p>
          </table:table-cell>
          <table:table-cell table:style-name="ce137" office:value-type="string" calcext:value-type="string">
            <text:p>modco_sacbleu,modco_bacbleu</text:p>
          </table:table-cell>
          <table:table-cell table:style-name="ce134" table:formula="of:=[.C4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4];[.I44];[.N44];[.A44];[.O44];[.J44];[.N44];[.B44];[.O44];[.K44];[.N44];[.D44];[.P44])" office:value-type="string" office:string-value="{&quot;code&quot;:&quot;43&quot;,&quot;mots&quot;:&quot;CD/DVD/K7&quot;,&quot;modes_collecte&quot;:&quot;modco_sacbleu,modco_bacbleu&quot;}," calcext:value-type="string">
            <text:p>{"code":"43","mots":"CD/DVD/K7","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4" calcext:value-type="float">
            <text:p>44</text:p>
          </table:table-cell>
          <table:table-cell table:style-name="ce135" office:value-type="string" calcext:value-type="string">
            <text:p>classeur</text:p>
          </table:table-cell>
          <table:table-cell table:style-name="ce137" office:value-type="string" calcext:value-type="string">
            <text:p>modco_sacbleu,modco_bacbleu</text:p>
          </table:table-cell>
          <table:table-cell table:style-name="ce134" table:formula="of:=[.C4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5];[.I45];[.N45];[.A45];[.O45];[.J45];[.N45];[.B45];[.O45];[.K45];[.N45];[.D45];[.P45])" office:value-type="string" office:string-value="{&quot;code&quot;:&quot;44&quot;,&quot;mots&quot;:&quot;classeur&quot;,&quot;modes_collecte&quot;:&quot;modco_sacbleu,modco_bacbleu&quot;}," calcext:value-type="string">
            <text:p>{"code":"44","mots":"classeur","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5" calcext:value-type="float">
            <text:p>45</text:p>
          </table:table-cell>
          <table:table-cell table:style-name="ce135" office:value-type="string" calcext:value-type="string">
            <text:p>coton tige</text:p>
          </table:table-cell>
          <table:table-cell table:style-name="ce137" office:value-type="string" calcext:value-type="string">
            <text:p>modco_sacbleu,modco_bacbleu</text:p>
          </table:table-cell>
          <table:table-cell table:style-name="ce134" table:formula="of:=[.C4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6];[.I46];[.N46];[.A46];[.O46];[.J46];[.N46];[.B46];[.O46];[.K46];[.N46];[.D46];[.P46])" office:value-type="string" office:string-value="{&quot;code&quot;:&quot;45&quot;,&quot;mots&quot;:&quot;coton tige&quot;,&quot;modes_collecte&quot;:&quot;modco_sacbleu,modco_bacbleu&quot;}," calcext:value-type="string">
            <text:p>{"code":"45","mots":"coton tig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6" calcext:value-type="float">
            <text:p>46</text:p>
          </table:table-cell>
          <table:table-cell table:style-name="ce135" office:value-type="string" calcext:value-type="string">
            <text:p>couche bébé</text:p>
          </table:table-cell>
          <table:table-cell table:style-name="ce137" office:value-type="string" calcext:value-type="string">
            <text:p>modco_sacbleu,modco_bacbleu</text:p>
          </table:table-cell>
          <table:table-cell table:style-name="ce134" table:formula="of:=[.C4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7];[.I47];[.N47];[.A47];[.O47];[.J47];[.N47];[.B47];[.O47];[.K47];[.N47];[.D47];[.P47])" office:value-type="string" office:string-value="{&quot;code&quot;:&quot;46&quot;,&quot;mots&quot;:&quot;couche bébé&quot;,&quot;modes_collecte&quot;:&quot;modco_sacbleu,modco_bacbleu&quot;}," calcext:value-type="string">
            <text:p>{"code":"46","mots":"couche bébé","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7" calcext:value-type="float">
            <text:p>47</text:p>
          </table:table-cell>
          <table:table-cell table:style-name="ce135" office:value-type="string" calcext:value-type="string">
            <text:p>dentifrice (tube)</text:p>
          </table:table-cell>
          <table:table-cell table:style-name="ce137" office:value-type="string" calcext:value-type="string">
            <text:p>modco_sacbleu,modco_bacbleu</text:p>
          </table:table-cell>
          <table:table-cell table:style-name="ce134" table:formula="of:=[.C4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8];[.I48];[.N48];[.A48];[.O48];[.J48];[.N48];[.B48];[.O48];[.K48];[.N48];[.D48];[.P48])" office:value-type="string" office:string-value="{&quot;code&quot;:&quot;47&quot;,&quot;mots&quot;:&quot;dentifrice (tube)&quot;,&quot;modes_collecte&quot;:&quot;modco_sacbleu,modco_bacbleu&quot;}," calcext:value-type="string">
            <text:p>{"code":"47","mots":"dentifrice (tub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8" calcext:value-type="float">
            <text:p>48</text:p>
          </table:table-cell>
          <table:table-cell table:style-name="ce135" office:value-type="string" calcext:value-type="string">
            <text:p>épluchures / reste de repas</text:p>
          </table:table-cell>
          <table:table-cell table:style-name="ce137" office:value-type="string" calcext:value-type="string">
            <text:p>modco_sacbleu,modco_bacbleu</text:p>
          </table:table-cell>
          <table:table-cell table:style-name="ce134" table:formula="of:=[.C4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9];[.I49];[.N49];[.A49];[.O49];[.J49];[.N49];[.B49];[.O49];[.K49];[.N49];[.D49];[.P49])" office:value-type="string" office:string-value="{&quot;code&quot;:&quot;48&quot;,&quot;mots&quot;:&quot;épluchures / reste de repas&quot;,&quot;modes_collecte&quot;:&quot;modco_sacbleu,modco_bacbleu&quot;}," calcext:value-type="string">
            <text:p>{"code":"48","mots":"épluchures / reste de repas","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9" calcext:value-type="float">
            <text:p>49</text:p>
          </table:table-cell>
          <table:table-cell table:style-name="ce135" office:value-type="string" calcext:value-type="string">
            <text:p>film plastique</text:p>
          </table:table-cell>
          <table:table-cell table:style-name="ce137" office:value-type="string" calcext:value-type="string">
            <text:p>modco_sacbleu,modco_bacbleu</text:p>
          </table:table-cell>
          <table:table-cell table:style-name="ce134" table:formula="of:=[.C5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0];[.I50];[.N50];[.A50];[.O50];[.J50];[.N50];[.B50];[.O50];[.K50];[.N50];[.D50];[.P50])" office:value-type="string" office:string-value="{&quot;code&quot;:&quot;49&quot;,&quot;mots&quot;:&quot;film plastique&quot;,&quot;modes_collecte&quot;:&quot;modco_sacbleu,modco_bacbleu&quot;}," calcext:value-type="string">
            <text:p>{"code":"49","mots":"film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0" calcext:value-type="float">
            <text:p>50</text:p>
          </table:table-cell>
          <table:table-cell table:style-name="ce135" office:value-type="string" calcext:value-type="string">
            <text:p>gobelet plastique</text:p>
          </table:table-cell>
          <table:table-cell table:style-name="ce137" office:value-type="string" calcext:value-type="string">
            <text:p>modco_sacbleu,modco_bacbleu</text:p>
          </table:table-cell>
          <table:table-cell table:style-name="ce134" table:formula="of:=[.C5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1];[.I51];[.N51];[.A51];[.O51];[.J51];[.N51];[.B51];[.O51];[.K51];[.N51];[.D51];[.P51])" office:value-type="string" office:string-value="{&quot;code&quot;:&quot;50&quot;,&quot;mots&quot;:&quot;gobelet plastique&quot;,&quot;modes_collecte&quot;:&quot;modco_sacbleu,modco_bacbleu&quot;}," calcext:value-type="string">
            <text:p>{"code":"50","mots":"gobelet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1" calcext:value-type="float">
            <text:p>51</text:p>
          </table:table-cell>
          <table:table-cell table:style-name="ce135" office:value-type="string" calcext:value-type="string">
            <text:p>jouet (petit)</text:p>
          </table:table-cell>
          <table:table-cell table:style-name="ce137" office:value-type="string" calcext:value-type="string">
            <text:p>modco_sacbleu,modco_bacbleu</text:p>
          </table:table-cell>
          <table:table-cell table:style-name="ce134" table:formula="of:=[.C5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2];[.I52];[.N52];[.A52];[.O52];[.J52];[.N52];[.B52];[.O52];[.K52];[.N52];[.D52];[.P52])" office:value-type="string" office:string-value="{&quot;code&quot;:&quot;51&quot;,&quot;mots&quot;:&quot;jouet (petit)&quot;,&quot;modes_collecte&quot;:&quot;modco_sacbleu,modco_bacbleu&quot;}," calcext:value-type="string">
            <text:p>{"code":"51","mots":"jouet (peti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2" calcext:value-type="float">
            <text:p>52</text:p>
          </table:table-cell>
          <table:table-cell table:style-name="ce135" office:value-type="string" calcext:value-type="string">
            <text:p>laine</text:p>
          </table:table-cell>
          <table:table-cell table:style-name="ce137" office:value-type="string" calcext:value-type="string">
            <text:p>modco_sacbleu,modco_bacbleu</text:p>
          </table:table-cell>
          <table:table-cell table:style-name="ce134" table:formula="of:=[.C5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3];[.I53];[.N53];[.A53];[.O53];[.J53];[.N53];[.B53];[.O53];[.K53];[.N53];[.D53];[.P53])" office:value-type="string" office:string-value="{&quot;code&quot;:&quot;52&quot;,&quot;mots&quot;:&quot;laine&quot;,&quot;modes_collecte&quot;:&quot;modco_sacbleu,modco_bacbleu&quot;}," calcext:value-type="string">
            <text:p>{"code":"52","mots":"lai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3" calcext:value-type="float">
            <text:p>53</text:p>
          </table:table-cell>
          <table:table-cell table:style-name="ce135" office:value-type="string" calcext:value-type="string">
            <text:p>litière pour animaux</text:p>
          </table:table-cell>
          <table:table-cell table:style-name="ce137" office:value-type="string" calcext:value-type="string">
            <text:p>modco_sacbleu,modco_bacbleu</text:p>
          </table:table-cell>
          <table:table-cell table:style-name="ce134" table:formula="of:=[.C5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4];[.I54];[.N54];[.A54];[.O54];[.J54];[.N54];[.B54];[.O54];[.K54];[.N54];[.D54];[.P54])" office:value-type="string" office:string-value="{&quot;code&quot;:&quot;53&quot;,&quot;mots&quot;:&quot;litière pour animaux&quot;,&quot;modes_collecte&quot;:&quot;modco_sacbleu,modco_bacbleu&quot;}," calcext:value-type="string">
            <text:p>{"code":"53","mots":"litière pour animaux","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4" calcext:value-type="float">
            <text:p>54</text:p>
          </table:table-cell>
          <table:table-cell table:style-name="ce135" office:value-type="string" calcext:value-type="string">
            <text:p>papier absorbant</text:p>
          </table:table-cell>
          <table:table-cell table:style-name="ce137" office:value-type="string" calcext:value-type="string">
            <text:p>modco_sacbleu,modco_bacbleu</text:p>
          </table:table-cell>
          <table:table-cell table:style-name="ce134" table:formula="of:=[.C5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5];[.I55];[.N55];[.A55];[.O55];[.J55];[.N55];[.B55];[.O55];[.K55];[.N55];[.D55];[.P55])" office:value-type="string" office:string-value="{&quot;code&quot;:&quot;54&quot;,&quot;mots&quot;:&quot;papier absorbant&quot;,&quot;modes_collecte&quot;:&quot;modco_sacbleu,modco_bacbleu&quot;}," calcext:value-type="string">
            <text:p>{"code":"54","mots":"papier absorban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5" calcext:value-type="float">
            <text:p>55</text:p>
          </table:table-cell>
          <table:table-cell table:style-name="ce135" office:value-type="string" calcext:value-type="string">
            <text:p>papier aluminium</text:p>
          </table:table-cell>
          <table:table-cell table:style-name="ce137" office:value-type="string" calcext:value-type="string">
            <text:p>modco_sacbleu,modco_bacbleu</text:p>
          </table:table-cell>
          <table:table-cell table:style-name="ce134" table:formula="of:=[.C5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6];[.I56];[.N56];[.A56];[.O56];[.J56];[.N56];[.B56];[.O56];[.K56];[.N56];[.D56];[.P56])" office:value-type="string" office:string-value="{&quot;code&quot;:&quot;55&quot;,&quot;mots&quot;:&quot;papier aluminium&quot;,&quot;modes_collecte&quot;:&quot;modco_sacbleu,modco_bacbleu&quot;}," calcext:value-type="string">
            <text:p>{"code":"55","mots":"papier aluminium","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6" calcext:value-type="float">
            <text:p>56</text:p>
          </table:table-cell>
          <table:table-cell table:style-name="ce135" office:value-type="string" calcext:value-type="string">
            <text:p>papier cadeau</text:p>
          </table:table-cell>
          <table:table-cell table:style-name="ce137" office:value-type="string" calcext:value-type="string">
            <text:p>modco_sacbleu,modco_bacbleu</text:p>
          </table:table-cell>
          <table:table-cell table:style-name="ce134" table:formula="of:=[.C5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7];[.I57];[.N57];[.A57];[.O57];[.J57];[.N57];[.B57];[.O57];[.K57];[.N57];[.D57];[.P57])" office:value-type="string" office:string-value="{&quot;code&quot;:&quot;56&quot;,&quot;mots&quot;:&quot;papier cadeau&quot;,&quot;modes_collecte&quot;:&quot;modco_sacbleu,modco_bacbleu&quot;}," calcext:value-type="string">
            <text:p>{"code":"56","mots":"papier cadeau","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7" calcext:value-type="float">
            <text:p>57</text:p>
          </table:table-cell>
          <table:table-cell table:style-name="ce135" office:value-type="string" calcext:value-type="string">
            <text:p>papier peint</text:p>
          </table:table-cell>
          <table:table-cell table:style-name="ce137" office:value-type="string" calcext:value-type="string">
            <text:p>modco_sacbleu,modco_bacbleu</text:p>
          </table:table-cell>
          <table:table-cell table:style-name="ce134" table:formula="of:=[.C5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8];[.I58];[.N58];[.A58];[.O58];[.J58];[.N58];[.B58];[.O58];[.K58];[.N58];[.D58];[.P58])" office:value-type="string" office:string-value="{&quot;code&quot;:&quot;57&quot;,&quot;mots&quot;:&quot;papier peint&quot;,&quot;modes_collecte&quot;:&quot;modco_sacbleu,modco_bacbleu&quot;}," calcext:value-type="string">
            <text:p>{"code":"57","mots":"papier pein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8" calcext:value-type="float">
            <text:p>58</text:p>
          </table:table-cell>
          <table:table-cell table:style-name="ce135" office:value-type="string" calcext:value-type="string">
            <text:p>polystyrène</text:p>
          </table:table-cell>
          <table:table-cell table:style-name="ce137" office:value-type="string" calcext:value-type="string">
            <text:p>modco_sacbleu,modco_bacbleu</text:p>
          </table:table-cell>
          <table:table-cell table:style-name="ce134" table:formula="of:=[.C5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9];[.I59];[.N59];[.A59];[.O59];[.J59];[.N59];[.B59];[.O59];[.K59];[.N59];[.D59];[.P59])" office:value-type="string" office:string-value="{&quot;code&quot;:&quot;58&quot;,&quot;mots&quot;:&quot;polystyrène&quot;,&quot;modes_collecte&quot;:&quot;modco_sacbleu,modco_bacbleu&quot;}," calcext:value-type="string">
            <text:p>{"code":"58","mots":"polystyrè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9" calcext:value-type="float">
            <text:p>59</text:p>
          </table:table-cell>
          <table:table-cell table:style-name="ce135" office:value-type="string" calcext:value-type="string">
            <text:p>pot de crème fraîche</text:p>
          </table:table-cell>
          <table:table-cell table:style-name="ce137" office:value-type="string" calcext:value-type="string">
            <text:p>modco_sacbleu,modco_bacbleu</text:p>
          </table:table-cell>
          <table:table-cell table:style-name="ce134" table:formula="of:=[.C6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0];[.I60];[.N60];[.A60];[.O60];[.J60];[.N60];[.B60];[.O60];[.K60];[.N60];[.D60];[.P60])" office:value-type="string" office:string-value="{&quot;code&quot;:&quot;59&quot;,&quot;mots&quot;:&quot;pot de crème fraîche&quot;,&quot;modes_collecte&quot;:&quot;modco_sacbleu,modco_bacbleu&quot;}," calcext:value-type="string">
            <text:p>{"code":"59","mots":"pot de crème fraîch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0" calcext:value-type="float">
            <text:p>60</text:p>
          </table:table-cell>
          <table:table-cell table:style-name="ce135" office:value-type="string" calcext:value-type="string">
            <text:p>pot de yaourt</text:p>
          </table:table-cell>
          <table:table-cell table:style-name="ce137" office:value-type="string" calcext:value-type="string">
            <text:p>modco_sacbleu,modco_bacbleu</text:p>
          </table:table-cell>
          <table:table-cell table:style-name="ce134" table:formula="of:=[.C6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1];[.I61];[.N61];[.A61];[.O61];[.J61];[.N61];[.B61];[.O61];[.K61];[.N61];[.D61];[.P61])" office:value-type="string" office:string-value="{&quot;code&quot;:&quot;60&quot;,&quot;mots&quot;:&quot;pot de yaourt&quot;,&quot;modes_collecte&quot;:&quot;modco_sacbleu,modco_bacbleu&quot;}," calcext:value-type="string">
            <text:p>{"code":"60","mots":"pot de yaour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1" calcext:value-type="float">
            <text:p>61</text:p>
          </table:table-cell>
          <table:table-cell table:style-name="ce135" office:value-type="string" calcext:value-type="string">
            <text:p>poterie</text:p>
          </table:table-cell>
          <table:table-cell table:style-name="ce137" office:value-type="string" calcext:value-type="string">
            <text:p>modco_sacbleu,modco_bacbleu</text:p>
          </table:table-cell>
          <table:table-cell table:style-name="ce134" table:formula="of:=[.C6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2];[.I62];[.N62];[.A62];[.O62];[.J62];[.N62];[.B62];[.O62];[.K62];[.N62];[.D62];[.P62])" office:value-type="string" office:string-value="{&quot;code&quot;:&quot;61&quot;,&quot;mots&quot;:&quot;poterie&quot;,&quot;modes_collecte&quot;:&quot;modco_sacbleu,modco_bacbleu&quot;}," calcext:value-type="string">
            <text:p>{"code":"61","mots":"poteri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2" calcext:value-type="float">
            <text:p>62</text:p>
          </table:table-cell>
          <table:table-cell table:style-name="ce135" office:value-type="string" calcext:value-type="string">
            <text:p>produits de beauté</text:p>
          </table:table-cell>
          <table:table-cell table:style-name="ce137" office:value-type="string" calcext:value-type="string">
            <text:p>modco_sacbleu,modco_bacbleu</text:p>
          </table:table-cell>
          <table:table-cell table:style-name="ce134" table:formula="of:=[.C6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3];[.I63];[.N63];[.A63];[.O63];[.J63];[.N63];[.B63];[.O63];[.K63];[.N63];[.D63];[.P63])" office:value-type="string" office:string-value="{&quot;code&quot;:&quot;62&quot;,&quot;mots&quot;:&quot;produits de beauté&quot;,&quot;modes_collecte&quot;:&quot;modco_sacbleu,modco_bacbleu&quot;}," calcext:value-type="string">
            <text:p>{"code":"62","mots":"produits de beauté","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3" calcext:value-type="float">
            <text:p>63</text:p>
          </table:table-cell>
          <table:table-cell table:style-name="ce135" office:value-type="string" calcext:value-type="string">
            <text:p>rasoir jetable</text:p>
          </table:table-cell>
          <table:table-cell table:style-name="ce137" office:value-type="string" calcext:value-type="string">
            <text:p>modco_sacbleu,modco_bacbleu</text:p>
          </table:table-cell>
          <table:table-cell table:style-name="ce134" table:formula="of:=[.C6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4];[.I64];[.N64];[.A64];[.O64];[.J64];[.N64];[.B64];[.O64];[.K64];[.N64];[.D64];[.P64])" office:value-type="string" office:string-value="{&quot;code&quot;:&quot;63&quot;,&quot;mots&quot;:&quot;rasoir jetable&quot;,&quot;modes_collecte&quot;:&quot;modco_sacbleu,modco_bacbleu&quot;}," calcext:value-type="string">
            <text:p>{"code":"63","mots":"rasoir jetabl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4" calcext:value-type="float">
            <text:p>64</text:p>
          </table:table-cell>
          <table:table-cell table:style-name="ce135" office:value-type="string" calcext:value-type="string">
            <text:p>restes de repas</text:p>
          </table:table-cell>
          <table:table-cell table:style-name="ce137" office:value-type="string" calcext:value-type="string">
            <text:p>modco_sacbleu,modco_bacbleu</text:p>
          </table:table-cell>
          <table:table-cell table:style-name="ce134" table:formula="of:=[.C6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5];[.I65];[.N65];[.A65];[.O65];[.J65];[.N65];[.B65];[.O65];[.K65];[.N65];[.D65];[.P65])" office:value-type="string" office:string-value="{&quot;code&quot;:&quot;64&quot;,&quot;mots&quot;:&quot;restes de repas&quot;,&quot;modes_collecte&quot;:&quot;modco_sacbleu,modco_bacbleu&quot;}," calcext:value-type="string">
            <text:p>{"code":"64","mots":"restes de repas","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5" calcext:value-type="float">
            <text:p>65</text:p>
          </table:table-cell>
          <table:table-cell table:style-name="ce135" office:value-type="string" calcext:value-type="string">
            <text:p>sac plastique</text:p>
          </table:table-cell>
          <table:table-cell table:style-name="ce137" office:value-type="string" calcext:value-type="string">
            <text:p>modco_sacbleu,modco_bacbleu</text:p>
          </table:table-cell>
          <table:table-cell table:style-name="ce134" table:formula="of:=[.C6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6];[.I66];[.N66];[.A66];[.O66];[.J66];[.N66];[.B66];[.O66];[.K66];[.N66];[.D66];[.P66])" office:value-type="string" office:string-value="{&quot;code&quot;:&quot;65&quot;,&quot;mots&quot;:&quot;sac plastique&quot;,&quot;modes_collecte&quot;:&quot;modco_sacbleu,modco_bacbleu&quot;}," calcext:value-type="string">
            <text:p>{"code":"65","mots":"sac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6" calcext:value-type="float">
            <text:p>66</text:p>
          </table:table-cell>
          <table:table-cell table:style-name="ce135" office:value-type="string" calcext:value-type="string">
            <text:p>stylo</text:p>
          </table:table-cell>
          <table:table-cell table:style-name="ce137" office:value-type="string" calcext:value-type="string">
            <text:p>modco_sacbleu,modco_bacbleu</text:p>
          </table:table-cell>
          <table:table-cell table:style-name="ce134" table:formula="of:=[.C6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7];[.I67];[.N67];[.A67];[.O67];[.J67];[.N67];[.B67];[.O67];[.K67];[.N67];[.D67];[.P67])" office:value-type="string" office:string-value="{&quot;code&quot;:&quot;66&quot;,&quot;mots&quot;:&quot;stylo&quot;,&quot;modes_collecte&quot;:&quot;modco_sacbleu,modco_bacbleu&quot;}," calcext:value-type="string">
            <text:p>{"code":"66","mots":"stylo","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7" calcext:value-type="float">
            <text:p>67</text:p>
          </table:table-cell>
          <table:table-cell table:style-name="ce135" office:value-type="string" calcext:value-type="string">
            <text:p>tube (crème, dentifrice)</text:p>
          </table:table-cell>
          <table:table-cell table:style-name="ce137" office:value-type="string" calcext:value-type="string">
            <text:p>modco_sacbleu,modco_bacbleu</text:p>
          </table:table-cell>
          <table:table-cell table:style-name="ce134" table:formula="of:=[.C6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8];[.I68];[.N68];[.A68];[.O68];[.J68];[.N68];[.B68];[.O68];[.K68];[.N68];[.D68];[.P68])" office:value-type="string" office:string-value="{&quot;code&quot;:&quot;67&quot;,&quot;mots&quot;:&quot;tube (crème, dentifrice)&quot;,&quot;modes_collecte&quot;:&quot;modco_sacbleu,modco_bacbleu&quot;}," calcext:value-type="string">
            <text:p>{"code":"67","mots":"tube (crème, dentifric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8" calcext:value-type="float">
            <text:p>68</text:p>
          </table:table-cell>
          <table:table-cell table:style-name="ce135" office:value-type="string" calcext:value-type="string">
            <text:p>tuyau arrosage</text:p>
          </table:table-cell>
          <table:table-cell table:style-name="ce137" office:value-type="string" calcext:value-type="string">
            <text:p>modco_sacbleu,modco_bacbleu</text:p>
          </table:table-cell>
          <table:table-cell table:style-name="ce134" table:formula="of:=[.C6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9];[.I69];[.N69];[.A69];[.O69];[.J69];[.N69];[.B69];[.O69];[.K69];[.N69];[.D69];[.P69])" office:value-type="string" office:string-value="{&quot;code&quot;:&quot;68&quot;,&quot;mots&quot;:&quot;tuyau arrosage&quot;,&quot;modes_collecte&quot;:&quot;modco_sacbleu,modco_bacbleu&quot;}," calcext:value-type="string">
            <text:p>{"code":"68","mots":"tuyau arrosag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9" calcext:value-type="float">
            <text:p>69</text:p>
          </table:table-cell>
          <table:table-cell table:style-name="ce135" office:value-type="string" calcext:value-type="string">
            <text:p>ustensile de cuisine</text:p>
          </table:table-cell>
          <table:table-cell table:style-name="ce137" office:value-type="string" calcext:value-type="string">
            <text:p>modco_sacbleu,modco_bacbleu</text:p>
          </table:table-cell>
          <table:table-cell table:style-name="ce134" table:formula="of:=[.C7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70];[.I70];[.N70];[.A70];[.O70];[.J70];[.N70];[.B70];[.O70];[.K70];[.N70];[.D70];[.P70])" office:value-type="string" office:string-value="{&quot;code&quot;:&quot;69&quot;,&quot;mots&quot;:&quot;ustensile de cuisine&quot;,&quot;modes_collecte&quot;:&quot;modco_sacbleu,modco_bacbleu&quot;}," calcext:value-type="string">
            <text:p>{"code":"69","mots":"ustensile de cuisi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0" calcext:value-type="float">
            <text:p>70</text:p>
          </table:table-cell>
          <table:table-cell table:style-name="ce135" office:value-type="string" calcext:value-type="string">
            <text:p>vêtement en mauvais état</text:p>
          </table:table-cell>
          <table:table-cell table:style-name="ce137" office:value-type="string" calcext:value-type="string">
            <text:p>modco_sacbleu,modco_bacbleu</text:p>
          </table:table-cell>
          <table:table-cell table:style-name="ce134" table:formula="of:=[.C7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71];[.I71];[.N71];[.A71];[.O71];[.J71];[.N71];[.B71];[.O71];[.K71];[.N71];[.D71];[.P71])" office:value-type="string" office:string-value="{&quot;code&quot;:&quot;70&quot;,&quot;mots&quot;:&quot;vêtement en mauvais état&quot;,&quot;modes_collecte&quot;:&quot;modco_sacbleu,modco_bacbleu&quot;}," calcext:value-type="string">
            <text:p>{"code":"70","mots":"vêtement en mauvais éta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1" calcext:value-type="float">
            <text:p>71</text:p>
          </table:table-cell>
          <table:table-cell table:style-name="ce135" office:value-type="string" calcext:value-type="string">
            <text:p>appareil électroménager</text:p>
          </table:table-cell>
          <table:table-cell table:style-name="ce134" office:value-type="string" calcext:value-type="string">
            <text:p>modco_decheterie</text:p>
          </table:table-cell>
          <table:table-cell table:style-name="ce134" table:formula="of:=[.C7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2];[.I72];[.N72];[.A72];[.O72];[.J72];[.N72];[.B72];[.O72];[.K72];[.N72];[.D72];[.P72])" office:value-type="string" office:string-value="{&quot;code&quot;:&quot;71&quot;,&quot;mots&quot;:&quot;appareil électroménager&quot;,&quot;modes_collecte&quot;:&quot;modco_decheterie&quot;}," calcext:value-type="string">
            <text:p>{"code":"71","mots":"appareil électroménage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violet (déchèterie)</text:p>
          </table:table-cell>
        </table:table-row>
        <table:table-row table:style-name="ro1">
          <table:table-cell table:style-name="ce134" office:value-type="float" office:value="72" calcext:value-type="float">
            <text:p>72</text:p>
          </table:table-cell>
          <table:table-cell table:style-name="ce135" office:value-type="string" calcext:value-type="string">
            <text:p>assiette</text:p>
          </table:table-cell>
          <table:table-cell table:style-name="ce134" office:value-type="string" calcext:value-type="string">
            <text:p>modco_decheterie</text:p>
          </table:table-cell>
          <table:table-cell table:style-name="ce134" table:formula="of:=[.C7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3];[.I73];[.N73];[.A73];[.O73];[.J73];[.N73];[.B73];[.O73];[.K73];[.N73];[.D73];[.P73])" office:value-type="string" office:string-value="{&quot;code&quot;:&quot;72&quot;,&quot;mots&quot;:&quot;assiette&quot;,&quot;modes_collecte&quot;:&quot;modco_decheterie&quot;}," calcext:value-type="string">
            <text:p>{"code":"72","mots":"assiett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3" calcext:value-type="float">
            <text:p>73</text:p>
          </table:table-cell>
          <table:table-cell table:style-name="ce135" office:value-type="string" calcext:value-type="string">
            <text:p>batterie de voiture</text:p>
          </table:table-cell>
          <table:table-cell table:style-name="ce134" office:value-type="string" calcext:value-type="string">
            <text:p>modco_decheterie</text:p>
          </table:table-cell>
          <table:table-cell table:style-name="ce134" table:formula="of:=[.C7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4];[.I74];[.N74];[.A74];[.O74];[.J74];[.N74];[.B74];[.O74];[.K74];[.N74];[.D74];[.P74])" office:value-type="string" office:string-value="{&quot;code&quot;:&quot;73&quot;,&quot;mots&quot;:&quot;batterie de voiture&quot;,&quot;modes_collecte&quot;:&quot;modco_decheterie&quot;}," calcext:value-type="string">
            <text:p>{"code":"73","mots":"batterie de voitu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4" calcext:value-type="float">
            <text:p>74</text:p>
          </table:table-cell>
          <table:table-cell table:style-name="ce135" office:value-type="string" calcext:value-type="string">
            <text:p>bocal en verre</text:p>
          </table:table-cell>
          <table:table-cell table:style-name="ce134" office:value-type="string" calcext:value-type="string">
            <text:p>modco_decheterie</text:p>
          </table:table-cell>
          <table:table-cell table:style-name="ce134" table:formula="of:=[.C7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5];[.I75];[.N75];[.A75];[.O75];[.J75];[.N75];[.B75];[.O75];[.K75];[.N75];[.D75];[.P75])" office:value-type="string" office:string-value="{&quot;code&quot;:&quot;74&quot;,&quot;mots&quot;:&quot;bocal en verre&quot;,&quot;modes_collecte&quot;:&quot;modco_decheterie&quot;}," calcext:value-type="string">
            <text:p>{"code":"74","mots":"bocal en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5" calcext:value-type="float">
            <text:p>75</text:p>
          </table:table-cell>
          <table:table-cell table:style-name="ce135" office:value-type="string" calcext:value-type="string">
            <text:p>bouteille d'huile en verre</text:p>
          </table:table-cell>
          <table:table-cell table:style-name="ce134" office:value-type="string" calcext:value-type="string">
            <text:p>modco_decheterie</text:p>
          </table:table-cell>
          <table:table-cell table:style-name="ce134" table:formula="of:=[.C7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6];[.I76];[.N76];[.A76];[.O76];[.J76];[.N76];[.B76];[.O76];[.K76];[.N76];[.D76];[.P76])" office:value-type="string" office:string-value="{&quot;code&quot;:&quot;75&quot;,&quot;mots&quot;:&quot;bouteille d'huile en verre&quot;,&quot;modes_collecte&quot;:&quot;modco_decheterie&quot;}," calcext:value-type="string">
            <text:p>{"code":"75","mots":"bouteille d'huile en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6" calcext:value-type="float">
            <text:p>76</text:p>
          </table:table-cell>
          <table:table-cell table:style-name="ce135" office:value-type="string" calcext:value-type="string">
            <text:p>bouteille en verre</text:p>
          </table:table-cell>
          <table:table-cell table:style-name="ce134" office:value-type="string" calcext:value-type="string">
            <text:p>modco_decheterie</text:p>
          </table:table-cell>
          <table:table-cell table:style-name="ce134" table:formula="of:=[.C7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7];[.I77];[.N77];[.A77];[.O77];[.J77];[.N77];[.B77];[.O77];[.K77];[.N77];[.D77];[.P77])" office:value-type="string" office:string-value="{&quot;code&quot;:&quot;76&quot;,&quot;mots&quot;:&quot;bouteille en verre&quot;,&quot;modes_collecte&quot;:&quot;modco_decheterie&quot;}," calcext:value-type="string">
            <text:p>{"code":"76","mots":"bouteille en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7" calcext:value-type="float">
            <text:p>77</text:p>
          </table:table-cell>
          <table:table-cell table:style-name="ce135" office:value-type="string" calcext:value-type="string">
            <text:p>branchage</text:p>
          </table:table-cell>
          <table:table-cell table:style-name="ce134" office:value-type="string" calcext:value-type="string">
            <text:p>modco_decheterie</text:p>
          </table:table-cell>
          <table:table-cell table:style-name="ce134" table:formula="of:=[.C7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8];[.I78];[.N78];[.A78];[.O78];[.J78];[.N78];[.B78];[.O78];[.K78];[.N78];[.D78];[.P78])" office:value-type="string" office:string-value="{&quot;code&quot;:&quot;77&quot;,&quot;mots&quot;:&quot;branchage&quot;,&quot;modes_collecte&quot;:&quot;modco_decheterie&quot;}," calcext:value-type="string">
            <text:p>{"code":"77","mots":"branch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8" calcext:value-type="float">
            <text:p>78</text:p>
          </table:table-cell>
          <table:table-cell table:style-name="ce135" office:value-type="string" calcext:value-type="string">
            <text:p>cagette bois</text:p>
          </table:table-cell>
          <table:table-cell table:style-name="ce134" office:value-type="string" calcext:value-type="string">
            <text:p>modco_decheterie</text:p>
          </table:table-cell>
          <table:table-cell table:style-name="ce134" table:formula="of:=[.C7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9];[.I79];[.N79];[.A79];[.O79];[.J79];[.N79];[.B79];[.O79];[.K79];[.N79];[.D79];[.P79])" office:value-type="string" office:string-value="{&quot;code&quot;:&quot;78&quot;,&quot;mots&quot;:&quot;cagette bois&quot;,&quot;modes_collecte&quot;:&quot;modco_decheterie&quot;}," calcext:value-type="string">
            <text:p>{"code":"78","mots":"cagette boi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9" calcext:value-type="float">
            <text:p>79</text:p>
          </table:table-cell>
          <table:table-cell table:style-name="ce135" office:value-type="string" calcext:value-type="string">
            <text:p>carton (petit ou grand)</text:p>
          </table:table-cell>
          <table:table-cell table:style-name="ce134" office:value-type="string" calcext:value-type="string">
            <text:p>modco_decheterie</text:p>
          </table:table-cell>
          <table:table-cell table:style-name="ce134" table:formula="of:=[.C8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0];[.I80];[.N80];[.A80];[.O80];[.J80];[.N80];[.B80];[.O80];[.K80];[.N80];[.D80];[.P80])" office:value-type="string" office:string-value="{&quot;code&quot;:&quot;79&quot;,&quot;mots&quot;:&quot;carton (petit ou grand)&quot;,&quot;modes_collecte&quot;:&quot;modco_decheterie&quot;}," calcext:value-type="string">
            <text:p>{"code":"79","mots":"carton (petit ou grand)","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0" calcext:value-type="float">
            <text:p>80</text:p>
          </table:table-cell>
          <table:table-cell table:style-name="ce135" office:value-type="string" calcext:value-type="string">
            <text:p>cartouche d'encre</text:p>
          </table:table-cell>
          <table:table-cell table:style-name="ce134" office:value-type="string" calcext:value-type="string">
            <text:p>modco_decheterie</text:p>
          </table:table-cell>
          <table:table-cell table:style-name="ce134" table:formula="of:=[.C8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1];[.I81];[.N81];[.A81];[.O81];[.J81];[.N81];[.B81];[.O81];[.K81];[.N81];[.D81];[.P81])" office:value-type="string" office:string-value="{&quot;code&quot;:&quot;80&quot;,&quot;mots&quot;:&quot;cartouche d'encre&quot;,&quot;modes_collecte&quot;:&quot;modco_decheterie&quot;}," calcext:value-type="string">
            <text:p>{"code":"80","mots":"cartouche d'enc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1" calcext:value-type="float">
            <text:p>81</text:p>
          </table:table-cell>
          <table:table-cell table:style-name="ce135" office:value-type="string" calcext:value-type="string">
            <text:p>CD/DVD/K7</text:p>
          </table:table-cell>
          <table:table-cell table:style-name="ce134" office:value-type="string" calcext:value-type="string">
            <text:p>modco_decheterie</text:p>
          </table:table-cell>
          <table:table-cell table:style-name="ce134" table:formula="of:=[.C8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2];[.I82];[.N82];[.A82];[.O82];[.J82];[.N82];[.B82];[.O82];[.K82];[.N82];[.D82];[.P82])" office:value-type="string" office:string-value="{&quot;code&quot;:&quot;81&quot;,&quot;mots&quot;:&quot;CD/DVD/K7&quot;,&quot;modes_collecte&quot;:&quot;modco_decheterie&quot;}," calcext:value-type="string">
            <text:p>{"code":"81","mots":"CD/DVD/K7","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2" calcext:value-type="float">
            <text:p>82</text:p>
          </table:table-cell>
          <table:table-cell table:style-name="ce135" office:value-type="string" calcext:value-type="string">
            <text:p>faïence</text:p>
          </table:table-cell>
          <table:table-cell table:style-name="ce134" office:value-type="string" calcext:value-type="string">
            <text:p>modco_decheterie</text:p>
          </table:table-cell>
          <table:table-cell table:style-name="ce134" table:formula="of:=[.C8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3];[.I83];[.N83];[.A83];[.O83];[.J83];[.N83];[.B83];[.O83];[.K83];[.N83];[.D83];[.P83])" office:value-type="string" office:string-value="{&quot;code&quot;:&quot;82&quot;,&quot;mots&quot;:&quot;faïence&quot;,&quot;modes_collecte&quot;:&quot;modco_decheterie&quot;}," calcext:value-type="string">
            <text:p>{"code":"82","mots":"faïenc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3" calcext:value-type="float">
            <text:p>83</text:p>
          </table:table-cell>
          <table:table-cell table:style-name="ce135" office:value-type="string" calcext:value-type="string">
            <text:p>feuillage</text:p>
          </table:table-cell>
          <table:table-cell table:style-name="ce134" office:value-type="string" calcext:value-type="string">
            <text:p>modco_decheterie</text:p>
          </table:table-cell>
          <table:table-cell table:style-name="ce134" table:formula="of:=[.C8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4];[.I84];[.N84];[.A84];[.O84];[.J84];[.N84];[.B84];[.O84];[.K84];[.N84];[.D84];[.P84])" office:value-type="string" office:string-value="{&quot;code&quot;:&quot;83&quot;,&quot;mots&quot;:&quot;feuillage&quot;,&quot;modes_collecte&quot;:&quot;modco_decheterie&quot;}," calcext:value-type="string">
            <text:p>{"code":"83","mots":"feuill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4" calcext:value-type="float">
            <text:p>84</text:p>
          </table:table-cell>
          <table:table-cell table:style-name="ce135" office:value-type="string" calcext:value-type="string">
            <text:p>gavon</text:p>
          </table:table-cell>
          <table:table-cell table:style-name="ce134" office:value-type="string" calcext:value-type="string">
            <text:p>modco_decheterie</text:p>
          </table:table-cell>
          <table:table-cell table:style-name="ce134" table:formula="of:=[.C8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5];[.I85];[.N85];[.A85];[.O85];[.J85];[.N85];[.B85];[.O85];[.K85];[.N85];[.D85];[.P85])" office:value-type="string" office:string-value="{&quot;code&quot;:&quot;84&quot;,&quot;mots&quot;:&quot;gavon&quot;,&quot;modes_collecte&quot;:&quot;modco_decheterie&quot;}," calcext:value-type="string">
            <text:p>{"code":"84","mots":"gavon","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5" calcext:value-type="float">
            <text:p>85</text:p>
          </table:table-cell>
          <table:table-cell table:style-name="ce135" office:value-type="string" calcext:value-type="string">
            <text:p>gravats</text:p>
          </table:table-cell>
          <table:table-cell table:style-name="ce134" office:value-type="string" calcext:value-type="string">
            <text:p>modco_decheterie</text:p>
          </table:table-cell>
          <table:table-cell table:style-name="ce134" table:formula="of:=[.C8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6];[.I86];[.N86];[.A86];[.O86];[.J86];[.N86];[.B86];[.O86];[.K86];[.N86];[.D86];[.P86])" office:value-type="string" office:string-value="{&quot;code&quot;:&quot;85&quot;,&quot;mots&quot;:&quot;gravats&quot;,&quot;modes_collecte&quot;:&quot;modco_decheterie&quot;}," calcext:value-type="string">
            <text:p>{"code":"85","mots":"gravat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6" calcext:value-type="float">
            <text:p>86</text:p>
          </table:table-cell>
          <table:table-cell table:style-name="ce135" office:value-type="string" calcext:value-type="string">
            <text:p>grillage</text:p>
          </table:table-cell>
          <table:table-cell table:style-name="ce134" office:value-type="string" calcext:value-type="string">
            <text:p>modco_decheterie</text:p>
          </table:table-cell>
          <table:table-cell table:style-name="ce134" table:formula="of:=[.C8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7];[.I87];[.N87];[.A87];[.O87];[.J87];[.N87];[.B87];[.O87];[.K87];[.N87];[.D87];[.P87])" office:value-type="string" office:string-value="{&quot;code&quot;:&quot;86&quot;,&quot;mots&quot;:&quot;grillage&quot;,&quot;modes_collecte&quot;:&quot;modco_decheterie&quot;}," calcext:value-type="string">
            <text:p>{"code":"86","mots":"grill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7" calcext:value-type="float">
            <text:p>87</text:p>
          </table:table-cell>
          <table:table-cell table:style-name="ce135" office:value-type="string" calcext:value-type="string">
            <text:p>huile de vidange</text:p>
          </table:table-cell>
          <table:table-cell table:style-name="ce134" office:value-type="string" calcext:value-type="string">
            <text:p>modco_decheterie</text:p>
          </table:table-cell>
          <table:table-cell table:style-name="ce134" table:formula="of:=[.C8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8];[.I88];[.N88];[.A88];[.O88];[.J88];[.N88];[.B88];[.O88];[.K88];[.N88];[.D88];[.P88])" office:value-type="string" office:string-value="{&quot;code&quot;:&quot;87&quot;,&quot;mots&quot;:&quot;huile de vidange&quot;,&quot;modes_collecte&quot;:&quot;modco_decheterie&quot;}," calcext:value-type="string">
            <text:p>{"code":"87","mots":"huile de vidan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8" calcext:value-type="float">
            <text:p>88</text:p>
          </table:table-cell>
          <table:table-cell table:style-name="ce135" office:value-type="string" calcext:value-type="string">
            <text:p>jouet (volumineux)</text:p>
          </table:table-cell>
          <table:table-cell table:style-name="ce134" office:value-type="string" calcext:value-type="string">
            <text:p>modco_decheterie</text:p>
          </table:table-cell>
          <table:table-cell table:style-name="ce134" table:formula="of:=[.C8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9];[.I89];[.N89];[.A89];[.O89];[.J89];[.N89];[.B89];[.O89];[.K89];[.N89];[.D89];[.P89])" office:value-type="string" office:string-value="{&quot;code&quot;:&quot;88&quot;,&quot;mots&quot;:&quot;jouet (volumineux)&quot;,&quot;modes_collecte&quot;:&quot;modco_decheterie&quot;}," calcext:value-type="string">
            <text:p>{"code":"88","mots":"jouet (volumineux)","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9" calcext:value-type="float">
            <text:p>89</text:p>
          </table:table-cell>
          <table:table-cell table:style-name="ce135" office:value-type="string" calcext:value-type="string">
            <text:p>laine de verre</text:p>
          </table:table-cell>
          <table:table-cell table:style-name="ce134" office:value-type="string" calcext:value-type="string">
            <text:p>modco_decheterie</text:p>
          </table:table-cell>
          <table:table-cell table:style-name="ce134" table:formula="of:=[.C9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0];[.I90];[.N90];[.A90];[.O90];[.J90];[.N90];[.B90];[.O90];[.K90];[.N90];[.D90];[.P90])" office:value-type="string" office:string-value="{&quot;code&quot;:&quot;89&quot;,&quot;mots&quot;:&quot;laine de verre&quot;,&quot;modes_collecte&quot;:&quot;modco_decheterie&quot;}," calcext:value-type="string">
            <text:p>{"code":"89","mots":"laine de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0" calcext:value-type="float">
            <text:p>90</text:p>
          </table:table-cell>
          <table:table-cell table:style-name="ce135" office:value-type="string" calcext:value-type="string">
            <text:p>litière pour animaux</text:p>
          </table:table-cell>
          <table:table-cell table:style-name="ce134" office:value-type="string" calcext:value-type="string">
            <text:p>modco_decheterie</text:p>
          </table:table-cell>
          <table:table-cell table:style-name="ce134" table:formula="of:=[.C9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1];[.I91];[.N91];[.A91];[.O91];[.J91];[.N91];[.B91];[.O91];[.K91];[.N91];[.D91];[.P91])" office:value-type="string" office:string-value="{&quot;code&quot;:&quot;90&quot;,&quot;mots&quot;:&quot;litière pour animaux&quot;,&quot;modes_collecte&quot;:&quot;modco_decheterie&quot;}," calcext:value-type="string">
            <text:p>{"code":"90","mots":"litière pour animaux","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1" calcext:value-type="float">
            <text:p>91</text:p>
          </table:table-cell>
          <table:table-cell table:style-name="ce135" office:value-type="string" calcext:value-type="string">
            <text:p>matelas</text:p>
          </table:table-cell>
          <table:table-cell table:style-name="ce134" office:value-type="string" calcext:value-type="string">
            <text:p>modco_decheterie</text:p>
          </table:table-cell>
          <table:table-cell table:style-name="ce134" table:formula="of:=[.C9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2];[.I92];[.N92];[.A92];[.O92];[.J92];[.N92];[.B92];[.O92];[.K92];[.N92];[.D92];[.P92])" office:value-type="string" office:string-value="{&quot;code&quot;:&quot;91&quot;,&quot;mots&quot;:&quot;matelas&quot;,&quot;modes_collecte&quot;:&quot;modco_decheterie&quot;}," calcext:value-type="string">
            <text:p>{"code":"91","mots":"matela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2" calcext:value-type="float">
            <text:p>92</text:p>
          </table:table-cell>
          <table:table-cell table:style-name="ce135" office:value-type="string" calcext:value-type="string">
            <text:p>meuble</text:p>
          </table:table-cell>
          <table:table-cell table:style-name="ce134" office:value-type="string" calcext:value-type="string">
            <text:p>modco_decheterie</text:p>
          </table:table-cell>
          <table:table-cell table:style-name="ce134" table:formula="of:=[.C9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3];[.I93];[.N93];[.A93];[.O93];[.J93];[.N93];[.B93];[.O93];[.K93];[.N93];[.D93];[.P93])" office:value-type="string" office:string-value="{&quot;code&quot;:&quot;92&quot;,&quot;mots&quot;:&quot;meuble&quot;,&quot;modes_collecte&quot;:&quot;modco_decheterie&quot;}," calcext:value-type="string">
            <text:p>{"code":"92","mots":"meubl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3" calcext:value-type="float">
            <text:p>93</text:p>
          </table:table-cell>
          <table:table-cell table:style-name="ce135" office:value-type="string" calcext:value-type="string">
            <text:p>miroir</text:p>
          </table:table-cell>
          <table:table-cell table:style-name="ce134" office:value-type="string" calcext:value-type="string">
            <text:p>modco_decheterie</text:p>
          </table:table-cell>
          <table:table-cell table:style-name="ce134" table:formula="of:=[.C9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4];[.I94];[.N94];[.A94];[.O94];[.J94];[.N94];[.B94];[.O94];[.K94];[.N94];[.D94];[.P94])" office:value-type="string" office:string-value="{&quot;code&quot;:&quot;93&quot;,&quot;mots&quot;:&quot;miroir&quot;,&quot;modes_collecte&quot;:&quot;modco_decheterie&quot;}," calcext:value-type="string">
            <text:p>{"code":"93","mots":"miroi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4" calcext:value-type="float">
            <text:p>94</text:p>
          </table:table-cell>
          <table:table-cell table:style-name="ce135" office:value-type="string" calcext:value-type="string">
            <text:p>moquette</text:p>
          </table:table-cell>
          <table:table-cell table:style-name="ce134" office:value-type="string" calcext:value-type="string">
            <text:p>modco_decheterie</text:p>
          </table:table-cell>
          <table:table-cell table:style-name="ce134" table:formula="of:=[.C9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5];[.I95];[.N95];[.A95];[.O95];[.J95];[.N95];[.B95];[.O95];[.K95];[.N95];[.D95];[.P95])" office:value-type="string" office:string-value="{&quot;code&quot;:&quot;94&quot;,&quot;mots&quot;:&quot;moquette&quot;,&quot;modes_collecte&quot;:&quot;modco_decheterie&quot;}," calcext:value-type="string">
            <text:p>{"code":"94","mots":"moquett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5" calcext:value-type="float">
            <text:p>95</text:p>
          </table:table-cell>
          <table:table-cell table:style-name="ce135" office:value-type="string" calcext:value-type="string">
            <text:p>objet en terre cuite</text:p>
          </table:table-cell>
          <table:table-cell table:style-name="ce134" office:value-type="string" calcext:value-type="string">
            <text:p>modco_decheterie</text:p>
          </table:table-cell>
          <table:table-cell table:style-name="ce134" table:formula="of:=[.C9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6];[.I96];[.N96];[.A96];[.O96];[.J96];[.N96];[.B96];[.O96];[.K96];[.N96];[.D96];[.P96])" office:value-type="string" office:string-value="{&quot;code&quot;:&quot;95&quot;,&quot;mots&quot;:&quot;objet en terre cuite&quot;,&quot;modes_collecte&quot;:&quot;modco_decheterie&quot;}," calcext:value-type="string">
            <text:p>{"code":"95","mots":"objet en terre cuit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6" calcext:value-type="float">
            <text:p>96</text:p>
          </table:table-cell>
          <table:table-cell table:style-name="ce135" office:value-type="string" calcext:value-type="string">
            <text:p>ordinateur</text:p>
          </table:table-cell>
          <table:table-cell table:style-name="ce134" office:value-type="string" calcext:value-type="string">
            <text:p>modco_decheterie</text:p>
          </table:table-cell>
          <table:table-cell table:style-name="ce134" table:formula="of:=[.C9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7];[.I97];[.N97];[.A97];[.O97];[.J97];[.N97];[.B97];[.O97];[.K97];[.N97];[.D97];[.P97])" office:value-type="string" office:string-value="{&quot;code&quot;:&quot;96&quot;,&quot;mots&quot;:&quot;ordinateur&quot;,&quot;modes_collecte&quot;:&quot;modco_decheterie&quot;}," calcext:value-type="string">
            <text:p>{"code":"96","mots":"ordinateu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7" calcext:value-type="float">
            <text:p>97</text:p>
          </table:table-cell>
          <table:table-cell table:style-name="ce135" office:value-type="string" calcext:value-type="string">
            <text:p>planche de bois</text:p>
          </table:table-cell>
          <table:table-cell table:style-name="ce134" office:value-type="string" calcext:value-type="string">
            <text:p>modco_decheterie</text:p>
          </table:table-cell>
          <table:table-cell table:style-name="ce134" table:formula="of:=[.C9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8];[.I98];[.N98];[.A98];[.O98];[.J98];[.N98];[.B98];[.O98];[.K98];[.N98];[.D98];[.P98])" office:value-type="string" office:string-value="{&quot;code&quot;:&quot;97&quot;,&quot;mots&quot;:&quot;planche de bois&quot;,&quot;modes_collecte&quot;:&quot;modco_decheterie&quot;}," calcext:value-type="string">
            <text:p>{"code":"97","mots":"planche de boi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8" calcext:value-type="float">
            <text:p>98</text:p>
          </table:table-cell>
          <table:table-cell table:style-name="ce135" office:value-type="string" calcext:value-type="string">
            <text:p>plante</text:p>
          </table:table-cell>
          <table:table-cell table:style-name="ce134" office:value-type="string" calcext:value-type="string">
            <text:p>modco_decheterie</text:p>
          </table:table-cell>
          <table:table-cell table:style-name="ce139" office:value-type="string" calcext:value-type="string">
            <text:p>modco_decheterie,modco_ecopoint</text:p>
          </table:table-cell>
          <table:table-cell table:number-columns-repeated="2" office:value-type="string" calcext:value-type="string">
            <text:p><text:s/></text:p>
          </table:table-cell>
          <table:table-cell table:style-name="ce140" table:formula="of:=CONCATENATE([.M99];[.I99];[.N99];[.A99];[.O99];[.J99];[.N99];[.B99];[.O99];[.K99];[.N99];[.D99];[.P99])" office:value-type="string" office:string-value="{&quot;code&quot;:&quot;98&quot;,&quot;mots&quot;:&quot;plante&quot;,&quot;modes_collecte&quot;:&quot;modco_decheterie,modco_ecopoint&quot;}," calcext:value-type="string">
            <text:p>{"code":"98","mots":"plant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9" calcext:value-type="float">
            <text:p>99</text:p>
          </table:table-cell>
          <table:table-cell table:style-name="ce135" office:value-type="string" calcext:value-type="string">
            <text:p>pneu</text:p>
          </table:table-cell>
          <table:table-cell table:style-name="ce134" office:value-type="string" calcext:value-type="string">
            <text:p>modco_decheterie</text:p>
          </table:table-cell>
          <table:table-cell table:style-name="ce134" table:formula="of:=[.C10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0];[.I100];[.N100];[.A100];[.O100];[.J100];[.N100];[.B100];[.O100];[.K100];[.N100];[.D100];[.P100])" office:value-type="string" office:string-value="{&quot;code&quot;:&quot;99&quot;,&quot;mots&quot;:&quot;pneu&quot;,&quot;modes_collecte&quot;:&quot;modco_decheterie&quot;}," calcext:value-type="string">
            <text:p>{"code":"99","mots":"pneu","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0" calcext:value-type="float">
            <text:p>100</text:p>
          </table:table-cell>
          <table:table-cell table:style-name="ce135" office:value-type="string" calcext:value-type="string">
            <text:p>porcelaine</text:p>
          </table:table-cell>
          <table:table-cell table:style-name="ce134" office:value-type="string" calcext:value-type="string">
            <text:p>modco_decheterie</text:p>
          </table:table-cell>
          <table:table-cell table:style-name="ce134" table:formula="of:=[.C10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1];[.I101];[.N101];[.A101];[.O101];[.J101];[.N101];[.B101];[.O101];[.K101];[.N101];[.D101];[.P101])" office:value-type="string" office:string-value="{&quot;code&quot;:&quot;100&quot;,&quot;mots&quot;:&quot;porcelaine&quot;,&quot;modes_collecte&quot;:&quot;modco_decheterie&quot;}," calcext:value-type="string">
            <text:p>{"code":"100","mots":"porcelain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1" calcext:value-type="float">
            <text:p>101</text:p>
          </table:table-cell>
          <table:table-cell table:style-name="ce135" office:value-type="string" calcext:value-type="string">
            <text:p>poterie</text:p>
          </table:table-cell>
          <table:table-cell table:style-name="ce134" office:value-type="string" calcext:value-type="string">
            <text:p>modco_decheterie</text:p>
          </table:table-cell>
          <table:table-cell table:style-name="ce134" table:formula="of:=[.C10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2];[.I102];[.N102];[.A102];[.O102];[.J102];[.N102];[.B102];[.O102];[.K102];[.N102];[.D102];[.P102])" office:value-type="string" office:string-value="{&quot;code&quot;:&quot;101&quot;,&quot;mots&quot;:&quot;poterie&quot;,&quot;modes_collecte&quot;:&quot;modco_decheterie&quot;}," calcext:value-type="string">
            <text:p>{"code":"101","mots":"poteri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2" calcext:value-type="float">
            <text:p>102</text:p>
          </table:table-cell>
          <table:table-cell table:style-name="ce135" office:value-type="string" calcext:value-type="string">
            <text:p>réfrigérateur</text:p>
          </table:table-cell>
          <table:table-cell table:style-name="ce134" office:value-type="string" calcext:value-type="string">
            <text:p>modco_decheterie</text:p>
          </table:table-cell>
          <table:table-cell table:style-name="ce134" table:formula="of:=[.C10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3];[.I103];[.N103];[.A103];[.O103];[.J103];[.N103];[.B103];[.O103];[.K103];[.N103];[.D103];[.P103])" office:value-type="string" office:string-value="{&quot;code&quot;:&quot;102&quot;,&quot;mots&quot;:&quot;réfrigérateur&quot;,&quot;modes_collecte&quot;:&quot;modco_decheterie&quot;}," calcext:value-type="string">
            <text:p>{"code":"102","mots":"réfrigérateu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3" calcext:value-type="float">
            <text:p>103</text:p>
          </table:table-cell>
          <table:table-cell table:style-name="ce135" office:value-type="string" calcext:value-type="string">
            <text:p>taille d'arbre</text:p>
          </table:table-cell>
          <table:table-cell table:style-name="ce134" office:value-type="string" calcext:value-type="string">
            <text:p>modco_decheterie</text:p>
          </table:table-cell>
          <table:table-cell table:style-name="ce134" table:formula="of:=[.C10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4];[.I104];[.N104];[.A104];[.O104];[.J104];[.N104];[.B104];[.O104];[.K104];[.N104];[.D104];[.P104])" office:value-type="string" office:string-value="{&quot;code&quot;:&quot;103&quot;,&quot;mots&quot;:&quot;taille d'arbre&quot;,&quot;modes_collecte&quot;:&quot;modco_decheterie&quot;}," calcext:value-type="string">
            <text:p>{"code":"103","mots":"taille d'arb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4" calcext:value-type="float">
            <text:p>104</text:p>
          </table:table-cell>
          <table:table-cell table:style-name="ce135" office:value-type="string" calcext:value-type="string">
            <text:p>tuyau d'arrosage</text:p>
          </table:table-cell>
          <table:table-cell table:style-name="ce134" office:value-type="string" calcext:value-type="string">
            <text:p>modco_decheterie</text:p>
          </table:table-cell>
          <table:table-cell table:style-name="ce134" table:formula="of:=[.C10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5];[.I105];[.N105];[.A105];[.O105];[.J105];[.N105];[.B105];[.O105];[.K105];[.N105];[.D105];[.P105])" office:value-type="string" office:string-value="{&quot;code&quot;:&quot;104&quot;,&quot;mots&quot;:&quot;tuyau d'arrosage&quot;,&quot;modes_collecte&quot;:&quot;modco_decheterie&quot;}," calcext:value-type="string">
            <text:p>{"code":"104","mots":"tuyau d'arros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5" calcext:value-type="float">
            <text:p>105</text:p>
          </table:table-cell>
          <table:table-cell table:style-name="ce135" office:value-type="string" calcext:value-type="string">
            <text:p>ustensile de cuisine</text:p>
          </table:table-cell>
          <table:table-cell table:style-name="ce134" office:value-type="string" calcext:value-type="string">
            <text:p>modco_decheterie</text:p>
          </table:table-cell>
          <table:table-cell table:style-name="ce134" table:formula="of:=[.C10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6];[.I106];[.N106];[.A106];[.O106];[.J106];[.N106];[.B106];[.O106];[.K106];[.N106];[.D106];[.P106])" office:value-type="string" office:string-value="{&quot;code&quot;:&quot;105&quot;,&quot;mots&quot;:&quot;ustensile de cuisine&quot;,&quot;modes_collecte&quot;:&quot;modco_decheterie&quot;}," calcext:value-type="string">
            <text:p>{"code":"105","mots":"ustensile de cuisin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6" calcext:value-type="float">
            <text:p>106</text:p>
          </table:table-cell>
          <table:table-cell table:style-name="ce135" office:value-type="string" calcext:value-type="string">
            <text:p>vaisselle</text:p>
          </table:table-cell>
          <table:table-cell table:style-name="ce134" office:value-type="string" calcext:value-type="string">
            <text:p>modco_decheterie</text:p>
          </table:table-cell>
          <table:table-cell table:style-name="ce134" table:formula="of:=[.C10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7];[.I107];[.N107];[.A107];[.O107];[.J107];[.N107];[.B107];[.O107];[.K107];[.N107];[.D107];[.P107])" office:value-type="string" office:string-value="{&quot;code&quot;:&quot;106&quot;,&quot;mots&quot;:&quot;vaisselle&quot;,&quot;modes_collecte&quot;:&quot;modco_decheterie&quot;}," calcext:value-type="string">
            <text:p>{"code":"106","mots":"vaissell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7" calcext:value-type="float">
            <text:p>107</text:p>
          </table:table-cell>
          <table:table-cell table:style-name="ce135" office:value-type="string" calcext:value-type="string">
            <text:p>vélo</text:p>
          </table:table-cell>
          <table:table-cell table:style-name="ce134" office:value-type="string" calcext:value-type="string">
            <text:p>modco_decheterie</text:p>
          </table:table-cell>
          <table:table-cell table:style-name="ce134" table:formula="of:=[.C10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8];[.I108];[.N108];[.A108];[.O108];[.J108];[.N108];[.B108];[.O108];[.K108];[.N108];[.D108];[.P108])" office:value-type="string" office:string-value="{&quot;code&quot;:&quot;107&quot;,&quot;mots&quot;:&quot;vélo&quot;,&quot;modes_collecte&quot;:&quot;modco_decheterie&quot;}," calcext:value-type="string">
            <text:p>{"code":"107","mots":"vélo","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8" calcext:value-type="float">
            <text:p>108</text:p>
          </table:table-cell>
          <table:table-cell table:style-name="ce135" office:value-type="string" calcext:value-type="string">
            <text:p>vitre</text:p>
          </table:table-cell>
          <table:table-cell table:style-name="ce134" office:value-type="string" calcext:value-type="string">
            <text:p>modco_decheterie</text:p>
          </table:table-cell>
          <table:table-cell table:style-name="ce134" table:formula="of:=[.C10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9];[.I109];[.N109];[.A109];[.O109];[.J109];[.N109];[.B109];[.O109];[.K109];[.N109];[.D109];[.P109])" office:value-type="string" office:string-value="{&quot;code&quot;:&quot;108&quot;,&quot;mots&quot;:&quot;vitre&quot;,&quot;modes_collecte&quot;:&quot;modco_decheterie&quot;}," calcext:value-type="string">
            <text:p>{"code":"108","mots":"vit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9" calcext:value-type="float">
            <text:p>109</text:p>
          </table:table-cell>
          <table:table-cell table:style-name="ce135" office:value-type="string" calcext:value-type="string">
            <text:p>épluchures / restes de repas</text:p>
          </table:table-cell>
          <table:table-cell table:style-name="ce138" office:value-type="string" calcext:value-type="string">
            <text:p>modco_compostage</text:p>
          </table:table-cell>
          <table:table-cell table:style-name="ce134" table:formula="of:=[.C110]"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0];[.I110];[.N110];[.A110];[.O110];[.J110];[.N110];[.B110];[.O110];[.K110];[.N110];[.D110];[.P110])" office:value-type="string" office:string-value="{&quot;code&quot;:&quot;109&quot;,&quot;mots&quot;:&quot;épluchures / restes de repas&quot;,&quot;modes_collecte&quot;:&quot;modco_compostage&quot;}," calcext:value-type="string">
            <text:p>{"code":"109","mots":"épluchures / restes de repas","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vert clair (compostage)</text:p>
          </table:table-cell>
        </table:table-row>
        <table:table-row table:style-name="ro1">
          <table:table-cell table:style-name="ce134" office:value-type="float" office:value="110" calcext:value-type="float">
            <text:p>110</text:p>
          </table:table-cell>
          <table:table-cell table:style-name="ce135" office:value-type="string" calcext:value-type="string">
            <text:p>feuillage</text:p>
          </table:table-cell>
          <table:table-cell table:style-name="ce138" office:value-type="string" calcext:value-type="string">
            <text:p>modco_compostage</text:p>
          </table:table-cell>
          <table:table-cell table:style-name="ce134" table:formula="of:=[.C111]"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1];[.I111];[.N111];[.A111];[.O111];[.J111];[.N111];[.B111];[.O111];[.K111];[.N111];[.D111];[.P111])" office:value-type="string" office:string-value="{&quot;code&quot;:&quot;110&quot;,&quot;mots&quot;:&quot;feuillage&quot;,&quot;modes_collecte&quot;:&quot;modco_compostage&quot;}," calcext:value-type="string">
            <text:p>{"code":"110","mots":"feuillage","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1" calcext:value-type="float">
            <text:p>111</text:p>
          </table:table-cell>
          <table:table-cell table:style-name="ce135" office:value-type="string" calcext:value-type="string">
            <text:p>gazon</text:p>
          </table:table-cell>
          <table:table-cell table:style-name="ce138" office:value-type="string" calcext:value-type="string">
            <text:p>modco_compostage</text:p>
          </table:table-cell>
          <table:table-cell table:style-name="ce134" table:formula="of:=[.C112]"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2];[.I112];[.N112];[.A112];[.O112];[.J112];[.N112];[.B112];[.O112];[.K112];[.N112];[.D112];[.P112])" office:value-type="string" office:string-value="{&quot;code&quot;:&quot;111&quot;,&quot;mots&quot;:&quot;gazon&quot;,&quot;modes_collecte&quot;:&quot;modco_compostage&quot;}," calcext:value-type="string">
            <text:p>{"code":"111","mots":"gazon","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2" calcext:value-type="float">
            <text:p>112</text:p>
          </table:table-cell>
          <table:table-cell table:style-name="ce135" office:value-type="string" calcext:value-type="string">
            <text:p>plante</text:p>
          </table:table-cell>
          <table:table-cell table:style-name="ce138" office:value-type="string" calcext:value-type="string">
            <text:p>modco_compostage</text:p>
          </table:table-cell>
          <table:table-cell table:style-name="ce134" table:formula="of:=[.C113]"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3];[.I113];[.N113];[.A113];[.O113];[.J113];[.N113];[.B113];[.O113];[.K113];[.N113];[.D113];[.P113])" office:value-type="string" office:string-value="{&quot;code&quot;:&quot;112&quot;,&quot;mots&quot;:&quot;plante&quot;,&quot;modes_collecte&quot;:&quot;modco_compostage&quot;}," calcext:value-type="string">
            <text:p>{"code":"112","mots":"plante","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3" calcext:value-type="float">
            <text:p>113</text:p>
          </table:table-cell>
          <table:table-cell table:style-name="ce135" office:value-type="string" calcext:value-type="string">
            <text:p>restes de repas</text:p>
          </table:table-cell>
          <table:table-cell table:style-name="ce138" office:value-type="string" calcext:value-type="string">
            <text:p>modco_compostage</text:p>
          </table:table-cell>
          <table:table-cell table:style-name="ce134" table:formula="of:=[.C114]"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4];[.I114];[.N114];[.A114];[.O114];[.J114];[.N114];[.B114];[.O114];[.K114];[.N114];[.D114];[.P114])" office:value-type="string" office:string-value="{&quot;code&quot;:&quot;113&quot;,&quot;mots&quot;:&quot;restes de repas&quot;,&quot;modes_collecte&quot;:&quot;modco_compostage&quot;}," calcext:value-type="string">
            <text:p>{"code":"113","mots":"restes de repas","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4" calcext:value-type="float">
            <text:p>114</text:p>
          </table:table-cell>
          <table:table-cell table:style-name="ce135" office:value-type="string" calcext:value-type="string">
            <text:p>taille d'arbre</text:p>
          </table:table-cell>
          <table:table-cell table:style-name="ce138" office:value-type="string" calcext:value-type="string">
            <text:p>modco_compostage</text:p>
          </table:table-cell>
          <table:table-cell table:style-name="ce134" table:formula="of:=[.C115]"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5];[.I115];[.N115];[.A115];[.O115];[.J115];[.N115];[.B115];[.O115];[.K115];[.N115];[.D115];[.P115])" office:value-type="string" office:string-value="{&quot;code&quot;:&quot;114&quot;,&quot;mots&quot;:&quot;taille d'arbre&quot;,&quot;modes_collecte&quot;:&quot;modco_compostage&quot;}," calcext:value-type="string">
            <text:p>{"code":"114","mots":"taille d'arbre","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38">
          <table:table-cell table:style-name="ce134" office:value-type="float" office:value="115" calcext:value-type="float">
            <text:p>115</text:p>
          </table:table-cell>
          <table:table-cell table:style-name="ce135" office:value-type="string" calcext:value-type="string">
            <text:p>bocal en verre</text:p>
          </table:table-cell>
          <table:table-cell table:style-name="ce137" office:value-type="string" calcext:value-type="string">
            <text:p>modco_contverre</text:p>
          </table:table-cell>
          <table:table-cell table:style-name="ce134" table:formula="of:=[.C116]"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6];[.I116];[.N116];[.A116];[.O116];[.J116];[.N116];[.B116];[.O116];[.K116];[.N116];[.D116];[.P116])" office:value-type="string" office:string-value="{&quot;code&quot;:&quot;115&quot;,&quot;mots&quot;:&quot;bocal en verre&quot;,&quot;modes_collecte&quot;:&quot;modco_contverre&quot;}," calcext:value-type="string">
            <text:p>{"code":"115","mots":"bocal en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table:style-name="ce146" office:value-type="string" calcext:value-type="string">
            <text:p>vert foncé</text:p>
          </table:table-cell>
        </table:table-row>
        <table:table-row table:style-name="ro1">
          <table:table-cell table:style-name="ce134" office:value-type="float" office:value="116" calcext:value-type="float">
            <text:p>116</text:p>
          </table:table-cell>
          <table:table-cell table:style-name="ce135" office:value-type="string" calcext:value-type="string">
            <text:p>bouteille en verre</text:p>
          </table:table-cell>
          <table:table-cell table:style-name="ce137" office:value-type="string" calcext:value-type="string">
            <text:p>modco_contverre</text:p>
          </table:table-cell>
          <table:table-cell table:style-name="ce134" table:formula="of:=[.C117]"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7];[.I117];[.N117];[.A117];[.O117];[.J117];[.N117];[.B117];[.O117];[.K117];[.N117];[.D117];[.P117])" office:value-type="string" office:string-value="{&quot;code&quot;:&quot;116&quot;,&quot;mots&quot;:&quot;bouteille en verre&quot;,&quot;modes_collecte&quot;:&quot;modco_contverre&quot;}," calcext:value-type="string">
            <text:p>{"code":"116","mots":"bouteille en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7" calcext:value-type="float">
            <text:p>117</text:p>
          </table:table-cell>
          <table:table-cell table:style-name="ce135" office:value-type="string" calcext:value-type="string">
            <text:p>bouteille d'huile verre</text:p>
          </table:table-cell>
          <table:table-cell table:style-name="ce137" office:value-type="string" calcext:value-type="string">
            <text:p>modco_contverre</text:p>
          </table:table-cell>
          <table:table-cell table:style-name="ce134" table:formula="of:=[.C118]"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8];[.I118];[.N118];[.A118];[.O118];[.J118];[.N118];[.B118];[.O118];[.K118];[.N118];[.D118];[.P118])" office:value-type="string" office:string-value="{&quot;code&quot;:&quot;117&quot;,&quot;mots&quot;:&quot;bouteille d'huile verre&quot;,&quot;modes_collecte&quot;:&quot;modco_contverre&quot;}," calcext:value-type="string">
            <text:p>{"code":"117","mots":"bouteille d'huile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8" calcext:value-type="float">
            <text:p>118</text:p>
          </table:table-cell>
          <table:table-cell table:style-name="ce135" office:value-type="string" calcext:value-type="string">
            <text:p>pot en verre</text:p>
          </table:table-cell>
          <table:table-cell table:style-name="ce137" office:value-type="string" calcext:value-type="string">
            <text:p>modco_contverre</text:p>
          </table:table-cell>
          <table:table-cell table:style-name="ce134" table:formula="of:=[.C119]"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9];[.I119];[.N119];[.A119];[.O119];[.J119];[.N119];[.B119];[.O119];[.K119];[.N119];[.D119];[.P119])" office:value-type="string" office:string-value="{&quot;code&quot;:&quot;118&quot;,&quot;mots&quot;:&quot;pot en verre&quot;,&quot;modes_collecte&quot;:&quot;modco_contverre&quot;}" calcext:value-type="string">
            <text:p>{"code":"118","mots":"pot en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5" office:value-type="string" calcext:value-type="string">
            <text:p><text:span text:style-name="T9">"</text:span>}</text:p>
          </table:table-cell>
          <table:table-cell table:number-columns-repeated="2"/>
        </table:table-row>
        <table:table-row table:style-name="ro1">
          <table:table-cell table:style-name="ce134" table:number-columns-repeated="4"/>
          <table:table-cell table:number-columns-repeated="2" office:value-type="string" calcext:value-type="string">
            <text:p><text:s/></text:p>
          </table:table-cell>
          <table:table-cell table:style-name="ce140" office:value-type="string" calcext:value-type="string">
            <text:p>]}</text:p>
          </table:table-cell>
          <table:table-cell table:number-columns-repeated="11"/>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5" table:number-columns-repeated="2" table:default-cell-style-name="Default"/>
        <table:table-column table:style-name="co156" table:default-cell-style-name="Default"/>
        <table:table-column table:style-name="co157" table:default-cell-style-name="Default"/>
        <table:table-column table:style-name="co10" table:default-cell-style-name="Default"/>
        <table:table-column table:style-name="co34" table:default-cell-style-name="Default"/>
        <table:table-column table:style-name="co158" table:default-cell-style-name="Default"/>
        <table:table-column table:style-name="co10" table:default-cell-style-name="Default"/>
        <table:table-column table:style-name="co159" table:default-cell-style-name="Default"/>
        <table:table-column table:style-name="co10" table:number-columns-repeated="6" table:default-cell-style-name="Default"/>
        <table:table-row table:style-name="ro1">
          <table:table-cell/>
          <table:table-cell office:value-type="string" calcext:value-type="string">
            <text:p>Quartiers</text:p>
          </table:table-cell>
          <table:table-cell table:number-columns-repeated="6"/>
          <table:table-cell office:value-type="string" calcext:value-type="string">
            <text:p><text:s/></text:p>
          </table:table-cell>
          <table:table-cell table:number-columns-repeated="6"/>
        </table:table-row>
        <table:table-row table:style-name="ro1">
          <table:table-cell table:number-columns-repeated="15"/>
        </table:table-row>
        <table:table-row table:style-name="ro1">
          <table:table-cell office:value-type="string" calcext:value-type="string">
            <text:p><text:s text:c="4"/>RemplaceQuartier = Replace(QuartierSource,"</text:p>
          </table:table-cell>
          <table:table-cell office:value-type="string" calcext:value-type="string">
            <text:p>Autre Nantes Nord</text:p>
          </table:table-cell>
          <table:table-cell table:formula="of:=CONCATENATE([.F3];&quot;,&quot;;[.F3])" office:value-type="string" office:string-value="&quot;,&quot;" calcext:value-type="string">
            <text:p>","</text:p>
          </table:table-cell>
          <table:table-cell office:value-type="string" calcext:value-type="string">
            <text:p>Nantes Nord</text:p>
          </table:table-cell>
          <table:table-cell table:formula="of:=CONCATENATE([.F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Bellevue Chantenay</text:p>
          </table:table-cell>
          <table:table-cell table:formula="of:=CONCATENATE([.F3];&quot;,value : &quot;;[.F3])" office:value-type="string" office:string-value="&quot;,value : &quot;" calcext:value-type="string">
            <text:p>",value : "</text:p>
          </table:table-cell>
          <table:table-cell office:value-type="string" calcext:value-type="string">
            <text:p>Bellevue Chantenay</text:p>
          </table:table-cell>
          <table:table-cell table:formula="of:=CONCATENATE([.F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eaulieu</text:p>
          </table:table-cell>
          <table:table-cell table:formula="of:=CONCATENATE([.F4];&quot;,&quot;;[.F4])" office:value-type="string" office:string-value="&quot;,&quot;" calcext:value-type="string">
            <text:p>","</text:p>
          </table:table-cell>
          <table:table-cell office:value-type="string" calcext:value-type="string">
            <text:p>Île de Nantes</text:p>
          </table:table-cell>
          <table:table-cell table:formula="of:=CONCATENATE([.F4];&quot;)&quot;)" office:value-type="string" office:string-value="&quot;)" calcext:value-type="string">
            <text:p>")</text:p>
          </table:table-cell>
          <table:table-cell office:value-type="string" calcext:value-type="string">
            <text:p>"</text:p>
          </table:table-cell>
          <table:table-cell office:value-type="string" calcext:value-type="string">
            <text:p>Chantenay</text:p>
          </table:table-cell>
          <table:table-cell table:number-columns-repeated="3"/>
          <table:table-cell table:style-name="ce16" office:value-type="string" calcext:value-type="string">
            <text:p><text:span text:style-name="T8">text : </text:span>"</text:p>
          </table:table-cell>
          <table:table-cell office:value-type="string" calcext:value-type="string">
            <text:p>Breil Barberie</text:p>
          </table:table-cell>
          <table:table-cell table:formula="of:=CONCATENATE([.F4];&quot;,value : &quot;;[.F4])" office:value-type="string" office:string-value="&quot;,value : &quot;" calcext:value-type="string">
            <text:p>",value : "</text:p>
          </table:table-cell>
          <table:table-cell office:value-type="string" calcext:value-type="string">
            <text:p>Breil Barberie</text:p>
          </table:table-cell>
          <table:table-cell table:formula="of:=CONCATENATE([.F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nne Garde</text:p>
          </table:table-cell>
          <table:table-cell table:formula="of:=CONCATENATE([.F5];&quot;,&quot;;[.F5])" office:value-type="string" office:string-value="&quot;,&quot;" calcext:value-type="string">
            <text:p>","</text:p>
          </table:table-cell>
          <table:table-cell table:style-name="ce85" office:value-type="string" calcext:value-type="string">
            <text:p>Hors Nantes (sud Loire)</text:p>
          </table:table-cell>
          <table:table-cell table:formula="of:=CONCATENATE([.F5];&quot;)&quot;)" office:value-type="string" office:string-value="&quot;)" calcext:value-type="string">
            <text:p>")</text:p>
          </table:table-cell>
          <table:table-cell office:value-type="string" calcext:value-type="string">
            <text:p>"</text:p>
          </table:table-cell>
          <table:table-cell office:value-type="string" calcext:value-type="string">
            <text:p>Breil Dervallières Bellevue</text:p>
          </table:table-cell>
          <table:table-cell table:number-columns-repeated="3"/>
          <table:table-cell table:style-name="ce16" office:value-type="string" calcext:value-type="string">
            <text:p><text:span text:style-name="T8">text : </text:span>"</text:p>
          </table:table-cell>
          <table:table-cell office:value-type="string" calcext:value-type="string">
            <text:p>Breil Dervallières Bellevue</text:p>
          </table:table-cell>
          <table:table-cell table:formula="of:=CONCATENATE([.F5];&quot;,value : &quot;;[.F5])" office:value-type="string" office:string-value="&quot;,value : &quot;" calcext:value-type="string">
            <text:p>",value : "</text:p>
          </table:table-cell>
          <table:table-cell office:value-type="string" calcext:value-type="string">
            <text:p>Breil Dervallières Bellevue</text:p>
          </table:table-cell>
          <table:table-cell table:formula="of:=CONCATENATE([.F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ut des Landes</text:p>
          </table:table-cell>
          <table:table-cell table:formula="of:=CONCATENATE([.F6];&quot;,&quot;;[.F6])" office:value-type="string" office:string-value="&quot;,&quot;" calcext:value-type="string">
            <text:p>","</text:p>
          </table:table-cell>
          <table:table-cell table:style-name="ce85" office:value-type="string" calcext:value-type="string">
            <text:p>Nantes Nord</text:p>
          </table:table-cell>
          <table:table-cell table:formula="of:=CONCATENATE([.F6];&quot;)&quot;)" office:value-type="string" office:string-value="&quot;)" calcext:value-type="string">
            <text:p>")</text:p>
          </table:table-cell>
          <table:table-cell office:value-type="string" calcext:value-type="string">
            <text:p>"</text:p>
          </table:table-cell>
          <table:table-cell office:value-type="string" calcext:value-type="string">
            <text:p>Hauts Pavé Saint Félix</text:p>
          </table:table-cell>
          <table:table-cell table:number-columns-repeated="3"/>
          <table:table-cell table:style-name="ce16" office:value-type="string" calcext:value-type="string">
            <text:p><text:span text:style-name="T8">text : </text:span>"</text:p>
          </table:table-cell>
          <table:table-cell office:value-type="string" calcext:value-type="string">
            <text:p>Centre-ville</text:p>
          </table:table-cell>
          <table:table-cell table:formula="of:=CONCATENATE([.F6];&quot;,value : &quot;;[.F6])" office:value-type="string" office:string-value="&quot;,value : &quot;" calcext:value-type="string">
            <text:p>",value : "</text:p>
          </table:table-cell>
          <table:table-cell office:value-type="string" calcext:value-type="string">
            <text:p>Centre-ville</text:p>
          </table:table-cell>
          <table:table-cell table:formula="of:=CONCATENATE([.F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text:p>
          </table:table-cell>
          <table:table-cell table:formula="of:=CONCATENATE([.F7];&quot;,&quot;;[.F7])" office:value-type="string" office:string-value="&quot;,&quot;" calcext:value-type="string">
            <text:p>","</text:p>
          </table:table-cell>
          <table:table-cell office:value-type="string" calcext:value-type="string">
            <text:p>Breil Barberie</text:p>
          </table:table-cell>
          <table:table-cell table:formula="of:=CONCATENATE([.F7];&quot;)&quot;)" office:value-type="string" office:string-value="&quot;)" calcext:value-type="string">
            <text:p>")</text:p>
          </table:table-cell>
          <table:table-cell office:value-type="string" calcext:value-type="string">
            <text:p>"</text:p>
          </table:table-cell>
          <table:table-cell office:value-type="string" calcext:value-type="string">
            <text:p>Ile De Nantes</text:p>
          </table:table-cell>
          <table:table-cell table:number-columns-repeated="3"/>
          <table:table-cell table:style-name="ce16" office:value-type="string" calcext:value-type="string">
            <text:p><text:span text:style-name="T8">text : </text:span>"</text:p>
          </table:table-cell>
          <table:table-cell office:value-type="string" calcext:value-type="string">
            <text:p>Dervallières Zola</text:p>
          </table:table-cell>
          <table:table-cell table:formula="of:=CONCATENATE([.F7];&quot;,value : &quot;;[.F7])" office:value-type="string" office:string-value="&quot;,value : &quot;" calcext:value-type="string">
            <text:p>",value : "</text:p>
          </table:table-cell>
          <table:table-cell office:value-type="string" calcext:value-type="string">
            <text:p>Dervallières Zola</text:p>
          </table:table-cell>
          <table:table-cell table:formula="of:=CONCATENATE([.F7];&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Malville</text:p>
          </table:table-cell>
          <table:table-cell table:formula="of:=CONCATENATE([.F8];&quot;,&quot;;[.F8])" office:value-type="string" office:string-value="&quot;,&quot;" calcext:value-type="string">
            <text:p>","</text:p>
          </table:table-cell>
          <table:table-cell office:value-type="string" calcext:value-type="string">
            <text:p>Breil Barberie</text:p>
          </table:table-cell>
          <table:table-cell table:formula="of:=CONCATENATE([.F8];&quot;)&quot;)" office:value-type="string" office:string-value="&quot;)" calcext:value-type="string">
            <text:p>")</text:p>
          </table:table-cell>
          <table:table-cell office:value-type="string" calcext:value-type="string">
            <text:p>"</text:p>
          </table:table-cell>
          <table:table-cell office:value-type="string" calcext:value-type="string">
            <text:p>Nantes Nord Barberie</text:p>
          </table:table-cell>
          <table:table-cell table:number-columns-repeated="3"/>
          <table:table-cell table:style-name="ce16" office:value-type="string" calcext:value-type="string">
            <text:p><text:span text:style-name="T8">text : </text:span>"</text:p>
          </table:table-cell>
          <table:table-cell office:value-type="string" calcext:value-type="string">
            <text:p>Doulon Bottière</text:p>
          </table:table-cell>
          <table:table-cell table:formula="of:=CONCATENATE([.F8];&quot;,value : &quot;;[.F8])" office:value-type="string" office:string-value="&quot;,value : &quot;" calcext:value-type="string">
            <text:p>",value : "</text:p>
          </table:table-cell>
          <table:table-cell office:value-type="string" calcext:value-type="string">
            <text:p>Doulon Bottière</text:p>
          </table:table-cell>
          <table:table-cell table:formula="of:=CONCATENATE([.F8];&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ntenay</text:p>
          </table:table-cell>
          <table:table-cell table:formula="of:=CONCATENATE([.F9];&quot;,&quot;;[.F9])" office:value-type="string" office:string-value="&quot;,&quot;" calcext:value-type="string">
            <text:p>","</text:p>
          </table:table-cell>
          <table:table-cell office:value-type="string" calcext:value-type="string">
            <text:p>Bellevue Chantenay</text:p>
          </table:table-cell>
          <table:table-cell table:formula="of:=CONCATENATE([.F9];&quot;)&quot;)" office:value-type="string" office:string-value="&quot;)" calcext:value-type="string">
            <text:p>")</text:p>
          </table:table-cell>
          <table:table-cell office:value-type="string" calcext:value-type="string">
            <text:p>"</text:p>
          </table:table-cell>
          <table:table-cell office:value-type="string" calcext:value-type="string">
            <text:p>Erdre Ranzay Bottière Perray</text:p>
          </table:table-cell>
          <table:table-cell table:number-columns-repeated="3"/>
          <table:table-cell table:style-name="ce16" office:value-type="string" calcext:value-type="string">
            <text:p><text:span text:style-name="T8">text : </text:span>"</text:p>
          </table:table-cell>
          <table:table-cell office:value-type="string" calcext:value-type="string">
            <text:p>Hauts-Pavés Saint-Félix</text:p>
          </table:table-cell>
          <table:table-cell table:formula="of:=CONCATENATE([.F9];&quot;,value : &quot;;[.F9])" office:value-type="string" office:string-value="&quot;,value : &quot;" calcext:value-type="string">
            <text:p>",value : "</text:p>
          </table:table-cell>
          <table:table-cell office:value-type="string" calcext:value-type="string">
            <text:p>Hauts-Pavés Saint-Félix</text:p>
          </table:table-cell>
          <table:table-cell table:formula="of:=CONCATENATE([.F9];&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teau de Rezé</text:p>
          </table:table-cell>
          <table:table-cell table:formula="of:=CONCATENATE([.F10];&quot;,&quot;;[.F10])" office:value-type="string" office:string-value="&quot;,&quot;" calcext:value-type="string">
            <text:p>","</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cell office:value-type="string" calcext:value-type="string">
            <text:p>"</text:p>
          </table:table-cell>
          <table:table-cell office:value-type="string" calcext:value-type="string">
            <text:p>Malakoff</text:p>
          </table:table-cell>
          <table:table-cell table:number-columns-repeated="3"/>
          <table:table-cell table:style-name="ce16" office:value-type="string" calcext:value-type="string">
            <text:p><text:span text:style-name="T8">text : </text:span>"</text:p>
          </table:table-cell>
          <table:table-cell office:value-type="string" calcext:value-type="string">
            <text:p>Hors Nantes (sud Loire)</text:p>
          </table:table-cell>
          <table:table-cell table:formula="of:=CONCATENATE([.F10];&quot;,value : &quot;;[.F10])" office:value-type="string" office:string-value="&quot;,value : &quot;" calcext:value-type="string">
            <text:p>",value : "</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êne des Anglais</text:p>
          </table:table-cell>
          <table:table-cell table:formula="of:=CONCATENATE([.F11];&quot;,&quot;;[.F11])" office:value-type="string" office:string-value="&quot;,&quot;" calcext:value-type="string">
            <text:p>","</text:p>
          </table:table-cell>
          <table:table-cell office:value-type="string" calcext:value-type="string">
            <text:p>Nantes Nord</text:p>
          </table:table-cell>
          <table:table-cell table:formula="of:=CONCATENATE([.F11];&quot;)&quot;)" office:value-type="string" office:string-value="&quot;)" calcext:value-type="string">
            <text:p>")</text:p>
          </table:table-cell>
          <table:table-cell office:value-type="string" calcext:value-type="string">
            <text:p>"</text:p>
          </table:table-cell>
          <table:table-cell office:value-type="string" calcext:value-type="string">
            <text:p>Saint Donatien</text:p>
          </table:table-cell>
          <table:table-cell table:number-columns-repeated="3"/>
          <table:table-cell table:style-name="ce16" office:value-type="string" calcext:value-type="string">
            <text:p><text:span text:style-name="T8">text : </text:span>"</text:p>
          </table:table-cell>
          <table:table-cell office:value-type="string" calcext:value-type="string">
            <text:p>Hors Nantes (nord Loire)</text:p>
          </table:table-cell>
          <table:table-cell table:formula="of:=CONCATENATE([.F11];&quot;,value : &quot;;[.F11])" office:value-type="string" office:string-value="&quot;,value : &quot;" calcext:value-type="string">
            <text:p>",value : "</text:p>
          </table:table-cell>
          <table:table-cell office:value-type="string" calcext:value-type="string">
            <text:p>Hors Nantes (nord Loire)</text:p>
          </table:table-cell>
          <table:table-cell table:formula="of:=CONCATENATE([.F11];&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los Toreau</text:p>
          </table:table-cell>
          <table:table-cell table:formula="of:=CONCATENATE([.F12];&quot;,&quot;;[.F12])" office:value-type="string" office:string-value="&quot;,&quot;" calcext:value-type="string">
            <text:p>","</text:p>
          </table:table-cell>
          <table:table-cell office:value-type="string" calcext:value-type="string">
            <text:p>Nantes Sud</text:p>
          </table:table-cell>
          <table:table-cell table:formula="of:=CONCATENATE([.F12];&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Île de Nantes</text:p>
          </table:table-cell>
          <table:table-cell table:formula="of:=CONCATENATE([.F12];&quot;,value : &quot;;[.F12])" office:value-type="string" office:string-value="&quot;,value : &quot;" calcext:value-type="string">
            <text:p>",value : "</text:p>
          </table:table-cell>
          <table:table-cell office:value-type="string" calcext:value-type="string">
            <text:p>Île de Nantes</text:p>
          </table:table-cell>
          <table:table-cell table:formula="of:=CONCATENATE([.F12];&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remetterie</text:p>
          </table:table-cell>
          <table:table-cell table:formula="of:=CONCATENATE([.F13];&quot;,&quot;;[.F13])" office:value-type="string" office:string-value="&quot;,&quot;" calcext:value-type="string">
            <text:p>","</text:p>
          </table:table-cell>
          <table:table-cell office:value-type="string" calcext:value-type="string">
            <text:p>Hors Nantes (nord Loire)</text:p>
          </table:table-cell>
          <table:table-cell table:formula="of:=CONCATENATE([.F1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Malakoff Saint-Donatien</text:p>
          </table:table-cell>
          <table:table-cell table:formula="of:=CONCATENATE([.F13];&quot;,value : &quot;;[.F13])" office:value-type="string" office:string-value="&quot;,value : &quot;" calcext:value-type="string">
            <text:p>",value : "</text:p>
          </table:table-cell>
          <table:table-cell office:value-type="string" calcext:value-type="string">
            <text:p>Malakoff Saint-Donatien</text:p>
          </table:table-cell>
          <table:table-cell table:formula="of:=CONCATENATE([.F1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cré - Cathédrale</text:p>
          </table:table-cell>
          <table:table-cell table:formula="of:=CONCATENATE([.F14];&quot;,&quot;;[.F14])" office:value-type="string" office:string-value="&quot;,&quot;" calcext:value-type="string">
            <text:p>","</text:p>
          </table:table-cell>
          <table:table-cell office:value-type="string" calcext:value-type="string">
            <text:p>Centre-ville</text:p>
          </table:table-cell>
          <table:table-cell table:formula="of:=CONCATENATE([.F14];&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Nantes Erdre</text:p>
          </table:table-cell>
          <table:table-cell table:formula="of:=CONCATENATE([.F14];&quot;,value : &quot;;[.F14])" office:value-type="string" office:string-value="&quot;,value : &quot;" calcext:value-type="string">
            <text:p>",value : "</text:p>
          </table:table-cell>
          <table:table-cell office:value-type="string" calcext:value-type="string">
            <text:p>Nantes Erdre</text:p>
          </table:table-cell>
          <table:table-cell table:formula="of:=CONCATENATE([.F1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text:p>
          </table:table-cell>
          <table:table-cell table:formula="of:=CONCATENATE([.F15];&quot;,&quot;;[.F15])" office:value-type="string" office:string-value="&quot;,&quot;" calcext:value-type="string">
            <text:p>","</text:p>
          </table:table-cell>
          <table:table-cell office:value-type="string" calcext:value-type="string">
            <text:p>Breil Dervallières Bellevue</text:p>
          </table:table-cell>
          <table:table-cell table:formula="of:=CONCATENATE([.F15];&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Nantes Nord</text:p>
          </table:table-cell>
          <table:table-cell table:formula="of:=CONCATENATE([.F15];&quot;,value : &quot;;[.F15])" office:value-type="string" office:string-value="&quot;,value : &quot;" calcext:value-type="string">
            <text:p>",value : "</text:p>
          </table:table-cell>
          <table:table-cell office:value-type="string" calcext:value-type="string">
            <text:p>Nantes Nord</text:p>
          </table:table-cell>
          <table:table-cell table:formula="of:=CONCATENATE([.F1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 - Chézine</text:p>
          </table:table-cell>
          <table:table-cell table:formula="of:=CONCATENATE([.F16];&quot;,&quot;;[.F16])" office:value-type="string" office:string-value="&quot;,&quot;" calcext:value-type="string">
            <text:p>","</text:p>
          </table:table-cell>
          <table:table-cell office:value-type="string" calcext:value-type="string">
            <text:p>Dervallières Zola</text:p>
          </table:table-cell>
          <table:table-cell table:formula="of:=CONCATENATE([.F1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table-cell table:style-name="ce16" office:value-type="string" calcext:value-type="string">
            <text:p><text:span text:style-name="T8">text : </text:span>"</text:p>
          </table:table-cell>
          <table:table-cell office:value-type="string" calcext:value-type="string">
            <text:p>Nantes Sud</text:p>
          </table:table-cell>
          <table:table-cell table:formula="of:=CONCATENATE([.F16];&quot;,value : &quot;;[.F16])" office:value-type="string" office:string-value="&quot;,value : &quot;" calcext:value-type="string">
            <text:p>",value : "</text:p>
          </table:table-cell>
          <table:table-cell office:value-type="string" calcext:value-type="string">
            <text:p>Nantes Sud</text:p>
          </table:table-cell>
          <table:table-cell table:formula="of:=CONCATENATE([.F1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oulon</text:p>
          </table:table-cell>
          <table:table-cell table:formula="of:=CONCATENATE([.F17];&quot;,&quot;;[.F17])" office:value-type="string" office:string-value="&quot;,&quot;" calcext:value-type="string">
            <text:p>","</text:p>
          </table:table-cell>
          <table:table-cell office:value-type="string" calcext:value-type="string">
            <text:p>Doulon Bottière</text:p>
          </table:table-cell>
          <table:table-cell table:formula="of:=CONCATENATE([.F1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Haluchère-Perray</text:p>
          </table:table-cell>
          <table:table-cell table:formula="of:=CONCATENATE([.F18];&quot;,&quot;;[.F18])" office:value-type="string" office:string-value="&quot;,&quot;" calcext:value-type="string">
            <text:p>","</text:p>
          </table:table-cell>
          <table:table-cell office:value-type="string" calcext:value-type="string">
            <text:p>Doulon Bottière</text:p>
          </table:table-cell>
          <table:table-cell table:formula="of:=CONCATENATE([.F1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le Beaulieu</text:p>
          </table:table-cell>
          <table:table-cell table:formula="of:=CONCATENATE([.F19];&quot;,&quot;;[.F19])" office:value-type="string" office:string-value="&quot;,&quot;" calcext:value-type="string">
            <text:p>","</text:p>
          </table:table-cell>
          <table:table-cell office:value-type="string" calcext:value-type="string">
            <text:p>Ile De Nantes</text:p>
          </table:table-cell>
          <table:table-cell table:formula="of:=CONCATENATE([.F1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ndre</text:p>
          </table:table-cell>
          <table:table-cell table:formula="of:=CONCATENATE([.F20];&quot;,&quot;;[.F20])" office:value-type="string" office:string-value="&quot;,&quot;" calcext:value-type="string">
            <text:p>","</text:p>
          </table:table-cell>
          <table:table-cell office:value-type="string" calcext:value-type="string">
            <text:p>Hors Nantes (nord Loire)</text:p>
          </table:table-cell>
          <table:table-cell table:formula="of:=CONCATENATE([.F2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Lauriers</text:p>
          </table:table-cell>
          <table:table-cell table:formula="of:=CONCATENATE([.F21];&quot;,&quot;;[.F21])" office:value-type="string" office:string-value="&quot;,&quot;" calcext:value-type="string">
            <text:p>","</text:p>
          </table:table-cell>
          <table:table-cell office:value-type="string" calcext:value-type="string">
            <text:p>Bellevue Chantenay</text:p>
          </table:table-cell>
          <table:table-cell table:formula="of:=CONCATENATE([.F2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alakoff</text:p>
          </table:table-cell>
          <table:table-cell table:formula="of:=CONCATENATE([.F22];&quot;,&quot;;[.F22])" office:value-type="string" office:string-value="&quot;,&quot;" calcext:value-type="string">
            <text:p>","</text:p>
          </table:table-cell>
          <table:table-cell office:value-type="string" calcext:value-type="string">
            <text:p>Malakoff Saint-Donatien</text:p>
          </table:table-cell>
          <table:table-cell table:formula="of:=CONCATENATE([.F2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endes France</text:p>
          </table:table-cell>
          <table:table-cell table:formula="of:=CONCATENATE([.F23];&quot;,&quot;;[.F23])" office:value-type="string" office:string-value="&quot;,&quot;" calcext:value-type="string">
            <text:p>","</text:p>
          </table:table-cell>
          <table:table-cell office:value-type="string" calcext:value-type="string">
            <text:p>Île de Nantes</text:p>
          </table:table-cell>
          <table:table-cell table:formula="of:=CONCATENATE([.F2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irmil</text:p>
          </table:table-cell>
          <table:table-cell table:formula="of:=CONCATENATE([.F24];&quot;,&quot;;[.F24])" office:value-type="string" office:string-value="&quot;,&quot;" calcext:value-type="string">
            <text:p>","</text:p>
          </table:table-cell>
          <table:table-cell office:value-type="string" calcext:value-type="string">
            <text:p>Nantes Sud</text:p>
          </table:table-cell>
          <table:table-cell table:formula="of:=CONCATENATE([.F2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ré Gauchet</text:p>
          </table:table-cell>
          <table:table-cell table:formula="of:=CONCATENATE([.F25];&quot;,&quot;;[.F25])" office:value-type="string" office:string-value="&quot;,&quot;" calcext:value-type="string">
            <text:p>","</text:p>
          </table:table-cell>
          <table:table-cell office:value-type="string" calcext:value-type="string">
            <text:p>Malakoff Saint-Donatien</text:p>
          </table:table-cell>
          <table:table-cell table:formula="of:=CONCATENATE([.F2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Quai des Antilles</text:p>
          </table:table-cell>
          <table:table-cell table:formula="of:=CONCATENATE([.F26];&quot;,&quot;;[.F26])" office:value-type="string" office:string-value="&quot;,&quot;" calcext:value-type="string">
            <text:p>","</text:p>
          </table:table-cell>
          <table:table-cell office:value-type="string" calcext:value-type="string">
            <text:p>Île de Nantes</text:p>
          </table:table-cell>
          <table:table-cell table:formula="of:=CONCATENATE([.F2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alorges</text:p>
          </table:table-cell>
          <table:table-cell table:formula="of:=CONCATENATE([.F27];&quot;,&quot;;[.F27])" office:value-type="string" office:string-value="&quot;,&quot;" calcext:value-type="string">
            <text:p>","</text:p>
          </table:table-cell>
          <table:table-cell office:value-type="string" calcext:value-type="string">
            <text:p>Bellevue Chantenay</text:p>
          </table:table-cell>
          <table:table-cell table:formula="of:=CONCATENATE([.F2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orinières</text:p>
          </table:table-cell>
          <table:table-cell table:formula="of:=CONCATENATE([.F28];&quot;,&quot;;[.F28])" office:value-type="string" office:string-value="&quot;,&quot;" calcext:value-type="string">
            <text:p>","</text:p>
          </table:table-cell>
          <table:table-cell office:value-type="string" calcext:value-type="string">
            <text:p>Hors Nantes (sud Loire)</text:p>
          </table:table-cell>
          <table:table-cell table:formula="of:=CONCATENATE([.F2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 Joseph de Porterie</text:p>
          </table:table-cell>
          <table:table-cell table:formula="of:=CONCATENATE([.F29];&quot;,&quot;;[.F29])" office:value-type="string" office:string-value="&quot;,&quot;" calcext:value-type="string">
            <text:p>","</text:p>
          </table:table-cell>
          <table:table-cell office:value-type="string" calcext:value-type="string">
            <text:p>Nantes Erdre</text:p>
          </table:table-cell>
          <table:table-cell table:formula="of:=CONCATENATE([.F2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Jean-de-Boiseau</text:p>
          </table:table-cell>
          <table:table-cell table:formula="of:=CONCATENATE([.F30];&quot;,&quot;;[.F30])" office:value-type="string" office:string-value="&quot;,&quot;" calcext:value-type="string">
            <text:p>","</text:p>
          </table:table-cell>
          <table:table-cell table:style-name="ce84" office:value-type="string" calcext:value-type="string">
            <text:p>Hors Nantes (sud Loire)</text:p>
          </table:table-cell>
          <table:table-cell table:formula="of:=CONCATENATE([.F3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e Thérèse</text:p>
          </table:table-cell>
          <table:table-cell table:formula="of:=CONCATENATE([.F31];&quot;,&quot;;[.F31])" office:value-type="string" office:string-value="&quot;,&quot;" calcext:value-type="string">
            <text:p>","</text:p>
          </table:table-cell>
          <table:table-cell table:style-name="ce85" office:value-type="string" calcext:value-type="string">
            <text:p>Breil Barberie</text:p>
          </table:table-cell>
          <table:table-cell table:formula="of:=CONCATENATE([.F3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alensac</text:p>
          </table:table-cell>
          <table:table-cell table:formula="of:=CONCATENATE([.F32];&quot;,&quot;;[.F32])" office:value-type="string" office:string-value="&quot;,&quot;" calcext:value-type="string">
            <text:p>","</text:p>
          </table:table-cell>
          <table:table-cell office:value-type="string" calcext:value-type="string">
            <text:p>Hauts-Pavés Saint-Félix</text:p>
          </table:table-cell>
          <table:table-cell table:formula="of:=CONCATENATE([.F3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rentemoult</text:p>
          </table:table-cell>
          <table:table-cell table:formula="of:=CONCATENATE([.F33];&quot;,&quot;;[.F33])" office:value-type="string" office:string-value="&quot;,&quot;" calcext:value-type="string">
            <text:p>","</text:p>
          </table:table-cell>
          <table:table-cell office:value-type="string" calcext:value-type="string">
            <text:p>Hors Nantes (sud Loire)</text:p>
          </table:table-cell>
          <table:table-cell table:formula="of:=CONCATENATE([.F3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Waldeck</text:p>
          </table:table-cell>
          <table:table-cell table:formula="of:=CONCATENATE([.F34];&quot;,&quot;;[.F34])" office:value-type="string" office:string-value="&quot;,&quot;" calcext:value-type="string">
            <text:p>","</text:p>
          </table:table-cell>
          <table:table-cell office:value-type="string" calcext:value-type="string">
            <text:p>Malakoff Saint-Donatien</text:p>
          </table:table-cell>
          <table:table-cell table:formula="of:=CONCATENATE([.F3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Zola</text:p>
          </table:table-cell>
          <table:table-cell table:formula="of:=CONCATENATE([.F35];&quot;,&quot;;[.F35])" office:value-type="string" office:string-value="&quot;,&quot;" calcext:value-type="string">
            <text:p>","</text:p>
          </table:table-cell>
          <table:table-cell office:value-type="string" calcext:value-type="string">
            <text:p>Dervallières Zola</text:p>
          </table:table-cell>
          <table:table-cell table:formula="of:=CONCATENATE([.F3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5"/>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5"/>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4"/>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calcext:value-type="string">
            <text:p><text:s/></text:p>
          </table:table-cell>
          <table:table-cell table:number-columns-repeated="2" office:value-type="string" calcext:value-type="string">
            <text:p><text:s text:c="2"/></text:p>
          </table:table-cell>
          <table:table-cell/>
          <table:table-cell table:number-columns-repeated="2" office:value-type="string" calcext:value-type="string">
            <text:p><text:s/></text:p>
          </table:table-cell>
          <table:table-cell table:number-columns-repeated="4"/>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style-name="ce85"/>
          <table:table-cell table:number-columns-repeated="6"/>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4"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60" table:default-cell-style-name="Default"/>
        <table:table-column table:style-name="co161" table:default-cell-style-name="Default"/>
        <table:table-column table:style-name="co162" table:default-cell-style-name="Default"/>
        <table:table-column table:style-name="co163" table:default-cell-style-name="Default"/>
        <table:table-column table:style-name="co10" table:number-columns-repeated="2" table:default-cell-style-name="Default"/>
        <table:table-column table:style-name="co164" table:default-cell-style-name="Default"/>
        <table:table-row table:style-name="ro1">
          <table:table-cell table:number-columns-repeated="7"/>
        </table:table-row>
        <table:table-row table:style-name="ro10">
          <table:table-cell office:value-type="string" calcext:value-type="string">
            <text:p><text:s/></text:p>
          </table:table-cell>
          <table:table-cell table:style-name="ce147"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58">
          <table:table-cell/>
          <table:table-cell table:style-name="ce146"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6"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6"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5">
          <table:table-cell table:number-columns-repeated="7"/>
        </table:table-row>
        <table:table-row table:style-name="ro1">
          <table:table-cell/>
          <table:table-cell table:style-name="ce147"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57">
          <table:table-cell/>
          <table:table-cell table:style-name="ce146"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59">
          <table:table-cell/>
          <table:table-cell table:style-name="ce146"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60">
          <table:table-cell/>
          <table:table-cell table:style-name="ce146"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6"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1">
          <table:table-cell/>
          <table:table-cell table:style-name="ce149" office:value-type="string" calcext:value-type="string" table:number-columns-spanned="3" table:number-rows-spanned="1">
            <text:p>Les déchets verts</text:p>
          </table:table-cell>
          <table:covered-table-cell table:number-columns-repeated="2"/>
          <table:table-cell table:number-columns-repeated="3"/>
        </table:table-row>
        <table:table-row table:style-name="ro61">
          <table:table-cell/>
          <table:table-cell table:style-name="ce146"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2">
          <table:table-cell/>
          <table:table-cell table:style-name="ce146"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57">
          <table:table-cell/>
          <table:table-cell table:style-name="ce151"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3">
          <table:table-cell/>
          <table:table-cell table:style-name="ce146"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1">
          <table:table-cell/>
          <table:table-cell table:style-name="ce146"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57">
          <table:table-cell/>
          <table:table-cell table:style-name="ce146"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57">
          <table:table-cell/>
          <table:table-cell table:style-name="ce146"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57">
          <table:table-cell/>
          <table:table-cell table:style-name="ce146"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57">
          <table:table-cell/>
          <table:table-cell table:style-name="ce146"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1">
          <table:table-cell/>
          <table:table-cell table:style-name="ce146"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déchets d'équipement électrique et électronique (D3E)</text:p>
          </table:table-cell>
          <table:covered-table-cell table:number-columns-repeated="2" table:style-name="ce152"/>
          <table:table-cell table:number-columns-repeated="3"/>
        </table:table-row>
        <table:table-row table:style-name="ro57">
          <table:table-cell/>
          <table:table-cell table:style-name="ce146"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65" table:default-cell-style-name="Default"/>
        <table:table-column table:style-name="co10" table:number-columns-repeated="7" table:default-cell-style-name="Default"/>
        <table:table-row table:style-name="ro1">
          <table:table-cell office:value-type="string" calcext:value-type="string">
            <text:p>Rue du Gois</text:p>
          </table:table-cell>
          <table:table-cell table:number-columns-repeated="9"/>
        </table:table-row>
        <table:table-row table:style-name="ro1">
          <table:table-cell table:style-name="ce153" office:value-type="string" calcext:value-type="string">
            <text:p>Allée Alain Gerbault</text:p>
          </table:table-cell>
          <table:table-cell table:number-columns-repeated="9"/>
        </table:table-row>
        <table:table-row table:style-name="ro1">
          <table:table-cell table:style-name="ce153" office:value-type="string" calcext:value-type="string">
            <text:p>Allée Alice Lauriol-Say</text:p>
          </table:table-cell>
          <table:table-cell table:number-columns-repeated="9"/>
        </table:table-row>
        <table:table-row table:style-name="ro1">
          <table:table-cell table:style-name="ce153" office:value-type="string" calcext:value-type="string">
            <text:p>Allée Baco</text:p>
          </table:table-cell>
          <table:table-cell table:number-columns-repeated="9"/>
        </table:table-row>
        <table:table-row table:style-name="ro1">
          <table:table-cell table:style-name="ce153" office:value-type="string" calcext:value-type="string">
            <text:p>Allée Baltard</text:p>
          </table:table-cell>
          <table:table-cell table:number-columns-repeated="9"/>
        </table:table-row>
        <table:table-row table:style-name="ro1">
          <table:table-cell table:style-name="ce153" office:value-type="string" calcext:value-type="string">
            <text:p>Allée Beau Rivage</text:p>
          </table:table-cell>
          <table:table-cell table:number-columns-repeated="9"/>
        </table:table-row>
        <table:table-row table:style-name="ro1">
          <table:table-cell table:style-name="ce153" office:value-type="string" calcext:value-type="string">
            <text:p>Allée Brancas</text:p>
          </table:table-cell>
          <table:table-cell table:number-columns-repeated="9"/>
        </table:table-row>
        <table:table-row table:style-name="ro1">
          <table:table-cell table:style-name="ce153" office:value-type="string" calcext:value-type="string">
            <text:p>Allée Brulebois</text:p>
          </table:table-cell>
          <table:table-cell table:number-columns-repeated="9"/>
        </table:table-row>
        <table:table-row table:style-name="ro1">
          <table:table-cell table:style-name="ce153" office:value-type="string" calcext:value-type="string">
            <text:p>Allée Cassard</text:p>
          </table:table-cell>
          <table:table-cell table:number-columns-repeated="9"/>
        </table:table-row>
        <table:table-row table:style-name="ro1">
          <table:table-cell table:style-name="ce153" office:value-type="string" calcext:value-type="string">
            <text:p>Allée Claude Cahun</text:p>
          </table:table-cell>
          <table:table-cell table:number-columns-repeated="9"/>
        </table:table-row>
        <table:table-row table:style-name="ro1">
          <table:table-cell table:style-name="ce153" office:value-type="string" calcext:value-type="string">
            <text:p>Allée Claude Cahun</text:p>
          </table:table-cell>
          <table:table-cell table:number-columns-repeated="9"/>
        </table:table-row>
        <table:table-row table:style-name="ro1">
          <table:table-cell table:style-name="ce153" office:value-type="string" calcext:value-type="string">
            <text:p>Allée Commandant Charcot</text:p>
          </table:table-cell>
          <table:table-cell table:number-columns-repeated="9"/>
        </table:table-row>
        <table:table-row table:style-name="ro1">
          <table:table-cell table:style-name="ce153" office:value-type="string" calcext:value-type="string">
            <text:p>Allée d'Erdre</text:p>
          </table:table-cell>
          <table:table-cell table:style-name="ce153"/>
          <table:table-cell table:number-columns-repeated="8"/>
        </table:table-row>
        <table:table-row table:style-name="ro1">
          <table:table-cell table:style-name="ce153" office:value-type="string" calcext:value-type="string">
            <text:p>Allée d'Orléans</text:p>
          </table:table-cell>
          <table:table-cell table:style-name="ce153"/>
          <table:table-cell table:number-columns-repeated="8"/>
        </table:table-row>
        <table:table-row table:style-name="ro1">
          <table:table-cell table:style-name="ce153" office:value-type="string" calcext:value-type="string">
            <text:p>Allée de Bannalec</text:p>
          </table:table-cell>
          <table:table-cell table:style-name="ce153"/>
          <table:table-cell table:number-columns-repeated="8"/>
        </table:table-row>
        <table:table-row table:style-name="ro1">
          <table:table-cell table:style-name="ce153" office:value-type="string" calcext:value-type="string">
            <text:p>Allée de Bénodet</text:p>
          </table:table-cell>
          <table:table-cell table:style-name="ce153"/>
          <table:table-cell table:number-columns-repeated="8"/>
        </table:table-row>
        <table:table-row table:style-name="ro1">
          <table:table-cell table:style-name="ce153" office:value-type="string" calcext:value-type="string">
            <text:p>Allée de Fouesnant</text:p>
          </table:table-cell>
          <table:table-cell table:style-name="ce153"/>
          <table:table-cell table:number-columns-repeated="8"/>
        </table:table-row>
        <table:table-row table:style-name="ro1">
          <table:table-cell table:style-name="ce153" office:value-type="string" calcext:value-type="string">
            <text:p>Allée de l'Aube</text:p>
          </table:table-cell>
          <table:table-cell table:style-name="ce153"/>
          <table:table-cell table:number-columns-repeated="8"/>
        </table:table-row>
        <table:table-row table:style-name="ro1">
          <table:table-cell table:style-name="ce153" office:value-type="string" calcext:value-type="string">
            <text:p>Allée de l'Embellie</text:p>
          </table:table-cell>
          <table:table-cell table:style-name="ce153"/>
          <table:table-cell table:number-columns-repeated="8"/>
        </table:table-row>
        <table:table-row table:style-name="ro1">
          <table:table-cell table:style-name="ce153" office:value-type="string" calcext:value-type="string">
            <text:p>Allée de l'Enfance</text:p>
          </table:table-cell>
          <table:table-cell table:style-name="ce153"/>
          <table:table-cell table:number-columns-repeated="8"/>
        </table:table-row>
        <table:table-row table:style-name="ro1">
          <table:table-cell table:style-name="ce153" office:value-type="string" calcext:value-type="string">
            <text:p>Allée de l'Ile Gloriette</text:p>
          </table:table-cell>
          <table:table-cell table:style-name="ce153"/>
          <table:table-cell table:number-columns-repeated="8"/>
        </table:table-row>
        <table:table-row table:style-name="ro1">
          <table:table-cell table:style-name="ce153" office:value-type="string" calcext:value-type="string">
            <text:p>Allée de l'Orée du Millau</text:p>
          </table:table-cell>
          <table:table-cell table:style-name="ce153"/>
          <table:table-cell table:number-columns-repeated="8"/>
        </table:table-row>
        <table:table-row table:style-name="ro1">
          <table:table-cell table:style-name="ce153" office:value-type="string" calcext:value-type="string">
            <text:p>Allée de la Bora</text:p>
          </table:table-cell>
          <table:table-cell table:style-name="ce153"/>
          <table:table-cell table:number-columns-repeated="8"/>
        </table:table-row>
        <table:table-row table:style-name="ro1">
          <table:table-cell table:style-name="ce153" office:value-type="string" calcext:value-type="string">
            <text:p>Allée de la Bourse</text:p>
          </table:table-cell>
          <table:table-cell table:style-name="ce153"/>
          <table:table-cell table:number-columns-repeated="8"/>
        </table:table-row>
        <table:table-row table:style-name="ro1">
          <table:table-cell table:style-name="ce153" office:value-type="string" calcext:value-type="string">
            <text:p>Allée de la Bouscarle de Cetti</text:p>
          </table:table-cell>
          <table:table-cell table:style-name="ce153"/>
          <table:table-cell table:number-columns-repeated="8"/>
        </table:table-row>
        <table:table-row table:style-name="ro1">
          <table:table-cell table:style-name="ce153" office:value-type="string" calcext:value-type="string">
            <text:p>Allée de la Brise</text:p>
          </table:table-cell>
          <table:table-cell table:style-name="ce153"/>
          <table:table-cell table:number-columns-repeated="8"/>
        </table:table-row>
        <table:table-row table:style-name="ro1">
          <table:table-cell table:style-name="ce153" office:value-type="string" calcext:value-type="string">
            <text:p>Allée de la Cigarière</text:p>
          </table:table-cell>
          <table:table-cell table:style-name="ce153"/>
          <table:table-cell table:number-columns-repeated="8"/>
        </table:table-row>
        <table:table-row table:style-name="ro1">
          <table:table-cell table:style-name="ce153" office:value-type="string" calcext:value-type="string">
            <text:p>Allée de la Cité</text:p>
          </table:table-cell>
          <table:table-cell table:style-name="ce153"/>
          <table:table-cell table:number-columns-repeated="8"/>
        </table:table-row>
        <table:table-row table:style-name="ro1">
          <table:table-cell table:style-name="ce153" office:value-type="string" calcext:value-type="string">
            <text:p>Allée de la Civelière</text:p>
          </table:table-cell>
          <table:table-cell table:style-name="ce153"/>
          <table:table-cell table:number-columns-repeated="8"/>
        </table:table-row>
        <table:table-row table:style-name="ro1">
          <table:table-cell table:style-name="ce153" office:value-type="string" calcext:value-type="string">
            <text:p>Allée de la Corolle</text:p>
          </table:table-cell>
          <table:table-cell table:style-name="ce153"/>
          <table:table-cell table:number-columns-repeated="8"/>
        </table:table-row>
        <table:table-row table:style-name="ro1">
          <table:table-cell table:style-name="ce153" office:value-type="string" calcext:value-type="string">
            <text:p>Allée de la Demi Lune</text:p>
          </table:table-cell>
          <table:table-cell table:style-name="ce153"/>
          <table:table-cell table:number-columns-repeated="8"/>
        </table:table-row>
        <table:table-row table:style-name="ro1">
          <table:table-cell table:style-name="ce153" office:value-type="string" calcext:value-type="string">
            <text:p>Allée de la Dreve</text:p>
          </table:table-cell>
          <table:table-cell table:style-name="ce153"/>
          <table:table-cell table:number-columns-repeated="8"/>
        </table:table-row>
        <table:table-row table:style-name="ro1">
          <table:table-cell table:style-name="ce153" office:value-type="string" calcext:value-type="string">
            <text:p>Allée de la Guadeloupe</text:p>
          </table:table-cell>
          <table:table-cell table:style-name="ce153"/>
          <table:table-cell table:number-columns-repeated="8"/>
        </table:table-row>
        <table:table-row table:style-name="ro1">
          <table:table-cell table:style-name="ce153" office:value-type="string" calcext:value-type="string">
            <text:p>Allée de la Maison Rouge</text:p>
          </table:table-cell>
          <table:table-cell table:style-name="ce153"/>
          <table:table-cell table:number-columns-repeated="8"/>
        </table:table-row>
        <table:table-row table:style-name="ro1">
          <table:table-cell table:style-name="ce153" office:value-type="string" calcext:value-type="string">
            <text:p>Allée de la Martinique</text:p>
          </table:table-cell>
          <table:table-cell table:style-name="ce153"/>
          <table:table-cell table:number-columns-repeated="8"/>
        </table:table-row>
        <table:table-row table:style-name="ro1">
          <table:table-cell table:style-name="ce153" office:value-type="string" calcext:value-type="string">
            <text:p>Allée de la Nive</text:p>
          </table:table-cell>
          <table:table-cell table:style-name="ce153"/>
          <table:table-cell table:number-columns-repeated="8"/>
        </table:table-row>
        <table:table-row table:style-name="ro1">
          <table:table-cell table:style-name="ce153" office:value-type="string" calcext:value-type="string">
            <text:p>Allée de la Reine Margot</text:p>
          </table:table-cell>
          <table:table-cell table:style-name="ce153"/>
          <table:table-cell table:number-columns-repeated="8"/>
        </table:table-row>
        <table:table-row table:style-name="ro1">
          <table:table-cell table:style-name="ce153" office:value-type="string" calcext:value-type="string">
            <text:p>Allée de la Renaudière</text:p>
          </table:table-cell>
          <table:table-cell table:style-name="ce153"/>
          <table:table-cell table:number-columns-repeated="8"/>
        </table:table-row>
        <table:table-row table:style-name="ro1">
          <table:table-cell table:style-name="ce153" office:value-type="string" calcext:value-type="string">
            <text:p>Allée de la Réunion</text:p>
          </table:table-cell>
          <table:table-cell table:style-name="ce153"/>
          <table:table-cell table:number-columns-repeated="8"/>
        </table:table-row>
        <table:table-row table:style-name="ro1">
          <table:table-cell table:style-name="ce153" office:value-type="string" calcext:value-type="string">
            <text:p>Allée de la Roseraie</text:p>
          </table:table-cell>
          <table:table-cell table:style-name="ce153"/>
          <table:table-cell table:number-columns-repeated="8"/>
        </table:table-row>
        <table:table-row table:style-name="ro1">
          <table:table-cell table:style-name="ce153" office:value-type="string" calcext:value-type="string">
            <text:p>Allée de la Tourelle</text:p>
          </table:table-cell>
          <table:table-cell table:style-name="ce153"/>
          <table:table-cell table:number-columns-repeated="8"/>
        </table:table-row>
        <table:table-row table:style-name="ro1">
          <table:table-cell table:style-name="ce153" office:value-type="string" calcext:value-type="string">
            <text:p>Allée de la Tremperie</text:p>
          </table:table-cell>
          <table:table-cell table:style-name="ce153"/>
          <table:table-cell table:number-columns-repeated="8"/>
        </table:table-row>
        <table:table-row table:style-name="ro1">
          <table:table-cell table:style-name="ce153" office:value-type="string" calcext:value-type="string">
            <text:p>Allée de Loctudy</text:p>
          </table:table-cell>
          <table:table-cell table:style-name="ce153"/>
          <table:table-cell table:number-columns-repeated="8"/>
        </table:table-row>
        <table:table-row table:style-name="ro1">
          <table:table-cell table:style-name="ce153" office:value-type="string" calcext:value-type="string">
            <text:p>Allée de Nossi Bé</text:p>
          </table:table-cell>
          <table:table-cell table:style-name="ce153"/>
          <table:table-cell table:number-columns-repeated="8"/>
        </table:table-row>
        <table:table-row table:style-name="ro1">
          <table:table-cell table:style-name="ce153" office:value-type="string" calcext:value-type="string">
            <text:p>Allée de Portricq</text:p>
          </table:table-cell>
          <table:table-cell table:style-name="ce153"/>
          <table:table-cell table:number-columns-repeated="8"/>
        </table:table-row>
        <table:table-row table:style-name="ro1">
          <table:table-cell table:style-name="ce153" office:value-type="string" calcext:value-type="string">
            <text:p>Allée de Touamotou</text:p>
          </table:table-cell>
          <table:table-cell table:style-name="ce153"/>
          <table:table-cell table:number-columns-repeated="8"/>
        </table:table-row>
        <table:table-row table:style-name="ro1">
          <table:table-cell table:style-name="ce153" office:value-type="string" calcext:value-type="string">
            <text:p>Allée de Villebon</text:p>
          </table:table-cell>
          <table:table-cell table:style-name="ce153"/>
          <table:table-cell table:number-columns-repeated="8"/>
        </table:table-row>
        <table:table-row table:style-name="ro1">
          <table:table-cell table:style-name="ce153" office:value-type="string" calcext:value-type="string">
            <text:p>Allée des 4 Jeudis</text:p>
          </table:table-cell>
          <table:table-cell table:style-name="ce153"/>
          <table:table-cell table:number-columns-repeated="8"/>
        </table:table-row>
        <table:table-row table:style-name="ro1">
          <table:table-cell table:style-name="ce153" office:value-type="string" calcext:value-type="string">
            <text:p>Allée des Abeilles</text:p>
          </table:table-cell>
          <table:table-cell table:style-name="ce153"/>
          <table:table-cell table:number-columns-repeated="8"/>
        </table:table-row>
        <table:table-row table:style-name="ro1">
          <table:table-cell table:style-name="ce153" office:value-type="string" calcext:value-type="string">
            <text:p>Allée des Alizés</text:p>
          </table:table-cell>
          <table:table-cell table:style-name="ce153"/>
          <table:table-cell table:number-columns-repeated="8"/>
        </table:table-row>
        <table:table-row table:style-name="ro1">
          <table:table-cell table:style-name="ce153" office:value-type="string" calcext:value-type="string">
            <text:p>Allée des Bouvreuils</text:p>
          </table:table-cell>
          <table:table-cell table:style-name="ce153"/>
          <table:table-cell table:number-columns-repeated="8"/>
        </table:table-row>
        <table:table-row table:style-name="ro1">
          <table:table-cell table:style-name="ce153" office:value-type="string" calcext:value-type="string">
            <text:p>Allée des Cerisiers</text:p>
          </table:table-cell>
          <table:table-cell table:style-name="ce153"/>
          <table:table-cell table:number-columns-repeated="8"/>
        </table:table-row>
        <table:table-row table:style-name="ro1">
          <table:table-cell table:style-name="ce153" office:value-type="string" calcext:value-type="string">
            <text:p>Allée des Citronniers</text:p>
          </table:table-cell>
          <table:table-cell table:style-name="ce153"/>
          <table:table-cell table:number-columns-repeated="8"/>
        </table:table-row>
        <table:table-row table:style-name="ro1">
          <table:table-cell table:style-name="ce153" office:value-type="string" calcext:value-type="string">
            <text:p>Allée des Cormorans</text:p>
          </table:table-cell>
          <table:table-cell table:style-name="ce153"/>
          <table:table-cell table:number-columns-repeated="8"/>
        </table:table-row>
        <table:table-row table:style-name="ro1">
          <table:table-cell table:style-name="ce153" office:value-type="string" calcext:value-type="string">
            <text:p>Allée des Cosmos</text:p>
          </table:table-cell>
          <table:table-cell table:style-name="ce153"/>
          <table:table-cell table:number-columns-repeated="8"/>
        </table:table-row>
        <table:table-row table:style-name="ro1">
          <table:table-cell table:style-name="ce153" office:value-type="string" calcext:value-type="string">
            <text:p>Allée des Crocus</text:p>
          </table:table-cell>
          <table:table-cell table:style-name="ce153"/>
          <table:table-cell table:number-columns-repeated="8"/>
        </table:table-row>
        <table:table-row table:style-name="ro1">
          <table:table-cell table:style-name="ce153" office:value-type="string" calcext:value-type="string">
            <text:p>Allée des Cytises</text:p>
          </table:table-cell>
          <table:table-cell table:style-name="ce153"/>
          <table:table-cell table:number-columns-repeated="8"/>
        </table:table-row>
        <table:table-row table:style-name="ro1">
          <table:table-cell table:style-name="ce153" office:value-type="string" calcext:value-type="string">
            <text:p>Allée des Filaos</text:p>
          </table:table-cell>
          <table:table-cell table:style-name="ce153"/>
          <table:table-cell table:number-columns-repeated="8"/>
        </table:table-row>
        <table:table-row table:style-name="ro1">
          <table:table-cell table:style-name="ce153" office:value-type="string" calcext:value-type="string">
            <text:p>Allée des Glaïeuls</text:p>
          </table:table-cell>
          <table:table-cell table:style-name="ce153"/>
          <table:table-cell table:number-columns-repeated="8"/>
        </table:table-row>
        <table:table-row table:style-name="ro1">
          <table:table-cell table:style-name="ce153" office:value-type="string" calcext:value-type="string">
            <text:p>Allée des Hélices</text:p>
          </table:table-cell>
          <table:table-cell table:style-name="ce153"/>
          <table:table-cell table:number-columns-repeated="8"/>
        </table:table-row>
        <table:table-row table:style-name="ro1">
          <table:table-cell table:style-name="ce153" office:value-type="string" calcext:value-type="string">
            <text:p>Allée des Hippocampes</text:p>
          </table:table-cell>
          <table:table-cell table:style-name="ce153"/>
          <table:table-cell table:number-columns-repeated="8"/>
        </table:table-row>
        <table:table-row table:style-name="ro1">
          <table:table-cell table:style-name="ce153" office:value-type="string" calcext:value-type="string">
            <text:p>Allée des Iles Gambier</text:p>
          </table:table-cell>
          <table:table-cell table:style-name="ce153"/>
          <table:table-cell table:number-columns-repeated="8"/>
        </table:table-row>
        <table:table-row table:style-name="ro1">
          <table:table-cell table:style-name="ce153" office:value-type="string" calcext:value-type="string">
            <text:p>Allée des Iles Loyauté</text:p>
          </table:table-cell>
          <table:table-cell table:style-name="ce153"/>
          <table:table-cell table:number-columns-repeated="8"/>
        </table:table-row>
        <table:table-row table:style-name="ro1">
          <table:table-cell table:style-name="ce153" office:value-type="string" calcext:value-type="string">
            <text:p>Allée des Iles Marquises</text:p>
          </table:table-cell>
          <table:table-cell table:style-name="ce153"/>
          <table:table-cell table:number-columns-repeated="8"/>
        </table:table-row>
        <table:table-row table:style-name="ro1">
          <table:table-cell table:style-name="ce153" office:value-type="string" calcext:value-type="string">
            <text:p>Allée des Jasmins</text:p>
          </table:table-cell>
          <table:table-cell table:style-name="ce153"/>
          <table:table-cell table:number-columns-repeated="8"/>
        </table:table-row>
        <table:table-row table:style-name="ro1">
          <table:table-cell table:style-name="ce153" office:value-type="string" calcext:value-type="string">
            <text:p>Allée des Lavandes</text:p>
          </table:table-cell>
          <table:table-cell table:style-name="ce153"/>
          <table:table-cell table:number-columns-repeated="8"/>
        </table:table-row>
        <table:table-row table:style-name="ro1">
          <table:table-cell table:style-name="ce153" office:value-type="string" calcext:value-type="string">
            <text:p>Allée des Lis</text:p>
          </table:table-cell>
          <table:table-cell table:style-name="ce153"/>
          <table:table-cell table:number-columns-repeated="8"/>
        </table:table-row>
        <table:table-row table:style-name="ro1">
          <table:table-cell table:style-name="ce153" office:value-type="string" calcext:value-type="string">
            <text:p>Allée des Muses</text:p>
          </table:table-cell>
          <table:table-cell table:style-name="ce153"/>
          <table:table-cell table:number-columns-repeated="8"/>
        </table:table-row>
        <table:table-row table:style-name="ro1">
          <table:table-cell table:style-name="ce153" office:value-type="string" calcext:value-type="string">
            <text:p>Allée des Namnètes</text:p>
          </table:table-cell>
          <table:table-cell table:style-name="ce153"/>
          <table:table-cell table:number-columns-repeated="8"/>
        </table:table-row>
        <table:table-row table:style-name="ro1">
          <table:table-cell table:style-name="ce153" office:value-type="string" calcext:value-type="string">
            <text:p>Allée des Nouvelles Hébrides</text:p>
          </table:table-cell>
          <table:table-cell table:style-name="ce153"/>
          <table:table-cell table:number-columns-repeated="8"/>
        </table:table-row>
        <table:table-row table:style-name="ro1">
          <table:table-cell table:style-name="ce153" office:value-type="string" calcext:value-type="string">
            <text:p>Allée des Passiflores</text:p>
          </table:table-cell>
          <table:table-cell table:style-name="ce153"/>
          <table:table-cell table:number-columns-repeated="8"/>
        </table:table-row>
        <table:table-row table:style-name="ro1">
          <table:table-cell table:style-name="ce153" office:value-type="string" calcext:value-type="string">
            <text:p>Allée des Pensées</text:p>
          </table:table-cell>
          <table:table-cell table:style-name="ce153"/>
          <table:table-cell table:number-columns-repeated="8"/>
        </table:table-row>
        <table:table-row table:style-name="ro1">
          <table:table-cell table:style-name="ce153" office:value-type="string" calcext:value-type="string">
            <text:p>Allée des Peupliers</text:p>
          </table:table-cell>
          <table:table-cell table:style-name="ce153"/>
          <table:table-cell table:number-columns-repeated="8"/>
        </table:table-row>
        <table:table-row table:style-name="ro1">
          <table:table-cell table:style-name="ce153" office:value-type="string" calcext:value-type="string">
            <text:p>Allée des Pinsons</text:p>
          </table:table-cell>
          <table:table-cell table:style-name="ce153"/>
          <table:table-cell table:number-columns-repeated="8"/>
        </table:table-row>
        <table:table-row table:style-name="ro1">
          <table:table-cell table:style-name="ce153" office:value-type="string" calcext:value-type="string">
            <text:p>Allée des Provinces</text:p>
          </table:table-cell>
          <table:table-cell table:style-name="ce153"/>
          <table:table-cell table:number-columns-repeated="8"/>
        </table:table-row>
        <table:table-row table:style-name="ro1">
          <table:table-cell table:style-name="ce153" office:value-type="string" calcext:value-type="string">
            <text:p>Allée des Roitelets</text:p>
          </table:table-cell>
          <table:table-cell table:style-name="ce153"/>
          <table:table-cell table:number-columns-repeated="8"/>
        </table:table-row>
        <table:table-row table:style-name="ro1">
          <table:table-cell table:style-name="ce153" office:value-type="string" calcext:value-type="string">
            <text:p>Allée des Romarins</text:p>
          </table:table-cell>
          <table:table-cell table:style-name="ce153"/>
          <table:table-cell table:number-columns-repeated="8"/>
        </table:table-row>
        <table:table-row table:style-name="ro1">
          <table:table-cell table:style-name="ce153" office:value-type="string" calcext:value-type="string">
            <text:p>Allée des Tamariniers</text:p>
          </table:table-cell>
          <table:table-cell table:style-name="ce153"/>
          <table:table-cell table:number-columns-repeated="8"/>
        </table:table-row>
        <table:table-row table:style-name="ro1">
          <table:table-cell table:style-name="ce153" office:value-type="string" calcext:value-type="string">
            <text:p>Allée des Tanneurs</text:p>
          </table:table-cell>
          <table:table-cell table:style-name="ce153"/>
          <table:table-cell table:number-columns-repeated="8"/>
        </table:table-row>
        <table:table-row table:style-name="ro1">
          <table:table-cell table:style-name="ce153" office:value-type="string" calcext:value-type="string">
            <text:p>Allée des Vétivers</text:p>
          </table:table-cell>
          <table:table-cell table:style-name="ce153"/>
          <table:table-cell table:number-columns-repeated="8"/>
        </table:table-row>
        <table:table-row table:style-name="ro1">
          <table:table-cell table:style-name="ce153" office:value-type="string" calcext:value-type="string">
            <text:p>Allée des Vieux Tilleuls</text:p>
          </table:table-cell>
          <table:table-cell table:style-name="ce153"/>
          <table:table-cell table:number-columns-repeated="8"/>
        </table:table-row>
        <table:table-row table:style-name="ro1">
          <table:table-cell table:style-name="ce153" office:value-type="string" calcext:value-type="string">
            <text:p>Allée des Vinaigriers</text:p>
          </table:table-cell>
          <table:table-cell table:style-name="ce153"/>
          <table:table-cell table:number-columns-repeated="8"/>
        </table:table-row>
        <table:table-row table:style-name="ro1">
          <table:table-cell table:style-name="ce153" office:value-type="string" calcext:value-type="string">
            <text:p>Allée Docteur Emile Meeus</text:p>
          </table:table-cell>
          <table:table-cell table:style-name="ce153"/>
          <table:table-cell table:number-columns-repeated="8"/>
        </table:table-row>
        <table:table-row table:style-name="ro1">
          <table:table-cell table:style-name="ce153" office:value-type="string" calcext:value-type="string">
            <text:p>Allée du Bourg Fumé</text:p>
          </table:table-cell>
          <table:table-cell table:style-name="ce153"/>
          <table:table-cell table:number-columns-repeated="8"/>
        </table:table-row>
        <table:table-row table:style-name="ro1">
          <table:table-cell table:style-name="ce153" office:value-type="string" calcext:value-type="string">
            <text:p>Allée du Château du Tertre</text:p>
          </table:table-cell>
          <table:table-cell table:style-name="ce153"/>
          <table:table-cell table:number-columns-repeated="8"/>
        </table:table-row>
        <table:table-row table:style-name="ro1">
          <table:table-cell table:style-name="ce153" office:value-type="string" calcext:value-type="string">
            <text:p>Allée du Cher</text:p>
          </table:table-cell>
          <table:table-cell table:style-name="ce153"/>
          <table:table-cell table:number-columns-repeated="8"/>
        </table:table-row>
        <table:table-row table:style-name="ro1">
          <table:table-cell table:style-name="ce153" office:value-type="string" calcext:value-type="string">
            <text:p>Allée du Crépuscule</text:p>
          </table:table-cell>
          <table:table-cell table:style-name="ce153"/>
          <table:table-cell table:number-columns-repeated="8"/>
        </table:table-row>
        <table:table-row table:style-name="ro1">
          <table:table-cell table:style-name="ce153" office:value-type="string" calcext:value-type="string">
            <text:p>Allée du Nautilus</text:p>
          </table:table-cell>
          <table:table-cell table:style-name="ce153"/>
          <table:table-cell table:number-columns-repeated="8"/>
        </table:table-row>
        <table:table-row table:style-name="ro1">
          <table:table-cell table:style-name="ce153" office:value-type="string" calcext:value-type="string">
            <text:p>Allée du Port Maillard</text:p>
          </table:table-cell>
          <table:table-cell table:style-name="ce153"/>
          <table:table-cell table:number-columns-repeated="8"/>
        </table:table-row>
        <table:table-row table:style-name="ro1">
          <table:table-cell table:style-name="ce153" office:value-type="string" calcext:value-type="string">
            <text:p>Allée du Sans Souci</text:p>
          </table:table-cell>
          <table:table-cell table:style-name="ce153"/>
          <table:table-cell table:number-columns-repeated="8"/>
        </table:table-row>
        <table:table-row table:style-name="ro1">
          <table:table-cell table:style-name="ce153" office:value-type="string" calcext:value-type="string">
            <text:p>Allée du Seil de Mauves</text:p>
          </table:table-cell>
          <table:table-cell table:style-name="ce153"/>
          <table:table-cell table:number-columns-repeated="8"/>
        </table:table-row>
        <table:table-row table:style-name="ro1">
          <table:table-cell table:style-name="ce153" office:value-type="string" calcext:value-type="string">
            <text:p>Allée du Zéphir</text:p>
          </table:table-cell>
          <table:table-cell table:style-name="ce153"/>
          <table:table-cell table:number-columns-repeated="8"/>
        </table:table-row>
        <table:table-row table:style-name="ro1">
          <table:table-cell table:style-name="ce153" office:value-type="string" calcext:value-type="string">
            <text:p>Allée Duguay Trouin</text:p>
          </table:table-cell>
          <table:table-cell table:style-name="ce153"/>
          <table:table-cell table:number-columns-repeated="8"/>
        </table:table-row>
        <table:table-row table:style-name="ro1">
          <table:table-cell table:style-name="ce153" office:value-type="string" calcext:value-type="string">
            <text:p>Allée Duquesne</text:p>
          </table:table-cell>
          <table:table-cell table:style-name="ce153"/>
          <table:table-cell table:number-columns-repeated="8"/>
        </table:table-row>
        <table:table-row table:style-name="ro1">
          <table:table-cell table:style-name="ce153" office:value-type="string" calcext:value-type="string">
            <text:p>Allée Eloi Tassin</text:p>
          </table:table-cell>
          <table:table-cell table:style-name="ce153"/>
          <table:table-cell table:number-columns-repeated="8"/>
        </table:table-row>
        <table:table-row table:style-name="ro1">
          <table:table-cell table:style-name="ce153" office:value-type="string" calcext:value-type="string">
            <text:p>Allée Eugénie Grandet</text:p>
          </table:table-cell>
          <table:table-cell table:style-name="ce153"/>
          <table:table-cell table:number-columns-repeated="8"/>
        </table:table-row>
        <table:table-row table:style-name="ro1">
          <table:table-cell table:style-name="ce153" office:value-type="string" calcext:value-type="string">
            <text:p>Allée Flesselles</text:p>
          </table:table-cell>
          <table:table-cell table:style-name="ce153"/>
          <table:table-cell table:number-columns-repeated="8"/>
        </table:table-row>
        <table:table-row table:style-name="ro1">
          <table:table-cell table:style-name="ce153" office:value-type="string" calcext:value-type="string">
            <text:p>Allée Galatée</text:p>
          </table:table-cell>
          <table:table-cell table:style-name="ce153"/>
          <table:table-cell table:number-columns-repeated="8"/>
        </table:table-row>
        <table:table-row table:style-name="ro1">
          <table:table-cell table:style-name="ce153" office:value-type="string" calcext:value-type="string">
            <text:p>Allée Goya</text:p>
          </table:table-cell>
          <table:table-cell table:style-name="ce153"/>
          <table:table-cell table:number-columns-repeated="8"/>
        </table:table-row>
        <table:table-row table:style-name="ro1">
          <table:table-cell table:style-name="ce153" office:value-type="string" calcext:value-type="string">
            <text:p>Allée Henri Chrétien</text:p>
          </table:table-cell>
          <table:table-cell table:style-name="ce153"/>
          <table:table-cell table:number-columns-repeated="8"/>
        </table:table-row>
        <table:table-row table:style-name="ro1">
          <table:table-cell table:style-name="ce153" office:value-type="string" calcext:value-type="string">
            <text:p>Allée Hugo de Vries</text:p>
          </table:table-cell>
          <table:table-cell table:style-name="ce153"/>
          <table:table-cell table:number-columns-repeated="8"/>
        </table:table-row>
        <table:table-row table:style-name="ro1">
          <table:table-cell table:style-name="ce153" office:value-type="string" calcext:value-type="string">
            <text:p>Allée Jacques Becker</text:p>
          </table:table-cell>
          <table:table-cell table:style-name="ce153"/>
          <table:table-cell table:number-columns-repeated="8"/>
        </table:table-row>
        <table:table-row table:style-name="ro1">
          <table:table-cell table:style-name="ce153" office:value-type="string" calcext:value-type="string">
            <text:p>Allée Jacques Berque</text:p>
          </table:table-cell>
          <table:table-cell table:style-name="ce153"/>
          <table:table-cell table:number-columns-repeated="8"/>
        </table:table-row>
        <table:table-row table:style-name="ro1">
          <table:table-cell table:style-name="ce153" office:value-type="string" calcext:value-type="string">
            <text:p>Allée Jean Baptiste Fourier</text:p>
          </table:table-cell>
          <table:table-cell table:style-name="ce153"/>
          <table:table-cell table:number-columns-repeated="8"/>
        </table:table-row>
        <table:table-row table:style-name="ro1">
          <table:table-cell table:style-name="ce153" office:value-type="string" calcext:value-type="string">
            <text:p>Allée Jean Bart</text:p>
          </table:table-cell>
          <table:table-cell table:style-name="ce153"/>
          <table:table-cell table:number-columns-repeated="8"/>
        </table:table-row>
        <table:table-row table:style-name="ro1">
          <table:table-cell table:style-name="ce153" office:value-type="string" calcext:value-type="string">
            <text:p>Allée Julien Gracq</text:p>
          </table:table-cell>
          <table:table-cell table:style-name="ce153"/>
          <table:table-cell table:number-columns-repeated="8"/>
        </table:table-row>
        <table:table-row table:style-name="ro1">
          <table:table-cell table:style-name="ce153" office:value-type="string" calcext:value-type="string">
            <text:p>Allée Mathias Sandorf</text:p>
          </table:table-cell>
          <table:table-cell table:style-name="ce153"/>
          <table:table-cell table:number-columns-repeated="8"/>
        </table:table-row>
        <table:table-row table:style-name="ro1">
          <table:table-cell table:style-name="ce153" office:value-type="string" calcext:value-type="string">
            <text:p>Allée Maud Mannoni</text:p>
          </table:table-cell>
          <table:table-cell table:style-name="ce153"/>
          <table:table-cell table:number-columns-repeated="8"/>
        </table:table-row>
        <table:table-row table:style-name="ro1">
          <table:table-cell table:style-name="ce153" office:value-type="string" calcext:value-type="string">
            <text:p>Allée Michel Croz</text:p>
          </table:table-cell>
          <table:table-cell table:style-name="ce153"/>
          <table:table-cell table:number-columns-repeated="8"/>
        </table:table-row>
        <table:table-row table:style-name="ro1">
          <table:table-cell table:style-name="ce153" office:value-type="string" calcext:value-type="string">
            <text:p>Allée Murillo</text:p>
          </table:table-cell>
          <table:table-cell table:style-name="ce153"/>
          <table:table-cell table:number-columns-repeated="8"/>
        </table:table-row>
        <table:table-row table:style-name="ro1">
          <table:table-cell table:style-name="ce153" office:value-type="string" calcext:value-type="string">
            <text:p>Allée Neptune</text:p>
          </table:table-cell>
          <table:table-cell table:style-name="ce153"/>
          <table:table-cell table:number-columns-repeated="8"/>
        </table:table-row>
        <table:table-row table:style-name="ro1">
          <table:table-cell table:style-name="ce153" office:value-type="string" calcext:value-type="string">
            <text:p>Allée Paul le Drogo</text:p>
          </table:table-cell>
          <table:table-cell table:style-name="ce153"/>
          <table:table-cell table:number-columns-repeated="8"/>
        </table:table-row>
        <table:table-row table:style-name="ro1">
          <table:table-cell table:style-name="ce153" office:value-type="string" calcext:value-type="string">
            <text:p>Allée Penthiévre</text:p>
          </table:table-cell>
          <table:table-cell table:style-name="ce153"/>
          <table:table-cell table:number-columns-repeated="8"/>
        </table:table-row>
        <table:table-row table:style-name="ro1">
          <table:table-cell table:style-name="ce153" office:value-type="string" calcext:value-type="string">
            <text:p>Allée Pierre Bruegel</text:p>
          </table:table-cell>
          <table:table-cell table:style-name="ce153"/>
          <table:table-cell table:number-columns-repeated="8"/>
        </table:table-row>
        <table:table-row table:style-name="ro1">
          <table:table-cell table:style-name="ce153" office:value-type="string" calcext:value-type="string">
            <text:p>Allée Pierre de Fermat</text:p>
          </table:table-cell>
          <table:table-cell table:style-name="ce153"/>
          <table:table-cell table:number-columns-repeated="8"/>
        </table:table-row>
        <table:table-row table:style-name="ro1">
          <table:table-cell table:style-name="ce153" office:value-type="string" calcext:value-type="string">
            <text:p>Allée Pivert de Senancour</text:p>
          </table:table-cell>
          <table:table-cell table:style-name="ce153"/>
          <table:table-cell table:number-columns-repeated="8"/>
        </table:table-row>
        <table:table-row table:style-name="ro1">
          <table:table-cell table:style-name="ce153" office:value-type="string" calcext:value-type="string">
            <text:p>Allée Professeur Jules Poumier</text:p>
          </table:table-cell>
          <table:table-cell table:style-name="ce153"/>
          <table:table-cell table:number-columns-repeated="8"/>
        </table:table-row>
        <table:table-row table:style-name="ro1">
          <table:table-cell table:style-name="ce153" office:value-type="string" calcext:value-type="string">
            <text:p>Allée Richemont</text:p>
          </table:table-cell>
          <table:table-cell table:style-name="ce153"/>
          <table:table-cell table:number-columns-repeated="8"/>
        </table:table-row>
        <table:table-row table:style-name="ro1">
          <table:table-cell table:style-name="ce153" office:value-type="string" calcext:value-type="string">
            <text:p>Allée Roland de Lassus</text:p>
          </table:table-cell>
          <table:table-cell table:style-name="ce153"/>
          <table:table-cell table:number-columns-repeated="8"/>
        </table:table-row>
        <table:table-row table:style-name="ro1">
          <table:table-cell table:style-name="ce153" office:value-type="string" calcext:value-type="string">
            <text:p>Allée Sonia Delaunay</text:p>
          </table:table-cell>
          <table:table-cell table:style-name="ce153"/>
          <table:table-cell table:number-columns-repeated="8"/>
        </table:table-row>
        <table:table-row table:style-name="ro1">
          <table:table-cell table:style-name="ce153" office:value-type="string" calcext:value-type="string">
            <text:p>Allée Titus Brandsma</text:p>
          </table:table-cell>
          <table:table-cell table:style-name="ce153"/>
          <table:table-cell table:number-columns-repeated="8"/>
        </table:table-row>
        <table:table-row table:style-name="ro1">
          <table:table-cell table:style-name="ce153" office:value-type="string" calcext:value-type="string">
            <text:p>Allée Vélasquez</text:p>
          </table:table-cell>
          <table:table-cell table:style-name="ce153"/>
          <table:table-cell table:number-columns-repeated="8"/>
        </table:table-row>
        <table:table-row table:style-name="ro1">
          <table:table-cell table:style-name="ce153" office:value-type="string" calcext:value-type="string">
            <text:p>Allée Villanova</text:p>
          </table:table-cell>
          <table:table-cell table:style-name="ce153"/>
          <table:table-cell table:number-columns-repeated="8"/>
        </table:table-row>
        <table:table-row table:style-name="ro1">
          <table:table-cell table:style-name="ce153" office:value-type="string" calcext:value-type="string">
            <text:p>Allée Yves Laurent</text:p>
          </table:table-cell>
          <table:table-cell table:style-name="ce153"/>
          <table:table-cell table:number-columns-repeated="8"/>
        </table:table-row>
        <table:table-row table:style-name="ro1">
          <table:table-cell table:style-name="ce153" office:value-type="string" calcext:value-type="string">
            <text:p>Avenue Abel Gance</text:p>
          </table:table-cell>
          <table:table-cell table:style-name="ce153"/>
          <table:table-cell table:number-columns-repeated="8"/>
        </table:table-row>
        <table:table-row table:style-name="ro1">
          <table:table-cell table:style-name="ce153" office:value-type="string" calcext:value-type="string">
            <text:p>Avenue Agrippa d'Aubigné</text:p>
          </table:table-cell>
          <table:table-cell table:style-name="ce153"/>
          <table:table-cell table:number-columns-repeated="8"/>
        </table:table-row>
        <table:table-row table:style-name="ro1">
          <table:table-cell table:style-name="ce153" office:value-type="string" calcext:value-type="string">
            <text:p>Avenue Alfred Brédéloux</text:p>
          </table:table-cell>
          <table:table-cell table:style-name="ce153"/>
          <table:table-cell table:number-columns-repeated="8"/>
        </table:table-row>
        <table:table-row table:style-name="ro1">
          <table:table-cell table:style-name="ce153" office:value-type="string" calcext:value-type="string">
            <text:p>Avenue Alphonse Allais</text:p>
          </table:table-cell>
          <table:table-cell table:style-name="ce153"/>
          <table:table-cell table:number-columns-repeated="8"/>
        </table:table-row>
        <table:table-row table:style-name="ro1">
          <table:table-cell table:style-name="ce153" office:value-type="string" calcext:value-type="string">
            <text:p>Avenue Ambroise Croizat</text:p>
          </table:table-cell>
          <table:table-cell table:style-name="ce153"/>
          <table:table-cell table:number-columns-repeated="8"/>
        </table:table-row>
        <table:table-row table:style-name="ro1">
          <table:table-cell table:style-name="ce153" office:value-type="string" calcext:value-type="string">
            <text:p>Avenue Amédée Ménard</text:p>
          </table:table-cell>
          <table:table-cell table:style-name="ce153"/>
          <table:table-cell table:number-columns-repeated="8"/>
        </table:table-row>
        <table:table-row table:style-name="ro1">
          <table:table-cell table:style-name="ce153" office:value-type="string" calcext:value-type="string">
            <text:p>Avenue Antarès</text:p>
          </table:table-cell>
          <table:table-cell table:style-name="ce153"/>
          <table:table-cell table:number-columns-repeated="8"/>
        </table:table-row>
        <table:table-row table:style-name="ro1">
          <table:table-cell table:style-name="ce153" office:value-type="string" calcext:value-type="string">
            <text:p>Avenue Ariane</text:p>
          </table:table-cell>
          <table:table-cell table:style-name="ce153"/>
          <table:table-cell table:number-columns-repeated="8"/>
        </table:table-row>
        <table:table-row table:style-name="ro1">
          <table:table-cell table:style-name="ce153" office:value-type="string" calcext:value-type="string">
            <text:p>Avenue Armand Bouvier</text:p>
          </table:table-cell>
          <table:table-cell table:style-name="ce153"/>
          <table:table-cell table:number-columns-repeated="8"/>
        </table:table-row>
        <table:table-row table:style-name="ro1">
          <table:table-cell table:style-name="ce153" office:value-type="string" calcext:value-type="string">
            <text:p>Avenue Artémis</text:p>
          </table:table-cell>
          <table:table-cell table:style-name="ce153"/>
          <table:table-cell table:number-columns-repeated="8"/>
        </table:table-row>
        <table:table-row table:style-name="ro1">
          <table:table-cell table:style-name="ce153" office:value-type="string" calcext:value-type="string">
            <text:p>Avenue Arthur Benoit</text:p>
          </table:table-cell>
          <table:table-cell table:style-name="ce153"/>
          <table:table-cell table:number-columns-repeated="8"/>
        </table:table-row>
        <table:table-row table:style-name="ro1">
          <table:table-cell table:style-name="ce153" office:value-type="string" calcext:value-type="string">
            <text:p>Avenue Augustin-Louis Cauchy</text:p>
          </table:table-cell>
          <table:table-cell table:style-name="ce153"/>
          <table:table-cell table:number-columns-repeated="8"/>
        </table:table-row>
        <table:table-row table:style-name="ro1">
          <table:table-cell table:style-name="ce153" office:value-type="string" calcext:value-type="string">
            <text:p>Avenue Bascher</text:p>
          </table:table-cell>
          <table:table-cell table:style-name="ce153"/>
          <table:table-cell table:number-columns-repeated="8"/>
        </table:table-row>
        <table:table-row table:style-name="ro1">
          <table:table-cell table:style-name="ce153" office:value-type="string" calcext:value-type="string">
            <text:p>Avenue Beauger</text:p>
          </table:table-cell>
          <table:table-cell table:style-name="ce153"/>
          <table:table-cell table:number-columns-repeated="8"/>
        </table:table-row>
        <table:table-row table:style-name="ro1">
          <table:table-cell table:style-name="ce153" office:value-type="string" calcext:value-type="string">
            <text:p>Avenue Béranger</text:p>
          </table:table-cell>
          <table:table-cell table:style-name="ce153"/>
          <table:table-cell table:number-columns-repeated="8"/>
        </table:table-row>
        <table:table-row table:style-name="ro1">
          <table:table-cell table:style-name="ce153" office:value-type="string" calcext:value-type="string">
            <text:p>Avenue Bernard de Ventadour</text:p>
          </table:table-cell>
          <table:table-cell table:style-name="ce153"/>
          <table:table-cell table:number-columns-repeated="8"/>
        </table:table-row>
        <table:table-row table:style-name="ro1">
          <table:table-cell table:style-name="ce153" office:value-type="string" calcext:value-type="string">
            <text:p>Avenue Bon Accueil</text:p>
          </table:table-cell>
          <table:table-cell table:style-name="ce153"/>
          <table:table-cell table:number-columns-repeated="8"/>
        </table:table-row>
        <table:table-row table:style-name="ro1">
          <table:table-cell table:style-name="ce153" office:value-type="string" calcext:value-type="string">
            <text:p>Avenue Bonnet</text:p>
          </table:table-cell>
          <table:table-cell table:style-name="ce153"/>
          <table:table-cell table:number-columns-repeated="8"/>
        </table:table-row>
        <table:table-row table:style-name="ro1">
          <table:table-cell table:style-name="ce153" office:value-type="string" calcext:value-type="string">
            <text:p>Avenue Boris Vian</text:p>
          </table:table-cell>
          <table:table-cell table:style-name="ce153"/>
          <table:table-cell table:number-columns-repeated="8"/>
        </table:table-row>
        <table:table-row table:style-name="ro1">
          <table:table-cell table:style-name="ce153" office:value-type="string" calcext:value-type="string">
            <text:p>Avenue Bourgault Ducoudray</text:p>
          </table:table-cell>
          <table:table-cell table:style-name="ce153"/>
          <table:table-cell table:number-columns-repeated="8"/>
        </table:table-row>
        <table:table-row table:style-name="ro1">
          <table:table-cell table:style-name="ce153" office:value-type="string" calcext:value-type="string">
            <text:p>Avenue Caillé</text:p>
          </table:table-cell>
          <table:table-cell table:style-name="ce153"/>
          <table:table-cell table:number-columns-repeated="8"/>
        </table:table-row>
        <table:table-row table:style-name="ro1">
          <table:table-cell table:style-name="ce153" office:value-type="string" calcext:value-type="string">
            <text:p>Avenue Camille Guérin</text:p>
          </table:table-cell>
          <table:table-cell table:style-name="ce153"/>
          <table:table-cell table:number-columns-repeated="8"/>
        </table:table-row>
        <table:table-row table:style-name="ro1">
          <table:table-cell table:style-name="ce153" office:value-type="string" calcext:value-type="string">
            <text:p>Avenue Camus</text:p>
          </table:table-cell>
          <table:table-cell table:style-name="ce153"/>
          <table:table-cell table:number-columns-repeated="8"/>
        </table:table-row>
        <table:table-row table:style-name="ro1">
          <table:table-cell table:style-name="ce153" office:value-type="string" calcext:value-type="string">
            <text:p>Avenue Carnot</text:p>
          </table:table-cell>
          <table:table-cell table:style-name="ce153"/>
          <table:table-cell table:number-columns-repeated="8"/>
        </table:table-row>
        <table:table-row table:style-name="ro1">
          <table:table-cell table:style-name="ce153" office:value-type="string" calcext:value-type="string">
            <text:p>Avenue Castellano</text:p>
          </table:table-cell>
          <table:table-cell table:style-name="ce153"/>
          <table:table-cell table:number-columns-repeated="8"/>
        </table:table-row>
        <table:table-row table:style-name="ro1">
          <table:table-cell table:style-name="ce153" office:value-type="string" calcext:value-type="string">
            <text:p>Avenue Cervantès</text:p>
          </table:table-cell>
          <table:table-cell table:style-name="ce153"/>
          <table:table-cell table:number-columns-repeated="8"/>
        </table:table-row>
        <table:table-row table:style-name="ro1">
          <table:table-cell table:style-name="ce153" office:value-type="string" calcext:value-type="string">
            <text:p>Avenue Chantepie</text:p>
          </table:table-cell>
          <table:table-cell table:style-name="ce153"/>
          <table:table-cell table:number-columns-repeated="8"/>
        </table:table-row>
        <table:table-row table:style-name="ro1">
          <table:table-cell table:style-name="ce153" office:value-type="string" calcext:value-type="string">
            <text:p>Avenue Chanzy</text:p>
          </table:table-cell>
          <table:table-cell table:style-name="ce153"/>
          <table:table-cell table:number-columns-repeated="8"/>
        </table:table-row>
        <table:table-row table:style-name="ro1">
          <table:table-cell table:style-name="ce153" office:value-type="string" calcext:value-type="string">
            <text:p>Avenue Charles Couchoud</text:p>
          </table:table-cell>
          <table:table-cell table:style-name="ce153"/>
          <table:table-cell table:number-columns-repeated="8"/>
        </table:table-row>
        <table:table-row table:style-name="ro1">
          <table:table-cell table:style-name="ce153" office:value-type="string" calcext:value-type="string">
            <text:p>Avenue Charles Gris</text:p>
          </table:table-cell>
          <table:table-cell table:style-name="ce153"/>
          <table:table-cell table:number-columns-repeated="8"/>
        </table:table-row>
        <table:table-row table:style-name="ro1">
          <table:table-cell table:style-name="ce153" office:value-type="string" calcext:value-type="string">
            <text:p>Avenue Charles Pavid</text:p>
          </table:table-cell>
          <table:table-cell table:style-name="ce153"/>
          <table:table-cell table:number-columns-repeated="8"/>
        </table:table-row>
        <table:table-row table:style-name="ro1">
          <table:table-cell table:style-name="ce153" office:value-type="string" calcext:value-type="string">
            <text:p>Avenue Charlie Chaplin</text:p>
          </table:table-cell>
          <table:table-cell table:style-name="ce153"/>
          <table:table-cell table:number-columns-repeated="8"/>
        </table:table-row>
        <table:table-row table:style-name="ro1">
          <table:table-cell table:style-name="ce153" office:value-type="string" calcext:value-type="string">
            <text:p>Avenue Chauveau</text:p>
          </table:table-cell>
          <table:table-cell table:style-name="ce153"/>
          <table:table-cell table:number-columns-repeated="8"/>
        </table:table-row>
        <table:table-row table:style-name="ro1">
          <table:table-cell table:style-name="ce153" office:value-type="string" calcext:value-type="string">
            <text:p>Avenue Christian Doppler</text:p>
          </table:table-cell>
          <table:table-cell table:style-name="ce153"/>
          <table:table-cell table:number-columns-repeated="8"/>
        </table:table-row>
        <table:table-row table:style-name="ro1">
          <table:table-cell table:style-name="ce153" office:value-type="string" calcext:value-type="string">
            <text:p>Avenue Claude Kogan</text:p>
          </table:table-cell>
          <table:table-cell table:style-name="ce153"/>
          <table:table-cell table:number-columns-repeated="8"/>
        </table:table-row>
        <table:table-row table:style-name="ro1">
          <table:table-cell table:style-name="ce153" office:value-type="string" calcext:value-type="string">
            <text:p>Avenue Clos Camberger</text:p>
          </table:table-cell>
          <table:table-cell table:style-name="ce153"/>
          <table:table-cell table:number-columns-repeated="8"/>
        </table:table-row>
        <table:table-row table:style-name="ro1">
          <table:table-cell table:style-name="ce153" office:value-type="string" calcext:value-type="string">
            <text:p>Avenue Commandant Henri Charbonnier</text:p>
          </table:table-cell>
          <table:table-cell table:style-name="ce153"/>
          <table:table-cell table:number-columns-repeated="8"/>
        </table:table-row>
        <table:table-row table:style-name="ro1">
          <table:table-cell table:style-name="ce153" office:value-type="string" calcext:value-type="string">
            <text:p>Avenue Cottineau</text:p>
          </table:table-cell>
          <table:table-cell table:style-name="ce153"/>
          <table:table-cell table:number-columns-repeated="8"/>
        </table:table-row>
        <table:table-row table:style-name="ro1">
          <table:table-cell table:style-name="ce153" office:value-type="string" calcext:value-type="string">
            <text:p>Avenue d'Albion</text:p>
          </table:table-cell>
          <table:table-cell table:style-name="ce153"/>
          <table:table-cell table:number-columns-repeated="8"/>
        </table:table-row>
        <table:table-row table:style-name="ro1">
          <table:table-cell table:style-name="ce153" office:value-type="string" calcext:value-type="string">
            <text:p>Avenue d'Alden Park</text:p>
          </table:table-cell>
          <table:table-cell table:style-name="ce153"/>
          <table:table-cell table:number-columns-repeated="8"/>
        </table:table-row>
        <table:table-row table:style-name="ro1">
          <table:table-cell table:style-name="ce153" office:value-type="string" calcext:value-type="string">
            <text:p>Avenue d'Armor</text:p>
          </table:table-cell>
          <table:table-cell table:style-name="ce153"/>
          <table:table-cell table:number-columns-repeated="8"/>
        </table:table-row>
        <table:table-row table:style-name="ro1">
          <table:table-cell table:style-name="ce153" office:value-type="string" calcext:value-type="string">
            <text:p>Avenue d'Assas</text:p>
          </table:table-cell>
          <table:table-cell table:style-name="ce153"/>
          <table:table-cell table:number-columns-repeated="8"/>
        </table:table-row>
        <table:table-row table:style-name="ro1">
          <table:table-cell table:style-name="ce153" office:value-type="string" calcext:value-type="string">
            <text:p>Avenue d'Assise</text:p>
          </table:table-cell>
          <table:table-cell table:style-name="ce153"/>
          <table:table-cell table:number-columns-repeated="8"/>
        </table:table-row>
        <table:table-row table:style-name="ro1">
          <table:table-cell table:style-name="ce153" office:value-type="string" calcext:value-type="string">
            <text:p>Avenue d'Auray</text:p>
          </table:table-cell>
          <table:table-cell table:style-name="ce153"/>
          <table:table-cell table:number-columns-repeated="8"/>
        </table:table-row>
        <table:table-row table:style-name="ro1">
          <table:table-cell table:style-name="ce153" office:value-type="string" calcext:value-type="string">
            <text:p>Avenue d'Avalon</text:p>
          </table:table-cell>
          <table:table-cell table:style-name="ce153"/>
          <table:table-cell table:number-columns-repeated="8"/>
        </table:table-row>
        <table:table-row table:style-name="ro1">
          <table:table-cell table:style-name="ce153" office:value-type="string" calcext:value-type="string">
            <text:p>Avenue d'Hestia</text:p>
          </table:table-cell>
          <table:table-cell table:style-name="ce153"/>
          <table:table-cell table:number-columns-repeated="8"/>
        </table:table-row>
        <table:table-row table:style-name="ro1">
          <table:table-cell table:style-name="ce153" office:value-type="string" calcext:value-type="string">
            <text:p>Avenue d'Hoëdic</text:p>
          </table:table-cell>
          <table:table-cell table:style-name="ce153"/>
          <table:table-cell table:number-columns-repeated="8"/>
        </table:table-row>
        <table:table-row table:style-name="ro1">
          <table:table-cell table:style-name="ce153" office:value-type="string" calcext:value-type="string">
            <text:p>Avenue d'Orsay</text:p>
          </table:table-cell>
          <table:table-cell table:style-name="ce153"/>
          <table:table-cell table:number-columns-repeated="8"/>
        </table:table-row>
        <table:table-row table:style-name="ro1">
          <table:table-cell table:style-name="ce153" office:value-type="string" calcext:value-type="string">
            <text:p>Avenue d'Ouessant</text:p>
          </table:table-cell>
          <table:table-cell table:style-name="ce153"/>
          <table:table-cell table:number-columns-repeated="8"/>
        </table:table-row>
        <table:table-row table:style-name="ro1">
          <table:table-cell table:style-name="ce153" office:value-type="string" calcext:value-type="string">
            <text:p>Avenue de Bayonne</text:p>
          </table:table-cell>
          <table:table-cell table:style-name="ce153"/>
          <table:table-cell table:number-columns-repeated="8"/>
        </table:table-row>
        <table:table-row table:style-name="ro1">
          <table:table-cell table:style-name="ce153" office:value-type="string" calcext:value-type="string">
            <text:p>Avenue de Bourgogne</text:p>
          </table:table-cell>
          <table:table-cell table:style-name="ce153"/>
          <table:table-cell table:number-columns-repeated="8"/>
        </table:table-row>
        <table:table-row table:style-name="ro1">
          <table:table-cell table:style-name="ce153" office:value-type="string" calcext:value-type="string">
            <text:p>Avenue de Bressaut</text:p>
          </table:table-cell>
          <table:table-cell table:style-name="ce153"/>
          <table:table-cell table:number-columns-repeated="8"/>
        </table:table-row>
        <table:table-row table:style-name="ro1">
          <table:table-cell table:style-name="ce153" office:value-type="string" calcext:value-type="string">
            <text:p>Avenue de Broceliande</text:p>
          </table:table-cell>
          <table:table-cell table:style-name="ce153"/>
          <table:table-cell table:number-columns-repeated="8"/>
        </table:table-row>
        <table:table-row table:style-name="ro1">
          <table:table-cell table:style-name="ce153" office:value-type="string" calcext:value-type="string">
            <text:p>Avenue de Cierzay</text:p>
          </table:table-cell>
          <table:table-cell table:style-name="ce153"/>
          <table:table-cell table:number-columns-repeated="8"/>
        </table:table-row>
        <table:table-row table:style-name="ro1">
          <table:table-cell table:style-name="ce153" office:value-type="string" calcext:value-type="string">
            <text:p>Avenue de Corfou</text:p>
          </table:table-cell>
          <table:table-cell table:style-name="ce153"/>
          <table:table-cell table:number-columns-repeated="8"/>
        </table:table-row>
        <table:table-row table:style-name="ro1">
          <table:table-cell table:style-name="ce153" office:value-type="string" calcext:value-type="string">
            <text:p>Avenue de Corinthe</text:p>
          </table:table-cell>
          <table:table-cell table:style-name="ce153"/>
          <table:table-cell table:number-columns-repeated="8"/>
        </table:table-row>
        <table:table-row table:style-name="ro1">
          <table:table-cell table:style-name="ce153" office:value-type="string" calcext:value-type="string">
            <text:p>Avenue de Delphes</text:p>
          </table:table-cell>
          <table:table-cell table:style-name="ce153"/>
          <table:table-cell table:number-columns-repeated="8"/>
        </table:table-row>
        <table:table-row table:style-name="ro1">
          <table:table-cell table:style-name="ce153" office:value-type="string" calcext:value-type="string">
            <text:p>Avenue de Doëlan</text:p>
          </table:table-cell>
          <table:table-cell table:style-name="ce153"/>
          <table:table-cell table:number-columns-repeated="8"/>
        </table:table-row>
        <table:table-row table:style-name="ro1">
          <table:table-cell table:style-name="ce153" office:value-type="string" calcext:value-type="string">
            <text:p>Avenue de France</text:p>
          </table:table-cell>
          <table:table-cell table:style-name="ce153"/>
          <table:table-cell table:number-columns-repeated="8"/>
        </table:table-row>
        <table:table-row table:style-name="ro1">
          <table:table-cell table:style-name="ce153" office:value-type="string" calcext:value-type="string">
            <text:p>Avenue de Frémeur</text:p>
          </table:table-cell>
          <table:table-cell table:style-name="ce153"/>
          <table:table-cell table:number-columns-repeated="8"/>
        </table:table-row>
        <table:table-row table:style-name="ro1">
          <table:table-cell table:style-name="ce153" office:value-type="string" calcext:value-type="string">
            <text:p>Avenue de Galice</text:p>
          </table:table-cell>
          <table:table-cell table:style-name="ce153"/>
          <table:table-cell table:number-columns-repeated="8"/>
        </table:table-row>
        <table:table-row table:style-name="ro1">
          <table:table-cell table:style-name="ce153" office:value-type="string" calcext:value-type="string">
            <text:p>Avenue de Gourin</text:p>
          </table:table-cell>
          <table:table-cell table:style-name="ce153"/>
          <table:table-cell table:number-columns-repeated="8"/>
        </table:table-row>
        <table:table-row table:style-name="ro1">
          <table:table-cell table:style-name="ce153" office:value-type="string" calcext:value-type="string">
            <text:p>Avenue de Josselin</text:p>
          </table:table-cell>
          <table:table-cell table:style-name="ce153"/>
          <table:table-cell table:number-columns-repeated="8"/>
        </table:table-row>
        <table:table-row table:style-name="ro1">
          <table:table-cell table:style-name="ce153" office:value-type="string" calcext:value-type="string">
            <text:p>Avenue de Kerdonis</text:p>
          </table:table-cell>
          <table:table-cell table:style-name="ce153"/>
          <table:table-cell table:number-columns-repeated="8"/>
        </table:table-row>
        <table:table-row table:style-name="ro1">
          <table:table-cell table:style-name="ce153" office:value-type="string" calcext:value-type="string">
            <text:p>Avenue de l'Aigrette</text:p>
          </table:table-cell>
          <table:table-cell table:style-name="ce153"/>
          <table:table-cell table:number-columns-repeated="8"/>
        </table:table-row>
        <table:table-row table:style-name="ro1">
          <table:table-cell table:style-name="ce153" office:value-type="string" calcext:value-type="string">
            <text:p>Avenue de l'Aigue Marine</text:p>
          </table:table-cell>
          <table:table-cell table:style-name="ce153"/>
          <table:table-cell table:number-columns-repeated="8"/>
        </table:table-row>
        <table:table-row table:style-name="ro1">
          <table:table-cell table:style-name="ce153" office:value-type="string" calcext:value-type="string">
            <text:p>Avenue de l'Air du Temps</text:p>
          </table:table-cell>
          <table:table-cell table:style-name="ce153"/>
          <table:table-cell table:number-columns-repeated="8"/>
        </table:table-row>
        <table:table-row table:style-name="ro1">
          <table:table-cell table:style-name="ce153" office:value-type="string" calcext:value-type="string">
            <text:p>Avenue de l'Albatros</text:p>
          </table:table-cell>
          <table:table-cell table:style-name="ce153"/>
          <table:table-cell table:number-columns-repeated="8"/>
        </table:table-row>
        <table:table-row table:style-name="ro1">
          <table:table-cell table:style-name="ce153" office:value-type="string" calcext:value-type="string">
            <text:p>Avenue de l'Alcyon</text:p>
          </table:table-cell>
          <table:table-cell table:style-name="ce153"/>
          <table:table-cell table:number-columns-repeated="8"/>
        </table:table-row>
        <table:table-row table:style-name="ro1">
          <table:table-cell table:style-name="ce153" office:value-type="string" calcext:value-type="string">
            <text:p>Avenue de l'Alverne</text:p>
          </table:table-cell>
          <table:table-cell table:style-name="ce153"/>
          <table:table-cell table:number-columns-repeated="8"/>
        </table:table-row>
        <table:table-row table:style-name="ro1">
          <table:table-cell table:style-name="ce153" office:value-type="string" calcext:value-type="string">
            <text:p>Avenue de l'Amphibolite</text:p>
          </table:table-cell>
          <table:table-cell table:style-name="ce153"/>
          <table:table-cell table:number-columns-repeated="8"/>
        </table:table-row>
        <table:table-row table:style-name="ro1">
          <table:table-cell table:style-name="ce153" office:value-type="string" calcext:value-type="string">
            <text:p>Avenue de l'Arche</text:p>
          </table:table-cell>
          <table:table-cell table:style-name="ce153"/>
          <table:table-cell table:number-columns-repeated="8"/>
        </table:table-row>
        <table:table-row table:style-name="ro1">
          <table:table-cell table:style-name="ce153" office:value-type="string" calcext:value-type="string">
            <text:p>Avenue de l'Archipel</text:p>
          </table:table-cell>
          <table:table-cell table:style-name="ce153"/>
          <table:table-cell table:number-columns-repeated="8"/>
        </table:table-row>
        <table:table-row table:style-name="ro1">
          <table:table-cell table:style-name="ce153" office:value-type="string" calcext:value-type="string">
            <text:p>Avenue de l'Armorial</text:p>
          </table:table-cell>
          <table:table-cell table:style-name="ce153"/>
          <table:table-cell table:number-columns-repeated="8"/>
        </table:table-row>
        <table:table-row table:style-name="ro1">
          <table:table-cell table:style-name="ce153" office:value-type="string" calcext:value-type="string">
            <text:p>Avenue de l'Astérie</text:p>
          </table:table-cell>
          <table:table-cell table:style-name="ce153"/>
          <table:table-cell table:number-columns-repeated="8"/>
        </table:table-row>
        <table:table-row table:style-name="ro1">
          <table:table-cell table:style-name="ce153" office:value-type="string" calcext:value-type="string">
            <text:p>Avenue de l'Aubinière</text:p>
          </table:table-cell>
          <table:table-cell table:style-name="ce153"/>
          <table:table-cell table:number-columns-repeated="8"/>
        </table:table-row>
        <table:table-row table:style-name="ro1">
          <table:table-cell table:style-name="ce153" office:value-type="string" calcext:value-type="string">
            <text:p>Avenue de l'Aumônerie</text:p>
          </table:table-cell>
          <table:table-cell table:style-name="ce153"/>
          <table:table-cell table:number-columns-repeated="8"/>
        </table:table-row>
        <table:table-row table:style-name="ro1">
          <table:table-cell table:style-name="ce153" office:value-type="string" calcext:value-type="string">
            <text:p>Avenue de l'Aurore</text:p>
          </table:table-cell>
          <table:table-cell table:style-name="ce153"/>
          <table:table-cell table:number-columns-repeated="8"/>
        </table:table-row>
        <table:table-row table:style-name="ro1">
          <table:table-cell table:style-name="ce153" office:value-type="string" calcext:value-type="string">
            <text:p>Avenue de l'Aven</text:p>
          </table:table-cell>
          <table:table-cell table:style-name="ce153"/>
          <table:table-cell table:number-columns-repeated="8"/>
        </table:table-row>
        <table:table-row table:style-name="ro1">
          <table:table-cell table:style-name="ce153" office:value-type="string" calcext:value-type="string">
            <text:p>Avenue de l'Engoulevent</text:p>
          </table:table-cell>
          <table:table-cell table:style-name="ce153"/>
          <table:table-cell table:number-columns-repeated="8"/>
        </table:table-row>
        <table:table-row table:style-name="ro1">
          <table:table-cell table:style-name="ce153" office:value-type="string" calcext:value-type="string">
            <text:p>Avenue de l'Eperonnière</text:p>
          </table:table-cell>
          <table:table-cell table:style-name="ce153"/>
          <table:table-cell table:number-columns-repeated="8"/>
        </table:table-row>
        <table:table-row table:style-name="ro1">
          <table:table-cell table:style-name="ce153" office:value-type="string" calcext:value-type="string">
            <text:p>Avenue de l'Equipage</text:p>
          </table:table-cell>
          <table:table-cell table:style-name="ce153"/>
          <table:table-cell table:number-columns-repeated="8"/>
        </table:table-row>
        <table:table-row table:style-name="ro1">
          <table:table-cell table:style-name="ce153" office:value-type="string" calcext:value-type="string">
            <text:p>Avenue de l'Espoir</text:p>
          </table:table-cell>
          <table:table-cell table:style-name="ce153"/>
          <table:table-cell table:number-columns-repeated="8"/>
        </table:table-row>
        <table:table-row table:style-name="ro1">
          <table:table-cell table:style-name="ce153" office:value-type="string" calcext:value-type="string">
            <text:p>Avenue de l'Etoile</text:p>
          </table:table-cell>
          <table:table-cell table:style-name="ce153"/>
          <table:table-cell table:number-columns-repeated="8"/>
        </table:table-row>
        <table:table-row table:style-name="ro1">
          <table:table-cell table:style-name="ce153" office:value-type="string" calcext:value-type="string">
            <text:p>Avenue de l'Etoile de Mer</text:p>
          </table:table-cell>
          <table:table-cell table:style-name="ce153"/>
          <table:table-cell table:number-columns-repeated="8"/>
        </table:table-row>
        <table:table-row table:style-name="ro1">
          <table:table-cell table:style-name="ce153" office:value-type="string" calcext:value-type="string">
            <text:p>Avenue de l'Etrier</text:p>
          </table:table-cell>
          <table:table-cell table:style-name="ce153"/>
          <table:table-cell table:number-columns-repeated="8"/>
        </table:table-row>
        <table:table-row table:style-name="ro1">
          <table:table-cell table:style-name="ce153" office:value-type="string" calcext:value-type="string">
            <text:p>Avenue de l'Eveil</text:p>
          </table:table-cell>
          <table:table-cell table:style-name="ce153"/>
          <table:table-cell table:number-columns-repeated="8"/>
        </table:table-row>
        <table:table-row table:style-name="ro1">
          <table:table-cell table:style-name="ce153" office:value-type="string" calcext:value-type="string">
            <text:p>Avenue de l'Everest</text:p>
          </table:table-cell>
          <table:table-cell table:style-name="ce153"/>
          <table:table-cell table:number-columns-repeated="8"/>
        </table:table-row>
        <table:table-row table:style-name="ro1">
          <table:table-cell table:style-name="ce153" office:value-type="string" calcext:value-type="string">
            <text:p>Avenue de l'Harmonie</text:p>
          </table:table-cell>
          <table:table-cell table:style-name="ce153"/>
          <table:table-cell table:number-columns-repeated="8"/>
        </table:table-row>
        <table:table-row table:style-name="ro1">
          <table:table-cell table:style-name="ce153" office:value-type="string" calcext:value-type="string">
            <text:p>Avenue de l'Hermine</text:p>
          </table:table-cell>
          <table:table-cell table:style-name="ce153"/>
          <table:table-cell table:number-columns-repeated="8"/>
        </table:table-row>
        <table:table-row table:style-name="ro1">
          <table:table-cell table:style-name="ce153" office:value-type="string" calcext:value-type="string">
            <text:p>Avenue de l'Horticulture</text:p>
          </table:table-cell>
          <table:table-cell table:style-name="ce153"/>
          <table:table-cell table:number-columns-repeated="8"/>
        </table:table-row>
        <table:table-row table:style-name="ro1">
          <table:table-cell table:style-name="ce153" office:value-type="string" calcext:value-type="string">
            <text:p>Avenue de l'Hôtel Dieu</text:p>
          </table:table-cell>
          <table:table-cell table:style-name="ce153"/>
          <table:table-cell table:number-columns-repeated="8"/>
        </table:table-row>
        <table:table-row table:style-name="ro1">
          <table:table-cell table:style-name="ce153" office:value-type="string" calcext:value-type="string">
            <text:p>Avenue de l'Ile de Groix</text:p>
          </table:table-cell>
          <table:table-cell table:style-name="ce153"/>
          <table:table-cell table:number-columns-repeated="8"/>
        </table:table-row>
        <table:table-row table:style-name="ro1">
          <table:table-cell table:style-name="ce153" office:value-type="string" calcext:value-type="string">
            <text:p>Avenue de l'Ombrie</text:p>
          </table:table-cell>
          <table:table-cell table:style-name="ce153"/>
          <table:table-cell table:number-columns-repeated="8"/>
        </table:table-row>
        <table:table-row table:style-name="ro1">
          <table:table-cell table:style-name="ce153" office:value-type="string" calcext:value-type="string">
            <text:p>Avenue de l'Omnibus</text:p>
          </table:table-cell>
          <table:table-cell table:style-name="ce153"/>
          <table:table-cell table:number-columns-repeated="8"/>
        </table:table-row>
        <table:table-row table:style-name="ro1">
          <table:table-cell table:style-name="ce153" office:value-type="string" calcext:value-type="string">
            <text:p>Avenue de l'Union</text:p>
          </table:table-cell>
          <table:table-cell table:style-name="ce153"/>
          <table:table-cell table:number-columns-repeated="8"/>
        </table:table-row>
        <table:table-row table:style-name="ro1">
          <table:table-cell table:style-name="ce153" office:value-type="string" calcext:value-type="string">
            <text:p>Avenue de la Belle Dame</text:p>
          </table:table-cell>
          <table:table-cell table:style-name="ce153"/>
          <table:table-cell table:number-columns-repeated="8"/>
        </table:table-row>
        <table:table-row table:style-name="ro1">
          <table:table-cell table:style-name="ce153" office:value-type="string" calcext:value-type="string">
            <text:p>Avenue de la Bonne Humeur</text:p>
          </table:table-cell>
          <table:table-cell table:style-name="ce153"/>
          <table:table-cell table:number-columns-repeated="8"/>
        </table:table-row>
        <table:table-row table:style-name="ro1">
          <table:table-cell table:style-name="ce153" office:value-type="string" calcext:value-type="string">
            <text:p>Avenue de la Boulonnerie</text:p>
          </table:table-cell>
          <table:table-cell table:style-name="ce153"/>
          <table:table-cell table:number-columns-repeated="8"/>
        </table:table-row>
        <table:table-row table:style-name="ro1">
          <table:table-cell table:style-name="ce153" office:value-type="string" calcext:value-type="string">
            <text:p>Avenue de la Calypso</text:p>
          </table:table-cell>
          <table:table-cell table:style-name="ce153"/>
          <table:table-cell table:number-columns-repeated="8"/>
        </table:table-row>
        <table:table-row table:style-name="ro1">
          <table:table-cell table:style-name="ce153" office:value-type="string" calcext:value-type="string">
            <text:p>Avenue de la Chamade</text:p>
          </table:table-cell>
          <table:table-cell table:style-name="ce153"/>
          <table:table-cell table:number-columns-repeated="8"/>
        </table:table-row>
        <table:table-row table:style-name="ro1">
          <table:table-cell table:style-name="ce153" office:value-type="string" calcext:value-type="string">
            <text:p>Avenue de la Châtaigneraie</text:p>
          </table:table-cell>
          <table:table-cell table:style-name="ce153"/>
          <table:table-cell table:number-columns-repeated="8"/>
        </table:table-row>
        <table:table-row table:style-name="ro1">
          <table:table-cell table:style-name="ce153" office:value-type="string" calcext:value-type="string">
            <text:p>Avenue de la Chénaye</text:p>
          </table:table-cell>
          <table:table-cell table:style-name="ce153"/>
          <table:table-cell table:number-columns-repeated="8"/>
        </table:table-row>
        <table:table-row table:style-name="ro1">
          <table:table-cell table:style-name="ce153" office:value-type="string" calcext:value-type="string">
            <text:p>Avenue de la Chocolaterie</text:p>
          </table:table-cell>
          <table:table-cell table:style-name="ce153"/>
          <table:table-cell table:number-columns-repeated="8"/>
        </table:table-row>
        <table:table-row table:style-name="ro1">
          <table:table-cell table:style-name="ce153" office:value-type="string" calcext:value-type="string">
            <text:p>Avenue de la Citerne</text:p>
          </table:table-cell>
          <table:table-cell table:style-name="ce153"/>
          <table:table-cell table:number-columns-repeated="8"/>
        </table:table-row>
        <table:table-row table:style-name="ro1">
          <table:table-cell table:style-name="ce153" office:value-type="string" calcext:value-type="string">
            <text:p>Avenue de la Cithare</text:p>
          </table:table-cell>
          <table:table-cell table:style-name="ce153"/>
          <table:table-cell table:number-columns-repeated="8"/>
        </table:table-row>
        <table:table-row table:style-name="ro1">
          <table:table-cell table:style-name="ce153" office:value-type="string" calcext:value-type="string">
            <text:p>Avenue de la Clarté</text:p>
          </table:table-cell>
          <table:table-cell table:style-name="ce153"/>
          <table:table-cell table:number-columns-repeated="8"/>
        </table:table-row>
        <table:table-row table:style-name="ro1">
          <table:table-cell table:style-name="ce153" office:value-type="string" calcext:value-type="string">
            <text:p>Avenue de la Close</text:p>
          </table:table-cell>
          <table:table-cell table:style-name="ce153"/>
          <table:table-cell table:number-columns-repeated="8"/>
        </table:table-row>
        <table:table-row table:style-name="ro1">
          <table:table-cell table:style-name="ce153" office:value-type="string" calcext:value-type="string">
            <text:p>Avenue de la Comète</text:p>
          </table:table-cell>
          <table:table-cell table:style-name="ce153"/>
          <table:table-cell table:number-columns-repeated="8"/>
        </table:table-row>
        <table:table-row table:style-name="ro1">
          <table:table-cell table:style-name="ce153" office:value-type="string" calcext:value-type="string">
            <text:p>Avenue de la Concorde</text:p>
          </table:table-cell>
          <table:table-cell table:style-name="ce153"/>
          <table:table-cell table:number-columns-repeated="8"/>
        </table:table-row>
        <table:table-row table:style-name="ro1">
          <table:table-cell table:style-name="ce153" office:value-type="string" calcext:value-type="string">
            <text:p>Avenue de la Coquetterie</text:p>
          </table:table-cell>
          <table:table-cell table:style-name="ce153"/>
          <table:table-cell table:number-columns-repeated="8"/>
        </table:table-row>
        <table:table-row table:style-name="ro1">
          <table:table-cell table:style-name="ce153" office:value-type="string" calcext:value-type="string">
            <text:p>Avenue de la Côte d'Or</text:p>
          </table:table-cell>
          <table:table-cell table:style-name="ce153"/>
          <table:table-cell table:number-columns-repeated="8"/>
        </table:table-row>
        <table:table-row table:style-name="ro1">
          <table:table-cell table:style-name="ce153" office:value-type="string" calcext:value-type="string">
            <text:p>Avenue de la Cressonnière</text:p>
          </table:table-cell>
          <table:table-cell table:style-name="ce153"/>
          <table:table-cell table:number-columns-repeated="8"/>
        </table:table-row>
        <table:table-row table:style-name="ro1">
          <table:table-cell table:style-name="ce153" office:value-type="string" calcext:value-type="string">
            <text:p>Avenue de la Devinière</text:p>
          </table:table-cell>
          <table:table-cell table:style-name="ce153"/>
          <table:table-cell table:number-columns-repeated="8"/>
        </table:table-row>
        <table:table-row table:style-name="ro1">
          <table:table-cell table:style-name="ce153" office:value-type="string" calcext:value-type="string">
            <text:p>Avenue de la Forêt</text:p>
          </table:table-cell>
          <table:table-cell table:style-name="ce153"/>
          <table:table-cell table:number-columns-repeated="8"/>
        </table:table-row>
        <table:table-row table:style-name="ro1">
          <table:table-cell table:style-name="ce153" office:value-type="string" calcext:value-type="string">
            <text:p>Avenue de la Frégate</text:p>
          </table:table-cell>
          <table:table-cell table:style-name="ce153"/>
          <table:table-cell table:number-columns-repeated="8"/>
        </table:table-row>
        <table:table-row table:style-name="ro1">
          <table:table-cell table:style-name="ce153" office:value-type="string" calcext:value-type="string">
            <text:p>Avenue de la Gabare</text:p>
          </table:table-cell>
          <table:table-cell table:style-name="ce153"/>
          <table:table-cell table:number-columns-repeated="8"/>
        </table:table-row>
        <table:table-row table:style-name="ro1">
          <table:table-cell table:style-name="ce153" office:value-type="string" calcext:value-type="string">
            <text:p>Avenue de la Gare de Legé</text:p>
          </table:table-cell>
          <table:table-cell table:style-name="ce153"/>
          <table:table-cell table:number-columns-repeated="8"/>
        </table:table-row>
        <table:table-row table:style-name="ro1">
          <table:table-cell table:style-name="ce153" office:value-type="string" calcext:value-type="string">
            <text:p>Avenue de la Gare de Saint Joseph</text:p>
          </table:table-cell>
          <table:table-cell table:style-name="ce153"/>
          <table:table-cell table:number-columns-repeated="8"/>
        </table:table-row>
        <table:table-row table:style-name="ro1">
          <table:table-cell table:style-name="ce153" office:value-type="string" calcext:value-type="string">
            <text:p>Avenue de la Gélinière</text:p>
          </table:table-cell>
          <table:table-cell table:style-name="ce153"/>
          <table:table-cell table:number-columns-repeated="8"/>
        </table:table-row>
        <table:table-row table:style-name="ro1">
          <table:table-cell table:style-name="ce153" office:value-type="string" calcext:value-type="string">
            <text:p>Avenue de la Giroflée</text:p>
          </table:table-cell>
          <table:table-cell table:style-name="ce153"/>
          <table:table-cell table:number-columns-repeated="8"/>
        </table:table-row>
        <table:table-row table:style-name="ro1">
          <table:table-cell table:style-name="ce153" office:value-type="string" calcext:value-type="string">
            <text:p>Avenue de la Goëlette Rachel</text:p>
          </table:table-cell>
          <table:table-cell table:style-name="ce153"/>
          <table:table-cell table:number-columns-repeated="8"/>
        </table:table-row>
        <table:table-row table:style-name="ro1">
          <table:table-cell table:style-name="ce153" office:value-type="string" calcext:value-type="string">
            <text:p>Avenue de la Grande Ourse</text:p>
          </table:table-cell>
          <table:table-cell table:style-name="ce153"/>
          <table:table-cell table:number-columns-repeated="8"/>
        </table:table-row>
        <table:table-row table:style-name="ro1">
          <table:table-cell table:style-name="ce153" office:value-type="string" calcext:value-type="string">
            <text:p>Avenue de la Grive</text:p>
          </table:table-cell>
          <table:table-cell table:style-name="ce153"/>
          <table:table-cell table:number-columns-repeated="8"/>
        </table:table-row>
        <table:table-row table:style-name="ro1">
          <table:table-cell table:style-name="ce153" office:value-type="string" calcext:value-type="string">
            <text:p>Avenue de la Jaroussaye</text:p>
          </table:table-cell>
          <table:table-cell table:style-name="ce153"/>
          <table:table-cell table:number-columns-repeated="8"/>
        </table:table-row>
        <table:table-row table:style-name="ro1">
          <table:table-cell table:style-name="ce153" office:value-type="string" calcext:value-type="string">
            <text:p>Avenue de la Joie</text:p>
          </table:table-cell>
          <table:table-cell table:style-name="ce153"/>
          <table:table-cell table:number-columns-repeated="8"/>
        </table:table-row>
        <table:table-row table:style-name="ro1">
          <table:table-cell table:style-name="ce153" office:value-type="string" calcext:value-type="string">
            <text:p>Avenue de la Mahaudière</text:p>
          </table:table-cell>
          <table:table-cell table:style-name="ce153"/>
          <table:table-cell table:number-columns-repeated="8"/>
        </table:table-row>
        <table:table-row table:style-name="ro1">
          <table:table-cell table:style-name="ce153" office:value-type="string" calcext:value-type="string">
            <text:p>Avenue de la Maisonnette</text:p>
          </table:table-cell>
          <table:table-cell table:style-name="ce153"/>
          <table:table-cell table:number-columns-repeated="8"/>
        </table:table-row>
        <table:table-row table:style-name="ro1">
          <table:table-cell table:style-name="ce153" office:value-type="string" calcext:value-type="string">
            <text:p>Avenue de la Milletière</text:p>
          </table:table-cell>
          <table:table-cell table:style-name="ce153"/>
          <table:table-cell table:number-columns-repeated="8"/>
        </table:table-row>
        <table:table-row table:style-name="ro1">
          <table:table-cell table:style-name="ce153" office:value-type="string" calcext:value-type="string">
            <text:p>Avenue de la Minerve</text:p>
          </table:table-cell>
          <table:table-cell table:style-name="ce153"/>
          <table:table-cell table:number-columns-repeated="8"/>
        </table:table-row>
        <table:table-row table:style-name="ro1">
          <table:table-cell table:style-name="ce153" office:value-type="string" calcext:value-type="string">
            <text:p>Avenue de la Mustaudière</text:p>
          </table:table-cell>
          <table:table-cell table:style-name="ce153"/>
          <table:table-cell table:number-columns-repeated="8"/>
        </table:table-row>
        <table:table-row table:style-name="ro1">
          <table:table-cell table:style-name="ce153" office:value-type="string" calcext:value-type="string">
            <text:p>Avenue de la Paix</text:p>
          </table:table-cell>
          <table:table-cell table:style-name="ce153"/>
          <table:table-cell table:number-columns-repeated="8"/>
        </table:table-row>
        <table:table-row table:style-name="ro1">
          <table:table-cell table:style-name="ce153" office:value-type="string" calcext:value-type="string">
            <text:p>Avenue de la Pajaudière</text:p>
          </table:table-cell>
          <table:table-cell table:style-name="ce153"/>
          <table:table-cell table:number-columns-repeated="8"/>
        </table:table-row>
        <table:table-row table:style-name="ro1">
          <table:table-cell table:style-name="ce153" office:value-type="string" calcext:value-type="string">
            <text:p>Avenue de la Pepinière</text:p>
          </table:table-cell>
          <table:table-cell table:style-name="ce153"/>
          <table:table-cell table:number-columns-repeated="8"/>
        </table:table-row>
        <table:table-row table:style-name="ro1">
          <table:table-cell table:style-name="ce153" office:value-type="string" calcext:value-type="string">
            <text:p>Avenue de la Petite Baratte</text:p>
          </table:table-cell>
          <table:table-cell table:style-name="ce153"/>
          <table:table-cell table:number-columns-repeated="8"/>
        </table:table-row>
        <table:table-row table:style-name="ro1">
          <table:table-cell table:style-name="ce153" office:value-type="string" calcext:value-type="string">
            <text:p>Avenue de la Petite Berrodière</text:p>
          </table:table-cell>
          <table:table-cell table:style-name="ce153"/>
          <table:table-cell table:number-columns-repeated="8"/>
        </table:table-row>
        <table:table-row table:style-name="ro1">
          <table:table-cell table:style-name="ce153" office:value-type="string" calcext:value-type="string">
            <text:p>Avenue de la Piaudière</text:p>
          </table:table-cell>
          <table:table-cell table:style-name="ce153"/>
          <table:table-cell table:number-columns-repeated="8"/>
        </table:table-row>
        <table:table-row table:style-name="ro1">
          <table:table-cell table:style-name="ce153" office:value-type="string" calcext:value-type="string">
            <text:p>Avenue de la Polka</text:p>
          </table:table-cell>
          <table:table-cell table:style-name="ce153"/>
          <table:table-cell table:number-columns-repeated="8"/>
        </table:table-row>
        <table:table-row table:style-name="ro1">
          <table:table-cell table:style-name="ce153" office:value-type="string" calcext:value-type="string">
            <text:p>Avenue de la Prémondière</text:p>
          </table:table-cell>
          <table:table-cell table:style-name="ce153"/>
          <table:table-cell table:number-columns-repeated="8"/>
        </table:table-row>
        <table:table-row table:style-name="ro1">
          <table:table-cell table:style-name="ce153" office:value-type="string" calcext:value-type="string">
            <text:p>Avenue de la Priauté</text:p>
          </table:table-cell>
          <table:table-cell table:style-name="ce153"/>
          <table:table-cell table:number-columns-repeated="8"/>
        </table:table-row>
        <table:table-row table:style-name="ro1">
          <table:table-cell table:style-name="ce153" office:value-type="string" calcext:value-type="string">
            <text:p>Avenue de la Prime</text:p>
          </table:table-cell>
          <table:table-cell table:style-name="ce153"/>
          <table:table-cell table:number-columns-repeated="8"/>
        </table:table-row>
        <table:table-row table:style-name="ro1">
          <table:table-cell table:style-name="ce153" office:value-type="string" calcext:value-type="string">
            <text:p>Avenue de la Production</text:p>
          </table:table-cell>
          <table:table-cell table:style-name="ce153"/>
          <table:table-cell table:number-columns-repeated="8"/>
        </table:table-row>
        <table:table-row table:style-name="ro1">
          <table:table-cell table:style-name="ce153" office:value-type="string" calcext:value-type="string">
            <text:p>Avenue de la Rocca</text:p>
          </table:table-cell>
          <table:table-cell table:style-name="ce153"/>
          <table:table-cell table:number-columns-repeated="8"/>
        </table:table-row>
        <table:table-row table:style-name="ro1">
          <table:table-cell table:style-name="ce153" office:value-type="string" calcext:value-type="string">
            <text:p>Avenue de la Salamandre</text:p>
          </table:table-cell>
          <table:table-cell table:style-name="ce153"/>
          <table:table-cell table:number-columns-repeated="8"/>
        </table:table-row>
        <table:table-row table:style-name="ro1">
          <table:table-cell table:style-name="ce153" office:value-type="string" calcext:value-type="string">
            <text:p>Avenue de la Tamise</text:p>
          </table:table-cell>
          <table:table-cell table:style-name="ce153"/>
          <table:table-cell table:number-columns-repeated="8"/>
        </table:table-row>
        <table:table-row table:style-name="ro1">
          <table:table-cell table:style-name="ce153" office:value-type="string" calcext:value-type="string">
            <text:p>Avenue de la Terre Rouge</text:p>
          </table:table-cell>
          <table:table-cell table:style-name="ce153"/>
          <table:table-cell table:number-columns-repeated="8"/>
        </table:table-row>
        <table:table-row table:style-name="ro1">
          <table:table-cell table:style-name="ce153" office:value-type="string" calcext:value-type="string">
            <text:p>Avenue de la Tranquillité</text:p>
          </table:table-cell>
          <table:table-cell table:style-name="ce153"/>
          <table:table-cell table:number-columns-repeated="8"/>
        </table:table-row>
        <table:table-row table:style-name="ro1">
          <table:table-cell table:style-name="ce153" office:value-type="string" calcext:value-type="string">
            <text:p>Avenue de la Transat</text:p>
          </table:table-cell>
          <table:table-cell table:style-name="ce153"/>
          <table:table-cell table:number-columns-repeated="8"/>
        </table:table-row>
        <table:table-row table:style-name="ro1">
          <table:table-cell table:style-name="ce153" office:value-type="string" calcext:value-type="string">
            <text:p>Avenue de la Valtaiserie</text:p>
          </table:table-cell>
          <table:table-cell table:style-name="ce153"/>
          <table:table-cell table:number-columns-repeated="8"/>
        </table:table-row>
        <table:table-row table:style-name="ro1">
          <table:table-cell table:style-name="ce153" office:value-type="string" calcext:value-type="string">
            <text:p>Avenue de Landevennec</text:p>
          </table:table-cell>
          <table:table-cell table:style-name="ce153"/>
          <table:table-cell table:number-columns-repeated="8"/>
        </table:table-row>
        <table:table-row table:style-name="ro1">
          <table:table-cell table:style-name="ce153" office:value-type="string" calcext:value-type="string">
            <text:p>Avenue de Lausanne</text:p>
          </table:table-cell>
          <table:table-cell table:style-name="ce153"/>
          <table:table-cell table:number-columns-repeated="8"/>
        </table:table-row>
        <table:table-row table:style-name="ro1">
          <table:table-cell table:style-name="ce153" office:value-type="string" calcext:value-type="string">
            <text:p>Avenue de Locmariaquer</text:p>
          </table:table-cell>
          <table:table-cell table:style-name="ce153"/>
          <table:table-cell table:number-columns-repeated="8"/>
        </table:table-row>
        <table:table-row table:style-name="ro1">
          <table:table-cell table:style-name="ce153" office:value-type="string" calcext:value-type="string">
            <text:p>Avenue de Locronan</text:p>
          </table:table-cell>
          <table:table-cell table:style-name="ce153"/>
          <table:table-cell table:number-columns-repeated="8"/>
        </table:table-row>
        <table:table-row table:style-name="ro1">
          <table:table-cell table:style-name="ce153" office:value-type="string" calcext:value-type="string">
            <text:p>Avenue de Lusancay</text:p>
          </table:table-cell>
          <table:table-cell table:style-name="ce153"/>
          <table:table-cell table:number-columns-repeated="8"/>
        </table:table-row>
        <table:table-row table:style-name="ro1">
          <table:table-cell table:style-name="ce153" office:value-type="string" calcext:value-type="string">
            <text:p>Avenue de Marvejols</text:p>
          </table:table-cell>
          <table:table-cell table:style-name="ce153"/>
          <table:table-cell table:number-columns-repeated="8"/>
        </table:table-row>
        <table:table-row table:style-name="ro1">
          <table:table-cell table:style-name="ce153" office:value-type="string" calcext:value-type="string">
            <text:p>Avenue de Montys</text:p>
          </table:table-cell>
          <table:table-cell table:style-name="ce153"/>
          <table:table-cell table:number-columns-repeated="8"/>
        </table:table-row>
        <table:table-row table:style-name="ro1">
          <table:table-cell table:style-name="ce153" office:value-type="string" calcext:value-type="string">
            <text:p>Avenue de Navarre</text:p>
          </table:table-cell>
          <table:table-cell table:style-name="ce153"/>
          <table:table-cell table:number-columns-repeated="8"/>
        </table:table-row>
        <table:table-row table:style-name="ro1">
          <table:table-cell table:style-name="ce153" office:value-type="string" calcext:value-type="string">
            <text:p>Avenue de Normandie</text:p>
          </table:table-cell>
          <table:table-cell table:style-name="ce153"/>
          <table:table-cell table:number-columns-repeated="8"/>
        </table:table-row>
        <table:table-row table:style-name="ro1">
          <table:table-cell table:style-name="ce153" office:value-type="string" calcext:value-type="string">
            <text:p>Avenue de Noroit</text:p>
          </table:table-cell>
          <table:table-cell table:style-name="ce153"/>
          <table:table-cell table:number-columns-repeated="8"/>
        </table:table-row>
        <table:table-row table:style-name="ro1">
          <table:table-cell table:style-name="ce153" office:value-type="string" calcext:value-type="string">
            <text:p>Avenue de Paimpont</text:p>
          </table:table-cell>
          <table:table-cell table:style-name="ce153"/>
          <table:table-cell table:number-columns-repeated="8"/>
        </table:table-row>
        <table:table-row table:style-name="ro1">
          <table:table-cell table:style-name="ce153" office:value-type="string" calcext:value-type="string">
            <text:p>Avenue de Plougastel</text:p>
          </table:table-cell>
          <table:table-cell table:style-name="ce153"/>
          <table:table-cell table:number-columns-repeated="8"/>
        </table:table-row>
        <table:table-row table:style-name="ro1">
          <table:table-cell table:style-name="ce153" office:value-type="string" calcext:value-type="string">
            <text:p>Avenue de Rome</text:p>
          </table:table-cell>
          <table:table-cell table:style-name="ce153"/>
          <table:table-cell table:number-columns-repeated="8"/>
        </table:table-row>
        <table:table-row table:style-name="ro1">
          <table:table-cell table:style-name="ce153" office:value-type="string" calcext:value-type="string">
            <text:p>Avenue de Salonique</text:p>
          </table:table-cell>
          <table:table-cell table:style-name="ce153"/>
          <table:table-cell table:number-columns-repeated="8"/>
        </table:table-row>
        <table:table-row table:style-name="ro1">
          <table:table-cell table:style-name="ce153" office:value-type="string" calcext:value-type="string">
            <text:p>Avenue de Samothrace</text:p>
          </table:table-cell>
          <table:table-cell table:style-name="ce153"/>
          <table:table-cell table:number-columns-repeated="8"/>
        </table:table-row>
        <table:table-row table:style-name="ro1">
          <table:table-cell table:style-name="ce153" office:value-type="string" calcext:value-type="string">
            <text:p>Avenue de Smyrne</text:p>
          </table:table-cell>
          <table:table-cell table:style-name="ce153"/>
          <table:table-cell table:number-columns-repeated="8"/>
        </table:table-row>
        <table:table-row table:style-name="ro1">
          <table:table-cell table:style-name="ce153" office:value-type="string" calcext:value-type="string">
            <text:p>Avenue de Sparte</text:p>
          </table:table-cell>
          <table:table-cell table:style-name="ce153"/>
          <table:table-cell table:number-columns-repeated="8"/>
        </table:table-row>
        <table:table-row table:style-name="ro1">
          <table:table-cell table:style-name="ce153" office:value-type="string" calcext:value-type="string">
            <text:p>Avenue de Tahiti</text:p>
          </table:table-cell>
          <table:table-cell table:style-name="ce153"/>
          <table:table-cell table:number-columns-repeated="8"/>
        </table:table-row>
        <table:table-row table:style-name="ro1">
          <table:table-cell table:style-name="ce153" office:value-type="string" calcext:value-type="string">
            <text:p>Avenue de Toutes Joies</text:p>
          </table:table-cell>
          <table:table-cell table:style-name="ce153"/>
          <table:table-cell table:number-columns-repeated="8"/>
        </table:table-row>
        <table:table-row table:style-name="ro1">
          <table:table-cell table:style-name="ce153" office:value-type="string" calcext:value-type="string">
            <text:p>Avenue de Versailles</text:p>
          </table:table-cell>
          <table:table-cell table:style-name="ce153"/>
          <table:table-cell table:number-columns-repeated="8"/>
        </table:table-row>
        <table:table-row table:style-name="ro1">
          <table:table-cell table:style-name="ce153" office:value-type="string" calcext:value-type="string">
            <text:p>Avenue de Wattignies</text:p>
          </table:table-cell>
          <table:table-cell table:style-name="ce153"/>
          <table:table-cell table:number-columns-repeated="8"/>
        </table:table-row>
        <table:table-row table:style-name="ro1">
          <table:table-cell table:style-name="ce153" office:value-type="string" calcext:value-type="string">
            <text:p>Avenue des 3 Frères</text:p>
          </table:table-cell>
          <table:table-cell table:style-name="ce153"/>
          <table:table-cell table:number-columns-repeated="8"/>
        </table:table-row>
        <table:table-row table:style-name="ro1">
          <table:table-cell table:style-name="ce153" office:value-type="string" calcext:value-type="string">
            <text:p>Avenue des 3 Mousquetaires</text:p>
          </table:table-cell>
          <table:table-cell table:style-name="ce153"/>
          <table:table-cell table:number-columns-repeated="8"/>
        </table:table-row>
        <table:table-row table:style-name="ro1">
          <table:table-cell table:style-name="ce153" office:value-type="string" calcext:value-type="string">
            <text:p>Avenue des Acacias</text:p>
          </table:table-cell>
          <table:table-cell table:style-name="ce153"/>
          <table:table-cell table:number-columns-repeated="8"/>
        </table:table-row>
        <table:table-row table:style-name="ro1">
          <table:table-cell table:style-name="ce153" office:value-type="string" calcext:value-type="string">
            <text:p>Avenue des Agneaux</text:p>
          </table:table-cell>
          <table:table-cell table:style-name="ce153"/>
          <table:table-cell table:number-columns-repeated="8"/>
        </table:table-row>
        <table:table-row table:style-name="ro1">
          <table:table-cell table:style-name="ce153" office:value-type="string" calcext:value-type="string">
            <text:p>Avenue des Ajoncs</text:p>
          </table:table-cell>
          <table:table-cell table:style-name="ce153"/>
          <table:table-cell table:number-columns-repeated="8"/>
        </table:table-row>
        <table:table-row table:style-name="ro1">
          <table:table-cell table:style-name="ce153" office:value-type="string" calcext:value-type="string">
            <text:p>Avenue des Algues</text:p>
          </table:table-cell>
          <table:table-cell table:style-name="ce153"/>
          <table:table-cell table:number-columns-repeated="8"/>
        </table:table-row>
        <table:table-row table:style-name="ro1">
          <table:table-cell table:style-name="ce153" office:value-type="string" calcext:value-type="string">
            <text:p>Avenue des Alouettes</text:p>
          </table:table-cell>
          <table:table-cell table:style-name="ce153"/>
          <table:table-cell table:number-columns-repeated="8"/>
        </table:table-row>
        <table:table-row table:style-name="ro1">
          <table:table-cell table:style-name="ce153" office:value-type="string" calcext:value-type="string">
            <text:p>Avenue des Alpagas</text:p>
          </table:table-cell>
          <table:table-cell table:style-name="ce153"/>
          <table:table-cell table:number-columns-repeated="8"/>
        </table:table-row>
        <table:table-row table:style-name="ro1">
          <table:table-cell table:style-name="ce153" office:value-type="string" calcext:value-type="string">
            <text:p>Avenue des Amandiers</text:p>
          </table:table-cell>
          <table:table-cell table:style-name="ce153"/>
          <table:table-cell table:number-columns-repeated="8"/>
        </table:table-row>
        <table:table-row table:style-name="ro1">
          <table:table-cell table:style-name="ce153" office:value-type="string" calcext:value-type="string">
            <text:p>Avenue des Amandines</text:p>
          </table:table-cell>
          <table:table-cell table:style-name="ce153"/>
          <table:table-cell table:number-columns-repeated="8"/>
        </table:table-row>
        <table:table-row table:style-name="ro1">
          <table:table-cell table:style-name="ce153" office:value-type="string" calcext:value-type="string">
            <text:p>Avenue des Amaryllis</text:p>
          </table:table-cell>
          <table:table-cell table:style-name="ce153"/>
          <table:table-cell table:number-columns-repeated="8"/>
        </table:table-row>
        <table:table-row table:style-name="ro1">
          <table:table-cell table:style-name="ce153" office:value-type="string" calcext:value-type="string">
            <text:p>Avenue des Améthystes</text:p>
          </table:table-cell>
          <table:table-cell table:style-name="ce153"/>
          <table:table-cell table:number-columns-repeated="8"/>
        </table:table-row>
        <table:table-row table:style-name="ro1">
          <table:table-cell table:style-name="ce153" office:value-type="string" calcext:value-type="string">
            <text:p>Avenue des Antilopes</text:p>
          </table:table-cell>
          <table:table-cell table:style-name="ce153"/>
          <table:table-cell table:number-columns-repeated="8"/>
        </table:table-row>
        <table:table-row table:style-name="ro1">
          <table:table-cell table:style-name="ce153" office:value-type="string" calcext:value-type="string">
            <text:p>Avenue des Aquarelles</text:p>
          </table:table-cell>
          <table:table-cell table:style-name="ce153"/>
          <table:table-cell table:number-columns-repeated="8"/>
        </table:table-row>
        <table:table-row table:style-name="ro1">
          <table:table-cell table:style-name="ce153" office:value-type="string" calcext:value-type="string">
            <text:p>Avenue des Armoises</text:p>
          </table:table-cell>
          <table:table-cell table:style-name="ce153"/>
          <table:table-cell table:number-columns-repeated="8"/>
        </table:table-row>
        <table:table-row table:style-name="ro1">
          <table:table-cell table:style-name="ce153" office:value-type="string" calcext:value-type="string">
            <text:p>Avenue des Bambous</text:p>
          </table:table-cell>
          <table:table-cell table:style-name="ce153"/>
          <table:table-cell table:number-columns-repeated="8"/>
        </table:table-row>
        <table:table-row table:style-name="ro1">
          <table:table-cell table:style-name="ce153" office:value-type="string" calcext:value-type="string">
            <text:p>Avenue des Belles Terres</text:p>
          </table:table-cell>
          <table:table-cell table:style-name="ce153"/>
          <table:table-cell table:number-columns-repeated="8"/>
        </table:table-row>
        <table:table-row table:style-name="ro1">
          <table:table-cell table:style-name="ce153" office:value-type="string" calcext:value-type="string">
            <text:p>Avenue des Biches</text:p>
          </table:table-cell>
          <table:table-cell table:style-name="ce153"/>
          <table:table-cell table:number-columns-repeated="8"/>
        </table:table-row>
        <table:table-row table:style-name="ro1">
          <table:table-cell table:style-name="ce153" office:value-type="string" calcext:value-type="string">
            <text:p>Avenue des Blés d'Or</text:p>
          </table:table-cell>
          <table:table-cell table:style-name="ce153"/>
          <table:table-cell table:number-columns-repeated="8"/>
        </table:table-row>
        <table:table-row table:style-name="ro1">
          <table:table-cell table:style-name="ce153" office:value-type="string" calcext:value-type="string">
            <text:p>Avenue des Bleuets</text:p>
          </table:table-cell>
          <table:table-cell table:style-name="ce153"/>
          <table:table-cell table:number-columns-repeated="8"/>
        </table:table-row>
        <table:table-row table:style-name="ro1">
          <table:table-cell table:style-name="ce153" office:value-type="string" calcext:value-type="string">
            <text:p>Avenue des Bonnes Volontés</text:p>
          </table:table-cell>
          <table:table-cell table:style-name="ce153"/>
          <table:table-cell table:number-columns-repeated="8"/>
        </table:table-row>
        <table:table-row table:style-name="ro1">
          <table:table-cell table:style-name="ce153" office:value-type="string" calcext:value-type="string">
            <text:p>Avenue des Bouleaux</text:p>
          </table:table-cell>
          <table:table-cell table:style-name="ce153"/>
          <table:table-cell table:number-columns-repeated="8"/>
        </table:table-row>
        <table:table-row table:style-name="ro1">
          <table:table-cell table:style-name="ce153" office:value-type="string" calcext:value-type="string">
            <text:p>Avenue des Campanules</text:p>
          </table:table-cell>
          <table:table-cell table:style-name="ce153"/>
          <table:table-cell table:number-columns-repeated="8"/>
        </table:table-row>
        <table:table-row table:style-name="ro1">
          <table:table-cell table:style-name="ce153" office:value-type="string" calcext:value-type="string">
            <text:p>Avenue des Canotières</text:p>
          </table:table-cell>
          <table:table-cell table:style-name="ce153"/>
          <table:table-cell table:number-columns-repeated="8"/>
        </table:table-row>
        <table:table-row table:style-name="ro1">
          <table:table-cell table:style-name="ce153" office:value-type="string" calcext:value-type="string">
            <text:p>Avenue des Cardinaux</text:p>
          </table:table-cell>
          <table:table-cell table:style-name="ce153"/>
          <table:table-cell table:number-columns-repeated="8"/>
        </table:table-row>
        <table:table-row table:style-name="ro1">
          <table:table-cell table:style-name="ce153" office:value-type="string" calcext:value-type="string">
            <text:p>Avenue des Cascades</text:p>
          </table:table-cell>
          <table:table-cell table:style-name="ce153"/>
          <table:table-cell table:number-columns-repeated="8"/>
        </table:table-row>
        <table:table-row table:style-name="ro1">
          <table:table-cell table:style-name="ce153" office:value-type="string" calcext:value-type="string">
            <text:p>Avenue des Causses</text:p>
          </table:table-cell>
          <table:table-cell table:style-name="ce153"/>
          <table:table-cell table:number-columns-repeated="8"/>
        </table:table-row>
        <table:table-row table:style-name="ro1">
          <table:table-cell table:style-name="ce153" office:value-type="string" calcext:value-type="string">
            <text:p>Avenue des Chalâtres</text:p>
          </table:table-cell>
          <table:table-cell table:style-name="ce153"/>
          <table:table-cell table:number-columns-repeated="8"/>
        </table:table-row>
        <table:table-row table:style-name="ro1">
          <table:table-cell table:style-name="ce153" office:value-type="string" calcext:value-type="string">
            <text:p>Avenue des Chamois</text:p>
          </table:table-cell>
          <table:table-cell table:style-name="ce153"/>
          <table:table-cell table:number-columns-repeated="8"/>
        </table:table-row>
        <table:table-row table:style-name="ro1">
          <table:table-cell table:style-name="ce153" office:value-type="string" calcext:value-type="string">
            <text:p>Avenue des Chapelières</text:p>
          </table:table-cell>
          <table:table-cell table:style-name="ce153"/>
          <table:table-cell table:number-columns-repeated="8"/>
        </table:table-row>
        <table:table-row table:style-name="ro1">
          <table:table-cell table:style-name="ce153" office:value-type="string" calcext:value-type="string">
            <text:p>Avenue des Chèvrefeuilles</text:p>
          </table:table-cell>
          <table:table-cell table:style-name="ce153"/>
          <table:table-cell table:number-columns-repeated="8"/>
        </table:table-row>
        <table:table-row table:style-name="ro1">
          <table:table-cell table:style-name="ce153" office:value-type="string" calcext:value-type="string">
            <text:p>Avenue des Cigales</text:p>
          </table:table-cell>
          <table:table-cell table:style-name="ce153"/>
          <table:table-cell table:number-columns-repeated="8"/>
        </table:table-row>
        <table:table-row table:style-name="ro1">
          <table:table-cell table:style-name="ce153" office:value-type="string" calcext:value-type="string">
            <text:p>Avenue des Clavecins</text:p>
          </table:table-cell>
          <table:table-cell table:style-name="ce153"/>
          <table:table-cell table:number-columns-repeated="8"/>
        </table:table-row>
        <table:table-row table:style-name="ro1">
          <table:table-cell table:style-name="ce153" office:value-type="string" calcext:value-type="string">
            <text:p>Avenue des Coquelicots</text:p>
          </table:table-cell>
          <table:table-cell table:style-name="ce153"/>
          <table:table-cell table:number-columns-repeated="8"/>
        </table:table-row>
        <table:table-row table:style-name="ro1">
          <table:table-cell table:style-name="ce153" office:value-type="string" calcext:value-type="string">
            <text:p>Avenue des Cottages</text:p>
          </table:table-cell>
          <table:table-cell table:style-name="ce153"/>
          <table:table-cell table:number-columns-repeated="8"/>
        </table:table-row>
        <table:table-row table:style-name="ro1">
          <table:table-cell table:style-name="ce153" office:value-type="string" calcext:value-type="string">
            <text:p>Avenue des Coucous</text:p>
          </table:table-cell>
          <table:table-cell table:style-name="ce153"/>
          <table:table-cell table:number-columns-repeated="8"/>
        </table:table-row>
        <table:table-row table:style-name="ro1">
          <table:table-cell table:style-name="ce153" office:value-type="string" calcext:value-type="string">
            <text:p>Avenue des Dalmatiens</text:p>
          </table:table-cell>
          <table:table-cell table:style-name="ce153"/>
          <table:table-cell table:number-columns-repeated="8"/>
        </table:table-row>
        <table:table-row table:style-name="ro1">
          <table:table-cell table:style-name="ce153" office:value-type="string" calcext:value-type="string">
            <text:p>Avenue des Danois</text:p>
          </table:table-cell>
          <table:table-cell table:style-name="ce153"/>
          <table:table-cell table:number-columns-repeated="8"/>
        </table:table-row>
        <table:table-row table:style-name="ro1">
          <table:table-cell table:style-name="ce153" office:value-type="string" calcext:value-type="string">
            <text:p>Avenue des Dervallières</text:p>
          </table:table-cell>
          <table:table-cell table:style-name="ce153"/>
          <table:table-cell table:number-columns-repeated="8"/>
        </table:table-row>
        <table:table-row table:style-name="ro1">
          <table:table-cell table:style-name="ce153" office:value-type="string" calcext:value-type="string">
            <text:p>Avenue des Diligences</text:p>
          </table:table-cell>
          <table:table-cell table:style-name="ce153"/>
          <table:table-cell table:number-columns-repeated="8"/>
        </table:table-row>
        <table:table-row table:style-name="ro1">
          <table:table-cell table:style-name="ce153" office:value-type="string" calcext:value-type="string">
            <text:p>Avenue des Druides</text:p>
          </table:table-cell>
          <table:table-cell table:style-name="ce153"/>
          <table:table-cell table:number-columns-repeated="8"/>
        </table:table-row>
        <table:table-row table:style-name="ro1">
          <table:table-cell table:style-name="ce153" office:value-type="string" calcext:value-type="string">
            <text:p>Avenue des Eglantiers</text:p>
          </table:table-cell>
          <table:table-cell table:style-name="ce153"/>
          <table:table-cell table:number-columns-repeated="8"/>
        </table:table-row>
        <table:table-row table:style-name="ro1">
          <table:table-cell table:style-name="ce153" office:value-type="string" calcext:value-type="string">
            <text:p>Avenue des Epagneuls</text:p>
          </table:table-cell>
          <table:table-cell table:style-name="ce153"/>
          <table:table-cell table:number-columns-repeated="8"/>
        </table:table-row>
        <table:table-row table:style-name="ro1">
          <table:table-cell table:style-name="ce153" office:value-type="string" calcext:value-type="string">
            <text:p>Avenue des Epicéas</text:p>
          </table:table-cell>
          <table:table-cell table:style-name="ce153"/>
          <table:table-cell table:number-columns-repeated="8"/>
        </table:table-row>
        <table:table-row table:style-name="ro1">
          <table:table-cell table:style-name="ce153" office:value-type="string" calcext:value-type="string">
            <text:p>Avenue des Epicéas</text:p>
          </table:table-cell>
          <table:table-cell table:style-name="ce153"/>
          <table:table-cell table:number-columns-repeated="8"/>
        </table:table-row>
        <table:table-row table:style-name="ro1">
          <table:table-cell table:style-name="ce153" office:value-type="string" calcext:value-type="string">
            <text:p>Avenue des Fées</text:p>
          </table:table-cell>
          <table:table-cell table:style-name="ce153"/>
          <table:table-cell table:number-columns-repeated="8"/>
        </table:table-row>
        <table:table-row table:style-name="ro1">
          <table:table-cell table:style-name="ce153" office:value-type="string" calcext:value-type="string">
            <text:p>Avenue des Flamboyants</text:p>
          </table:table-cell>
          <table:table-cell table:style-name="ce153"/>
          <table:table-cell table:number-columns-repeated="8"/>
        </table:table-row>
        <table:table-row table:style-name="ro1">
          <table:table-cell table:style-name="ce153" office:value-type="string" calcext:value-type="string">
            <text:p>Avenue des Franciscains</text:p>
          </table:table-cell>
          <table:table-cell table:style-name="ce153"/>
          <table:table-cell table:number-columns-repeated="8"/>
        </table:table-row>
        <table:table-row table:style-name="ro1">
          <table:table-cell table:style-name="ce153" office:value-type="string" calcext:value-type="string">
            <text:p>Avenue des Frères Bauquin</text:p>
          </table:table-cell>
          <table:table-cell table:style-name="ce153"/>
          <table:table-cell table:number-columns-repeated="8"/>
        </table:table-row>
        <table:table-row table:style-name="ro1">
          <table:table-cell table:style-name="ce153" office:value-type="string" calcext:value-type="string">
            <text:p>Avenue des Gazons</text:p>
          </table:table-cell>
          <table:table-cell table:style-name="ce153"/>
          <table:table-cell table:number-columns-repeated="8"/>
        </table:table-row>
        <table:table-row table:style-name="ro1">
          <table:table-cell table:style-name="ce153" office:value-type="string" calcext:value-type="string">
            <text:p>Avenue des Gentilshommes</text:p>
          </table:table-cell>
          <table:table-cell table:style-name="ce153"/>
          <table:table-cell table:number-columns-repeated="8"/>
        </table:table-row>
        <table:table-row table:style-name="ro1">
          <table:table-cell table:style-name="ce153" office:value-type="string" calcext:value-type="string">
            <text:p>Avenue des Gobelets</text:p>
          </table:table-cell>
          <table:table-cell table:style-name="ce153"/>
          <table:table-cell table:number-columns-repeated="8"/>
        </table:table-row>
        <table:table-row table:style-name="ro1">
          <table:table-cell table:style-name="ce153" office:value-type="string" calcext:value-type="string">
            <text:p>Avenue des Goëlands</text:p>
          </table:table-cell>
          <table:table-cell table:style-name="ce153"/>
          <table:table-cell table:number-columns-repeated="8"/>
        </table:table-row>
        <table:table-row table:style-name="ro1">
          <table:table-cell table:style-name="ce153" office:value-type="string" calcext:value-type="string">
            <text:p>Avenue des Guitares</text:p>
          </table:table-cell>
          <table:table-cell table:style-name="ce153"/>
          <table:table-cell table:number-columns-repeated="8"/>
        </table:table-row>
        <table:table-row table:style-name="ro1">
          <table:table-cell table:style-name="ce153" office:value-type="string" calcext:value-type="string">
            <text:p>Avenue des Hauts Fonds</text:p>
          </table:table-cell>
          <table:table-cell table:style-name="ce153"/>
          <table:table-cell table:number-columns-repeated="8"/>
        </table:table-row>
        <table:table-row table:style-name="ro1">
          <table:table-cell table:style-name="ce153" office:value-type="string" calcext:value-type="string">
            <text:p>Avenue des Hélianthes</text:p>
          </table:table-cell>
          <table:table-cell table:style-name="ce153"/>
          <table:table-cell table:number-columns-repeated="8"/>
        </table:table-row>
        <table:table-row table:style-name="ro1">
          <table:table-cell table:style-name="ce153" office:value-type="string" calcext:value-type="string">
            <text:p>Avenue des Héliotropes</text:p>
          </table:table-cell>
          <table:table-cell table:style-name="ce153"/>
          <table:table-cell table:number-columns-repeated="8"/>
        </table:table-row>
        <table:table-row table:style-name="ro1">
          <table:table-cell table:style-name="ce153" office:value-type="string" calcext:value-type="string">
            <text:p>Avenue des Hespérides</text:p>
          </table:table-cell>
          <table:table-cell table:style-name="ce153"/>
          <table:table-cell table:number-columns-repeated="8"/>
        </table:table-row>
        <table:table-row table:style-name="ro1">
          <table:table-cell table:style-name="ce153" office:value-type="string" calcext:value-type="string">
            <text:p>Avenue des Hortensias</text:p>
          </table:table-cell>
          <table:table-cell table:style-name="ce153"/>
          <table:table-cell table:number-columns-repeated="8"/>
        </table:table-row>
        <table:table-row table:style-name="ro1">
          <table:table-cell table:style-name="ce153" office:value-type="string" calcext:value-type="string">
            <text:p>Avenue des Ifs</text:p>
          </table:table-cell>
          <table:table-cell table:style-name="ce153"/>
          <table:table-cell table:number-columns-repeated="8"/>
        </table:table-row>
        <table:table-row table:style-name="ro1">
          <table:table-cell table:style-name="ce153" office:value-type="string" calcext:value-type="string">
            <text:p>Avenue des Impressionnistes</text:p>
          </table:table-cell>
          <table:table-cell table:style-name="ce153"/>
          <table:table-cell table:number-columns-repeated="8"/>
        </table:table-row>
        <table:table-row table:style-name="ro1">
          <table:table-cell table:style-name="ce153" office:value-type="string" calcext:value-type="string">
            <text:p>Avenue des Ingénieurs</text:p>
          </table:table-cell>
          <table:table-cell table:style-name="ce153"/>
          <table:table-cell table:number-columns-repeated="8"/>
        </table:table-row>
        <table:table-row table:style-name="ro1">
          <table:table-cell table:style-name="ce153" office:value-type="string" calcext:value-type="string">
            <text:p>Avenue des Iris</text:p>
          </table:table-cell>
          <table:table-cell table:style-name="ce153"/>
          <table:table-cell table:number-columns-repeated="8"/>
        </table:table-row>
        <table:table-row table:style-name="ro1">
          <table:table-cell table:style-name="ce153" office:value-type="string" calcext:value-type="string">
            <text:p>Avenue des Jades</text:p>
          </table:table-cell>
          <table:table-cell table:style-name="ce153"/>
          <table:table-cell table:number-columns-repeated="8"/>
        </table:table-row>
        <table:table-row table:style-name="ro1">
          <table:table-cell table:style-name="ce153" office:value-type="string" calcext:value-type="string">
            <text:p>Avenue des Jonquilles</text:p>
          </table:table-cell>
          <table:table-cell table:style-name="ce153"/>
          <table:table-cell table:number-columns-repeated="8"/>
        </table:table-row>
        <table:table-row table:style-name="ro1">
          <table:table-cell table:style-name="ce153" office:value-type="string" calcext:value-type="string">
            <text:p>Avenue des Korrigans</text:p>
          </table:table-cell>
          <table:table-cell table:style-name="ce153"/>
          <table:table-cell table:number-columns-repeated="8"/>
        </table:table-row>
        <table:table-row table:style-name="ro1">
          <table:table-cell table:style-name="ce153" office:value-type="string" calcext:value-type="string">
            <text:p>Avenue des Lacs</text:p>
          </table:table-cell>
          <table:table-cell table:style-name="ce153"/>
          <table:table-cell table:number-columns-repeated="8"/>
        </table:table-row>
        <table:table-row table:style-name="ro1">
          <table:table-cell table:style-name="ce153" office:value-type="string" calcext:value-type="string">
            <text:p>Avenue des Lauriers</text:p>
          </table:table-cell>
          <table:table-cell table:style-name="ce153"/>
          <table:table-cell table:number-columns-repeated="8"/>
        </table:table-row>
        <table:table-row table:style-name="ro1">
          <table:table-cell table:style-name="ce153" office:value-type="string" calcext:value-type="string">
            <text:p>Avenue des Lévriers</text:p>
          </table:table-cell>
          <table:table-cell table:style-name="ce153"/>
          <table:table-cell table:number-columns-repeated="8"/>
        </table:table-row>
        <table:table-row table:style-name="ro1">
          <table:table-cell table:style-name="ce153" office:value-type="string" calcext:value-type="string">
            <text:p>Avenue des Lilas</text:p>
          </table:table-cell>
          <table:table-cell table:style-name="ce153"/>
          <table:table-cell table:number-columns-repeated="8"/>
        </table:table-row>
        <table:table-row table:style-name="ro1">
          <table:table-cell table:style-name="ce153" office:value-type="string" calcext:value-type="string">
            <text:p>Avenue des Loriots</text:p>
          </table:table-cell>
          <table:table-cell table:style-name="ce153"/>
          <table:table-cell table:number-columns-repeated="8"/>
        </table:table-row>
        <table:table-row table:style-name="ro1">
          <table:table-cell table:style-name="ce153" office:value-type="string" calcext:value-type="string">
            <text:p>Avenue des Louveteaux</text:p>
          </table:table-cell>
          <table:table-cell table:style-name="ce153"/>
          <table:table-cell table:number-columns-repeated="8"/>
        </table:table-row>
        <table:table-row table:style-name="ro1">
          <table:table-cell table:style-name="ce153" office:value-type="string" calcext:value-type="string">
            <text:p>Avenue des Magnolias</text:p>
          </table:table-cell>
          <table:table-cell table:style-name="ce153"/>
          <table:table-cell table:number-columns-repeated="8"/>
        </table:table-row>
        <table:table-row table:style-name="ro1">
          <table:table-cell table:style-name="ce153" office:value-type="string" calcext:value-type="string">
            <text:p>Avenue des Mandarines</text:p>
          </table:table-cell>
          <table:table-cell table:style-name="ce153"/>
          <table:table-cell table:number-columns-repeated="8"/>
        </table:table-row>
        <table:table-row table:style-name="ro1">
          <table:table-cell table:style-name="ce153" office:value-type="string" calcext:value-type="string">
            <text:p>Avenue des Melodies</text:p>
          </table:table-cell>
          <table:table-cell table:style-name="ce153"/>
          <table:table-cell table:number-columns-repeated="8"/>
        </table:table-row>
        <table:table-row table:style-name="ro1">
          <table:table-cell table:style-name="ce153" office:value-type="string" calcext:value-type="string">
            <text:p>Avenue des Menures</text:p>
          </table:table-cell>
          <table:table-cell table:style-name="ce153"/>
          <table:table-cell table:number-columns-repeated="8"/>
        </table:table-row>
        <table:table-row table:style-name="ro1">
          <table:table-cell table:style-name="ce153" office:value-type="string" calcext:value-type="string">
            <text:p>Avenue des Mésanges</text:p>
          </table:table-cell>
          <table:table-cell table:style-name="ce153"/>
          <table:table-cell table:number-columns-repeated="8"/>
        </table:table-row>
        <table:table-row table:style-name="ro1">
          <table:table-cell table:style-name="ce153" office:value-type="string" calcext:value-type="string">
            <text:p>Avenue des Mimosas</text:p>
          </table:table-cell>
          <table:table-cell table:style-name="ce153"/>
          <table:table-cell table:number-columns-repeated="8"/>
        </table:table-row>
        <table:table-row table:style-name="ro1">
          <table:table-cell table:style-name="ce153" office:value-type="string" calcext:value-type="string">
            <text:p>Avenue des Navigateurs</text:p>
          </table:table-cell>
          <table:table-cell table:style-name="ce153"/>
          <table:table-cell table:number-columns-repeated="8"/>
        </table:table-row>
        <table:table-row table:style-name="ro1">
          <table:table-cell table:style-name="ce153" office:value-type="string" calcext:value-type="string">
            <text:p>Avenue des Nèfles</text:p>
          </table:table-cell>
          <table:table-cell table:style-name="ce153"/>
          <table:table-cell table:number-columns-repeated="8"/>
        </table:table-row>
        <table:table-row table:style-name="ro1">
          <table:table-cell table:style-name="ce153" office:value-type="string" calcext:value-type="string">
            <text:p>Avenue des Nénuphars</text:p>
          </table:table-cell>
          <table:table-cell table:style-name="ce153"/>
          <table:table-cell table:number-columns-repeated="8"/>
        </table:table-row>
        <table:table-row table:style-name="ro1">
          <table:table-cell table:style-name="ce153" office:value-type="string" calcext:value-type="string">
            <text:p>Avenue des Nouettes</text:p>
          </table:table-cell>
          <table:table-cell table:style-name="ce153"/>
          <table:table-cell table:number-columns-repeated="8"/>
        </table:table-row>
        <table:table-row table:style-name="ro1">
          <table:table-cell table:style-name="ce153" office:value-type="string" calcext:value-type="string">
            <text:p>Avenue des Oiseaux</text:p>
          </table:table-cell>
          <table:table-cell table:style-name="ce153"/>
          <table:table-cell table:number-columns-repeated="8"/>
        </table:table-row>
        <table:table-row table:style-name="ro1">
          <table:table-cell table:style-name="ce153" office:value-type="string" calcext:value-type="string">
            <text:p>Avenue des Ondes</text:p>
          </table:table-cell>
          <table:table-cell table:style-name="ce153"/>
          <table:table-cell table:number-columns-repeated="8"/>
        </table:table-row>
        <table:table-row table:style-name="ro1">
          <table:table-cell table:style-name="ce153" office:value-type="string" calcext:value-type="string">
            <text:p>Avenue des Opalines</text:p>
          </table:table-cell>
          <table:table-cell table:style-name="ce153"/>
          <table:table-cell table:number-columns-repeated="8"/>
        </table:table-row>
        <table:table-row table:style-name="ro1">
          <table:table-cell table:style-name="ce153" office:value-type="string" calcext:value-type="string">
            <text:p>Avenue des Orchidées</text:p>
          </table:table-cell>
          <table:table-cell table:style-name="ce153"/>
          <table:table-cell table:number-columns-repeated="8"/>
        </table:table-row>
        <table:table-row table:style-name="ro1">
          <table:table-cell table:style-name="ce153" office:value-type="string" calcext:value-type="string">
            <text:p>Avenue des Palétuviers</text:p>
          </table:table-cell>
          <table:table-cell table:style-name="ce153"/>
          <table:table-cell table:number-columns-repeated="8"/>
        </table:table-row>
        <table:table-row table:style-name="ro1">
          <table:table-cell table:style-name="ce153" office:value-type="string" calcext:value-type="string">
            <text:p>Avenue des Palmiers</text:p>
          </table:table-cell>
          <table:table-cell table:style-name="ce153"/>
          <table:table-cell table:number-columns-repeated="8"/>
        </table:table-row>
        <table:table-row table:style-name="ro1">
          <table:table-cell table:style-name="ce153" office:value-type="string" calcext:value-type="string">
            <text:p>Avenue des Palombes</text:p>
          </table:table-cell>
          <table:table-cell table:style-name="ce153"/>
          <table:table-cell table:number-columns-repeated="8"/>
        </table:table-row>
        <table:table-row table:style-name="ro1">
          <table:table-cell table:style-name="ce153" office:value-type="string" calcext:value-type="string">
            <text:p>Avenue des Pampres</text:p>
          </table:table-cell>
          <table:table-cell table:style-name="ce153"/>
          <table:table-cell table:number-columns-repeated="8"/>
        </table:table-row>
        <table:table-row table:style-name="ro1">
          <table:table-cell table:style-name="ce153" office:value-type="string" calcext:value-type="string">
            <text:p>Avenue des Pétales</text:p>
          </table:table-cell>
          <table:table-cell table:style-name="ce153"/>
          <table:table-cell table:number-columns-repeated="8"/>
        </table:table-row>
        <table:table-row table:style-name="ro1">
          <table:table-cell table:style-name="ce153" office:value-type="string" calcext:value-type="string">
            <text:p>Avenue des Pétrels</text:p>
          </table:table-cell>
          <table:table-cell table:style-name="ce153"/>
          <table:table-cell table:number-columns-repeated="8"/>
        </table:table-row>
        <table:table-row table:style-name="ro1">
          <table:table-cell table:style-name="ce153" office:value-type="string" calcext:value-type="string">
            <text:p>Avenue des Pipeaux</text:p>
          </table:table-cell>
          <table:table-cell table:style-name="ce153"/>
          <table:table-cell table:number-columns-repeated="8"/>
        </table:table-row>
        <table:table-row table:style-name="ro1">
          <table:table-cell table:style-name="ce153" office:value-type="string" calcext:value-type="string">
            <text:p>Avenue des Poiriers</text:p>
          </table:table-cell>
          <table:table-cell table:style-name="ce153"/>
          <table:table-cell table:number-columns-repeated="8"/>
        </table:table-row>
        <table:table-row table:style-name="ro1">
          <table:table-cell table:style-name="ce153" office:value-type="string" calcext:value-type="string">
            <text:p>Avenue des Préludes</text:p>
          </table:table-cell>
          <table:table-cell table:style-name="ce153"/>
          <table:table-cell table:number-columns-repeated="8"/>
        </table:table-row>
        <table:table-row table:style-name="ro1">
          <table:table-cell table:style-name="ce153" office:value-type="string" calcext:value-type="string">
            <text:p>Avenue des Pyrénées</text:p>
          </table:table-cell>
          <table:table-cell table:style-name="ce153"/>
          <table:table-cell table:number-columns-repeated="8"/>
        </table:table-row>
        <table:table-row table:style-name="ro1">
          <table:table-cell table:style-name="ce153" office:value-type="string" calcext:value-type="string">
            <text:p>Avenue des Récifs</text:p>
          </table:table-cell>
          <table:table-cell table:style-name="ce153"/>
          <table:table-cell table:number-columns-repeated="8"/>
        </table:table-row>
        <table:table-row table:style-name="ro1">
          <table:table-cell table:style-name="ce153" office:value-type="string" calcext:value-type="string">
            <text:p>Avenue des Renoncules</text:p>
          </table:table-cell>
          <table:table-cell table:style-name="ce153"/>
          <table:table-cell table:number-columns-repeated="8"/>
        </table:table-row>
        <table:table-row table:style-name="ro1">
          <table:table-cell table:style-name="ce153" office:value-type="string" calcext:value-type="string">
            <text:p>Avenue des Roches Blanches</text:p>
          </table:table-cell>
          <table:table-cell table:style-name="ce153"/>
          <table:table-cell table:number-columns-repeated="8"/>
        </table:table-row>
        <table:table-row table:style-name="ro1">
          <table:table-cell table:style-name="ce153" office:value-type="string" calcext:value-type="string">
            <text:p>Avenue des Rodières</text:p>
          </table:table-cell>
          <table:table-cell table:style-name="ce153"/>
          <table:table-cell table:number-columns-repeated="8"/>
        </table:table-row>
        <table:table-row table:style-name="ro1">
          <table:table-cell table:style-name="ce153" office:value-type="string" calcext:value-type="string">
            <text:p>Avenue des Roses</text:p>
          </table:table-cell>
          <table:table-cell table:style-name="ce153"/>
          <table:table-cell table:number-columns-repeated="8"/>
        </table:table-row>
        <table:table-row table:style-name="ro1">
          <table:table-cell table:style-name="ce153" office:value-type="string" calcext:value-type="string">
            <text:p>Avenue des Samourais</text:p>
          </table:table-cell>
          <table:table-cell table:style-name="ce153"/>
          <table:table-cell table:number-columns-repeated="8"/>
        </table:table-row>
        <table:table-row table:style-name="ro1">
          <table:table-cell table:style-name="ce153" office:value-type="string" calcext:value-type="string">
            <text:p>Avenue des Saules</text:p>
          </table:table-cell>
          <table:table-cell table:style-name="ce153"/>
          <table:table-cell table:number-columns-repeated="8"/>
        </table:table-row>
        <table:table-row table:style-name="ro1">
          <table:table-cell table:style-name="ce153" office:value-type="string" calcext:value-type="string">
            <text:p>Avenue des Serpentines</text:p>
          </table:table-cell>
          <table:table-cell table:style-name="ce153"/>
          <table:table-cell table:number-columns-repeated="8"/>
        </table:table-row>
        <table:table-row table:style-name="ro1">
          <table:table-cell table:style-name="ce153" office:value-type="string" calcext:value-type="string">
            <text:p>Avenue des Sternes</text:p>
          </table:table-cell>
          <table:table-cell table:style-name="ce153"/>
          <table:table-cell table:number-columns-repeated="8"/>
        </table:table-row>
        <table:table-row table:style-name="ro1">
          <table:table-cell table:style-name="ce153" office:value-type="string" calcext:value-type="string">
            <text:p>Avenue des Sulkies</text:p>
          </table:table-cell>
          <table:table-cell table:style-name="ce153"/>
          <table:table-cell table:number-columns-repeated="8"/>
        </table:table-row>
        <table:table-row table:style-name="ro1">
          <table:table-cell table:style-name="ce153" office:value-type="string" calcext:value-type="string">
            <text:p>Avenue des Sylphes</text:p>
          </table:table-cell>
          <table:table-cell table:style-name="ce153"/>
          <table:table-cell table:number-columns-repeated="8"/>
        </table:table-row>
        <table:table-row table:style-name="ro1">
          <table:table-cell table:style-name="ce153" office:value-type="string" calcext:value-type="string">
            <text:p>Avenue des Terres</text:p>
          </table:table-cell>
          <table:table-cell table:style-name="ce153"/>
          <table:table-cell table:number-columns-repeated="8"/>
        </table:table-row>
        <table:table-row table:style-name="ro1">
          <table:table-cell table:style-name="ce153" office:value-type="string" calcext:value-type="string">
            <text:p>Avenue des Tourterelles</text:p>
          </table:table-cell>
          <table:table-cell table:style-name="ce153"/>
          <table:table-cell table:number-columns-repeated="8"/>
        </table:table-row>
        <table:table-row table:style-name="ro1">
          <table:table-cell table:style-name="ce153" office:value-type="string" calcext:value-type="string">
            <text:p>Avenue des Troënes</text:p>
          </table:table-cell>
          <table:table-cell table:style-name="ce153"/>
          <table:table-cell table:number-columns-repeated="8"/>
        </table:table-row>
        <table:table-row table:style-name="ro1">
          <table:table-cell table:style-name="ce153" office:value-type="string" calcext:value-type="string">
            <text:p>Avenue des Tropiques</text:p>
          </table:table-cell>
          <table:table-cell table:style-name="ce153"/>
          <table:table-cell table:number-columns-repeated="8"/>
        </table:table-row>
        <table:table-row table:style-name="ro1">
          <table:table-cell table:style-name="ce153" office:value-type="string" calcext:value-type="string">
            <text:p>Avenue des Tulipes</text:p>
          </table:table-cell>
          <table:table-cell table:style-name="ce153"/>
          <table:table-cell table:number-columns-repeated="8"/>
        </table:table-row>
        <table:table-row table:style-name="ro1">
          <table:table-cell table:style-name="ce153" office:value-type="string" calcext:value-type="string">
            <text:p>Avenue des Varechs</text:p>
          </table:table-cell>
          <table:table-cell table:style-name="ce153"/>
          <table:table-cell table:number-columns-repeated="8"/>
        </table:table-row>
        <table:table-row table:style-name="ro1">
          <table:table-cell table:style-name="ce153" office:value-type="string" calcext:value-type="string">
            <text:p>Avenue des Violons</text:p>
          </table:table-cell>
          <table:table-cell table:style-name="ce153"/>
          <table:table-cell table:number-columns-repeated="8"/>
        </table:table-row>
        <table:table-row table:style-name="ro1">
          <table:table-cell table:style-name="ce153" office:value-type="string" calcext:value-type="string">
            <text:p>Avenue Docteur Heurteaux</text:p>
          </table:table-cell>
          <table:table-cell table:style-name="ce153"/>
          <table:table-cell table:number-columns-repeated="8"/>
        </table:table-row>
        <table:table-row table:style-name="ro1">
          <table:table-cell table:style-name="ce153" office:value-type="string" calcext:value-type="string">
            <text:p>Avenue Docteur Roux</text:p>
          </table:table-cell>
          <table:table-cell table:style-name="ce153"/>
          <table:table-cell table:number-columns-repeated="8"/>
        </table:table-row>
        <table:table-row table:style-name="ro1">
          <table:table-cell table:style-name="ce153" office:value-type="string" calcext:value-type="string">
            <text:p>Avenue Docteur Schweitzer</text:p>
          </table:table-cell>
          <table:table-cell table:style-name="ce153"/>
          <table:table-cell table:number-columns-repeated="8"/>
        </table:table-row>
        <table:table-row table:style-name="ro1">
          <table:table-cell table:style-name="ce153" office:value-type="string" calcext:value-type="string">
            <text:p>Avenue Docteur Touaille</text:p>
          </table:table-cell>
          <table:table-cell table:style-name="ce153"/>
          <table:table-cell table:number-columns-repeated="8"/>
        </table:table-row>
        <table:table-row table:style-name="ro1">
          <table:table-cell table:style-name="ce153" office:value-type="string" calcext:value-type="string">
            <text:p>Avenue du Bois Verdot</text:p>
          </table:table-cell>
          <table:table-cell table:style-name="ce153"/>
          <table:table-cell table:number-columns-repeated="8"/>
        </table:table-row>
        <table:table-row table:style-name="ro1">
          <table:table-cell table:style-name="ce153" office:value-type="string" calcext:value-type="string">
            <text:p>Avenue du Bonheur</text:p>
          </table:table-cell>
          <table:table-cell table:style-name="ce153"/>
          <table:table-cell table:number-columns-repeated="8"/>
        </table:table-row>
        <table:table-row table:style-name="ro1">
          <table:table-cell table:style-name="ce153" office:value-type="string" calcext:value-type="string">
            <text:p>Avenue du Bout des Landes</text:p>
          </table:table-cell>
          <table:table-cell table:style-name="ce153"/>
          <table:table-cell table:number-columns-repeated="8"/>
        </table:table-row>
        <table:table-row table:style-name="ro1">
          <table:table-cell table:style-name="ce153" office:value-type="string" calcext:value-type="string">
            <text:p>Avenue du Cap Fréhel</text:p>
          </table:table-cell>
          <table:table-cell table:style-name="ce153"/>
          <table:table-cell table:number-columns-repeated="8"/>
        </table:table-row>
        <table:table-row table:style-name="ro1">
          <table:table-cell table:style-name="ce153" office:value-type="string" calcext:value-type="string">
            <text:p>Avenue du Cépage</text:p>
          </table:table-cell>
          <table:table-cell table:style-name="ce153"/>
          <table:table-cell table:number-columns-repeated="8"/>
        </table:table-row>
        <table:table-row table:style-name="ro1">
          <table:table-cell table:style-name="ce153" office:value-type="string" calcext:value-type="string">
            <text:p>Avenue du Chalet</text:p>
          </table:table-cell>
          <table:table-cell table:style-name="ce153"/>
          <table:table-cell table:number-columns-repeated="8"/>
        </table:table-row>
        <table:table-row table:style-name="ro1">
          <table:table-cell table:style-name="ce153" office:value-type="string" calcext:value-type="string">
            <text:p>Avenue du Cimetière Saint Clair</text:p>
          </table:table-cell>
          <table:table-cell table:style-name="ce153"/>
          <table:table-cell table:number-columns-repeated="8"/>
        </table:table-row>
        <table:table-row table:style-name="ro1">
          <table:table-cell table:style-name="ce153" office:value-type="string" calcext:value-type="string">
            <text:p>Avenue du Clipper</text:p>
          </table:table-cell>
          <table:table-cell table:style-name="ce153"/>
          <table:table-cell table:number-columns-repeated="8"/>
        </table:table-row>
        <table:table-row table:style-name="ro1">
          <table:table-cell table:style-name="ce153" office:value-type="string" calcext:value-type="string">
            <text:p>Avenue du Clos du Cens</text:p>
          </table:table-cell>
          <table:table-cell table:style-name="ce153"/>
          <table:table-cell table:number-columns-repeated="8"/>
        </table:table-row>
        <table:table-row table:style-name="ro1">
          <table:table-cell table:style-name="ce153" office:value-type="string" calcext:value-type="string">
            <text:p>Avenue du Clos du Tertre</text:p>
          </table:table-cell>
          <table:table-cell table:style-name="ce153"/>
          <table:table-cell table:number-columns-repeated="8"/>
        </table:table-row>
        <table:table-row table:style-name="ro1">
          <table:table-cell table:style-name="ce153" office:value-type="string" calcext:value-type="string">
            <text:p>Avenue du Clos Gaux</text:p>
          </table:table-cell>
          <table:table-cell table:style-name="ce153"/>
          <table:table-cell table:number-columns-repeated="8"/>
        </table:table-row>
        <table:table-row table:style-name="ro1">
          <table:table-cell table:style-name="ce153" office:value-type="string" calcext:value-type="string">
            <text:p>Avenue du Clos Jaunet</text:p>
          </table:table-cell>
          <table:table-cell table:style-name="ce153"/>
          <table:table-cell table:number-columns-repeated="8"/>
        </table:table-row>
        <table:table-row table:style-name="ro1">
          <table:table-cell table:style-name="ce153" office:value-type="string" calcext:value-type="string">
            <text:p>Avenue du Coche d'Eau</text:p>
          </table:table-cell>
          <table:table-cell table:style-name="ce153"/>
          <table:table-cell table:number-columns-repeated="8"/>
        </table:table-row>
        <table:table-row table:style-name="ro1">
          <table:table-cell table:style-name="ce153" office:value-type="string" calcext:value-type="string">
            <text:p>Avenue du Corail</text:p>
          </table:table-cell>
          <table:table-cell table:style-name="ce153"/>
          <table:table-cell table:number-columns-repeated="8"/>
        </table:table-row>
        <table:table-row table:style-name="ro1">
          <table:table-cell table:style-name="ce153" office:value-type="string" calcext:value-type="string">
            <text:p>Avenue du Cristal</text:p>
          </table:table-cell>
          <table:table-cell table:style-name="ce153"/>
          <table:table-cell table:number-columns-repeated="8"/>
        </table:table-row>
        <table:table-row table:style-name="ro1">
          <table:table-cell table:style-name="ce153" office:value-type="string" calcext:value-type="string">
            <text:p>Avenue du Forgeron</text:p>
          </table:table-cell>
          <table:table-cell table:style-name="ce153"/>
          <table:table-cell table:number-columns-repeated="8"/>
        </table:table-row>
        <table:table-row table:style-name="ro1">
          <table:table-cell table:style-name="ce153" office:value-type="string" calcext:value-type="string">
            <text:p>Avenue du Fruitier</text:p>
          </table:table-cell>
          <table:table-cell table:style-name="ce153"/>
          <table:table-cell table:number-columns-repeated="8"/>
        </table:table-row>
        <table:table-row table:style-name="ro1">
          <table:table-cell table:style-name="ce153" office:value-type="string" calcext:value-type="string">
            <text:p>Avenue du Fruitier</text:p>
          </table:table-cell>
          <table:table-cell table:style-name="ce153"/>
          <table:table-cell table:number-columns-repeated="8"/>
        </table:table-row>
        <table:table-row table:style-name="ro1">
          <table:table-cell table:style-name="ce153" office:value-type="string" calcext:value-type="string">
            <text:p>Avenue du Gaudinet</text:p>
          </table:table-cell>
          <table:table-cell table:style-name="ce153"/>
          <table:table-cell table:number-columns-repeated="8"/>
        </table:table-row>
        <table:table-row table:style-name="ro1">
          <table:table-cell table:style-name="ce153" office:value-type="string" calcext:value-type="string">
            <text:p>Avenue du Gué Moreau</text:p>
          </table:table-cell>
          <table:table-cell table:style-name="ce153"/>
          <table:table-cell table:number-columns-repeated="8"/>
        </table:table-row>
        <table:table-row table:style-name="ro1">
          <table:table-cell table:style-name="ce153" office:value-type="string" calcext:value-type="string">
            <text:p>Avenue du Gui</text:p>
          </table:table-cell>
          <table:table-cell table:style-name="ce153"/>
          <table:table-cell table:number-columns-repeated="8"/>
        </table:table-row>
        <table:table-row table:style-name="ro1">
          <table:table-cell table:style-name="ce153" office:value-type="string" calcext:value-type="string">
            <text:p>Avenue du Halleray</text:p>
          </table:table-cell>
          <table:table-cell table:style-name="ce153"/>
          <table:table-cell table:number-columns-repeated="8"/>
        </table:table-row>
        <table:table-row table:style-name="ro1">
          <table:table-cell table:style-name="ce153" office:value-type="string" calcext:value-type="string">
            <text:p>Avenue du Lac de Guerlédan</text:p>
          </table:table-cell>
          <table:table-cell table:style-name="ce153"/>
          <table:table-cell table:number-columns-repeated="8"/>
        </table:table-row>
        <table:table-row table:style-name="ro1">
          <table:table-cell table:style-name="ce153" office:value-type="string" calcext:value-type="string">
            <text:p>Avenue du Lavoir</text:p>
          </table:table-cell>
          <table:table-cell table:style-name="ce153"/>
          <table:table-cell table:number-columns-repeated="8"/>
        </table:table-row>
        <table:table-row table:style-name="ro1">
          <table:table-cell table:style-name="ce153" office:value-type="string" calcext:value-type="string">
            <text:p>Avenue du Levant</text:p>
          </table:table-cell>
          <table:table-cell table:style-name="ce153"/>
          <table:table-cell table:number-columns-repeated="8"/>
        </table:table-row>
        <table:table-row table:style-name="ro1">
          <table:table-cell table:style-name="ce153" office:value-type="string" calcext:value-type="string">
            <text:p>Avenue du Loing</text:p>
          </table:table-cell>
          <table:table-cell table:style-name="ce153"/>
          <table:table-cell table:number-columns-repeated="8"/>
        </table:table-row>
        <table:table-row table:style-name="ro1">
          <table:table-cell table:style-name="ce153" office:value-type="string" calcext:value-type="string">
            <text:p>Avenue du Midi</text:p>
          </table:table-cell>
          <table:table-cell table:style-name="ce153"/>
          <table:table-cell table:number-columns-repeated="8"/>
        </table:table-row>
        <table:table-row table:style-name="ro1">
          <table:table-cell table:style-name="ce153" office:value-type="string" calcext:value-type="string">
            <text:p>Avenue du Miroir d'Eau</text:p>
          </table:table-cell>
          <table:table-cell table:style-name="ce153"/>
          <table:table-cell table:number-columns-repeated="8"/>
        </table:table-row>
        <table:table-row table:style-name="ro1">
          <table:table-cell table:style-name="ce153" office:value-type="string" calcext:value-type="string">
            <text:p>Avenue du Mont Saint Michel</text:p>
          </table:table-cell>
          <table:table-cell table:style-name="ce153"/>
          <table:table-cell table:number-columns-repeated="8"/>
        </table:table-row>
        <table:table-row table:style-name="ro1">
          <table:table-cell table:style-name="ce153" office:value-type="string" calcext:value-type="string">
            <text:p>Avenue du Muguet</text:p>
          </table:table-cell>
          <table:table-cell table:style-name="ce153"/>
          <table:table-cell table:number-columns-repeated="8"/>
        </table:table-row>
        <table:table-row table:style-name="ro1">
          <table:table-cell table:style-name="ce153" office:value-type="string" calcext:value-type="string">
            <text:p>Avenue du Myosotis</text:p>
          </table:table-cell>
          <table:table-cell table:style-name="ce153"/>
          <table:table-cell table:number-columns-repeated="8"/>
        </table:table-row>
        <table:table-row table:style-name="ro1">
          <table:table-cell table:style-name="ce153" office:value-type="string" calcext:value-type="string">
            <text:p>Avenue du Parc de Procé</text:p>
          </table:table-cell>
          <table:table-cell table:style-name="ce153"/>
          <table:table-cell table:number-columns-repeated="8"/>
        </table:table-row>
        <table:table-row table:style-name="ro1">
          <table:table-cell table:style-name="ce153" office:value-type="string" calcext:value-type="string">
            <text:p>Avenue du Parc du Grand Blottereau</text:p>
          </table:table-cell>
          <table:table-cell table:style-name="ce153"/>
          <table:table-cell table:number-columns-repeated="8"/>
        </table:table-row>
        <table:table-row table:style-name="ro1">
          <table:table-cell table:style-name="ce153" office:value-type="string" calcext:value-type="string">
            <text:p>Avenue du Patis Vert</text:p>
          </table:table-cell>
          <table:table-cell table:style-name="ce153"/>
          <table:table-cell table:number-columns-repeated="8"/>
        </table:table-row>
        <table:table-row table:style-name="ro1">
          <table:table-cell table:style-name="ce153" office:value-type="string" calcext:value-type="string">
            <text:p>Avenue du Petit Clos</text:p>
          </table:table-cell>
          <table:table-cell table:style-name="ce153"/>
          <table:table-cell table:number-columns-repeated="8"/>
        </table:table-row>
        <table:table-row table:style-name="ro1">
          <table:table-cell table:style-name="ce153" office:value-type="string" calcext:value-type="string">
            <text:p>Avenue du Petit Hermitage</text:p>
          </table:table-cell>
          <table:table-cell table:style-name="ce153"/>
          <table:table-cell table:number-columns-repeated="8"/>
        </table:table-row>
        <table:table-row table:style-name="ro1">
          <table:table-cell table:style-name="ce153" office:value-type="string" calcext:value-type="string">
            <text:p>Avenue du Petit Parc</text:p>
          </table:table-cell>
          <table:table-cell table:style-name="ce153"/>
          <table:table-cell table:number-columns-repeated="8"/>
        </table:table-row>
        <table:table-row table:style-name="ro1">
          <table:table-cell table:style-name="ce153" office:value-type="string" calcext:value-type="string">
            <text:p>Avenue du Point du Jour</text:p>
          </table:table-cell>
          <table:table-cell table:style-name="ce153"/>
          <table:table-cell table:number-columns-repeated="8"/>
        </table:table-row>
        <table:table-row table:style-name="ro1">
          <table:table-cell table:style-name="ce153" office:value-type="string" calcext:value-type="string">
            <text:p>Avenue du Ponant</text:p>
          </table:table-cell>
          <table:table-cell table:style-name="ce153"/>
          <table:table-cell table:number-columns-repeated="8"/>
        </table:table-row>
        <table:table-row table:style-name="ro1">
          <table:table-cell table:style-name="ce153" office:value-type="string" calcext:value-type="string">
            <text:p>Avenue du Portail Rouge</text:p>
          </table:table-cell>
          <table:table-cell table:style-name="ce153"/>
          <table:table-cell table:number-columns-repeated="8"/>
        </table:table-row>
        <table:table-row table:style-name="ro1">
          <table:table-cell table:style-name="ce153" office:value-type="string" calcext:value-type="string">
            <text:p>Avenue du Printemps</text:p>
          </table:table-cell>
          <table:table-cell table:style-name="ce153"/>
          <table:table-cell table:number-columns-repeated="8"/>
        </table:table-row>
        <table:table-row table:style-name="ro1">
          <table:table-cell table:style-name="ce153" office:value-type="string" calcext:value-type="string">
            <text:p>Avenue du Rayon Vert</text:p>
          </table:table-cell>
          <table:table-cell table:style-name="ce153"/>
          <table:table-cell table:number-columns-repeated="8"/>
        </table:table-row>
        <table:table-row table:style-name="ro1">
          <table:table-cell table:style-name="ce153" office:value-type="string" calcext:value-type="string">
            <text:p>Avenue du Rocher d'Enfer</text:p>
          </table:table-cell>
          <table:table-cell table:style-name="ce153"/>
          <table:table-cell table:number-columns-repeated="8"/>
        </table:table-row>
        <table:table-row table:style-name="ro1">
          <table:table-cell table:style-name="ce153" office:value-type="string" calcext:value-type="string">
            <text:p>Avenue du Ruisseau</text:p>
          </table:table-cell>
          <table:table-cell table:style-name="ce153"/>
          <table:table-cell table:number-columns-repeated="8"/>
        </table:table-row>
        <table:table-row table:style-name="ro1">
          <table:table-cell table:style-name="ce153" office:value-type="string" calcext:value-type="string">
            <text:p>Avenue du Séquoia</text:p>
          </table:table-cell>
          <table:table-cell table:style-name="ce153"/>
          <table:table-cell table:number-columns-repeated="8"/>
        </table:table-row>
        <table:table-row table:style-name="ro1">
          <table:table-cell table:style-name="ce153" office:value-type="string" calcext:value-type="string">
            <text:p>Avenue du Sextant</text:p>
          </table:table-cell>
          <table:table-cell table:style-name="ce153"/>
          <table:table-cell table:number-columns-repeated="8"/>
        </table:table-row>
        <table:table-row table:style-name="ro1">
          <table:table-cell table:style-name="ce153" office:value-type="string" calcext:value-type="string">
            <text:p>Avenue du Sirocco</text:p>
          </table:table-cell>
          <table:table-cell table:style-name="ce153"/>
          <table:table-cell table:number-columns-repeated="8"/>
        </table:table-row>
        <table:table-row table:style-name="ro1">
          <table:table-cell table:style-name="ce153" office:value-type="string" calcext:value-type="string">
            <text:p>Avenue du Suroit</text:p>
          </table:table-cell>
          <table:table-cell table:style-name="ce153"/>
          <table:table-cell table:number-columns-repeated="8"/>
        </table:table-row>
        <table:table-row table:style-name="ro1">
          <table:table-cell table:style-name="ce153" office:value-type="string" calcext:value-type="string">
            <text:p>Avenue du Terrier</text:p>
          </table:table-cell>
          <table:table-cell table:style-name="ce153"/>
          <table:table-cell table:number-columns-repeated="8"/>
        </table:table-row>
        <table:table-row table:style-name="ro1">
          <table:table-cell table:style-name="ce153" office:value-type="string" calcext:value-type="string">
            <text:p>Avenue du Travail</text:p>
          </table:table-cell>
          <table:table-cell table:style-name="ce153"/>
          <table:table-cell table:number-columns-repeated="8"/>
        </table:table-row>
        <table:table-row table:style-name="ro1">
          <table:table-cell table:style-name="ce153" office:value-type="string" calcext:value-type="string">
            <text:p>Avenue du Triton</text:p>
          </table:table-cell>
          <table:table-cell table:style-name="ce153"/>
          <table:table-cell table:number-columns-repeated="8"/>
        </table:table-row>
        <table:table-row table:style-name="ro1">
          <table:table-cell table:style-name="ce153" office:value-type="string" calcext:value-type="string">
            <text:p>Avenue du Trocadéro</text:p>
          </table:table-cell>
          <table:table-cell table:style-name="ce153"/>
          <table:table-cell table:number-columns-repeated="8"/>
        </table:table-row>
        <table:table-row table:style-name="ro1">
          <table:table-cell table:style-name="ce153" office:value-type="string" calcext:value-type="string">
            <text:p>Avenue du Trophée</text:p>
          </table:table-cell>
          <table:table-cell table:style-name="ce153"/>
          <table:table-cell table:number-columns-repeated="8"/>
        </table:table-row>
        <table:table-row table:style-name="ro1">
          <table:table-cell table:style-name="ce153" office:value-type="string" calcext:value-type="string">
            <text:p>Avenue du Tyrol</text:p>
          </table:table-cell>
          <table:table-cell table:style-name="ce153"/>
          <table:table-cell table:number-columns-repeated="8"/>
        </table:table-row>
        <table:table-row table:style-name="ro1">
          <table:table-cell table:style-name="ce153" office:value-type="string" calcext:value-type="string">
            <text:p>Avenue du Val d'Erdre</text:p>
          </table:table-cell>
          <table:table-cell table:style-name="ce153"/>
          <table:table-cell table:number-columns-repeated="8"/>
        </table:table-row>
        <table:table-row table:style-name="ro1">
          <table:table-cell table:style-name="ce153" office:value-type="string" calcext:value-type="string">
            <text:p>Avenue du Vercors</text:p>
          </table:table-cell>
          <table:table-cell table:style-name="ce153"/>
          <table:table-cell table:number-columns-repeated="8"/>
        </table:table-row>
        <table:table-row table:style-name="ro1">
          <table:table-cell table:style-name="ce153" office:value-type="string" calcext:value-type="string">
            <text:p>Avenue du Vison</text:p>
          </table:table-cell>
          <table:table-cell table:style-name="ce153"/>
          <table:table-cell table:number-columns-repeated="8"/>
        </table:table-row>
        <table:table-row table:style-name="ro1">
          <table:table-cell table:style-name="ce153" office:value-type="string" calcext:value-type="string">
            <text:p>Avenue Emile Bardoult</text:p>
          </table:table-cell>
          <table:table-cell table:style-name="ce153"/>
          <table:table-cell table:number-columns-repeated="8"/>
        </table:table-row>
        <table:table-row table:style-name="ro1">
          <table:table-cell table:style-name="ce153" office:value-type="string" calcext:value-type="string">
            <text:p>Avenue Emile Boissier</text:p>
          </table:table-cell>
          <table:table-cell table:style-name="ce153"/>
          <table:table-cell table:number-columns-repeated="8"/>
        </table:table-row>
        <table:table-row table:style-name="ro1">
          <table:table-cell table:style-name="ce153" office:value-type="string" calcext:value-type="string">
            <text:p>Avenue Emile Matignon</text:p>
          </table:table-cell>
          <table:table-cell table:style-name="ce153"/>
          <table:table-cell table:number-columns-repeated="8"/>
        </table:table-row>
        <table:table-row table:style-name="ro1">
          <table:table-cell table:style-name="ce153" office:value-type="string" calcext:value-type="string">
            <text:p>Avenue Enklays</text:p>
          </table:table-cell>
          <table:table-cell table:style-name="ce153"/>
          <table:table-cell table:number-columns-repeated="8"/>
        </table:table-row>
        <table:table-row table:style-name="ro1">
          <table:table-cell table:style-name="ce153" office:value-type="string" calcext:value-type="string">
            <text:p>Avenue Ernest Hemingway</text:p>
          </table:table-cell>
          <table:table-cell table:style-name="ce153"/>
          <table:table-cell table:number-columns-repeated="8"/>
        </table:table-row>
        <table:table-row table:style-name="ro1">
          <table:table-cell table:style-name="ce153" office:value-type="string" calcext:value-type="string">
            <text:p>Avenue Eugène Harel</text:p>
          </table:table-cell>
          <table:table-cell table:style-name="ce153"/>
          <table:table-cell table:number-columns-repeated="8"/>
        </table:table-row>
        <table:table-row table:style-name="ro1">
          <table:table-cell table:style-name="ce153" office:value-type="string" calcext:value-type="string">
            <text:p>Avenue Eugène le Parc</text:p>
          </table:table-cell>
          <table:table-cell table:style-name="ce153"/>
          <table:table-cell table:number-columns-repeated="8"/>
        </table:table-row>
        <table:table-row table:style-name="ro1">
          <table:table-cell table:style-name="ce153" office:value-type="string" calcext:value-type="string">
            <text:p>Avenue Eugène Sue</text:p>
          </table:table-cell>
          <table:table-cell table:style-name="ce153"/>
          <table:table-cell table:number-columns-repeated="8"/>
        </table:table-row>
        <table:table-row table:style-name="ro1">
          <table:table-cell table:style-name="ce153" office:value-type="string" calcext:value-type="string">
            <text:p>Avenue Fabre d'Eglantine</text:p>
          </table:table-cell>
          <table:table-cell table:style-name="ce153"/>
          <table:table-cell table:number-columns-repeated="8"/>
        </table:table-row>
        <table:table-row table:style-name="ro1">
          <table:table-cell table:style-name="ce153" office:value-type="string" calcext:value-type="string">
            <text:p>Avenue Fausto Coppi</text:p>
          </table:table-cell>
          <table:table-cell table:style-name="ce153"/>
          <table:table-cell table:number-columns-repeated="8"/>
        </table:table-row>
        <table:table-row table:style-name="ro1">
          <table:table-cell table:style-name="ce153" office:value-type="string" calcext:value-type="string">
            <text:p>Avenue Flora Tristan</text:p>
          </table:table-cell>
          <table:table-cell table:style-name="ce153"/>
          <table:table-cell table:number-columns-repeated="8"/>
        </table:table-row>
        <table:table-row table:style-name="ro1">
          <table:table-cell table:style-name="ce153" office:value-type="string" calcext:value-type="string">
            <text:p>Avenue Francis Athimon</text:p>
          </table:table-cell>
          <table:table-cell table:style-name="ce153"/>
          <table:table-cell table:number-columns-repeated="8"/>
        </table:table-row>
        <table:table-row table:style-name="ro1">
          <table:table-cell table:style-name="ce153" office:value-type="string" calcext:value-type="string">
            <text:p>Avenue François Broussais</text:p>
          </table:table-cell>
          <table:table-cell table:style-name="ce153"/>
          <table:table-cell table:number-columns-repeated="8"/>
        </table:table-row>
        <table:table-row table:style-name="ro1">
          <table:table-cell table:style-name="ce153" office:value-type="string" calcext:value-type="string">
            <text:p>Avenue François Mansart</text:p>
          </table:table-cell>
          <table:table-cell table:style-name="ce153"/>
          <table:table-cell table:number-columns-repeated="8"/>
        </table:table-row>
        <table:table-row table:style-name="ro1">
          <table:table-cell table:style-name="ce153" office:value-type="string" calcext:value-type="string">
            <text:p>Avenue Gandhi</text:p>
          </table:table-cell>
          <table:table-cell table:style-name="ce153"/>
          <table:table-cell table:number-columns-repeated="8"/>
        </table:table-row>
        <table:table-row table:style-name="ro1">
          <table:table-cell table:style-name="ce153" office:value-type="string" calcext:value-type="string">
            <text:p>Avenue Gaston Bonnier</text:p>
          </table:table-cell>
          <table:table-cell table:style-name="ce153"/>
          <table:table-cell table:number-columns-repeated="8"/>
        </table:table-row>
        <table:table-row table:style-name="ro1">
          <table:table-cell table:style-name="ce153" office:value-type="string" calcext:value-type="string">
            <text:p>Avenue Général Marchand</text:p>
          </table:table-cell>
          <table:table-cell table:style-name="ce153"/>
          <table:table-cell table:number-columns-repeated="8"/>
        </table:table-row>
        <table:table-row table:style-name="ro1">
          <table:table-cell table:style-name="ce153" office:value-type="string" calcext:value-type="string">
            <text:p>Avenue Georges Brassens</text:p>
          </table:table-cell>
          <table:table-cell table:style-name="ce153"/>
          <table:table-cell table:number-columns-repeated="8"/>
        </table:table-row>
        <table:table-row table:style-name="ro1">
          <table:table-cell table:style-name="ce153" office:value-type="string" calcext:value-type="string">
            <text:p>Avenue Georges Simenon</text:p>
          </table:table-cell>
          <table:table-cell table:style-name="ce153"/>
          <table:table-cell table:number-columns-repeated="8"/>
        </table:table-row>
        <table:table-row table:style-name="ro1">
          <table:table-cell table:style-name="ce153" office:value-type="string" calcext:value-type="string">
            <text:p>Avenue Gérard Philipe</text:p>
          </table:table-cell>
          <table:table-cell table:style-name="ce153"/>
          <table:table-cell table:number-columns-repeated="8"/>
        </table:table-row>
        <table:table-row table:style-name="ro1">
          <table:table-cell table:style-name="ce153" office:value-type="string" calcext:value-type="string">
            <text:p>Avenue Gérard Saint</text:p>
          </table:table-cell>
          <table:table-cell table:style-name="ce153"/>
          <table:table-cell table:number-columns-repeated="8"/>
        </table:table-row>
        <table:table-row table:style-name="ro1">
          <table:table-cell table:style-name="ce153" office:value-type="string" calcext:value-type="string">
            <text:p>Avenue Gergaud</text:p>
          </table:table-cell>
          <table:table-cell table:style-name="ce153"/>
          <table:table-cell table:number-columns-repeated="8"/>
        </table:table-row>
        <table:table-row table:style-name="ro1">
          <table:table-cell table:style-name="ce153" office:value-type="string" calcext:value-type="string">
            <text:p>Avenue Gergaud</text:p>
          </table:table-cell>
          <table:table-cell table:style-name="ce153"/>
          <table:table-cell table:number-columns-repeated="8"/>
        </table:table-row>
        <table:table-row table:style-name="ro1">
          <table:table-cell table:style-name="ce153" office:value-type="string" calcext:value-type="string">
            <text:p>Avenue Gilard</text:p>
          </table:table-cell>
          <table:table-cell table:style-name="ce153"/>
          <table:table-cell table:number-columns-repeated="8"/>
        </table:table-row>
        <table:table-row table:style-name="ro1">
          <table:table-cell table:style-name="ce153" office:value-type="string" calcext:value-type="string">
            <text:p>Avenue Gouleau</text:p>
          </table:table-cell>
          <table:table-cell table:style-name="ce153"/>
          <table:table-cell table:number-columns-repeated="8"/>
        </table:table-row>
        <table:table-row table:style-name="ro1">
          <table:table-cell table:style-name="ce153" office:value-type="string" calcext:value-type="string">
            <text:p>Avenue Guillon</text:p>
          </table:table-cell>
          <table:table-cell table:style-name="ce153"/>
          <table:table-cell table:number-columns-repeated="8"/>
        </table:table-row>
        <table:table-row table:style-name="ro1">
          <table:table-cell table:style-name="ce153" office:value-type="string" calcext:value-type="string">
            <text:p>Avenue Guy de Larigaudie</text:p>
          </table:table-cell>
          <table:table-cell table:style-name="ce153"/>
          <table:table-cell table:number-columns-repeated="8"/>
        </table:table-row>
        <table:table-row table:style-name="ro1">
          <table:table-cell table:style-name="ce153" office:value-type="string" calcext:value-type="string">
            <text:p>Avenue Halgan</text:p>
          </table:table-cell>
          <table:table-cell table:style-name="ce153"/>
          <table:table-cell table:number-columns-repeated="8"/>
        </table:table-row>
        <table:table-row table:style-name="ro1">
          <table:table-cell table:style-name="ce153" office:value-type="string" calcext:value-type="string">
            <text:p>Avenue Héloïse</text:p>
          </table:table-cell>
          <table:table-cell table:style-name="ce153"/>
          <table:table-cell table:number-columns-repeated="8"/>
        </table:table-row>
        <table:table-row table:style-name="ro1">
          <table:table-cell table:style-name="ce153" office:value-type="string" calcext:value-type="string">
            <text:p>Avenue Henri Ollivier</text:p>
          </table:table-cell>
          <table:table-cell table:style-name="ce153"/>
          <table:table-cell table:number-columns-repeated="8"/>
        </table:table-row>
        <table:table-row table:style-name="ro1">
          <table:table-cell table:style-name="ce153" office:value-type="string" calcext:value-type="string">
            <text:p>Avenue Henry de Montherlant</text:p>
          </table:table-cell>
          <table:table-cell table:style-name="ce153"/>
          <table:table-cell table:number-columns-repeated="8"/>
        </table:table-row>
        <table:table-row table:style-name="ro1">
          <table:table-cell table:style-name="ce153" office:value-type="string" calcext:value-type="string">
            <text:p>Avenue Jacques Auneau</text:p>
          </table:table-cell>
          <table:table-cell table:style-name="ce153"/>
          <table:table-cell table:number-columns-repeated="8"/>
        </table:table-row>
        <table:table-row table:style-name="ro1">
          <table:table-cell table:style-name="ce153" office:value-type="string" calcext:value-type="string">
            <text:p>Avenue Jacques Brel</text:p>
          </table:table-cell>
          <table:table-cell table:style-name="ce153"/>
          <table:table-cell table:number-columns-repeated="8"/>
        </table:table-row>
        <table:table-row table:style-name="ro1">
          <table:table-cell table:style-name="ce153" office:value-type="string" calcext:value-type="string">
            <text:p>Avenue Jacques Lambert</text:p>
          </table:table-cell>
          <table:table-cell table:style-name="ce153"/>
          <table:table-cell table:number-columns-repeated="8"/>
        </table:table-row>
        <table:table-row table:style-name="ro1">
          <table:table-cell table:style-name="ce153" office:value-type="string" calcext:value-type="string">
            <text:p>Avenue Jacques Prévert</text:p>
          </table:table-cell>
          <table:table-cell table:style-name="ce153"/>
          <table:table-cell table:number-columns-repeated="8"/>
        </table:table-row>
        <table:table-row table:style-name="ro1">
          <table:table-cell table:style-name="ce153" office:value-type="string" calcext:value-type="string">
            <text:p>Avenue Jacques Tati</text:p>
          </table:table-cell>
          <table:table-cell table:style-name="ce153"/>
          <table:table-cell table:number-columns-repeated="8"/>
        </table:table-row>
        <table:table-row table:style-name="ro1">
          <table:table-cell table:style-name="ce153" office:value-type="string" calcext:value-type="string">
            <text:p>Avenue Jany</text:p>
          </table:table-cell>
          <table:table-cell table:style-name="ce153"/>
          <table:table-cell table:number-columns-repeated="8"/>
        </table:table-row>
        <table:table-row table:style-name="ro1">
          <table:table-cell table:style-name="ce153" office:value-type="string" calcext:value-type="string">
            <text:p>Avenue Jean Baptiste Perrin</text:p>
          </table:table-cell>
          <table:table-cell table:style-name="ce153"/>
          <table:table-cell table:number-columns-repeated="8"/>
        </table:table-row>
        <table:table-row table:style-name="ro1">
          <table:table-cell table:style-name="ce153" office:value-type="string" calcext:value-type="string">
            <text:p>Avenue Jean Claude Bonduelle</text:p>
          </table:table-cell>
          <table:table-cell table:style-name="ce153"/>
          <table:table-cell table:number-columns-repeated="8"/>
        </table:table-row>
        <table:table-row table:style-name="ro1">
          <table:table-cell table:style-name="ce153" office:value-type="string" calcext:value-type="string">
            <text:p>Avenue Jean Cocteau</text:p>
          </table:table-cell>
          <table:table-cell table:style-name="ce153"/>
          <table:table-cell table:number-columns-repeated="8"/>
        </table:table-row>
        <table:table-row table:style-name="ro1">
          <table:table-cell table:style-name="ce153" office:value-type="string" calcext:value-type="string">
            <text:p>Avenue Jean Gabin</text:p>
          </table:table-cell>
          <table:table-cell table:style-name="ce153"/>
          <table:table-cell table:number-columns-repeated="8"/>
        </table:table-row>
        <table:table-row table:style-name="ro1">
          <table:table-cell table:style-name="ce153" office:value-type="string" calcext:value-type="string">
            <text:p>Avenue Jean Giono</text:p>
          </table:table-cell>
          <table:table-cell table:style-name="ce153"/>
          <table:table-cell table:number-columns-repeated="8"/>
        </table:table-row>
        <table:table-row table:style-name="ro1">
          <table:table-cell table:style-name="ce153" office:value-type="string" calcext:value-type="string">
            <text:p>Avenue Jean Paty</text:p>
          </table:table-cell>
          <table:table-cell table:style-name="ce153"/>
          <table:table-cell table:number-columns-repeated="8"/>
        </table:table-row>
        <table:table-row table:style-name="ro1">
          <table:table-cell table:style-name="ce153" office:value-type="string" calcext:value-type="string">
            <text:p>Avenue Jean Vigo</text:p>
          </table:table-cell>
          <table:table-cell table:style-name="ce153"/>
          <table:table-cell table:number-columns-repeated="8"/>
        </table:table-row>
        <table:table-row table:style-name="ro1">
          <table:table-cell table:style-name="ce153" office:value-type="string" calcext:value-type="string">
            <text:p>Avenue Jeanne Jugan</text:p>
          </table:table-cell>
          <table:table-cell table:style-name="ce153"/>
          <table:table-cell table:number-columns-repeated="8"/>
        </table:table-row>
        <table:table-row table:style-name="ro1">
          <table:table-cell table:style-name="ce153" office:value-type="string" calcext:value-type="string">
            <text:p>Avenue José Maria de Hérédia</text:p>
          </table:table-cell>
          <table:table-cell table:style-name="ce153"/>
          <table:table-cell table:number-columns-repeated="8"/>
        </table:table-row>
        <table:table-row table:style-name="ro1">
          <table:table-cell table:style-name="ce153" office:value-type="string" calcext:value-type="string">
            <text:p>Avenue Joseph Barreau</text:p>
          </table:table-cell>
          <table:table-cell table:style-name="ce153"/>
          <table:table-cell table:number-columns-repeated="8"/>
        </table:table-row>
        <table:table-row table:style-name="ro1">
          <table:table-cell table:style-name="ce153" office:value-type="string" calcext:value-type="string">
            <text:p>Avenue Joseph Bodinier</text:p>
          </table:table-cell>
          <table:table-cell table:style-name="ce153"/>
          <table:table-cell table:number-columns-repeated="8"/>
        </table:table-row>
        <table:table-row table:style-name="ro1">
          <table:table-cell table:style-name="ce153" office:value-type="string" calcext:value-type="string">
            <text:p>Avenue Joseph Ravanel</text:p>
          </table:table-cell>
          <table:table-cell table:style-name="ce153"/>
          <table:table-cell table:number-columns-repeated="8"/>
        </table:table-row>
        <table:table-row table:style-name="ro1">
          <table:table-cell table:style-name="ce153" office:value-type="string" calcext:value-type="string">
            <text:p>Avenue Jules Bécigneul</text:p>
          </table:table-cell>
          <table:table-cell table:style-name="ce153"/>
          <table:table-cell table:number-columns-repeated="8"/>
        </table:table-row>
        <table:table-row table:style-name="ro1">
          <table:table-cell table:style-name="ce153" office:value-type="string" calcext:value-type="string">
            <text:p>Avenue Jules Védrines</text:p>
          </table:table-cell>
          <table:table-cell table:style-name="ce153"/>
          <table:table-cell table:number-columns-repeated="8"/>
        </table:table-row>
        <table:table-row table:style-name="ro1">
          <table:table-cell table:style-name="ce153" office:value-type="string" calcext:value-type="string">
            <text:p>Avenue Junon</text:p>
          </table:table-cell>
          <table:table-cell table:style-name="ce153"/>
          <table:table-cell table:number-columns-repeated="8"/>
        </table:table-row>
        <table:table-row table:style-name="ro1">
          <table:table-cell table:style-name="ce153" office:value-type="string" calcext:value-type="string">
            <text:p>Avenue Kerfontaine</text:p>
          </table:table-cell>
          <table:table-cell table:style-name="ce153"/>
          <table:table-cell table:number-columns-repeated="8"/>
        </table:table-row>
        <table:table-row table:style-name="ro1">
          <table:table-cell table:style-name="ce153" office:value-type="string" calcext:value-type="string">
            <text:p>Avenue Lagardère</text:p>
          </table:table-cell>
          <table:table-cell table:style-name="ce153"/>
          <table:table-cell table:number-columns-repeated="8"/>
        </table:table-row>
        <table:table-row table:style-name="ro1">
          <table:table-cell table:style-name="ce153" office:value-type="string" calcext:value-type="string">
            <text:p>Avenue Landois</text:p>
          </table:table-cell>
          <table:table-cell table:style-name="ce153"/>
          <table:table-cell table:number-columns-repeated="8"/>
        </table:table-row>
        <table:table-row table:style-name="ro1">
          <table:table-cell table:style-name="ce153" office:value-type="string" calcext:value-type="string">
            <text:p>Avenue Laurent Bonnevay</text:p>
          </table:table-cell>
          <table:table-cell table:style-name="ce153"/>
          <table:table-cell table:number-columns-repeated="8"/>
        </table:table-row>
        <table:table-row table:style-name="ro1">
          <table:table-cell table:style-name="ce153" office:value-type="string" calcext:value-type="string">
            <text:p>Avenue Lieutenant Chapus</text:p>
          </table:table-cell>
          <table:table-cell table:style-name="ce153"/>
          <table:table-cell table:number-columns-repeated="8"/>
        </table:table-row>
        <table:table-row table:style-name="ro1">
          <table:table-cell table:style-name="ce153" office:value-type="string" calcext:value-type="string">
            <text:p>Avenue Lieutenant Coiffard</text:p>
          </table:table-cell>
          <table:table-cell table:style-name="ce153"/>
          <table:table-cell table:number-columns-repeated="8"/>
        </table:table-row>
        <table:table-row table:style-name="ro1">
          <table:table-cell table:style-name="ce153" office:value-type="string" calcext:value-type="string">
            <text:p>Avenue Lieutenant de Lavenne de la Montoise</text:p>
          </table:table-cell>
          <table:table-cell table:style-name="ce153"/>
          <table:table-cell table:number-columns-repeated="8"/>
        </table:table-row>
        <table:table-row table:style-name="ro1">
          <table:table-cell table:style-name="ce153" office:value-type="string" calcext:value-type="string">
            <text:p>Avenue Lieutenant Philippe Mallet</text:p>
          </table:table-cell>
          <table:table-cell table:style-name="ce153"/>
          <table:table-cell table:number-columns-repeated="8"/>
        </table:table-row>
        <table:table-row table:style-name="ro1">
          <table:table-cell table:style-name="ce153" office:value-type="string" calcext:value-type="string">
            <text:p>Avenue Lily Pons</text:p>
          </table:table-cell>
          <table:table-cell table:style-name="ce153"/>
          <table:table-cell table:number-columns-repeated="8"/>
        </table:table-row>
        <table:table-row table:style-name="ro1">
          <table:table-cell table:style-name="ce153" office:value-type="string" calcext:value-type="string">
            <text:p>Avenue Lotz Cossé</text:p>
          </table:table-cell>
          <table:table-cell table:style-name="ce153"/>
          <table:table-cell table:number-columns-repeated="8"/>
        </table:table-row>
        <table:table-row table:style-name="ro1">
          <table:table-cell table:style-name="ce153" office:value-type="string" calcext:value-type="string">
            <text:p>Avenue Louis De Broglie</text:p>
          </table:table-cell>
          <table:table-cell table:style-name="ce153"/>
          <table:table-cell table:number-columns-repeated="8"/>
        </table:table-row>
        <table:table-row table:style-name="ro1">
          <table:table-cell table:style-name="ce153" office:value-type="string" calcext:value-type="string">
            <text:p>Avenue Louis Vasseur</text:p>
          </table:table-cell>
          <table:table-cell table:style-name="ce153"/>
          <table:table-cell table:number-columns-repeated="8"/>
        </table:table-row>
        <table:table-row table:style-name="ro1">
          <table:table-cell table:style-name="ce153" office:value-type="string" calcext:value-type="string">
            <text:p>Avenue Louis Vuillemin</text:p>
          </table:table-cell>
          <table:table-cell table:style-name="ce153"/>
          <table:table-cell table:number-columns-repeated="8"/>
        </table:table-row>
        <table:table-row table:style-name="ro1">
          <table:table-cell table:style-name="ce153" office:value-type="string" calcext:value-type="string">
            <text:p>Avenue Louise</text:p>
          </table:table-cell>
          <table:table-cell table:style-name="ce153"/>
          <table:table-cell table:number-columns-repeated="8"/>
        </table:table-row>
        <table:table-row table:style-name="ro1">
          <table:table-cell table:style-name="ce153" office:value-type="string" calcext:value-type="string">
            <text:p>Avenue Ludovic Cormerais</text:p>
          </table:table-cell>
          <table:table-cell table:style-name="ce153"/>
          <table:table-cell table:number-columns-repeated="8"/>
        </table:table-row>
        <table:table-row table:style-name="ro1">
          <table:table-cell table:style-name="ce153" office:value-type="string" calcext:value-type="string">
            <text:p>Avenue Mabileau</text:p>
          </table:table-cell>
          <table:table-cell table:style-name="ce153"/>
          <table:table-cell table:number-columns-repeated="8"/>
        </table:table-row>
        <table:table-row table:style-name="ro1">
          <table:table-cell table:style-name="ce153" office:value-type="string" calcext:value-type="string">
            <text:p>Avenue Maisdon Thomaré</text:p>
          </table:table-cell>
          <table:table-cell table:style-name="ce153"/>
          <table:table-cell table:number-columns-repeated="8"/>
        </table:table-row>
        <table:table-row table:style-name="ro1">
          <table:table-cell table:style-name="ce153" office:value-type="string" calcext:value-type="string">
            <text:p>Avenue Manon</text:p>
          </table:table-cell>
          <table:table-cell table:style-name="ce153"/>
          <table:table-cell table:number-columns-repeated="8"/>
        </table:table-row>
        <table:table-row table:style-name="ro1">
          <table:table-cell table:style-name="ce153" office:value-type="string" calcext:value-type="string">
            <text:p>Avenue Marcel Cerdan</text:p>
          </table:table-cell>
          <table:table-cell table:style-name="ce153"/>
          <table:table-cell table:number-columns-repeated="8"/>
        </table:table-row>
        <table:table-row table:style-name="ro1">
          <table:table-cell table:style-name="ce153" office:value-type="string" calcext:value-type="string">
            <text:p>Avenue Marcel Thil</text:p>
          </table:table-cell>
          <table:table-cell table:style-name="ce153"/>
          <table:table-cell table:number-columns-repeated="8"/>
        </table:table-row>
        <table:table-row table:style-name="ro1">
          <table:table-cell table:style-name="ce153" office:value-type="string" calcext:value-type="string">
            <text:p>Avenue Maréchal Ney</text:p>
          </table:table-cell>
          <table:table-cell table:style-name="ce153"/>
          <table:table-cell table:number-columns-repeated="8"/>
        </table:table-row>
        <table:table-row table:style-name="ro1">
          <table:table-cell table:style-name="ce153" office:value-type="string" calcext:value-type="string">
            <text:p>Avenue Marie Biton Caillé</text:p>
          </table:table-cell>
          <table:table-cell table:style-name="ce153"/>
          <table:table-cell table:number-columns-repeated="8"/>
        </table:table-row>
        <table:table-row table:style-name="ro1">
          <table:table-cell table:style-name="ce153" office:value-type="string" calcext:value-type="string">
            <text:p>Avenue Marie Manuel</text:p>
          </table:table-cell>
          <table:table-cell table:style-name="ce153"/>
          <table:table-cell table:number-columns-repeated="8"/>
        </table:table-row>
        <table:table-row table:style-name="ro1">
          <table:table-cell table:style-name="ce153" office:value-type="string" calcext:value-type="string">
            <text:p>Avenue Masséna</text:p>
          </table:table-cell>
          <table:table-cell table:style-name="ce153"/>
          <table:table-cell table:number-columns-repeated="8"/>
        </table:table-row>
        <table:table-row table:style-name="ro1">
          <table:table-cell table:style-name="ce153" office:value-type="string" calcext:value-type="string">
            <text:p>Avenue Maurice Clétras</text:p>
          </table:table-cell>
          <table:table-cell table:style-name="ce153"/>
          <table:table-cell table:number-columns-repeated="8"/>
        </table:table-row>
        <table:table-row table:style-name="ro1">
          <table:table-cell table:style-name="ce153" office:value-type="string" calcext:value-type="string">
            <text:p>Avenue Maurice Ravel</text:p>
          </table:table-cell>
          <table:table-cell table:style-name="ce153"/>
          <table:table-cell table:number-columns-repeated="8"/>
        </table:table-row>
        <table:table-row table:style-name="ro1">
          <table:table-cell table:style-name="ce153" office:value-type="string" calcext:value-type="string">
            <text:p>Avenue Mélusine</text:p>
          </table:table-cell>
          <table:table-cell table:style-name="ce153"/>
          <table:table-cell table:number-columns-repeated="8"/>
        </table:table-row>
        <table:table-row table:style-name="ro1">
          <table:table-cell table:style-name="ce153" office:value-type="string" calcext:value-type="string">
            <text:p>Avenue Mich</text:p>
          </table:table-cell>
          <table:table-cell table:style-name="ce153"/>
          <table:table-cell table:number-columns-repeated="8"/>
        </table:table-row>
        <table:table-row table:style-name="ro1">
          <table:table-cell table:style-name="ce153" office:value-type="string" calcext:value-type="string">
            <text:p>Avenue Michel Ange</text:p>
          </table:table-cell>
          <table:table-cell table:style-name="ce153"/>
          <table:table-cell table:number-columns-repeated="8"/>
        </table:table-row>
        <table:table-row table:style-name="ro1">
          <table:table-cell table:style-name="ce153" office:value-type="string" calcext:value-type="string">
            <text:p>Avenue Michel Lecointre</text:p>
          </table:table-cell>
          <table:table-cell table:style-name="ce153"/>
          <table:table-cell table:number-columns-repeated="8"/>
        </table:table-row>
        <table:table-row table:style-name="ro1">
          <table:table-cell table:style-name="ce153" office:value-type="string" calcext:value-type="string">
            <text:p>Avenue Millet</text:p>
          </table:table-cell>
          <table:table-cell table:style-name="ce153"/>
          <table:table-cell table:number-columns-repeated="8"/>
        </table:table-row>
        <table:table-row table:style-name="ro1">
          <table:table-cell table:style-name="ce153" office:value-type="string" calcext:value-type="string">
            <text:p>Avenue Modigliani</text:p>
          </table:table-cell>
          <table:table-cell table:style-name="ce153"/>
          <table:table-cell table:number-columns-repeated="8"/>
        </table:table-row>
        <table:table-row table:style-name="ro1">
          <table:table-cell table:style-name="ce153" office:value-type="string" calcext:value-type="string">
            <text:p>Avenue Mon Repos</text:p>
          </table:table-cell>
          <table:table-cell table:style-name="ce153"/>
          <table:table-cell table:number-columns-repeated="8"/>
        </table:table-row>
        <table:table-row table:style-name="ro1">
          <table:table-cell table:style-name="ce153" office:value-type="string" calcext:value-type="string">
            <text:p>Avenue Morinet</text:p>
          </table:table-cell>
          <table:table-cell table:style-name="ce153"/>
          <table:table-cell table:number-columns-repeated="8"/>
        </table:table-row>
        <table:table-row table:style-name="ro1">
          <table:table-cell table:style-name="ce153" office:value-type="string" calcext:value-type="string">
            <text:p>Avenue Mozart</text:p>
          </table:table-cell>
          <table:table-cell table:style-name="ce153"/>
          <table:table-cell table:number-columns-repeated="8"/>
        </table:table-row>
        <table:table-row table:style-name="ro1">
          <table:table-cell table:style-name="ce153" office:value-type="string" calcext:value-type="string">
            <text:p>Avenue Noël</text:p>
          </table:table-cell>
          <table:table-cell table:style-name="ce153"/>
          <table:table-cell table:number-columns-repeated="8"/>
        </table:table-row>
        <table:table-row table:style-name="ro1">
          <table:table-cell table:style-name="ce153" office:value-type="string" calcext:value-type="string">
            <text:p>Avenue Nungesser</text:p>
          </table:table-cell>
          <table:table-cell table:style-name="ce153"/>
          <table:table-cell table:number-columns-repeated="8"/>
        </table:table-row>
        <table:table-row table:style-name="ro1">
          <table:table-cell table:style-name="ce153" office:value-type="string" calcext:value-type="string">
            <text:p>Avenue Océane</text:p>
          </table:table-cell>
          <table:table-cell table:style-name="ce153"/>
          <table:table-cell table:number-columns-repeated="8"/>
        </table:table-row>
        <table:table-row table:style-name="ro1">
          <table:table-cell table:style-name="ce153" office:value-type="string" calcext:value-type="string">
            <text:p>Avenue Pacaud</text:p>
          </table:table-cell>
          <table:table-cell table:style-name="ce153"/>
          <table:table-cell table:number-columns-repeated="8"/>
        </table:table-row>
        <table:table-row table:style-name="ro1">
          <table:table-cell table:style-name="ce153" office:value-type="string" calcext:value-type="string">
            <text:p>Avenue Pacioli</text:p>
          </table:table-cell>
          <table:table-cell table:style-name="ce153"/>
          <table:table-cell table:number-columns-repeated="8"/>
        </table:table-row>
        <table:table-row table:style-name="ro1">
          <table:table-cell table:style-name="ce153" office:value-type="string" calcext:value-type="string">
            <text:p>Avenue Pajot</text:p>
          </table:table-cell>
          <table:table-cell table:style-name="ce153"/>
          <table:table-cell table:number-columns-repeated="8"/>
        </table:table-row>
        <table:table-row table:style-name="ro1">
          <table:table-cell table:style-name="ce153" office:value-type="string" calcext:value-type="string">
            <text:p>Avenue Paul Cézanne</text:p>
          </table:table-cell>
          <table:table-cell table:style-name="ce153"/>
          <table:table-cell table:number-columns-repeated="8"/>
        </table:table-row>
        <table:table-row table:style-name="ro1">
          <table:table-cell table:style-name="ce153" office:value-type="string" calcext:value-type="string">
            <text:p>Avenue Paul Eudel</text:p>
          </table:table-cell>
          <table:table-cell table:style-name="ce153"/>
          <table:table-cell table:number-columns-repeated="8"/>
        </table:table-row>
        <table:table-row table:style-name="ro1">
          <table:table-cell table:style-name="ce153" office:value-type="string" calcext:value-type="string">
            <text:p>Avenue Pelletier d'Oisy</text:p>
          </table:table-cell>
          <table:table-cell table:style-name="ce153"/>
          <table:table-cell table:number-columns-repeated="8"/>
        </table:table-row>
        <table:table-row table:style-name="ro1">
          <table:table-cell table:style-name="ce153" office:value-type="string" calcext:value-type="string">
            <text:p>Avenue Péneau</text:p>
          </table:table-cell>
          <table:table-cell table:style-name="ce153"/>
          <table:table-cell table:number-columns-repeated="8"/>
        </table:table-row>
        <table:table-row table:style-name="ro1">
          <table:table-cell table:style-name="ce153" office:value-type="string" calcext:value-type="string">
            <text:p>Avenue Père Bretaudeau</text:p>
          </table:table-cell>
          <table:table-cell table:style-name="ce153"/>
          <table:table-cell table:number-columns-repeated="8"/>
        </table:table-row>
        <table:table-row table:style-name="ro1">
          <table:table-cell table:style-name="ce153" office:value-type="string" calcext:value-type="string">
            <text:p>Avenue Père de Foucauld</text:p>
          </table:table-cell>
          <table:table-cell table:style-name="ce153"/>
          <table:table-cell table:number-columns-repeated="8"/>
        </table:table-row>
        <table:table-row table:style-name="ro1">
          <table:table-cell table:style-name="ce153" office:value-type="string" calcext:value-type="string">
            <text:p>Avenue Petit Breton</text:p>
          </table:table-cell>
          <table:table-cell table:style-name="ce153"/>
          <table:table-cell table:number-columns-repeated="8"/>
        </table:table-row>
        <table:table-row table:style-name="ro1">
          <table:table-cell table:style-name="ce153" office:value-type="string" calcext:value-type="string">
            <text:p>Avenue Philippe Quinault</text:p>
          </table:table-cell>
          <table:table-cell table:style-name="ce153"/>
          <table:table-cell table:number-columns-repeated="8"/>
        </table:table-row>
        <table:table-row table:style-name="ro1">
          <table:table-cell table:style-name="ce153" office:value-type="string" calcext:value-type="string">
            <text:p>Avenue Praud</text:p>
          </table:table-cell>
          <table:table-cell table:style-name="ce153"/>
          <table:table-cell table:number-columns-repeated="8"/>
        </table:table-row>
        <table:table-row table:style-name="ro1">
          <table:table-cell table:style-name="ce153" office:value-type="string" calcext:value-type="string">
            <text:p>Avenue Président Joseph Bouyer</text:p>
          </table:table-cell>
          <table:table-cell table:style-name="ce153"/>
          <table:table-cell table:number-columns-repeated="8"/>
        </table:table-row>
        <table:table-row table:style-name="ro1">
          <table:table-cell table:style-name="ce153" office:value-type="string" calcext:value-type="string">
            <text:p>Avenue Raymond Corbineau</text:p>
          </table:table-cell>
          <table:table-cell table:style-name="ce153"/>
          <table:table-cell table:number-columns-repeated="8"/>
        </table:table-row>
        <table:table-row table:style-name="ro1">
          <table:table-cell table:style-name="ce153" office:value-type="string" calcext:value-type="string">
            <text:p>Avenue Raymond Javel</text:p>
          </table:table-cell>
          <table:table-cell table:style-name="ce153"/>
          <table:table-cell table:number-columns-repeated="8"/>
        </table:table-row>
        <table:table-row table:style-name="ro1">
          <table:table-cell table:style-name="ce153" office:value-type="string" calcext:value-type="string">
            <text:p>Avenue Recteur Pironneau</text:p>
          </table:table-cell>
          <table:table-cell table:style-name="ce153"/>
          <table:table-cell table:number-columns-repeated="8"/>
        </table:table-row>
        <table:table-row table:style-name="ro1">
          <table:table-cell table:style-name="ce153" office:value-type="string" calcext:value-type="string">
            <text:p>Avenue Rémy Belleau</text:p>
          </table:table-cell>
          <table:table-cell table:style-name="ce153"/>
          <table:table-cell table:number-columns-repeated="8"/>
        </table:table-row>
        <table:table-row table:style-name="ro1">
          <table:table-cell table:style-name="ce153" office:value-type="string" calcext:value-type="string">
            <text:p>Avenue René Bazin</text:p>
          </table:table-cell>
          <table:table-cell table:style-name="ce153"/>
          <table:table-cell table:number-columns-repeated="8"/>
        </table:table-row>
        <table:table-row table:style-name="ro1">
          <table:table-cell table:style-name="ce153" office:value-type="string" calcext:value-type="string">
            <text:p>Avenue René Jalais</text:p>
          </table:table-cell>
          <table:table-cell table:style-name="ce153"/>
          <table:table-cell table:number-columns-repeated="8"/>
        </table:table-row>
        <table:table-row table:style-name="ro1">
          <table:table-cell table:style-name="ce153" office:value-type="string" calcext:value-type="string">
            <text:p>Avenue Richelieu</text:p>
          </table:table-cell>
          <table:table-cell table:style-name="ce153"/>
          <table:table-cell table:number-columns-repeated="8"/>
        </table:table-row>
        <table:table-row table:style-name="ro1">
          <table:table-cell table:style-name="ce153" office:value-type="string" calcext:value-type="string">
            <text:p>Avenue Roland Garros</text:p>
          </table:table-cell>
          <table:table-cell table:style-name="ce153"/>
          <table:table-cell table:number-columns-repeated="8"/>
        </table:table-row>
        <table:table-row table:style-name="ro1">
          <table:table-cell table:style-name="ce153" office:value-type="string" calcext:value-type="string">
            <text:p>Avenue Sagamore</text:p>
          </table:table-cell>
          <table:table-cell table:style-name="ce153"/>
          <table:table-cell table:number-columns-repeated="8"/>
        </table:table-row>
        <table:table-row table:style-name="ro1">
          <table:table-cell table:style-name="ce153" office:value-type="string" calcext:value-type="string">
            <text:p>Avenue Saint Félix</text:p>
          </table:table-cell>
          <table:table-cell table:style-name="ce153"/>
          <table:table-cell table:number-columns-repeated="8"/>
        </table:table-row>
        <table:table-row table:style-name="ro1">
          <table:table-cell table:style-name="ce153" office:value-type="string" calcext:value-type="string">
            <text:p>Avenue Saint Georges</text:p>
          </table:table-cell>
          <table:table-cell table:style-name="ce153"/>
          <table:table-cell table:number-columns-repeated="8"/>
        </table:table-row>
        <table:table-row table:style-name="ro1">
          <table:table-cell table:style-name="ce153" office:value-type="string" calcext:value-type="string">
            <text:p>Avenue Saint Goazec</text:p>
          </table:table-cell>
          <table:table-cell table:style-name="ce153"/>
          <table:table-cell table:number-columns-repeated="8"/>
        </table:table-row>
        <table:table-row table:style-name="ro1">
          <table:table-cell table:style-name="ce153" office:value-type="string" calcext:value-type="string">
            <text:p>Avenue Saint Martin</text:p>
          </table:table-cell>
          <table:table-cell table:style-name="ce153"/>
          <table:table-cell table:number-columns-repeated="8"/>
        </table:table-row>
        <table:table-row table:style-name="ro1">
          <table:table-cell table:style-name="ce153" office:value-type="string" calcext:value-type="string">
            <text:p>Avenue Saint Mélaine</text:p>
          </table:table-cell>
          <table:table-cell table:style-name="ce153"/>
          <table:table-cell table:number-columns-repeated="8"/>
        </table:table-row>
        <table:table-row table:style-name="ro1">
          <table:table-cell table:style-name="ce153" office:value-type="string" calcext:value-type="string">
            <text:p>Avenue Saint Michel</text:p>
          </table:table-cell>
          <table:table-cell table:style-name="ce153"/>
          <table:table-cell table:number-columns-repeated="8"/>
        </table:table-row>
        <table:table-row table:style-name="ro1">
          <table:table-cell table:style-name="ce153" office:value-type="string" calcext:value-type="string">
            <text:p>Avenue Saint Pol de Léon</text:p>
          </table:table-cell>
          <table:table-cell table:style-name="ce153"/>
          <table:table-cell table:number-columns-repeated="8"/>
        </table:table-row>
        <table:table-row table:style-name="ro1">
          <table:table-cell table:style-name="ce153" office:value-type="string" calcext:value-type="string">
            <text:p>Avenue Saint Thomas</text:p>
          </table:table-cell>
          <table:table-cell table:style-name="ce153"/>
          <table:table-cell table:number-columns-repeated="8"/>
        </table:table-row>
        <table:table-row table:style-name="ro1">
          <table:table-cell table:style-name="ce153" office:value-type="string" calcext:value-type="string">
            <text:p>Avenue Sainte Anne</text:p>
          </table:table-cell>
          <table:table-cell table:style-name="ce153"/>
          <table:table-cell table:number-columns-repeated="8"/>
        </table:table-row>
        <table:table-row table:style-name="ro1">
          <table:table-cell table:style-name="ce153" office:value-type="string" calcext:value-type="string">
            <text:p>Avenue Sarah Bernhardt</text:p>
          </table:table-cell>
          <table:table-cell table:style-name="ce153"/>
          <table:table-cell table:number-columns-repeated="8"/>
        </table:table-row>
        <table:table-row table:style-name="ro1">
          <table:table-cell table:style-name="ce153" office:value-type="string" calcext:value-type="string">
            <text:p>Avenue Sauvaget</text:p>
          </table:table-cell>
          <table:table-cell table:style-name="ce153"/>
          <table:table-cell table:number-columns-repeated="8"/>
        </table:table-row>
        <table:table-row table:style-name="ro1">
          <table:table-cell table:style-name="ce153" office:value-type="string" calcext:value-type="string">
            <text:p>Avenue Similien</text:p>
          </table:table-cell>
          <table:table-cell table:style-name="ce153"/>
          <table:table-cell table:number-columns-repeated="8"/>
        </table:table-row>
        <table:table-row table:style-name="ro1">
          <table:table-cell table:style-name="ce153" office:value-type="string" calcext:value-type="string">
            <text:p>Avenue Socrate</text:p>
          </table:table-cell>
          <table:table-cell table:style-name="ce153"/>
          <table:table-cell table:number-columns-repeated="8"/>
        </table:table-row>
        <table:table-row table:style-name="ro1">
          <table:table-cell table:style-name="ce153" office:value-type="string" calcext:value-type="string">
            <text:p>Avenue Telstar</text:p>
          </table:table-cell>
          <table:table-cell table:style-name="ce153"/>
          <table:table-cell table:number-columns-repeated="8"/>
        </table:table-row>
        <table:table-row table:style-name="ro1">
          <table:table-cell table:style-name="ce153" office:value-type="string" calcext:value-type="string">
            <text:p>Avenue Thébaud</text:p>
          </table:table-cell>
          <table:table-cell table:style-name="ce153"/>
          <table:table-cell table:number-columns-repeated="8"/>
        </table:table-row>
        <table:table-row table:style-name="ro1">
          <table:table-cell table:style-name="ce153" office:value-type="string" calcext:value-type="string">
            <text:p>Avenue Théodore Botrel</text:p>
          </table:table-cell>
          <table:table-cell table:style-name="ce153"/>
          <table:table-cell table:number-columns-repeated="8"/>
        </table:table-row>
        <table:table-row table:style-name="ro1">
          <table:table-cell table:style-name="ce153" office:value-type="string" calcext:value-type="string">
            <text:p>Avenue Thérése Debrabant</text:p>
          </table:table-cell>
          <table:table-cell table:style-name="ce153"/>
          <table:table-cell table:number-columns-repeated="8"/>
        </table:table-row>
        <table:table-row table:style-name="ro1">
          <table:table-cell table:style-name="ce153" office:value-type="string" calcext:value-type="string">
            <text:p>Avenue Véphian</text:p>
          </table:table-cell>
          <table:table-cell table:style-name="ce153"/>
          <table:table-cell table:number-columns-repeated="8"/>
        </table:table-row>
        <table:table-row table:style-name="ro1">
          <table:table-cell table:style-name="ce153" office:value-type="string" calcext:value-type="string">
            <text:p>Avenue Villeneuve la Lande</text:p>
          </table:table-cell>
          <table:table-cell table:style-name="ce153"/>
          <table:table-cell table:number-columns-repeated="8"/>
        </table:table-row>
        <table:table-row table:style-name="ro1">
          <table:table-cell table:style-name="ce153" office:value-type="string" calcext:value-type="string">
            <text:p>Avenue Violain</text:p>
          </table:table-cell>
          <table:table-cell table:style-name="ce153"/>
          <table:table-cell table:number-columns-repeated="8"/>
        </table:table-row>
        <table:table-row table:style-name="ro1">
          <table:table-cell table:style-name="ce153" office:value-type="string" calcext:value-type="string">
            <text:p>Avenue Watel Dehaynin</text:p>
          </table:table-cell>
          <table:table-cell table:style-name="ce153"/>
          <table:table-cell table:number-columns-repeated="8"/>
        </table:table-row>
        <table:table-row table:style-name="ro1">
          <table:table-cell table:style-name="ce153" office:value-type="string" calcext:value-type="string">
            <text:p>Avenue Yves Even</text:p>
          </table:table-cell>
          <table:table-cell table:style-name="ce153"/>
          <table:table-cell table:number-columns-repeated="8"/>
        </table:table-row>
        <table:table-row table:style-name="ro1">
          <table:table-cell table:style-name="ce153" office:value-type="string" calcext:value-type="string">
            <text:p>Avenue Yves Marie</text:p>
          </table:table-cell>
          <table:table-cell table:style-name="ce153"/>
          <table:table-cell table:number-columns-repeated="8"/>
        </table:table-row>
        <table:table-row table:style-name="ro1">
          <table:table-cell table:style-name="ce153" office:value-type="string" calcext:value-type="string">
            <text:p>Bas Chemin de Vertou</text:p>
          </table:table-cell>
          <table:table-cell table:style-name="ce153"/>
          <table:table-cell table:number-columns-repeated="8"/>
        </table:table-row>
        <table:table-row table:style-name="ro1">
          <table:table-cell table:style-name="ce153" office:value-type="string" calcext:value-type="string">
            <text:p>Basse Tenue de Grillaud</text:p>
          </table:table-cell>
          <table:table-cell table:style-name="ce153"/>
          <table:table-cell table:number-columns-repeated="8"/>
        </table:table-row>
        <table:table-row table:style-name="ro1">
          <table:table-cell table:style-name="ce153" office:value-type="string" calcext:value-type="string">
            <text:p>Boulevard Adolphe Billault</text:p>
          </table:table-cell>
          <table:table-cell table:style-name="ce153"/>
          <table:table-cell table:number-columns-repeated="8"/>
        </table:table-row>
        <table:table-row table:style-name="ro1">
          <table:table-cell table:style-name="ce153" office:value-type="string" calcext:value-type="string">
            <text:p>Boulevard Albert Einstein</text:p>
          </table:table-cell>
          <table:table-cell table:style-name="ce153"/>
          <table:table-cell table:number-columns-repeated="8"/>
        </table:table-row>
        <table:table-row table:style-name="ro1">
          <table:table-cell table:style-name="ce153" office:value-type="string" calcext:value-type="string">
            <text:p>Boulevard Albert Thomas</text:p>
          </table:table-cell>
          <table:table-cell table:style-name="ce153"/>
          <table:table-cell table:number-columns-repeated="8"/>
        </table:table-row>
        <table:table-row table:style-name="ro1">
          <table:table-cell table:style-name="ce153" office:value-type="string" calcext:value-type="string">
            <text:p>Boulevard Alexandre Millerand</text:p>
          </table:table-cell>
          <table:table-cell table:style-name="ce153"/>
          <table:table-cell table:number-columns-repeated="8"/>
        </table:table-row>
        <table:table-row table:style-name="ro1">
          <table:table-cell table:style-name="ce153" office:value-type="string" calcext:value-type="string">
            <text:p>Boulevard Allard</text:p>
          </table:table-cell>
          <table:table-cell table:style-name="ce153"/>
          <table:table-cell table:number-columns-repeated="8"/>
        </table:table-row>
        <table:table-row table:style-name="ro1">
          <table:table-cell table:style-name="ce153" office:value-type="string" calcext:value-type="string">
            <text:p>Boulevard Amiral Courbet</text:p>
          </table:table-cell>
          <table:table-cell table:style-name="ce153"/>
          <table:table-cell table:number-columns-repeated="8"/>
        </table:table-row>
        <table:table-row table:style-name="ro1">
          <table:table-cell table:style-name="ce153" office:value-type="string" calcext:value-type="string">
            <text:p>Boulevard Auguste Pageot</text:p>
          </table:table-cell>
          <table:table-cell table:style-name="ce153"/>
          <table:table-cell table:number-columns-repeated="8"/>
        </table:table-row>
        <table:table-row table:style-name="ro1">
          <table:table-cell table:style-name="ce153" office:value-type="string" calcext:value-type="string">
            <text:p>Boulevard Auguste Pageot</text:p>
          </table:table-cell>
          <table:table-cell table:style-name="ce153"/>
          <table:table-cell table:number-columns-repeated="8"/>
        </table:table-row>
        <table:table-row table:style-name="ro1">
          <table:table-cell table:style-name="ce153" office:value-type="string" calcext:value-type="string">
            <text:p>Boulevard Auguste Péneau</text:p>
          </table:table-cell>
          <table:table-cell table:style-name="ce153"/>
          <table:table-cell table:number-columns-repeated="8"/>
        </table:table-row>
        <table:table-row table:style-name="ro1">
          <table:table-cell table:style-name="ce153" office:value-type="string" calcext:value-type="string">
            <text:p>Boulevard Babin Chevaye</text:p>
          </table:table-cell>
          <table:table-cell table:style-name="ce153"/>
          <table:table-cell table:number-columns-repeated="8"/>
        </table:table-row>
        <table:table-row table:style-name="ro1">
          <table:table-cell table:style-name="ce153" office:value-type="string" calcext:value-type="string">
            <text:p>Boulevard Bâtonnier Cholet</text:p>
          </table:table-cell>
          <table:table-cell table:style-name="ce153"/>
          <table:table-cell table:number-columns-repeated="8"/>
        </table:table-row>
        <table:table-row table:style-name="ro1">
          <table:table-cell table:style-name="ce153" office:value-type="string" calcext:value-type="string">
            <text:p>Boulevard Bénoni Goullin</text:p>
          </table:table-cell>
          <table:table-cell table:style-name="ce153"/>
          <table:table-cell table:number-columns-repeated="8"/>
        </table:table-row>
        <table:table-row table:style-name="ro1">
          <table:table-cell table:style-name="ce153" office:value-type="string" calcext:value-type="string">
            <text:p>Boulevard Boulay Paty</text:p>
          </table:table-cell>
          <table:table-cell table:style-name="ce153"/>
          <table:table-cell table:number-columns-repeated="8"/>
        </table:table-row>
        <table:table-row table:style-name="ro1">
          <table:table-cell table:style-name="ce153" office:value-type="string" calcext:value-type="string">
            <text:p>Boulevard Boulay Paty</text:p>
          </table:table-cell>
          <table:table-cell table:style-name="ce153"/>
          <table:table-cell table:number-columns-repeated="8"/>
        </table:table-row>
        <table:table-row table:style-name="ro1">
          <table:table-cell table:style-name="ce153" office:value-type="string" calcext:value-type="string">
            <text:p>Boulevard Clovis Constant</text:p>
          </table:table-cell>
          <table:table-cell table:style-name="ce153"/>
          <table:table-cell table:number-columns-repeated="8"/>
        </table:table-row>
        <table:table-row table:style-name="ro1">
          <table:table-cell table:style-name="ce153" office:value-type="string" calcext:value-type="string">
            <text:p>Boulevard de Berlin</text:p>
          </table:table-cell>
          <table:table-cell table:style-name="ce153"/>
          <table:table-cell table:number-columns-repeated="8"/>
        </table:table-row>
        <table:table-row table:style-name="ro1">
          <table:table-cell table:style-name="ce153" office:value-type="string" calcext:value-type="string">
            <text:p>Boulevard de Cardiff</text:p>
          </table:table-cell>
          <table:table-cell table:style-name="ce153"/>
          <table:table-cell table:number-columns-repeated="8"/>
        </table:table-row>
        <table:table-row table:style-name="ro1">
          <table:table-cell table:style-name="ce153" office:value-type="string" calcext:value-type="string">
            <text:p>Boulevard de Chantenay</text:p>
          </table:table-cell>
          <table:table-cell table:style-name="ce153"/>
          <table:table-cell table:number-columns-repeated="8"/>
        </table:table-row>
        <table:table-row table:style-name="ro1">
          <table:table-cell table:style-name="ce153" office:value-type="string" calcext:value-type="string">
            <text:p>Boulevard de Chantenay</text:p>
          </table:table-cell>
          <table:table-cell table:style-name="ce153"/>
          <table:table-cell table:number-columns-repeated="8"/>
        </table:table-row>
        <table:table-row table:style-name="ro1">
          <table:table-cell table:style-name="ce153" office:value-type="string" calcext:value-type="string">
            <text:p>Boulevard de Doulon</text:p>
          </table:table-cell>
          <table:table-cell table:style-name="ce153"/>
          <table:table-cell table:number-columns-repeated="8"/>
        </table:table-row>
        <table:table-row table:style-name="ro1">
          <table:table-cell table:style-name="ce153" office:value-type="string" calcext:value-type="string">
            <text:p>Boulevard de l'Egalité</text:p>
          </table:table-cell>
          <table:table-cell table:style-name="ce153"/>
          <table:table-cell table:number-columns-repeated="8"/>
        </table:table-row>
        <table:table-row table:style-name="ro1">
          <table:table-cell table:style-name="ce153" office:value-type="string" calcext:value-type="string">
            <text:p>Boulevard de l'Egalité</text:p>
          </table:table-cell>
          <table:table-cell table:style-name="ce153"/>
          <table:table-cell table:number-columns-repeated="8"/>
        </table:table-row>
        <table:table-row table:style-name="ro1">
          <table:table-cell table:style-name="ce153" office:value-type="string" calcext:value-type="string">
            <text:p>Boulevard de l'Estuaire</text:p>
          </table:table-cell>
          <table:table-cell table:style-name="ce153"/>
          <table:table-cell table:number-columns-repeated="8"/>
        </table:table-row>
        <table:table-row table:style-name="ro1">
          <table:table-cell table:style-name="ce153" office:value-type="string" calcext:value-type="string">
            <text:p>Boulevard de l'Europe</text:p>
          </table:table-cell>
          <table:table-cell table:style-name="ce153"/>
          <table:table-cell table:number-columns-repeated="8"/>
        </table:table-row>
        <table:table-row table:style-name="ro1">
          <table:table-cell table:style-name="ce153" office:value-type="string" calcext:value-type="string">
            <text:p>Boulevard de la Beaujoire</text:p>
          </table:table-cell>
          <table:table-cell table:style-name="ce153"/>
          <table:table-cell table:number-columns-repeated="8"/>
        </table:table-row>
        <table:table-row table:style-name="ro1">
          <table:table-cell table:style-name="ce153" office:value-type="string" calcext:value-type="string">
            <text:p>Boulevard de la Beaujoire</text:p>
          </table:table-cell>
          <table:table-cell table:style-name="ce153"/>
          <table:table-cell table:number-columns-repeated="8"/>
        </table:table-row>
        <table:table-row table:style-name="ro1">
          <table:table-cell table:style-name="ce153" office:value-type="string" calcext:value-type="string">
            <text:p>Boulevard de la Chauvinière</text:p>
          </table:table-cell>
          <table:table-cell table:style-name="ce153"/>
          <table:table-cell table:number-columns-repeated="8"/>
        </table:table-row>
        <table:table-row table:style-name="ro1">
          <table:table-cell table:style-name="ce153" office:value-type="string" calcext:value-type="string">
            <text:p>Boulevard de la Fraternité</text:p>
          </table:table-cell>
          <table:table-cell table:style-name="ce153"/>
          <table:table-cell table:number-columns-repeated="8"/>
        </table:table-row>
        <table:table-row table:style-name="ro1">
          <table:table-cell table:style-name="ce153" office:value-type="string" calcext:value-type="string">
            <text:p>Boulevard de la Liberté</text:p>
          </table:table-cell>
          <table:table-cell table:style-name="ce153"/>
          <table:table-cell table:number-columns-repeated="8"/>
        </table:table-row>
        <table:table-row table:style-name="ro1">
          <table:table-cell table:style-name="ce153" office:value-type="string" calcext:value-type="string">
            <text:p>Boulevard de la Liberté</text:p>
          </table:table-cell>
          <table:table-cell table:style-name="ce153"/>
          <table:table-cell table:number-columns-repeated="8"/>
        </table:table-row>
        <table:table-row table:style-name="ro1">
          <table:table-cell table:style-name="ce153" office:value-type="string" calcext:value-type="string">
            <text:p>Boulevard de la Loire</text:p>
          </table:table-cell>
          <table:table-cell table:style-name="ce153"/>
          <table:table-cell table:number-columns-repeated="8"/>
        </table:table-row>
        <table:table-row table:style-name="ro1">
          <table:table-cell table:style-name="ce153" office:value-type="string" calcext:value-type="string">
            <text:p>Boulevard de la Louëtrie</text:p>
          </table:table-cell>
          <table:table-cell table:style-name="ce153"/>
          <table:table-cell table:number-columns-repeated="8"/>
        </table:table-row>
        <table:table-row table:style-name="ro1">
          <table:table-cell table:style-name="ce153" office:value-type="string" calcext:value-type="string">
            <text:p>Boulevard de la Pilotière</text:p>
          </table:table-cell>
          <table:table-cell table:style-name="ce153"/>
          <table:table-cell table:number-columns-repeated="8"/>
        </table:table-row>
        <table:table-row table:style-name="ro1">
          <table:table-cell table:style-name="ce153" office:value-type="string" calcext:value-type="string">
            <text:p>Boulevard de la Prairie au Duc</text:p>
          </table:table-cell>
          <table:table-cell table:style-name="ce153"/>
          <table:table-cell table:number-columns-repeated="8"/>
        </table:table-row>
        <table:table-row table:style-name="ro1">
          <table:table-cell table:style-name="ce153" office:value-type="string" calcext:value-type="string">
            <text:p>Boulevard de la Prairie de Mauves</text:p>
          </table:table-cell>
          <table:table-cell table:style-name="ce153"/>
          <table:table-cell table:number-columns-repeated="8"/>
        </table:table-row>
        <table:table-row table:style-name="ro1">
          <table:table-cell table:style-name="ce153" office:value-type="string" calcext:value-type="string">
            <text:p>Boulevard de la Solidarité</text:p>
          </table:table-cell>
          <table:table-cell table:style-name="ce153"/>
          <table:table-cell table:number-columns-repeated="8"/>
        </table:table-row>
        <table:table-row table:style-name="ro1">
          <table:table-cell table:style-name="ce153" office:value-type="string" calcext:value-type="string">
            <text:p>Boulevard de Launay</text:p>
          </table:table-cell>
          <table:table-cell table:style-name="ce153"/>
          <table:table-cell table:number-columns-repeated="8"/>
        </table:table-row>
        <table:table-row table:style-name="ro1">
          <table:table-cell table:style-name="ce153" office:value-type="string" calcext:value-type="string">
            <text:p>Boulevard de Longchamp</text:p>
          </table:table-cell>
          <table:table-cell table:style-name="ce153"/>
          <table:table-cell table:number-columns-repeated="8"/>
        </table:table-row>
        <table:table-row table:style-name="ro1">
          <table:table-cell table:style-name="ce153" office:value-type="string" calcext:value-type="string">
            <text:p>Boulevard de Longchamp</text:p>
          </table:table-cell>
          <table:table-cell table:style-name="ce153"/>
          <table:table-cell table:number-columns-repeated="8"/>
        </table:table-row>
        <table:table-row table:style-name="ro1">
          <table:table-cell table:style-name="ce153" office:value-type="string" calcext:value-type="string">
            <text:p>Boulevard de Sarrebruck</text:p>
          </table:table-cell>
          <table:table-cell table:style-name="ce153"/>
          <table:table-cell table:number-columns-repeated="8"/>
        </table:table-row>
        <table:table-row table:style-name="ro1">
          <table:table-cell table:style-name="ce153" office:value-type="string" calcext:value-type="string">
            <text:p>Boulevard de Seattle</text:p>
          </table:table-cell>
          <table:table-cell table:style-name="ce153"/>
          <table:table-cell table:number-columns-repeated="8"/>
        </table:table-row>
        <table:table-row table:style-name="ro1">
          <table:table-cell table:style-name="ce153" office:value-type="string" calcext:value-type="string">
            <text:p>Boulevard de Stalingrad</text:p>
          </table:table-cell>
          <table:table-cell table:style-name="ce153"/>
          <table:table-cell table:number-columns-repeated="8"/>
        </table:table-row>
        <table:table-row table:style-name="ro1">
          <table:table-cell table:style-name="ce153" office:value-type="string" calcext:value-type="string">
            <text:p>Boulevard des Américains</text:p>
          </table:table-cell>
          <table:table-cell table:style-name="ce153"/>
          <table:table-cell table:number-columns-repeated="8"/>
        </table:table-row>
        <table:table-row table:style-name="ro1">
          <table:table-cell table:style-name="ce153" office:value-type="string" calcext:value-type="string">
            <text:p>Boulevard des Anglais</text:p>
          </table:table-cell>
          <table:table-cell table:style-name="ce153"/>
          <table:table-cell table:number-columns-repeated="8"/>
        </table:table-row>
        <table:table-row table:style-name="ro1">
          <table:table-cell table:style-name="ce153" office:value-type="string" calcext:value-type="string">
            <text:p>Boulevard des Anglais</text:p>
          </table:table-cell>
          <table:table-cell table:style-name="ce153"/>
          <table:table-cell table:number-columns-repeated="8"/>
        </table:table-row>
        <table:table-row table:style-name="ro1">
          <table:table-cell table:style-name="ce153" office:value-type="string" calcext:value-type="string">
            <text:p>Boulevard des Antilles</text:p>
          </table:table-cell>
          <table:table-cell table:style-name="ce153"/>
          <table:table-cell table:number-columns-repeated="8"/>
        </table:table-row>
        <table:table-row table:style-name="ro1">
          <table:table-cell table:style-name="ce153" office:value-type="string" calcext:value-type="string">
            <text:p>Boulevard des Batignolles</text:p>
          </table:table-cell>
          <table:table-cell table:style-name="ce153"/>
          <table:table-cell table:number-columns-repeated="8"/>
        </table:table-row>
        <table:table-row table:style-name="ro1">
          <table:table-cell table:style-name="ce153" office:value-type="string" calcext:value-type="string">
            <text:p>Boulevard des Belges</text:p>
          </table:table-cell>
          <table:table-cell table:style-name="ce153"/>
          <table:table-cell table:number-columns-repeated="8"/>
        </table:table-row>
        <table:table-row table:style-name="ro1">
          <table:table-cell table:style-name="ce153" office:value-type="string" calcext:value-type="string">
            <text:p>Boulevard des Européens</text:p>
          </table:table-cell>
          <table:table-cell table:style-name="ce153"/>
          <table:table-cell table:number-columns-repeated="8"/>
        </table:table-row>
        <table:table-row table:style-name="ro1">
          <table:table-cell table:style-name="ce153" office:value-type="string" calcext:value-type="string">
            <text:p>Boulevard des Frères de Goncourt</text:p>
          </table:table-cell>
          <table:table-cell table:style-name="ce153"/>
          <table:table-cell table:number-columns-repeated="8"/>
        </table:table-row>
        <table:table-row table:style-name="ro1">
          <table:table-cell table:style-name="ce153" office:value-type="string" calcext:value-type="string">
            <text:p>Boulevard des Martyrs Nantais de la Résistance</text:p>
          </table:table-cell>
          <table:table-cell table:style-name="ce153"/>
          <table:table-cell table:number-columns-repeated="8"/>
        </table:table-row>
        <table:table-row table:style-name="ro1">
          <table:table-cell table:style-name="ce153" office:value-type="string" calcext:value-type="string">
            <text:p>Boulevard des Nations Unies</text:p>
          </table:table-cell>
          <table:table-cell table:style-name="ce153"/>
          <table:table-cell table:number-columns-repeated="8"/>
        </table:table-row>
        <table:table-row table:style-name="ro1">
          <table:table-cell table:style-name="ce153" office:value-type="string" calcext:value-type="string">
            <text:p>Boulevard des Poilus</text:p>
          </table:table-cell>
          <table:table-cell table:style-name="ce153"/>
          <table:table-cell table:number-columns-repeated="8"/>
        </table:table-row>
        <table:table-row table:style-name="ro1">
          <table:table-cell table:style-name="ce153" office:value-type="string" calcext:value-type="string">
            <text:p>Boulevard des Professeurs Sourdille</text:p>
          </table:table-cell>
          <table:table-cell table:style-name="ce153"/>
          <table:table-cell table:number-columns-repeated="8"/>
        </table:table-row>
        <table:table-row table:style-name="ro1">
          <table:table-cell table:style-name="ce153" office:value-type="string" calcext:value-type="string">
            <text:p>Boulevard des Tribunes</text:p>
          </table:table-cell>
          <table:table-cell table:style-name="ce153"/>
          <table:table-cell table:number-columns-repeated="8"/>
        </table:table-row>
        <table:table-row table:style-name="ro1">
          <table:table-cell table:style-name="ce153" office:value-type="string" calcext:value-type="string">
            <text:p>Boulevard du Manoir Saint-Lo</text:p>
          </table:table-cell>
          <table:table-cell table:style-name="ce153"/>
          <table:table-cell table:number-columns-repeated="8"/>
        </table:table-row>
        <table:table-row table:style-name="ro1">
          <table:table-cell table:style-name="ce153" office:value-type="string" calcext:value-type="string">
            <text:p>Boulevard du Massacre</text:p>
          </table:table-cell>
          <table:table-cell table:style-name="ce153"/>
          <table:table-cell table:number-columns-repeated="8"/>
        </table:table-row>
        <table:table-row table:style-name="ro1">
          <table:table-cell table:style-name="ce153" office:value-type="string" calcext:value-type="string">
            <text:p>Boulevard du Petit Port</text:p>
          </table:table-cell>
          <table:table-cell table:style-name="ce153"/>
          <table:table-cell table:number-columns-repeated="8"/>
        </table:table-row>
        <table:table-row table:style-name="ro1">
          <table:table-cell table:style-name="ce153" office:value-type="string" calcext:value-type="string">
            <text:p>Boulevard du Tertre</text:p>
          </table:table-cell>
          <table:table-cell table:style-name="ce153"/>
          <table:table-cell table:number-columns-repeated="8"/>
        </table:table-row>
        <table:table-row table:style-name="ro1">
          <table:table-cell table:style-name="ce153" office:value-type="string" calcext:value-type="string">
            <text:p>Boulevard Emile Gabory</text:p>
          </table:table-cell>
          <table:table-cell table:style-name="ce153"/>
          <table:table-cell table:number-columns-repeated="8"/>
        </table:table-row>
        <table:table-row table:style-name="ro1">
          <table:table-cell table:style-name="ce153" office:value-type="string" calcext:value-type="string">
            <text:p>Boulevard Emile Gabory</text:p>
          </table:table-cell>
          <table:table-cell table:style-name="ce153"/>
          <table:table-cell table:number-columns-repeated="8"/>
        </table:table-row>
        <table:table-row table:style-name="ro1">
          <table:table-cell table:style-name="ce153" office:value-type="string" calcext:value-type="string">
            <text:p>Boulevard Emile Romanet</text:p>
          </table:table-cell>
          <table:table-cell table:style-name="ce153"/>
          <table:table-cell table:number-columns-repeated="8"/>
        </table:table-row>
        <table:table-row table:style-name="ro1">
          <table:table-cell table:style-name="ce153" office:value-type="string" calcext:value-type="string">
            <text:p>Boulevard Ernest Dalby</text:p>
          </table:table-cell>
          <table:table-cell table:style-name="ce153"/>
          <table:table-cell table:number-columns-repeated="8"/>
        </table:table-row>
        <table:table-row table:style-name="ro1">
          <table:table-cell table:style-name="ce153" office:value-type="string" calcext:value-type="string">
            <text:p>Boulevard Ernest Dalby</text:p>
          </table:table-cell>
          <table:table-cell table:style-name="ce153"/>
          <table:table-cell table:number-columns-repeated="8"/>
        </table:table-row>
        <table:table-row table:style-name="ro1">
          <table:table-cell table:style-name="ce153" office:value-type="string" calcext:value-type="string">
            <text:p>Boulevard Eugène Orieux</text:p>
          </table:table-cell>
          <table:table-cell table:style-name="ce153"/>
          <table:table-cell table:number-columns-repeated="8"/>
        </table:table-row>
        <table:table-row table:style-name="ro1">
          <table:table-cell table:style-name="ce153" office:value-type="string" calcext:value-type="string">
            <text:p>Boulevard François Blancho</text:p>
          </table:table-cell>
          <table:table-cell table:style-name="ce153"/>
          <table:table-cell table:number-columns-repeated="8"/>
        </table:table-row>
        <table:table-row table:style-name="ro1">
          <table:table-cell table:style-name="ce153" office:value-type="string" calcext:value-type="string">
            <text:p>Boulevard Gabriel Guist'Hau</text:p>
          </table:table-cell>
          <table:table-cell table:style-name="ce153"/>
          <table:table-cell table:number-columns-repeated="8"/>
        </table:table-row>
        <table:table-row table:style-name="ro1">
          <table:table-cell table:style-name="ce153" office:value-type="string" calcext:value-type="string">
            <text:p>Boulevard Gabriel Lauriol</text:p>
          </table:table-cell>
          <table:table-cell table:style-name="ce153"/>
          <table:table-cell table:number-columns-repeated="8"/>
        </table:table-row>
        <table:table-row table:style-name="ro1">
          <table:table-cell table:style-name="ce153" office:value-type="string" calcext:value-type="string">
            <text:p>Boulevard Gaston Doumergue</text:p>
          </table:table-cell>
          <table:table-cell table:style-name="ce153"/>
          <table:table-cell table:number-columns-repeated="8"/>
        </table:table-row>
        <table:table-row table:style-name="ro1">
          <table:table-cell table:style-name="ce153" office:value-type="string" calcext:value-type="string">
            <text:p>Boulevard Gaston Serpette</text:p>
          </table:table-cell>
          <table:table-cell table:style-name="ce153"/>
          <table:table-cell table:number-columns-repeated="8"/>
        </table:table-row>
        <table:table-row table:style-name="ro1">
          <table:table-cell table:style-name="ce153" office:value-type="string" calcext:value-type="string">
            <text:p>Boulevard Général de Gaulle</text:p>
          </table:table-cell>
          <table:table-cell table:style-name="ce153"/>
          <table:table-cell table:number-columns-repeated="8"/>
        </table:table-row>
        <table:table-row table:style-name="ro1">
          <table:table-cell table:style-name="ce153" office:value-type="string" calcext:value-type="string">
            <text:p>Boulevard Général Pierre Koenig</text:p>
          </table:table-cell>
          <table:table-cell table:style-name="ce153"/>
          <table:table-cell table:number-columns-repeated="8"/>
        </table:table-row>
        <table:table-row table:style-name="ro1">
          <table:table-cell table:style-name="ce153" office:value-type="string" calcext:value-type="string">
            <text:p>Boulevard Georges Mandel</text:p>
          </table:table-cell>
          <table:table-cell table:style-name="ce153"/>
          <table:table-cell table:number-columns-repeated="8"/>
        </table:table-row>
        <table:table-row table:style-name="ro1">
          <table:table-cell table:style-name="ce153" office:value-type="string" calcext:value-type="string">
            <text:p>Boulevard Georges Pompidou</text:p>
          </table:table-cell>
          <table:table-cell table:style-name="ce153"/>
          <table:table-cell table:number-columns-repeated="8"/>
        </table:table-row>
        <table:table-row table:style-name="ro1">
          <table:table-cell table:style-name="ce153" office:value-type="string" calcext:value-type="string">
            <text:p>Boulevard Gustave Roch</text:p>
          </table:table-cell>
          <table:table-cell table:style-name="ce153"/>
          <table:table-cell table:number-columns-repeated="8"/>
        </table:table-row>
        <table:table-row table:style-name="ro1">
          <table:table-cell table:style-name="ce153" office:value-type="string" calcext:value-type="string">
            <text:p>Boulevard Guy Mollet</text:p>
          </table:table-cell>
          <table:table-cell table:style-name="ce153"/>
          <table:table-cell table:number-columns-repeated="8"/>
        </table:table-row>
        <table:table-row table:style-name="ro1">
          <table:table-cell table:style-name="ce153" office:value-type="string" calcext:value-type="string">
            <text:p>Boulevard Henri Dunant</text:p>
          </table:table-cell>
          <table:table-cell table:style-name="ce153"/>
          <table:table-cell table:number-columns-repeated="8"/>
        </table:table-row>
        <table:table-row table:style-name="ro1">
          <table:table-cell table:style-name="ce153" office:value-type="string" calcext:value-type="string">
            <text:p>Boulevard Henry Orrion</text:p>
          </table:table-cell>
          <table:table-cell table:style-name="ce153"/>
          <table:table-cell table:number-columns-repeated="8"/>
        </table:table-row>
        <table:table-row table:style-name="ro1">
          <table:table-cell table:style-name="ce153" office:value-type="string" calcext:value-type="string">
            <text:p>Boulevard Honoré De Balzac</text:p>
          </table:table-cell>
          <table:table-cell table:style-name="ce153"/>
          <table:table-cell table:number-columns-repeated="8"/>
        </table:table-row>
        <table:table-row table:style-name="ro1">
          <table:table-cell table:style-name="ce153" office:value-type="string" calcext:value-type="string">
            <text:p>Boulevard Jean Ingres</text:p>
          </table:table-cell>
          <table:table-cell table:style-name="ce153"/>
          <table:table-cell table:number-columns-repeated="8"/>
        </table:table-row>
        <table:table-row table:style-name="ro1">
          <table:table-cell table:style-name="ce153" office:value-type="string" calcext:value-type="string">
            <text:p>Boulevard Jean Monnet</text:p>
          </table:table-cell>
          <table:table-cell table:style-name="ce153"/>
          <table:table-cell table:number-columns-repeated="8"/>
        </table:table-row>
        <table:table-row table:style-name="ro1">
          <table:table-cell table:style-name="ce153" office:value-type="string" calcext:value-type="string">
            <text:p>Boulevard Jean Moulin</text:p>
          </table:table-cell>
          <table:table-cell table:style-name="ce153"/>
          <table:table-cell table:number-columns-repeated="8"/>
        </table:table-row>
        <table:table-row table:style-name="ro1">
          <table:table-cell table:style-name="ce153" office:value-type="string" calcext:value-type="string">
            <text:p>Boulevard Jean Moulin</text:p>
          </table:table-cell>
          <table:table-cell table:style-name="ce153"/>
          <table:table-cell table:number-columns-repeated="8"/>
        </table:table-row>
        <table:table-row table:style-name="ro1">
          <table:table-cell table:style-name="ce153" office:value-type="string" calcext:value-type="string">
            <text:p>Boulevard Jean Philippot</text:p>
          </table:table-cell>
          <table:table-cell table:style-name="ce153"/>
          <table:table-cell table:number-columns-repeated="8"/>
        </table:table-row>
        <table:table-row table:style-name="ro1">
          <table:table-cell table:style-name="ce153" office:value-type="string" calcext:value-type="string">
            <text:p>Boulevard Jean XXIII</text:p>
          </table:table-cell>
          <table:table-cell table:style-name="ce153"/>
          <table:table-cell table:number-columns-repeated="8"/>
        </table:table-row>
        <table:table-row table:style-name="ro1">
          <table:table-cell table:style-name="ce153" office:value-type="string" calcext:value-type="string">
            <text:p>Boulevard Joliot Curie</text:p>
          </table:table-cell>
          <table:table-cell table:style-name="ce153"/>
          <table:table-cell table:number-columns-repeated="8"/>
        </table:table-row>
        <table:table-row table:style-name="ro1">
          <table:table-cell table:style-name="ce153" office:value-type="string" calcext:value-type="string">
            <text:p>Boulevard Jules Verne</text:p>
          </table:table-cell>
          <table:table-cell table:style-name="ce153"/>
          <table:table-cell table:number-columns-repeated="8"/>
        </table:table-row>
        <table:table-row table:style-name="ro1">
          <table:table-cell table:style-name="ce153" office:value-type="string" calcext:value-type="string">
            <text:p>Boulevard Jules Verne</text:p>
          </table:table-cell>
          <table:table-cell table:style-name="ce153"/>
          <table:table-cell table:number-columns-repeated="8"/>
        </table:table-row>
        <table:table-row table:style-name="ro1">
          <table:table-cell table:style-name="ce153" office:value-type="string" calcext:value-type="string">
            <text:p>Boulevard Lelasseur</text:p>
          </table:table-cell>
          <table:table-cell table:style-name="ce153"/>
          <table:table-cell table:number-columns-repeated="8"/>
        </table:table-row>
        <table:table-row table:style-name="ro1">
          <table:table-cell table:style-name="ce153" office:value-type="string" calcext:value-type="string">
            <text:p>Boulevard Léon Bureau</text:p>
          </table:table-cell>
          <table:table-cell table:style-name="ce153"/>
          <table:table-cell table:number-columns-repeated="8"/>
        </table:table-row>
        <table:table-row table:style-name="ro1">
          <table:table-cell table:style-name="ce153" office:value-type="string" calcext:value-type="string">
            <text:p>Boulevard Léon Jouhaux</text:p>
          </table:table-cell>
          <table:table-cell table:style-name="ce153"/>
          <table:table-cell table:number-columns-repeated="8"/>
        </table:table-row>
        <table:table-row table:style-name="ro1">
          <table:table-cell table:style-name="ce153" office:value-type="string" calcext:value-type="string">
            <text:p>Boulevard Léon Jouhaux</text:p>
          </table:table-cell>
          <table:table-cell table:style-name="ce153"/>
          <table:table-cell table:number-columns-repeated="8"/>
        </table:table-row>
        <table:table-row table:style-name="ro1">
          <table:table-cell table:style-name="ce153" office:value-type="string" calcext:value-type="string">
            <text:p>Boulevard Louis Barthou</text:p>
          </table:table-cell>
          <table:table-cell table:style-name="ce153"/>
          <table:table-cell table:number-columns-repeated="8"/>
        </table:table-row>
        <table:table-row table:style-name="ro1">
          <table:table-cell table:style-name="ce153" office:value-type="string" calcext:value-type="string">
            <text:p>Boulevard Louis Millet</text:p>
          </table:table-cell>
          <table:table-cell table:style-name="ce153"/>
          <table:table-cell table:number-columns-repeated="8"/>
        </table:table-row>
        <table:table-row table:style-name="ro1">
          <table:table-cell table:style-name="ce153" office:value-type="string" calcext:value-type="string">
            <text:p>Boulevard Luc Olivier Merson</text:p>
          </table:table-cell>
          <table:table-cell table:style-name="ce153"/>
          <table:table-cell table:number-columns-repeated="8"/>
        </table:table-row>
        <table:table-row table:style-name="ro1">
          <table:table-cell table:style-name="ce153" office:value-type="string" calcext:value-type="string">
            <text:p>Boulevard Maréchal Alphonse Juin</text:p>
          </table:table-cell>
          <table:table-cell table:style-name="ce153"/>
          <table:table-cell table:number-columns-repeated="8"/>
        </table:table-row>
        <table:table-row table:style-name="ro1">
          <table:table-cell table:style-name="ce153" office:value-type="string" calcext:value-type="string">
            <text:p>Boulevard Maréchal Lyautey</text:p>
          </table:table-cell>
          <table:table-cell table:style-name="ce153"/>
          <table:table-cell table:number-columns-repeated="8"/>
        </table:table-row>
        <table:table-row table:style-name="ro1">
          <table:table-cell table:style-name="ce153" office:value-type="string" calcext:value-type="string">
            <text:p>Boulevard Martin Luther King</text:p>
          </table:table-cell>
          <table:table-cell table:style-name="ce153"/>
          <table:table-cell table:number-columns-repeated="8"/>
        </table:table-row>
        <table:table-row table:style-name="ro1">
          <table:table-cell table:style-name="ce153" office:value-type="string" calcext:value-type="string">
            <text:p>Boulevard Maurice Bertin</text:p>
          </table:table-cell>
          <table:table-cell table:style-name="ce153"/>
          <table:table-cell table:number-columns-repeated="8"/>
        </table:table-row>
        <table:table-row table:style-name="ro1">
          <table:table-cell table:style-name="ce153" office:value-type="string" calcext:value-type="string">
            <text:p>Boulevard Meusnier de Querlon</text:p>
          </table:table-cell>
          <table:table-cell table:style-name="ce153"/>
          <table:table-cell table:number-columns-repeated="8"/>
        </table:table-row>
        <table:table-row table:style-name="ro1">
          <table:table-cell table:style-name="ce153" office:value-type="string" calcext:value-type="string">
            <text:p>Boulevard Michelet</text:p>
          </table:table-cell>
          <table:table-cell table:style-name="ce153"/>
          <table:table-cell table:number-columns-repeated="8"/>
        </table:table-row>
        <table:table-row table:style-name="ro1">
          <table:table-cell table:style-name="ce153" office:value-type="string" calcext:value-type="string">
            <text:p>Boulevard Nicéphore Niepce</text:p>
          </table:table-cell>
          <table:table-cell table:style-name="ce153"/>
          <table:table-cell table:number-columns-repeated="8"/>
        </table:table-row>
        <table:table-row table:style-name="ro1">
          <table:table-cell table:style-name="ce153" office:value-type="string" calcext:value-type="string">
            <text:p>Boulevard Pasteur</text:p>
          </table:table-cell>
          <table:table-cell table:style-name="ce153"/>
          <table:table-cell table:number-columns-repeated="8"/>
        </table:table-row>
        <table:table-row table:style-name="ro1">
          <table:table-cell table:style-name="ce153" office:value-type="string" calcext:value-type="string">
            <text:p>Boulevard Pasteur</text:p>
          </table:table-cell>
          <table:table-cell table:style-name="ce153"/>
          <table:table-cell table:number-columns-repeated="8"/>
        </table:table-row>
        <table:table-row table:style-name="ro1">
          <table:table-cell table:style-name="ce153" office:value-type="string" calcext:value-type="string">
            <text:p>Boulevard Paul Chabas</text:p>
          </table:table-cell>
          <table:table-cell table:style-name="ce153"/>
          <table:table-cell table:number-columns-repeated="8"/>
        </table:table-row>
        <table:table-row table:style-name="ro1">
          <table:table-cell table:style-name="ce153" office:value-type="string" calcext:value-type="string">
            <text:p>Boulevard Paul Langevin</text:p>
          </table:table-cell>
          <table:table-cell table:style-name="ce153"/>
          <table:table-cell table:number-columns-repeated="8"/>
        </table:table-row>
        <table:table-row table:style-name="ro1">
          <table:table-cell table:style-name="ce153" office:value-type="string" calcext:value-type="string">
            <text:p>Boulevard Pierre De Coubertin</text:p>
          </table:table-cell>
          <table:table-cell table:style-name="ce153"/>
          <table:table-cell table:number-columns-repeated="8"/>
        </table:table-row>
        <table:table-row table:style-name="ro1">
          <table:table-cell table:style-name="ce153" office:value-type="string" calcext:value-type="string">
            <text:p>Boulevard Président René Coty</text:p>
          </table:table-cell>
          <table:table-cell table:style-name="ce153"/>
          <table:table-cell table:number-columns-repeated="8"/>
        </table:table-row>
        <table:table-row table:style-name="ro1">
          <table:table-cell table:style-name="ce153" office:value-type="string" calcext:value-type="string">
            <text:p>Boulevard Professeur René Auvigné</text:p>
          </table:table-cell>
          <table:table-cell table:style-name="ce153"/>
          <table:table-cell table:number-columns-repeated="8"/>
        </table:table-row>
        <table:table-row table:style-name="ro1">
          <table:table-cell table:style-name="ce153" office:value-type="string" calcext:value-type="string">
            <text:p>Boulevard René Cassin</text:p>
          </table:table-cell>
          <table:table-cell table:style-name="ce153"/>
          <table:table-cell table:number-columns-repeated="8"/>
        </table:table-row>
        <table:table-row table:style-name="ro1">
          <table:table-cell table:style-name="ce153" office:value-type="string" calcext:value-type="string">
            <text:p>Boulevard Robert Schuman</text:p>
          </table:table-cell>
          <table:table-cell table:style-name="ce153"/>
          <table:table-cell table:number-columns-repeated="8"/>
        </table:table-row>
        <table:table-row table:style-name="ro1">
          <table:table-cell table:style-name="ce153" office:value-type="string" calcext:value-type="string">
            <text:p>Boulevard Robert Schuman</text:p>
          </table:table-cell>
          <table:table-cell table:style-name="ce153"/>
          <table:table-cell table:number-columns-repeated="8"/>
        </table:table-row>
        <table:table-row table:style-name="ro1">
          <table:table-cell table:style-name="ce153" office:value-type="string" calcext:value-type="string">
            <text:p>Boulevard Saint Aignan</text:p>
          </table:table-cell>
          <table:table-cell table:style-name="ce153"/>
          <table:table-cell table:number-columns-repeated="8"/>
        </table:table-row>
        <table:table-row table:style-name="ro1">
          <table:table-cell table:style-name="ce153" office:value-type="string" calcext:value-type="string">
            <text:p>Boulevard Salvador Allende</text:p>
          </table:table-cell>
          <table:table-cell table:style-name="ce153"/>
          <table:table-cell table:number-columns-repeated="8"/>
        </table:table-row>
        <table:table-row table:style-name="ro1">
          <table:table-cell table:style-name="ce153" office:value-type="string" calcext:value-type="string">
            <text:p>Boulevard Van Iseghem</text:p>
          </table:table-cell>
          <table:table-cell table:style-name="ce153"/>
          <table:table-cell table:number-columns-repeated="8"/>
        </table:table-row>
        <table:table-row table:style-name="ro1">
          <table:table-cell table:style-name="ce153" office:value-type="string" calcext:value-type="string">
            <text:p>Boulevard Victor Hugo</text:p>
          </table:table-cell>
          <table:table-cell table:style-name="ce153"/>
          <table:table-cell table:number-columns-repeated="8"/>
        </table:table-row>
        <table:table-row table:style-name="ro1">
          <table:table-cell table:style-name="ce153" office:value-type="string" calcext:value-type="string">
            <text:p>Boulevard Vincent Gâche</text:p>
          </table:table-cell>
          <table:table-cell table:style-name="ce153"/>
          <table:table-cell table:number-columns-repeated="8"/>
        </table:table-row>
        <table:table-row table:style-name="ro1">
          <table:table-cell table:style-name="ce153" office:value-type="string" calcext:value-type="string">
            <text:p>Boulevard Winston Churchill</text:p>
          </table:table-cell>
          <table:table-cell table:style-name="ce153"/>
          <table:table-cell table:number-columns-repeated="8"/>
        </table:table-row>
        <table:table-row table:style-name="ro1">
          <table:table-cell table:style-name="ce153" office:value-type="string" calcext:value-type="string">
            <text:p>Chaussée de la Madeleine</text:p>
          </table:table-cell>
          <table:table-cell table:style-name="ce153"/>
          <table:table-cell table:number-columns-repeated="8"/>
        </table:table-row>
        <table:table-row table:style-name="ro1">
          <table:table-cell table:style-name="ce153" office:value-type="string" calcext:value-type="string">
            <text:p>Chem de la Censive du Tertre</text:p>
          </table:table-cell>
          <table:table-cell table:style-name="ce153"/>
          <table:table-cell table:number-columns-repeated="8"/>
        </table:table-row>
        <table:table-row table:style-name="ro1">
          <table:table-cell table:style-name="ce153" office:value-type="string" calcext:value-type="string">
            <text:p>Chemin Barbier</text:p>
          </table:table-cell>
          <table:table-cell table:style-name="ce153"/>
          <table:table-cell table:number-columns-repeated="8"/>
        </table:table-row>
        <table:table-row table:style-name="ro1">
          <table:table-cell table:style-name="ce153" office:value-type="string" calcext:value-type="string">
            <text:p>Chemin Bernier</text:p>
          </table:table-cell>
          <table:table-cell table:style-name="ce153"/>
          <table:table-cell table:number-columns-repeated="8"/>
        </table:table-row>
        <table:table-row table:style-name="ro1">
          <table:table-cell table:style-name="ce153" office:value-type="string" calcext:value-type="string">
            <text:p>Chemin Biret</text:p>
          </table:table-cell>
          <table:table-cell table:style-name="ce153"/>
          <table:table-cell table:number-columns-repeated="8"/>
        </table:table-row>
        <table:table-row table:style-name="ro1">
          <table:table-cell table:style-name="ce153" office:value-type="string" calcext:value-type="string">
            <text:p>Chemin Bretonnelle</text:p>
          </table:table-cell>
          <table:table-cell table:style-name="ce153"/>
          <table:table-cell table:number-columns-repeated="8"/>
        </table:table-row>
        <table:table-row table:style-name="ro1">
          <table:table-cell table:style-name="ce153" office:value-type="string" calcext:value-type="string">
            <text:p>Chemin Carnaud</text:p>
          </table:table-cell>
          <table:table-cell table:style-name="ce153"/>
          <table:table-cell table:number-columns-repeated="8"/>
        </table:table-row>
        <table:table-row table:style-name="ro1">
          <table:table-cell table:style-name="ce153" office:value-type="string" calcext:value-type="string">
            <text:p>Chemin de Belle Ile</text:p>
          </table:table-cell>
          <table:table-cell table:style-name="ce153"/>
          <table:table-cell table:number-columns-repeated="8"/>
        </table:table-row>
        <table:table-row table:style-name="ro1">
          <table:table-cell table:style-name="ce153" office:value-type="string" calcext:value-type="string">
            <text:p>Chemin de Boisbonne</text:p>
          </table:table-cell>
          <table:table-cell table:style-name="ce153"/>
          <table:table-cell table:number-columns-repeated="8"/>
        </table:table-row>
        <table:table-row table:style-name="ro1">
          <table:table-cell table:style-name="ce153" office:value-type="string" calcext:value-type="string">
            <text:p>Chemin de Bonneville</text:p>
          </table:table-cell>
          <table:table-cell table:style-name="ce153"/>
          <table:table-cell table:number-columns-repeated="8"/>
        </table:table-row>
        <table:table-row table:style-name="ro1">
          <table:table-cell table:style-name="ce153" office:value-type="string" calcext:value-type="string">
            <text:p>Chemin de l'Angle Chaillou</text:p>
          </table:table-cell>
          <table:table-cell table:style-name="ce153"/>
          <table:table-cell table:number-columns-repeated="8"/>
        </table:table-row>
        <table:table-row table:style-name="ro1">
          <table:table-cell table:style-name="ce153" office:value-type="string" calcext:value-type="string">
            <text:p>Chemin de l'Ecobut</text:p>
          </table:table-cell>
          <table:table-cell table:style-name="ce153"/>
          <table:table-cell table:number-columns-repeated="8"/>
        </table:table-row>
        <table:table-row table:style-name="ro1">
          <table:table-cell table:style-name="ce153" office:value-type="string" calcext:value-type="string">
            <text:p>Chemin de l'Eraudière</text:p>
          </table:table-cell>
          <table:table-cell table:style-name="ce153"/>
          <table:table-cell table:number-columns-repeated="8"/>
        </table:table-row>
        <table:table-row table:style-name="ro1">
          <table:table-cell table:style-name="ce153" office:value-type="string" calcext:value-type="string">
            <text:p>Chemin de l'Herbergement</text:p>
          </table:table-cell>
          <table:table-cell table:style-name="ce153"/>
          <table:table-cell table:number-columns-repeated="8"/>
        </table:table-row>
        <table:table-row table:style-name="ro1">
          <table:table-cell table:style-name="ce153" office:value-type="string" calcext:value-type="string">
            <text:p>Chemin de la Bare</text:p>
          </table:table-cell>
          <table:table-cell table:style-name="ce153"/>
          <table:table-cell table:number-columns-repeated="8"/>
        </table:table-row>
        <table:table-row table:style-name="ro1">
          <table:table-cell table:style-name="ce153" office:value-type="string" calcext:value-type="string">
            <text:p>Chemin de la Basse Gaudinière</text:p>
          </table:table-cell>
          <table:table-cell table:style-name="ce153"/>
          <table:table-cell table:number-columns-repeated="8"/>
        </table:table-row>
        <table:table-row table:style-name="ro1">
          <table:table-cell table:style-name="ce153" office:value-type="string" calcext:value-type="string">
            <text:p>Chemin de la Boisbonnière</text:p>
          </table:table-cell>
          <table:table-cell table:style-name="ce153"/>
          <table:table-cell table:number-columns-repeated="8"/>
        </table:table-row>
        <table:table-row table:style-name="ro1">
          <table:table-cell table:style-name="ce153" office:value-type="string" calcext:value-type="string">
            <text:p>Chemin de la Bonnetière</text:p>
          </table:table-cell>
          <table:table-cell table:style-name="ce153"/>
          <table:table-cell table:number-columns-repeated="8"/>
        </table:table-row>
        <table:table-row table:style-name="ro1">
          <table:table-cell table:style-name="ce153" office:value-type="string" calcext:value-type="string">
            <text:p>Chemin de la Boucardière</text:p>
          </table:table-cell>
          <table:table-cell table:style-name="ce153"/>
          <table:table-cell table:number-columns-repeated="8"/>
        </table:table-row>
        <table:table-row table:style-name="ro1">
          <table:table-cell table:style-name="ce153" office:value-type="string" calcext:value-type="string">
            <text:p>Chemin de la Bregeonnière</text:p>
          </table:table-cell>
          <table:table-cell table:style-name="ce153"/>
          <table:table-cell table:number-columns-repeated="8"/>
        </table:table-row>
        <table:table-row table:style-name="ro1">
          <table:table-cell table:style-name="ce153" office:value-type="string" calcext:value-type="string">
            <text:p>Chemin de la Bretonnière</text:p>
          </table:table-cell>
          <table:table-cell table:style-name="ce153"/>
          <table:table-cell table:number-columns-repeated="8"/>
        </table:table-row>
        <table:table-row table:style-name="ro1">
          <table:table-cell table:style-name="ce153" office:value-type="string" calcext:value-type="string">
            <text:p>Chemin de la Brianderie</text:p>
          </table:table-cell>
          <table:table-cell table:style-name="ce153"/>
          <table:table-cell table:number-columns-repeated="8"/>
        </table:table-row>
        <table:table-row table:style-name="ro1">
          <table:table-cell table:style-name="ce153" office:value-type="string" calcext:value-type="string">
            <text:p>Chemin de la Charrée</text:p>
          </table:table-cell>
          <table:table-cell table:style-name="ce153"/>
          <table:table-cell table:number-columns-repeated="8"/>
        </table:table-row>
        <table:table-row table:style-name="ro1">
          <table:table-cell table:style-name="ce153" office:value-type="string" calcext:value-type="string">
            <text:p>Chemin de la Clarière</text:p>
          </table:table-cell>
          <table:table-cell table:style-name="ce153"/>
          <table:table-cell table:number-columns-repeated="8"/>
        </table:table-row>
        <table:table-row table:style-name="ro1">
          <table:table-cell table:style-name="ce153" office:value-type="string" calcext:value-type="string">
            <text:p>Chemin de la Fontaine</text:p>
          </table:table-cell>
          <table:table-cell table:style-name="ce153"/>
          <table:table-cell table:number-columns-repeated="8"/>
        </table:table-row>
        <table:table-row table:style-name="ro1">
          <table:table-cell table:style-name="ce153" office:value-type="string" calcext:value-type="string">
            <text:p>Chemin de la Gesvrière</text:p>
          </table:table-cell>
          <table:table-cell table:style-name="ce153"/>
          <table:table-cell table:number-columns-repeated="8"/>
        </table:table-row>
        <table:table-row table:style-name="ro1">
          <table:table-cell table:style-name="ce153" office:value-type="string" calcext:value-type="string">
            <text:p>Chemin de la Grande Pièce</text:p>
          </table:table-cell>
          <table:table-cell table:style-name="ce153"/>
          <table:table-cell table:number-columns-repeated="8"/>
        </table:table-row>
        <table:table-row table:style-name="ro1">
          <table:table-cell table:style-name="ce153" office:value-type="string" calcext:value-type="string">
            <text:p>Chemin de la Grotte</text:p>
          </table:table-cell>
          <table:table-cell table:style-name="ce153"/>
          <table:table-cell table:number-columns-repeated="8"/>
        </table:table-row>
        <table:table-row table:style-name="ro1">
          <table:table-cell table:style-name="ce153" office:value-type="string" calcext:value-type="string">
            <text:p>Chemin de la Guiblinière</text:p>
          </table:table-cell>
          <table:table-cell table:style-name="ce153"/>
          <table:table-cell table:number-columns-repeated="8"/>
        </table:table-row>
        <table:table-row table:style-name="ro1">
          <table:table-cell table:style-name="ce153" office:value-type="string" calcext:value-type="string">
            <text:p>Chemin de la Haye Dirée</text:p>
          </table:table-cell>
          <table:table-cell table:style-name="ce153"/>
          <table:table-cell table:number-columns-repeated="8"/>
        </table:table-row>
        <table:table-row table:style-name="ro1">
          <table:table-cell table:style-name="ce153" office:value-type="string" calcext:value-type="string">
            <text:p>Chemin de la Houssinière</text:p>
          </table:table-cell>
          <table:table-cell table:style-name="ce153"/>
          <table:table-cell table:number-columns-repeated="8"/>
        </table:table-row>
        <table:table-row table:style-name="ro1">
          <table:table-cell table:style-name="ce153" office:value-type="string" calcext:value-type="string">
            <text:p>Chemin de la Hunaudais</text:p>
          </table:table-cell>
          <table:table-cell table:style-name="ce153"/>
          <table:table-cell table:number-columns-repeated="8"/>
        </table:table-row>
        <table:table-row table:style-name="ro1">
          <table:table-cell table:style-name="ce153" office:value-type="string" calcext:value-type="string">
            <text:p>Chemin de la Justice</text:p>
          </table:table-cell>
          <table:table-cell table:style-name="ce153"/>
          <table:table-cell table:number-columns-repeated="8"/>
        </table:table-row>
        <table:table-row table:style-name="ro1">
          <table:table-cell table:style-name="ce153" office:value-type="string" calcext:value-type="string">
            <text:p>Chemin de la Lande Saint Joseph</text:p>
          </table:table-cell>
          <table:table-cell table:style-name="ce153"/>
          <table:table-cell table:number-columns-repeated="8"/>
        </table:table-row>
        <table:table-row table:style-name="ro1">
          <table:table-cell table:style-name="ce153" office:value-type="string" calcext:value-type="string">
            <text:p>Chemin de la Mainguais</text:p>
          </table:table-cell>
          <table:table-cell table:style-name="ce153"/>
          <table:table-cell table:number-columns-repeated="8"/>
        </table:table-row>
        <table:table-row table:style-name="ro1">
          <table:table-cell table:style-name="ce153" office:value-type="string" calcext:value-type="string">
            <text:p>Chemin de la Musse</text:p>
          </table:table-cell>
          <table:table-cell table:style-name="ce153"/>
          <table:table-cell table:number-columns-repeated="8"/>
        </table:table-row>
        <table:table-row table:style-name="ro1">
          <table:table-cell table:style-name="ce153" office:value-type="string" calcext:value-type="string">
            <text:p>Chemin de la Pelleterie</text:p>
          </table:table-cell>
          <table:table-cell table:style-name="ce153"/>
          <table:table-cell table:number-columns-repeated="8"/>
        </table:table-row>
        <table:table-row table:style-name="ro1">
          <table:table-cell table:style-name="ce153" office:value-type="string" calcext:value-type="string">
            <text:p>Chemin de la Petite Boucardière</text:p>
          </table:table-cell>
          <table:table-cell table:style-name="ce153"/>
          <table:table-cell table:number-columns-repeated="8"/>
        </table:table-row>
        <table:table-row table:style-name="ro1">
          <table:table-cell table:style-name="ce153" office:value-type="string" calcext:value-type="string">
            <text:p>Chemin de la Piaudière</text:p>
          </table:table-cell>
          <table:table-cell table:style-name="ce153"/>
          <table:table-cell table:number-columns-repeated="8"/>
        </table:table-row>
        <table:table-row table:style-name="ro1">
          <table:table-cell table:style-name="ce153" office:value-type="string" calcext:value-type="string">
            <text:p>Chemin de la Pierre Percée</text:p>
          </table:table-cell>
          <table:table-cell table:style-name="ce153"/>
          <table:table-cell table:number-columns-repeated="8"/>
        </table:table-row>
        <table:table-row table:style-name="ro1">
          <table:table-cell table:style-name="ce153" office:value-type="string" calcext:value-type="string">
            <text:p>Chemin de la Roche</text:p>
          </table:table-cell>
          <table:table-cell table:style-name="ce153"/>
          <table:table-cell table:number-columns-repeated="8"/>
        </table:table-row>
        <table:table-row table:style-name="ro1">
          <table:table-cell table:style-name="ce153" office:value-type="string" calcext:value-type="string">
            <text:p>Chemin de la Sécherie</text:p>
          </table:table-cell>
          <table:table-cell table:style-name="ce153"/>
          <table:table-cell table:number-columns-repeated="8"/>
        </table:table-row>
        <table:table-row table:style-name="ro1">
          <table:table-cell table:style-name="ce153" office:value-type="string" calcext:value-type="string">
            <text:p>Chemin de la Veuze</text:p>
          </table:table-cell>
          <table:table-cell table:style-name="ce153"/>
          <table:table-cell table:number-columns-repeated="8"/>
        </table:table-row>
        <table:table-row table:style-name="ro1">
          <table:table-cell table:style-name="ce153" office:value-type="string" calcext:value-type="string">
            <text:p>Chemin de la Violerie</text:p>
          </table:table-cell>
          <table:table-cell table:style-name="ce153"/>
          <table:table-cell table:number-columns-repeated="8"/>
        </table:table-row>
        <table:table-row table:style-name="ro1">
          <table:table-cell table:style-name="ce153" office:value-type="string" calcext:value-type="string">
            <text:p>Chemin de Launay Violette</text:p>
          </table:table-cell>
          <table:table-cell table:style-name="ce153"/>
          <table:table-cell table:number-columns-repeated="8"/>
        </table:table-row>
        <table:table-row table:style-name="ro1">
          <table:table-cell table:style-name="ce153" office:value-type="string" calcext:value-type="string">
            <text:p>Chemin de Malabrie</text:p>
          </table:table-cell>
          <table:table-cell table:style-name="ce153"/>
          <table:table-cell table:number-columns-repeated="8"/>
        </table:table-row>
        <table:table-row table:style-name="ro1">
          <table:table-cell table:style-name="ce153" office:value-type="string" calcext:value-type="string">
            <text:p>Chemin de Montigny</text:p>
          </table:table-cell>
          <table:table-cell table:style-name="ce153"/>
          <table:table-cell table:number-columns-repeated="8"/>
        </table:table-row>
        <table:table-row table:style-name="ro1">
          <table:table-cell table:style-name="ce153" office:value-type="string" calcext:value-type="string">
            <text:p>Chemin de Rogeolais</text:p>
          </table:table-cell>
          <table:table-cell table:style-name="ce153"/>
          <table:table-cell table:number-columns-repeated="8"/>
        </table:table-row>
        <table:table-row table:style-name="ro1">
          <table:table-cell table:style-name="ce153" office:value-type="string" calcext:value-type="string">
            <text:p>Chemin des Américains</text:p>
          </table:table-cell>
          <table:table-cell table:style-name="ce153"/>
          <table:table-cell table:number-columns-repeated="8"/>
        </table:table-row>
        <table:table-row table:style-name="ro1">
          <table:table-cell table:style-name="ce153" office:value-type="string" calcext:value-type="string">
            <text:p>Chemin des Baliveaux</text:p>
          </table:table-cell>
          <table:table-cell table:style-name="ce153"/>
          <table:table-cell table:number-columns-repeated="8"/>
        </table:table-row>
        <table:table-row table:style-name="ro1">
          <table:table-cell table:style-name="ce153" office:value-type="string" calcext:value-type="string">
            <text:p>Chemin des Bateliers</text:p>
          </table:table-cell>
          <table:table-cell table:style-name="ce153"/>
          <table:table-cell table:number-columns-repeated="8"/>
        </table:table-row>
        <table:table-row table:style-name="ro1">
          <table:table-cell table:style-name="ce153" office:value-type="string" calcext:value-type="string">
            <text:p>Chemin des Chats Pendus</text:p>
          </table:table-cell>
          <table:table-cell table:style-name="ce153"/>
          <table:table-cell table:number-columns-repeated="8"/>
        </table:table-row>
        <table:table-row table:style-name="ro1">
          <table:table-cell table:style-name="ce153" office:value-type="string" calcext:value-type="string">
            <text:p>Chemin des Farfadets</text:p>
          </table:table-cell>
          <table:table-cell table:style-name="ce153"/>
          <table:table-cell table:number-columns-repeated="8"/>
        </table:table-row>
        <table:table-row table:style-name="ro1">
          <table:table-cell table:style-name="ce153" office:value-type="string" calcext:value-type="string">
            <text:p>Chemin des Feux Follets</text:p>
          </table:table-cell>
          <table:table-cell table:style-name="ce153"/>
          <table:table-cell table:number-columns-repeated="8"/>
        </table:table-row>
        <table:table-row table:style-name="ro1">
          <table:table-cell table:style-name="ce153" office:value-type="string" calcext:value-type="string">
            <text:p>Chemin des Garniers</text:p>
          </table:table-cell>
          <table:table-cell table:style-name="ce153"/>
          <table:table-cell table:number-columns-repeated="8"/>
        </table:table-row>
        <table:table-row table:style-name="ro1">
          <table:table-cell table:style-name="ce153" office:value-type="string" calcext:value-type="string">
            <text:p>Chemin des Garniers</text:p>
          </table:table-cell>
          <table:table-cell table:style-name="ce153"/>
          <table:table-cell table:number-columns-repeated="8"/>
        </table:table-row>
        <table:table-row table:style-name="ro1">
          <table:table-cell table:style-name="ce153" office:value-type="string" calcext:value-type="string">
            <text:p>Chemin des Glycines</text:p>
          </table:table-cell>
          <table:table-cell table:style-name="ce153"/>
          <table:table-cell table:number-columns-repeated="8"/>
        </table:table-row>
        <table:table-row table:style-name="ro1">
          <table:table-cell table:style-name="ce153" office:value-type="string" calcext:value-type="string">
            <text:p>Chemin des Grillons</text:p>
          </table:table-cell>
          <table:table-cell table:style-name="ce153"/>
          <table:table-cell table:number-columns-repeated="8"/>
        </table:table-row>
        <table:table-row table:style-name="ro1">
          <table:table-cell table:style-name="ce153" office:value-type="string" calcext:value-type="string">
            <text:p>Chemin des Hiorts</text:p>
          </table:table-cell>
          <table:table-cell table:style-name="ce153"/>
          <table:table-cell table:number-columns-repeated="8"/>
        </table:table-row>
        <table:table-row table:style-name="ro1">
          <table:table-cell table:style-name="ce153" office:value-type="string" calcext:value-type="string">
            <text:p>Chemin des Marais</text:p>
          </table:table-cell>
          <table:table-cell table:style-name="ce153"/>
          <table:table-cell table:number-columns-repeated="8"/>
        </table:table-row>
        <table:table-row table:style-name="ro1">
          <table:table-cell table:style-name="ce153" office:value-type="string" calcext:value-type="string">
            <text:p>Chemin des Petites Rues</text:p>
          </table:table-cell>
          <table:table-cell table:style-name="ce153"/>
          <table:table-cell table:number-columns-repeated="8"/>
        </table:table-row>
        <table:table-row table:style-name="ro1">
          <table:table-cell table:style-name="ce153" office:value-type="string" calcext:value-type="string">
            <text:p>Chemin des Propriétaires</text:p>
          </table:table-cell>
          <table:table-cell table:style-name="ce153"/>
          <table:table-cell table:number-columns-repeated="8"/>
        </table:table-row>
        <table:table-row table:style-name="ro1">
          <table:table-cell table:style-name="ce153" office:value-type="string" calcext:value-type="string">
            <text:p>Chemin des Réunis</text:p>
          </table:table-cell>
          <table:table-cell table:style-name="ce153"/>
          <table:table-cell table:number-columns-repeated="8"/>
        </table:table-row>
        <table:table-row table:style-name="ro1">
          <table:table-cell table:style-name="ce153" office:value-type="string" calcext:value-type="string">
            <text:p>Chemin des Rivières</text:p>
          </table:table-cell>
          <table:table-cell table:style-name="ce153"/>
          <table:table-cell table:number-columns-repeated="8"/>
        </table:table-row>
        <table:table-row table:style-name="ro1">
          <table:table-cell table:style-name="ce153" office:value-type="string" calcext:value-type="string">
            <text:p>Chemin des Rochers</text:p>
          </table:table-cell>
          <table:table-cell table:style-name="ce153"/>
          <table:table-cell table:number-columns-repeated="8"/>
        </table:table-row>
        <table:table-row table:style-name="ro1">
          <table:table-cell table:style-name="ce153" office:value-type="string" calcext:value-type="string">
            <text:p>Chemin des Roches Vertes</text:p>
          </table:table-cell>
          <table:table-cell table:style-name="ce153"/>
          <table:table-cell table:number-columns-repeated="8"/>
        </table:table-row>
        <table:table-row table:style-name="ro1">
          <table:table-cell table:style-name="ce153" office:value-type="string" calcext:value-type="string">
            <text:p>Chemin des Salles</text:p>
          </table:table-cell>
          <table:table-cell table:style-name="ce153"/>
          <table:table-cell table:number-columns-repeated="8"/>
        </table:table-row>
        <table:table-row table:style-name="ro1">
          <table:table-cell table:style-name="ce153" office:value-type="string" calcext:value-type="string">
            <text:p>Chemin des Terres</text:p>
          </table:table-cell>
          <table:table-cell table:style-name="ce153"/>
          <table:table-cell table:number-columns-repeated="8"/>
        </table:table-row>
        <table:table-row table:style-name="ro1">
          <table:table-cell table:style-name="ce153" office:value-type="string" calcext:value-type="string">
            <text:p>Chemin des Treilles</text:p>
          </table:table-cell>
          <table:table-cell table:style-name="ce153"/>
          <table:table-cell table:number-columns-repeated="8"/>
        </table:table-row>
        <table:table-row table:style-name="ro1">
          <table:table-cell table:style-name="ce153" office:value-type="string" calcext:value-type="string">
            <text:p>Chemin des Usines</text:p>
          </table:table-cell>
          <table:table-cell table:style-name="ce153"/>
          <table:table-cell table:number-columns-repeated="8"/>
        </table:table-row>
        <table:table-row table:style-name="ro1">
          <table:table-cell table:style-name="ce153" office:value-type="string" calcext:value-type="string">
            <text:p>Chemin des Vignes</text:p>
          </table:table-cell>
          <table:table-cell table:style-name="ce153"/>
          <table:table-cell table:number-columns-repeated="8"/>
        </table:table-row>
        <table:table-row table:style-name="ro1">
          <table:table-cell table:style-name="ce153" office:value-type="string" calcext:value-type="string">
            <text:p>Chemin des Vignes du Bourg</text:p>
          </table:table-cell>
          <table:table-cell table:style-name="ce153"/>
          <table:table-cell table:number-columns-repeated="8"/>
        </table:table-row>
        <table:table-row table:style-name="ro1">
          <table:table-cell table:style-name="ce153" office:value-type="string" calcext:value-type="string">
            <text:p>Chemin des Violettes</text:p>
          </table:table-cell>
          <table:table-cell table:style-name="ce153"/>
          <table:table-cell table:number-columns-repeated="8"/>
        </table:table-row>
        <table:table-row table:style-name="ro1">
          <table:table-cell table:style-name="ce153" office:value-type="string" calcext:value-type="string">
            <text:p>Chemin du Bois des Anses</text:p>
          </table:table-cell>
          <table:table-cell table:style-name="ce153"/>
          <table:table-cell table:number-columns-repeated="8"/>
        </table:table-row>
        <table:table-row table:style-name="ro1">
          <table:table-cell table:style-name="ce153" office:value-type="string" calcext:value-type="string">
            <text:p>Chemin du Buron</text:p>
          </table:table-cell>
          <table:table-cell table:style-name="ce153"/>
          <table:table-cell table:number-columns-repeated="8"/>
        </table:table-row>
        <table:table-row table:style-name="ro1">
          <table:table-cell table:style-name="ce153" office:value-type="string" calcext:value-type="string">
            <text:p>Chemin du Buzard</text:p>
          </table:table-cell>
          <table:table-cell table:style-name="ce153"/>
          <table:table-cell table:number-columns-repeated="8"/>
        </table:table-row>
        <table:table-row table:style-name="ro1">
          <table:table-cell table:style-name="ce153" office:value-type="string" calcext:value-type="string">
            <text:p>Chemin du Cellier</text:p>
          </table:table-cell>
          <table:table-cell table:style-name="ce153"/>
          <table:table-cell table:number-columns-repeated="8"/>
        </table:table-row>
        <table:table-row table:style-name="ro1">
          <table:table-cell table:style-name="ce153" office:value-type="string" calcext:value-type="string">
            <text:p>Chemin du Champ de Manoeuvre</text:p>
          </table:table-cell>
          <table:table-cell table:style-name="ce153"/>
          <table:table-cell table:number-columns-repeated="8"/>
        </table:table-row>
        <table:table-row table:style-name="ro1">
          <table:table-cell table:style-name="ce153" office:value-type="string" calcext:value-type="string">
            <text:p>Chemin du Champ Lucet</text:p>
          </table:table-cell>
          <table:table-cell table:style-name="ce153"/>
          <table:table-cell table:number-columns-repeated="8"/>
        </table:table-row>
        <table:table-row table:style-name="ro1">
          <table:table-cell table:style-name="ce153" office:value-type="string" calcext:value-type="string">
            <text:p>Chemin du Château de l'Aubinière</text:p>
          </table:table-cell>
          <table:table-cell table:style-name="ce153"/>
          <table:table-cell table:number-columns-repeated="8"/>
        </table:table-row>
        <table:table-row table:style-name="ro1">
          <table:table-cell table:style-name="ce153" office:value-type="string" calcext:value-type="string">
            <text:p>Chemin du Clocher</text:p>
          </table:table-cell>
          <table:table-cell table:style-name="ce153"/>
          <table:table-cell table:number-columns-repeated="8"/>
        </table:table-row>
        <table:table-row table:style-name="ro1">
          <table:table-cell table:style-name="ce153" office:value-type="string" calcext:value-type="string">
            <text:p>Chemin du Clos Cellier</text:p>
          </table:table-cell>
          <table:table-cell table:style-name="ce153"/>
          <table:table-cell table:number-columns-repeated="8"/>
        </table:table-row>
        <table:table-row table:style-name="ro1">
          <table:table-cell table:style-name="ce153" office:value-type="string" calcext:value-type="string">
            <text:p>Chemin du Gotha</text:p>
          </table:table-cell>
          <table:table-cell table:style-name="ce153"/>
          <table:table-cell table:number-columns-repeated="8"/>
        </table:table-row>
        <table:table-row table:style-name="ro1">
          <table:table-cell table:style-name="ce153" office:value-type="string" calcext:value-type="string">
            <text:p>Chemin du Halage</text:p>
          </table:table-cell>
          <table:table-cell table:style-name="ce153"/>
          <table:table-cell table:number-columns-repeated="8"/>
        </table:table-row>
        <table:table-row table:style-name="ro1">
          <table:table-cell table:style-name="ce153" office:value-type="string" calcext:value-type="string">
            <text:p>Chemin du Hasard</text:p>
          </table:table-cell>
          <table:table-cell table:style-name="ce153"/>
          <table:table-cell table:number-columns-repeated="8"/>
        </table:table-row>
        <table:table-row table:style-name="ro1">
          <table:table-cell table:style-name="ce153" office:value-type="string" calcext:value-type="string">
            <text:p>Chemin du Haut Landreau</text:p>
          </table:table-cell>
          <table:table-cell table:style-name="ce153"/>
          <table:table-cell table:number-columns-repeated="8"/>
        </table:table-row>
        <table:table-row table:style-name="ro1">
          <table:table-cell table:style-name="ce153" office:value-type="string" calcext:value-type="string">
            <text:p>Chemin du Linot</text:p>
          </table:table-cell>
          <table:table-cell table:style-name="ce153"/>
          <table:table-cell table:number-columns-repeated="8"/>
        </table:table-row>
        <table:table-row table:style-name="ro1">
          <table:table-cell table:style-name="ce153" office:value-type="string" calcext:value-type="string">
            <text:p>Chemin du Maria</text:p>
          </table:table-cell>
          <table:table-cell table:style-name="ce153"/>
          <table:table-cell table:number-columns-repeated="8"/>
        </table:table-row>
        <table:table-row table:style-name="ro1">
          <table:table-cell table:style-name="ce153" office:value-type="string" calcext:value-type="string">
            <text:p>Chemin du Moulin des Marais</text:p>
          </table:table-cell>
          <table:table-cell table:style-name="ce153"/>
          <table:table-cell table:number-columns-repeated="8"/>
        </table:table-row>
        <table:table-row table:style-name="ro1">
          <table:table-cell table:style-name="ce153" office:value-type="string" calcext:value-type="string">
            <text:p>Chemin du Moulin Lambert</text:p>
          </table:table-cell>
          <table:table-cell table:style-name="ce153"/>
          <table:table-cell table:number-columns-repeated="8"/>
        </table:table-row>
        <table:table-row table:style-name="ro1">
          <table:table-cell table:style-name="ce153" office:value-type="string" calcext:value-type="string">
            <text:p>Chemin du Nouveau Monde</text:p>
          </table:table-cell>
          <table:table-cell table:style-name="ce153"/>
          <table:table-cell table:number-columns-repeated="8"/>
        </table:table-row>
        <table:table-row table:style-name="ro1">
          <table:table-cell table:style-name="ce153" office:value-type="string" calcext:value-type="string">
            <text:p>Chemin du Petit Doyenne</text:p>
          </table:table-cell>
          <table:table-cell table:style-name="ce153"/>
          <table:table-cell table:number-columns-repeated="8"/>
        </table:table-row>
        <table:table-row table:style-name="ro1">
          <table:table-cell table:style-name="ce153" office:value-type="string" calcext:value-type="string">
            <text:p>Chemin du Piccot</text:p>
          </table:table-cell>
          <table:table-cell table:style-name="ce153"/>
          <table:table-cell table:number-columns-repeated="8"/>
        </table:table-row>
        <table:table-row table:style-name="ro1">
          <table:table-cell table:style-name="ce153" office:value-type="string" calcext:value-type="string">
            <text:p>Chemin du Ponceau</text:p>
          </table:table-cell>
          <table:table-cell table:style-name="ce153"/>
          <table:table-cell table:number-columns-repeated="8"/>
        </table:table-row>
        <table:table-row table:style-name="ro1">
          <table:table-cell table:style-name="ce153" office:value-type="string" calcext:value-type="string">
            <text:p>Chemin du Port</text:p>
          </table:table-cell>
          <table:table-cell table:style-name="ce153"/>
          <table:table-cell table:number-columns-repeated="8"/>
        </table:table-row>
        <table:table-row table:style-name="ro1">
          <table:table-cell table:style-name="ce153" office:value-type="string" calcext:value-type="string">
            <text:p>Chemin du Pré Hervé</text:p>
          </table:table-cell>
          <table:table-cell table:style-name="ce153"/>
          <table:table-cell table:number-columns-repeated="8"/>
        </table:table-row>
        <table:table-row table:style-name="ro1">
          <table:table-cell table:style-name="ce153" office:value-type="string" calcext:value-type="string">
            <text:p>Chemin du Sas au Vin</text:p>
          </table:table-cell>
          <table:table-cell table:style-name="ce153"/>
          <table:table-cell table:number-columns-repeated="8"/>
        </table:table-row>
        <table:table-row table:style-name="ro1">
          <table:table-cell table:style-name="ce153" office:value-type="string" calcext:value-type="string">
            <text:p>Chemin Guilbaud</text:p>
          </table:table-cell>
          <table:table-cell table:style-name="ce153"/>
          <table:table-cell table:number-columns-repeated="8"/>
        </table:table-row>
        <table:table-row table:style-name="ro1">
          <table:table-cell table:style-name="ce153" office:value-type="string" calcext:value-type="string">
            <text:p>Chemin Guillou</text:p>
          </table:table-cell>
          <table:table-cell table:style-name="ce153"/>
          <table:table-cell table:number-columns-repeated="8"/>
        </table:table-row>
        <table:table-row table:style-name="ro1">
          <table:table-cell table:style-name="ce153" office:value-type="string" calcext:value-type="string">
            <text:p>Chemin Joseph Pierre</text:p>
          </table:table-cell>
          <table:table-cell table:style-name="ce153"/>
          <table:table-cell table:number-columns-repeated="8"/>
        </table:table-row>
        <table:table-row table:style-name="ro1">
          <table:table-cell table:style-name="ce153" office:value-type="string" calcext:value-type="string">
            <text:p>Chemin Montplaisir</text:p>
          </table:table-cell>
          <table:table-cell table:style-name="ce153"/>
          <table:table-cell table:number-columns-repeated="8"/>
        </table:table-row>
        <table:table-row table:style-name="ro1">
          <table:table-cell table:style-name="ce153" office:value-type="string" calcext:value-type="string">
            <text:p>Chemin Nantais des Chaupières</text:p>
          </table:table-cell>
          <table:table-cell table:style-name="ce153"/>
          <table:table-cell table:number-columns-repeated="8"/>
        </table:table-row>
        <table:table-row table:style-name="ro1">
          <table:table-cell table:style-name="ce153" office:value-type="string" calcext:value-type="string">
            <text:p>Chemin Paris</text:p>
          </table:table-cell>
          <table:table-cell table:style-name="ce153"/>
          <table:table-cell table:number-columns-repeated="8"/>
        </table:table-row>
        <table:table-row table:style-name="ro1">
          <table:table-cell table:style-name="ce153" office:value-type="string" calcext:value-type="string">
            <text:p>Chemin Poisson</text:p>
          </table:table-cell>
          <table:table-cell table:style-name="ce153"/>
          <table:table-cell table:number-columns-repeated="8"/>
        </table:table-row>
        <table:table-row table:style-name="ro1">
          <table:table-cell table:style-name="ce153" office:value-type="string" calcext:value-type="string">
            <text:p>Chemin Pressoir Chênaie</text:p>
          </table:table-cell>
          <table:table-cell table:style-name="ce153"/>
          <table:table-cell table:number-columns-repeated="8"/>
        </table:table-row>
        <table:table-row table:style-name="ro1">
          <table:table-cell table:style-name="ce153" office:value-type="string" calcext:value-type="string">
            <text:p>Chemin Renaud</text:p>
          </table:table-cell>
          <table:table-cell table:style-name="ce153"/>
          <table:table-cell table:number-columns-repeated="8"/>
        </table:table-row>
        <table:table-row table:style-name="ro1">
          <table:table-cell table:style-name="ce153" office:value-type="string" calcext:value-type="string">
            <text:p>Chemin Tournerond</text:p>
          </table:table-cell>
          <table:table-cell table:style-name="ce153"/>
          <table:table-cell table:number-columns-repeated="8"/>
        </table:table-row>
        <table:table-row table:style-name="ro1">
          <table:table-cell table:style-name="ce153" office:value-type="string" calcext:value-type="string">
            <text:p>Chemin Vert</text:p>
          </table:table-cell>
          <table:table-cell table:style-name="ce153"/>
          <table:table-cell table:number-columns-repeated="8"/>
        </table:table-row>
        <table:table-row table:style-name="ro1">
          <table:table-cell table:style-name="ce153" office:value-type="string" calcext:value-type="string">
            <text:p>Côte Saint Sébastien</text:p>
          </table:table-cell>
          <table:table-cell table:style-name="ce153"/>
          <table:table-cell table:number-columns-repeated="8"/>
        </table:table-row>
        <table:table-row table:style-name="ro1">
          <table:table-cell table:style-name="ce153" office:value-type="string" calcext:value-type="string">
            <text:p>Cour aux Chais</text:p>
          </table:table-cell>
          <table:table-cell table:style-name="ce153"/>
          <table:table-cell table:number-columns-repeated="8"/>
        </table:table-row>
        <table:table-row table:style-name="ro1">
          <table:table-cell table:style-name="ce153" office:value-type="string" calcext:value-type="string">
            <text:p>Cour Cathuis</text:p>
          </table:table-cell>
          <table:table-cell table:style-name="ce153"/>
          <table:table-cell table:number-columns-repeated="8"/>
        </table:table-row>
        <table:table-row table:style-name="ro1">
          <table:table-cell table:style-name="ce153" office:value-type="string" calcext:value-type="string">
            <text:p>Cour de la Brocante</text:p>
          </table:table-cell>
          <table:table-cell table:style-name="ce153"/>
          <table:table-cell table:number-columns-repeated="8"/>
        </table:table-row>
        <table:table-row table:style-name="ro1">
          <table:table-cell table:style-name="ce153" office:value-type="string" calcext:value-type="string">
            <text:p>Cour de la République</text:p>
          </table:table-cell>
          <table:table-cell table:style-name="ce153"/>
          <table:table-cell table:number-columns-repeated="8"/>
        </table:table-row>
        <table:table-row table:style-name="ro1">
          <table:table-cell table:style-name="ce153" office:value-type="string" calcext:value-type="string">
            <text:p>Cour de Versailles</text:p>
          </table:table-cell>
          <table:table-cell table:style-name="ce153"/>
          <table:table-cell table:number-columns-repeated="8"/>
        </table:table-row>
        <table:table-row table:style-name="ro1">
          <table:table-cell table:style-name="ce153" office:value-type="string" calcext:value-type="string">
            <text:p>Cour des Automates</text:p>
          </table:table-cell>
          <table:table-cell table:style-name="ce153"/>
          <table:table-cell table:number-columns-repeated="8"/>
        </table:table-row>
        <table:table-row table:style-name="ro1">
          <table:table-cell table:style-name="ce153" office:value-type="string" calcext:value-type="string">
            <text:p>Cour des Dorides</text:p>
          </table:table-cell>
          <table:table-cell table:style-name="ce153"/>
          <table:table-cell table:number-columns-repeated="8"/>
        </table:table-row>
        <table:table-row table:style-name="ro1">
          <table:table-cell table:style-name="ce153" office:value-type="string" calcext:value-type="string">
            <text:p>Cour des Francs Tireurs</text:p>
          </table:table-cell>
          <table:table-cell table:style-name="ce153"/>
          <table:table-cell table:number-columns-repeated="8"/>
        </table:table-row>
        <table:table-row table:style-name="ro1">
          <table:table-cell table:style-name="ce153" office:value-type="string" calcext:value-type="string">
            <text:p>Cour des Olivettes</text:p>
          </table:table-cell>
          <table:table-cell table:style-name="ce153"/>
          <table:table-cell table:number-columns-repeated="8"/>
        </table:table-row>
        <table:table-row table:style-name="ro1">
          <table:table-cell table:style-name="ce153" office:value-type="string" calcext:value-type="string">
            <text:p>Cour des Paludiers</text:p>
          </table:table-cell>
          <table:table-cell table:style-name="ce153"/>
          <table:table-cell table:number-columns-repeated="8"/>
        </table:table-row>
        <table:table-row table:style-name="ro1">
          <table:table-cell table:style-name="ce153" office:value-type="string" calcext:value-type="string">
            <text:p>Cour des Songes</text:p>
          </table:table-cell>
          <table:table-cell table:style-name="ce153"/>
          <table:table-cell table:number-columns-repeated="8"/>
        </table:table-row>
        <table:table-row table:style-name="ro1">
          <table:table-cell table:style-name="ce153" office:value-type="string" calcext:value-type="string">
            <text:p>Cour des Verdiaux</text:p>
          </table:table-cell>
          <table:table-cell table:style-name="ce153"/>
          <table:table-cell table:number-columns-repeated="8"/>
        </table:table-row>
        <table:table-row table:style-name="ro1">
          <table:table-cell table:style-name="ce153" office:value-type="string" calcext:value-type="string">
            <text:p>Cour des Voltigeurs</text:p>
          </table:table-cell>
          <table:table-cell table:style-name="ce153"/>
          <table:table-cell table:number-columns-repeated="8"/>
        </table:table-row>
        <table:table-row table:style-name="ro1">
          <table:table-cell table:style-name="ce153" office:value-type="string" calcext:value-type="string">
            <text:p>Cour Foucault</text:p>
          </table:table-cell>
          <table:table-cell table:style-name="ce153"/>
          <table:table-cell table:number-columns-repeated="8"/>
        </table:table-row>
        <table:table-row table:style-name="ro1">
          <table:table-cell table:style-name="ce153" office:value-type="string" calcext:value-type="string">
            <text:p>Cour Jules Dupré</text:p>
          </table:table-cell>
          <table:table-cell table:style-name="ce153"/>
          <table:table-cell table:number-columns-repeated="8"/>
        </table:table-row>
        <table:table-row table:style-name="ro1">
          <table:table-cell table:style-name="ce153" office:value-type="string" calcext:value-type="string">
            <text:p>Cour Jules Durand</text:p>
          </table:table-cell>
          <table:table-cell table:style-name="ce153"/>
          <table:table-cell table:number-columns-repeated="8"/>
        </table:table-row>
        <table:table-row table:style-name="ro1">
          <table:table-cell table:style-name="ce153" office:value-type="string" calcext:value-type="string">
            <text:p>Cour Massé</text:p>
          </table:table-cell>
          <table:table-cell table:style-name="ce153"/>
          <table:table-cell table:number-columns-repeated="8"/>
        </table:table-row>
        <table:table-row table:style-name="ro1">
          <table:table-cell table:style-name="ce153" office:value-type="string" calcext:value-type="string">
            <text:p>Cour Sainte Marie</text:p>
          </table:table-cell>
          <table:table-cell table:style-name="ce153"/>
          <table:table-cell table:number-columns-repeated="8"/>
        </table:table-row>
        <table:table-row table:style-name="ro1">
          <table:table-cell table:style-name="ce153" office:value-type="string" calcext:value-type="string">
            <text:p>Cour Sans Nom</text:p>
          </table:table-cell>
          <table:table-cell table:style-name="ce153"/>
          <table:table-cell table:number-columns-repeated="8"/>
        </table:table-row>
        <table:table-row table:style-name="ro1">
          <table:table-cell table:style-name="ce153" office:value-type="string" calcext:value-type="string">
            <text:p>Cours Antonio Vivaldi</text:p>
          </table:table-cell>
          <table:table-cell table:style-name="ce153"/>
          <table:table-cell table:number-columns-repeated="8"/>
        </table:table-row>
        <table:table-row table:style-name="ro1">
          <table:table-cell table:style-name="ce153" office:value-type="string" calcext:value-type="string">
            <text:p>Cours Cambronne</text:p>
          </table:table-cell>
          <table:table-cell table:style-name="ce153"/>
          <table:table-cell table:number-columns-repeated="8"/>
        </table:table-row>
        <table:table-row table:style-name="ro1">
          <table:table-cell table:style-name="ce153" office:value-type="string" calcext:value-type="string">
            <text:p>Cours Commandant d'Estienne d'Orves</text:p>
          </table:table-cell>
          <table:table-cell table:style-name="ce153"/>
          <table:table-cell table:number-columns-repeated="8"/>
        </table:table-row>
        <table:table-row table:style-name="ro1">
          <table:table-cell table:style-name="ce153" office:value-type="string" calcext:value-type="string">
            <text:p>Cours Corbilo</text:p>
          </table:table-cell>
          <table:table-cell table:style-name="ce153"/>
          <table:table-cell table:number-columns-repeated="8"/>
        </table:table-row>
        <table:table-row table:style-name="ro1">
          <table:table-cell table:style-name="ce153" office:value-type="string" calcext:value-type="string">
            <text:p>Cours de la Prairie d'Amont</text:p>
          </table:table-cell>
          <table:table-cell table:style-name="ce153"/>
          <table:table-cell table:number-columns-repeated="8"/>
        </table:table-row>
        <table:table-row table:style-name="ro1">
          <table:table-cell table:style-name="ce153" office:value-type="string" calcext:value-type="string">
            <text:p>Cours des 50 Otages</text:p>
          </table:table-cell>
          <table:table-cell table:style-name="ce153"/>
          <table:table-cell table:number-columns-repeated="8"/>
        </table:table-row>
        <table:table-row table:style-name="ro1">
          <table:table-cell table:style-name="ce153" office:value-type="string" calcext:value-type="string">
            <text:p>Cours des Arts</text:p>
          </table:table-cell>
          <table:table-cell table:style-name="ce153"/>
          <table:table-cell table:number-columns-repeated="8"/>
        </table:table-row>
        <table:table-row table:style-name="ro1">
          <table:table-cell table:style-name="ce153" office:value-type="string" calcext:value-type="string">
            <text:p>Cours du Champ de Mars</text:p>
          </table:table-cell>
          <table:table-cell table:style-name="ce153"/>
          <table:table-cell table:number-columns-repeated="8"/>
        </table:table-row>
        <table:table-row table:style-name="ro1">
          <table:table-cell table:style-name="ce153" office:value-type="string" calcext:value-type="string">
            <text:p>Cours Franklin Roosevelt</text:p>
          </table:table-cell>
          <table:table-cell table:style-name="ce153"/>
          <table:table-cell table:number-columns-repeated="8"/>
        </table:table-row>
        <table:table-row table:style-name="ro1">
          <table:table-cell table:style-name="ce153" office:value-type="string" calcext:value-type="string">
            <text:p>Cours Olivier De Clisson</text:p>
          </table:table-cell>
          <table:table-cell table:style-name="ce153"/>
          <table:table-cell table:number-columns-repeated="8"/>
        </table:table-row>
        <table:table-row table:style-name="ro1">
          <table:table-cell table:style-name="ce153" office:value-type="string" calcext:value-type="string">
            <text:p>Cours Saint André</text:p>
          </table:table-cell>
          <table:table-cell table:style-name="ce153"/>
          <table:table-cell table:number-columns-repeated="8"/>
        </table:table-row>
        <table:table-row table:style-name="ro1">
          <table:table-cell table:style-name="ce153" office:value-type="string" calcext:value-type="string">
            <text:p>Cours Saint Pierre</text:p>
          </table:table-cell>
          <table:table-cell table:style-name="ce153"/>
          <table:table-cell table:number-columns-repeated="8"/>
        </table:table-row>
        <table:table-row table:style-name="ro1">
          <table:table-cell table:style-name="ce153" office:value-type="string" calcext:value-type="string">
            <text:p>Cours Sully</text:p>
          </table:table-cell>
          <table:table-cell table:style-name="ce153"/>
          <table:table-cell table:number-columns-repeated="8"/>
        </table:table-row>
        <table:table-row table:style-name="ro1">
          <table:table-cell table:style-name="ce153" office:value-type="string" calcext:value-type="string">
            <text:p>Esplanade Camille Mellinet</text:p>
          </table:table-cell>
          <table:table-cell table:style-name="ce153"/>
          <table:table-cell table:number-columns-repeated="8"/>
        </table:table-row>
        <table:table-row table:style-name="ro1">
          <table:table-cell table:style-name="ce153" office:value-type="string" calcext:value-type="string">
            <text:p>Esplanade de la Navale</text:p>
          </table:table-cell>
          <table:table-cell table:style-name="ce153"/>
          <table:table-cell table:number-columns-repeated="8"/>
        </table:table-row>
        <table:table-row table:style-name="ro1">
          <table:table-cell table:style-name="ce153" office:value-type="string" calcext:value-type="string">
            <text:p>Esplanade de la Pierre Percée</text:p>
          </table:table-cell>
          <table:table-cell table:style-name="ce153"/>
          <table:table-cell table:number-columns-repeated="8"/>
        </table:table-row>
        <table:table-row table:style-name="ro1">
          <table:table-cell table:style-name="ce153" office:value-type="string" calcext:value-type="string">
            <text:p>Esplanade des Cinq Communes Compagnon de la Libéra</text:p>
          </table:table-cell>
          <table:table-cell table:style-name="ce153"/>
          <table:table-cell table:number-columns-repeated="8"/>
        </table:table-row>
        <table:table-row table:style-name="ro1">
          <table:table-cell table:style-name="ce153" office:value-type="string" calcext:value-type="string">
            <text:p>Esplanade Jean Bruneau</text:p>
          </table:table-cell>
          <table:table-cell table:style-name="ce153"/>
          <table:table-cell table:number-columns-repeated="8"/>
        </table:table-row>
        <table:table-row table:style-name="ro1">
          <table:table-cell table:style-name="ce153" office:value-type="string" calcext:value-type="string">
            <text:p>Hameau des Pastels</text:p>
          </table:table-cell>
          <table:table-cell table:style-name="ce153"/>
          <table:table-cell table:number-columns-repeated="8"/>
        </table:table-row>
        <table:table-row table:style-name="ro1">
          <table:table-cell table:style-name="ce153" office:value-type="string" calcext:value-type="string">
            <text:p>Haute Impasse Maillard</text:p>
          </table:table-cell>
          <table:table-cell table:style-name="ce153"/>
          <table:table-cell table:number-columns-repeated="8"/>
        </table:table-row>
        <table:table-row table:style-name="ro1">
          <table:table-cell table:style-name="ce153" office:value-type="string" calcext:value-type="string">
            <text:p>Impasse Aguesse</text:p>
          </table:table-cell>
          <table:table-cell table:style-name="ce153"/>
          <table:table-cell table:number-columns-repeated="8"/>
        </table:table-row>
        <table:table-row table:style-name="ro1">
          <table:table-cell table:style-name="ce153" office:value-type="string" calcext:value-type="string">
            <text:p>Impasse Antoine Français</text:p>
          </table:table-cell>
          <table:table-cell table:style-name="ce153"/>
          <table:table-cell table:number-columns-repeated="8"/>
        </table:table-row>
        <table:table-row table:style-name="ro1">
          <table:table-cell table:style-name="ce153" office:value-type="string" calcext:value-type="string">
            <text:p>Impasse Arago</text:p>
          </table:table-cell>
          <table:table-cell table:style-name="ce153"/>
          <table:table-cell table:number-columns-repeated="8"/>
        </table:table-row>
        <table:table-row table:style-name="ro1">
          <table:table-cell table:style-name="ce153" office:value-type="string" calcext:value-type="string">
            <text:p>Impasse Archimède</text:p>
          </table:table-cell>
          <table:table-cell table:style-name="ce153"/>
          <table:table-cell table:number-columns-repeated="8"/>
        </table:table-row>
        <table:table-row table:style-name="ro1">
          <table:table-cell table:style-name="ce153" office:value-type="string" calcext:value-type="string">
            <text:p>Impasse Audran</text:p>
          </table:table-cell>
          <table:table-cell table:style-name="ce153"/>
          <table:table-cell table:number-columns-repeated="8"/>
        </table:table-row>
        <table:table-row table:style-name="ro1">
          <table:table-cell table:style-name="ce153" office:value-type="string" calcext:value-type="string">
            <text:p>Impasse Auguste Blouin</text:p>
          </table:table-cell>
          <table:table-cell table:style-name="ce153"/>
          <table:table-cell table:number-columns-repeated="8"/>
        </table:table-row>
        <table:table-row table:style-name="ro1">
          <table:table-cell table:style-name="ce153" office:value-type="string" calcext:value-type="string">
            <text:p>Impasse Augustin Martin</text:p>
          </table:table-cell>
          <table:table-cell table:style-name="ce153"/>
          <table:table-cell table:number-columns-repeated="8"/>
        </table:table-row>
        <table:table-row table:style-name="ro1">
          <table:table-cell table:style-name="ce153" office:value-type="string" calcext:value-type="string">
            <text:p>Impasse Baudouin</text:p>
          </table:table-cell>
          <table:table-cell table:style-name="ce153"/>
          <table:table-cell table:number-columns-repeated="8"/>
        </table:table-row>
        <table:table-row table:style-name="ro1">
          <table:table-cell table:style-name="ce153" office:value-type="string" calcext:value-type="string">
            <text:p>Impasse Beloin</text:p>
          </table:table-cell>
          <table:table-cell table:style-name="ce153"/>
          <table:table-cell table:number-columns-repeated="8"/>
        </table:table-row>
        <table:table-row table:style-name="ro1">
          <table:table-cell table:style-name="ce153" office:value-type="string" calcext:value-type="string">
            <text:p>Impasse Blandin</text:p>
          </table:table-cell>
          <table:table-cell table:style-name="ce153"/>
          <table:table-cell table:number-columns-repeated="8"/>
        </table:table-row>
        <table:table-row table:style-name="ro1">
          <table:table-cell table:style-name="ce153" office:value-type="string" calcext:value-type="string">
            <text:p>Impasse Boutillier</text:p>
          </table:table-cell>
          <table:table-cell table:style-name="ce153"/>
          <table:table-cell table:number-columns-repeated="8"/>
        </table:table-row>
        <table:table-row table:style-name="ro1">
          <table:table-cell table:style-name="ce153" office:value-type="string" calcext:value-type="string">
            <text:p>Impasse Bretonnière</text:p>
          </table:table-cell>
          <table:table-cell table:style-name="ce153"/>
          <table:table-cell table:number-columns-repeated="8"/>
        </table:table-row>
        <table:table-row table:style-name="ro1">
          <table:table-cell table:style-name="ce153" office:value-type="string" calcext:value-type="string">
            <text:p>Impasse Brillouet</text:p>
          </table:table-cell>
          <table:table-cell table:style-name="ce153"/>
          <table:table-cell table:number-columns-repeated="8"/>
        </table:table-row>
        <table:table-row table:style-name="ro1">
          <table:table-cell table:style-name="ce153" office:value-type="string" calcext:value-type="string">
            <text:p>Impasse Brochard</text:p>
          </table:table-cell>
          <table:table-cell table:style-name="ce153"/>
          <table:table-cell table:number-columns-repeated="8"/>
        </table:table-row>
        <table:table-row table:style-name="ro1">
          <table:table-cell table:style-name="ce153" office:value-type="string" calcext:value-type="string">
            <text:p>Impasse Calcaud</text:p>
          </table:table-cell>
          <table:table-cell table:style-name="ce153"/>
          <table:table-cell table:number-columns-repeated="8"/>
        </table:table-row>
        <table:table-row table:style-name="ro1">
          <table:table-cell table:style-name="ce153" office:value-type="string" calcext:value-type="string">
            <text:p>Impasse Calvin</text:p>
          </table:table-cell>
          <table:table-cell table:style-name="ce153"/>
          <table:table-cell table:number-columns-repeated="8"/>
        </table:table-row>
        <table:table-row table:style-name="ro1">
          <table:table-cell table:style-name="ce153" office:value-type="string" calcext:value-type="string">
            <text:p>Impasse Carassin</text:p>
          </table:table-cell>
          <table:table-cell table:style-name="ce153"/>
          <table:table-cell table:number-columns-repeated="8"/>
        </table:table-row>
        <table:table-row table:style-name="ro1">
          <table:table-cell table:style-name="ce153" office:value-type="string" calcext:value-type="string">
            <text:p>Impasse César Franck</text:p>
          </table:table-cell>
          <table:table-cell table:style-name="ce153"/>
          <table:table-cell table:number-columns-repeated="8"/>
        </table:table-row>
        <table:table-row table:style-name="ro1">
          <table:table-cell table:style-name="ce153" office:value-type="string" calcext:value-type="string">
            <text:p>Impasse Chanteclerc</text:p>
          </table:table-cell>
          <table:table-cell table:style-name="ce153"/>
          <table:table-cell table:number-columns-repeated="8"/>
        </table:table-row>
        <table:table-row table:style-name="ro1">
          <table:table-cell table:style-name="ce153" office:value-type="string" calcext:value-type="string">
            <text:p>Impasse Charles Chassin</text:p>
          </table:table-cell>
          <table:table-cell table:style-name="ce153"/>
          <table:table-cell table:number-columns-repeated="8"/>
        </table:table-row>
        <table:table-row table:style-name="ro1">
          <table:table-cell table:style-name="ce153" office:value-type="string" calcext:value-type="string">
            <text:p>Impasse Chevalier Des Grieux</text:p>
          </table:table-cell>
          <table:table-cell table:style-name="ce153"/>
          <table:table-cell table:number-columns-repeated="8"/>
        </table:table-row>
        <table:table-row table:style-name="ro1">
          <table:table-cell table:style-name="ce153" office:value-type="string" calcext:value-type="string">
            <text:p>Impasse Commandant Henri Viot</text:p>
          </table:table-cell>
          <table:table-cell table:style-name="ce153"/>
          <table:table-cell table:number-columns-repeated="8"/>
        </table:table-row>
        <table:table-row table:style-name="ro1">
          <table:table-cell table:style-name="ce153" office:value-type="string" calcext:value-type="string">
            <text:p>Impasse Copernic</text:p>
          </table:table-cell>
          <table:table-cell table:style-name="ce153"/>
          <table:table-cell table:number-columns-repeated="8"/>
        </table:table-row>
        <table:table-row table:style-name="ro1">
          <table:table-cell table:style-name="ce153" office:value-type="string" calcext:value-type="string">
            <text:p>Impasse Corto Maltèse</text:p>
          </table:table-cell>
          <table:table-cell table:style-name="ce153"/>
          <table:table-cell table:number-columns-repeated="8"/>
        </table:table-row>
        <table:table-row table:style-name="ro1">
          <table:table-cell table:style-name="ce153" office:value-type="string" calcext:value-type="string">
            <text:p>Impasse Crucy</text:p>
          </table:table-cell>
          <table:table-cell table:style-name="ce153"/>
          <table:table-cell table:number-columns-repeated="8"/>
        </table:table-row>
        <table:table-row table:style-name="ro1">
          <table:table-cell table:style-name="ce153" office:value-type="string" calcext:value-type="string">
            <text:p>Impasse d'Havelooze</text:p>
          </table:table-cell>
          <table:table-cell table:style-name="ce153"/>
          <table:table-cell table:number-columns-repeated="8"/>
        </table:table-row>
        <table:table-row table:style-name="ro1">
          <table:table-cell table:style-name="ce153" office:value-type="string" calcext:value-type="string">
            <text:p>Impasse Daguin</text:p>
          </table:table-cell>
          <table:table-cell table:style-name="ce153"/>
          <table:table-cell table:number-columns-repeated="8"/>
        </table:table-row>
        <table:table-row table:style-name="ro1">
          <table:table-cell table:style-name="ce153" office:value-type="string" calcext:value-type="string">
            <text:p>Impasse Dalby</text:p>
          </table:table-cell>
          <table:table-cell table:style-name="ce153"/>
          <table:table-cell table:number-columns-repeated="8"/>
        </table:table-row>
        <table:table-row table:style-name="ro1">
          <table:table-cell table:style-name="ce153" office:value-type="string" calcext:value-type="string">
            <text:p>Impasse de Belgique</text:p>
          </table:table-cell>
          <table:table-cell table:style-name="ce153"/>
          <table:table-cell table:number-columns-repeated="8"/>
        </table:table-row>
        <table:table-row table:style-name="ro1">
          <table:table-cell table:style-name="ce153" office:value-type="string" calcext:value-type="string">
            <text:p>Impasse de Châteaulin</text:p>
          </table:table-cell>
          <table:table-cell table:style-name="ce153"/>
          <table:table-cell table:number-columns-repeated="8"/>
        </table:table-row>
        <table:table-row table:style-name="ro1">
          <table:table-cell table:style-name="ce153" office:value-type="string" calcext:value-type="string">
            <text:p>Impasse de Chavagnes</text:p>
          </table:table-cell>
          <table:table-cell table:style-name="ce153"/>
          <table:table-cell table:number-columns-repeated="8"/>
        </table:table-row>
        <table:table-row table:style-name="ro1">
          <table:table-cell table:style-name="ce153" office:value-type="string" calcext:value-type="string">
            <text:p>Impasse de Goupillières</text:p>
          </table:table-cell>
          <table:table-cell table:style-name="ce153"/>
          <table:table-cell table:number-columns-repeated="8"/>
        </table:table-row>
        <table:table-row table:style-name="ro1">
          <table:table-cell table:style-name="ce153" office:value-type="string" calcext:value-type="string">
            <text:p>Impasse de l'Abbaye</text:p>
          </table:table-cell>
          <table:table-cell table:style-name="ce153"/>
          <table:table-cell table:number-columns-repeated="8"/>
        </table:table-row>
        <table:table-row table:style-name="ro1">
          <table:table-cell table:style-name="ce153" office:value-type="string" calcext:value-type="string">
            <text:p>Impasse de l'Ascension</text:p>
          </table:table-cell>
          <table:table-cell table:style-name="ce153"/>
          <table:table-cell table:number-columns-repeated="8"/>
        </table:table-row>
        <table:table-row table:style-name="ro1">
          <table:table-cell table:style-name="ce153" office:value-type="string" calcext:value-type="string">
            <text:p>Impasse de l'Avenue de l'Hôtel Dieu</text:p>
          </table:table-cell>
          <table:table-cell table:style-name="ce153"/>
          <table:table-cell table:number-columns-repeated="8"/>
        </table:table-row>
        <table:table-row table:style-name="ro1">
          <table:table-cell table:style-name="ce153" office:value-type="string" calcext:value-type="string">
            <text:p>Impasse de l'Azurite</text:p>
          </table:table-cell>
          <table:table-cell table:style-name="ce153"/>
          <table:table-cell table:number-columns-repeated="8"/>
        </table:table-row>
        <table:table-row table:style-name="ro1">
          <table:table-cell table:style-name="ce153" office:value-type="string" calcext:value-type="string">
            <text:p>Impasse de l'Odyssée</text:p>
          </table:table-cell>
          <table:table-cell table:style-name="ce153"/>
          <table:table-cell table:number-columns-repeated="8"/>
        </table:table-row>
        <table:table-row table:style-name="ro1">
          <table:table-cell table:style-name="ce153" office:value-type="string" calcext:value-type="string">
            <text:p>Impasse de l'Oranda</text:p>
          </table:table-cell>
          <table:table-cell table:style-name="ce153"/>
          <table:table-cell table:number-columns-repeated="8"/>
        </table:table-row>
        <table:table-row table:style-name="ro1">
          <table:table-cell table:style-name="ce153" office:value-type="string" calcext:value-type="string">
            <text:p>Impasse de l'Orangerie</text:p>
          </table:table-cell>
          <table:table-cell table:style-name="ce153"/>
          <table:table-cell table:number-columns-repeated="8"/>
        </table:table-row>
        <table:table-row table:style-name="ro1">
          <table:table-cell table:style-name="ce153" office:value-type="string" calcext:value-type="string">
            <text:p>Impasse de l'Oural</text:p>
          </table:table-cell>
          <table:table-cell table:style-name="ce153"/>
          <table:table-cell table:number-columns-repeated="8"/>
        </table:table-row>
        <table:table-row table:style-name="ro1">
          <table:table-cell table:style-name="ce153" office:value-type="string" calcext:value-type="string">
            <text:p>Impasse de la Barboire</text:p>
          </table:table-cell>
          <table:table-cell table:style-name="ce153"/>
          <table:table-cell table:number-columns-repeated="8"/>
        </table:table-row>
        <table:table-row table:style-name="ro1">
          <table:table-cell table:style-name="ce153" office:value-type="string" calcext:value-type="string">
            <text:p>Impasse de la Bernardière</text:p>
          </table:table-cell>
          <table:table-cell table:style-name="ce153"/>
          <table:table-cell table:number-columns-repeated="8"/>
        </table:table-row>
        <table:table-row table:style-name="ro1">
          <table:table-cell table:style-name="ce153" office:value-type="string" calcext:value-type="string">
            <text:p>Impasse de la Carrière de Villeneuve</text:p>
          </table:table-cell>
          <table:table-cell table:style-name="ce153"/>
          <table:table-cell table:number-columns-repeated="8"/>
        </table:table-row>
        <table:table-row table:style-name="ro1">
          <table:table-cell table:style-name="ce153" office:value-type="string" calcext:value-type="string">
            <text:p>Impasse de la Clochette</text:p>
          </table:table-cell>
          <table:table-cell table:style-name="ce153"/>
          <table:table-cell table:number-columns-repeated="8"/>
        </table:table-row>
        <table:table-row table:style-name="ro1">
          <table:table-cell table:style-name="ce153" office:value-type="string" calcext:value-type="string">
            <text:p>Impasse de la Contrie</text:p>
          </table:table-cell>
          <table:table-cell table:style-name="ce153"/>
          <table:table-cell table:number-columns-repeated="8"/>
        </table:table-row>
        <table:table-row table:style-name="ro1">
          <table:table-cell table:style-name="ce153" office:value-type="string" calcext:value-type="string">
            <text:p>Impasse de la Coudre</text:p>
          </table:table-cell>
          <table:table-cell table:style-name="ce153"/>
          <table:table-cell table:number-columns-repeated="8"/>
        </table:table-row>
        <table:table-row table:style-name="ro1">
          <table:table-cell table:style-name="ce153" office:value-type="string" calcext:value-type="string">
            <text:p>Impasse de la Cour aux Cerfs</text:p>
          </table:table-cell>
          <table:table-cell table:style-name="ce153"/>
          <table:table-cell table:number-columns-repeated="8"/>
        </table:table-row>
        <table:table-row table:style-name="ro1">
          <table:table-cell table:style-name="ce153" office:value-type="string" calcext:value-type="string">
            <text:p>Impasse de la Courtine</text:p>
          </table:table-cell>
          <table:table-cell table:style-name="ce153"/>
          <table:table-cell table:number-columns-repeated="8"/>
        </table:table-row>
        <table:table-row table:style-name="ro1">
          <table:table-cell table:style-name="ce153" office:value-type="string" calcext:value-type="string">
            <text:p>Impasse de la Croix Bonneau</text:p>
          </table:table-cell>
          <table:table-cell table:style-name="ce153"/>
          <table:table-cell table:number-columns-repeated="8"/>
        </table:table-row>
        <table:table-row table:style-name="ro1">
          <table:table-cell table:style-name="ce153" office:value-type="string" calcext:value-type="string">
            <text:p>Impasse de la Découverte</text:p>
          </table:table-cell>
          <table:table-cell table:style-name="ce153"/>
          <table:table-cell table:number-columns-repeated="8"/>
        </table:table-row>
        <table:table-row table:style-name="ro1">
          <table:table-cell table:style-name="ce153" office:value-type="string" calcext:value-type="string">
            <text:p>Impasse de la Durantiére</text:p>
          </table:table-cell>
          <table:table-cell table:style-name="ce153"/>
          <table:table-cell table:number-columns-repeated="8"/>
        </table:table-row>
        <table:table-row table:style-name="ro1">
          <table:table-cell table:style-name="ce153" office:value-type="string" calcext:value-type="string">
            <text:p>Impasse de la Fonderie Balan</text:p>
          </table:table-cell>
          <table:table-cell table:style-name="ce153"/>
          <table:table-cell table:number-columns-repeated="8"/>
        </table:table-row>
        <table:table-row table:style-name="ro1">
          <table:table-cell table:style-name="ce153" office:value-type="string" calcext:value-type="string">
            <text:p>Impasse de la Grande Sensive</text:p>
          </table:table-cell>
          <table:table-cell table:style-name="ce153"/>
          <table:table-cell table:number-columns-repeated="8"/>
        </table:table-row>
        <table:table-row table:style-name="ro1">
          <table:table-cell table:style-name="ce153" office:value-type="string" calcext:value-type="string">
            <text:p>Impasse de la Jangada</text:p>
          </table:table-cell>
          <table:table-cell table:style-name="ce153"/>
          <table:table-cell table:number-columns-repeated="8"/>
        </table:table-row>
        <table:table-row table:style-name="ro1">
          <table:table-cell table:style-name="ce153" office:value-type="string" calcext:value-type="string">
            <text:p>Impasse de la Mée</text:p>
          </table:table-cell>
          <table:table-cell table:style-name="ce153"/>
          <table:table-cell table:number-columns-repeated="8"/>
        </table:table-row>
        <table:table-row table:style-name="ro1">
          <table:table-cell table:style-name="ce153" office:value-type="string" calcext:value-type="string">
            <text:p>Impasse de la Meilleraye</text:p>
          </table:table-cell>
          <table:table-cell table:style-name="ce153"/>
          <table:table-cell table:number-columns-repeated="8"/>
        </table:table-row>
        <table:table-row table:style-name="ro1">
          <table:table-cell table:style-name="ce153" office:value-type="string" calcext:value-type="string">
            <text:p>Impasse de la Nobilière</text:p>
          </table:table-cell>
          <table:table-cell table:style-name="ce153"/>
          <table:table-cell table:number-columns-repeated="8"/>
        </table:table-row>
        <table:table-row table:style-name="ro1">
          <table:table-cell table:style-name="ce153" office:value-type="string" calcext:value-type="string">
            <text:p>Impasse de la Noë Lambert</text:p>
          </table:table-cell>
          <table:table-cell table:style-name="ce153"/>
          <table:table-cell table:number-columns-repeated="8"/>
        </table:table-row>
        <table:table-row table:style-name="ro1">
          <table:table-cell table:style-name="ce153" office:value-type="string" calcext:value-type="string">
            <text:p>Impasse de la Petite Baratte</text:p>
          </table:table-cell>
          <table:table-cell table:style-name="ce153"/>
          <table:table-cell table:number-columns-repeated="8"/>
        </table:table-row>
        <table:table-row table:style-name="ro1">
          <table:table-cell table:style-name="ce153" office:value-type="string" calcext:value-type="string">
            <text:p>Impasse de la Plaine</text:p>
          </table:table-cell>
          <table:table-cell table:style-name="ce153"/>
          <table:table-cell table:number-columns-repeated="8"/>
        </table:table-row>
        <table:table-row table:style-name="ro1">
          <table:table-cell table:style-name="ce153" office:value-type="string" calcext:value-type="string">
            <text:p>Impasse de la Priauté</text:p>
          </table:table-cell>
          <table:table-cell table:style-name="ce153"/>
          <table:table-cell table:number-columns-repeated="8"/>
        </table:table-row>
        <table:table-row table:style-name="ro1">
          <table:table-cell table:style-name="ce153" office:value-type="string" calcext:value-type="string">
            <text:p>Impasse de la Psallette</text:p>
          </table:table-cell>
          <table:table-cell table:style-name="ce153"/>
          <table:table-cell table:number-columns-repeated="8"/>
        </table:table-row>
        <table:table-row table:style-name="ro1">
          <table:table-cell table:style-name="ce153" office:value-type="string" calcext:value-type="string">
            <text:p>Impasse de la Quenouille</text:p>
          </table:table-cell>
          <table:table-cell table:style-name="ce153"/>
          <table:table-cell table:number-columns-repeated="8"/>
        </table:table-row>
        <table:table-row table:style-name="ro1">
          <table:table-cell table:style-name="ce153" office:value-type="string" calcext:value-type="string">
            <text:p>Impasse de la Rêverie</text:p>
          </table:table-cell>
          <table:table-cell table:style-name="ce153"/>
          <table:table-cell table:number-columns-repeated="8"/>
        </table:table-row>
        <table:table-row table:style-name="ro1">
          <table:table-cell table:style-name="ce153" office:value-type="string" calcext:value-type="string">
            <text:p>Impasse de la Rose des Vents</text:p>
          </table:table-cell>
          <table:table-cell table:style-name="ce153"/>
          <table:table-cell table:number-columns-repeated="8"/>
        </table:table-row>
        <table:table-row table:style-name="ro1">
          <table:table-cell table:style-name="ce153" office:value-type="string" calcext:value-type="string">
            <text:p>Impasse de la Rosière d'Artois</text:p>
          </table:table-cell>
          <table:table-cell table:style-name="ce153"/>
          <table:table-cell table:number-columns-repeated="8"/>
        </table:table-row>
        <table:table-row table:style-name="ro1">
          <table:table-cell table:style-name="ce153" office:value-type="string" calcext:value-type="string">
            <text:p>Impasse de la Sapinette</text:p>
          </table:table-cell>
          <table:table-cell table:style-name="ce153"/>
          <table:table-cell table:number-columns-repeated="8"/>
        </table:table-row>
        <table:table-row table:style-name="ro1">
          <table:table-cell table:style-name="ce153" office:value-type="string" calcext:value-type="string">
            <text:p>Impasse de la Symphonie</text:p>
          </table:table-cell>
          <table:table-cell table:style-name="ce153"/>
          <table:table-cell table:number-columns-repeated="8"/>
        </table:table-row>
        <table:table-row table:style-name="ro1">
          <table:table-cell table:style-name="ce153" office:value-type="string" calcext:value-type="string">
            <text:p>Impasse de la Terre Adélie</text:p>
          </table:table-cell>
          <table:table-cell table:style-name="ce153"/>
          <table:table-cell table:number-columns-repeated="8"/>
        </table:table-row>
        <table:table-row table:style-name="ro1">
          <table:table-cell table:style-name="ce153" office:value-type="string" calcext:value-type="string">
            <text:p>Impasse de la Turquoise</text:p>
          </table:table-cell>
          <table:table-cell table:style-name="ce153"/>
          <table:table-cell table:number-columns-repeated="8"/>
        </table:table-row>
        <table:table-row table:style-name="ro1">
          <table:table-cell table:style-name="ce153" office:value-type="string" calcext:value-type="string">
            <text:p>Impasse de la Vierge</text:p>
          </table:table-cell>
          <table:table-cell table:style-name="ce153"/>
          <table:table-cell table:number-columns-repeated="8"/>
        </table:table-row>
        <table:table-row table:style-name="ro1">
          <table:table-cell table:style-name="ce153" office:value-type="string" calcext:value-type="string">
            <text:p>Impasse de Lorraine</text:p>
          </table:table-cell>
          <table:table-cell table:style-name="ce153"/>
          <table:table-cell table:number-columns-repeated="8"/>
        </table:table-row>
        <table:table-row table:style-name="ro1">
          <table:table-cell table:style-name="ce153" office:value-type="string" calcext:value-type="string">
            <text:p>Impasse de Paimpol</text:p>
          </table:table-cell>
          <table:table-cell table:style-name="ce153"/>
          <table:table-cell table:number-columns-repeated="8"/>
        </table:table-row>
        <table:table-row table:style-name="ro1">
          <table:table-cell table:style-name="ce153" office:value-type="string" calcext:value-type="string">
            <text:p>Impasse de Roscoff</text:p>
          </table:table-cell>
          <table:table-cell table:style-name="ce153"/>
          <table:table-cell table:number-columns-repeated="8"/>
        </table:table-row>
        <table:table-row table:style-name="ro1">
          <table:table-cell table:style-name="ce153" office:value-type="string" calcext:value-type="string">
            <text:p>Impasse de Solesmes</text:p>
          </table:table-cell>
          <table:table-cell table:style-name="ce153"/>
          <table:table-cell table:number-columns-repeated="8"/>
        </table:table-row>
        <table:table-row table:style-name="ro1">
          <table:table-cell table:style-name="ce153" office:value-type="string" calcext:value-type="string">
            <text:p>Impasse de Varennes</text:p>
          </table:table-cell>
          <table:table-cell table:style-name="ce153"/>
          <table:table-cell table:number-columns-repeated="8"/>
        </table:table-row>
        <table:table-row table:style-name="ro1">
          <table:table-cell table:style-name="ce153" office:value-type="string" calcext:value-type="string">
            <text:p>Impasse de Versailles</text:p>
          </table:table-cell>
          <table:table-cell table:style-name="ce153"/>
          <table:table-cell table:number-columns-repeated="8"/>
        </table:table-row>
        <table:table-row table:style-name="ro1">
          <table:table-cell table:style-name="ce153" office:value-type="string" calcext:value-type="string">
            <text:p>Impasse des Abélias</text:p>
          </table:table-cell>
          <table:table-cell table:style-name="ce153"/>
          <table:table-cell table:number-columns-repeated="8"/>
        </table:table-row>
        <table:table-row table:style-name="ro1">
          <table:table-cell table:style-name="ce153" office:value-type="string" calcext:value-type="string">
            <text:p>Impasse des Agates</text:p>
          </table:table-cell>
          <table:table-cell table:style-name="ce153"/>
          <table:table-cell table:number-columns-repeated="8"/>
        </table:table-row>
        <table:table-row table:style-name="ro1">
          <table:table-cell table:style-name="ce153" office:value-type="string" calcext:value-type="string">
            <text:p>Impasse des Armateurs</text:p>
          </table:table-cell>
          <table:table-cell table:style-name="ce153"/>
          <table:table-cell table:number-columns-repeated="8"/>
        </table:table-row>
        <table:table-row table:style-name="ro1">
          <table:table-cell table:style-name="ce153" office:value-type="string" calcext:value-type="string">
            <text:p>Impasse des Aubépines</text:p>
          </table:table-cell>
          <table:table-cell table:style-name="ce153"/>
          <table:table-cell table:number-columns-repeated="8"/>
        </table:table-row>
        <table:table-row table:style-name="ro1">
          <table:table-cell table:style-name="ce153" office:value-type="string" calcext:value-type="string">
            <text:p>Impasse des Aviateurs</text:p>
          </table:table-cell>
          <table:table-cell table:style-name="ce153"/>
          <table:table-cell table:number-columns-repeated="8"/>
        </table:table-row>
        <table:table-row table:style-name="ro1">
          <table:table-cell table:style-name="ce153" office:value-type="string" calcext:value-type="string">
            <text:p>Impasse des Boutons d'Or</text:p>
          </table:table-cell>
          <table:table-cell table:style-name="ce153"/>
          <table:table-cell table:number-columns-repeated="8"/>
        </table:table-row>
        <table:table-row table:style-name="ro1">
          <table:table-cell table:style-name="ce153" office:value-type="string" calcext:value-type="string">
            <text:p>Impasse des Briotins</text:p>
          </table:table-cell>
          <table:table-cell table:style-name="ce153"/>
          <table:table-cell table:number-columns-repeated="8"/>
        </table:table-row>
        <table:table-row table:style-name="ro1">
          <table:table-cell table:style-name="ce153" office:value-type="string" calcext:value-type="string">
            <text:p>Impasse des Clémentines</text:p>
          </table:table-cell>
          <table:table-cell table:style-name="ce153"/>
          <table:table-cell table:number-columns-repeated="8"/>
        </table:table-row>
        <table:table-row table:style-name="ro1">
          <table:table-cell table:style-name="ce153" office:value-type="string" calcext:value-type="string">
            <text:p>Impasse des Cornalines</text:p>
          </table:table-cell>
          <table:table-cell table:style-name="ce153"/>
          <table:table-cell table:number-columns-repeated="8"/>
        </table:table-row>
        <table:table-row table:style-name="ro1">
          <table:table-cell table:style-name="ce153" office:value-type="string" calcext:value-type="string">
            <text:p>Impasse des Courlis</text:p>
          </table:table-cell>
          <table:table-cell table:style-name="ce153"/>
          <table:table-cell table:number-columns-repeated="8"/>
        </table:table-row>
        <table:table-row table:style-name="ro1">
          <table:table-cell table:style-name="ce153" office:value-type="string" calcext:value-type="string">
            <text:p>Impasse des Dervallières</text:p>
          </table:table-cell>
          <table:table-cell table:style-name="ce153"/>
          <table:table-cell table:number-columns-repeated="8"/>
        </table:table-row>
        <table:table-row table:style-name="ro1">
          <table:table-cell table:style-name="ce153" office:value-type="string" calcext:value-type="string">
            <text:p>Impasse des Dunes</text:p>
          </table:table-cell>
          <table:table-cell table:style-name="ce153"/>
          <table:table-cell table:number-columns-repeated="8"/>
        </table:table-row>
        <table:table-row table:style-name="ro1">
          <table:table-cell table:style-name="ce153" office:value-type="string" calcext:value-type="string">
            <text:p>Impasse des Eaux Calmes</text:p>
          </table:table-cell>
          <table:table-cell table:style-name="ce153"/>
          <table:table-cell table:number-columns-repeated="8"/>
        </table:table-row>
        <table:table-row table:style-name="ro1">
          <table:table-cell table:style-name="ce153" office:value-type="string" calcext:value-type="string">
            <text:p>Impasse des Enfants Nantais</text:p>
          </table:table-cell>
          <table:table-cell table:style-name="ce153"/>
          <table:table-cell table:number-columns-repeated="8"/>
        </table:table-row>
        <table:table-row table:style-name="ro1">
          <table:table-cell table:style-name="ce153" office:value-type="string" calcext:value-type="string">
            <text:p>Impasse des Forsythias</text:p>
          </table:table-cell>
          <table:table-cell table:style-name="ce153"/>
          <table:table-cell table:number-columns-repeated="8"/>
        </table:table-row>
        <table:table-row table:style-name="ro1">
          <table:table-cell table:style-name="ce153" office:value-type="string" calcext:value-type="string">
            <text:p>Impasse des Fraises</text:p>
          </table:table-cell>
          <table:table-cell table:style-name="ce153"/>
          <table:table-cell table:number-columns-repeated="8"/>
        </table:table-row>
        <table:table-row table:style-name="ro1">
          <table:table-cell table:style-name="ce153" office:value-type="string" calcext:value-type="string">
            <text:p>Impasse des Gardénias</text:p>
          </table:table-cell>
          <table:table-cell table:style-name="ce153"/>
          <table:table-cell table:number-columns-repeated="8"/>
        </table:table-row>
        <table:table-row table:style-name="ro1">
          <table:table-cell table:style-name="ce153" office:value-type="string" calcext:value-type="string">
            <text:p>Impasse des Houx</text:p>
          </table:table-cell>
          <table:table-cell table:style-name="ce153"/>
          <table:table-cell table:number-columns-repeated="8"/>
        </table:table-row>
        <table:table-row table:style-name="ro1">
          <table:table-cell table:style-name="ce153" office:value-type="string" calcext:value-type="string">
            <text:p>Impasse des Martins Pêcheurs</text:p>
          </table:table-cell>
          <table:table-cell table:style-name="ce153"/>
          <table:table-cell table:number-columns-repeated="8"/>
        </table:table-row>
        <table:table-row table:style-name="ro1">
          <table:table-cell table:style-name="ce153" office:value-type="string" calcext:value-type="string">
            <text:p>Impasse des Monts d'Arrée</text:p>
          </table:table-cell>
          <table:table-cell table:style-name="ce153"/>
          <table:table-cell table:number-columns-repeated="8"/>
        </table:table-row>
        <table:table-row table:style-name="ro1">
          <table:table-cell table:style-name="ce153" office:value-type="string" calcext:value-type="string">
            <text:p>Impasse des Noisetiers</text:p>
          </table:table-cell>
          <table:table-cell table:style-name="ce153"/>
          <table:table-cell table:number-columns-repeated="8"/>
        </table:table-row>
        <table:table-row table:style-name="ro1">
          <table:table-cell table:style-name="ce153" office:value-type="string" calcext:value-type="string">
            <text:p>Impasse des Nymphéas</text:p>
          </table:table-cell>
          <table:table-cell table:style-name="ce153"/>
          <table:table-cell table:number-columns-repeated="8"/>
        </table:table-row>
        <table:table-row table:style-name="ro1">
          <table:table-cell table:style-name="ce153" office:value-type="string" calcext:value-type="string">
            <text:p>Impasse des Orchestres</text:p>
          </table:table-cell>
          <table:table-cell table:style-name="ce153"/>
          <table:table-cell table:number-columns-repeated="8"/>
        </table:table-row>
        <table:table-row table:style-name="ro1">
          <table:table-cell table:style-name="ce153" office:value-type="string" calcext:value-type="string">
            <text:p>Impasse des Photinias</text:p>
          </table:table-cell>
          <table:table-cell table:style-name="ce153"/>
          <table:table-cell table:number-columns-repeated="8"/>
        </table:table-row>
        <table:table-row table:style-name="ro1">
          <table:table-cell table:style-name="ce153" office:value-type="string" calcext:value-type="string">
            <text:p>Impasse des Régatiers</text:p>
          </table:table-cell>
          <table:table-cell table:style-name="ce153"/>
          <table:table-cell table:number-columns-repeated="8"/>
        </table:table-row>
        <table:table-row table:style-name="ro1">
          <table:table-cell table:style-name="ce153" office:value-type="string" calcext:value-type="string">
            <text:p>Impasse des Rivières</text:p>
          </table:table-cell>
          <table:table-cell table:style-name="ce153"/>
          <table:table-cell table:number-columns-repeated="8"/>
        </table:table-row>
        <table:table-row table:style-name="ro1">
          <table:table-cell table:style-name="ce153" office:value-type="string" calcext:value-type="string">
            <text:p>Impasse des Roches Grises</text:p>
          </table:table-cell>
          <table:table-cell table:style-name="ce153"/>
          <table:table-cell table:number-columns-repeated="8"/>
        </table:table-row>
        <table:table-row table:style-name="ro1">
          <table:table-cell table:style-name="ce153" office:value-type="string" calcext:value-type="string">
            <text:p>Impasse des Rouges Gorges</text:p>
          </table:table-cell>
          <table:table-cell table:style-name="ce153"/>
          <table:table-cell table:number-columns-repeated="8"/>
        </table:table-row>
        <table:table-row table:style-name="ro1">
          <table:table-cell table:style-name="ce153" office:value-type="string" calcext:value-type="string">
            <text:p>Impasse des Salles</text:p>
          </table:table-cell>
          <table:table-cell table:style-name="ce153"/>
          <table:table-cell table:number-columns-repeated="8"/>
        </table:table-row>
        <table:table-row table:style-name="ro1">
          <table:table-cell table:style-name="ce153" office:value-type="string" calcext:value-type="string">
            <text:p>Impasse des Salorges</text:p>
          </table:table-cell>
          <table:table-cell table:style-name="ce153"/>
          <table:table-cell table:number-columns-repeated="8"/>
        </table:table-row>
        <table:table-row table:style-name="ro1">
          <table:table-cell table:style-name="ce153" office:value-type="string" calcext:value-type="string">
            <text:p>Impasse des Silènes</text:p>
          </table:table-cell>
          <table:table-cell table:style-name="ce153"/>
          <table:table-cell table:number-columns-repeated="8"/>
        </table:table-row>
        <table:table-row table:style-name="ro1">
          <table:table-cell table:style-name="ce153" office:value-type="string" calcext:value-type="string">
            <text:p>Impasse des Tourmalines</text:p>
          </table:table-cell>
          <table:table-cell table:style-name="ce153"/>
          <table:table-cell table:number-columns-repeated="8"/>
        </table:table-row>
        <table:table-row table:style-name="ro1">
          <table:table-cell table:style-name="ce153" office:value-type="string" calcext:value-type="string">
            <text:p>Impasse des Vendanges</text:p>
          </table:table-cell>
          <table:table-cell table:style-name="ce153"/>
          <table:table-cell table:number-columns-repeated="8"/>
        </table:table-row>
        <table:table-row table:style-name="ro1">
          <table:table-cell table:style-name="ce153" office:value-type="string" calcext:value-type="string">
            <text:p>Impasse des Venettes</text:p>
          </table:table-cell>
          <table:table-cell table:style-name="ce153"/>
          <table:table-cell table:number-columns-repeated="8"/>
        </table:table-row>
        <table:table-row table:style-name="ro1">
          <table:table-cell table:style-name="ce153" office:value-type="string" calcext:value-type="string">
            <text:p>Impasse des Vieux Gréements</text:p>
          </table:table-cell>
          <table:table-cell table:style-name="ce153"/>
          <table:table-cell table:number-columns-repeated="8"/>
        </table:table-row>
        <table:table-row table:style-name="ro1">
          <table:table-cell table:style-name="ce153" office:value-type="string" calcext:value-type="string">
            <text:p>Impasse des Vignes du Bourg</text:p>
          </table:table-cell>
          <table:table-cell table:style-name="ce153"/>
          <table:table-cell table:number-columns-repeated="8"/>
        </table:table-row>
        <table:table-row table:style-name="ro1">
          <table:table-cell table:style-name="ce153" office:value-type="string" calcext:value-type="string">
            <text:p>Impasse Desgrée du Lou</text:p>
          </table:table-cell>
          <table:table-cell table:style-name="ce153"/>
          <table:table-cell table:number-columns-repeated="8"/>
        </table:table-row>
        <table:table-row table:style-name="ro1">
          <table:table-cell table:style-name="ce153" office:value-type="string" calcext:value-type="string">
            <text:p>Impasse Docteur Sourisse</text:p>
          </table:table-cell>
          <table:table-cell table:style-name="ce153"/>
          <table:table-cell table:number-columns-repeated="8"/>
        </table:table-row>
        <table:table-row table:style-name="ro1">
          <table:table-cell table:style-name="ce153" office:value-type="string" calcext:value-type="string">
            <text:p>Impasse du Belem</text:p>
          </table:table-cell>
          <table:table-cell table:style-name="ce153"/>
          <table:table-cell table:number-columns-repeated="8"/>
        </table:table-row>
        <table:table-row table:style-name="ro1">
          <table:table-cell table:style-name="ce153" office:value-type="string" calcext:value-type="string">
            <text:p>Impasse du Bois de Barre</text:p>
          </table:table-cell>
          <table:table-cell table:style-name="ce153"/>
          <table:table-cell table:number-columns-repeated="8"/>
        </table:table-row>
        <table:table-row table:style-name="ro1">
          <table:table-cell table:style-name="ce153" office:value-type="string" calcext:value-type="string">
            <text:p>Impasse du Bois de l'Amande</text:p>
          </table:table-cell>
          <table:table-cell table:style-name="ce153"/>
          <table:table-cell table:number-columns-repeated="8"/>
        </table:table-row>
        <table:table-row table:style-name="ro1">
          <table:table-cell table:style-name="ce153" office:value-type="string" calcext:value-type="string">
            <text:p>Impasse du Bois Hercé</text:p>
          </table:table-cell>
          <table:table-cell table:style-name="ce153"/>
          <table:table-cell table:number-columns-repeated="8"/>
        </table:table-row>
        <table:table-row table:style-name="ro1">
          <table:table-cell table:style-name="ce153" office:value-type="string" calcext:value-type="string">
            <text:p>Impasse du Chalet de la Marrière</text:p>
          </table:table-cell>
          <table:table-cell table:style-name="ce153"/>
          <table:table-cell table:number-columns-repeated="8"/>
        </table:table-row>
        <table:table-row table:style-name="ro1">
          <table:table-cell table:style-name="ce153" office:value-type="string" calcext:value-type="string">
            <text:p>Impasse du Clair Matin</text:p>
          </table:table-cell>
          <table:table-cell table:style-name="ce153"/>
          <table:table-cell table:number-columns-repeated="8"/>
        </table:table-row>
        <table:table-row table:style-name="ro1">
          <table:table-cell table:style-name="ce153" office:value-type="string" calcext:value-type="string">
            <text:p>Impasse du Cloître</text:p>
          </table:table-cell>
          <table:table-cell table:style-name="ce153"/>
          <table:table-cell table:number-columns-repeated="8"/>
        </table:table-row>
        <table:table-row table:style-name="ro1">
          <table:table-cell table:style-name="ce153" office:value-type="string" calcext:value-type="string">
            <text:p>Impasse du Clos Adam</text:p>
          </table:table-cell>
          <table:table-cell table:style-name="ce153"/>
          <table:table-cell table:number-columns-repeated="8"/>
        </table:table-row>
        <table:table-row table:style-name="ro1">
          <table:table-cell table:style-name="ce153" office:value-type="string" calcext:value-type="string">
            <text:p>Impasse du Croisic</text:p>
          </table:table-cell>
          <table:table-cell table:style-name="ce153"/>
          <table:table-cell table:number-columns-repeated="8"/>
        </table:table-row>
        <table:table-row table:style-name="ro1">
          <table:table-cell table:style-name="ce153" office:value-type="string" calcext:value-type="string">
            <text:p>Impasse du Graal</text:p>
          </table:table-cell>
          <table:table-cell table:style-name="ce153"/>
          <table:table-cell table:number-columns-repeated="8"/>
        </table:table-row>
        <table:table-row table:style-name="ro1">
          <table:table-cell table:style-name="ce153" office:value-type="string" calcext:value-type="string">
            <text:p>Impasse du Laricio</text:p>
          </table:table-cell>
          <table:table-cell table:style-name="ce153"/>
          <table:table-cell table:number-columns-repeated="8"/>
        </table:table-row>
        <table:table-row table:style-name="ro1">
          <table:table-cell table:style-name="ce153" office:value-type="string" calcext:value-type="string">
            <text:p>Impasse du Maillé Brézé</text:p>
          </table:table-cell>
          <table:table-cell table:style-name="ce153"/>
          <table:table-cell table:number-columns-repeated="8"/>
        </table:table-row>
        <table:table-row table:style-name="ro1">
          <table:table-cell table:style-name="ce153" office:value-type="string" calcext:value-type="string">
            <text:p>Impasse du Menuet</text:p>
          </table:table-cell>
          <table:table-cell table:style-name="ce153"/>
          <table:table-cell table:number-columns-repeated="8"/>
        </table:table-row>
        <table:table-row table:style-name="ro1">
          <table:table-cell table:style-name="ce153" office:value-type="string" calcext:value-type="string">
            <text:p>Impasse du Parc d'Armorique</text:p>
          </table:table-cell>
          <table:table-cell table:style-name="ce153"/>
          <table:table-cell table:number-columns-repeated="8"/>
        </table:table-row>
        <table:table-row table:style-name="ro1">
          <table:table-cell table:style-name="ce153" office:value-type="string" calcext:value-type="string">
            <text:p>Impasse du Petit Chatelier</text:p>
          </table:table-cell>
          <table:table-cell table:style-name="ce153"/>
          <table:table-cell table:number-columns-repeated="8"/>
        </table:table-row>
        <table:table-row table:style-name="ro1">
          <table:table-cell table:style-name="ce153" office:value-type="string" calcext:value-type="string">
            <text:p>Impasse du Sanitat</text:p>
          </table:table-cell>
          <table:table-cell table:style-name="ce153"/>
          <table:table-cell table:number-columns-repeated="8"/>
        </table:table-row>
        <table:table-row table:style-name="ro1">
          <table:table-cell table:style-name="ce153" office:value-type="string" calcext:value-type="string">
            <text:p>Impasse du Stade</text:p>
          </table:table-cell>
          <table:table-cell table:style-name="ce153"/>
          <table:table-cell table:number-columns-repeated="8"/>
        </table:table-row>
        <table:table-row table:style-name="ro1">
          <table:table-cell table:style-name="ce153" office:value-type="string" calcext:value-type="string">
            <text:p>Impasse du Val de Sèvre</text:p>
          </table:table-cell>
          <table:table-cell table:style-name="ce153"/>
          <table:table-cell table:number-columns-repeated="8"/>
        </table:table-row>
        <table:table-row table:style-name="ro1">
          <table:table-cell table:style-name="ce153" office:value-type="string" calcext:value-type="string">
            <text:p>Impasse du Vivier</text:p>
          </table:table-cell>
          <table:table-cell table:style-name="ce153"/>
          <table:table-cell table:number-columns-repeated="8"/>
        </table:table-row>
        <table:table-row table:style-name="ro1">
          <table:table-cell table:style-name="ce153" office:value-type="string" calcext:value-type="string">
            <text:p>Impasse Dupleix</text:p>
          </table:table-cell>
          <table:table-cell table:style-name="ce153"/>
          <table:table-cell table:number-columns-repeated="8"/>
        </table:table-row>
        <table:table-row table:style-name="ro1">
          <table:table-cell table:style-name="ce153" office:value-type="string" calcext:value-type="string">
            <text:p>Impasse Emile Cossé</text:p>
          </table:table-cell>
          <table:table-cell table:style-name="ce153"/>
          <table:table-cell table:number-columns-repeated="8"/>
        </table:table-row>
        <table:table-row table:style-name="ro1">
          <table:table-cell table:style-name="ce153" office:value-type="string" calcext:value-type="string">
            <text:p>Impasse Emile Zola</text:p>
          </table:table-cell>
          <table:table-cell table:style-name="ce153"/>
          <table:table-cell table:number-columns-repeated="8"/>
        </table:table-row>
        <table:table-row table:style-name="ro1">
          <table:table-cell table:style-name="ce153" office:value-type="string" calcext:value-type="string">
            <text:p>Impasse Erik Satie</text:p>
          </table:table-cell>
          <table:table-cell table:style-name="ce153"/>
          <table:table-cell table:number-columns-repeated="8"/>
        </table:table-row>
        <table:table-row table:style-name="ro1">
          <table:table-cell table:style-name="ce153" office:value-type="string" calcext:value-type="string">
            <text:p>Impasse Esteban</text:p>
          </table:table-cell>
          <table:table-cell table:style-name="ce153"/>
          <table:table-cell table:number-columns-repeated="8"/>
        </table:table-row>
        <table:table-row table:style-name="ro1">
          <table:table-cell table:style-name="ce153" office:value-type="string" calcext:value-type="string">
            <text:p>Impasse Ferdinand Arnodin</text:p>
          </table:table-cell>
          <table:table-cell table:style-name="ce153"/>
          <table:table-cell table:number-columns-repeated="8"/>
        </table:table-row>
        <table:table-row table:style-name="ro1">
          <table:table-cell table:style-name="ce153" office:value-type="string" calcext:value-type="string">
            <text:p>Impasse Fraboulet</text:p>
          </table:table-cell>
          <table:table-cell table:style-name="ce153"/>
          <table:table-cell table:number-columns-repeated="8"/>
        </table:table-row>
        <table:table-row table:style-name="ro1">
          <table:table-cell table:style-name="ce153" office:value-type="string" calcext:value-type="string">
            <text:p>Impasse Frère Maurice Chotard</text:p>
          </table:table-cell>
          <table:table-cell table:style-name="ce153"/>
          <table:table-cell table:number-columns-repeated="8"/>
        </table:table-row>
        <table:table-row table:style-name="ro1">
          <table:table-cell table:style-name="ce153" office:value-type="string" calcext:value-type="string">
            <text:p>Impasse Furet</text:p>
          </table:table-cell>
          <table:table-cell table:style-name="ce153"/>
          <table:table-cell table:number-columns-repeated="8"/>
        </table:table-row>
        <table:table-row table:style-name="ro1">
          <table:table-cell table:style-name="ce153" office:value-type="string" calcext:value-type="string">
            <text:p>Impasse Gadebois</text:p>
          </table:table-cell>
          <table:table-cell table:style-name="ce153"/>
          <table:table-cell table:number-columns-repeated="8"/>
        </table:table-row>
        <table:table-row table:style-name="ro1">
          <table:table-cell table:style-name="ce153" office:value-type="string" calcext:value-type="string">
            <text:p>Impasse Gautier</text:p>
          </table:table-cell>
          <table:table-cell table:style-name="ce153"/>
          <table:table-cell table:number-columns-repeated="8"/>
        </table:table-row>
        <table:table-row table:style-name="ro1">
          <table:table-cell table:style-name="ce153" office:value-type="string" calcext:value-type="string">
            <text:p>Impasse Grillaud</text:p>
          </table:table-cell>
          <table:table-cell table:style-name="ce153"/>
          <table:table-cell table:number-columns-repeated="8"/>
        </table:table-row>
        <table:table-row table:style-name="ro1">
          <table:table-cell table:style-name="ce153" office:value-type="string" calcext:value-type="string">
            <text:p>Impasse Guillemet</text:p>
          </table:table-cell>
          <table:table-cell table:style-name="ce153"/>
          <table:table-cell table:number-columns-repeated="8"/>
        </table:table-row>
        <table:table-row table:style-name="ro1">
          <table:table-cell table:style-name="ce153" office:value-type="string" calcext:value-type="string">
            <text:p>Impasse Guston</text:p>
          </table:table-cell>
          <table:table-cell table:style-name="ce153"/>
          <table:table-cell table:number-columns-repeated="8"/>
        </table:table-row>
        <table:table-row table:style-name="ro1">
          <table:table-cell table:style-name="ce153" office:value-type="string" calcext:value-type="string">
            <text:p>Impasse Halgan</text:p>
          </table:table-cell>
          <table:table-cell table:style-name="ce153"/>
          <table:table-cell table:number-columns-repeated="8"/>
        </table:table-row>
        <table:table-row table:style-name="ro1">
          <table:table-cell table:style-name="ce153" office:value-type="string" calcext:value-type="string">
            <text:p>Impasse Hallereau</text:p>
          </table:table-cell>
          <table:table-cell table:style-name="ce153"/>
          <table:table-cell table:number-columns-repeated="8"/>
        </table:table-row>
        <table:table-row table:style-name="ro1">
          <table:table-cell table:style-name="ce153" office:value-type="string" calcext:value-type="string">
            <text:p>Impasse Haute de la Marrière</text:p>
          </table:table-cell>
          <table:table-cell table:style-name="ce153"/>
          <table:table-cell table:number-columns-repeated="8"/>
        </table:table-row>
        <table:table-row table:style-name="ro1">
          <table:table-cell table:style-name="ce153" office:value-type="string" calcext:value-type="string">
            <text:p>Impasse Henri Cliquet Pleyel</text:p>
          </table:table-cell>
          <table:table-cell table:style-name="ce153"/>
          <table:table-cell table:number-columns-repeated="8"/>
        </table:table-row>
        <table:table-row table:style-name="ro1">
          <table:table-cell table:style-name="ce153" office:value-type="string" calcext:value-type="string">
            <text:p>Impasse Henri Dunant</text:p>
          </table:table-cell>
          <table:table-cell table:style-name="ce153"/>
          <table:table-cell table:number-columns-repeated="8"/>
        </table:table-row>
        <table:table-row table:style-name="ro1">
          <table:table-cell table:style-name="ce153" office:value-type="string" calcext:value-type="string">
            <text:p>Impasse Henri Jahan</text:p>
          </table:table-cell>
          <table:table-cell table:style-name="ce153"/>
          <table:table-cell table:number-columns-repeated="8"/>
        </table:table-row>
        <table:table-row table:style-name="ro1">
          <table:table-cell table:style-name="ce153" office:value-type="string" calcext:value-type="string">
            <text:p>Impasse Ile de Molène</text:p>
          </table:table-cell>
          <table:table-cell table:style-name="ce153"/>
          <table:table-cell table:number-columns-repeated="8"/>
        </table:table-row>
        <table:table-row table:style-name="ro1">
          <table:table-cell table:style-name="ce153" office:value-type="string" calcext:value-type="string">
            <text:p>Impasse Jacquet</text:p>
          </table:table-cell>
          <table:table-cell table:style-name="ce153"/>
          <table:table-cell table:number-columns-repeated="8"/>
        </table:table-row>
        <table:table-row table:style-name="ro1">
          <table:table-cell table:style-name="ce153" office:value-type="string" calcext:value-type="string">
            <text:p>Impasse Jean Carmet</text:p>
          </table:table-cell>
          <table:table-cell table:style-name="ce153"/>
          <table:table-cell table:number-columns-repeated="8"/>
        </table:table-row>
        <table:table-row table:style-name="ro1">
          <table:table-cell table:style-name="ce153" office:value-type="string" calcext:value-type="string">
            <text:p>Impasse Jean Marie Mustière</text:p>
          </table:table-cell>
          <table:table-cell table:style-name="ce153"/>
          <table:table-cell table:number-columns-repeated="8"/>
        </table:table-row>
        <table:table-row table:style-name="ro1">
          <table:table-cell table:style-name="ce153" office:value-type="string" calcext:value-type="string">
            <text:p>Impasse Joseph Marie Fourage</text:p>
          </table:table-cell>
          <table:table-cell table:style-name="ce153"/>
          <table:table-cell table:number-columns-repeated="8"/>
        </table:table-row>
        <table:table-row table:style-name="ro1">
          <table:table-cell table:style-name="ce153" office:value-type="string" calcext:value-type="string">
            <text:p>Impasse Joseph Peignon</text:p>
          </table:table-cell>
          <table:table-cell table:style-name="ce153"/>
          <table:table-cell table:number-columns-repeated="8"/>
        </table:table-row>
        <table:table-row table:style-name="ro1">
          <table:table-cell table:style-name="ce153" office:value-type="string" calcext:value-type="string">
            <text:p>Impasse Jules Simon</text:p>
          </table:table-cell>
          <table:table-cell table:style-name="ce153"/>
          <table:table-cell table:number-columns-repeated="8"/>
        </table:table-row>
        <table:table-row table:style-name="ro1">
          <table:table-cell table:style-name="ce153" office:value-type="string" calcext:value-type="string">
            <text:p>Impasse Julien</text:p>
          </table:table-cell>
          <table:table-cell table:style-name="ce153"/>
          <table:table-cell table:number-columns-repeated="8"/>
        </table:table-row>
        <table:table-row table:style-name="ro1">
          <table:table-cell table:style-name="ce153" office:value-type="string" calcext:value-type="string">
            <text:p>Impasse Juton</text:p>
          </table:table-cell>
          <table:table-cell table:style-name="ce153"/>
          <table:table-cell table:number-columns-repeated="8"/>
        </table:table-row>
        <table:table-row table:style-name="ro1">
          <table:table-cell table:style-name="ce153" office:value-type="string" calcext:value-type="string">
            <text:p>Impasse Kastell Dour</text:p>
          </table:table-cell>
          <table:table-cell table:style-name="ce153"/>
          <table:table-cell table:number-columns-repeated="8"/>
        </table:table-row>
        <table:table-row table:style-name="ro1">
          <table:table-cell table:style-name="ce153" office:value-type="string" calcext:value-type="string">
            <text:p>Impasse Labbé</text:p>
          </table:table-cell>
          <table:table-cell table:style-name="ce153"/>
          <table:table-cell table:number-columns-repeated="8"/>
        </table:table-row>
        <table:table-row table:style-name="ro1">
          <table:table-cell table:style-name="ce153" office:value-type="string" calcext:value-type="string">
            <text:p>Impasse Lalande</text:p>
          </table:table-cell>
          <table:table-cell table:style-name="ce153"/>
          <table:table-cell table:number-columns-repeated="8"/>
        </table:table-row>
        <table:table-row table:style-name="ro1">
          <table:table-cell table:style-name="ce153" office:value-type="string" calcext:value-type="string">
            <text:p>Impasse le Bigot</text:p>
          </table:table-cell>
          <table:table-cell table:style-name="ce153"/>
          <table:table-cell table:number-columns-repeated="8"/>
        </table:table-row>
        <table:table-row table:style-name="ro1">
          <table:table-cell table:style-name="ce153" office:value-type="string" calcext:value-type="string">
            <text:p>Impasse le Globe</text:p>
          </table:table-cell>
          <table:table-cell table:style-name="ce153"/>
          <table:table-cell table:number-columns-repeated="8"/>
        </table:table-row>
        <table:table-row table:style-name="ro1">
          <table:table-cell table:style-name="ce153" office:value-type="string" calcext:value-type="string">
            <text:p>Impasse le Mintier</text:p>
          </table:table-cell>
          <table:table-cell table:style-name="ce153"/>
          <table:table-cell table:number-columns-repeated="8"/>
        </table:table-row>
        <table:table-row table:style-name="ro1">
          <table:table-cell table:style-name="ce153" office:value-type="string" calcext:value-type="string">
            <text:p>Impasse Lemercier</text:p>
          </table:table-cell>
          <table:table-cell table:style-name="ce153"/>
          <table:table-cell table:number-columns-repeated="8"/>
        </table:table-row>
        <table:table-row table:style-name="ro1">
          <table:table-cell table:style-name="ce153" office:value-type="string" calcext:value-type="string">
            <text:p>Impasse Limonier</text:p>
          </table:table-cell>
          <table:table-cell table:style-name="ce153"/>
          <table:table-cell table:number-columns-repeated="8"/>
        </table:table-row>
        <table:table-row table:style-name="ro1">
          <table:table-cell table:style-name="ce153" office:value-type="string" calcext:value-type="string">
            <text:p>Impasse Losquettant</text:p>
          </table:table-cell>
          <table:table-cell table:style-name="ce153"/>
          <table:table-cell table:number-columns-repeated="8"/>
        </table:table-row>
        <table:table-row table:style-name="ro1">
          <table:table-cell table:style-name="ce153" office:value-type="string" calcext:value-type="string">
            <text:p>Impasse Lostys</text:p>
          </table:table-cell>
          <table:table-cell table:style-name="ce153"/>
          <table:table-cell table:number-columns-repeated="8"/>
        </table:table-row>
        <table:table-row table:style-name="ro1">
          <table:table-cell table:style-name="ce153" office:value-type="string" calcext:value-type="string">
            <text:p>Impasse Madame</text:p>
          </table:table-cell>
          <table:table-cell table:style-name="ce153"/>
          <table:table-cell table:number-columns-repeated="8"/>
        </table:table-row>
        <table:table-row table:style-name="ro1">
          <table:table-cell table:style-name="ce153" office:value-type="string" calcext:value-type="string">
            <text:p>Impasse Maillard</text:p>
          </table:table-cell>
          <table:table-cell table:style-name="ce153"/>
          <table:table-cell table:number-columns-repeated="8"/>
        </table:table-row>
        <table:table-row table:style-name="ro1">
          <table:table-cell table:style-name="ce153" office:value-type="string" calcext:value-type="string">
            <text:p>Impasse Marcel Schwob</text:p>
          </table:table-cell>
          <table:table-cell table:style-name="ce153"/>
          <table:table-cell table:number-columns-repeated="8"/>
        </table:table-row>
        <table:table-row table:style-name="ro1">
          <table:table-cell table:style-name="ce153" office:value-type="string" calcext:value-type="string">
            <text:p>Impasse Marmontel</text:p>
          </table:table-cell>
          <table:table-cell table:style-name="ce153"/>
          <table:table-cell table:number-columns-repeated="8"/>
        </table:table-row>
        <table:table-row table:style-name="ro1">
          <table:table-cell table:style-name="ce153" office:value-type="string" calcext:value-type="string">
            <text:p>Impasse Maryse Bastie</text:p>
          </table:table-cell>
          <table:table-cell table:style-name="ce153"/>
          <table:table-cell table:number-columns-repeated="8"/>
        </table:table-row>
        <table:table-row table:style-name="ro1">
          <table:table-cell table:style-name="ce153" office:value-type="string" calcext:value-type="string">
            <text:p>Impasse Modot</text:p>
          </table:table-cell>
          <table:table-cell table:style-name="ce153"/>
          <table:table-cell table:number-columns-repeated="8"/>
        </table:table-row>
        <table:table-row table:style-name="ro1">
          <table:table-cell table:style-name="ce153" office:value-type="string" calcext:value-type="string">
            <text:p>Impasse Monte Au Ciel</text:p>
          </table:table-cell>
          <table:table-cell table:style-name="ce153"/>
          <table:table-cell table:number-columns-repeated="8"/>
        </table:table-row>
        <table:table-row table:style-name="ro1">
          <table:table-cell table:style-name="ce153" office:value-type="string" calcext:value-type="string">
            <text:p>Impasse Morand</text:p>
          </table:table-cell>
          <table:table-cell table:style-name="ce153"/>
          <table:table-cell table:number-columns-repeated="8"/>
        </table:table-row>
        <table:table-row table:style-name="ro1">
          <table:table-cell table:style-name="ce153" office:value-type="string" calcext:value-type="string">
            <text:p>Impasse Morane</text:p>
          </table:table-cell>
          <table:table-cell table:style-name="ce153"/>
          <table:table-cell table:number-columns-repeated="8"/>
        </table:table-row>
        <table:table-row table:style-name="ro1">
          <table:table-cell table:style-name="ce153" office:value-type="string" calcext:value-type="string">
            <text:p>Impasse Nicolas</text:p>
          </table:table-cell>
          <table:table-cell table:style-name="ce153"/>
          <table:table-cell table:number-columns-repeated="8"/>
        </table:table-row>
        <table:table-row table:style-name="ro1">
          <table:table-cell table:style-name="ce153" office:value-type="string" calcext:value-type="string">
            <text:p>Impasse Palatine</text:p>
          </table:table-cell>
          <table:table-cell table:style-name="ce153"/>
          <table:table-cell table:number-columns-repeated="8"/>
        </table:table-row>
        <table:table-row table:style-name="ro1">
          <table:table-cell table:style-name="ce153" office:value-type="string" calcext:value-type="string">
            <text:p>Impasse Parmentier</text:p>
          </table:table-cell>
          <table:table-cell table:style-name="ce153"/>
          <table:table-cell table:number-columns-repeated="8"/>
        </table:table-row>
        <table:table-row table:style-name="ro1">
          <table:table-cell table:style-name="ce153" office:value-type="string" calcext:value-type="string">
            <text:p>Impasse Paul-Emile Victor</text:p>
          </table:table-cell>
          <table:table-cell table:style-name="ce153"/>
          <table:table-cell table:number-columns-repeated="8"/>
        </table:table-row>
        <table:table-row table:style-name="ro1">
          <table:table-cell table:style-name="ce153" office:value-type="string" calcext:value-type="string">
            <text:p>Impasse Pauvert</text:p>
          </table:table-cell>
          <table:table-cell table:style-name="ce153"/>
          <table:table-cell table:number-columns-repeated="8"/>
        </table:table-row>
        <table:table-row table:style-name="ro1">
          <table:table-cell table:style-name="ce153" office:value-type="string" calcext:value-type="string">
            <text:p>Impasse Péneau</text:p>
          </table:table-cell>
          <table:table-cell table:style-name="ce153"/>
          <table:table-cell table:number-columns-repeated="8"/>
        </table:table-row>
        <table:table-row table:style-name="ro1">
          <table:table-cell table:style-name="ce153" office:value-type="string" calcext:value-type="string">
            <text:p>Impasse Perceval</text:p>
          </table:table-cell>
          <table:table-cell table:style-name="ce153"/>
          <table:table-cell table:number-columns-repeated="8"/>
        </table:table-row>
        <table:table-row table:style-name="ro1">
          <table:table-cell table:style-name="ce153" office:value-type="string" calcext:value-type="string">
            <text:p>Impasse Philibert</text:p>
          </table:table-cell>
          <table:table-cell table:style-name="ce153"/>
          <table:table-cell table:number-columns-repeated="8"/>
        </table:table-row>
        <table:table-row table:style-name="ro1">
          <table:table-cell table:style-name="ce153" office:value-type="string" calcext:value-type="string">
            <text:p>Impasse Pierre Teilhard De Chardin</text:p>
          </table:table-cell>
          <table:table-cell table:style-name="ce153"/>
          <table:table-cell table:number-columns-repeated="8"/>
        </table:table-row>
        <table:table-row table:style-name="ro1">
          <table:table-cell table:style-name="ce153" office:value-type="string" calcext:value-type="string">
            <text:p>Impasse Raphaël</text:p>
          </table:table-cell>
          <table:table-cell table:style-name="ce153"/>
          <table:table-cell table:number-columns-repeated="8"/>
        </table:table-row>
        <table:table-row table:style-name="ro1">
          <table:table-cell table:style-name="ce153" office:value-type="string" calcext:value-type="string">
            <text:p>Impasse René Char</text:p>
          </table:table-cell>
          <table:table-cell table:style-name="ce153"/>
          <table:table-cell table:number-columns-repeated="8"/>
        </table:table-row>
        <table:table-row table:style-name="ro1">
          <table:table-cell table:style-name="ce153" office:value-type="string" calcext:value-type="string">
            <text:p>Impasse Richeux</text:p>
          </table:table-cell>
          <table:table-cell table:style-name="ce153"/>
          <table:table-cell table:number-columns-repeated="8"/>
        </table:table-row>
        <table:table-row table:style-name="ro1">
          <table:table-cell table:style-name="ce153" office:value-type="string" calcext:value-type="string">
            <text:p>Impasse Saint Charles</text:p>
          </table:table-cell>
          <table:table-cell table:style-name="ce153"/>
          <table:table-cell table:number-columns-repeated="8"/>
        </table:table-row>
        <table:table-row table:style-name="ro1">
          <table:table-cell table:style-name="ce153" office:value-type="string" calcext:value-type="string">
            <text:p>Impasse Saint Clément</text:p>
          </table:table-cell>
          <table:table-cell table:style-name="ce153"/>
          <table:table-cell table:number-columns-repeated="8"/>
        </table:table-row>
        <table:table-row table:style-name="ro1">
          <table:table-cell table:style-name="ce153" office:value-type="string" calcext:value-type="string">
            <text:p>Impasse Saint François</text:p>
          </table:table-cell>
          <table:table-cell table:style-name="ce153"/>
          <table:table-cell table:number-columns-repeated="8"/>
        </table:table-row>
        <table:table-row table:style-name="ro1">
          <table:table-cell table:style-name="ce153" office:value-type="string" calcext:value-type="string">
            <text:p>Impasse Saint Laurent</text:p>
          </table:table-cell>
          <table:table-cell table:style-name="ce153"/>
          <table:table-cell table:number-columns-repeated="8"/>
        </table:table-row>
        <table:table-row table:style-name="ro1">
          <table:table-cell table:style-name="ce153" office:value-type="string" calcext:value-type="string">
            <text:p>Impasse Saint Stanislas</text:p>
          </table:table-cell>
          <table:table-cell table:style-name="ce153"/>
          <table:table-cell table:number-columns-repeated="8"/>
        </table:table-row>
        <table:table-row table:style-name="ro1">
          <table:table-cell table:style-name="ce153" office:value-type="string" calcext:value-type="string">
            <text:p>Impasse Sainte Pélagie</text:p>
          </table:table-cell>
          <table:table-cell table:style-name="ce153"/>
          <table:table-cell table:number-columns-repeated="8"/>
        </table:table-row>
        <table:table-row table:style-name="ro1">
          <table:table-cell table:style-name="ce153" office:value-type="string" calcext:value-type="string">
            <text:p>Impasse Saulnier</text:p>
          </table:table-cell>
          <table:table-cell table:style-name="ce153"/>
          <table:table-cell table:number-columns-repeated="8"/>
        </table:table-row>
        <table:table-row table:style-name="ro1">
          <table:table-cell table:style-name="ce153" office:value-type="string" calcext:value-type="string">
            <text:p>Impasse Tivoli</text:p>
          </table:table-cell>
          <table:table-cell table:style-name="ce153"/>
          <table:table-cell table:number-columns-repeated="8"/>
        </table:table-row>
        <table:table-row table:style-name="ro1">
          <table:table-cell table:style-name="ce153" office:value-type="string" calcext:value-type="string">
            <text:p>Impasse Ushuaïa</text:p>
          </table:table-cell>
          <table:table-cell table:style-name="ce153"/>
          <table:table-cell table:number-columns-repeated="8"/>
        </table:table-row>
        <table:table-row table:style-name="ro1">
          <table:table-cell table:style-name="ce153" office:value-type="string" calcext:value-type="string">
            <text:p>Impasse Vignole</text:p>
          </table:table-cell>
          <table:table-cell table:style-name="ce153"/>
          <table:table-cell table:number-columns-repeated="8"/>
        </table:table-row>
        <table:table-row table:style-name="ro1">
          <table:table-cell table:style-name="ce153" office:value-type="string" calcext:value-type="string">
            <text:p>Impasse Xavier Grall</text:p>
          </table:table-cell>
          <table:table-cell table:style-name="ce153"/>
          <table:table-cell table:number-columns-repeated="8"/>
        </table:table-row>
        <table:table-row table:style-name="ro1">
          <table:table-cell table:style-name="ce153" office:value-type="string" calcext:value-type="string">
            <text:p>Jardin des 4 Jeudis</text:p>
          </table:table-cell>
          <table:table-cell table:style-name="ce153"/>
          <table:table-cell table:number-columns-repeated="8"/>
        </table:table-row>
        <table:table-row table:style-name="ro1">
          <table:table-cell table:style-name="ce153" office:value-type="string" calcext:value-type="string">
            <text:p>Jardin des Farfadets</text:p>
          </table:table-cell>
          <table:table-cell table:style-name="ce153"/>
          <table:table-cell table:number-columns-repeated="8"/>
        </table:table-row>
        <table:table-row table:style-name="ro1">
          <table:table-cell table:style-name="ce153" office:value-type="string" calcext:value-type="string">
            <text:p>Levée de Sèvre</text:p>
          </table:table-cell>
          <table:table-cell table:style-name="ce153"/>
          <table:table-cell table:number-columns-repeated="8"/>
        </table:table-row>
        <table:table-row table:style-name="ro1">
          <table:table-cell table:style-name="ce153" office:value-type="string" calcext:value-type="string">
            <text:p>Mail André Breton</text:p>
          </table:table-cell>
          <table:table-cell table:style-name="ce153"/>
          <table:table-cell table:number-columns-repeated="8"/>
        </table:table-row>
        <table:table-row table:style-name="ro1">
          <table:table-cell table:style-name="ce153" office:value-type="string" calcext:value-type="string">
            <text:p>Mail de Landivisiau</text:p>
          </table:table-cell>
          <table:table-cell table:style-name="ce153"/>
          <table:table-cell table:number-columns-repeated="8"/>
        </table:table-row>
        <table:table-row table:style-name="ro1">
          <table:table-cell table:style-name="ce153" office:value-type="string" calcext:value-type="string">
            <text:p>Mail de Rufisque</text:p>
          </table:table-cell>
          <table:table-cell table:style-name="ce153"/>
          <table:table-cell table:number-columns-repeated="8"/>
        </table:table-row>
        <table:table-row table:style-name="ro1">
          <table:table-cell table:style-name="ce153" office:value-type="string" calcext:value-type="string">
            <text:p>Mail des Chantiers</text:p>
          </table:table-cell>
          <table:table-cell table:style-name="ce153"/>
          <table:table-cell table:number-columns-repeated="8"/>
        </table:table-row>
        <table:table-row table:style-name="ro1">
          <table:table-cell table:style-name="ce153" office:value-type="string" calcext:value-type="string">
            <text:p>Mail du Front Populaire</text:p>
          </table:table-cell>
          <table:table-cell table:style-name="ce153"/>
          <table:table-cell table:number-columns-repeated="8"/>
        </table:table-row>
        <table:table-row table:style-name="ro1">
          <table:table-cell table:style-name="ce153" office:value-type="string" calcext:value-type="string">
            <text:p>Mail Haroun Tazieff</text:p>
          </table:table-cell>
          <table:table-cell table:style-name="ce153"/>
          <table:table-cell table:number-columns-repeated="8"/>
        </table:table-row>
        <table:table-row table:style-name="ro1">
          <table:table-cell table:style-name="ce153" office:value-type="string" calcext:value-type="string">
            <text:p>Mail Pablo Picasso</text:p>
          </table:table-cell>
          <table:table-cell table:style-name="ce153"/>
          <table:table-cell table:number-columns-repeated="8"/>
        </table:table-row>
        <table:table-row table:style-name="ro1">
          <table:table-cell table:style-name="ce153" office:value-type="string" calcext:value-type="string">
            <text:p>Nouvelle Impasse des Salorges</text:p>
          </table:table-cell>
          <table:table-cell table:style-name="ce153"/>
          <table:table-cell table:number-columns-repeated="8"/>
        </table:table-row>
        <table:table-row table:style-name="ro1">
          <table:table-cell table:style-name="ce153" office:value-type="string" calcext:value-type="string">
            <text:p>Parvis Neptune</text:p>
          </table:table-cell>
          <table:table-cell table:style-name="ce153"/>
          <table:table-cell table:number-columns-repeated="8"/>
        </table:table-row>
        <table:table-row table:style-name="ro1">
          <table:table-cell table:style-name="ce153" office:value-type="string" calcext:value-type="string">
            <text:p>Passage Alvar Aalto</text:p>
          </table:table-cell>
          <table:table-cell table:style-name="ce153"/>
          <table:table-cell table:number-columns-repeated="8"/>
        </table:table-row>
        <table:table-row table:style-name="ro1">
          <table:table-cell table:style-name="ce153" office:value-type="string" calcext:value-type="string">
            <text:p>Passage André Crétaux</text:p>
          </table:table-cell>
          <table:table-cell table:style-name="ce153"/>
          <table:table-cell table:number-columns-repeated="8"/>
        </table:table-row>
        <table:table-row table:style-name="ro1">
          <table:table-cell table:style-name="ce153" office:value-type="string" calcext:value-type="string">
            <text:p>Passage Bernard</text:p>
          </table:table-cell>
          <table:table-cell table:style-name="ce153"/>
          <table:table-cell table:number-columns-repeated="8"/>
        </table:table-row>
        <table:table-row table:style-name="ro1">
          <table:table-cell table:style-name="ce153" office:value-type="string" calcext:value-type="string">
            <text:p>Passage Berthault</text:p>
          </table:table-cell>
          <table:table-cell table:style-name="ce153"/>
          <table:table-cell table:number-columns-repeated="8"/>
        </table:table-row>
        <table:table-row table:style-name="ro1">
          <table:table-cell table:style-name="ce153" office:value-type="string" calcext:value-type="string">
            <text:p>Passage Bouchaud</text:p>
          </table:table-cell>
          <table:table-cell table:style-name="ce153"/>
          <table:table-cell table:number-columns-repeated="8"/>
        </table:table-row>
        <table:table-row table:style-name="ro1">
          <table:table-cell table:style-name="ce153" office:value-type="string" calcext:value-type="string">
            <text:p>Passage Bourbaki</text:p>
          </table:table-cell>
          <table:table-cell table:style-name="ce153"/>
          <table:table-cell table:number-columns-repeated="8"/>
        </table:table-row>
        <table:table-row table:style-name="ro1">
          <table:table-cell table:style-name="ce153" office:value-type="string" calcext:value-type="string">
            <text:p>Passage Cambrai</text:p>
          </table:table-cell>
          <table:table-cell table:style-name="ce153"/>
          <table:table-cell table:number-columns-repeated="8"/>
        </table:table-row>
        <table:table-row table:style-name="ro1">
          <table:table-cell table:style-name="ce153" office:value-type="string" calcext:value-type="string">
            <text:p>Passage Céline Simon</text:p>
          </table:table-cell>
          <table:table-cell table:style-name="ce153"/>
          <table:table-cell table:number-columns-repeated="8"/>
        </table:table-row>
        <table:table-row table:style-name="ro1">
          <table:table-cell table:style-name="ce153" office:value-type="string" calcext:value-type="string">
            <text:p>Passage d'Orléans</text:p>
          </table:table-cell>
          <table:table-cell table:style-name="ce153"/>
          <table:table-cell table:number-columns-repeated="8"/>
        </table:table-row>
        <table:table-row table:style-name="ro1">
          <table:table-cell table:style-name="ce153" office:value-type="string" calcext:value-type="string">
            <text:p>Passage de l'Eperonnière</text:p>
          </table:table-cell>
          <table:table-cell table:style-name="ce153"/>
          <table:table-cell table:number-columns-repeated="8"/>
        </table:table-row>
        <table:table-row table:style-name="ro1">
          <table:table-cell office:value-type="string" calcext:value-type="string">
            <text:p>Passage de la Châtelaine</text:p>
          </table:table-cell>
          <table:table-cell table:number-columns-repeated="9"/>
        </table:table-row>
        <table:table-row table:style-name="ro1">
          <table:table-cell office:value-type="string" calcext:value-type="string">
            <text:p>Passage de la Poule Noire</text:p>
          </table:table-cell>
          <table:table-cell table:number-columns-repeated="9"/>
        </table:table-row>
        <table:table-row table:style-name="ro1">
          <table:table-cell office:value-type="string" calcext:value-type="string">
            <text:p>Passage de la Ville en Briques</text:p>
          </table:table-cell>
          <table:table-cell table:number-columns-repeated="9"/>
        </table:table-row>
        <table:table-row table:style-name="ro1">
          <table:table-cell office:value-type="string" calcext:value-type="string">
            <text:p>Passage des Ecoles</text:p>
          </table:table-cell>
          <table:table-cell table:number-columns-repeated="9"/>
        </table:table-row>
        <table:table-row table:style-name="ro1">
          <table:table-cell office:value-type="string" calcext:value-type="string">
            <text:p>Passage des Oberle</text:p>
          </table:table-cell>
          <table:table-cell table:number-columns-repeated="9"/>
        </table:table-row>
        <table:table-row table:style-name="ro1">
          <table:table-cell office:value-type="string" calcext:value-type="string">
            <text:p>Passage des Tauzins</text:p>
          </table:table-cell>
          <table:table-cell table:number-columns-repeated="9"/>
        </table:table-row>
        <table:table-row table:style-name="ro1">
          <table:table-cell office:value-type="string" calcext:value-type="string">
            <text:p>Passage Douard</text:p>
          </table:table-cell>
          <table:table-cell table:number-columns-repeated="9"/>
        </table:table-row>
        <table:table-row table:style-name="ro1">
          <table:table-cell office:value-type="string" calcext:value-type="string">
            <text:p>Passage du Carrousel</text:p>
          </table:table-cell>
          <table:table-cell table:number-columns-repeated="9"/>
        </table:table-row>
        <table:table-row table:style-name="ro1">
          <table:table-cell office:value-type="string" calcext:value-type="string">
            <text:p>Passage du Commerce</text:p>
          </table:table-cell>
          <table:table-cell table:number-columns-repeated="9"/>
        </table:table-row>
        <table:table-row table:style-name="ro1">
          <table:table-cell office:value-type="string" calcext:value-type="string">
            <text:p>Passage du Petit Bois</text:p>
          </table:table-cell>
          <table:table-cell table:number-columns-repeated="9"/>
        </table:table-row>
        <table:table-row table:style-name="ro1">
          <table:table-cell office:value-type="string" calcext:value-type="string">
            <text:p>Passage Félibien</text:p>
          </table:table-cell>
          <table:table-cell table:number-columns-repeated="9"/>
        </table:table-row>
        <table:table-row table:style-name="ro1">
          <table:table-cell office:value-type="string" calcext:value-type="string">
            <text:p>Passage Jean-Pierre Kernéis</text:p>
          </table:table-cell>
          <table:table-cell table:number-columns-repeated="9"/>
        </table:table-row>
        <table:table-row table:style-name="ro1">
          <table:table-cell office:value-type="string" calcext:value-type="string">
            <text:p>Passage Joseph Paris</text:p>
          </table:table-cell>
          <table:table-cell table:number-columns-repeated="9"/>
        </table:table-row>
        <table:table-row table:style-name="ro1">
          <table:table-cell office:value-type="string" calcext:value-type="string">
            <text:p>Passage Lafont</text:p>
          </table:table-cell>
          <table:table-cell table:number-columns-repeated="9"/>
        </table:table-row>
        <table:table-row table:style-name="ro1">
          <table:table-cell office:value-type="string" calcext:value-type="string">
            <text:p>Passage Lecuyer</text:p>
          </table:table-cell>
          <table:table-cell table:number-columns-repeated="9"/>
        </table:table-row>
        <table:table-row table:style-name="ro1">
          <table:table-cell office:value-type="string" calcext:value-type="string">
            <text:p>Passage Leroy</text:p>
          </table:table-cell>
          <table:table-cell table:number-columns-repeated="9"/>
        </table:table-row>
        <table:table-row table:style-name="ro1">
          <table:table-cell office:value-type="string" calcext:value-type="string">
            <text:p>Passage Louis Lévesque</text:p>
          </table:table-cell>
          <table:table-cell table:number-columns-repeated="9"/>
        </table:table-row>
        <table:table-row table:style-name="ro1">
          <table:table-cell office:value-type="string" calcext:value-type="string">
            <text:p>Passage Lucien Guitteny</text:p>
          </table:table-cell>
          <table:table-cell table:number-columns-repeated="9"/>
        </table:table-row>
        <table:table-row table:style-name="ro1">
          <table:table-cell office:value-type="string" calcext:value-type="string">
            <text:p>Passage Pommeraye</text:p>
          </table:table-cell>
          <table:table-cell table:number-columns-repeated="9"/>
        </table:table-row>
        <table:table-row table:style-name="ro1">
          <table:table-cell office:value-type="string" calcext:value-type="string">
            <text:p>Passage Proutier</text:p>
          </table:table-cell>
          <table:table-cell table:number-columns-repeated="9"/>
        </table:table-row>
        <table:table-row table:style-name="ro1">
          <table:table-cell office:value-type="string" calcext:value-type="string">
            <text:p>Passage Robin</text:p>
          </table:table-cell>
          <table:table-cell table:number-columns-repeated="9"/>
        </table:table-row>
        <table:table-row table:style-name="ro1">
          <table:table-cell office:value-type="string" calcext:value-type="string">
            <text:p>Passage Saint Aignan</text:p>
          </table:table-cell>
          <table:table-cell table:number-columns-repeated="9"/>
        </table:table-row>
        <table:table-row table:style-name="ro1">
          <table:table-cell office:value-type="string" calcext:value-type="string">
            <text:p>Passage Saint Yves</text:p>
          </table:table-cell>
          <table:table-cell table:number-columns-repeated="9"/>
        </table:table-row>
        <table:table-row table:style-name="ro1">
          <table:table-cell office:value-type="string" calcext:value-type="string">
            <text:p>Passage Tonkinois</text:p>
          </table:table-cell>
          <table:table-cell table:number-columns-repeated="9"/>
        </table:table-row>
        <table:table-row table:style-name="ro1">
          <table:table-cell office:value-type="string" calcext:value-type="string">
            <text:p>Petit Chemin de la Gaudinière</text:p>
          </table:table-cell>
          <table:table-cell table:number-columns-repeated="9"/>
        </table:table-row>
        <table:table-row table:style-name="ro1">
          <table:table-cell office:value-type="string" calcext:value-type="string">
            <text:p>Petit Chemin des Chaupières</text:p>
          </table:table-cell>
          <table:table-cell table:number-columns-repeated="9"/>
        </table:table-row>
        <table:table-row table:style-name="ro1">
          <table:table-cell office:value-type="string" calcext:value-type="string">
            <text:p>Petit Passage Saint Yves</text:p>
          </table:table-cell>
          <table:table-cell table:number-columns-repeated="9"/>
        </table:table-row>
        <table:table-row table:style-name="ro1">
          <table:table-cell office:value-type="string" calcext:value-type="string">
            <text:p>Petite Avenue Chanteclerc</text:p>
          </table:table-cell>
          <table:table-cell table:number-columns-repeated="9"/>
        </table:table-row>
        <table:table-row table:style-name="ro1">
          <table:table-cell office:value-type="string" calcext:value-type="string">
            <text:p>Petite Avenue de la Coquetterie</text:p>
          </table:table-cell>
          <table:table-cell table:number-columns-repeated="9"/>
        </table:table-row>
        <table:table-row table:style-name="ro1">
          <table:table-cell office:value-type="string" calcext:value-type="string">
            <text:p>Petite Avenue de la Devinière</text:p>
          </table:table-cell>
          <table:table-cell table:number-columns-repeated="9"/>
        </table:table-row>
        <table:table-row table:style-name="ro1">
          <table:table-cell office:value-type="string" calcext:value-type="string">
            <text:p>Petite Avenue de Longchamp</text:p>
          </table:table-cell>
          <table:table-cell table:number-columns-repeated="9"/>
        </table:table-row>
        <table:table-row table:style-name="ro1">
          <table:table-cell office:value-type="string" calcext:value-type="string">
            <text:p>Petite Avenue du Gué Moreau</text:p>
          </table:table-cell>
          <table:table-cell table:number-columns-repeated="9"/>
        </table:table-row>
        <table:table-row table:style-name="ro1">
          <table:table-cell office:value-type="string" calcext:value-type="string">
            <text:p>Petite Avenue Saint Clair</text:p>
          </table:table-cell>
          <table:table-cell table:number-columns-repeated="9"/>
        </table:table-row>
        <table:table-row table:style-name="ro1">
          <table:table-cell office:value-type="string" calcext:value-type="string">
            <text:p>Petite Avenue Villeneuve la Lande</text:p>
          </table:table-cell>
          <table:table-cell table:number-columns-repeated="9"/>
        </table:table-row>
        <table:table-row table:style-name="ro1">
          <table:table-cell office:value-type="string" calcext:value-type="string">
            <text:p>Petite Rue Commandant Noury</text:p>
          </table:table-cell>
          <table:table-cell table:number-columns-repeated="9"/>
        </table:table-row>
        <table:table-row table:style-name="ro1">
          <table:table-cell office:value-type="string" calcext:value-type="string">
            <text:p>Petite Rue Danton</text:p>
          </table:table-cell>
          <table:table-cell table:number-columns-repeated="9"/>
        </table:table-row>
        <table:table-row table:style-name="ro1">
          <table:table-cell office:value-type="string" calcext:value-type="string">
            <text:p>Place Aimé Delrue</text:p>
          </table:table-cell>
          <table:table-cell table:number-columns-repeated="9"/>
        </table:table-row>
        <table:table-row table:style-name="ro1">
          <table:table-cell office:value-type="string" calcext:value-type="string">
            <text:p>Place Albert Athimon</text:p>
          </table:table-cell>
          <table:table-cell table:number-columns-repeated="9"/>
        </table:table-row>
        <table:table-row table:style-name="ro1">
          <table:table-cell office:value-type="string" calcext:value-type="string">
            <text:p>Place Albert Camus</text:p>
          </table:table-cell>
          <table:table-cell table:number-columns-repeated="9"/>
        </table:table-row>
        <table:table-row table:style-name="ro1">
          <table:table-cell office:value-type="string" calcext:value-type="string">
            <text:p>Place Alexandre Vincent</text:p>
          </table:table-cell>
          <table:table-cell table:number-columns-repeated="9"/>
        </table:table-row>
        <table:table-row table:style-name="ro1">
          <table:table-cell office:value-type="string" calcext:value-type="string">
            <text:p>Place Alexis Ricordeau</text:p>
          </table:table-cell>
          <table:table-cell table:number-columns-repeated="9"/>
        </table:table-row>
        <table:table-row table:style-name="ro1">
          <table:table-cell office:value-type="string" calcext:value-type="string">
            <text:p>Place Alfred Lallié</text:p>
          </table:table-cell>
          <table:table-cell table:number-columns-repeated="9"/>
        </table:table-row>
        <table:table-row table:style-name="ro1">
          <table:table-cell office:value-type="string" calcext:value-type="string">
            <text:p>Place Anatole France</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mand Fallières</text:p>
          </table:table-cell>
          <table:table-cell table:number-columns-repeated="9"/>
        </table:table-row>
        <table:table-row table:style-name="ro1">
          <table:table-cell office:value-type="string" calcext:value-type="string">
            <text:p>Place Beaumanoir</text:p>
          </table:table-cell>
          <table:table-cell table:number-columns-repeated="9"/>
        </table:table-row>
        <table:table-row table:style-name="ro1">
          <table:table-cell office:value-type="string" calcext:value-type="string">
            <text:p>Place Canclaux</text:p>
          </table:table-cell>
          <table:table-cell table:number-columns-repeated="9"/>
        </table:table-row>
        <table:table-row table:style-name="ro1">
          <table:table-cell office:value-type="string" calcext:value-type="string">
            <text:p>Place Catinat</text:p>
          </table:table-cell>
          <table:table-cell table:number-columns-repeated="9"/>
        </table:table-row>
        <table:table-row table:style-name="ro1">
          <table:table-cell office:value-type="string" calcext:value-type="string">
            <text:p>Place Charles le Roux</text:p>
          </table:table-cell>
          <table:table-cell table:number-columns-repeated="9"/>
        </table:table-row>
        <table:table-row table:style-name="ro1">
          <table:table-cell office:value-type="string" calcext:value-type="string">
            <text:p>Place Charles Lechat</text:p>
          </table:table-cell>
          <table:table-cell table:number-columns-repeated="9"/>
        </table:table-row>
        <table:table-row table:style-name="ro1">
          <table:table-cell office:value-type="string" calcext:value-type="string">
            <text:p>Place Charlotte Perriand</text:p>
          </table:table-cell>
          <table:table-cell table:number-columns-repeated="9"/>
        </table:table-row>
        <table:table-row table:style-name="ro1">
          <table:table-cell office:value-type="string" calcext:value-type="string">
            <text:p>Place Chateaubriand</text:p>
          </table:table-cell>
          <table:table-cell table:number-columns-repeated="9"/>
        </table:table-row>
        <table:table-row table:style-name="ro1">
          <table:table-cell office:value-type="string" calcext:value-type="string">
            <text:p>Place Commandant Jean l'Herminier</text:p>
          </table:table-cell>
          <table:table-cell table:number-columns-repeated="9"/>
        </table:table-row>
        <table:table-row table:style-name="ro1">
          <table:table-cell office:value-type="string" calcext:value-type="string">
            <text:p>Place d'Oradour sur Glane</text:p>
          </table:table-cell>
          <table:table-cell table:number-columns-repeated="9"/>
        </table:table-row>
        <table:table-row table:style-name="ro1">
          <table:table-cell office:value-type="string" calcext:value-type="string">
            <text:p>Place Danton</text:p>
          </table:table-cell>
          <table:table-cell table:number-columns-repeated="9"/>
        </table:table-row>
        <table:table-row table:style-name="ro1">
          <table:table-cell office:value-type="string" calcext:value-type="string">
            <text:p>Place de Bretagne</text:p>
          </table:table-cell>
          <table:table-cell table:number-columns-repeated="9"/>
        </table:table-row>
        <table:table-row table:style-name="ro1">
          <table:table-cell office:value-type="string" calcext:value-type="string">
            <text:p>Place de Grillaud</text:p>
          </table:table-cell>
          <table:table-cell table:number-columns-repeated="9"/>
        </table:table-row>
        <table:table-row table:style-name="ro1">
          <table:table-cell office:value-type="string" calcext:value-type="string">
            <text:p>Place de l'Ecluse</text:p>
          </table:table-cell>
          <table:table-cell table:number-columns-repeated="9"/>
        </table:table-row>
        <table:table-row table:style-name="ro1">
          <table:table-cell office:value-type="string" calcext:value-type="string">
            <text:p>Place de l'Edit de Nantes</text:p>
          </table:table-cell>
          <table:table-cell table:number-columns-repeated="9"/>
        </table:table-row>
        <table:table-row table:style-name="ro1">
          <table:table-cell office:value-type="string" calcext:value-type="string">
            <text:p>Place de l'Hôtel de Ville</text:p>
          </table:table-cell>
          <table:table-cell table:number-columns-repeated="9"/>
        </table:table-row>
        <table:table-row table:style-name="ro1">
          <table:table-cell office:value-type="string" calcext:value-type="string">
            <text:p>Place de l'Oratoire</text:p>
          </table:table-cell>
          <table:table-cell table:number-columns-repeated="9"/>
        </table:table-row>
        <table:table-row table:style-name="ro1">
          <table:table-cell office:value-type="string" calcext:value-type="string">
            <text:p>Place de la Basse Mar</text:p>
          </table:table-cell>
          <table:table-cell table:number-columns-repeated="9"/>
        </table:table-row>
        <table:table-row table:style-name="ro1">
          <table:table-cell office:value-type="string" calcext:value-type="string">
            <text:p>Place de la Bourse</text:p>
          </table:table-cell>
          <table:table-cell table:number-columns-repeated="9"/>
        </table:table-row>
        <table:table-row table:style-name="ro1">
          <table:table-cell office:value-type="string" calcext:value-type="string">
            <text:p>Place de la Chapelle</text:p>
          </table:table-cell>
          <table:table-cell table:number-columns-repeated="9"/>
        </table:table-row>
        <table:table-row table:style-name="ro1">
          <table:table-cell office:value-type="string" calcext:value-type="string">
            <text:p>Place de la Concorde de Sèvre</text:p>
          </table:table-cell>
          <table:table-cell table:number-columns-repeated="9"/>
        </table:table-row>
        <table:table-row table:style-name="ro1">
          <table:table-cell office:value-type="string" calcext:value-type="string">
            <text:p>Place de la Croix Bonneau</text:p>
          </table:table-cell>
          <table:table-cell table:number-columns-repeated="9"/>
        </table:table-row>
        <table:table-row table:style-name="ro1">
          <table:table-cell office:value-type="string" calcext:value-type="string">
            <text:p>Place de la Duchesse Anne</text:p>
          </table:table-cell>
          <table:table-cell table:number-columns-repeated="9"/>
        </table:table-row>
        <table:table-row table:style-name="ro1">
          <table:table-cell office:value-type="string" calcext:value-type="string">
            <text:p>Place de la Fontaine Morgane</text:p>
          </table:table-cell>
          <table:table-cell table:number-columns-repeated="9"/>
        </table:table-row>
        <table:table-row table:style-name="ro1">
          <table:table-cell office:value-type="string" calcext:value-type="string">
            <text:p>Place de la Galarne</text:p>
          </table:table-cell>
          <table:table-cell table:number-columns-repeated="9"/>
        </table:table-row>
        <table:table-row table:style-name="ro1">
          <table:table-cell office:value-type="string" calcext:value-type="string">
            <text:p>Place de la Gare</text:p>
          </table:table-cell>
          <table:table-cell table:number-columns-repeated="9"/>
        </table:table-row>
        <table:table-row table:style-name="ro1">
          <table:table-cell office:value-type="string" calcext:value-type="string">
            <text:p>Place de la Gare de l'Etat</text:p>
          </table:table-cell>
          <table:table-cell table:number-columns-repeated="9"/>
        </table:table-row>
        <table:table-row table:style-name="ro1">
          <table:table-cell office:value-type="string" calcext:value-type="string">
            <text:p>Place de la Guiroué</text:p>
          </table:table-cell>
          <table:table-cell table:number-columns-repeated="9"/>
        </table:table-row>
        <table:table-row table:style-name="ro1">
          <table:table-cell office:value-type="string" calcext:value-type="string">
            <text:p>Place de la Liberté</text:p>
          </table:table-cell>
          <table:table-cell table:number-columns-repeated="9"/>
        </table:table-row>
        <table:table-row table:style-name="ro1">
          <table:table-cell office:value-type="string" calcext:value-type="string">
            <text:p>Place de la Manu</text:p>
          </table:table-cell>
          <table:table-cell table:number-columns-repeated="9"/>
        </table:table-row>
        <table:table-row table:style-name="ro1">
          <table:table-cell office:value-type="string" calcext:value-type="string">
            <text:p>Place de la Médaille Militaire</text:p>
          </table:table-cell>
          <table:table-cell table:number-columns-repeated="9"/>
        </table:table-row>
        <table:table-row table:style-name="ro1">
          <table:table-cell office:value-type="string" calcext:value-type="string">
            <text:p>Place de la Monnaie</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Patience</text:p>
          </table:table-cell>
          <table:table-cell table:number-columns-repeated="9"/>
        </table:table-row>
        <table:table-row table:style-name="ro1">
          <table:table-cell office:value-type="string" calcext:value-type="string">
            <text:p>Place de la Petite Hollande</text:p>
          </table:table-cell>
          <table:table-cell table:number-columns-repeated="9"/>
        </table:table-row>
        <table:table-row table:style-name="ro1">
          <table:table-cell office:value-type="string" calcext:value-type="string">
            <text:p>Place de la République</text:p>
          </table:table-cell>
          <table:table-cell table:number-columns-repeated="9"/>
        </table:table-row>
        <table:table-row table:style-name="ro1">
          <table:table-cell office:value-type="string" calcext:value-type="string">
            <text:p>Place de la Rochelle</text:p>
          </table:table-cell>
          <table:table-cell table:number-columns-repeated="9"/>
        </table:table-row>
        <table:table-row table:style-name="ro1">
          <table:table-cell office:value-type="string" calcext:value-type="string">
            <text:p>Place de la Roseraie de la Garde</text:p>
          </table:table-cell>
          <table:table-cell table:number-columns-repeated="9"/>
        </table:table-row>
        <table:table-row table:style-name="ro1">
          <table:table-cell office:value-type="string" calcext:value-type="string">
            <text:p>Place de Perros-Guirec</text:p>
          </table:table-cell>
          <table:table-cell table:number-columns-repeated="9"/>
        </table:table-row>
        <table:table-row table:style-name="ro1">
          <table:table-cell office:value-type="string" calcext:value-type="string">
            <text:p>Place de Prague</text:p>
          </table:table-cell>
          <table:table-cell table:number-columns-repeated="9"/>
        </table:table-row>
        <table:table-row table:style-name="ro1">
          <table:table-cell office:value-type="string" calcext:value-type="string">
            <text:p>Place de Wattignies</text:p>
          </table:table-cell>
          <table:table-cell table:number-columns-repeated="9"/>
        </table:table-row>
        <table:table-row table:style-name="ro1">
          <table:table-cell office:value-type="string" calcext:value-type="string">
            <text:p>Place Delorme</text:p>
          </table:table-cell>
          <table:table-cell table:number-columns-repeated="9"/>
        </table:table-row>
        <table:table-row table:style-name="ro1">
          <table:table-cell office:value-type="string" calcext:value-type="string">
            <text:p>Place des Dervallières</text:p>
          </table:table-cell>
          <table:table-cell table:number-columns-repeated="9"/>
        </table:table-row>
        <table:table-row table:style-name="ro1">
          <table:table-cell office:value-type="string" calcext:value-type="string">
            <text:p>Place des Enfants Nantais</text:p>
          </table:table-cell>
          <table:table-cell table:number-columns-repeated="9"/>
        </table:table-row>
        <table:table-row table:style-name="ro1">
          <table:table-cell office:value-type="string" calcext:value-type="string">
            <text:p>Place des Erables</text:p>
          </table:table-cell>
          <table:table-cell table:number-columns-repeated="9"/>
        </table:table-row>
        <table:table-row table:style-name="ro1">
          <table:table-cell office:value-type="string" calcext:value-type="string">
            <text:p>Place des Fonderies</text:p>
          </table:table-cell>
          <table:table-cell table:number-columns-repeated="9"/>
        </table:table-row>
        <table:table-row table:style-name="ro1">
          <table:table-cell office:value-type="string" calcext:value-type="string">
            <text:p>Place des Garennes</text:p>
          </table:table-cell>
          <table:table-cell table:number-columns-repeated="9"/>
        </table:table-row>
        <table:table-row table:style-name="ro1">
          <table:table-cell office:value-type="string" calcext:value-type="string">
            <text:p>Place des Jacobins</text:p>
          </table:table-cell>
          <table:table-cell table:number-columns-repeated="9"/>
        </table:table-row>
        <table:table-row table:style-name="ro1">
          <table:table-cell office:value-type="string" calcext:value-type="string">
            <text:p>Place des Lauriers</text:p>
          </table:table-cell>
          <table:table-cell table:number-columns-repeated="9"/>
        </table:table-row>
        <table:table-row table:style-name="ro1">
          <table:table-cell office:value-type="string" calcext:value-type="string">
            <text:p>Place des Ombragères</text:p>
          </table:table-cell>
          <table:table-cell table:number-columns-repeated="9"/>
        </table:table-row>
        <table:table-row table:style-name="ro1">
          <table:table-cell office:value-type="string" calcext:value-type="string">
            <text:p>Place des Orangers</text:p>
          </table:table-cell>
          <table:table-cell table:number-columns-repeated="9"/>
        </table:table-row>
        <table:table-row table:style-name="ro1">
          <table:table-cell office:value-type="string" calcext:value-type="string">
            <text:p>Place des Petits Murs</text:p>
          </table:table-cell>
          <table:table-cell table:number-columns-repeated="9"/>
        </table:table-row>
        <table:table-row table:style-name="ro1">
          <table:table-cell office:value-type="string" calcext:value-type="string">
            <text:p>Place des Tonneliers</text:p>
          </table:table-cell>
          <table:table-cell table:number-columns-repeated="9"/>
        </table:table-row>
        <table:table-row table:style-name="ro1">
          <table:table-cell office:value-type="string" calcext:value-type="string">
            <text:p>Place des Volontaires de la Défense Passive</text:p>
          </table:table-cell>
          <table:table-cell table:number-columns-repeated="9"/>
        </table:table-row>
        <table:table-row table:style-name="ro1">
          <table:table-cell office:value-type="string" calcext:value-type="string">
            <text:p>Place Don Bosco</text:p>
          </table:table-cell>
          <table:table-cell table:number-columns-repeated="9"/>
        </table:table-row>
        <table:table-row table:style-name="ro1">
          <table:table-cell office:value-type="string" calcext:value-type="string">
            <text:p>Place du 116ième RI</text:p>
          </table:table-cell>
          <table:table-cell table:number-columns-repeated="9"/>
        </table:table-row>
        <table:table-row table:style-name="ro1">
          <table:table-cell office:value-type="string" calcext:value-type="string">
            <text:p>Place du 11ème Train des Equipages</text:p>
          </table:table-cell>
          <table:table-cell table:number-columns-repeated="9"/>
        </table:table-row>
        <table:table-row table:style-name="ro1">
          <table:table-cell office:value-type="string" calcext:value-type="string">
            <text:p>Place du 265ième RI</text:p>
          </table:table-cell>
          <table:table-cell table:number-columns-repeated="9"/>
        </table:table-row>
        <table:table-row table:style-name="ro1">
          <table:table-cell office:value-type="string" calcext:value-type="string">
            <text:p>Place du 51ième RA</text:p>
          </table:table-cell>
          <table:table-cell table:number-columns-repeated="9"/>
        </table:table-row>
        <table:table-row table:style-name="ro1">
          <table:table-cell office:value-type="string" calcext:value-type="string">
            <text:p>Place du Baut</text:p>
          </table:table-cell>
          <table:table-cell table:number-columns-repeated="9"/>
        </table:table-row>
        <table:table-row table:style-name="ro1">
          <table:table-cell office:value-type="string" calcext:value-type="string">
            <text:p>Place du Bihoreau Gris</text:p>
          </table:table-cell>
          <table:table-cell table:number-columns-repeated="9"/>
        </table:table-row>
        <table:table-row table:style-name="ro1">
          <table:table-cell office:value-type="string" calcext:value-type="string">
            <text:p>Place du Bon Pasteur</text:p>
          </table:table-cell>
          <table:table-cell table:number-columns-repeated="9"/>
        </table:table-row>
        <table:table-row table:style-name="ro1">
          <table:table-cell office:value-type="string" calcext:value-type="string">
            <text:p>Place du Bouffay</text:p>
          </table:table-cell>
          <table:table-cell table:number-columns-repeated="9"/>
        </table:table-row>
        <table:table-row table:style-name="ro1">
          <table:table-cell office:value-type="string" calcext:value-type="string">
            <text:p>Place du Bourg</text:p>
          </table:table-cell>
          <table:table-cell table:number-columns-repeated="9"/>
        </table:table-row>
        <table:table-row table:style-name="ro1">
          <table:table-cell office:value-type="string" calcext:value-type="string">
            <text:p>Place du Change</text:p>
          </table:table-cell>
          <table:table-cell table:number-columns-repeated="9"/>
        </table:table-row>
        <table:table-row table:style-name="ro1">
          <table:table-cell office:value-type="string" calcext:value-type="string">
            <text:p>Place du Cirque</text:p>
          </table:table-cell>
          <table:table-cell table:number-columns-repeated="9"/>
        </table:table-row>
        <table:table-row table:style-name="ro1">
          <table:table-cell office:value-type="string" calcext:value-type="string">
            <text:p>Place du Commandant Cousteau</text:p>
          </table:table-cell>
          <table:table-cell table:number-columns-repeated="9"/>
        </table:table-row>
        <table:table-row table:style-name="ro1">
          <table:table-cell office:value-type="string" calcext:value-type="string">
            <text:p>Place du Commerce</text:p>
          </table:table-cell>
          <table:table-cell table:number-columns-repeated="9"/>
        </table:table-row>
        <table:table-row table:style-name="ro1">
          <table:table-cell office:value-type="string" calcext:value-type="string">
            <text:p>Place du Croisic</text:p>
          </table:table-cell>
          <table:table-cell table:number-columns-repeated="9"/>
        </table:table-row>
        <table:table-row table:style-name="ro1">
          <table:table-cell office:value-type="string" calcext:value-type="string">
            <text:p>Place du Falleron</text:p>
          </table:table-cell>
          <table:table-cell table:number-columns-repeated="9"/>
        </table:table-row>
        <table:table-row table:style-name="ro1">
          <table:table-cell office:value-type="string" calcext:value-type="string">
            <text:p>Place du Garigliano</text:p>
          </table:table-cell>
          <table:table-cell table:number-columns-repeated="9"/>
        </table:table-row>
        <table:table-row table:style-name="ro1">
          <table:table-cell office:value-type="string" calcext:value-type="string">
            <text:p>Place du Huit Mai 1945</text:p>
          </table:table-cell>
          <table:table-cell table:number-columns-repeated="9"/>
        </table:table-row>
        <table:table-row table:style-name="ro1">
          <table:table-cell office:value-type="string" calcext:value-type="string">
            <text:p>Place du Journal</text:p>
          </table:table-cell>
          <table:table-cell table:number-columns-repeated="9"/>
        </table:table-row>
        <table:table-row table:style-name="ro1">
          <table:table-cell office:value-type="string" calcext:value-type="string">
            <text:p>Place du Manège</text:p>
          </table:table-cell>
          <table:table-cell table:number-columns-repeated="9"/>
        </table:table-row>
        <table:table-row table:style-name="ro1">
          <table:table-cell office:value-type="string" calcext:value-type="string">
            <text:p>Place du Martray</text:p>
          </table:table-cell>
          <table:table-cell table:number-columns-repeated="9"/>
        </table:table-row>
        <table:table-row table:style-name="ro1">
          <table:table-cell office:value-type="string" calcext:value-type="string">
            <text:p>Place du Muguet Nantais</text:p>
          </table:table-cell>
          <table:table-cell table:number-columns-repeated="9"/>
        </table:table-row>
        <table:table-row table:style-name="ro1">
          <table:table-cell office:value-type="string" calcext:value-type="string">
            <text:p>Place du Nadir</text:p>
          </table:table-cell>
          <table:table-cell table:number-columns-repeated="9"/>
        </table:table-row>
        <table:table-row table:style-name="ro1">
          <table:table-cell office:value-type="string" calcext:value-type="string">
            <text:p>Place du Pays Basque</text:p>
          </table:table-cell>
          <table:table-cell table:number-columns-repeated="9"/>
        </table:table-row>
        <table:table-row table:style-name="ro1">
          <table:table-cell office:value-type="string" calcext:value-type="string">
            <text:p>Place du Petit Bois</text:p>
          </table:table-cell>
          <table:table-cell table:number-columns-repeated="9"/>
        </table:table-row>
        <table:table-row table:style-name="ro1">
          <table:table-cell office:value-type="string" calcext:value-type="string">
            <text:p>Place du Pilori</text:p>
          </table:table-cell>
          <table:table-cell table:number-columns-repeated="9"/>
        </table:table-row>
        <table:table-row table:style-name="ro1">
          <table:table-cell office:value-type="string" calcext:value-type="string">
            <text:p>Place du Pin Sec</text:p>
          </table:table-cell>
          <table:table-cell table:number-columns-repeated="9"/>
        </table:table-row>
        <table:table-row table:style-name="ro1">
          <table:table-cell office:value-type="string" calcext:value-type="string">
            <text:p>Place du Port Communeau</text:p>
          </table:table-cell>
          <table:table-cell table:number-columns-repeated="9"/>
        </table:table-row>
        <table:table-row table:style-name="ro1">
          <table:table-cell office:value-type="string" calcext:value-type="string">
            <text:p>Place du Puits aux Images</text:p>
          </table:table-cell>
          <table:table-cell table:number-columns-repeated="9"/>
        </table:table-row>
        <table:table-row table:style-name="ro1">
          <table:table-cell office:value-type="string" calcext:value-type="string">
            <text:p>Place du Ralliement</text:p>
          </table:table-cell>
          <table:table-cell table:number-columns-repeated="9"/>
        </table:table-row>
        <table:table-row table:style-name="ro1">
          <table:table-cell office:value-type="string" calcext:value-type="string">
            <text:p>Place du Repos de Chasse</text:p>
          </table:table-cell>
          <table:table-cell table:number-columns-repeated="9"/>
        </table:table-row>
        <table:table-row table:style-name="ro1">
          <table:table-cell office:value-type="string" calcext:value-type="string">
            <text:p>Place du Sanitat</text:p>
          </table:table-cell>
          <table:table-cell table:number-columns-repeated="9"/>
        </table:table-row>
        <table:table-row table:style-name="ro1">
          <table:table-cell office:value-type="string" calcext:value-type="string">
            <text:p>Place du Vieux Doulon</text:p>
          </table:table-cell>
          <table:table-cell table:number-columns-repeated="9"/>
        </table:table-row>
        <table:table-row table:style-name="ro1">
          <table:table-cell office:value-type="string" calcext:value-type="string">
            <text:p>Place du Zénith</text:p>
          </table:table-cell>
          <table:table-cell table:number-columns-repeated="9"/>
        </table:table-row>
        <table:table-row table:style-name="ro1">
          <table:table-cell office:value-type="string" calcext:value-type="string">
            <text:p>Place Dulcie September</text:p>
          </table:table-cell>
          <table:table-cell table:number-columns-repeated="9"/>
        </table:table-row>
        <table:table-row table:style-name="ro1">
          <table:table-cell office:value-type="string" calcext:value-type="string">
            <text:p>Place Dumoustier</text:p>
          </table:table-cell>
          <table:table-cell table:number-columns-repeated="9"/>
        </table:table-row>
        <table:table-row table:style-name="ro1">
          <table:table-cell office:value-type="string" calcext:value-type="string">
            <text:p>Place Edouard Normand</text:p>
          </table:table-cell>
          <table:table-cell table:number-columns-repeated="9"/>
        </table:table-row>
        <table:table-row table:style-name="ro1">
          <table:table-cell office:value-type="string" calcext:value-type="string">
            <text:p>Place Eileen Gray</text:p>
          </table:table-cell>
          <table:table-cell table:number-columns-repeated="9"/>
        </table:table-row>
        <table:table-row table:style-name="ro1">
          <table:table-cell office:value-type="string" calcext:value-type="string">
            <text:p>Place Emile Cohl</text:p>
          </table:table-cell>
          <table:table-cell table:number-columns-repeated="9"/>
        </table:table-row>
        <table:table-row table:style-name="ro1">
          <table:table-cell office:value-type="string" calcext:value-type="string">
            <text:p>Place Emile Fritsch</text:p>
          </table:table-cell>
          <table:table-cell table:number-columns-repeated="9"/>
        </table:table-row>
        <table:table-row table:style-name="ro1">
          <table:table-cell office:value-type="string" calcext:value-type="string">
            <text:p>Place Emile Sarradin</text:p>
          </table:table-cell>
          <table:table-cell table:number-columns-repeated="9"/>
        </table:table-row>
        <table:table-row table:style-name="ro1">
          <table:table-cell office:value-type="string" calcext:value-type="string">
            <text:p>Place Emile Zola</text:p>
          </table:table-cell>
          <table:table-cell table:number-columns-repeated="9"/>
        </table:table-row>
        <table:table-row table:style-name="ro1">
          <table:table-cell office:value-type="string" calcext:value-type="string">
            <text:p>Place Eugène Livet</text:p>
          </table:table-cell>
          <table:table-cell table:number-columns-repeated="9"/>
        </table:table-row>
        <table:table-row table:style-name="ro1">
          <table:table-cell office:value-type="string" calcext:value-type="string">
            <text:p>Place Félix Fournier</text:p>
          </table:table-cell>
          <table:table-cell table:number-columns-repeated="9"/>
        </table:table-row>
        <table:table-row table:style-name="ro1">
          <table:table-cell office:value-type="string" calcext:value-type="string">
            <text:p>Place Fernand Soil</text:p>
          </table:table-cell>
          <table:table-cell table:number-columns-repeated="9"/>
        </table:table-row>
        <table:table-row table:style-name="ro1">
          <table:table-cell office:value-type="string" calcext:value-type="string">
            <text:p>Place François Dollier de Casson</text:p>
          </table:table-cell>
          <table:table-cell table:number-columns-repeated="9"/>
        </table:table-row>
        <table:table-row table:style-name="ro1">
          <table:table-cell office:value-type="string" calcext:value-type="string">
            <text:p>Place François II</text:p>
          </table:table-cell>
          <table:table-cell table:number-columns-repeated="9"/>
        </table:table-row>
        <table:table-row table:style-name="ro1">
          <table:table-cell office:value-type="string" calcext:value-type="string">
            <text:p>Place Gabriel Trarieux</text:p>
          </table:table-cell>
          <table:table-cell table:number-columns-repeated="9"/>
        </table:table-row>
        <table:table-row table:style-name="ro1">
          <table:table-cell office:value-type="string" calcext:value-type="string">
            <text:p>Place Gaston Defferre</text:p>
          </table:table-cell>
          <table:table-cell table:number-columns-repeated="9"/>
        </table:table-row>
        <table:table-row table:style-name="ro1">
          <table:table-cell office:value-type="string" calcext:value-type="string">
            <text:p>Place Général Mellinet</text:p>
          </table:table-cell>
          <table:table-cell table:number-columns-repeated="9"/>
        </table:table-row>
        <table:table-row table:style-name="ro1">
          <table:table-cell office:value-type="string" calcext:value-type="string">
            <text:p>Place George Washington</text:p>
          </table:table-cell>
          <table:table-cell table:number-columns-repeated="9"/>
        </table:table-row>
        <table:table-row table:style-name="ro1">
          <table:table-cell office:value-type="string" calcext:value-type="string">
            <text:p>Place Graslin</text:p>
          </table:table-cell>
          <table:table-cell table:number-columns-repeated="9"/>
        </table:table-row>
        <table:table-row table:style-name="ro1">
          <table:table-cell office:value-type="string" calcext:value-type="string">
            <text:p>Place Henry Rey</text:p>
          </table:table-cell>
          <table:table-cell table:number-columns-repeated="9"/>
        </table:table-row>
        <table:table-row table:style-name="ro1">
          <table:table-cell office:value-type="string" calcext:value-type="string">
            <text:p>Place Jacques Patissou</text:p>
          </table:table-cell>
          <table:table-cell table:number-columns-repeated="9"/>
        </table:table-row>
        <table:table-row table:style-name="ro1">
          <table:table-cell office:value-type="string" calcext:value-type="string">
            <text:p>Place Jean Baptiste Darbefeuille</text:p>
          </table:table-cell>
          <table:table-cell table:number-columns-repeated="9"/>
        </table:table-row>
        <table:table-row table:style-name="ro1">
          <table:table-cell office:value-type="string" calcext:value-type="string">
            <text:p>Place Jean Macé</text:p>
          </table:table-cell>
          <table:table-cell table:number-columns-repeated="9"/>
        </table:table-row>
        <table:table-row table:style-name="ro1">
          <table:table-cell office:value-type="string" calcext:value-type="string">
            <text:p>Place Jean V</text:p>
          </table:table-cell>
          <table:table-cell table:number-columns-repeated="9"/>
        </table:table-row>
        <table:table-row table:style-name="ro1">
          <table:table-cell office:value-type="string" calcext:value-type="string">
            <text:p>Place Lieutenant Jehenne</text:p>
          </table:table-cell>
          <table:table-cell table:number-columns-repeated="9"/>
        </table:table-row>
        <table:table-row table:style-name="ro1">
          <table:table-cell office:value-type="string" calcext:value-type="string">
            <text:p>Place Louis Arretche</text:p>
          </table:table-cell>
          <table:table-cell table:number-columns-repeated="9"/>
        </table:table-row>
        <table:table-row table:style-name="ro1">
          <table:table-cell office:value-type="string" calcext:value-type="string">
            <text:p>Place Louis Daubenton</text:p>
          </table:table-cell>
          <table:table-cell table:number-columns-repeated="9"/>
        </table:table-row>
        <table:table-row table:style-name="ro1">
          <table:table-cell office:value-type="string" calcext:value-type="string">
            <text:p>Place Marc Elder</text:p>
          </table:table-cell>
          <table:table-cell table:number-columns-repeated="9"/>
        </table:table-row>
        <table:table-row table:style-name="ro1">
          <table:table-cell office:value-type="string" calcext:value-type="string">
            <text:p>Place Maréchal Foch</text:p>
          </table:table-cell>
          <table:table-cell table:number-columns-repeated="9"/>
        </table:table-row>
        <table:table-row table:style-name="ro1">
          <table:table-cell office:value-type="string" calcext:value-type="string">
            <text:p>Place Montaigne</text:p>
          </table:table-cell>
          <table:table-cell table:number-columns-repeated="9"/>
        </table:table-row>
        <table:table-row table:style-name="ro1">
          <table:table-cell office:value-type="string" calcext:value-type="string">
            <text:p>Place Neptune</text:p>
          </table:table-cell>
          <table:table-cell table:number-columns-repeated="9"/>
        </table:table-row>
        <table:table-row table:style-name="ro1">
          <table:table-cell office:value-type="string" calcext:value-type="string">
            <text:p>Place Newton</text:p>
          </table:table-cell>
          <table:table-cell table:number-columns-repeated="9"/>
        </table:table-row>
        <table:table-row table:style-name="ro1">
          <table:table-cell office:value-type="string" calcext:value-type="string">
            <text:p>Place Paul Emile Ladmirault</text:p>
          </table:table-cell>
          <table:table-cell table:number-columns-repeated="9"/>
        </table:table-row>
        <table:table-row table:style-name="ro1">
          <table:table-cell office:value-type="string" calcext:value-type="string">
            <text:p>Place Pierre Mendès France</text:p>
          </table:table-cell>
          <table:table-cell table:number-columns-repeated="9"/>
        </table:table-row>
        <table:table-row table:style-name="ro1">
          <table:table-cell office:value-type="string" calcext:value-type="string">
            <text:p>Place Puvis De Chavannes</text:p>
          </table:table-cell>
          <table:table-cell table:number-columns-repeated="9"/>
        </table:table-row>
        <table:table-row table:style-name="ro1">
          <table:table-cell office:value-type="string" calcext:value-type="string">
            <text:p>Place Raymond Poincaré</text:p>
          </table:table-cell>
          <table:table-cell table:number-columns-repeated="9"/>
        </table:table-row>
        <table:table-row table:style-name="ro1">
          <table:table-cell office:value-type="string" calcext:value-type="string">
            <text:p>Place René Bouhier</text:p>
          </table:table-cell>
          <table:table-cell table:number-columns-repeated="9"/>
        </table:table-row>
        <table:table-row table:style-name="ro1">
          <table:table-cell office:value-type="string" calcext:value-type="string">
            <text:p>Place Réseau Cohors-Asturies</text:p>
          </table:table-cell>
          <table:table-cell table:number-columns-repeated="9"/>
        </table:table-row>
        <table:table-row table:style-name="ro1">
          <table:table-cell office:value-type="string" calcext:value-type="string">
            <text:p>Place Roger Salengro</text:p>
          </table:table-cell>
          <table:table-cell table:number-columns-repeated="9"/>
        </table:table-row>
        <table:table-row table:style-name="ro1">
          <table:table-cell office:value-type="string" calcext:value-type="string">
            <text:p>Place Royale</text:p>
          </table:table-cell>
          <table:table-cell table:number-columns-repeated="9"/>
        </table:table-row>
        <table:table-row table:style-name="ro1">
          <table:table-cell office:value-type="string" calcext:value-type="string">
            <text:p>Place Saint Clair</text:p>
          </table:table-cell>
          <table:table-cell table:number-columns-repeated="9"/>
        </table:table-row>
        <table:table-row table:style-name="ro1">
          <table:table-cell office:value-type="string" calcext:value-type="string">
            <text:p>Place Saint Felix</text:p>
          </table:table-cell>
          <table:table-cell table:number-columns-repeated="9"/>
        </table:table-row>
        <table:table-row table:style-name="ro1">
          <table:table-cell office:value-type="string" calcext:value-type="string">
            <text:p>Place Saint Jean</text:p>
          </table:table-cell>
          <table:table-cell table:number-columns-repeated="9"/>
        </table:table-row>
        <table:table-row table:style-name="ro1">
          <table:table-cell office:value-type="string" calcext:value-type="string">
            <text:p>Place Saint Pierre</text:p>
          </table:table-cell>
          <table:table-cell table:number-columns-repeated="9"/>
        </table:table-row>
        <table:table-row table:style-name="ro1">
          <table:table-cell office:value-type="string" calcext:value-type="string">
            <text:p>Place Saint Similien</text:p>
          </table:table-cell>
          <table:table-cell table:number-columns-repeated="9"/>
        </table:table-row>
        <table:table-row table:style-name="ro1">
          <table:table-cell office:value-type="string" calcext:value-type="string">
            <text:p>Place Saint Vincent</text:p>
          </table:table-cell>
          <table:table-cell table:number-columns-repeated="9"/>
        </table:table-row>
        <table:table-row table:style-name="ro1">
          <table:table-cell office:value-type="string" calcext:value-type="string">
            <text:p>Place Sainte Croix</text:p>
          </table:table-cell>
          <table:table-cell table:number-columns-repeated="9"/>
        </table:table-row>
        <table:table-row table:style-name="ro1">
          <table:table-cell office:value-type="string" calcext:value-type="string">
            <text:p>Place Sainte Elisabeth</text:p>
          </table:table-cell>
          <table:table-cell table:number-columns-repeated="9"/>
        </table:table-row>
        <table:table-row table:style-name="ro1">
          <table:table-cell office:value-type="string" calcext:value-type="string">
            <text:p>Place Sophie Trébuchet</text:p>
          </table:table-cell>
          <table:table-cell table:number-columns-repeated="9"/>
        </table:table-row>
        <table:table-row table:style-name="ro1">
          <table:table-cell office:value-type="string" calcext:value-type="string">
            <text:p>Place Tirant Lo Blanc</text:p>
          </table:table-cell>
          <table:table-cell table:number-columns-repeated="9"/>
        </table:table-row>
        <table:table-row table:style-name="ro1">
          <table:table-cell office:value-type="string" calcext:value-type="string">
            <text:p>Place Viarme</text:p>
          </table:table-cell>
          <table:table-cell table:number-columns-repeated="9"/>
        </table:table-row>
        <table:table-row table:style-name="ro1">
          <table:table-cell office:value-type="string" calcext:value-type="string">
            <text:p>Place Victor Basch</text:p>
          </table:table-cell>
          <table:table-cell table:number-columns-repeated="9"/>
        </table:table-row>
        <table:table-row table:style-name="ro1">
          <table:table-cell office:value-type="string" calcext:value-type="string">
            <text:p>Place Victor Mangin</text:p>
          </table:table-cell>
          <table:table-cell table:number-columns-repeated="9"/>
        </table:table-row>
        <table:table-row table:style-name="ro1">
          <table:table-cell office:value-type="string" calcext:value-type="string">
            <text:p>Place Victor Richard</text:p>
          </table:table-cell>
          <table:table-cell table:number-columns-repeated="9"/>
        </table:table-row>
        <table:table-row table:style-name="ro1">
          <table:table-cell office:value-type="string" calcext:value-type="string">
            <text:p>Place Vincent Auriol</text:p>
          </table:table-cell>
          <table:table-cell table:number-columns-repeated="9"/>
        </table:table-row>
        <table:table-row table:style-name="ro1">
          <table:table-cell office:value-type="string" calcext:value-type="string">
            <text:p>Place Waldeck Rousseau</text:p>
          </table:table-cell>
          <table:table-cell table:number-columns-repeated="9"/>
        </table:table-row>
        <table:table-row table:style-name="ro1">
          <table:table-cell office:value-type="string" calcext:value-type="string">
            <text:p>Pont de la Morinière</text:p>
          </table:table-cell>
          <table:table-cell table:number-columns-repeated="9"/>
        </table:table-row>
        <table:table-row table:style-name="ro1">
          <table:table-cell office:value-type="string" calcext:value-type="string">
            <text:p>Pont de la Rotonde</text:p>
          </table:table-cell>
          <table:table-cell table:number-columns-repeated="9"/>
        </table:table-row>
        <table:table-row table:style-name="ro1">
          <table:table-cell office:value-type="string" calcext:value-type="string">
            <text:p>Pont des Américains</text:p>
          </table:table-cell>
          <table:table-cell table:number-columns-repeated="9"/>
        </table:table-row>
        <table:table-row table:style-name="ro1">
          <table:table-cell office:value-type="string" calcext:value-type="string">
            <text:p>Pont des Bourdonnières</text:p>
          </table:table-cell>
          <table:table-cell table:number-columns-repeated="9"/>
        </table:table-row>
        <table:table-row table:style-name="ro1">
          <table:table-cell office:value-type="string" calcext:value-type="string">
            <text:p>Promenade du Couchant</text:p>
          </table:table-cell>
          <table:table-cell table:number-columns-repeated="9"/>
        </table:table-row>
        <table:table-row table:style-name="ro1">
          <table:table-cell office:value-type="string" calcext:value-type="string">
            <text:p>Promenade Europa</text:p>
          </table:table-cell>
          <table:table-cell table:number-columns-repeated="9"/>
        </table:table-row>
        <table:table-row table:style-name="ro1">
          <table:table-cell office:value-type="string" calcext:value-type="string">
            <text:p>Promenade José Arribas</text:p>
          </table:table-cell>
          <table:table-cell table:number-columns-repeated="9"/>
        </table:table-row>
        <table:table-row table:style-name="ro1">
          <table:table-cell office:value-type="string" calcext:value-type="string">
            <text:p>Quai André Rhuys</text:p>
          </table:table-cell>
          <table:table-cell table:number-columns-repeated="9"/>
        </table:table-row>
        <table:table-row table:style-name="ro1">
          <table:table-cell office:value-type="string" calcext:value-type="string">
            <text:p>Quai Ceineray</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Jonelière</text:p>
          </table:table-cell>
          <table:table-cell table:number-columns-repeated="9"/>
        </table:table-row>
        <table:table-row table:style-name="ro1">
          <table:table-cell office:value-type="string" calcext:value-type="string">
            <text:p>Quai de la Motte Rouge</text:p>
          </table:table-cell>
          <table:table-cell table:number-columns-repeated="9"/>
        </table:table-row>
        <table:table-row table:style-name="ro1">
          <table:table-cell office:value-type="string" calcext:value-type="string">
            <text:p>Quai de Malakoff</text:p>
          </table:table-cell>
          <table:table-cell table:number-columns-repeated="9"/>
        </table:table-row>
        <table:table-row table:style-name="ro1">
          <table:table-cell office:value-type="string" calcext:value-type="string">
            <text:p>Quai de Roche Maurice</text:p>
          </table:table-cell>
          <table:table-cell table:number-columns-repeated="9"/>
        </table:table-row>
        <table:table-row table:style-name="ro1">
          <table:table-cell office:value-type="string" calcext:value-type="string">
            <text:p>Quai de Tourville</text:p>
          </table:table-cell>
          <table:table-cell table:number-columns-repeated="9"/>
        </table:table-row>
        <table:table-row table:style-name="ro1">
          <table:table-cell office:value-type="string" calcext:value-type="string">
            <text:p>Quai de Versailles</text:p>
          </table:table-cell>
          <table:table-cell table:number-columns-repeated="9"/>
        </table:table-row>
        <table:table-row table:style-name="ro1">
          <table:table-cell office:value-type="string" calcext:value-type="string">
            <text:p>Quai des Antilles</text:p>
          </table:table-cell>
          <table:table-cell table:number-columns-repeated="9"/>
        </table:table-row>
        <table:table-row table:style-name="ro1">
          <table:table-cell office:value-type="string" calcext:value-type="string">
            <text:p>Quai du Cordon Bleu</text:p>
          </table:table-cell>
          <table:table-cell table:number-columns-repeated="9"/>
        </table:table-row>
        <table:table-row table:style-name="ro1">
          <table:table-cell office:value-type="string" calcext:value-type="string">
            <text:p>Quai du Halleray</text:p>
          </table:table-cell>
          <table:table-cell table:number-columns-repeated="9"/>
        </table:table-row>
        <table:table-row table:style-name="ro1">
          <table:table-cell office:value-type="string" calcext:value-type="string">
            <text:p>Quai du Marquis d'Aiguillon</text:p>
          </table:table-cell>
          <table:table-cell table:number-columns-repeated="9"/>
        </table:table-row>
        <table:table-row table:style-name="ro1">
          <table:table-cell office:value-type="string" calcext:value-type="string">
            <text:p>Quai Dumont d'Urville</text:p>
          </table:table-cell>
          <table:table-cell table:number-columns-repeated="9"/>
        </table:table-row>
        <table:table-row table:style-name="ro1">
          <table:table-cell office:value-type="string" calcext:value-type="string">
            <text:p>Quai Ernest Renaud</text:p>
          </table:table-cell>
          <table:table-cell table:number-columns-repeated="9"/>
        </table:table-row>
        <table:table-row table:style-name="ro1">
          <table:table-cell office:value-type="string" calcext:value-type="string">
            <text:p>Quai Ferdinand Favre</text:p>
          </table:table-cell>
          <table:table-cell table:number-columns-repeated="9"/>
        </table:table-row>
        <table:table-row table:style-name="ro1">
          <table:table-cell office:value-type="string" calcext:value-type="string">
            <text:p>Quai Fernand Crouan</text:p>
          </table:table-cell>
          <table:table-cell table:number-columns-repeated="9"/>
        </table:table-row>
        <table:table-row table:style-name="ro1">
          <table:table-cell office:value-type="string" calcext:value-type="string">
            <text:p>Quai François Mitterrand</text:p>
          </table:table-cell>
          <table:table-cell table:number-columns-repeated="9"/>
        </table:table-row>
        <table:table-row table:style-name="ro1">
          <table:table-cell office:value-type="string" calcext:value-type="string">
            <text:p>Quai Henri Barbusse</text:p>
          </table:table-cell>
          <table:table-cell table:number-columns-repeated="9"/>
        </table:table-row>
        <table:table-row table:style-name="ro1">
          <table:table-cell office:value-type="string" calcext:value-type="string">
            <text:p>Quai Hoche</text:p>
          </table:table-cell>
          <table:table-cell table:number-columns-repeated="9"/>
        </table:table-row>
        <table:table-row table:style-name="ro1">
          <table:table-cell office:value-type="string" calcext:value-type="string">
            <text:p>Quai Magellan</text:p>
          </table:table-cell>
          <table:table-cell table:number-columns-repeated="9"/>
        </table:table-row>
        <table:table-row table:style-name="ro1">
          <table:table-cell office:value-type="string" calcext:value-type="string">
            <text:p>Quai Moncousu</text:p>
          </table:table-cell>
          <table:table-cell table:number-columns-repeated="9"/>
        </table:table-row>
        <table:table-row table:style-name="ro1">
          <table:table-cell office:value-type="string" calcext:value-type="string">
            <text:p>Quai Président Wilson</text:p>
          </table:table-cell>
          <table:table-cell table:number-columns-repeated="9"/>
        </table:table-row>
        <table:table-row table:style-name="ro1">
          <table:table-cell office:value-type="string" calcext:value-type="string">
            <text:p>Quai Saint Louis</text:p>
          </table:table-cell>
          <table:table-cell table:number-columns-repeated="9"/>
        </table:table-row>
        <table:table-row table:style-name="ro1">
          <table:table-cell office:value-type="string" calcext:value-type="string">
            <text:p>Quai Turenne</text:p>
          </table:table-cell>
          <table:table-cell table:number-columns-repeated="9"/>
        </table:table-row>
        <table:table-row table:style-name="ro1">
          <table:table-cell office:value-type="string" calcext:value-type="string">
            <text:p>Rond-Point de Bir Hakeim</text:p>
          </table:table-cell>
          <table:table-cell table:number-columns-repeated="9"/>
        </table:table-row>
        <table:table-row table:style-name="ro1">
          <table:table-cell office:value-type="string" calcext:value-type="string">
            <text:p>Rond-Point de la Janvraie</text:p>
          </table:table-cell>
          <table:table-cell table:number-columns-repeated="9"/>
        </table:table-row>
        <table:table-row table:style-name="ro1">
          <table:table-cell office:value-type="string" calcext:value-type="string">
            <text:p>Rond-Point de la Louisiane</text:p>
          </table:table-cell>
          <table:table-cell table:number-columns-repeated="9"/>
        </table:table-row>
        <table:table-row table:style-name="ro1">
          <table:table-cell office:value-type="string" calcext:value-type="string">
            <text:p>Rond-Point de la Noë</text:p>
          </table:table-cell>
          <table:table-cell table:number-columns-repeated="9"/>
        </table:table-row>
        <table:table-row table:style-name="ro1">
          <table:table-cell office:value-type="string" calcext:value-type="string">
            <text:p>Rond-Point de Paris</text:p>
          </table:table-cell>
          <table:table-cell table:number-columns-repeated="9"/>
        </table:table-row>
        <table:table-row table:style-name="ro1">
          <table:table-cell office:value-type="string" calcext:value-type="string">
            <text:p>Rond-Point de Rennes</text:p>
          </table:table-cell>
          <table:table-cell table:number-columns-repeated="9"/>
        </table:table-row>
        <table:table-row table:style-name="ro1">
          <table:table-cell office:value-type="string" calcext:value-type="string">
            <text:p>Rond-Point de Tobrouk</text:p>
          </table:table-cell>
          <table:table-cell table:number-columns-repeated="9"/>
        </table:table-row>
        <table:table-row table:style-name="ro1">
          <table:table-cell office:value-type="string" calcext:value-type="string">
            <text:p>Rond-Point des Combattants d'Indochine</text:p>
          </table:table-cell>
          <table:table-cell table:number-columns-repeated="9"/>
        </table:table-row>
        <table:table-row table:style-name="ro1">
          <table:table-cell office:value-type="string" calcext:value-type="string">
            <text:p>Rond-Point Marin Poirier</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lisson</text:p>
          </table:table-cell>
          <table:table-cell table:number-columns-repeated="9"/>
        </table:table-row>
        <table:table-row table:style-name="ro1">
          <table:table-cell office:value-type="string" calcext:value-type="string">
            <text:p>Route de Gachet</text:p>
          </table:table-cell>
          <table:table-cell table:number-columns-repeated="9"/>
        </table:table-row>
        <table:table-row table:style-name="ro1">
          <table:table-cell office:value-type="string" calcext:value-type="string">
            <text:p>Route de la Chapelle Sur Erdre</text:p>
          </table:table-cell>
          <table:table-cell table:number-columns-repeated="9"/>
        </table:table-row>
        <table:table-row table:style-name="ro1">
          <table:table-cell office:value-type="string" calcext:value-type="string">
            <text:p>Route de la Jonelière</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ompierre</text:p>
          </table:table-cell>
          <table:table-cell table:number-columns-repeated="9"/>
        </table:table-row>
        <table:table-row table:style-name="ro1">
          <table:table-cell office:value-type="string" calcext:value-type="string">
            <text:p>Route de Rennes</text:p>
          </table:table-cell>
          <table:table-cell table:number-columns-repeated="9"/>
        </table:table-row>
        <table:table-row table:style-name="ro1">
          <table:table-cell office:value-type="string" calcext:value-type="string">
            <text:p>Route de Roche Maurice</text:p>
          </table:table-cell>
          <table:table-cell table:number-columns-repeated="9"/>
        </table:table-row>
        <table:table-row table:style-name="ro1">
          <table:table-cell office:value-type="string" calcext:value-type="string">
            <text:p>Route de Saint Herblain</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Sébastien</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ertou</text:p>
          </table:table-cell>
          <table:table-cell table:number-columns-repeated="9"/>
        </table:table-row>
        <table:table-row table:style-name="ro1">
          <table:table-cell office:value-type="string" calcext:value-type="string">
            <text:p>Rue Abbé Boutet</text:p>
          </table:table-cell>
          <table:table-cell table:number-columns-repeated="9"/>
        </table:table-row>
        <table:table-row table:style-name="ro1">
          <table:table-cell office:value-type="string" calcext:value-type="string">
            <text:p>Rue Abbé de l'Epée</text:p>
          </table:table-cell>
          <table:table-cell table:number-columns-repeated="9"/>
        </table:table-row>
        <table:table-row table:style-name="ro1">
          <table:table-cell office:value-type="string" calcext:value-type="string">
            <text:p>Rue Abbé Patron</text:p>
          </table:table-cell>
          <table:table-cell table:number-columns-repeated="9"/>
        </table:table-row>
        <table:table-row table:style-name="ro1">
          <table:table-cell office:value-type="string" calcext:value-type="string">
            <text:p>Rue Adolphe Moitié</text:p>
          </table:table-cell>
          <table:table-cell table:number-columns-repeated="9"/>
        </table:table-row>
        <table:table-row table:style-name="ro1">
          <table:table-cell office:value-type="string" calcext:value-type="string">
            <text:p>Rue Adrien Delavigne</text:p>
          </table:table-cell>
          <table:table-cell table:number-columns-repeated="9"/>
        </table:table-row>
        <table:table-row table:style-name="ro1">
          <table:table-cell office:value-type="string" calcext:value-type="string">
            <text:p>Rue Adrien Langlois</text:p>
          </table:table-cell>
          <table:table-cell table:number-columns-repeated="9"/>
        </table:table-row>
        <table:table-row table:style-name="ro1">
          <table:table-cell office:value-type="string" calcext:value-type="string">
            <text:p>Rue Affre</text:p>
          </table:table-cell>
          <table:table-cell table:number-columns-repeated="9"/>
        </table:table-row>
        <table:table-row table:style-name="ro1">
          <table:table-cell office:value-type="string" calcext:value-type="string">
            <text:p>Rue Aimé Barthoulot</text:p>
          </table:table-cell>
          <table:table-cell table:number-columns-repeated="9"/>
        </table:table-row>
        <table:table-row table:style-name="ro1">
          <table:table-cell office:value-type="string" calcext:value-type="string">
            <text:p>Rue Alain Barbe Torte</text:p>
          </table:table-cell>
          <table:table-cell table:number-columns-repeated="9"/>
        </table:table-row>
        <table:table-row table:style-name="ro1">
          <table:table-cell office:value-type="string" calcext:value-type="string">
            <text:p>Rue Alain Colas</text:p>
          </table:table-cell>
          <table:table-cell table:number-columns-repeated="9"/>
        </table:table-row>
        <table:table-row table:style-name="ro1">
          <table:table-cell office:value-type="string" calcext:value-type="string">
            <text:p>Rue Albert Calmette</text:p>
          </table:table-cell>
          <table:table-cell table:number-columns-repeated="9"/>
        </table:table-row>
        <table:table-row table:style-name="ro1">
          <table:table-cell office:value-type="string" calcext:value-type="string">
            <text:p>Rue Albert de Mun</text:p>
          </table:table-cell>
          <table:table-cell table:number-columns-repeated="9"/>
        </table:table-row>
        <table:table-row table:style-name="ro1">
          <table:table-cell office:value-type="string" calcext:value-type="string">
            <text:p>Rue Albert Dory</text:p>
          </table:table-cell>
          <table:table-cell table:number-columns-repeated="9"/>
        </table:table-row>
        <table:table-row table:style-name="ro1">
          <table:table-cell office:value-type="string" calcext:value-type="string">
            <text:p>Rue Albert Londres</text:p>
          </table:table-cell>
          <table:table-cell table:number-columns-repeated="9"/>
        </table:table-row>
        <table:table-row table:style-name="ro1">
          <table:table-cell office:value-type="string" calcext:value-type="string">
            <text:p>Rue Alcide d'Orbigny</text:p>
          </table:table-cell>
          <table:table-cell table:number-columns-repeated="9"/>
        </table:table-row>
        <table:table-row table:style-name="ro1">
          <table:table-cell office:value-type="string" calcext:value-type="string">
            <text:p>Rue Alexandre Dumas</text:p>
          </table:table-cell>
          <table:table-cell table:number-columns-repeated="9"/>
        </table:table-row>
        <table:table-row table:style-name="ro1">
          <table:table-cell office:value-type="string" calcext:value-type="string">
            <text:p>Rue Alexandre Fourny</text:p>
          </table:table-cell>
          <table:table-cell table:number-columns-repeated="9"/>
        </table:table-row>
        <table:table-row table:style-name="ro1">
          <table:table-cell office:value-type="string" calcext:value-type="string">
            <text:p>Rue Alexandre Gosselin</text:p>
          </table:table-cell>
          <table:table-cell table:number-columns-repeated="9"/>
        </table:table-row>
        <table:table-row table:style-name="ro1">
          <table:table-cell office:value-type="string" calcext:value-type="string">
            <text:p>Rue Alexandre Ribot</text:p>
          </table:table-cell>
          <table:table-cell table:number-columns-repeated="9"/>
        </table:table-row>
        <table:table-row table:style-name="ro1">
          <table:table-cell office:value-type="string" calcext:value-type="string">
            <text:p>Rue Alexis Grassin</text:p>
          </table:table-cell>
          <table:table-cell table:number-columns-repeated="9"/>
        </table:table-row>
        <table:table-row table:style-name="ro1">
          <table:table-cell office:value-type="string" calcext:value-type="string">
            <text:p>Rue Alexis Maneyrol</text:p>
          </table:table-cell>
          <table:table-cell table:number-columns-repeated="9"/>
        </table:table-row>
        <table:table-row table:style-name="ro1">
          <table:table-cell office:value-type="string" calcext:value-type="string">
            <text:p>Rue Alfred de Musset</text:p>
          </table:table-cell>
          <table:table-cell table:number-columns-repeated="9"/>
        </table:table-row>
        <table:table-row table:style-name="ro1">
          <table:table-cell office:value-type="string" calcext:value-type="string">
            <text:p>Rue Alfred de Vigny</text:p>
          </table:table-cell>
          <table:table-cell table:number-columns-repeated="9"/>
        </table:table-row>
        <table:table-row table:style-name="ro1">
          <table:table-cell office:value-type="string" calcext:value-type="string">
            <text:p>Rue Alfred Kastler</text:p>
          </table:table-cell>
          <table:table-cell table:number-columns-repeated="9"/>
        </table:table-row>
        <table:table-row table:style-name="ro1">
          <table:table-cell office:value-type="string" calcext:value-type="string">
            <text:p>Rue Alfred Nobel</text:p>
          </table:table-cell>
          <table:table-cell table:number-columns-repeated="9"/>
        </table:table-row>
        <table:table-row table:style-name="ro1">
          <table:table-cell office:value-type="string" calcext:value-type="string">
            <text:p>Rue Alfred Rébelliau</text:p>
          </table:table-cell>
          <table:table-cell table:number-columns-repeated="9"/>
        </table:table-row>
        <table:table-row table:style-name="ro1">
          <table:table-cell office:value-type="string" calcext:value-type="string">
            <text:p>Rue Alfred Riom</text:p>
          </table:table-cell>
          <table:table-cell table:number-columns-repeated="9"/>
        </table:table-row>
        <table:table-row table:style-name="ro1">
          <table:table-cell office:value-type="string" calcext:value-type="string">
            <text:p>Rue Alphonse Daudet</text:p>
          </table:table-cell>
          <table:table-cell table:number-columns-repeated="9"/>
        </table:table-row>
        <table:table-row table:style-name="ro1">
          <table:table-cell office:value-type="string" calcext:value-type="string">
            <text:p>Rue Alphonse Gautté</text:p>
          </table:table-cell>
          <table:table-cell table:number-columns-repeated="9"/>
        </table:table-row>
        <table:table-row table:style-name="ro1">
          <table:table-cell office:value-type="string" calcext:value-type="string">
            <text:p>Rue Alphonse Karr</text:p>
          </table:table-cell>
          <table:table-cell table:number-columns-repeated="9"/>
        </table:table-row>
        <table:table-row table:style-name="ro1">
          <table:table-cell office:value-type="string" calcext:value-type="string">
            <text:p>Rue Alphonse Laveran</text:p>
          </table:table-cell>
          <table:table-cell table:number-columns-repeated="9"/>
        </table:table-row>
        <table:table-row table:style-name="ro1">
          <table:table-cell office:value-type="string" calcext:value-type="string">
            <text:p>Rue Amand Guindré</text:p>
          </table:table-cell>
          <table:table-cell table:number-columns-repeated="9"/>
        </table:table-row>
        <table:table-row table:style-name="ro1">
          <table:table-cell office:value-type="string" calcext:value-type="string">
            <text:p>Rue Ambroise Pierre Audouard</text:p>
          </table:table-cell>
          <table:table-cell table:number-columns-repeated="9"/>
        </table:table-row>
        <table:table-row table:style-name="ro1">
          <table:table-cell office:value-type="string" calcext:value-type="string">
            <text:p>Rue Amédée de la Patellière</text:p>
          </table:table-cell>
          <table:table-cell table:number-columns-repeated="9"/>
        </table:table-row>
        <table:table-row table:style-name="ro1">
          <table:table-cell office:value-type="string" calcext:value-type="string">
            <text:p>Rue Ameline</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Jean Minot</text:p>
          </table:table-cell>
          <table:table-cell table:number-columns-repeated="9"/>
        </table:table-row>
        <table:table-row table:style-name="ro1">
          <table:table-cell office:value-type="string" calcext:value-type="string">
            <text:p>Rue Amiral Ronarc'h</text:p>
          </table:table-cell>
          <table:table-cell table:number-columns-repeated="9"/>
        </table:table-row>
        <table:table-row table:style-name="ro1">
          <table:table-cell office:value-type="string" calcext:value-type="string">
            <text:p>Rue Ampère</text:p>
          </table:table-cell>
          <table:table-cell table:number-columns-repeated="9"/>
        </table:table-row>
        <table:table-row table:style-name="ro1">
          <table:table-cell office:value-type="string" calcext:value-type="string">
            <text:p>Rue Anatole de Monzie</text:p>
          </table:table-cell>
          <table:table-cell table:number-columns-repeated="9"/>
        </table:table-row>
        <table:table-row table:style-name="ro1">
          <table:table-cell office:value-type="string" calcext:value-type="string">
            <text:p>Rue Anatole le Braz</text:p>
          </table:table-cell>
          <table:table-cell table:number-columns-repeated="9"/>
        </table:table-row>
        <table:table-row table:style-name="ro1">
          <table:table-cell office:value-type="string" calcext:value-type="string">
            <text:p>Rue André Baugé</text:p>
          </table:table-cell>
          <table:table-cell table:number-columns-repeated="9"/>
        </table:table-row>
        <table:table-row table:style-name="ro1">
          <table:table-cell office:value-type="string" calcext:value-type="string">
            <text:p>Rue André Chénier</text:p>
          </table:table-cell>
          <table:table-cell table:number-columns-repeated="9"/>
        </table:table-row>
        <table:table-row table:style-name="ro1">
          <table:table-cell office:value-type="string" calcext:value-type="string">
            <text:p>Rue André Clément</text:p>
          </table:table-cell>
          <table:table-cell table:number-columns-repeated="9"/>
        </table:table-row>
        <table:table-row table:style-name="ro1">
          <table:table-cell office:value-type="string" calcext:value-type="string">
            <text:p>Rue André Gabriel</text:p>
          </table:table-cell>
          <table:table-cell table:number-columns-repeated="9"/>
        </table:table-row>
        <table:table-row table:style-name="ro1">
          <table:table-cell office:value-type="string" calcext:value-type="string">
            <text:p>Rue André Gide</text:p>
          </table:table-cell>
          <table:table-cell table:number-columns-repeated="9"/>
        </table:table-row>
        <table:table-row table:style-name="ro1">
          <table:table-cell office:value-type="string" calcext:value-type="string">
            <text:p>Rue André Hougron</text:p>
          </table:table-cell>
          <table:table-cell table:number-columns-repeated="9"/>
        </table:table-row>
        <table:table-row table:style-name="ro1">
          <table:table-cell office:value-type="string" calcext:value-type="string">
            <text:p>Rue André Malraux</text:p>
          </table:table-cell>
          <table:table-cell table:number-columns-repeated="9"/>
        </table:table-row>
        <table:table-row table:style-name="ro1">
          <table:table-cell office:value-type="string" calcext:value-type="string">
            <text:p>Rue André Messager</text:p>
          </table:table-cell>
          <table:table-cell table:number-columns-repeated="9"/>
        </table:table-row>
        <table:table-row table:style-name="ro1">
          <table:table-cell office:value-type="string" calcext:value-type="string">
            <text:p>Rue André Tardieu</text:p>
          </table:table-cell>
          <table:table-cell table:number-columns-repeated="9"/>
        </table:table-row>
        <table:table-row table:style-name="ro1">
          <table:table-cell office:value-type="string" calcext:value-type="string">
            <text:p>Rue Andrée Chédid</text:p>
          </table:table-cell>
          <table:table-cell table:number-columns-repeated="9"/>
        </table:table-row>
        <table:table-row table:style-name="ro1">
          <table:table-cell office:value-type="string" calcext:value-type="string">
            <text:p>Rue Anita Conti</text:p>
          </table:table-cell>
          <table:table-cell table:number-columns-repeated="9"/>
        </table:table-row>
        <table:table-row table:style-name="ro1">
          <table:table-cell office:value-type="string" calcext:value-type="string">
            <text:p>Rue Anizon</text:p>
          </table:table-cell>
          <table:table-cell table:number-columns-repeated="9"/>
        </table:table-row>
        <table:table-row table:style-name="ro1">
          <table:table-cell office:value-type="string" calcext:value-type="string">
            <text:p>Rue Anne Claude Godeau</text:p>
          </table:table-cell>
          <table:table-cell table:number-columns-repeated="9"/>
        </table:table-row>
        <table:table-row table:style-name="ro1">
          <table:table-cell office:value-type="string" calcext:value-type="string">
            <text:p>Rue Anne Marie</text:p>
          </table:table-cell>
          <table:table-cell table:number-columns-repeated="9"/>
        </table:table-row>
        <table:table-row table:style-name="ro1">
          <table:table-cell office:value-type="string" calcext:value-type="string">
            <text:p>Rue Antoine de Saint Exupéry</text:p>
          </table:table-cell>
          <table:table-cell table:number-columns-repeated="9"/>
        </table:table-row>
        <table:table-row table:style-name="ro1">
          <table:table-cell office:value-type="string" calcext:value-type="string">
            <text:p>Rue Antoine Français</text:p>
          </table:table-cell>
          <table:table-cell table:number-columns-repeated="9"/>
        </table:table-row>
        <table:table-row table:style-name="ro1">
          <table:table-cell office:value-type="string" calcext:value-type="string">
            <text:p>Rue Antoine Jean Gros</text:p>
          </table:table-cell>
          <table:table-cell table:number-columns-repeated="9"/>
        </table:table-row>
        <table:table-row table:style-name="ro1">
          <table:table-cell office:value-type="string" calcext:value-type="string">
            <text:p>Rue Antoine Noisette</text:p>
          </table:table-cell>
          <table:table-cell table:number-columns-repeated="9"/>
        </table:table-row>
        <table:table-row table:style-name="ro1">
          <table:table-cell office:value-type="string" calcext:value-type="string">
            <text:p>Rue Antoine Watteau</text:p>
          </table:table-cell>
          <table:table-cell table:number-columns-repeated="9"/>
        </table:table-row>
        <table:table-row table:style-name="ro1">
          <table:table-cell office:value-type="string" calcext:value-type="string">
            <text:p>Rue Arago</text:p>
          </table:table-cell>
          <table:table-cell table:number-columns-repeated="9"/>
        </table:table-row>
        <table:table-row table:style-name="ro1">
          <table:table-cell office:value-type="string" calcext:value-type="string">
            <text:p>Rue Arégnaudeau</text:p>
          </table:table-cell>
          <table:table-cell table:number-columns-repeated="9"/>
        </table:table-row>
        <table:table-row table:style-name="ro1">
          <table:table-cell office:value-type="string" calcext:value-type="string">
            <text:p>Rue Aristide Hignard</text:p>
          </table:table-cell>
          <table:table-cell table:number-columns-repeated="9"/>
        </table:table-row>
        <table:table-row table:style-name="ro1">
          <table:table-cell office:value-type="string" calcext:value-type="string">
            <text:p>Rue Armand Brossard</text:p>
          </table:table-cell>
          <table:table-cell table:number-columns-repeated="9"/>
        </table:table-row>
        <table:table-row table:style-name="ro1">
          <table:table-cell office:value-type="string" calcext:value-type="string">
            <text:p>Rue Arsène Leloup</text:p>
          </table:table-cell>
          <table:table-cell table:number-columns-repeated="9"/>
        </table:table-row>
        <table:table-row table:style-name="ro1">
          <table:table-cell office:value-type="string" calcext:value-type="string">
            <text:p>Rue Arthur III</text:p>
          </table:table-cell>
          <table:table-cell table:number-columns-repeated="9"/>
        </table:table-row>
        <table:table-row table:style-name="ro1">
          <table:table-cell office:value-type="string" calcext:value-type="string">
            <text:p>Rue Arthur Rimbaud</text:p>
          </table:table-cell>
          <table:table-cell table:number-columns-repeated="9"/>
        </table:table-row>
        <table:table-row table:style-name="ro1">
          <table:table-cell office:value-type="string" calcext:value-type="string">
            <text:p>Rue Athénas</text:p>
          </table:table-cell>
          <table:table-cell table:number-columns-repeated="9"/>
        </table:table-row>
        <table:table-row table:style-name="ro1">
          <table:table-cell office:value-type="string" calcext:value-type="string">
            <text:p>Rue Auguste Brizeux</text:p>
          </table:table-cell>
          <table:table-cell table:number-columns-repeated="9"/>
        </table:table-row>
        <table:table-row table:style-name="ro1">
          <table:table-cell office:value-type="string" calcext:value-type="string">
            <text:p>Rue Auguste et Marie Chauvin</text:p>
          </table:table-cell>
          <table:table-cell table:number-columns-repeated="9"/>
        </table:table-row>
        <table:table-row table:style-name="ro1">
          <table:table-cell office:value-type="string" calcext:value-type="string">
            <text:p>Rue Auguste Lepère</text:p>
          </table:table-cell>
          <table:table-cell table:number-columns-repeated="9"/>
        </table:table-row>
        <table:table-row table:style-name="ro1">
          <table:table-cell office:value-type="string" calcext:value-type="string">
            <text:p>Rue Auguste Ménoret</text:p>
          </table:table-cell>
          <table:table-cell table:number-columns-repeated="9"/>
        </table:table-row>
        <table:table-row table:style-name="ro1">
          <table:table-cell office:value-type="string" calcext:value-type="string">
            <text:p>Rue Auguste Renoir</text:p>
          </table:table-cell>
          <table:table-cell table:number-columns-repeated="9"/>
        </table:table-row>
        <table:table-row table:style-name="ro1">
          <table:table-cell office:value-type="string" calcext:value-type="string">
            <text:p>Rue Auguste Rodin</text:p>
          </table:table-cell>
          <table:table-cell table:number-columns-repeated="9"/>
        </table:table-row>
        <table:table-row table:style-name="ro1">
          <table:table-cell office:value-type="string" calcext:value-type="string">
            <text:p>Rue Augustin Fresnel</text:p>
          </table:table-cell>
          <table:table-cell table:number-columns-repeated="9"/>
        </table:table-row>
        <table:table-row table:style-name="ro1">
          <table:table-cell office:value-type="string" calcext:value-type="string">
            <text:p>Rue Babonneau</text:p>
          </table:table-cell>
          <table:table-cell table:number-columns-repeated="9"/>
        </table:table-row>
        <table:table-row table:style-name="ro1">
          <table:table-cell office:value-type="string" calcext:value-type="string">
            <text:p>Rue Bacqua</text:p>
          </table:table-cell>
          <table:table-cell table:number-columns-repeated="9"/>
        </table:table-row>
        <table:table-row table:style-name="ro1">
          <table:table-cell office:value-type="string" calcext:value-type="string">
            <text:p>Rue Balen</text:p>
          </table:table-cell>
          <table:table-cell table:number-columns-repeated="9"/>
        </table:table-row>
        <table:table-row table:style-name="ro1">
          <table:table-cell office:value-type="string" calcext:value-type="string">
            <text:p>Rue Baptiste Marcet</text:p>
          </table:table-cell>
          <table:table-cell table:number-columns-repeated="9"/>
        </table:table-row>
        <table:table-row table:style-name="ro1">
          <table:table-cell office:value-type="string" calcext:value-type="string">
            <text:p>Rue Barbara</text:p>
          </table:table-cell>
          <table:table-cell table:number-columns-repeated="9"/>
        </table:table-row>
        <table:table-row table:style-name="ro1">
          <table:table-cell office:value-type="string" calcext:value-type="string">
            <text:p>Rue Bariller</text:p>
          </table:table-cell>
          <table:table-cell table:number-columns-repeated="9"/>
        </table:table-row>
        <table:table-row table:style-name="ro1">
          <table:table-cell office:value-type="string" calcext:value-type="string">
            <text:p>Rue Baron</text:p>
          </table:table-cell>
          <table:table-cell table:number-columns-repeated="9"/>
        </table:table-row>
        <table:table-row table:style-name="ro1">
          <table:table-cell office:value-type="string" calcext:value-type="string">
            <text:p>Rue Basile Valentin</text:p>
          </table:table-cell>
          <table:table-cell table:number-columns-repeated="9"/>
        </table:table-row>
        <table:table-row table:style-name="ro1">
          <table:table-cell office:value-type="string" calcext:value-type="string">
            <text:p>Rue Basse Casserie</text:p>
          </table:table-cell>
          <table:table-cell table:number-columns-repeated="9"/>
        </table:table-row>
        <table:table-row table:style-name="ro1">
          <table:table-cell office:value-type="string" calcext:value-type="string">
            <text:p>Rue Basse Creuse</text:p>
          </table:table-cell>
          <table:table-cell table:number-columns-repeated="9"/>
        </table:table-row>
        <table:table-row table:style-name="ro1">
          <table:table-cell office:value-type="string" calcext:value-type="string">
            <text:p>Rue Basse Porte</text:p>
          </table:table-cell>
          <table:table-cell table:number-columns-repeated="9"/>
        </table:table-row>
        <table:table-row table:style-name="ro1">
          <table:table-cell office:value-type="string" calcext:value-type="string">
            <text:p>Rue Basse Saulzaie</text:p>
          </table:table-cell>
          <table:table-cell table:number-columns-repeated="9"/>
        </table:table-row>
        <table:table-row table:style-name="ro1">
          <table:table-cell office:value-type="string" calcext:value-type="string">
            <text:p>Rue Bâtonnier Guinaudeau</text:p>
          </table:table-cell>
          <table:table-cell table:number-columns-repeated="9"/>
        </table:table-row>
        <table:table-row table:style-name="ro1">
          <table:table-cell office:value-type="string" calcext:value-type="string">
            <text:p>Rue Bayard</text:p>
          </table:table-cell>
          <table:table-cell table:number-columns-repeated="9"/>
        </table:table-row>
        <table:table-row table:style-name="ro1">
          <table:table-cell office:value-type="string" calcext:value-type="string">
            <text:p>Rue Beau-Soleil</text:p>
          </table:table-cell>
          <table:table-cell table:number-columns-repeated="9"/>
        </table:table-row>
        <table:table-row table:style-name="ro1">
          <table:table-cell office:value-type="string" calcext:value-type="string">
            <text:p>Rue Beauregard</text:p>
          </table:table-cell>
          <table:table-cell table:number-columns-repeated="9"/>
        </table:table-row>
        <table:table-row table:style-name="ro1">
          <table:table-cell office:value-type="string" calcext:value-type="string">
            <text:p>Rue Beaurepaire</text:p>
          </table:table-cell>
          <table:table-cell table:number-columns-repeated="9"/>
        </table:table-row>
        <table:table-row table:style-name="ro1">
          <table:table-cell office:value-type="string" calcext:value-type="string">
            <text:p>Rue Beethoven</text:p>
          </table:table-cell>
          <table:table-cell table:number-columns-repeated="9"/>
        </table:table-row>
        <table:table-row table:style-name="ro1">
          <table:table-cell office:value-type="string" calcext:value-type="string">
            <text:p>Rue Belle Image</text:p>
          </table:table-cell>
          <table:table-cell table:number-columns-repeated="9"/>
        </table:table-row>
        <table:table-row table:style-name="ro1">
          <table:table-cell office:value-type="string" calcext:value-type="string">
            <text:p>Rue Bellier</text:p>
          </table:table-cell>
          <table:table-cell table:number-columns-repeated="9"/>
        </table:table-row>
        <table:table-row table:style-name="ro1">
          <table:table-cell office:value-type="string" calcext:value-type="string">
            <text:p>Rue Bellitourne</text:p>
          </table:table-cell>
          <table:table-cell table:number-columns-repeated="9"/>
        </table:table-row>
        <table:table-row table:style-name="ro1">
          <table:table-cell office:value-type="string" calcext:value-type="string">
            <text:p>Rue Benjamin Delessert</text:p>
          </table:table-cell>
          <table:table-cell table:number-columns-repeated="9"/>
        </table:table-row>
        <table:table-row table:style-name="ro1">
          <table:table-cell office:value-type="string" calcext:value-type="string">
            <text:p>Rue Bergère</text:p>
          </table:table-cell>
          <table:table-cell table:number-columns-repeated="9"/>
        </table:table-row>
        <table:table-row table:style-name="ro1">
          <table:table-cell office:value-type="string" calcext:value-type="string">
            <text:p>Rue Bernadette</text:p>
          </table:table-cell>
          <table:table-cell table:number-columns-repeated="9"/>
        </table:table-row>
        <table:table-row table:style-name="ro1">
          <table:table-cell office:value-type="string" calcext:value-type="string">
            <text:p>Rue Bernard</text:p>
          </table:table-cell>
          <table:table-cell table:number-columns-repeated="9"/>
        </table:table-row>
        <table:table-row table:style-name="ro1">
          <table:table-cell office:value-type="string" calcext:value-type="string">
            <text:p>Rue Bernard Roy</text:p>
          </table:table-cell>
          <table:table-cell table:number-columns-repeated="9"/>
        </table:table-row>
        <table:table-row table:style-name="ro1">
          <table:table-cell office:value-type="string" calcext:value-type="string">
            <text:p>Rue Berthelot</text:p>
          </table:table-cell>
          <table:table-cell table:number-columns-repeated="9"/>
        </table:table-row>
        <table:table-row table:style-name="ro1">
          <table:table-cell office:value-type="string" calcext:value-type="string">
            <text:p>Rue Bertrand Geslin</text:p>
          </table:table-cell>
          <table:table-cell table:number-columns-repeated="9"/>
        </table:table-row>
        <table:table-row table:style-name="ro1">
          <table:table-cell office:value-type="string" calcext:value-type="string">
            <text:p>Rue Bias</text:p>
          </table:table-cell>
          <table:table-cell table:number-columns-repeated="9"/>
        </table:table-row>
        <table:table-row table:style-name="ro1">
          <table:table-cell office:value-type="string" calcext:value-type="string">
            <text:p>Rue Bisson</text:p>
          </table:table-cell>
          <table:table-cell table:number-columns-repeated="9"/>
        </table:table-row>
        <table:table-row table:style-name="ro1">
          <table:table-cell office:value-type="string" calcext:value-type="string">
            <text:p>Rue Blaise Cendrars</text:p>
          </table:table-cell>
          <table:table-cell table:number-columns-repeated="9"/>
        </table:table-row>
        <table:table-row table:style-name="ro1">
          <table:table-cell office:value-type="string" calcext:value-type="string">
            <text:p>Rue Blaise Pascal</text:p>
          </table:table-cell>
          <table:table-cell table:number-columns-repeated="9"/>
        </table:table-row>
        <table:table-row table:style-name="ro1">
          <table:table-cell office:value-type="string" calcext:value-type="string">
            <text:p>Rue Blanqui</text:p>
          </table:table-cell>
          <table:table-cell table:number-columns-repeated="9"/>
        </table:table-row>
        <table:table-row table:style-name="ro1">
          <table:table-cell office:value-type="string" calcext:value-type="string">
            <text:p>Rue Boileau</text:p>
          </table:table-cell>
          <table:table-cell table:number-columns-repeated="9"/>
        </table:table-row>
        <table:table-row table:style-name="ro1">
          <table:table-cell office:value-type="string" calcext:value-type="string">
            <text:p>Rue Bon Secours</text:p>
          </table:table-cell>
          <table:table-cell table:number-columns-repeated="9"/>
        </table:table-row>
        <table:table-row table:style-name="ro1">
          <table:table-cell office:value-type="string" calcext:value-type="string">
            <text:p>Rue Bonaparte</text:p>
          </table:table-cell>
          <table:table-cell table:number-columns-repeated="9"/>
        </table:table-row>
        <table:table-row table:style-name="ro1">
          <table:table-cell office:value-type="string" calcext:value-type="string">
            <text:p>Rue Bonnamen</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Louise</text:p>
          </table:table-cell>
          <table:table-cell table:number-columns-repeated="9"/>
        </table:table-row>
        <table:table-row table:style-name="ro1">
          <table:table-cell office:value-type="string" calcext:value-type="string">
            <text:p>Rue Bossuet</text:p>
          </table:table-cell>
          <table:table-cell table:number-columns-repeated="9"/>
        </table:table-row>
        <table:table-row table:style-name="ro1">
          <table:table-cell office:value-type="string" calcext:value-type="string">
            <text:p>Rue Bouchaud</text:p>
          </table:table-cell>
          <table:table-cell table:number-columns-repeated="9"/>
        </table:table-row>
        <table:table-row table:style-name="ro1">
          <table:table-cell office:value-type="string" calcext:value-type="string">
            <text:p>Rue Bougainville</text:p>
          </table:table-cell>
          <table:table-cell table:number-columns-repeated="9"/>
        </table:table-row>
        <table:table-row table:style-name="ro1">
          <table:table-cell office:value-type="string" calcext:value-type="string">
            <text:p>Rue Branly</text:p>
          </table:table-cell>
          <table:table-cell table:number-columns-repeated="9"/>
        </table:table-row>
        <table:table-row table:style-name="ro1">
          <table:table-cell office:value-type="string" calcext:value-type="string">
            <text:p>Rue Brindejonc des Moulinais</text:p>
          </table:table-cell>
          <table:table-cell table:number-columns-repeated="9"/>
        </table:table-row>
        <table:table-row table:style-name="ro1">
          <table:table-cell office:value-type="string" calcext:value-type="string">
            <text:p>Rue Buffon</text:p>
          </table:table-cell>
          <table:table-cell table:number-columns-repeated="9"/>
        </table:table-row>
        <table:table-row table:style-name="ro1">
          <table:table-cell office:value-type="string" calcext:value-type="string">
            <text:p>Rue Cacault</text:p>
          </table:table-cell>
          <table:table-cell table:number-columns-repeated="9"/>
        </table:table-row>
        <table:table-row table:style-name="ro1">
          <table:table-cell office:value-type="string" calcext:value-type="string">
            <text:p>Rue Camille Berruyer</text:p>
          </table:table-cell>
          <table:table-cell table:number-columns-repeated="9"/>
        </table:table-row>
        <table:table-row table:style-name="ro1">
          <table:table-cell office:value-type="string" calcext:value-type="string">
            <text:p>Rue Camille Bryen</text:p>
          </table:table-cell>
          <table:table-cell table:number-columns-repeated="9"/>
        </table:table-row>
        <table:table-row table:style-name="ro1">
          <table:table-cell office:value-type="string" calcext:value-type="string">
            <text:p>Rue Camille Desmoulins</text:p>
          </table:table-cell>
          <table:table-cell table:number-columns-repeated="9"/>
        </table:table-row>
        <table:table-row table:style-name="ro1">
          <table:table-cell office:value-type="string" calcext:value-type="string">
            <text:p>Rue Camille Flammarion</text:p>
          </table:table-cell>
          <table:table-cell table:number-columns-repeated="9"/>
        </table:table-row>
        <table:table-row table:style-name="ro1">
          <table:table-cell office:value-type="string" calcext:value-type="string">
            <text:p>Rue Capitaine André David</text:p>
          </table:table-cell>
          <table:table-cell table:number-columns-repeated="9"/>
        </table:table-row>
        <table:table-row table:style-name="ro1">
          <table:table-cell office:value-type="string" calcext:value-type="string">
            <text:p>Rue Capitaine Corhumel</text:p>
          </table:table-cell>
          <table:table-cell table:number-columns-repeated="9"/>
        </table:table-row>
        <table:table-row table:style-name="ro1">
          <table:table-cell office:value-type="string" calcext:value-type="string">
            <text:p>Rue Capitaine Némo</text:p>
          </table:table-cell>
          <table:table-cell table:number-columns-repeated="9"/>
        </table:table-row>
        <table:table-row table:style-name="ro1">
          <table:table-cell office:value-type="string" calcext:value-type="string">
            <text:p>Rue Capitaine Yves Hervouet</text:p>
          </table:table-cell>
          <table:table-cell table:number-columns-repeated="9"/>
        </table:table-row>
        <table:table-row table:style-name="ro1">
          <table:table-cell office:value-type="string" calcext:value-type="string">
            <text:p>Rue Cardinal Richard</text:p>
          </table:table-cell>
          <table:table-cell table:number-columns-repeated="9"/>
        </table:table-row>
        <table:table-row table:style-name="ro1">
          <table:table-cell office:value-type="string" calcext:value-type="string">
            <text:p>Rue Cardine</text:p>
          </table:table-cell>
          <table:table-cell table:number-columns-repeated="9"/>
        </table:table-row>
        <table:table-row table:style-name="ro1">
          <table:table-cell office:value-type="string" calcext:value-type="string">
            <text:p>Rue Casimir Perier</text:p>
          </table:table-cell>
          <table:table-cell table:number-columns-repeated="9"/>
        </table:table-row>
        <table:table-row table:style-name="ro1">
          <table:table-cell office:value-type="string" calcext:value-type="string">
            <text:p>Rue Cassini</text:p>
          </table:table-cell>
          <table:table-cell table:number-columns-repeated="9"/>
        </table:table-row>
        <table:table-row table:style-name="ro1">
          <table:table-cell office:value-type="string" calcext:value-type="string">
            <text:p>Rue Catinat</text:p>
          </table:table-cell>
          <table:table-cell table:number-columns-repeated="9"/>
        </table:table-row>
        <table:table-row table:style-name="ro1">
          <table:table-cell office:value-type="string" calcext:value-type="string">
            <text:p>Rue Célestin Freinet</text:p>
          </table:table-cell>
          <table:table-cell table:number-columns-repeated="9"/>
        </table:table-row>
        <table:table-row table:style-name="ro1">
          <table:table-cell office:value-type="string" calcext:value-type="string">
            <text:p>Rue Centrale</text:p>
          </table:table-cell>
          <table:table-cell table:number-columns-repeated="9"/>
        </table:table-row>
        <table:table-row table:style-name="ro1">
          <table:table-cell office:value-type="string" calcext:value-type="string">
            <text:p>Rue César Franck</text:p>
          </table:table-cell>
          <table:table-cell table:number-columns-repeated="9"/>
        </table:table-row>
        <table:table-row table:style-name="ro1">
          <table:table-cell office:value-type="string" calcext:value-type="string">
            <text:p>Rue Champenois</text:p>
          </table:table-cell>
          <table:table-cell table:number-columns-repeated="9"/>
        </table:table-row>
        <table:table-row table:style-name="ro1">
          <table:table-cell office:value-type="string" calcext:value-type="string">
            <text:p>Rue Chanoine Courtonne</text:p>
          </table:table-cell>
          <table:table-cell table:number-columns-repeated="9"/>
        </table:table-row>
        <table:table-row table:style-name="ro1">
          <table:table-cell office:value-type="string" calcext:value-type="string">
            <text:p>Rue Chanoine Durville</text:p>
          </table:table-cell>
          <table:table-cell table:number-columns-repeated="9"/>
        </table:table-row>
        <table:table-row table:style-name="ro1">
          <table:table-cell office:value-type="string" calcext:value-type="string">
            <text:p>Rue Chanoine Larose</text:p>
          </table:table-cell>
          <table:table-cell table:number-columns-repeated="9"/>
        </table:table-row>
        <table:table-row table:style-name="ro1">
          <table:table-cell office:value-type="string" calcext:value-type="string">
            <text:p>Rue Chanoine Poupard</text:p>
          </table:table-cell>
          <table:table-cell table:number-columns-repeated="9"/>
        </table:table-row>
        <table:table-row table:style-name="ro1">
          <table:table-cell office:value-type="string" calcext:value-type="string">
            <text:p>Rue Chanteclerc</text:p>
          </table:table-cell>
          <table:table-cell table:number-columns-repeated="9"/>
        </table:table-row>
        <table:table-row table:style-name="ro1">
          <table:table-cell office:value-type="string" calcext:value-type="string">
            <text:p>Rue Chaptal</text:p>
          </table:table-cell>
          <table:table-cell table:number-columns-repeated="9"/>
        </table:table-row>
        <table:table-row table:style-name="ro1">
          <table:table-cell office:value-type="string" calcext:value-type="string">
            <text:p>Rue Charles Audrain</text:p>
          </table:table-cell>
          <table:table-cell table:number-columns-repeated="9"/>
        </table:table-row>
        <table:table-row table:style-name="ro1">
          <table:table-cell office:value-type="string" calcext:value-type="string">
            <text:p>Rue Charles Bataille</text:p>
          </table:table-cell>
          <table:table-cell table:number-columns-repeated="9"/>
        </table:table-row>
        <table:table-row table:style-name="ro1">
          <table:table-cell office:value-type="string" calcext:value-type="string">
            <text:p>Rue Charles Baudelaire</text:p>
          </table:table-cell>
          <table:table-cell table:number-columns-repeated="9"/>
        </table:table-row>
        <table:table-row table:style-name="ro1">
          <table:table-cell office:value-type="string" calcext:value-type="string">
            <text:p>Rue Charles Brunellière</text:p>
          </table:table-cell>
          <table:table-cell table:number-columns-repeated="9"/>
        </table:table-row>
        <table:table-row table:style-name="ro1">
          <table:table-cell office:value-type="string" calcext:value-type="string">
            <text:p>Rue Charles Caillé</text:p>
          </table:table-cell>
          <table:table-cell table:number-columns-repeated="9"/>
        </table:table-row>
        <table:table-row table:style-name="ro1">
          <table:table-cell office:value-type="string" calcext:value-type="string">
            <text:p>Rue Charles Dullin</text:p>
          </table:table-cell>
          <table:table-cell table:number-columns-repeated="9"/>
        </table:table-row>
        <table:table-row table:style-name="ro1">
          <table:table-cell office:value-type="string" calcext:value-type="string">
            <text:p>Rue Charles Gounod</text:p>
          </table:table-cell>
          <table:table-cell table:number-columns-repeated="9"/>
        </table:table-row>
        <table:table-row table:style-name="ro1">
          <table:table-cell office:value-type="string" calcext:value-type="string">
            <text:p>Rue Charles Housset</text:p>
          </table:table-cell>
          <table:table-cell table:number-columns-repeated="9"/>
        </table:table-row>
        <table:table-row table:style-name="ro1">
          <table:table-cell office:value-type="string" calcext:value-type="string">
            <text:p>Rue Charles Laisant</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bourg</text:p>
          </table:table-cell>
          <table:table-cell table:number-columns-repeated="9"/>
        </table:table-row>
        <table:table-row table:style-name="ro1">
          <table:table-cell office:value-type="string" calcext:value-type="string">
            <text:p>Rue Charles Monselet</text:p>
          </table:table-cell>
          <table:table-cell table:number-columns-repeated="9"/>
        </table:table-row>
        <table:table-row table:style-name="ro1">
          <table:table-cell office:value-type="string" calcext:value-type="string">
            <text:p>Rue Charles Péguy</text:p>
          </table:table-cell>
          <table:table-cell table:number-columns-repeated="9"/>
        </table:table-row>
        <table:table-row table:style-name="ro1">
          <table:table-cell office:value-type="string" calcext:value-type="string">
            <text:p>Rue Charles Perron</text:p>
          </table:table-cell>
          <table:table-cell table:number-columns-repeated="9"/>
        </table:table-row>
        <table:table-row table:style-name="ro1">
          <table:table-cell office:value-type="string" calcext:value-type="string">
            <text:p>Rue Charles Roger</text:p>
          </table:table-cell>
          <table:table-cell table:number-columns-repeated="9"/>
        </table:table-row>
        <table:table-row table:style-name="ro1">
          <table:table-cell office:value-type="string" calcext:value-type="string">
            <text:p>Rue Charles Terront</text:p>
          </table:table-cell>
          <table:table-cell table:number-columns-repeated="9"/>
        </table:table-row>
        <table:table-row table:style-name="ro1">
          <table:table-cell office:value-type="string" calcext:value-type="string">
            <text:p>Rue Charles Viaud</text:p>
          </table:table-cell>
          <table:table-cell table:number-columns-repeated="9"/>
        </table:table-row>
        <table:table-row table:style-name="ro1">
          <table:table-cell office:value-type="string" calcext:value-type="string">
            <text:p>Rue Charly</text:p>
          </table:table-cell>
          <table:table-cell table:number-columns-repeated="9"/>
        </table:table-row>
        <table:table-row table:style-name="ro1">
          <table:table-cell office:value-type="string" calcext:value-type="string">
            <text:p>Rue Charyau</text:p>
          </table:table-cell>
          <table:table-cell table:number-columns-repeated="9"/>
        </table:table-row>
        <table:table-row table:style-name="ro1">
          <table:table-cell office:value-type="string" calcext:value-type="string">
            <text:p>Rue Chateaubriand</text:p>
          </table:table-cell>
          <table:table-cell table:number-columns-repeated="9"/>
        </table:table-row>
        <table:table-row table:style-name="ro1">
          <table:table-cell office:value-type="string" calcext:value-type="string">
            <text:p>Rue Chauvin</text:p>
          </table:table-cell>
          <table:table-cell table:number-columns-repeated="9"/>
        </table:table-row>
        <table:table-row table:style-name="ro1">
          <table:table-cell office:value-type="string" calcext:value-type="string">
            <text:p>Rue Chéneau</text:p>
          </table:table-cell>
          <table:table-cell table:number-columns-repeated="9"/>
        </table:table-row>
        <table:table-row table:style-name="ro1">
          <table:table-cell office:value-type="string" calcext:value-type="string">
            <text:p>Rue Chevalier Thiercelin</text:p>
          </table:table-cell>
          <table:table-cell table:number-columns-repeated="9"/>
        </table:table-row>
        <table:table-row table:style-name="ro1">
          <table:table-cell office:value-type="string" calcext:value-type="string">
            <text:p>Rue Chevert</text:p>
          </table:table-cell>
          <table:table-cell table:number-columns-repeated="9"/>
        </table:table-row>
        <table:table-row table:style-name="ro1">
          <table:table-cell office:value-type="string" calcext:value-type="string">
            <text:p>Rue Cheviré</text:p>
          </table:table-cell>
          <table:table-cell table:number-columns-repeated="9"/>
        </table:table-row>
        <table:table-row table:style-name="ro1">
          <table:table-cell office:value-type="string" calcext:value-type="string">
            <text:p>Rue Chevreul</text:p>
          </table:table-cell>
          <table:table-cell table:number-columns-repeated="9"/>
        </table:table-row>
        <table:table-row table:style-name="ro1">
          <table:table-cell office:value-type="string" calcext:value-type="string">
            <text:p>Rue Christian Pauc</text:p>
          </table:table-cell>
          <table:table-cell table:number-columns-repeated="9"/>
        </table:table-row>
        <table:table-row table:style-name="ro1">
          <table:table-cell office:value-type="string" calcext:value-type="string">
            <text:p>Rue Claude Bernard</text:p>
          </table:table-cell>
          <table:table-cell table:number-columns-repeated="9"/>
        </table:table-row>
        <table:table-row table:style-name="ro1">
          <table:table-cell office:value-type="string" calcext:value-type="string">
            <text:p>Rue Claude Debussy</text:p>
          </table:table-cell>
          <table:table-cell table:number-columns-repeated="9"/>
        </table:table-row>
        <table:table-row table:style-name="ro1">
          <table:table-cell office:value-type="string" calcext:value-type="string">
            <text:p>Rue Claude et Simone Millot</text:p>
          </table:table-cell>
          <table:table-cell table:number-columns-repeated="9"/>
        </table:table-row>
        <table:table-row table:style-name="ro1">
          <table:table-cell office:value-type="string" calcext:value-type="string">
            <text:p>Rue Claude Guillon Verne</text:p>
          </table:table-cell>
          <table:table-cell table:number-columns-repeated="9"/>
        </table:table-row>
        <table:table-row table:style-name="ro1">
          <table:table-cell office:value-type="string" calcext:value-type="string">
            <text:p>Rue Claude Lorrain</text:p>
          </table:table-cell>
          <table:table-cell table:number-columns-repeated="9"/>
        </table:table-row>
        <table:table-row table:style-name="ro1">
          <table:table-cell office:value-type="string" calcext:value-type="string">
            <text:p>Rue Claude Monet</text:p>
          </table:table-cell>
          <table:table-cell table:number-columns-repeated="9"/>
        </table:table-row>
        <table:table-row table:style-name="ro1">
          <table:table-cell office:value-type="string" calcext:value-type="string">
            <text:p>Rue Clémence Roy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Marot</text:p>
          </table:table-cell>
          <table:table-cell table:number-columns-repeated="9"/>
        </table:table-row>
        <table:table-row table:style-name="ro1">
          <table:table-cell office:value-type="string" calcext:value-type="string">
            <text:p>Rue Clio</text:p>
          </table:table-cell>
          <table:table-cell table:number-columns-repeated="9"/>
        </table:table-row>
        <table:table-row table:style-name="ro1">
          <table:table-cell office:value-type="string" calcext:value-type="string">
            <text:p>Rue Cochard Polenne</text:p>
          </table:table-cell>
          <table:table-cell table:number-columns-repeated="9"/>
        </table:table-row>
        <table:table-row table:style-name="ro1">
          <table:table-cell office:value-type="string" calcext:value-type="string">
            <text:p>Rue Colbert</text:p>
          </table:table-cell>
          <table:table-cell table:number-columns-repeated="9"/>
        </table:table-row>
        <table:table-row table:style-name="ro1">
          <table:table-cell office:value-type="string" calcext:value-type="string">
            <text:p>Rue Colette</text:p>
          </table:table-cell>
          <table:table-cell table:number-columns-repeated="9"/>
        </table:table-row>
        <table:table-row table:style-name="ro1">
          <table:table-cell office:value-type="string" calcext:value-type="string">
            <text:p>Rue Colette Audry</text:p>
          </table:table-cell>
          <table:table-cell table:number-columns-repeated="9"/>
        </table:table-row>
        <table:table-row table:style-name="ro1">
          <table:table-cell office:value-type="string" calcext:value-type="string">
            <text:p>Rue Colette Magny</text:p>
          </table:table-cell>
          <table:table-cell table:number-columns-repeated="9"/>
        </table:table-row>
        <table:table-row table:style-name="ro1">
          <table:table-cell office:value-type="string" calcext:value-type="string">
            <text:p>Rue Colombel</text:p>
          </table:table-cell>
          <table:table-cell table:number-columns-repeated="9"/>
        </table:table-row>
        <table:table-row table:style-name="ro1">
          <table:table-cell office:value-type="string" calcext:value-type="string">
            <text:p>Rue Colonel Boutin</text:p>
          </table:table-cell>
          <table:table-cell table:number-columns-repeated="9"/>
        </table:table-row>
        <table:table-row table:style-name="ro1">
          <table:table-cell office:value-type="string" calcext:value-type="string">
            <text:p>Rue Colonel Desgrées du Lou</text:p>
          </table:table-cell>
          <table:table-cell table:number-columns-repeated="9"/>
        </table:table-row>
        <table:table-row table:style-name="ro1">
          <table:table-cell office:value-type="string" calcext:value-type="string">
            <text:p>Rue Columelle</text:p>
          </table:table-cell>
          <table:table-cell table:number-columns-repeated="9"/>
        </table:table-row>
        <table:table-row table:style-name="ro1">
          <table:table-cell office:value-type="string" calcext:value-type="string">
            <text:p>Rue Commandant Boulay</text:p>
          </table:table-cell>
          <table:table-cell table:number-columns-repeated="9"/>
        </table:table-row>
        <table:table-row table:style-name="ro1">
          <table:table-cell office:value-type="string" calcext:value-type="string">
            <text:p>Rue Commandant Henri Viot</text:p>
          </table:table-cell>
          <table:table-cell table:number-columns-repeated="9"/>
        </table:table-row>
        <table:table-row table:style-name="ro1">
          <table:table-cell office:value-type="string" calcext:value-type="string">
            <text:p>Rue Commandant Jean Mahé</text:p>
          </table:table-cell>
          <table:table-cell table:number-columns-repeated="9"/>
        </table:table-row>
        <table:table-row table:style-name="ro1">
          <table:table-cell office:value-type="string" calcext:value-type="string">
            <text:p>Rue Commandant Noury</text:p>
          </table:table-cell>
          <table:table-cell table:number-columns-repeated="9"/>
        </table:table-row>
        <table:table-row table:style-name="ro1">
          <table:table-cell office:value-type="string" calcext:value-type="string">
            <text:p>Rue Commandant Rivière</text:p>
          </table:table-cell>
          <table:table-cell table:number-columns-repeated="9"/>
        </table:table-row>
        <table:table-row table:style-name="ro1">
          <table:table-cell office:value-type="string" calcext:value-type="string">
            <text:p>Rue Conan Mériadec</text:p>
          </table:table-cell>
          <table:table-cell table:number-columns-repeated="9"/>
        </table:table-row>
        <table:table-row table:style-name="ro1">
          <table:table-cell office:value-type="string" calcext:value-type="string">
            <text:p>Rue Condorcet</text:p>
          </table:table-cell>
          <table:table-cell table:number-columns-repeated="9"/>
        </table:table-row>
        <table:table-row table:style-name="ro1">
          <table:table-cell office:value-type="string" calcext:value-type="string">
            <text:p>Rue Contrescarpe</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quebert de Neuville</text:p>
          </table:table-cell>
          <table:table-cell table:number-columns-repeated="9"/>
        </table:table-row>
        <table:table-row table:style-name="ro1">
          <table:table-cell office:value-type="string" calcext:value-type="string">
            <text:p>Rue Corentin Bourveau</text:p>
          </table:table-cell>
          <table:table-cell table:number-columns-repeated="9"/>
        </table:table-row>
        <table:table-row table:style-name="ro1">
          <table:table-cell office:value-type="string" calcext:value-type="string">
            <text:p>Rue Corneille</text:p>
          </table:table-cell>
          <table:table-cell table:number-columns-repeated="9"/>
        </table:table-row>
        <table:table-row table:style-name="ro1">
          <table:table-cell office:value-type="string" calcext:value-type="string">
            <text:p>Rue Costes et Le Brix</text:p>
          </table:table-cell>
          <table:table-cell table:number-columns-repeated="9"/>
        </table:table-row>
        <table:table-row table:style-name="ro1">
          <table:table-cell office:value-type="string" calcext:value-type="string">
            <text:p>Rue Coustard</text:p>
          </table:table-cell>
          <table:table-cell table:number-columns-repeated="9"/>
        </table:table-row>
        <table:table-row table:style-name="ro1">
          <table:table-cell office:value-type="string" calcext:value-type="string">
            <text:p>Rue Coustou</text:p>
          </table:table-cell>
          <table:table-cell table:number-columns-repeated="9"/>
        </table:table-row>
        <table:table-row table:style-name="ro1">
          <table:table-cell office:value-type="string" calcext:value-type="string">
            <text:p>Rue Crébillon</text:p>
          </table:table-cell>
          <table:table-cell table:number-columns-repeated="9"/>
        </table:table-row>
        <table:table-row table:style-name="ro1">
          <table:table-cell office:value-type="string" calcext:value-type="string">
            <text:p>Rue Crucy</text:p>
          </table:table-cell>
          <table:table-cell table:number-columns-repeated="9"/>
        </table:table-row>
        <table:table-row table:style-name="ro1">
          <table:table-cell office:value-type="string" calcext:value-type="string">
            <text:p>Rue Cuvier</text:p>
          </table:table-cell>
          <table:table-cell table:number-columns-repeated="9"/>
        </table:table-row>
        <table:table-row table:style-name="ro1">
          <table:table-cell office:value-type="string" calcext:value-type="string">
            <text:p>Rue d'Aguesseau</text:p>
          </table:table-cell>
          <table:table-cell table:number-columns-repeated="9"/>
        </table:table-row>
        <table:table-row table:style-name="ro1">
          <table:table-cell office:value-type="string" calcext:value-type="string">
            <text:p>Rue d'Alger</text:p>
          </table:table-cell>
          <table:table-cell table:number-columns-repeated="9"/>
        </table:table-row>
        <table:table-row table:style-name="ro1">
          <table:table-cell office:value-type="string" calcext:value-type="string">
            <text:p>Rue d'Allemagne</text:p>
          </table:table-cell>
          <table:table-cell table:number-columns-repeated="9"/>
        </table:table-row>
        <table:table-row table:style-name="ro1">
          <table:table-cell office:value-type="string" calcext:value-type="string">
            <text:p>Rue d'Allonville</text:p>
          </table:table-cell>
          <table:table-cell table:number-columns-repeated="9"/>
        </table:table-row>
        <table:table-row table:style-name="ro1">
          <table:table-cell office:value-type="string" calcext:value-type="string">
            <text:p>Rue d'Alsace</text:p>
          </table:table-cell>
          <table:table-cell table:number-columns-repeated="9"/>
        </table:table-row>
        <table:table-row table:style-name="ro1">
          <table:table-cell office:value-type="string" calcext:value-type="string">
            <text:p>Rue d'Ancin</text:p>
          </table:table-cell>
          <table:table-cell table:number-columns-repeated="9"/>
        </table:table-row>
        <table:table-row table:style-name="ro1">
          <table:table-cell office:value-type="string" calcext:value-type="string">
            <text:p>Rue d'Angleterre</text:p>
          </table:table-cell>
          <table:table-cell table:number-columns-repeated="9"/>
        </table:table-row>
        <table:table-row table:style-name="ro1">
          <table:table-cell office:value-type="string" calcext:value-type="string">
            <text:p>Rue d'Angoumois</text:p>
          </table:table-cell>
          <table:table-cell table:number-columns-repeated="9"/>
        </table:table-row>
        <table:table-row table:style-name="ro1">
          <table:table-cell office:value-type="string" calcext:value-type="string">
            <text:p>Rue d'Anjou</text:p>
          </table:table-cell>
          <table:table-cell table:number-columns-repeated="9"/>
        </table:table-row>
        <table:table-row table:style-name="ro1">
          <table:table-cell office:value-type="string" calcext:value-type="string">
            <text:p>Rue d'Argentré</text:p>
          </table:table-cell>
          <table:table-cell table:number-columns-repeated="9"/>
        </table:table-row>
        <table:table-row table:style-name="ro1">
          <table:table-cell office:value-type="string" calcext:value-type="string">
            <text:p>Rue d'Arsonval</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thènes</text:p>
          </table:table-cell>
          <table:table-cell table:number-columns-repeated="9"/>
        </table:table-row>
        <table:table-row table:style-name="ro1">
          <table:table-cell office:value-type="string" calcext:value-type="string">
            <text:p>Rue d'Audierne</text:p>
          </table:table-cell>
          <table:table-cell table:number-columns-repeated="9"/>
        </table:table-row>
        <table:table-row table:style-name="ro1">
          <table:table-cell office:value-type="string" calcext:value-type="string">
            <text:p>Rue d'Aunis</text:p>
          </table:table-cell>
          <table:table-cell table:number-columns-repeated="9"/>
        </table:table-row>
        <table:table-row table:style-name="ro1">
          <table:table-cell office:value-type="string" calcext:value-type="string">
            <text:p>Rue d'Aurelle de Paladines</text:p>
          </table:table-cell>
          <table:table-cell table:number-columns-repeated="9"/>
        </table:table-row>
        <table:table-row table:style-name="ro1">
          <table:table-cell office:value-type="string" calcext:value-type="string">
            <text:p>Rue d'Autan</text:p>
          </table:table-cell>
          <table:table-cell table:number-columns-repeated="9"/>
        </table:table-row>
        <table:table-row table:style-name="ro1">
          <table:table-cell office:value-type="string" calcext:value-type="string">
            <text:p>Rue d'Autriche</text:p>
          </table:table-cell>
          <table:table-cell table:number-columns-repeated="9"/>
        </table:table-row>
        <table:table-row table:style-name="ro1">
          <table:table-cell office:value-type="string" calcext:value-type="string">
            <text:p>Rue d'Auvours</text:p>
          </table:table-cell>
          <table:table-cell table:number-columns-repeated="9"/>
        </table:table-row>
        <table:table-row table:style-name="ro1">
          <table:table-cell office:value-type="string" calcext:value-type="string">
            <text:p>Rue d'Ecosse</text:p>
          </table:table-cell>
          <table:table-cell table:number-columns-repeated="9"/>
        </table:table-row>
        <table:table-row table:style-name="ro1">
          <table:table-cell office:value-type="string" calcext:value-type="string">
            <text:p>Rue d'El Alamein</text:p>
          </table:table-cell>
          <table:table-cell table:number-columns-repeated="9"/>
        </table:table-row>
        <table:table-row table:style-name="ro1">
          <table:table-cell office:value-type="string" calcext:value-type="string">
            <text:p>Rue d'Enfer</text:p>
          </table:table-cell>
          <table:table-cell table:number-columns-repeated="9"/>
        </table:table-row>
        <table:table-row table:style-name="ro1">
          <table:table-cell office:value-type="string" calcext:value-type="string">
            <text:p>Rue d'Epinal</text:p>
          </table:table-cell>
          <table:table-cell table:number-columns-repeated="9"/>
        </table:table-row>
        <table:table-row table:style-name="ro1">
          <table:table-cell office:value-type="string" calcext:value-type="string">
            <text:p>Rue d'Erlon</text:p>
          </table:table-cell>
          <table:table-cell table:number-columns-repeated="9"/>
        </table:table-row>
        <table:table-row table:style-name="ro1">
          <table:table-cell office:value-type="string" calcext:value-type="string">
            <text:p>Rue d'Erquy</text:p>
          </table:table-cell>
          <table:table-cell table:number-columns-repeated="9"/>
        </table:table-row>
        <table:table-row table:style-name="ro1">
          <table:table-cell office:value-type="string" calcext:value-type="string">
            <text:p>Rue d'Espagne</text:p>
          </table:table-cell>
          <table:table-cell table:number-columns-repeated="9"/>
        </table:table-row>
        <table:table-row table:style-name="ro1">
          <table:table-cell office:value-type="string" calcext:value-type="string">
            <text:p>Rue d'Hasparren</text:p>
          </table:table-cell>
          <table:table-cell table:number-columns-repeated="9"/>
        </table:table-row>
        <table:table-row table:style-name="ro1">
          <table:table-cell office:value-type="string" calcext:value-type="string">
            <text:p>Rue d'Havelooze</text:p>
          </table:table-cell>
          <table:table-cell table:number-columns-repeated="9"/>
        </table:table-row>
        <table:table-row table:style-name="ro1">
          <table:table-cell office:value-type="string" calcext:value-type="string">
            <text:p>Rue d'Helvétie</text:p>
          </table:table-cell>
          <table:table-cell table:number-columns-repeated="9"/>
        </table:table-row>
        <table:table-row table:style-name="ro1">
          <table:table-cell office:value-type="string" calcext:value-type="string">
            <text:p>Rue d'Hendaye</text:p>
          </table:table-cell>
          <table:table-cell table:number-columns-repeated="9"/>
        </table:table-row>
        <table:table-row table:style-name="ro1">
          <table:table-cell office:value-type="string" calcext:value-type="string">
            <text:p>Rue d'Houat</text:p>
          </table:table-cell>
          <table:table-cell table:number-columns-repeated="9"/>
        </table:table-row>
        <table:table-row table:style-name="ro1">
          <table:table-cell office:value-type="string" calcext:value-type="string">
            <text:p>Rue d'Iéna</text:p>
          </table:table-cell>
          <table:table-cell table:number-columns-repeated="9"/>
        </table:table-row>
        <table:table-row table:style-name="ro1">
          <table:table-cell office:value-type="string" calcext:value-type="string">
            <text:p>Rue d'Irlande</text:p>
          </table:table-cell>
          <table:table-cell table:number-columns-repeated="9"/>
        </table:table-row>
        <table:table-row table:style-name="ro1">
          <table:table-cell office:value-type="string" calcext:value-type="string">
            <text:p>Rue d'Iroise</text:p>
          </table:table-cell>
          <table:table-cell table:number-columns-repeated="9"/>
        </table:table-row>
        <table:table-row table:style-name="ro1">
          <table:table-cell office:value-type="string" calcext:value-type="string">
            <text:p>Rue d'Italie</text:p>
          </table:table-cell>
          <table:table-cell table:number-columns-repeated="9"/>
        </table:table-row>
        <table:table-row table:style-name="ro1">
          <table:table-cell office:value-type="string" calcext:value-type="string">
            <text:p>Rue d'Orléans</text:p>
          </table:table-cell>
          <table:table-cell table:number-columns-repeated="9"/>
        </table:table-row>
        <table:table-row table:style-name="ro1">
          <table:table-cell office:value-type="string" calcext:value-type="string">
            <text:p>Rue d'Ottawa</text:p>
          </table:table-cell>
          <table:table-cell table:number-columns-repeated="9"/>
        </table:table-row>
        <table:table-row table:style-name="ro1">
          <table:table-cell office:value-type="string" calcext:value-type="string">
            <text:p>Rue Damremont</text:p>
          </table:table-cell>
          <table:table-cell table:number-columns-repeated="9"/>
        </table:table-row>
        <table:table-row table:style-name="ro1">
          <table:table-cell office:value-type="string" calcext:value-type="string">
            <text:p>Rue Danton</text:p>
          </table:table-cell>
          <table:table-cell table:number-columns-repeated="9"/>
        </table:table-row>
        <table:table-row table:style-name="ro1">
          <table:table-cell office:value-type="string" calcext:value-type="string">
            <text:p>Rue Daubenton</text:p>
          </table:table-cell>
          <table:table-cell table:number-columns-repeated="9"/>
        </table:table-row>
        <table:table-row table:style-name="ro1">
          <table:table-cell office:value-type="string" calcext:value-type="string">
            <text:p>Rue de Baccarat</text:p>
          </table:table-cell>
          <table:table-cell table:number-columns-repeated="9"/>
        </table:table-row>
        <table:table-row table:style-name="ro1">
          <table:table-cell office:value-type="string" calcext:value-type="string">
            <text:p>Rue de Barbin</text:p>
          </table:table-cell>
          <table:table-cell table:number-columns-repeated="9"/>
        </table:table-row>
        <table:table-row table:style-name="ro1">
          <table:table-cell office:value-type="string" calcext:value-type="string">
            <text:p>Rue de Barbotte</text:p>
          </table:table-cell>
          <table:table-cell table:number-columns-repeated="9"/>
        </table:table-row>
        <table:table-row table:style-name="ro1">
          <table:table-cell office:value-type="string" calcext:value-type="string">
            <text:p>Rue de Basse-Houche</text:p>
          </table:table-cell>
          <table:table-cell table:number-columns-repeated="9"/>
        </table:table-row>
        <table:table-row table:style-name="ro1">
          <table:table-cell office:value-type="string" calcext:value-type="string">
            <text:p>Rue de Bel Air</text:p>
          </table:table-cell>
          <table:table-cell table:number-columns-repeated="9"/>
        </table:table-row>
        <table:table-row table:style-name="ro1">
          <table:table-cell office:value-type="string" calcext:value-type="string">
            <text:p>Rue de Bélanton</text:p>
          </table:table-cell>
          <table:table-cell table:number-columns-repeated="9"/>
        </table:table-row>
        <table:table-row table:style-name="ro1">
          <table:table-cell office:value-type="string" calcext:value-type="string">
            <text:p>Rue de Belfort</text:p>
          </table:table-cell>
          <table:table-cell table:number-columns-repeated="9"/>
        </table:table-row>
        <table:table-row table:style-name="ro1">
          <table:table-cell office:value-type="string" calcext:value-type="string">
            <text:p>Rue de Belleville</text:p>
          </table:table-cell>
          <table:table-cell table:number-columns-repeated="9"/>
        </table:table-row>
        <table:table-row table:style-name="ro1">
          <table:table-cell office:value-type="string" calcext:value-type="string">
            <text:p>Rue de Bellevue</text:p>
          </table:table-cell>
          <table:table-cell table:number-columns-repeated="9"/>
        </table:table-row>
        <table:table-row table:style-name="ro1">
          <table:table-cell office:value-type="string" calcext:value-type="string">
            <text:p>Rue de Belsunce</text:p>
          </table:table-cell>
          <table:table-cell table:number-columns-repeated="9"/>
        </table:table-row>
        <table:table-row table:style-name="ro1">
          <table:table-cell office:value-type="string" calcext:value-type="string">
            <text:p>Rue de Biarritz</text:p>
          </table:table-cell>
          <table:table-cell table:number-columns-repeated="9"/>
        </table:table-row>
        <table:table-row table:style-name="ro1">
          <table:table-cell office:value-type="string" calcext:value-type="string">
            <text:p>Rue de Bitche</text:p>
          </table:table-cell>
          <table:table-cell table:number-columns-repeated="9"/>
        </table:table-row>
        <table:table-row table:style-name="ro1">
          <table:table-cell office:value-type="string" calcext:value-type="string">
            <text:p>Rue de Blois</text:p>
          </table:table-cell>
          <table:table-cell table:number-columns-repeated="9"/>
        </table:table-row>
        <table:table-row table:style-name="ro1">
          <table:table-cell office:value-type="string" calcext:value-type="string">
            <text:p>Rue de Bolivie</text:p>
          </table:table-cell>
          <table:table-cell table:number-columns-repeated="9"/>
        </table:table-row>
        <table:table-row table:style-name="ro1">
          <table:table-cell office:value-type="string" calcext:value-type="string">
            <text:p>Rue de Bouillé</text:p>
          </table:table-cell>
          <table:table-cell table:number-columns-repeated="9"/>
        </table:table-row>
        <table:table-row table:style-name="ro1">
          <table:table-cell office:value-type="string" calcext:value-type="string">
            <text:p>Rue de Bréa</text:p>
          </table:table-cell>
          <table:table-cell table:number-columns-repeated="9"/>
        </table:table-row>
        <table:table-row table:style-name="ro1">
          <table:table-cell office:value-type="string" calcext:value-type="string">
            <text:p>Rue de Brest</text:p>
          </table:table-cell>
          <table:table-cell table:number-columns-repeated="9"/>
        </table:table-row>
        <table:table-row table:style-name="ro1">
          <table:table-cell office:value-type="string" calcext:value-type="string">
            <text:p>Rue de Briord</text:p>
          </table:table-cell>
          <table:table-cell table:number-columns-repeated="9"/>
        </table:table-row>
        <table:table-row table:style-name="ro1">
          <table:table-cell office:value-type="string" calcext:value-type="string">
            <text:p>Rue de Brosses</text:p>
          </table:table-cell>
          <table:table-cell table:number-columns-repeated="9"/>
        </table:table-row>
        <table:table-row table:style-name="ro1">
          <table:table-cell office:value-type="string" calcext:value-type="string">
            <text:p>Rue de Bruxelles</text:p>
          </table:table-cell>
          <table:table-cell table:number-columns-repeated="9"/>
        </table:table-row>
        <table:table-row table:style-name="ro1">
          <table:table-cell office:value-type="string" calcext:value-type="string">
            <text:p>Rue de Budapest</text:p>
          </table:table-cell>
          <table:table-cell table:number-columns-repeated="9"/>
        </table:table-row>
        <table:table-row table:style-name="ro1">
          <table:table-cell office:value-type="string" calcext:value-type="string">
            <text:p>Rue de Carcouet</text:p>
          </table:table-cell>
          <table:table-cell table:number-columns-repeated="9"/>
        </table:table-row>
        <table:table-row table:style-name="ro1">
          <table:table-cell office:value-type="string" calcext:value-type="string">
            <text:p>Rue de Chambellan</text:p>
          </table:table-cell>
          <table:table-cell table:number-columns-repeated="9"/>
        </table:table-row>
        <table:table-row table:style-name="ro1">
          <table:table-cell office:value-type="string" calcext:value-type="string">
            <text:p>Rue de Châteaulin</text:p>
          </table:table-cell>
          <table:table-cell table:number-columns-repeated="9"/>
        </table:table-row>
        <table:table-row table:style-name="ro1">
          <table:table-cell office:value-type="string" calcext:value-type="string">
            <text:p>Rue de Chypre</text:p>
          </table:table-cell>
          <table:table-cell table:number-columns-repeated="9"/>
        </table:table-row>
        <table:table-row table:style-name="ro1">
          <table:table-cell office:value-type="string" calcext:value-type="string">
            <text:p>Rue de Clermont</text:p>
          </table:table-cell>
          <table:table-cell table:number-columns-repeated="9"/>
        </table:table-row>
        <table:table-row table:style-name="ro1">
          <table:table-cell office:value-type="string" calcext:value-type="string">
            <text:p>Rue de Cochabamba</text:p>
          </table:table-cell>
          <table:table-cell table:number-columns-repeated="9"/>
        </table:table-row>
        <table:table-row table:style-name="ro1">
          <table:table-cell office:value-type="string" calcext:value-type="string">
            <text:p>Rue de Coetquelfen</text:p>
          </table:table-cell>
          <table:table-cell table:number-columns-repeated="9"/>
        </table:table-row>
        <table:table-row table:style-name="ro1">
          <table:table-cell office:value-type="string" calcext:value-type="string">
            <text:p>Rue de Colmar</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stantine</text:p>
          </table:table-cell>
          <table:table-cell table:number-columns-repeated="9"/>
        </table:table-row>
        <table:table-row table:style-name="ro1">
          <table:table-cell office:value-type="string" calcext:value-type="string">
            <text:p>Rue de Cornulier</text:p>
          </table:table-cell>
          <table:table-cell table:number-columns-repeated="9"/>
        </table:table-row>
        <table:table-row table:style-name="ro1">
          <table:table-cell office:value-type="string" calcext:value-type="string">
            <text:p>Rue de Corse</text:p>
          </table:table-cell>
          <table:table-cell table:number-columns-repeated="9"/>
        </table:table-row>
        <table:table-row table:style-name="ro1">
          <table:table-cell office:value-type="string" calcext:value-type="string">
            <text:p>Rue de Coulmiers</text:p>
          </table:table-cell>
          <table:table-cell table:number-columns-repeated="9"/>
        </table:table-row>
        <table:table-row table:style-name="ro1">
          <table:table-cell office:value-type="string" calcext:value-type="string">
            <text:p>Rue de Coulonge</text:p>
          </table:table-cell>
          <table:table-cell table:number-columns-repeated="9"/>
        </table:table-row>
        <table:table-row table:style-name="ro1">
          <table:table-cell office:value-type="string" calcext:value-type="string">
            <text:p>Rue de Courson</text:p>
          </table:table-cell>
          <table:table-cell table:number-columns-repeated="9"/>
        </table:table-row>
        <table:table-row table:style-name="ro1">
          <table:table-cell office:value-type="string" calcext:value-type="string">
            <text:p>Rue de Courville</text:p>
          </table:table-cell>
          <table:table-cell table:number-columns-repeated="9"/>
        </table:table-row>
        <table:table-row table:style-name="ro1">
          <table:table-cell office:value-type="string" calcext:value-type="string">
            <text:p>Rue de Crozon</text:p>
          </table:table-cell>
          <table:table-cell table:number-columns-repeated="9"/>
        </table:table-row>
        <table:table-row table:style-name="ro1">
          <table:table-cell office:value-type="string" calcext:value-type="string">
            <text:p>Rue de Douarnenez</text:p>
          </table:table-cell>
          <table:table-cell table:number-columns-repeated="9"/>
        </table:table-row>
        <table:table-row table:style-name="ro1">
          <table:table-cell office:value-type="string" calcext:value-type="string">
            <text:p>Rue de Feltre</text:p>
          </table:table-cell>
          <table:table-cell table:number-columns-repeated="9"/>
        </table:table-row>
        <table:table-row table:style-name="ro1">
          <table:table-cell office:value-type="string" calcext:value-type="string">
            <text:p>Rue de Finlande</text:p>
          </table:table-cell>
          <table:table-cell table:number-columns-repeated="9"/>
        </table:table-row>
        <table:table-row table:style-name="ro1">
          <table:table-cell office:value-type="string" calcext:value-type="string">
            <text:p>Rue de Fleurus</text:p>
          </table:table-cell>
          <table:table-cell table:number-columns-repeated="9"/>
        </table:table-row>
        <table:table-row table:style-name="ro1">
          <table:table-cell office:value-type="string" calcext:value-type="string">
            <text:p>Rue de Floride</text:p>
          </table:table-cell>
          <table:table-cell table:number-columns-repeated="9"/>
        </table:table-row>
        <table:table-row table:style-name="ro1">
          <table:table-cell office:value-type="string" calcext:value-type="string">
            <text:p>Rue de Frasnoy</text:p>
          </table:table-cell>
          <table:table-cell table:number-columns-repeated="9"/>
        </table:table-row>
        <table:table-row table:style-name="ro1">
          <table:table-cell office:value-type="string" calcext:value-type="string">
            <text:p>Rue de Friédland</text:p>
          </table:table-cell>
          <table:table-cell table:number-columns-repeated="9"/>
        </table:table-row>
        <table:table-row table:style-name="ro1">
          <table:table-cell office:value-type="string" calcext:value-type="string">
            <text:p>Rue de Genève</text:p>
          </table:table-cell>
          <table:table-cell table:number-columns-repeated="9"/>
        </table:table-row>
        <table:table-row table:style-name="ro1">
          <table:table-cell office:value-type="string" calcext:value-type="string">
            <text:p>Rue de Gesvres</text:p>
          </table:table-cell>
          <table:table-cell table:number-columns-repeated="9"/>
        </table:table-row>
        <table:table-row table:style-name="ro1">
          <table:table-cell office:value-type="string" calcext:value-type="string">
            <text:p>Rue de Gigant</text:p>
          </table:table-cell>
          <table:table-cell table:number-columns-repeated="9"/>
        </table:table-row>
        <table:table-row table:style-name="ro1">
          <table:table-cell office:value-type="string" calcext:value-type="string">
            <text:p>Rue de Gorges</text:p>
          </table:table-cell>
          <table:table-cell table:number-columns-repeated="9"/>
        </table:table-row>
        <table:table-row table:style-name="ro1">
          <table:table-cell office:value-type="string" calcext:value-type="string">
            <text:p>Rue de Goulphar</text:p>
          </table:table-cell>
          <table:table-cell table:number-columns-repeated="9"/>
        </table:table-row>
        <table:table-row table:style-name="ro1">
          <table:table-cell office:value-type="string" calcext:value-type="string">
            <text:p>Rue de Gourmalon</text:p>
          </table:table-cell>
          <table:table-cell table:number-columns-repeated="9"/>
        </table:table-row>
        <table:table-row table:style-name="ro1">
          <table:table-cell office:value-type="string" calcext:value-type="string">
            <text:p>Rue de Grillaud</text:p>
          </table:table-cell>
          <table:table-cell table:number-columns-repeated="9"/>
        </table:table-row>
        <table:table-row table:style-name="ro1">
          <table:table-cell office:value-type="string" calcext:value-type="string">
            <text:p>Rue de Guérande</text:p>
          </table:table-cell>
          <table:table-cell table:number-columns-repeated="9"/>
        </table:table-row>
        <table:table-row table:style-name="ro1">
          <table:table-cell office:value-type="string" calcext:value-type="string">
            <text:p>Rue de Hamilton</text:p>
          </table:table-cell>
          <table:table-cell table:number-columns-repeated="9"/>
        </table:table-row>
        <table:table-row table:style-name="ro1">
          <table:table-cell office:value-type="string" calcext:value-type="string">
            <text:p>Rue de Hercé</text:p>
          </table:table-cell>
          <table:table-cell table:number-columns-repeated="9"/>
        </table:table-row>
        <table:table-row table:style-name="ro1">
          <table:table-cell office:value-type="string" calcext:value-type="string">
            <text:p>Rue de Hongrie</text:p>
          </table:table-cell>
          <table:table-cell table:number-columns-repeated="9"/>
        </table:table-row>
        <table:table-row table:style-name="ro1">
          <table:table-cell office:value-type="string" calcext:value-type="string">
            <text:p>Rue de Jemmapes</text:p>
          </table:table-cell>
          <table:table-cell table:number-columns-repeated="9"/>
        </table:table-row>
        <table:table-row table:style-name="ro1">
          <table:table-cell office:value-type="string" calcext:value-type="string">
            <text:p>Rue de Joigny</text:p>
          </table:table-cell>
          <table:table-cell table:number-columns-repeated="9"/>
        </table:table-row>
        <table:table-row table:style-name="ro1">
          <table:table-cell office:value-type="string" calcext:value-type="string">
            <text:p>Rue de Jussieu</text:p>
          </table:table-cell>
          <table:table-cell table:number-columns-repeated="9"/>
        </table:table-row>
        <table:table-row table:style-name="ro1">
          <table:table-cell office:value-type="string" calcext:value-type="string">
            <text:p>Rue de Kéren</text:p>
          </table:table-cell>
          <table:table-cell table:number-columns-repeated="9"/>
        </table:table-row>
        <table:table-row table:style-name="ro1">
          <table:table-cell office:value-type="string" calcext:value-type="string">
            <text:p>Rue de Kerlédé</text:p>
          </table:table-cell>
          <table:table-cell table:number-columns-repeated="9"/>
        </table:table-row>
        <table:table-row table:style-name="ro1">
          <table:table-cell office:value-type="string" calcext:value-type="string">
            <text:p>Rue de Koufra</text:p>
          </table:table-cell>
          <table:table-cell table:number-columns-repeated="9"/>
        </table:table-row>
        <table:table-row table:style-name="ro1">
          <table:table-cell office:value-type="string" calcext:value-type="string">
            <text:p>Rue de l'Abbaye</text:p>
          </table:table-cell>
          <table:table-cell table:number-columns-repeated="9"/>
        </table:table-row>
        <table:table-row table:style-name="ro1">
          <table:table-cell office:value-type="string" calcext:value-type="string">
            <text:p>Rue de l'Abreuvoir</text:p>
          </table:table-cell>
          <table:table-cell table:number-columns-repeated="9"/>
        </table:table-row>
        <table:table-row table:style-name="ro1">
          <table:table-cell office:value-type="string" calcext:value-type="string">
            <text:p>Rue de l'Adour</text:p>
          </table:table-cell>
          <table:table-cell table:number-columns-repeated="9"/>
        </table:table-row>
        <table:table-row table:style-name="ro1">
          <table:table-cell office:value-type="string" calcext:value-type="string">
            <text:p>Rue de l'Adriatique</text:p>
          </table:table-cell>
          <table:table-cell table:number-columns-repeated="9"/>
        </table:table-row>
        <table:table-row table:style-name="ro1">
          <table:table-cell office:value-type="string" calcext:value-type="string">
            <text:p>Rue de l'Allier</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mazonie</text:p>
          </table:table-cell>
          <table:table-cell table:number-columns-repeated="9"/>
        </table:table-row>
        <table:table-row table:style-name="ro1">
          <table:table-cell office:value-type="string" calcext:value-type="string">
            <text:p>Rue de l'Ancienne Monnaie</text:p>
          </table:table-cell>
          <table:table-cell table:number-columns-repeated="9"/>
        </table:table-row>
        <table:table-row table:style-name="ro1">
          <table:table-cell office:value-type="string" calcext:value-type="string">
            <text:p>Rue de l'Angélique des Estuaires</text:p>
          </table:table-cell>
          <table:table-cell table:number-columns-repeated="9"/>
        </table:table-row>
        <table:table-row table:style-name="ro1">
          <table:table-cell office:value-type="string" calcext:value-type="string">
            <text:p>Rue de l'Arche Sèche</text:p>
          </table:table-cell>
          <table:table-cell table:number-columns-repeated="9"/>
        </table:table-row>
        <table:table-row table:style-name="ro1">
          <table:table-cell office:value-type="string" calcext:value-type="string">
            <text:p>Rue de l'Ariège</text:p>
          </table:table-cell>
          <table:table-cell table:number-columns-repeated="9"/>
        </table:table-row>
        <table:table-row table:style-name="ro1">
          <table:table-cell office:value-type="string" calcext:value-type="string">
            <text:p>Rue de l'Aulne</text:p>
          </table:table-cell>
          <table:table-cell table:number-columns-repeated="9"/>
        </table:table-row>
        <table:table-row table:style-name="ro1">
          <table:table-cell office:value-type="string" calcext:value-type="string">
            <text:p>Rue de l'Avenir</text:p>
          </table:table-cell>
          <table:table-cell table:number-columns-repeated="9"/>
        </table:table-row>
        <table:table-row table:style-name="ro1">
          <table:table-cell office:value-type="string" calcext:value-type="string">
            <text:p>Rue de l'Aveyron</text:p>
          </table:table-cell>
          <table:table-cell table:number-columns-repeated="9"/>
        </table:table-row>
        <table:table-row table:style-name="ro1">
          <table:table-cell office:value-type="string" calcext:value-type="string">
            <text:p>Rue de l'Echappée</text:p>
          </table:table-cell>
          <table:table-cell table:number-columns-repeated="9"/>
        </table:table-row>
        <table:table-row table:style-name="ro1">
          <table:table-cell office:value-type="string" calcext:value-type="string">
            <text:p>Rue de l'Echelle</text:p>
          </table:table-cell>
          <table:table-cell table:number-columns-repeated="9"/>
        </table:table-row>
        <table:table-row table:style-name="ro1">
          <table:table-cell office:value-type="string" calcext:value-type="string">
            <text:p>Rue de l'Ecusson</text:p>
          </table:table-cell>
          <table:table-cell table:number-columns-repeated="9"/>
        </table:table-row>
        <table:table-row table:style-name="ro1">
          <table:table-cell office:value-type="string" calcext:value-type="string">
            <text:p>Rue de l'Embarcadère</text:p>
          </table:table-cell>
          <table:table-cell table:number-columns-repeated="9"/>
        </table:table-row>
        <table:table-row table:style-name="ro1">
          <table:table-cell office:value-type="string" calcext:value-type="string">
            <text:p>Rue de l'Emery</text:p>
          </table:table-cell>
          <table:table-cell table:number-columns-repeated="9"/>
        </table:table-row>
        <table:table-row table:style-name="ro1">
          <table:table-cell office:value-type="string" calcext:value-type="string">
            <text:p>Rue de l'Emeu</text:p>
          </table:table-cell>
          <table:table-cell table:number-columns-repeated="9"/>
        </table:table-row>
        <table:table-row table:style-name="ro1">
          <table:table-cell office:value-type="string" calcext:value-type="string">
            <text:p>Rue de l'Enchanterie</text:p>
          </table:table-cell>
          <table:table-cell table:number-columns-repeated="9"/>
        </table:table-row>
        <table:table-row table:style-name="ro1">
          <table:table-cell office:value-type="string" calcext:value-type="string">
            <text:p>Rue de l'Enclume</text:p>
          </table:table-cell>
          <table:table-cell table:number-columns-repeated="9"/>
        </table:table-row>
        <table:table-row table:style-name="ro1">
          <table:table-cell office:value-type="string" calcext:value-type="string">
            <text:p>Rue de l'Epine</text:p>
          </table:table-cell>
          <table:table-cell table:number-columns-repeated="9"/>
        </table:table-row>
        <table:table-row table:style-name="ro1">
          <table:table-cell office:value-type="string" calcext:value-type="string">
            <text:p>Rue de l'Equateur</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spérance</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ier</text:p>
          </table:table-cell>
          <table:table-cell table:number-columns-repeated="9"/>
        </table:table-row>
        <table:table-row table:style-name="ro1">
          <table:table-cell office:value-type="string" calcext:value-type="string">
            <text:p>Rue de l'Europe</text:p>
          </table:table-cell>
          <table:table-cell table:number-columns-repeated="9"/>
        </table:table-row>
        <table:table-row table:style-name="ro1">
          <table:table-cell office:value-type="string" calcext:value-type="string">
            <text:p>Rue de l'Evêché</text:p>
          </table:table-cell>
          <table:table-cell table:number-columns-repeated="9"/>
        </table:table-row>
        <table:table-row table:style-name="ro1">
          <table:table-cell office:value-type="string" calcext:value-type="string">
            <text:p>Rue de l'Hérault</text:p>
          </table:table-cell>
          <table:table-cell table:number-columns-repeated="9"/>
        </table:table-row>
        <table:table-row table:style-name="ro1">
          <table:table-cell office:value-type="string" calcext:value-type="string">
            <text:p>Rue de l'Herminette</text:p>
          </table:table-cell>
          <table:table-cell table:number-columns-repeated="9"/>
        </table:table-row>
        <table:table-row table:style-name="ro1">
          <table:table-cell office:value-type="string" calcext:value-type="string">
            <text:p>Rue de l'Hermitage</text:p>
          </table:table-cell>
          <table:table-cell table:number-columns-repeated="9"/>
        </table:table-row>
        <table:table-row table:style-name="ro1">
          <table:table-cell office:value-type="string" calcext:value-type="string">
            <text:p>Rue de l'Héronnière</text:p>
          </table:table-cell>
          <table:table-cell table:number-columns-repeated="9"/>
        </table:table-row>
        <table:table-row table:style-name="ro1">
          <table:table-cell office:value-type="string" calcext:value-type="string">
            <text:p>Rue de l'Hippodrome</text:p>
          </table:table-cell>
          <table:table-cell table:number-columns-repeated="9"/>
        </table:table-row>
        <table:table-row table:style-name="ro1">
          <table:table-cell office:value-type="string" calcext:value-type="string">
            <text:p>Rue de l'Hôtel de Ville</text:p>
          </table:table-cell>
          <table:table-cell table:number-columns-repeated="9"/>
        </table:table-row>
        <table:table-row table:style-name="ro1">
          <table:table-cell office:value-type="string" calcext:value-type="string">
            <text:p>Rue de l'Houmaille</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Botty</text:p>
          </table:table-cell>
          <table:table-cell table:number-columns-repeated="9"/>
        </table:table-row>
        <table:table-row table:style-name="ro1">
          <table:table-cell office:value-type="string" calcext:value-type="string">
            <text:p>Rue de l'Ile d'Yeu</text:p>
          </table:table-cell>
          <table:table-cell table:number-columns-repeated="9"/>
        </table:table-row>
        <table:table-row table:style-name="ro1">
          <table:table-cell office:value-type="string" calcext:value-type="string">
            <text:p>Rue de l'Ile de Sein</text:p>
          </table:table-cell>
          <table:table-cell table:number-columns-repeated="9"/>
        </table:table-row>
        <table:table-row table:style-name="ro1">
          <table:table-cell office:value-type="string" calcext:value-type="string">
            <text:p>Rue de l'Ile Mabon</text:p>
          </table:table-cell>
          <table:table-cell table:number-columns-repeated="9"/>
        </table:table-row>
        <table:table-row table:style-name="ro1">
          <table:table-cell office:value-type="string" calcext:value-type="string">
            <text:p>Rue de l'Ile Pointiè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ustrie</text:p>
          </table:table-cell>
          <table:table-cell table:number-columns-repeated="9"/>
        </table:table-row>
        <table:table-row table:style-name="ro1">
          <table:table-cell office:value-type="string" calcext:value-type="string">
            <text:p>Rue de l'Isère</text:p>
          </table:table-cell>
          <table:table-cell table:number-columns-repeated="9"/>
        </table:table-row>
        <table:table-row table:style-name="ro1">
          <table:table-cell office:value-type="string" calcext:value-type="string">
            <text:p>Rue de l'Odet</text:p>
          </table:table-cell>
          <table:table-cell table:number-columns-repeated="9"/>
        </table:table-row>
        <table:table-row table:style-name="ro1">
          <table:table-cell office:value-type="string" calcext:value-type="string">
            <text:p>Rue de l'Olivraie</text:p>
          </table:table-cell>
          <table:table-cell table:number-columns-repeated="9"/>
        </table:table-row>
        <table:table-row table:style-name="ro1">
          <table:table-cell office:value-type="string" calcext:value-type="string">
            <text:p>Rue de l'Ouche Bignon</text:p>
          </table:table-cell>
          <table:table-cell table:number-columns-repeated="9"/>
        </table:table-row>
        <table:table-row table:style-name="ro1">
          <table:table-cell office:value-type="string" calcext:value-type="string">
            <text:p>Rue de l'Ouche Buron</text:p>
          </table:table-cell>
          <table:table-cell table:number-columns-repeated="9"/>
        </table:table-row>
        <table:table-row table:style-name="ro1">
          <table:table-cell office:value-type="string" calcext:value-type="string">
            <text:p>Rue de l'Ouche Cormier</text:p>
          </table:table-cell>
          <table:table-cell table:number-columns-repeated="9"/>
        </table:table-row>
        <table:table-row table:style-name="ro1">
          <table:table-cell office:value-type="string" calcext:value-type="string">
            <text:p>Rue de l'Ouchette</text:p>
          </table:table-cell>
          <table:table-cell table:number-columns-repeated="9"/>
        </table:table-row>
        <table:table-row table:style-name="ro1">
          <table:table-cell office:value-type="string" calcext:value-type="string">
            <text:p>Rue de l'Ouest</text:p>
          </table:table-cell>
          <table:table-cell table:number-columns-repeated="9"/>
        </table:table-row>
        <table:table-row table:style-name="ro1">
          <table:table-cell office:value-type="string" calcext:value-type="string">
            <text:p>Rue de l'Union</text:p>
          </table:table-cell>
          <table:table-cell table:number-columns-repeated="9"/>
        </table:table-row>
        <table:table-row table:style-name="ro1">
          <table:table-cell office:value-type="string" calcext:value-type="string">
            <text:p>Rue de la Baclerie</text:p>
          </table:table-cell>
          <table:table-cell table:number-columns-repeated="9"/>
        </table:table-row>
        <table:table-row table:style-name="ro1">
          <table:table-cell office:value-type="string" calcext:value-type="string">
            <text:p>Rue de la Baltique</text:p>
          </table:table-cell>
          <table:table-cell table:number-columns-repeated="9"/>
        </table:table-row>
        <table:table-row table:style-name="ro1">
          <table:table-cell office:value-type="string" calcext:value-type="string">
            <text:p>Rue de la Barbinais</text:p>
          </table:table-cell>
          <table:table-cell table:number-columns-repeated="9"/>
        </table:table-row>
        <table:table-row table:style-name="ro1">
          <table:table-cell office:value-type="string" calcext:value-type="string">
            <text:p>Rue de la Barillerie</text:p>
          </table:table-cell>
          <table:table-cell table:number-columns-repeated="9"/>
        </table:table-row>
        <table:table-row table:style-name="ro1">
          <table:table-cell office:value-type="string" calcext:value-type="string">
            <text:p>Rue de la Basiner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tille</text:p>
          </table:table-cell>
          <table:table-cell table:number-columns-repeated="9"/>
        </table:table-row>
        <table:table-row table:style-name="ro1">
          <table:table-cell office:value-type="string" calcext:value-type="string">
            <text:p>Rue de la Béraudière</text:p>
          </table:table-cell>
          <table:table-cell table:number-columns-repeated="9"/>
        </table:table-row>
        <table:table-row table:style-name="ro1">
          <table:table-cell office:value-type="string" calcext:value-type="string">
            <text:p>Rue de la Bertinière</text:p>
          </table:table-cell>
          <table:table-cell table:number-columns-repeated="9"/>
        </table:table-row>
        <table:table-row table:style-name="ro1">
          <table:table-cell office:value-type="string" calcext:value-type="string">
            <text:p>Rue de la Biscuiterie</text:p>
          </table:table-cell>
          <table:table-cell table:number-columns-repeated="9"/>
        </table:table-row>
        <table:table-row table:style-name="ro1">
          <table:table-cell office:value-type="string" calcext:value-type="string">
            <text:p>Rue de la Blanchetière</text:p>
          </table:table-cell>
          <table:table-cell table:number-columns-repeated="9"/>
        </table:table-row>
        <table:table-row table:style-name="ro1">
          <table:table-cell office:value-type="string" calcext:value-type="string">
            <text:p>Rue de la Bléterie</text:p>
          </table:table-cell>
          <table:table-cell table:number-columns-repeated="9"/>
        </table:table-row>
        <table:table-row table:style-name="ro1">
          <table:table-cell office:value-type="string" calcext:value-type="string">
            <text:p>Rue de la Boisselée</text:p>
          </table:table-cell>
          <table:table-cell table:number-columns-repeated="9"/>
        </table:table-row>
        <table:table-row table:style-name="ro1">
          <table:table-cell office:value-type="string" calcext:value-type="string">
            <text:p>Rue de la Boiss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ucherie</text:p>
          </table:table-cell>
          <table:table-cell table:number-columns-repeated="9"/>
        </table:table-row>
        <table:table-row table:style-name="ro1">
          <table:table-cell office:value-type="string" calcext:value-type="string">
            <text:p>Rue de la Bouquinière</text:p>
          </table:table-cell>
          <table:table-cell table:number-columns-repeated="9"/>
        </table:table-row>
        <table:table-row table:style-name="ro1">
          <table:table-cell office:value-type="string" calcext:value-type="string">
            <text:p>Rue de la Bourdonnais</text:p>
          </table:table-cell>
          <table:table-cell table:number-columns-repeated="9"/>
        </table:table-row>
        <table:table-row table:style-name="ro1">
          <table:table-cell office:value-type="string" calcext:value-type="string">
            <text:p>Rue de la Bourgeonnière</text:p>
          </table:table-cell>
          <table:table-cell table:number-columns-repeated="9"/>
        </table:table-row>
        <table:table-row table:style-name="ro1">
          <table:table-cell office:value-type="string" calcext:value-type="string">
            <text:p>Rue de la Brasserie</text:p>
          </table:table-cell>
          <table:table-cell table:number-columns-repeated="9"/>
        </table:table-row>
        <table:table-row table:style-name="ro1">
          <table:table-cell office:value-type="string" calcext:value-type="string">
            <text:p>Rue de la Bregeonnière</text:p>
          </table:table-cell>
          <table:table-cell table:number-columns-repeated="9"/>
        </table:table-row>
        <table:table-row table:style-name="ro1">
          <table:table-cell office:value-type="string" calcext:value-type="string">
            <text:p>Rue de la Brianderie</text:p>
          </table:table-cell>
          <table:table-cell table:number-columns-repeated="9"/>
        </table:table-row>
        <table:table-row table:style-name="ro1">
          <table:table-cell office:value-type="string" calcext:value-type="string">
            <text:p>Rue de la Caillette</text:p>
          </table:table-cell>
          <table:table-cell table:number-columns-repeated="9"/>
        </table:table-row>
        <table:table-row table:style-name="ro1">
          <table:table-cell office:value-type="string" calcext:value-type="string">
            <text:p>Rue de la Cale Crucy</text:p>
          </table:table-cell>
          <table:table-cell table:number-columns-repeated="9"/>
        </table:table-row>
        <table:table-row table:style-name="ro1">
          <table:table-cell office:value-type="string" calcext:value-type="string">
            <text:p>Rue de la Calvinière</text:p>
          </table:table-cell>
          <table:table-cell table:number-columns-repeated="9"/>
        </table:table-row>
        <table:table-row table:style-name="ro1">
          <table:table-cell office:value-type="string" calcext:value-type="string">
            <text:p>Rue de la Candiserie</text:p>
          </table:table-cell>
          <table:table-cell table:number-columns-repeated="9"/>
        </table:table-row>
        <table:table-row table:style-name="ro1">
          <table:table-cell office:value-type="string" calcext:value-type="string">
            <text:p>Rue de la Carterie</text:p>
          </table:table-cell>
          <table:table-cell table:number-columns-repeated="9"/>
        </table:table-row>
        <table:table-row table:style-name="ro1">
          <table:table-cell office:value-type="string" calcext:value-type="string">
            <text:p>Rue de la Chevalerie</text:p>
          </table:table-cell>
          <table:table-cell table:number-columns-repeated="9"/>
        </table:table-row>
        <table:table-row table:style-name="ro1">
          <table:table-cell office:value-type="string" calcext:value-type="string">
            <text:p>Rue de la Chevasnerie</text:p>
          </table:table-cell>
          <table:table-cell table:number-columns-repeated="9"/>
        </table:table-row>
        <table:table-row table:style-name="ro1">
          <table:table-cell office:value-type="string" calcext:value-type="string">
            <text:p>Rue de la Chézine</text:p>
          </table:table-cell>
          <table:table-cell table:number-columns-repeated="9"/>
        </table:table-row>
        <table:table-row table:style-name="ro1">
          <table:table-cell office:value-type="string" calcext:value-type="string">
            <text:p>Rue de la Clavurerie</text:p>
          </table:table-cell>
          <table:table-cell table:number-columns-repeated="9"/>
        </table:table-row>
        <table:table-row table:style-name="ro1">
          <table:table-cell office:value-type="string" calcext:value-type="string">
            <text:p>Rue de la Colétrie</text:p>
          </table:table-cell>
          <table:table-cell table:number-columns-repeated="9"/>
        </table:table-row>
        <table:table-row table:style-name="ro1">
          <table:table-cell office:value-type="string" calcext:value-type="string">
            <text:p>Rue de la Colinière</text:p>
          </table:table-cell>
          <table:table-cell table:number-columns-repeated="9"/>
        </table:table-row>
        <table:table-row table:style-name="ro1">
          <table:table-cell office:value-type="string" calcext:value-type="string">
            <text:p>Rue de la Commun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fiserie</text:p>
          </table:table-cell>
          <table:table-cell table:number-columns-repeated="9"/>
        </table:table-row>
        <table:table-row table:style-name="ro1">
          <table:table-cell office:value-type="string" calcext:value-type="string">
            <text:p>Rue de la Conserverie</text:p>
          </table:table-cell>
          <table:table-cell table:number-columns-repeated="9"/>
        </table:table-row>
        <table:table-row table:style-name="ro1">
          <table:table-cell office:value-type="string" calcext:value-type="string">
            <text:p>Rue de la Constitution</text:p>
          </table:table-cell>
          <table:table-cell table:number-columns-repeated="9"/>
        </table:table-row>
        <table:table-row table:style-name="ro1">
          <table:table-cell office:value-type="string" calcext:value-type="string">
            <text:p>Rue de la Contrie</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rniche</text:p>
          </table:table-cell>
          <table:table-cell table:number-columns-repeated="9"/>
        </table:table-row>
        <table:table-row table:style-name="ro1">
          <table:table-cell office:value-type="string" calcext:value-type="string">
            <text:p>Rue de la Cornouaille</text:p>
          </table:table-cell>
          <table:table-cell table:number-columns-repeated="9"/>
        </table:table-row>
        <table:table-row table:style-name="ro1">
          <table:table-cell office:value-type="string" calcext:value-type="string">
            <text:p>Rue de la Corrèze</text:p>
          </table:table-cell>
          <table:table-cell table:number-columns-repeated="9"/>
        </table:table-row>
        <table:table-row table:style-name="ro1">
          <table:table-cell office:value-type="string" calcext:value-type="string">
            <text:p>Rue de la Coulée</text:p>
          </table:table-cell>
          <table:table-cell table:number-columns-repeated="9"/>
        </table:table-row>
        <table:table-row table:style-name="ro1">
          <table:table-cell office:value-type="string" calcext:value-type="string">
            <text:p>Rue de la Coutancière</text:p>
          </table:table-cell>
          <table:table-cell table:number-columns-repeated="9"/>
        </table:table-row>
        <table:table-row table:style-name="ro1">
          <table:table-cell office:value-type="string" calcext:value-type="string">
            <text:p>Rue de la Croix</text:p>
          </table:table-cell>
          <table:table-cell table:number-columns-repeated="9"/>
        </table:table-row>
        <table:table-row table:style-name="ro1">
          <table:table-cell office:value-type="string" calcext:value-type="string">
            <text:p>Rue de la Croix Rouge</text:p>
          </table:table-cell>
          <table:table-cell table:number-columns-repeated="9"/>
        </table:table-row>
        <table:table-row table:style-name="ro1">
          <table:table-cell office:value-type="string" calcext:value-type="string">
            <text:p>Rue de la Cure</text:p>
          </table:table-cell>
          <table:table-cell table:number-columns-repeated="9"/>
        </table:table-row>
        <table:table-row table:style-name="ro1">
          <table:table-cell office:value-type="string" calcext:value-type="string">
            <text:p>Rue de la Distillerie</text:p>
          </table:table-cell>
          <table:table-cell table:number-columns-repeated="9"/>
        </table:table-row>
        <table:table-row table:style-name="ro1">
          <table:table-cell office:value-type="string" calcext:value-type="string">
            <text:p>Rue de la Dordogne</text:p>
          </table:table-cell>
          <table:table-cell table:number-columns-repeated="9"/>
        </table:table-row>
        <table:table-row table:style-name="ro1">
          <table:table-cell office:value-type="string" calcext:value-type="string">
            <text:p>Rue de la Drôme</text:p>
          </table:table-cell>
          <table:table-cell table:number-columns-repeated="9"/>
        </table:table-row>
        <table:table-row table:style-name="ro1">
          <table:table-cell office:value-type="string" calcext:value-type="string">
            <text:p>Rue de la Duchesse</text:p>
          </table:table-cell>
          <table:table-cell table:number-columns-repeated="9"/>
        </table:table-row>
        <table:table-row table:style-name="ro1">
          <table:table-cell office:value-type="string" calcext:value-type="string">
            <text:p>Rue de la Durantière</text:p>
          </table:table-cell>
          <table:table-cell table:number-columns-repeated="9"/>
        </table:table-row>
        <table:table-row table:style-name="ro1">
          <table:table-cell office:value-type="string" calcext:value-type="string">
            <text:p>Rue de la Falaise</text:p>
          </table:table-cell>
          <table:table-cell table:number-columns-repeated="9"/>
        </table:table-row>
        <table:table-row table:style-name="ro1">
          <table:table-cell office:value-type="string" calcext:value-type="string">
            <text:p>Rue de la Fantaisie</text:p>
          </table:table-cell>
          <table:table-cell table:number-columns-repeated="9"/>
        </table:table-row>
        <table:table-row table:style-name="ro1">
          <table:table-cell office:value-type="string" calcext:value-type="string">
            <text:p>Rue de la Fauvette</text:p>
          </table:table-cell>
          <table:table-cell table:number-columns-repeated="9"/>
        </table:table-row>
        <table:table-row table:style-name="ro1">
          <table:table-cell office:value-type="string" calcext:value-type="string">
            <text:p>Rue de la Favrie</text:p>
          </table:table-cell>
          <table:table-cell table:number-columns-repeated="9"/>
        </table:table-row>
        <table:table-row table:style-name="ro1">
          <table:table-cell office:value-type="string" calcext:value-type="string">
            <text:p>Rue de la Fédération</text:p>
          </table:table-cell>
          <table:table-cell table:number-columns-repeated="9"/>
        </table:table-row>
        <table:table-row table:style-name="ro1">
          <table:table-cell office:value-type="string" calcext:value-type="string">
            <text:p>Rue de la Fenaison</text:p>
          </table:table-cell>
          <table:table-cell table:number-columns-repeated="9"/>
        </table:table-row>
        <table:table-row table:style-name="ro1">
          <table:table-cell office:value-type="string" calcext:value-type="string">
            <text:p>Rue de la Ferme du Rû</text:p>
          </table:table-cell>
          <table:table-cell table:number-columns-repeated="9"/>
        </table:table-row>
        <table:table-row table:style-name="ro1">
          <table:table-cell office:value-type="string" calcext:value-type="string">
            <text:p>Rue de la Fleur de Sel</text:p>
          </table:table-cell>
          <table:table-cell table:number-columns-repeated="9"/>
        </table:table-row>
        <table:table-row table:style-name="ro1">
          <table:table-cell office:value-type="string" calcext:value-type="string">
            <text:p>Rue de la Fonderie</text:p>
          </table:table-cell>
          <table:table-cell table:number-columns-repeated="9"/>
        </table:table-row>
        <table:table-row table:style-name="ro1">
          <table:table-cell office:value-type="string" calcext:value-type="string">
            <text:p>Rue de la Fontaine Caron</text:p>
          </table:table-cell>
          <table:table-cell table:number-columns-repeated="9"/>
        </table:table-row>
        <table:table-row table:style-name="ro1">
          <table:table-cell office:value-type="string" calcext:value-type="string">
            <text:p>Rue de la Fontaine Salée</text:p>
          </table:table-cell>
          <table:table-cell table:number-columns-repeated="9"/>
        </table:table-row>
        <table:table-row table:style-name="ro1">
          <table:table-cell office:value-type="string" calcext:value-type="string">
            <text:p>Rue de la Fosse</text:p>
          </table:table-cell>
          <table:table-cell table:number-columns-repeated="9"/>
        </table:table-row>
        <table:table-row table:style-name="ro1">
          <table:table-cell office:value-type="string" calcext:value-type="string">
            <text:p>Rue de la Fruitière</text:p>
          </table:table-cell>
          <table:table-cell table:number-columns-repeated="9"/>
        </table:table-row>
        <table:table-row table:style-name="ro1">
          <table:table-cell office:value-type="string" calcext:value-type="string">
            <text:p>Rue de la Galissonnièr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e de Chantenay</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eraudiere</text:p>
          </table:table-cell>
          <table:table-cell table:number-columns-repeated="9"/>
        </table:table-row>
        <table:table-row table:style-name="ro1">
          <table:table-cell office:value-type="string" calcext:value-type="string">
            <text:p>Rue de la Gilarderie</text:p>
          </table:table-cell>
          <table:table-cell table:number-columns-repeated="9"/>
        </table:table-row>
        <table:table-row table:style-name="ro1">
          <table:table-cell office:value-type="string" calcext:value-type="string">
            <text:p>Rue de la Gourmette</text:p>
          </table:table-cell>
          <table:table-cell table:number-columns-repeated="9"/>
        </table:table-row>
        <table:table-row table:style-name="ro1">
          <table:table-cell office:value-type="string" calcext:value-type="string">
            <text:p>Rue de la Grande Bretagne</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èneraie</text:p>
          </table:table-cell>
          <table:table-cell table:number-columns-repeated="9"/>
        </table:table-row>
        <table:table-row table:style-name="ro1">
          <table:table-cell office:value-type="string" calcext:value-type="string">
            <text:p>Rue de la Guyane</text:p>
          </table:table-cell>
          <table:table-cell table:number-columns-repeated="9"/>
        </table:table-row>
        <table:table-row table:style-name="ro1">
          <table:table-cell office:value-type="string" calcext:value-type="string">
            <text:p>Rue de la Gymnastique</text:p>
          </table:table-cell>
          <table:table-cell table:number-columns-repeated="9"/>
        </table:table-row>
        <table:table-row table:style-name="ro1">
          <table:table-cell office:value-type="string" calcext:value-type="string">
            <text:p>Rue de la Haltinière</text:p>
          </table:table-cell>
          <table:table-cell table:number-columns-repeated="9"/>
        </table:table-row>
        <table:table-row table:style-name="ro1">
          <table:table-cell office:value-type="string" calcext:value-type="string">
            <text:p>Rue de la Haluchère</text:p>
          </table:table-cell>
          <table:table-cell table:number-columns-repeated="9"/>
        </table:table-row>
        <table:table-row table:style-name="ro1">
          <table:table-cell office:value-type="string" calcext:value-type="string">
            <text:p>Rue de la Haute Casserie</text:p>
          </table:table-cell>
          <table:table-cell table:number-columns-repeated="9"/>
        </table:table-row>
        <table:table-row table:style-name="ro1">
          <table:table-cell office:value-type="string" calcext:value-type="string">
            <text:p>Rue de la Haute Forêt</text:p>
          </table:table-cell>
          <table:table-cell table:number-columns-repeated="9"/>
        </table:table-row>
        <table:table-row table:style-name="ro1">
          <table:table-cell office:value-type="string" calcext:value-type="string">
            <text:p>Rue de la Haute Mitrie</text:p>
          </table:table-cell>
          <table:table-cell table:number-columns-repeated="9"/>
        </table:table-row>
        <table:table-row table:style-name="ro1">
          <table:table-cell office:value-type="string" calcext:value-type="string">
            <text:p>Rue de la Hautière</text:p>
          </table:table-cell>
          <table:table-cell table:number-columns-repeated="9"/>
        </table:table-row>
        <table:table-row table:style-name="ro1">
          <table:table-cell office:value-type="string" calcext:value-type="string">
            <text:p>Rue de la Havane</text:p>
          </table:table-cell>
          <table:table-cell table:number-columns-repeated="9"/>
        </table:table-row>
        <table:table-row table:style-name="ro1">
          <table:table-cell office:value-type="string" calcext:value-type="string">
            <text:p>Rue de la Hérelle</text:p>
          </table:table-cell>
          <table:table-cell table:number-columns-repeated="9"/>
        </table:table-row>
        <table:table-row table:style-name="ro1">
          <table:table-cell office:value-type="string" calcext:value-type="string">
            <text:p>Rue de la Hunaudais</text:p>
          </table:table-cell>
          <table:table-cell table:number-columns-repeated="9"/>
        </table:table-row>
        <table:table-row table:style-name="ro1">
          <table:table-cell office:value-type="string" calcext:value-type="string">
            <text:p>Rue de la Jalotterie</text:p>
          </table:table-cell>
          <table:table-cell table:number-columns-repeated="9"/>
        </table:table-row>
        <table:table-row table:style-name="ro1">
          <table:table-cell office:value-type="string" calcext:value-type="string">
            <text:p>Rue de la Janvraie</text:p>
          </table:table-cell>
          <table:table-cell table:number-columns-repeated="9"/>
        </table:table-row>
        <table:table-row table:style-name="ro1">
          <table:table-cell office:value-type="string" calcext:value-type="string">
            <text:p>Rue de la Juiverie</text:p>
          </table:table-cell>
          <table:table-cell table:number-columns-repeated="9"/>
        </table:table-row>
        <table:table-row table:style-name="ro1">
          <table:table-cell office:value-type="string" calcext:value-type="string">
            <text:p>Rue de la Loire</text:p>
          </table:table-cell>
          <table:table-cell table:number-columns-repeated="9"/>
        </table:table-row>
        <table:table-row table:style-name="ro1">
          <table:table-cell office:value-type="string" calcext:value-type="string">
            <text:p>Rue de la Lombarderie</text:p>
          </table:table-cell>
          <table:table-cell table:number-columns-repeated="9"/>
        </table:table-row>
        <table:table-row table:style-name="ro1">
          <table:table-cell office:value-type="string" calcext:value-type="string">
            <text:p>Rue de la Lune d'Eau</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rne</text:p>
          </table:table-cell>
          <table:table-cell table:number-columns-repeated="9"/>
        </table:table-row>
        <table:table-row table:style-name="ro1">
          <table:table-cell office:value-type="string" calcext:value-type="string">
            <text:p>Rue de la Marrière</text:p>
          </table:table-cell>
          <table:table-cell table:number-columns-repeated="9"/>
        </table:table-row>
        <table:table-row table:style-name="ro1">
          <table:table-cell office:value-type="string" calcext:value-type="string">
            <text:p>Rue de la Marseillaise</text:p>
          </table:table-cell>
          <table:table-cell table:number-columns-repeated="9"/>
        </table:table-row>
        <table:table-row table:style-name="ro1">
          <table:table-cell office:value-type="string" calcext:value-type="string">
            <text:p>Rue de la Martinière</text:p>
          </table:table-cell>
          <table:table-cell table:number-columns-repeated="9"/>
        </table:table-row>
        <table:table-row table:style-name="ro1">
          <table:table-cell office:value-type="string" calcext:value-type="string">
            <text:p>Rue de la Marzelle de Grillaud</text:p>
          </table:table-cell>
          <table:table-cell table:number-columns-repeated="9"/>
        </table:table-row>
        <table:table-row table:style-name="ro1">
          <table:table-cell office:value-type="string" calcext:value-type="string">
            <text:p>Rue de la Mélinière</text:p>
          </table:table-cell>
          <table:table-cell table:number-columns-repeated="9"/>
        </table:table-row>
        <table:table-row table:style-name="ro1">
          <table:table-cell office:value-type="string" calcext:value-type="string">
            <text:p>Rue de la Méthode</text:p>
          </table:table-cell>
          <table:table-cell table:number-columns-repeated="9"/>
        </table:table-row>
        <table:table-row table:style-name="ro1">
          <table:table-cell office:value-type="string" calcext:value-type="string">
            <text:p>Rue de la Michaudière</text:p>
          </table:table-cell>
          <table:table-cell table:number-columns-repeated="9"/>
        </table:table-row>
        <table:table-row table:style-name="ro1">
          <table:table-cell office:value-type="string" calcext:value-type="string">
            <text:p>Rue de la Mitrie</text:p>
          </table:table-cell>
          <table:table-cell table:number-columns-repeated="9"/>
        </table:table-row>
        <table:table-row table:style-name="ro1">
          <table:table-cell office:value-type="string" calcext:value-type="string">
            <text:p>Rue de la Moisdonnièr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rinière</text:p>
          </table:table-cell>
          <table:table-cell table:number-columns-repeated="9"/>
        </table:table-row>
        <table:table-row table:style-name="ro1">
          <table:table-cell office:value-type="string" calcext:value-type="string">
            <text:p>Rue de la Mousson</text:p>
          </table:table-cell>
          <table:table-cell table:number-columns-repeated="9"/>
        </table:table-row>
        <table:table-row table:style-name="ro1">
          <table:table-cell office:value-type="string" calcext:value-type="string">
            <text:p>Rue de la Moutonnerie</text:p>
          </table:table-cell>
          <table:table-cell table:number-columns-repeated="9"/>
        </table:table-row>
        <table:table-row table:style-name="ro1">
          <table:table-cell office:value-type="string" calcext:value-type="string">
            <text:p>Rue de la Musique</text:p>
          </table:table-cell>
          <table:table-cell table:number-columns-repeated="9"/>
        </table:table-row>
        <table:table-row table:style-name="ro1">
          <table:table-cell office:value-type="string" calcext:value-type="string">
            <text:p>Rue de la Mutualité</text:p>
          </table:table-cell>
          <table:table-cell table:number-columns-repeated="9"/>
        </table:table-row>
        <table:table-row table:style-name="ro1">
          <table:table-cell office:value-type="string" calcext:value-type="string">
            <text:p>Rue de la Noë</text:p>
          </table:table-cell>
          <table:table-cell table:number-columns-repeated="9"/>
        </table:table-row>
        <table:table-row table:style-name="ro1">
          <table:table-cell office:value-type="string" calcext:value-type="string">
            <text:p>Rue de la Noë Garreau</text:p>
          </table:table-cell>
          <table:table-cell table:number-columns-repeated="9"/>
        </table:table-row>
        <table:table-row table:style-name="ro1">
          <table:table-cell office:value-type="string" calcext:value-type="string">
            <text:p>Rue de la Paix</text:p>
          </table:table-cell>
          <table:table-cell table:number-columns-repeated="9"/>
        </table:table-row>
        <table:table-row table:style-name="ro1">
          <table:table-cell office:value-type="string" calcext:value-type="string">
            <text:p>Rue de la Papotière</text:p>
          </table:table-cell>
          <table:table-cell table:number-columns-repeated="9"/>
        </table:table-row>
        <table:table-row table:style-name="ro1">
          <table:table-cell office:value-type="string" calcext:value-type="string">
            <text:p>Rue de la Patience</text:p>
          </table:table-cell>
          <table:table-cell table:number-columns-repeated="9"/>
        </table:table-row>
        <table:table-row table:style-name="ro1">
          <table:table-cell office:value-type="string" calcext:value-type="string">
            <text:p>Rue de la Patouillerie</text:p>
          </table:table-cell>
          <table:table-cell table:number-columns-repeated="9"/>
        </table:table-row>
        <table:table-row table:style-name="ro1">
          <table:table-cell office:value-type="string" calcext:value-type="string">
            <text:p>Rue de la Pature</text:p>
          </table:table-cell>
          <table:table-cell table:number-columns-repeated="9"/>
        </table:table-row>
        <table:table-row table:style-name="ro1">
          <table:table-cell office:value-type="string" calcext:value-type="string">
            <text:p>Rue de la Pavotière</text:p>
          </table:table-cell>
          <table:table-cell table:number-columns-repeated="9"/>
        </table:table-row>
        <table:table-row table:style-name="ro1">
          <table:table-cell office:value-type="string" calcext:value-type="string">
            <text:p>Rue de la Pelleterie</text:p>
          </table:table-cell>
          <table:table-cell table:number-columns-repeated="9"/>
        </table:table-row>
        <table:table-row table:style-name="ro1">
          <table:table-cell office:value-type="string" calcext:value-type="string">
            <text:p>Rue de la Perrière</text:p>
          </table:table-cell>
          <table:table-cell table:number-columns-repeated="9"/>
        </table:table-row>
        <table:table-row table:style-name="ro1">
          <table:table-cell office:value-type="string" calcext:value-type="string">
            <text:p>Rue de la Persévérance</text:p>
          </table:table-cell>
          <table:table-cell table:number-columns-repeated="9"/>
        </table:table-row>
        <table:table-row table:style-name="ro1">
          <table:table-cell office:value-type="string" calcext:value-type="string">
            <text:p>Rue de la Perverie</text:p>
          </table:table-cell>
          <table:table-cell table:number-columns-repeated="9"/>
        </table:table-row>
        <table:table-row table:style-name="ro1">
          <table:table-cell office:value-type="string" calcext:value-type="string">
            <text:p>Rue de la Petite Baratte</text:p>
          </table:table-cell>
          <table:table-cell table:number-columns-repeated="9"/>
        </table:table-row>
        <table:table-row table:style-name="ro1">
          <table:table-cell office:value-type="string" calcext:value-type="string">
            <text:p>Rue de la Petite Mitrie</text:p>
          </table:table-cell>
          <table:table-cell table:number-columns-repeated="9"/>
        </table:table-row>
        <table:table-row table:style-name="ro1">
          <table:table-cell office:value-type="string" calcext:value-type="string">
            <text:p>Rue de la Petite Noë</text:p>
          </table:table-cell>
          <table:table-cell table:number-columns-repeated="9"/>
        </table:table-row>
        <table:table-row table:style-name="ro1">
          <table:table-cell office:value-type="string" calcext:value-type="string">
            <text:p>Rue de la Petite Reine</text:p>
          </table:table-cell>
          <table:table-cell table:number-columns-repeated="9"/>
        </table:table-row>
        <table:table-row table:style-name="ro1">
          <table:table-cell office:value-type="string" calcext:value-type="string">
            <text:p>Rue de la Petite Roche</text:p>
          </table:table-cell>
          <table:table-cell table:number-columns-repeated="9"/>
        </table:table-row>
        <table:table-row table:style-name="ro1">
          <table:table-cell office:value-type="string" calcext:value-type="string">
            <text:p>Rue de la Petite Sensive</text:p>
          </table:table-cell>
          <table:table-cell table:number-columns-repeated="9"/>
        </table:table-row>
        <table:table-row table:style-name="ro1">
          <table:table-cell office:value-type="string" calcext:value-type="string">
            <text:p>Rue de la Pierre Nantaise</text:p>
          </table:table-cell>
          <table:table-cell table:number-columns-repeated="9"/>
        </table:table-row>
        <table:table-row table:style-name="ro1">
          <table:table-cell office:value-type="string" calcext:value-type="string">
            <text:p>Rue de la Piperie</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oignée</text:p>
          </table:table-cell>
          <table:table-cell table:number-columns-repeated="9"/>
        </table:table-row>
        <table:table-row table:style-name="ro1">
          <table:table-cell office:value-type="string" calcext:value-type="string">
            <text:p>Rue de la Pompe</text:p>
          </table:table-cell>
          <table:table-cell table:number-columns-repeated="9"/>
        </table:table-row>
        <table:table-row table:style-name="ro1">
          <table:table-cell office:value-type="string" calcext:value-type="string">
            <text:p>Rue de la Porte Douillard</text:p>
          </table:table-cell>
          <table:table-cell table:number-columns-repeated="9"/>
        </table:table-row>
        <table:table-row table:style-name="ro1">
          <table:table-cell office:value-type="string" calcext:value-type="string">
            <text:p>Rue de la Porte Gellée</text:p>
          </table:table-cell>
          <table:table-cell table:number-columns-repeated="9"/>
        </table:table-row>
        <table:table-row table:style-name="ro1">
          <table:table-cell office:value-type="string" calcext:value-type="string">
            <text:p>Rue de la Potonnerie</text:p>
          </table:table-cell>
          <table:table-cell table:number-columns-repeated="9"/>
        </table:table-row>
        <table:table-row table:style-name="ro1">
          <table:table-cell office:value-type="string" calcext:value-type="string">
            <text:p>Rue de la Prairie d'Aval</text:p>
          </table:table-cell>
          <table:table-cell table:number-columns-repeated="9"/>
        </table:table-row>
        <table:table-row table:style-name="ro1">
          <table:table-cell office:value-type="string" calcext:value-type="string">
            <text:p>Rue de la Prière</text:p>
          </table:table-cell>
          <table:table-cell table:number-columns-repeated="9"/>
        </table:table-row>
        <table:table-row table:style-name="ro1">
          <table:table-cell office:value-type="string" calcext:value-type="string">
            <text:p>Rue de la Rainière</text:p>
          </table:table-cell>
          <table:table-cell table:number-columns-repeated="9"/>
        </table:table-row>
        <table:table-row table:style-name="ro1">
          <table:table-cell office:value-type="string" calcext:value-type="string">
            <text:p>Rue de la Renaudière</text:p>
          </table:table-cell>
          <table:table-cell table:number-columns-repeated="9"/>
        </table:table-row>
        <table:table-row table:style-name="ro1">
          <table:table-cell office:value-type="string" calcext:value-type="string">
            <text:p>Rue de la Reussite</text:p>
          </table:table-cell>
          <table:table-cell table:number-columns-repeated="9"/>
        </table:table-row>
        <table:table-row table:style-name="ro1">
          <table:table-cell office:value-type="string" calcext:value-type="string">
            <text:p>Rue de la Révolution des Oeillets</text:p>
          </table:table-cell>
          <table:table-cell table:number-columns-repeated="9"/>
        </table:table-row>
        <table:table-row table:style-name="ro1">
          <table:table-cell office:value-type="string" calcext:value-type="string">
            <text:p>Rue de la Ripossière</text:p>
          </table:table-cell>
          <table:table-cell table:number-columns-repeated="9"/>
        </table:table-row>
        <table:table-row table:style-name="ro1">
          <table:table-cell office:value-type="string" calcext:value-type="string">
            <text:p>Rue de la Riveterie</text:p>
          </table:table-cell>
          <table:table-cell table:number-columns-repeated="9"/>
        </table:table-row>
        <table:table-row table:style-name="ro1">
          <table:table-cell office:value-type="string" calcext:value-type="string">
            <text:p>Rue de la Rivière</text:p>
          </table:table-cell>
          <table:table-cell table:number-columns-repeated="9"/>
        </table:table-row>
        <table:table-row table:style-name="ro1">
          <table:table-cell office:value-type="string" calcext:value-type="string">
            <text:p>Rue de la Rosière d'Artois</text:p>
          </table:table-cell>
          <table:table-cell table:number-columns-repeated="9"/>
        </table:table-row>
        <table:table-row table:style-name="ro1">
          <table:table-cell office:value-type="string" calcext:value-type="string">
            <text:p>Rue de la Ruette</text:p>
          </table:table-cell>
          <table:table-cell table:number-columns-repeated="9"/>
        </table:table-row>
        <table:table-row table:style-name="ro1">
          <table:table-cell office:value-type="string" calcext:value-type="string">
            <text:p>Rue de la Salle Verte</text:p>
          </table:table-cell>
          <table:table-cell table:number-columns-repeated="9"/>
        </table:table-row>
        <table:table-row table:style-name="ro1">
          <table:table-cell office:value-type="string" calcext:value-type="string">
            <text:p>Rue de la Salsepareille</text:p>
          </table:table-cell>
          <table:table-cell table:number-columns-repeated="9"/>
        </table:table-row>
        <table:table-row table:style-name="ro1">
          <table:table-cell office:value-type="string" calcext:value-type="string">
            <text:p>Rue de la Saône</text:p>
          </table:table-cell>
          <table:table-cell table:number-columns-repeated="9"/>
        </table:table-row>
        <table:table-row table:style-name="ro1">
          <table:table-cell office:value-type="string" calcext:value-type="string">
            <text:p>Rue de la Sapinière</text:p>
          </table:table-cell>
          <table:table-cell table:number-columns-repeated="9"/>
        </table:table-row>
        <table:table-row table:style-name="ro1">
          <table:table-cell office:value-type="string" calcext:value-type="string">
            <text:p>Rue de la Saulzinière</text:p>
          </table:table-cell>
          <table:table-cell table:number-columns-repeated="9"/>
        </table:table-row>
        <table:table-row table:style-name="ro1">
          <table:table-cell office:value-type="string" calcext:value-type="string">
            <text:p>Rue de la Savaudière</text:p>
          </table:table-cell>
          <table:table-cell table:number-columns-repeated="9"/>
        </table:table-row>
        <table:table-row table:style-name="ro1">
          <table:table-cell office:value-type="string" calcext:value-type="string">
            <text:p>Rue de la Save</text:p>
          </table:table-cell>
          <table:table-cell table:number-columns-repeated="9"/>
        </table:table-row>
        <table:table-row table:style-name="ro1">
          <table:table-cell office:value-type="string" calcext:value-type="string">
            <text:p>Rue de la Savonnerie</text:p>
          </table:table-cell>
          <table:table-cell table:number-columns-repeated="9"/>
        </table:table-row>
        <table:table-row table:style-name="ro1">
          <table:table-cell office:value-type="string" calcext:value-type="string">
            <text:p>Rue de la Sirène</text:p>
          </table:table-cell>
          <table:table-cell table:number-columns-repeated="9"/>
        </table:table-row>
        <table:table-row table:style-name="ro1">
          <table:table-cell office:value-type="string" calcext:value-type="string">
            <text:p>Rue de la Souillarderie</text:p>
          </table:table-cell>
          <table:table-cell table:number-columns-repeated="9"/>
        </table:table-row>
        <table:table-row table:style-name="ro1">
          <table:table-cell office:value-type="string" calcext:value-type="string">
            <text:p>Rue de la Source</text:p>
          </table:table-cell>
          <table:table-cell table:number-columns-repeated="9"/>
        </table:table-row>
        <table:table-row table:style-name="ro1">
          <table:table-cell office:value-type="string" calcext:value-type="string">
            <text:p>Rue de la Tannerie</text:p>
          </table:table-cell>
          <table:table-cell table:number-columns-repeated="9"/>
        </table:table-row>
        <table:table-row table:style-name="ro1">
          <table:table-cell office:value-type="string" calcext:value-type="string">
            <text:p>Rue de la Tramontane</text:p>
          </table:table-cell>
          <table:table-cell table:number-columns-repeated="9"/>
        </table:table-row>
        <table:table-row table:style-name="ro1">
          <table:table-cell office:value-type="string" calcext:value-type="string">
            <text:p>Rue de la Trémissinière</text:p>
          </table:table-cell>
          <table:table-cell table:number-columns-repeated="9"/>
        </table:table-row>
        <table:table-row table:style-name="ro1">
          <table:table-cell office:value-type="string" calcext:value-type="string">
            <text:p>Rue de la Tullaye</text:p>
          </table:table-cell>
          <table:table-cell table:number-columns-repeated="9"/>
        </table:table-row>
        <table:table-row table:style-name="ro1">
          <table:table-cell office:value-type="string" calcext:value-type="string">
            <text:p>Rue de la Turballe</text:p>
          </table:table-cell>
          <table:table-cell table:number-columns-repeated="9"/>
        </table:table-row>
        <table:table-row table:style-name="ro1">
          <table:table-cell office:value-type="string" calcext:value-type="string">
            <text:p>Rue de la Verrerie</text:p>
          </table:table-cell>
          <table:table-cell table:number-columns-repeated="9"/>
        </table:table-row>
        <table:table-row table:style-name="ro1">
          <table:table-cell office:value-type="string" calcext:value-type="string">
            <text:p>Rue de la Vezère</text:p>
          </table:table-cell>
          <table:table-cell table:number-columns-repeated="9"/>
        </table:table-row>
        <table:table-row table:style-name="ro1">
          <table:table-cell office:value-type="string" calcext:value-type="string">
            <text:p>Rue de la Victoire</text:p>
          </table:table-cell>
          <table:table-cell table:number-columns-repeated="9"/>
        </table:table-row>
        <table:table-row table:style-name="ro1">
          <table:table-cell office:value-type="string" calcext:value-type="string">
            <text:p>Rue de la Vierge</text:p>
          </table:table-cell>
          <table:table-cell table:number-columns-repeated="9"/>
        </table:table-row>
        <table:table-row table:style-name="ro1">
          <table:table-cell office:value-type="string" calcext:value-type="string">
            <text:p>Rue de la Ville aux Rose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rey</text:p>
          </table:table-cell>
          <table:table-cell table:number-columns-repeated="9"/>
        </table:table-row>
        <table:table-row table:style-name="ro1">
          <table:table-cell office:value-type="string" calcext:value-type="string">
            <text:p>Rue de Lorraine</text:p>
          </table:table-cell>
          <table:table-cell table:number-columns-repeated="9"/>
        </table:table-row>
        <table:table-row table:style-name="ro1">
          <table:table-cell office:value-type="string" calcext:value-type="string">
            <text:p>Rue de Lourmel</text:p>
          </table:table-cell>
          <table:table-cell table:number-columns-repeated="9"/>
        </table:table-row>
        <table:table-row table:style-name="ro1">
          <table:table-cell office:value-type="string" calcext:value-type="string">
            <text:p>Rue De Loynes</text:p>
          </table:table-cell>
          <table:table-cell table:number-columns-repeated="9"/>
        </table:table-row>
        <table:table-row table:style-name="ro1">
          <table:table-cell office:value-type="string" calcext:value-type="string">
            <text:p>Rue de Madrid</text:p>
          </table:table-cell>
          <table:table-cell table:number-columns-repeated="9"/>
        </table:table-row>
        <table:table-row table:style-name="ro1">
          <table:table-cell office:value-type="string" calcext:value-type="string">
            <text:p>Rue de Magnanne</text:p>
          </table:table-cell>
          <table:table-cell table:number-columns-repeated="9"/>
        </table:table-row>
        <table:table-row table:style-name="ro1">
          <table:table-cell office:value-type="string" calcext:value-type="string">
            <text:p>Rue de Malitourne</text:p>
          </table:table-cell>
          <table:table-cell table:number-columns-repeated="9"/>
        </table:table-row>
        <table:table-row table:style-name="ro1">
          <table:table-cell office:value-type="string" calcext:value-type="string">
            <text:p>Rue de Mallève</text:p>
          </table:table-cell>
          <table:table-cell table:number-columns-repeated="9"/>
        </table:table-row>
        <table:table-row table:style-name="ro1">
          <table:table-cell office:value-type="string" calcext:value-type="string">
            <text:p>Rue de Malville</text:p>
          </table:table-cell>
          <table:table-cell table:number-columns-repeated="9"/>
        </table:table-row>
        <table:table-row table:style-name="ro1">
          <table:table-cell office:value-type="string" calcext:value-type="string">
            <text:p>Rue de Manille</text:p>
          </table:table-cell>
          <table:table-cell table:number-columns-repeated="9"/>
        </table:table-row>
        <table:table-row table:style-name="ro1">
          <table:table-cell office:value-type="string" calcext:value-type="string">
            <text:p>Rue de Maryland</text:p>
          </table:table-cell>
          <table:table-cell table:number-columns-repeated="9"/>
        </table:table-row>
        <table:table-row table:style-name="ro1">
          <table:table-cell office:value-type="string" calcext:value-type="string">
            <text:p>Rue de Mascara</text:p>
          </table:table-cell>
          <table:table-cell table:number-columns-repeated="9"/>
        </table:table-row>
        <table:table-row table:style-name="ro1">
          <table:table-cell office:value-type="string" calcext:value-type="string">
            <text:p>Rue de Mayence</text:p>
          </table:table-cell>
          <table:table-cell table:number-columns-repeated="9"/>
        </table:table-row>
        <table:table-row table:style-name="ro1">
          <table:table-cell office:value-type="string" calcext:value-type="string">
            <text:p>Rue de Mazagran</text:p>
          </table:table-cell>
          <table:table-cell table:number-columns-repeated="9"/>
        </table:table-row>
        <table:table-row table:style-name="ro1">
          <table:table-cell office:value-type="string" calcext:value-type="string">
            <text:p>Rue de Metz</text:p>
          </table:table-cell>
          <table:table-cell table:number-columns-repeated="9"/>
        </table:table-row>
        <table:table-row table:style-name="ro1">
          <table:table-cell office:value-type="string" calcext:value-type="string">
            <text:p>Rue de Mindin</text:p>
          </table:table-cell>
          <table:table-cell table:number-columns-repeated="9"/>
        </table:table-row>
        <table:table-row table:style-name="ro1">
          <table:table-cell office:value-type="string" calcext:value-type="string">
            <text:p>Rue de Miribel</text:p>
          </table:table-cell>
          <table:table-cell table:number-columns-repeated="9"/>
        </table:table-row>
        <table:table-row table:style-name="ro1">
          <table:table-cell office:value-type="string" calcext:value-type="string">
            <text:p>Rue de Miséricorde</text:p>
          </table:table-cell>
          <table:table-cell table:number-columns-repeated="9"/>
        </table:table-row>
        <table:table-row table:style-name="ro1">
          <table:table-cell office:value-type="string" calcext:value-type="string">
            <text:p>Rue de Miséry</text:p>
          </table:table-cell>
          <table:table-cell table:number-columns-repeated="9"/>
        </table:table-row>
        <table:table-row table:style-name="ro1">
          <table:table-cell office:value-type="string" calcext:value-type="string">
            <text:p>Rue de Monaco</text:p>
          </table:table-cell>
          <table:table-cell table:number-columns-repeated="9"/>
        </table:table-row>
        <table:table-row table:style-name="ro1">
          <table:table-cell office:value-type="string" calcext:value-type="string">
            <text:p>Rue de Monastir</text:p>
          </table:table-cell>
          <table:table-cell table:number-columns-repeated="9"/>
        </table:table-row>
        <table:table-row table:style-name="ro1">
          <table:table-cell office:value-type="string" calcext:value-type="string">
            <text:p>Rue de Montbazon</text:p>
          </table:table-cell>
          <table:table-cell table:number-columns-repeated="9"/>
        </table:table-row>
        <table:table-row table:style-name="ro1">
          <table:table-cell office:value-type="string" calcext:value-type="string">
            <text:p>Rue de Montréal</text:p>
          </table:table-cell>
          <table:table-cell table:number-columns-repeated="9"/>
        </table:table-row>
        <table:table-row table:style-name="ro1">
          <table:table-cell office:value-type="string" calcext:value-type="string">
            <text:p>Rue de Mourzouk</text:p>
          </table:table-cell>
          <table:table-cell table:number-columns-repeated="9"/>
        </table:table-row>
        <table:table-row table:style-name="ro1">
          <table:table-cell office:value-type="string" calcext:value-type="string">
            <text:p>Rue de Nancy</text:p>
          </table:table-cell>
          <table:table-cell table:number-columns-repeated="9"/>
        </table:table-row>
        <table:table-row table:style-name="ro1">
          <table:table-cell office:value-type="string" calcext:value-type="string">
            <text:p>Rue de Noirmoutier</text:p>
          </table:table-cell>
          <table:table-cell table:number-columns-repeated="9"/>
        </table:table-row>
        <table:table-row table:style-name="ro1">
          <table:table-cell office:value-type="string" calcext:value-type="string">
            <text:p>Rue de Norvège</text:p>
          </table:table-cell>
          <table:table-cell table:number-columns-repeated="9"/>
        </table:table-row>
        <table:table-row table:style-name="ro1">
          <table:table-cell office:value-type="string" calcext:value-type="string">
            <text:p>Rue de Pessac</text:p>
          </table:table-cell>
          <table:table-cell table:number-columns-repeated="9"/>
        </table:table-row>
        <table:table-row table:style-name="ro1">
          <table:table-cell office:value-type="string" calcext:value-type="string">
            <text:p>Rue de Pilleux</text:p>
          </table:table-cell>
          <table:table-cell table:number-columns-repeated="9"/>
        </table:table-row>
        <table:table-row table:style-name="ro1">
          <table:table-cell office:value-type="string" calcext:value-type="string">
            <text:p>Rue de Pimodan</text:p>
          </table:table-cell>
          <table:table-cell table:number-columns-repeated="9"/>
        </table:table-row>
        <table:table-row table:style-name="ro1">
          <table:table-cell office:value-type="string" calcext:value-type="string">
            <text:p>Rue de Plaisance</text:p>
          </table:table-cell>
          <table:table-cell table:number-columns-repeated="9"/>
        </table:table-row>
        <table:table-row table:style-name="ro1">
          <table:table-cell office:value-type="string" calcext:value-type="string">
            <text:p>Rue de Ploërmel</text:p>
          </table:table-cell>
          <table:table-cell table:number-columns-repeated="9"/>
        </table:table-row>
        <table:table-row table:style-name="ro1">
          <table:table-cell office:value-type="string" calcext:value-type="string">
            <text:p>Rue de Pologne</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ecorvo</text:p>
          </table:table-cell>
          <table:table-cell table:number-columns-repeated="9"/>
        </table:table-row>
        <table:table-row table:style-name="ro1">
          <table:table-cell office:value-type="string" calcext:value-type="string">
            <text:p>Rue de Pornic</text:p>
          </table:table-cell>
          <table:table-cell table:number-columns-repeated="9"/>
        </table:table-row>
        <table:table-row table:style-name="ro1">
          <table:table-cell office:value-type="string" calcext:value-type="string">
            <text:p>Rue de Pornichet</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Maria</text:p>
          </table:table-cell>
          <table:table-cell table:number-columns-repeated="9"/>
        </table:table-row>
        <table:table-row table:style-name="ro1">
          <table:table-cell office:value-type="string" calcext:value-type="string">
            <text:p>Rue de Préaulx</text:p>
          </table:table-cell>
          <table:table-cell table:number-columns-repeated="9"/>
        </table:table-row>
        <table:table-row table:style-name="ro1">
          <table:table-cell office:value-type="string" calcext:value-type="string">
            <text:p>Rue de Préfailles</text:p>
          </table:table-cell>
          <table:table-cell table:number-columns-repeated="9"/>
        </table:table-row>
        <table:table-row table:style-name="ro1">
          <table:table-cell office:value-type="string" calcext:value-type="string">
            <text:p>Rue de Prétoria</text:p>
          </table:table-cell>
          <table:table-cell table:number-columns-repeated="9"/>
        </table:table-row>
        <table:table-row table:style-name="ro1">
          <table:table-cell office:value-type="string" calcext:value-type="string">
            <text:p>Rue de Provence</text:p>
          </table:table-cell>
          <table:table-cell table:number-columns-repeated="9"/>
        </table:table-row>
        <table:table-row table:style-name="ro1">
          <table:table-cell office:value-type="string" calcext:value-type="string">
            <text:p>Rue de Québec</text:p>
          </table:table-cell>
          <table:table-cell table:number-columns-repeated="9"/>
        </table:table-row>
        <table:table-row table:style-name="ro1">
          <table:table-cell office:value-type="string" calcext:value-type="string">
            <text:p>Rue de Questembert</text:p>
          </table:table-cell>
          <table:table-cell table:number-columns-repeated="9"/>
        </table:table-row>
        <table:table-row table:style-name="ro1">
          <table:table-cell office:value-type="string" calcext:value-type="string">
            <text:p>Rue de Racapé</text:p>
          </table:table-cell>
          <table:table-cell table:number-columns-repeated="9"/>
        </table:table-row>
        <table:table-row table:style-name="ro1">
          <table:table-cell office:value-type="string" calcext:value-type="string">
            <text:p>Rue de Recife</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eux</text:p>
          </table:table-cell>
          <table:table-cell table:number-columns-repeated="9"/>
        </table:table-row>
        <table:table-row table:style-name="ro1">
          <table:table-cell office:value-type="string" calcext:value-type="string">
            <text:p>Rue de Roubaix</text:p>
          </table:table-cell>
          <table:table-cell table:number-columns-repeated="9"/>
        </table:table-row>
        <table:table-row table:style-name="ro1">
          <table:table-cell office:value-type="string" calcext:value-type="string">
            <text:p>Rue de Saint Brévin</text:p>
          </table:table-cell>
          <table:table-cell table:number-columns-repeated="9"/>
        </table:table-row>
        <table:table-row table:style-name="ro1">
          <table:table-cell office:value-type="string" calcext:value-type="string">
            <text:p>Rue de Saint Domingue</text:p>
          </table:table-cell>
          <table:table-cell table:number-columns-repeated="9"/>
        </table:table-row>
        <table:table-row table:style-name="ro1">
          <table:table-cell office:value-type="string" calcext:value-type="string">
            <text:p>Rue de Saint Guénolé</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onge</text:p>
          </table:table-cell>
          <table:table-cell table:number-columns-repeated="9"/>
        </table:table-row>
        <table:table-row table:style-name="ro1">
          <table:table-cell office:value-type="string" calcext:value-type="string">
            <text:p>Rue de Savenay</text:p>
          </table:table-cell>
          <table:table-cell table:number-columns-repeated="9"/>
        </table:table-row>
        <table:table-row table:style-name="ro1">
          <table:table-cell office:value-type="string" calcext:value-type="string">
            <text:p>Rue de Saverne</text:p>
          </table:table-cell>
          <table:table-cell table:number-columns-repeated="9"/>
        </table:table-row>
        <table:table-row table:style-name="ro1">
          <table:table-cell office:value-type="string" calcext:value-type="string">
            <text:p>Rue de Sèvre</text:p>
          </table:table-cell>
          <table:table-cell table:number-columns-repeated="9"/>
        </table:table-row>
        <table:table-row table:style-name="ro1">
          <table:table-cell office:value-type="string" calcext:value-type="string">
            <text:p>Rue de Strasbourg</text:p>
          </table:table-cell>
          <table:table-cell table:number-columns-repeated="9"/>
        </table:table-row>
        <table:table-row table:style-name="ro1">
          <table:table-cell office:value-type="string" calcext:value-type="string">
            <text:p>Rue de Suisse</text:p>
          </table:table-cell>
          <table:table-cell table:number-columns-repeated="9"/>
        </table:table-row>
        <table:table-row table:style-name="ro1">
          <table:table-cell office:value-type="string" calcext:value-type="string">
            <text:p>Rue de Takrouna</text:p>
          </table:table-cell>
          <table:table-cell table:number-columns-repeated="9"/>
        </table:table-row>
        <table:table-row table:style-name="ro1">
          <table:table-cell office:value-type="string" calcext:value-type="string">
            <text:p>Rue de Talensac</text:p>
          </table:table-cell>
          <table:table-cell table:number-columns-repeated="9"/>
        </table:table-row>
        <table:table-row table:style-name="ro1">
          <table:table-cell office:value-type="string" calcext:value-type="string">
            <text:p>Rue de Tchécoslovaquie</text:p>
          </table:table-cell>
          <table:table-cell table:number-columns-repeated="9"/>
        </table:table-row>
        <table:table-row table:style-name="ro1">
          <table:table-cell office:value-type="string" calcext:value-type="string">
            <text:p>Rue de Thann</text:p>
          </table:table-cell>
          <table:table-cell table:number-columns-repeated="9"/>
        </table:table-row>
        <table:table-row table:style-name="ro1">
          <table:table-cell office:value-type="string" calcext:value-type="string">
            <text:p>Rue de Tharon</text:p>
          </table:table-cell>
          <table:table-cell table:number-columns-repeated="9"/>
        </table:table-row>
        <table:table-row table:style-name="ro1">
          <table:table-cell office:value-type="string" calcext:value-type="string">
            <text:p>Rue de Thoiry</text:p>
          </table:table-cell>
          <table:table-cell table:number-columns-repeated="9"/>
        </table:table-row>
        <table:table-row table:style-name="ro1">
          <table:table-cell office:value-type="string" calcext:value-type="string">
            <text:p>Rue de Tolède</text:p>
          </table:table-cell>
          <table:table-cell table:number-columns-repeated="9"/>
        </table:table-row>
        <table:table-row table:style-name="ro1">
          <table:table-cell office:value-type="string" calcext:value-type="string">
            <text:p>Rue de Toronto</text:p>
          </table:table-cell>
          <table:table-cell table:number-columns-repeated="9"/>
        </table:table-row>
        <table:table-row table:style-name="ro1">
          <table:table-cell office:value-type="string" calcext:value-type="string">
            <text:p>Rue de Toul</text:p>
          </table:table-cell>
          <table:table-cell table:number-columns-repeated="9"/>
        </table:table-row>
        <table:table-row table:style-name="ro1">
          <table:table-cell office:value-type="string" calcext:value-type="string">
            <text:p>Rue de Touraine</text:p>
          </table:table-cell>
          <table:table-cell table:number-columns-repeated="9"/>
        </table:table-row>
        <table:table-row table:style-name="ro1">
          <table:table-cell office:value-type="string" calcext:value-type="string">
            <text:p>Rue de Toutes Joies</text:p>
          </table:table-cell>
          <table:table-cell table:number-columns-repeated="9"/>
        </table:table-row>
        <table:table-row table:style-name="ro1">
          <table:table-cell office:value-type="string" calcext:value-type="string">
            <text:p>Rue de Trémeac</text:p>
          </table:table-cell>
          <table:table-cell table:number-columns-repeated="9"/>
        </table:table-row>
        <table:table-row table:style-name="ro1">
          <table:table-cell office:value-type="string" calcext:value-type="string">
            <text:p>Rue de Valenciennes</text:p>
          </table:table-cell>
          <table:table-cell table:number-columns-repeated="9"/>
        </table:table-row>
        <table:table-row table:style-name="ro1">
          <table:table-cell office:value-type="string" calcext:value-type="string">
            <text:p>Rue de Valmy</text:p>
          </table:table-cell>
          <table:table-cell table:number-columns-repeated="9"/>
        </table:table-row>
        <table:table-row table:style-name="ro1">
          <table:table-cell office:value-type="string" calcext:value-type="string">
            <text:p>Rue de Vancouver</text:p>
          </table:table-cell>
          <table:table-cell table:number-columns-repeated="9"/>
        </table:table-row>
        <table:table-row table:style-name="ro1">
          <table:table-cell office:value-type="string" calcext:value-type="string">
            <text:p>Rue de Verdun</text:p>
          </table:table-cell>
          <table:table-cell table:number-columns-repeated="9"/>
        </table:table-row>
        <table:table-row table:style-name="ro1">
          <table:table-cell office:value-type="string" calcext:value-type="string">
            <text:p>Rue de Vertais</text:p>
          </table:table-cell>
          <table:table-cell table:number-columns-repeated="9"/>
        </table:table-row>
        <table:table-row table:style-name="ro1">
          <table:table-cell office:value-type="string" calcext:value-type="string">
            <text:p>Rue de Vienne</text:p>
          </table:table-cell>
          <table:table-cell table:number-columns-repeated="9"/>
        </table:table-row>
        <table:table-row table:style-name="ro1">
          <table:table-cell office:value-type="string" calcext:value-type="string">
            <text:p>Rue de Wassy</text:p>
          </table:table-cell>
          <table:table-cell table:number-columns-repeated="9"/>
        </table:table-row>
        <table:table-row table:style-name="ro1">
          <table:table-cell office:value-type="string" calcext:value-type="string">
            <text:p>Rue de Winnipeg</text:p>
          </table:table-cell>
          <table:table-cell table:number-columns-repeated="9"/>
        </table:table-row>
        <table:table-row table:style-name="ro1">
          <table:table-cell office:value-type="string" calcext:value-type="string">
            <text:p>Rue Debray</text:p>
          </table:table-cell>
          <table:table-cell table:number-columns-repeated="9"/>
        </table:table-row>
        <table:table-row table:style-name="ro1">
          <table:table-cell office:value-type="string" calcext:value-type="string">
            <text:p>Rue Denis Papin</text:p>
          </table:table-cell>
          <table:table-cell table:number-columns-repeated="9"/>
        </table:table-row>
        <table:table-row table:style-name="ro1">
          <table:table-cell office:value-type="string" calcext:value-type="string">
            <text:p>Rue des 2 Ponts</text:p>
          </table:table-cell>
          <table:table-cell table:number-columns-repeated="9"/>
        </table:table-row>
        <table:table-row table:style-name="ro1">
          <table:table-cell office:value-type="string" calcext:value-type="string">
            <text:p>Rue des 3 Mares</text:p>
          </table:table-cell>
          <table:table-cell table:number-columns-repeated="9"/>
        </table:table-row>
        <table:table-row table:style-name="ro1">
          <table:table-cell office:value-type="string" calcext:value-type="string">
            <text:p>Rue des 3 Ormeaux</text:p>
          </table:table-cell>
          <table:table-cell table:number-columns-repeated="9"/>
        </table:table-row>
        <table:table-row table:style-name="ro1">
          <table:table-cell office:value-type="string" calcext:value-type="string">
            <text:p>Rue des Acadien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lbizzias</text:p>
          </table:table-cell>
          <table:table-cell table:number-columns-repeated="9"/>
        </table:table-row>
        <table:table-row table:style-name="ro1">
          <table:table-cell office:value-type="string" calcext:value-type="string">
            <text:p>Rue des Alisier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ncolies</text:p>
          </table:table-cell>
          <table:table-cell table:number-columns-repeated="9"/>
        </table:table-row>
        <table:table-row table:style-name="ro1">
          <table:table-cell office:value-type="string" calcext:value-type="string">
            <text:p>Rue des Architectes</text:p>
          </table:table-cell>
          <table:table-cell table:number-columns-repeated="9"/>
        </table:table-row>
        <table:table-row table:style-name="ro1">
          <table:table-cell office:value-type="string" calcext:value-type="string">
            <text:p>Rue des Artisans</text:p>
          </table:table-cell>
          <table:table-cell table:number-columns-repeated="9"/>
        </table:table-row>
        <table:table-row table:style-name="ro1">
          <table:table-cell office:value-type="string" calcext:value-type="string">
            <text:p>Rue des Aveneaux</text:p>
          </table:table-cell>
          <table:table-cell table:number-columns-repeated="9"/>
        </table:table-row>
        <table:table-row table:style-name="ro1">
          <table:table-cell office:value-type="string" calcext:value-type="string">
            <text:p>Rue des Avocatiers</text:p>
          </table:table-cell>
          <table:table-cell table:number-columns-repeated="9"/>
        </table:table-row>
        <table:table-row table:style-name="ro1">
          <table:table-cell office:value-type="string" calcext:value-type="string">
            <text:p>Rue des Bataillons FFI</text:p>
          </table:table-cell>
          <table:table-cell table:number-columns-repeated="9"/>
        </table:table-row>
        <table:table-row table:style-name="ro1">
          <table:table-cell office:value-type="string" calcext:value-type="string">
            <text:p>Rue des Bateaux Lavoirs</text:p>
          </table:table-cell>
          <table:table-cell table:number-columns-repeated="9"/>
        </table:table-row>
        <table:table-row table:style-name="ro1">
          <table:table-cell office:value-type="string" calcext:value-type="string">
            <text:p>Rue des Boers</text:p>
          </table:table-cell>
          <table:table-cell table:number-columns-repeated="9"/>
        </table:table-row>
        <table:table-row table:style-name="ro1">
          <table:table-cell office:value-type="string" calcext:value-type="string">
            <text:p>Rue des Boires</text:p>
          </table:table-cell>
          <table:table-cell table:number-columns-repeated="9"/>
        </table:table-row>
        <table:table-row table:style-name="ro1">
          <table:table-cell office:value-type="string" calcext:value-type="string">
            <text:p>Rue des Bons Français</text:p>
          </table:table-cell>
          <table:table-cell table:number-columns-repeated="9"/>
        </table:table-row>
        <table:table-row table:style-name="ro1">
          <table:table-cell office:value-type="string" calcext:value-type="string">
            <text:p>Rue des Bosquets</text:p>
          </table:table-cell>
          <table:table-cell table:number-columns-repeated="9"/>
        </table:table-row>
        <table:table-row table:style-name="ro1">
          <table:table-cell office:value-type="string" calcext:value-type="string">
            <text:p>Rue des Bossell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onnières</text:p>
          </table:table-cell>
          <table:table-cell table:number-columns-repeated="9"/>
        </table:table-row>
        <table:table-row table:style-name="ro1">
          <table:table-cell office:value-type="string" calcext:value-type="string">
            <text:p>Rue des Bruyères</text:p>
          </table:table-cell>
          <table:table-cell table:number-columns-repeated="9"/>
        </table:table-row>
        <table:table-row table:style-name="ro1">
          <table:table-cell office:value-type="string" calcext:value-type="string">
            <text:p>Rue des Cadeniers</text:p>
          </table:table-cell>
          <table:table-cell table:number-columns-repeated="9"/>
        </table:table-row>
        <table:table-row table:style-name="ro1">
          <table:table-cell office:value-type="string" calcext:value-type="string">
            <text:p>Rue des Camélias</text:p>
          </table:table-cell>
          <table:table-cell table:number-columns-repeated="9"/>
        </table:table-row>
        <table:table-row table:style-name="ro1">
          <table:table-cell office:value-type="string" calcext:value-type="string">
            <text:p>Rue des Canaris</text:p>
          </table:table-cell>
          <table:table-cell table:number-columns-repeated="9"/>
        </table:table-row>
        <table:table-row table:style-name="ro1">
          <table:table-cell office:value-type="string" calcext:value-type="string">
            <text:p>Rue des Cap-Horniers</text:p>
          </table:table-cell>
          <table:table-cell table:number-columns-repeated="9"/>
        </table:table-row>
        <table:table-row table:style-name="ro1">
          <table:table-cell office:value-type="string" calcext:value-type="string">
            <text:p>Rue des Capitaines de Clerville</text:p>
          </table:table-cell>
          <table:table-cell table:number-columns-repeated="9"/>
        </table:table-row>
        <table:table-row table:style-name="ro1">
          <table:table-cell office:value-type="string" calcext:value-type="string">
            <text:p>Rue des Carmélites</text:p>
          </table:table-cell>
          <table:table-cell table:number-columns-repeated="9"/>
        </table:table-row>
        <table:table-row table:style-name="ro1">
          <table:table-cell office:value-type="string" calcext:value-type="string">
            <text:p>Rue des Carmes</text:p>
          </table:table-cell>
          <table:table-cell table:number-columns-repeated="9"/>
        </table:table-row>
        <table:table-row table:style-name="ro1">
          <table:table-cell office:value-type="string" calcext:value-type="string">
            <text:p>Rue des Carnavaliers</text:p>
          </table:table-cell>
          <table:table-cell table:number-columns-repeated="9"/>
        </table:table-row>
        <table:table-row table:style-name="ro1">
          <table:table-cell office:value-type="string" calcext:value-type="string">
            <text:p>Rue des Castors</text:p>
          </table:table-cell>
          <table:table-cell table:number-columns-repeated="9"/>
        </table:table-row>
        <table:table-row table:style-name="ro1">
          <table:table-cell office:value-type="string" calcext:value-type="string">
            <text:p>Rue des Catalpas</text:p>
          </table:table-cell>
          <table:table-cell table:number-columns-repeated="9"/>
        </table:table-row>
        <table:table-row table:style-name="ro1">
          <table:table-cell office:value-type="string" calcext:value-type="string">
            <text:p>Rue des Cèdres</text:p>
          </table:table-cell>
          <table:table-cell table:number-columns-repeated="9"/>
        </table:table-row>
        <table:table-row table:style-name="ro1">
          <table:table-cell office:value-type="string" calcext:value-type="string">
            <text:p>Rue des Chalâtres</text:p>
          </table:table-cell>
          <table:table-cell table:number-columns-repeated="9"/>
        </table:table-row>
        <table:table-row table:style-name="ro1">
          <table:table-cell office:value-type="string" calcext:value-type="string">
            <text:p>Rue des Chambelles</text:p>
          </table:table-cell>
          <table:table-cell table:number-columns-repeated="9"/>
        </table:table-row>
        <table:table-row table:style-name="ro1">
          <table:table-cell office:value-type="string" calcext:value-type="string">
            <text:p>Rue des Chantiers Crucy</text:p>
          </table:table-cell>
          <table:table-cell table:number-columns-repeated="9"/>
        </table:table-row>
        <table:table-row table:style-name="ro1">
          <table:table-cell office:value-type="string" calcext:value-type="string">
            <text:p>Rue des Chapeliers</text:p>
          </table:table-cell>
          <table:table-cell table:number-columns-repeated="9"/>
        </table:table-row>
        <table:table-row table:style-name="ro1">
          <table:table-cell office:value-type="string" calcext:value-type="string">
            <text:p>Rue des Chardonnerets</text:p>
          </table:table-cell>
          <table:table-cell table:number-columns-repeated="9"/>
        </table:table-row>
        <table:table-row table:style-name="ro1">
          <table:table-cell office:value-type="string" calcext:value-type="string">
            <text:p>Rue des Charmilles</text:p>
          </table:table-cell>
          <table:table-cell table:number-columns-repeated="9"/>
        </table:table-row>
        <table:table-row table:style-name="ro1">
          <table:table-cell office:value-type="string" calcext:value-type="string">
            <text:p>Rue des Châtaigniers</text:p>
          </table:table-cell>
          <table:table-cell table:number-columns-repeated="9"/>
        </table:table-row>
        <table:table-row table:style-name="ro1">
          <table:table-cell office:value-type="string" calcext:value-type="string">
            <text:p>Rue des Chaupières</text:p>
          </table:table-cell>
          <table:table-cell table:number-columns-repeated="9"/>
        </table:table-row>
        <table:table-row table:style-name="ro1">
          <table:table-cell office:value-type="string" calcext:value-type="string">
            <text:p>Rue des Citrines</text:p>
          </table:table-cell>
          <table:table-cell table:number-columns-repeated="9"/>
        </table:table-row>
        <table:table-row table:style-name="ro1">
          <table:table-cell office:value-type="string" calcext:value-type="string">
            <text:p>Rue des Civelles</text:p>
          </table:table-cell>
          <table:table-cell table:number-columns-repeated="9"/>
        </table:table-row>
        <table:table-row table:style-name="ro1">
          <table:table-cell office:value-type="string" calcext:value-type="string">
            <text:p>Rue des Clématites</text:p>
          </table:table-cell>
          <table:table-cell table:number-columns-repeated="9"/>
        </table:table-row>
        <table:table-row table:style-name="ro1">
          <table:table-cell office:value-type="string" calcext:value-type="string">
            <text:p>Rue des Collines</text:p>
          </table:table-cell>
          <table:table-cell table:number-columns-repeated="9"/>
        </table:table-row>
        <table:table-row table:style-name="ro1">
          <table:table-cell office:value-type="string" calcext:value-type="string">
            <text:p>Rue des Colporteurs</text:p>
          </table:table-cell>
          <table:table-cell table:number-columns-repeated="9"/>
        </table:table-row>
        <table:table-row table:style-name="ro1">
          <table:table-cell office:value-type="string" calcext:value-type="string">
            <text:p>Rue des Cols Verts</text:p>
          </table:table-cell>
          <table:table-cell table:number-columns-repeated="9"/>
        </table:table-row>
        <table:table-row table:style-name="ro1">
          <table:table-cell office:value-type="string" calcext:value-type="string">
            <text:p>Rue des Cordeliers</text:p>
          </table:table-cell>
          <table:table-cell table:number-columns-repeated="9"/>
        </table:table-row>
        <table:table-row table:style-name="ro1">
          <table:table-cell office:value-type="string" calcext:value-type="string">
            <text:p>Rue des Corettes</text:p>
          </table:table-cell>
          <table:table-cell table:number-columns-repeated="9"/>
        </table:table-row>
        <table:table-row table:style-name="ro1">
          <table:table-cell office:value-type="string" calcext:value-type="string">
            <text:p>Rue des Courtils</text:p>
          </table:table-cell>
          <table:table-cell table:number-columns-repeated="9"/>
        </table:table-row>
        <table:table-row table:style-name="ro1">
          <table:table-cell office:value-type="string" calcext:value-type="string">
            <text:p>Rue des Cupressus</text:p>
          </table:table-cell>
          <table:table-cell table:number-columns-repeated="9"/>
        </table:table-row>
        <table:table-row table:style-name="ro1">
          <table:table-cell office:value-type="string" calcext:value-type="string">
            <text:p>Rue des Dahlias</text:p>
          </table:table-cell>
          <table:table-cell table:number-columns-repeated="9"/>
        </table:table-row>
        <table:table-row table:style-name="ro1">
          <table:table-cell office:value-type="string" calcext:value-type="string">
            <text:p>Rue des Daim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olines</text:p>
          </table:table-cell>
          <table:table-cell table:number-columns-repeated="9"/>
        </table:table-row>
        <table:table-row table:style-name="ro1">
          <table:table-cell office:value-type="string" calcext:value-type="string">
            <text:p>Rue des Droits de l'Homme</text:p>
          </table:table-cell>
          <table:table-cell table:number-columns-repeated="9"/>
        </table:table-row>
        <table:table-row table:style-name="ro1">
          <table:table-cell office:value-type="string" calcext:value-type="string">
            <text:p>Rue des Ecachoirs</text:p>
          </table:table-cell>
          <table:table-cell table:number-columns-repeated="9"/>
        </table:table-row>
        <table:table-row table:style-name="ro1">
          <table:table-cell office:value-type="string" calcext:value-type="string">
            <text:p>Rue des Echevins</text:p>
          </table:table-cell>
          <table:table-cell table:number-columns-repeated="9"/>
        </table:table-row>
        <table:table-row table:style-name="ro1">
          <table:table-cell office:value-type="string" calcext:value-type="string">
            <text:p>Rue des Epinettes</text:p>
          </table:table-cell>
          <table:table-cell table:number-columns-repeated="9"/>
        </table:table-row>
        <table:table-row table:style-name="ro1">
          <table:table-cell office:value-type="string" calcext:value-type="string">
            <text:p>Rue des Epis</text:p>
          </table:table-cell>
          <table:table-cell table:number-columns-repeated="9"/>
        </table:table-row>
        <table:table-row table:style-name="ro1">
          <table:table-cell office:value-type="string" calcext:value-type="string">
            <text:p>Rue des Etats</text:p>
          </table:table-cell>
          <table:table-cell table:number-columns-repeated="9"/>
        </table:table-row>
        <table:table-row table:style-name="ro1">
          <table:table-cell office:value-type="string" calcext:value-type="string">
            <text:p>Rue des Eucalyptus</text:p>
          </table:table-cell>
          <table:table-cell table:number-columns-repeated="9"/>
        </table:table-row>
        <table:table-row table:style-name="ro1">
          <table:table-cell office:value-type="string" calcext:value-type="string">
            <text:p>Rue des Ferblantiers</text:p>
          </table:table-cell>
          <table:table-cell table:number-columns-repeated="9"/>
        </table:table-row>
        <table:table-row table:style-name="ro1">
          <table:table-cell office:value-type="string" calcext:value-type="string">
            <text:p>Rue des Feuillantines</text:p>
          </table:table-cell>
          <table:table-cell table:number-columns-repeated="9"/>
        </table:table-row>
        <table:table-row table:style-name="ro1">
          <table:table-cell office:value-type="string" calcext:value-type="string">
            <text:p>Rue des Figuiers</text:p>
          </table:table-cell>
          <table:table-cell table:number-columns-repeated="9"/>
        </table:table-row>
        <table:table-row table:style-name="ro1">
          <table:table-cell office:value-type="string" calcext:value-type="string">
            <text:p>Rue des Fleurs</text:p>
          </table:table-cell>
          <table:table-cell table:number-columns-repeated="9"/>
        </table:table-row>
        <table:table-row table:style-name="ro1">
          <table:table-cell office:value-type="string" calcext:value-type="string">
            <text:p>Rue des Floralies</text:p>
          </table:table-cell>
          <table:table-cell table:number-columns-repeated="9"/>
        </table:table-row>
        <table:table-row table:style-name="ro1">
          <table:table-cell office:value-type="string" calcext:value-type="string">
            <text:p>Rue des Folies Chaillou</text:p>
          </table:table-cell>
          <table:table-cell table:number-columns-repeated="9"/>
        </table:table-row>
        <table:table-row table:style-name="ro1">
          <table:table-cell office:value-type="string" calcext:value-type="string">
            <text:p>Rue des Forges</text:p>
          </table:table-cell>
          <table:table-cell table:number-columns-repeated="9"/>
        </table:table-row>
        <table:table-row table:style-name="ro1">
          <table:table-cell office:value-type="string" calcext:value-type="string">
            <text:p>Rue des Fougères</text:p>
          </table:table-cell>
          <table:table-cell table:number-columns-repeated="9"/>
        </table:table-row>
        <table:table-row table:style-name="ro1">
          <table:table-cell office:value-type="string" calcext:value-type="string">
            <text:p>Rue des Français Libres</text:p>
          </table:table-cell>
          <table:table-cell table:number-columns-repeated="9"/>
        </table:table-row>
        <table:table-row table:style-name="ro1">
          <table:table-cell office:value-type="string" calcext:value-type="string">
            <text:p>Rue des Frênes</text:p>
          </table:table-cell>
          <table:table-cell table:number-columns-repeated="9"/>
        </table:table-row>
        <table:table-row table:style-name="ro1">
          <table:table-cell office:value-type="string" calcext:value-type="string">
            <text:p>Rue des Frères Amieux</text:p>
          </table:table-cell>
          <table:table-cell table:number-columns-repeated="9"/>
        </table:table-row>
        <table:table-row table:style-name="ro1">
          <table:table-cell office:value-type="string" calcext:value-type="string">
            <text:p>Rue des Frères Mano</text:p>
          </table:table-cell>
          <table:table-cell table:number-columns-repeated="9"/>
        </table:table-row>
        <table:table-row table:style-name="ro1">
          <table:table-cell office:value-type="string" calcext:value-type="string">
            <text:p>Rue des Friches</text:p>
          </table:table-cell>
          <table:table-cell table:number-columns-repeated="9"/>
        </table:table-row>
        <table:table-row table:style-name="ro1">
          <table:table-cell office:value-type="string" calcext:value-type="string">
            <text:p>Rue des Fromenteaux</text:p>
          </table:table-cell>
          <table:table-cell table:number-columns-repeated="9"/>
        </table:table-row>
        <table:table-row table:style-name="ro1">
          <table:table-cell office:value-type="string" calcext:value-type="string">
            <text:p>Rue des Garennes</text:p>
          </table:table-cell>
          <table:table-cell table:number-columns-repeated="9"/>
        </table:table-row>
        <table:table-row table:style-name="ro1">
          <table:table-cell office:value-type="string" calcext:value-type="string">
            <text:p>Rue des Genets</text:p>
          </table:table-cell>
          <table:table-cell table:number-columns-repeated="9"/>
        </table:table-row>
        <table:table-row table:style-name="ro1">
          <table:table-cell office:value-type="string" calcext:value-type="string">
            <text:p>Rue des Genévriers</text:p>
          </table:table-cell>
          <table:table-cell table:number-columns-repeated="9"/>
        </table:table-row>
        <table:table-row table:style-name="ro1">
          <table:table-cell office:value-type="string" calcext:value-type="string">
            <text:p>Rue des Giraudais</text:p>
          </table:table-cell>
          <table:table-cell table:number-columns-repeated="9"/>
        </table:table-row>
        <table:table-row table:style-name="ro1">
          <table:table-cell office:value-type="string" calcext:value-type="string">
            <text:p>Rue des Girondins</text:p>
          </table:table-cell>
          <table:table-cell table:number-columns-repeated="9"/>
        </table:table-row>
        <table:table-row table:style-name="ro1">
          <table:table-cell office:value-type="string" calcext:value-type="string">
            <text:p>Rue des Glénans</text:p>
          </table:table-cell>
          <table:table-cell table:number-columns-repeated="9"/>
        </table:table-row>
        <table:table-row table:style-name="ro1">
          <table:table-cell office:value-type="string" calcext:value-type="string">
            <text:p>Rue des Gobelet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its</text:p>
          </table:table-cell>
          <table:table-cell table:number-columns-repeated="9"/>
        </table:table-row>
        <table:table-row table:style-name="ro1">
          <table:table-cell office:value-type="string" calcext:value-type="string">
            <text:p>Rue des Grenadiers</text:p>
          </table:table-cell>
          <table:table-cell table:number-columns-repeated="9"/>
        </table:table-row>
        <table:table-row table:style-name="ro1">
          <table:table-cell office:value-type="string" calcext:value-type="string">
            <text:p>Rue des Grenouilles</text:p>
          </table:table-cell>
          <table:table-cell table:number-columns-repeated="9"/>
        </table:table-row>
        <table:table-row table:style-name="ro1">
          <table:table-cell office:value-type="string" calcext:value-type="string">
            <text:p>Rue des Grolles</text:p>
          </table:table-cell>
          <table:table-cell table:number-columns-repeated="9"/>
        </table:table-row>
        <table:table-row table:style-name="ro1">
          <table:table-cell office:value-type="string" calcext:value-type="string">
            <text:p>Rue des Halles</text:p>
          </table:table-cell>
          <table:table-cell table:number-columns-repeated="9"/>
        </table:table-row>
        <table:table-row table:style-name="ro1">
          <table:table-cell office:value-type="string" calcext:value-type="string">
            <text:p>Rue des Halliers</text:p>
          </table:table-cell>
          <table:table-cell table:number-columns-repeated="9"/>
        </table:table-row>
        <table:table-row table:style-name="ro1">
          <table:table-cell office:value-type="string" calcext:value-type="string">
            <text:p>Rue des Halquinières</text:p>
          </table:table-cell>
          <table:table-cell table:number-columns-repeated="9"/>
        </table:table-row>
        <table:table-row table:style-name="ro1">
          <table:table-cell office:value-type="string" calcext:value-type="string">
            <text:p>Rue des Hauts de Saint Joseph</text:p>
          </table:table-cell>
          <table:table-cell table:number-columns-repeated="9"/>
        </table:table-row>
        <table:table-row table:style-name="ro1">
          <table:table-cell office:value-type="string" calcext:value-type="string">
            <text:p>Rue des Hauts Pavés</text:p>
          </table:table-cell>
          <table:table-cell table:number-columns-repeated="9"/>
        </table:table-row>
        <table:table-row table:style-name="ro1">
          <table:table-cell office:value-type="string" calcext:value-type="string">
            <text:p>Rue des Herses</text:p>
          </table:table-cell>
          <table:table-cell table:number-columns-repeated="9"/>
        </table:table-row>
        <table:table-row table:style-name="ro1">
          <table:table-cell office:value-type="string" calcext:value-type="string">
            <text:p>Rue des Hêtres</text:p>
          </table:table-cell>
          <table:table-cell table:number-columns-repeated="9"/>
        </table:table-row>
        <table:table-row table:style-name="ro1">
          <table:table-cell office:value-type="string" calcext:value-type="string">
            <text:p>Rue des Hibiscus</text:p>
          </table:table-cell>
          <table:table-cell table:number-columns-repeated="9"/>
        </table:table-row>
        <table:table-row table:style-name="ro1">
          <table:table-cell office:value-type="string" calcext:value-type="string">
            <text:p>Rue des Landes</text:p>
          </table:table-cell>
          <table:table-cell table:number-columns-repeated="9"/>
        </table:table-row>
        <table:table-row table:style-name="ro1">
          <table:table-cell office:value-type="string" calcext:value-type="string">
            <text:p>Rue des Maraîchers</text:p>
          </table:table-cell>
          <table:table-cell table:number-columns-repeated="9"/>
        </table:table-row>
        <table:table-row table:style-name="ro1">
          <table:table-cell office:value-type="string" calcext:value-type="string">
            <text:p>Rue des Marchandises</text:p>
          </table:table-cell>
          <table:table-cell table:number-columns-repeated="9"/>
        </table:table-row>
        <table:table-row table:style-name="ro1">
          <table:table-cell office:value-type="string" calcext:value-type="string">
            <text:p>Rue des Marins</text:p>
          </table:table-cell>
          <table:table-cell table:number-columns-repeated="9"/>
        </table:table-row>
        <table:table-row table:style-name="ro1">
          <table:table-cell office:value-type="string" calcext:value-type="string">
            <text:p>Rue des Marsauderie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erisiers</text:p>
          </table:table-cell>
          <table:table-cell table:number-columns-repeated="9"/>
        </table:table-row>
        <table:table-row table:style-name="ro1">
          <table:table-cell office:value-type="string" calcext:value-type="string">
            <text:p>Rue des Micocouliers</text:p>
          </table:table-cell>
          <table:table-cell table:number-columns-repeated="9"/>
        </table:table-row>
        <table:table-row table:style-name="ro1">
          <table:table-cell office:value-type="string" calcext:value-type="string">
            <text:p>Rue des Millepertuis</text:p>
          </table:table-cell>
          <table:table-cell table:number-columns-repeated="9"/>
        </table:table-row>
        <table:table-row table:style-name="ro1">
          <table:table-cell office:value-type="string" calcext:value-type="string">
            <text:p>Rue des Moissons</text:p>
          </table:table-cell>
          <table:table-cell table:number-columns-repeated="9"/>
        </table:table-row>
        <table:table-row table:style-name="ro1">
          <table:table-cell office:value-type="string" calcext:value-type="string">
            <text:p>Rue des Mûriers Sauvages</text:p>
          </table:table-cell>
          <table:table-cell table:number-columns-repeated="9"/>
        </table:table-row>
        <table:table-row table:style-name="ro1">
          <table:table-cell office:value-type="string" calcext:value-type="string">
            <text:p>Rue des Nèfliers</text:p>
          </table:table-cell>
          <table:table-cell table:number-columns-repeated="9"/>
        </table:table-row>
        <table:table-row table:style-name="ro1">
          <table:table-cell office:value-type="string" calcext:value-type="string">
            <text:p>Rue des Oeillets</text:p>
          </table:table-cell>
          <table:table-cell table:number-columns-repeated="9"/>
        </table:table-row>
        <table:table-row table:style-name="ro1">
          <table:table-cell office:value-type="string" calcext:value-type="string">
            <text:p>Rue des Olivettes</text:p>
          </table:table-cell>
          <table:table-cell table:number-columns-repeated="9"/>
        </table:table-row>
        <table:table-row table:style-name="ro1">
          <table:table-cell office:value-type="string" calcext:value-type="string">
            <text:p>Rue des Ormes</text:p>
          </table:table-cell>
          <table:table-cell table:number-columns-repeated="9"/>
        </table:table-row>
        <table:table-row table:style-name="ro1">
          <table:table-cell office:value-type="string" calcext:value-type="string">
            <text:p>Rue des Pâquerette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ys Bas</text:p>
          </table:table-cell>
          <table:table-cell table:number-columns-repeated="9"/>
        </table:table-row>
        <table:table-row table:style-name="ro1">
          <table:table-cell office:value-type="string" calcext:value-type="string">
            <text:p>Rue des Pays de la Loire</text:p>
          </table:table-cell>
          <table:table-cell table:number-columns-repeated="9"/>
        </table:table-row>
        <table:table-row table:style-name="ro1">
          <table:table-cell office:value-type="string" calcext:value-type="string">
            <text:p>Rue des Pénitentes</text:p>
          </table:table-cell>
          <table:table-cell table:number-columns-repeated="9"/>
        </table:table-row>
        <table:table-row table:style-name="ro1">
          <table:table-cell office:value-type="string" calcext:value-type="string">
            <text:p>Rue des Perrières</text:p>
          </table:table-cell>
          <table:table-cell table:number-columns-repeated="9"/>
        </table:table-row>
        <table:table-row table:style-name="ro1">
          <table:table-cell office:value-type="string" calcext:value-type="string">
            <text:p>Rue des Perrines</text:p>
          </table:table-cell>
          <table:table-cell table:number-columns-repeated="9"/>
        </table:table-row>
        <table:table-row table:style-name="ro1">
          <table:table-cell office:value-type="string" calcext:value-type="string">
            <text:p>Rue des Petites Ecuries</text:p>
          </table:table-cell>
          <table:table-cell table:number-columns-repeated="9"/>
        </table:table-row>
        <table:table-row table:style-name="ro1">
          <table:table-cell office:value-type="string" calcext:value-type="string">
            <text:p>Rue des Petits Coteaux</text:p>
          </table:table-cell>
          <table:table-cell table:number-columns-repeated="9"/>
        </table:table-row>
        <table:table-row table:style-name="ro1">
          <table:table-cell office:value-type="string" calcext:value-type="string">
            <text:p>Rue des Piballiers</text:p>
          </table:table-cell>
          <table:table-cell table:number-columns-repeated="9"/>
        </table:table-row>
        <table:table-row table:style-name="ro1">
          <table:table-cell office:value-type="string" calcext:value-type="string">
            <text:p>Rue des Pivoin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tanes</text:p>
          </table:table-cell>
          <table:table-cell table:number-columns-repeated="9"/>
        </table:table-row>
        <table:table-row table:style-name="ro1">
          <table:table-cell office:value-type="string" calcext:value-type="string">
            <text:p>Rue des Poissonniers</text:p>
          </table:table-cell>
          <table:table-cell table:number-columns-repeated="9"/>
        </table:table-row>
        <table:table-row table:style-name="ro1">
          <table:table-cell office:value-type="string" calcext:value-type="string">
            <text:p>Rue des Poupardières</text:p>
          </table:table-cell>
          <table:table-cell table:number-columns-repeated="9"/>
        </table:table-row>
        <table:table-row table:style-name="ro1">
          <table:table-cell office:value-type="string" calcext:value-type="string">
            <text:p>Rue des Pourpiers</text:p>
          </table:table-cell>
          <table:table-cell table:number-columns-repeated="9"/>
        </table:table-row>
        <table:table-row table:style-name="ro1">
          <table:table-cell office:value-type="string" calcext:value-type="string">
            <text:p>Rue des Prés</text:p>
          </table:table-cell>
          <table:table-cell table:number-columns-repeated="9"/>
        </table:table-row>
        <table:table-row table:style-name="ro1">
          <table:table-cell office:value-type="string" calcext:value-type="string">
            <text:p>Rue des Primevères</text:p>
          </table:table-cell>
          <table:table-cell table:number-columns-repeated="9"/>
        </table:table-row>
        <table:table-row table:style-name="ro1">
          <table:table-cell office:value-type="string" calcext:value-type="string">
            <text:p>Rue des Pruniers</text:p>
          </table:table-cell>
          <table:table-cell table:number-columns-repeated="9"/>
        </table:table-row>
        <table:table-row table:style-name="ro1">
          <table:table-cell office:value-type="string" calcext:value-type="string">
            <text:p>Rue des Quarts de Barbin</text:p>
          </table:table-cell>
          <table:table-cell table:number-columns-repeated="9"/>
        </table:table-row>
        <table:table-row table:style-name="ro1">
          <table:table-cell office:value-type="string" calcext:value-type="string">
            <text:p>Rue des Récollets</text:p>
          </table:table-cell>
          <table:table-cell table:number-columns-repeated="9"/>
        </table:table-row>
        <table:table-row table:style-name="ro1">
          <table:table-cell office:value-type="string" calcext:value-type="string">
            <text:p>Rue des Réformes</text:p>
          </table:table-cell>
          <table:table-cell table:number-columns-repeated="9"/>
        </table:table-row>
        <table:table-row table:style-name="ro1">
          <table:table-cell office:value-type="string" calcext:value-type="string">
            <text:p>Rue des Reinettes</text:p>
          </table:table-cell>
          <table:table-cell table:number-columns-repeated="9"/>
        </table:table-row>
        <table:table-row table:style-name="ro1">
          <table:table-cell office:value-type="string" calcext:value-type="string">
            <text:p>Rue des Remorqueurs</text:p>
          </table:table-cell>
          <table:table-cell table:number-columns-repeated="9"/>
        </table:table-row>
        <table:table-row table:style-name="ro1">
          <table:table-cell office:value-type="string" calcext:value-type="string">
            <text:p>Rue des Renardières</text:p>
          </table:table-cell>
          <table:table-cell table:number-columns-repeated="9"/>
        </table:table-row>
        <table:table-row table:style-name="ro1">
          <table:table-cell office:value-type="string" calcext:value-type="string">
            <text:p>Rue des Renards</text:p>
          </table:table-cell>
          <table:table-cell table:number-columns-repeated="9"/>
        </table:table-row>
        <table:table-row table:style-name="ro1">
          <table:table-cell office:value-type="string" calcext:value-type="string">
            <text:p>Rue des Richolets</text:p>
          </table:table-cell>
          <table:table-cell table:number-columns-repeated="9"/>
        </table:table-row>
        <table:table-row table:style-name="ro1">
          <table:table-cell office:value-type="string" calcext:value-type="string">
            <text:p>Rue des Roches</text:p>
          </table:table-cell>
          <table:table-cell table:number-columns-repeated="9"/>
        </table:table-row>
        <table:table-row table:style-name="ro1">
          <table:table-cell office:value-type="string" calcext:value-type="string">
            <text:p>Rue des Roches Grises</text:p>
          </table:table-cell>
          <table:table-cell table:number-columns-repeated="9"/>
        </table:table-row>
        <table:table-row table:style-name="ro1">
          <table:table-cell office:value-type="string" calcext:value-type="string">
            <text:p>Rue des Rochettes</text:p>
          </table:table-cell>
          <table:table-cell table:number-columns-repeated="9"/>
        </table:table-row>
        <table:table-row table:style-name="ro1">
          <table:table-cell office:value-type="string" calcext:value-type="string">
            <text:p>Rue des Roquio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iers</text:p>
          </table:table-cell>
          <table:table-cell table:number-columns-repeated="9"/>
        </table:table-row>
        <table:table-row table:style-name="ro1">
          <table:table-cell office:value-type="string" calcext:value-type="string">
            <text:p>Rue des Sables d'Olonne</text:p>
          </table:table-cell>
          <table:table-cell table:number-columns-repeated="9"/>
        </table:table-row>
        <table:table-row table:style-name="ro1">
          <table:table-cell office:value-type="string" calcext:value-type="string">
            <text:p>Rue des Salicorn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rcelles</text:p>
          </table:table-cell>
          <table:table-cell table:number-columns-repeated="9"/>
        </table:table-row>
        <table:table-row table:style-name="ro1">
          <table:table-cell office:value-type="string" calcext:value-type="string">
            <text:p>Rue des Sassafras</text:p>
          </table:table-cell>
          <table:table-cell table:number-columns-repeated="9"/>
        </table:table-row>
        <table:table-row table:style-name="ro1">
          <table:table-cell office:value-type="string" calcext:value-type="string">
            <text:p>Rue des Saumonières</text:p>
          </table:table-cell>
          <table:table-cell table:number-columns-repeated="9"/>
        </table:table-row>
        <table:table-row table:style-name="ro1">
          <table:table-cell office:value-type="string" calcext:value-type="string">
            <text:p>Rue des Sept Maires Charette</text:p>
          </table:table-cell>
          <table:table-cell table:number-columns-repeated="9"/>
        </table:table-row>
        <table:table-row table:style-name="ro1">
          <table:table-cell office:value-type="string" calcext:value-type="string">
            <text:p>Rue des Seringats</text:p>
          </table:table-cell>
          <table:table-cell table:number-columns-repeated="9"/>
        </table:table-row>
        <table:table-row table:style-name="ro1">
          <table:table-cell office:value-type="string" calcext:value-type="string">
            <text:p>Rue des Setters</text:p>
          </table:table-cell>
          <table:table-cell table:number-columns-repeated="9"/>
        </table:table-row>
        <table:table-row table:style-name="ro1">
          <table:table-cell office:value-type="string" calcext:value-type="string">
            <text:p>Rue des Shetlands</text:p>
          </table:table-cell>
          <table:table-cell table:number-columns-repeated="9"/>
        </table:table-row>
        <table:table-row table:style-name="ro1">
          <table:table-cell office:value-type="string" calcext:value-type="string">
            <text:p>Rue des Six Aqueducs</text:p>
          </table:table-cell>
          <table:table-cell table:number-columns-repeated="9"/>
        </table:table-row>
        <table:table-row table:style-name="ro1">
          <table:table-cell office:value-type="string" calcext:value-type="string">
            <text:p>Rue des Soupirs</text:p>
          </table:table-cell>
          <table:table-cell table:number-columns-repeated="9"/>
        </table:table-row>
        <table:table-row table:style-name="ro1">
          <table:table-cell office:value-type="string" calcext:value-type="string">
            <text:p>Rue des Steamers de Loire</text:p>
          </table:table-cell>
          <table:table-cell table:number-columns-repeated="9"/>
        </table:table-row>
        <table:table-row table:style-name="ro1">
          <table:table-cell office:value-type="string" calcext:value-type="string">
            <text:p>Rue des Stocks</text:p>
          </table:table-cell>
          <table:table-cell table:number-columns-repeated="9"/>
        </table:table-row>
        <table:table-row table:style-name="ro1">
          <table:table-cell office:value-type="string" calcext:value-type="string">
            <text:p>Rue des Tamaris</text:p>
          </table:table-cell>
          <table:table-cell table:number-columns-repeated="9"/>
        </table:table-row>
        <table:table-row table:style-name="ro1">
          <table:table-cell office:value-type="string" calcext:value-type="string">
            <text:p>Rue des Tilleuls</text:p>
          </table:table-cell>
          <table:table-cell table:number-columns-repeated="9"/>
        </table:table-row>
        <table:table-row table:style-name="ro1">
          <table:table-cell office:value-type="string" calcext:value-type="string">
            <text:p>Rue des Trois Croissants</text:p>
          </table:table-cell>
          <table:table-cell table:number-columns-repeated="9"/>
        </table:table-row>
        <table:table-row table:style-name="ro1">
          <table:table-cell office:value-type="string" calcext:value-type="string">
            <text:p>Rue des Trois Rois</text:p>
          </table:table-cell>
          <table:table-cell table:number-columns-repeated="9"/>
        </table:table-row>
        <table:table-row table:style-name="ro1">
          <table:table-cell office:value-type="string" calcext:value-type="string">
            <text:p>Rue des Usines</text:p>
          </table:table-cell>
          <table:table-cell table:number-columns-repeated="9"/>
        </table:table-row>
        <table:table-row table:style-name="ro1">
          <table:table-cell office:value-type="string" calcext:value-type="string">
            <text:p>Rue des Vesprées</text:p>
          </table:table-cell>
          <table:table-cell table:number-columns-repeated="9"/>
        </table:table-row>
        <table:table-row table:style-name="ro1">
          <table:table-cell office:value-type="string" calcext:value-type="string">
            <text:p>Rue des Vieilles Douves</text:p>
          </table:table-cell>
          <table:table-cell table:number-columns-repeated="9"/>
        </table:table-row>
        <table:table-row table:style-name="ro1">
          <table:table-cell office:value-type="string" calcext:value-type="string">
            <text:p>Rue des Vignes</text:p>
          </table:table-cell>
          <table:table-cell table:number-columns-repeated="9"/>
        </table:table-row>
        <table:table-row table:style-name="ro1">
          <table:table-cell office:value-type="string" calcext:value-type="string">
            <text:p>Rue des Voiliers</text:p>
          </table:table-cell>
          <table:table-cell table:number-columns-repeated="9"/>
        </table:table-row>
        <table:table-row table:style-name="ro1">
          <table:table-cell office:value-type="string" calcext:value-type="string">
            <text:p>Rue des Voituriers d'Eau</text:p>
          </table:table-cell>
          <table:table-cell table:number-columns-repeated="9"/>
        </table:table-row>
        <table:table-row table:style-name="ro1">
          <table:table-cell office:value-type="string" calcext:value-type="string">
            <text:p>Rue Desaix</text:p>
          </table:table-cell>
          <table:table-cell table:number-columns-repeated="9"/>
        </table:table-row>
        <table:table-row table:style-name="ro1">
          <table:table-cell office:value-type="string" calcext:value-type="string">
            <text:p>Rue Descartes</text:p>
          </table:table-cell>
          <table:table-cell table:number-columns-repeated="9"/>
        </table:table-row>
        <table:table-row table:style-name="ro1">
          <table:table-cell office:value-type="string" calcext:value-type="string">
            <text:p>Rue Deshoulières</text:p>
          </table:table-cell>
          <table:table-cell table:number-columns-repeated="9"/>
        </table:table-row>
        <table:table-row table:style-name="ro1">
          <table:table-cell office:value-type="string" calcext:value-type="string">
            <text:p>Rue Désiré Colombe</text:p>
          </table:table-cell>
          <table:table-cell table:number-columns-repeated="9"/>
        </table:table-row>
        <table:table-row table:style-name="ro1">
          <table:table-cell office:value-type="string" calcext:value-type="string">
            <text:p>Rue Deurbroucq</text:p>
          </table:table-cell>
          <table:table-cell table:number-columns-repeated="9"/>
        </table:table-row>
        <table:table-row table:style-name="ro1">
          <table:table-cell office:value-type="string" calcext:value-type="string">
            <text:p>Rue Diane</text:p>
          </table:table-cell>
          <table:table-cell table:number-columns-repeated="9"/>
        </table:table-row>
        <table:table-row table:style-name="ro1">
          <table:table-cell office:value-type="string" calcext:value-type="string">
            <text:p>Rue Diane Fossey</text:p>
          </table:table-cell>
          <table:table-cell table:number-columns-repeated="9"/>
        </table:table-row>
        <table:table-row table:style-name="ro1">
          <table:table-cell office:value-type="string" calcext:value-type="string">
            <text:p>Rue Diderot</text:p>
          </table:table-cell>
          <table:table-cell table:number-columns-repeated="9"/>
        </table:table-row>
        <table:table-row table:style-name="ro1">
          <table:table-cell office:value-type="string" calcext:value-type="string">
            <text:p>Rue Didienne</text:p>
          </table:table-cell>
          <table:table-cell table:number-columns-repeated="9"/>
        </table:table-row>
        <table:table-row table:style-name="ro1">
          <table:table-cell office:value-type="string" calcext:value-type="string">
            <text:p>Rue Dobrée</text:p>
          </table:table-cell>
          <table:table-cell table:number-columns-repeated="9"/>
        </table:table-row>
        <table:table-row table:style-name="ro1">
          <table:table-cell office:value-type="string" calcext:value-type="string">
            <text:p>Rue Docteur Brindeau</text:p>
          </table:table-cell>
          <table:table-cell table:number-columns-repeated="9"/>
        </table:table-row>
        <table:table-row table:style-name="ro1">
          <table:table-cell office:value-type="string" calcext:value-type="string">
            <text:p>Rue Docteur Chenantais</text:p>
          </table:table-cell>
          <table:table-cell table:number-columns-repeated="9"/>
        </table:table-row>
        <table:table-row table:style-name="ro1">
          <table:table-cell office:value-type="string" calcext:value-type="string">
            <text:p>Rue Docteur Fernand Lamaze</text:p>
          </table:table-cell>
          <table:table-cell table:number-columns-repeated="9"/>
        </table:table-row>
        <table:table-row table:style-name="ro1">
          <table:table-cell office:value-type="string" calcext:value-type="string">
            <text:p>Rue Docteur Georges Labeyrie</text:p>
          </table:table-cell>
          <table:table-cell table:number-columns-repeated="9"/>
        </table:table-row>
        <table:table-row table:style-name="ro1">
          <table:table-cell office:value-type="string" calcext:value-type="string">
            <text:p>Rue Docteur Grimaud</text:p>
          </table:table-cell>
          <table:table-cell table:number-columns-repeated="9"/>
        </table:table-row>
        <table:table-row table:style-name="ro1">
          <table:table-cell office:value-type="string" calcext:value-type="string">
            <text:p>Rue Docteur Jules Sébilleau</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ouzin Malègue</text:p>
          </table:table-cell>
          <table:table-cell table:number-columns-repeated="9"/>
        </table:table-row>
        <table:table-row table:style-name="ro1">
          <table:table-cell office:value-type="string" calcext:value-type="string">
            <text:p>Rue Docteur Rappin</text:p>
          </table:table-cell>
          <table:table-cell table:number-columns-repeated="9"/>
        </table:table-row>
        <table:table-row table:style-name="ro1">
          <table:table-cell office:value-type="string" calcext:value-type="string">
            <text:p>Rue Docteur Teillais</text:p>
          </table:table-cell>
          <table:table-cell table:number-columns-repeated="9"/>
        </table:table-row>
        <table:table-row table:style-name="ro1">
          <table:table-cell office:value-type="string" calcext:value-type="string">
            <text:p>Rue Docteur Van Der Stappen</text:p>
          </table:table-cell>
          <table:table-cell table:number-columns-repeated="9"/>
        </table:table-row>
        <table:table-row table:style-name="ro1">
          <table:table-cell office:value-type="string" calcext:value-type="string">
            <text:p>Rue Docteur Zamenhof</text:p>
          </table:table-cell>
          <table:table-cell table:number-columns-repeated="9"/>
        </table:table-row>
        <table:table-row table:style-name="ro1">
          <table:table-cell office:value-type="string" calcext:value-type="string">
            <text:p>Rue Dominique Chateigner</text:p>
          </table:table-cell>
          <table:table-cell table:number-columns-repeated="9"/>
        </table:table-row>
        <table:table-row table:style-name="ro1">
          <table:table-cell office:value-type="string" calcext:value-type="string">
            <text:p>Rue Donatien Bahaud</text:p>
          </table:table-cell>
          <table:table-cell table:number-columns-repeated="9"/>
        </table:table-row>
        <table:table-row table:style-name="ro1">
          <table:table-cell office:value-type="string" calcext:value-type="string">
            <text:p>Rue Dorgère</text:p>
          </table:table-cell>
          <table:table-cell table:number-columns-repeated="9"/>
        </table:table-row>
        <table:table-row table:style-name="ro1">
          <table:table-cell office:value-type="string" calcext:value-type="string">
            <text:p>Rue Dos d'Ane</text:p>
          </table:table-cell>
          <table:table-cell table:number-columns-repeated="9"/>
        </table:table-row>
        <table:table-row table:style-name="ro1">
          <table:table-cell office:value-type="string" calcext:value-type="string">
            <text:p>Rue du 14 Juillet</text:p>
          </table:table-cell>
          <table:table-cell table:number-columns-repeated="9"/>
        </table:table-row>
        <table:table-row table:style-name="ro1">
          <table:table-cell office:value-type="string" calcext:value-type="string">
            <text:p>Rue du 3iéme Dragons</text:p>
          </table:table-cell>
          <table:table-cell table:number-columns-repeated="9"/>
        </table:table-row>
        <table:table-row table:style-name="ro1">
          <table:table-cell office:value-type="string" calcext:value-type="string">
            <text:p>Rue du 65ième RI</text:p>
          </table:table-cell>
          <table:table-cell table:number-columns-repeated="9"/>
        </table:table-row>
        <table:table-row table:style-name="ro1">
          <table:table-cell office:value-type="string" calcext:value-type="string">
            <text:p>Rue du Ballet</text:p>
          </table:table-cell>
          <table:table-cell table:number-columns-repeated="9"/>
        </table:table-row>
        <table:table-row table:style-name="ro1">
          <table:table-cell office:value-type="string" calcext:value-type="string">
            <text:p>Rue du Bas Landreau</text:p>
          </table:table-cell>
          <table:table-cell table:number-columns-repeated="9"/>
        </table:table-row>
        <table:table-row table:style-name="ro1">
          <table:table-cell office:value-type="string" calcext:value-type="string">
            <text:p>Rue du Beau Verger</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énélux</text:p>
          </table:table-cell>
          <table:table-cell table:number-columns-repeated="9"/>
        </table:table-row>
        <table:table-row table:style-name="ro1">
          <table:table-cell office:value-type="string" calcext:value-type="string">
            <text:p>Rue du Berry</text:p>
          </table:table-cell>
          <table:table-cell table:number-columns-repeated="9"/>
        </table:table-row>
        <table:table-row table:style-name="ro1">
          <table:table-cell office:value-type="string" calcext:value-type="string">
            <text:p>Rue du Blavet</text:p>
          </table:table-cell>
          <table:table-cell table:number-columns-repeated="9"/>
        </table:table-row>
        <table:table-row table:style-name="ro1">
          <table:table-cell office:value-type="string" calcext:value-type="string">
            <text:p>Rue du Blé en Herbe</text:p>
          </table:table-cell>
          <table:table-cell table:number-columns-repeated="9"/>
        </table:table-row>
        <table:table-row table:style-name="ro1">
          <table:table-cell office:value-type="string" calcext:value-type="string">
            <text:p>Rue du Bois</text:p>
          </table:table-cell>
          <table:table-cell table:number-columns-repeated="9"/>
        </table:table-row>
        <table:table-row table:style-name="ro1">
          <table:table-cell office:value-type="string" calcext:value-type="string">
            <text:p>Rue du Bois Briand</text:p>
          </table:table-cell>
          <table:table-cell table:number-columns-repeated="9"/>
        </table:table-row>
        <table:table-row table:style-name="ro1">
          <table:table-cell office:value-type="string" calcext:value-type="string">
            <text:p>Rue du Bois de Barre</text:p>
          </table:table-cell>
          <table:table-cell table:number-columns-repeated="9"/>
        </table:table-row>
        <table:table-row table:style-name="ro1">
          <table:table-cell office:value-type="string" calcext:value-type="string">
            <text:p>Rue du Bois de la Musse</text:p>
          </table:table-cell>
          <table:table-cell table:number-columns-repeated="9"/>
        </table:table-row>
        <table:table-row table:style-name="ro1">
          <table:table-cell office:value-type="string" calcext:value-type="string">
            <text:p>Rue du Bois Fleuri</text:p>
          </table:table-cell>
          <table:table-cell table:number-columns-repeated="9"/>
        </table:table-row>
        <table:table-row table:style-name="ro1">
          <table:table-cell office:value-type="string" calcext:value-type="string">
            <text:p>Rue du Bois Haligan</text:p>
          </table:table-cell>
          <table:table-cell table:number-columns-repeated="9"/>
        </table:table-row>
        <table:table-row table:style-name="ro1">
          <table:table-cell office:value-type="string" calcext:value-type="string">
            <text:p>Rue du Bois Hardy</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ue</text:p>
          </table:table-cell>
          <table:table-cell table:number-columns-repeated="9"/>
        </table:table-row>
        <table:table-row table:style-name="ro1">
          <table:table-cell office:value-type="string" calcext:value-type="string">
            <text:p>Rue du Bois Joli</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Tortu</text:p>
          </table:table-cell>
          <table:table-cell table:number-columns-repeated="9"/>
        </table:table-row>
        <table:table-row table:style-name="ro1">
          <table:table-cell office:value-type="string" calcext:value-type="string">
            <text:p>Rue du Bois-Fougeray</text:p>
          </table:table-cell>
          <table:table-cell table:number-columns-repeated="9"/>
        </table:table-row>
        <table:table-row table:style-name="ro1">
          <table:table-cell office:value-type="string" calcext:value-type="string">
            <text:p>Rue du Bouffay</text:p>
          </table:table-cell>
          <table:table-cell table:number-columns-repeated="9"/>
        </table:table-row>
        <table:table-row table:style-name="ro1">
          <table:table-cell office:value-type="string" calcext:value-type="string">
            <text:p>Rue du Bouillon</text:p>
          </table:table-cell>
          <table:table-cell table:number-columns-repeated="9"/>
        </table:table-row>
        <table:table-row table:style-name="ro1">
          <table:table-cell office:value-type="string" calcext:value-type="string">
            <text:p>Rue du Bourget</text:p>
          </table:table-cell>
          <table:table-cell table:number-columns-repeated="9"/>
        </table:table-row>
        <table:table-row table:style-name="ro1">
          <table:table-cell office:value-type="string" calcext:value-type="string">
            <text:p>Rue du Bourgneuf</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ouillard</text:p>
          </table:table-cell>
          <table:table-cell table:number-columns-repeated="9"/>
        </table:table-row>
        <table:table-row table:style-name="ro1">
          <table:table-cell office:value-type="string" calcext:value-type="string">
            <text:p>Rue du Brûlis</text:p>
          </table:table-cell>
          <table:table-cell table:number-columns-repeated="9"/>
        </table:table-row>
        <table:table-row table:style-name="ro1">
          <table:table-cell office:value-type="string" calcext:value-type="string">
            <text:p>Rue du Calvaire</text:p>
          </table:table-cell>
          <table:table-cell table:number-columns-repeated="9"/>
        </table:table-row>
        <table:table-row table:style-name="ro1">
          <table:table-cell office:value-type="string" calcext:value-type="string">
            <text:p>Rue du Calvaire de Grillaud</text:p>
          </table:table-cell>
          <table:table-cell table:number-columns-repeated="9"/>
        </table:table-row>
        <table:table-row table:style-name="ro1">
          <table:table-cell office:value-type="string" calcext:value-type="string">
            <text:p>Rue du Casterneau</text:p>
          </table:table-cell>
          <table:table-cell table:number-columns-repeated="9"/>
        </table:table-row>
        <table:table-row table:style-name="ro1">
          <table:table-cell office:value-type="string" calcext:value-type="string">
            <text:p>Rue du Cens</text:p>
          </table:table-cell>
          <table:table-cell table:number-columns-repeated="9"/>
        </table:table-row>
        <table:table-row table:style-name="ro1">
          <table:table-cell office:value-type="string" calcext:value-type="string">
            <text:p>Rue du Champ de Tir</text:p>
          </table:table-cell>
          <table:table-cell table:number-columns-repeated="9"/>
        </table:table-row>
        <table:table-row table:style-name="ro1">
          <table:table-cell office:value-type="string" calcext:value-type="string">
            <text:p>Rue du Chapeau Rouge</text:p>
          </table:table-cell>
          <table:table-cell table:number-columns-repeated="9"/>
        </table:table-row>
        <table:table-row table:style-name="ro1">
          <table:table-cell office:value-type="string" calcext:value-type="string">
            <text:p>Rue du Château</text:p>
          </table:table-cell>
          <table:table-cell table:number-columns-repeated="9"/>
        </table:table-row>
        <table:table-row table:style-name="ro1">
          <table:table-cell office:value-type="string" calcext:value-type="string">
            <text:p>Rue du Château de l'Eraudière</text:p>
          </table:table-cell>
          <table:table-cell table:number-columns-repeated="9"/>
        </table:table-row>
        <table:table-row table:style-name="ro1">
          <table:table-cell office:value-type="string" calcext:value-type="string">
            <text:p>Rue du Château de la Musse</text:p>
          </table:table-cell>
          <table:table-cell table:number-columns-repeated="9"/>
        </table:table-row>
        <table:table-row table:style-name="ro1">
          <table:table-cell office:value-type="string" calcext:value-type="string">
            <text:p>Rue du Chemin Rouge</text:p>
          </table:table-cell>
          <table:table-cell table:number-columns-repeated="9"/>
        </table:table-row>
        <table:table-row table:style-name="ro1">
          <table:table-cell office:value-type="string" calcext:value-type="string">
            <text:p>Rue du Chêne Cartier</text:p>
          </table:table-cell>
          <table:table-cell table:number-columns-repeated="9"/>
        </table:table-row>
        <table:table-row table:style-name="ro1">
          <table:table-cell office:value-type="string" calcext:value-type="string">
            <text:p>Rue du Chêne d'Aron</text:p>
          </table:table-cell>
          <table:table-cell table:number-columns-repeated="9"/>
        </table:table-row>
        <table:table-row table:style-name="ro1">
          <table:table-cell office:value-type="string" calcext:value-type="string">
            <text:p>Rue du Chêne Vert</text:p>
          </table:table-cell>
          <table:table-cell table:number-columns-repeated="9"/>
        </table:table-row>
        <table:table-row table:style-name="ro1">
          <table:table-cell office:value-type="string" calcext:value-type="string">
            <text:p>Rue du Cher</text:p>
          </table:table-cell>
          <table:table-cell table:number-columns-repeated="9"/>
        </table:table-row>
        <table:table-row table:style-name="ro1">
          <table:table-cell office:value-type="string" calcext:value-type="string">
            <text:p>Rue du Cherche Midi</text:p>
          </table:table-cell>
          <table:table-cell table:number-columns-repeated="9"/>
        </table:table-row>
        <table:table-row table:style-name="ro1">
          <table:table-cell office:value-type="string" calcext:value-type="string">
            <text:p>Rue du Cheval Blanc</text:p>
          </table:table-cell>
          <table:table-cell table:number-columns-repeated="9"/>
        </table:table-row>
        <table:table-row table:style-name="ro1">
          <table:table-cell office:value-type="string" calcext:value-type="string">
            <text:p>Rue du Cinéma Pax</text:p>
          </table:table-cell>
          <table:table-cell table:number-columns-repeated="9"/>
        </table:table-row>
        <table:table-row table:style-name="ro1">
          <table:table-cell office:value-type="string" calcext:value-type="string">
            <text:p>Rue du Clos Toreau</text:p>
          </table:table-cell>
          <table:table-cell table:number-columns-repeated="9"/>
        </table:table-row>
        <table:table-row table:style-name="ro1">
          <table:table-cell office:value-type="string" calcext:value-type="string">
            <text:p>Rue du Cormier</text:p>
          </table:table-cell>
          <table:table-cell table:number-columns-repeated="9"/>
        </table:table-row>
        <table:table-row table:style-name="ro1">
          <table:table-cell office:value-type="string" calcext:value-type="string">
            <text:p>Rue du Corps de Garde</text:p>
          </table:table-cell>
          <table:table-cell table:number-columns-repeated="9"/>
        </table:table-row>
        <table:table-row table:style-name="ro1">
          <table:table-cell office:value-type="string" calcext:value-type="string">
            <text:p>Rue du Costa Rica</text:p>
          </table:table-cell>
          <table:table-cell table:number-columns-repeated="9"/>
        </table:table-row>
        <table:table-row table:style-name="ro1">
          <table:table-cell office:value-type="string" calcext:value-type="string">
            <text:p>Rue du Coteau</text:p>
          </table:table-cell>
          <table:table-cell table:number-columns-repeated="9"/>
        </table:table-row>
        <table:table-row table:style-name="ro1">
          <table:table-cell office:value-type="string" calcext:value-type="string">
            <text:p>Rue du Coudray</text:p>
          </table:table-cell>
          <table:table-cell table:number-columns-repeated="9"/>
        </table:table-row>
        <table:table-row table:style-name="ro1">
          <table:table-cell office:value-type="string" calcext:value-type="string">
            <text:p>Rue du Couédic</text:p>
          </table:table-cell>
          <table:table-cell table:number-columns-repeated="9"/>
        </table:table-row>
        <table:table-row table:style-name="ro1">
          <table:table-cell office:value-type="string" calcext:value-type="string">
            <text:p>Rue du Croissant</text:p>
          </table:table-cell>
          <table:table-cell table:number-columns-repeated="9"/>
        </table:table-row>
        <table:table-row table:style-name="ro1">
          <table:table-cell office:value-type="string" calcext:value-type="string">
            <text:p>Rue du Diapason</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rac</text:p>
          </table:table-cell>
          <table:table-cell table:number-columns-repeated="9"/>
        </table:table-row>
        <table:table-row table:style-name="ro1">
          <table:table-cell office:value-type="string" calcext:value-type="string">
            <text:p>Rue du Fer à Cheval</text:p>
          </table:table-cell>
          <table:table-cell table:number-columns-repeated="9"/>
        </table:table-row>
        <table:table-row table:style-name="ro1">
          <table:table-cell office:value-type="string" calcext:value-type="string">
            <text:p>Rue du Fezzan</text:p>
          </table:table-cell>
          <table:table-cell table:number-columns-repeated="9"/>
        </table:table-row>
        <table:table-row table:style-name="ro1">
          <table:table-cell office:value-type="string" calcext:value-type="string">
            <text:p>Rue du Foehn</text:p>
          </table:table-cell>
          <table:table-cell table:number-columns-repeated="9"/>
        </table:table-row>
        <table:table-row table:style-name="ro1">
          <table:table-cell office:value-type="string" calcext:value-type="string">
            <text:p>Rue du Fonteny</text:p>
          </table:table-cell>
          <table:table-cell table:number-columns-repeated="9"/>
        </table:table-row>
        <table:table-row table:style-name="ro1">
          <table:table-cell office:value-type="string" calcext:value-type="string">
            <text:p>Rue du Fort</text:p>
          </table:table-cell>
          <table:table-cell table:number-columns-repeated="9"/>
        </table:table-row>
        <table:table-row table:style-name="ro1">
          <table:table-cell office:value-type="string" calcext:value-type="string">
            <text:p>Rue du Fresche Blanc</text:p>
          </table:table-cell>
          <table:table-cell table:number-columns-repeated="9"/>
        </table:table-row>
        <table:table-row table:style-name="ro1">
          <table:table-cell office:value-type="string" calcext:value-type="string">
            <text:p>Rue du Général Botha</text:p>
          </table:table-cell>
          <table:table-cell table:number-columns-repeated="9"/>
        </table:table-row>
        <table:table-row table:style-name="ro1">
          <table:table-cell office:value-type="string" calcext:value-type="string">
            <text:p>Rue du Général de Bollardière</text:p>
          </table:table-cell>
          <table:table-cell table:number-columns-repeated="9"/>
        </table:table-row>
        <table:table-row table:style-name="ro1">
          <table:table-cell office:value-type="string" calcext:value-type="string">
            <text:p>Rue du Gers</text:p>
          </table:table-cell>
          <table:table-cell table:number-columns-repeated="9"/>
        </table:table-row>
        <table:table-row table:style-name="ro1">
          <table:table-cell office:value-type="string" calcext:value-type="string">
            <text:p>Rue du Grand Clos</text:p>
          </table:table-cell>
          <table:table-cell table:number-columns-repeated="9"/>
        </table:table-row>
        <table:table-row table:style-name="ro1">
          <table:table-cell office:value-type="string" calcext:value-type="string">
            <text:p>Rue du Grand Verger</text:p>
          </table:table-cell>
          <table:table-cell table:number-columns-repeated="9"/>
        </table:table-row>
        <table:table-row table:style-name="ro1">
          <table:table-cell office:value-type="string" calcext:value-type="string">
            <text:p>Rue du Gros Chêne</text:p>
          </table:table-cell>
          <table:table-cell table:number-columns-repeated="9"/>
        </table:table-row>
        <table:table-row table:style-name="ro1">
          <table:table-cell office:value-type="string" calcext:value-type="string">
            <text:p>Rue du Guatemala</text:p>
          </table:table-cell>
          <table:table-cell table:number-columns-repeated="9"/>
        </table:table-row>
        <table:table-row table:style-name="ro1">
          <table:table-cell office:value-type="string" calcext:value-type="string">
            <text:p>Rue du Gué Robert</text:p>
          </table:table-cell>
          <table:table-cell table:number-columns-repeated="9"/>
        </table:table-row>
        <table:table-row table:style-name="ro1">
          <table:table-cell office:value-type="string" calcext:value-type="string">
            <text:p>Rue du Guesclin</text:p>
          </table:table-cell>
          <table:table-cell table:number-columns-repeated="9"/>
        </table:table-row>
        <table:table-row table:style-name="ro1">
          <table:table-cell office:value-type="string" calcext:value-type="string">
            <text:p>Rue du Haut Launay</text:p>
          </table:table-cell>
          <table:table-cell table:number-columns-repeated="9"/>
        </table:table-row>
        <table:table-row table:style-name="ro1">
          <table:table-cell office:value-type="string" calcext:value-type="string">
            <text:p>Rue du Haut Moreau</text:p>
          </table:table-cell>
          <table:table-cell table:number-columns-repeated="9"/>
        </table:table-row>
        <table:table-row table:style-name="ro1">
          <table:table-cell office:value-type="string" calcext:value-type="string">
            <text:p>Rue du Honduras</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Kiriol</text:p>
          </table:table-cell>
          <table:table-cell table:number-columns-repeated="9"/>
        </table:table-row>
        <table:table-row table:style-name="ro1">
          <table:table-cell office:value-type="string" calcext:value-type="string">
            <text:p>Rue du Landreau</text:p>
          </table:table-cell>
          <table:table-cell table:number-columns-repeated="9"/>
        </table:table-row>
        <table:table-row table:style-name="ro1">
          <table:table-cell office:value-type="string" calcext:value-type="string">
            <text:p>Rue du Limousin</text:p>
          </table:table-cell>
          <table:table-cell table:number-columns-repeated="9"/>
        </table:table-row>
        <table:table-row table:style-name="ro1">
          <table:table-cell office:value-type="string" calcext:value-type="string">
            <text:p>Rue du Loquidy</text:p>
          </table:table-cell>
          <table:table-cell table:number-columns-repeated="9"/>
        </table:table-row>
        <table:table-row table:style-name="ro1">
          <table:table-cell office:value-type="string" calcext:value-type="string">
            <text:p>Rue du Lot</text:p>
          </table:table-cell>
          <table:table-cell table:number-columns-repeated="9"/>
        </table:table-row>
        <table:table-row table:style-name="ro1">
          <table:table-cell office:value-type="string" calcext:value-type="string">
            <text:p>Rue du Luxembourg</text:p>
          </table:table-cell>
          <table:table-cell table:number-columns-repeated="9"/>
        </table:table-row>
        <table:table-row table:style-name="ro1">
          <table:table-cell office:value-type="string" calcext:value-type="string">
            <text:p>Rue du Maine</text:p>
          </table:table-cell>
          <table:table-cell table:number-columns-repeated="9"/>
        </table:table-row>
        <table:table-row table:style-name="ro1">
          <table:table-cell office:value-type="string" calcext:value-type="string">
            <text:p>Rue du Marais</text:p>
          </table:table-cell>
          <table:table-cell table:number-columns-repeated="9"/>
        </table:table-row>
        <table:table-row table:style-name="ro1">
          <table:table-cell office:value-type="string" calcext:value-type="string">
            <text:p>Rue du Marché Commun</text:p>
          </table:table-cell>
          <table:table-cell table:number-columns-repeated="9"/>
        </table:table-row>
        <table:table-row table:style-name="ro1">
          <table:table-cell office:value-type="string" calcext:value-type="string">
            <text:p>Rue du Marchix</text:p>
          </table:table-cell>
          <table:table-cell table:number-columns-repeated="9"/>
        </table:table-row>
        <table:table-row table:style-name="ro1">
          <table:table-cell office:value-type="string" calcext:value-type="string">
            <text:p>Rue du Maroc</text:p>
          </table:table-cell>
          <table:table-cell table:number-columns-repeated="9"/>
        </table:table-row>
        <table:table-row table:style-name="ro1">
          <table:table-cell office:value-type="string" calcext:value-type="string">
            <text:p>Rue du Millau</text:p>
          </table:table-cell>
          <table:table-cell table:number-columns-repeated="9"/>
        </table:table-row>
        <table:table-row table:style-name="ro1">
          <table:table-cell office:value-type="string" calcext:value-type="string">
            <text:p>Rue du Mont Goguet</text:p>
          </table:table-cell>
          <table:table-cell table:number-columns-repeated="9"/>
        </table:table-row>
        <table:table-row table:style-name="ro1">
          <table:table-cell office:value-type="string" calcext:value-type="string">
            <text:p>Rue du Morbihan</text:p>
          </table:table-cell>
          <table:table-cell table:number-columns-repeated="9"/>
        </table:table-row>
        <table:table-row table:style-name="ro1">
          <table:table-cell office:value-type="string" calcext:value-type="string">
            <text:p>Rue du Moulin</text:p>
          </table:table-cell>
          <table:table-cell table:number-columns-repeated="9"/>
        </table:table-row>
        <table:table-row table:style-name="ro1">
          <table:table-cell office:value-type="string" calcext:value-type="string">
            <text:p>Rue du Moulin de l'Abbaye</text:p>
          </table:table-cell>
          <table:table-cell table:number-columns-repeated="9"/>
        </table:table-row>
        <table:table-row table:style-name="ro1">
          <table:table-cell office:value-type="string" calcext:value-type="string">
            <text:p>Rue du Moulin de la Garde</text:p>
          </table:table-cell>
          <table:table-cell table:number-columns-repeated="9"/>
        </table:table-row>
        <table:table-row table:style-name="ro1">
          <table:table-cell office:value-type="string" calcext:value-type="string">
            <text:p>Rue du Moulin de la Halvêque</text:p>
          </table:table-cell>
          <table:table-cell table:number-columns-repeated="9"/>
        </table:table-row>
        <table:table-row table:style-name="ro1">
          <table:table-cell office:value-type="string" calcext:value-type="string">
            <text:p>Rue du Moulin des Carmes</text:p>
          </table:table-cell>
          <table:table-cell table:number-columns-repeated="9"/>
        </table:table-row>
        <table:table-row table:style-name="ro1">
          <table:table-cell office:value-type="string" calcext:value-type="string">
            <text:p>Rue du Moulin des Grolles</text:p>
          </table:table-cell>
          <table:table-cell table:number-columns-repeated="9"/>
        </table:table-row>
        <table:table-row table:style-name="ro1">
          <table:table-cell office:value-type="string" calcext:value-type="string">
            <text:p>Rue du Moulin des Rochettes</text:p>
          </table:table-cell>
          <table:table-cell table:number-columns-repeated="9"/>
        </table:table-row>
        <table:table-row table:style-name="ro1">
          <table:table-cell office:value-type="string" calcext:value-type="string">
            <text:p>Rue du Moulin Neuf</text:p>
          </table:table-cell>
          <table:table-cell table:number-columns-repeated="9"/>
        </table:table-row>
        <table:table-row table:style-name="ro1">
          <table:table-cell office:value-type="string" calcext:value-type="string">
            <text:p>Rue du Nadir</text:p>
          </table:table-cell>
          <table:table-cell table:number-columns-repeated="9"/>
        </table:table-row>
        <table:table-row table:style-name="ro1">
          <table:table-cell office:value-type="string" calcext:value-type="string">
            <text:p>Rue du Nicaragua</text:p>
          </table:table-cell>
          <table:table-cell table:number-columns-repeated="9"/>
        </table:table-row>
        <table:table-row table:style-name="ro1">
          <table:table-cell office:value-type="string" calcext:value-type="string">
            <text:p>Rue du Panama</text:p>
          </table:table-cell>
          <table:table-cell table:number-columns-repeated="9"/>
        </table:table-row>
        <table:table-row table:style-name="ro1">
          <table:table-cell office:value-type="string" calcext:value-type="string">
            <text:p>Rue du Paradisier</text:p>
          </table:table-cell>
          <table:table-cell table:number-columns-repeated="9"/>
        </table:table-row>
        <table:table-row table:style-name="ro1">
          <table:table-cell office:value-type="string" calcext:value-type="string">
            <text:p>Rue du Paraguay</text:p>
          </table:table-cell>
          <table:table-cell table:number-columns-repeated="9"/>
        </table:table-row>
        <table:table-row table:style-name="ro1">
          <table:table-cell office:value-type="string" calcext:value-type="string">
            <text:p>Rue du Parc Menier</text:p>
          </table:table-cell>
          <table:table-cell table:number-columns-repeated="9"/>
        </table:table-row>
        <table:table-row table:style-name="ro1">
          <table:table-cell office:value-type="string" calcext:value-type="string">
            <text:p>Rue du Patis Rondin</text:p>
          </table:table-cell>
          <table:table-cell table:number-columns-repeated="9"/>
        </table:table-row>
        <table:table-row table:style-name="ro1">
          <table:table-cell office:value-type="string" calcext:value-type="string">
            <text:p>Rue du Périgord</text:p>
          </table:table-cell>
          <table:table-cell table:number-columns-repeated="9"/>
        </table:table-row>
        <table:table-row table:style-name="ro1">
          <table:table-cell office:value-type="string" calcext:value-type="string">
            <text:p>Rue du Perray</text:p>
          </table:table-cell>
          <table:table-cell table:number-columns-repeated="9"/>
        </table:table-row>
        <table:table-row table:style-name="ro1">
          <table:table-cell office:value-type="string" calcext:value-type="string">
            <text:p>Rue du Petit Bacchus</text:p>
          </table:table-cell>
          <table:table-cell table:number-columns-repeated="9"/>
        </table:table-row>
        <table:table-row table:style-name="ro1">
          <table:table-cell office:value-type="string" calcext:value-type="string">
            <text:p>Rue du Petit Bel Air</text:p>
          </table:table-cell>
          <table:table-cell table:number-columns-repeated="9"/>
        </table:table-row>
        <table:table-row table:style-name="ro1">
          <table:table-cell office:value-type="string" calcext:value-type="string">
            <text:p>Rue du Petit Blottereau</text:p>
          </table:table-cell>
          <table:table-cell table:number-columns-repeated="9"/>
        </table:table-row>
        <table:table-row table:style-name="ro1">
          <table:table-cell office:value-type="string" calcext:value-type="string">
            <text:p>Rue du Petit Chatelier</text:p>
          </table:table-cell>
          <table:table-cell table:number-columns-repeated="9"/>
        </table:table-row>
        <table:table-row table:style-name="ro1">
          <table:table-cell office:value-type="string" calcext:value-type="string">
            <text:p>Rue du Petit Saint Laurent</text:p>
          </table:table-cell>
          <table:table-cell table:number-columns-repeated="9"/>
        </table:table-row>
        <table:table-row table:style-name="ro1">
          <table:table-cell office:value-type="string" calcext:value-type="string">
            <text:p>Rue du Petit Verger</text:p>
          </table:table-cell>
          <table:table-cell table:number-columns-repeated="9"/>
        </table:table-row>
        <table:table-row table:style-name="ro1">
          <table:table-cell office:value-type="string" calcext:value-type="string">
            <text:p>Rue du Petit-Sausay</text:p>
          </table:table-cell>
          <table:table-cell table:number-columns-repeated="9"/>
        </table:table-row>
        <table:table-row table:style-name="ro1">
          <table:table-cell office:value-type="string" calcext:value-type="string">
            <text:p>Rue du Phare de Beuzec</text:p>
          </table:table-cell>
          <table:table-cell table:number-columns-repeated="9"/>
        </table:table-row>
        <table:table-row table:style-name="ro1">
          <table:table-cell office:value-type="string" calcext:value-type="string">
            <text:p>Rue du Phare de la Banche</text:p>
          </table:table-cell>
          <table:table-cell table:number-columns-repeated="9"/>
        </table:table-row>
        <table:table-row table:style-name="ro1">
          <table:table-cell office:value-type="string" calcext:value-type="string">
            <text:p>Rue du Phare de la Teignouse</text:p>
          </table:table-cell>
          <table:table-cell table:number-columns-repeated="9"/>
        </table:table-row>
        <table:table-row table:style-name="ro1">
          <table:table-cell office:value-type="string" calcext:value-type="string">
            <text:p>Rue du Phare de la Vieille</text:p>
          </table:table-cell>
          <table:table-cell table:number-columns-repeated="9"/>
        </table:table-row>
        <table:table-row table:style-name="ro1">
          <table:table-cell office:value-type="string" calcext:value-type="string">
            <text:p>Rue du Phare de Port-Louis</text:p>
          </table:table-cell>
          <table:table-cell table:number-columns-repeated="9"/>
        </table:table-row>
        <table:table-row table:style-name="ro1">
          <table:table-cell office:value-type="string" calcext:value-type="string">
            <text:p>Rue du Phare de Portzic</text:p>
          </table:table-cell>
          <table:table-cell table:number-columns-repeated="9"/>
        </table:table-row>
        <table:table-row table:style-name="ro1">
          <table:table-cell office:value-type="string" calcext:value-type="string">
            <text:p>Rue du Phare du Pilier</text:p>
          </table:table-cell>
          <table:table-cell table:number-columns-repeated="9"/>
        </table:table-row>
        <table:table-row table:style-name="ro1">
          <table:table-cell office:value-type="string" calcext:value-type="string">
            <text:p>Rue du Pin</text:p>
          </table:table-cell>
          <table:table-cell table:number-columns-repeated="9"/>
        </table:table-row>
        <table:table-row table:style-name="ro1">
          <table:table-cell office:value-type="string" calcext:value-type="string">
            <text:p>Rue du Pipay</text:p>
          </table:table-cell>
          <table:table-cell table:number-columns-repeated="9"/>
        </table:table-row>
        <table:table-row table:style-name="ro1">
          <table:table-cell office:value-type="string" calcext:value-type="string">
            <text:p>Rue du Plateau des Glières</text:p>
          </table:table-cell>
          <table:table-cell table:number-columns-repeated="9"/>
        </table:table-row>
        <table:table-row table:style-name="ro1">
          <table:table-cell office:value-type="string" calcext:value-type="string">
            <text:p>Rue du Plessis de Grenéda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la Musse</text:p>
          </table:table-cell>
          <table:table-cell table:number-columns-repeated="9"/>
        </table:table-row>
        <table:table-row table:style-name="ro1">
          <table:table-cell office:value-type="string" calcext:value-type="string">
            <text:p>Rue du Plessis Tison</text:p>
          </table:table-cell>
          <table:table-cell table:number-columns-repeated="9"/>
        </table:table-row>
        <table:table-row table:style-name="ro1">
          <table:table-cell office:value-type="string" calcext:value-type="string">
            <text:p>Rue du Poitou</text:p>
          </table:table-cell>
          <table:table-cell table:number-columns-repeated="9"/>
        </table:table-row>
        <table:table-row table:style-name="ro1">
          <table:table-cell office:value-type="string" calcext:value-type="string">
            <text:p>Rue du Pommier</text:p>
          </table:table-cell>
          <table:table-cell table:number-columns-repeated="9"/>
        </table:table-row>
        <table:table-row table:style-name="ro1">
          <table:table-cell office:value-type="string" calcext:value-type="string">
            <text:p>Rue du Pont de l'Arche de Mauves</text:p>
          </table:table-cell>
          <table:table-cell table:number-columns-repeated="9"/>
        </table:table-row>
        <table:table-row table:style-name="ro1">
          <table:table-cell office:value-type="string" calcext:value-type="string">
            <text:p>Rue du Pont Sauvetout</text:p>
          </table:table-cell>
          <table:table-cell table:number-columns-repeated="9"/>
        </table:table-row>
        <table:table-row table:style-name="ro1">
          <table:table-cell office:value-type="string" calcext:value-type="string">
            <text:p>Rue du Pontereau</text:p>
          </table:table-cell>
          <table:table-cell table:number-columns-repeated="9"/>
        </table:table-row>
        <table:table-row table:style-name="ro1">
          <table:table-cell office:value-type="string" calcext:value-type="string">
            <text:p>Rue du Port au Vin</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des Charrettes</text:p>
          </table:table-cell>
          <table:table-cell table:number-columns-repeated="9"/>
        </table:table-row>
        <table:table-row table:style-name="ro1">
          <table:table-cell office:value-type="string" calcext:value-type="string">
            <text:p>Rue du Port Durand</text:p>
          </table:table-cell>
          <table:table-cell table:number-columns-repeated="9"/>
        </table:table-row>
        <table:table-row table:style-name="ro1">
          <table:table-cell office:value-type="string" calcext:value-type="string">
            <text:p>Rue du Port Garnier</text:p>
          </table:table-cell>
          <table:table-cell table:number-columns-repeated="9"/>
        </table:table-row>
        <table:table-row table:style-name="ro1">
          <table:table-cell office:value-type="string" calcext:value-type="string">
            <text:p>Rue du Port Guichard</text:p>
          </table:table-cell>
          <table:table-cell table:number-columns-repeated="9"/>
        </table:table-row>
        <table:table-row table:style-name="ro1">
          <table:table-cell office:value-type="string" calcext:value-type="string">
            <text:p>Rue du Pouldu</text:p>
          </table:table-cell>
          <table:table-cell table:number-columns-repeated="9"/>
        </table:table-row>
        <table:table-row table:style-name="ro1">
          <table:table-cell office:value-type="string" calcext:value-type="string">
            <text:p>Rue du Pouliguen</text:p>
          </table:table-cell>
          <table:table-cell table:number-columns-repeated="9"/>
        </table:table-row>
        <table:table-row table:style-name="ro1">
          <table:table-cell office:value-type="string" calcext:value-type="string">
            <text:p>Rue du Pré Gauchet</text:p>
          </table:table-cell>
          <table:table-cell table:number-columns-repeated="9"/>
        </table:table-row>
        <table:table-row table:style-name="ro1">
          <table:table-cell office:value-type="string" calcext:value-type="string">
            <text:p>Rue du Pré Nian</text:p>
          </table:table-cell>
          <table:table-cell table:number-columns-repeated="9"/>
        </table:table-row>
        <table:table-row table:style-name="ro1">
          <table:table-cell office:value-type="string" calcext:value-type="string">
            <text:p>Rue du Pré-Salé</text:p>
          </table:table-cell>
          <table:table-cell table:number-columns-repeated="9"/>
        </table:table-row>
        <table:table-row table:style-name="ro1">
          <table:table-cell office:value-type="string" calcext:value-type="string">
            <text:p>Rue du Premier Mai</text:p>
          </table:table-cell>
          <table:table-cell table:number-columns-repeated="9"/>
        </table:table-row>
        <table:table-row table:style-name="ro1">
          <table:table-cell office:value-type="string" calcext:value-type="string">
            <text:p>Rue du Pressoir</text:p>
          </table:table-cell>
          <table:table-cell table:number-columns-repeated="9"/>
        </table:table-row>
        <table:table-row table:style-name="ro1">
          <table:table-cell office:value-type="string" calcext:value-type="string">
            <text:p>Rue du Prinquiau</text:p>
          </table:table-cell>
          <table:table-cell table:number-columns-repeated="9"/>
        </table:table-row>
        <table:table-row table:style-name="ro1">
          <table:table-cell office:value-type="string" calcext:value-type="string">
            <text:p>Rue du Progrès</text:p>
          </table:table-cell>
          <table:table-cell table:number-columns-repeated="9"/>
        </table:table-row>
        <table:table-row table:style-name="ro1">
          <table:table-cell office:value-type="string" calcext:value-type="string">
            <text:p>Rue du Puits d'Argent</text:p>
          </table:table-cell>
          <table:table-cell table:number-columns-repeated="9"/>
        </table:table-row>
        <table:table-row table:style-name="ro1">
          <table:table-cell office:value-type="string" calcext:value-type="string">
            <text:p>Rue du Quatre Août 1789</text:p>
          </table:table-cell>
          <table:table-cell table:number-columns-repeated="9"/>
        </table:table-row>
        <table:table-row table:style-name="ro1">
          <table:table-cell office:value-type="string" calcext:value-type="string">
            <text:p>Rue du Quatre Septembre 1870</text:p>
          </table:table-cell>
          <table:table-cell table:number-columns-repeated="9"/>
        </table:table-row>
        <table:table-row table:style-name="ro1">
          <table:table-cell office:value-type="string" calcext:value-type="string">
            <text:p>Rue du Rail</text:p>
          </table:table-cell>
          <table:table-cell table:number-columns-repeated="9"/>
        </table:table-row>
        <table:table-row table:style-name="ro1">
          <table:table-cell office:value-type="string" calcext:value-type="string">
            <text:p>Rue du Ranzai</text:p>
          </table:table-cell>
          <table:table-cell table:number-columns-repeated="9"/>
        </table:table-row>
        <table:table-row table:style-name="ro1">
          <table:table-cell office:value-type="string" calcext:value-type="string">
            <text:p>Rue du Refuge</text:p>
          </table:table-cell>
          <table:table-cell table:number-columns-repeated="9"/>
        </table:table-row>
        <table:table-row table:style-name="ro1">
          <table:table-cell office:value-type="string" calcext:value-type="string">
            <text:p>Rue du Rhône</text:p>
          </table:table-cell>
          <table:table-cell table:number-columns-repeated="9"/>
        </table:table-row>
        <table:table-row table:style-name="ro1">
          <table:table-cell office:value-type="string" calcext:value-type="string">
            <text:p>Rue du Roi Albert</text:p>
          </table:table-cell>
          <table:table-cell table:number-columns-repeated="9"/>
        </table:table-row>
        <table:table-row table:style-name="ro1">
          <table:table-cell office:value-type="string" calcext:value-type="string">
            <text:p>Rue du Roi Baco</text:p>
          </table:table-cell>
          <table:table-cell table:number-columns-repeated="9"/>
        </table:table-row>
        <table:table-row table:style-name="ro1">
          <table:table-cell office:value-type="string" calcext:value-type="string">
            <text:p>Rue du Sacré Coeur</text:p>
          </table:table-cell>
          <table:table-cell table:number-columns-repeated="9"/>
        </table:table-row>
        <table:table-row table:style-name="ro1">
          <table:table-cell office:value-type="string" calcext:value-type="string">
            <text:p>Rue du Salvador</text:p>
          </table:table-cell>
          <table:table-cell table:number-columns-repeated="9"/>
        </table:table-row>
        <table:table-row table:style-name="ro1">
          <table:table-cell office:value-type="string" calcext:value-type="string">
            <text:p>Rue du Sapin</text:p>
          </table:table-cell>
          <table:table-cell table:number-columns-repeated="9"/>
        </table:table-row>
        <table:table-row table:style-name="ro1">
          <table:table-cell office:value-type="string" calcext:value-type="string">
            <text:p>Rue du Scorff</text:p>
          </table:table-cell>
          <table:table-cell table:number-columns-repeated="9"/>
        </table:table-row>
        <table:table-row table:style-name="ro1">
          <table:table-cell office:value-type="string" calcext:value-type="string">
            <text:p>Rue du Séchoir</text:p>
          </table:table-cell>
          <table:table-cell table:number-columns-repeated="9"/>
        </table:table-row>
        <table:table-row table:style-name="ro1">
          <table:table-cell office:value-type="string" calcext:value-type="string">
            <text:p>Rue du Sénat</text:p>
          </table:table-cell>
          <table:table-cell table:number-columns-repeated="9"/>
        </table:table-row>
        <table:table-row table:style-name="ro1">
          <table:table-cell office:value-type="string" calcext:value-type="string">
            <text:p>Rue du Sénegal</text:p>
          </table:table-cell>
          <table:table-cell table:number-columns-repeated="9"/>
        </table:table-row>
        <table:table-row table:style-name="ro1">
          <table:table-cell office:value-type="string" calcext:value-type="string">
            <text:p>Rue du Simoun</text:p>
          </table:table-cell>
          <table:table-cell table:number-columns-repeated="9"/>
        </table:table-row>
        <table:table-row table:style-name="ro1">
          <table:table-cell office:value-type="string" calcext:value-type="string">
            <text:p>Rue du Stade de la Noue</text:p>
          </table:table-cell>
          <table:table-cell table:number-columns-repeated="9"/>
        </table:table-row>
        <table:table-row table:style-name="ro1">
          <table:table-cell office:value-type="string" calcext:value-type="string">
            <text:p>Rue du Tonkin</text:p>
          </table:table-cell>
          <table:table-cell table:number-columns-repeated="9"/>
        </table:table-row>
        <table:table-row table:style-name="ro1">
          <table:table-cell office:value-type="string" calcext:value-type="string">
            <text:p>Rue du Transvaal</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ipode</text:p>
          </table:table-cell>
          <table:table-cell table:number-columns-repeated="9"/>
        </table:table-row>
        <table:table-row table:style-name="ro1">
          <table:table-cell office:value-type="string" calcext:value-type="string">
            <text:p>Rue du Vallon</text:p>
          </table:table-cell>
          <table:table-cell table:number-columns-repeated="9"/>
        </table:table-row>
        <table:table-row table:style-name="ro1">
          <table:table-cell office:value-type="string" calcext:value-type="string">
            <text:p>Rue du Vélodrome de Longchamp</text:p>
          </table:table-cell>
          <table:table-cell table:number-columns-repeated="9"/>
        </table:table-row>
        <table:table-row table:style-name="ro1">
          <table:table-cell office:value-type="string" calcext:value-type="string">
            <text:p>Rue du Vénézuela</text:p>
          </table:table-cell>
          <table:table-cell table:number-columns-repeated="9"/>
        </table:table-row>
        <table:table-row table:style-name="ro1">
          <table:table-cell office:value-type="string" calcext:value-type="string">
            <text:p>Rue du Vieil Hôpital</text:p>
          </table:table-cell>
          <table:table-cell table:number-columns-repeated="9"/>
        </table:table-row>
        <table:table-row table:style-name="ro1">
          <table:table-cell office:value-type="string" calcext:value-type="string">
            <text:p>Rue du Vieux Puits</text:p>
          </table:table-cell>
          <table:table-cell table:number-columns-repeated="9"/>
        </table:table-row>
        <table:table-row table:style-name="ro1">
          <table:table-cell office:value-type="string" calcext:value-type="string">
            <text:p>Rue du Vingt Quatre Février 1848</text:p>
          </table:table-cell>
          <table:table-cell table:number-columns-repeated="9"/>
        </table:table-row>
        <table:table-row table:style-name="ro1">
          <table:table-cell office:value-type="string" calcext:value-type="string">
            <text:p>Rue Dudrézène</text:p>
          </table:table-cell>
          <table:table-cell table:number-columns-repeated="9"/>
        </table:table-row>
        <table:table-row table:style-name="ro1">
          <table:table-cell office:value-type="string" calcext:value-type="string">
            <text:p>Rue Dufour</text:p>
          </table:table-cell>
          <table:table-cell table:number-columns-repeated="9"/>
        </table:table-row>
        <table:table-row table:style-name="ro1">
          <table:table-cell office:value-type="string" calcext:value-type="string">
            <text:p>Rue Dugast Matifeux</text:p>
          </table:table-cell>
          <table:table-cell table:number-columns-repeated="9"/>
        </table:table-row>
        <table:table-row table:style-name="ro1">
          <table:table-cell office:value-type="string" calcext:value-type="string">
            <text:p>Rue Dugommier</text:p>
          </table:table-cell>
          <table:table-cell table:number-columns-repeated="9"/>
        </table:table-row>
        <table:table-row table:style-name="ro1">
          <table:table-cell office:value-type="string" calcext:value-type="string">
            <text:p>Rue Dupleix</text:p>
          </table:table-cell>
          <table:table-cell table:number-columns-repeated="9"/>
        </table:table-row>
        <table:table-row table:style-name="ro1">
          <table:table-cell office:value-type="string" calcext:value-type="string">
            <text:p>Rue Durance</text:p>
          </table:table-cell>
          <table:table-cell table:number-columns-repeated="9"/>
        </table:table-row>
        <table:table-row table:style-name="ro1">
          <table:table-cell office:value-type="string" calcext:value-type="string">
            <text:p>Rue Duvoisin</text:p>
          </table:table-cell>
          <table:table-cell table:number-columns-repeated="9"/>
        </table:table-row>
        <table:table-row table:style-name="ro1">
          <table:table-cell office:value-type="string" calcext:value-type="string">
            <text:p>Rue Ecorchard</text:p>
          </table:table-cell>
          <table:table-cell table:number-columns-repeated="9"/>
        </table:table-row>
        <table:table-row table:style-name="ro1">
          <table:table-cell office:value-type="string" calcext:value-type="string">
            <text:p>Rue Edgar Degas</text:p>
          </table:table-cell>
          <table:table-cell table:number-columns-repeated="9"/>
        </table:table-row>
        <table:table-row table:style-name="ro1">
          <table:table-cell office:value-type="string" calcext:value-type="string">
            <text:p>Rue Edgar Quinet</text:p>
          </table:table-cell>
          <table:table-cell table:number-columns-repeated="9"/>
        </table:table-row>
        <table:table-row table:style-name="ro1">
          <table:table-cell office:value-type="string" calcext:value-type="string">
            <text:p>Rue Edison</text:p>
          </table:table-cell>
          <table:table-cell table:number-columns-repeated="9"/>
        </table:table-row>
        <table:table-row table:style-name="ro1">
          <table:table-cell office:value-type="string" calcext:value-type="string">
            <text:p>Rue Edme Mariotte</text:p>
          </table:table-cell>
          <table:table-cell table:number-columns-repeated="9"/>
        </table:table-row>
        <table:table-row table:style-name="ro1">
          <table:table-cell office:value-type="string" calcext:value-type="string">
            <text:p>Rue Edmond Bertreux</text:p>
          </table:table-cell>
          <table:table-cell table:number-columns-repeated="9"/>
        </table:table-row>
        <table:table-row table:style-name="ro1">
          <table:table-cell office:value-type="string" calcext:value-type="string">
            <text:p>Rue Edmond Biré</text:p>
          </table:table-cell>
          <table:table-cell table:number-columns-repeated="9"/>
        </table:table-row>
        <table:table-row table:style-name="ro1">
          <table:table-cell office:value-type="string" calcext:value-type="string">
            <text:p>Rue Edmond Jacquelin</text:p>
          </table:table-cell>
          <table:table-cell table:number-columns-repeated="9"/>
        </table:table-row>
        <table:table-row table:style-name="ro1">
          <table:table-cell office:value-type="string" calcext:value-type="string">
            <text:p>Rue Edmond Prieur</text:p>
          </table:table-cell>
          <table:table-cell table:number-columns-repeated="9"/>
        </table:table-row>
        <table:table-row table:style-name="ro1">
          <table:table-cell office:value-type="string" calcext:value-type="string">
            <text:p>Rue Edmond Rostand</text:p>
          </table:table-cell>
          <table:table-cell table:number-columns-repeated="9"/>
        </table:table-row>
        <table:table-row table:style-name="ro1">
          <table:table-cell office:value-type="string" calcext:value-type="string">
            <text:p>Rue Edmund Hillary</text:p>
          </table:table-cell>
          <table:table-cell table:number-columns-repeated="9"/>
        </table:table-row>
        <table:table-row table:style-name="ro1">
          <table:table-cell office:value-type="string" calcext:value-type="string">
            <text:p>Rue Edouard Nignon</text:p>
          </table:table-cell>
          <table:table-cell table:number-columns-repeated="9"/>
        </table:table-row>
        <table:table-row table:style-name="ro1">
          <table:table-cell office:value-type="string" calcext:value-type="string">
            <text:p>Rue Elie Crépeau</text:p>
          </table:table-cell>
          <table:table-cell table:number-columns-repeated="9"/>
        </table:table-row>
        <table:table-row table:style-name="ro1">
          <table:table-cell office:value-type="string" calcext:value-type="string">
            <text:p>Rue Elie Delaunay</text:p>
          </table:table-cell>
          <table:table-cell table:number-columns-repeated="9"/>
        </table:table-row>
        <table:table-row table:style-name="ro1">
          <table:table-cell office:value-type="string" calcext:value-type="string">
            <text:p>Rue Emile Borel</text:p>
          </table:table-cell>
          <table:table-cell table:number-columns-repeated="9"/>
        </table:table-row>
        <table:table-row table:style-name="ro1">
          <table:table-cell office:value-type="string" calcext:value-type="string">
            <text:p>Rue Emile Cheysson</text:p>
          </table:table-cell>
          <table:table-cell table:number-columns-repeated="9"/>
        </table:table-row>
        <table:table-row table:style-name="ro1">
          <table:table-cell office:value-type="string" calcext:value-type="string">
            <text:p>Rue Emile Cossé</text:p>
          </table:table-cell>
          <table:table-cell table:number-columns-repeated="9"/>
        </table:table-row>
        <table:table-row table:style-name="ro1">
          <table:table-cell office:value-type="string" calcext:value-type="string">
            <text:p>Rue Emile Dezaunay</text:p>
          </table:table-cell>
          <table:table-cell table:number-columns-repeated="9"/>
        </table:table-row>
        <table:table-row table:style-name="ro1">
          <table:table-cell office:value-type="string" calcext:value-type="string">
            <text:p>Rue Emile Duployé</text:p>
          </table:table-cell>
          <table:table-cell table:number-columns-repeated="9"/>
        </table:table-row>
        <table:table-row table:style-name="ro1">
          <table:table-cell office:value-type="string" calcext:value-type="string">
            <text:p>Rue Emile Gadeceau</text:p>
          </table:table-cell>
          <table:table-cell table:number-columns-repeated="9"/>
        </table:table-row>
        <table:table-row table:style-name="ro1">
          <table:table-cell office:value-type="string" calcext:value-type="string">
            <text:p>Rue Emile Loubet</text:p>
          </table:table-cell>
          <table:table-cell table:number-columns-repeated="9"/>
        </table:table-row>
        <table:table-row table:style-name="ro1">
          <table:table-cell office:value-type="string" calcext:value-type="string">
            <text:p>Rue Emile Masson</text:p>
          </table:table-cell>
          <table:table-cell table:number-columns-repeated="9"/>
        </table:table-row>
        <table:table-row table:style-name="ro1">
          <table:table-cell office:value-type="string" calcext:value-type="string">
            <text:p>Rue Emile Péhant</text:p>
          </table:table-cell>
          <table:table-cell table:number-columns-repeated="9"/>
        </table:table-row>
        <table:table-row table:style-name="ro1">
          <table:table-cell office:value-type="string" calcext:value-type="string">
            <text:p>Rue Emile Pradal</text:p>
          </table:table-cell>
          <table:table-cell table:number-columns-repeated="9"/>
        </table:table-row>
        <table:table-row table:style-name="ro1">
          <table:table-cell office:value-type="string" calcext:value-type="string">
            <text:p>Rue Emile Souvestre</text:p>
          </table:table-cell>
          <table:table-cell table:number-columns-repeated="9"/>
        </table:table-row>
        <table:table-row table:style-name="ro1">
          <table:table-cell office:value-type="string" calcext:value-type="string">
            <text:p>Rue Emilienne Leroux</text:p>
          </table:table-cell>
          <table:table-cell table:number-columns-repeated="9"/>
        </table:table-row>
        <table:table-row table:style-name="ro1">
          <table:table-cell office:value-type="string" calcext:value-type="string">
            <text:p>Rue Emmanuel Fougerat</text:p>
          </table:table-cell>
          <table:table-cell table:number-columns-repeated="9"/>
        </table:table-row>
        <table:table-row table:style-name="ro1">
          <table:table-cell office:value-type="string" calcext:value-type="string">
            <text:p>Rue Eric Tabarly</text:p>
          </table:table-cell>
          <table:table-cell table:number-columns-repeated="9"/>
        </table:table-row>
        <table:table-row table:style-name="ro1">
          <table:table-cell office:value-type="string" calcext:value-type="string">
            <text:p>Rue Ernest Legouvé</text:p>
          </table:table-cell>
          <table:table-cell table:number-columns-repeated="9"/>
        </table:table-row>
        <table:table-row table:style-name="ro1">
          <table:table-cell office:value-type="string" calcext:value-type="string">
            <text:p>Rue Ernest Meissonnier</text:p>
          </table:table-cell>
          <table:table-cell table:number-columns-repeated="9"/>
        </table:table-row>
        <table:table-row table:style-name="ro1">
          <table:table-cell office:value-type="string" calcext:value-type="string">
            <text:p>Rue Esnoult des Châtelets</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Destranges</text:p>
          </table:table-cell>
          <table:table-cell table:number-columns-repeated="9"/>
        </table:table-row>
        <table:table-row table:style-name="ro1">
          <table:table-cell office:value-type="string" calcext:value-type="string">
            <text:p>Rue Etienne Dolet</text:p>
          </table:table-cell>
          <table:table-cell table:number-columns-repeated="9"/>
        </table:table-row>
        <table:table-row table:style-name="ro1">
          <table:table-cell office:value-type="string" calcext:value-type="string">
            <text:p>Rue Etienne Etiennez</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Larchey</text:p>
          </table:table-cell>
          <table:table-cell table:number-columns-repeated="9"/>
        </table:table-row>
        <table:table-row table:style-name="ro1">
          <table:table-cell office:value-type="string" calcext:value-type="string">
            <text:p>Rue Etienne Mahot</text:p>
          </table:table-cell>
          <table:table-cell table:number-columns-repeated="9"/>
        </table:table-row>
        <table:table-row table:style-name="ro1">
          <table:table-cell office:value-type="string" calcext:value-type="string">
            <text:p>Rue Eugène Barrault</text:p>
          </table:table-cell>
          <table:table-cell table:number-columns-repeated="9"/>
        </table:table-row>
        <table:table-row table:style-name="ro1">
          <table:table-cell office:value-type="string" calcext:value-type="string">
            <text:p>Rue Eugène Bégarie</text:p>
          </table:table-cell>
          <table:table-cell table:number-columns-repeated="9"/>
        </table:table-row>
        <table:table-row table:style-name="ro1">
          <table:table-cell office:value-type="string" calcext:value-type="string">
            <text:p>Rue Eugène Delacroix</text:p>
          </table:table-cell>
          <table:table-cell table:number-columns-repeated="9"/>
        </table:table-row>
        <table:table-row table:style-name="ro1">
          <table:table-cell office:value-type="string" calcext:value-type="string">
            <text:p>Rue Eugène Le Roux</text:p>
          </table:table-cell>
          <table:table-cell table:number-columns-repeated="9"/>
        </table:table-row>
        <table:table-row table:style-name="ro1">
          <table:table-cell office:value-type="string" calcext:value-type="string">
            <text:p>Rue Eugène Pergeline</text:p>
          </table:table-cell>
          <table:table-cell table:number-columns-repeated="9"/>
        </table:table-row>
        <table:table-row table:style-name="ro1">
          <table:table-cell office:value-type="string" calcext:value-type="string">
            <text:p>Rue Eugène Tessier</text:p>
          </table:table-cell>
          <table:table-cell table:number-columns-repeated="9"/>
        </table:table-row>
        <table:table-row table:style-name="ro1">
          <table:table-cell office:value-type="string" calcext:value-type="string">
            <text:p>Rue Eugène Thomas</text:p>
          </table:table-cell>
          <table:table-cell table:number-columns-repeated="9"/>
        </table:table-row>
        <table:table-row table:style-name="ro1">
          <table:table-cell office:value-type="string" calcext:value-type="string">
            <text:p>Rue Eugène Varlin</text:p>
          </table:table-cell>
          <table:table-cell table:number-columns-repeated="9"/>
        </table:table-row>
        <table:table-row table:style-name="ro1">
          <table:table-cell office:value-type="string" calcext:value-type="string">
            <text:p>Rue Eugénie Cotton</text:p>
          </table:table-cell>
          <table:table-cell table:number-columns-repeated="9"/>
        </table:table-row>
        <table:table-row table:style-name="ro1">
          <table:table-cell office:value-type="string" calcext:value-type="string">
            <text:p>Rue Eugènie Viole</text:p>
          </table:table-cell>
          <table:table-cell table:number-columns-repeated="9"/>
        </table:table-row>
        <table:table-row table:style-name="ro1">
          <table:table-cell office:value-type="string" calcext:value-type="string">
            <text:p>Rue Evariste Luminais</text:p>
          </table:table-cell>
          <table:table-cell table:number-columns-repeated="9"/>
        </table:table-row>
        <table:table-row table:style-name="ro1">
          <table:table-cell office:value-type="string" calcext:value-type="string">
            <text:p>Rue Evêque Emilien</text:p>
          </table:table-cell>
          <table:table-cell table:number-columns-repeated="9"/>
        </table:table-row>
        <table:table-row table:style-name="ro1">
          <table:table-cell office:value-type="string" calcext:value-type="string">
            <text:p>Rue Fabert</text:p>
          </table:table-cell>
          <table:table-cell table:number-columns-repeated="9"/>
        </table:table-row>
        <table:table-row table:style-name="ro1">
          <table:table-cell office:value-type="string" calcext:value-type="string">
            <text:p>Rue Falconet</text:p>
          </table:table-cell>
          <table:table-cell table:number-columns-repeated="9"/>
        </table:table-row>
        <table:table-row table:style-name="ro1">
          <table:table-cell office:value-type="string" calcext:value-type="string">
            <text:p>Rue Fanny Peccot</text:p>
          </table:table-cell>
          <table:table-cell table:number-columns-repeated="9"/>
        </table:table-row>
        <table:table-row table:style-name="ro1">
          <table:table-cell office:value-type="string" calcext:value-type="string">
            <text:p>Rue Félibien</text:p>
          </table:table-cell>
          <table:table-cell table:number-columns-repeated="9"/>
        </table:table-row>
        <table:table-row table:style-name="ro1">
          <table:table-cell office:value-type="string" calcext:value-type="string">
            <text:p>Rue Félix Eboué</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Lemoine</text:p>
          </table:table-cell>
          <table:table-cell table:number-columns-repeated="9"/>
        </table:table-row>
        <table:table-row table:style-name="ro1">
          <table:table-cell office:value-type="string" calcext:value-type="string">
            <text:p>Rue Félix Marquet</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Thomas</text:p>
          </table:table-cell>
          <table:table-cell table:number-columns-repeated="9"/>
        </table:table-row>
        <table:table-row table:style-name="ro1">
          <table:table-cell office:value-type="string" calcext:value-type="string">
            <text:p>Rue Fellonneau</text:p>
          </table:table-cell>
          <table:table-cell table:number-columns-repeated="9"/>
        </table:table-row>
        <table:table-row table:style-name="ro1">
          <table:table-cell office:value-type="string" calcext:value-type="string">
            <text:p>Rue Fénelon</text:p>
          </table:table-cell>
          <table:table-cell table:number-columns-repeated="9"/>
        </table:table-row>
        <table:table-row table:style-name="ro1">
          <table:table-cell office:value-type="string" calcext:value-type="string">
            <text:p>Rue Ferdinand Buisson</text:p>
          </table:table-cell>
          <table:table-cell table:number-columns-repeated="9"/>
        </table:table-row>
        <table:table-row table:style-name="ro1">
          <table:table-cell office:value-type="string" calcext:value-type="string">
            <text:p>Rue Fernand Pelloutier</text:p>
          </table:table-cell>
          <table:table-cell table:number-columns-repeated="9"/>
        </table:table-row>
        <table:table-row table:style-name="ro1">
          <table:table-cell office:value-type="string" calcext:value-type="string">
            <text:p>Rue Fernand Pineau Chaillou</text:p>
          </table:table-cell>
          <table:table-cell table:number-columns-repeated="9"/>
        </table:table-row>
        <table:table-row table:style-name="ro1">
          <table:table-cell office:value-type="string" calcext:value-type="string">
            <text:p>Rue Ferréol Bolo</text:p>
          </table:table-cell>
          <table:table-cell table:number-columns-repeated="9"/>
        </table:table-row>
        <table:table-row table:style-name="ro1">
          <table:table-cell office:value-type="string" calcext:value-type="string">
            <text:p>Rue Firmin Colas</text:p>
          </table:table-cell>
          <table:table-cell table:number-columns-repeated="9"/>
        </table:table-row>
        <table:table-row table:style-name="ro1">
          <table:table-cell office:value-type="string" calcext:value-type="string">
            <text:p>Rue Flandres Dunkerque 40</text:p>
          </table:table-cell>
          <table:table-cell table:number-columns-repeated="9"/>
        </table:table-row>
        <table:table-row table:style-name="ro1">
          <table:table-cell office:value-type="string" calcext:value-type="string">
            <text:p>Rue Fléchier</text:p>
          </table:table-cell>
          <table:table-cell table:number-columns-repeated="9"/>
        </table:table-row>
        <table:table-row table:style-name="ro1">
          <table:table-cell office:value-type="string" calcext:value-type="string">
            <text:p>Rue Floréal</text:p>
          </table:table-cell>
          <table:table-cell table:number-columns-repeated="9"/>
        </table:table-row>
        <table:table-row table:style-name="ro1">
          <table:table-cell office:value-type="string" calcext:value-type="string">
            <text:p>Rue Fontaine de Barbin</text:p>
          </table:table-cell>
          <table:table-cell table:number-columns-repeated="9"/>
        </table:table-row>
        <table:table-row table:style-name="ro1">
          <table:table-cell office:value-type="string" calcext:value-type="string">
            <text:p>Rue Fontaine des Baronnies</text:p>
          </table:table-cell>
          <table:table-cell table:number-columns-repeated="9"/>
        </table:table-row>
        <table:table-row table:style-name="ro1">
          <table:table-cell office:value-type="string" calcext:value-type="string">
            <text:p>Rue Fourcroy</text:p>
          </table:table-cell>
          <table:table-cell table:number-columns-repeated="9"/>
        </table:table-row>
        <table:table-row table:style-name="ro1">
          <table:table-cell office:value-type="string" calcext:value-type="string">
            <text:p>Rue Fouré</text:p>
          </table:table-cell>
          <table:table-cell table:number-columns-repeated="9"/>
        </table:table-row>
        <table:table-row table:style-name="ro1">
          <table:table-cell office:value-type="string" calcext:value-type="string">
            <text:p>Rue Francis de Pressensé</text:p>
          </table:table-cell>
          <table:table-cell table:number-columns-repeated="9"/>
        </table:table-row>
        <table:table-row table:style-name="ro1">
          <table:table-cell office:value-type="string" calcext:value-type="string">
            <text:p>Rue Francis Garnier</text:p>
          </table:table-cell>
          <table:table-cell table:number-columns-repeated="9"/>
        </table:table-row>
        <table:table-row table:style-name="ro1">
          <table:table-cell office:value-type="string" calcext:value-type="string">
            <text:p>Rue Francis Jammes</text:p>
          </table:table-cell>
          <table:table-cell table:number-columns-repeated="9"/>
        </table:table-row>
        <table:table-row table:style-name="ro1">
          <table:table-cell office:value-type="string" calcext:value-type="string">
            <text:p>Rue Francis Leray</text:p>
          </table:table-cell>
          <table:table-cell table:number-columns-repeated="9"/>
        </table:table-row>
        <table:table-row table:style-name="ro1">
          <table:table-cell office:value-type="string" calcext:value-type="string">
            <text:p>Rue Francis Merlant</text:p>
          </table:table-cell>
          <table:table-cell table:number-columns-repeated="9"/>
        </table:table-row>
        <table:table-row table:style-name="ro1">
          <table:table-cell office:value-type="string" calcext:value-type="string">
            <text:p>Rue Francis Portais</text:p>
          </table:table-cell>
          <table:table-cell table:number-columns-repeated="9"/>
        </table:table-row>
        <table:table-row table:style-name="ro1">
          <table:table-cell office:value-type="string" calcext:value-type="string">
            <text:p>Rue Francisco Ferrer</text:p>
          </table:table-cell>
          <table:table-cell table:number-columns-repeated="9"/>
        </table:table-row>
        <table:table-row table:style-name="ro1">
          <table:table-cell office:value-type="string" calcext:value-type="string">
            <text:p>Rue François Albert</text:p>
          </table:table-cell>
          <table:table-cell table:number-columns-repeated="9"/>
        </table:table-row>
        <table:table-row table:style-name="ro1">
          <table:table-cell office:value-type="string" calcext:value-type="string">
            <text:p>Rue François Bonamy</text:p>
          </table:table-cell>
          <table:table-cell table:number-columns-repeated="9"/>
        </table:table-row>
        <table:table-row table:style-name="ro1">
          <table:table-cell office:value-type="string" calcext:value-type="string">
            <text:p>Rue François Bruneau</text:p>
          </table:table-cell>
          <table:table-cell table:number-columns-repeated="9"/>
        </table:table-row>
        <table:table-row table:style-name="ro1">
          <table:table-cell office:value-type="string" calcext:value-type="string">
            <text:p>Rue François Coppée</text:p>
          </table:table-cell>
          <table:table-cell table:number-columns-repeated="9"/>
        </table:table-row>
        <table:table-row table:style-name="ro1">
          <table:table-cell office:value-type="string" calcext:value-type="string">
            <text:p>Rue François Evellin</text:p>
          </table:table-cell>
          <table:table-cell table:number-columns-repeated="9"/>
        </table:table-row>
        <table:table-row table:style-name="ro1">
          <table:table-cell office:value-type="string" calcext:value-type="string">
            <text:p>Rue François Farineau</text:p>
          </table:table-cell>
          <table:table-cell table:number-columns-repeated="9"/>
        </table:table-row>
        <table:table-row table:style-name="ro1">
          <table:table-cell office:value-type="string" calcext:value-type="string">
            <text:p>Rue François Hennebique</text:p>
          </table:table-cell>
          <table:table-cell table:number-columns-repeated="9"/>
        </table:table-row>
        <table:table-row table:style-name="ro1">
          <table:table-cell office:value-type="string" calcext:value-type="string">
            <text:p>Rue François Joseph Talma</text:p>
          </table:table-cell>
          <table:table-cell table:number-columns-repeated="9"/>
        </table:table-row>
        <table:table-row table:style-name="ro1">
          <table:table-cell office:value-type="string" calcext:value-type="string">
            <text:p>Rue François Lizé</text:p>
          </table:table-cell>
          <table:table-cell table:number-columns-repeated="9"/>
        </table:table-row>
        <table:table-row table:style-name="ro1">
          <table:table-cell office:value-type="string" calcext:value-type="string">
            <text:p>Rue François Mauriac</text:p>
          </table:table-cell>
          <table:table-cell table:number-columns-repeated="9"/>
        </table:table-row>
        <table:table-row table:style-name="ro1">
          <table:table-cell office:value-type="string" calcext:value-type="string">
            <text:p>Rue François Salières</text:p>
          </table:table-cell>
          <table:table-cell table:number-columns-repeated="9"/>
        </table:table-row>
        <table:table-row table:style-name="ro1">
          <table:table-cell office:value-type="string" calcext:value-type="string">
            <text:p>Rue François Sire</text:p>
          </table:table-cell>
          <table:table-cell table:number-columns-repeated="9"/>
        </table:table-row>
        <table:table-row table:style-name="ro1">
          <table:table-cell office:value-type="string" calcext:value-type="string">
            <text:p>Rue François Villon</text:p>
          </table:table-cell>
          <table:table-cell table:number-columns-repeated="9"/>
        </table:table-row>
        <table:table-row table:style-name="ro1">
          <table:table-cell office:value-type="string" calcext:value-type="string">
            <text:p>Rue Françoise Giroud</text:p>
          </table:table-cell>
          <table:table-cell table:number-columns-repeated="9"/>
        </table:table-row>
        <table:table-row table:style-name="ro1">
          <table:table-cell office:value-type="string" calcext:value-type="string">
            <text:p>Rue Franklin</text:p>
          </table:table-cell>
          <table:table-cell table:number-columns-repeated="9"/>
        </table:table-row>
        <table:table-row table:style-name="ro1">
          <table:table-cell office:value-type="string" calcext:value-type="string">
            <text:p>Rue Frédéric Cailliaud</text:p>
          </table:table-cell>
          <table:table-cell table:number-columns-repeated="9"/>
        </table:table-row>
        <table:table-row table:style-name="ro1">
          <table:table-cell office:value-type="string" calcext:value-type="string">
            <text:p>Rue Frédéric Kuhlmann</text:p>
          </table:table-cell>
          <table:table-cell table:number-columns-repeated="9"/>
        </table:table-row>
        <table:table-row table:style-name="ro1">
          <table:table-cell office:value-type="string" calcext:value-type="string">
            <text:p>Rue Frédéric Mistral</text:p>
          </table:table-cell>
          <table:table-cell table:number-columns-repeated="9"/>
        </table:table-row>
        <table:table-row table:style-name="ro1">
          <table:table-cell office:value-type="string" calcext:value-type="string">
            <text:p>Rue Frédéric Ozanam</text:p>
          </table:table-cell>
          <table:table-cell table:number-columns-repeated="9"/>
        </table:table-row>
        <table:table-row table:style-name="ro1">
          <table:table-cell office:value-type="string" calcext:value-type="string">
            <text:p>Rue Frédureau</text:p>
          </table:table-cell>
          <table:table-cell table:number-columns-repeated="9"/>
        </table:table-row>
        <table:table-row table:style-name="ro1">
          <table:table-cell office:value-type="string" calcext:value-type="string">
            <text:p>Rue Frère Alexandre Lemesle</text:p>
          </table:table-cell>
          <table:table-cell table:number-columns-repeated="9"/>
        </table:table-row>
        <table:table-row table:style-name="ro1">
          <table:table-cell office:value-type="string" calcext:value-type="string">
            <text:p>Rue Frère Allaire</text:p>
          </table:table-cell>
          <table:table-cell table:number-columns-repeated="9"/>
        </table:table-row>
        <table:table-row table:style-name="ro1">
          <table:table-cell office:value-type="string" calcext:value-type="string">
            <text:p>Rue Frère Henri</text:p>
          </table:table-cell>
          <table:table-cell table:number-columns-repeated="9"/>
        </table:table-row>
        <table:table-row table:style-name="ro1">
          <table:table-cell office:value-type="string" calcext:value-type="string">
            <text:p>Rue Frère Louis</text:p>
          </table:table-cell>
          <table:table-cell table:number-columns-repeated="9"/>
        </table:table-row>
        <table:table-row table:style-name="ro1">
          <table:table-cell office:value-type="string" calcext:value-type="string">
            <text:p>Rue Fructidor</text:p>
          </table:table-cell>
          <table:table-cell table:number-columns-repeated="9"/>
        </table:table-row>
        <table:table-row table:style-name="ro1">
          <table:table-cell office:value-type="string" calcext:value-type="string">
            <text:p>Rue Fulton</text:p>
          </table:table-cell>
          <table:table-cell table:number-columns-repeated="9"/>
        </table:table-row>
        <table:table-row table:style-name="ro1">
          <table:table-cell office:value-type="string" calcext:value-type="string">
            <text:p>Rue Gabriel</text:p>
          </table:table-cell>
          <table:table-cell table:number-columns-repeated="9"/>
        </table:table-row>
        <table:table-row table:style-name="ro1">
          <table:table-cell office:value-type="string" calcext:value-type="string">
            <text:p>Rue Gabriel Faure</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Lippmann</text:p>
          </table:table-cell>
          <table:table-cell table:number-columns-repeated="9"/>
        </table:table-row>
        <table:table-row table:style-name="ro1">
          <table:table-cell office:value-type="string" calcext:value-type="string">
            <text:p>Rue Gabriel Luneau</text:p>
          </table:table-cell>
          <table:table-cell table:number-columns-repeated="9"/>
        </table:table-row>
        <table:table-row table:style-name="ro1">
          <table:table-cell office:value-type="string" calcext:value-type="string">
            <text:p>Rue Gabriel Péri</text:p>
          </table:table-cell>
          <table:table-cell table:number-columns-repeated="9"/>
        </table:table-row>
        <table:table-row table:style-name="ro1">
          <table:table-cell office:value-type="string" calcext:value-type="string">
            <text:p>Rue Gabriel Poulain</text:p>
          </table:table-cell>
          <table:table-cell table:number-columns-repeated="9"/>
        </table:table-row>
        <table:table-row table:style-name="ro1">
          <table:table-cell office:value-type="string" calcext:value-type="string">
            <text:p>Rue Gaëtan Rondeau</text:p>
          </table:table-cell>
          <table:table-cell table:number-columns-repeated="9"/>
        </table:table-row>
        <table:table-row table:style-name="ro1">
          <table:table-cell office:value-type="string" calcext:value-type="string">
            <text:p>Rue Galilée</text:p>
          </table:table-cell>
          <table:table-cell table:number-columns-repeated="9"/>
        </table:table-row>
        <table:table-row table:style-name="ro1">
          <table:table-cell office:value-type="string" calcext:value-type="string">
            <text:p>Rue Gambetta</text:p>
          </table:table-cell>
          <table:table-cell table:number-columns-repeated="9"/>
        </table:table-row>
        <table:table-row table:style-name="ro1">
          <table:table-cell office:value-type="string" calcext:value-type="string">
            <text:p>Rue Garde Dieu</text:p>
          </table:table-cell>
          <table:table-cell table:number-columns-repeated="9"/>
        </table:table-row>
        <table:table-row table:style-name="ro1">
          <table:table-cell office:value-type="string" calcext:value-type="string">
            <text:p>Rue Garibaldi</text:p>
          </table:table-cell>
          <table:table-cell table:number-columns-repeated="9"/>
        </table:table-row>
        <table:table-row table:style-name="ro1">
          <table:table-cell office:value-type="string" calcext:value-type="string">
            <text:p>Rue Gaspard Coriolis</text:p>
          </table:table-cell>
          <table:table-cell table:number-columns-repeated="9"/>
        </table:table-row>
        <table:table-row table:style-name="ro1">
          <table:table-cell office:value-type="string" calcext:value-type="string">
            <text:p>Rue Gassendi</text:p>
          </table:table-cell>
          <table:table-cell table:number-columns-repeated="9"/>
        </table:table-row>
        <table:table-row table:style-name="ro1">
          <table:table-cell office:value-type="string" calcext:value-type="string">
            <text:p>Rue Gaston Michel</text:p>
          </table:table-cell>
          <table:table-cell table:number-columns-repeated="9"/>
        </table:table-row>
        <table:table-row table:style-name="ro1">
          <table:table-cell office:value-type="string" calcext:value-type="string">
            <text:p>Rue Gaston Turpin</text:p>
          </table:table-cell>
          <table:table-cell table:number-columns-repeated="9"/>
        </table:table-row>
        <table:table-row table:style-name="ro1">
          <table:table-cell office:value-type="string" calcext:value-type="string">
            <text:p>Rue Gaston Veil</text:p>
          </table:table-cell>
          <table:table-cell table:number-columns-repeated="9"/>
        </table:table-row>
        <table:table-row table:style-name="ro1">
          <table:table-cell office:value-type="string" calcext:value-type="string">
            <text:p>Rue Gay Lussac</text:p>
          </table:table-cell>
          <table:table-cell table:number-columns-repeated="9"/>
        </table:table-row>
        <table:table-row table:style-name="ro1">
          <table:table-cell office:value-type="string" calcext:value-type="string">
            <text:p>Rue Général Bedeau</text:p>
          </table:table-cell>
          <table:table-cell table:number-columns-repeated="9"/>
        </table:table-row>
        <table:table-row table:style-name="ro1">
          <table:table-cell office:value-type="string" calcext:value-type="string">
            <text:p>Rue Général Buat</text:p>
          </table:table-cell>
          <table:table-cell table:number-columns-repeated="9"/>
        </table:table-row>
        <table:table-row table:style-name="ro1">
          <table:table-cell office:value-type="string" calcext:value-type="string">
            <text:p>Rue Général De Castelnau</text:p>
          </table:table-cell>
          <table:table-cell table:number-columns-repeated="9"/>
        </table:table-row>
        <table:table-row table:style-name="ro1">
          <table:table-cell office:value-type="string" calcext:value-type="string">
            <text:p>Rue Général de Goyon</text:p>
          </table:table-cell>
          <table:table-cell table:number-columns-repeated="9"/>
        </table:table-row>
        <table:table-row table:style-name="ro1">
          <table:table-cell office:value-type="string" calcext:value-type="string">
            <text:p>Rue Général de Lasalle</text:p>
          </table:table-cell>
          <table:table-cell table:number-columns-repeated="9"/>
        </table:table-row>
        <table:table-row table:style-name="ro1">
          <table:table-cell office:value-type="string" calcext:value-type="string">
            <text:p>Rue Général de Sonis</text:p>
          </table:table-cell>
          <table:table-cell table:number-columns-repeated="9"/>
        </table:table-row>
        <table:table-row table:style-name="ro1">
          <table:table-cell office:value-type="string" calcext:value-type="string">
            <text:p>Rue Général de Torquat</text:p>
          </table:table-cell>
          <table:table-cell table:number-columns-repeated="9"/>
        </table:table-row>
        <table:table-row table:style-name="ro1">
          <table:table-cell office:value-type="string" calcext:value-type="string">
            <text:p>Rue Général de Wet</text:p>
          </table:table-cell>
          <table:table-cell table:number-columns-repeated="9"/>
        </table:table-row>
        <table:table-row table:style-name="ro1">
          <table:table-cell office:value-type="string" calcext:value-type="string">
            <text:p>Rue Général Haxo</text:p>
          </table:table-cell>
          <table:table-cell table:number-columns-repeated="9"/>
        </table:table-row>
        <table:table-row table:style-name="ro1">
          <table:table-cell office:value-type="string" calcext:value-type="string">
            <text:p>Rue Général Lanrezac</text:p>
          </table:table-cell>
          <table:table-cell table:number-columns-repeated="9"/>
        </table:table-row>
        <table:table-row table:style-name="ro1">
          <table:table-cell office:value-type="string" calcext:value-type="string">
            <text:p>Rue Général Laperrine</text:p>
          </table:table-cell>
          <table:table-cell table:number-columns-repeated="9"/>
        </table:table-row>
        <table:table-row table:style-name="ro1">
          <table:table-cell office:value-type="string" calcext:value-type="string">
            <text:p>Rue Général Le Flo</text:p>
          </table:table-cell>
          <table:table-cell table:number-columns-repeated="9"/>
        </table:table-row>
        <table:table-row table:style-name="ro1">
          <table:table-cell office:value-type="string" calcext:value-type="string">
            <text:p>Rue Général Leclerc de Hautecloque</text:p>
          </table:table-cell>
          <table:table-cell table:number-columns-repeated="9"/>
        </table:table-row>
        <table:table-row table:style-name="ro1">
          <table:table-cell office:value-type="string" calcext:value-type="string">
            <text:p>Rue Général Margueritte</text:p>
          </table:table-cell>
          <table:table-cell table:number-columns-repeated="9"/>
        </table:table-row>
        <table:table-row table:style-name="ro1">
          <table:table-cell office:value-type="string" calcext:value-type="string">
            <text:p>Rue Général Meusnier</text:p>
          </table:table-cell>
          <table:table-cell table:number-columns-repeated="9"/>
        </table:table-row>
        <table:table-row table:style-name="ro1">
          <table:table-cell office:value-type="string" calcext:value-type="string">
            <text:p>Rue Général O Neil</text:p>
          </table:table-cell>
          <table:table-cell table:number-columns-repeated="9"/>
        </table:table-row>
        <table:table-row table:style-name="ro1">
          <table:table-cell office:value-type="string" calcext:value-type="string">
            <text:p>Rue Général Travot</text:p>
          </table:table-cell>
          <table:table-cell table:number-columns-repeated="9"/>
        </table:table-row>
        <table:table-row table:style-name="ro1">
          <table:table-cell office:value-type="string" calcext:value-type="string">
            <text:p>Rue Gentiane</text:p>
          </table:table-cell>
          <table:table-cell table:number-columns-repeated="9"/>
        </table:table-row>
        <table:table-row table:style-name="ro1">
          <table:table-cell office:value-type="string" calcext:value-type="string">
            <text:p>Rue Geoffroy</text:p>
          </table:table-cell>
          <table:table-cell table:number-columns-repeated="9"/>
        </table:table-row>
        <table:table-row table:style-name="ro1">
          <table:table-cell office:value-type="string" calcext:value-type="string">
            <text:p>Rue Geoffroy Drouet</text:p>
          </table:table-cell>
          <table:table-cell table:number-columns-repeated="9"/>
        </table:table-row>
        <table:table-row table:style-name="ro1">
          <table:table-cell office:value-type="string" calcext:value-type="string">
            <text:p>Rue George Joseph Kamel</text:p>
          </table:table-cell>
          <table:table-cell table:number-columns-repeated="9"/>
        </table:table-row>
        <table:table-row table:style-name="ro1">
          <table:table-cell office:value-type="string" calcext:value-type="string">
            <text:p>Rue George Sand</text:p>
          </table:table-cell>
          <table:table-cell table:number-columns-repeated="9"/>
        </table:table-row>
        <table:table-row table:style-name="ro1">
          <table:table-cell office:value-type="string" calcext:value-type="string">
            <text:p>Rue Georges Bernanos</text:p>
          </table:table-cell>
          <table:table-cell table:number-columns-repeated="9"/>
        </table:table-row>
        <table:table-row table:style-name="ro1">
          <table:table-cell office:value-type="string" calcext:value-type="string">
            <text:p>Rue Georges Bizot</text:p>
          </table:table-cell>
          <table:table-cell table:number-columns-repeated="9"/>
        </table:table-row>
        <table:table-row table:style-name="ro1">
          <table:table-cell office:value-type="string" calcext:value-type="string">
            <text:p>Rue Georges Charrier</text:p>
          </table:table-cell>
          <table:table-cell table:number-columns-repeated="9"/>
        </table:table-row>
        <table:table-row table:style-name="ro1">
          <table:table-cell office:value-type="string" calcext:value-type="string">
            <text:p>Rue Georges Chartrin</text:p>
          </table:table-cell>
          <table:table-cell table:number-columns-repeated="9"/>
        </table:table-row>
        <table:table-row table:style-name="ro1">
          <table:table-cell office:value-type="string" calcext:value-type="string">
            <text:p>Rue Georges Claude</text:p>
          </table:table-cell>
          <table:table-cell table:number-columns-repeated="9"/>
        </table:table-row>
        <table:table-row table:style-name="ro1">
          <table:table-cell office:value-type="string" calcext:value-type="string">
            <text:p>Rue Georges Clemenceau</text:p>
          </table:table-cell>
          <table:table-cell table:number-columns-repeated="9"/>
        </table:table-row>
        <table:table-row table:style-name="ro1">
          <table:table-cell office:value-type="string" calcext:value-type="string">
            <text:p>Rue Georges de la Tour</text:p>
          </table:table-cell>
          <table:table-cell table:number-columns-repeated="9"/>
        </table:table-row>
        <table:table-row table:style-name="ro1">
          <table:table-cell office:value-type="string" calcext:value-type="string">
            <text:p>Rue Georges Durivault</text:p>
          </table:table-cell>
          <table:table-cell table:number-columns-repeated="9"/>
        </table:table-row>
        <table:table-row table:style-name="ro1">
          <table:table-cell office:value-type="string" calcext:value-type="string">
            <text:p>Rue Georges Eveillard</text:p>
          </table:table-cell>
          <table:table-cell table:number-columns-repeated="9"/>
        </table:table-row>
        <table:table-row table:style-name="ro1">
          <table:table-cell office:value-type="string" calcext:value-type="string">
            <text:p>Rue Georges Guynemer</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e Mevel</text:p>
          </table:table-cell>
          <table:table-cell table:number-columns-repeated="9"/>
        </table:table-row>
        <table:table-row table:style-name="ro1">
          <table:table-cell office:value-type="string" calcext:value-type="string">
            <text:p>Rue Georges Leygues</text:p>
          </table:table-cell>
          <table:table-cell table:number-columns-repeated="9"/>
        </table:table-row>
        <table:table-row table:style-name="ro1">
          <table:table-cell office:value-type="string" calcext:value-type="string">
            <text:p>Rue Georges Méliès</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ougenot</text:p>
          </table:table-cell>
          <table:table-cell table:number-columns-repeated="9"/>
        </table:table-row>
        <table:table-row table:style-name="ro1">
          <table:table-cell office:value-type="string" calcext:value-type="string">
            <text:p>Rue Georges Painvin</text:p>
          </table:table-cell>
          <table:table-cell table:number-columns-repeated="9"/>
        </table:table-row>
        <table:table-row table:style-name="ro1">
          <table:table-cell office:value-type="string" calcext:value-type="string">
            <text:p>Rue Georges Picot</text:p>
          </table:table-cell>
          <table:table-cell table:number-columns-repeated="9"/>
        </table:table-row>
        <table:table-row table:style-name="ro1">
          <table:table-cell office:value-type="string" calcext:value-type="string">
            <text:p>Rue Germain Boffrand</text:p>
          </table:table-cell>
          <table:table-cell table:number-columns-repeated="9"/>
        </table:table-row>
        <table:table-row table:style-name="ro1">
          <table:table-cell office:value-type="string" calcext:value-type="string">
            <text:p>Rue Gilbert Bauduz</text:p>
          </table:table-cell>
          <table:table-cell table:number-columns-repeated="9"/>
        </table:table-row>
        <table:table-row table:style-name="ro1">
          <table:table-cell office:value-type="string" calcext:value-type="string">
            <text:p>Rue Giton</text:p>
          </table:table-cell>
          <table:table-cell table:number-columns-repeated="9"/>
        </table:table-row>
        <table:table-row table:style-name="ro1">
          <table:table-cell office:value-type="string" calcext:value-type="string">
            <text:p>Rue Grande Biesse</text:p>
          </table:table-cell>
          <table:table-cell table:number-columns-repeated="9"/>
        </table:table-row>
        <table:table-row table:style-name="ro1">
          <table:table-cell office:value-type="string" calcext:value-type="string">
            <text:p>Rue Gresset</text:p>
          </table:table-cell>
          <table:table-cell table:number-columns-repeated="9"/>
        </table:table-row>
        <table:table-row table:style-name="ro1">
          <table:table-cell office:value-type="string" calcext:value-type="string">
            <text:p>Rue Grétry</text:p>
          </table:table-cell>
          <table:table-cell table:number-columns-repeated="9"/>
        </table:table-row>
        <table:table-row table:style-name="ro1">
          <table:table-cell office:value-type="string" calcext:value-type="string">
            <text:p>Rue Guépin</text:p>
          </table:table-cell>
          <table:table-cell table:number-columns-repeated="9"/>
        </table:table-row>
        <table:table-row table:style-name="ro1">
          <table:table-cell office:value-type="string" calcext:value-type="string">
            <text:p>Rue Guibal</text:p>
          </table:table-cell>
          <table:table-cell table:number-columns-repeated="9"/>
        </table:table-row>
        <table:table-row table:style-name="ro1">
          <table:table-cell office:value-type="string" calcext:value-type="string">
            <text:p>Rue Guibourd de Luzinais</text:p>
          </table:table-cell>
          <table:table-cell table:number-columns-repeated="9"/>
        </table:table-row>
        <table:table-row table:style-name="ro1">
          <table:table-cell office:value-type="string" calcext:value-type="string">
            <text:p>Rue Guichen</text:p>
          </table:table-cell>
          <table:table-cell table:number-columns-repeated="9"/>
        </table:table-row>
        <table:table-row table:style-name="ro1">
          <table:table-cell office:value-type="string" calcext:value-type="string">
            <text:p>Rue Guilbaud</text:p>
          </table:table-cell>
          <table:table-cell table:number-columns-repeated="9"/>
        </table:table-row>
        <table:table-row table:style-name="ro1">
          <table:table-cell office:value-type="string" calcext:value-type="string">
            <text:p>Rue Guillard</text:p>
          </table:table-cell>
          <table:table-cell table:number-columns-repeated="9"/>
        </table:table-row>
        <table:table-row table:style-name="ro1">
          <table:table-cell office:value-type="string" calcext:value-type="string">
            <text:p>Rue Guillaume Apollinaire</text:p>
          </table:table-cell>
          <table:table-cell table:number-columns-repeated="9"/>
        </table:table-row>
        <table:table-row table:style-name="ro1">
          <table:table-cell office:value-type="string" calcext:value-type="string">
            <text:p>Rue Guillaume Grootaers</text:p>
          </table:table-cell>
          <table:table-cell table:number-columns-repeated="9"/>
        </table:table-row>
        <table:table-row table:style-name="ro1">
          <table:table-cell office:value-type="string" calcext:value-type="string">
            <text:p>Rue Guillaume Grou</text:p>
          </table:table-cell>
          <table:table-cell table:number-columns-repeated="9"/>
        </table:table-row>
        <table:table-row table:style-name="ro1">
          <table:table-cell office:value-type="string" calcext:value-type="string">
            <text:p>Rue Guillaume Touchy</text:p>
          </table:table-cell>
          <table:table-cell table:number-columns-repeated="9"/>
        </table:table-row>
        <table:table-row table:style-name="ro1">
          <table:table-cell office:value-type="string" calcext:value-type="string">
            <text:p>Rue Guillet de la Brosse</text:p>
          </table:table-cell>
          <table:table-cell table:number-columns-repeated="9"/>
        </table:table-row>
        <table:table-row table:style-name="ro1">
          <table:table-cell office:value-type="string" calcext:value-type="string">
            <text:p>Rue Gustave Charpentier</text:p>
          </table:table-cell>
          <table:table-cell table:number-columns-repeated="9"/>
        </table:table-row>
        <table:table-row table:style-name="ro1">
          <table:table-cell office:value-type="string" calcext:value-type="string">
            <text:p>Rue Gustave Eiffel</text:p>
          </table:table-cell>
          <table:table-cell table:number-columns-repeated="9"/>
        </table:table-row>
        <table:table-row table:style-name="ro1">
          <table:table-cell office:value-type="string" calcext:value-type="string">
            <text:p>Rue Gutenberg</text:p>
          </table:table-cell>
          <table:table-cell table:number-columns-repeated="9"/>
        </table:table-row>
        <table:table-row table:style-name="ro1">
          <table:table-cell office:value-type="string" calcext:value-type="string">
            <text:p>Rue Harouys</text:p>
          </table:table-cell>
          <table:table-cell table:number-columns-repeated="9"/>
        </table:table-row>
        <table:table-row table:style-name="ro1">
          <table:table-cell office:value-type="string" calcext:value-type="string">
            <text:p>Rue Harry Baur</text:p>
          </table:table-cell>
          <table:table-cell table:number-columns-repeated="9"/>
        </table:table-row>
        <table:table-row table:style-name="ro1">
          <table:table-cell office:value-type="string" calcext:value-type="string">
            <text:p>Rue Haute Roche</text:p>
          </table:table-cell>
          <table:table-cell table:number-columns-repeated="9"/>
        </table:table-row>
        <table:table-row table:style-name="ro1">
          <table:table-cell office:value-type="string" calcext:value-type="string">
            <text:p>Rue Haute Saulzaie</text:p>
          </table:table-cell>
          <table:table-cell table:number-columns-repeated="9"/>
        </table:table-row>
        <table:table-row table:style-name="ro1">
          <table:table-cell office:value-type="string" calcext:value-type="string">
            <text:p>Rue Hector Berlioz</text:p>
          </table:table-cell>
          <table:table-cell table:number-columns-repeated="9"/>
        </table:table-row>
        <table:table-row table:style-name="ro1">
          <table:table-cell office:value-type="string" calcext:value-type="string">
            <text:p>Rue Hectot</text:p>
          </table:table-cell>
          <table:table-cell table:number-columns-repeated="9"/>
        </table:table-row>
        <table:table-row table:style-name="ro1">
          <table:table-cell office:value-type="string" calcext:value-type="string">
            <text:p>Rue Hélène Boucher</text:p>
          </table:table-cell>
          <table:table-cell table:number-columns-repeated="9"/>
        </table:table-row>
        <table:table-row table:style-name="ro1">
          <table:table-cell office:value-type="string" calcext:value-type="string">
            <text:p>Rue Henri Becquerel</text:p>
          </table:table-cell>
          <table:table-cell table:number-columns-repeated="9"/>
        </table:table-row>
        <table:table-row table:style-name="ro1">
          <table:table-cell office:value-type="string" calcext:value-type="string">
            <text:p>Rue Henri Bergson</text:p>
          </table:table-cell>
          <table:table-cell table:number-columns-repeated="9"/>
        </table:table-row>
        <table:table-row table:style-name="ro1">
          <table:table-cell office:value-type="string" calcext:value-type="string">
            <text:p>Rue Henri Bertrand</text:p>
          </table:table-cell>
          <table:table-cell table:number-columns-repeated="9"/>
        </table:table-row>
        <table:table-row table:style-name="ro1">
          <table:table-cell office:value-type="string" calcext:value-type="string">
            <text:p>Rue Henri Billot</text:p>
          </table:table-cell>
          <table:table-cell table:number-columns-repeated="9"/>
        </table:table-row>
        <table:table-row table:style-name="ro1">
          <table:table-cell office:value-type="string" calcext:value-type="string">
            <text:p>Rue Henri Brunellière</text:p>
          </table:table-cell>
          <table:table-cell table:number-columns-repeated="9"/>
        </table:table-row>
        <table:table-row table:style-name="ro1">
          <table:table-cell office:value-type="string" calcext:value-type="string">
            <text:p>Rue Henri Cochard</text:p>
          </table:table-cell>
          <table:table-cell table:number-columns-repeated="9"/>
        </table:table-row>
        <table:table-row table:style-name="ro1">
          <table:table-cell office:value-type="string" calcext:value-type="string">
            <text:p>Rue Henri Eugène Gouillard</text:p>
          </table:table-cell>
          <table:table-cell table:number-columns-repeated="9"/>
        </table:table-row>
        <table:table-row table:style-name="ro1">
          <table:table-cell office:value-type="string" calcext:value-type="string">
            <text:p>Rue Henri Giffard</text:p>
          </table:table-cell>
          <table:table-cell table:number-columns-repeated="9"/>
        </table:table-row>
        <table:table-row table:style-name="ro1">
          <table:table-cell office:value-type="string" calcext:value-type="string">
            <text:p>Rue Henri Guichard</text:p>
          </table:table-cell>
          <table:table-cell table:number-columns-repeated="9"/>
        </table:table-row>
        <table:table-row table:style-name="ro1">
          <table:table-cell office:value-type="string" calcext:value-type="string">
            <text:p>Rue Henri IV</text:p>
          </table:table-cell>
          <table:table-cell table:number-columns-repeated="9"/>
        </table:table-row>
        <table:table-row table:style-name="ro1">
          <table:table-cell office:value-type="string" calcext:value-type="string">
            <text:p>Rue Henri Jullin</text:p>
          </table:table-cell>
          <table:table-cell table:number-columns-repeated="9"/>
        </table:table-row>
        <table:table-row table:style-name="ro1">
          <table:table-cell office:value-type="string" calcext:value-type="string">
            <text:p>Rue Henri Lasne</text:p>
          </table:table-cell>
          <table:table-cell table:number-columns-repeated="9"/>
        </table:table-row>
        <table:table-row table:style-name="ro1">
          <table:table-cell office:value-type="string" calcext:value-type="string">
            <text:p>Rue Henri Loiret</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Picherit</text:p>
          </table:table-cell>
          <table:table-cell table:number-columns-repeated="9"/>
        </table:table-row>
        <table:table-row table:style-name="ro1">
          <table:table-cell office:value-type="string" calcext:value-type="string">
            <text:p>Rue Henri Sellier</text:p>
          </table:table-cell>
          <table:table-cell table:number-columns-repeated="9"/>
        </table:table-row>
        <table:table-row table:style-name="ro1">
          <table:table-cell office:value-type="string" calcext:value-type="string">
            <text:p>Rue Henri Théodore Driollet</text:p>
          </table:table-cell>
          <table:table-cell table:number-columns-repeated="9"/>
        </table:table-row>
        <table:table-row table:style-name="ro1">
          <table:table-cell office:value-type="string" calcext:value-type="string">
            <text:p>Rue Henri Vandernotte</text:p>
          </table:table-cell>
          <table:table-cell table:number-columns-repeated="9"/>
        </table:table-row>
        <table:table-row table:style-name="ro1">
          <table:table-cell office:value-type="string" calcext:value-type="string">
            <text:p>Rue Henri-Edmond Fouché</text:p>
          </table:table-cell>
          <table:table-cell table:number-columns-repeated="9"/>
        </table:table-row>
        <table:table-row table:style-name="ro1">
          <table:table-cell office:value-type="string" calcext:value-type="string">
            <text:p>Rue Henry Ottmann</text:p>
          </table:table-cell>
          <table:table-cell table:number-columns-repeated="9"/>
        </table:table-row>
        <table:table-row table:style-name="ro1">
          <table:table-cell office:value-type="string" calcext:value-type="string">
            <text:p>Rue Hermann Geiger</text:p>
          </table:table-cell>
          <table:table-cell table:number-columns-repeated="9"/>
        </table:table-row>
        <table:table-row table:style-name="ro1">
          <table:table-cell office:value-type="string" calcext:value-type="string">
            <text:p>Rue Hippolyte Durand Gasselin</text:p>
          </table:table-cell>
          <table:table-cell table:number-columns-repeated="9"/>
        </table:table-row>
        <table:table-row table:style-name="ro1">
          <table:table-cell office:value-type="string" calcext:value-type="string">
            <text:p>Rue Honoré Broutelle</text:p>
          </table:table-cell>
          <table:table-cell table:number-columns-repeated="9"/>
        </table:table-row>
        <table:table-row table:style-name="ro1">
          <table:table-cell office:value-type="string" calcext:value-type="string">
            <text:p>Rue Honoré Daumier</text:p>
          </table:table-cell>
          <table:table-cell table:number-columns-repeated="9"/>
        </table:table-row>
        <table:table-row table:style-name="ro1">
          <table:table-cell office:value-type="string" calcext:value-type="string">
            <text:p>Rue Horace Vernet</text:p>
          </table:table-cell>
          <table:table-cell table:number-columns-repeated="9"/>
        </table:table-row>
        <table:table-row table:style-name="ro1">
          <table:table-cell office:value-type="string" calcext:value-type="string">
            <text:p>Rue Huchette</text:p>
          </table:table-cell>
          <table:table-cell table:number-columns-repeated="9"/>
        </table:table-row>
        <table:table-row table:style-name="ro1">
          <table:table-cell office:value-type="string" calcext:value-type="string">
            <text:p>Rue Jacques Callot</text:p>
          </table:table-cell>
          <table:table-cell table:number-columns-repeated="9"/>
        </table:table-row>
        <table:table-row table:style-name="ro1">
          <table:table-cell office:value-type="string" calcext:value-type="string">
            <text:p>Rue Jacques Cartier</text:p>
          </table:table-cell>
          <table:table-cell table:number-columns-repeated="9"/>
        </table:table-row>
        <table:table-row table:style-name="ro1">
          <table:table-cell office:value-type="string" calcext:value-type="string">
            <text:p>Rue Jacques Chambon</text:p>
          </table:table-cell>
          <table:table-cell table:number-columns-repeated="9"/>
        </table:table-row>
        <table:table-row table:style-name="ro1">
          <table:table-cell office:value-type="string" calcext:value-type="string">
            <text:p>Rue Jacques Daguerre</text:p>
          </table:table-cell>
          <table:table-cell table:number-columns-repeated="9"/>
        </table:table-row>
        <table:table-row table:style-name="ro1">
          <table:table-cell office:value-type="string" calcext:value-type="string">
            <text:p>Rue Jacques Duclos</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Pierre Brissot</text:p>
          </table:table-cell>
          <table:table-cell table:number-columns-repeated="9"/>
        </table:table-row>
        <table:table-row table:style-name="ro1">
          <table:table-cell office:value-type="string" calcext:value-type="string">
            <text:p>Rue James Lloyd</text:p>
          </table:table-cell>
          <table:table-cell table:number-columns-repeated="9"/>
        </table:table-row>
        <table:table-row table:style-name="ro1">
          <table:table-cell office:value-type="string" calcext:value-type="string">
            <text:p>Rue Jean Baptiste Barre</text:p>
          </table:table-cell>
          <table:table-cell table:number-columns-repeated="9"/>
        </table:table-row>
        <table:table-row table:style-name="ro1">
          <table:table-cell office:value-type="string" calcext:value-type="string">
            <text:p>Rue Jean Baptiste Chardin</text:p>
          </table:table-cell>
          <table:table-cell table:number-columns-repeated="9"/>
        </table:table-row>
        <table:table-row table:style-name="ro1">
          <table:table-cell office:value-type="string" calcext:value-type="string">
            <text:p>Rue Jean Baptiste Corot</text:p>
          </table:table-cell>
          <table:table-cell table:number-columns-repeated="9"/>
        </table:table-row>
        <table:table-row table:style-name="ro1">
          <table:table-cell office:value-type="string" calcext:value-type="string">
            <text:p>Rue Jean Baptiste Delambre</text:p>
          </table:table-cell>
          <table:table-cell table:number-columns-repeated="9"/>
        </table:table-row>
        <table:table-row table:style-name="ro1">
          <table:table-cell office:value-type="string" calcext:value-type="string">
            <text:p>Rue Jean Baptiste Favret</text:p>
          </table:table-cell>
          <table:table-cell table:number-columns-repeated="9"/>
        </table:table-row>
        <table:table-row table:style-name="ro1">
          <table:table-cell office:value-type="string" calcext:value-type="string">
            <text:p>Rue Jean Baptiste Georget</text:p>
          </table:table-cell>
          <table:table-cell table:number-columns-repeated="9"/>
        </table:table-row>
        <table:table-row table:style-name="ro1">
          <table:table-cell office:value-type="string" calcext:value-type="string">
            <text:p>Rue Jean Baptiste Greuze</text:p>
          </table:table-cell>
          <table:table-cell table:number-columns-repeated="9"/>
        </table:table-row>
        <table:table-row table:style-name="ro1">
          <table:table-cell office:value-type="string" calcext:value-type="string">
            <text:p>Rue Jean Baptiste Legeay</text:p>
          </table:table-cell>
          <table:table-cell table:number-columns-repeated="9"/>
        </table:table-row>
        <table:table-row table:style-name="ro1">
          <table:table-cell office:value-type="string" calcext:value-type="string">
            <text:p>Rue Jean Baptiste Olivaux</text:p>
          </table:table-cell>
          <table:table-cell table:number-columns-repeated="9"/>
        </table:table-row>
        <table:table-row table:style-name="ro1">
          <table:table-cell office:value-type="string" calcext:value-type="string">
            <text:p>Rue Jean Baptiste Vigier</text:p>
          </table:table-cell>
          <table:table-cell table:number-columns-repeated="9"/>
        </table:table-row>
        <table:table-row table:style-name="ro1">
          <table:table-cell office:value-type="string" calcext:value-type="string">
            <text:p>Rue Jean Bouin</text:p>
          </table:table-cell>
          <table:table-cell table:number-columns-repeated="9"/>
        </table:table-row>
        <table:table-row table:style-name="ro1">
          <table:table-cell office:value-type="string" calcext:value-type="string">
            <text:p>Rue Jean Chiappe</text:p>
          </table:table-cell>
          <table:table-cell table:number-columns-repeated="9"/>
        </table:table-row>
        <table:table-row table:style-name="ro1">
          <table:table-cell office:value-type="string" calcext:value-type="string">
            <text:p>Rue Jean Danais</text:p>
          </table:table-cell>
          <table:table-cell table:number-columns-repeated="9"/>
        </table:table-row>
        <table:table-row table:style-name="ro1">
          <table:table-cell office:value-type="string" calcext:value-type="string">
            <text:p>Rue Jean De Crabosse</text:p>
          </table:table-cell>
          <table:table-cell table:number-columns-repeated="9"/>
        </table:table-row>
        <table:table-row table:style-name="ro1">
          <table:table-cell office:value-type="string" calcext:value-type="string">
            <text:p>Rue Jean De La Bruyère</text:p>
          </table:table-cell>
          <table:table-cell table:number-columns-repeated="9"/>
        </table:table-row>
        <table:table-row table:style-name="ro1">
          <table:table-cell office:value-type="string" calcext:value-type="string">
            <text:p>Rue Jean de la Fontaine</text:p>
          </table:table-cell>
          <table:table-cell table:number-columns-repeated="9"/>
        </table:table-row>
        <table:table-row table:style-name="ro1">
          <table:table-cell office:value-type="string" calcext:value-type="string">
            <text:p>Rue Jean Debay</text:p>
          </table:table-cell>
          <table:table-cell table:number-columns-repeated="9"/>
        </table:table-row>
        <table:table-row table:style-name="ro1">
          <table:table-cell office:value-type="string" calcext:value-type="string">
            <text:p>Rue Jean Demozay</text:p>
          </table:table-cell>
          <table:table-cell table:number-columns-repeated="9"/>
        </table:table-row>
        <table:table-row table:style-name="ro1">
          <table:table-cell office:value-type="string" calcext:value-type="string">
            <text:p>Rue Jean Emile Laboureur</text:p>
          </table:table-cell>
          <table:table-cell table:number-columns-repeated="9"/>
        </table:table-row>
        <table:table-row table:style-name="ro1">
          <table:table-cell office:value-type="string" calcext:value-type="string">
            <text:p>Rue Jean François Champollion</text:p>
          </table:table-cell>
          <table:table-cell table:number-columns-repeated="9"/>
        </table:table-row>
        <table:table-row table:style-name="ro1">
          <table:table-cell office:value-type="string" calcext:value-type="string">
            <text:p>Rue Jean Galmot</text:p>
          </table:table-cell>
          <table:table-cell table:number-columns-repeated="9"/>
        </table:table-row>
        <table:table-row table:style-name="ro1">
          <table:table-cell office:value-type="string" calcext:value-type="string">
            <text:p>Rue Jean Gorin</text:p>
          </table:table-cell>
          <table:table-cell table:number-columns-repeated="9"/>
        </table:table-row>
        <table:table-row table:style-name="ro1">
          <table:table-cell office:value-type="string" calcext:value-type="string">
            <text:p>Rue Jean Hilaire Belloc</text:p>
          </table:table-cell>
          <table:table-cell table:number-columns-repeated="9"/>
        </table:table-row>
        <table:table-row table:style-name="ro1">
          <table:table-cell office:value-type="string" calcext:value-type="string">
            <text:p>Rue Jean Honoré Fragonard</text:p>
          </table:table-cell>
          <table:table-cell table:number-columns-repeated="9"/>
        </table:table-row>
        <table:table-row table:style-name="ro1">
          <table:table-cell office:value-type="string" calcext:value-type="string">
            <text:p>Rue Jean Huss</text:p>
          </table:table-cell>
          <table:table-cell table:number-columns-repeated="9"/>
        </table:table-row>
        <table:table-row table:style-name="ro1">
          <table:table-cell office:value-type="string" calcext:value-type="string">
            <text:p>Rue Jean Jacques Audubon</text:p>
          </table:table-cell>
          <table:table-cell table:number-columns-repeated="9"/>
        </table:table-row>
        <table:table-row table:style-name="ro1">
          <table:table-cell office:value-type="string" calcext:value-type="string">
            <text:p>Rue Jean Jacques Rousseau</text:p>
          </table:table-cell>
          <table:table-cell table:number-columns-repeated="9"/>
        </table:table-row>
        <table:table-row table:style-name="ro1">
          <table:table-cell office:value-type="string" calcext:value-type="string">
            <text:p>Rue Jean Jaurès</text:p>
          </table:table-cell>
          <table:table-cell table:number-columns-repeated="9"/>
        </table:table-row>
        <table:table-row table:style-name="ro1">
          <table:table-cell office:value-type="string" calcext:value-type="string">
            <text:p>Rue Jean Julien Lemordant</text:p>
          </table:table-cell>
          <table:table-cell table:number-columns-repeated="9"/>
        </table:table-row>
        <table:table-row table:style-name="ro1">
          <table:table-cell office:value-type="string" calcext:value-type="string">
            <text:p>Rue Jean Louis de Girodet</text:p>
          </table:table-cell>
          <table:table-cell table:number-columns-repeated="9"/>
        </table:table-row>
        <table:table-row table:style-name="ro1">
          <table:table-cell office:value-type="string" calcext:value-type="string">
            <text:p>Rue Jean Marc Nattier</text:p>
          </table:table-cell>
          <table:table-cell table:number-columns-repeated="9"/>
        </table:table-row>
        <table:table-row table:style-name="ro1">
          <table:table-cell office:value-type="string" calcext:value-type="string">
            <text:p>Rue Jean Marie de la Mennais</text:p>
          </table:table-cell>
          <table:table-cell table:number-columns-repeated="9"/>
        </table:table-row>
        <table:table-row table:style-name="ro1">
          <table:table-cell office:value-type="string" calcext:value-type="string">
            <text:p>Rue Jean Marie Potiron</text:p>
          </table:table-cell>
          <table:table-cell table:number-columns-repeated="9"/>
        </table:table-row>
        <table:table-row table:style-name="ro1">
          <table:table-cell office:value-type="string" calcext:value-type="string">
            <text:p>Rue Jean Mermoz</text:p>
          </table:table-cell>
          <table:table-cell table:number-columns-repeated="9"/>
        </table:table-row>
        <table:table-row table:style-name="ro1">
          <table:table-cell office:value-type="string" calcext:value-type="string">
            <text:p>Rue Jean Olivesi</text:p>
          </table:table-cell>
          <table:table-cell table:number-columns-repeated="9"/>
        </table:table-row>
        <table:table-row table:style-name="ro1">
          <table:table-cell office:value-type="string" calcext:value-type="string">
            <text:p>Rue Jean Poulain</text:p>
          </table:table-cell>
          <table:table-cell table:number-columns-repeated="9"/>
        </table:table-row>
        <table:table-row table:style-name="ro1">
          <table:table-cell office:value-type="string" calcext:value-type="string">
            <text:p>Rue Jean Robic</text:p>
          </table:table-cell>
          <table:table-cell table:number-columns-repeated="9"/>
        </table:table-row>
        <table:table-row table:style-name="ro1">
          <table:table-cell office:value-type="string" calcext:value-type="string">
            <text:p>Rue Jean Viel</text:p>
          </table:table-cell>
          <table:table-cell table:number-columns-repeated="9"/>
        </table:table-row>
        <table:table-row table:style-name="ro1">
          <table:table-cell office:value-type="string" calcext:value-type="string">
            <text:p>Rue Jean-Baptiste Coraboeuf</text:p>
          </table:table-cell>
          <table:table-cell table:number-columns-repeated="9"/>
        </table:table-row>
        <table:table-row table:style-name="ro1">
          <table:table-cell office:value-type="string" calcext:value-type="string">
            <text:p>Rue Jean-Simon Voruz</text:p>
          </table:table-cell>
          <table:table-cell table:number-columns-repeated="9"/>
        </table:table-row>
        <table:table-row table:style-name="ro1">
          <table:table-cell office:value-type="string" calcext:value-type="string">
            <text:p>Rue Jeanne d'Arc</text:p>
          </table:table-cell>
          <table:table-cell table:number-columns-repeated="9"/>
        </table:table-row>
        <table:table-row table:style-name="ro1">
          <table:table-cell office:value-type="string" calcext:value-type="string">
            <text:p>Rue Jeanne Deroin</text:p>
          </table:table-cell>
          <table:table-cell table:number-columns-repeated="9"/>
        </table:table-row>
        <table:table-row table:style-name="ro1">
          <table:table-cell office:value-type="string" calcext:value-type="string">
            <text:p>Rue Jeanne la Corsaire</text:p>
          </table:table-cell>
          <table:table-cell table:number-columns-repeated="9"/>
        </table:table-row>
        <table:table-row table:style-name="ro1">
          <table:table-cell office:value-type="string" calcext:value-type="string">
            <text:p>Rue Jeannine</text:p>
          </table:table-cell>
          <table:table-cell table:number-columns-repeated="9"/>
        </table:table-row>
        <table:table-row table:style-name="ro1">
          <table:table-cell office:value-type="string" calcext:value-type="string">
            <text:p>Rue Jenner</text:p>
          </table:table-cell>
          <table:table-cell table:number-columns-repeated="9"/>
        </table:table-row>
        <table:table-row table:style-name="ro1">
          <table:table-cell office:value-type="string" calcext:value-type="string">
            <text:p>Rue Joachim du Bellay</text:p>
          </table:table-cell>
          <table:table-cell table:number-columns-repeated="9"/>
        </table:table-row>
        <table:table-row table:style-name="ro1">
          <table:table-cell office:value-type="string" calcext:value-type="string">
            <text:p>Rue Joncours</text:p>
          </table:table-cell>
          <table:table-cell table:number-columns-repeated="9"/>
        </table:table-row>
        <table:table-row table:style-name="ro1">
          <table:table-cell office:value-type="string" calcext:value-type="string">
            <text:p>Rue Joseph Blanchart</text:p>
          </table:table-cell>
          <table:table-cell table:number-columns-repeated="9"/>
        </table:table-row>
        <table:table-row table:style-name="ro1">
          <table:table-cell office:value-type="string" calcext:value-type="string">
            <text:p>Rue Joseph Caillé</text:p>
          </table:table-cell>
          <table:table-cell table:number-columns-repeated="9"/>
        </table:table-row>
        <table:table-row table:style-name="ro1">
          <table:table-cell office:value-type="string" calcext:value-type="string">
            <text:p>Rue Joseph Cholet</text:p>
          </table:table-cell>
          <table:table-cell table:number-columns-repeated="9"/>
        </table:table-row>
        <table:table-row table:style-name="ro1">
          <table:table-cell office:value-type="string" calcext:value-type="string">
            <text:p>Rue Joseph Cugnot</text:p>
          </table:table-cell>
          <table:table-cell table:number-columns-repeated="9"/>
        </table:table-row>
        <table:table-row table:style-name="ro1">
          <table:table-cell office:value-type="string" calcext:value-type="string">
            <text:p>Rue Joseph Doury</text:p>
          </table:table-cell>
          <table:table-cell table:number-columns-repeated="9"/>
        </table:table-row>
        <table:table-row table:style-name="ro1">
          <table:table-cell office:value-type="string" calcext:value-type="string">
            <text:p>Rue Joseph Marie Jacquard</text:p>
          </table:table-cell>
          <table:table-cell table:number-columns-repeated="9"/>
        </table:table-row>
        <table:table-row table:style-name="ro1">
          <table:table-cell office:value-type="string" calcext:value-type="string">
            <text:p>Rue Joseph Moyse</text:p>
          </table:table-cell>
          <table:table-cell table:number-columns-repeated="9"/>
        </table:table-row>
        <table:table-row table:style-name="ro1">
          <table:table-cell office:value-type="string" calcext:value-type="string">
            <text:p>Rue Joseph Naud</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yau</text:p>
          </table:table-cell>
          <table:table-cell table:number-columns-repeated="9"/>
        </table:table-row>
        <table:table-row table:style-name="ro1">
          <table:table-cell office:value-type="string" calcext:value-type="string">
            <text:p>Rue Jules Bréchoir</text:p>
          </table:table-cell>
          <table:table-cell table:number-columns-repeated="9"/>
        </table:table-row>
        <table:table-row table:style-name="ro1">
          <table:table-cell office:value-type="string" calcext:value-type="string">
            <text:p>Rue Jules Cottin de Melville</text:p>
          </table:table-cell>
          <table:table-cell table:number-columns-repeated="9"/>
        </table:table-row>
        <table:table-row table:style-name="ro1">
          <table:table-cell office:value-type="string" calcext:value-type="string">
            <text:p>Rue Jules Ferry</text:p>
          </table:table-cell>
          <table:table-cell table:number-columns-repeated="9"/>
        </table:table-row>
        <table:table-row table:style-name="ro1">
          <table:table-cell office:value-type="string" calcext:value-type="string">
            <text:p>Rue Jules Grandjouan</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Méline</text:p>
          </table:table-cell>
          <table:table-cell table:number-columns-repeated="9"/>
        </table:table-row>
        <table:table-row table:style-name="ro1">
          <table:table-cell office:value-type="string" calcext:value-type="string">
            <text:p>Rue Jules Noël</text:p>
          </table:table-cell>
          <table:table-cell table:number-columns-repeated="9"/>
        </table:table-row>
        <table:table-row table:style-name="ro1">
          <table:table-cell office:value-type="string" calcext:value-type="string">
            <text:p>Rue Jules Piédeleu</text:p>
          </table:table-cell>
          <table:table-cell table:number-columns-repeated="9"/>
        </table:table-row>
        <table:table-row table:style-name="ro1">
          <table:table-cell office:value-type="string" calcext:value-type="string">
            <text:p>Rue Jules Polo</text:p>
          </table:table-cell>
          <table:table-cell table:number-columns-repeated="9"/>
        </table:table-row>
        <table:table-row table:style-name="ro1">
          <table:table-cell office:value-type="string" calcext:value-type="string">
            <text:p>Rue Jules Raimu</text:p>
          </table:table-cell>
          <table:table-cell table:number-columns-repeated="9"/>
        </table:table-row>
        <table:table-row table:style-name="ro1">
          <table:table-cell office:value-type="string" calcext:value-type="string">
            <text:p>Rue Jules Siegfried</text:p>
          </table:table-cell>
          <table:table-cell table:number-columns-repeated="9"/>
        </table:table-row>
        <table:table-row table:style-name="ro1">
          <table:table-cell office:value-type="string" calcext:value-type="string">
            <text:p>Rue Jules Simon</text:p>
          </table:table-cell>
          <table:table-cell table:number-columns-repeated="9"/>
        </table:table-row>
        <table:table-row table:style-name="ro1">
          <table:table-cell office:value-type="string" calcext:value-type="string">
            <text:p>Rue Jules Vallès</text:p>
          </table:table-cell>
          <table:table-cell table:number-columns-repeated="9"/>
        </table:table-row>
        <table:table-row table:style-name="ro1">
          <table:table-cell office:value-type="string" calcext:value-type="string">
            <text:p>Rue Julien</text:p>
          </table:table-cell>
          <table:table-cell table:number-columns-repeated="9"/>
        </table:table-row>
        <table:table-row table:style-name="ro1">
          <table:table-cell office:value-type="string" calcext:value-type="string">
            <text:p>Rue Julien Douillard</text:p>
          </table:table-cell>
          <table:table-cell table:number-columns-repeated="9"/>
        </table:table-row>
        <table:table-row table:style-name="ro1">
          <table:table-cell office:value-type="string" calcext:value-type="string">
            <text:p>Rue Julien Duvivier</text:p>
          </table:table-cell>
          <table:table-cell table:number-columns-repeated="9"/>
        </table:table-row>
        <table:table-row table:style-name="ro1">
          <table:table-cell office:value-type="string" calcext:value-type="string">
            <text:p>Rue Julien Grolleau</text:p>
          </table:table-cell>
          <table:table-cell table:number-columns-repeated="9"/>
        </table:table-row>
        <table:table-row table:style-name="ro1">
          <table:table-cell office:value-type="string" calcext:value-type="string">
            <text:p>Rue Julien Lanoë</text:p>
          </table:table-cell>
          <table:table-cell table:number-columns-repeated="9"/>
        </table:table-row>
        <table:table-row table:style-name="ro1">
          <table:table-cell office:value-type="string" calcext:value-type="string">
            <text:p>Rue Julien Le Panse</text:p>
          </table:table-cell>
          <table:table-cell table:number-columns-repeated="9"/>
        </table:table-row>
        <table:table-row table:style-name="ro1">
          <table:table-cell office:value-type="string" calcext:value-type="string">
            <text:p>Rue Julien Videment</text:p>
          </table:table-cell>
          <table:table-cell table:number-columns-repeated="9"/>
        </table:table-row>
        <table:table-row table:style-name="ro1">
          <table:table-cell office:value-type="string" calcext:value-type="string">
            <text:p>Rue Julienne David</text:p>
          </table:table-cell>
          <table:table-cell table:number-columns-repeated="9"/>
        </table:table-row>
        <table:table-row table:style-name="ro1">
          <table:table-cell office:value-type="string" calcext:value-type="string">
            <text:p>Rue Karen Blixen</text:p>
          </table:table-cell>
          <table:table-cell table:number-columns-repeated="9"/>
        </table:table-row>
        <table:table-row table:style-name="ro1">
          <table:table-cell office:value-type="string" calcext:value-type="string">
            <text:p>Rue Kervégan</text:p>
          </table:table-cell>
          <table:table-cell table:number-columns-repeated="9"/>
        </table:table-row>
        <table:table-row table:style-name="ro1">
          <table:table-cell office:value-type="string" calcext:value-type="string">
            <text:p>Rue Kléber</text:p>
          </table:table-cell>
          <table:table-cell table:number-columns-repeated="9"/>
        </table:table-row>
        <table:table-row table:style-name="ro1">
          <table:table-cell office:value-type="string" calcext:value-type="string">
            <text:p>Rue Konrad Adenauer</text:p>
          </table:table-cell>
          <table:table-cell table:number-columns-repeated="9"/>
        </table:table-row>
        <table:table-row table:style-name="ro1">
          <table:table-cell office:value-type="string" calcext:value-type="string">
            <text:p>Rue Kruger</text:p>
          </table:table-cell>
          <table:table-cell table:number-columns-repeated="9"/>
        </table:table-row>
        <table:table-row table:style-name="ro1">
          <table:table-cell office:value-type="string" calcext:value-type="string">
            <text:p>Rue l'Ouche de Versailles</text:p>
          </table:table-cell>
          <table:table-cell table:number-columns-repeated="9"/>
        </table:table-row>
        <table:table-row table:style-name="ro1">
          <table:table-cell office:value-type="string" calcext:value-type="string">
            <text:p>Rue la Fayette</text:p>
          </table:table-cell>
          <table:table-cell table:number-columns-repeated="9"/>
        </table:table-row>
        <table:table-row table:style-name="ro1">
          <table:table-cell office:value-type="string" calcext:value-type="string">
            <text:p>Rue la Nouë Bras de Fer</text:p>
          </table:table-cell>
          <table:table-cell table:number-columns-repeated="9"/>
        </table:table-row>
        <table:table-row table:style-name="ro1">
          <table:table-cell office:value-type="string" calcext:value-type="string">
            <text:p>Rue la Pérouse</text:p>
          </table:table-cell>
          <table:table-cell table:number-columns-repeated="9"/>
        </table:table-row>
        <table:table-row table:style-name="ro1">
          <table:table-cell office:value-type="string" calcext:value-type="string">
            <text:p>Rue la Peyrade</text:p>
          </table:table-cell>
          <table:table-cell table:number-columns-repeated="9"/>
        </table:table-row>
        <table:table-row table:style-name="ro1">
          <table:table-cell office:value-type="string" calcext:value-type="string">
            <text:p>Rue la Tour d'Auvergne</text:p>
          </table:table-cell>
          <table:table-cell table:number-columns-repeated="9"/>
        </table:table-row>
        <table:table-row table:style-name="ro1">
          <table:table-cell office:value-type="string" calcext:value-type="string">
            <text:p>Rue Labouchère</text:p>
          </table:table-cell>
          <table:table-cell table:number-columns-repeated="9"/>
        </table:table-row>
        <table:table-row table:style-name="ro1">
          <table:table-cell office:value-type="string" calcext:value-type="string">
            <text:p>Rue Laennec</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bert</text:p>
          </table:table-cell>
          <table:table-cell table:number-columns-repeated="9"/>
        </table:table-row>
        <table:table-row table:style-name="ro1">
          <table:table-cell office:value-type="string" calcext:value-type="string">
            <text:p>Rue Lamoricière</text:p>
          </table:table-cell>
          <table:table-cell table:number-columns-repeated="9"/>
        </table:table-row>
        <table:table-row table:style-name="ro1">
          <table:table-cell office:value-type="string" calcext:value-type="string">
            <text:p>Rue Lamotte Picquet</text:p>
          </table:table-cell>
          <table:table-cell table:number-columns-repeated="9"/>
        </table:table-row>
        <table:table-row table:style-name="ro1">
          <table:table-cell office:value-type="string" calcext:value-type="string">
            <text:p>Rue Lavoisier</text:p>
          </table:table-cell>
          <table:table-cell table:number-columns-repeated="9"/>
        </table:table-row>
        <table:table-row table:style-name="ro1">
          <table:table-cell office:value-type="string" calcext:value-type="string">
            <text:p>Rue Le Huédé</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brun</text:p>
          </table:table-cell>
          <table:table-cell table:number-columns-repeated="9"/>
        </table:table-row>
        <table:table-row table:style-name="ro1">
          <table:table-cell office:value-type="string" calcext:value-type="string">
            <text:p>Rue Ledru Rollin</text:p>
          </table:table-cell>
          <table:table-cell table:number-columns-repeated="9"/>
        </table:table-row>
        <table:table-row table:style-name="ro1">
          <table:table-cell office:value-type="string" calcext:value-type="string">
            <text:p>Rue Lefévre-Utile</text:p>
          </table:table-cell>
          <table:table-cell table:number-columns-repeated="9"/>
        </table:table-row>
        <table:table-row table:style-name="ro1">
          <table:table-cell office:value-type="string" calcext:value-type="string">
            <text:p>Rue Leglas Maurice</text:p>
          </table:table-cell>
          <table:table-cell table:number-columns-repeated="9"/>
        </table:table-row>
        <table:table-row table:style-name="ro1">
          <table:table-cell office:value-type="string" calcext:value-type="string">
            <text:p>Rue Lekain</text:p>
          </table:table-cell>
          <table:table-cell table:number-columns-repeated="9"/>
        </table:table-row>
        <table:table-row table:style-name="ro1">
          <table:table-cell office:value-type="string" calcext:value-type="string">
            <text:p>Rue Lemot</text:p>
          </table:table-cell>
          <table:table-cell table:number-columns-repeated="9"/>
        </table:table-row>
        <table:table-row table:style-name="ro1">
          <table:table-cell office:value-type="string" calcext:value-type="string">
            <text:p>Rue Léon Berard</text:p>
          </table:table-cell>
          <table:table-cell table:number-columns-repeated="9"/>
        </table:table-row>
        <table:table-row table:style-name="ro1">
          <table:table-cell office:value-type="string" calcext:value-type="string">
            <text:p>Rue Léon Blum</text:p>
          </table:table-cell>
          <table:table-cell table:number-columns-repeated="9"/>
        </table:table-row>
        <table:table-row table:style-name="ro1">
          <table:table-cell office:value-type="string" calcext:value-type="string">
            <text:p>Rue Léon Buerne</text:p>
          </table:table-cell>
          <table:table-cell table:number-columns-repeated="9"/>
        </table:table-row>
        <table:table-row table:style-name="ro1">
          <table:table-cell office:value-type="string" calcext:value-type="string">
            <text:p>Rue Léon Durocher</text:p>
          </table:table-cell>
          <table:table-cell table:number-columns-repeated="9"/>
        </table:table-row>
        <table:table-row table:style-name="ro1">
          <table:table-cell office:value-type="string" calcext:value-type="string">
            <text:p>Rue Léon Et Alphonse Seche</text:p>
          </table:table-cell>
          <table:table-cell table:number-columns-repeated="9"/>
        </table:table-row>
        <table:table-row table:style-name="ro1">
          <table:table-cell office:value-type="string" calcext:value-type="string">
            <text:p>Rue Léon Haury</text:p>
          </table:table-cell>
          <table:table-cell table:number-columns-repeated="9"/>
        </table:table-row>
        <table:table-row table:style-name="ro1">
          <table:table-cell office:value-type="string" calcext:value-type="string">
            <text:p>Rue Léon Jamin</text:p>
          </table:table-cell>
          <table:table-cell table:number-columns-repeated="9"/>
        </table:table-row>
        <table:table-row table:style-name="ro1">
          <table:table-cell office:value-type="string" calcext:value-type="string">
            <text:p>Rue Léon Jost</text:p>
          </table:table-cell>
          <table:table-cell table:number-columns-repeated="9"/>
        </table:table-row>
        <table:table-row table:style-name="ro1">
          <table:table-cell office:value-type="string" calcext:value-type="string">
            <text:p>Rue Léon Maître</text:p>
          </table:table-cell>
          <table:table-cell table:number-columns-repeated="9"/>
        </table:table-row>
        <table:table-row table:style-name="ro1">
          <table:table-cell office:value-type="string" calcext:value-type="string">
            <text:p>Rue Léon Say</text:p>
          </table:table-cell>
          <table:table-cell table:number-columns-repeated="9"/>
        </table:table-row>
        <table:table-row table:style-name="ro1">
          <table:table-cell office:value-type="string" calcext:value-type="string">
            <text:p>Rue Léon Serpollet</text:p>
          </table:table-cell>
          <table:table-cell table:number-columns-repeated="9"/>
        </table:table-row>
        <table:table-row table:style-name="ro1">
          <table:table-cell office:value-type="string" calcext:value-type="string">
            <text:p>Rue Léopold Cassegrain</text:p>
          </table:table-cell>
          <table:table-cell table:number-columns-repeated="9"/>
        </table:table-row>
        <table:table-row table:style-name="ro1">
          <table:table-cell office:value-type="string" calcext:value-type="string">
            <text:p>Rue Leroy</text:p>
          </table:table-cell>
          <table:table-cell table:number-columns-repeated="9"/>
        </table:table-row>
        <table:table-row table:style-name="ro1">
          <table:table-cell office:value-type="string" calcext:value-type="string">
            <text:p>Rue Lesage</text:p>
          </table:table-cell>
          <table:table-cell table:number-columns-repeated="9"/>
        </table:table-row>
        <table:table-row table:style-name="ro1">
          <table:table-cell office:value-type="string" calcext:value-type="string">
            <text:p>Rue Lévêque</text:p>
          </table:table-cell>
          <table:table-cell table:number-columns-repeated="9"/>
        </table:table-row>
        <table:table-row table:style-name="ro1">
          <table:table-cell office:value-type="string" calcext:value-type="string">
            <text:p>Rue Lieutenant Jean de Sesmaisons</text:p>
          </table:table-cell>
          <table:table-cell table:number-columns-repeated="9"/>
        </table:table-row>
        <table:table-row table:style-name="ro1">
          <table:table-cell office:value-type="string" calcext:value-type="string">
            <text:p>Rue Lieutenant Sageran</text:p>
          </table:table-cell>
          <table:table-cell table:number-columns-repeated="9"/>
        </table:table-row>
        <table:table-row table:style-name="ro1">
          <table:table-cell office:value-type="string" calcext:value-type="string">
            <text:p>Rue Ligérienne</text:p>
          </table:table-cell>
          <table:table-cell table:number-columns-repeated="9"/>
        </table:table-row>
        <table:table-row table:style-name="ro1">
          <table:table-cell office:value-type="string" calcext:value-type="string">
            <text:p>Rue Linné</text:p>
          </table:table-cell>
          <table:table-cell table:number-columns-repeated="9"/>
        </table:table-row>
        <table:table-row table:style-name="ro1">
          <table:table-cell office:value-type="string" calcext:value-type="string">
            <text:p>Rue Lionel Terray</text:p>
          </table:table-cell>
          <table:table-cell table:number-columns-repeated="9"/>
        </table:table-row>
        <table:table-row table:style-name="ro1">
          <table:table-cell office:value-type="string" calcext:value-type="string">
            <text:p>Rue Littré</text:p>
          </table:table-cell>
          <table:table-cell table:number-columns-repeated="9"/>
        </table:table-row>
        <table:table-row table:style-name="ro1">
          <table:table-cell office:value-type="string" calcext:value-type="string">
            <text:p>Rue Lorette de la Refoulais</text:p>
          </table:table-cell>
          <table:table-cell table:number-columns-repeated="9"/>
        </table:table-row>
        <table:table-row table:style-name="ro1">
          <table:table-cell office:value-type="string" calcext:value-type="string">
            <text:p>Rue Louis Blanc</text:p>
          </table:table-cell>
          <table:table-cell table:number-columns-repeated="9"/>
        </table:table-row>
        <table:table-row table:style-name="ro1">
          <table:table-cell office:value-type="string" calcext:value-type="string">
            <text:p>Rue Louis Blériot</text:p>
          </table:table-cell>
          <table:table-cell table:number-columns-repeated="9"/>
        </table:table-row>
        <table:table-row table:style-name="ro1">
          <table:table-cell office:value-type="string" calcext:value-type="string">
            <text:p>Rue Louis Braille</text:p>
          </table:table-cell>
          <table:table-cell table:number-columns-repeated="9"/>
        </table:table-row>
        <table:table-row table:style-name="ro1">
          <table:table-cell office:value-type="string" calcext:value-type="string">
            <text:p>Rue Louis Brisset</text:p>
          </table:table-cell>
          <table:table-cell table:number-columns-repeated="9"/>
        </table:table-row>
        <table:table-row table:style-name="ro1">
          <table:table-cell office:value-type="string" calcext:value-type="string">
            <text:p>Rue Louis David</text:p>
          </table:table-cell>
          <table:table-cell table:number-columns-repeated="9"/>
        </table:table-row>
        <table:table-row table:style-name="ro1">
          <table:table-cell office:value-type="string" calcext:value-type="string">
            <text:p>Rue Louis Debierre</text:p>
          </table:table-cell>
          <table:table-cell table:number-columns-repeated="9"/>
        </table:table-row>
        <table:table-row table:style-name="ro1">
          <table:table-cell office:value-type="string" calcext:value-type="string">
            <text:p>Rue Louis Delluc</text:p>
          </table:table-cell>
          <table:table-cell table:number-columns-repeated="9"/>
        </table:table-row>
        <table:table-row table:style-name="ro1">
          <table:table-cell office:value-type="string" calcext:value-type="string">
            <text:p>Rue Louis et Louise Le Paih</text:p>
          </table:table-cell>
          <table:table-cell table:number-columns-repeated="9"/>
        </table:table-row>
        <table:table-row table:style-name="ro1">
          <table:table-cell office:value-type="string" calcext:value-type="string">
            <text:p>Rue Louis Feuillade</text:p>
          </table:table-cell>
          <table:table-cell table:number-columns-repeated="9"/>
        </table:table-row>
        <table:table-row table:style-name="ro1">
          <table:table-cell office:value-type="string" calcext:value-type="string">
            <text:p>Rue Louis Fortun</text:p>
          </table:table-cell>
          <table:table-cell table:number-columns-repeated="9"/>
        </table:table-row>
        <table:table-row table:style-name="ro1">
          <table:table-cell office:value-type="string" calcext:value-type="string">
            <text:p>Rue Louis Guilloux</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Jouvet</text:p>
          </table:table-cell>
          <table:table-cell table:number-columns-repeated="9"/>
        </table:table-row>
        <table:table-row table:style-name="ro1">
          <table:table-cell office:value-type="string" calcext:value-type="string">
            <text:p>Rue Louis Joxe</text:p>
          </table:table-cell>
          <table:table-cell table:number-columns-repeated="9"/>
        </table:table-row>
        <table:table-row table:style-name="ro1">
          <table:table-cell office:value-type="string" calcext:value-type="string">
            <text:p>Rue Louis Lachenal</text:p>
          </table:table-cell>
          <table:table-cell table:number-columns-repeated="9"/>
        </table:table-row>
        <table:table-row table:style-name="ro1">
          <table:table-cell office:value-type="string" calcext:value-type="string">
            <text:p>Rue Louis Le Nain</text:p>
          </table:table-cell>
          <table:table-cell table:number-columns-repeated="9"/>
        </table:table-row>
        <table:table-row table:style-name="ro1">
          <table:table-cell office:value-type="string" calcext:value-type="string">
            <text:p>Rue Louis Lefeuvre</text:p>
          </table:table-cell>
          <table:table-cell table:number-columns-repeated="9"/>
        </table:table-row>
        <table:table-row table:style-name="ro1">
          <table:table-cell office:value-type="string" calcext:value-type="string">
            <text:p>Rue Louis Loucheur</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Marin</text:p>
          </table:table-cell>
          <table:table-cell table:number-columns-repeated="9"/>
        </table:table-row>
        <table:table-row table:style-name="ro1">
          <table:table-cell office:value-type="string" calcext:value-type="string">
            <text:p>Rue Louis Mékarski</text:p>
          </table:table-cell>
          <table:table-cell table:number-columns-repeated="9"/>
        </table:table-row>
        <table:table-row table:style-name="ro1">
          <table:table-cell office:value-type="string" calcext:value-type="string">
            <text:p>Rue Louis Pergaud</text:p>
          </table:table-cell>
          <table:table-cell table:number-columns-repeated="9"/>
        </table:table-row>
        <table:table-row table:style-name="ro1">
          <table:table-cell office:value-type="string" calcext:value-type="string">
            <text:p>Rue Louis Préaubert</text:p>
          </table:table-cell>
          <table:table-cell table:number-columns-repeated="9"/>
        </table:table-row>
        <table:table-row table:style-name="ro1">
          <table:table-cell office:value-type="string" calcext:value-type="string">
            <text:p>Rue Louis Primault</text:p>
          </table:table-cell>
          <table:table-cell table:number-columns-repeated="9"/>
        </table:table-row>
        <table:table-row table:style-name="ro1">
          <table:table-cell office:value-type="string" calcext:value-type="string">
            <text:p>Rue Louise Antonini</text:p>
          </table:table-cell>
          <table:table-cell table:number-columns-repeated="9"/>
        </table:table-row>
        <table:table-row table:style-name="ro1">
          <table:table-cell office:value-type="string" calcext:value-type="string">
            <text:p>Rue Louise Michel</text:p>
          </table:table-cell>
          <table:table-cell table:number-columns-repeated="9"/>
        </table:table-row>
        <table:table-row table:style-name="ro1">
          <table:table-cell office:value-type="string" calcext:value-type="string">
            <text:p>Rue Louise Weiss</text:p>
          </table:table-cell>
          <table:table-cell table:number-columns-repeated="9"/>
        </table:table-row>
        <table:table-row table:style-name="ro1">
          <table:table-cell office:value-type="string" calcext:value-type="string">
            <text:p>Rue Lucien Aubert</text:p>
          </table:table-cell>
          <table:table-cell table:number-columns-repeated="9"/>
        </table:table-row>
        <table:table-row table:style-name="ro1">
          <table:table-cell office:value-type="string" calcext:value-type="string">
            <text:p>Rue Lucien Bagrin</text:p>
          </table:table-cell>
          <table:table-cell table:number-columns-repeated="9"/>
        </table:table-row>
        <table:table-row table:style-name="ro1">
          <table:table-cell office:value-type="string" calcext:value-type="string">
            <text:p>Rue Lucien Gaudin</text:p>
          </table:table-cell>
          <table:table-cell table:number-columns-repeated="9"/>
        </table:table-row>
        <table:table-row table:style-name="ro1">
          <table:table-cell office:value-type="string" calcext:value-type="string">
            <text:p>Rue Ludovic Lefièvre</text:p>
          </table:table-cell>
          <table:table-cell table:number-columns-repeated="9"/>
        </table:table-row>
        <table:table-row table:style-name="ro1">
          <table:table-cell office:value-type="string" calcext:value-type="string">
            <text:p>Rue Madame Louise Gravaud</text:p>
          </table:table-cell>
          <table:table-cell table:number-columns-repeated="9"/>
        </table:table-row>
        <table:table-row table:style-name="ro1">
          <table:table-cell office:value-type="string" calcext:value-type="string">
            <text:p>Rue Magin</text:p>
          </table:table-cell>
          <table:table-cell table:number-columns-repeated="9"/>
        </table:table-row>
        <table:table-row table:style-name="ro1">
          <table:table-cell office:value-type="string" calcext:value-type="string">
            <text:p>Rue Maisdon Pajot</text:p>
          </table:table-cell>
          <table:table-cell table:number-columns-repeated="9"/>
        </table:table-row>
        <table:table-row table:style-name="ro1">
          <table:table-cell office:value-type="string" calcext:value-type="string">
            <text:p>Rue Malherbe</text:p>
          </table:table-cell>
          <table:table-cell table:number-columns-repeated="9"/>
        </table:table-row>
        <table:table-row table:style-name="ro1">
          <table:table-cell office:value-type="string" calcext:value-type="string">
            <text:p>Rue Marange Sylvange</text:p>
          </table:table-cell>
          <table:table-cell table:number-columns-repeated="9"/>
        </table:table-row>
        <table:table-row table:style-name="ro1">
          <table:table-cell office:value-type="string" calcext:value-type="string">
            <text:p>Rue Marans</text:p>
          </table:table-cell>
          <table:table-cell table:number-columns-repeated="9"/>
        </table:table-row>
        <table:table-row table:style-name="ro1">
          <table:table-cell office:value-type="string" calcext:value-type="string">
            <text:p>Rue Marc Sangnier</text:p>
          </table:table-cell>
          <table:table-cell table:number-columns-repeated="9"/>
        </table:table-row>
        <table:table-row table:style-name="ro1">
          <table:table-cell office:value-type="string" calcext:value-type="string">
            <text:p>Rue Marc Seguin</text:p>
          </table:table-cell>
          <table:table-cell table:number-columns-repeated="9"/>
        </table:table-row>
        <table:table-row table:style-name="ro1">
          <table:table-cell office:value-type="string" calcext:value-type="string">
            <text:p>Rue Marc Vaubourgoin</text:p>
          </table:table-cell>
          <table:table-cell table:number-columns-repeated="9"/>
        </table:table-row>
        <table:table-row table:style-name="ro1">
          <table:table-cell office:value-type="string" calcext:value-type="string">
            <text:p>Rue Marceau</text:p>
          </table:table-cell>
          <table:table-cell table:number-columns-repeated="9"/>
        </table:table-row>
        <table:table-row table:style-name="ro1">
          <table:table-cell office:value-type="string" calcext:value-type="string">
            <text:p>Rue Marcel et Marie Michel</text:p>
          </table:table-cell>
          <table:table-cell table:number-columns-repeated="9"/>
        </table:table-row>
        <table:table-row table:style-name="ro1">
          <table:table-cell office:value-type="string" calcext:value-type="string">
            <text:p>Rue Marcel Hatet</text:p>
          </table:table-cell>
          <table:table-cell table:number-columns-repeated="9"/>
        </table:table-row>
        <table:table-row table:style-name="ro1">
          <table:table-cell office:value-type="string" calcext:value-type="string">
            <text:p>Rue Marcel Paul</text:p>
          </table:table-cell>
          <table:table-cell table:number-columns-repeated="9"/>
        </table:table-row>
        <table:table-row table:style-name="ro1">
          <table:table-cell office:value-type="string" calcext:value-type="string">
            <text:p>Rue Marcel Planiol</text:p>
          </table:table-cell>
          <table:table-cell table:number-columns-repeated="9"/>
        </table:table-row>
        <table:table-row table:style-name="ro1">
          <table:table-cell office:value-type="string" calcext:value-type="string">
            <text:p>Rue Marcel Proust</text:p>
          </table:table-cell>
          <table:table-cell table:number-columns-repeated="9"/>
        </table:table-row>
        <table:table-row table:style-name="ro1">
          <table:table-cell office:value-type="string" calcext:value-type="string">
            <text:p>Rue Marcel Schwob</text:p>
          </table:table-cell>
          <table:table-cell table:number-columns-repeated="9"/>
        </table:table-row>
        <table:table-row table:style-name="ro1">
          <table:table-cell office:value-type="string" calcext:value-type="string">
            <text:p>Rue Marcel Sembat</text:p>
          </table:table-cell>
          <table:table-cell table:number-columns-repeated="9"/>
        </table:table-row>
        <table:table-row table:style-name="ro1">
          <table:table-cell office:value-type="string" calcext:value-type="string">
            <text:p>Rue Marconi</text:p>
          </table:table-cell>
          <table:table-cell table:number-columns-repeated="9"/>
        </table:table-row>
        <table:table-row table:style-name="ro1">
          <table:table-cell office:value-type="string" calcext:value-type="string">
            <text:p>Rue Maréchal de Gassion</text:p>
          </table:table-cell>
          <table:table-cell table:number-columns-repeated="9"/>
        </table:table-row>
        <table:table-row table:style-name="ro1">
          <table:table-cell office:value-type="string" calcext:value-type="string">
            <text:p>Rue Maréchal de Lattre de Tassigny</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guerite Duras</text:p>
          </table:table-cell>
          <table:table-cell table:number-columns-repeated="9"/>
        </table:table-row>
        <table:table-row table:style-name="ro1">
          <table:table-cell office:value-type="string" calcext:value-type="string">
            <text:p>Rue Marguerite Le Meignen</text:p>
          </table:table-cell>
          <table:table-cell table:number-columns-repeated="9"/>
        </table:table-row>
        <table:table-row table:style-name="ro1">
          <table:table-cell office:value-type="string" calcext:value-type="string">
            <text:p>Rue Marguerite Thibert</text:p>
          </table:table-cell>
          <table:table-cell table:number-columns-repeated="9"/>
        </table:table-row>
        <table:table-row table:style-name="ro1">
          <table:table-cell office:value-type="string" calcext:value-type="string">
            <text:p>Rue Marguerite Yourcenar</text:p>
          </table:table-cell>
          <table:table-cell table:number-columns-repeated="9"/>
        </table:table-row>
        <table:table-row table:style-name="ro1">
          <table:table-cell office:value-type="string" calcext:value-type="string">
            <text:p>Rue Marie Anne du Boccage</text:p>
          </table:table-cell>
          <table:table-cell table:number-columns-repeated="9"/>
        </table:table-row>
        <table:table-row table:style-name="ro1">
          <table:table-cell office:value-type="string" calcext:value-type="string">
            <text:p>Rue Marie Lebel</text:p>
          </table:table-cell>
          <table:table-cell table:number-columns-repeated="9"/>
        </table:table-row>
        <table:table-row table:style-name="ro1">
          <table:table-cell office:value-type="string" calcext:value-type="string">
            <text:p>Rue Marie Marvingt</text:p>
          </table:table-cell>
          <table:table-cell table:number-columns-repeated="9"/>
        </table:table-row>
        <table:table-row table:style-name="ro1">
          <table:table-cell office:value-type="string" calcext:value-type="string">
            <text:p>Rue Marie-Claude Vaillant-Couturier</text:p>
          </table:table-cell>
          <table:table-cell table:number-columns-repeated="9"/>
        </table:table-row>
        <table:table-row table:style-name="ro1">
          <table:table-cell office:value-type="string" calcext:value-type="string">
            <text:p>Rue Marie-Thérèse Eyquem</text:p>
          </table:table-cell>
          <table:table-cell table:number-columns-repeated="9"/>
        </table:table-row>
        <table:table-row table:style-name="ro1">
          <table:table-cell office:value-type="string" calcext:value-type="string">
            <text:p>Rue Marivaux</text:p>
          </table:table-cell>
          <table:table-cell table:number-columns-repeated="9"/>
        </table:table-row>
        <table:table-row table:style-name="ro1">
          <table:table-cell office:value-type="string" calcext:value-type="string">
            <text:p>Rue Marmontel</text:p>
          </table:table-cell>
          <table:table-cell table:number-columns-repeated="9"/>
        </table:table-row>
        <table:table-row table:style-name="ro1">
          <table:table-cell office:value-type="string" calcext:value-type="string">
            <text:p>Rue Marquis de Dion</text:p>
          </table:table-cell>
          <table:table-cell table:number-columns-repeated="9"/>
        </table:table-row>
        <table:table-row table:style-name="ro1">
          <table:table-cell office:value-type="string" calcext:value-type="string">
            <text:p>Rue Martine Carol</text:p>
          </table:table-cell>
          <table:table-cell table:number-columns-repeated="9"/>
        </table:table-row>
        <table:table-row table:style-name="ro1">
          <table:table-cell office:value-type="string" calcext:value-type="string">
            <text:p>Rue Marx Dormoy</text:p>
          </table:table-cell>
          <table:table-cell table:number-columns-repeated="9"/>
        </table:table-row>
        <table:table-row table:style-name="ro1">
          <table:table-cell office:value-type="string" calcext:value-type="string">
            <text:p>Rue Massenet</text:p>
          </table:table-cell>
          <table:table-cell table:number-columns-repeated="9"/>
        </table:table-row>
        <table:table-row table:style-name="ro1">
          <table:table-cell office:value-type="string" calcext:value-type="string">
            <text:p>Rue Massillon</text:p>
          </table:table-cell>
          <table:table-cell table:number-columns-repeated="9"/>
        </table:table-row>
        <table:table-row table:style-name="ro1">
          <table:table-cell office:value-type="string" calcext:value-type="string">
            <text:p>Rue Mathelin Rodier</text:p>
          </table:table-cell>
          <table:table-cell table:number-columns-repeated="9"/>
        </table:table-row>
        <table:table-row table:style-name="ro1">
          <table:table-cell office:value-type="string" calcext:value-type="string">
            <text:p>Rue Mathurin Brissonneau</text:p>
          </table:table-cell>
          <table:table-cell table:number-columns-repeated="9"/>
        </table:table-row>
        <table:table-row table:style-name="ro1">
          <table:table-cell office:value-type="string" calcext:value-type="string">
            <text:p>Rue Maurice Barlier</text:p>
          </table:table-cell>
          <table:table-cell table:number-columns-repeated="9"/>
        </table:table-row>
        <table:table-row table:style-name="ro1">
          <table:table-cell office:value-type="string" calcext:value-type="string">
            <text:p>Rue Maurice Barrès</text:p>
          </table:table-cell>
          <table:table-cell table:number-columns-repeated="9"/>
        </table:table-row>
        <table:table-row table:style-name="ro1">
          <table:table-cell office:value-type="string" calcext:value-type="string">
            <text:p>Rue Maurice Chevalier</text:p>
          </table:table-cell>
          <table:table-cell table:number-columns-repeated="9"/>
        </table:table-row>
        <table:table-row table:style-name="ro1">
          <table:table-cell office:value-type="string" calcext:value-type="string">
            <text:p>Rue Maurice Daniel</text:p>
          </table:table-cell>
          <table:table-cell table:number-columns-repeated="9"/>
        </table:table-row>
        <table:table-row table:style-name="ro1">
          <table:table-cell office:value-type="string" calcext:value-type="string">
            <text:p>Rue Maurice Duval</text:p>
          </table:table-cell>
          <table:table-cell table:number-columns-repeated="9"/>
        </table:table-row>
        <table:table-row table:style-name="ro1">
          <table:table-cell office:value-type="string" calcext:value-type="string">
            <text:p>Rue Maurice Garin</text:p>
          </table:table-cell>
          <table:table-cell table:number-columns-repeated="9"/>
        </table:table-row>
        <table:table-row table:style-name="ro1">
          <table:table-cell office:value-type="string" calcext:value-type="string">
            <text:p>Rue Maurice Guichard</text:p>
          </table:table-cell>
          <table:table-cell table:number-columns-repeated="9"/>
        </table:table-row>
        <table:table-row table:style-name="ro1">
          <table:table-cell office:value-type="string" calcext:value-type="string">
            <text:p>Rue Maurice Sibille</text:p>
          </table:table-cell>
          <table:table-cell table:number-columns-repeated="9"/>
        </table:table-row>
        <table:table-row table:style-name="ro1">
          <table:table-cell office:value-type="string" calcext:value-type="string">
            <text:p>Rue Maurice Terrien</text:p>
          </table:table-cell>
          <table:table-cell table:number-columns-repeated="9"/>
        </table:table-row>
        <table:table-row table:style-name="ro1">
          <table:table-cell office:value-type="string" calcext:value-type="string">
            <text:p>Rue Maurice Tourneur</text:p>
          </table:table-cell>
          <table:table-cell table:number-columns-repeated="9"/>
        </table:table-row>
        <table:table-row table:style-name="ro1">
          <table:table-cell office:value-type="string" calcext:value-type="string">
            <text:p>Rue Maurice Utrillo</text:p>
          </table:table-cell>
          <table:table-cell table:number-columns-repeated="9"/>
        </table:table-row>
        <table:table-row table:style-name="ro1">
          <table:table-cell office:value-type="string" calcext:value-type="string">
            <text:p>Rue Mauvoisins</text:p>
          </table:table-cell>
          <table:table-cell table:number-columns-repeated="9"/>
        </table:table-row>
        <table:table-row table:style-name="ro1">
          <table:table-cell office:value-type="string" calcext:value-type="string">
            <text:p>Rue Max Jacob</text:p>
          </table:table-cell>
          <table:table-cell table:number-columns-repeated="9"/>
        </table:table-row>
        <table:table-row table:style-name="ro1">
          <table:table-cell office:value-type="string" calcext:value-type="string">
            <text:p>Rue Max Linder</text:p>
          </table:table-cell>
          <table:table-cell table:number-columns-repeated="9"/>
        </table:table-row>
        <table:table-row table:style-name="ro1">
          <table:table-cell office:value-type="string" calcext:value-type="string">
            <text:p>Rue Max Planck</text:p>
          </table:table-cell>
          <table:table-cell table:number-columns-repeated="9"/>
        </table:table-row>
        <table:table-row table:style-name="ro1">
          <table:table-cell office:value-type="string" calcext:value-type="string">
            <text:p>Rue Maxime Maufra</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nou</text:p>
          </table:table-cell>
          <table:table-cell table:number-columns-repeated="9"/>
        </table:table-row>
        <table:table-row table:style-name="ro1">
          <table:table-cell office:value-type="string" calcext:value-type="string">
            <text:p>Rue Mercoeur</text:p>
          </table:table-cell>
          <table:table-cell table:number-columns-repeated="9"/>
        </table:table-row>
        <table:table-row table:style-name="ro1">
          <table:table-cell office:value-type="string" calcext:value-type="string">
            <text:p>Rue Méssidor</text:p>
          </table:table-cell>
          <table:table-cell table:number-columns-repeated="9"/>
        </table:table-row>
        <table:table-row table:style-name="ro1">
          <table:table-cell office:value-type="string" calcext:value-type="string">
            <text:p>Rue Metzinger</text:p>
          </table:table-cell>
          <table:table-cell table:number-columns-repeated="9"/>
        </table:table-row>
        <table:table-row table:style-name="ro1">
          <table:table-cell office:value-type="string" calcext:value-type="string">
            <text:p>Rue Meuris</text:p>
          </table:table-cell>
          <table:table-cell table:number-columns-repeated="9"/>
        </table:table-row>
        <table:table-row table:style-name="ro1">
          <table:table-cell office:value-type="string" calcext:value-type="string">
            <text:p>Rue Michel Columb</text:p>
          </table:table-cell>
          <table:table-cell table:number-columns-repeated="9"/>
        </table:table-row>
        <table:table-row table:style-name="ro1">
          <table:table-cell office:value-type="string" calcext:value-type="string">
            <text:p>Rue Michel le Lou du Breil</text:p>
          </table:table-cell>
          <table:table-cell table:number-columns-repeated="9"/>
        </table:table-row>
        <table:table-row table:style-name="ro1">
          <table:table-cell office:value-type="string" calcext:value-type="string">
            <text:p>Rue Michel Manoll</text:p>
          </table:table-cell>
          <table:table-cell table:number-columns-repeated="9"/>
        </table:table-row>
        <table:table-row table:style-name="ro1">
          <table:table-cell office:value-type="string" calcext:value-type="string">
            <text:p>Rue Michel Monnier</text:p>
          </table:table-cell>
          <table:table-cell table:number-columns-repeated="9"/>
        </table:table-row>
        <table:table-row table:style-name="ro1">
          <table:table-cell office:value-type="string" calcext:value-type="string">
            <text:p>Rue Michel Rocher</text:p>
          </table:table-cell>
          <table:table-cell table:number-columns-repeated="9"/>
        </table:table-row>
        <table:table-row table:style-name="ro1">
          <table:table-cell office:value-type="string" calcext:value-type="string">
            <text:p>Rue Michel Strogoff</text:p>
          </table:table-cell>
          <table:table-cell table:number-columns-repeated="9"/>
        </table:table-row>
        <table:table-row table:style-name="ro1">
          <table:table-cell office:value-type="string" calcext:value-type="string">
            <text:p>Rue Minatte</text:p>
          </table:table-cell>
          <table:table-cell table:number-columns-repeated="9"/>
        </table:table-row>
        <table:table-row table:style-name="ro1">
          <table:table-cell office:value-type="string" calcext:value-type="string">
            <text:p>Rue Mirabeau</text:p>
          </table:table-cell>
          <table:table-cell table:number-columns-repeated="9"/>
        </table:table-row>
        <table:table-row table:style-name="ro1">
          <table:table-cell office:value-type="string" calcext:value-type="string">
            <text:p>Rue Molac</text:p>
          </table:table-cell>
          <table:table-cell table:number-columns-repeated="9"/>
        </table:table-row>
        <table:table-row table:style-name="ro1">
          <table:table-cell office:value-type="string" calcext:value-type="string">
            <text:p>Rue Molière</text:p>
          </table:table-cell>
          <table:table-cell table:number-columns-repeated="9"/>
        </table:table-row>
        <table:table-row table:style-name="ro1">
          <table:table-cell office:value-type="string" calcext:value-type="string">
            <text:p>Rue Mondésir</text:p>
          </table:table-cell>
          <table:table-cell table:number-columns-repeated="9"/>
        </table:table-row>
        <table:table-row table:style-name="ro1">
          <table:table-cell office:value-type="string" calcext:value-type="string">
            <text:p>Rue Monfoulon</text:p>
          </table:table-cell>
          <table:table-cell table:number-columns-repeated="9"/>
        </table:table-row>
        <table:table-row table:style-name="ro1">
          <table:table-cell office:value-type="string" calcext:value-type="string">
            <text:p>Rue Monge</text:p>
          </table:table-cell>
          <table:table-cell table:number-columns-repeated="9"/>
        </table:table-row>
        <table:table-row table:style-name="ro1">
          <table:table-cell office:value-type="string" calcext:value-type="string">
            <text:p>Rue Montaudouine</text:p>
          </table:table-cell>
          <table:table-cell table:number-columns-repeated="9"/>
        </table:table-row>
        <table:table-row table:style-name="ro1">
          <table:table-cell office:value-type="string" calcext:value-type="string">
            <text:p>Rue Montcalm</text:p>
          </table:table-cell>
          <table:table-cell table:number-columns-repeated="9"/>
        </table:table-row>
        <table:table-row table:style-name="ro1">
          <table:table-cell office:value-type="string" calcext:value-type="string">
            <text:p>Rue Monte Au Ciel</text:p>
          </table:table-cell>
          <table:table-cell table:number-columns-repeated="9"/>
        </table:table-row>
        <table:table-row table:style-name="ro1">
          <table:table-cell office:value-type="string" calcext:value-type="string">
            <text:p>Rue Monteil</text:p>
          </table:table-cell>
          <table:table-cell table:number-columns-repeated="9"/>
        </table:table-row>
        <table:table-row table:style-name="ro1">
          <table:table-cell office:value-type="string" calcext:value-type="string">
            <text:p>Rue Montesquieu</text:p>
          </table:table-cell>
          <table:table-cell table:number-columns-repeated="9"/>
        </table:table-row>
        <table:table-row table:style-name="ro1">
          <table:table-cell office:value-type="string" calcext:value-type="string">
            <text:p>Rue Montyon</text:p>
          </table:table-cell>
          <table:table-cell table:number-columns-repeated="9"/>
        </table:table-row>
        <table:table-row table:style-name="ro1">
          <table:table-cell office:value-type="string" calcext:value-type="string">
            <text:p>Rue Moquechien</text:p>
          </table:table-cell>
          <table:table-cell table:number-columns-repeated="9"/>
        </table:table-row>
        <table:table-row table:style-name="ro1">
          <table:table-cell office:value-type="string" calcext:value-type="string">
            <text:p>Rue Morand</text:p>
          </table:table-cell>
          <table:table-cell table:number-columns-repeated="9"/>
        </table:table-row>
        <table:table-row table:style-name="ro1">
          <table:table-cell office:value-type="string" calcext:value-type="string">
            <text:p>Rue Moriceau Thébault</text:p>
          </table:table-cell>
          <table:table-cell table:number-columns-repeated="9"/>
        </table:table-row>
        <table:table-row table:style-name="ro1">
          <table:table-cell office:value-type="string" calcext:value-type="string">
            <text:p>Rue Morvan Lebesque</text:p>
          </table:table-cell>
          <table:table-cell table:number-columns-repeated="9"/>
        </table:table-row>
        <table:table-row table:style-name="ro1">
          <table:table-cell office:value-type="string" calcext:value-type="string">
            <text:p>Rue Mounet Sully</text:p>
          </table:table-cell>
          <table:table-cell table:number-columns-repeated="9"/>
        </table:table-row>
        <table:table-row table:style-name="ro1">
          <table:table-cell office:value-type="string" calcext:value-type="string">
            <text:p>Rue Nathalie Sarraute</text:p>
          </table:table-cell>
          <table:table-cell table:number-columns-repeated="9"/>
        </table:table-row>
        <table:table-row table:style-name="ro1">
          <table:table-cell office:value-type="string" calcext:value-type="string">
            <text:p>Rue Neuve des Capucins</text:p>
          </table:table-cell>
          <table:table-cell table:number-columns-repeated="9"/>
        </table:table-row>
        <table:table-row table:style-name="ro1">
          <table:table-cell office:value-type="string" calcext:value-type="string">
            <text:p>Rue Nicolas Appert</text:p>
          </table:table-cell>
          <table:table-cell table:number-columns-repeated="9"/>
        </table:table-row>
        <table:table-row table:style-name="ro1">
          <table:table-cell office:value-type="string" calcext:value-type="string">
            <text:p>Rue Nicolas Lancret</text:p>
          </table:table-cell>
          <table:table-cell table:number-columns-repeated="9"/>
        </table:table-row>
        <table:table-row table:style-name="ro1">
          <table:table-cell office:value-type="string" calcext:value-type="string">
            <text:p>Rue Nicolas Poussin</text:p>
          </table:table-cell>
          <table:table-cell table:number-columns-repeated="9"/>
        </table:table-row>
        <table:table-row table:style-name="ro1">
          <table:table-cell office:value-type="string" calcext:value-type="string">
            <text:p>Rue Noire</text:p>
          </table:table-cell>
          <table:table-cell table:number-columns-repeated="9"/>
        </table:table-row>
        <table:table-row table:style-name="ro1">
          <table:table-cell office:value-type="string" calcext:value-type="string">
            <text:p>Rue Notre Dame</text:p>
          </table:table-cell>
          <table:table-cell table:number-columns-repeated="9"/>
        </table:table-row>
        <table:table-row table:style-name="ro1">
          <table:table-cell office:value-type="string" calcext:value-type="string">
            <text:p>Rue Octave Feuillet</text:p>
          </table:table-cell>
          <table:table-cell table:number-columns-repeated="9"/>
        </table:table-row>
        <table:table-row table:style-name="ro1">
          <table:table-cell office:value-type="string" calcext:value-type="string">
            <text:p>Rue Odette Puigaudeau</text:p>
          </table:table-cell>
          <table:table-cell table:number-columns-repeated="9"/>
        </table:table-row>
        <table:table-row table:style-name="ro1">
          <table:table-cell office:value-type="string" calcext:value-type="string">
            <text:p>Rue Ogée</text:p>
          </table:table-cell>
          <table:table-cell table:number-columns-repeated="9"/>
        </table:table-row>
        <table:table-row table:style-name="ro1">
          <table:table-cell office:value-type="string" calcext:value-type="string">
            <text:p>Rue Olivier</text:p>
          </table:table-cell>
          <table:table-cell table:number-columns-repeated="9"/>
        </table:table-row>
        <table:table-row table:style-name="ro1">
          <table:table-cell office:value-type="string" calcext:value-type="string">
            <text:p>Rue Olivier d'Ormesson</text:p>
          </table:table-cell>
          <table:table-cell table:number-columns-repeated="9"/>
        </table:table-row>
        <table:table-row table:style-name="ro1">
          <table:table-cell office:value-type="string" calcext:value-type="string">
            <text:p>Rue Olivier Evans</text:p>
          </table:table-cell>
          <table:table-cell table:number-columns-repeated="9"/>
        </table:table-row>
        <table:table-row table:style-name="ro1">
          <table:table-cell office:value-type="string" calcext:value-type="string">
            <text:p>Rue Olympe de Gouges</text:p>
          </table:table-cell>
          <table:table-cell table:number-columns-repeated="9"/>
        </table:table-row>
        <table:table-row table:style-name="ro1">
          <table:table-cell office:value-type="string" calcext:value-type="string">
            <text:p>Rue Pagan</text:p>
          </table:table-cell>
          <table:table-cell table:number-columns-repeated="9"/>
        </table:table-row>
        <table:table-row table:style-name="ro1">
          <table:table-cell office:value-type="string" calcext:value-type="string">
            <text:p>Rue Paré</text:p>
          </table:table-cell>
          <table:table-cell table:number-columns-repeated="9"/>
        </table:table-row>
        <table:table-row table:style-name="ro1">
          <table:table-cell office:value-type="string" calcext:value-type="string">
            <text:p>Rue Parmentier</text:p>
          </table:table-cell>
          <table:table-cell table:number-columns-repeated="9"/>
        </table:table-row>
        <table:table-row table:style-name="ro1">
          <table:table-cell office:value-type="string" calcext:value-type="string">
            <text:p>Rue Patria</text:p>
          </table:table-cell>
          <table:table-cell table:number-columns-repeated="9"/>
        </table:table-row>
        <table:table-row table:style-name="ro1">
          <table:table-cell office:value-type="string" calcext:value-type="string">
            <text:p>Rue Paul Beaupère</text:p>
          </table:table-cell>
          <table:table-cell table:number-columns-repeated="9"/>
        </table:table-row>
        <table:table-row table:style-name="ro1">
          <table:table-cell office:value-type="string" calcext:value-type="string">
            <text:p>Rue Paul Bellamy</text:p>
          </table:table-cell>
          <table:table-cell table:number-columns-repeated="9"/>
        </table:table-row>
        <table:table-row table:style-name="ro1">
          <table:table-cell office:value-type="string" calcext:value-type="string">
            <text:p>Rue Paul Bert</text:p>
          </table:table-cell>
          <table:table-cell table:number-columns-repeated="9"/>
        </table:table-row>
        <table:table-row table:style-name="ro1">
          <table:table-cell office:value-type="string" calcext:value-type="string">
            <text:p>Rue Paul Claudel</text:p>
          </table:table-cell>
          <table:table-cell table:number-columns-repeated="9"/>
        </table:table-row>
        <table:table-row table:style-name="ro1">
          <table:table-cell office:value-type="string" calcext:value-type="string">
            <text:p>Rue Paul Decauville</text:p>
          </table:table-cell>
          <table:table-cell table:number-columns-repeated="9"/>
        </table:table-row>
        <table:table-row table:style-name="ro1">
          <table:table-cell office:value-type="string" calcext:value-type="string">
            <text:p>Rue Paul Delaroche</text:p>
          </table:table-cell>
          <table:table-cell table:number-columns-repeated="9"/>
        </table:table-row>
        <table:table-row table:style-name="ro1">
          <table:table-cell office:value-type="string" calcext:value-type="string">
            <text:p>Rue Paul Deltombe</text:p>
          </table:table-cell>
          <table:table-cell table:number-columns-repeated="9"/>
        </table:table-row>
        <table:table-row table:style-name="ro1">
          <table:table-cell office:value-type="string" calcext:value-type="string">
            <text:p>Rue Paul Dubois</text:p>
          </table:table-cell>
          <table:table-cell table:number-columns-repeated="9"/>
        </table:table-row>
        <table:table-row table:style-name="ro1">
          <table:table-cell office:value-type="string" calcext:value-type="string">
            <text:p>Rue Paul Eluard</text:p>
          </table:table-cell>
          <table:table-cell table:number-columns-repeated="9"/>
        </table:table-row>
        <table:table-row table:style-name="ro1">
          <table:table-cell office:value-type="string" calcext:value-type="string">
            <text:p>Rue Paul Gauguin</text:p>
          </table:table-cell>
          <table:table-cell table:number-columns-repeated="9"/>
        </table:table-row>
        <table:table-row table:style-name="ro1">
          <table:table-cell office:value-type="string" calcext:value-type="string">
            <text:p>Rue Paul Griveaud</text:p>
          </table:table-cell>
          <table:table-cell table:number-columns-repeated="9"/>
        </table:table-row>
        <table:table-row table:style-name="ro1">
          <table:table-cell office:value-type="string" calcext:value-type="string">
            <text:p>Rue Paul Nassivet</text:p>
          </table:table-cell>
          <table:table-cell table:number-columns-repeated="9"/>
        </table:table-row>
        <table:table-row table:style-name="ro1">
          <table:table-cell office:value-type="string" calcext:value-type="string">
            <text:p>Rue Paul Nizan</text:p>
          </table:table-cell>
          <table:table-cell table:number-columns-repeated="9"/>
        </table:table-row>
        <table:table-row table:style-name="ro1">
          <table:table-cell office:value-type="string" calcext:value-type="string">
            <text:p>Rue Paul Painlevé</text:p>
          </table:table-cell>
          <table:table-cell table:number-columns-repeated="9"/>
        </table:table-row>
        <table:table-row table:style-name="ro1">
          <table:table-cell office:value-type="string" calcext:value-type="string">
            <text:p>Rue Paul Plantiveau</text:p>
          </table:table-cell>
          <table:table-cell table:number-columns-repeated="9"/>
        </table:table-row>
        <table:table-row table:style-name="ro1">
          <table:table-cell office:value-type="string" calcext:value-type="string">
            <text:p>Rue Paul Ramadier</text:p>
          </table:table-cell>
          <table:table-cell table:number-columns-repeated="9"/>
        </table:table-row>
        <table:table-row table:style-name="ro1">
          <table:table-cell office:value-type="string" calcext:value-type="string">
            <text:p>Rue Paul Sabatier</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Valéry</text:p>
          </table:table-cell>
          <table:table-cell table:number-columns-repeated="9"/>
        </table:table-row>
        <table:table-row table:style-name="ro1">
          <table:table-cell office:value-type="string" calcext:value-type="string">
            <text:p>Rue Paul Verlaine</text:p>
          </table:table-cell>
          <table:table-cell table:number-columns-repeated="9"/>
        </table:table-row>
        <table:table-row table:style-name="ro1">
          <table:table-cell office:value-type="string" calcext:value-type="string">
            <text:p>Rue Pauline Roland</text:p>
          </table:table-cell>
          <table:table-cell table:number-columns-repeated="9"/>
        </table:table-row>
        <table:table-row table:style-name="ro1">
          <table:table-cell office:value-type="string" calcext:value-type="string">
            <text:p>Rue Pélisson</text:p>
          </table:table-cell>
          <table:table-cell table:number-columns-repeated="9"/>
        </table:table-row>
        <table:table-row table:style-name="ro1">
          <table:table-cell office:value-type="string" calcext:value-type="string">
            <text:p>Rue Perelle</text:p>
          </table:table-cell>
          <table:table-cell table:number-columns-repeated="9"/>
        </table:table-row>
        <table:table-row table:style-name="ro1">
          <table:table-cell office:value-type="string" calcext:value-type="string">
            <text:p>Rue Perrault</text:p>
          </table:table-cell>
          <table:table-cell table:number-columns-repeated="9"/>
        </table:table-row>
        <table:table-row table:style-name="ro1">
          <table:table-cell office:value-type="string" calcext:value-type="string">
            <text:p>Rue Petite Biesse</text:p>
          </table:table-cell>
          <table:table-cell table:number-columns-repeated="9"/>
        </table:table-row>
        <table:table-row table:style-name="ro1">
          <table:table-cell office:value-type="string" calcext:value-type="string">
            <text:p>Rue Philéas Fogg</text:p>
          </table:table-cell>
          <table:table-cell table:number-columns-repeated="9"/>
        </table:table-row>
        <table:table-row table:style-name="ro1">
          <table:table-cell office:value-type="string" calcext:value-type="string">
            <text:p>Rue Philippe de Broca</text:p>
          </table:table-cell>
          <table:table-cell table:number-columns-repeated="9"/>
        </table:table-row>
        <table:table-row table:style-name="ro1">
          <table:table-cell office:value-type="string" calcext:value-type="string">
            <text:p>Rue Philippe de Cabrol</text:p>
          </table:table-cell>
          <table:table-cell table:number-columns-repeated="9"/>
        </table:table-row>
        <table:table-row table:style-name="ro1">
          <table:table-cell office:value-type="string" calcext:value-type="string">
            <text:p>Rue Philippe Lebon</text:p>
          </table:table-cell>
          <table:table-cell table:number-columns-repeated="9"/>
        </table:table-row>
        <table:table-row table:style-name="ro1">
          <table:table-cell office:value-type="string" calcext:value-type="string">
            <text:p>Rue Pierre Abélard</text:p>
          </table:table-cell>
          <table:table-cell table:number-columns-repeated="9"/>
        </table:table-row>
        <table:table-row table:style-name="ro1">
          <table:table-cell office:value-type="string" calcext:value-type="string">
            <text:p>Rue Pierre Adolphe Bobierre</text:p>
          </table:table-cell>
          <table:table-cell table:number-columns-repeated="9"/>
        </table:table-row>
        <table:table-row table:style-name="ro1">
          <table:table-cell office:value-type="string" calcext:value-type="string">
            <text:p>Rue Pierre Audige</text:p>
          </table:table-cell>
          <table:table-cell table:number-columns-repeated="9"/>
        </table:table-row>
        <table:table-row table:style-name="ro1">
          <table:table-cell office:value-type="string" calcext:value-type="string">
            <text:p>Rue Pierre Benoit</text:p>
          </table:table-cell>
          <table:table-cell table:number-columns-repeated="9"/>
        </table:table-row>
        <table:table-row table:style-name="ro1">
          <table:table-cell office:value-type="string" calcext:value-type="string">
            <text:p>Rue Pierre Bouguer</text:p>
          </table:table-cell>
          <table:table-cell table:number-columns-repeated="9"/>
        </table:table-row>
        <table:table-row table:style-name="ro1">
          <table:table-cell office:value-type="string" calcext:value-type="string">
            <text:p>Rue Pierre Chéreau</text:p>
          </table:table-cell>
          <table:table-cell table:number-columns-repeated="9"/>
        </table:table-row>
        <table:table-row table:style-name="ro1">
          <table:table-cell office:value-type="string" calcext:value-type="string">
            <text:p>Rue Pierre Dupont</text:p>
          </table:table-cell>
          <table:table-cell table:number-columns-repeated="9"/>
        </table:table-row>
        <table:table-row table:style-name="ro1">
          <table:table-cell office:value-type="string" calcext:value-type="string">
            <text:p>Rue Pierre et Marie Curie</text:p>
          </table:table-cell>
          <table:table-cell table:number-columns-repeated="9"/>
        </table:table-row>
        <table:table-row table:style-name="ro1">
          <table:table-cell office:value-type="string" calcext:value-type="string">
            <text:p>Rue Pierre Etienne Flandin</text:p>
          </table:table-cell>
          <table:table-cell table:number-columns-repeated="9"/>
        </table:table-row>
        <table:table-row table:style-name="ro1">
          <table:table-cell office:value-type="string" calcext:value-type="string">
            <text:p>Rue Pierre Joseph Colin</text:p>
          </table:table-cell>
          <table:table-cell table:number-columns-repeated="9"/>
        </table:table-row>
        <table:table-row table:style-name="ro1">
          <table:table-cell office:value-type="string" calcext:value-type="string">
            <text:p>Rue Pierre Landais</text:p>
          </table:table-cell>
          <table:table-cell table:number-columns-repeated="9"/>
        </table:table-row>
        <table:table-row table:style-name="ro1">
          <table:table-cell office:value-type="string" calcext:value-type="string">
            <text:p>Rue Pierre Loti</text:p>
          </table:table-cell>
          <table:table-cell table:number-columns-repeated="9"/>
        </table:table-row>
        <table:table-row table:style-name="ro1">
          <table:table-cell office:value-type="string" calcext:value-type="string">
            <text:p>Rue Pierre Magnol</text:p>
          </table:table-cell>
          <table:table-cell table:number-columns-repeated="9"/>
        </table:table-row>
        <table:table-row table:style-name="ro1">
          <table:table-cell office:value-type="string" calcext:value-type="string">
            <text:p>Rue Pierre Roy</text:p>
          </table:table-cell>
          <table:table-cell table:number-columns-repeated="9"/>
        </table:table-row>
        <table:table-row table:style-name="ro1">
          <table:table-cell office:value-type="string" calcext:value-type="string">
            <text:p>Rue Pierre Yvernogeau</text:p>
          </table:table-cell>
          <table:table-cell table:number-columns-repeated="9"/>
        </table:table-row>
        <table:table-row table:style-name="ro1">
          <table:table-cell office:value-type="string" calcext:value-type="string">
            <text:p>Rue Piétrus Joubert</text:p>
          </table:table-cell>
          <table:table-cell table:number-columns-repeated="9"/>
        </table:table-row>
        <table:table-row table:style-name="ro1">
          <table:table-cell office:value-type="string" calcext:value-type="string">
            <text:p>Rue Piron</text:p>
          </table:table-cell>
          <table:table-cell table:number-columns-repeated="9"/>
        </table:table-row>
        <table:table-row table:style-name="ro1">
          <table:table-cell office:value-type="string" calcext:value-type="string">
            <text:p>Rue Pitre Chevalier</text:p>
          </table:table-cell>
          <table:table-cell table:number-columns-repeated="9"/>
        </table:table-row>
        <table:table-row table:style-name="ro1">
          <table:table-cell office:value-type="string" calcext:value-type="string">
            <text:p>Rue Pitre de Lisle du Dreneuc</text:p>
          </table:table-cell>
          <table:table-cell table:number-columns-repeated="9"/>
        </table:table-row>
        <table:table-row table:style-name="ro1">
          <table:table-cell office:value-type="string" calcext:value-type="string">
            <text:p>Rue Plutarque</text:p>
          </table:table-cell>
          <table:table-cell table:number-columns-repeated="9"/>
        </table:table-row>
        <table:table-row table:style-name="ro1">
          <table:table-cell office:value-type="string" calcext:value-type="string">
            <text:p>Rue Portail</text:p>
          </table:table-cell>
          <table:table-cell table:number-columns-repeated="9"/>
        </table:table-row>
        <table:table-row table:style-name="ro1">
          <table:table-cell office:value-type="string" calcext:value-type="string">
            <text:p>Rue Porte Neuve</text:p>
          </table:table-cell>
          <table:table-cell table:number-columns-repeated="9"/>
        </table:table-row>
        <table:table-row table:style-name="ro1">
          <table:table-cell office:value-type="string" calcext:value-type="string">
            <text:p>Rue Préfet Bonnefoy</text:p>
          </table:table-cell>
          <table:table-cell table:number-columns-repeated="9"/>
        </table:table-row>
        <table:table-row table:style-name="ro1">
          <table:table-cell office:value-type="string" calcext:value-type="string">
            <text:p>Rue Prémion</text:p>
          </table:table-cell>
          <table:table-cell table:number-columns-repeated="9"/>
        </table:table-row>
        <table:table-row table:style-name="ro1">
          <table:table-cell office:value-type="string" calcext:value-type="string">
            <text:p>Rue Président Desmars</text:p>
          </table:table-cell>
          <table:table-cell table:number-columns-repeated="9"/>
        </table:table-row>
        <table:table-row table:style-name="ro1">
          <table:table-cell office:value-type="string" calcext:value-type="string">
            <text:p>Rue Président Edouard Herriot</text:p>
          </table:table-cell>
          <table:table-cell table:number-columns-repeated="9"/>
        </table:table-row>
        <table:table-row table:style-name="ro1">
          <table:table-cell office:value-type="string" calcext:value-type="string">
            <text:p>Rue Professeur Dubuisson</text:p>
          </table:table-cell>
          <table:table-cell table:number-columns-repeated="9"/>
        </table:table-row>
        <table:table-row table:style-name="ro1">
          <table:table-cell office:value-type="string" calcext:value-type="string">
            <text:p>Rue Professeur Eugène Cornet</text:p>
          </table:table-cell>
          <table:table-cell table:number-columns-repeated="9"/>
        </table:table-row>
        <table:table-row table:style-name="ro1">
          <table:table-cell office:value-type="string" calcext:value-type="string">
            <text:p>Rue Professeur Jules Poumier</text:p>
          </table:table-cell>
          <table:table-cell table:number-columns-repeated="9"/>
        </table:table-row>
        <table:table-row table:style-name="ro1">
          <table:table-cell office:value-type="string" calcext:value-type="string">
            <text:p>Rue Professeur Yves Boquien</text:p>
          </table:table-cell>
          <table:table-cell table:number-columns-repeated="9"/>
        </table:table-row>
        <table:table-row table:style-name="ro1">
          <table:table-cell office:value-type="string" calcext:value-type="string">
            <text:p>Rue Prosper Coinquet</text:p>
          </table:table-cell>
          <table:table-cell table:number-columns-repeated="9"/>
        </table:table-row>
        <table:table-row table:style-name="ro1">
          <table:table-cell office:value-type="string" calcext:value-type="string">
            <text:p>Rue Prosper Mérimée</text:p>
          </table:table-cell>
          <table:table-cell table:number-columns-repeated="9"/>
        </table:table-row>
        <table:table-row table:style-name="ro1">
          <table:table-cell office:value-type="string" calcext:value-type="string">
            <text:p>Rue Rabelais</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meau</text:p>
          </table:table-cell>
          <table:table-cell table:number-columns-repeated="9"/>
        </table:table-row>
        <table:table-row table:style-name="ro1">
          <table:table-cell office:value-type="string" calcext:value-type="string">
            <text:p>Rue Raoul Duffy</text:p>
          </table:table-cell>
          <table:table-cell table:number-columns-repeated="9"/>
        </table:table-row>
        <table:table-row table:style-name="ro1">
          <table:table-cell office:value-type="string" calcext:value-type="string">
            <text:p>Rue Raspail</text:p>
          </table:table-cell>
          <table:table-cell table:number-columns-repeated="9"/>
        </table:table-row>
        <table:table-row table:style-name="ro1">
          <table:table-cell office:value-type="string" calcext:value-type="string">
            <text:p>Rue Réaumur</text:p>
          </table:table-cell>
          <table:table-cell table:number-columns-repeated="9"/>
        </table:table-row>
        <table:table-row table:style-name="ro1">
          <table:table-cell office:value-type="string" calcext:value-type="string">
            <text:p>Rue Recteur Schmitt</text:p>
          </table:table-cell>
          <table:table-cell table:number-columns-repeated="9"/>
        </table:table-row>
        <table:table-row table:style-name="ro1">
          <table:table-cell office:value-type="string" calcext:value-type="string">
            <text:p>Rue Régnard</text:p>
          </table:table-cell>
          <table:table-cell table:number-columns-repeated="9"/>
        </table:table-row>
        <table:table-row table:style-name="ro1">
          <table:table-cell office:value-type="string" calcext:value-type="string">
            <text:p>Rue Régnier</text:p>
          </table:table-cell>
          <table:table-cell table:number-columns-repeated="9"/>
        </table:table-row>
        <table:table-row table:style-name="ro1">
          <table:table-cell office:value-type="string" calcext:value-type="string">
            <text:p>Rue Reine Astrid</text:p>
          </table:table-cell>
          <table:table-cell table:number-columns-repeated="9"/>
        </table:table-row>
        <table:table-row table:style-name="ro1">
          <table:table-cell office:value-type="string" calcext:value-type="string">
            <text:p>Rue Renan</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Guy Cadou</text:p>
          </table:table-cell>
          <table:table-cell table:number-columns-repeated="9"/>
        </table:table-row>
        <table:table-row table:style-name="ro1">
          <table:table-cell office:value-type="string" calcext:value-type="string">
            <text:p>Rue René Mouchotte</text:p>
          </table:table-cell>
          <table:table-cell table:number-columns-repeated="9"/>
        </table:table-row>
        <table:table-row table:style-name="ro1">
          <table:table-cell office:value-type="string" calcext:value-type="string">
            <text:p>Rue René Peigne</text:p>
          </table:table-cell>
          <table:table-cell table:number-columns-repeated="9"/>
        </table:table-row>
        <table:table-row table:style-name="ro1">
          <table:table-cell office:value-type="string" calcext:value-type="string">
            <text:p>Rue René Viviani</text:p>
          </table:table-cell>
          <table:table-cell table:number-columns-repeated="9"/>
        </table:table-row>
        <table:table-row table:style-name="ro1">
          <table:table-cell office:value-type="string" calcext:value-type="string">
            <text:p>Rue Richer</text:p>
          </table:table-cell>
          <table:table-cell table:number-columns-repeated="9"/>
        </table:table-row>
        <table:table-row table:style-name="ro1">
          <table:table-cell office:value-type="string" calcext:value-type="string">
            <text:p>Rue Richeux</text:p>
          </table:table-cell>
          <table:table-cell table:number-columns-repeated="9"/>
        </table:table-row>
        <table:table-row table:style-name="ro1">
          <table:table-cell office:value-type="string" calcext:value-type="string">
            <text:p>Rue Robert le Ricolais</text:p>
          </table:table-cell>
          <table:table-cell table:number-columns-repeated="9"/>
        </table:table-row>
        <table:table-row table:style-name="ro1">
          <table:table-cell office:value-type="string" calcext:value-type="string">
            <text:p>Rue Robert Planquette</text:p>
          </table:table-cell>
          <table:table-cell table:number-columns-repeated="9"/>
        </table:table-row>
        <table:table-row table:style-name="ro1">
          <table:table-cell office:value-type="string" calcext:value-type="string">
            <text:p>Rue Roger Astic</text:p>
          </table:table-cell>
          <table:table-cell table:number-columns-repeated="9"/>
        </table:table-row>
        <table:table-row table:style-name="ro1">
          <table:table-cell office:value-type="string" calcext:value-type="string">
            <text:p>Rue Roger Frison Roche</text:p>
          </table:table-cell>
          <table:table-cell table:number-columns-repeated="9"/>
        </table:table-row>
        <table:table-row table:style-name="ro1">
          <table:table-cell office:value-type="string" calcext:value-type="string">
            <text:p>Rue Roger Glotin</text:p>
          </table:table-cell>
          <table:table-cell table:number-columns-repeated="9"/>
        </table:table-row>
        <table:table-row table:style-name="ro1">
          <table:table-cell office:value-type="string" calcext:value-type="string">
            <text:p>Rue Roger Lapebie</text:p>
          </table:table-cell>
          <table:table-cell table:number-columns-repeated="9"/>
        </table:table-row>
        <table:table-row table:style-name="ro1">
          <table:table-cell office:value-type="string" calcext:value-type="string">
            <text:p>Rue Roland Dorgeles</text:p>
          </table:table-cell>
          <table:table-cell table:number-columns-repeated="9"/>
        </table:table-row>
        <table:table-row table:style-name="ro1">
          <table:table-cell office:value-type="string" calcext:value-type="string">
            <text:p>Rue Rollin</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nsard</text:p>
          </table:table-cell>
          <table:table-cell table:number-columns-repeated="9"/>
        </table:table-row>
        <table:table-row table:style-name="ro1">
          <table:table-cell office:value-type="string" calcext:value-type="string">
            <text:p>Rue Rosa Parks</text:p>
          </table:table-cell>
          <table:table-cell table:number-columns-repeated="9"/>
        </table:table-row>
        <table:table-row table:style-name="ro1">
          <table:table-cell office:value-type="string" calcext:value-type="string">
            <text:p>Rue Rouget de Lisle</text:p>
          </table:table-cell>
          <table:table-cell table:number-columns-repeated="9"/>
        </table:table-row>
        <table:table-row table:style-name="ro1">
          <table:table-cell office:value-type="string" calcext:value-type="string">
            <text:p>Rue Rubens</text:p>
          </table:table-cell>
          <table:table-cell table:number-columns-repeated="9"/>
        </table:table-row>
        <table:table-row table:style-name="ro1">
          <table:table-cell office:value-type="string" calcext:value-type="string">
            <text:p>Rue Russeil</text:p>
          </table:table-cell>
          <table:table-cell table:number-columns-repeated="9"/>
        </table:table-row>
        <table:table-row table:style-name="ro1">
          <table:table-cell office:value-type="string" calcext:value-type="string">
            <text:p>Rue Saget</text:p>
          </table:table-cell>
          <table:table-cell table:number-columns-repeated="9"/>
        </table:table-row>
        <table:table-row table:style-name="ro1">
          <table:table-cell office:value-type="string" calcext:value-type="string">
            <text:p>Rue Saint Antoine</text:p>
          </table:table-cell>
          <table:table-cell table:number-columns-repeated="9"/>
        </table:table-row>
        <table:table-row table:style-name="ro1">
          <table:table-cell office:value-type="string" calcext:value-type="string">
            <text:p>Rue Saint Charles</text:p>
          </table:table-cell>
          <table:table-cell table:number-columns-repeated="9"/>
        </table:table-row>
        <table:table-row table:style-name="ro1">
          <table:table-cell office:value-type="string" calcext:value-type="string">
            <text:p>Rue Saint Denis</text:p>
          </table:table-cell>
          <table:table-cell table:number-columns-repeated="9"/>
        </table:table-row>
        <table:table-row table:style-name="ro1">
          <table:table-cell office:value-type="string" calcext:value-type="string">
            <text:p>Rue Saint Donatien</text:p>
          </table:table-cell>
          <table:table-cell table:number-columns-repeated="9"/>
        </table:table-row>
        <table:table-row table:style-name="ro1">
          <table:table-cell office:value-type="string" calcext:value-type="string">
            <text:p>Rue Saint François</text:p>
          </table:table-cell>
          <table:table-cell table:number-columns-repeated="9"/>
        </table:table-row>
        <table:table-row table:style-name="ro1">
          <table:table-cell office:value-type="string" calcext:value-type="string">
            <text:p>Rue Saint Gohard</text:p>
          </table:table-cell>
          <table:table-cell table:number-columns-repeated="9"/>
        </table:table-row>
        <table:table-row table:style-name="ro1">
          <table:table-cell office:value-type="string" calcext:value-type="string">
            <text:p>Rue Saint Hermeland</text:p>
          </table:table-cell>
          <table:table-cell table:number-columns-repeated="9"/>
        </table:table-row>
        <table:table-row table:style-name="ro1">
          <table:table-cell office:value-type="string" calcext:value-type="string">
            <text:p>Rue Saint Jacques</text:p>
          </table:table-cell>
          <table:table-cell table:number-columns-repeated="9"/>
        </table:table-row>
        <table:table-row table:style-name="ro1">
          <table:table-cell office:value-type="string" calcext:value-type="string">
            <text:p>Rue Saint Jean</text:p>
          </table:table-cell>
          <table:table-cell table:number-columns-repeated="9"/>
        </table:table-row>
        <table:table-row table:style-name="ro1">
          <table:table-cell office:value-type="string" calcext:value-type="string">
            <text:p>Rue Saint Jean Baptiste de la Salle</text:p>
          </table:table-cell>
          <table:table-cell table:number-columns-repeated="9"/>
        </table:table-row>
        <table:table-row table:style-name="ro1">
          <table:table-cell office:value-type="string" calcext:value-type="string">
            <text:p>Rue Saint Julien</text:p>
          </table:table-cell>
          <table:table-cell table:number-columns-repeated="9"/>
        </table:table-row>
        <table:table-row table:style-name="ro1">
          <table:table-cell office:value-type="string" calcext:value-type="string">
            <text:p>Rue Saint Léonard</text:p>
          </table:table-cell>
          <table:table-cell table:number-columns-repeated="9"/>
        </table:table-row>
        <table:table-row table:style-name="ro1">
          <table:table-cell office:value-type="string" calcext:value-type="string">
            <text:p>Rue Saint Louis</text:p>
          </table:table-cell>
          <table:table-cell table:number-columns-repeated="9"/>
        </table:table-row>
        <table:table-row table:style-name="ro1">
          <table:table-cell office:value-type="string" calcext:value-type="string">
            <text:p>Rue Saint Médard</text:p>
          </table:table-cell>
          <table:table-cell table:number-columns-repeated="9"/>
        </table:table-row>
        <table:table-row table:style-name="ro1">
          <table:table-cell office:value-type="string" calcext:value-type="string">
            <text:p>Rue Saint Mihiel</text:p>
          </table:table-cell>
          <table:table-cell table:number-columns-repeated="9"/>
        </table:table-row>
        <table:table-row table:style-name="ro1">
          <table:table-cell office:value-type="string" calcext:value-type="string">
            <text:p>Rue Saint Nicolas</text:p>
          </table:table-cell>
          <table:table-cell table:number-columns-repeated="9"/>
        </table:table-row>
        <table:table-row table:style-name="ro1">
          <table:table-cell office:value-type="string" calcext:value-type="string">
            <text:p>Rue Saint Pierre</text:p>
          </table:table-cell>
          <table:table-cell table:number-columns-repeated="9"/>
        </table:table-row>
        <table:table-row table:style-name="ro1">
          <table:table-cell office:value-type="string" calcext:value-type="string">
            <text:p>Rue Saint Rogatien</text:p>
          </table:table-cell>
          <table:table-cell table:number-columns-repeated="9"/>
        </table:table-row>
        <table:table-row table:style-name="ro1">
          <table:table-cell office:value-type="string" calcext:value-type="string">
            <text:p>Rue Saint Stanislas</text:p>
          </table:table-cell>
          <table:table-cell table:number-columns-repeated="9"/>
        </table:table-row>
        <table:table-row table:style-name="ro1">
          <table:table-cell office:value-type="string" calcext:value-type="string">
            <text:p>Rue Saint Vincent</text:p>
          </table:table-cell>
          <table:table-cell table:number-columns-repeated="9"/>
        </table:table-row>
        <table:table-row table:style-name="ro1">
          <table:table-cell office:value-type="string" calcext:value-type="string">
            <text:p>Rue Sainte Catherine</text:p>
          </table:table-cell>
          <table:table-cell table:number-columns-repeated="9"/>
        </table:table-row>
        <table:table-row table:style-name="ro1">
          <table:table-cell office:value-type="string" calcext:value-type="string">
            <text:p>Rue Sainte Croix</text:p>
          </table:table-cell>
          <table:table-cell table:number-columns-repeated="9"/>
        </table:table-row>
        <table:table-row table:style-name="ro1">
          <table:table-cell office:value-type="string" calcext:value-type="string">
            <text:p>Rue Sainte Marthe</text:p>
          </table:table-cell>
          <table:table-cell table:number-columns-repeated="9"/>
        </table:table-row>
        <table:table-row table:style-name="ro1">
          <table:table-cell office:value-type="string" calcext:value-type="string">
            <text:p>Rue Salles de l'Eraudière</text:p>
          </table:table-cell>
          <table:table-cell table:number-columns-repeated="9"/>
        </table:table-row>
        <table:table-row table:style-name="ro1">
          <table:table-cell office:value-type="string" calcext:value-type="string">
            <text:p>Rue Samuel De Champlain</text:p>
          </table:table-cell>
          <table:table-cell table:number-columns-repeated="9"/>
        </table:table-row>
        <table:table-row table:style-name="ro1">
          <table:table-cell office:value-type="string" calcext:value-type="string">
            <text:p>Rue Sanlecque</text:p>
          </table:table-cell>
          <table:table-cell table:number-columns-repeated="9"/>
        </table:table-row>
        <table:table-row table:style-name="ro1">
          <table:table-cell office:value-type="string" calcext:value-type="string">
            <text:p>Rue Santeuil</text:p>
          </table:table-cell>
          <table:table-cell table:number-columns-repeated="9"/>
        </table:table-row>
        <table:table-row table:style-name="ro1">
          <table:table-cell office:value-type="string" calcext:value-type="string">
            <text:p>Rue Santos Dumont</text:p>
          </table:table-cell>
          <table:table-cell table:number-columns-repeated="9"/>
        </table:table-row>
        <table:table-row table:style-name="ro1">
          <table:table-cell office:value-type="string" calcext:value-type="string">
            <text:p>Rue Sarrazin</text:p>
          </table:table-cell>
          <table:table-cell table:number-columns-repeated="9"/>
        </table:table-row>
        <table:table-row table:style-name="ro1">
          <table:table-cell office:value-type="string" calcext:value-type="string">
            <text:p>Rue Scribe</text:p>
          </table:table-cell>
          <table:table-cell table:number-columns-repeated="9"/>
        </table:table-row>
        <table:table-row table:style-name="ro1">
          <table:table-cell office:value-type="string" calcext:value-type="string">
            <text:p>Rue Sébastien Vaillant</text:p>
          </table:table-cell>
          <table:table-cell table:number-columns-repeated="9"/>
        </table:table-row>
        <table:table-row table:style-name="ro1">
          <table:table-cell office:value-type="string" calcext:value-type="string">
            <text:p>Rue Séneque</text:p>
          </table:table-cell>
          <table:table-cell table:number-columns-repeated="9"/>
        </table:table-row>
        <table:table-row table:style-name="ro1">
          <table:table-cell office:value-type="string" calcext:value-type="string">
            <text:p>Rue Sergent Bobillot</text:p>
          </table:table-cell>
          <table:table-cell table:number-columns-repeated="9"/>
        </table:table-row>
        <table:table-row table:style-name="ro1">
          <table:table-cell office:value-type="string" calcext:value-type="string">
            <text:p>Rue Sévigné</text:p>
          </table:table-cell>
          <table:table-cell table:number-columns-repeated="9"/>
        </table:table-row>
        <table:table-row table:style-name="ro1">
          <table:table-cell office:value-type="string" calcext:value-type="string">
            <text:p>Rue Siméon Foucault</text:p>
          </table:table-cell>
          <table:table-cell table:number-columns-repeated="9"/>
        </table:table-row>
        <table:table-row table:style-name="ro1">
          <table:table-cell office:value-type="string" calcext:value-type="string">
            <text:p>Rue Sophie Germain</text:p>
          </table:table-cell>
          <table:table-cell table:number-columns-repeated="9"/>
        </table:table-row>
        <table:table-row table:style-name="ro1">
          <table:table-cell office:value-type="string" calcext:value-type="string">
            <text:p>Rue Soubzmain</text:p>
          </table:table-cell>
          <table:table-cell table:number-columns-repeated="9"/>
        </table:table-row>
        <table:table-row table:style-name="ro1">
          <table:table-cell office:value-type="string" calcext:value-type="string">
            <text:p>Rue Sourdéac</text:p>
          </table:table-cell>
          <table:table-cell table:number-columns-repeated="9"/>
        </table:table-row>
        <table:table-row table:style-name="ro1">
          <table:table-cell office:value-type="string" calcext:value-type="string">
            <text:p>Rue Stanislas Baudry</text:p>
          </table:table-cell>
          <table:table-cell table:number-columns-repeated="9"/>
        </table:table-row>
        <table:table-row table:style-name="ro1">
          <table:table-cell office:value-type="string" calcext:value-type="string">
            <text:p>Rue Stendhal</text:p>
          </table:table-cell>
          <table:table-cell table:number-columns-repeated="9"/>
        </table:table-row>
        <table:table-row table:style-name="ro1">
          <table:table-cell office:value-type="string" calcext:value-type="string">
            <text:p>Rue Stéphane Leduc</text:p>
          </table:table-cell>
          <table:table-cell table:number-columns-repeated="9"/>
        </table:table-row>
        <table:table-row table:style-name="ro1">
          <table:table-cell office:value-type="string" calcext:value-type="string">
            <text:p>Rue Stéphane Mallarme</text:p>
          </table:table-cell>
          <table:table-cell table:number-columns-repeated="9"/>
        </table:table-row>
        <table:table-row table:style-name="ro1">
          <table:table-cell office:value-type="string" calcext:value-type="string">
            <text:p>Rue Stéphenson</text:p>
          </table:table-cell>
          <table:table-cell table:number-columns-repeated="9"/>
        </table:table-row>
        <table:table-row table:style-name="ro1">
          <table:table-cell office:value-type="string" calcext:value-type="string">
            <text:p>Rue Stuart</text:p>
          </table:table-cell>
          <table:table-cell table:number-columns-repeated="9"/>
        </table:table-row>
        <table:table-row table:style-name="ro1">
          <table:table-cell office:value-type="string" calcext:value-type="string">
            <text:p>Rue Suffren</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rcouf</text:p>
          </table:table-cell>
          <table:table-cell table:number-columns-repeated="9"/>
        </table:table-row>
        <table:table-row table:style-name="ro1">
          <table:table-cell office:value-type="string" calcext:value-type="string">
            <text:p>Rue Suzanne Lenglen</text:p>
          </table:table-cell>
          <table:table-cell table:number-columns-repeated="9"/>
        </table:table-row>
        <table:table-row table:style-name="ro1">
          <table:table-cell office:value-type="string" calcext:value-type="string">
            <text:p>Rue Sylvain Paris</text:p>
          </table:table-cell>
          <table:table-cell table:number-columns-repeated="9"/>
        </table:table-row>
        <table:table-row table:style-name="ro1">
          <table:table-cell office:value-type="string" calcext:value-type="string">
            <text:p>Rue Sylvain Roye</text:p>
          </table:table-cell>
          <table:table-cell table:number-columns-repeated="9"/>
        </table:table-row>
        <table:table-row table:style-name="ro1">
          <table:table-cell office:value-type="string" calcext:value-type="string">
            <text:p>Rue Thomas Maisonneuve</text:p>
          </table:table-cell>
          <table:table-cell table:number-columns-repeated="9"/>
        </table:table-row>
        <table:table-row table:style-name="ro1">
          <table:table-cell office:value-type="string" calcext:value-type="string">
            <text:p>Rue Thomas Narcejac</text:p>
          </table:table-cell>
          <table:table-cell table:number-columns-repeated="9"/>
        </table:table-row>
        <table:table-row table:style-name="ro1">
          <table:table-cell office:value-type="string" calcext:value-type="string">
            <text:p>Rue Thomas Russel Crampton</text:p>
          </table:table-cell>
          <table:table-cell table:number-columns-repeated="9"/>
        </table:table-row>
        <table:table-row table:style-name="ro1">
          <table:table-cell office:value-type="string" calcext:value-type="string">
            <text:p>Rue Thurot</text:p>
          </table:table-cell>
          <table:table-cell table:number-columns-repeated="9"/>
        </table:table-row>
        <table:table-row table:style-name="ro1">
          <table:table-cell office:value-type="string" calcext:value-type="string">
            <text:p>Rue Timothée</text:p>
          </table:table-cell>
          <table:table-cell table:number-columns-repeated="9"/>
        </table:table-row>
        <table:table-row table:style-name="ro1">
          <table:table-cell office:value-type="string" calcext:value-type="string">
            <text:p>Rue Tiriau</text:p>
          </table:table-cell>
          <table:table-cell table:number-columns-repeated="9"/>
        </table:table-row>
        <table:table-row table:style-name="ro1">
          <table:table-cell office:value-type="string" calcext:value-type="string">
            <text:p>Rue Tite-Live</text:p>
          </table:table-cell>
          <table:table-cell table:number-columns-repeated="9"/>
        </table:table-row>
        <table:table-row table:style-name="ro1">
          <table:table-cell office:value-type="string" calcext:value-type="string">
            <text:p>Rue Toulmouche</text:p>
          </table:table-cell>
          <table:table-cell table:number-columns-repeated="9"/>
        </table:table-row>
        <table:table-row table:style-name="ro1">
          <table:table-cell office:value-type="string" calcext:value-type="string">
            <text:p>Rue Tournefort</text:p>
          </table:table-cell>
          <table:table-cell table:number-columns-repeated="9"/>
        </table:table-row>
        <table:table-row table:style-name="ro1">
          <table:table-cell office:value-type="string" calcext:value-type="string">
            <text:p>Rue Travers</text:p>
          </table:table-cell>
          <table:table-cell table:number-columns-repeated="9"/>
        </table:table-row>
        <table:table-row table:style-name="ro1">
          <table:table-cell office:value-type="string" calcext:value-type="string">
            <text:p>Rue Traversière</text:p>
          </table:table-cell>
          <table:table-cell table:number-columns-repeated="9"/>
        </table:table-row>
        <table:table-row table:style-name="ro1">
          <table:table-cell office:value-type="string" calcext:value-type="string">
            <text:p>Rue Tristan Corbière</text:p>
          </table:table-cell>
          <table:table-cell table:number-columns-repeated="9"/>
        </table:table-row>
        <table:table-row table:style-name="ro1">
          <table:table-cell office:value-type="string" calcext:value-type="string">
            <text:p>Rue Urbain Le Verrier</text:p>
          </table:table-cell>
          <table:table-cell table:number-columns-repeated="9"/>
        </table:table-row>
        <table:table-row table:style-name="ro1">
          <table:table-cell office:value-type="string" calcext:value-type="string">
            <text:p>Rue Ursule Chevalier</text:p>
          </table:table-cell>
          <table:table-cell table:number-columns-repeated="9"/>
        </table:table-row>
        <table:table-row table:style-name="ro1">
          <table:table-cell office:value-type="string" calcext:value-type="string">
            <text:p>Rue Urvoy de Saint Bedan</text:p>
          </table:table-cell>
          <table:table-cell table:number-columns-repeated="9"/>
        </table:table-row>
        <table:table-row table:style-name="ro1">
          <table:table-cell office:value-type="string" calcext:value-type="string">
            <text:p>Rue Vasco de Gama</text:p>
          </table:table-cell>
          <table:table-cell table:number-columns-repeated="9"/>
        </table:table-row>
        <table:table-row table:style-name="ro1">
          <table:table-cell office:value-type="string" calcext:value-type="string">
            <text:p>Rue Vauban</text:p>
          </table:table-cell>
          <table:table-cell table:number-columns-repeated="9"/>
        </table:table-row>
        <table:table-row table:style-name="ro1">
          <table:table-cell office:value-type="string" calcext:value-type="string">
            <text:p>Rue Vaucanson</text:p>
          </table:table-cell>
          <table:table-cell table:number-columns-repeated="9"/>
        </table:table-row>
        <table:table-row table:style-name="ro1">
          <table:table-cell office:value-type="string" calcext:value-type="string">
            <text:p>Rue Vauquelin</text:p>
          </table:table-cell>
          <table:table-cell table:number-columns-repeated="9"/>
        </table:table-row>
        <table:table-row table:style-name="ro1">
          <table:table-cell office:value-type="string" calcext:value-type="string">
            <text:p>Rue Vendémiaire</text:p>
          </table:table-cell>
          <table:table-cell table:number-columns-repeated="9"/>
        </table:table-row>
        <table:table-row table:style-name="ro1">
          <table:table-cell office:value-type="string" calcext:value-type="string">
            <text:p>Rue Victor Grignard</text:p>
          </table:table-cell>
          <table:table-cell table:number-columns-repeated="9"/>
        </table:table-row>
        <table:table-row table:style-name="ro1">
          <table:table-cell office:value-type="string" calcext:value-type="string">
            <text:p>Rue Victor Schoelcher</text:p>
          </table:table-cell>
          <table:table-cell table:number-columns-repeated="9"/>
        </table:table-row>
        <table:table-row table:style-name="ro1">
          <table:table-cell office:value-type="string" calcext:value-type="string">
            <text:p>Rue Vidie</text:p>
          </table:table-cell>
          <table:table-cell table:number-columns-repeated="9"/>
        </table:table-row>
        <table:table-row table:style-name="ro1">
          <table:table-cell office:value-type="string" calcext:value-type="string">
            <text:p>Rue Villa Maria</text:p>
          </table:table-cell>
          <table:table-cell table:number-columns-repeated="9"/>
        </table:table-row>
        <table:table-row table:style-name="ro1">
          <table:table-cell office:value-type="string" calcext:value-type="string">
            <text:p>Rue Villars</text:p>
          </table:table-cell>
          <table:table-cell table:number-columns-repeated="9"/>
        </table:table-row>
        <table:table-row table:style-name="ro1">
          <table:table-cell office:value-type="string" calcext:value-type="string">
            <text:p>Rue Villebois Mareuil</text:p>
          </table:table-cell>
          <table:table-cell table:number-columns-repeated="9"/>
        </table:table-row>
        <table:table-row table:style-name="ro1">
          <table:table-cell office:value-type="string" calcext:value-type="string">
            <text:p>Rue Vincent Scotto</text:p>
          </table:table-cell>
          <table:table-cell table:number-columns-repeated="9"/>
        </table:table-row>
        <table:table-row table:style-name="ro1">
          <table:table-cell office:value-type="string" calcext:value-type="string">
            <text:p>Rue Voltaire</text:p>
          </table:table-cell>
          <table:table-cell table:number-columns-repeated="9"/>
        </table:table-row>
        <table:table-row table:style-name="ro1">
          <table:table-cell office:value-type="string" calcext:value-type="string">
            <text:p>Rue Vulcain</text:p>
          </table:table-cell>
          <table:table-cell table:number-columns-repeated="9"/>
        </table:table-row>
        <table:table-row table:style-name="ro1">
          <table:table-cell office:value-type="string" calcext:value-type="string">
            <text:p>Rue Xavier Avril</text:p>
          </table:table-cell>
          <table:table-cell table:number-columns-repeated="9"/>
        </table:table-row>
        <table:table-row table:style-name="ro1">
          <table:table-cell office:value-type="string" calcext:value-type="string">
            <text:p>Rue Yves Bodiguel</text:p>
          </table:table-cell>
          <table:table-cell table:number-columns-repeated="9"/>
        </table:table-row>
        <table:table-row table:style-name="ro1">
          <table:table-cell office:value-type="string" calcext:value-type="string">
            <text:p>Rue Yves du Manoir</text:p>
          </table:table-cell>
          <table:table-cell table:number-columns-repeated="9"/>
        </table:table-row>
        <table:table-row table:style-name="ro1">
          <table:table-cell office:value-type="string" calcext:value-type="string">
            <text:p>Rue Yves Kartel</text:p>
          </table:table-cell>
          <table:table-cell table:number-columns-repeated="9"/>
        </table:table-row>
        <table:table-row table:style-name="ro1">
          <table:table-cell office:value-type="string" calcext:value-type="string">
            <text:p>Ruelle Aino Aalto</text:p>
          </table:table-cell>
          <table:table-cell table:number-columns-repeated="9"/>
        </table:table-row>
        <table:table-row table:style-name="ro1">
          <table:table-cell office:value-type="string" calcext:value-type="string">
            <text:p>Ruelle Alice Constance Austin</text:p>
          </table:table-cell>
          <table:table-cell table:number-columns-repeated="9"/>
        </table:table-row>
        <table:table-row table:style-name="ro1">
          <table:table-cell office:value-type="string" calcext:value-type="string">
            <text:p>Ruelle Aliez</text:p>
          </table:table-cell>
          <table:table-cell table:number-columns-repeated="9"/>
        </table:table-row>
        <table:table-row table:style-name="ro1">
          <table:table-cell office:value-type="string" calcext:value-type="string">
            <text:p>Ruelle Blanqui</text:p>
          </table:table-cell>
          <table:table-cell table:number-columns-repeated="9"/>
        </table:table-row>
        <table:table-row table:style-name="ro1">
          <table:table-cell office:value-type="string" calcext:value-type="string">
            <text:p>Ruelle Carrois</text:p>
          </table:table-cell>
          <table:table-cell table:number-columns-repeated="9"/>
        </table:table-row>
        <table:table-row table:style-name="ro1">
          <table:table-cell office:value-type="string" calcext:value-type="string">
            <text:p>Ruelle de Dessous le Chêne</text:p>
          </table:table-cell>
          <table:table-cell table:number-columns-repeated="9"/>
        </table:table-row>
        <table:table-row table:style-name="ro1">
          <table:table-cell office:value-type="string" calcext:value-type="string">
            <text:p>Ruelle de la Carterie</text:p>
          </table:table-cell>
          <table:table-cell table:number-columns-repeated="9"/>
        </table:table-row>
        <table:table-row table:style-name="ro1">
          <table:table-cell office:value-type="string" calcext:value-type="string">
            <text:p>Ruelle des Cent Pas</text:p>
          </table:table-cell>
          <table:table-cell table:number-columns-repeated="9"/>
        </table:table-row>
        <table:table-row table:style-name="ro1">
          <table:table-cell office:value-type="string" calcext:value-type="string">
            <text:p>Ruelle des Quarts de Barbin</text:p>
          </table:table-cell>
          <table:table-cell table:number-columns-repeated="9"/>
        </table:table-row>
        <table:table-row table:style-name="ro1">
          <table:table-cell office:value-type="string" calcext:value-type="string">
            <text:p>Ruelle des Tanneurs</text:p>
          </table:table-cell>
          <table:table-cell table:number-columns-repeated="9"/>
        </table:table-row>
        <table:table-row table:style-name="ro1">
          <table:table-cell office:value-type="string" calcext:value-type="string">
            <text:p>Ruelle du Mont Goguet</text:p>
          </table:table-cell>
          <table:table-cell table:number-columns-repeated="9"/>
        </table:table-row>
        <table:table-row table:style-name="ro1">
          <table:table-cell office:value-type="string" calcext:value-type="string">
            <text:p>Ruelle du Petit Bourgneuf</text:p>
          </table:table-cell>
          <table:table-cell table:number-columns-repeated="9"/>
        </table:table-row>
        <table:table-row table:style-name="ro1">
          <table:table-cell office:value-type="string" calcext:value-type="string">
            <text:p>Ruelle Lilla Hansen</text:p>
          </table:table-cell>
          <table:table-cell table:number-columns-repeated="9"/>
        </table:table-row>
        <table:table-row table:style-name="ro1">
          <table:table-cell office:value-type="string" calcext:value-type="string">
            <text:p>Ruelle Lilly Reich</text:p>
          </table:table-cell>
          <table:table-cell table:number-columns-repeated="9"/>
        </table:table-row>
        <table:table-row table:style-name="ro1">
          <table:table-cell office:value-type="string" calcext:value-type="string">
            <text:p>Ruelle Ray Eames</text:p>
          </table:table-cell>
          <table:table-cell table:number-columns-repeated="9"/>
        </table:table-row>
        <table:table-row table:style-name="ro1">
          <table:table-cell office:value-type="string" calcext:value-type="string">
            <text:p>Ruelle Richard</text:p>
          </table:table-cell>
          <table:table-cell table:number-columns-repeated="9"/>
        </table:table-row>
        <table:table-row table:style-name="ro1">
          <table:table-cell office:value-type="string" calcext:value-type="string">
            <text:p>Sentier du Goben</text:p>
          </table:table-cell>
          <table:table-cell table:number-columns-repeated="9"/>
        </table:table-row>
        <table:table-row table:style-name="ro1">
          <table:table-cell office:value-type="string" calcext:value-type="string">
            <text:p>Square Aristide Bergès</text:p>
          </table:table-cell>
          <table:table-cell table:number-columns-repeated="9"/>
        </table:table-row>
        <table:table-row table:style-name="ro1">
          <table:table-cell office:value-type="string" calcext:value-type="string">
            <text:p>Square Bernard Lijot</text:p>
          </table:table-cell>
          <table:table-cell table:number-columns-repeated="9"/>
        </table:table-row>
        <table:table-row table:style-name="ro1">
          <table:table-cell office:value-type="string" calcext:value-type="string">
            <text:p>Square Commodore Guiné</text:p>
          </table:table-cell>
          <table:table-cell table:number-columns-repeated="9"/>
        </table:table-row>
        <table:table-row table:style-name="ro1">
          <table:table-cell office:value-type="string" calcext:value-type="string">
            <text:p>Square de la Délivrance</text:p>
          </table:table-cell>
          <table:table-cell table:number-columns-repeated="9"/>
        </table:table-row>
        <table:table-row table:style-name="ro1">
          <table:table-cell office:value-type="string" calcext:value-type="string">
            <text:p>Square des Jardins de Longchamp</text:p>
          </table:table-cell>
          <table:table-cell table:number-columns-repeated="9"/>
        </table:table-row>
        <table:table-row table:style-name="ro1">
          <table:table-cell office:value-type="string" calcext:value-type="string">
            <text:p>Square des Lavandières</text:p>
          </table:table-cell>
          <table:table-cell table:number-columns-repeated="9"/>
        </table:table-row>
        <table:table-row table:style-name="ro1">
          <table:table-cell office:value-type="string" calcext:value-type="string">
            <text:p>Square des Rochellets</text:p>
          </table:table-cell>
          <table:table-cell table:number-columns-repeated="9"/>
        </table:table-row>
        <table:table-row table:style-name="ro1">
          <table:table-cell office:value-type="string" calcext:value-type="string">
            <text:p>Square des Rossignols</text:p>
          </table:table-cell>
          <table:table-cell table:number-columns-repeated="9"/>
        </table:table-row>
        <table:table-row table:style-name="ro1">
          <table:table-cell office:value-type="string" calcext:value-type="string">
            <text:p>Square Jacques Balmat</text:p>
          </table:table-cell>
          <table:table-cell table:number-columns-repeated="9"/>
        </table:table-row>
        <table:table-row table:style-name="ro1">
          <table:table-cell office:value-type="string" calcext:value-type="string">
            <text:p>Square Jean Heurtin</text:p>
          </table:table-cell>
          <table:table-cell table:number-columns-repeated="9"/>
        </table:table-row>
        <table:table-row table:style-name="ro1">
          <table:table-cell office:value-type="string" calcext:value-type="string">
            <text:p>Square la Pérouse</text:p>
          </table:table-cell>
          <table:table-cell table:number-columns-repeated="9"/>
        </table:table-row>
        <table:table-row table:style-name="ro1">
          <table:table-cell office:value-type="string" calcext:value-type="string">
            <text:p>Square Saint Pasquier</text:p>
          </table:table-cell>
          <table:table-cell table:number-columns-repeated="9"/>
        </table:table-row>
        <table:table-row table:style-name="ro1">
          <table:table-cell office:value-type="string" calcext:value-type="string">
            <text:p>Venelle Alexandra David-Néel</text:p>
          </table:table-cell>
          <table:table-cell table:number-columns-repeated="9"/>
        </table:table-row>
        <table:table-row table:style-name="ro1">
          <table:table-cell office:value-type="string" calcext:value-type="string">
            <text:p>Venelle Caroline Herschel</text:p>
          </table:table-cell>
          <table:table-cell table:number-columns-repeated="9"/>
        </table:table-row>
        <table:table-row table:style-name="ro1">
          <table:table-cell office:value-type="string" calcext:value-type="string">
            <text:p>Venelle des Fauve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64">
          <table:table-cell table:style-name="ce6" office:value-type="string" calcext:value-type="string">
            <text:p>fiche_panneaux</text:p>
          </table:table-cell>
          <table:table-cell table:style-name="ce6" office:value-type="string" calcext:value-type="string">
            <text:p>Panneaux solaires</text:p>
          </table:table-cell>
          <table:table-cell table:style-name="ce94"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54"/>
          <table:table-cell table:number-columns-repeated="3"/>
          <table:table-cell table:style-name="ce155" table:formula="of:=JSON_FICHE([.A3150];[.B3150];[.C3150];[.D3150];[.E3150];[.F3150];[.G3150];[.H3150])" office:value-type="string" office:string-value="{&quot;code&quot;:&quot;fiche_panneaux&quot;,&quot;nom&quot;:&quot;Panneaux solaires&quot;,&quot;descr&quot;:&quot;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quot;resources/images/panneaux_photovoltaiques_mini.png\&quot; width=\&quot;150px\&quot; /&gt;&lt;BR/&gt;Équipement en panneaux et main d'oeuvre : 22 000 euros&lt;BR/&gt;Crédit d'impôt sur l'équipement  :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quot;,&quot;image&quot;:&quot;panneaux_photovoltaiques_mini.png&quot;}," calcext:value-type="string">
            <text:p>{"code":"fiche_panneaux","nom":"Panneaux solaires","descr":"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image":"panneaux_photovoltaiques_mini.png"},</text:p>
          </table:table-cell>
          <table:table-cell table:style-name="ce86" office:value-type="string" calcext:value-type="string">
            <text:p><text:s/></text:p>
          </table:table-cell>
        </table:table-row>
        <table:table-row table:style-name="ro65">
          <table:table-cell table:style-name="ce18" office:value-type="string" calcext:value-type="string">
            <text:p>fiche_ecotox</text:p>
          </table:table-cell>
          <table:table-cell table:style-name="ce18" office:value-type="string" calcext:value-type="string">
            <text:p>Ecotox</text:p>
          </table:table-cell>
          <table:table-cell table:style-name="ce18"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calcext:value-type="string">
            <text:p>ecotox_panneau_malakoff_mini.png</text:p>
          </table:table-cell>
          <table:table-cell table:style-name="ce59" office:value-type="string" calcext:value-type="string">
            <text:p>fiche</text:p>
          </table:table-cell>
          <table:table-cell table:number-columns-repeated="3"/>
          <table:table-cell table:style-name="ce155" table:formula="of:=JSON_FICHE([.A3151];[.B3151];[.C3151];[.D3151];[.E3151];[.F3151];[.G3151];[.H3151])" office:value-type="string" office:string-value="{&quot;code&quot;:&quot;fiche_ecotox&quot;,&quot;nom&quot;:&quot;Ecotox&quot;,&quot;descr&quot;:&quot;&lt;IMG SRC='resources/images/ecotox_camion.jpg' WIDTH='250px' /&gt; &lt;IMG SRC='resources/images/ecotox_panneau_malakoff_mini.png' WIDTH='200px' /&gt;&lt;BR/&gt;Le camion Ecotox : une camionnette itinérante qui stationne régulièrement sur des points, pour  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quot;,&quot;bouton&quot;:&quot;fiche&quot;,&quot;image&quot;:&quot;ecotox_panneau_malakoff_mini.png&quot;}," calcext:value-type="string">
            <text:p>{"code":"fiche_ecotox","nom":"Ecotox","descr":"&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bouton":"fiche","image":"ecotox_panneau_malakoff_mini.png"},</text:p>
          </table:table-cell>
          <table:table-cell table:style-name="ce86" office:value-type="string" calcext: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89"/>
      </table:named-expressions>
      <table:database-ranges>
        <table:database-range table:name="__Anonymous_Sheet_DB__0" table:target-range-address="Dechet.A4:Dechet.K177" table:display-filter-buttons="true" table:orientation="column"/>
        <table:database-range table:name="__Anonymous_Sheet_DB__1" table:target-range-address="Docs.A4:Docs.H2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number:min-integer-digits="1"/>
    </number:number-style>
    <number:currency-style style:name="N189P0" style:volatile="true">
      <number:number number:decimal-places="2" number:min-integer-digits="1" number:grouping="true"/>
      <number:text> </number:text>
      <number:currency-symbol number:language="fr" number:country="FR">€</number:currency-symbol>
    </number:currency-style>
    <number:currency-style style:name="N18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7">00/00/0000</text:date>, <text:time style:data-style-name="N2" text:time-value="07:59:10.451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5H17M48S</meta:editing-duration>
    <meta:editing-cycles>1242</meta:editing-cycles>
    <meta:generator>LibreOffice/4.2.6.3$Windows_x86 LibreOffice_project/3fd416d4c6db7d3204c17ce57a1d70f6e531ee21</meta:generator>
    <meta:creation-date>2013-06-24T19:02:37.47</meta:creation-date>
    <dc:date>2015-04-07T08:06:44.977000000</dc:date>
    <meta:document-statistic meta:table-count="12" meta:cell-count="10869"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_usuel",colC,",")
	Result = Result &amp; getCleValeurPasVide("cat_trait",colD,",")
	Result = Result &amp; getCleValeurPasVide("descr",colF,",")
	Result = Result &amp; getCleValeurAvecDefaut("mots_cles",UtilSansAccents(colF),",","")
	REM on prend les conseils sur l'élément et sur sa catégorie
	If colG&lt;&gt;0 Then
	 	Temp = colG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A, colB, colC, colD, colE, colF, colG)
	Result = "{"  &amp; getCleValeurPasVide("code",colA,",")
	Result = Result &amp; getCleValeurPasVide("nom",colB,",")
	Result = Result &amp; getCleValeurAvecDefaut("mots_cles",UtilSansAccents(colC),",","")
	REM 
	If colD &lt;&gt; 0 Then
		Result = Result &amp; getCleValeurPasVide("url", "www.mieuxtrieranantes.fr/docs/" &amp; colD,",")
	ElseIf colE &lt;&gt; 0 Then
		Result = Result &amp; getCleValeurPasVide("url",colE,",")	
	EndIf
	Result = Result &amp; getCleValeurPasVide("image",colF,",")
	Result = Result &amp; getCleValeurPasVide("src",colG,",")
	Result = Result &amp; "},"
	Result = UtilReplace(Result, ",}", "}")
	JsonDoc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nom",colE,",")
	Result = Result &amp; getCleValeurPasVide("descr",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Temp = Json_Fiche(colA, colB, colC, colD, colE, colF, colG, colH)
	REM retire le dernier ","
	Json_FicheFin = Left(Temp, Len(Temp)-1)
End Function

Function Json_Fiche(colA as String, colB as String, colC as String, colD as String, colE as String, colF as String, colG as String, colH as String)
	Result = "{"  &amp; getCleValeurPasVide("code",colA,",")
	Result = Result &amp; getCleValeurPasVide("nom",colB,",")
	Result = Result &amp; getCleValeurPasVide("descr",colC,",")
	Result = Result &amp; getCleValeurPasVide("bouton",colE,",")
	Result = Result &amp; getCleValeurAvecDefaut("image",colD,",","image_defaut_mini.png")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cons_distrisac_piecesobligatoires",",")
	ElseIf Temp2="Magasin" Or  Temp2="Distributeur automatique" Then
		Result = Result &amp; getCleValeurPasVide("cons","cons_distrisac_achat",",")
	ElseIf Temp2="Relais" Then
		Result = Result &amp; getCleValeurPasVide("cons","cons_distrisac_relais,cons_distrisac_piecesobligatoires",",")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colG,",")
		Result = Result &amp; getCleValeurPasVide("nom",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
Const noAccent As String = "AAAAAAaaaaaaOOOOOOooooooEEEEeeeeIIIIiiiiUUUUuuuuyNnCc "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nom",colB,",")
	Result = Result &amp; getCleValeurPasVide("descr",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nom",colB,",")
	Result = Result &amp; getCleValeurPasVide("modesCollecte", colC,",")
	Result = Result &amp; getCleValeurPasVide("descr", colD,",")
	Result = Result &amp; getCleValeurPasVide("con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nom",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nom",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colI,",")
	REM src est en dur
	Result = Result &amp; getCleValeurPasVide("descr",colL,",")
	Result = Result &amp; "},"
	Result = UtilReplace(Result, ",}", "}")
	JsonEncombrant = Result
End Function


Function JsonModesDeCollecte(colCode as String, colLibBouton as String, colSousModeCo as String, colModesCollecte as String, colDescr as String, coldAdmis as String, colConseils as String, colImage as String, colH as String, colIcone as String)
	Result = "{"  &amp; getCleValeurPasVide("code",colCode,",")
	Temp = UtilReplace(colLibBouton, "&lt;br/&gt;", " ")
	Result = Result &amp; getCleValeurPasVide("nom",Temp,",")
	Result = Result &amp; getCleValeurPasVide("libelleBouton",colLibBouto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admis",coldAdmis,",")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